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1cm"/>
    </style:style>
    <style:style style:name="co2" style:family="table-column">
      <style:table-column-properties fo:break-before="auto" style:column-width="0.663cm"/>
    </style:style>
    <style:style style:name="co3" style:family="table-column">
      <style:table-column-properties fo:break-before="auto" style:column-width="2.258cm"/>
    </style:style>
    <style:style style:name="co4" style:family="table-column">
      <style:table-column-properties fo:break-before="auto" style:column-width="6.613cm"/>
    </style:style>
    <style:style style:name="co5" style:family="table-column">
      <style:table-column-properties fo:break-before="auto" style:column-width="1.055cm"/>
    </style:style>
    <style:style style:name="co6" style:family="table-column">
      <style:table-column-properties fo:break-before="auto" style:column-width="0.806cm"/>
    </style:style>
    <style:style style:name="co7" style:family="table-column">
      <style:table-column-properties fo:break-before="auto" style:column-width="0.751cm"/>
    </style:style>
    <style:style style:name="co8" style:family="table-column">
      <style:table-column-properties fo:break-before="auto" style:column-width="1cm"/>
    </style:style>
    <style:style style:name="co9" style:family="table-column">
      <style:table-column-properties fo:break-before="auto" style:column-width="7.105cm"/>
    </style:style>
    <style:style style:name="co10" style:family="table-column">
      <style:table-column-properties fo:break-before="auto" style:column-width="4.919cm"/>
    </style:style>
    <style:style style:name="co11" style:family="table-column">
      <style:table-column-properties fo:break-before="auto" style:column-width="4.893cm"/>
    </style:style>
    <style:style style:name="co12" style:family="table-column">
      <style:table-column-properties fo:break-before="auto" style:column-width="12.633cm"/>
    </style:style>
    <style:style style:name="co13" style:family="table-column">
      <style:table-column-properties fo:break-before="auto" style:column-width="1.104cm"/>
    </style:style>
    <style:style style:name="co14" style:family="table-column">
      <style:table-column-properties fo:break-before="auto" style:column-width="3.482cm"/>
    </style:style>
    <style:style style:name="co15" style:family="table-column">
      <style:table-column-properties fo:break-before="auto" style:column-width="9.999cm"/>
    </style:style>
    <style:style style:name="co16" style:family="table-column">
      <style:table-column-properties fo:break-before="auto" style:column-width="3.48cm"/>
    </style:style>
    <style:style style:name="co17" style:family="table-column">
      <style:table-column-properties fo:break-before="auto" style:column-width="0.855cm"/>
    </style:style>
    <style:style style:name="co18" style:family="table-column">
      <style:table-column-properties fo:break-before="auto" style:column-width="2.155cm"/>
    </style:style>
    <style:style style:name="co19" style:family="table-column">
      <style:table-column-properties fo:break-before="auto" style:column-width="3.621cm"/>
    </style:style>
    <style:style style:name="co20" style:family="table-column">
      <style:table-column-properties fo:break-before="auto" style:column-width="2.875cm"/>
    </style:style>
    <style:style style:name="co21" style:family="table-column">
      <style:table-column-properties fo:break-before="auto" style:column-width="10.068cm"/>
    </style:style>
    <style:style style:name="co22" style:family="table-column">
      <style:table-column-properties fo:break-before="auto" style:column-width="6.579cm"/>
    </style:style>
    <style:style style:name="co23" style:family="table-column">
      <style:table-column-properties fo:break-before="auto" style:column-width="1.111cm"/>
    </style:style>
    <style:style style:name="co24" style:family="table-column">
      <style:table-column-properties fo:break-before="auto" style:column-width="5.251cm"/>
    </style:style>
    <style:style style:name="co25" style:family="table-column">
      <style:table-column-properties fo:break-before="auto" style:column-width="14.236cm"/>
    </style:style>
    <style:style style:name="co26" style:family="table-column">
      <style:table-column-properties fo:break-before="auto" style:column-width="4.837cm"/>
    </style:style>
    <style:style style:name="co27" style:family="table-column">
      <style:table-column-properties fo:break-before="auto" style:column-width="16.339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3.605cm" fo:break-before="auto" style:use-optimal-row-height="true"/>
    </style:style>
    <style:style style:name="ro16" style:family="table-row">
      <style:table-row-properties style:row-height="2.579cm" fo:break-before="auto" style:use-optimal-row-height="true"/>
    </style:style>
    <style:style style:name="ro17" style:family="table-row">
      <style:table-row-properties style:row-height="1.316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0.473cm" fo:break-before="auto" style:use-optimal-row-height="true"/>
    </style:style>
    <style:style style:name="ro20" style:family="table-row">
      <style:table-row-properties style:row-height="3.844cm" fo:break-before="auto" style:use-optimal-row-height="true"/>
    </style:style>
    <style:style style:name="ro21" style:family="table-row">
      <style:table-row-properties style:row-height="0.894cm" fo:break-before="auto" style:use-optimal-row-height="true"/>
    </style:style>
    <style:style style:name="ro22" style:family="table-row">
      <style:table-row-properties style:row-height="2.157cm" fo:break-before="auto" style:use-optimal-row-height="true"/>
    </style:style>
    <style:style style:name="ro23" style:family="table-row">
      <style:table-row-properties style:row-height="4.263cm" fo:break-before="auto" style:use-optimal-row-height="true"/>
    </style:style>
    <style:style style:name="ro24" style:family="table-row">
      <style:table-row-properties style:row-height="3.422cm" fo:break-before="auto" style:use-optimal-row-height="true"/>
    </style:style>
    <style:style style:name="ro25" style:family="table-row">
      <style:table-row-properties style:row-height="5.95cm" fo:break-before="auto" style:use-optimal-row-height="true"/>
    </style:style>
    <style:style style:name="ro26" style:family="table-row">
      <style:table-row-properties style:row-height="3cm" fo:break-before="auto" style:use-optimal-row-height="true"/>
    </style:style>
    <style:style style:name="ro27" style:family="table-row">
      <style:table-row-properties style:row-height="1.263cm"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able-cell-properties fo:wrap-option="wrap" style:vertical-align="top"/>
      <style:text-properties style:use-window-font-color="true" style:text-outline="false" style:text-line-through-style="none" style:font-name="Consolas"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vertical-align="top"/>
    </style:style>
    <style:style style:name="ce4" style:family="table-cell" style:parent-style-name="Default">
      <style:table-cell-properties fo:wrap-option="wrap" style:vertical-align="top"/>
    </style:style>
    <style:style style:name="ce5" style:family="table-cell" style:parent-style-name="Default" style:data-style-name="N100">
      <style:table-cell-properties fo:background-color="#c5000b" fo:wrap-option="wrap" fo:border="0.06pt solid #000000" style:vertical-align="top"/>
      <style:text-properties fo:font-weight="bold" style:font-weight-asian="bold" style:font-weight-complex="bold"/>
    </style:style>
    <style:style style:name="ce6" style:family="table-cell" style:parent-style-name="Default" style:data-style-name="N100">
      <style:table-cell-properties fo:background-color="#ffcc99" fo:wrap-option="wrap" fo:border="0.06pt solid #000000" style:vertical-align="top"/>
    </style:style>
    <style:style style:name="ce7" style:family="table-cell" style:parent-style-name="Default">
      <style:table-cell-properties fo:background-color="#c5000b" fo:wrap-option="wrap" fo:border="0.06pt solid #000000" style:vertical-align="top"/>
      <style:text-properties fo:font-weight="bold" style:font-weight-asian="bold" style:font-weight-complex="bold"/>
    </style:style>
    <style:style style:name="ce8" style:family="table-cell" style:parent-style-name="Default">
      <style:table-cell-properties fo:background-color="#ffcc99" fo:wrap-option="wrap" fo:border="0.06pt solid #000000" style:vertical-align="top"/>
    </style:style>
    <style:style style:name="ce9" style:family="table-cell" style:parent-style-name="Default">
      <style:table-cell-properties fo:background-color="#004586" fo:wrap-option="wrap" fo:border="0.06pt solid #000000" style:vertical-align="top"/>
      <style:text-properties fo:font-weight="bold" style:font-weight-asian="bold" style:font-weight-complex="bold"/>
    </style:style>
    <style:style style:name="ce10" style:family="table-cell" style:parent-style-name="Default">
      <style:table-cell-properties fo:background-color="#ccffff" fo:wrap-option="wrap" fo:border="0.06pt solid #000000" style:vertical-align="to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ccffff" fo:wrap-option="wrap" fo:border="0.06pt solid #000000" style:vertical-align="top"/>
    </style:style>
    <style:style style:name="ce12" style:family="table-cell" style:parent-style-name="Default">
      <style:table-cell-properties fo:background-color="#ccffff" fo:wrap-option="wrap" fo:border="0.06pt solid #000000" style:vertical-align="top"/>
      <style:text-properties style:font-name="Arial"/>
    </style:style>
    <style:style style:name="ce13" style:family="table-cell" style:parent-style-name="Default" style:data-style-name="N99">
      <style:table-cell-properties fo:wrap-option="wrap" style:vertical-align="top"/>
    </style:style>
    <style:style style:name="ce14" style:family="table-cell" style:parent-style-name="Table_20_du_20_pilote_20_-_20_Champ">
      <style:table-cell-properties fo:border-bottom="0.99pt solid #000000" fo:border-left="2.01pt solid #000000" fo:border-right="0.99pt solid #000000" fo:border-top="2.01pt solid #000000"/>
    </style:style>
    <style:style style:name="ce15" style:family="table-cell" style:parent-style-name="Table_20_du_20_pilote_20_-_20_Catégorie" style:data-style-name="N0">
      <style:table-cell-properties fo:border-bottom="none" fo:border-left="2.01pt solid #000000" fo:border-right="0.99pt solid #000000" fo:border-top="0.99pt solid #000000"/>
    </style:style>
    <style:style style:name="ce16" style:family="table-cell" style:parent-style-name="Table_20_du_20_pilote_20_-_20_Catégorie" style:data-style-name="N0">
      <style:table-cell-properties fo:border-bottom="none" fo:border-left="2.01pt solid #000000" fo:border-right="0.99pt solid #000000" fo:border-top="none"/>
    </style:style>
    <style:style style:name="ce17" style:family="table-cell" style:parent-style-name="Table_20_du_20_pilote_20_-_20_Titre" style:data-style-name="N0">
      <style:table-cell-properties fo:border-bottom="2.01pt solid #000000" fo:border-left="2.01pt solid #000000" fo:border-right="0.99pt solid #000000" fo:border-top="0.99pt solid #000000"/>
    </style:style>
    <style:style style:name="ce18" style:family="table-cell" style:parent-style-name="Table_20_du_20_pilote_20_-_20_Coin">
      <style:table-cell-properties fo:border-bottom="0.99pt solid #000000" fo:border-left="0.99pt solid #000000" fo:border-right="2.01pt solid #000000" fo:border-top="2.01pt solid #000000"/>
    </style:style>
    <style:style style:name="ce19" style:family="table-cell" style:parent-style-name="Table_20_du_20_pilote_20_-_20_Valeur" style:data-style-name="N0">
      <style:table-cell-properties fo:border-bottom="none" fo:border-left="0.99pt solid #000000" fo:border-right="2.01pt solid #000000" fo:border-top="0.99pt solid #000000"/>
    </style:style>
    <style:style style:name="ce20" style:family="table-cell" style:parent-style-name="Table_20_du_20_pilote_20_-_20_Valeur" style:data-style-name="N0">
      <style:table-cell-properties fo:border-bottom="none" fo:border-left="0.99pt solid #000000" fo:border-right="2.01pt solid #000000" fo:border-top="none"/>
    </style:style>
    <style:style style:name="ce21" style:family="table-cell" style:parent-style-name="Table_20_du_20_pilote_20_-_20_Valeur" style:data-style-name="N0">
      <style:table-cell-properties fo:border-bottom="0.99pt solid #000000" fo:border-left="0.99pt solid #000000" fo:border-right="2.01pt solid #000000" fo:border-top="none"/>
    </style:style>
    <style:style style:name="ce22" style:family="table-cell" style:parent-style-name="Table_20_du_20_pilote_20_-_20_Résultat" style:data-style-name="N0">
      <style:table-cell-properties fo:border-bottom="2.01pt solid #000000" fo:border-left="0.99pt solid #000000" fo:border-right="2.01pt solid #000000" fo:border-top="0.99pt solid #000000"/>
    </style:style>
    <style:style style:name="ce23" style:family="table-cell" style:parent-style-name="Default" style:data-style-name="N99"/>
    <style:style style:name="ce24" style:family="table-cell" style:parent-style-name="Default" style:data-style-name="N100">
      <style:table-cell-properties style:text-align-source="fix" style:repeat-content="false" fo:wrap-option="wrap" style:vertical-align="middle"/>
      <style:paragraph-properties fo:text-align="center"/>
    </style:style>
    <style:style style:name="ce25" style:family="table-cell" style:parent-style-name="Default" style:data-style-name="N100">
      <style:table-cell-properties fo:wrap-option="wrap" style:vertical-align="to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fo:wrap-option="wrap" style:vertical-align="top"/>
      <style:text-properties style:font-name="Arial"/>
    </style:style>
    <style:style style:name="ce27" style:family="table-cell" style:parent-style-name="Default">
      <style:table-cell-properties fo:wrap-option="wrap" style:vertical-align="to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vertical-align="top"/>
      <style:text-properties style:font-name="Arial"/>
    </style:style>
  </office:automatic-styles>
  <office:body>
    <office:spreadsheet>
      <table:table table:name="Do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Fichier de travail pour la création de la table relators FR</text:p>
          </table:table-cell>
          <table:table-cell table:number-columns-repeated="2"/>
        </table:table-row>
        <table:table-row table:style-name="ro2">
          <table:table-cell office:value-type="string" calcext:value-type="string">
            <text:p>(<text:a xlink:href="https://github.com/daniel-menard/prisme/issues/166" xlink:type="simple">https://github.com/daniel-menard/prisme/issues/166</text:a>)</text:p>
          </table:table-cell>
          <table:table-cell table:number-columns-repeated="2"/>
        </table:table-row>
        <table:table-row table:style-name="ro3">
          <table:table-cell table:number-columns-repeated="3"/>
        </table:table-row>
        <table:table-row table:style-name="ro1">
          <table:table-cell table:style-name="ce1" office:value-type="string" calcext:value-type="string">
            <text:p>Table EN</text:p>
          </table:table-cell>
          <table:table-cell table:number-columns-repeated="2"/>
        </table:table-row>
        <table:table-row table:style-name="ro3">
          <table:table-cell office:value-type="string" calcext:value-type="string">
            <text:p>- La feuille EN contient la table anglaise</text:p>
          </table:table-cell>
          <table:table-cell table:number-columns-repeated="2"/>
        </table:table-row>
        <table:table-row table:style-name="ro3">
          <table:table-cell office:value-type="string" calcext:value-type="string">
            <text:p>- la table EN est générée par le script docalist-biblio/scripts/marc21-authorities/lc-authorithy.php</text:p>
          </table:table-cell>
          <table:table-cell table:number-columns-repeated="2"/>
        </table:table-row>
        <table:table-row table:style-name="ro3">
          <table:table-cell office:value-type="string" calcext:value-type="string">
            <text:p>- le script récupère les données de la LC et génère la table EN, triée par codes en mettant les non des juste après le code auquel il se réfère.</text:p>
          </table:table-cell>
          <table:table-cell table:number-columns-repeated="2"/>
        </table:table-row>
        <table:table-row table:style-name="ro3">
          <table:table-cell office:value-type="string" calcext:value-type="string">
            <text:p>- une fois que la table est générée, on peut faire un diff pour voir les mises à jour.</text:p>
          </table:table-cell>
          <table:table-cell table:number-columns-repeated="2"/>
        </table:table-row>
        <table:table-row table:style-name="ro3">
          <table:table-cell office:value-type="string" calcext:value-type="string">
            <text:p>- Pour mettre à jour la feuille de calcul EN, ouvrir la table sous l'éditeur de table docalist et faire un copier/coller</text:p>
          </table:table-cell>
          <table:table-cell table:number-columns-repeated="2"/>
        </table:table-row>
        <table:table-row table:style-name="ro3" table:number-rows-repeated="2">
          <table:table-cell table:number-columns-repeated="3"/>
        </table:table-row>
        <table:table-row table:style-name="ro1">
          <table:table-cell table:style-name="ce1" office:value-type="string" calcext:value-type="string">
            <text:p>Table FR</text:p>
          </table:table-cell>
          <table:table-cell table:number-columns-repeated="2"/>
        </table:table-row>
        <table:table-row table:style-name="ro3">
          <table:table-cell office:value-type="string" calcext:value-type="string">
            <text:p>L'onglet FR contient la table FR</text:p>
          </table:table-cell>
          <table:table-cell table:number-columns-repeated="2"/>
        </table:table-row>
        <table:table-row table:style-name="ro3">
          <table:table-cell office:value-type="string" calcext:value-type="string">
            <text:p>- les premières colonnes (en rouge) vont chercher les données dans la table EN.</text:p>
          </table:table-cell>
          <table:table-cell table:number-columns-repeated="2"/>
        </table:table-row>
        <table:table-row table:style-name="ro3">
          <table:table-cell office:value-type="string" calcext:value-type="string">
            <text:p>- les colonnes en bleu constituent la table FR</text:p>
          </table:table-cell>
          <table:table-cell table:number-columns-repeated="2"/>
        </table:table-row>
        <table:table-row table:style-name="ro1">
          <table:table-cell/>
          <table:table-cell office:value-type="string" calcext:value-type="string">
            <text:p>- les colonnes MT/BT/RT reprennent automatiquement les valeurs de la table EN</text:p>
          </table:table-cell>
          <table:table-cell/>
        </table:table-row>
        <table:table-row table:style-name="ro1">
          <table:table-cell/>
          <table:table-cell office:value-type="string" calcext:value-type="string">
            <text:p>- colonnes libellé, USE et description à saisir</text:p>
          </table:table-cell>
          <table:table-cell/>
        </table:table-row>
        <table:table-row table:style-name="ro3">
          <table:table-cell office:value-type="string" calcext:value-type="string">
            <text:p>- les quatre dernières colonnes permettent de vérifier que la table EN et la table FR sont synchro :</text:p>
          </table:table-cell>
          <table:table-cell table:number-columns-repeated="2"/>
        </table:table-row>
        <table:table-row table:style-name="ro1">
          <table:table-cell/>
          <table:table-cell office:value-type="string" calcext:value-type="string">
            <text:p>- vérif décalage : vérifie que le code EN et le code FR sont les mêmes, si différents, c'est qu'on a un décalage. </text:p>
          </table:table-cell>
          <table:table-cell/>
        </table:table-row>
        <table:table-row table:style-name="ro1">
          <table:table-cell table:number-columns-repeated="2"/>
          <table:table-cell office:value-type="string" calcext:value-type="string">
            <text:p>Le diff fait avant permet de confirmer le décalage</text:p>
          </table:table-cell>
        </table:table-row>
        <table:table-row table:style-name="ro1">
          <table:table-cell table:number-columns-repeated="2"/>
          <table:table-cell office:value-type="string" calcext:value-type="string">
            <text:p>Dans ce cas, insérer ou supprimer des cellules (en choisissant "décaler vers le haut" ou "décaler vers le bas") pour que les tables soient à nouveau en phase. + copier une ligne ailleurs pour avoir les formules</text:p>
          </table:table-cell>
        </table:table-row>
        <table:table-row table:style-name="ro1">
          <table:table-cell table:number-columns-repeated="2"/>
          <table:table-cell office:value-type="string" calcext:value-type="string">
            <text:p>Répéter pour tous les autres décalages</text:p>
          </table:table-cell>
        </table:table-row>
        <table:table-row table:style-name="ro1">
          <table:table-cell/>
          <table:table-cell office:value-type="string" calcext:value-type="string">
            <text:p>- ND sans use</text:p>
          </table:table-cell>
          <table:table-cell/>
        </table:table-row>
        <table:table-row table:style-name="ro1">
          <table:table-cell table:number-columns-repeated="2"/>
          <table:table-cell office:value-type="string" calcext:value-type="string">
            <text:p>détecte les non-descripteurs (libellés sans code) pour lesquels on n'a pas de "USE"</text:p>
          </table:table-cell>
        </table:table-row>
        <table:table-row table:style-name="ro1">
          <table:table-cell/>
          <table:table-cell office:value-type="string" calcext:value-type="string">
            <text:p>- description manquante : détecte les descripteurs (on a un code) pour lesquels on n'a pas de description</text:p>
          </table:table-cell>
          <table:table-cell/>
        </table:table-row>
        <table:table-row table:style-name="ro1">
          <table:table-cell/>
          <table:table-cell office:value-type="string" calcext:value-type="string">
            <text:p>- libellé doublons : détecte les libellés FR en doublon (i.e. on a donné la même traduction FR à deux codes EN différents).</text:p>
          </table:table-cell>
          <table:table-cell/>
        </table:table-row>
        <table:table-row table:style-name="ro1">
          <table:table-cell table:number-columns-repeated="2"/>
          <table:table-cell office:value-type="string" calcext:value-type="string">
            <text:p>Ne doit pas arriver !</text:p>
          </table:table-cell>
        </table:table-row>
        <table:table-row table:style-name="ro1">
          <table:table-cell table:number-columns-repeated="2"/>
          <table:table-cell office:value-type="string" calcext:value-type="string">
            <text:p>La détection de doublon ne fonctionne pas toujours bien (valeur N/D parfois).</text:p>
          </table:table-cell>
        </table:table-row>
        <table:table-row table:style-name="ro1">
          <table:table-cell table:number-columns-repeated="2"/>
          <table:table-cell office:value-type="string" calcext:value-type="string">
            <text:p>Pour cette raison, il y a aussi la feuille "Vérif libellés uniques". C'est un tableau croisé dynamique qui compte le nombre de libellés différents</text:p>
          </table:table-cell>
        </table:table-row>
        <table:table-row table:style-name="ro3">
          <table:table-cell table:number-columns-repeated="3"/>
        </table:table-row>
        <table:table-row table:style-name="ro1">
          <table:table-cell table:style-name="ce1" office:value-type="string" calcext:value-type="string">
            <text:p>Génération de la table FR finale</text:p>
          </table:table-cell>
          <table:table-cell table:number-columns-repeated="2"/>
        </table:table-row>
        <table:table-row table:style-name="ro1">
          <table:table-cell office:value-type="string" calcext:value-type="string">
            <text:p>- Une fois que l'onglet FR est nickel (pas de décalage, pas d'erreur, etc.), copier les colonnes en bleu vers un nouveau classeur (sous libre-office)</text:p>
          </table:table-cell>
          <table:table-cell table:number-columns-repeated="2"/>
        </table:table-row>
        <table:table-row table:style-name="ro1">
          <table:table-cell office:value-type="string" calcext:value-type="string">
            <text:p>- Faire un export CSV (utf-8, séparateur ";" séparateur de texte guillemet double )</text:p>
          </table:table-cell>
          <table:table-cell table:number-columns-repeated="2"/>
        </table:table-row>
        <table:table-row table:style-name="ro1">
          <table:table-cell office:value-type="string" calcext:value-type="string">
            <text:p>- intégrer le fichier généré dans la table docalist.</text:p>
          </table:table-cell>
          <table:table-cell table:number-columns-repeated="2"/>
        </table:table-row>
        <table:table-row table:style-name="ro3">
          <table:table-cell office:value-type="string" calcext:value-type="string">
            <text:p>- faire un diff pour voir les modifs.</text:p>
          </table:table-cell>
          <table:table-cell table:number-columns-repeated="2"/>
        </table:table-row>
        <table:table-row table:style-name="ro3">
          <table:table-cell office:value-type="string" calcext:value-type="string">
            <text:p>- on peut aussi comparer la table EN et FR : toutes les lignes seront différentes, mais il ne doit pas y avoir de décalage dans les codes.</text:p>
          </table:table-cell>
          <table:table-cell table:number-columns-repeated="2"/>
        </table:table-row>
        <table:table-row table:style-name="ro3">
          <table:table-cell office:value-type="string" calcext:value-type="string">
            <text:p>- vérifier que la table est ok sous docalist</text:p>
          </table:table-cell>
          <table:table-cell table:number-columns-repeated="2"/>
        </table:table-row>
      </table:table>
      <table:table table:name="EN" table:style-name="ta1">
        <office:forms form:automatic-focus="false" form:apply-design-mode="false"/>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3" table:number-columns-repeated="1012" table:default-cell-style-name="ce4"/>
        <table:table-row table:style-name="ro4">
          <table:table-cell table:style-name="ce2" office:value-type="string" calcext:value-type="string">
            <text:p>code</text:p>
          </table:table-cell>
          <table:table-cell office:value-type="string" calcext:value-type="string">
            <text:p>label</text:p>
          </table:table-cell>
          <table:table-cell office:value-type="string" calcext:value-type="string">
            <text:p>USE</text:p>
          </table:table-cell>
          <table:table-cell office:value-type="string" calcext:value-type="string">
            <text:p>MT</text:p>
          </table:table-cell>
          <table:table-cell office:value-type="string" calcext:value-type="string">
            <text:p>BT</text:p>
          </table:table-cell>
          <table:table-cell office:value-type="string" calcext:value-type="string">
            <text:p>RT</text:p>
          </table:table-cell>
          <table:table-cell office:value-type="string" calcext:value-type="string">
            <text:p>description</text:p>
          </table:table-cell>
          <table:table-cell office:value-type="string" calcext:value-type="string">
            <text:p>SN</text:p>
          </table:table-cell>
          <table:table-cell office:value-type="string" calcext:value-type="string">
            <text:p>HS</text:p>
          </table:table-cell>
          <table:table-cell table:number-columns-repeated="1013"/>
        </table:table-row>
        <table:table-row table:style-name="ro5">
          <table:table-cell office:value-type="string" calcext:value-type="string">
            <text:p>abr</text:p>
          </table:table-cell>
          <table:table-cell office:value-type="string" calcext:value-type="string">
            <text:p>Abridger</text:p>
          </table:table-cell>
          <table:table-cell table:number-columns-repeated="3"/>
          <table:table-cell office:value-type="string" calcext:value-type="string">
            <text:p>aut</text:p>
          </table:table-cell>
          <table:table-cell office:value-type="string" calcext:value-type="string">
            <text:p>A person, family, or organization contributing to a resource by shortening or condensing the original work but leaving the nature and content of the original work substantially unchanged. For substantial modifications that result in the creation of a new work, see author</text:p>
          </table:table-cell>
          <table:table-cell/>
          <table:table-cell office:value-type="string" calcext:value-type="string">
            <text:p>2013-05-15:modified</text:p>
            <text:p>1970-01-01:new</text:p>
          </table:table-cell>
          <table:table-cell office:value-type="string" calcext:value-type="string">
            <text:p>Dernière MAJ : 19/02/2015, tri de la table par codes (via le script lc-authorities).</text:p>
          </table:table-cell>
          <table:table-cell table:number-columns-repeated="1012"/>
        </table:table-row>
        <table:table-row table:style-name="ro6">
          <table:table-cell office:value-type="string" calcext:value-type="string">
            <text:p>acp</text:p>
          </table:table-cell>
          <table:table-cell office:value-type="string" calcext:value-type="string">
            <text:p>Art copyist</text:p>
          </table:table-cell>
          <table:table-cell table:number-columns-repeated="4"/>
          <table:table-cell office:value-type="string" calcext:value-type="string">
            <text:p>A person (e.g., a painter or sculptor) who makes copies of works of visual art</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act</text:p>
          </table:table-cell>
          <table:table-cell office:value-type="string" calcext:value-type="string">
            <text:p>Actor</text:p>
          </table:table-cell>
          <table:table-cell table:number-columns-repeated="4"/>
          <table:table-cell office:value-type="string" calcext:value-type="string">
            <text:p>A performer contributing to an expression of a work by acting as a cast member or player in a musical or dramatic presentation, etc.</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adi</text:p>
          </table:table-cell>
          <table:table-cell office:value-type="string" calcext:value-type="string">
            <text:p>Art director</text:p>
          </table:table-cell>
          <table:table-cell table:number-columns-repeated="4"/>
          <table:table-cell office:value-type="string" calcext:value-type="string">
            <text:p>A person contributing to a motion picture or television production by overseeing the artists and craftspeople who build the sets</text:p>
          </table:table-cell>
          <table:table-cell office:value-type="string" calcext:value-type="string">
            <text:p>Changed RDA def</text:p>
          </table:table-cell>
          <table:table-cell office:value-type="string" calcext:value-type="string">
            <text:p>2013-05-15:new</text:p>
          </table:table-cell>
          <table:table-cell table:number-columns-repeated="1013"/>
        </table:table-row>
        <table:table-row table:style-name="ro9">
          <table:table-cell office:value-type="string" calcext:value-type="string">
            <text:p>adp</text:p>
          </table:table-cell>
          <table:table-cell office:value-type="string" calcext:value-type="string">
            <text:p>Adapter</text:p>
          </table:table-cell>
          <table:table-cell table:number-columns-repeated="4"/>
          <table:table-cell office:value-type="string" calcext:value-type="string">
            <text:p>A person or organization who 1) reworks a musical composition, usually for a different medium, or 2) rewrites novels or stories for motion pictures or other audiovisual medium.</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aft</text:p>
          </table:table-cell>
          <table:table-cell office:value-type="string" calcext:value-type="string">
            <text:p>Author of afterword, colophon, etc.</text:p>
          </table:table-cell>
          <table:table-cell table:number-columns-repeated="4"/>
          <table:table-cell office:value-type="string" calcext:value-type="string">
            <text:p>A person or organization responsible for an afterword, postface, colophon, etc. but who is not the chief author of a work</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anl</text:p>
          </table:table-cell>
          <table:table-cell office:value-type="string" calcext:value-type="string">
            <text:p>Analyst</text:p>
          </table:table-cell>
          <table:table-cell table:number-columns-repeated="4"/>
          <table:table-cell office:value-type="string" calcext:value-type="string">
            <text:p>A person or organization that reviews, examines and interprets data or information in a specific area</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anm</text:p>
          </table:table-cell>
          <table:table-cell office:value-type="string" calcext:value-type="string">
            <text:p>Animator</text:p>
          </table:table-cell>
          <table:table-cell table:number-columns-repeated="3"/>
          <table:table-cell office:value-type="string" calcext:value-type="string">
            <text:p>art</text:p>
          </table:table-cell>
          <table:table-cell office:value-type="string" calcext:value-type="string">
            <text:p>A person contributing to a moving image work or computer program by giving apparent movement to inanimate objects or drawings. For the creator of the drawings that are animated, see artis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ann</text:p>
          </table:table-cell>
          <table:table-cell office:value-type="string" calcext:value-type="string">
            <text:p>Annotator</text:p>
          </table:table-cell>
          <table:table-cell table:number-columns-repeated="4"/>
          <table:table-cell office:value-type="string" calcext:value-type="string">
            <text:p>A person who makes manuscript annotations on an item</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ant</text:p>
          </table:table-cell>
          <table:table-cell office:value-type="string" calcext:value-type="string">
            <text:p>Bibliographic antecedent</text:p>
          </table:table-cell>
          <table:table-cell table:number-columns-repeated="4"/>
          <table:table-cell office:value-type="string" calcext:value-type="string">
            <text:p>A person or organization responsible for a resource upon which the resource represented by the bibliographic description is based. This may be appropriate for adaptations, sequels, continuations, indexes, etc.</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ape</text:p>
          </table:table-cell>
          <table:table-cell office:value-type="string" calcext:value-type="string">
            <text:p>Appellee</text:p>
          </table:table-cell>
          <table:table-cell table:number-columns-repeated="4"/>
          <table:table-cell office:value-type="string" calcext:value-type="string">
            <text:p>A person or organization against whom an appeal is taken</text:p>
          </table:table-cell>
          <table:table-cell office:value-type="string" calcext:value-type="string">
            <text:p>MARC had more specific roles</text:p>
          </table:table-cell>
          <table:table-cell office:value-type="string" calcext:value-type="string">
            <text:p>2013-05-15:new</text:p>
          </table:table-cell>
          <table:table-cell table:number-columns-repeated="1013"/>
        </table:table-row>
        <table:table-row table:style-name="ro6">
          <table:table-cell office:value-type="string" calcext:value-type="string">
            <text:p>apl</text:p>
          </table:table-cell>
          <table:table-cell office:value-type="string" calcext:value-type="string">
            <text:p>Appellant</text:p>
          </table:table-cell>
          <table:table-cell table:number-columns-repeated="4"/>
          <table:table-cell office:value-type="string" calcext:value-type="string">
            <text:p>A person or organization who appeals a lower court's decision</text:p>
          </table:table-cell>
          <table:table-cell office:value-type="string" calcext:value-type="string">
            <text:p>MARC had more specific roles</text:p>
          </table:table-cell>
          <table:table-cell office:value-type="string" calcext:value-type="string">
            <text:p>2013-05-15:new</text:p>
          </table:table-cell>
          <table:table-cell table:number-columns-repeated="1013"/>
        </table:table-row>
        <table:table-row table:style-name="ro9">
          <table:table-cell office:value-type="string" calcext:value-type="string">
            <text:p>app</text:p>
          </table:table-cell>
          <table:table-cell office:value-type="string" calcext:value-type="string">
            <text:p>Applicant</text:p>
          </table:table-cell>
          <table:table-cell table:number-columns-repeated="4"/>
          <table:table-cell office:value-type="string" calcext:value-type="string">
            <text:p>A <text:s/>person or organization responsible for the submission of an application or who is named as eligible for the results of the processing of the application (e.g., bestowing of rights, reward, title, position)</text:p>
          </table:table-cell>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aqt</text:p>
          </table:table-cell>
          <table:table-cell office:value-type="string" calcext:value-type="string">
            <text:p>Author in quotations or text abstracts</text:p>
          </table:table-cell>
          <table:table-cell table:number-columns-repeated="4"/>
          <table:table-cell office:value-type="string" calcext:value-type="string">
            <text:p>A person or organization whose work is largely quoted or extracted in works to which he or she did not contribute directly. Such quotations are found particularly in exhibition catalogs, collections of photographs, etc.</text:p>
          </table:table-cell>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arc</text:p>
          </table:table-cell>
          <table:table-cell office:value-type="string" calcext:value-type="string">
            <text:p>Architect</text:p>
          </table:table-cell>
          <table:table-cell table:number-columns-repeated="4"/>
          <table:table-cell office:value-type="string" calcext:value-type="string">
            <text:p>A person, family, or organization responsible for creating an architectural design, including a pictorial representation intended to show how a building, etc., will look when completed. It also oversees the construction of structures</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ard</text:p>
          </table:table-cell>
          <table:table-cell office:value-type="string" calcext:value-type="string">
            <text:p>Artistic director</text:p>
          </table:table-cell>
          <table:table-cell table:number-columns-repeated="4"/>
          <table:table-cell office:value-type="string" calcext:value-type="string">
            <text:p>A person responsible for controlling the development of the artistic style of an entire production, including the choice of works to be presented and selection of senior production staff</text:p>
          </table:table-cell>
          <table:table-cell/>
          <table:table-cell office:value-type="string" calcext:value-type="string">
            <text:p>2013-05-15:modified</text:p>
            <text:p>1970-01-01:new</text:p>
          </table:table-cell>
          <table:table-cell table:number-columns-repeated="1013"/>
        </table:table-row>
        <table:table-row table:style-name="ro11">
          <table:table-cell office:value-type="string" calcext:value-type="string">
            <text:p>arr</text:p>
          </table:table-cell>
          <table:table-cell office:value-type="string" calcext:value-type="string">
            <text:p>Arranger</text:p>
          </table:table-cell>
          <table:table-cell table:number-columns-repeated="3"/>
          <table:table-cell office:value-type="string" calcext:value-type="string">
            <text:p>cmp</text:p>
          </table:table-cell>
          <table:table-cell office:value-type="string" calcext:value-type="string">
            <text:p>A person, family, or organization contributing to a musical work by rewriting the composition for a medium of performance different from that for which the work was originally intended, or modifying the work for the same medium of performance, etc., such that the musical substance of the original composition remains essentially unchanged. For extensive modification that effectively results in the creation of a new musical work, see composer</text:p>
          </table:table-cell>
          <table:table-cell office:value-type="string" calcext:value-type="string">
            <text:p>changed MARC def; changed RDA term</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Arranger of music</text:p>
          </table:table-cell>
          <table:table-cell office:value-type="string" calcext:value-type="string">
            <text:p>arr</text:p>
          </table:table-cell>
          <table:table-cell table:number-columns-repeated="1019"/>
        </table:table-row>
        <table:table-row table:style-name="ro9">
          <table:table-cell office:value-type="string" calcext:value-type="string">
            <text:p>art</text:p>
          </table:table-cell>
          <table:table-cell office:value-type="string" calcext:value-type="string">
            <text:p>Artist</text:p>
          </table:table-cell>
          <table:table-cell table:number-columns-repeated="4"/>
          <table:table-cell office:value-type="string" calcext:value-type="string">
            <text:p>A person, family, or organization responsible for creating a work by conceiving, and implementing, an original graphic design, drawing, painting, etc. For book illustrators, prefer Illustrator [ill]</text:p>
          </table:table-cell>
          <table:table-cell office:value-type="string" calcext:value-type="string">
            <text:p>changed MARC def; Relator term "Graphic technician" (coded [grt]) used before March 1988 only</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Graphic technician</text:p>
          </table:table-cell>
          <table:table-cell office:value-type="string" calcext:value-type="string">
            <text:p>art</text:p>
          </table:table-cell>
          <table:table-cell table:number-columns-repeated="1019"/>
        </table:table-row>
        <table:table-row table:style-name="ro8">
          <table:table-cell office:value-type="string" calcext:value-type="string">
            <text:p>asg</text:p>
          </table:table-cell>
          <table:table-cell office:value-type="string" calcext:value-type="string">
            <text:p>Assignee</text:p>
          </table:table-cell>
          <table:table-cell table:number-columns-repeated="4"/>
          <table:table-cell office:value-type="string" calcext:value-type="string">
            <text:p>A person or organization to whom a license for printing or publishing has been transferred</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asn</text:p>
          </table:table-cell>
          <table:table-cell office:value-type="string" calcext:value-type="string">
            <text:p>Associated name</text:p>
          </table:table-cell>
          <table:table-cell table:number-columns-repeated="4"/>
          <table:table-cell office:value-type="string" calcext:value-type="string">
            <text:p>A person or organization associated with or found in an item or collection, which cannot be determined to be that of a Former owner [fmo] or other designated relationship indicative of provenance</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ato</text:p>
          </table:table-cell>
          <table:table-cell office:value-type="string" calcext:value-type="string">
            <text:p>Autographer</text:p>
          </table:table-cell>
          <table:table-cell table:number-columns-repeated="4"/>
          <table:table-cell office:value-type="string" calcext:value-type="string">
            <text:p>A person whose manuscript signature appears on an item</text:p>
          </table:table-cell>
          <table:table-cell/>
          <table:table-cell office:value-type="string" calcext:value-type="string">
            <text:p>2013-05-15:new</text:p>
          </table:table-cell>
          <table:table-cell table:number-columns-repeated="1013"/>
        </table:table-row>
        <table:table-row table:style-name="ro9">
          <table:table-cell office:value-type="string" calcext:value-type="string">
            <text:p>att</text:p>
          </table:table-cell>
          <table:table-cell office:value-type="string" calcext:value-type="string">
            <text:p>Attributed name</text:p>
          </table:table-cell>
          <table:table-cell table:number-columns-repeated="4"/>
          <table:table-cell office:value-type="string" calcext:value-type="string">
            <text:p>An author, artist, etc., relating him/her to a resource for which there is or once was substantial authority for designating that person as author, creator, etc. of the work indicative of provenance</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Supposed name</text:p>
          </table:table-cell>
          <table:table-cell office:value-type="string" calcext:value-type="string">
            <text:p>att</text:p>
          </table:table-cell>
          <table:table-cell table:number-columns-repeated="1019"/>
        </table:table-row>
        <table:table-row table:style-name="ro8">
          <table:table-cell office:value-type="string" calcext:value-type="string">
            <text:p>auc</text:p>
          </table:table-cell>
          <table:table-cell office:value-type="string" calcext:value-type="string">
            <text:p>Auctioneer</text:p>
          </table:table-cell>
          <table:table-cell table:number-columns-repeated="4"/>
          <table:table-cell office:value-type="string" calcext:value-type="string">
            <text:p>A person or organization in charge of the estimation and public auctioning of goods, particularly books, artistic works, etc.</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aud</text:p>
          </table:table-cell>
          <table:table-cell office:value-type="string" calcext:value-type="string">
            <text:p>Author of dialog</text:p>
          </table:table-cell>
          <table:table-cell table:number-columns-repeated="4"/>
          <table:table-cell office:value-type="string" calcext:value-type="string">
            <text:p>A person or organization responsible for the dialog or spoken commentary for a screenplay or sound recording</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aui</text:p>
          </table:table-cell>
          <table:table-cell office:value-type="string" calcext:value-type="string">
            <text:p>Author of introduction, etc.</text:p>
          </table:table-cell>
          <table:table-cell table:number-columns-repeated="4"/>
          <table:table-cell office:value-type="string" calcext:value-type="string">
            <text:p>A person or organization responsible for an introduction, preface, foreword, or other critical introductory matter, but who is not the chief author</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aus</text:p>
          </table:table-cell>
          <table:table-cell office:value-type="string" calcext:value-type="string">
            <text:p>Screenwriter</text:p>
          </table:table-cell>
          <table:table-cell table:number-columns-repeated="4"/>
          <table:table-cell office:value-type="string" calcext:value-type="string">
            <text:p>An author of a screenplay, script, or scene</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Author of screenplay, etc.</text:p>
          </table:table-cell>
          <table:table-cell office:value-type="string" calcext:value-type="string">
            <text:p>aus</text:p>
          </table:table-cell>
          <table:table-cell table:number-columns-repeated="1019"/>
        </table:table-row>
        <table:table-row table:style-name="ro11">
          <table:table-cell office:value-type="string" calcext:value-type="string">
            <text:p>aut</text:p>
          </table:table-cell>
          <table:table-cell office:value-type="string" calcext:value-type="string">
            <text:p>Author</text:p>
          </table:table-cell>
          <table:table-cell table:number-columns-repeated="4"/>
          <table:table-cell office:value-type="string" calcext:value-type="string">
            <text:p>A person, family, or organization responsible for creating a work that is primarily textual in content, regardless of media type (e.g., printed text, spoken word, electronic text, tactile text) or genre (e.g., poems, novels, screenplays, blogs). Use also for persons, etc., creating a new work by paraphrasing, rewriting, or adapting works by another creator such that the modification has substantially changed the nature and content of the original or changed the medium of expression</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Joint author</text:p>
          </table:table-cell>
          <table:table-cell office:value-type="string" calcext:value-type="string">
            <text:p>aut</text:p>
          </table:table-cell>
          <table:table-cell table:number-columns-repeated="1019"/>
        </table:table-row>
        <table:table-row table:style-name="ro7">
          <table:table-cell office:value-type="string" calcext:value-type="string">
            <text:p>bdd</text:p>
          </table:table-cell>
          <table:table-cell office:value-type="string" calcext:value-type="string">
            <text:p>Binding designer</text:p>
          </table:table-cell>
          <table:table-cell table:number-columns-repeated="4"/>
          <table:table-cell office:value-type="string" calcext:value-type="string">
            <text:p>A person or organization responsible for the binding design of a book, including the type of binding, the type of materials used, and any decorative aspects of the binding</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Designer of binding</text:p>
          </table:table-cell>
          <table:table-cell office:value-type="string" calcext:value-type="string">
            <text:p>bdd</text:p>
          </table:table-cell>
          <table:table-cell table:number-columns-repeated="1019"/>
        </table:table-row>
        <table:table-row table:style-name="ro9">
          <table:table-cell office:value-type="string" calcext:value-type="string">
            <text:p>bjd</text:p>
          </table:table-cell>
          <table:table-cell office:value-type="string" calcext:value-type="string">
            <text:p>Bookjacket designer</text:p>
          </table:table-cell>
          <table:table-cell table:number-columns-repeated="4"/>
          <table:table-cell office:value-type="string" calcext:value-type="string">
            <text:p>A person or organization responsible for the design of flexible covers designed for or published with a book, including the type of materials used, and any decorative aspects of the bookjacket</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Designer of bookjacket</text:p>
          </table:table-cell>
          <table:table-cell office:value-type="string" calcext:value-type="string">
            <text:p>bjd</text:p>
          </table:table-cell>
          <table:table-cell table:number-columns-repeated="1019"/>
        </table:table-row>
        <table:table-row table:style-name="ro10">
          <table:table-cell office:value-type="string" calcext:value-type="string">
            <text:p>bkd</text:p>
          </table:table-cell>
          <table:table-cell office:value-type="string" calcext:value-type="string">
            <text:p>Book designer</text:p>
          </table:table-cell>
          <table:table-cell table:number-columns-repeated="4"/>
          <table:table-cell office:value-type="string" calcext:value-type="string">
            <text:p>A person or organization involved in manufacturing a manifestation by being responsible for the entire graphic design of a book, including arrangement of type and illustration, choice of materials, and process used</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Designer of book</text:p>
          </table:table-cell>
          <table:table-cell office:value-type="string" calcext:value-type="string">
            <text:p>bkd</text:p>
          </table:table-cell>
          <table:table-cell table:number-columns-repeated="1019"/>
        </table:table-row>
        <table:table-row table:style-name="ro2">
          <table:table-cell/>
          <table:table-cell office:value-type="string" calcext:value-type="string">
            <text:p>Designer of e-book</text:p>
          </table:table-cell>
          <table:table-cell office:value-type="string" calcext:value-type="string">
            <text:p>bkd</text:p>
          </table:table-cell>
          <table:table-cell table:number-columns-repeated="1019"/>
        </table:table-row>
        <table:table-row table:style-name="ro6">
          <table:table-cell office:value-type="string" calcext:value-type="string">
            <text:p>bkp</text:p>
          </table:table-cell>
          <table:table-cell office:value-type="string" calcext:value-type="string">
            <text:p>Book producer</text:p>
          </table:table-cell>
          <table:table-cell table:number-columns-repeated="4"/>
          <table:table-cell office:value-type="string" calcext:value-type="string">
            <text:p>A person or organization responsible for the production of books and other print media</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Producer of book</text:p>
          </table:table-cell>
          <table:table-cell office:value-type="string" calcext:value-type="string">
            <text:p>bkp</text:p>
          </table:table-cell>
          <table:table-cell table:number-columns-repeated="1019"/>
        </table:table-row>
        <table:table-row table:style-name="ro10">
          <table:table-cell office:value-type="string" calcext:value-type="string">
            <text:p>blw</text:p>
          </table:table-cell>
          <table:table-cell office:value-type="string" calcext:value-type="string">
            <text:p>Blurb writer</text:p>
          </table:table-cell>
          <table:table-cell table:number-columns-repeated="4"/>
          <table:table-cell office:value-type="string" calcext:value-type="string">
            <text:p>A person or organization responsible for writing a commendation or testimonial for a work, which appears on or within the publication itself, frequently on the back or dust jacket of print publications or on advertising material for all media</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bnd</text:p>
          </table:table-cell>
          <table:table-cell office:value-type="string" calcext:value-type="string">
            <text:p>Binder</text:p>
          </table:table-cell>
          <table:table-cell table:number-columns-repeated="4"/>
          <table:table-cell office:value-type="string" calcext:value-type="string">
            <text:p>A person who binds an item</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bpd</text:p>
          </table:table-cell>
          <table:table-cell office:value-type="string" calcext:value-type="string">
            <text:p>Bookplate designer</text:p>
          </table:table-cell>
          <table:table-cell table:number-columns-repeated="4"/>
          <table:table-cell office:value-type="string" calcext:value-type="string">
            <text:p>A person or organization responsible for the design of a book owner's identification label that is most commonly pasted to the inside front cover of a book</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brd</text:p>
          </table:table-cell>
          <table:table-cell office:value-type="string" calcext:value-type="string">
            <text:p>Broadcaster</text:p>
          </table:table-cell>
          <table:table-cell table:number-columns-repeated="4"/>
          <table:table-cell office:value-type="string" calcext:value-type="string">
            <text:p>A person, family, or organization involved in broadcasting a resource to an audience via radio, television, webcast, etc.</text:p>
          </table:table-cell>
          <table:table-cell/>
          <table:table-cell office:value-type="string" calcext:value-type="string">
            <text:p>2013-05-15:new</text:p>
          </table:table-cell>
          <table:table-cell table:number-columns-repeated="1013"/>
        </table:table-row>
        <table:table-row table:style-name="ro7">
          <table:table-cell office:value-type="string" calcext:value-type="string">
            <text:p>brl</text:p>
          </table:table-cell>
          <table:table-cell office:value-type="string" calcext:value-type="string">
            <text:p>Braille embosser</text:p>
          </table:table-cell>
          <table:table-cell table:number-columns-repeated="4"/>
          <table:table-cell office:value-type="string" calcext:value-type="string">
            <text:p>A person, family, or organization involved in manufacturing a resource by embossing Braille cells using a stylus, special embossing printer, or other device</text:p>
          </table:table-cell>
          <table:table-cell/>
          <table:table-cell office:value-type="string" calcext:value-type="string">
            <text:p>2013-05-15:new</text:p>
          </table:table-cell>
          <table:table-cell table:number-columns-repeated="1013"/>
        </table:table-row>
        <table:table-row table:style-name="ro7">
          <table:table-cell office:value-type="string" calcext:value-type="string">
            <text:p>bsl</text:p>
          </table:table-cell>
          <table:table-cell office:value-type="string" calcext:value-type="string">
            <text:p>Bookseller</text:p>
          </table:table-cell>
          <table:table-cell table:number-columns-repeated="4"/>
          <table:table-cell office:value-type="string" calcext:value-type="string">
            <text:p>A person or organization who makes books and other bibliographic materials available for purchase. Interest in the materials is primarily lucrative</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cas</text:p>
          </table:table-cell>
          <table:table-cell office:value-type="string" calcext:value-type="string">
            <text:p>Caster</text:p>
          </table:table-cell>
          <table:table-cell table:number-columns-repeated="4"/>
          <table:table-cell office:value-type="string" calcext:value-type="string">
            <text:p>A person, family, or organization involved in manufacturing a resource by pouring a liquid or molten substance into a mold and leaving it to solidify to take the shape of the mold</text:p>
          </table:table-cell>
          <table:table-cell/>
          <table:table-cell office:value-type="string" calcext:value-type="string">
            <text:p>2013-05-15:new</text:p>
          </table:table-cell>
          <table:table-cell table:number-columns-repeated="1013"/>
        </table:table-row>
        <table:table-row table:style-name="ro9">
          <table:table-cell office:value-type="string" calcext:value-type="string">
            <text:p>ccp</text:p>
          </table:table-cell>
          <table:table-cell office:value-type="string" calcext:value-type="string">
            <text:p>Conceptor</text:p>
          </table:table-cell>
          <table:table-cell table:number-columns-repeated="4"/>
          <table:table-cell office:value-type="string" calcext:value-type="string">
            <text:p>A person or organization responsible for the original idea on which a work is based, this includes the scientific author of an audio-visual item and the conceptor of an advertisement</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chr</text:p>
          </table:table-cell>
          <table:table-cell office:value-type="string" calcext:value-type="string">
            <text:p>Choreographer</text:p>
          </table:table-cell>
          <table:table-cell table:number-columns-repeated="4"/>
          <table:table-cell office:value-type="string" calcext:value-type="string">
            <text:p>A person responsible for creating or contributing to a work of movemen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cli</text:p>
          </table:table-cell>
          <table:table-cell office:value-type="string" calcext:value-type="string">
            <text:p>Client</text:p>
          </table:table-cell>
          <table:table-cell table:number-columns-repeated="4"/>
          <table:table-cell office:value-type="string" calcext:value-type="string">
            <text:p>A person or organization for whom another person or organization is acting</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ll</text:p>
          </table:table-cell>
          <table:table-cell office:value-type="string" calcext:value-type="string">
            <text:p>Calligrapher</text:p>
          </table:table-cell>
          <table:table-cell table:number-columns-repeated="4"/>
          <table:table-cell office:value-type="string" calcext:value-type="string">
            <text:p>A person or organization who writes in an artistic hand, usually as a copyist and or engrosser</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lr</text:p>
          </table:table-cell>
          <table:table-cell office:value-type="string" calcext:value-type="string">
            <text:p>Colorist</text:p>
          </table:table-cell>
          <table:table-cell table:number-columns-repeated="4"/>
          <table:table-cell office:value-type="string" calcext:value-type="string">
            <text:p>A person or organization responsible for applying color to drawings, prints, photographs, maps, moving images, etc</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clt</text:p>
          </table:table-cell>
          <table:table-cell office:value-type="string" calcext:value-type="string">
            <text:p>Collotyper</text:p>
          </table:table-cell>
          <table:table-cell table:number-columns-repeated="4"/>
          <table:table-cell office:value-type="string" calcext:value-type="string">
            <text:p>A person, family, or organization involved in manufacturing a manifestation of photographic prints from film or other colloid that has ink-receptive and ink-repellent surfaces</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cmm</text:p>
          </table:table-cell>
          <table:table-cell office:value-type="string" calcext:value-type="string">
            <text:p>Commentator</text:p>
          </table:table-cell>
          <table:table-cell table:number-columns-repeated="4"/>
          <table:table-cell office:value-type="string" calcext:value-type="string">
            <text:p>A performer contributing to a work by providing interpretation, analysis, or a discussion of the subject matter on a recording, film, or other audiovisual medium</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cmp</text:p>
          </table:table-cell>
          <table:table-cell office:value-type="string" calcext:value-type="string">
            <text:p>Composer</text:p>
          </table:table-cell>
          <table:table-cell table:number-columns-repeated="4"/>
          <table:table-cell office:value-type="string" calcext:value-type="string">
            <text:p>A person, family, or organization responsible for creating or contributing to a musical resource by adding music to a work that originally lacked it or supplements it</text:p>
          </table:table-cell>
          <table:table-cell office:value-type="string" calcext:value-type="string">
            <text:p>Changed MARC def; combines RDA terms</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cmt</text:p>
          </table:table-cell>
          <table:table-cell office:value-type="string" calcext:value-type="string">
            <text:p>Compositor</text:p>
          </table:table-cell>
          <table:table-cell table:number-columns-repeated="4"/>
          <table:table-cell office:value-type="string" calcext:value-type="string">
            <text:p>A person or organization responsible for the creation of metal slug, or molds made of other materials, used to produce the text and images in printed matter</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Typesetter</text:p>
          </table:table-cell>
          <table:table-cell office:value-type="string" calcext:value-type="string">
            <text:p>cmt</text:p>
          </table:table-cell>
          <table:table-cell table:number-columns-repeated="1019"/>
        </table:table-row>
        <table:table-row table:style-name="ro7">
          <table:table-cell office:value-type="string" calcext:value-type="string">
            <text:p>cnd</text:p>
          </table:table-cell>
          <table:table-cell office:value-type="string" calcext:value-type="string">
            <text:p>Conductor</text:p>
          </table:table-cell>
          <table:table-cell table:number-columns-repeated="4"/>
          <table:table-cell office:value-type="string" calcext:value-type="string">
            <text:p>A performer contributing to a musical resource by leading a performing group (orchestra, chorus, opera, etc.) in a musical or dramatic presentation, etc.</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12">
          <table:table-cell office:value-type="string" calcext:value-type="string">
            <text:p>cng</text:p>
          </table:table-cell>
          <table:table-cell office:value-type="string" calcext:value-type="string">
            <text:p>Cinematographer</text:p>
          </table:table-cell>
          <table:table-cell table:number-columns-repeated="3"/>
          <table:table-cell office:value-type="string" calcext:value-type="string">
            <text:p>vdg</text:p>
          </table:table-cell>
          <table:table-cell office:value-type="string" calcext:value-type="string">
            <text:p>A person in charge of photographing a motion picture, who plans the technical aspets of lighting and photographing of scenes, and often assists the director in the choice of angles, camera setups, and lighting moods. He or she may also supervise the further processing of filmed material up to the completion of the work print. Cinematographer is also referred to as director of photography. Do not confuse with videographer</text:p>
          </table:table-cell>
          <table:table-cell office:value-type="string" calcext:value-type="string">
            <text:p>Changed MARC def (FIAF); RDA uses for videographer and MARC differentiates (confirmed with Andrea Leigh)</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Director of photography</text:p>
          </table:table-cell>
          <table:table-cell office:value-type="string" calcext:value-type="string">
            <text:p>cng</text:p>
          </table:table-cell>
          <table:table-cell table:number-columns-repeated="1019"/>
        </table:table-row>
        <table:table-row table:style-name="ro7">
          <table:table-cell office:value-type="string" calcext:value-type="string">
            <text:p>cns</text:p>
          </table:table-cell>
          <table:table-cell office:value-type="string" calcext:value-type="string">
            <text:p>Censor</text:p>
          </table:table-cell>
          <table:table-cell table:number-columns-repeated="4"/>
          <table:table-cell office:value-type="string" calcext:value-type="string">
            <text:p>A person or organization who examines bibliographic resources for the purpose of suppressing parts deemed objectionable on moral, political, military, or other grounds</text:p>
          </table:table-cell>
          <table:table-cell office:value-type="string" calcext:value-type="string">
            <text:p>Changed MARC def (not RDA)</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Bowdlerizer</text:p>
          </table:table-cell>
          <table:table-cell office:value-type="string" calcext:value-type="string">
            <text:p>cns</text:p>
          </table:table-cell>
          <table:table-cell table:number-columns-repeated="1019"/>
        </table:table-row>
        <table:table-row table:style-name="ro2">
          <table:table-cell/>
          <table:table-cell office:value-type="string" calcext:value-type="string">
            <text:p>Expurgator</text:p>
          </table:table-cell>
          <table:table-cell office:value-type="string" calcext:value-type="string">
            <text:p>cns</text:p>
          </table:table-cell>
          <table:table-cell table:number-columns-repeated="1019"/>
        </table:table-row>
        <table:table-row table:style-name="ro8">
          <table:table-cell office:value-type="string" calcext:value-type="string">
            <text:p>coe</text:p>
          </table:table-cell>
          <table:table-cell office:value-type="string" calcext:value-type="string">
            <text:p>Contestant-appellee</text:p>
          </table:table-cell>
          <table:table-cell table:number-columns-repeated="4"/>
          <table:table-cell office:value-type="string" calcext:value-type="string">
            <text:p>A contestant against whom an appeal is taken from one court of law or jurisdiction to another to reverse the judgment</text:p>
          </table:table-cell>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col</text:p>
          </table:table-cell>
          <table:table-cell office:value-type="string" calcext:value-type="string">
            <text:p>Collector</text:p>
          </table:table-cell>
          <table:table-cell table:number-columns-repeated="4"/>
          <table:table-cell office:value-type="string" calcext:value-type="string">
            <text:p>A curator who brings together items from various sources that are then arranged, described, and cataloged as a collection. A collector is neither the creator of the material nor a person to whom manuscripts in the collection may have been addressed</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com</text:p>
          </table:table-cell>
          <table:table-cell office:value-type="string" calcext:value-type="string">
            <text:p>Compiler</text:p>
          </table:table-cell>
          <table:table-cell table:number-columns-repeated="3"/>
          <table:table-cell office:value-type="string" calcext:value-type="string">
            <text:p>edc</text:p>
          </table:table-cell>
          <table:table-cell office:value-type="string" calcext:value-type="string">
            <text:p>A person, family, or organization responsible for creating a new work (e.g., a bibliography, a directory) through the act of compilation, e.g., selecting, arranging, aggregating, and editing data, information, etc</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con</text:p>
          </table:table-cell>
          <table:table-cell office:value-type="string" calcext:value-type="string">
            <text:p>Conservator</text:p>
          </table:table-cell>
          <table:table-cell table:number-columns-repeated="4"/>
          <table:table-cell office:value-type="string" calcext:value-type="string">
            <text:p>A person or organization responsible for documenting, preserving, or treating printed or manuscript material, works of art, artifacts, or other media</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Preservationist</text:p>
          </table:table-cell>
          <table:table-cell office:value-type="string" calcext:value-type="string">
            <text:p>con</text:p>
          </table:table-cell>
          <table:table-cell table:number-columns-repeated="1019"/>
        </table:table-row>
        <table:table-row table:style-name="ro8">
          <table:table-cell office:value-type="string" calcext:value-type="string">
            <text:p>cor</text:p>
          </table:table-cell>
          <table:table-cell office:value-type="string" calcext:value-type="string">
            <text:p>Collection registrar</text:p>
          </table:table-cell>
          <table:table-cell table:number-columns-repeated="4"/>
          <table:table-cell office:value-type="string" calcext:value-type="string">
            <text:p>A curator who lists or inventories the items in an aggregate work such as a collection of items or works</text:p>
          </table:table-cell>
          <table:table-cell/>
          <table:table-cell office:value-type="string" calcext:value-type="string">
            <text:p>2013-05-15:new</text:p>
          </table:table-cell>
          <table:table-cell table:number-columns-repeated="1013"/>
        </table:table-row>
        <table:table-row table:style-name="ro8">
          <table:table-cell office:value-type="string" calcext:value-type="string">
            <text:p>cos</text:p>
          </table:table-cell>
          <table:table-cell office:value-type="string" calcext:value-type="string">
            <text:p>Contestant</text:p>
          </table:table-cell>
          <table:table-cell table:number-columns-repeated="4"/>
          <table:table-cell office:value-type="string" calcext:value-type="string">
            <text:p>A person(s) or organization who opposes, resists, or disputes, in a court of law, a claim, decision, result, etc.</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ot</text:p>
          </table:table-cell>
          <table:table-cell office:value-type="string" calcext:value-type="string">
            <text:p>Contestant-appellant</text:p>
          </table:table-cell>
          <table:table-cell table:number-columns-repeated="4"/>
          <table:table-cell office:value-type="string" calcext:value-type="string">
            <text:p>A contestant who takes an appeal from one court of law or jurisdiction to another to reverse the judgment</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ou</text:p>
          </table:table-cell>
          <table:table-cell office:value-type="string" calcext:value-type="string">
            <text:p>Court governed</text:p>
          </table:table-cell>
          <table:table-cell table:number-columns-repeated="4"/>
          <table:table-cell office:value-type="string" calcext:value-type="string">
            <text:p>A court governed by court rules, regardless of their official nature (e.g., laws, administrative regulations)</text:p>
          </table:table-cell>
          <table:table-cell/>
          <table:table-cell office:value-type="string" calcext:value-type="string">
            <text:p>2013-05-15:new</text:p>
          </table:table-cell>
          <table:table-cell table:number-columns-repeated="1013"/>
        </table:table-row>
        <table:table-row table:style-name="ro5">
          <table:table-cell office:value-type="string" calcext:value-type="string">
            <text:p>cov</text:p>
          </table:table-cell>
          <table:table-cell office:value-type="string" calcext:value-type="string">
            <text:p>Cover designer</text:p>
          </table:table-cell>
          <table:table-cell table:number-columns-repeated="4"/>
          <table:table-cell office:value-type="string" calcext:value-type="string">
            <text:p>A person or organization responsible for the graphic design of a book cover, album cover, slipcase, box, container, etc. For a person or organization responsible for the graphic design of an entire book, use Book designer; for book jackets, use Bookjacket designer</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Designer of cover</text:p>
          </table:table-cell>
          <table:table-cell office:value-type="string" calcext:value-type="string">
            <text:p>cov</text:p>
          </table:table-cell>
          <table:table-cell table:number-columns-repeated="1019"/>
        </table:table-row>
        <table:table-row table:style-name="ro10">
          <table:table-cell office:value-type="string" calcext:value-type="string">
            <text:p>cpc</text:p>
          </table:table-cell>
          <table:table-cell office:value-type="string" calcext:value-type="string">
            <text:p>Copyright claimant</text:p>
          </table:table-cell>
          <table:table-cell table:number-columns-repeated="4"/>
          <table:table-cell office:value-type="string" calcext:value-type="string">
            <text:p>A person or organization listed as a copyright owner at the time of registration. Copyright can be granted or later transferred to another person or organization, at which time the claimant becomes the copyright holder</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cpe</text:p>
          </table:table-cell>
          <table:table-cell office:value-type="string" calcext:value-type="string">
            <text:p>Complainant-appellee</text:p>
          </table:table-cell>
          <table:table-cell table:number-columns-repeated="4"/>
          <table:table-cell office:value-type="string" calcext:value-type="string">
            <text:p>A complainant against whom an appeal is taken from one court or jurisdiction to another to reverse the judgment, usually in an equity proceeding</text:p>
          </table:table-cell>
          <table:table-cell/>
          <table:table-cell office:value-type="string" calcext:value-type="string">
            <text:p>2013-05-15:modified</text:p>
            <text:p>1970-01-01:new</text:p>
          </table:table-cell>
          <table:table-cell table:number-columns-repeated="1013"/>
        </table:table-row>
        <table:table-row table:style-name="ro13">
          <table:table-cell office:value-type="string" calcext:value-type="string">
            <text:p>cph</text:p>
          </table:table-cell>
          <table:table-cell office:value-type="string" calcext:value-type="string">
            <text:p>Copyright holder</text:p>
          </table:table-cell>
          <table:table-cell table:number-columns-repeated="4"/>
          <table:table-cell office:value-type="string" calcext:value-type="string">
            <text:p>A person or organization to whom copy and legal rights have been granted or transferred for the intellectual content of a work. The copyright holder, although not necessarily the creator of the work, usually has the exclusive right to benefit financially from the sale and use of the work to which the associated copyright protection applies</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pl</text:p>
          </table:table-cell>
          <table:table-cell office:value-type="string" calcext:value-type="string">
            <text:p>Complainant</text:p>
          </table:table-cell>
          <table:table-cell table:number-columns-repeated="4"/>
          <table:table-cell office:value-type="string" calcext:value-type="string">
            <text:p>A person or organization who applies to the courts for redress, usually in an equity proceeding</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cpt</text:p>
          </table:table-cell>
          <table:table-cell office:value-type="string" calcext:value-type="string">
            <text:p>Complainant-appellant</text:p>
          </table:table-cell>
          <table:table-cell table:number-columns-repeated="4"/>
          <table:table-cell office:value-type="string" calcext:value-type="string">
            <text:p>A complainant who takes an appeal from one court or jurisdiction to another to reverse the judgment, usually in an equity proceeding</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cre</text:p>
          </table:table-cell>
          <table:table-cell office:value-type="string" calcext:value-type="string">
            <text:p>Creator</text:p>
          </table:table-cell>
          <table:table-cell table:number-columns-repeated="4"/>
          <table:table-cell office:value-type="string" calcext:value-type="string">
            <text:p>A person or organization responsible for the intellectual or artistic content of a resource</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rp</text:p>
          </table:table-cell>
          <table:table-cell office:value-type="string" calcext:value-type="string">
            <text:p>Correspondent</text:p>
          </table:table-cell>
          <table:table-cell table:number-columns-repeated="4"/>
          <table:table-cell office:value-type="string" calcext:value-type="string">
            <text:p>A person or organization who was either the writer or recipient of a letter or other communication</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crr</text:p>
          </table:table-cell>
          <table:table-cell office:value-type="string" calcext:value-type="string">
            <text:p>Corrector</text:p>
          </table:table-cell>
          <table:table-cell table:number-columns-repeated="3"/>
          <table:table-cell office:value-type="string" calcext:value-type="string">
            <text:p>pfr</text:p>
          </table:table-cell>
          <table:table-cell office:value-type="string" calcext:value-type="string">
            <text:p>A person or organization who is a corrector of manuscripts, such as the scriptorium official who corrected the work of a scribe. For printed matter, use Proofreader</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rt</text:p>
          </table:table-cell>
          <table:table-cell office:value-type="string" calcext:value-type="string">
            <text:p>Court reporter</text:p>
          </table:table-cell>
          <table:table-cell table:number-columns-repeated="4"/>
          <table:table-cell office:value-type="string" calcext:value-type="string">
            <text:p>A person, family, or organization contributing to a resource by preparing a court's opinions for publication</text:p>
          </table:table-cell>
          <table:table-cell/>
          <table:table-cell office:value-type="string" calcext:value-type="string">
            <text:p>2014-02-04:Altered definition</text:p>
            <text:p>2013-05-15:new</text:p>
          </table:table-cell>
          <table:table-cell table:number-columns-repeated="1013"/>
        </table:table-row>
        <table:table-row table:style-name="ro7">
          <table:table-cell office:value-type="string" calcext:value-type="string">
            <text:p>csl</text:p>
          </table:table-cell>
          <table:table-cell office:value-type="string" calcext:value-type="string">
            <text:p>Consultant</text:p>
          </table:table-cell>
          <table:table-cell table:number-columns-repeated="4"/>
          <table:table-cell office:value-type="string" calcext:value-type="string">
            <text:p>A person or organization relevant to a resource, who is called upon for professional advice or services in a specialized field of knowledge or training</text:p>
          </table:table-cell>
          <table:table-cell/>
          <table:table-cell office:value-type="string" calcext:value-type="string">
            <text:p>2014-02-04:added to RDA</text:p>
            <text:p>2013-05-15:modified</text:p>
            <text:p>1970-01-01:new</text:p>
          </table:table-cell>
          <table:table-cell table:number-columns-repeated="1013"/>
        </table:table-row>
        <table:table-row table:style-name="ro5">
          <table:table-cell office:value-type="string" calcext:value-type="string">
            <text:p>csp</text:p>
          </table:table-cell>
          <table:table-cell office:value-type="string" calcext:value-type="string">
            <text:p>Consultant to a project</text:p>
          </table:table-cell>
          <table:table-cell table:number-columns-repeated="4"/>
          <table:table-cell office:value-type="string" calcext:value-type="string">
            <text:p>A person or organization relevant to a resource, who is engaged specifically to provide an intellectual overview of a strategic or operational task and by analysis, specification, or instruction, to create or propose a cost-effective course of action or solution</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cst</text:p>
          </table:table-cell>
          <table:table-cell office:value-type="string" calcext:value-type="string">
            <text:p>Costume designer</text:p>
          </table:table-cell>
          <table:table-cell table:number-columns-repeated="4"/>
          <table:table-cell office:value-type="string" calcext:value-type="string">
            <text:p>A person, family, or organization that designs the costumes for a moving image production or for a musical or dramatic presentation or entertainmen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13">
          <table:table-cell office:value-type="string" calcext:value-type="string">
            <text:p>ctb</text:p>
          </table:table-cell>
          <table:table-cell office:value-type="string" calcext:value-type="string">
            <text:p>Contributor</text:p>
          </table:table-cell>
          <table:table-cell table:number-columns-repeated="4"/>
          <table:table-cell office:value-type="string" calcext:value-type="string">
            <text:p>A person, family or organization responsible for making contributions to the resource. This includes those whose work has been contributed to a larger work, such as an anthology, serial publication, or other compilation of individual works. If a more specific role is available, prefer that, e.g. editor, compiler, illustrator</text:p>
          </table:table-cell>
          <table:table-cell office:value-type="string" calcext:value-type="string">
            <text:p>Changed MARC def; Collaborator deprecated in MARC list and reference made</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Collaborator</text:p>
          </table:table-cell>
          <table:table-cell office:value-type="string" calcext:value-type="string">
            <text:p>ctb</text:p>
          </table:table-cell>
          <table:table-cell table:number-columns-repeated="1019"/>
        </table:table-row>
        <table:table-row table:style-name="ro8">
          <table:table-cell office:value-type="string" calcext:value-type="string">
            <text:p>cte</text:p>
          </table:table-cell>
          <table:table-cell office:value-type="string" calcext:value-type="string">
            <text:p>Contestee-appellee</text:p>
          </table:table-cell>
          <table:table-cell table:number-columns-repeated="4"/>
          <table:table-cell office:value-type="string" calcext:value-type="string">
            <text:p>A contestee against whom an appeal is taken from one court or jurisdiction to another to reverse the judgment</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tg</text:p>
          </table:table-cell>
          <table:table-cell office:value-type="string" calcext:value-type="string">
            <text:p>Cartographer</text:p>
          </table:table-cell>
          <table:table-cell table:number-columns-repeated="4"/>
          <table:table-cell office:value-type="string" calcext:value-type="string">
            <text:p>A person, family, or organization responsible for creating a map, atlas, globe, or other cartographic work</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ctr</text:p>
          </table:table-cell>
          <table:table-cell office:value-type="string" calcext:value-type="string">
            <text:p>Contractor</text:p>
          </table:table-cell>
          <table:table-cell table:number-columns-repeated="4"/>
          <table:table-cell office:value-type="string" calcext:value-type="string">
            <text:p>A person or organization relevant to a resource, who enters into a contract with another person or organization to perform a specific</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ts</text:p>
          </table:table-cell>
          <table:table-cell office:value-type="string" calcext:value-type="string">
            <text:p>Contestee</text:p>
          </table:table-cell>
          <table:table-cell table:number-columns-repeated="4"/>
          <table:table-cell office:value-type="string" calcext:value-type="string">
            <text:p>A person(s) or organization defending a claim, decision, result, etc. being opposed, resisted, or disputed in a court of law</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tt</text:p>
          </table:table-cell>
          <table:table-cell office:value-type="string" calcext:value-type="string">
            <text:p>Contestee-appellant</text:p>
          </table:table-cell>
          <table:table-cell table:number-columns-repeated="4"/>
          <table:table-cell office:value-type="string" calcext:value-type="string">
            <text:p>A contestee who takes an appeal from one court or jurisdiction to another to reverse the judgment</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cur</text:p>
          </table:table-cell>
          <table:table-cell office:value-type="string" calcext:value-type="string">
            <text:p>Curator</text:p>
          </table:table-cell>
          <table:table-cell table:number-columns-repeated="4"/>
          <table:table-cell office:value-type="string" calcext:value-type="string">
            <text:p>A person, family, or organization conceiving, aggregating, and/or organizing an exhibition, collection, or other item</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Curator of an exhibition</text:p>
          </table:table-cell>
          <table:table-cell office:value-type="string" calcext:value-type="string">
            <text:p>cur</text:p>
          </table:table-cell>
          <table:table-cell table:number-columns-repeated="1019"/>
        </table:table-row>
        <table:table-row table:style-name="ro9">
          <table:table-cell office:value-type="string" calcext:value-type="string">
            <text:p>cwt</text:p>
          </table:table-cell>
          <table:table-cell office:value-type="string" calcext:value-type="string">
            <text:p>Commentator for written text</text:p>
          </table:table-cell>
          <table:table-cell table:number-columns-repeated="3"/>
          <table:table-cell office:value-type="string" calcext:value-type="string">
            <text:p>ann</text:p>
          </table:table-cell>
          <table:table-cell office:value-type="string" calcext:value-type="string">
            <text:p>A person or organization responsible for the commentary or explanatory notes about a text. For the writer of manuscript annotations in a printed book, use Annotator</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dbp</text:p>
          </table:table-cell>
          <table:table-cell office:value-type="string" calcext:value-type="string">
            <text:p>Distribution place</text:p>
          </table:table-cell>
          <table:table-cell table:number-columns-repeated="4"/>
          <table:table-cell office:value-type="string" calcext:value-type="string">
            <text:p>A place from which a resource, e.g., a serial, is distributed</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dfd</text:p>
          </table:table-cell>
          <table:table-cell office:value-type="string" calcext:value-type="string">
            <text:p>Defendant</text:p>
          </table:table-cell>
          <table:table-cell table:number-columns-repeated="4"/>
          <table:table-cell office:value-type="string" calcext:value-type="string">
            <text:p>A person or organization who is accused in a criminal proceeding or sued in a civil proceeding</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dfe</text:p>
          </table:table-cell>
          <table:table-cell office:value-type="string" calcext:value-type="string">
            <text:p>Defendant-appellee</text:p>
          </table:table-cell>
          <table:table-cell table:number-columns-repeated="4"/>
          <table:table-cell office:value-type="string" calcext:value-type="string">
            <text:p>A defendant against whom an appeal is taken from one court or jurisdiction to another to reverse the judgment, usually in a legal action</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dft</text:p>
          </table:table-cell>
          <table:table-cell office:value-type="string" calcext:value-type="string">
            <text:p>Defendant-appellant</text:p>
          </table:table-cell>
          <table:table-cell table:number-columns-repeated="4"/>
          <table:table-cell office:value-type="string" calcext:value-type="string">
            <text:p>A defendant who takes an appeal from one court or jurisdiction to another to reverse the judgment, usually in a legal action</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dgg</text:p>
          </table:table-cell>
          <table:table-cell office:value-type="string" calcext:value-type="string">
            <text:p>Degree granting institution</text:p>
          </table:table-cell>
          <table:table-cell table:number-columns-repeated="4"/>
          <table:table-cell office:value-type="string" calcext:value-type="string">
            <text:p>A organization granting an academic degree</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Degree grantor</text:p>
          </table:table-cell>
          <table:table-cell office:value-type="string" calcext:value-type="string">
            <text:p>dgg</text:p>
          </table:table-cell>
          <table:table-cell table:number-columns-repeated="1019"/>
        </table:table-row>
        <table:table-row table:style-name="ro8">
          <table:table-cell office:value-type="string" calcext:value-type="string">
            <text:p>dgs</text:p>
          </table:table-cell>
          <table:table-cell office:value-type="string" calcext:value-type="string">
            <text:p>Degree supervisor</text:p>
          </table:table-cell>
          <table:table-cell table:number-columns-repeated="4"/>
          <table:table-cell office:value-type="string" calcext:value-type="string">
            <text:p>A person overseeing a higher level academic degree</text:p>
          </table:table-cell>
          <table:table-cell/>
          <table:table-cell office:value-type="string" calcext:value-type="string">
            <text:p>2014-02-04:added to RDA and MARC</text:p>
            <text:p>2013-05-15:new</text:p>
          </table:table-cell>
          <table:table-cell table:number-columns-repeated="1013"/>
        </table:table-row>
        <table:table-row table:style-name="ro6">
          <table:table-cell office:value-type="string" calcext:value-type="string">
            <text:p>dis</text:p>
          </table:table-cell>
          <table:table-cell office:value-type="string" calcext:value-type="string">
            <text:p>Dissertant</text:p>
          </table:table-cell>
          <table:table-cell table:number-columns-repeated="4"/>
          <table:table-cell office:value-type="string" calcext:value-type="string">
            <text:p>A person who presents a thesis for a university or higher-level educational degree</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dln</text:p>
          </table:table-cell>
          <table:table-cell office:value-type="string" calcext:value-type="string">
            <text:p>Delineator</text:p>
          </table:table-cell>
          <table:table-cell table:number-columns-repeated="4"/>
          <table:table-cell office:value-type="string" calcext:value-type="string">
            <text:p>A person or organization executing technical drawings from others' designs</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dnc</text:p>
          </table:table-cell>
          <table:table-cell office:value-type="string" calcext:value-type="string">
            <text:p>Dancer</text:p>
          </table:table-cell>
          <table:table-cell table:number-columns-repeated="4"/>
          <table:table-cell office:value-type="string" calcext:value-type="string">
            <text:p>A performer who dances in a musical, dramatic, etc., presentation</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dnr</text:p>
          </table:table-cell>
          <table:table-cell office:value-type="string" calcext:value-type="string">
            <text:p>Donor</text:p>
          </table:table-cell>
          <table:table-cell table:number-columns-repeated="4"/>
          <table:table-cell office:value-type="string" calcext:value-type="string">
            <text:p>A former owner of an item who donated that item to another owner</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dpc</text:p>
          </table:table-cell>
          <table:table-cell office:value-type="string" calcext:value-type="string">
            <text:p>Depicted</text:p>
          </table:table-cell>
          <table:table-cell table:number-columns-repeated="4"/>
          <table:table-cell office:value-type="string" calcext:value-type="string">
            <text:p>An entity depicted or portrayed in a work, particularly in a work of art</text:p>
          </table:table-cell>
          <table:table-cell office:value-type="string" calcext:value-type="string">
            <text:p>Subject relationship</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dpt</text:p>
          </table:table-cell>
          <table:table-cell office:value-type="string" calcext:value-type="string">
            <text:p>Depositor</text:p>
          </table:table-cell>
          <table:table-cell table:number-columns-repeated="4"/>
          <table:table-cell office:value-type="string" calcext:value-type="string">
            <text:p>A current owner of an item who deposited the item into the custody of another person, family, or organization, while still retaining ownership</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drm</text:p>
          </table:table-cell>
          <table:table-cell office:value-type="string" calcext:value-type="string">
            <text:p>Draftsman</text:p>
          </table:table-cell>
          <table:table-cell table:number-columns-repeated="4"/>
          <table:table-cell office:value-type="string" calcext:value-type="string">
            <text:p>A person, family, or organization contributing to a resource by an architect, inventor, etc., by making detailed plans or drawings for buildings, ships, aircraft, machines, objects, etc</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Technical draftsman</text:p>
          </table:table-cell>
          <table:table-cell office:value-type="string" calcext:value-type="string">
            <text:p>drm</text:p>
          </table:table-cell>
          <table:table-cell table:number-columns-repeated="1019"/>
        </table:table-row>
        <table:table-row table:style-name="ro7">
          <table:table-cell office:value-type="string" calcext:value-type="string">
            <text:p>drt</text:p>
          </table:table-cell>
          <table:table-cell office:value-type="string" calcext:value-type="string">
            <text:p>Director</text:p>
          </table:table-cell>
          <table:table-cell table:number-columns-repeated="4"/>
          <table:table-cell office:value-type="string" calcext:value-type="string">
            <text:p>A person responsible for the general management and supervision of a filmed performance, a radio or television program, etc.</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dsr</text:p>
          </table:table-cell>
          <table:table-cell office:value-type="string" calcext:value-type="string">
            <text:p>Designer</text:p>
          </table:table-cell>
          <table:table-cell table:number-columns-repeated="4"/>
          <table:table-cell office:value-type="string" calcext:value-type="string">
            <text:p>A person, family, or organization responsible for creating a design for an objec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dst</text:p>
          </table:table-cell>
          <table:table-cell office:value-type="string" calcext:value-type="string">
            <text:p>Distributor</text:p>
          </table:table-cell>
          <table:table-cell table:number-columns-repeated="4"/>
          <table:table-cell office:value-type="string" calcext:value-type="string">
            <text:p>A person or organization that has exclusive or shared marketing rights for a resource</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dtc</text:p>
          </table:table-cell>
          <table:table-cell office:value-type="string" calcext:value-type="string">
            <text:p>Data contributor</text:p>
          </table:table-cell>
          <table:table-cell table:number-columns-repeated="4"/>
          <table:table-cell office:value-type="string" calcext:value-type="string">
            <text:p>A person or organization that submits data for inclusion in a database or other collection of data</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dte</text:p>
          </table:table-cell>
          <table:table-cell office:value-type="string" calcext:value-type="string">
            <text:p>Dedicatee</text:p>
          </table:table-cell>
          <table:table-cell table:number-columns-repeated="4"/>
          <table:table-cell office:value-type="string" calcext:value-type="string">
            <text:p>A person, family, or organization to whom a resource is dedicated</text:p>
          </table:table-cell>
          <table:table-cell office:value-type="string" calcext:value-type="string">
            <text:p>Changed MARC def; Combines RDA dedicatee (work) and dedicatee of item (item)</text:p>
          </table:table-cell>
          <table:table-cell office:value-type="string" calcext:value-type="string">
            <text:p>2014-02-05:Altered definition</text:p>
            <text:p>2013-05-15:modified</text:p>
            <text:p>1970-01-01:new</text:p>
          </table:table-cell>
          <table:table-cell table:number-columns-repeated="1013"/>
        </table:table-row>
        <table:table-row table:style-name="ro2">
          <table:table-cell/>
          <table:table-cell office:value-type="string" calcext:value-type="string">
            <text:p>Dedicatee of item</text:p>
          </table:table-cell>
          <table:table-cell office:value-type="string" calcext:value-type="string">
            <text:p>dte</text:p>
          </table:table-cell>
          <table:table-cell table:number-columns-repeated="1019"/>
        </table:table-row>
        <table:table-row table:style-name="ro6">
          <table:table-cell office:value-type="string" calcext:value-type="string">
            <text:p>dtm</text:p>
          </table:table-cell>
          <table:table-cell office:value-type="string" calcext:value-type="string">
            <text:p>Data manager</text:p>
          </table:table-cell>
          <table:table-cell table:number-columns-repeated="4"/>
          <table:table-cell office:value-type="string" calcext:value-type="string">
            <text:p>A person or organization responsible for managing databases or other data sources</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dto</text:p>
          </table:table-cell>
          <table:table-cell office:value-type="string" calcext:value-type="string">
            <text:p>Dedicator</text:p>
          </table:table-cell>
          <table:table-cell table:number-columns-repeated="4"/>
          <table:table-cell office:value-type="string" calcext:value-type="string">
            <text:p>A person who writes a dedication, which may be a formal statement or in epistolary or verse form</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dub</text:p>
          </table:table-cell>
          <table:table-cell office:value-type="string" calcext:value-type="string">
            <text:p>Dubious author</text:p>
          </table:table-cell>
          <table:table-cell table:number-columns-repeated="4"/>
          <table:table-cell office:value-type="string" calcext:value-type="string">
            <text:p>A person or organization to which authorship has been dubiously or incorrectly ascribed</text:p>
          </table:table-cell>
          <table:table-cell/>
          <table:table-cell office:value-type="string" calcext:value-type="string">
            <text:p>2013-05-15:modified</text:p>
            <text:p>1970-01-01:new</text:p>
          </table:table-cell>
          <table:table-cell table:number-columns-repeated="1013"/>
        </table:table-row>
        <table:table-row table:style-name="ro5">
          <table:table-cell office:value-type="string" calcext:value-type="string">
            <text:p>edc</text:p>
          </table:table-cell>
          <table:table-cell office:value-type="string" calcext:value-type="string">
            <text:p>Editor of compilation</text:p>
          </table:table-cell>
          <table:table-cell table:number-columns-repeated="3"/>
          <table:table-cell office:value-type="string" calcext:value-type="string">
            <text:p>com</text:p>
          </table:table-cell>
          <table:table-cell office:value-type="string" calcext:value-type="string">
            <text:p>A person, family, or organization contributing to a collective or aggregate work by selecting and putting together works, or parts of works, by one or more creators. For compilations of data, information, etc., that result in new works, see compiler</text:p>
          </table:table-cell>
          <table:table-cell/>
          <table:table-cell office:value-type="string" calcext:value-type="string">
            <text:p>2013-05-15:new</text:p>
          </table:table-cell>
          <table:table-cell table:number-columns-repeated="1013"/>
        </table:table-row>
        <table:table-row table:style-name="ro9">
          <table:table-cell office:value-type="string" calcext:value-type="string">
            <text:p>edm</text:p>
          </table:table-cell>
          <table:table-cell office:value-type="string" calcext:value-type="string">
            <text:p>Editor of moving image work</text:p>
          </table:table-cell>
          <table:table-cell table:number-columns-repeated="4"/>
          <table:table-cell office:value-type="string" calcext:value-type="string">
            <text:p>A person, family, or organization responsible for assembling, arranging, and trimming film, video, or other moving image formats, including both visual and audio aspects</text:p>
          </table:table-cell>
          <table:table-cell/>
          <table:table-cell office:value-type="string" calcext:value-type="string">
            <text:p>2013-05-15:new</text:p>
          </table:table-cell>
          <table:table-cell table:number-columns-repeated="1013"/>
        </table:table-row>
        <table:table-row table:style-name="ro2">
          <table:table-cell/>
          <table:table-cell office:value-type="string" calcext:value-type="string">
            <text:p>Moving image work editor</text:p>
          </table:table-cell>
          <table:table-cell office:value-type="string" calcext:value-type="string">
            <text:p>edm</text:p>
          </table:table-cell>
          <table:table-cell table:number-columns-repeated="1019"/>
        </table:table-row>
        <table:table-row table:style-name="ro14">
          <table:table-cell office:value-type="string" calcext:value-type="string">
            <text:p>edt</text:p>
          </table:table-cell>
          <table:table-cell office:value-type="string" calcext:value-type="string">
            <text:p>Editor</text:p>
          </table:table-cell>
          <table:table-cell table:number-columns-repeated="4"/>
          <table:table-cell office:value-type="string" calcext:value-type="string">
            <text:p>A person, family, or organization contributing to a resource by revising or elucidating the content, e.g., adding an introduction, notes, or other critical matter. An editor may also prepare a resource for production, publication, or distribution. For major revisions, adaptations, etc., that substantially change the nature and content of the original work, resulting in a new work, see author</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egr</text:p>
          </table:table-cell>
          <table:table-cell office:value-type="string" calcext:value-type="string">
            <text:p>Engraver</text:p>
          </table:table-cell>
          <table:table-cell table:number-columns-repeated="4"/>
          <table:table-cell office:value-type="string" calcext:value-type="string">
            <text:p>A person or organization who cuts letters, figures, etc. on a surface, such as a wooden or metal plate used for printing</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elg</text:p>
          </table:table-cell>
          <table:table-cell office:value-type="string" calcext:value-type="string">
            <text:p>Electrician</text:p>
          </table:table-cell>
          <table:table-cell table:number-columns-repeated="4"/>
          <table:table-cell office:value-type="string" calcext:value-type="string">
            <text:p>A person responsible for setting up a lighting rig and focusing the lights for a production, and running the lighting at a performance</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Chief electrician</text:p>
          </table:table-cell>
          <table:table-cell office:value-type="string" calcext:value-type="string">
            <text:p>elg</text:p>
          </table:table-cell>
          <table:table-cell table:number-columns-repeated="1019"/>
        </table:table-row>
        <table:table-row table:style-name="ro2">
          <table:table-cell/>
          <table:table-cell office:value-type="string" calcext:value-type="string">
            <text:p>House electrician</text:p>
          </table:table-cell>
          <table:table-cell office:value-type="string" calcext:value-type="string">
            <text:p>elg</text:p>
          </table:table-cell>
          <table:table-cell table:number-columns-repeated="1019"/>
        </table:table-row>
        <table:table-row table:style-name="ro2">
          <table:table-cell/>
          <table:table-cell office:value-type="string" calcext:value-type="string">
            <text:p>Master electrician</text:p>
          </table:table-cell>
          <table:table-cell office:value-type="string" calcext:value-type="string">
            <text:p>elg</text:p>
          </table:table-cell>
          <table:table-cell table:number-columns-repeated="1019"/>
        </table:table-row>
        <table:table-row table:style-name="ro7">
          <table:table-cell office:value-type="string" calcext:value-type="string">
            <text:p>elt</text:p>
          </table:table-cell>
          <table:table-cell office:value-type="string" calcext:value-type="string">
            <text:p>Electrotyper</text:p>
          </table:table-cell>
          <table:table-cell table:number-columns-repeated="4"/>
          <table:table-cell office:value-type="string" calcext:value-type="string">
            <text:p>A person or organization who creates a duplicate printing surface by pressure molding and electrodepositing of metal that is then backed up with lead for printing</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eng</text:p>
          </table:table-cell>
          <table:table-cell office:value-type="string" calcext:value-type="string">
            <text:p>Engineer</text:p>
          </table:table-cell>
          <table:table-cell table:number-columns-repeated="4"/>
          <table:table-cell office:value-type="string" calcext:value-type="string">
            <text:p>A person or organization that is responsible for technical planning and design, particularly with construction</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enj</text:p>
          </table:table-cell>
          <table:table-cell office:value-type="string" calcext:value-type="string">
            <text:p>Enacting jurisdiction</text:p>
          </table:table-cell>
          <table:table-cell table:number-columns-repeated="4"/>
          <table:table-cell office:value-type="string" calcext:value-type="string">
            <text:p>A jurisdiction enacting a law, regulation, constitution, court rule, etc.</text:p>
          </table:table-cell>
          <table:table-cell/>
          <table:table-cell office:value-type="string" calcext:value-type="string">
            <text:p>2013-05-15:new</text:p>
          </table:table-cell>
          <table:table-cell table:number-columns-repeated="1013"/>
        </table:table-row>
        <table:table-row table:style-name="ro7">
          <table:table-cell office:value-type="string" calcext:value-type="string">
            <text:p>etr</text:p>
          </table:table-cell>
          <table:table-cell office:value-type="string" calcext:value-type="string">
            <text:p>Etcher</text:p>
          </table:table-cell>
          <table:table-cell table:number-columns-repeated="4"/>
          <table:table-cell office:value-type="string" calcext:value-type="string">
            <text:p>A person or organization who produces text or images for printing by subjecting metal, glass, or some other surface to acid or the corrosive action of some other substance</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evp</text:p>
          </table:table-cell>
          <table:table-cell office:value-type="string" calcext:value-type="string">
            <text:p>Event place</text:p>
          </table:table-cell>
          <table:table-cell table:number-columns-repeated="4"/>
          <table:table-cell office:value-type="string" calcext:value-type="string">
            <text:p>A place where an event such as a conference or a concert took place</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exp</text:p>
          </table:table-cell>
          <table:table-cell office:value-type="string" calcext:value-type="string">
            <text:p>Expert</text:p>
          </table:table-cell>
          <table:table-cell table:number-columns-repeated="4"/>
          <table:table-cell office:value-type="string" calcext:value-type="string">
            <text:p>A person or organization in charge of the description and appraisal of the value of goods, particularly rare items, works of art, etc.</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Appraiser</text:p>
          </table:table-cell>
          <table:table-cell office:value-type="string" calcext:value-type="string">
            <text:p>exp</text:p>
          </table:table-cell>
          <table:table-cell table:number-columns-repeated="1019"/>
        </table:table-row>
        <table:table-row table:style-name="ro6">
          <table:table-cell office:value-type="string" calcext:value-type="string">
            <text:p>fac</text:p>
          </table:table-cell>
          <table:table-cell office:value-type="string" calcext:value-type="string">
            <text:p>Facsimilist</text:p>
          </table:table-cell>
          <table:table-cell table:number-columns-repeated="4"/>
          <table:table-cell office:value-type="string" calcext:value-type="string">
            <text:p>A person or organization that executed the facsimile</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Copier</text:p>
          </table:table-cell>
          <table:table-cell office:value-type="string" calcext:value-type="string">
            <text:p>fac</text:p>
          </table:table-cell>
          <table:table-cell table:number-columns-repeated="1019"/>
        </table:table-row>
        <table:table-row table:style-name="ro8">
          <table:table-cell office:value-type="string" calcext:value-type="string">
            <text:p>fds</text:p>
          </table:table-cell>
          <table:table-cell office:value-type="string" calcext:value-type="string">
            <text:p>Film distributor</text:p>
          </table:table-cell>
          <table:table-cell table:number-columns-repeated="4"/>
          <table:table-cell office:value-type="string" calcext:value-type="string">
            <text:p>A person, family, or organization involved in distributing a moving image resource to theatres or other distribution channels</text:p>
          </table:table-cell>
          <table:table-cell/>
          <table:table-cell office:value-type="string" calcext:value-type="string">
            <text:p>2013-05-15:new</text:p>
          </table:table-cell>
          <table:table-cell table:number-columns-repeated="1013"/>
        </table:table-row>
        <table:table-row table:style-name="ro9">
          <table:table-cell office:value-type="string" calcext:value-type="string">
            <text:p>fld</text:p>
          </table:table-cell>
          <table:table-cell office:value-type="string" calcext:value-type="string">
            <text:p>Field director</text:p>
          </table:table-cell>
          <table:table-cell table:number-columns-repeated="4"/>
          <table:table-cell office:value-type="string" calcext:value-type="string">
            <text:p>A person or organization that manages or supervises the work done to collect raw data or do research in an actual setting or environment (typically applies to the natural and social sciences)</text:p>
          </table:table-cell>
          <table:table-cell/>
          <table:table-cell office:value-type="string" calcext:value-type="string">
            <text:p>2013-05-15:modified</text:p>
            <text:p>1970-01-01:new</text:p>
          </table:table-cell>
          <table:table-cell table:number-columns-repeated="1013"/>
        </table:table-row>
        <table:table-row table:style-name="ro15">
          <table:table-cell office:value-type="string" calcext:value-type="string">
            <text:p>flm</text:p>
          </table:table-cell>
          <table:table-cell office:value-type="string" calcext:value-type="string">
            <text:p>Film editor</text:p>
          </table:table-cell>
          <table:table-cell table:number-columns-repeated="4"/>
          <table:table-cell office:value-type="string" calcext:value-type="string">
            <text:p>A person who, following the script and in creative cooperation with the Director, selects, arranges, and assembles the filmed material, controls the synchronization of picture and sound, and participates in other post-production tasks such as sound mixing and visual effects processing. <text:s/>Today, picture editing is often performed digitally.</text:p>
          </table:table-cell>
          <table:table-cell office:value-type="string" calcext:value-type="string">
            <text:p>Changed MARC def (FIAF)</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Motion picture editor</text:p>
          </table:table-cell>
          <table:table-cell office:value-type="string" calcext:value-type="string">
            <text:p>flm</text:p>
          </table:table-cell>
          <table:table-cell table:number-columns-repeated="1019"/>
        </table:table-row>
        <table:table-row table:style-name="ro8">
          <table:table-cell office:value-type="string" calcext:value-type="string">
            <text:p>fmd</text:p>
          </table:table-cell>
          <table:table-cell office:value-type="string" calcext:value-type="string">
            <text:p>Film director</text:p>
          </table:table-cell>
          <table:table-cell table:number-columns-repeated="4"/>
          <table:table-cell office:value-type="string" calcext:value-type="string">
            <text:p>A director responsible for the general management and supervision of a filmed performance</text:p>
          </table:table-cell>
          <table:table-cell/>
          <table:table-cell office:value-type="string" calcext:value-type="string">
            <text:p>2013-05-15:new</text:p>
          </table:table-cell>
          <table:table-cell table:number-columns-repeated="1013"/>
        </table:table-row>
        <table:table-row table:style-name="ro9">
          <table:table-cell office:value-type="string" calcext:value-type="string">
            <text:p>fmk</text:p>
          </table:table-cell>
          <table:table-cell office:value-type="string" calcext:value-type="string">
            <text:p>Filmmaker</text:p>
          </table:table-cell>
          <table:table-cell table:number-columns-repeated="4"/>
          <table:table-cell office:value-type="string" calcext:value-type="string">
            <text:p>A person, family or organization responsible for creating an independent or personal film. A filmmaker is individually responsible for the conception and execution of all aspects of the film</text:p>
          </table:table-cell>
          <table:table-cell/>
          <table:table-cell office:value-type="string" calcext:value-type="string">
            <text:p>2013-05-15:new</text:p>
          </table:table-cell>
          <table:table-cell table:number-columns-repeated="1013"/>
        </table:table-row>
        <table:table-row table:style-name="ro9">
          <table:table-cell office:value-type="string" calcext:value-type="string">
            <text:p>fmo</text:p>
          </table:table-cell>
          <table:table-cell office:value-type="string" calcext:value-type="string">
            <text:p>Former owner</text:p>
          </table:table-cell>
          <table:table-cell table:number-columns-repeated="4"/>
          <table:table-cell office:value-type="string" calcext:value-type="string">
            <text:p>A person, family, or organization formerly having legal possession of an item</text:p>
          </table:table-cell>
          <table:table-cell office:value-type="string" calcext:value-type="string">
            <text:p>Changed MARC def; in RDA associated with Owner (element) which is broader than MARC owner (which means current owner)</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fmp</text:p>
          </table:table-cell>
          <table:table-cell office:value-type="string" calcext:value-type="string">
            <text:p>Film producer</text:p>
          </table:table-cell>
          <table:table-cell table:number-columns-repeated="4"/>
          <table:table-cell office:value-type="string" calcext:value-type="string">
            <text:p>A producer responsible for most of the business aspects of a film</text:p>
          </table:table-cell>
          <table:table-cell/>
          <table:table-cell office:value-type="string" calcext:value-type="string">
            <text:p>2013-05-15:new</text:p>
          </table:table-cell>
          <table:table-cell table:number-columns-repeated="1013"/>
        </table:table-row>
        <table:table-row table:style-name="ro8">
          <table:table-cell office:value-type="string" calcext:value-type="string">
            <text:p>fnd</text:p>
          </table:table-cell>
          <table:table-cell office:value-type="string" calcext:value-type="string">
            <text:p>Funder</text:p>
          </table:table-cell>
          <table:table-cell table:number-columns-repeated="4"/>
          <table:table-cell office:value-type="string" calcext:value-type="string">
            <text:p>A person or organization that furnished financial support for the production of the work</text:p>
          </table:table-cell>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fpy</text:p>
          </table:table-cell>
          <table:table-cell office:value-type="string" calcext:value-type="string">
            <text:p>First party</text:p>
          </table:table-cell>
          <table:table-cell table:number-columns-repeated="4"/>
          <table:table-cell office:value-type="string" calcext:value-type="string">
            <text:p>A person or organization who is identified as the only party or the party of the first party. In the case of transfer of rights, this is the assignor, transferor, licensor, grantor, etc. Multiple parties can be named jointly as the first party</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frg</text:p>
          </table:table-cell>
          <table:table-cell office:value-type="string" calcext:value-type="string">
            <text:p>Forger</text:p>
          </table:table-cell>
          <table:table-cell table:number-columns-repeated="4"/>
          <table:table-cell office:value-type="string" calcext:value-type="string">
            <text:p>A person or organization who makes or imitates something of value or importance, especially with the intent to defraud</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Copier</text:p>
          </table:table-cell>
          <table:table-cell office:value-type="string" calcext:value-type="string">
            <text:p>frg</text:p>
          </table:table-cell>
          <table:table-cell table:number-columns-repeated="1019"/>
        </table:table-row>
        <table:table-row table:style-name="ro2">
          <table:table-cell/>
          <table:table-cell office:value-type="string" calcext:value-type="string">
            <text:p>Counterfeiter</text:p>
          </table:table-cell>
          <table:table-cell office:value-type="string" calcext:value-type="string">
            <text:p>frg</text:p>
          </table:table-cell>
          <table:table-cell table:number-columns-repeated="1019"/>
        </table:table-row>
        <table:table-row table:style-name="ro7">
          <table:table-cell office:value-type="string" calcext:value-type="string">
            <text:p>gis</text:p>
          </table:table-cell>
          <table:table-cell office:value-type="string" calcext:value-type="string">
            <text:p>Geographic information specialist</text:p>
          </table:table-cell>
          <table:table-cell table:number-columns-repeated="4"/>
          <table:table-cell office:value-type="string" calcext:value-type="string">
            <text:p>A person responsible for geographic information system (GIS) development and integration with global positioning system data</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Geospatial information specialist</text:p>
          </table:table-cell>
          <table:table-cell office:value-type="string" calcext:value-type="string">
            <text:p>gis</text:p>
          </table:table-cell>
          <table:table-cell table:number-columns-repeated="1019"/>
        </table:table-row>
        <table:table-row table:style-name="ro9">
          <table:table-cell office:value-type="string" calcext:value-type="string">
            <text:p>his</text:p>
          </table:table-cell>
          <table:table-cell office:value-type="string" calcext:value-type="string">
            <text:p>Host institution</text:p>
          </table:table-cell>
          <table:table-cell table:number-columns-repeated="4"/>
          <table:table-cell office:value-type="string" calcext:value-type="string">
            <text:p>An organization hosting the event, exhibit, conference, etc., which gave rise to a resource, but having little or no responsibility for the content of the resource</text:p>
          </table:table-cell>
          <table:table-cell/>
          <table:table-cell office:value-type="string" calcext:value-type="string">
            <text:p>2014-02-05:Altered definition</text:p>
            <text:p>2013-05-15:new</text:p>
          </table:table-cell>
          <table:table-cell table:number-columns-repeated="1013"/>
        </table:table-row>
        <table:table-row table:style-name="ro7">
          <table:table-cell office:value-type="string" calcext:value-type="string">
            <text:p>hnr</text:p>
          </table:table-cell>
          <table:table-cell office:value-type="string" calcext:value-type="string">
            <text:p>Honoree</text:p>
          </table:table-cell>
          <table:table-cell table:number-columns-repeated="4"/>
          <table:table-cell office:value-type="string" calcext:value-type="string">
            <text:p>A person, family, or organization honored by a work or item (e.g., the honoree of a festschrift, a person to whom a copy is presented)</text:p>
          </table:table-cell>
          <table:table-cell office:value-type="string" calcext:value-type="string">
            <text:p>Changed MARC def; combines RDA honoree and honoree of item</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Honouree</text:p>
          </table:table-cell>
          <table:table-cell office:value-type="string" calcext:value-type="string">
            <text:p>hnr</text:p>
          </table:table-cell>
          <table:table-cell table:number-columns-repeated="1019"/>
        </table:table-row>
        <table:table-row table:style-name="ro2">
          <table:table-cell/>
          <table:table-cell office:value-type="string" calcext:value-type="string">
            <text:p>Honouree of item</text:p>
          </table:table-cell>
          <table:table-cell office:value-type="string" calcext:value-type="string">
            <text:p>hnr</text:p>
          </table:table-cell>
          <table:table-cell table:number-columns-repeated="1019"/>
        </table:table-row>
        <table:table-row table:style-name="ro7">
          <table:table-cell office:value-type="string" calcext:value-type="string">
            <text:p>hst</text:p>
          </table:table-cell>
          <table:table-cell office:value-type="string" calcext:value-type="string">
            <text:p>Host</text:p>
          </table:table-cell>
          <table:table-cell table:number-columns-repeated="4"/>
          <table:table-cell office:value-type="string" calcext:value-type="string">
            <text:p>A performer contributing to a resource by leading a program (often broadcast) that includes other guests, performers, etc. (e.g., talk show host)</text:p>
          </table:table-cell>
          <table:table-cell/>
          <table:table-cell office:value-type="string" calcext:value-type="string">
            <text:p>2013-05-15:modified</text:p>
            <text:p>1970-01-01:new</text:p>
          </table:table-cell>
          <table:table-cell table:number-columns-repeated="1013"/>
        </table:table-row>
        <table:table-row table:style-name="ro5">
          <table:table-cell office:value-type="string" calcext:value-type="string">
            <text:p>ill</text:p>
          </table:table-cell>
          <table:table-cell office:value-type="string" calcext:value-type="string">
            <text:p>Illustrator</text:p>
          </table:table-cell>
          <table:table-cell table:number-columns-repeated="3"/>
          <table:table-cell office:value-type="string" calcext:value-type="string">
            <text:p>art</text:p>
          </table:table-cell>
          <table:table-cell office:value-type="string" calcext:value-type="string">
            <text:p>A person, family, or organization contributing to a resource by supplementing the primary content with drawings, diagrams, photographs, etc. If the work is primarily the artistic content created by this entity, use artist or photographer</text:p>
          </table:table-cell>
          <table:table-cell office:value-type="string" calcext:value-type="string">
            <text:p>Changed MARC def</text:p>
          </table:table-cell>
          <table:table-cell office:value-type="string" calcext:value-type="string">
            <text:p>2014-02-04:Altered definition</text:p>
            <text:p>2013-05-15:modified</text:p>
            <text:p>1970-01-01:new</text:p>
          </table:table-cell>
          <table:table-cell table:number-columns-repeated="1013"/>
        </table:table-row>
        <table:table-row table:style-name="ro8">
          <table:table-cell office:value-type="string" calcext:value-type="string">
            <text:p>ilu</text:p>
          </table:table-cell>
          <table:table-cell office:value-type="string" calcext:value-type="string">
            <text:p>Illuminator</text:p>
          </table:table-cell>
          <table:table-cell table:number-columns-repeated="4"/>
          <table:table-cell office:value-type="string" calcext:value-type="string">
            <text:p>A person providing decoration to a specific item using precious metals or color, often with elaborate designs and motifs</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ins</text:p>
          </table:table-cell>
          <table:table-cell office:value-type="string" calcext:value-type="string">
            <text:p>Inscriber</text:p>
          </table:table-cell>
          <table:table-cell table:number-columns-repeated="4"/>
          <table:table-cell office:value-type="string" calcext:value-type="string">
            <text:p>A person who has written a statement of dedication or gif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inv</text:p>
          </table:table-cell>
          <table:table-cell office:value-type="string" calcext:value-type="string">
            <text:p>Inventor</text:p>
          </table:table-cell>
          <table:table-cell table:number-columns-repeated="4"/>
          <table:table-cell office:value-type="string" calcext:value-type="string">
            <text:p>A person, family, or organization responsible for creating a new device or process</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Patent inventor</text:p>
          </table:table-cell>
          <table:table-cell office:value-type="string" calcext:value-type="string">
            <text:p>inv</text:p>
          </table:table-cell>
          <table:table-cell table:number-columns-repeated="1019"/>
        </table:table-row>
        <table:table-row table:style-name="ro6">
          <table:table-cell office:value-type="string" calcext:value-type="string">
            <text:p>isb</text:p>
          </table:table-cell>
          <table:table-cell office:value-type="string" calcext:value-type="string">
            <text:p>Issuing body</text:p>
          </table:table-cell>
          <table:table-cell table:number-columns-repeated="4"/>
          <table:table-cell office:value-type="string" calcext:value-type="string">
            <text:p>A person, family or organization issuing a work, such as an official organ of the body</text:p>
          </table:table-cell>
          <table:table-cell/>
          <table:table-cell office:value-type="string" calcext:value-type="string">
            <text:p>2014-02-05:Altered definition</text:p>
            <text:p>2013-05-15:new</text:p>
          </table:table-cell>
          <table:table-cell table:number-columns-repeated="1013"/>
        </table:table-row>
        <table:table-row table:style-name="ro6">
          <table:table-cell office:value-type="string" calcext:value-type="string">
            <text:p>itr</text:p>
          </table:table-cell>
          <table:table-cell office:value-type="string" calcext:value-type="string">
            <text:p>Instrumentalist</text:p>
          </table:table-cell>
          <table:table-cell table:number-columns-repeated="4"/>
          <table:table-cell office:value-type="string" calcext:value-type="string">
            <text:p>A performer contributing to a resource by playing a musical instrumen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ive</text:p>
          </table:table-cell>
          <table:table-cell office:value-type="string" calcext:value-type="string">
            <text:p>Interviewee</text:p>
          </table:table-cell>
          <table:table-cell table:number-columns-repeated="4"/>
          <table:table-cell office:value-type="string" calcext:value-type="string">
            <text:p>A person, family or organization responsible for creating or contributing to a resource by responding to an interviewer, usually a reporter, pollster, or some other information gathering agen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ivr</text:p>
          </table:table-cell>
          <table:table-cell office:value-type="string" calcext:value-type="string">
            <text:p>Interviewer</text:p>
          </table:table-cell>
          <table:table-cell table:number-columns-repeated="4"/>
          <table:table-cell office:value-type="string" calcext:value-type="string">
            <text:p>A person, family, or organization responsible for creating or contributing to a resource by acting as an interviewer, reporter, pollster, or some other information gathering agen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jud</text:p>
          </table:table-cell>
          <table:table-cell office:value-type="string" calcext:value-type="string">
            <text:p>Judge</text:p>
          </table:table-cell>
          <table:table-cell table:number-columns-repeated="4"/>
          <table:table-cell office:value-type="string" calcext:value-type="string">
            <text:p>A person who hears and decides on legal matters in court.</text:p>
          </table:table-cell>
          <table:table-cell/>
          <table:table-cell office:value-type="string" calcext:value-type="string">
            <text:p>2013-05-15:new</text:p>
          </table:table-cell>
          <table:table-cell table:number-columns-repeated="1013"/>
        </table:table-row>
        <table:table-row table:style-name="ro8">
          <table:table-cell office:value-type="string" calcext:value-type="string">
            <text:p>jug</text:p>
          </table:table-cell>
          <table:table-cell office:value-type="string" calcext:value-type="string">
            <text:p>Jurisdiction governed</text:p>
          </table:table-cell>
          <table:table-cell table:number-columns-repeated="4"/>
          <table:table-cell office:value-type="string" calcext:value-type="string">
            <text:p>A jurisdiction governed by a law, regulation, etc., that was enacted by another jurisdiction</text:p>
          </table:table-cell>
          <table:table-cell/>
          <table:table-cell office:value-type="string" calcext:value-type="string">
            <text:p>2013-05-15:new</text:p>
          </table:table-cell>
          <table:table-cell table:number-columns-repeated="1013"/>
        </table:table-row>
        <table:table-row table:style-name="ro6">
          <table:table-cell office:value-type="string" calcext:value-type="string">
            <text:p>lbr</text:p>
          </table:table-cell>
          <table:table-cell office:value-type="string" calcext:value-type="string">
            <text:p>Laboratory</text:p>
          </table:table-cell>
          <table:table-cell table:number-columns-repeated="4"/>
          <table:table-cell office:value-type="string" calcext:value-type="string">
            <text:p>An organization that provides scientific analyses of material samples</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lbt</text:p>
          </table:table-cell>
          <table:table-cell office:value-type="string" calcext:value-type="string">
            <text:p>Librettist</text:p>
          </table:table-cell>
          <table:table-cell table:number-columns-repeated="4"/>
          <table:table-cell office:value-type="string" calcext:value-type="string">
            <text:p>An author of a libretto of an opera or other stage work, or an oratorio</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ldr</text:p>
          </table:table-cell>
          <table:table-cell office:value-type="string" calcext:value-type="string">
            <text:p>Laboratory director</text:p>
          </table:table-cell>
          <table:table-cell table:number-columns-repeated="4"/>
          <table:table-cell office:value-type="string" calcext:value-type="string">
            <text:p>A person or organization that manages or supervises work done in a controlled setting or environment</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Lab director</text:p>
          </table:table-cell>
          <table:table-cell office:value-type="string" calcext:value-type="string">
            <text:p>ldr</text:p>
          </table:table-cell>
          <table:table-cell table:number-columns-repeated="1019"/>
        </table:table-row>
        <table:table-row table:style-name="ro15">
          <table:table-cell office:value-type="string" calcext:value-type="string">
            <text:p>led</text:p>
          </table:table-cell>
          <table:table-cell office:value-type="string" calcext:value-type="string">
            <text:p>Lead</text:p>
          </table:table-cell>
          <table:table-cell table:number-columns-repeated="4"/>
          <table:table-cell office:value-type="string" calcext:value-type="string">
            <text:p>A person or organization that takes primary responsibility for a particular activity or endeavor. May be combined with another relator term or code to show the greater importance this person or organization has regarding that particular role. If more than one relator is assigned to a heading, use the Lead relator only if it applies to all the relators</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lee</text:p>
          </table:table-cell>
          <table:table-cell office:value-type="string" calcext:value-type="string">
            <text:p>Libelee-appellee</text:p>
          </table:table-cell>
          <table:table-cell table:number-columns-repeated="4"/>
          <table:table-cell office:value-type="string" calcext:value-type="string">
            <text:p>A libelee against whom an appeal is taken from one ecclesiastical court or admiralty to another to reverse the judgment</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lel</text:p>
          </table:table-cell>
          <table:table-cell office:value-type="string" calcext:value-type="string">
            <text:p>Libelee</text:p>
          </table:table-cell>
          <table:table-cell table:number-columns-repeated="4"/>
          <table:table-cell office:value-type="string" calcext:value-type="string">
            <text:p>A person or organization against whom a libel has been filed in an ecclesiastical court or admiralty</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len</text:p>
          </table:table-cell>
          <table:table-cell office:value-type="string" calcext:value-type="string">
            <text:p>Lender</text:p>
          </table:table-cell>
          <table:table-cell table:number-columns-repeated="4"/>
          <table:table-cell office:value-type="string" calcext:value-type="string">
            <text:p>A person or organization permitting the temporary use of a book, manuscript, etc., such as for photocopying or microfilming</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let</text:p>
          </table:table-cell>
          <table:table-cell office:value-type="string" calcext:value-type="string">
            <text:p>Libelee-appellant</text:p>
          </table:table-cell>
          <table:table-cell table:number-columns-repeated="4"/>
          <table:table-cell office:value-type="string" calcext:value-type="string">
            <text:p>A libelee who takes an appeal from one ecclesiastical court or admiralty to another to reverse the judgment</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lgd</text:p>
          </table:table-cell>
          <table:table-cell office:value-type="string" calcext:value-type="string">
            <text:p>Lighting designer</text:p>
          </table:table-cell>
          <table:table-cell table:number-columns-repeated="4"/>
          <table:table-cell office:value-type="string" calcext:value-type="string">
            <text:p>A person or organization who designs the lighting scheme for a theatrical presentation, entertainment, motion picture, etc.</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lie</text:p>
          </table:table-cell>
          <table:table-cell office:value-type="string" calcext:value-type="string">
            <text:p>Libelant-appellee</text:p>
          </table:table-cell>
          <table:table-cell table:number-columns-repeated="4"/>
          <table:table-cell office:value-type="string" calcext:value-type="string">
            <text:p>A libelant against whom an appeal is taken from one ecclesiastical court or admiralty to another to reverse the judgment</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lil</text:p>
          </table:table-cell>
          <table:table-cell office:value-type="string" calcext:value-type="string">
            <text:p>Libelant</text:p>
          </table:table-cell>
          <table:table-cell table:number-columns-repeated="4"/>
          <table:table-cell office:value-type="string" calcext:value-type="string">
            <text:p>A person or organization who files a libel in an ecclesiastical or admiralty case</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lit</text:p>
          </table:table-cell>
          <table:table-cell office:value-type="string" calcext:value-type="string">
            <text:p>Libelant-appellant</text:p>
          </table:table-cell>
          <table:table-cell table:number-columns-repeated="4"/>
          <table:table-cell office:value-type="string" calcext:value-type="string">
            <text:p>A libelant who takes an appeal from one ecclesiastical court or admiralty to another to reverse the judgment</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lsa</text:p>
          </table:table-cell>
          <table:table-cell office:value-type="string" calcext:value-type="string">
            <text:p>Landscape architect</text:p>
          </table:table-cell>
          <table:table-cell table:number-columns-repeated="4"/>
          <table:table-cell office:value-type="string" calcext:value-type="string">
            <text:p>An architect responsible for creating landscape works. This work involves coordinating the arrangement of existing and proposed land features and structures</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lse</text:p>
          </table:table-cell>
          <table:table-cell office:value-type="string" calcext:value-type="string">
            <text:p>Licensee</text:p>
          </table:table-cell>
          <table:table-cell table:number-columns-repeated="4"/>
          <table:table-cell office:value-type="string" calcext:value-type="string">
            <text:p>A person or organization who is an original recipient of the right to print or publish</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lso</text:p>
          </table:table-cell>
          <table:table-cell office:value-type="string" calcext:value-type="string">
            <text:p>Licensor</text:p>
          </table:table-cell>
          <table:table-cell table:number-columns-repeated="4"/>
          <table:table-cell office:value-type="string" calcext:value-type="string">
            <text:p>A person or organization who is a signer of the license, imprimatur, etc</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Imprimatur</text:p>
          </table:table-cell>
          <table:table-cell office:value-type="string" calcext:value-type="string">
            <text:p>lso</text:p>
          </table:table-cell>
          <table:table-cell table:number-columns-repeated="1019"/>
        </table:table-row>
        <table:table-row table:style-name="ro9">
          <table:table-cell office:value-type="string" calcext:value-type="string">
            <text:p>ltg</text:p>
          </table:table-cell>
          <table:table-cell office:value-type="string" calcext:value-type="string">
            <text:p>Lithographer</text:p>
          </table:table-cell>
          <table:table-cell table:number-columns-repeated="4"/>
          <table:table-cell office:value-type="string" calcext:value-type="string">
            <text:p>A person or organization who prepares the stone or plate for lithographic printing, including a graphic artist creating a design directly on the surface from which printing will be done.</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lyr</text:p>
          </table:table-cell>
          <table:table-cell office:value-type="string" calcext:value-type="string">
            <text:p>Lyricist</text:p>
          </table:table-cell>
          <table:table-cell table:number-columns-repeated="4"/>
          <table:table-cell office:value-type="string" calcext:value-type="string">
            <text:p>An author of the words of a non-dramatic musical work (e.g. the text of a song), except for oratorios</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mcp</text:p>
          </table:table-cell>
          <table:table-cell office:value-type="string" calcext:value-type="string">
            <text:p>Music copyist</text:p>
          </table:table-cell>
          <table:table-cell table:number-columns-repeated="4"/>
          <table:table-cell office:value-type="string" calcext:value-type="string">
            <text:p>A person who transcribes or copies musical notation</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mdc</text:p>
          </table:table-cell>
          <table:table-cell office:value-type="string" calcext:value-type="string">
            <text:p>Metadata contact</text:p>
          </table:table-cell>
          <table:table-cell table:number-columns-repeated="4"/>
          <table:table-cell office:value-type="string" calcext:value-type="string">
            <text:p>A person or organization primarily responsible for compiling and maintaining the original description of a metadata set (e.g., geospatial metadata set)</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med</text:p>
          </table:table-cell>
          <table:table-cell office:value-type="string" calcext:value-type="string">
            <text:p>Medium</text:p>
          </table:table-cell>
          <table:table-cell table:number-columns-repeated="4"/>
          <table:table-cell office:value-type="string" calcext:value-type="string">
            <text:p>A person held to be a channel of communication between the earthly world and a world</text:p>
          </table:table-cell>
          <table:table-cell/>
          <table:table-cell office:value-type="string" calcext:value-type="string">
            <text:p>2014-02-05:Added in RDA and MARC</text:p>
            <text:p>2013-05-15:new</text:p>
          </table:table-cell>
          <table:table-cell table:number-columns-repeated="1013"/>
        </table:table-row>
        <table:table-row table:style-name="ro8">
          <table:table-cell office:value-type="string" calcext:value-type="string">
            <text:p>mfp</text:p>
          </table:table-cell>
          <table:table-cell office:value-type="string" calcext:value-type="string">
            <text:p>Manufacture place</text:p>
          </table:table-cell>
          <table:table-cell table:number-columns-repeated="4"/>
          <table:table-cell office:value-type="string" calcext:value-type="string">
            <text:p>The place of manufacture (e.g., printing, duplicating, casting, etc.) of a resource in a published form</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mfr</text:p>
          </table:table-cell>
          <table:table-cell office:value-type="string" calcext:value-type="string">
            <text:p>Manufacturer</text:p>
          </table:table-cell>
          <table:table-cell table:number-columns-repeated="4"/>
          <table:table-cell office:value-type="string" calcext:value-type="string">
            <text:p>A person or organization responsible for printing, duplicating, casting, etc. a resource</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mod</text:p>
          </table:table-cell>
          <table:table-cell office:value-type="string" calcext:value-type="string">
            <text:p>Moderator</text:p>
          </table:table-cell>
          <table:table-cell table:number-columns-repeated="4"/>
          <table:table-cell office:value-type="string" calcext:value-type="string">
            <text:p>A performer contributing to a resource by leading a program (often broadcast) where topics are discussed, usually with participation of experts in fields related to the discussion</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mon</text:p>
          </table:table-cell>
          <table:table-cell office:value-type="string" calcext:value-type="string">
            <text:p>Monitor</text:p>
          </table:table-cell>
          <table:table-cell table:number-columns-repeated="4"/>
          <table:table-cell office:value-type="string" calcext:value-type="string">
            <text:p>A person or organization that supervises compliance with the contract and is responsible for the report and controls its distribution. Sometimes referred to as the grantee, or controlling agency</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mrb</text:p>
          </table:table-cell>
          <table:table-cell office:value-type="string" calcext:value-type="string">
            <text:p>Marbler</text:p>
          </table:table-cell>
          <table:table-cell table:number-columns-repeated="4"/>
          <table:table-cell office:value-type="string" calcext:value-type="string">
            <text:p>The entity responsible for marbling paper, cloth, leather, etc. used in construction of a resource</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mrk</text:p>
          </table:table-cell>
          <table:table-cell office:value-type="string" calcext:value-type="string">
            <text:p>Markup editor</text:p>
          </table:table-cell>
          <table:table-cell table:number-columns-repeated="4"/>
          <table:table-cell office:value-type="string" calcext:value-type="string">
            <text:p>A person or organization performing the coding of SGML, HTML, or XML markup of metadata, text, etc.</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Encoder</text:p>
          </table:table-cell>
          <table:table-cell office:value-type="string" calcext:value-type="string">
            <text:p>mrk</text:p>
          </table:table-cell>
          <table:table-cell table:number-columns-repeated="1019"/>
        </table:table-row>
        <table:table-row table:style-name="ro9">
          <table:table-cell office:value-type="string" calcext:value-type="string">
            <text:p>msd</text:p>
          </table:table-cell>
          <table:table-cell office:value-type="string" calcext:value-type="string">
            <text:p>Musical director</text:p>
          </table:table-cell>
          <table:table-cell table:number-columns-repeated="4"/>
          <table:table-cell office:value-type="string" calcext:value-type="string">
            <text:p>A person who coordinates the activities of the composer, the sound editor, and sound mixers for a moving image production or for a musical or dramatic presentation or entertainmen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mte</text:p>
          </table:table-cell>
          <table:table-cell office:value-type="string" calcext:value-type="string">
            <text:p>Metal-engraver</text:p>
          </table:table-cell>
          <table:table-cell table:number-columns-repeated="4"/>
          <table:table-cell office:value-type="string" calcext:value-type="string">
            <text:p>An engraver responsible for decorations, illustrations, letters, etc. cut on a metal surface for printing or decoration</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mtk</text:p>
          </table:table-cell>
          <table:table-cell office:value-type="string" calcext:value-type="string">
            <text:p>Minute taker</text:p>
          </table:table-cell>
          <table:table-cell table:number-columns-repeated="4"/>
          <table:table-cell office:value-type="string" calcext:value-type="string">
            <text:p>A person, family, or organization responsible for recording the minutes of a meeting</text:p>
          </table:table-cell>
          <table:table-cell/>
          <table:table-cell office:value-type="string" calcext:value-type="string">
            <text:p>2014-02-06:Added in RDA and MARC</text:p>
            <text:p>2013-05-15:new</text:p>
          </table:table-cell>
          <table:table-cell table:number-columns-repeated="1013"/>
        </table:table-row>
        <table:table-row table:style-name="ro9">
          <table:table-cell office:value-type="string" calcext:value-type="string">
            <text:p>mus</text:p>
          </table:table-cell>
          <table:table-cell office:value-type="string" calcext:value-type="string">
            <text:p>Musician</text:p>
          </table:table-cell>
          <table:table-cell table:number-columns-repeated="4"/>
          <table:table-cell office:value-type="string" calcext:value-type="string">
            <text:p>A person or organization who performs music or contributes to the musical content of a work when it is not possible or desirable to identify the function more precisely</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nrt</text:p>
          </table:table-cell>
          <table:table-cell office:value-type="string" calcext:value-type="string">
            <text:p>Narrator</text:p>
          </table:table-cell>
          <table:table-cell table:number-columns-repeated="4"/>
          <table:table-cell office:value-type="string" calcext:value-type="string">
            <text:p>A performer contributing to a resource by reading or speaking in order to give an account of an act, occurrence, course of events, etc</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opn</text:p>
          </table:table-cell>
          <table:table-cell office:value-type="string" calcext:value-type="string">
            <text:p>Opponent</text:p>
          </table:table-cell>
          <table:table-cell table:number-columns-repeated="4"/>
          <table:table-cell office:value-type="string" calcext:value-type="string">
            <text:p>A person or organization responsible for opposing a thesis or dissertation</text:p>
          </table:table-cell>
          <table:table-cell/>
          <table:table-cell office:value-type="string" calcext:value-type="string">
            <text:p>2013-05-15:modified</text:p>
            <text:p>1970-01-01:new</text:p>
          </table:table-cell>
          <table:table-cell table:number-columns-repeated="1013"/>
        </table:table-row>
        <table:table-row table:style-name="ro5">
          <table:table-cell office:value-type="string" calcext:value-type="string">
            <text:p>org</text:p>
          </table:table-cell>
          <table:table-cell office:value-type="string" calcext:value-type="string">
            <text:p>Originator</text:p>
          </table:table-cell>
          <table:table-cell table:number-columns-repeated="4"/>
          <table:table-cell office:value-type="string" calcext:value-type="string">
            <text:p>A person or organization performing the work, i.e., the name of a person or organization associated with the intellectual content of the work. This category does not include the publisher or personal affiliation, or sponsor except where it is also the corporate author</text:p>
          </table:table-cell>
          <table:table-cell/>
          <table:table-cell office:value-type="string" calcext:value-type="string">
            <text:p>2014-02-06:added to RDA</text:p>
            <text:p>2014-02-06:Changed MARC term and definition</text:p>
            <text:p>2013-05-15:modified</text:p>
            <text:p>1970-01-01:new</text:p>
          </table:table-cell>
          <table:table-cell table:number-columns-repeated="1013"/>
        </table:table-row>
        <table:table-row table:style-name="ro8">
          <table:table-cell office:value-type="string" calcext:value-type="string">
            <text:p>orm</text:p>
          </table:table-cell>
          <table:table-cell office:value-type="string" calcext:value-type="string">
            <text:p>Organizer</text:p>
          </table:table-cell>
          <table:table-cell table:number-columns-repeated="4"/>
          <table:table-cell office:value-type="string" calcext:value-type="string">
            <text:p>A person, family, or organization organizing the exhibit, event, conference, etc., which gave rise to a resource</text:p>
          </table:table-cell>
          <table:table-cell office:value-type="string" calcext:value-type="string">
            <text:p>changed MARC term and def</text:p>
          </table:table-cell>
          <table:table-cell office:value-type="string" calcext:value-type="string">
            <text:p>2013-05-15:new</text:p>
          </table:table-cell>
          <table:table-cell table:number-columns-repeated="1013"/>
        </table:table-row>
        <table:table-row table:style-name="ro2">
          <table:table-cell/>
          <table:table-cell office:value-type="string" calcext:value-type="string">
            <text:p>Organizer of meeting</text:p>
          </table:table-cell>
          <table:table-cell office:value-type="string" calcext:value-type="string">
            <text:p>orm</text:p>
          </table:table-cell>
          <table:table-cell table:number-columns-repeated="1019"/>
        </table:table-row>
        <table:table-row table:style-name="ro5">
          <table:table-cell office:value-type="string" calcext:value-type="string">
            <text:p>osp</text:p>
          </table:table-cell>
          <table:table-cell office:value-type="string" calcext:value-type="string">
            <text:p>Onscreen presenter</text:p>
          </table:table-cell>
          <table:table-cell table:number-columns-repeated="4"/>
          <table:table-cell office:value-type="string" calcext:value-type="string">
            <text:p>A performer contributing to an expression of a work by appearing on screen in nonfiction moving image materials or introductions to fiction moving image materials to provide contextual or background information. Use when another term (e.g., narrator, host) is either not applicable or not desired</text:p>
          </table:table-cell>
          <table:table-cell/>
          <table:table-cell office:value-type="string" calcext:value-type="string">
            <text:p>2013-05-15:new</text:p>
          </table:table-cell>
          <table:table-cell table:number-columns-repeated="1013"/>
        </table:table-row>
        <table:table-row table:style-name="ro6">
          <table:table-cell office:value-type="string" calcext:value-type="string">
            <text:p>oth</text:p>
          </table:table-cell>
          <table:table-cell office:value-type="string" calcext:value-type="string">
            <text:p>Other</text:p>
          </table:table-cell>
          <table:table-cell table:number-columns-repeated="4"/>
          <table:table-cell office:value-type="string" calcext:value-type="string">
            <text:p>A role that has no equivalent in the MARC list.</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own</text:p>
          </table:table-cell>
          <table:table-cell office:value-type="string" calcext:value-type="string">
            <text:p>Owner</text:p>
          </table:table-cell>
          <table:table-cell table:number-columns-repeated="4"/>
          <table:table-cell office:value-type="string" calcext:value-type="string">
            <text:p>A person, family, or organization that currently owns an item or collection, i.e.has legal possession of a resource</text:p>
          </table:table-cell>
          <table:table-cell office:value-type="string" calcext:value-type="string">
            <text:p>Combined defs</text:p>
          </table:table-cell>
          <table:table-cell office:value-type="string" calcext:value-type="string">
            <text:p>2014-02-05:Altered definition</text:p>
            <text:p>2013-05-15:modified</text:p>
            <text:p>1970-01-01:new</text:p>
          </table:table-cell>
          <table:table-cell table:number-columns-repeated="1013"/>
        </table:table-row>
        <table:table-row table:style-name="ro2">
          <table:table-cell/>
          <table:table-cell office:value-type="string" calcext:value-type="string">
            <text:p>Current owner</text:p>
          </table:table-cell>
          <table:table-cell office:value-type="string" calcext:value-type="string">
            <text:p>own</text:p>
          </table:table-cell>
          <table:table-cell table:number-columns-repeated="1019"/>
        </table:table-row>
        <table:table-row table:style-name="ro9">
          <table:table-cell office:value-type="string" calcext:value-type="string">
            <text:p>pan</text:p>
          </table:table-cell>
          <table:table-cell office:value-type="string" calcext:value-type="string">
            <text:p>Panelist</text:p>
          </table:table-cell>
          <table:table-cell table:number-columns-repeated="4"/>
          <table:table-cell office:value-type="string" calcext:value-type="string">
            <text:p>A performer contributing to a resource by participating in a program (often broadcast) where topics are discussed, usually with participation of experts in fields related to the discussion</text:p>
          </table:table-cell>
          <table:table-cell/>
          <table:table-cell office:value-type="string" calcext:value-type="string">
            <text:p>2013-05-15:new</text:p>
          </table:table-cell>
          <table:table-cell table:number-columns-repeated="1013"/>
        </table:table-row>
        <table:table-row table:style-name="ro10">
          <table:table-cell office:value-type="string" calcext:value-type="string">
            <text:p>pat</text:p>
          </table:table-cell>
          <table:table-cell office:value-type="string" calcext:value-type="string">
            <text:p>Patron</text:p>
          </table:table-cell>
          <table:table-cell table:number-columns-repeated="4"/>
          <table:table-cell office:value-type="string" calcext:value-type="string">
            <text:p>A person or organization responsible for commissioning a work. Usually a patron uses his or her means or influence to support the work of artists, writers, etc. This includes those who commission and pay for individual works</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pbd</text:p>
          </table:table-cell>
          <table:table-cell office:value-type="string" calcext:value-type="string">
            <text:p>Publishing director</text:p>
          </table:table-cell>
          <table:table-cell table:number-columns-repeated="4"/>
          <table:table-cell office:value-type="string" calcext:value-type="string">
            <text:p>A person or organization who presides over the elaboration of a collective work to ensure its coherence or continuity. This includes editors-in-chief, literary editors, editors of series, etc.</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pbl</text:p>
          </table:table-cell>
          <table:table-cell office:value-type="string" calcext:value-type="string">
            <text:p>Publisher</text:p>
          </table:table-cell>
          <table:table-cell table:number-columns-repeated="4"/>
          <table:table-cell office:value-type="string" calcext:value-type="string">
            <text:p>A person or organization responsible for publishing, releasing, or issuing a resource</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pdr</text:p>
          </table:table-cell>
          <table:table-cell office:value-type="string" calcext:value-type="string">
            <text:p>Project director</text:p>
          </table:table-cell>
          <table:table-cell table:number-columns-repeated="4"/>
          <table:table-cell office:value-type="string" calcext:value-type="string">
            <text:p>A person or organization with primary responsibility for all essential aspects of a project, has overall responsibility for managing projects, or provides overall direction to a project manager</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pfr</text:p>
          </table:table-cell>
          <table:table-cell office:value-type="string" calcext:value-type="string">
            <text:p>Proofreader</text:p>
          </table:table-cell>
          <table:table-cell table:number-columns-repeated="3"/>
          <table:table-cell office:value-type="string" calcext:value-type="string">
            <text:p>crr</text:p>
          </table:table-cell>
          <table:table-cell office:value-type="string" calcext:value-type="string">
            <text:p>A person who corrects printed matter. For manuscripts, use Corrector [crr]</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pht</text:p>
          </table:table-cell>
          <table:table-cell office:value-type="string" calcext:value-type="string">
            <text:p>Photographer</text:p>
          </table:table-cell>
          <table:table-cell table:number-columns-repeated="4"/>
          <table:table-cell office:value-type="string" calcext:value-type="string">
            <text:p>A person, family, or organization responsible for creating a photographic work</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plt</text:p>
          </table:table-cell>
          <table:table-cell office:value-type="string" calcext:value-type="string">
            <text:p>Platemaker</text:p>
          </table:table-cell>
          <table:table-cell table:number-columns-repeated="4"/>
          <table:table-cell office:value-type="string" calcext:value-type="string">
            <text:p>A person, family, or organization involved in manufacturing a manifestation by preparing plates used in the production of printed images and/or tex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pma</text:p>
          </table:table-cell>
          <table:table-cell office:value-type="string" calcext:value-type="string">
            <text:p>Permitting agency</text:p>
          </table:table-cell>
          <table:table-cell table:number-columns-repeated="4"/>
          <table:table-cell office:value-type="string" calcext:value-type="string">
            <text:p>An organization (usually a government agency) that issues permits under which work is accomplished</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pmn</text:p>
          </table:table-cell>
          <table:table-cell office:value-type="string" calcext:value-type="string">
            <text:p>Production manager</text:p>
          </table:table-cell>
          <table:table-cell table:number-columns-repeated="4"/>
          <table:table-cell office:value-type="string" calcext:value-type="string">
            <text:p>A person responsible for all technical and business matters in a production</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pop</text:p>
          </table:table-cell>
          <table:table-cell office:value-type="string" calcext:value-type="string">
            <text:p>Printer of plates</text:p>
          </table:table-cell>
          <table:table-cell table:number-columns-repeated="4"/>
          <table:table-cell office:value-type="string" calcext:value-type="string">
            <text:p>A person or organization who prints illustrations from plates.</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Plates, printer of</text:p>
          </table:table-cell>
          <table:table-cell office:value-type="string" calcext:value-type="string">
            <text:p>pop</text:p>
          </table:table-cell>
          <table:table-cell table:number-columns-repeated="1019"/>
        </table:table-row>
        <table:table-row table:style-name="ro8">
          <table:table-cell office:value-type="string" calcext:value-type="string">
            <text:p>ppm</text:p>
          </table:table-cell>
          <table:table-cell office:value-type="string" calcext:value-type="string">
            <text:p>Papermaker</text:p>
          </table:table-cell>
          <table:table-cell table:number-columns-repeated="4"/>
          <table:table-cell office:value-type="string" calcext:value-type="string">
            <text:p>A person or organization responsible for the production of paper, usually from wood, cloth, or other fibrous material</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ppt</text:p>
          </table:table-cell>
          <table:table-cell office:value-type="string" calcext:value-type="string">
            <text:p>Puppeteer</text:p>
          </table:table-cell>
          <table:table-cell table:number-columns-repeated="4"/>
          <table:table-cell office:value-type="string" calcext:value-type="string">
            <text:p>A performer contributing to a resource by manipulating, controlling, or directing puppets or marionettes in a moving image production or a musical or dramatic presentation or entertainment</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pra</text:p>
          </table:table-cell>
          <table:table-cell office:value-type="string" calcext:value-type="string">
            <text:p>Praeses</text:p>
          </table:table-cell>
          <table:table-cell table:number-columns-repeated="4"/>
          <table:table-cell office:value-type="string" calcext:value-type="string">
            <text:p>A person who is the faculty moderator of an academic disputation, normally proposing a thesis and participating in the ensuing disputation</text:p>
          </table:table-cell>
          <table:table-cell/>
          <table:table-cell office:value-type="string" calcext:value-type="string">
            <text:p>2013-05-15:new</text:p>
          </table:table-cell>
          <table:table-cell table:number-columns-repeated="1013"/>
        </table:table-row>
        <table:table-row table:style-name="ro7">
          <table:table-cell office:value-type="string" calcext:value-type="string">
            <text:p>prc</text:p>
          </table:table-cell>
          <table:table-cell office:value-type="string" calcext:value-type="string">
            <text:p>Process contact</text:p>
          </table:table-cell>
          <table:table-cell table:number-columns-repeated="4"/>
          <table:table-cell office:value-type="string" calcext:value-type="string">
            <text:p>A person or organization primarily responsible for performing or initiating a process, such as is done with the collection of metadata sets</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prd</text:p>
          </table:table-cell>
          <table:table-cell office:value-type="string" calcext:value-type="string">
            <text:p>Production personnel</text:p>
          </table:table-cell>
          <table:table-cell table:number-columns-repeated="4"/>
          <table:table-cell office:value-type="string" calcext:value-type="string">
            <text:p>A person or organization associated with the production (props, lighting, special effects, etc.) of a musical or dramatic presentation or entertainment</text:p>
          </table:table-cell>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pre</text:p>
          </table:table-cell>
          <table:table-cell office:value-type="string" calcext:value-type="string">
            <text:p>Presenter</text:p>
          </table:table-cell>
          <table:table-cell table:number-columns-repeated="4"/>
          <table:table-cell office:value-type="string" calcext:value-type="string">
            <text:p>A person or organization mentioned in an “X presents” credit for moving image materials and who is associated with production, finance, or distribution in some way. <text:s/>A vanity credit; <text:s/>in early years, normally the head of a studio</text:p>
          </table:table-cell>
          <table:table-cell office:value-type="string" calcext:value-type="string">
            <text:p>includes one sentence from FIAF def</text:p>
          </table:table-cell>
          <table:table-cell office:value-type="string" calcext:value-type="string">
            <text:p>2013-05-15:new</text:p>
          </table:table-cell>
          <table:table-cell table:number-columns-repeated="1013"/>
        </table:table-row>
        <table:table-row table:style-name="ro10">
          <table:table-cell office:value-type="string" calcext:value-type="string">
            <text:p>prf</text:p>
          </table:table-cell>
          <table:table-cell office:value-type="string" calcext:value-type="string">
            <text:p>Performer</text:p>
          </table:table-cell>
          <table:table-cell table:number-columns-repeated="4"/>
          <table:table-cell office:value-type="string" calcext:value-type="string">
            <text:p>A person contributing to a resource by performing music, acting, dancing, speaking, etc., often in a musical or dramatic presentation, etc. If specific codes are used, [prf] is used for a person whose principal skill is not known or specified</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prg</text:p>
          </table:table-cell>
          <table:table-cell office:value-type="string" calcext:value-type="string">
            <text:p>Programmer</text:p>
          </table:table-cell>
          <table:table-cell table:number-columns-repeated="4"/>
          <table:table-cell office:value-type="string" calcext:value-type="string">
            <text:p>A person, family, or organization responsible for creating a computer program</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prm</text:p>
          </table:table-cell>
          <table:table-cell office:value-type="string" calcext:value-type="string">
            <text:p>Printmaker</text:p>
          </table:table-cell>
          <table:table-cell table:number-columns-repeated="4"/>
          <table:table-cell office:value-type="string" calcext:value-type="string">
            <text:p>A person or organization who makes a relief, intaglio, or planographic printing surface</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prn</text:p>
          </table:table-cell>
          <table:table-cell office:value-type="string" calcext:value-type="string">
            <text:p>Production company</text:p>
          </table:table-cell>
          <table:table-cell table:number-columns-repeated="4"/>
          <table:table-cell office:value-type="string" calcext:value-type="string">
            <text:p>An organization that is responsible for financial, technical, and organizational management of a production for stage, screen, audio recording, television, webcast, etc.</text:p>
          </table:table-cell>
          <table:table-cell/>
          <table:table-cell office:value-type="string" calcext:value-type="string">
            <text:p>2014-02-04:Altered definition</text:p>
            <text:p>2013-05-15:new</text:p>
          </table:table-cell>
          <table:table-cell table:number-columns-repeated="1013"/>
        </table:table-row>
        <table:table-row table:style-name="ro5">
          <table:table-cell office:value-type="string" calcext:value-type="string">
            <text:p>pro</text:p>
          </table:table-cell>
          <table:table-cell office:value-type="string" calcext:value-type="string">
            <text:p>Producer</text:p>
          </table:table-cell>
          <table:table-cell table:number-columns-repeated="4"/>
          <table:table-cell office:value-type="string" calcext:value-type="string">
            <text:p>A person, family, or organization responsible for most of the business aspects of a production for screen, audio recording, television, webcast, etc. The producer is generally responsible for fund raising, managing the production, hiring key personnel, arranging for distributors, etc.</text:p>
          </table:table-cell>
          <table:table-cell office:value-type="string" calcext:value-type="string">
            <text:p>Changed MARC def</text:p>
          </table:table-cell>
          <table:table-cell office:value-type="string" calcext:value-type="string">
            <text:p>2014-02-04:Altered definition</text:p>
            <text:p>2013-05-15:modified</text:p>
            <text:p>1970-01-01:new</text:p>
          </table:table-cell>
          <table:table-cell table:number-columns-repeated="1013"/>
        </table:table-row>
        <table:table-row table:style-name="ro8">
          <table:table-cell office:value-type="string" calcext:value-type="string">
            <text:p>prp</text:p>
          </table:table-cell>
          <table:table-cell office:value-type="string" calcext:value-type="string">
            <text:p>Production place</text:p>
          </table:table-cell>
          <table:table-cell table:number-columns-repeated="4"/>
          <table:table-cell office:value-type="string" calcext:value-type="string">
            <text:p>The place of production (e.g., inscription, fabrication, construction, etc.) of a resource in an unpublished form</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prs</text:p>
          </table:table-cell>
          <table:table-cell office:value-type="string" calcext:value-type="string">
            <text:p>Production designer</text:p>
          </table:table-cell>
          <table:table-cell table:number-columns-repeated="4"/>
          <table:table-cell office:value-type="string" calcext:value-type="string">
            <text:p>A person or organization responsible for designing the overall visual appearance of a moving image production</text:p>
          </table:table-cell>
          <table:table-cell/>
          <table:table-cell office:value-type="string" calcext:value-type="string">
            <text:p>2013-05-15:new</text:p>
          </table:table-cell>
          <table:table-cell table:number-columns-repeated="1013"/>
        </table:table-row>
        <table:table-row table:style-name="ro9">
          <table:table-cell office:value-type="string" calcext:value-type="string">
            <text:p>prt</text:p>
          </table:table-cell>
          <table:table-cell office:value-type="string" calcext:value-type="string">
            <text:p>Printer</text:p>
          </table:table-cell>
          <table:table-cell table:number-columns-repeated="4"/>
          <table:table-cell office:value-type="string" calcext:value-type="string">
            <text:p>A person, family, or organization involved in manufacturing a manifestation of printed text, notated music, etc., from type or plates, such as a book, newspaper, magazine, broadside, score, etc</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prv</text:p>
          </table:table-cell>
          <table:table-cell office:value-type="string" calcext:value-type="string">
            <text:p>Provider</text:p>
          </table:table-cell>
          <table:table-cell table:number-columns-repeated="4"/>
          <table:table-cell office:value-type="string" calcext:value-type="string">
            <text:p>A person or organization who produces, publishes, manufactures, or distributes a resource if specific codes are not desired (e.g. [mfr], [pbl])</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pta</text:p>
          </table:table-cell>
          <table:table-cell office:value-type="string" calcext:value-type="string">
            <text:p>Patent applicant</text:p>
          </table:table-cell>
          <table:table-cell table:number-columns-repeated="4"/>
          <table:table-cell office:value-type="string" calcext:value-type="string">
            <text:p>A person or organization that applied for a patent</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pte</text:p>
          </table:table-cell>
          <table:table-cell office:value-type="string" calcext:value-type="string">
            <text:p>Plaintiff-appellee</text:p>
          </table:table-cell>
          <table:table-cell table:number-columns-repeated="4"/>
          <table:table-cell office:value-type="string" calcext:value-type="string">
            <text:p>A plaintiff against whom an appeal is taken from one court or jurisdiction to another to reverse the judgment, usually in a legal proceeding</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ptf</text:p>
          </table:table-cell>
          <table:table-cell office:value-type="string" calcext:value-type="string">
            <text:p>Plaintiff</text:p>
          </table:table-cell>
          <table:table-cell table:number-columns-repeated="4"/>
          <table:table-cell office:value-type="string" calcext:value-type="string">
            <text:p>A person or organization who brings a suit in a civil proceeding</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pth</text:p>
          </table:table-cell>
          <table:table-cell office:value-type="string" calcext:value-type="string">
            <text:p>Patent holder</text:p>
          </table:table-cell>
          <table:table-cell table:number-columns-repeated="4"/>
          <table:table-cell office:value-type="string" calcext:value-type="string">
            <text:p>A person or organization that was granted the patent referred to by the item</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Patentee</text:p>
          </table:table-cell>
          <table:table-cell office:value-type="string" calcext:value-type="string">
            <text:p>pth</text:p>
          </table:table-cell>
          <table:table-cell table:number-columns-repeated="1019"/>
        </table:table-row>
        <table:table-row table:style-name="ro8">
          <table:table-cell office:value-type="string" calcext:value-type="string">
            <text:p>ptt</text:p>
          </table:table-cell>
          <table:table-cell office:value-type="string" calcext:value-type="string">
            <text:p>Plaintiff-appellant</text:p>
          </table:table-cell>
          <table:table-cell table:number-columns-repeated="4"/>
          <table:table-cell office:value-type="string" calcext:value-type="string">
            <text:p>A plaintiff who takes an appeal from one court or jurisdiction to another to reverse the judgment, usually in a legal proceeding</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pup</text:p>
          </table:table-cell>
          <table:table-cell office:value-type="string" calcext:value-type="string">
            <text:p>Publication place</text:p>
          </table:table-cell>
          <table:table-cell table:number-columns-repeated="4"/>
          <table:table-cell office:value-type="string" calcext:value-type="string">
            <text:p>The place where a resource is published</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rbr</text:p>
          </table:table-cell>
          <table:table-cell office:value-type="string" calcext:value-type="string">
            <text:p>Rubricator</text:p>
          </table:table-cell>
          <table:table-cell table:number-columns-repeated="4"/>
          <table:table-cell office:value-type="string" calcext:value-type="string">
            <text:p>A person or organization responsible for parts of a work, often headings or opening parts of a manuscript, that appear in a distinctive color, usually red</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rcd</text:p>
          </table:table-cell>
          <table:table-cell office:value-type="string" calcext:value-type="string">
            <text:p>Recordist</text:p>
          </table:table-cell>
          <table:table-cell table:number-columns-repeated="4"/>
          <table:table-cell office:value-type="string" calcext:value-type="string">
            <text:p>A person or organization who uses a recording device to capture sounds and/or video during a recording session, including field recordings of natural sounds, folkloric events, music, etc.</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rce</text:p>
          </table:table-cell>
          <table:table-cell office:value-type="string" calcext:value-type="string">
            <text:p>Recording engineer</text:p>
          </table:table-cell>
          <table:table-cell table:number-columns-repeated="4"/>
          <table:table-cell office:value-type="string" calcext:value-type="string">
            <text:p>A person contributing to a resource by supervising the technical aspects of a sound or video recording session</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rcp</text:p>
          </table:table-cell>
          <table:table-cell office:value-type="string" calcext:value-type="string">
            <text:p>Addressee</text:p>
          </table:table-cell>
          <table:table-cell table:number-columns-repeated="4"/>
          <table:table-cell office:value-type="string" calcext:value-type="string">
            <text:p>A person, family, or organization to whom the correspondence in a work is addressed</text:p>
          </table:table-cell>
          <table:table-cell office:value-type="string" calcext:value-type="string">
            <text:p>changed MARC term and def</text:p>
          </table:table-cell>
          <table:table-cell office:value-type="string" calcext:value-type="string">
            <text:p>2014-02-05:Altered definition</text:p>
            <text:p>2013-05-15:modified</text:p>
            <text:p>1970-01-01:new</text:p>
          </table:table-cell>
          <table:table-cell table:number-columns-repeated="1013"/>
        </table:table-row>
        <table:table-row table:style-name="ro2">
          <table:table-cell/>
          <table:table-cell office:value-type="string" calcext:value-type="string">
            <text:p>Recipient</text:p>
          </table:table-cell>
          <table:table-cell office:value-type="string" calcext:value-type="string">
            <text:p>rcp</text:p>
          </table:table-cell>
          <table:table-cell table:number-columns-repeated="1019"/>
        </table:table-row>
        <table:table-row table:style-name="ro8">
          <table:table-cell office:value-type="string" calcext:value-type="string">
            <text:p>rdd</text:p>
          </table:table-cell>
          <table:table-cell office:value-type="string" calcext:value-type="string">
            <text:p>Radio director</text:p>
          </table:table-cell>
          <table:table-cell table:number-columns-repeated="4"/>
          <table:table-cell office:value-type="string" calcext:value-type="string">
            <text:p>A director responsible for the general management and supervision of a radio program</text:p>
          </table:table-cell>
          <table:table-cell/>
          <table:table-cell office:value-type="string" calcext:value-type="string">
            <text:p>2013-05-15:new</text:p>
          </table:table-cell>
          <table:table-cell table:number-columns-repeated="1013"/>
        </table:table-row>
        <table:table-row table:style-name="ro7">
          <table:table-cell office:value-type="string" calcext:value-type="string">
            <text:p>red</text:p>
          </table:table-cell>
          <table:table-cell office:value-type="string" calcext:value-type="string">
            <text:p>Redaktor</text:p>
          </table:table-cell>
          <table:table-cell table:number-columns-repeated="4"/>
          <table:table-cell office:value-type="string" calcext:value-type="string">
            <text:p>A person or organization who writes or develops the framework for an item without being intellectually responsible for its content</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ren</text:p>
          </table:table-cell>
          <table:table-cell office:value-type="string" calcext:value-type="string">
            <text:p>Renderer</text:p>
          </table:table-cell>
          <table:table-cell table:number-columns-repeated="4"/>
          <table:table-cell office:value-type="string" calcext:value-type="string">
            <text:p>A person or organization who prepares drawings of architectural designs (i.e., renderings) in accurate, representational perspective to show what the project will look like when completed</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res</text:p>
          </table:table-cell>
          <table:table-cell office:value-type="string" calcext:value-type="string">
            <text:p>Researcher</text:p>
          </table:table-cell>
          <table:table-cell table:number-columns-repeated="4"/>
          <table:table-cell office:value-type="string" calcext:value-type="string">
            <text:p>A person or organization responsible for performing research</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Performer of research</text:p>
          </table:table-cell>
          <table:table-cell office:value-type="string" calcext:value-type="string">
            <text:p>res</text:p>
          </table:table-cell>
          <table:table-cell table:number-columns-repeated="1019"/>
        </table:table-row>
        <table:table-row table:style-name="ro8">
          <table:table-cell office:value-type="string" calcext:value-type="string">
            <text:p>rev</text:p>
          </table:table-cell>
          <table:table-cell office:value-type="string" calcext:value-type="string">
            <text:p>Reviewer</text:p>
          </table:table-cell>
          <table:table-cell table:number-columns-repeated="4"/>
          <table:table-cell office:value-type="string" calcext:value-type="string">
            <text:p>A person or organization responsible for the review of a book, motion picture, performance, etc.</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rpc</text:p>
          </table:table-cell>
          <table:table-cell office:value-type="string" calcext:value-type="string">
            <text:p>Radio producer</text:p>
          </table:table-cell>
          <table:table-cell table:number-columns-repeated="4"/>
          <table:table-cell office:value-type="string" calcext:value-type="string">
            <text:p>A producer responsible for most of the business aspects of a radio program</text:p>
          </table:table-cell>
          <table:table-cell/>
          <table:table-cell office:value-type="string" calcext:value-type="string">
            <text:p>2013-05-15:new</text:p>
          </table:table-cell>
          <table:table-cell table:number-columns-repeated="1013"/>
        </table:table-row>
        <table:table-row table:style-name="ro7">
          <table:table-cell office:value-type="string" calcext:value-type="string">
            <text:p>rps</text:p>
          </table:table-cell>
          <table:table-cell office:value-type="string" calcext:value-type="string">
            <text:p>Repository</text:p>
          </table:table-cell>
          <table:table-cell table:number-columns-repeated="4"/>
          <table:table-cell office:value-type="string" calcext:value-type="string">
            <text:p>An organization that hosts data or material culture objects and provides services to promote long term, consistent and shared use of those data or objects</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rpt</text:p>
          </table:table-cell>
          <table:table-cell office:value-type="string" calcext:value-type="string">
            <text:p>Reporter</text:p>
          </table:table-cell>
          <table:table-cell table:number-columns-repeated="4"/>
          <table:table-cell office:value-type="string" calcext:value-type="string">
            <text:p>A person or organization who writes or presents reports of news or current events on air or in print</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rpy</text:p>
          </table:table-cell>
          <table:table-cell office:value-type="string" calcext:value-type="string">
            <text:p>Responsible party</text:p>
          </table:table-cell>
          <table:table-cell table:number-columns-repeated="4"/>
          <table:table-cell office:value-type="string" calcext:value-type="string">
            <text:p>A person or organization legally responsible for the content of the published material</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rse</text:p>
          </table:table-cell>
          <table:table-cell office:value-type="string" calcext:value-type="string">
            <text:p>Respondent-appellee</text:p>
          </table:table-cell>
          <table:table-cell table:number-columns-repeated="4"/>
          <table:table-cell office:value-type="string" calcext:value-type="string">
            <text:p>A respondent against whom an appeal is taken from one court or jurisdiction to another to reverse the judgment, usually in an equity proceeding</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rsg</text:p>
          </table:table-cell>
          <table:table-cell office:value-type="string" calcext:value-type="string">
            <text:p>Restager</text:p>
          </table:table-cell>
          <table:table-cell table:number-columns-repeated="4"/>
          <table:table-cell office:value-type="string" calcext:value-type="string">
            <text:p>A person or organization, other than the original choreographer or director, responsible for restaging a choreographic or dramatic work and who contributes minimal new content</text:p>
          </table:table-cell>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rsp</text:p>
          </table:table-cell>
          <table:table-cell office:value-type="string" calcext:value-type="string">
            <text:p>Respondent</text:p>
          </table:table-cell>
          <table:table-cell table:number-columns-repeated="4"/>
          <table:table-cell office:value-type="string" calcext:value-type="string">
            <text:p>A person or organization who makes an answer to the courts pursuant to an application for redress (usually in an equity proceeding) or a candidate for a degree who defends or opposes a thesis provided by the praeses in an academic disputation</text:p>
          </table:table-cell>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rsr</text:p>
          </table:table-cell>
          <table:table-cell office:value-type="string" calcext:value-type="string">
            <text:p>Restorationist</text:p>
          </table:table-cell>
          <table:table-cell table:number-columns-repeated="4"/>
          <table:table-cell office:value-type="string" calcext:value-type="string">
            <text:p>A person, family, or organization responsible for the set of technical, editorial, and intellectual procedures aimed at compensating for the degradation of an item by bringing it back to a state as close as possible to its original condition</text:p>
          </table:table-cell>
          <table:table-cell/>
          <table:table-cell office:value-type="string" calcext:value-type="string">
            <text:p>2013-05-15:new</text:p>
          </table:table-cell>
          <table:table-cell table:number-columns-repeated="1013"/>
        </table:table-row>
        <table:table-row table:style-name="ro7">
          <table:table-cell office:value-type="string" calcext:value-type="string">
            <text:p>rst</text:p>
          </table:table-cell>
          <table:table-cell office:value-type="string" calcext:value-type="string">
            <text:p>Respondent-appellant</text:p>
          </table:table-cell>
          <table:table-cell table:number-columns-repeated="4"/>
          <table:table-cell office:value-type="string" calcext:value-type="string">
            <text:p>A respondent who takes an appeal from one court or jurisdiction to another to reverse the judgment, usually in an equity proceeding</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rth</text:p>
          </table:table-cell>
          <table:table-cell office:value-type="string" calcext:value-type="string">
            <text:p>Research team head</text:p>
          </table:table-cell>
          <table:table-cell table:number-columns-repeated="4"/>
          <table:table-cell office:value-type="string" calcext:value-type="string">
            <text:p>A person who directed or managed a research project</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rtm</text:p>
          </table:table-cell>
          <table:table-cell office:value-type="string" calcext:value-type="string">
            <text:p>Research team member</text:p>
          </table:table-cell>
          <table:table-cell table:number-columns-repeated="4"/>
          <table:table-cell office:value-type="string" calcext:value-type="string">
            <text:p>A person who participated in a research project but whose role did not involve direction or management of it</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sad</text:p>
          </table:table-cell>
          <table:table-cell office:value-type="string" calcext:value-type="string">
            <text:p>Scientific advisor</text:p>
          </table:table-cell>
          <table:table-cell table:number-columns-repeated="4"/>
          <table:table-cell office:value-type="string" calcext:value-type="string">
            <text:p>A person or organization who brings scientific, pedagogical, or historical competence to the conception and realization on a work, particularly in the case of audio-visual items</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sce</text:p>
          </table:table-cell>
          <table:table-cell office:value-type="string" calcext:value-type="string">
            <text:p>Scenarist</text:p>
          </table:table-cell>
          <table:table-cell table:number-columns-repeated="3"/>
          <table:table-cell office:value-type="string" calcext:value-type="string">
            <text:p>aus</text:p>
          </table:table-cell>
          <table:table-cell office:value-type="string" calcext:value-type="string">
            <text:p>A person or organization who is the author of a motion picture screenplay, generally the person who wrote the scenarios for a motion picture during the silent era</text:p>
          </table:table-cell>
          <table:table-cell office:value-type="string" calcext:value-type="string">
            <text:p>Revis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scl</text:p>
          </table:table-cell>
          <table:table-cell office:value-type="string" calcext:value-type="string">
            <text:p>Sculptor</text:p>
          </table:table-cell>
          <table:table-cell table:number-columns-repeated="4"/>
          <table:table-cell office:value-type="string" calcext:value-type="string">
            <text:p>An artist responsible for creating a three-dimensional work by modeling, carving, or similar technique</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scr</text:p>
          </table:table-cell>
          <table:table-cell office:value-type="string" calcext:value-type="string">
            <text:p>Scribe</text:p>
          </table:table-cell>
          <table:table-cell table:number-columns-repeated="3"/>
          <table:table-cell office:value-type="string" calcext:value-type="string">
            <text:p>fac</text:p>
          </table:table-cell>
          <table:table-cell office:value-type="string" calcext:value-type="string">
            <text:p>A person who is an amanuensis and for a writer of manuscripts proper. For a person who makes pen-facsimiles, use Facsimilist [fac]</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sds</text:p>
          </table:table-cell>
          <table:table-cell office:value-type="string" calcext:value-type="string">
            <text:p>Sound designer</text:p>
          </table:table-cell>
          <table:table-cell table:number-columns-repeated="4"/>
          <table:table-cell office:value-type="string" calcext:value-type="string">
            <text:p>A person who produces and reproduces the sound score (both live and recorded), the installation of microphones, the setting of sound levels, and the coordination of sources of sound for a production</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sec</text:p>
          </table:table-cell>
          <table:table-cell office:value-type="string" calcext:value-type="string">
            <text:p>Secretary</text:p>
          </table:table-cell>
          <table:table-cell table:number-columns-repeated="4"/>
          <table:table-cell office:value-type="string" calcext:value-type="string">
            <text:p>A person or organization who is a recorder, redactor, or other person responsible for expressing the views of a organization</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sgd</text:p>
          </table:table-cell>
          <table:table-cell office:value-type="string" calcext:value-type="string">
            <text:p>Stage director</text:p>
          </table:table-cell>
          <table:table-cell table:number-columns-repeated="4"/>
          <table:table-cell office:value-type="string" calcext:value-type="string">
            <text:p>A person or organization contributing to a stage resource through the overall management and supervision of a performance</text:p>
          </table:table-cell>
          <table:table-cell/>
          <table:table-cell office:value-type="string" calcext:value-type="string">
            <text:p>2013-05-15:new</text:p>
          </table:table-cell>
          <table:table-cell table:number-columns-repeated="1013"/>
        </table:table-row>
        <table:table-row table:style-name="ro7">
          <table:table-cell office:value-type="string" calcext:value-type="string">
            <text:p>sgn</text:p>
          </table:table-cell>
          <table:table-cell office:value-type="string" calcext:value-type="string">
            <text:p>Signer</text:p>
          </table:table-cell>
          <table:table-cell table:number-columns-repeated="4"/>
          <table:table-cell office:value-type="string" calcext:value-type="string">
            <text:p>A person whose signature appears without a presentation or other statement indicative of provenance. When there is a presentation statement, use Inscriber [ins].</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sht</text:p>
          </table:table-cell>
          <table:table-cell office:value-type="string" calcext:value-type="string">
            <text:p>Supporting host</text:p>
          </table:table-cell>
          <table:table-cell table:number-columns-repeated="4"/>
          <table:table-cell office:value-type="string" calcext:value-type="string">
            <text:p>A person or organization that supports (by allocating facilities, staff, or other resources) a project, program, meeting, event, data objects, material culture objects, or other entities capable of support</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Host, supporting</text:p>
          </table:table-cell>
          <table:table-cell office:value-type="string" calcext:value-type="string">
            <text:p>sht</text:p>
          </table:table-cell>
          <table:table-cell table:number-columns-repeated="1019"/>
        </table:table-row>
        <table:table-row table:style-name="ro6">
          <table:table-cell office:value-type="string" calcext:value-type="string">
            <text:p>sll</text:p>
          </table:table-cell>
          <table:table-cell office:value-type="string" calcext:value-type="string">
            <text:p>Seller</text:p>
          </table:table-cell>
          <table:table-cell table:number-columns-repeated="4"/>
          <table:table-cell office:value-type="string" calcext:value-type="string">
            <text:p>A former owner of an item who sold that item to another owner</text:p>
          </table:table-cell>
          <table:table-cell/>
          <table:table-cell office:value-type="string" calcext:value-type="string">
            <text:p>2013-05-15:new</text:p>
          </table:table-cell>
          <table:table-cell table:number-columns-repeated="1013"/>
        </table:table-row>
        <table:table-row table:style-name="ro9">
          <table:table-cell office:value-type="string" calcext:value-type="string">
            <text:p>sng</text:p>
          </table:table-cell>
          <table:table-cell office:value-type="string" calcext:value-type="string">
            <text:p>Singer</text:p>
          </table:table-cell>
          <table:table-cell table:number-columns-repeated="4"/>
          <table:table-cell office:value-type="string" calcext:value-type="string">
            <text:p>A performer contributing to a resource by using his/her/their voice, with or without instrumental accompaniment, to produce music. A singer's performance may or may not include actual words</text:p>
          </table:table-cell>
          <table:table-cell office:value-type="string" calcext:value-type="string">
            <text:p>Changed MARC def; Vocalist is deprecated and made reference</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Vocalist</text:p>
          </table:table-cell>
          <table:table-cell office:value-type="string" calcext:value-type="string">
            <text:p>sng</text:p>
          </table:table-cell>
          <table:table-cell table:number-columns-repeated="1019"/>
        </table:table-row>
        <table:table-row table:style-name="ro8">
          <table:table-cell office:value-type="string" calcext:value-type="string">
            <text:p>spk</text:p>
          </table:table-cell>
          <table:table-cell office:value-type="string" calcext:value-type="string">
            <text:p>Speaker</text:p>
          </table:table-cell>
          <table:table-cell table:number-columns-repeated="4"/>
          <table:table-cell office:value-type="string" calcext:value-type="string">
            <text:p>A performer contributing to a resource by speaking words, such as a lecture, speech, etc. </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spn</text:p>
          </table:table-cell>
          <table:table-cell office:value-type="string" calcext:value-type="string">
            <text:p>Sponsor</text:p>
          </table:table-cell>
          <table:table-cell table:number-columns-repeated="4"/>
          <table:table-cell office:value-type="string" calcext:value-type="string">
            <text:p>A person, family, or organization sponsoring some aspect of a resource, e.g., funding research, sponsoring an event</text:p>
          </table:table-cell>
          <table:table-cell office:value-type="string" calcext:value-type="string">
            <text:p>Changed MARC def</text:p>
          </table:table-cell>
          <table:table-cell office:value-type="string" calcext:value-type="string">
            <text:p>2014-02-05:Altered definition</text:p>
            <text:p>2013-05-15:modified</text:p>
            <text:p>1970-01-01:new</text:p>
          </table:table-cell>
          <table:table-cell table:number-columns-repeated="1013"/>
        </table:table-row>
        <table:table-row table:style-name="ro2">
          <table:table-cell/>
          <table:table-cell office:value-type="string" calcext:value-type="string">
            <text:p>Sponsoring body</text:p>
          </table:table-cell>
          <table:table-cell office:value-type="string" calcext:value-type="string">
            <text:p>spn</text:p>
          </table:table-cell>
          <table:table-cell table:number-columns-repeated="1019"/>
        </table:table-row>
        <table:table-row table:style-name="ro10">
          <table:table-cell office:value-type="string" calcext:value-type="string">
            <text:p>spy</text:p>
          </table:table-cell>
          <table:table-cell office:value-type="string" calcext:value-type="string">
            <text:p>Second party</text:p>
          </table:table-cell>
          <table:table-cell table:number-columns-repeated="4"/>
          <table:table-cell office:value-type="string" calcext:value-type="string">
            <text:p>A person or organization who is identified as the party of the second part. In the case of transfer of right, this is the assignee, transferee, licensee, grantee, etc. Multiple parties can be named jointly as the second party</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srv</text:p>
          </table:table-cell>
          <table:table-cell office:value-type="string" calcext:value-type="string">
            <text:p>Surveyor</text:p>
          </table:table-cell>
          <table:table-cell table:number-columns-repeated="4"/>
          <table:table-cell office:value-type="string" calcext:value-type="string">
            <text:p>A person, family, or organization contributing to a cartographic resource by providing measurements or dimensional relationships for the geographic area represented</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10">
          <table:table-cell office:value-type="string" calcext:value-type="string">
            <text:p>std</text:p>
          </table:table-cell>
          <table:table-cell office:value-type="string" calcext:value-type="string">
            <text:p>Set designer</text:p>
          </table:table-cell>
          <table:table-cell table:number-columns-repeated="4"/>
          <table:table-cell office:value-type="string" calcext:value-type="string">
            <text:p>A person who translates the rough sketches of the art director into actual architectural structures for a theatrical presentation, entertainment, motion picture, etc. Set designers draw the detailed guides and specifications for building the set</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stg</text:p>
          </table:table-cell>
          <table:table-cell office:value-type="string" calcext:value-type="string">
            <text:p>Setting</text:p>
          </table:table-cell>
          <table:table-cell table:number-columns-repeated="4"/>
          <table:table-cell office:value-type="string" calcext:value-type="string">
            <text:p>An entity in which the activity or plot of a work takes place, e.g. a geographic place, a time period, a building, an event</text:p>
          </table:table-cell>
          <table:table-cell office:value-type="string" calcext:value-type="string">
            <text:p>Subject relationship</text:p>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stl</text:p>
          </table:table-cell>
          <table:table-cell office:value-type="string" calcext:value-type="string">
            <text:p>Storyteller</text:p>
          </table:table-cell>
          <table:table-cell table:number-columns-repeated="4"/>
          <table:table-cell office:value-type="string" calcext:value-type="string">
            <text:p>A performer contributing to a resource by relaying a creator's original story with dramatic or theatrical interpretation</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stm</text:p>
          </table:table-cell>
          <table:table-cell office:value-type="string" calcext:value-type="string">
            <text:p>Stage manager</text:p>
          </table:table-cell>
          <table:table-cell table:number-columns-repeated="4"/>
          <table:table-cell office:value-type="string" calcext:value-type="string">
            <text:p>A person who is in charge of everything that occurs on a performance stage, and who acts as chief of all crews and assistant to a director during rehearsals</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stn</text:p>
          </table:table-cell>
          <table:table-cell office:value-type="string" calcext:value-type="string">
            <text:p>Standards body</text:p>
          </table:table-cell>
          <table:table-cell table:number-columns-repeated="4"/>
          <table:table-cell office:value-type="string" calcext:value-type="string">
            <text:p>An organization responsible for the development or enforcement of a standard</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str</text:p>
          </table:table-cell>
          <table:table-cell office:value-type="string" calcext:value-type="string">
            <text:p>Stereotyper</text:p>
          </table:table-cell>
          <table:table-cell table:number-columns-repeated="4"/>
          <table:table-cell office:value-type="string" calcext:value-type="string">
            <text:p>A person or organization who creates a new plate for printing by molding or copying another printing surface</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tcd</text:p>
          </table:table-cell>
          <table:table-cell office:value-type="string" calcext:value-type="string">
            <text:p>Technical director</text:p>
          </table:table-cell>
          <table:table-cell table:number-columns-repeated="4"/>
          <table:table-cell office:value-type="string" calcext:value-type="string">
            <text:p>A person who is ultimately in charge of scenery, props, lights and sound for a production</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tch</text:p>
          </table:table-cell>
          <table:table-cell office:value-type="string" calcext:value-type="string">
            <text:p>Teacher</text:p>
          </table:table-cell>
          <table:table-cell table:number-columns-repeated="4"/>
          <table:table-cell office:value-type="string" calcext:value-type="string">
            <text:p>A performer contributing to a resource by giving instruction or providing a demonstration</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Instructor</text:p>
          </table:table-cell>
          <table:table-cell office:value-type="string" calcext:value-type="string">
            <text:p>tch</text:p>
          </table:table-cell>
          <table:table-cell table:number-columns-repeated="1019"/>
        </table:table-row>
        <table:table-row table:style-name="ro8">
          <table:table-cell office:value-type="string" calcext:value-type="string">
            <text:p>ths</text:p>
          </table:table-cell>
          <table:table-cell office:value-type="string" calcext:value-type="string">
            <text:p>Thesis advisor</text:p>
          </table:table-cell>
          <table:table-cell table:number-columns-repeated="4"/>
          <table:table-cell office:value-type="string" calcext:value-type="string">
            <text:p>A person under whose supervision a degree candidate develops and presents a thesis, mémoire, or text of a dissertation</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Promoter</text:p>
          </table:table-cell>
          <table:table-cell office:value-type="string" calcext:value-type="string">
            <text:p>ths</text:p>
          </table:table-cell>
          <table:table-cell table:number-columns-repeated="1019"/>
        </table:table-row>
        <table:table-row table:style-name="ro8">
          <table:table-cell office:value-type="string" calcext:value-type="string">
            <text:p>tld</text:p>
          </table:table-cell>
          <table:table-cell office:value-type="string" calcext:value-type="string">
            <text:p>Television director</text:p>
          </table:table-cell>
          <table:table-cell table:number-columns-repeated="4"/>
          <table:table-cell office:value-type="string" calcext:value-type="string">
            <text:p>A director responsible for the general management and supervision of a television program</text:p>
          </table:table-cell>
          <table:table-cell/>
          <table:table-cell office:value-type="string" calcext:value-type="string">
            <text:p>2013-05-15:new</text:p>
          </table:table-cell>
          <table:table-cell table:number-columns-repeated="1013"/>
        </table:table-row>
        <table:table-row table:style-name="ro6">
          <table:table-cell office:value-type="string" calcext:value-type="string">
            <text:p>tlp</text:p>
          </table:table-cell>
          <table:table-cell office:value-type="string" calcext:value-type="string">
            <text:p>Television producer</text:p>
          </table:table-cell>
          <table:table-cell table:number-columns-repeated="4"/>
          <table:table-cell office:value-type="string" calcext:value-type="string">
            <text:p>A producer responsible for most of the business aspects of a television program</text:p>
          </table:table-cell>
          <table:table-cell/>
          <table:table-cell office:value-type="string" calcext:value-type="string">
            <text:p>2013-05-15:new</text:p>
          </table:table-cell>
          <table:table-cell table:number-columns-repeated="1013"/>
        </table:table-row>
        <table:table-row table:style-name="ro5">
          <table:table-cell office:value-type="string" calcext:value-type="string">
            <text:p>trc</text:p>
          </table:table-cell>
          <table:table-cell office:value-type="string" calcext:value-type="string">
            <text:p>Transcriber</text:p>
          </table:table-cell>
          <table:table-cell table:number-columns-repeated="3"/>
          <table:table-cell office:value-type="string" calcext:value-type="string">
            <text:p>arr</text:p>
            <text:p>fac</text:p>
          </table:table-cell>
          <table:table-cell office:value-type="string" calcext:value-type="string">
            <text:p>A person, family, or organization contributing to a resource by changing it from one system of notation to another. For a work transcribed for a different instrument or performing group, see Arranger [arr]. For makers of pen-facsimiles, use Facsimilist [fac]</text:p>
          </table:table-cell>
          <table:table-cell office:value-type="string" calcext:value-type="string">
            <text:p>Changed MARC def</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trl</text:p>
          </table:table-cell>
          <table:table-cell office:value-type="string" calcext:value-type="string">
            <text:p>Translator</text:p>
          </table:table-cell>
          <table:table-cell table:number-columns-repeated="4"/>
          <table:table-cell office:value-type="string" calcext:value-type="string">
            <text:p>A person or organization who renders a text from one language into another, or from an older form of a language into the modern form</text:p>
          </table:table-cell>
          <table:table-cell/>
          <table:table-cell office:value-type="string" calcext:value-type="string">
            <text:p>2013-05-15:modified</text:p>
            <text:p>1970-01-01:new</text:p>
          </table:table-cell>
          <table:table-cell table:number-columns-repeated="1013"/>
        </table:table-row>
        <table:table-row table:style-name="ro6">
          <table:table-cell office:value-type="string" calcext:value-type="string">
            <text:p>tyd</text:p>
          </table:table-cell>
          <table:table-cell office:value-type="string" calcext:value-type="string">
            <text:p>Type designer</text:p>
          </table:table-cell>
          <table:table-cell table:number-columns-repeated="4"/>
          <table:table-cell office:value-type="string" calcext:value-type="string">
            <text:p>A person or organization who designs the type face used in a particular item</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Designer of type</text:p>
          </table:table-cell>
          <table:table-cell office:value-type="string" calcext:value-type="string">
            <text:p>tyd</text:p>
          </table:table-cell>
          <table:table-cell table:number-columns-repeated="1019"/>
        </table:table-row>
        <table:table-row table:style-name="ro5">
          <table:table-cell office:value-type="string" calcext:value-type="string">
            <text:p>tyg</text:p>
          </table:table-cell>
          <table:table-cell office:value-type="string" calcext:value-type="string">
            <text:p>Typographer</text:p>
          </table:table-cell>
          <table:table-cell table:number-columns-repeated="3"/>
          <table:table-cell office:value-type="string" calcext:value-type="string">
            <text:p>bkd</text:p>
          </table:table-cell>
          <table:table-cell office:value-type="string" calcext:value-type="string">
            <text:p>A person or organization primarily responsible for choice and arrangement of type used in an item. If the typographer is also responsible for other aspects of the graphic design of a book (e.g., Book designer [bkd]), codes for both functions may be needed</text:p>
          </table:table-cell>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uvp</text:p>
          </table:table-cell>
          <table:table-cell office:value-type="string" calcext:value-type="string">
            <text:p>University place</text:p>
          </table:table-cell>
          <table:table-cell table:number-columns-repeated="4"/>
          <table:table-cell office:value-type="string" calcext:value-type="string">
            <text:p>A place where a university that is associated with a resource is located, for example, a university where an academic dissertation or thesis was presented</text:p>
          </table:table-cell>
          <table:table-cell/>
          <table:table-cell office:value-type="string" calcext:value-type="string">
            <text:p>2013-05-15:modified</text:p>
            <text:p>1970-01-01:new</text:p>
          </table:table-cell>
          <table:table-cell table:number-columns-repeated="1013"/>
        </table:table-row>
        <table:table-row table:style-name="ro5">
          <table:table-cell office:value-type="string" calcext:value-type="string">
            <text:p>vac</text:p>
          </table:table-cell>
          <table:table-cell office:value-type="string" calcext:value-type="string">
            <text:p>Voice actor</text:p>
          </table:table-cell>
          <table:table-cell table:number-columns-repeated="4"/>
          <table:table-cell office:value-type="string" calcext:value-type="string">
            <text:p>An actor contributing to a resource by providing the voice for characters in radio and audio productions and for animated characters in moving image works, as well as by providing voice overs in radio and television commercials, dubbed resources, etc.</text:p>
          </table:table-cell>
          <table:table-cell/>
          <table:table-cell office:value-type="string" calcext:value-type="string">
            <text:p>2014-02-05:Added in RDA and MARC</text:p>
            <text:p>2013-05-15:new</text:p>
          </table:table-cell>
          <table:table-cell table:number-columns-repeated="1013"/>
        </table:table-row>
        <table:table-row table:style-name="ro5">
          <table:table-cell office:value-type="string" calcext:value-type="string">
            <text:p>vdg</text:p>
          </table:table-cell>
          <table:table-cell office:value-type="string" calcext:value-type="string">
            <text:p>Videographer</text:p>
          </table:table-cell>
          <table:table-cell table:number-columns-repeated="3"/>
          <table:table-cell office:value-type="string" calcext:value-type="string">
            <text:p>cng</text:p>
          </table:table-cell>
          <table:table-cell office:value-type="string" calcext:value-type="string">
            <text:p>A person in charge of a video production, e.g. the video recording of a stage production as opposed to a commercial motion picture. The videographer may be the camera operator or may supervise one or more camera operators. Do not confuse with cinematographer</text:p>
          </table:table-cell>
          <table:table-cell office:value-type="string" calcext:value-type="string">
            <text:p>In RDA included under Director of photography (i.e. cinematographer)</text:p>
          </table:table-cell>
          <table:table-cell office:value-type="string" calcext:value-type="string">
            <text:p>2013-05-15:modified</text:p>
            <text:p>1970-01-01:new</text:p>
          </table:table-cell>
          <table:table-cell table:number-columns-repeated="1013"/>
        </table:table-row>
        <table:table-row table:style-name="ro7">
          <table:table-cell office:value-type="string" calcext:value-type="string">
            <text:p>wac</text:p>
          </table:table-cell>
          <table:table-cell office:value-type="string" calcext:value-type="string">
            <text:p>Writer of added commentary</text:p>
          </table:table-cell>
          <table:table-cell table:number-columns-repeated="4"/>
          <table:table-cell office:value-type="string" calcext:value-type="string">
            <text:p>A person, family, or organization contributing to an expression of a work by providing an interpretation or critical explanation of the original work</text:p>
          </table:table-cell>
          <table:table-cell/>
          <table:table-cell office:value-type="string" calcext:value-type="string">
            <text:p>2014-02-05:Made subproperty of new wst</text:p>
            <text:p>2013-05-15:new</text:p>
          </table:table-cell>
          <table:table-cell table:number-columns-repeated="1013"/>
        </table:table-row>
        <table:table-row table:style-name="ro7">
          <table:table-cell office:value-type="string" calcext:value-type="string">
            <text:p>wal</text:p>
          </table:table-cell>
          <table:table-cell office:value-type="string" calcext:value-type="string">
            <text:p>Writer of added lyrics</text:p>
          </table:table-cell>
          <table:table-cell table:number-columns-repeated="4"/>
          <table:table-cell office:value-type="string" calcext:value-type="string">
            <text:p>A writer of words added to an expression of a musical work. For lyric writing in collaboration with a composer to form an original work, see lyricist</text:p>
          </table:table-cell>
          <table:table-cell/>
          <table:table-cell office:value-type="string" calcext:value-type="string">
            <text:p>2014-02-05:Made subproperty of new wst</text:p>
            <text:p>2013-05-15:new</text:p>
          </table:table-cell>
          <table:table-cell table:number-columns-repeated="1013"/>
        </table:table-row>
        <table:table-row table:style-name="ro7">
          <table:table-cell office:value-type="string" calcext:value-type="string">
            <text:p>wam</text:p>
          </table:table-cell>
          <table:table-cell office:value-type="string" calcext:value-type="string">
            <text:p>Writer of accompanying material</text:p>
          </table:table-cell>
          <table:table-cell table:number-columns-repeated="4"/>
          <table:table-cell office:value-type="string" calcext:value-type="string">
            <text:p>A person or organization who writes significant material which accompanies a sound recording or other audiovisual material</text:p>
          </table:table-cell>
          <table:table-cell/>
          <table:table-cell office:value-type="string" calcext:value-type="string">
            <text:p>2013-05-15:modified</text:p>
            <text:p>1970-01-01:new</text:p>
          </table:table-cell>
          <table:table-cell table:number-columns-repeated="1013"/>
        </table:table-row>
        <table:table-row table:style-name="ro9">
          <table:table-cell office:value-type="string" calcext:value-type="string">
            <text:p>wat</text:p>
          </table:table-cell>
          <table:table-cell office:value-type="string" calcext:value-type="string">
            <text:p>Writer of added text</text:p>
          </table:table-cell>
          <table:table-cell table:number-columns-repeated="4"/>
          <table:table-cell office:value-type="string" calcext:value-type="string">
            <text:p>A person, family, or organization contributing to a non-textual resource by providing text for the non-textual work (e.g., writing captions for photographs, descriptions of maps).</text:p>
          </table:table-cell>
          <table:table-cell/>
          <table:table-cell office:value-type="string" calcext:value-type="string">
            <text:p>2014-02-05:Made subproperty of new wst</text:p>
            <text:p>2013-05-15:new</text:p>
          </table:table-cell>
          <table:table-cell table:number-columns-repeated="1013"/>
        </table:table-row>
        <table:table-row table:style-name="ro8">
          <table:table-cell office:value-type="string" calcext:value-type="string">
            <text:p>wdc</text:p>
          </table:table-cell>
          <table:table-cell office:value-type="string" calcext:value-type="string">
            <text:p>Woodcutter</text:p>
          </table:table-cell>
          <table:table-cell table:number-columns-repeated="4"/>
          <table:table-cell office:value-type="string" calcext:value-type="string">
            <text:p>A person or organization who makes prints by cutting the image in relief on the plank side of a wood block</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wde</text:p>
          </table:table-cell>
          <table:table-cell office:value-type="string" calcext:value-type="string">
            <text:p>Wood engraver</text:p>
          </table:table-cell>
          <table:table-cell table:number-columns-repeated="4"/>
          <table:table-cell office:value-type="string" calcext:value-type="string">
            <text:p>A person or organization who makes prints by cutting the image in relief on the end-grain of a wood block</text:p>
          </table:table-cell>
          <table:table-cell/>
          <table:table-cell office:value-type="string" calcext:value-type="string">
            <text:p>2013-05-15:modified</text:p>
            <text:p>1970-01-01:new</text:p>
          </table:table-cell>
          <table:table-cell table:number-columns-repeated="1013"/>
        </table:table-row>
        <table:table-row table:style-name="ro8">
          <table:table-cell office:value-type="string" calcext:value-type="string">
            <text:p>win</text:p>
          </table:table-cell>
          <table:table-cell office:value-type="string" calcext:value-type="string">
            <text:p>Writer of introduction</text:p>
          </table:table-cell>
          <table:table-cell table:number-columns-repeated="4"/>
          <table:table-cell office:value-type="string" calcext:value-type="string">
            <text:p>A person, family, or organization contributing to a resource by providing an introduction to the original work</text:p>
          </table:table-cell>
          <table:table-cell/>
          <table:table-cell office:value-type="string" calcext:value-type="string">
            <text:p>2014-02-05:Added in RDA and MARC</text:p>
            <text:p>2013-05-15:new</text:p>
          </table:table-cell>
          <table:table-cell table:number-columns-repeated="1013"/>
        </table:table-row>
        <table:table-row table:style-name="ro9">
          <table:table-cell office:value-type="string" calcext:value-type="string">
            <text:p>wit</text:p>
          </table:table-cell>
          <table:table-cell office:value-type="string" calcext:value-type="string">
            <text:p>Witness</text:p>
          </table:table-cell>
          <table:table-cell table:number-columns-repeated="4"/>
          <table:table-cell office:value-type="string" calcext:value-type="string">
            <text:p>voice for characters in radio and audio productions and for animated characters in moving image works, as well as by providing voice overs in radio and television commercials, dubbed resources, etc.</text:p>
          </table:table-cell>
          <table:table-cell/>
          <table:table-cell office:value-type="string" calcext:value-type="string">
            <text:p>2013-05-15:modified</text:p>
            <text:p>1970-01-01:new</text:p>
          </table:table-cell>
          <table:table-cell table:number-columns-repeated="1013"/>
        </table:table-row>
        <table:table-row table:style-name="ro2">
          <table:table-cell/>
          <table:table-cell office:value-type="string" calcext:value-type="string">
            <text:p>Deponent</text:p>
          </table:table-cell>
          <table:table-cell office:value-type="string" calcext:value-type="string">
            <text:p>wit</text:p>
          </table:table-cell>
          <table:table-cell table:number-columns-repeated="1019"/>
        </table:table-row>
        <table:table-row table:style-name="ro2">
          <table:table-cell/>
          <table:table-cell office:value-type="string" calcext:value-type="string">
            <text:p>Eyewitness</text:p>
          </table:table-cell>
          <table:table-cell office:value-type="string" calcext:value-type="string">
            <text:p>wit</text:p>
          </table:table-cell>
          <table:table-cell table:number-columns-repeated="1019"/>
        </table:table-row>
        <table:table-row table:style-name="ro2">
          <table:table-cell/>
          <table:table-cell office:value-type="string" calcext:value-type="string">
            <text:p>Observer</text:p>
          </table:table-cell>
          <table:table-cell office:value-type="string" calcext:value-type="string">
            <text:p>wit</text:p>
          </table:table-cell>
          <table:table-cell table:number-columns-repeated="1019"/>
        </table:table-row>
        <table:table-row table:style-name="ro2">
          <table:table-cell/>
          <table:table-cell office:value-type="string" calcext:value-type="string">
            <text:p>Onlooker</text:p>
          </table:table-cell>
          <table:table-cell office:value-type="string" calcext:value-type="string">
            <text:p>wit</text:p>
          </table:table-cell>
          <table:table-cell table:number-columns-repeated="1019"/>
        </table:table-row>
        <table:table-row table:style-name="ro2">
          <table:table-cell/>
          <table:table-cell office:value-type="string" calcext:value-type="string">
            <text:p>Testifier</text:p>
          </table:table-cell>
          <table:table-cell office:value-type="string" calcext:value-type="string">
            <text:p>wit</text:p>
          </table:table-cell>
          <table:table-cell table:number-columns-repeated="1019"/>
        </table:table-row>
        <table:table-row table:style-name="ro8">
          <table:table-cell office:value-type="string" calcext:value-type="string">
            <text:p>wpr</text:p>
          </table:table-cell>
          <table:table-cell office:value-type="string" calcext:value-type="string">
            <text:p>Writer of preface</text:p>
          </table:table-cell>
          <table:table-cell table:number-columns-repeated="4"/>
          <table:table-cell office:value-type="string" calcext:value-type="string">
            <text:p>A person, family, or organization contributing to a resource by providing a preface to the original work</text:p>
          </table:table-cell>
          <table:table-cell/>
          <table:table-cell office:value-type="string" calcext:value-type="string">
            <text:p>2014-02-05:Added in RDA and MARC</text:p>
            <text:p>2013-05-15:new</text:p>
          </table:table-cell>
          <table:table-cell table:number-columns-repeated="1013"/>
        </table:table-row>
        <table:table-row table:style-name="ro7">
          <table:table-cell office:value-type="string" calcext:value-type="string">
            <text:p>wst</text:p>
          </table:table-cell>
          <table:table-cell office:value-type="string" calcext:value-type="string">
            <text:p>Writer of supplementary textual content</text:p>
          </table:table-cell>
          <table:table-cell table:number-columns-repeated="4"/>
          <table:table-cell office:value-type="string" calcext:value-type="string">
            <text:p>A person, family, or organization contributing to a resource by providing supplementary textual content (e.g., an introduction, a preface) to the original work</text:p>
          </table:table-cell>
          <table:table-cell/>
          <table:table-cell office:value-type="string" calcext:value-type="string">
            <text:p>2014-02-05:Added in RDA and MARC</text:p>
            <text:p>2013-05-15:new</text:p>
          </table:table-cell>
          <table:table-cell table:number-columns-repeated="1013"/>
        </table:table-row>
        <table:table-row table:style-name="ro1" table:number-rows-repeated="1048252">
          <table:table-cell table:number-columns-repeated="1022"/>
        </table:table-row>
        <table:table-row table:style-name="ro1">
          <table:table-cell table:number-columns-repeated="1022"/>
        </table:table-row>
      </table:table>
      <table:table table:name="FR" table:style-name="ta1">
        <office:forms form:automatic-focus="false" form:apply-design-mode="false"/>
        <table:table-column table:style-name="co13" table:default-cell-style-name="ce3"/>
        <table:table-column table:style-name="co14" table:default-cell-style-name="ce4"/>
        <table:table-column table:style-name="co15" table:default-cell-style-name="ce4"/>
        <table:table-column table:style-name="co3" table:default-cell-style-name="ce4"/>
        <table:table-column table:style-name="co16" table:default-cell-style-name="ce4"/>
        <table:table-column table:style-name="co5" table:default-cell-style-name="ce4"/>
        <table:table-column table:style-name="co6" table:default-cell-style-name="ce4"/>
        <table:table-column table:style-name="co7" table:default-cell-style-name="ce4"/>
        <table:table-column table:style-name="co17" table:default-cell-style-name="ce4"/>
        <table:table-column table:style-name="co15" table:default-cell-style-name="ce4"/>
        <table:table-column table:style-name="co18" table:default-cell-style-name="ce4"/>
        <table:table-column table:style-name="co19" table:default-cell-style-name="ce4"/>
        <table:table-column table:style-name="co3" table:number-columns-repeated="2" table:default-cell-style-name="ce4"/>
        <table:table-column table:style-name="co20" table:default-cell-style-name="ce4"/>
        <table:table-column table:style-name="co3" table:number-columns-repeated="1004" table:default-cell-style-name="ce4"/>
        <table:table-row table:style-name="ro6">
          <table:table-cell table:style-name="ce5" office:value-type="string" calcext:value-type="string">
            <text:p>Code ENG</text:p>
          </table:table-cell>
          <table:table-cell table:style-name="ce7" office:value-type="string" calcext:value-type="string">
            <text:p>Label ENG</text:p>
          </table:table-cell>
          <table:table-cell table:style-name="ce7" office:value-type="string" calcext:value-type="string">
            <text:p>Description ENG</text:p>
          </table:table-cell>
          <table:table-cell table:style-name="ce9" office:value-type="string" calcext:value-type="string">
            <text:p>code</text:p>
          </table:table-cell>
          <table:table-cell table:style-name="ce9" office:value-type="string" calcext:value-type="string">
            <text:p>label</text:p>
          </table:table-cell>
          <table:table-cell table:style-name="ce9" office:value-type="string" calcext:value-type="string">
            <text:p>USE</text:p>
          </table:table-cell>
          <table:table-cell table:style-name="ce9" office:value-type="string" calcext:value-type="string">
            <text:p>MT</text:p>
          </table:table-cell>
          <table:table-cell table:style-name="ce9" office:value-type="string" calcext:value-type="string">
            <text:p>BT</text:p>
          </table:table-cell>
          <table:table-cell table:style-name="ce9" office:value-type="string" calcext:value-type="string">
            <text:p>RT</text:p>
          </table:table-cell>
          <table:table-cell table:style-name="ce9" office:value-type="string" calcext:value-type="string">
            <text:p>description</text:p>
          </table:table-cell>
          <table:table-cell table:style-name="ce9" office:value-type="string" calcext:value-type="string">
            <text:p>SN</text:p>
          </table:table-cell>
          <table:table-cell table:style-name="ce9" office:value-type="string" calcext:value-type="string">
            <text:p>HS</text:p>
          </table:table-cell>
          <table:table-cell office:value-type="string" calcext:value-type="string">
            <text:p>VERIF DECALAGE</text:p>
          </table:table-cell>
          <table:table-cell office:value-type="string" calcext:value-type="string">
            <text:p>ND SANS USE</text:p>
          </table:table-cell>
          <table:table-cell office:value-type="string" calcext:value-type="string">
            <text:p>DESCRIPTION MANQUANTE</text:p>
          </table:table-cell>
          <table:table-cell office:value-type="string" calcext:value-type="string">
            <text:p>LIBELLE DOUBLON</text:p>
          </table:table-cell>
          <table:table-cell table:number-columns-repeated="1003"/>
        </table:table-row>
        <table:table-row table:style-name="ro16">
          <table:table-cell table:style-name="ce6" table:formula="of:=[EN.A2]" office:value-type="string" office:string-value="abr" calcext:value-type="string">
            <text:p>abr</text:p>
          </table:table-cell>
          <table:table-cell table:style-name="ce8" table:formula="of:=[EN.B2]" office:value-type="string" office:string-value="Abridger" calcext:value-type="string">
            <text:p>Abridger</text:p>
          </table:table-cell>
          <table:table-cell table:style-name="ce8" table:formula="of:=[EN.G2]" office:value-type="string" office:string-value="A person, family, or organization contributing to a resource by shortening or condensing the original work but leaving the nature and content of the original work substantially unchanged. For substantial modifications that result in the creation of a new work, see author" calcext:value-type="string">
            <text:p>A person, family, or organization contributing to a resource by shortening or condensing the original work but leaving the nature and content of the original work substantially unchanged. For substantial modifications that result in the creation of a new work, see author</text:p>
          </table:table-cell>
          <table:table-cell table:style-name="ce10" office:value-type="string" calcext:value-type="string">
            <text:p>abr</text:p>
          </table:table-cell>
          <table:table-cell table:style-name="ce10" office:value-type="string" calcext:value-type="string">
            <text:p>Abréviateur</text:p>
          </table:table-cell>
          <table:table-cell table:style-name="ce10"/>
          <table:table-cell table:style-name="ce11" table:number-columns-repeated="2"/>
          <table:table-cell table:style-name="ce10" table:formula="of:=[EN.F2]" office:value-type="string" office:string-value="aut" calcext:value-type="string">
            <text:p>aut</text:p>
          </table:table-cell>
          <table:table-cell table:style-name="ce10" office:value-type="string" calcext:value-type="string">
            <text:p>Une personne, un groupe ou un organisme qui contribue à une ressource en raccourcissant ou en condensant l'œuvre originale, mais en laissant la nature et le contenu de cette œuvre originale pratiquement inchangée. Pour des modifications substantielles qui se traduisent par la création d'un nouveau travail, voir auteur (aut).</text:p>
          </table:table-cell>
          <table:table-cell table:style-name="ce12" table:formula="of:=[EN.H2]" office:value-type="float" office:value="0" calcext:value-type="float">
            <text:p/>
          </table:table-cell>
          <table:table-cell table:style-name="ce12" table:formula="of:=[EN.I2]" office:value-type="string" office:string-value="2013-05-15:modified&#10;1970-01-01:new" calcext:value-type="string">
            <text:p>2013-05-15:modified</text:p>
            <text:p>1970-01-01:new</text:p>
          </table:table-cell>
          <table:table-cell table:style-name="ce13" table:formula="of:=IF([.A2]=[.D2];&quot;&quot;;&quot;DECALAGE&quot;)">
            <text:p/>
          </table:table-cell>
          <table:table-cell table:style-name="ce13" table:formula="of:=IF(AND(ISBLANK([.D2]);ISBLANK([.F2]));&quot;ND SANS USE&quot;;&quot;&quot;)">
            <text:p/>
          </table:table-cell>
          <table:table-cell table:style-name="ce13" table:formula="of:=IF(AND(NOT(ISBLANK([.D2]));ISBLANK([.J2]));&quot;DESCRIPTION MANQUANTE&quot;;&quot;&quot;)">
            <text:p/>
          </table:table-cell>
          <table:table-cell table:style-name="ce13" table:formula="of:=IF(MATCH([.E2];LabelFR;0) = ROW([.A2]); &quot;&quot;; &quot;DOUBLON LIGNE &quot; &amp; MATCH([.E2];LabelFR;0))">
            <text:p/>
          </table:table-cell>
          <table:table-cell table:number-columns-repeated="1003"/>
        </table:table-row>
        <table:table-row table:style-name="ro17">
          <table:table-cell table:style-name="ce6" table:formula="of:=[EN.A3]" office:value-type="string" office:string-value="acp" calcext:value-type="string">
            <text:p>acp</text:p>
          </table:table-cell>
          <table:table-cell table:style-name="ce8" table:formula="of:=[EN.B3]" office:value-type="string" office:string-value="Art copyist" calcext:value-type="string">
            <text:p>Art copyist</text:p>
          </table:table-cell>
          <table:table-cell table:style-name="ce8" table:formula="of:=[EN.G3]" office:value-type="string" office:string-value="A person (e.g., a painter or sculptor) who makes copies of works of visual art" calcext:value-type="string">
            <text:p>A person (e.g., a painter or sculptor) who makes copies of works of visual art</text:p>
          </table:table-cell>
          <table:table-cell table:style-name="ce11" office:value-type="string" calcext:value-type="string">
            <text:p>acp</text:p>
          </table:table-cell>
          <table:table-cell table:style-name="ce11" office:value-type="string" calcext:value-type="string">
            <text:p>Copiste d'art</text:p>
          </table:table-cell>
          <table:table-cell table:style-name="ce11" table:number-columns-repeated="3"/>
          <table:table-cell table:style-name="ce10" table:formula="of:=[EN.F3]" office:value-type="float" office:value="0" calcext:value-type="float">
            <text:p/>
          </table:table-cell>
          <table:table-cell table:style-name="ce11" office:value-type="string" calcext:value-type="string">
            <text:p>Une personne (un peintre ou un sculpteur), qui produit des copies d'œuvres d'art visuel.</text:p>
          </table:table-cell>
          <table:table-cell table:style-name="ce12" table:formula="of:=[EN.H3]" office:value-type="float" office:value="0" calcext:value-type="float">
            <text:p/>
          </table:table-cell>
          <table:table-cell table:style-name="ce12" table:formula="of:=[EN.I3]" office:value-type="string" office:string-value="2013-05-15:modified&#10;1970-01-01:new" calcext:value-type="string">
            <text:p>2013-05-15:modified</text:p>
            <text:p>1970-01-01:new</text:p>
          </table:table-cell>
          <table:table-cell table:style-name="ce13" table:formula="of:=IF([.A3]=[.D3];&quot;&quot;;&quot;DECALAGE&quot;)">
            <text:p/>
          </table:table-cell>
          <table:table-cell table:style-name="ce13" table:formula="of:=IF(AND(ISBLANK([.D3]);ISBLANK([.F3]));&quot;ND SANS USE&quot;;&quot;&quot;)">
            <text:p/>
          </table:table-cell>
          <table:table-cell table:style-name="ce13" table:formula="of:=IF(AND(NOT(ISBLANK([.D3]));ISBLANK([.J3]));&quot;DESCRIPTION MANQUANTE&quot;;&quot;&quot;)">
            <text:p/>
          </table:table-cell>
          <table:table-cell table:style-name="ce13" table:formula="of:=IF(MATCH([.E3];LabelFR;0) = ROW([.A3]); &quot;&quot;; &quot;DOUBLON LIGNE &quot; &amp; MATCH([.E3];LabelFR;0))">
            <text:p/>
          </table:table-cell>
          <table:table-cell table:number-columns-repeated="1003"/>
        </table:table-row>
        <table:table-row table:style-name="ro8">
          <table:table-cell table:style-name="ce6" table:formula="of:=[EN.A4]" office:value-type="string" office:string-value="act" calcext:value-type="string">
            <text:p>act</text:p>
          </table:table-cell>
          <table:table-cell table:style-name="ce8" table:formula="of:=[EN.B4]" office:value-type="string" office:string-value="Actor" calcext:value-type="string">
            <text:p>Actor</text:p>
          </table:table-cell>
          <table:table-cell table:style-name="ce8" table:formula="of:=[EN.G4]" office:value-type="string" office:string-value="A performer contributing to an expression of a work by acting as a cast member or player in a musical or dramatic presentation, etc." calcext:value-type="string">
            <text:p>A performer contributing to an expression of a work by acting as a cast member or player in a musical or dramatic presentation, etc.</text:p>
          </table:table-cell>
          <table:table-cell table:style-name="ce11" office:value-type="string" calcext:value-type="string">
            <text:p>act</text:p>
          </table:table-cell>
          <table:table-cell table:style-name="ce11" office:value-type="string" calcext:value-type="string">
            <text:p>Acteur</text:p>
          </table:table-cell>
          <table:table-cell table:style-name="ce11" table:number-columns-repeated="3"/>
          <table:table-cell table:style-name="ce10" table:formula="of:=[EN.F4]" office:value-type="float" office:value="0" calcext:value-type="float">
            <text:p/>
          </table:table-cell>
          <table:table-cell table:style-name="ce11" office:value-type="string" calcext:value-type="string">
            <text:p>Une personne qui joue dans une représentation musicale ou théâtrale.</text:p>
          </table:table-cell>
          <table:table-cell table:style-name="ce12" table:formula="of:=[EN.H4]" office:value-type="string" office:string-value="changed MARC def" calcext:value-type="string">
            <text:p>changed MARC def</text:p>
          </table:table-cell>
          <table:table-cell table:style-name="ce12" table:formula="of:=[EN.I4]" office:value-type="string" office:string-value="2013-05-15:modified&#10;1970-01-01:new" calcext:value-type="string">
            <text:p>2013-05-15:modified</text:p>
            <text:p>1970-01-01:new</text:p>
          </table:table-cell>
          <table:table-cell table:style-name="ce13" table:formula="of:=IF([.A4]=[.D4];&quot;&quot;;&quot;DECALAGE&quot;)">
            <text:p/>
          </table:table-cell>
          <table:table-cell table:style-name="ce13" table:formula="of:=IF(AND(ISBLANK([.D4]);ISBLANK([.F4]));&quot;ND SANS USE&quot;;&quot;&quot;)">
            <text:p/>
          </table:table-cell>
          <table:table-cell table:style-name="ce13" table:formula="of:=IF(AND(NOT(ISBLANK([.D4]));ISBLANK([.J4]));&quot;DESCRIPTION MANQUANTE&quot;;&quot;&quot;)">
            <text:p/>
          </table:table-cell>
          <table:table-cell table:style-name="ce13" table:formula="of:=IF(MATCH([.E4];LabelFR;0) = ROW([.A4]); &quot;&quot;; &quot;DOUBLON LIGNE &quot; &amp; MATCH([.E4];LabelFR;0))">
            <text:p/>
          </table:table-cell>
          <table:table-cell table:number-columns-repeated="1003"/>
        </table:table-row>
        <table:table-row table:style-name="ro17">
          <table:table-cell table:style-name="ce6" table:formula="of:=[EN.A5]" office:value-type="string" office:string-value="adi" calcext:value-type="string">
            <text:p>adi</text:p>
          </table:table-cell>
          <table:table-cell table:style-name="ce8" table:formula="of:=[EN.B5]" office:value-type="string" office:string-value="Art director" calcext:value-type="string">
            <text:p>Art director</text:p>
          </table:table-cell>
          <table:table-cell table:style-name="ce8" table:formula="of:=[EN.G5]" office:value-type="string" office:string-value="A person contributing to a motion picture or television production by overseeing the artists and craftspeople who build the sets" calcext:value-type="string">
            <text:p>A person contributing to a motion picture or television production by overseeing the artists and craftspeople who build the sets</text:p>
          </table:table-cell>
          <table:table-cell table:style-name="ce10" office:value-type="string" calcext:value-type="string">
            <text:p>adi</text:p>
          </table:table-cell>
          <table:table-cell table:style-name="ce10" office:value-type="string" calcext:value-type="string">
            <text:p>Chef décorateur</text:p>
          </table:table-cell>
          <table:table-cell table:style-name="ce10"/>
          <table:table-cell table:style-name="ce11" table:number-columns-repeated="2"/>
          <table:table-cell table:style-name="ce10" table:formula="of:=[EN.F5]" office:value-type="float" office:value="0" calcext:value-type="float">
            <text:p/>
          </table:table-cell>
          <table:table-cell table:style-name="ce10" office:value-type="string" calcext:value-type="string">
            <text:p>Une personne contribuant à une production cinématographique ou télévisuelle en supervisant les artistes et les artisans qui construisent les décors.</text:p>
          </table:table-cell>
          <table:table-cell table:style-name="ce12" table:formula="of:=[EN.H5]" office:value-type="string" office:string-value="Changed RDA def" calcext:value-type="string">
            <text:p>Changed RDA def</text:p>
          </table:table-cell>
          <table:table-cell table:style-name="ce12" table:formula="of:=[EN.I5]" office:value-type="string" office:string-value="2013-05-15:new" calcext:value-type="string">
            <text:p>2013-05-15:new</text:p>
          </table:table-cell>
          <table:table-cell table:style-name="ce13" table:formula="of:=IF([.A5]=[.D5];&quot;&quot;;&quot;DECALAGE&quot;)">
            <text:p/>
          </table:table-cell>
          <table:table-cell table:style-name="ce13" table:formula="of:=IF(AND(ISBLANK([.D5]);ISBLANK([.F5]));&quot;ND SANS USE&quot;;&quot;&quot;)">
            <text:p/>
          </table:table-cell>
          <table:table-cell table:style-name="ce13" table:formula="of:=IF(AND(NOT(ISBLANK([.D5]));ISBLANK([.J5]));&quot;DESCRIPTION MANQUANTE&quot;;&quot;&quot;)">
            <text:p/>
          </table:table-cell>
          <table:table-cell table:style-name="ce13" table:formula="of:=IF(MATCH([.E5];LabelFR;0) = ROW([.A5]); &quot;&quot;; &quot;DOUBLON LIGNE &quot; &amp; MATCH([.E5];LabelFR;0))">
            <text:p/>
          </table:table-cell>
          <table:table-cell table:number-columns-repeated="1003"/>
        </table:table-row>
        <table:table-row table:style-name="ro7">
          <table:table-cell table:style-name="ce6" table:formula="of:=[EN.A6]" office:value-type="string" office:string-value="adp" calcext:value-type="string">
            <text:p>adp</text:p>
          </table:table-cell>
          <table:table-cell table:style-name="ce8" table:formula="of:=[EN.B6]" office:value-type="string" office:string-value="Adapter" calcext:value-type="string">
            <text:p>Adapter</text:p>
          </table:table-cell>
          <table:table-cell table:style-name="ce8" table:formula="of:=[EN.G6]" office:value-type="string" office:string-value="A person or organization who 1) reworks a musical composition, usually for a different medium, or 2) rewrites novels or stories for motion pictures or other audiovisual medium." calcext:value-type="string">
            <text:p>A person or organization who 1) reworks a musical composition, usually for a different medium, or 2) rewrites novels or stories for motion pictures or other audiovisual medium.</text:p>
          </table:table-cell>
          <table:table-cell table:style-name="ce11" office:value-type="string" calcext:value-type="string">
            <text:p>adp</text:p>
          </table:table-cell>
          <table:table-cell table:style-name="ce11" office:value-type="string" calcext:value-type="string">
            <text:p>Adaptateur</text:p>
          </table:table-cell>
          <table:table-cell table:style-name="ce11" table:number-columns-repeated="3"/>
          <table:table-cell table:style-name="ce10" table:formula="of:=[EN.F6]" office:value-type="float" office:value="0" calcext:value-type="float">
            <text:p/>
          </table:table-cell>
          <table:table-cell table:style-name="ce11" office:value-type="string" calcext:value-type="string">
            <text:p>Une personne ou un organisme qui 1) remanie une composition musicale, en général pour d'autres instruments ou 2) réécrit des romans ou des nouvelles pour l'écran ou un autre médium audio-visuel.</text:p>
          </table:table-cell>
          <table:table-cell table:style-name="ce12" table:formula="of:=[EN.H6]" office:value-type="float" office:value="0" calcext:value-type="float">
            <text:p/>
          </table:table-cell>
          <table:table-cell table:style-name="ce12" table:formula="of:=[EN.I6]" office:value-type="string" office:string-value="2013-05-15:modified&#10;1970-01-01:new" calcext:value-type="string">
            <text:p>2013-05-15:modified</text:p>
            <text:p>1970-01-01:new</text:p>
          </table:table-cell>
          <table:table-cell table:style-name="ce13" table:formula="of:=IF([.A6]=[.D6];&quot;&quot;;&quot;DECALAGE&quot;)">
            <text:p/>
          </table:table-cell>
          <table:table-cell table:style-name="ce13" table:formula="of:=IF(AND(ISBLANK([.D6]);ISBLANK([.F6]));&quot;ND SANS USE&quot;;&quot;&quot;)">
            <text:p/>
          </table:table-cell>
          <table:table-cell table:style-name="ce13" table:formula="of:=IF(AND(NOT(ISBLANK([.D6]));ISBLANK([.J6]));&quot;DESCRIPTION MANQUANTE&quot;;&quot;&quot;)">
            <text:p/>
          </table:table-cell>
          <table:table-cell table:style-name="ce13" table:formula="of:=IF(MATCH([.E6];LabelFR;0) = ROW([.A6]); &quot;&quot;; &quot;DOUBLON LIGNE &quot; &amp; MATCH([.E6];LabelFR;0))">
            <text:p/>
          </table:table-cell>
          <table:table-cell table:number-columns-repeated="1003"/>
        </table:table-row>
        <table:table-row table:style-name="ro17">
          <table:table-cell table:style-name="ce6" table:formula="of:=[EN.A7]" office:value-type="string" office:string-value="aft" calcext:value-type="string">
            <text:p>aft</text:p>
          </table:table-cell>
          <table:table-cell table:style-name="ce8" table:formula="of:=[EN.B7]" office:value-type="string" office:string-value="Author of afterword, colophon, etc." calcext:value-type="string">
            <text:p>Author of afterword, colophon, etc.</text:p>
          </table:table-cell>
          <table:table-cell table:style-name="ce8" table:formula="of:=[EN.G7]" office:value-type="string" office:string-value="A person or organization responsible for an afterword, postface, colophon, etc. but who is not the chief author of a work" calcext:value-type="string">
            <text:p>A person or organization responsible for an afterword, postface, colophon, etc. but who is not the chief author of a work</text:p>
          </table:table-cell>
          <table:table-cell table:style-name="ce11" office:value-type="string" calcext:value-type="string">
            <text:p>aft</text:p>
          </table:table-cell>
          <table:table-cell table:style-name="ce11" office:value-type="string" calcext:value-type="string">
            <text:p>Auteur de la postface, de l'achevé d'imprimer, etc.</text:p>
          </table:table-cell>
          <table:table-cell table:style-name="ce11" table:number-columns-repeated="3"/>
          <table:table-cell table:style-name="ce10" table:formula="of:=[EN.F7]" office:value-type="float" office:value="0" calcext:value-type="float">
            <text:p/>
          </table:table-cell>
          <table:table-cell table:style-name="ce11" office:value-type="string" calcext:value-type="string">
            <text:p>Une personne ou un organisme responsable d'une postface, d'un achevé d'imprimer, etc., mais qui n'est pas l'auteur principal de l'œuvre.</text:p>
          </table:table-cell>
          <table:table-cell table:style-name="ce12" table:formula="of:=[EN.H7]" office:value-type="float" office:value="0" calcext:value-type="float">
            <text:p/>
          </table:table-cell>
          <table:table-cell table:style-name="ce12" table:formula="of:=[EN.I7]" office:value-type="string" office:string-value="2013-05-15:modified&#10;1970-01-01:new" calcext:value-type="string">
            <text:p>2013-05-15:modified</text:p>
            <text:p>1970-01-01:new</text:p>
          </table:table-cell>
          <table:table-cell table:style-name="ce13" table:formula="of:=IF([.A7]=[.D7];&quot;&quot;;&quot;DECALAGE&quot;)">
            <text:p/>
          </table:table-cell>
          <table:table-cell table:style-name="ce13" table:formula="of:=IF(AND(ISBLANK([.D7]);ISBLANK([.F7]));&quot;ND SANS USE&quot;;&quot;&quot;)">
            <text:p/>
          </table:table-cell>
          <table:table-cell table:style-name="ce13" table:formula="of:=IF(AND(NOT(ISBLANK([.D7]));ISBLANK([.J7]));&quot;DESCRIPTION MANQUANTE&quot;;&quot;&quot;)">
            <text:p/>
          </table:table-cell>
          <table:table-cell table:style-name="ce13" table:formula="of:=IF(MATCH([.E7];LabelFR;0) = ROW([.A7]); &quot;&quot;; &quot;DOUBLON LIGNE &quot; &amp; MATCH([.E7];LabelFR;0))">
            <text:p/>
          </table:table-cell>
          <table:table-cell table:number-columns-repeated="1003"/>
        </table:table-row>
        <table:table-row table:style-name="ro17">
          <table:table-cell table:style-name="ce6" table:formula="of:=[EN.A8]" office:value-type="string" office:string-value="anl" calcext:value-type="string">
            <text:p>anl</text:p>
          </table:table-cell>
          <table:table-cell table:style-name="ce8" table:formula="of:=[EN.B8]" office:value-type="string" office:string-value="Analyst" calcext:value-type="string">
            <text:p>Analyst</text:p>
          </table:table-cell>
          <table:table-cell table:style-name="ce8" table:formula="of:=[EN.G8]" office:value-type="string" office:string-value="A person or organization that reviews, examines and interprets data or information in a specific area" calcext:value-type="string">
            <text:p>A person or organization that reviews, examines and interprets data or information in a specific area</text:p>
          </table:table-cell>
          <table:table-cell table:style-name="ce11" office:value-type="string" calcext:value-type="string">
            <text:p>anl</text:p>
          </table:table-cell>
          <table:table-cell table:style-name="ce11" office:value-type="string" calcext:value-type="string">
            <text:p>Analyste</text:p>
          </table:table-cell>
          <table:table-cell table:style-name="ce11" table:number-columns-repeated="3"/>
          <table:table-cell table:style-name="ce10" table:formula="of:=[EN.F8]" office:value-type="float" office:value="0" calcext:value-type="float">
            <text:p/>
          </table:table-cell>
          <table:table-cell table:style-name="ce11" office:value-type="string" calcext:value-type="string">
            <text:p>Une personne ou un organisme qui vérifie, étudie et analyse des données ou de l'information dans un domaine particulier.</text:p>
          </table:table-cell>
          <table:table-cell table:style-name="ce12" table:formula="of:=[EN.H8]" office:value-type="float" office:value="0" calcext:value-type="float">
            <text:p/>
          </table:table-cell>
          <table:table-cell table:style-name="ce12" table:formula="of:=[EN.I8]" office:value-type="string" office:string-value="2013-05-15:modified&#10;1970-01-01:new" calcext:value-type="string">
            <text:p>2013-05-15:modified</text:p>
            <text:p>1970-01-01:new</text:p>
          </table:table-cell>
          <table:table-cell table:style-name="ce13" table:formula="of:=IF([.A8]=[.D8];&quot;&quot;;&quot;DECALAGE&quot;)">
            <text:p/>
          </table:table-cell>
          <table:table-cell table:style-name="ce13" table:formula="of:=IF(AND(ISBLANK([.D8]);ISBLANK([.F8]));&quot;ND SANS USE&quot;;&quot;&quot;)">
            <text:p/>
          </table:table-cell>
          <table:table-cell table:style-name="ce13" table:formula="of:=IF(AND(NOT(ISBLANK([.D8]));ISBLANK([.J8]));&quot;DESCRIPTION MANQUANTE&quot;;&quot;&quot;)">
            <text:p/>
          </table:table-cell>
          <table:table-cell table:style-name="ce13" table:formula="of:=IF(MATCH([.E8];LabelFR;0) = ROW([.A8]); &quot;&quot;; &quot;DOUBLON LIGNE &quot; &amp; MATCH([.E8];LabelFR;0))">
            <text:p/>
          </table:table-cell>
          <table:table-cell table:number-columns-repeated="1003"/>
        </table:table-row>
        <table:table-row table:style-name="ro7">
          <table:table-cell table:style-name="ce6" table:formula="of:=[EN.A9]" office:value-type="string" office:string-value="anm" calcext:value-type="string">
            <text:p>anm</text:p>
          </table:table-cell>
          <table:table-cell table:style-name="ce8" table:formula="of:=[EN.B9]" office:value-type="string" office:string-value="Animator" calcext:value-type="string">
            <text:p>Animator</text:p>
          </table:table-cell>
          <table:table-cell table:style-name="ce8" table:formula="of:=[EN.G9]" office:value-type="string" office:string-value="A person contributing to a moving image work or computer program by giving apparent movement to inanimate objects or drawings. For the creator of the drawings that are animated, see artist" calcext:value-type="string">
            <text:p>A person contributing to a moving image work or computer program by giving apparent movement to inanimate objects or drawings. For the creator of the drawings that are animated, see artist</text:p>
          </table:table-cell>
          <table:table-cell table:style-name="ce11" office:value-type="string" calcext:value-type="string">
            <text:p>anm</text:p>
          </table:table-cell>
          <table:table-cell table:style-name="ce11" office:value-type="string" calcext:value-type="string">
            <text:p>Animateur 2D et 3D</text:p>
          </table:table-cell>
          <table:table-cell table:style-name="ce11" table:number-columns-repeated="3"/>
          <table:table-cell table:style-name="ce10" table:formula="of:=[EN.F9]" office:value-type="string" office:string-value="art" calcext:value-type="string">
            <text:p>art</text:p>
          </table:table-cell>
          <table:table-cell table:style-name="ce11" office:value-type="string" calcext:value-type="string">
            <text:p>Une personne ou un organisme qui contribue à un film ou à un logiciel en donnant un mouvement apparent à des objets inanimés ou à des dessins. Pour désigner l'auteur des dessins qui sont animés, voir artiste (art).</text:p>
          </table:table-cell>
          <table:table-cell table:style-name="ce12" table:formula="of:=[EN.H9]" office:value-type="string" office:string-value="changed MARC def" calcext:value-type="string">
            <text:p>changed MARC def</text:p>
          </table:table-cell>
          <table:table-cell table:style-name="ce12" table:formula="of:=[EN.I9]" office:value-type="string" office:string-value="2013-05-15:modified&#10;1970-01-01:new" calcext:value-type="string">
            <text:p>2013-05-15:modified</text:p>
            <text:p>1970-01-01:new</text:p>
          </table:table-cell>
          <table:table-cell table:style-name="ce13" table:formula="of:=IF([.A9]=[.D9];&quot;&quot;;&quot;DECALAGE&quot;)">
            <text:p/>
          </table:table-cell>
          <table:table-cell table:style-name="ce13" table:formula="of:=IF(AND(ISBLANK([.D9]);ISBLANK([.F9]));&quot;ND SANS USE&quot;;&quot;&quot;)">
            <text:p/>
          </table:table-cell>
          <table:table-cell table:style-name="ce13" table:formula="of:=IF(AND(NOT(ISBLANK([.D9]));ISBLANK([.J9]));&quot;DESCRIPTION MANQUANTE&quot;;&quot;&quot;)">
            <text:p/>
          </table:table-cell>
          <table:table-cell table:style-name="ce13" table:formula="of:=IF(MATCH([.E9];LabelFR;0) = ROW([.A9]); &quot;&quot;; &quot;DOUBLON LIGNE &quot; &amp; MATCH([.E9];LabelFR;0))">
            <text:p/>
          </table:table-cell>
          <table:table-cell table:number-columns-repeated="1003"/>
        </table:table-row>
        <table:table-row table:style-name="ro17">
          <table:table-cell table:style-name="ce6" table:formula="of:=[EN.A10]" office:value-type="string" office:string-value="ann" calcext:value-type="string">
            <text:p>ann</text:p>
          </table:table-cell>
          <table:table-cell table:style-name="ce8" table:formula="of:=[EN.B10]" office:value-type="string" office:string-value="Annotator" calcext:value-type="string">
            <text:p>Annotator</text:p>
          </table:table-cell>
          <table:table-cell table:style-name="ce8" table:formula="of:=[EN.G10]" office:value-type="string" office:string-value="A person who makes manuscript annotations on an item" calcext:value-type="string">
            <text:p>A person who makes manuscript annotations on an item</text:p>
          </table:table-cell>
          <table:table-cell table:style-name="ce11" office:value-type="string" calcext:value-type="string">
            <text:p>ann</text:p>
          </table:table-cell>
          <table:table-cell table:style-name="ce11" office:value-type="string" calcext:value-type="string">
            <text:p>Annotateur</text:p>
          </table:table-cell>
          <table:table-cell table:style-name="ce11" table:number-columns-repeated="3"/>
          <table:table-cell table:style-name="ce10" table:formula="of:=[EN.F10]" office:value-type="float" office:value="0" calcext:value-type="float">
            <text:p/>
          </table:table-cell>
          <table:table-cell table:style-name="ce11" office:value-type="string" calcext:value-type="string">
            <text:p>Une personne qui ajoute des notes manuscrites sur un ouvrage imprimé.</text:p>
          </table:table-cell>
          <table:table-cell table:style-name="ce12" table:formula="of:=[EN.H10]" office:value-type="string" office:string-value="changed MARC def" calcext:value-type="string">
            <text:p>changed MARC def</text:p>
          </table:table-cell>
          <table:table-cell table:style-name="ce12" table:formula="of:=[EN.I10]" office:value-type="string" office:string-value="2013-05-15:modified&#10;1970-01-01:new" calcext:value-type="string">
            <text:p>2013-05-15:modified</text:p>
            <text:p>1970-01-01:new</text:p>
          </table:table-cell>
          <table:table-cell table:style-name="ce13" table:formula="of:=IF([.A10]=[.D10];&quot;&quot;;&quot;DECALAGE&quot;)">
            <text:p/>
          </table:table-cell>
          <table:table-cell table:style-name="ce13" table:formula="of:=IF(AND(ISBLANK([.D10]);ISBLANK([.F10]));&quot;ND SANS USE&quot;;&quot;&quot;)">
            <text:p/>
          </table:table-cell>
          <table:table-cell table:style-name="ce13" table:formula="of:=IF(AND(NOT(ISBLANK([.D10]));ISBLANK([.J10]));&quot;DESCRIPTION MANQUANTE&quot;;&quot;&quot;)">
            <text:p/>
          </table:table-cell>
          <table:table-cell table:style-name="ce13" table:formula="of:=IF(MATCH([.E10];LabelFR;0) = ROW([.A10]); &quot;&quot;; &quot;DOUBLON LIGNE &quot; &amp; MATCH([.E10];LabelFR;0))">
            <text:p/>
          </table:table-cell>
          <table:table-cell table:number-columns-repeated="1003"/>
        </table:table-row>
        <table:table-row table:style-name="ro7">
          <table:table-cell table:style-name="ce6" table:formula="of:=[EN.A11]" office:value-type="string" office:string-value="ant" calcext:value-type="string">
            <text:p>ant</text:p>
          </table:table-cell>
          <table:table-cell table:style-name="ce8" table:formula="of:=[EN.B11]" office:value-type="string" office:string-value="Bibliographic antecedent" calcext:value-type="string">
            <text:p>Bibliographic antecedent</text:p>
          </table:table-cell>
          <table:table-cell table:style-name="ce8" table:formula="of:=[EN.G11]" office:value-type="string" office:string-value="A person or organization responsible for a resource upon which the resource represented by the bibliographic description is based. This may be appropriate for adaptations, sequels, continuations, indexes, etc." calcext:value-type="string">
            <text:p>A person or organization responsible for a resource upon which the resource represented by the bibliographic description is based. This may be appropriate for adaptations, sequels, continuations, indexes, etc.</text:p>
          </table:table-cell>
          <table:table-cell table:style-name="ce11" office:value-type="string" calcext:value-type="string">
            <text:p>ant</text:p>
          </table:table-cell>
          <table:table-cell table:style-name="ce11" office:value-type="string" calcext:value-type="string">
            <text:p>Antécédent bibliographique</text:p>
          </table:table-cell>
          <table:table-cell table:style-name="ce11" table:number-columns-repeated="3"/>
          <table:table-cell table:style-name="ce10" table:formula="of:=[EN.F11]" office:value-type="float" office:value="0" calcext:value-type="float">
            <text:p/>
          </table:table-cell>
          <table:table-cell table:style-name="ce11" office:value-type="string" calcext:value-type="string">
            <text:p>L'auteur de l'œuvre sur laquelle est fondée l'œuvre décrite dans la notice bibliographique. Peut être utilisé dans le cas d'adaptations, de suites, d'index, etc.</text:p>
          </table:table-cell>
          <table:table-cell table:style-name="ce12" table:formula="of:=[EN.H11]" office:value-type="float" office:value="0" calcext:value-type="float">
            <text:p/>
          </table:table-cell>
          <table:table-cell table:style-name="ce12" table:formula="of:=[EN.I11]" office:value-type="string" office:string-value="2013-05-15:modified&#10;1970-01-01:new" calcext:value-type="string">
            <text:p>2013-05-15:modified</text:p>
            <text:p>1970-01-01:new</text:p>
          </table:table-cell>
          <table:table-cell table:style-name="ce13" table:formula="of:=IF([.A11]=[.D11];&quot;&quot;;&quot;DECALAGE&quot;)">
            <text:p/>
          </table:table-cell>
          <table:table-cell table:style-name="ce13" table:formula="of:=IF(AND(ISBLANK([.D11]);ISBLANK([.F11]));&quot;ND SANS USE&quot;;&quot;&quot;)">
            <text:p/>
          </table:table-cell>
          <table:table-cell table:style-name="ce13" table:formula="of:=IF(AND(NOT(ISBLANK([.D11]));ISBLANK([.J11]));&quot;DESCRIPTION MANQUANTE&quot;;&quot;&quot;)">
            <text:p/>
          </table:table-cell>
          <table:table-cell table:style-name="ce13" table:formula="of:=IF(MATCH([.E11];LabelFR;0) = ROW([.A11]); &quot;&quot;; &quot;DOUBLON LIGNE &quot; &amp; MATCH([.E11];LabelFR;0))">
            <text:p/>
          </table:table-cell>
          <table:table-cell table:number-columns-repeated="1003"/>
        </table:table-row>
        <table:table-row table:style-name="ro18">
          <table:table-cell table:style-name="ce6" table:formula="of:=[EN.A12]" office:value-type="string" office:string-value="ape" calcext:value-type="string">
            <text:p>ape</text:p>
          </table:table-cell>
          <table:table-cell table:style-name="ce8" table:formula="of:=[EN.B12]" office:value-type="string" office:string-value="Appellee" calcext:value-type="string">
            <text:p>Appellee</text:p>
          </table:table-cell>
          <table:table-cell table:style-name="ce8" table:formula="of:=[EN.G12]" office:value-type="string" office:string-value="A person or organization against whom an appeal is taken" calcext:value-type="string">
            <text:p>A person or organization against whom an appeal is taken</text:p>
          </table:table-cell>
          <table:table-cell table:style-name="ce10" office:value-type="string" calcext:value-type="string">
            <text:p>ape</text:p>
          </table:table-cell>
          <table:table-cell table:style-name="ce10" office:value-type="string" calcext:value-type="string">
            <text:p>Intimé</text:p>
          </table:table-cell>
          <table:table-cell table:style-name="ce10"/>
          <table:table-cell table:style-name="ce11" table:number-columns-repeated="2"/>
          <table:table-cell table:style-name="ce10" table:formula="of:=[EN.F12]" office:value-type="float" office:value="0" calcext:value-type="float">
            <text:p/>
          </table:table-cell>
          <table:table-cell table:style-name="ce10" office:value-type="string" calcext:value-type="string">
            <text:p>Une personne ou un organisme contre laquelle un appel est interjeté.</text:p>
          </table:table-cell>
          <table:table-cell table:style-name="ce12" table:formula="of:=[EN.H12]" office:value-type="string" office:string-value="MARC had more specific roles" calcext:value-type="string">
            <text:p>MARC had more specific roles</text:p>
          </table:table-cell>
          <table:table-cell table:style-name="ce12" table:formula="of:=[EN.I12]" office:value-type="string" office:string-value="2013-05-15:new" calcext:value-type="string">
            <text:p>2013-05-15:new</text:p>
          </table:table-cell>
          <table:table-cell table:style-name="ce13" table:formula="of:=IF([.A12]=[.D12];&quot;&quot;;&quot;DECALAGE&quot;)">
            <text:p/>
          </table:table-cell>
          <table:table-cell table:style-name="ce13" table:formula="of:=IF(AND(ISBLANK([.D12]);ISBLANK([.F12]));&quot;ND SANS USE&quot;;&quot;&quot;)">
            <text:p/>
          </table:table-cell>
          <table:table-cell table:style-name="ce13" table:formula="of:=IF(AND(NOT(ISBLANK([.D12]));ISBLANK([.J12]));&quot;DESCRIPTION MANQUANTE&quot;;&quot;&quot;)">
            <text:p/>
          </table:table-cell>
          <table:table-cell table:style-name="ce13" table:formula="of:=IF(MATCH([.E12];LabelFR;0) = ROW([.A12]); &quot;&quot;; &quot;DOUBLON LIGNE &quot; &amp; MATCH([.E12];LabelFR;0))">
            <text:p/>
          </table:table-cell>
          <table:table-cell table:number-columns-repeated="1003"/>
        </table:table-row>
        <table:table-row table:style-name="ro18">
          <table:table-cell table:style-name="ce6" table:formula="of:=[EN.A13]" office:value-type="string" office:string-value="apl" calcext:value-type="string">
            <text:p>apl</text:p>
          </table:table-cell>
          <table:table-cell table:style-name="ce8" table:formula="of:=[EN.B13]" office:value-type="string" office:string-value="Appellant" calcext:value-type="string">
            <text:p>Appellant</text:p>
          </table:table-cell>
          <table:table-cell table:style-name="ce8" table:formula="of:=[EN.G13]" office:value-type="string" office:string-value="A person or organization who appeals a lower court's decision" calcext:value-type="string">
            <text:p>A person or organization who appeals a lower court's decision</text:p>
          </table:table-cell>
          <table:table-cell table:style-name="ce10" office:value-type="string" calcext:value-type="string">
            <text:p>apl</text:p>
          </table:table-cell>
          <table:table-cell table:style-name="ce10" office:value-type="string" calcext:value-type="string">
            <text:p>Appelant</text:p>
          </table:table-cell>
          <table:table-cell table:style-name="ce10"/>
          <table:table-cell table:style-name="ce11" table:number-columns-repeated="2"/>
          <table:table-cell table:style-name="ce10" table:formula="of:=[EN.F13]" office:value-type="float" office:value="0" calcext:value-type="float">
            <text:p/>
          </table:table-cell>
          <table:table-cell table:style-name="ce10" office:value-type="string" calcext:value-type="string">
            <text:p>Une personne ou un organisme qui fait appel de la décision d'un tribunal.</text:p>
          </table:table-cell>
          <table:table-cell table:style-name="ce12" table:formula="of:=[EN.H13]" office:value-type="string" office:string-value="MARC had more specific roles" calcext:value-type="string">
            <text:p>MARC had more specific roles</text:p>
          </table:table-cell>
          <table:table-cell table:style-name="ce12" table:formula="of:=[EN.I13]" office:value-type="string" office:string-value="2013-05-15:new" calcext:value-type="string">
            <text:p>2013-05-15:new</text:p>
          </table:table-cell>
          <table:table-cell table:style-name="ce13" table:formula="of:=IF([.A13]=[.D13];&quot;&quot;;&quot;DECALAGE&quot;)">
            <text:p/>
          </table:table-cell>
          <table:table-cell table:style-name="ce13" table:formula="of:=IF(AND(ISBLANK([.D13]);ISBLANK([.F13]));&quot;ND SANS USE&quot;;&quot;&quot;)">
            <text:p/>
          </table:table-cell>
          <table:table-cell table:style-name="ce13" table:formula="of:=IF(AND(NOT(ISBLANK([.D13]));ISBLANK([.J13]));&quot;DESCRIPTION MANQUANTE&quot;;&quot;&quot;)">
            <text:p/>
          </table:table-cell>
          <table:table-cell table:style-name="ce13" table:formula="of:=IF(MATCH([.E13];LabelFR;0) = ROW([.A13]); &quot;&quot;; &quot;DOUBLON LIGNE &quot; &amp; MATCH([.E13];LabelFR;0))">
            <text:p/>
          </table:table-cell>
          <table:table-cell table:number-columns-repeated="1003"/>
        </table:table-row>
        <table:table-row table:style-name="ro7">
          <table:table-cell table:style-name="ce6" table:formula="of:=[EN.A14]" office:value-type="string" office:string-value="app" calcext:value-type="string">
            <text:p>app</text:p>
          </table:table-cell>
          <table:table-cell table:style-name="ce8" table:formula="of:=[EN.B14]" office:value-type="string" office:string-value="Applicant" calcext:value-type="string">
            <text:p>Applicant</text:p>
          </table:table-cell>
          <table:table-cell table:style-name="ce8" table:formula="of:=[EN.G14]" office:value-type="string" office:string-value="A  person or organization responsible for the submission of an application or who is named as eligible for the results of the processing of the application (e.g., bestowing of rights, reward, title, position)" calcext:value-type="string">
            <text:p>A <text:s/>person or organization responsible for the submission of an application or who is named as eligible for the results of the processing of the application (e.g., bestowing of rights, reward, title, position)</text:p>
          </table:table-cell>
          <table:table-cell table:style-name="ce11" office:value-type="string" calcext:value-type="string">
            <text:p>app</text:p>
          </table:table-cell>
          <table:table-cell table:style-name="ce11" office:value-type="string" calcext:value-type="string">
            <text:p>Candidat</text:p>
          </table:table-cell>
          <table:table-cell table:style-name="ce11" table:number-columns-repeated="3"/>
          <table:table-cell table:style-name="ce10" table:formula="of:=[EN.F14]" office:value-type="float" office:value="0" calcext:value-type="float">
            <text:p/>
          </table:table-cell>
          <table:table-cell table:style-name="ce11" office:value-type="string" calcext:value-type="string">
            <text:p>Une personne ou un organisme responsable de la soumission d'une demande ou qui bénéficiera du résultat de la demande (allocation de droits, récompense, titre, promotion...)</text:p>
          </table:table-cell>
          <table:table-cell table:style-name="ce12" table:formula="of:=[EN.H14]" office:value-type="float" office:value="0" calcext:value-type="float">
            <text:p/>
          </table:table-cell>
          <table:table-cell table:style-name="ce12" table:formula="of:=[EN.I14]" office:value-type="string" office:string-value="2013-05-15:modified&#10;1970-01-01:new" calcext:value-type="string">
            <text:p>2013-05-15:modified</text:p>
            <text:p>1970-01-01:new</text:p>
          </table:table-cell>
          <table:table-cell table:style-name="ce13" table:formula="of:=IF([.A14]=[.D14];&quot;&quot;;&quot;DECALAGE&quot;)">
            <text:p/>
          </table:table-cell>
          <table:table-cell table:style-name="ce13" table:formula="of:=IF(AND(ISBLANK([.D14]);ISBLANK([.F14]));&quot;ND SANS USE&quot;;&quot;&quot;)">
            <text:p/>
          </table:table-cell>
          <table:table-cell table:style-name="ce13" table:formula="of:=IF(AND(NOT(ISBLANK([.D14]));ISBLANK([.J14]));&quot;DESCRIPTION MANQUANTE&quot;;&quot;&quot;)">
            <text:p/>
          </table:table-cell>
          <table:table-cell table:style-name="ce13" table:formula="of:=IF(MATCH([.E14];LabelFR;0) = ROW([.A14]); &quot;&quot;; &quot;DOUBLON LIGNE &quot; &amp; MATCH([.E14];LabelFR;0))">
            <text:p/>
          </table:table-cell>
          <table:table-cell table:number-columns-repeated="1003"/>
        </table:table-row>
        <table:table-row table:style-name="ro9">
          <table:table-cell table:style-name="ce6" table:formula="of:=[EN.A15]" office:value-type="string" office:string-value="aqt" calcext:value-type="string">
            <text:p>aqt</text:p>
          </table:table-cell>
          <table:table-cell table:style-name="ce8" table:formula="of:=[EN.B15]" office:value-type="string" office:string-value="Author in quotations or text abstracts" calcext:value-type="string">
            <text:p>Author in quotations or text abstracts</text:p>
          </table:table-cell>
          <table:table-cell table:style-name="ce8" table:formula="of:=[EN.G15]" office:value-type="string" office:string-value="A person or organization whose work is largely quoted or extracted in works to which he or she did not contribute directly. Such quotations are found particularly in exhibition catalogs, collections of photographs, etc." calcext:value-type="string">
            <text:p>A person or organization whose work is largely quoted or extracted in works to which he or she did not contribute directly. Such quotations are found particularly in exhibition catalogs, collections of photographs, etc.</text:p>
          </table:table-cell>
          <table:table-cell table:style-name="ce11" office:value-type="string" calcext:value-type="string">
            <text:p>aqt</text:p>
          </table:table-cell>
          <table:table-cell table:style-name="ce11" office:value-type="string" calcext:value-type="string">
            <text:p>Auteur mentionné dans une citation ou des extraits de textes</text:p>
          </table:table-cell>
          <table:table-cell table:style-name="ce11" table:number-columns-repeated="3"/>
          <table:table-cell table:style-name="ce10" table:formula="of:=[EN.F15]" office:value-type="float" office:value="0" calcext:value-type="float">
            <text:p/>
          </table:table-cell>
          <table:table-cell table:style-name="ce11" office:value-type="string" calcext:value-type="string">
            <text:p>Une personne dont le travail est largement mentionné dans des citations ou des extraits de textes tirés d'une œuvre et qui n'y a pas directement contribué. On trouve ce genre de citations dans les catalogues d'exposition, les collections de photographies, etc.</text:p>
          </table:table-cell>
          <table:table-cell table:style-name="ce12" table:formula="of:=[EN.H15]" office:value-type="float" office:value="0" calcext:value-type="float">
            <text:p/>
          </table:table-cell>
          <table:table-cell table:style-name="ce12" table:formula="of:=[EN.I15]" office:value-type="string" office:string-value="2013-05-15:modified&#10;1970-01-01:new" calcext:value-type="string">
            <text:p>2013-05-15:modified</text:p>
            <text:p>1970-01-01:new</text:p>
          </table:table-cell>
          <table:table-cell table:style-name="ce13" table:formula="of:=IF([.A15]=[.D15];&quot;&quot;;&quot;DECALAGE&quot;)">
            <text:p/>
          </table:table-cell>
          <table:table-cell table:style-name="ce13" table:formula="of:=IF(AND(ISBLANK([.D15]);ISBLANK([.F15]));&quot;ND SANS USE&quot;;&quot;&quot;)">
            <text:p/>
          </table:table-cell>
          <table:table-cell table:style-name="ce13" table:formula="of:=IF(AND(NOT(ISBLANK([.D15]));ISBLANK([.J15]));&quot;DESCRIPTION MANQUANTE&quot;;&quot;&quot;)">
            <text:p/>
          </table:table-cell>
          <table:table-cell table:style-name="ce13" table:formula="of:=IF(MATCH([.E15];LabelFR;0) = ROW([.A15]); &quot;&quot;; &quot;DOUBLON LIGNE &quot; &amp; MATCH([.E15];LabelFR;0))">
            <text:p/>
          </table:table-cell>
          <table:table-cell table:number-columns-repeated="1003"/>
        </table:table-row>
        <table:table-row table:style-name="ro9">
          <table:table-cell table:style-name="ce6" table:formula="of:=[EN.A16]" office:value-type="string" office:string-value="arc" calcext:value-type="string">
            <text:p>arc</text:p>
          </table:table-cell>
          <table:table-cell table:style-name="ce8" table:formula="of:=[EN.B16]" office:value-type="string" office:string-value="Architect" calcext:value-type="string">
            <text:p>Architect</text:p>
          </table:table-cell>
          <table:table-cell table:style-name="ce8" table:formula="of:=[EN.G16]" office:value-type="string" office:string-value="A person, family, or organization responsible for creating an architectural design, including a pictorial representation intended to show how a building, etc., will look when completed. It also oversees the construction of structures" calcext:value-type="string">
            <text:p>A person, family, or organization responsible for creating an architectural design, including a pictorial representation intended to show how a building, etc., will look when completed. It also oversees the construction of structures</text:p>
          </table:table-cell>
          <table:table-cell table:style-name="ce11" office:value-type="string" calcext:value-type="string">
            <text:p>arc</text:p>
          </table:table-cell>
          <table:table-cell table:style-name="ce11" office:value-type="string" calcext:value-type="string">
            <text:p>Architecte</text:p>
          </table:table-cell>
          <table:table-cell table:style-name="ce11" table:number-columns-repeated="3"/>
          <table:table-cell table:style-name="ce10" table:formula="of:=[EN.F16]" office:value-type="float" office:value="0" calcext:value-type="float">
            <text:p/>
          </table:table-cell>
          <table:table-cell table:style-name="ce11" office:value-type="string" calcext:value-type="string">
            <text:p>Une personne, un groupe, ou un organisme responsable de la création d'une conception architecturale, y compris la représentation graphique destinée à montrer comment un bâtiment, etc., se présentera une fois construit. Il supervise également la construction de structures,</text:p>
          </table:table-cell>
          <table:table-cell table:style-name="ce12" table:formula="of:=[EN.H16]" office:value-type="string" office:string-value="changed MARC def" calcext:value-type="string">
            <text:p>changed MARC def</text:p>
          </table:table-cell>
          <table:table-cell table:style-name="ce12" table:formula="of:=[EN.I16]" office:value-type="string" office:string-value="2013-05-15:modified&#10;1970-01-01:new" calcext:value-type="string">
            <text:p>2013-05-15:modified</text:p>
            <text:p>1970-01-01:new</text:p>
          </table:table-cell>
          <table:table-cell table:style-name="ce13" table:formula="of:=IF([.A16]=[.D16];&quot;&quot;;&quot;DECALAGE&quot;)">
            <text:p/>
          </table:table-cell>
          <table:table-cell table:style-name="ce13" table:formula="of:=IF(AND(ISBLANK([.D16]);ISBLANK([.F16]));&quot;ND SANS USE&quot;;&quot;&quot;)">
            <text:p/>
          </table:table-cell>
          <table:table-cell table:style-name="ce13" table:formula="of:=IF(AND(NOT(ISBLANK([.D16]));ISBLANK([.J16]));&quot;DESCRIPTION MANQUANTE&quot;;&quot;&quot;)">
            <text:p/>
          </table:table-cell>
          <table:table-cell table:style-name="ce13" table:formula="of:=IF(MATCH([.E16];LabelFR;0) = ROW([.A16]); &quot;&quot;; &quot;DOUBLON LIGNE &quot; &amp; MATCH([.E16];LabelFR;0))">
            <text:p/>
          </table:table-cell>
          <table:table-cell table:number-columns-repeated="1003"/>
        </table:table-row>
        <table:table-row table:style-name="ro7">
          <table:table-cell table:style-name="ce6" table:formula="of:=[EN.A17]" office:value-type="string" office:string-value="ard" calcext:value-type="string">
            <text:p>ard</text:p>
          </table:table-cell>
          <table:table-cell table:style-name="ce8" table:formula="of:=[EN.B17]" office:value-type="string" office:string-value="Artistic director" calcext:value-type="string">
            <text:p>Artistic director</text:p>
          </table:table-cell>
          <table:table-cell table:style-name="ce8" table:formula="of:=[EN.G17]" office:value-type="string" office:string-value="A person responsible for controlling the development of the artistic style of an entire production, including the choice of works to be presented and selection of senior production staff" calcext:value-type="string">
            <text:p>A person responsible for controlling the development of the artistic style of an entire production, including the choice of works to be presented and selection of senior production staff</text:p>
          </table:table-cell>
          <table:table-cell table:style-name="ce11" office:value-type="string" calcext:value-type="string">
            <text:p>ard</text:p>
          </table:table-cell>
          <table:table-cell table:style-name="ce11" office:value-type="string" calcext:value-type="string">
            <text:p>Directeur artistique</text:p>
          </table:table-cell>
          <table:table-cell table:style-name="ce11" table:number-columns-repeated="3"/>
          <table:table-cell table:style-name="ce10" table:formula="of:=[EN.F17]" office:value-type="float" office:value="0" calcext:value-type="float">
            <text:p/>
          </table:table-cell>
          <table:table-cell table:style-name="ce11" office:value-type="string" calcext:value-type="string">
            <text:p>Une personne responsable du contrôle de l'élaboration du style artistique d'une production, y compris le choix des œuvres qui sont présentées ainsi que la sélection du personnel de la production.</text:p>
          </table:table-cell>
          <table:table-cell table:style-name="ce12" table:formula="of:=[EN.H17]" office:value-type="float" office:value="0" calcext:value-type="float">
            <text:p/>
          </table:table-cell>
          <table:table-cell table:style-name="ce12" table:formula="of:=[EN.I17]" office:value-type="string" office:string-value="2013-05-15:modified&#10;1970-01-01:new" calcext:value-type="string">
            <text:p>2013-05-15:modified</text:p>
            <text:p>1970-01-01:new</text:p>
          </table:table-cell>
          <table:table-cell table:style-name="ce13" table:formula="of:=IF([.A17]=[.D17];&quot;&quot;;&quot;DECALAGE&quot;)">
            <text:p/>
          </table:table-cell>
          <table:table-cell table:style-name="ce13" table:formula="of:=IF(AND(ISBLANK([.D17]);ISBLANK([.F17]));&quot;ND SANS USE&quot;;&quot;&quot;)">
            <text:p/>
          </table:table-cell>
          <table:table-cell table:style-name="ce13" table:formula="of:=IF(AND(NOT(ISBLANK([.D17]));ISBLANK([.J17]));&quot;DESCRIPTION MANQUANTE&quot;;&quot;&quot;)">
            <text:p/>
          </table:table-cell>
          <table:table-cell table:style-name="ce13" table:formula="of:=IF(MATCH([.E17];LabelFR;0) = ROW([.A17]); &quot;&quot;; &quot;DOUBLON LIGNE &quot; &amp; MATCH([.E17];LabelFR;0))">
            <text:p/>
          </table:table-cell>
          <table:table-cell table:number-columns-repeated="1003"/>
        </table:table-row>
        <table:table-row table:style-name="ro13">
          <table:table-cell table:style-name="ce6" table:formula="of:=[EN.A18]" office:value-type="string" office:string-value="arr" calcext:value-type="string">
            <text:p>arr</text:p>
          </table:table-cell>
          <table:table-cell table:style-name="ce8" table:formula="of:=[EN.B18]" office:value-type="string" office:string-value="Arranger" calcext:value-type="string">
            <text:p>Arranger</text:p>
          </table:table-cell>
          <table:table-cell table:style-name="ce8" table:formula="of:=[EN.G18]" office:value-type="string" office:string-value="A person, family, or organization contributing to a musical work by rewriting the composition for a medium of performance different from that for which the work was originally intended, or modifying the work for the same medium of performance, etc., such that the musical substance of the original composition remains essentially unchanged. For extensive modification that effectively results in the creation of a new musical work, see composer" calcext:value-type="string">
            <text:p>A person, family, or organization contributing to a musical work by rewriting the composition for a medium of performance different from that for which the work was originally intended, or modifying the work for the same medium of performance, etc., such that the musical substance of the original composition remains essentially unchanged. For extensive modification that effectively results in the creation of a new musical work, see composer</text:p>
          </table:table-cell>
          <table:table-cell table:style-name="ce11" office:value-type="string" calcext:value-type="string">
            <text:p>arr</text:p>
          </table:table-cell>
          <table:table-cell table:style-name="ce11" office:value-type="string" calcext:value-type="string">
            <text:p>Arrangeur</text:p>
          </table:table-cell>
          <table:table-cell table:style-name="ce11" table:number-columns-repeated="3"/>
          <table:table-cell table:style-name="ce10" table:formula="of:=[EN.F18]" office:value-type="string" office:string-value="cmp" calcext:value-type="string">
            <text:p>cmp</text:p>
          </table:table-cell>
          <table:table-cell table:style-name="ce11" office:value-type="string" calcext:value-type="string">
            <text:p>Une personne qui transcrit une composition musicale pour un autre instrument que celui pour lequel la composition était destinée. Dans un arrangement l'essence musicale demeure en principe inchangée. Pour des modifications plus conséquentes qui aboutissent à la création d'une nouvelle œuvre, voir compositeur (cmp).</text:p>
          </table:table-cell>
          <table:table-cell table:style-name="ce12" table:formula="of:=[EN.H18]" office:value-type="string" office:string-value="changed MARC def; changed RDA term" calcext:value-type="string">
            <text:p>changed MARC def; changed RDA term</text:p>
          </table:table-cell>
          <table:table-cell table:style-name="ce12" table:formula="of:=[EN.I18]" office:value-type="string" office:string-value="2013-05-15:modified&#10;1970-01-01:new" calcext:value-type="string">
            <text:p>2013-05-15:modified</text:p>
            <text:p>1970-01-01:new</text:p>
          </table:table-cell>
          <table:table-cell table:style-name="ce13" table:formula="of:=IF([.A18]=[.D18];&quot;&quot;;&quot;DECALAGE&quot;)">
            <text:p/>
          </table:table-cell>
          <table:table-cell table:style-name="ce13" table:formula="of:=IF(AND(ISBLANK([.D18]);ISBLANK([.F18]));&quot;ND SANS USE&quot;;&quot;&quot;)">
            <text:p/>
          </table:table-cell>
          <table:table-cell table:style-name="ce13" table:formula="of:=IF(AND(NOT(ISBLANK([.D18]));ISBLANK([.J18]));&quot;DESCRIPTION MANQUANTE&quot;;&quot;&quot;)">
            <text:p/>
          </table:table-cell>
          <table:table-cell table:style-name="ce13" table:formula="of:=IF(MATCH([.E18];LabelFR;0) = ROW([.A18]); &quot;&quot;; &quot;DOUBLON LIGNE &quot; &amp; MATCH([.E18];LabelFR;0))">
            <text:p/>
          </table:table-cell>
          <table:table-cell table:number-columns-repeated="1003"/>
        </table:table-row>
        <table:table-row table:style-name="ro19">
          <table:table-cell table:style-name="ce6" table:formula="of:=[EN.A19]" office:value-type="float" office:value="0" calcext:value-type="float">
            <text:p/>
          </table:table-cell>
          <table:table-cell table:style-name="ce8" table:formula="of:=[EN.B19]" office:value-type="string" office:string-value="Arranger of music" calcext:value-type="string">
            <text:p>Arranger of music</text:p>
          </table:table-cell>
          <table:table-cell table:style-name="ce8" table:formula="of:=[EN.G19]" office:value-type="float" office:value="0" calcext:value-type="float">
            <text:p/>
          </table:table-cell>
          <table:table-cell table:style-name="ce11"/>
          <table:table-cell table:style-name="ce11" office:value-type="string" calcext:value-type="string">
            <text:p>Arrangeur musical</text:p>
          </table:table-cell>
          <table:table-cell table:style-name="ce11" office:value-type="string" calcext:value-type="string">
            <text:p>arr</text:p>
          </table:table-cell>
          <table:table-cell table:style-name="ce11" table:number-columns-repeated="2"/>
          <table:table-cell table:style-name="ce10" table:formula="of:=[EN.F19]" office:value-type="float" office:value="0" calcext:value-type="float">
            <text:p/>
          </table:table-cell>
          <table:table-cell table:style-name="ce11"/>
          <table:table-cell table:style-name="ce12" table:formula="of:=[EN.H19]" office:value-type="float" office:value="0" calcext:value-type="float">
            <text:p/>
          </table:table-cell>
          <table:table-cell table:style-name="ce12" table:formula="of:=[EN.I19]" office:value-type="float" office:value="0" calcext:value-type="float">
            <text:p/>
          </table:table-cell>
          <table:table-cell table:style-name="ce13" table:formula="of:=IF([.A19]=[.D19];&quot;&quot;;&quot;DECALAGE&quot;)">
            <text:p/>
          </table:table-cell>
          <table:table-cell table:style-name="ce13" table:formula="of:=IF(AND(ISBLANK([.D19]);ISBLANK([.F19]));&quot;ND SANS USE&quot;;&quot;&quot;)">
            <text:p/>
          </table:table-cell>
          <table:table-cell table:style-name="ce13" table:formula="of:=IF(AND(NOT(ISBLANK([.D19]));ISBLANK([.J19]));&quot;DESCRIPTION MANQUANTE&quot;;&quot;&quot;)">
            <text:p/>
          </table:table-cell>
          <table:table-cell table:style-name="ce13" table:formula="of:=IF(MATCH([.E19];LabelFR;0) = ROW([.A19]); &quot;&quot;; &quot;DOUBLON LIGNE &quot; &amp; MATCH([.E19];LabelFR;0))">
            <text:p/>
          </table:table-cell>
          <table:table-cell table:number-columns-repeated="1003"/>
        </table:table-row>
        <table:table-row table:style-name="ro20">
          <table:table-cell table:style-name="ce6" table:formula="of:=[EN.A20]" office:value-type="string" office:string-value="art" calcext:value-type="string">
            <text:p>art</text:p>
          </table:table-cell>
          <table:table-cell table:style-name="ce8" table:formula="of:=[EN.B20]" office:value-type="string" office:string-value="Artist" calcext:value-type="string">
            <text:p>Artist</text:p>
          </table:table-cell>
          <table:table-cell table:style-name="ce8" table:formula="of:=[EN.G20]" office:value-type="string" office:string-value="A person, family, or organization responsible for creating a work by conceiving, and implementing, an original graphic design, drawing, painting, etc. For book illustrators, prefer Illustrator [ill]" calcext:value-type="string">
            <text:p>A person, family, or organization responsible for creating a work by conceiving, and implementing, an original graphic design, drawing, painting, etc. For book illustrators, prefer Illustrator [ill]</text:p>
          </table:table-cell>
          <table:table-cell table:style-name="ce11" office:value-type="string" calcext:value-type="string">
            <text:p>art</text:p>
          </table:table-cell>
          <table:table-cell table:style-name="ce11" office:value-type="string" calcext:value-type="string">
            <text:p>Artiste</text:p>
          </table:table-cell>
          <table:table-cell table:style-name="ce11" table:number-columns-repeated="3"/>
          <table:table-cell table:style-name="ce10" table:formula="of:=[EN.F20]" office:value-type="float" office:value="0" calcext:value-type="float">
            <text:p/>
          </table:table-cell>
          <table:table-cell table:style-name="ce11" office:value-type="string" calcext:value-type="string">
            <text:p>Une personne, un groupe ou un organisme responsable de la conception et de la création d'une œuvre graphique original (designer, peintre, dessinateur...) Pour désigner l'auteur des illustrations qui figurent dans un livre, utilisez de préférence illustrateur (ill).</text:p>
          </table:table-cell>
          <table:table-cell table:style-name="ce12" table:formula="of:=[EN.H20]" office:value-type="string" office:string-value="changed MARC def; Relator term &quot;Graphic technician&quot; (coded [grt]) used before March 1988 only" calcext:value-type="string">
            <text:p>changed MARC def; Relator term "Graphic technician" (coded [grt]) used before March 1988 only</text:p>
          </table:table-cell>
          <table:table-cell table:style-name="ce12" table:formula="of:=[EN.I20]" office:value-type="string" office:string-value="2013-05-15:modified&#10;1970-01-01:new" calcext:value-type="string">
            <text:p>2013-05-15:modified</text:p>
            <text:p>1970-01-01:new</text:p>
          </table:table-cell>
          <table:table-cell table:style-name="ce13" table:formula="of:=IF([.A20]=[.D20];&quot;&quot;;&quot;DECALAGE&quot;)">
            <text:p/>
          </table:table-cell>
          <table:table-cell table:style-name="ce13" table:formula="of:=IF(AND(ISBLANK([.D20]);ISBLANK([.F20]));&quot;ND SANS USE&quot;;&quot;&quot;)">
            <text:p/>
          </table:table-cell>
          <table:table-cell table:style-name="ce13" table:formula="of:=IF(AND(NOT(ISBLANK([.D20]));ISBLANK([.J20]));&quot;DESCRIPTION MANQUANTE&quot;;&quot;&quot;)">
            <text:p/>
          </table:table-cell>
          <table:table-cell table:style-name="ce13" table:formula="of:=IF(MATCH([.E20];LabelFR;0) = ROW([.A20]); &quot;&quot;; &quot;DOUBLON LIGNE &quot; &amp; MATCH([.E20];LabelFR;0))">
            <text:p/>
          </table:table-cell>
          <table:table-cell table:number-columns-repeated="1003"/>
        </table:table-row>
        <table:table-row table:style-name="ro19">
          <table:table-cell table:style-name="ce6" table:formula="of:=[EN.A21]" office:value-type="float" office:value="0" calcext:value-type="float">
            <text:p/>
          </table:table-cell>
          <table:table-cell table:style-name="ce8" table:formula="of:=[EN.B21]" office:value-type="string" office:string-value="Graphic technician" calcext:value-type="string">
            <text:p>Graphic technician</text:p>
          </table:table-cell>
          <table:table-cell table:style-name="ce8" table:formula="of:=[EN.G21]" office:value-type="float" office:value="0" calcext:value-type="float">
            <text:p/>
          </table:table-cell>
          <table:table-cell table:style-name="ce11"/>
          <table:table-cell table:style-name="ce11" office:value-type="string" calcext:value-type="string">
            <text:p>Graphiste</text:p>
          </table:table-cell>
          <table:table-cell table:style-name="ce11" office:value-type="string" calcext:value-type="string">
            <text:p>art</text:p>
          </table:table-cell>
          <table:table-cell table:style-name="ce11" table:number-columns-repeated="2"/>
          <table:table-cell table:style-name="ce10" table:formula="of:=[EN.F21]" office:value-type="float" office:value="0" calcext:value-type="float">
            <text:p/>
          </table:table-cell>
          <table:table-cell table:style-name="ce11"/>
          <table:table-cell table:style-name="ce12" table:formula="of:=[EN.H21]" office:value-type="float" office:value="0" calcext:value-type="float">
            <text:p/>
          </table:table-cell>
          <table:table-cell table:style-name="ce12" table:formula="of:=[EN.I21]" office:value-type="float" office:value="0" calcext:value-type="float">
            <text:p/>
          </table:table-cell>
          <table:table-cell table:style-name="ce13" table:formula="of:=IF([.A21]=[.D21];&quot;&quot;;&quot;DECALAGE&quot;)">
            <text:p/>
          </table:table-cell>
          <table:table-cell table:style-name="ce13" table:formula="of:=IF(AND(ISBLANK([.D21]);ISBLANK([.F21]));&quot;ND SANS USE&quot;;&quot;&quot;)">
            <text:p/>
          </table:table-cell>
          <table:table-cell table:style-name="ce13" table:formula="of:=IF(AND(NOT(ISBLANK([.D21]));ISBLANK([.J21]));&quot;DESCRIPTION MANQUANTE&quot;;&quot;&quot;)">
            <text:p/>
          </table:table-cell>
          <table:table-cell table:style-name="ce13" table:formula="of:=IF(MATCH([.E21];LabelFR;0) = ROW([.A21]); &quot;&quot;; &quot;DOUBLON LIGNE &quot; &amp; MATCH([.E21];LabelFR;0))">
            <text:p/>
          </table:table-cell>
          <table:table-cell table:number-columns-repeated="1003"/>
        </table:table-row>
        <table:table-row table:style-name="ro17">
          <table:table-cell table:style-name="ce6" table:formula="of:=[EN.A22]" office:value-type="string" office:string-value="asg" calcext:value-type="string">
            <text:p>asg</text:p>
          </table:table-cell>
          <table:table-cell table:style-name="ce8" table:formula="of:=[EN.B22]" office:value-type="string" office:string-value="Assignee" calcext:value-type="string">
            <text:p>Assignee</text:p>
          </table:table-cell>
          <table:table-cell table:style-name="ce8" table:formula="of:=[EN.G22]" office:value-type="string" office:string-value="A person or organization to whom a license for printing or publishing has been transferred" calcext:value-type="string">
            <text:p>A person or organization to whom a license for printing or publishing has been transferred</text:p>
          </table:table-cell>
          <table:table-cell table:style-name="ce11" office:value-type="string" calcext:value-type="string">
            <text:p>asg</text:p>
          </table:table-cell>
          <table:table-cell table:style-name="ce11" office:value-type="string" calcext:value-type="string">
            <text:p>Cessionnaire</text:p>
          </table:table-cell>
          <table:table-cell table:style-name="ce11" table:number-columns-repeated="3"/>
          <table:table-cell table:style-name="ce10" table:formula="of:=[EN.F22]" office:value-type="float" office:value="0" calcext:value-type="float">
            <text:p/>
          </table:table-cell>
          <table:table-cell table:style-name="ce11" office:value-type="string" calcext:value-type="string">
            <text:p>Une personne ou un organisme à qui le droit d'impression ou d'édition a été cédé.</text:p>
          </table:table-cell>
          <table:table-cell table:style-name="ce12" table:formula="of:=[EN.H22]" office:value-type="float" office:value="0" calcext:value-type="float">
            <text:p/>
          </table:table-cell>
          <table:table-cell table:style-name="ce12" table:formula="of:=[EN.I22]" office:value-type="string" office:string-value="2013-05-15:modified&#10;1970-01-01:new" calcext:value-type="string">
            <text:p>2013-05-15:modified</text:p>
            <text:p>1970-01-01:new</text:p>
          </table:table-cell>
          <table:table-cell table:style-name="ce13" table:formula="of:=IF([.A22]=[.D22];&quot;&quot;;&quot;DECALAGE&quot;)">
            <text:p/>
          </table:table-cell>
          <table:table-cell table:style-name="ce13" table:formula="of:=IF(AND(ISBLANK([.D22]);ISBLANK([.F22]));&quot;ND SANS USE&quot;;&quot;&quot;)">
            <text:p/>
          </table:table-cell>
          <table:table-cell table:style-name="ce13" table:formula="of:=IF(AND(NOT(ISBLANK([.D22]));ISBLANK([.J22]));&quot;DESCRIPTION MANQUANTE&quot;;&quot;&quot;)">
            <text:p/>
          </table:table-cell>
          <table:table-cell table:style-name="ce13" table:formula="of:=IF(MATCH([.E22];LabelFR;0) = ROW([.A22]); &quot;&quot;; &quot;DOUBLON LIGNE &quot; &amp; MATCH([.E22];LabelFR;0))">
            <text:p/>
          </table:table-cell>
          <table:table-cell table:number-columns-repeated="1003"/>
        </table:table-row>
        <table:table-row table:style-name="ro7">
          <table:table-cell table:style-name="ce6" table:formula="of:=[EN.A23]" office:value-type="string" office:string-value="asn" calcext:value-type="string">
            <text:p>asn</text:p>
          </table:table-cell>
          <table:table-cell table:style-name="ce8" table:formula="of:=[EN.B23]" office:value-type="string" office:string-value="Associated name" calcext:value-type="string">
            <text:p>Associated name</text:p>
          </table:table-cell>
          <table:table-cell table:style-name="ce8" table:formula="of:=[EN.G23]" office:value-type="string" office:string-value="A person or organization associated with or found in an item or collection, which cannot be determined to be that of a Former owner [fmo] or other designated relationship indicative of provenance" calcext:value-type="string">
            <text:p>A person or organization associated with or found in an item or collection, which cannot be determined to be that of a Former owner [fmo] or other designated relationship indicative of provenance</text:p>
          </table:table-cell>
          <table:table-cell table:style-name="ce11" office:value-type="string" calcext:value-type="string">
            <text:p>asn</text:p>
          </table:table-cell>
          <table:table-cell table:style-name="ce11" office:value-type="string" calcext:value-type="string">
            <text:p>Nom associé</text:p>
          </table:table-cell>
          <table:table-cell table:style-name="ce11" table:number-columns-repeated="3"/>
          <table:table-cell table:style-name="ce10" table:formula="of:=[EN.F23]" office:value-type="float" office:value="0" calcext:value-type="float">
            <text:p/>
          </table:table-cell>
          <table:table-cell table:style-name="ce11" office:value-type="string" calcext:value-type="string">
            <text:p>Une personne ou un organisme qui est associé ou que l'on trouve dans un ouvrage ou dans une collection. Utilisez ce terme lorsqu'il n'est pas possible d'utiliser les termes ancien propriétaire (fmo) ou d'autres termes indiquant la provenance.</text:p>
          </table:table-cell>
          <table:table-cell table:style-name="ce12" table:formula="of:=[EN.H23]" office:value-type="float" office:value="0" calcext:value-type="float">
            <text:p/>
          </table:table-cell>
          <table:table-cell table:style-name="ce12" table:formula="of:=[EN.I23]" office:value-type="string" office:string-value="2013-05-15:modified&#10;1970-01-01:new" calcext:value-type="string">
            <text:p>2013-05-15:modified</text:p>
            <text:p>1970-01-01:new</text:p>
          </table:table-cell>
          <table:table-cell table:style-name="ce13" table:formula="of:=IF([.A23]=[.D23];&quot;&quot;;&quot;DECALAGE&quot;)">
            <text:p/>
          </table:table-cell>
          <table:table-cell table:style-name="ce13" table:formula="of:=IF(AND(ISBLANK([.D23]);ISBLANK([.F23]));&quot;ND SANS USE&quot;;&quot;&quot;)">
            <text:p/>
          </table:table-cell>
          <table:table-cell table:style-name="ce13" table:formula="of:=IF(AND(NOT(ISBLANK([.D23]));ISBLANK([.J23]));&quot;DESCRIPTION MANQUANTE&quot;;&quot;&quot;)">
            <text:p/>
          </table:table-cell>
          <table:table-cell table:style-name="ce13" table:formula="of:=IF(MATCH([.E23];LabelFR;0) = ROW([.A23]); &quot;&quot;; &quot;DOUBLON LIGNE &quot; &amp; MATCH([.E23];LabelFR;0))">
            <text:p/>
          </table:table-cell>
          <table:table-cell table:number-columns-repeated="1003"/>
        </table:table-row>
        <table:table-row table:style-name="ro21">
          <table:table-cell table:style-name="ce6" table:formula="of:=[EN.A24]" office:value-type="string" office:string-value="ato" calcext:value-type="string">
            <text:p>ato</text:p>
          </table:table-cell>
          <table:table-cell table:style-name="ce8" table:formula="of:=[EN.B24]" office:value-type="string" office:string-value="Autographer" calcext:value-type="string">
            <text:p>Autographer</text:p>
          </table:table-cell>
          <table:table-cell table:style-name="ce8" table:formula="of:=[EN.G24]" office:value-type="string" office:string-value="A person whose manuscript signature appears on an item" calcext:value-type="string">
            <text:p>A person whose manuscript signature appears on an item</text:p>
          </table:table-cell>
          <table:table-cell table:style-name="ce10" office:value-type="string" calcext:value-type="string">
            <text:p>ato</text:p>
          </table:table-cell>
          <table:table-cell table:style-name="ce10" office:value-type="string" calcext:value-type="string">
            <text:p>Auteur de l'autographe</text:p>
          </table:table-cell>
          <table:table-cell table:style-name="ce10"/>
          <table:table-cell table:style-name="ce11" table:number-columns-repeated="2"/>
          <table:table-cell table:style-name="ce10" table:formula="of:=[EN.F24]" office:value-type="float" office:value="0" calcext:value-type="float">
            <text:p/>
          </table:table-cell>
          <table:table-cell table:style-name="ce10" office:value-type="string" calcext:value-type="string">
            <text:p>Une personne dont la signature manuscrite apparaît sur le document catalogué.</text:p>
          </table:table-cell>
          <table:table-cell table:style-name="ce12" table:formula="of:=[EN.H24]" office:value-type="float" office:value="0" calcext:value-type="float">
            <text:p/>
          </table:table-cell>
          <table:table-cell table:style-name="ce12" table:formula="of:=[EN.I24]" office:value-type="string" office:string-value="2013-05-15:new" calcext:value-type="string">
            <text:p>2013-05-15:new</text:p>
          </table:table-cell>
          <table:table-cell table:style-name="ce13" table:formula="of:=IF([.A24]=[.D24];&quot;&quot;;&quot;DECALAGE&quot;)">
            <text:p/>
          </table:table-cell>
          <table:table-cell table:style-name="ce13" table:formula="of:=IF(AND(ISBLANK([.D24]);ISBLANK([.F24]));&quot;ND SANS USE&quot;;&quot;&quot;)">
            <text:p/>
          </table:table-cell>
          <table:table-cell table:style-name="ce13" table:formula="of:=IF(AND(NOT(ISBLANK([.D24]));ISBLANK([.J24]));&quot;DESCRIPTION MANQUANTE&quot;;&quot;&quot;)">
            <text:p/>
          </table:table-cell>
          <table:table-cell table:style-name="ce13" table:formula="of:=IF(MATCH([.E24];LabelFR;0) = ROW([.A24]); &quot;&quot;; &quot;DOUBLON LIGNE &quot; &amp; MATCH([.E24];LabelFR;0))">
            <text:p/>
          </table:table-cell>
          <table:table-cell table:number-columns-repeated="1003"/>
        </table:table-row>
        <table:table-row table:style-name="ro7">
          <table:table-cell table:style-name="ce6" table:formula="of:=[EN.A25]" office:value-type="string" office:string-value="att" calcext:value-type="string">
            <text:p>att</text:p>
          </table:table-cell>
          <table:table-cell table:style-name="ce8" table:formula="of:=[EN.B25]" office:value-type="string" office:string-value="Attributed name" calcext:value-type="string">
            <text:p>Attributed name</text:p>
          </table:table-cell>
          <table:table-cell table:style-name="ce8" table:formula="of:=[EN.G25]" office:value-type="string" office:string-value="An author, artist, etc., relating him/her to a resource for which there is or once was substantial authority for designating that person as author, creator, etc. of the work indicative of provenance" calcext:value-type="string">
            <text:p>An author, artist, etc., relating him/her to a resource for which there is or once was substantial authority for designating that person as author, creator, etc. of the work indicative of provenance</text:p>
          </table:table-cell>
          <table:table-cell table:style-name="ce11" office:value-type="string" calcext:value-type="string">
            <text:p>att</text:p>
          </table:table-cell>
          <table:table-cell table:style-name="ce11" office:value-type="string" calcext:value-type="string">
            <text:p>Nom attribué</text:p>
          </table:table-cell>
          <table:table-cell table:style-name="ce11" table:number-columns-repeated="3"/>
          <table:table-cell table:style-name="ce10" table:formula="of:=[EN.F25]" office:value-type="float" office:value="0" calcext:value-type="float">
            <text:p/>
          </table:table-cell>
          <table:table-cell table:style-name="ce11" office:value-type="string" calcext:value-type="string">
            <text:p>Terme utilisé pour relier un auteur, artiste, etc. à un ouvrage lorsqu'une source suffisamment fiable désigne cette personne en tant qu'auteur, créateur, etc.</text:p>
          </table:table-cell>
          <table:table-cell table:style-name="ce12" table:formula="of:=[EN.H25]" office:value-type="float" office:value="0" calcext:value-type="float">
            <text:p/>
          </table:table-cell>
          <table:table-cell table:style-name="ce12" table:formula="of:=[EN.I25]" office:value-type="string" office:string-value="2013-05-15:modified&#10;1970-01-01:new" calcext:value-type="string">
            <text:p>2013-05-15:modified</text:p>
            <text:p>1970-01-01:new</text:p>
          </table:table-cell>
          <table:table-cell table:style-name="ce13" table:formula="of:=IF([.A25]=[.D25];&quot;&quot;;&quot;DECALAGE&quot;)">
            <text:p/>
          </table:table-cell>
          <table:table-cell table:style-name="ce13" table:formula="of:=IF(AND(ISBLANK([.D25]);ISBLANK([.F25]));&quot;ND SANS USE&quot;;&quot;&quot;)">
            <text:p/>
          </table:table-cell>
          <table:table-cell table:style-name="ce13" table:formula="of:=IF(AND(NOT(ISBLANK([.D25]));ISBLANK([.J25]));&quot;DESCRIPTION MANQUANTE&quot;;&quot;&quot;)">
            <text:p/>
          </table:table-cell>
          <table:table-cell table:style-name="ce13" table:formula="of:=IF(MATCH([.E25];LabelFR;0) = ROW([.A25]); &quot;&quot;; &quot;DOUBLON LIGNE &quot; &amp; MATCH([.E25];LabelFR;0))">
            <text:p/>
          </table:table-cell>
          <table:table-cell table:number-columns-repeated="1003"/>
        </table:table-row>
        <table:table-row table:style-name="ro19">
          <table:table-cell table:style-name="ce6" table:formula="of:=[EN.A26]" office:value-type="float" office:value="0" calcext:value-type="float">
            <text:p/>
          </table:table-cell>
          <table:table-cell table:style-name="ce8" table:formula="of:=[EN.B26]" office:value-type="string" office:string-value="Supposed name" calcext:value-type="string">
            <text:p>Supposed name</text:p>
          </table:table-cell>
          <table:table-cell table:style-name="ce8" table:formula="of:=[EN.G26]" office:value-type="float" office:value="0" calcext:value-type="float">
            <text:p/>
          </table:table-cell>
          <table:table-cell table:style-name="ce11"/>
          <table:table-cell table:style-name="ce11" office:value-type="string" calcext:value-type="string">
            <text:p>Nom supposé</text:p>
          </table:table-cell>
          <table:table-cell table:style-name="ce11" office:value-type="string" calcext:value-type="string">
            <text:p>att</text:p>
          </table:table-cell>
          <table:table-cell table:style-name="ce11" table:number-columns-repeated="2"/>
          <table:table-cell table:style-name="ce10" table:formula="of:=[EN.F26]" office:value-type="float" office:value="0" calcext:value-type="float">
            <text:p/>
          </table:table-cell>
          <table:table-cell table:style-name="ce11"/>
          <table:table-cell table:style-name="ce12" table:formula="of:=[EN.H26]" office:value-type="float" office:value="0" calcext:value-type="float">
            <text:p/>
          </table:table-cell>
          <table:table-cell table:style-name="ce12" table:formula="of:=[EN.I26]" office:value-type="float" office:value="0" calcext:value-type="float">
            <text:p/>
          </table:table-cell>
          <table:table-cell table:style-name="ce13" table:formula="of:=IF([.A26]=[.D26];&quot;&quot;;&quot;DECALAGE&quot;)">
            <text:p/>
          </table:table-cell>
          <table:table-cell table:style-name="ce13" table:formula="of:=IF(AND(ISBLANK([.D26]);ISBLANK([.F26]));&quot;ND SANS USE&quot;;&quot;&quot;)">
            <text:p/>
          </table:table-cell>
          <table:table-cell table:style-name="ce13" table:formula="of:=IF(AND(NOT(ISBLANK([.D26]));ISBLANK([.J26]));&quot;DESCRIPTION MANQUANTE&quot;;&quot;&quot;)">
            <text:p/>
          </table:table-cell>
          <table:table-cell table:style-name="ce13" table:formula="of:=IF(MATCH([.E26];LabelFR;0) = ROW([.A26]); &quot;&quot;; &quot;DOUBLON LIGNE &quot; &amp; MATCH([.E26];LabelFR;0))">
            <text:p/>
          </table:table-cell>
          <table:table-cell table:number-columns-repeated="1003"/>
        </table:table-row>
        <table:table-row table:style-name="ro17">
          <table:table-cell table:style-name="ce6" table:formula="of:=[EN.A27]" office:value-type="string" office:string-value="auc" calcext:value-type="string">
            <text:p>auc</text:p>
          </table:table-cell>
          <table:table-cell table:style-name="ce8" table:formula="of:=[EN.B27]" office:value-type="string" office:string-value="Auctioneer" calcext:value-type="string">
            <text:p>Auctioneer</text:p>
          </table:table-cell>
          <table:table-cell table:style-name="ce8" table:formula="of:=[EN.G27]" office:value-type="string" office:string-value="A person or organization in charge of the estimation and public auctioning of goods, particularly books, artistic works, etc." calcext:value-type="string">
            <text:p>A person or organization in charge of the estimation and public auctioning of goods, particularly books, artistic works, etc.</text:p>
          </table:table-cell>
          <table:table-cell table:style-name="ce11" office:value-type="string" calcext:value-type="string">
            <text:p>auc</text:p>
          </table:table-cell>
          <table:table-cell table:style-name="ce11" office:value-type="string" calcext:value-type="string">
            <text:p>Commissaire-priseur</text:p>
          </table:table-cell>
          <table:table-cell table:style-name="ce11" table:number-columns-repeated="3"/>
          <table:table-cell table:style-name="ce10" table:formula="of:=[EN.F27]" office:value-type="float" office:value="0" calcext:value-type="float">
            <text:p/>
          </table:table-cell>
          <table:table-cell table:style-name="ce11" office:value-type="string" calcext:value-type="string">
            <text:p>Une personne ou un organisme responsable de l'évaluation et de la vente de biens aux enchères publiques, en particulier des livres, des œuvres artistiques, etc.</text:p>
          </table:table-cell>
          <table:table-cell table:style-name="ce12" table:formula="of:=[EN.H27]" office:value-type="float" office:value="0" calcext:value-type="float">
            <text:p/>
          </table:table-cell>
          <table:table-cell table:style-name="ce12" table:formula="of:=[EN.I27]" office:value-type="string" office:string-value="2013-05-15:modified&#10;1970-01-01:new" calcext:value-type="string">
            <text:p>2013-05-15:modified</text:p>
            <text:p>1970-01-01:new</text:p>
          </table:table-cell>
          <table:table-cell table:style-name="ce13" table:formula="of:=IF([.A27]=[.D27];&quot;&quot;;&quot;DECALAGE&quot;)">
            <text:p/>
          </table:table-cell>
          <table:table-cell table:style-name="ce13" table:formula="of:=IF(AND(ISBLANK([.D27]);ISBLANK([.F27]));&quot;ND SANS USE&quot;;&quot;&quot;)">
            <text:p/>
          </table:table-cell>
          <table:table-cell table:style-name="ce13" table:formula="of:=IF(AND(NOT(ISBLANK([.D27]));ISBLANK([.J27]));&quot;DESCRIPTION MANQUANTE&quot;;&quot;&quot;)">
            <text:p/>
          </table:table-cell>
          <table:table-cell table:style-name="ce13" table:formula="of:=IF(MATCH([.E27];LabelFR;0) = ROW([.A27]); &quot;&quot;; &quot;DOUBLON LIGNE &quot; &amp; MATCH([.E27];LabelFR;0))">
            <text:p/>
          </table:table-cell>
          <table:table-cell table:number-columns-repeated="1003"/>
        </table:table-row>
        <table:table-row table:style-name="ro17">
          <table:table-cell table:style-name="ce6" table:formula="of:=[EN.A28]" office:value-type="string" office:string-value="aud" calcext:value-type="string">
            <text:p>aud</text:p>
          </table:table-cell>
          <table:table-cell table:style-name="ce8" table:formula="of:=[EN.B28]" office:value-type="string" office:string-value="Author of dialog" calcext:value-type="string">
            <text:p>Author of dialog</text:p>
          </table:table-cell>
          <table:table-cell table:style-name="ce8" table:formula="of:=[EN.G28]" office:value-type="string" office:string-value="A person or organization responsible for the dialog or spoken commentary for a screenplay or sound recording" calcext:value-type="string">
            <text:p>A person or organization responsible for the dialog or spoken commentary for a screenplay or sound recording</text:p>
          </table:table-cell>
          <table:table-cell table:style-name="ce11" office:value-type="string" calcext:value-type="string">
            <text:p>aud</text:p>
          </table:table-cell>
          <table:table-cell table:style-name="ce11" office:value-type="string" calcext:value-type="string">
            <text:p>Auteur du dialogue</text:p>
          </table:table-cell>
          <table:table-cell table:style-name="ce11" table:number-columns-repeated="3"/>
          <table:table-cell table:style-name="ce10" table:formula="of:=[EN.F28]" office:value-type="float" office:value="0" calcext:value-type="float">
            <text:p/>
          </table:table-cell>
          <table:table-cell table:style-name="ce11" office:value-type="string" calcext:value-type="string">
            <text:p>Une personne ou un organisme responsable du dialogue ou du commentaire parlé d'un scénario ou d'un enregistrement sonore.</text:p>
          </table:table-cell>
          <table:table-cell table:style-name="ce12" table:formula="of:=[EN.H28]" office:value-type="float" office:value="0" calcext:value-type="float">
            <text:p/>
          </table:table-cell>
          <table:table-cell table:style-name="ce12" table:formula="of:=[EN.I28]" office:value-type="string" office:string-value="2013-05-15:modified&#10;1970-01-01:new" calcext:value-type="string">
            <text:p>2013-05-15:modified</text:p>
            <text:p>1970-01-01:new</text:p>
          </table:table-cell>
          <table:table-cell table:style-name="ce13" table:formula="of:=IF([.A28]=[.D28];&quot;&quot;;&quot;DECALAGE&quot;)">
            <text:p/>
          </table:table-cell>
          <table:table-cell table:style-name="ce13" table:formula="of:=IF(AND(ISBLANK([.D28]);ISBLANK([.F28]));&quot;ND SANS USE&quot;;&quot;&quot;)">
            <text:p/>
          </table:table-cell>
          <table:table-cell table:style-name="ce13" table:formula="of:=IF(AND(NOT(ISBLANK([.D28]));ISBLANK([.J28]));&quot;DESCRIPTION MANQUANTE&quot;;&quot;&quot;)">
            <text:p/>
          </table:table-cell>
          <table:table-cell table:style-name="ce13" table:formula="of:=IF(MATCH([.E28];LabelFR;0) = ROW([.A28]); &quot;&quot;; &quot;DOUBLON LIGNE &quot; &amp; MATCH([.E28];LabelFR;0))">
            <text:p/>
          </table:table-cell>
          <table:table-cell table:number-columns-repeated="1003"/>
        </table:table-row>
        <table:table-row table:style-name="ro17">
          <table:table-cell table:style-name="ce6" table:formula="of:=[EN.A29]" office:value-type="string" office:string-value="aui" calcext:value-type="string">
            <text:p>aui</text:p>
          </table:table-cell>
          <table:table-cell table:style-name="ce8" table:formula="of:=[EN.B29]" office:value-type="string" office:string-value="Author of introduction, etc." calcext:value-type="string">
            <text:p>Author of introduction, etc.</text:p>
          </table:table-cell>
          <table:table-cell table:style-name="ce8" table:formula="of:=[EN.G29]" office:value-type="string" office:string-value="A person or organization responsible for an introduction, preface, foreword, or other critical introductory matter, but who is not the chief author" calcext:value-type="string">
            <text:p>A person or organization responsible for an introduction, preface, foreword, or other critical introductory matter, but who is not the chief author</text:p>
          </table:table-cell>
          <table:table-cell table:style-name="ce11" office:value-type="string" calcext:value-type="string">
            <text:p>aui</text:p>
          </table:table-cell>
          <table:table-cell table:style-name="ce11" office:value-type="string" calcext:value-type="string">
            <text:p>Auteur de l'introduction, etc.</text:p>
          </table:table-cell>
          <table:table-cell table:style-name="ce11" table:number-columns-repeated="3"/>
          <table:table-cell table:style-name="ce10" table:formula="of:=[EN.F29]" office:value-type="float" office:value="0" calcext:value-type="float">
            <text:p/>
          </table:table-cell>
          <table:table-cell table:style-name="ce11" office:value-type="string" calcext:value-type="string">
            <text:p>Une personne ou un organisme responsable de l'introduction, la préface, l'avant-propos, la postface, les notes ou la critique, mais qui n'est pas le principal auteur de l'œuvre.</text:p>
          </table:table-cell>
          <table:table-cell table:style-name="ce12" table:formula="of:=[EN.H29]" office:value-type="float" office:value="0" calcext:value-type="float">
            <text:p/>
          </table:table-cell>
          <table:table-cell table:style-name="ce12" table:formula="of:=[EN.I29]" office:value-type="string" office:string-value="2013-05-15:modified&#10;1970-01-01:new" calcext:value-type="string">
            <text:p>2013-05-15:modified</text:p>
            <text:p>1970-01-01:new</text:p>
          </table:table-cell>
          <table:table-cell table:style-name="ce13" table:formula="of:=IF([.A29]=[.D29];&quot;&quot;;&quot;DECALAGE&quot;)">
            <text:p/>
          </table:table-cell>
          <table:table-cell table:style-name="ce13" table:formula="of:=IF(AND(ISBLANK([.D29]);ISBLANK([.F29]));&quot;ND SANS USE&quot;;&quot;&quot;)">
            <text:p/>
          </table:table-cell>
          <table:table-cell table:style-name="ce13" table:formula="of:=IF(AND(NOT(ISBLANK([.D29]));ISBLANK([.J29]));&quot;DESCRIPTION MANQUANTE&quot;;&quot;&quot;)">
            <text:p/>
          </table:table-cell>
          <table:table-cell table:style-name="ce13" table:formula="of:=IF(MATCH([.E29];LabelFR;0) = ROW([.A29]); &quot;&quot;; &quot;DOUBLON LIGNE &quot; &amp; MATCH([.E29];LabelFR;0))">
            <text:p/>
          </table:table-cell>
          <table:table-cell table:number-columns-repeated="1003"/>
        </table:table-row>
        <table:table-row table:style-name="ro17">
          <table:table-cell table:style-name="ce6" table:formula="of:=[EN.A30]" office:value-type="string" office:string-value="aus" calcext:value-type="string">
            <text:p>aus</text:p>
          </table:table-cell>
          <table:table-cell table:style-name="ce8" table:formula="of:=[EN.B30]" office:value-type="string" office:string-value="Screenwriter" calcext:value-type="string">
            <text:p>Screenwriter</text:p>
          </table:table-cell>
          <table:table-cell table:style-name="ce8" table:formula="of:=[EN.G30]" office:value-type="string" office:string-value="An author of a screenplay, script, or scene" calcext:value-type="string">
            <text:p>An author of a screenplay, script, or scene</text:p>
          </table:table-cell>
          <table:table-cell table:style-name="ce11" office:value-type="string" calcext:value-type="string">
            <text:p>aus</text:p>
          </table:table-cell>
          <table:table-cell table:style-name="ce11" office:value-type="string" calcext:value-type="string">
            <text:p>Auteur du scénario</text:p>
          </table:table-cell>
          <table:table-cell table:style-name="ce11" table:number-columns-repeated="3"/>
          <table:table-cell table:style-name="ce10" table:formula="of:=[EN.F30]" office:value-type="float" office:value="0" calcext:value-type="float">
            <text:p/>
          </table:table-cell>
          <table:table-cell table:style-name="ce11" office:value-type="string" calcext:value-type="string">
            <text:p>L'auteur du scénario, du script ou de la scène.</text:p>
          </table:table-cell>
          <table:table-cell table:style-name="ce12" table:formula="of:=[EN.H30]" office:value-type="string" office:string-value="Changed MARC def" calcext:value-type="string">
            <text:p>Changed MARC def</text:p>
          </table:table-cell>
          <table:table-cell table:style-name="ce12" table:formula="of:=[EN.I30]" office:value-type="string" office:string-value="2013-05-15:modified&#10;1970-01-01:new" calcext:value-type="string">
            <text:p>2013-05-15:modified</text:p>
            <text:p>1970-01-01:new</text:p>
          </table:table-cell>
          <table:table-cell table:style-name="ce13" table:formula="of:=IF([.A30]=[.D30];&quot;&quot;;&quot;DECALAGE&quot;)">
            <text:p/>
          </table:table-cell>
          <table:table-cell table:style-name="ce13" table:formula="of:=IF(AND(ISBLANK([.D30]);ISBLANK([.F30]));&quot;ND SANS USE&quot;;&quot;&quot;)">
            <text:p/>
          </table:table-cell>
          <table:table-cell table:style-name="ce13" table:formula="of:=IF(AND(NOT(ISBLANK([.D30]));ISBLANK([.J30]));&quot;DESCRIPTION MANQUANTE&quot;;&quot;&quot;)">
            <text:p/>
          </table:table-cell>
          <table:table-cell table:style-name="ce13" table:formula="of:=IF(MATCH([.E30];LabelFR;0) = ROW([.A30]); &quot;&quot;; &quot;DOUBLON LIGNE &quot; &amp; MATCH([.E30];LabelFR;0))">
            <text:p/>
          </table:table-cell>
          <table:table-cell table:number-columns-repeated="1003"/>
        </table:table-row>
        <table:table-row table:style-name="ro6">
          <table:table-cell table:style-name="ce6" table:formula="of:=[EN.A31]" office:value-type="float" office:value="0" calcext:value-type="float">
            <text:p/>
          </table:table-cell>
          <table:table-cell table:style-name="ce8" table:formula="of:=[EN.B31]" office:value-type="string" office:string-value="Author of screenplay, etc." calcext:value-type="string">
            <text:p>Author of screenplay, etc.</text:p>
          </table:table-cell>
          <table:table-cell table:style-name="ce8" table:formula="of:=[EN.G31]" office:value-type="float" office:value="0" calcext:value-type="float">
            <text:p/>
          </table:table-cell>
          <table:table-cell table:style-name="ce11"/>
          <table:table-cell table:style-name="ce11" office:value-type="string" calcext:value-type="string">
            <text:p>Auteur du script</text:p>
          </table:table-cell>
          <table:table-cell table:style-name="ce11" office:value-type="string" calcext:value-type="string">
            <text:p>aus</text:p>
          </table:table-cell>
          <table:table-cell table:style-name="ce11" table:number-columns-repeated="2"/>
          <table:table-cell table:style-name="ce10" table:formula="of:=[EN.F31]" office:value-type="float" office:value="0" calcext:value-type="float">
            <text:p/>
          </table:table-cell>
          <table:table-cell table:style-name="ce11"/>
          <table:table-cell table:style-name="ce12" table:formula="of:=[EN.H31]" office:value-type="float" office:value="0" calcext:value-type="float">
            <text:p/>
          </table:table-cell>
          <table:table-cell table:style-name="ce12" table:formula="of:=[EN.I31]" office:value-type="float" office:value="0" calcext:value-type="float">
            <text:p/>
          </table:table-cell>
          <table:table-cell table:style-name="ce13" table:formula="of:=IF([.A31]=[.D31];&quot;&quot;;&quot;DECALAGE&quot;)">
            <text:p/>
          </table:table-cell>
          <table:table-cell table:style-name="ce13" table:formula="of:=IF(AND(ISBLANK([.D31]);ISBLANK([.F31]));&quot;ND SANS USE&quot;;&quot;&quot;)">
            <text:p/>
          </table:table-cell>
          <table:table-cell table:style-name="ce13" table:formula="of:=IF(AND(NOT(ISBLANK([.D31]));ISBLANK([.J31]));&quot;DESCRIPTION MANQUANTE&quot;;&quot;&quot;)">
            <text:p/>
          </table:table-cell>
          <table:table-cell table:style-name="ce13" table:formula="of:=IF(MATCH([.E31];LabelFR;0) = ROW([.A31]); &quot;&quot;; &quot;DOUBLON LIGNE &quot; &amp; MATCH([.E31];LabelFR;0))">
            <text:p/>
          </table:table-cell>
          <table:table-cell table:number-columns-repeated="1003"/>
        </table:table-row>
        <table:table-row table:style-name="ro15">
          <table:table-cell table:style-name="ce6" table:formula="of:=[EN.A32]" office:value-type="string" office:string-value="aut" calcext:value-type="string">
            <text:p>aut</text:p>
          </table:table-cell>
          <table:table-cell table:style-name="ce8" table:formula="of:=[EN.B32]" office:value-type="string" office:string-value="Author" calcext:value-type="string">
            <text:p>Author</text:p>
          </table:table-cell>
          <table:table-cell table:style-name="ce8" table:formula="of:=[EN.G32]" office:value-type="string" office:string-value="A person, family, or organization responsible for creating a work that is primarily textual in content, regardless of media type (e.g., printed text, spoken word, electronic text, tactile text) or genre (e.g., poems, novels, screenplays, blogs). Use also for persons, etc., creating a new work by paraphrasing, rewriting, or adapting works by another creator such that the modification has substantially changed the nature and content of the original or changed the medium of expression" calcext:value-type="string">
            <text:p>A person, family, or organization responsible for creating a work that is primarily textual in content, regardless of media type (e.g., printed text, spoken word, electronic text, tactile text) or genre (e.g., poems, novels, screenplays, blogs). Use also for persons, etc., creating a new work by paraphrasing, rewriting, or adapting works by another creator such that the modification has substantially changed the nature and content of the original or changed the medium of expression</text:p>
          </table:table-cell>
          <table:table-cell table:style-name="ce11" office:value-type="string" calcext:value-type="string">
            <text:p>aut</text:p>
          </table:table-cell>
          <table:table-cell table:style-name="ce11" office:value-type="string" calcext:value-type="string">
            <text:p>Auteur</text:p>
          </table:table-cell>
          <table:table-cell table:style-name="ce11" table:number-columns-repeated="3"/>
          <table:table-cell table:style-name="ce10" table:formula="of:=[EN.F32]" office:value-type="float" office:value="0" calcext:value-type="float">
            <text:p/>
          </table:table-cell>
          <table:table-cell table:style-name="ce11" office:value-type="string" calcext:value-type="string">
            <text:p>Une personne ou un organisme responsable du contenu intellectuel ou artistique d'une œuvre à dominante textuelle, quel que soit le média utilisé (texte imprimé, discours, texte électronique, texte en braille...) ou le genre (poème, nouvelle, scénarios, blogs...) Ce terme peut aussi être utilisé pour décrire un travail de paraphrase, de réécriture ou d'adaptation d'une œuvre d'un autre auteur lorsque les modifications apportées changent de façon substantielle la nature, le contenu ou le support de l'œuvre originale.</text:p>
          </table:table-cell>
          <table:table-cell table:style-name="ce12" table:formula="of:=[EN.H32]" office:value-type="string" office:string-value="changed MARC def" calcext:value-type="string">
            <text:p>changed MARC def</text:p>
          </table:table-cell>
          <table:table-cell table:style-name="ce12" table:formula="of:=[EN.I32]" office:value-type="string" office:string-value="2013-05-15:modified&#10;1970-01-01:new" calcext:value-type="string">
            <text:p>2013-05-15:modified</text:p>
            <text:p>1970-01-01:new</text:p>
          </table:table-cell>
          <table:table-cell table:style-name="ce13" table:formula="of:=IF([.A32]=[.D32];&quot;&quot;;&quot;DECALAGE&quot;)">
            <text:p/>
          </table:table-cell>
          <table:table-cell table:style-name="ce13" table:formula="of:=IF(AND(ISBLANK([.D32]);ISBLANK([.F32]));&quot;ND SANS USE&quot;;&quot;&quot;)">
            <text:p/>
          </table:table-cell>
          <table:table-cell table:style-name="ce13" table:formula="of:=IF(AND(NOT(ISBLANK([.D32]));ISBLANK([.J32]));&quot;DESCRIPTION MANQUANTE&quot;;&quot;&quot;)">
            <text:p/>
          </table:table-cell>
          <table:table-cell table:style-name="ce13" table:formula="of:=IF(MATCH([.E32];LabelFR;0) = ROW([.A32]); &quot;&quot;; &quot;DOUBLON LIGNE &quot; &amp; MATCH([.E32];LabelFR;0))">
            <text:p/>
          </table:table-cell>
          <table:table-cell table:number-columns-repeated="1003"/>
        </table:table-row>
        <table:table-row table:style-name="ro19">
          <table:table-cell table:style-name="ce6" table:formula="of:=[EN.A33]" office:value-type="float" office:value="0" calcext:value-type="float">
            <text:p/>
          </table:table-cell>
          <table:table-cell table:style-name="ce8" table:formula="of:=[EN.B33]" office:value-type="string" office:string-value="Joint author" calcext:value-type="string">
            <text:p>Joint author</text:p>
          </table:table-cell>
          <table:table-cell table:style-name="ce8" table:formula="of:=[EN.G33]" office:value-type="float" office:value="0" calcext:value-type="float">
            <text:p/>
          </table:table-cell>
          <table:table-cell table:style-name="ce11"/>
          <table:table-cell table:style-name="ce11" office:value-type="string" calcext:value-type="string">
            <text:p>Coauteur</text:p>
          </table:table-cell>
          <table:table-cell table:style-name="ce11" office:value-type="string" calcext:value-type="string">
            <text:p>aut</text:p>
          </table:table-cell>
          <table:table-cell table:style-name="ce11" table:number-columns-repeated="2"/>
          <table:table-cell table:style-name="ce10" table:formula="of:=[EN.F33]" office:value-type="float" office:value="0" calcext:value-type="float">
            <text:p/>
          </table:table-cell>
          <table:table-cell table:style-name="ce11"/>
          <table:table-cell table:style-name="ce12" table:formula="of:=[EN.H33]" office:value-type="float" office:value="0" calcext:value-type="float">
            <text:p/>
          </table:table-cell>
          <table:table-cell table:style-name="ce12" table:formula="of:=[EN.I33]" office:value-type="float" office:value="0" calcext:value-type="float">
            <text:p/>
          </table:table-cell>
          <table:table-cell table:style-name="ce13" table:formula="of:=IF([.A33]=[.D33];&quot;&quot;;&quot;DECALAGE&quot;)">
            <text:p/>
          </table:table-cell>
          <table:table-cell table:style-name="ce13" table:formula="of:=IF(AND(ISBLANK([.D33]);ISBLANK([.F33]));&quot;ND SANS USE&quot;;&quot;&quot;)">
            <text:p/>
          </table:table-cell>
          <table:table-cell table:style-name="ce13" table:formula="of:=IF(AND(NOT(ISBLANK([.D33]));ISBLANK([.J33]));&quot;DESCRIPTION MANQUANTE&quot;;&quot;&quot;)">
            <text:p/>
          </table:table-cell>
          <table:table-cell table:style-name="ce13" table:formula="of:=IF(MATCH([.E33];LabelFR;0) = ROW([.A33]); &quot;&quot;; &quot;DOUBLON LIGNE &quot; &amp; MATCH([.E33];LabelFR;0))">
            <text:p/>
          </table:table-cell>
          <table:table-cell table:number-columns-repeated="1003"/>
        </table:table-row>
        <table:table-row table:style-name="ro17">
          <table:table-cell table:style-name="ce6" table:formula="of:=[EN.A34]" office:value-type="string" office:string-value="bdd" calcext:value-type="string">
            <text:p>bdd</text:p>
          </table:table-cell>
          <table:table-cell table:style-name="ce8" table:formula="of:=[EN.B34]" office:value-type="string" office:string-value="Binding designer" calcext:value-type="string">
            <text:p>Binding designer</text:p>
          </table:table-cell>
          <table:table-cell table:style-name="ce8" table:formula="of:=[EN.G34]" office:value-type="string" office:string-value="A person or organization responsible for the binding design of a book, including the type of binding, the type of materials used, and any decorative aspects of the binding" calcext:value-type="string">
            <text:p>A person or organization responsible for the binding design of a book, including the type of binding, the type of materials used, and any decorative aspects of the binding</text:p>
          </table:table-cell>
          <table:table-cell table:style-name="ce11" office:value-type="string" calcext:value-type="string">
            <text:p>bdd</text:p>
          </table:table-cell>
          <table:table-cell table:style-name="ce11" office:value-type="string" calcext:value-type="string">
            <text:p>Concepteur de reliures</text:p>
          </table:table-cell>
          <table:table-cell table:style-name="ce11" table:number-columns-repeated="3"/>
          <table:table-cell table:style-name="ce10" table:formula="of:=[EN.F34]" office:value-type="float" office:value="0" calcext:value-type="float">
            <text:p/>
          </table:table-cell>
          <table:table-cell table:style-name="ce11" office:value-type="string" calcext:value-type="string">
            <text:p>Une personne ou un organisme responsable de la conception de la reliure d'un ouvrage : type de reliure, matériaux utilisés, design, décorations...</text:p>
          </table:table-cell>
          <table:table-cell table:style-name="ce12" table:formula="of:=[EN.H34]" office:value-type="float" office:value="0" calcext:value-type="float">
            <text:p/>
          </table:table-cell>
          <table:table-cell table:style-name="ce12" table:formula="of:=[EN.I34]" office:value-type="string" office:string-value="2013-05-15:modified&#10;1970-01-01:new" calcext:value-type="string">
            <text:p>2013-05-15:modified</text:p>
            <text:p>1970-01-01:new</text:p>
          </table:table-cell>
          <table:table-cell table:style-name="ce13" table:formula="of:=IF([.A34]=[.D34];&quot;&quot;;&quot;DECALAGE&quot;)">
            <text:p/>
          </table:table-cell>
          <table:table-cell table:style-name="ce13" table:formula="of:=IF(AND(ISBLANK([.D34]);ISBLANK([.F34]));&quot;ND SANS USE&quot;;&quot;&quot;)">
            <text:p/>
          </table:table-cell>
          <table:table-cell table:style-name="ce13" table:formula="of:=IF(AND(NOT(ISBLANK([.D34]));ISBLANK([.J34]));&quot;DESCRIPTION MANQUANTE&quot;;&quot;&quot;)">
            <text:p/>
          </table:table-cell>
          <table:table-cell table:style-name="ce13" table:formula="of:=IF(MATCH([.E34];LabelFR;0) = ROW([.A34]); &quot;&quot;; &quot;DOUBLON LIGNE &quot; &amp; MATCH([.E34];LabelFR;0))">
            <text:p/>
          </table:table-cell>
          <table:table-cell table:number-columns-repeated="1003"/>
        </table:table-row>
        <table:table-row table:style-name="ro6">
          <table:table-cell table:style-name="ce6" table:formula="of:=[EN.A35]" office:value-type="float" office:value="0" calcext:value-type="float">
            <text:p/>
          </table:table-cell>
          <table:table-cell table:style-name="ce8" table:formula="of:=[EN.B35]" office:value-type="string" office:string-value="Designer of binding" calcext:value-type="string">
            <text:p>Designer of binding</text:p>
          </table:table-cell>
          <table:table-cell table:style-name="ce8" table:formula="of:=[EN.G35]" office:value-type="float" office:value="0" calcext:value-type="float">
            <text:p/>
          </table:table-cell>
          <table:table-cell table:style-name="ce11"/>
          <table:table-cell table:style-name="ce11" office:value-type="string" calcext:value-type="string">
            <text:p>Reliures, Concepteur de</text:p>
          </table:table-cell>
          <table:table-cell table:style-name="ce11" office:value-type="string" calcext:value-type="string">
            <text:p>bdd</text:p>
          </table:table-cell>
          <table:table-cell table:style-name="ce11" table:number-columns-repeated="2"/>
          <table:table-cell table:style-name="ce10" table:formula="of:=[EN.F35]" office:value-type="float" office:value="0" calcext:value-type="float">
            <text:p/>
          </table:table-cell>
          <table:table-cell table:style-name="ce11"/>
          <table:table-cell table:style-name="ce12" table:formula="of:=[EN.H35]" office:value-type="float" office:value="0" calcext:value-type="float">
            <text:p/>
          </table:table-cell>
          <table:table-cell table:style-name="ce12" table:formula="of:=[EN.I35]" office:value-type="float" office:value="0" calcext:value-type="float">
            <text:p/>
          </table:table-cell>
          <table:table-cell table:style-name="ce13" table:formula="of:=IF([.A35]=[.D35];&quot;&quot;;&quot;DECALAGE&quot;)">
            <text:p/>
          </table:table-cell>
          <table:table-cell table:style-name="ce13" table:formula="of:=IF(AND(ISBLANK([.D35]);ISBLANK([.F35]));&quot;ND SANS USE&quot;;&quot;&quot;)">
            <text:p/>
          </table:table-cell>
          <table:table-cell table:style-name="ce13" table:formula="of:=IF(AND(NOT(ISBLANK([.D35]));ISBLANK([.J35]));&quot;DESCRIPTION MANQUANTE&quot;;&quot;&quot;)">
            <text:p/>
          </table:table-cell>
          <table:table-cell table:style-name="ce13" table:formula="of:=IF(MATCH([.E35];LabelFR;0) = ROW([.A35]); &quot;&quot;; &quot;DOUBLON LIGNE &quot; &amp; MATCH([.E35];LabelFR;0))">
            <text:p/>
          </table:table-cell>
          <table:table-cell table:number-columns-repeated="1003"/>
        </table:table-row>
        <table:table-row table:style-name="ro7">
          <table:table-cell table:style-name="ce6" table:formula="of:=[EN.A36]" office:value-type="string" office:string-value="bjd" calcext:value-type="string">
            <text:p>bjd</text:p>
          </table:table-cell>
          <table:table-cell table:style-name="ce8" table:formula="of:=[EN.B36]" office:value-type="string" office:string-value="Bookjacket designer" calcext:value-type="string">
            <text:p>Bookjacket designer</text:p>
          </table:table-cell>
          <table:table-cell table:style-name="ce8" table:formula="of:=[EN.G36]" office:value-type="string" office:string-value="A person or organization responsible for the design of flexible covers designed for or published with a book, including the type of materials used, and any decorative aspects of the bookjacket" calcext:value-type="string">
            <text:p>A person or organization responsible for the design of flexible covers designed for or published with a book, including the type of materials used, and any decorative aspects of the bookjacket</text:p>
          </table:table-cell>
          <table:table-cell table:style-name="ce11" office:value-type="string" calcext:value-type="string">
            <text:p>bjd</text:p>
          </table:table-cell>
          <table:table-cell table:style-name="ce11" office:value-type="string" calcext:value-type="string">
            <text:p>Concepteur de jaquettes</text:p>
          </table:table-cell>
          <table:table-cell table:style-name="ce11" table:number-columns-repeated="3"/>
          <table:table-cell table:style-name="ce10" table:formula="of:=[EN.F36]" office:value-type="float" office:value="0" calcext:value-type="float">
            <text:p/>
          </table:table-cell>
          <table:table-cell table:style-name="ce11" office:value-type="string" calcext:value-type="string">
            <text:p>Une personne ou un organisme responsable de la conception de la jaquette souple d'un livre : matériaux utilisés, design, décorations...</text:p>
          </table:table-cell>
          <table:table-cell table:style-name="ce12" table:formula="of:=[EN.H36]" office:value-type="float" office:value="0" calcext:value-type="float">
            <text:p/>
          </table:table-cell>
          <table:table-cell table:style-name="ce12" table:formula="of:=[EN.I36]" office:value-type="string" office:string-value="2013-05-15:modified&#10;1970-01-01:new" calcext:value-type="string">
            <text:p>2013-05-15:modified</text:p>
            <text:p>1970-01-01:new</text:p>
          </table:table-cell>
          <table:table-cell table:style-name="ce13" table:formula="of:=IF([.A36]=[.D36];&quot;&quot;;&quot;DECALAGE&quot;)">
            <text:p/>
          </table:table-cell>
          <table:table-cell table:style-name="ce13" table:formula="of:=IF(AND(ISBLANK([.D36]);ISBLANK([.F36]));&quot;ND SANS USE&quot;;&quot;&quot;)">
            <text:p/>
          </table:table-cell>
          <table:table-cell table:style-name="ce13" table:formula="of:=IF(AND(NOT(ISBLANK([.D36]));ISBLANK([.J36]));&quot;DESCRIPTION MANQUANTE&quot;;&quot;&quot;)">
            <text:p/>
          </table:table-cell>
          <table:table-cell table:style-name="ce13" table:formula="of:=IF(MATCH([.E36];LabelFR;0) = ROW([.A36]); &quot;&quot;; &quot;DOUBLON LIGNE &quot; &amp; MATCH([.E36];LabelFR;0))">
            <text:p/>
          </table:table-cell>
          <table:table-cell table:number-columns-repeated="1003"/>
        </table:table-row>
        <table:table-row table:style-name="ro6">
          <table:table-cell table:style-name="ce6" table:formula="of:=[EN.A37]" office:value-type="float" office:value="0" calcext:value-type="float">
            <text:p/>
          </table:table-cell>
          <table:table-cell table:style-name="ce8" table:formula="of:=[EN.B37]" office:value-type="string" office:string-value="Designer of bookjacket" calcext:value-type="string">
            <text:p>Designer of bookjacket</text:p>
          </table:table-cell>
          <table:table-cell table:style-name="ce8" table:formula="of:=[EN.G37]" office:value-type="float" office:value="0" calcext:value-type="float">
            <text:p/>
          </table:table-cell>
          <table:table-cell table:style-name="ce11"/>
          <table:table-cell table:style-name="ce11" office:value-type="string" calcext:value-type="string">
            <text:p>Jaquettes, Concepteur de</text:p>
          </table:table-cell>
          <table:table-cell table:style-name="ce11" office:value-type="string" calcext:value-type="string">
            <text:p>bjd</text:p>
          </table:table-cell>
          <table:table-cell table:style-name="ce11" table:number-columns-repeated="2"/>
          <table:table-cell table:style-name="ce10" table:formula="of:=[EN.F37]" office:value-type="float" office:value="0" calcext:value-type="float">
            <text:p/>
          </table:table-cell>
          <table:table-cell table:style-name="ce11"/>
          <table:table-cell table:style-name="ce12" table:formula="of:=[EN.H37]" office:value-type="float" office:value="0" calcext:value-type="float">
            <text:p/>
          </table:table-cell>
          <table:table-cell table:style-name="ce12" table:formula="of:=[EN.I37]" office:value-type="float" office:value="0" calcext:value-type="float">
            <text:p/>
          </table:table-cell>
          <table:table-cell table:style-name="ce13" table:formula="of:=IF([.A37]=[.D37];&quot;&quot;;&quot;DECALAGE&quot;)">
            <text:p/>
          </table:table-cell>
          <table:table-cell table:style-name="ce13" table:formula="of:=IF(AND(ISBLANK([.D37]);ISBLANK([.F37]));&quot;ND SANS USE&quot;;&quot;&quot;)">
            <text:p/>
          </table:table-cell>
          <table:table-cell table:style-name="ce13" table:formula="of:=IF(AND(NOT(ISBLANK([.D37]));ISBLANK([.J37]));&quot;DESCRIPTION MANQUANTE&quot;;&quot;&quot;)">
            <text:p/>
          </table:table-cell>
          <table:table-cell table:style-name="ce13" table:formula="of:=IF(MATCH([.E37];LabelFR;0) = ROW([.A37]); &quot;&quot;; &quot;DOUBLON LIGNE &quot; &amp; MATCH([.E37];LabelFR;0))">
            <text:p/>
          </table:table-cell>
          <table:table-cell table:number-columns-repeated="1003"/>
        </table:table-row>
        <table:table-row table:style-name="ro7">
          <table:table-cell table:style-name="ce6" table:formula="of:=[EN.A38]" office:value-type="string" office:string-value="bkd" calcext:value-type="string">
            <text:p>bkd</text:p>
          </table:table-cell>
          <table:table-cell table:style-name="ce8" table:formula="of:=[EN.B38]" office:value-type="string" office:string-value="Book designer" calcext:value-type="string">
            <text:p>Book designer</text:p>
          </table:table-cell>
          <table:table-cell table:style-name="ce8" table:formula="of:=[EN.G38]" office:value-type="string" office:string-value="A person or organization involved in manufacturing a manifestation by being responsible for the entire graphic design of a book, including arrangement of type and illustration, choice of materials, and process used" calcext:value-type="string">
            <text:p>A person or organization involved in manufacturing a manifestation by being responsible for the entire graphic design of a book, including arrangement of type and illustration, choice of materials, and process used</text:p>
          </table:table-cell>
          <table:table-cell table:style-name="ce11" office:value-type="string" calcext:value-type="string">
            <text:p>bkd</text:p>
          </table:table-cell>
          <table:table-cell table:style-name="ce11" office:value-type="string" calcext:value-type="string">
            <text:p>Dessinateur-maquettiste</text:p>
          </table:table-cell>
          <table:table-cell table:style-name="ce11" table:number-columns-repeated="3"/>
          <table:table-cell table:style-name="ce10" table:formula="of:=[EN.F38]" office:value-type="float" office:value="0" calcext:value-type="float">
            <text:p/>
          </table:table-cell>
          <table:table-cell table:style-name="ce11" office:value-type="string" calcext:value-type="string">
            <text:p>Une personne ou un organisme responsable, pour une édition donnée, de l'ensemble de la conception graphique d'un livre : typographie, mise en page, illustrations, choix des matériaux, procédé d'impression,</text:p>
          </table:table-cell>
          <table:table-cell table:style-name="ce12" table:formula="of:=[EN.H38]" office:value-type="float" office:value="0" calcext:value-type="float">
            <text:p/>
          </table:table-cell>
          <table:table-cell table:style-name="ce12" table:formula="of:=[EN.I38]" office:value-type="string" office:string-value="2013-05-15:modified&#10;1970-01-01:new" calcext:value-type="string">
            <text:p>2013-05-15:modified</text:p>
            <text:p>1970-01-01:new</text:p>
          </table:table-cell>
          <table:table-cell table:style-name="ce13" table:formula="of:=IF([.A38]=[.D38];&quot;&quot;;&quot;DECALAGE&quot;)">
            <text:p/>
          </table:table-cell>
          <table:table-cell table:style-name="ce13" table:formula="of:=IF(AND(ISBLANK([.D38]);ISBLANK([.F38]));&quot;ND SANS USE&quot;;&quot;&quot;)">
            <text:p/>
          </table:table-cell>
          <table:table-cell table:style-name="ce13" table:formula="of:=IF(AND(NOT(ISBLANK([.D38]));ISBLANK([.J38]));&quot;DESCRIPTION MANQUANTE&quot;;&quot;&quot;)">
            <text:p/>
          </table:table-cell>
          <table:table-cell table:style-name="ce13" table:formula="of:=IF(MATCH([.E38];LabelFR;0) = ROW([.A38]); &quot;&quot;; &quot;DOUBLON LIGNE &quot; &amp; MATCH([.E38];LabelFR;0))">
            <text:p/>
          </table:table-cell>
          <table:table-cell table:number-columns-repeated="1003"/>
        </table:table-row>
        <table:table-row table:style-name="ro19">
          <table:table-cell table:style-name="ce6" table:formula="of:=[EN.A39]" office:value-type="float" office:value="0" calcext:value-type="float">
            <text:p/>
          </table:table-cell>
          <table:table-cell table:style-name="ce8" table:formula="of:=[EN.B39]" office:value-type="string" office:string-value="Designer of book" calcext:value-type="string">
            <text:p>Designer of book</text:p>
          </table:table-cell>
          <table:table-cell table:style-name="ce8" table:formula="of:=[EN.G39]" office:value-type="float" office:value="0" calcext:value-type="float">
            <text:p/>
          </table:table-cell>
          <table:table-cell table:style-name="ce11"/>
          <table:table-cell table:style-name="ce11" office:value-type="string" calcext:value-type="string">
            <text:p>Concepteur de livres</text:p>
          </table:table-cell>
          <table:table-cell table:style-name="ce11" office:value-type="string" calcext:value-type="string">
            <text:p>bkd</text:p>
          </table:table-cell>
          <table:table-cell table:style-name="ce11" table:number-columns-repeated="2"/>
          <table:table-cell table:style-name="ce10" table:formula="of:=[EN.F39]" office:value-type="float" office:value="0" calcext:value-type="float">
            <text:p/>
          </table:table-cell>
          <table:table-cell table:style-name="ce11"/>
          <table:table-cell table:style-name="ce12" table:formula="of:=[EN.H39]" office:value-type="float" office:value="0" calcext:value-type="float">
            <text:p/>
          </table:table-cell>
          <table:table-cell table:style-name="ce12" table:formula="of:=[EN.I39]" office:value-type="float" office:value="0" calcext:value-type="float">
            <text:p/>
          </table:table-cell>
          <table:table-cell table:style-name="ce13" table:formula="of:=IF([.A39]=[.D39];&quot;&quot;;&quot;DECALAGE&quot;)">
            <text:p/>
          </table:table-cell>
          <table:table-cell table:style-name="ce13" table:formula="of:=IF(AND(ISBLANK([.D39]);ISBLANK([.F39]));&quot;ND SANS USE&quot;;&quot;&quot;)">
            <text:p/>
          </table:table-cell>
          <table:table-cell table:style-name="ce13" table:formula="of:=IF(AND(NOT(ISBLANK([.D39]));ISBLANK([.J39]));&quot;DESCRIPTION MANQUANTE&quot;;&quot;&quot;)">
            <text:p/>
          </table:table-cell>
          <table:table-cell table:style-name="ce13" table:formula="of:=IF(MATCH([.E39];LabelFR;0) = ROW([.A39]); &quot;&quot;; &quot;DOUBLON LIGNE &quot; &amp; MATCH([.E39];LabelFR;0))">
            <text:p/>
          </table:table-cell>
          <table:table-cell table:number-columns-repeated="1003"/>
        </table:table-row>
        <table:table-row table:style-name="ro19">
          <table:table-cell table:style-name="ce6" table:formula="of:=[EN.A40]" office:value-type="float" office:value="0" calcext:value-type="float">
            <text:p/>
          </table:table-cell>
          <table:table-cell table:style-name="ce8" table:formula="of:=[EN.B40]" office:value-type="string" office:string-value="Designer of e-book" calcext:value-type="string">
            <text:p>Designer of e-book</text:p>
          </table:table-cell>
          <table:table-cell table:style-name="ce8" table:formula="of:=[EN.G40]" office:value-type="float" office:value="0" calcext:value-type="float">
            <text:p/>
          </table:table-cell>
          <table:table-cell table:style-name="ce11"/>
          <table:table-cell table:style-name="ce11" office:value-type="string" calcext:value-type="string">
            <text:p>Maquettiste</text:p>
          </table:table-cell>
          <table:table-cell table:style-name="ce11" office:value-type="string" calcext:value-type="string">
            <text:p>bkd</text:p>
          </table:table-cell>
          <table:table-cell table:style-name="ce11" table:number-columns-repeated="2"/>
          <table:table-cell table:style-name="ce10" table:formula="of:=[EN.F40]" office:value-type="float" office:value="0" calcext:value-type="float">
            <text:p/>
          </table:table-cell>
          <table:table-cell table:style-name="ce11"/>
          <table:table-cell table:style-name="ce12" table:formula="of:=[EN.H40]" office:value-type="float" office:value="0" calcext:value-type="float">
            <text:p/>
          </table:table-cell>
          <table:table-cell table:style-name="ce12" table:formula="of:=[EN.I40]" office:value-type="float" office:value="0" calcext:value-type="float">
            <text:p/>
          </table:table-cell>
          <table:table-cell table:style-name="ce13" table:formula="of:=IF([.A40]=[.D40];&quot;&quot;;&quot;DECALAGE&quot;)">
            <text:p/>
          </table:table-cell>
          <table:table-cell table:style-name="ce13" table:formula="of:=IF(AND(ISBLANK([.D40]);ISBLANK([.F40]));&quot;ND SANS USE&quot;;&quot;&quot;)">
            <text:p/>
          </table:table-cell>
          <table:table-cell table:style-name="ce13" table:formula="of:=IF(AND(NOT(ISBLANK([.D40]));ISBLANK([.J40]));&quot;DESCRIPTION MANQUANTE&quot;;&quot;&quot;)">
            <text:p/>
          </table:table-cell>
          <table:table-cell table:style-name="ce13" table:formula="of:=IF(MATCH([.E40];LabelFR;0) = ROW([.A40]); &quot;&quot;; &quot;DOUBLON LIGNE &quot; &amp; MATCH([.E40];LabelFR;0))">
            <text:p/>
          </table:table-cell>
          <table:table-cell table:number-columns-repeated="1003"/>
        </table:table-row>
        <table:table-row table:style-name="ro17">
          <table:table-cell table:style-name="ce6" table:formula="of:=[EN.A41]" office:value-type="string" office:string-value="bkp" calcext:value-type="string">
            <text:p>bkp</text:p>
          </table:table-cell>
          <table:table-cell table:style-name="ce8" table:formula="of:=[EN.B41]" office:value-type="string" office:string-value="Book producer" calcext:value-type="string">
            <text:p>Book producer</text:p>
          </table:table-cell>
          <table:table-cell table:style-name="ce8" table:formula="of:=[EN.G41]" office:value-type="string" office:string-value="A person or organization responsible for the production of books and other print media" calcext:value-type="string">
            <text:p>A person or organization responsible for the production of books and other print media</text:p>
          </table:table-cell>
          <table:table-cell table:style-name="ce11" office:value-type="string" calcext:value-type="string">
            <text:p>bkp</text:p>
          </table:table-cell>
          <table:table-cell table:style-name="ce11" office:value-type="string" calcext:value-type="string">
            <text:p>Producteur de livres</text:p>
          </table:table-cell>
          <table:table-cell table:style-name="ce11" table:number-columns-repeated="3"/>
          <table:table-cell table:style-name="ce10" table:formula="of:=[EN.F41]" office:value-type="float" office:value="0" calcext:value-type="float">
            <text:p/>
          </table:table-cell>
          <table:table-cell table:style-name="ce11" office:value-type="string" calcext:value-type="string">
            <text:p>Une personne ou un organisme responsable de la production de livres et d'autres documents imprimés.</text:p>
          </table:table-cell>
          <table:table-cell table:style-name="ce12" table:formula="of:=[EN.H41]" office:value-type="float" office:value="0" calcext:value-type="float">
            <text:p/>
          </table:table-cell>
          <table:table-cell table:style-name="ce12" table:formula="of:=[EN.I41]" office:value-type="string" office:string-value="2013-05-15:modified&#10;1970-01-01:new" calcext:value-type="string">
            <text:p>2013-05-15:modified</text:p>
            <text:p>1970-01-01:new</text:p>
          </table:table-cell>
          <table:table-cell table:style-name="ce13" table:formula="of:=IF([.A41]=[.D41];&quot;&quot;;&quot;DECALAGE&quot;)">
            <text:p/>
          </table:table-cell>
          <table:table-cell table:style-name="ce13" table:formula="of:=IF(AND(ISBLANK([.D41]);ISBLANK([.F41]));&quot;ND SANS USE&quot;;&quot;&quot;)">
            <text:p/>
          </table:table-cell>
          <table:table-cell table:style-name="ce13" table:formula="of:=IF(AND(NOT(ISBLANK([.D41]));ISBLANK([.J41]));&quot;DESCRIPTION MANQUANTE&quot;;&quot;&quot;)">
            <text:p/>
          </table:table-cell>
          <table:table-cell table:style-name="ce13" table:formula="of:=IF(MATCH([.E41];LabelFR;0) = ROW([.A41]); &quot;&quot;; &quot;DOUBLON LIGNE &quot; &amp; MATCH([.E41];LabelFR;0))">
            <text:p/>
          </table:table-cell>
          <table:table-cell table:number-columns-repeated="1003"/>
        </table:table-row>
        <table:table-row table:style-name="ro6">
          <table:table-cell table:style-name="ce6" table:formula="of:=[EN.A42]" office:value-type="float" office:value="0" calcext:value-type="float">
            <text:p/>
          </table:table-cell>
          <table:table-cell table:style-name="ce8" table:formula="of:=[EN.B42]" office:value-type="string" office:string-value="Producer of book" calcext:value-type="string">
            <text:p>Producer of book</text:p>
          </table:table-cell>
          <table:table-cell table:style-name="ce8" table:formula="of:=[EN.G42]" office:value-type="float" office:value="0" calcext:value-type="float">
            <text:p/>
          </table:table-cell>
          <table:table-cell table:style-name="ce11"/>
          <table:table-cell table:style-name="ce11" office:value-type="string" calcext:value-type="string">
            <text:p>Livres, Producteur de</text:p>
          </table:table-cell>
          <table:table-cell table:style-name="ce11" office:value-type="string" calcext:value-type="string">
            <text:p>bkp</text:p>
          </table:table-cell>
          <table:table-cell table:style-name="ce11" table:number-columns-repeated="2"/>
          <table:table-cell table:style-name="ce10" table:formula="of:=[EN.F42]" office:value-type="float" office:value="0" calcext:value-type="float">
            <text:p/>
          </table:table-cell>
          <table:table-cell table:style-name="ce11"/>
          <table:table-cell table:style-name="ce12" table:formula="of:=[EN.H42]" office:value-type="float" office:value="0" calcext:value-type="float">
            <text:p/>
          </table:table-cell>
          <table:table-cell table:style-name="ce12" table:formula="of:=[EN.I42]" office:value-type="float" office:value="0" calcext:value-type="float">
            <text:p/>
          </table:table-cell>
          <table:table-cell table:style-name="ce13" table:formula="of:=IF([.A42]=[.D42];&quot;&quot;;&quot;DECALAGE&quot;)">
            <text:p/>
          </table:table-cell>
          <table:table-cell table:style-name="ce13" table:formula="of:=IF(AND(ISBLANK([.D42]);ISBLANK([.F42]));&quot;ND SANS USE&quot;;&quot;&quot;)">
            <text:p/>
          </table:table-cell>
          <table:table-cell table:style-name="ce13" table:formula="of:=IF(AND(NOT(ISBLANK([.D42]));ISBLANK([.J42]));&quot;DESCRIPTION MANQUANTE&quot;;&quot;&quot;)">
            <text:p/>
          </table:table-cell>
          <table:table-cell table:style-name="ce13" table:formula="of:=IF(MATCH([.E42];LabelFR;0) = ROW([.A42]); &quot;&quot;; &quot;DOUBLON LIGNE &quot; &amp; MATCH([.E42];LabelFR;0))">
            <text:p/>
          </table:table-cell>
          <table:table-cell table:number-columns-repeated="1003"/>
        </table:table-row>
        <table:table-row table:style-name="ro22">
          <table:table-cell table:style-name="ce6" table:formula="of:=[EN.A43]" office:value-type="string" office:string-value="blw" calcext:value-type="string">
            <text:p>blw</text:p>
          </table:table-cell>
          <table:table-cell table:style-name="ce8" table:formula="of:=[EN.B43]" office:value-type="string" office:string-value="Blurb writer" calcext:value-type="string">
            <text:p>Blurb writer</text:p>
          </table:table-cell>
          <table:table-cell table:style-name="ce8" table:formula="of:=[EN.G43]" office:value-type="string" office:string-value="A person or organization responsible for writing a commendation or testimonial for a work, which appears on or within the publication itself, frequently on the back or dust jacket of print publications or on advertising material for all media" calcext:value-type="string">
            <text:p>A person or organization responsible for writing a commendation or testimonial for a work, which appears on or within the publication itself, frequently on the back or dust jacket of print publications or on advertising material for all media</text:p>
          </table:table-cell>
          <table:table-cell table:style-name="ce10" office:value-type="string" calcext:value-type="string">
            <text:p>blw</text:p>
          </table:table-cell>
          <table:table-cell table:style-name="ce10" office:value-type="string" calcext:value-type="string">
            <text:p>Auteur du texte de présentation</text:p>
          </table:table-cell>
          <table:table-cell table:style-name="ce10"/>
          <table:table-cell table:style-name="ce11" table:number-columns-repeated="2"/>
          <table:table-cell table:style-name="ce10" table:formula="of:=[EN.F43]" office:value-type="float" office:value="0" calcext:value-type="float">
            <text:p/>
          </table:table-cell>
          <table:table-cell table:style-name="ce10" office:value-type="string" calcext:value-type="string">
            <text:p>Une personne ou un organisme responsable de la rédaction d'une appréciation ou d'un témoignage pour une oeuvre, qui apparaît sur ou dans la publication elle-même, souvent sur le dos ou la jaquette pour des documents imprimées, ou sur du matériel promotionnel.</text:p>
          </table:table-cell>
          <table:table-cell table:style-name="ce12" table:formula="of:=[EN.H43]" office:value-type="float" office:value="0" calcext:value-type="float">
            <text:p/>
          </table:table-cell>
          <table:table-cell table:style-name="ce12" table:formula="of:=[EN.I43]" office:value-type="string" office:string-value="2013-05-15:modified&#10;1970-01-01:new" calcext:value-type="string">
            <text:p>2013-05-15:modified</text:p>
            <text:p>1970-01-01:new</text:p>
          </table:table-cell>
          <table:table-cell table:style-name="ce13" table:formula="of:=IF([.A43]=[.D43];&quot;&quot;;&quot;DECALAGE&quot;)">
            <text:p/>
          </table:table-cell>
          <table:table-cell table:style-name="ce13" table:formula="of:=IF(AND(ISBLANK([.D43]);ISBLANK([.F43]));&quot;ND SANS USE&quot;;&quot;&quot;)">
            <text:p/>
          </table:table-cell>
          <table:table-cell table:style-name="ce13" table:formula="of:=IF(AND(NOT(ISBLANK([.D43]));ISBLANK([.J43]));&quot;DESCRIPTION MANQUANTE&quot;;&quot;&quot;)">
            <text:p/>
          </table:table-cell>
          <table:table-cell table:style-name="ce13" table:formula="of:=IF(MATCH([.E43];LabelFR;0) = ROW([.A43]); &quot;&quot;; &quot;DOUBLON LIGNE &quot; &amp; MATCH([.E43];LabelFR;0))">
            <text:p/>
          </table:table-cell>
          <table:table-cell table:number-columns-repeated="1003"/>
        </table:table-row>
        <table:table-row table:style-name="ro17">
          <table:table-cell table:style-name="ce6" table:formula="of:=[EN.A44]" office:value-type="string" office:string-value="bnd" calcext:value-type="string">
            <text:p>bnd</text:p>
          </table:table-cell>
          <table:table-cell table:style-name="ce8" table:formula="of:=[EN.B44]" office:value-type="string" office:string-value="Binder" calcext:value-type="string">
            <text:p>Binder</text:p>
          </table:table-cell>
          <table:table-cell table:style-name="ce8" table:formula="of:=[EN.G44]" office:value-type="string" office:string-value="A person who binds an item" calcext:value-type="string">
            <text:p>A person who binds an item</text:p>
          </table:table-cell>
          <table:table-cell table:style-name="ce11" office:value-type="string" calcext:value-type="string">
            <text:p>bnd</text:p>
          </table:table-cell>
          <table:table-cell table:style-name="ce11" office:value-type="string" calcext:value-type="string">
            <text:p>Relieur</text:p>
          </table:table-cell>
          <table:table-cell table:style-name="ce11" table:number-columns-repeated="3"/>
          <table:table-cell table:style-name="ce10" table:formula="of:=[EN.F44]" office:value-type="float" office:value="0" calcext:value-type="float">
            <text:p/>
          </table:table-cell>
          <table:table-cell table:style-name="ce11" office:value-type="string" calcext:value-type="string">
            <text:p>Une personne responsable de la reliure d'un document.</text:p>
          </table:table-cell>
          <table:table-cell table:style-name="ce12" table:formula="of:=[EN.H44]" office:value-type="string" office:string-value="changed MARC def" calcext:value-type="string">
            <text:p>changed MARC def</text:p>
          </table:table-cell>
          <table:table-cell table:style-name="ce12" table:formula="of:=[EN.I44]" office:value-type="string" office:string-value="2013-05-15:modified&#10;1970-01-01:new" calcext:value-type="string">
            <text:p>2013-05-15:modified</text:p>
            <text:p>1970-01-01:new</text:p>
          </table:table-cell>
          <table:table-cell table:style-name="ce13" table:formula="of:=IF([.A44]=[.D44];&quot;&quot;;&quot;DECALAGE&quot;)">
            <text:p/>
          </table:table-cell>
          <table:table-cell table:style-name="ce13" table:formula="of:=IF(AND(ISBLANK([.D44]);ISBLANK([.F44]));&quot;ND SANS USE&quot;;&quot;&quot;)">
            <text:p/>
          </table:table-cell>
          <table:table-cell table:style-name="ce13" table:formula="of:=IF(AND(NOT(ISBLANK([.D44]));ISBLANK([.J44]));&quot;DESCRIPTION MANQUANTE&quot;;&quot;&quot;)">
            <text:p/>
          </table:table-cell>
          <table:table-cell table:style-name="ce13" table:formula="of:=IF(MATCH([.E44];LabelFR;0) = ROW([.A44]); &quot;&quot;; &quot;DOUBLON LIGNE &quot; &amp; MATCH([.E44];LabelFR;0))">
            <text:p/>
          </table:table-cell>
          <table:table-cell table:number-columns-repeated="1003"/>
        </table:table-row>
        <table:table-row table:style-name="ro7">
          <table:table-cell table:style-name="ce6" table:formula="of:=[EN.A45]" office:value-type="string" office:string-value="bpd" calcext:value-type="string">
            <text:p>bpd</text:p>
          </table:table-cell>
          <table:table-cell table:style-name="ce8" table:formula="of:=[EN.B45]" office:value-type="string" office:string-value="Bookplate designer" calcext:value-type="string">
            <text:p>Bookplate designer</text:p>
          </table:table-cell>
          <table:table-cell table:style-name="ce8" table:formula="of:=[EN.G45]" office:value-type="string" office:string-value="A person or organization responsible for the design of a book owner's identification label that is most commonly pasted to the inside front cover of a book" calcext:value-type="string">
            <text:p>A person or organization responsible for the design of a book owner's identification label that is most commonly pasted to the inside front cover of a book</text:p>
          </table:table-cell>
          <table:table-cell table:style-name="ce11" office:value-type="string" calcext:value-type="string">
            <text:p>bpd</text:p>
          </table:table-cell>
          <table:table-cell table:style-name="ce11" office:value-type="string" calcext:value-type="string">
            <text:p>Concepteur d'ex-libris</text:p>
          </table:table-cell>
          <table:table-cell table:style-name="ce11" table:number-columns-repeated="3"/>
          <table:table-cell table:style-name="ce10" table:formula="of:=[EN.F45]" office:value-type="float" office:value="0" calcext:value-type="float">
            <text:p/>
          </table:table-cell>
          <table:table-cell table:style-name="ce11" office:value-type="string" calcext:value-type="string">
            <text:p>Une personne ou un organisme responsable de la conception de l'ex-libris (marque d'appartenance propre au collectionneur) collé, imprimé ou tamponné, en général sur le contreplat de l'ouvrage (l'intérieur de la couverture).</text:p>
          </table:table-cell>
          <table:table-cell table:style-name="ce12" table:formula="of:=[EN.H45]" office:value-type="float" office:value="0" calcext:value-type="float">
            <text:p/>
          </table:table-cell>
          <table:table-cell table:style-name="ce12" table:formula="of:=[EN.I45]" office:value-type="string" office:string-value="2013-05-15:modified&#10;1970-01-01:new" calcext:value-type="string">
            <text:p>2013-05-15:modified</text:p>
            <text:p>1970-01-01:new</text:p>
          </table:table-cell>
          <table:table-cell table:style-name="ce13" table:formula="of:=IF([.A45]=[.D45];&quot;&quot;;&quot;DECALAGE&quot;)">
            <text:p/>
          </table:table-cell>
          <table:table-cell table:style-name="ce13" table:formula="of:=IF(AND(ISBLANK([.D45]);ISBLANK([.F45]));&quot;ND SANS USE&quot;;&quot;&quot;)">
            <text:p/>
          </table:table-cell>
          <table:table-cell table:style-name="ce13" table:formula="of:=IF(AND(NOT(ISBLANK([.D45]));ISBLANK([.J45]));&quot;DESCRIPTION MANQUANTE&quot;;&quot;&quot;)">
            <text:p/>
          </table:table-cell>
          <table:table-cell table:style-name="ce13" table:formula="of:=IF(MATCH([.E45];LabelFR;0) = ROW([.A45]); &quot;&quot;; &quot;DOUBLON LIGNE &quot; &amp; MATCH([.E45];LabelFR;0))">
            <text:p/>
          </table:table-cell>
          <table:table-cell table:number-columns-repeated="1003"/>
        </table:table-row>
        <table:table-row table:style-name="ro17">
          <table:table-cell table:style-name="ce6" table:formula="of:=[EN.A46]" office:value-type="string" office:string-value="brd" calcext:value-type="string">
            <text:p>brd</text:p>
          </table:table-cell>
          <table:table-cell table:style-name="ce8" table:formula="of:=[EN.B46]" office:value-type="string" office:string-value="Broadcaster" calcext:value-type="string">
            <text:p>Broadcaster</text:p>
          </table:table-cell>
          <table:table-cell table:style-name="ce8" table:formula="of:=[EN.G46]" office:value-type="string" office:string-value="A person, family, or organization involved in broadcasting a resource to an audience via radio, television, webcast, etc." calcext:value-type="string">
            <text:p>A person, family, or organization involved in broadcasting a resource to an audience via radio, television, webcast, etc.</text:p>
          </table:table-cell>
          <table:table-cell table:style-name="ce10" office:value-type="string" calcext:value-type="string">
            <text:p>brd</text:p>
          </table:table-cell>
          <table:table-cell table:style-name="ce10" office:value-type="string" calcext:value-type="string">
            <text:p>Diffuseur</text:p>
          </table:table-cell>
          <table:table-cell table:style-name="ce10"/>
          <table:table-cell table:style-name="ce11" table:number-columns-repeated="2"/>
          <table:table-cell table:style-name="ce10" table:formula="of:=[EN.F46]" office:value-type="float" office:value="0" calcext:value-type="float">
            <text:p/>
          </table:table-cell>
          <table:table-cell table:style-name="ce10" office:value-type="string" calcext:value-type="string">
            <text:p>Une personne, un groupe ou un organisme impliqué dans la diffusion d'une ressource à un public via la radio, la télévision, internet, etc.</text:p>
          </table:table-cell>
          <table:table-cell table:style-name="ce12" table:formula="of:=[EN.H46]" office:value-type="float" office:value="0" calcext:value-type="float">
            <text:p/>
          </table:table-cell>
          <table:table-cell table:style-name="ce12" table:formula="of:=[EN.I46]" office:value-type="string" office:string-value="2013-05-15:new" calcext:value-type="string">
            <text:p>2013-05-15:new</text:p>
          </table:table-cell>
          <table:table-cell table:style-name="ce13" table:formula="of:=IF([.A46]=[.D46];&quot;&quot;;&quot;DECALAGE&quot;)">
            <text:p/>
          </table:table-cell>
          <table:table-cell table:style-name="ce13" table:formula="of:=IF(AND(ISBLANK([.D46]);ISBLANK([.F46]));&quot;ND SANS USE&quot;;&quot;&quot;)">
            <text:p/>
          </table:table-cell>
          <table:table-cell table:style-name="ce13" table:formula="of:=IF(AND(NOT(ISBLANK([.D46]));ISBLANK([.J46]));&quot;DESCRIPTION MANQUANTE&quot;;&quot;&quot;)">
            <text:p/>
          </table:table-cell>
          <table:table-cell table:style-name="ce13" table:formula="of:=IF(MATCH([.E46];LabelFR;0) = ROW([.A46]); &quot;&quot;; &quot;DOUBLON LIGNE &quot; &amp; MATCH([.E46];LabelFR;0))">
            <text:p/>
          </table:table-cell>
          <table:table-cell table:number-columns-repeated="1003"/>
        </table:table-row>
        <table:table-row table:style-name="ro17">
          <table:table-cell table:style-name="ce6" table:formula="of:=[EN.A47]" office:value-type="string" office:string-value="brl" calcext:value-type="string">
            <text:p>brl</text:p>
          </table:table-cell>
          <table:table-cell table:style-name="ce8" table:formula="of:=[EN.B47]" office:value-type="string" office:string-value="Braille embosser" calcext:value-type="string">
            <text:p>Braille embosser</text:p>
          </table:table-cell>
          <table:table-cell table:style-name="ce8" table:formula="of:=[EN.G47]" office:value-type="string" office:string-value="A person, family, or organization involved in manufacturing a resource by embossing Braille cells using a stylus, special embossing printer, or other device" calcext:value-type="string">
            <text:p>A person, family, or organization involved in manufacturing a resource by embossing Braille cells using a stylus, special embossing printer, or other device</text:p>
          </table:table-cell>
          <table:table-cell table:style-name="ce10" office:value-type="string" calcext:value-type="string">
            <text:p>brl</text:p>
          </table:table-cell>
          <table:table-cell table:style-name="ce10" office:value-type="string" calcext:value-type="string">
            <text:p>Imprimeur braille</text:p>
          </table:table-cell>
          <table:table-cell table:style-name="ce10"/>
          <table:table-cell table:style-name="ce11" table:number-columns-repeated="2"/>
          <table:table-cell table:style-name="ce10" table:formula="of:=[EN.F47]" office:value-type="float" office:value="0" calcext:value-type="float">
            <text:p/>
          </table:table-cell>
          <table:table-cell table:style-name="ce10" office:value-type="string" calcext:value-type="string">
            <text:p>Une personne, un groupe ou un organisme impliqué dans l'impression en Braille d'un document à l'aide d'un stylet, d'une imprimante spéciale, ou de tout autre dispositif.</text:p>
          </table:table-cell>
          <table:table-cell table:style-name="ce12" table:formula="of:=[EN.H47]" office:value-type="float" office:value="0" calcext:value-type="float">
            <text:p/>
          </table:table-cell>
          <table:table-cell table:style-name="ce12" table:formula="of:=[EN.I47]" office:value-type="string" office:string-value="2013-05-15:new" calcext:value-type="string">
            <text:p>2013-05-15:new</text:p>
          </table:table-cell>
          <table:table-cell table:style-name="ce13" table:formula="of:=IF([.A47]=[.D47];&quot;&quot;;&quot;DECALAGE&quot;)">
            <text:p/>
          </table:table-cell>
          <table:table-cell table:style-name="ce13" table:formula="of:=IF(AND(ISBLANK([.D47]);ISBLANK([.F47]));&quot;ND SANS USE&quot;;&quot;&quot;)">
            <text:p/>
          </table:table-cell>
          <table:table-cell table:style-name="ce13" table:formula="of:=IF(AND(NOT(ISBLANK([.D47]));ISBLANK([.J47]));&quot;DESCRIPTION MANQUANTE&quot;;&quot;&quot;)">
            <text:p/>
          </table:table-cell>
          <table:table-cell table:style-name="ce13" table:formula="of:=IF(MATCH([.E47];LabelFR;0) = ROW([.A47]); &quot;&quot;; &quot;DOUBLON LIGNE &quot; &amp; MATCH([.E47];LabelFR;0))">
            <text:p/>
          </table:table-cell>
          <table:table-cell table:number-columns-repeated="1003"/>
        </table:table-row>
        <table:table-row table:style-name="ro17">
          <table:table-cell table:style-name="ce6" table:formula="of:=[EN.A48]" office:value-type="string" office:string-value="bsl" calcext:value-type="string">
            <text:p>bsl</text:p>
          </table:table-cell>
          <table:table-cell table:style-name="ce8" table:formula="of:=[EN.B48]" office:value-type="string" office:string-value="Bookseller" calcext:value-type="string">
            <text:p>Bookseller</text:p>
          </table:table-cell>
          <table:table-cell table:style-name="ce8" table:formula="of:=[EN.G48]" office:value-type="string" office:string-value="A person or organization who makes books and other bibliographic materials available for purchase. Interest in the materials is primarily lucrative" calcext:value-type="string">
            <text:p>A person or organization who makes books and other bibliographic materials available for purchase. Interest in the materials is primarily lucrative</text:p>
          </table:table-cell>
          <table:table-cell table:style-name="ce11" office:value-type="string" calcext:value-type="string">
            <text:p>bsl</text:p>
          </table:table-cell>
          <table:table-cell table:style-name="ce11" office:value-type="string" calcext:value-type="string">
            <text:p>Libraire</text:p>
          </table:table-cell>
          <table:table-cell table:style-name="ce11" table:number-columns-repeated="3"/>
          <table:table-cell table:style-name="ce10" table:formula="of:=[EN.F48]" office:value-type="float" office:value="0" calcext:value-type="float">
            <text:p/>
          </table:table-cell>
          <table:table-cell table:style-name="ce11" office:value-type="string" calcext:value-type="string">
            <text:p>Une personne ou un organisme qui assure la vente, souvent pour des raisons lucratives, de livres et d'autres types de documents imprimés.</text:p>
          </table:table-cell>
          <table:table-cell table:style-name="ce12" table:formula="of:=[EN.H48]" office:value-type="float" office:value="0" calcext:value-type="float">
            <text:p/>
          </table:table-cell>
          <table:table-cell table:style-name="ce12" table:formula="of:=[EN.I48]" office:value-type="string" office:string-value="2013-05-15:modified&#10;1970-01-01:new" calcext:value-type="string">
            <text:p>2013-05-15:modified</text:p>
            <text:p>1970-01-01:new</text:p>
          </table:table-cell>
          <table:table-cell table:style-name="ce13" table:formula="of:=IF([.A48]=[.D48];&quot;&quot;;&quot;DECALAGE&quot;)">
            <text:p/>
          </table:table-cell>
          <table:table-cell table:style-name="ce13" table:formula="of:=IF(AND(ISBLANK([.D48]);ISBLANK([.F48]));&quot;ND SANS USE&quot;;&quot;&quot;)">
            <text:p/>
          </table:table-cell>
          <table:table-cell table:style-name="ce13" table:formula="of:=IF(AND(NOT(ISBLANK([.D48]));ISBLANK([.J48]));&quot;DESCRIPTION MANQUANTE&quot;;&quot;&quot;)">
            <text:p/>
          </table:table-cell>
          <table:table-cell table:style-name="ce13" table:formula="of:=IF(MATCH([.E48];LabelFR;0) = ROW([.A48]); &quot;&quot;; &quot;DOUBLON LIGNE &quot; &amp; MATCH([.E48];LabelFR;0))">
            <text:p/>
          </table:table-cell>
          <table:table-cell table:number-columns-repeated="1003"/>
        </table:table-row>
        <table:table-row table:style-name="ro18">
          <table:table-cell table:style-name="ce6" table:formula="of:=[EN.A49]" office:value-type="string" office:string-value="cas" calcext:value-type="string">
            <text:p>cas</text:p>
          </table:table-cell>
          <table:table-cell table:style-name="ce8" table:formula="of:=[EN.B49]" office:value-type="string" office:string-value="Caster" calcext:value-type="string">
            <text:p>Caster</text:p>
          </table:table-cell>
          <table:table-cell table:style-name="ce8" table:formula="of:=[EN.G49]" office:value-type="string" office:string-value="A person, family, or organization involved in manufacturing a resource by pouring a liquid or molten substance into a mold and leaving it to solidify to take the shape of the mold" calcext:value-type="string">
            <text:p>A person, family, or organization involved in manufacturing a resource by pouring a liquid or molten substance into a mold and leaving it to solidify to take the shape of the mold</text:p>
          </table:table-cell>
          <table:table-cell table:style-name="ce10" office:value-type="string" calcext:value-type="string">
            <text:p>cas</text:p>
          </table:table-cell>
          <table:table-cell table:style-name="ce10" office:value-type="string" calcext:value-type="string">
            <text:p>Fondeur</text:p>
          </table:table-cell>
          <table:table-cell table:style-name="ce10"/>
          <table:table-cell table:style-name="ce11" table:number-columns-repeated="2"/>
          <table:table-cell table:style-name="ce10" table:formula="of:=[EN.F49]" office:value-type="float" office:value="0" calcext:value-type="float">
            <text:p/>
          </table:table-cell>
          <table:table-cell table:style-name="ce10" office:value-type="string" calcext:value-type="string">
            <text:p>Une personne, un groupe ou un organisme impliqué dans la fabrication d'un objet consistant à verser une substance liquide ou fondue dans un moule puis à la laisser se solidifier pour qu'elle prenne la forme du moule.</text:p>
          </table:table-cell>
          <table:table-cell table:style-name="ce12" table:formula="of:=[EN.H49]" office:value-type="float" office:value="0" calcext:value-type="float">
            <text:p/>
          </table:table-cell>
          <table:table-cell table:style-name="ce12" table:formula="of:=[EN.I49]" office:value-type="string" office:string-value="2013-05-15:new" calcext:value-type="string">
            <text:p>2013-05-15:new</text:p>
          </table:table-cell>
          <table:table-cell table:style-name="ce13" table:formula="of:=IF([.A49]=[.D49];&quot;&quot;;&quot;DECALAGE&quot;)">
            <text:p/>
          </table:table-cell>
          <table:table-cell table:style-name="ce13" table:formula="of:=IF(AND(ISBLANK([.D49]);ISBLANK([.F49]));&quot;ND SANS USE&quot;;&quot;&quot;)">
            <text:p/>
          </table:table-cell>
          <table:table-cell table:style-name="ce13" table:formula="of:=IF(AND(NOT(ISBLANK([.D49]));ISBLANK([.J49]));&quot;DESCRIPTION MANQUANTE&quot;;&quot;&quot;)">
            <text:p/>
          </table:table-cell>
          <table:table-cell table:style-name="ce13" table:formula="of:=IF(MATCH([.E49];LabelFR;0) = ROW([.A49]); &quot;&quot;; &quot;DOUBLON LIGNE &quot; &amp; MATCH([.E49];LabelFR;0))">
            <text:p/>
          </table:table-cell>
          <table:table-cell table:number-columns-repeated="1003"/>
        </table:table-row>
        <table:table-row table:style-name="ro17">
          <table:table-cell table:style-name="ce6" table:formula="of:=[EN.A50]" office:value-type="string" office:string-value="ccp" calcext:value-type="string">
            <text:p>ccp</text:p>
          </table:table-cell>
          <table:table-cell table:style-name="ce8" table:formula="of:=[EN.B50]" office:value-type="string" office:string-value="Conceptor" calcext:value-type="string">
            <text:p>Conceptor</text:p>
          </table:table-cell>
          <table:table-cell table:style-name="ce8" table:formula="of:=[EN.G50]" office:value-type="string" office:string-value="A person or organization responsible for the original idea on which a work is based, this includes the scientific author of an audio-visual item and the conceptor of an advertisement" calcext:value-type="string">
            <text:p>A person or organization responsible for the original idea on which a work is based, this includes the scientific author of an audio-visual item and the conceptor of an advertisement</text:p>
          </table:table-cell>
          <table:table-cell table:style-name="ce11" office:value-type="string" calcext:value-type="string">
            <text:p>ccp</text:p>
          </table:table-cell>
          <table:table-cell table:style-name="ce11" office:value-type="string" calcext:value-type="string">
            <text:p>Concepteur</text:p>
          </table:table-cell>
          <table:table-cell table:style-name="ce11" table:number-columns-repeated="3"/>
          <table:table-cell table:style-name="ce10" table:formula="of:=[EN.F50]" office:value-type="float" office:value="0" calcext:value-type="float">
            <text:p/>
          </table:table-cell>
          <table:table-cell table:style-name="ce11" office:value-type="string" calcext:value-type="string">
            <text:p>Une personne ou un organisme responsable de l'idée originale d'une œuvre. Cela comprend également l'auteur scientifique d'un document audiovisuel et le concepteur d'une publicité.</text:p>
          </table:table-cell>
          <table:table-cell table:style-name="ce12" table:formula="of:=[EN.H50]" office:value-type="float" office:value="0" calcext:value-type="float">
            <text:p/>
          </table:table-cell>
          <table:table-cell table:style-name="ce12" table:formula="of:=[EN.I50]" office:value-type="string" office:string-value="2013-05-15:modified&#10;1970-01-01:new" calcext:value-type="string">
            <text:p>2013-05-15:modified</text:p>
            <text:p>1970-01-01:new</text:p>
          </table:table-cell>
          <table:table-cell table:style-name="ce13" table:formula="of:=IF([.A50]=[.D50];&quot;&quot;;&quot;DECALAGE&quot;)">
            <text:p/>
          </table:table-cell>
          <table:table-cell table:style-name="ce13" table:formula="of:=IF(AND(ISBLANK([.D50]);ISBLANK([.F50]));&quot;ND SANS USE&quot;;&quot;&quot;)">
            <text:p/>
          </table:table-cell>
          <table:table-cell table:style-name="ce13" table:formula="of:=IF(AND(NOT(ISBLANK([.D50]));ISBLANK([.J50]));&quot;DESCRIPTION MANQUANTE&quot;;&quot;&quot;)">
            <text:p/>
          </table:table-cell>
          <table:table-cell table:style-name="ce13" table:formula="of:=IF(MATCH([.E50];LabelFR;0) = ROW([.A50]); &quot;&quot;; &quot;DOUBLON LIGNE &quot; &amp; MATCH([.E50];LabelFR;0))">
            <text:p/>
          </table:table-cell>
          <table:table-cell table:number-columns-repeated="1003"/>
        </table:table-row>
        <table:table-row table:style-name="ro17">
          <table:table-cell table:style-name="ce6" table:formula="of:=[EN.A51]" office:value-type="string" office:string-value="chr" calcext:value-type="string">
            <text:p>chr</text:p>
          </table:table-cell>
          <table:table-cell table:style-name="ce8" table:formula="of:=[EN.B51]" office:value-type="string" office:string-value="Choreographer" calcext:value-type="string">
            <text:p>Choreographer</text:p>
          </table:table-cell>
          <table:table-cell table:style-name="ce8" table:formula="of:=[EN.G51]" office:value-type="string" office:string-value="A person responsible for creating or contributing to a work of movement" calcext:value-type="string">
            <text:p>A person responsible for creating or contributing to a work of movement</text:p>
          </table:table-cell>
          <table:table-cell table:style-name="ce11" office:value-type="string" calcext:value-type="string">
            <text:p>chr</text:p>
          </table:table-cell>
          <table:table-cell table:style-name="ce11" office:value-type="string" calcext:value-type="string">
            <text:p>Chorégraphe</text:p>
          </table:table-cell>
          <table:table-cell table:style-name="ce11" table:number-columns-repeated="3"/>
          <table:table-cell table:style-name="ce10" table:formula="of:=[EN.F51]" office:value-type="float" office:value="0" calcext:value-type="float">
            <text:p/>
          </table:table-cell>
          <table:table-cell table:style-name="ce11" office:value-type="string" calcext:value-type="string">
            <text:p>Une personne ou un organisme qui crée ou contribue à une œuvre de mouvement.</text:p>
          </table:table-cell>
          <table:table-cell table:style-name="ce12" table:formula="of:=[EN.H51]" office:value-type="string" office:string-value="Changed MARC def" calcext:value-type="string">
            <text:p>Changed MARC def</text:p>
          </table:table-cell>
          <table:table-cell table:style-name="ce12" table:formula="of:=[EN.I51]" office:value-type="string" office:string-value="2013-05-15:modified&#10;1970-01-01:new" calcext:value-type="string">
            <text:p>2013-05-15:modified</text:p>
            <text:p>1970-01-01:new</text:p>
          </table:table-cell>
          <table:table-cell table:style-name="ce13" table:formula="of:=IF([.A51]=[.D51];&quot;&quot;;&quot;DECALAGE&quot;)">
            <text:p/>
          </table:table-cell>
          <table:table-cell table:style-name="ce13" table:formula="of:=IF(AND(ISBLANK([.D51]);ISBLANK([.F51]));&quot;ND SANS USE&quot;;&quot;&quot;)">
            <text:p/>
          </table:table-cell>
          <table:table-cell table:style-name="ce13" table:formula="of:=IF(AND(NOT(ISBLANK([.D51]));ISBLANK([.J51]));&quot;DESCRIPTION MANQUANTE&quot;;&quot;&quot;)">
            <text:p/>
          </table:table-cell>
          <table:table-cell table:style-name="ce13" table:formula="of:=IF(MATCH([.E51];LabelFR;0) = ROW([.A51]); &quot;&quot;; &quot;DOUBLON LIGNE &quot; &amp; MATCH([.E51];LabelFR;0))">
            <text:p/>
          </table:table-cell>
          <table:table-cell table:number-columns-repeated="1003"/>
        </table:table-row>
        <table:table-row table:style-name="ro17">
          <table:table-cell table:style-name="ce6" table:formula="of:=[EN.A52]" office:value-type="string" office:string-value="cli" calcext:value-type="string">
            <text:p>cli</text:p>
          </table:table-cell>
          <table:table-cell table:style-name="ce8" table:formula="of:=[EN.B52]" office:value-type="string" office:string-value="Client" calcext:value-type="string">
            <text:p>Client</text:p>
          </table:table-cell>
          <table:table-cell table:style-name="ce8" table:formula="of:=[EN.G52]" office:value-type="string" office:string-value="A person or organization for whom another person or organization is acting" calcext:value-type="string">
            <text:p>A person or organization for whom another person or organization is acting</text:p>
          </table:table-cell>
          <table:table-cell table:style-name="ce11" office:value-type="string" calcext:value-type="string">
            <text:p>cli</text:p>
          </table:table-cell>
          <table:table-cell table:style-name="ce11" office:value-type="string" calcext:value-type="string">
            <text:p>Client</text:p>
          </table:table-cell>
          <table:table-cell table:style-name="ce11" table:number-columns-repeated="3"/>
          <table:table-cell table:style-name="ce10" table:formula="of:=[EN.F52]" office:value-type="float" office:value="0" calcext:value-type="float">
            <text:p/>
          </table:table-cell>
          <table:table-cell table:style-name="ce11" office:value-type="string" calcext:value-type="string">
            <text:p>Une personne ou un organisme qui reçoit des services d'une autre personne ou d'un autre organisme.</text:p>
          </table:table-cell>
          <table:table-cell table:style-name="ce12" table:formula="of:=[EN.H52]" office:value-type="float" office:value="0" calcext:value-type="float">
            <text:p/>
          </table:table-cell>
          <table:table-cell table:style-name="ce12" table:formula="of:=[EN.I52]" office:value-type="string" office:string-value="2013-05-15:modified&#10;1970-01-01:new" calcext:value-type="string">
            <text:p>2013-05-15:modified</text:p>
            <text:p>1970-01-01:new</text:p>
          </table:table-cell>
          <table:table-cell table:style-name="ce13" table:formula="of:=IF([.A52]=[.D52];&quot;&quot;;&quot;DECALAGE&quot;)">
            <text:p/>
          </table:table-cell>
          <table:table-cell table:style-name="ce13" table:formula="of:=IF(AND(ISBLANK([.D52]);ISBLANK([.F52]));&quot;ND SANS USE&quot;;&quot;&quot;)">
            <text:p/>
          </table:table-cell>
          <table:table-cell table:style-name="ce13" table:formula="of:=IF(AND(NOT(ISBLANK([.D52]));ISBLANK([.J52]));&quot;DESCRIPTION MANQUANTE&quot;;&quot;&quot;)">
            <text:p/>
          </table:table-cell>
          <table:table-cell table:style-name="ce13" table:formula="of:=IF(MATCH([.E52];LabelFR;0) = ROW([.A52]); &quot;&quot;; &quot;DOUBLON LIGNE &quot; &amp; MATCH([.E52];LabelFR;0))">
            <text:p/>
          </table:table-cell>
          <table:table-cell table:number-columns-repeated="1003"/>
        </table:table-row>
        <table:table-row table:style-name="ro17">
          <table:table-cell table:style-name="ce6" table:formula="of:=[EN.A53]" office:value-type="string" office:string-value="cll" calcext:value-type="string">
            <text:p>cll</text:p>
          </table:table-cell>
          <table:table-cell table:style-name="ce8" table:formula="of:=[EN.B53]" office:value-type="string" office:string-value="Calligrapher" calcext:value-type="string">
            <text:p>Calligrapher</text:p>
          </table:table-cell>
          <table:table-cell table:style-name="ce8" table:formula="of:=[EN.G53]" office:value-type="string" office:string-value="A person or organization who writes in an artistic hand, usually as a copyist and or engrosser" calcext:value-type="string">
            <text:p>A person or organization who writes in an artistic hand, usually as a copyist and or engrosser</text:p>
          </table:table-cell>
          <table:table-cell table:style-name="ce11" office:value-type="string" calcext:value-type="string">
            <text:p>cll</text:p>
          </table:table-cell>
          <table:table-cell table:style-name="ce11" office:value-type="string" calcext:value-type="string">
            <text:p>Calligraphiste</text:p>
          </table:table-cell>
          <table:table-cell table:style-name="ce11" table:number-columns-repeated="3"/>
          <table:table-cell table:style-name="ce10" table:formula="of:=[EN.F53]" office:value-type="float" office:value="0" calcext:value-type="float">
            <text:p/>
          </table:table-cell>
          <table:table-cell table:style-name="ce11" office:value-type="string" calcext:value-type="string">
            <text:p>Une personne ou un organisme qui utilise une écriture artistique pour recopier ou graver un texte.</text:p>
          </table:table-cell>
          <table:table-cell table:style-name="ce12" table:formula="of:=[EN.H53]" office:value-type="float" office:value="0" calcext:value-type="float">
            <text:p/>
          </table:table-cell>
          <table:table-cell table:style-name="ce12" table:formula="of:=[EN.I53]" office:value-type="string" office:string-value="2013-05-15:modified&#10;1970-01-01:new" calcext:value-type="string">
            <text:p>2013-05-15:modified</text:p>
            <text:p>1970-01-01:new</text:p>
          </table:table-cell>
          <table:table-cell table:style-name="ce13" table:formula="of:=IF([.A53]=[.D53];&quot;&quot;;&quot;DECALAGE&quot;)">
            <text:p/>
          </table:table-cell>
          <table:table-cell table:style-name="ce13" table:formula="of:=IF(AND(ISBLANK([.D53]);ISBLANK([.F53]));&quot;ND SANS USE&quot;;&quot;&quot;)">
            <text:p/>
          </table:table-cell>
          <table:table-cell table:style-name="ce13" table:formula="of:=IF(AND(NOT(ISBLANK([.D53]));ISBLANK([.J53]));&quot;DESCRIPTION MANQUANTE&quot;;&quot;&quot;)">
            <text:p/>
          </table:table-cell>
          <table:table-cell table:style-name="ce13" table:formula="of:=IF(MATCH([.E53];LabelFR;0) = ROW([.A53]); &quot;&quot;; &quot;DOUBLON LIGNE &quot; &amp; MATCH([.E53];LabelFR;0))">
            <text:p/>
          </table:table-cell>
          <table:table-cell table:number-columns-repeated="1003"/>
        </table:table-row>
        <table:table-row table:style-name="ro17">
          <table:table-cell table:style-name="ce6" table:formula="of:=[EN.A54]" office:value-type="string" office:string-value="clr" calcext:value-type="string">
            <text:p>clr</text:p>
          </table:table-cell>
          <table:table-cell table:style-name="ce8" table:formula="of:=[EN.B54]" office:value-type="string" office:string-value="Colorist" calcext:value-type="string">
            <text:p>Colorist</text:p>
          </table:table-cell>
          <table:table-cell table:style-name="ce8" table:formula="of:=[EN.G54]" office:value-type="string" office:string-value="A person or organization responsible for applying color to drawings, prints, photographs, maps, moving images, etc" calcext:value-type="string">
            <text:p>A person or organization responsible for applying color to drawings, prints, photographs, maps, moving images, etc</text:p>
          </table:table-cell>
          <table:table-cell table:style-name="ce10" office:value-type="string" calcext:value-type="string">
            <text:p>clr</text:p>
          </table:table-cell>
          <table:table-cell table:style-name="ce10" office:value-type="string" calcext:value-type="string">
            <text:p>Coloriste</text:p>
          </table:table-cell>
          <table:table-cell table:style-name="ce10"/>
          <table:table-cell table:style-name="ce11" table:number-columns-repeated="2"/>
          <table:table-cell table:style-name="ce10" table:formula="of:=[EN.F54]" office:value-type="float" office:value="0" calcext:value-type="float">
            <text:p/>
          </table:table-cell>
          <table:table-cell table:style-name="ce10" office:value-type="string" calcext:value-type="string">
            <text:p>Une personne ou un organisme chargé d'appliquer la couleur sur des dessins, des estampes, des photographies, des cartes, des images animées, etc.</text:p>
          </table:table-cell>
          <table:table-cell table:style-name="ce12" table:formula="of:=[EN.H54]" office:value-type="float" office:value="0" calcext:value-type="float">
            <text:p/>
          </table:table-cell>
          <table:table-cell table:style-name="ce12" table:formula="of:=[EN.I54]" office:value-type="string" office:string-value="2013-05-15:modified&#10;1970-01-01:new" calcext:value-type="string">
            <text:p>2013-05-15:modified</text:p>
            <text:p>1970-01-01:new</text:p>
          </table:table-cell>
          <table:table-cell table:style-name="ce13" table:formula="of:=IF([.A54]=[.D54];&quot;&quot;;&quot;DECALAGE&quot;)">
            <text:p/>
          </table:table-cell>
          <table:table-cell table:style-name="ce13" table:formula="of:=IF(AND(ISBLANK([.D54]);ISBLANK([.F54]));&quot;ND SANS USE&quot;;&quot;&quot;)">
            <text:p/>
          </table:table-cell>
          <table:table-cell table:style-name="ce13" table:formula="of:=IF(AND(NOT(ISBLANK([.D54]));ISBLANK([.J54]));&quot;DESCRIPTION MANQUANTE&quot;;&quot;&quot;)">
            <text:p/>
          </table:table-cell>
          <table:table-cell table:style-name="ce13" table:formula="of:=IF(MATCH([.E54];LabelFR;0) = ROW([.A54]); &quot;&quot;; &quot;DOUBLON LIGNE &quot; &amp; MATCH([.E54];LabelFR;0))">
            <text:p/>
          </table:table-cell>
          <table:table-cell table:number-columns-repeated="1003"/>
        </table:table-row>
        <table:table-row table:style-name="ro7">
          <table:table-cell table:style-name="ce6" table:formula="of:=[EN.A55]" office:value-type="string" office:string-value="clt" calcext:value-type="string">
            <text:p>clt</text:p>
          </table:table-cell>
          <table:table-cell table:style-name="ce8" table:formula="of:=[EN.B55]" office:value-type="string" office:string-value="Collotyper" calcext:value-type="string">
            <text:p>Collotyper</text:p>
          </table:table-cell>
          <table:table-cell table:style-name="ce8" table:formula="of:=[EN.G55]" office:value-type="string" office:string-value="A person, family, or organization involved in manufacturing a manifestation of photographic prints from film or other colloid that has ink-receptive and ink-repellent surfaces" calcext:value-type="string">
            <text:p>A person, family, or organization involved in manufacturing a manifestation of photographic prints from film or other colloid that has ink-receptive and ink-repellent surfaces</text:p>
          </table:table-cell>
          <table:table-cell table:style-name="ce11" office:value-type="string" calcext:value-type="string">
            <text:p>clt</text:p>
          </table:table-cell>
          <table:table-cell table:style-name="ce11" office:value-type="string" calcext:value-type="string">
            <text:p>Responsable de la phototypie</text:p>
          </table:table-cell>
          <table:table-cell table:style-name="ce11" table:number-columns-repeated="3"/>
          <table:table-cell table:style-name="ce10" table:formula="of:=[EN.F55]" office:value-type="float" office:value="0" calcext:value-type="float">
            <text:p/>
          </table:table-cell>
          <table:table-cell table:style-name="ce11" office:value-type="string" calcext:value-type="string">
            <text:p>Une personne ou un organisme qui effectue le tirage de photographie en utilisant la phototypie (impression à l'encre grasse au moyen de gélatine bichromatée) <text:s/>comme procédé d'impression.</text:p>
          </table:table-cell>
          <table:table-cell table:style-name="ce12" table:formula="of:=[EN.H55]" office:value-type="float" office:value="0" calcext:value-type="float">
            <text:p/>
          </table:table-cell>
          <table:table-cell table:style-name="ce12" table:formula="of:=[EN.I55]" office:value-type="string" office:string-value="2013-05-15:modified&#10;1970-01-01:new" calcext:value-type="string">
            <text:p>2013-05-15:modified</text:p>
            <text:p>1970-01-01:new</text:p>
          </table:table-cell>
          <table:table-cell table:style-name="ce13" table:formula="of:=IF([.A55]=[.D55];&quot;&quot;;&quot;DECALAGE&quot;)">
            <text:p/>
          </table:table-cell>
          <table:table-cell table:style-name="ce13" table:formula="of:=IF(AND(ISBLANK([.D55]);ISBLANK([.F55]));&quot;ND SANS USE&quot;;&quot;&quot;)">
            <text:p/>
          </table:table-cell>
          <table:table-cell table:style-name="ce13" table:formula="of:=IF(AND(NOT(ISBLANK([.D55]));ISBLANK([.J55]));&quot;DESCRIPTION MANQUANTE&quot;;&quot;&quot;)">
            <text:p/>
          </table:table-cell>
          <table:table-cell table:style-name="ce13" table:formula="of:=IF(MATCH([.E55];LabelFR;0) = ROW([.A55]); &quot;&quot;; &quot;DOUBLON LIGNE &quot; &amp; MATCH([.E55];LabelFR;0))">
            <text:p/>
          </table:table-cell>
          <table:table-cell table:number-columns-repeated="1003"/>
        </table:table-row>
        <table:table-row table:style-name="ro17">
          <table:table-cell table:style-name="ce6" table:formula="of:=[EN.A56]" office:value-type="string" office:string-value="cmm" calcext:value-type="string">
            <text:p>cmm</text:p>
          </table:table-cell>
          <table:table-cell table:style-name="ce8" table:formula="of:=[EN.B56]" office:value-type="string" office:string-value="Commentator" calcext:value-type="string">
            <text:p>Commentator</text:p>
          </table:table-cell>
          <table:table-cell table:style-name="ce8" table:formula="of:=[EN.G56]" office:value-type="string" office:string-value="A performer contributing to a work by providing interpretation, analysis, or a discussion of the subject matter on a recording, film, or other audiovisual medium" calcext:value-type="string">
            <text:p>A performer contributing to a work by providing interpretation, analysis, or a discussion of the subject matter on a recording, film, or other audiovisual medium</text:p>
          </table:table-cell>
          <table:table-cell table:style-name="ce11" office:value-type="string" calcext:value-type="string">
            <text:p>cmm</text:p>
          </table:table-cell>
          <table:table-cell table:style-name="ce11" office:value-type="string" calcext:value-type="string">
            <text:p>Commentateur</text:p>
          </table:table-cell>
          <table:table-cell table:style-name="ce11" table:number-columns-repeated="3"/>
          <table:table-cell table:style-name="ce10" table:formula="of:=[EN.F56]" office:value-type="float" office:value="0" calcext:value-type="float">
            <text:p/>
          </table:table-cell>
          <table:table-cell table:style-name="ce11" office:value-type="string" calcext:value-type="string">
            <text:p>Une personne qui fait l'interprétation, l'analyse ou un commentaire sur le contenu d'un enregistrement, d'un film ou d'un autre type de document audio-visuel.</text:p>
          </table:table-cell>
          <table:table-cell table:style-name="ce12" table:formula="of:=[EN.H56]" office:value-type="string" office:string-value="Changed MARC def" calcext:value-type="string">
            <text:p>Changed MARC def</text:p>
          </table:table-cell>
          <table:table-cell table:style-name="ce12" table:formula="of:=[EN.I56]" office:value-type="string" office:string-value="2013-05-15:modified&#10;1970-01-01:new" calcext:value-type="string">
            <text:p>2013-05-15:modified</text:p>
            <text:p>1970-01-01:new</text:p>
          </table:table-cell>
          <table:table-cell table:style-name="ce13" table:formula="of:=IF([.A56]=[.D56];&quot;&quot;;&quot;DECALAGE&quot;)">
            <text:p/>
          </table:table-cell>
          <table:table-cell table:style-name="ce13" table:formula="of:=IF(AND(ISBLANK([.D56]);ISBLANK([.F56]));&quot;ND SANS USE&quot;;&quot;&quot;)">
            <text:p/>
          </table:table-cell>
          <table:table-cell table:style-name="ce13" table:formula="of:=IF(AND(NOT(ISBLANK([.D56]));ISBLANK([.J56]));&quot;DESCRIPTION MANQUANTE&quot;;&quot;&quot;)">
            <text:p/>
          </table:table-cell>
          <table:table-cell table:style-name="ce13" table:formula="of:=IF(MATCH([.E56];LabelFR;0) = ROW([.A56]); &quot;&quot;; &quot;DOUBLON LIGNE &quot; &amp; MATCH([.E56];LabelFR;0))">
            <text:p/>
          </table:table-cell>
          <table:table-cell table:number-columns-repeated="1003"/>
        </table:table-row>
        <table:table-row table:style-name="ro18">
          <table:table-cell table:style-name="ce6" table:formula="of:=[EN.A57]" office:value-type="string" office:string-value="cmp" calcext:value-type="string">
            <text:p>cmp</text:p>
          </table:table-cell>
          <table:table-cell table:style-name="ce8" table:formula="of:=[EN.B57]" office:value-type="string" office:string-value="Composer" calcext:value-type="string">
            <text:p>Composer</text:p>
          </table:table-cell>
          <table:table-cell table:style-name="ce8" table:formula="of:=[EN.G57]" office:value-type="string" office:string-value="A person, family, or organization responsible for creating or contributing to a musical resource by adding music to a work that originally lacked it or supplements it" calcext:value-type="string">
            <text:p>A person, family, or organization responsible for creating or contributing to a musical resource by adding music to a work that originally lacked it or supplements it</text:p>
          </table:table-cell>
          <table:table-cell table:style-name="ce11" office:value-type="string" calcext:value-type="string">
            <text:p>cmp</text:p>
          </table:table-cell>
          <table:table-cell table:style-name="ce11" office:value-type="string" calcext:value-type="string">
            <text:p>Compositeur</text:p>
          </table:table-cell>
          <table:table-cell table:style-name="ce11" table:number-columns-repeated="3"/>
          <table:table-cell table:style-name="ce10" table:formula="of:=[EN.F57]" office:value-type="float" office:value="0" calcext:value-type="float">
            <text:p/>
          </table:table-cell>
          <table:table-cell table:style-name="ce11" office:value-type="string" calcext:value-type="string">
            <text:p>Une personne, un groupe ou un organisme qui crée ou contribue à une œuvre musicale en y ajoutant de la musique.</text:p>
          </table:table-cell>
          <table:table-cell table:style-name="ce12" table:formula="of:=[EN.H57]" office:value-type="string" office:string-value="Changed MARC def; combines RDA terms" calcext:value-type="string">
            <text:p>Changed MARC def; combines RDA terms</text:p>
          </table:table-cell>
          <table:table-cell table:style-name="ce12" table:formula="of:=[EN.I57]" office:value-type="string" office:string-value="2013-05-15:modified&#10;1970-01-01:new" calcext:value-type="string">
            <text:p>2013-05-15:modified</text:p>
            <text:p>1970-01-01:new</text:p>
          </table:table-cell>
          <table:table-cell table:style-name="ce13" table:formula="of:=IF([.A57]=[.D57];&quot;&quot;;&quot;DECALAGE&quot;)">
            <text:p/>
          </table:table-cell>
          <table:table-cell table:style-name="ce13" table:formula="of:=IF(AND(ISBLANK([.D57]);ISBLANK([.F57]));&quot;ND SANS USE&quot;;&quot;&quot;)">
            <text:p/>
          </table:table-cell>
          <table:table-cell table:style-name="ce13" table:formula="of:=IF(AND(NOT(ISBLANK([.D57]));ISBLANK([.J57]));&quot;DESCRIPTION MANQUANTE&quot;;&quot;&quot;)">
            <text:p/>
          </table:table-cell>
          <table:table-cell table:style-name="ce13" table:formula="of:=IF(MATCH([.E57];LabelFR;0) = ROW([.A57]); &quot;&quot;; &quot;DOUBLON LIGNE &quot; &amp; MATCH([.E57];LabelFR;0))">
            <text:p/>
          </table:table-cell>
          <table:table-cell table:number-columns-repeated="1003"/>
        </table:table-row>
        <table:table-row table:style-name="ro17">
          <table:table-cell table:style-name="ce6" table:formula="of:=[EN.A58]" office:value-type="string" office:string-value="cmt" calcext:value-type="string">
            <text:p>cmt</text:p>
          </table:table-cell>
          <table:table-cell table:style-name="ce8" table:formula="of:=[EN.B58]" office:value-type="string" office:string-value="Compositor" calcext:value-type="string">
            <text:p>Compositor</text:p>
          </table:table-cell>
          <table:table-cell table:style-name="ce8" table:formula="of:=[EN.G58]" office:value-type="string" office:string-value="A person or organization responsible for the creation of metal slug, or molds made of other materials, used to produce the text and images in printed matter" calcext:value-type="string">
            <text:p>A person or organization responsible for the creation of metal slug, or molds made of other materials, used to produce the text and images in printed matter</text:p>
          </table:table-cell>
          <table:table-cell table:style-name="ce11" office:value-type="string" calcext:value-type="string">
            <text:p>cmt</text:p>
          </table:table-cell>
          <table:table-cell table:style-name="ce11" office:value-type="string" calcext:value-type="string">
            <text:p>Compositeur (Imprimerie)</text:p>
          </table:table-cell>
          <table:table-cell table:style-name="ce11" table:number-columns-repeated="3"/>
          <table:table-cell table:style-name="ce10" table:formula="of:=[EN.F58]" office:value-type="float" office:value="0" calcext:value-type="float">
            <text:p/>
          </table:table-cell>
          <table:table-cell table:style-name="ce11" office:value-type="string" calcext:value-type="string">
            <text:p>Une personne ou un organisme responsable de la création des caractères en métal et des moules utilisés pour imprimer le texte et les images d'un document.</text:p>
          </table:table-cell>
          <table:table-cell table:style-name="ce12" table:formula="of:=[EN.H58]" office:value-type="float" office:value="0" calcext:value-type="float">
            <text:p/>
          </table:table-cell>
          <table:table-cell table:style-name="ce12" table:formula="of:=[EN.I58]" office:value-type="string" office:string-value="2013-05-15:modified&#10;1970-01-01:new" calcext:value-type="string">
            <text:p>2013-05-15:modified</text:p>
            <text:p>1970-01-01:new</text:p>
          </table:table-cell>
          <table:table-cell table:style-name="ce13" table:formula="of:=IF([.A58]=[.D58];&quot;&quot;;&quot;DECALAGE&quot;)">
            <text:p/>
          </table:table-cell>
          <table:table-cell table:style-name="ce13" table:formula="of:=IF(AND(ISBLANK([.D58]);ISBLANK([.F58]));&quot;ND SANS USE&quot;;&quot;&quot;)">
            <text:p/>
          </table:table-cell>
          <table:table-cell table:style-name="ce13" table:formula="of:=IF(AND(NOT(ISBLANK([.D58]));ISBLANK([.J58]));&quot;DESCRIPTION MANQUANTE&quot;;&quot;&quot;)">
            <text:p/>
          </table:table-cell>
          <table:table-cell table:style-name="ce13" table:formula="of:=IF(MATCH([.E58];LabelFR;0) = ROW([.A58]); &quot;&quot;; &quot;DOUBLON LIGNE &quot; &amp; MATCH([.E58];LabelFR;0))" office:value-type="string" office:string-value="" calcext:value-type="error">
            <text:p/>
          </table:table-cell>
          <table:table-cell table:number-columns-repeated="1003"/>
        </table:table-row>
        <table:table-row table:style-name="ro6">
          <table:table-cell table:style-name="ce6" table:formula="of:=[EN.A59]" office:value-type="float" office:value="0" calcext:value-type="float">
            <text:p/>
          </table:table-cell>
          <table:table-cell table:style-name="ce8" table:formula="of:=[EN.B59]" office:value-type="string" office:string-value="Typesetter" calcext:value-type="string">
            <text:p>Typesetter</text:p>
          </table:table-cell>
          <table:table-cell table:style-name="ce8" table:formula="of:=[EN.G59]" office:value-type="float" office:value="0" calcext:value-type="float">
            <text:p/>
          </table:table-cell>
          <table:table-cell table:style-name="ce11"/>
          <table:table-cell table:style-name="ce11" office:value-type="string" calcext:value-type="string">
            <text:p>Composition (Imprimerie)</text:p>
          </table:table-cell>
          <table:table-cell table:style-name="ce11" office:value-type="string" calcext:value-type="string">
            <text:p>cmt</text:p>
          </table:table-cell>
          <table:table-cell table:style-name="ce11" table:number-columns-repeated="2"/>
          <table:table-cell table:style-name="ce10" table:formula="of:=[EN.F59]" office:value-type="float" office:value="0" calcext:value-type="float">
            <text:p/>
          </table:table-cell>
          <table:table-cell table:style-name="ce11"/>
          <table:table-cell table:style-name="ce12" table:formula="of:=[EN.H59]" office:value-type="float" office:value="0" calcext:value-type="float">
            <text:p/>
          </table:table-cell>
          <table:table-cell table:style-name="ce12" table:formula="of:=[EN.I59]" office:value-type="float" office:value="0" calcext:value-type="float">
            <text:p/>
          </table:table-cell>
          <table:table-cell table:style-name="ce13" table:formula="of:=IF([.A59]=[.D59];&quot;&quot;;&quot;DECALAGE&quot;)">
            <text:p/>
          </table:table-cell>
          <table:table-cell table:style-name="ce13" table:formula="of:=IF(AND(ISBLANK([.D59]);ISBLANK([.F59]));&quot;ND SANS USE&quot;;&quot;&quot;)">
            <text:p/>
          </table:table-cell>
          <table:table-cell table:style-name="ce13" table:formula="of:=IF(AND(NOT(ISBLANK([.D59]));ISBLANK([.J59]));&quot;DESCRIPTION MANQUANTE&quot;;&quot;&quot;)">
            <text:p/>
          </table:table-cell>
          <table:table-cell table:style-name="ce13" table:formula="of:=IF(MATCH([.E59];LabelFR;0) = ROW([.A59]); &quot;&quot;; &quot;DOUBLON LIGNE &quot; &amp; MATCH([.E59];LabelFR;0))" office:value-type="string" office:string-value="" calcext:value-type="error">
            <text:p/>
          </table:table-cell>
          <table:table-cell table:number-columns-repeated="1003"/>
        </table:table-row>
        <table:table-row table:style-name="ro17">
          <table:table-cell table:style-name="ce6" table:formula="of:=[EN.A60]" office:value-type="string" office:string-value="cnd" calcext:value-type="string">
            <text:p>cnd</text:p>
          </table:table-cell>
          <table:table-cell table:style-name="ce8" table:formula="of:=[EN.B60]" office:value-type="string" office:string-value="Conductor" calcext:value-type="string">
            <text:p>Conductor</text:p>
          </table:table-cell>
          <table:table-cell table:style-name="ce8" table:formula="of:=[EN.G60]" office:value-type="string" office:string-value="A performer contributing to a musical resource by leading a performing group (orchestra, chorus, opera, etc.) in a musical or dramatic presentation, etc." calcext:value-type="string">
            <text:p>A performer contributing to a musical resource by leading a performing group (orchestra, chorus, opera, etc.) in a musical or dramatic presentation, etc.</text:p>
          </table:table-cell>
          <table:table-cell table:style-name="ce11" office:value-type="string" calcext:value-type="string">
            <text:p>cnd</text:p>
          </table:table-cell>
          <table:table-cell table:style-name="ce11" office:value-type="string" calcext:value-type="string">
            <text:p>Chef d'orchestre</text:p>
          </table:table-cell>
          <table:table-cell table:style-name="ce11" table:number-columns-repeated="3"/>
          <table:table-cell table:style-name="ce10" table:formula="of:=[EN.F60]" office:value-type="float" office:value="0" calcext:value-type="float">
            <text:p/>
          </table:table-cell>
          <table:table-cell table:style-name="ce11" office:value-type="string" calcext:value-type="string">
            <text:p>Une personne qui contribue à une œuvre musicale en assurant la direction des artistes (orchestre, chanteurs, opéra...) lors d'une représentation.</text:p>
          </table:table-cell>
          <table:table-cell table:style-name="ce12" table:formula="of:=[EN.H60]" office:value-type="string" office:string-value="Changed MARC def" calcext:value-type="string">
            <text:p>Changed MARC def</text:p>
          </table:table-cell>
          <table:table-cell table:style-name="ce12" table:formula="of:=[EN.I60]" office:value-type="string" office:string-value="2013-05-15:modified&#10;1970-01-01:new" calcext:value-type="string">
            <text:p>2013-05-15:modified</text:p>
            <text:p>1970-01-01:new</text:p>
          </table:table-cell>
          <table:table-cell table:style-name="ce13" table:formula="of:=IF([.A60]=[.D60];&quot;&quot;;&quot;DECALAGE&quot;)">
            <text:p/>
          </table:table-cell>
          <table:table-cell table:style-name="ce13" table:formula="of:=IF(AND(ISBLANK([.D60]);ISBLANK([.F60]));&quot;ND SANS USE&quot;;&quot;&quot;)">
            <text:p/>
          </table:table-cell>
          <table:table-cell table:style-name="ce13" table:formula="of:=IF(AND(NOT(ISBLANK([.D60]));ISBLANK([.J60]));&quot;DESCRIPTION MANQUANTE&quot;;&quot;&quot;)">
            <text:p/>
          </table:table-cell>
          <table:table-cell table:style-name="ce13" table:formula="of:=IF(MATCH([.E60];LabelFR;0) = ROW([.A60]); &quot;&quot;; &quot;DOUBLON LIGNE &quot; &amp; MATCH([.E60];LabelFR;0))">
            <text:p/>
          </table:table-cell>
          <table:table-cell table:number-columns-repeated="1003"/>
        </table:table-row>
        <table:table-row table:style-name="ro23">
          <table:table-cell table:style-name="ce6" table:formula="of:=[EN.A61]" office:value-type="string" office:string-value="cng" calcext:value-type="string">
            <text:p>cng</text:p>
          </table:table-cell>
          <table:table-cell table:style-name="ce8" table:formula="of:=[EN.B61]" office:value-type="string" office:string-value="Cinematographer" calcext:value-type="string">
            <text:p>Cinematographer</text:p>
          </table:table-cell>
          <table:table-cell table:style-name="ce8" table:formula="of:=[EN.G61]" office:value-type="string" office:string-value="A person in charge of photographing a motion picture, who plans the technical aspets of lighting and photographing of scenes, and often assists the director in the choice of angles, camera setups, and lighting moods. He or she may also supervise the further processing of filmed material up to the completion of the work print. Cinematographer is also referred to as director of photography. Do not confuse with videographer" calcext:value-type="string">
            <text:p>A person in charge of photographing a motion picture, who plans the technical aspets of lighting and photographing of scenes, and often assists the director in the choice of angles, camera setups, and lighting moods. He or she may also supervise the further processing of filmed material up to the completion of the work print. Cinematographer is also referred to as director of photography. Do not confuse with videographer</text:p>
          </table:table-cell>
          <table:table-cell table:style-name="ce11" office:value-type="string" calcext:value-type="string">
            <text:p>cng</text:p>
          </table:table-cell>
          <table:table-cell table:style-name="ce11" office:value-type="string" calcext:value-type="string">
            <text:p>Directeur de la photographie</text:p>
          </table:table-cell>
          <table:table-cell table:style-name="ce11" table:number-columns-repeated="3"/>
          <table:table-cell table:style-name="ce10" table:formula="of:=[EN.F61]" office:value-type="string" office:string-value="vdg" calcext:value-type="string">
            <text:p>vdg</text:p>
          </table:table-cell>
          <table:table-cell table:style-name="ce11" office:value-type="string" calcext:value-type="string">
            <text:p>Une personne responsable de la photographie dans un film qui gère les aspects techniques de l'éclairage et de la prise de vue des scènes et assiste souvent le réalisateur dans le choix des angles de vue, la mise en place des caméras et des lumières. Elle peut également superviser d'autres aspects du film jusqu'à sa finalisation. Les termes directeur photo et chef opérateur (de la prise de vue) sont parfois utilisés. Ne pas confondre avec vidéaste.</text:p>
          </table:table-cell>
          <table:table-cell table:style-name="ce12" table:formula="of:=[EN.H61]" office:value-type="string" office:string-value="Changed MARC def (FIAF); RDA uses for videographer and MARC differentiates (confirmed with Andrea Leigh)" calcext:value-type="string">
            <text:p>Changed MARC def (FIAF); RDA uses for videographer and MARC differentiates (confirmed with Andrea Leigh)</text:p>
          </table:table-cell>
          <table:table-cell table:style-name="ce12" table:formula="of:=[EN.I61]" office:value-type="string" office:string-value="2013-05-15:modified&#10;1970-01-01:new" calcext:value-type="string">
            <text:p>2013-05-15:modified</text:p>
            <text:p>1970-01-01:new</text:p>
          </table:table-cell>
          <table:table-cell table:style-name="ce13" table:formula="of:=IF([.A61]=[.D61];&quot;&quot;;&quot;DECALAGE&quot;)">
            <text:p/>
          </table:table-cell>
          <table:table-cell table:style-name="ce13" table:formula="of:=IF(AND(ISBLANK([.D61]);ISBLANK([.F61]));&quot;ND SANS USE&quot;;&quot;&quot;)">
            <text:p/>
          </table:table-cell>
          <table:table-cell table:style-name="ce13" table:formula="of:=IF(AND(NOT(ISBLANK([.D61]));ISBLANK([.J61]));&quot;DESCRIPTION MANQUANTE&quot;;&quot;&quot;)">
            <text:p/>
          </table:table-cell>
          <table:table-cell table:style-name="ce13" table:formula="of:=IF(MATCH([.E61];LabelFR;0) = ROW([.A61]); &quot;&quot;; &quot;DOUBLON LIGNE &quot; &amp; MATCH([.E61];LabelFR;0))">
            <text:p/>
          </table:table-cell>
          <table:table-cell table:number-columns-repeated="1003"/>
        </table:table-row>
        <table:table-row table:style-name="ro6">
          <table:table-cell table:style-name="ce6" table:formula="of:=[EN.A62]" office:value-type="float" office:value="0" calcext:value-type="float">
            <text:p/>
          </table:table-cell>
          <table:table-cell table:style-name="ce8" table:formula="of:=[EN.B62]" office:value-type="string" office:string-value="Director of photography" calcext:value-type="string">
            <text:p>Director of photography</text:p>
          </table:table-cell>
          <table:table-cell table:style-name="ce8" table:formula="of:=[EN.G62]" office:value-type="float" office:value="0" calcext:value-type="float">
            <text:p/>
          </table:table-cell>
          <table:table-cell table:style-name="ce11"/>
          <table:table-cell table:style-name="ce11" office:value-type="string" calcext:value-type="string">
            <text:p>Chef opérateur de la prise de vue</text:p>
          </table:table-cell>
          <table:table-cell table:style-name="ce11" office:value-type="string" calcext:value-type="string">
            <text:p>cng</text:p>
          </table:table-cell>
          <table:table-cell table:style-name="ce11" table:number-columns-repeated="2"/>
          <table:table-cell table:style-name="ce10" table:formula="of:=[EN.F62]" office:value-type="float" office:value="0" calcext:value-type="float">
            <text:p/>
          </table:table-cell>
          <table:table-cell table:style-name="ce11"/>
          <table:table-cell table:style-name="ce12" table:formula="of:=[EN.H62]" office:value-type="float" office:value="0" calcext:value-type="float">
            <text:p/>
          </table:table-cell>
          <table:table-cell table:style-name="ce12" table:formula="of:=[EN.I62]" office:value-type="float" office:value="0" calcext:value-type="float">
            <text:p/>
          </table:table-cell>
          <table:table-cell table:style-name="ce13" table:formula="of:=IF([.A62]=[.D62];&quot;&quot;;&quot;DECALAGE&quot;)">
            <text:p/>
          </table:table-cell>
          <table:table-cell table:style-name="ce13" table:formula="of:=IF(AND(ISBLANK([.D62]);ISBLANK([.F62]));&quot;ND SANS USE&quot;;&quot;&quot;)">
            <text:p/>
          </table:table-cell>
          <table:table-cell table:style-name="ce13" table:formula="of:=IF(AND(NOT(ISBLANK([.D62]));ISBLANK([.J62]));&quot;DESCRIPTION MANQUANTE&quot;;&quot;&quot;)">
            <text:p/>
          </table:table-cell>
          <table:table-cell table:style-name="ce13" table:formula="of:=IF(MATCH([.E62];LabelFR;0) = ROW([.A62]); &quot;&quot;; &quot;DOUBLON LIGNE &quot; &amp; MATCH([.E62];LabelFR;0))">
            <text:p/>
          </table:table-cell>
          <table:table-cell table:number-columns-repeated="1003"/>
        </table:table-row>
        <table:table-row table:style-name="ro17">
          <table:table-cell table:style-name="ce6" table:formula="of:=[EN.A63]" office:value-type="string" office:string-value="cns" calcext:value-type="string">
            <text:p>cns</text:p>
          </table:table-cell>
          <table:table-cell table:style-name="ce8" table:formula="of:=[EN.B63]" office:value-type="string" office:string-value="Censor" calcext:value-type="string">
            <text:p>Censor</text:p>
          </table:table-cell>
          <table:table-cell table:style-name="ce8" table:formula="of:=[EN.G63]" office:value-type="string" office:string-value="A person or organization who examines bibliographic resources for the purpose of suppressing parts deemed objectionable on moral, political, military, or other grounds" calcext:value-type="string">
            <text:p>A person or organization who examines bibliographic resources for the purpose of suppressing parts deemed objectionable on moral, political, military, or other grounds</text:p>
          </table:table-cell>
          <table:table-cell table:style-name="ce11" office:value-type="string" calcext:value-type="string">
            <text:p>cns</text:p>
          </table:table-cell>
          <table:table-cell table:style-name="ce11" office:value-type="string" calcext:value-type="string">
            <text:p>Censeur</text:p>
          </table:table-cell>
          <table:table-cell table:style-name="ce11" table:number-columns-repeated="3"/>
          <table:table-cell table:style-name="ce10" table:formula="of:=[EN.F63]" office:value-type="float" office:value="0" calcext:value-type="float">
            <text:p/>
          </table:table-cell>
          <table:table-cell table:style-name="ce11" office:value-type="string" calcext:value-type="string">
            <text:p>Une personne ou un organisme qui examine un texte en vue d'expurger ou de censurer les parties jugées contestables d'un point de vue moral, politique, militaire ou autre.</text:p>
          </table:table-cell>
          <table:table-cell table:style-name="ce12" table:formula="of:=[EN.H63]" office:value-type="string" office:string-value="Changed MARC def (not RDA)" calcext:value-type="string">
            <text:p>Changed MARC def (not RDA)</text:p>
          </table:table-cell>
          <table:table-cell table:style-name="ce12" table:formula="of:=[EN.I63]" office:value-type="string" office:string-value="2013-05-15:modified&#10;1970-01-01:new" calcext:value-type="string">
            <text:p>2013-05-15:modified</text:p>
            <text:p>1970-01-01:new</text:p>
          </table:table-cell>
          <table:table-cell table:style-name="ce13" table:formula="of:=IF([.A63]=[.D63];&quot;&quot;;&quot;DECALAGE&quot;)">
            <text:p/>
          </table:table-cell>
          <table:table-cell table:style-name="ce13" table:formula="of:=IF(AND(ISBLANK([.D63]);ISBLANK([.F63]));&quot;ND SANS USE&quot;;&quot;&quot;)">
            <text:p/>
          </table:table-cell>
          <table:table-cell table:style-name="ce13" table:formula="of:=IF(AND(NOT(ISBLANK([.D63]));ISBLANK([.J63]));&quot;DESCRIPTION MANQUANTE&quot;;&quot;&quot;)">
            <text:p/>
          </table:table-cell>
          <table:table-cell table:style-name="ce13" table:formula="of:=IF(MATCH([.E63];LabelFR;0) = ROW([.A63]); &quot;&quot;; &quot;DOUBLON LIGNE &quot; &amp; MATCH([.E63];LabelFR;0))">
            <text:p/>
          </table:table-cell>
          <table:table-cell table:number-columns-repeated="1003"/>
        </table:table-row>
        <table:table-row table:style-name="ro19">
          <table:table-cell table:style-name="ce6" table:formula="of:=[EN.A64]" office:value-type="float" office:value="0" calcext:value-type="float">
            <text:p/>
          </table:table-cell>
          <table:table-cell table:style-name="ce8" table:formula="of:=[EN.B64]" office:value-type="string" office:string-value="Bowdlerizer" calcext:value-type="string">
            <text:p>Bowdlerizer</text:p>
          </table:table-cell>
          <table:table-cell table:style-name="ce8" table:formula="of:=[EN.G64]" office:value-type="float" office:value="0" calcext:value-type="float">
            <text:p/>
          </table:table-cell>
          <table:table-cell table:style-name="ce11"/>
          <table:table-cell table:style-name="ce11" office:value-type="string" calcext:value-type="string">
            <text:p>Bowdlerisation </text:p>
          </table:table-cell>
          <table:table-cell table:style-name="ce11" office:value-type="string" calcext:value-type="string">
            <text:p>cns</text:p>
          </table:table-cell>
          <table:table-cell table:style-name="ce11" table:number-columns-repeated="2"/>
          <table:table-cell table:style-name="ce10" table:formula="of:=[EN.F64]" office:value-type="float" office:value="0" calcext:value-type="float">
            <text:p/>
          </table:table-cell>
          <table:table-cell table:style-name="ce11"/>
          <table:table-cell table:style-name="ce12" table:formula="of:=[EN.H64]" office:value-type="float" office:value="0" calcext:value-type="float">
            <text:p/>
          </table:table-cell>
          <table:table-cell table:style-name="ce12" table:formula="of:=[EN.I64]" office:value-type="float" office:value="0" calcext:value-type="float">
            <text:p/>
          </table:table-cell>
          <table:table-cell table:style-name="ce13" table:formula="of:=IF([.A64]=[.D64];&quot;&quot;;&quot;DECALAGE&quot;)">
            <text:p/>
          </table:table-cell>
          <table:table-cell table:style-name="ce13" table:formula="of:=IF(AND(ISBLANK([.D64]);ISBLANK([.F64]));&quot;ND SANS USE&quot;;&quot;&quot;)">
            <text:p/>
          </table:table-cell>
          <table:table-cell table:style-name="ce13" table:formula="of:=IF(AND(NOT(ISBLANK([.D64]));ISBLANK([.J64]));&quot;DESCRIPTION MANQUANTE&quot;;&quot;&quot;)">
            <text:p/>
          </table:table-cell>
          <table:table-cell table:style-name="ce13" table:formula="of:=IF(MATCH([.E64];LabelFR;0) = ROW([.A64]); &quot;&quot;; &quot;DOUBLON LIGNE &quot; &amp; MATCH([.E64];LabelFR;0))">
            <text:p/>
          </table:table-cell>
          <table:table-cell table:number-columns-repeated="1003"/>
        </table:table-row>
        <table:table-row table:style-name="ro8">
          <table:table-cell table:style-name="ce6" table:formula="of:=[EN.A65]" office:value-type="float" office:value="0" calcext:value-type="float">
            <text:p/>
          </table:table-cell>
          <table:table-cell table:style-name="ce8" table:formula="of:=[EN.B65]" office:value-type="string" office:string-value="Expurgator" calcext:value-type="string">
            <text:p>Expurgator</text:p>
          </table:table-cell>
          <table:table-cell table:style-name="ce8" table:formula="of:=[EN.G65]" office:value-type="float" office:value="0" calcext:value-type="float">
            <text:p/>
          </table:table-cell>
          <table:table-cell table:style-name="ce11"/>
          <table:table-cell table:style-name="ce11" office:value-type="string" calcext:value-type="string">
            <text:p>Responsable de l'expurgation de texte</text:p>
          </table:table-cell>
          <table:table-cell table:style-name="ce11" office:value-type="string" calcext:value-type="string">
            <text:p>cns</text:p>
          </table:table-cell>
          <table:table-cell table:style-name="ce11" table:number-columns-repeated="2"/>
          <table:table-cell table:style-name="ce10" table:formula="of:=[EN.F65]" office:value-type="float" office:value="0" calcext:value-type="float">
            <text:p/>
          </table:table-cell>
          <table:table-cell table:style-name="ce11"/>
          <table:table-cell table:style-name="ce12" table:formula="of:=[EN.H65]" office:value-type="float" office:value="0" calcext:value-type="float">
            <text:p/>
          </table:table-cell>
          <table:table-cell table:style-name="ce12" table:formula="of:=[EN.I65]" office:value-type="float" office:value="0" calcext:value-type="float">
            <text:p/>
          </table:table-cell>
          <table:table-cell table:style-name="ce13" table:formula="of:=IF([.A65]=[.D65];&quot;&quot;;&quot;DECALAGE&quot;)">
            <text:p/>
          </table:table-cell>
          <table:table-cell table:style-name="ce13" table:formula="of:=IF(AND(ISBLANK([.D65]);ISBLANK([.F65]));&quot;ND SANS USE&quot;;&quot;&quot;)">
            <text:p/>
          </table:table-cell>
          <table:table-cell table:style-name="ce13" table:formula="of:=IF(AND(NOT(ISBLANK([.D65]));ISBLANK([.J65]));&quot;DESCRIPTION MANQUANTE&quot;;&quot;&quot;)">
            <text:p/>
          </table:table-cell>
          <table:table-cell table:style-name="ce13" table:formula="of:=IF(MATCH([.E65];LabelFR;0) = ROW([.A65]); &quot;&quot;; &quot;DOUBLON LIGNE &quot; &amp; MATCH([.E65];LabelFR;0))">
            <text:p/>
          </table:table-cell>
          <table:table-cell table:number-columns-repeated="1003"/>
        </table:table-row>
        <table:table-row table:style-name="ro17">
          <table:table-cell table:style-name="ce6" table:formula="of:=[EN.A66]" office:value-type="string" office:string-value="coe" calcext:value-type="string">
            <text:p>coe</text:p>
          </table:table-cell>
          <table:table-cell table:style-name="ce8" table:formula="of:=[EN.B66]" office:value-type="string" office:string-value="Contestant-appellee" calcext:value-type="string">
            <text:p>Contestant-appellee</text:p>
          </table:table-cell>
          <table:table-cell table:style-name="ce8" table:formula="of:=[EN.G66]" office:value-type="string" office:string-value="A contestant against whom an appeal is taken from one court of law or jurisdiction to another to reverse the judgment" calcext:value-type="string">
            <text:p>A contestant against whom an appeal is taken from one court of law or jurisdiction to another to reverse the judgment</text:p>
          </table:table-cell>
          <table:table-cell table:style-name="ce11" office:value-type="string" calcext:value-type="string">
            <text:p>coe</text:p>
          </table:table-cell>
          <table:table-cell table:style-name="ce11" office:value-type="string" calcext:value-type="string">
            <text:p>Contestant-intimé</text:p>
          </table:table-cell>
          <table:table-cell table:style-name="ce11" table:number-columns-repeated="3"/>
          <table:table-cell table:style-name="ce10" table:formula="of:=[EN.F66]" office:value-type="float" office:value="0" calcext:value-type="float">
            <text:p/>
          </table:table-cell>
          <table:table-cell table:style-name="ce11" office:value-type="string" calcext:value-type="string">
            <text:p>Le contestant visé par l'appel interjeté à l'égard de la décision d'une cour de justice ou d'une juridiction, en vue de son infirmation devant une instance supérieure.</text:p>
          </table:table-cell>
          <table:table-cell table:style-name="ce12" table:formula="of:=[EN.H66]" office:value-type="float" office:value="0" calcext:value-type="float">
            <text:p/>
          </table:table-cell>
          <table:table-cell table:style-name="ce12" table:formula="of:=[EN.I66]" office:value-type="string" office:string-value="2013-05-15:modified&#10;1970-01-01:new" calcext:value-type="string">
            <text:p>2013-05-15:modified</text:p>
            <text:p>1970-01-01:new</text:p>
          </table:table-cell>
          <table:table-cell table:style-name="ce13" table:formula="of:=IF([.A66]=[.D66];&quot;&quot;;&quot;DECALAGE&quot;)">
            <text:p/>
          </table:table-cell>
          <table:table-cell table:style-name="ce13" table:formula="of:=IF(AND(ISBLANK([.D66]);ISBLANK([.F66]));&quot;ND SANS USE&quot;;&quot;&quot;)">
            <text:p/>
          </table:table-cell>
          <table:table-cell table:style-name="ce13" table:formula="of:=IF(AND(NOT(ISBLANK([.D66]));ISBLANK([.J66]));&quot;DESCRIPTION MANQUANTE&quot;;&quot;&quot;)">
            <text:p/>
          </table:table-cell>
          <table:table-cell table:style-name="ce13" table:formula="of:=IF(MATCH([.E66];LabelFR;0) = ROW([.A66]); &quot;&quot;; &quot;DOUBLON LIGNE &quot; &amp; MATCH([.E66];LabelFR;0))">
            <text:p/>
          </table:table-cell>
          <table:table-cell table:number-columns-repeated="1003"/>
        </table:table-row>
        <table:table-row table:style-name="ro9">
          <table:table-cell table:style-name="ce6" table:formula="of:=[EN.A67]" office:value-type="string" office:string-value="col" calcext:value-type="string">
            <text:p>col</text:p>
          </table:table-cell>
          <table:table-cell table:style-name="ce8" table:formula="of:=[EN.B67]" office:value-type="string" office:string-value="Collector" calcext:value-type="string">
            <text:p>Collector</text:p>
          </table:table-cell>
          <table:table-cell table:style-name="ce8" table:formula="of:=[EN.G67]" office:value-type="string" office:string-value="A curator who brings together items from various sources that are then arranged, described, and cataloged as a collection. A collector is neither the creator of the material nor a person to whom manuscripts in the collection may have been addressed" calcext:value-type="string">
            <text:p>A curator who brings together items from various sources that are then arranged, described, and cataloged as a collection. A collector is neither the creator of the material nor a person to whom manuscripts in the collection may have been addressed</text:p>
          </table:table-cell>
          <table:table-cell table:style-name="ce11" office:value-type="string" calcext:value-type="string">
            <text:p>col</text:p>
          </table:table-cell>
          <table:table-cell table:style-name="ce11" office:value-type="string" calcext:value-type="string">
            <text:p>Collectionneur</text:p>
          </table:table-cell>
          <table:table-cell table:style-name="ce11" table:number-columns-repeated="3"/>
          <table:table-cell table:style-name="ce10" table:formula="of:=[EN.F67]" office:value-type="float" office:value="0" calcext:value-type="float">
            <text:p/>
          </table:table-cell>
          <table:table-cell table:style-name="ce11" office:value-type="string" calcext:value-type="string">
            <text:p>Une personne qui a réuni des œuvres provenant de sources diverses et qui les a organisé, décrit et catalogué comme une collection. Le collectionneur n'est ni le créateur du matériel, ni la personne à qui les manuscrits de la collection étaient peut-être destinés.</text:p>
          </table:table-cell>
          <table:table-cell table:style-name="ce12" table:formula="of:=[EN.H67]" office:value-type="string" office:string-value="Changed MARC def" calcext:value-type="string">
            <text:p>Changed MARC def</text:p>
          </table:table-cell>
          <table:table-cell table:style-name="ce12" table:formula="of:=[EN.I67]" office:value-type="string" office:string-value="2013-05-15:modified&#10;1970-01-01:new" calcext:value-type="string">
            <text:p>2013-05-15:modified</text:p>
            <text:p>1970-01-01:new</text:p>
          </table:table-cell>
          <table:table-cell table:style-name="ce13" table:formula="of:=IF([.A67]=[.D67];&quot;&quot;;&quot;DECALAGE&quot;)">
            <text:p/>
          </table:table-cell>
          <table:table-cell table:style-name="ce13" table:formula="of:=IF(AND(ISBLANK([.D67]);ISBLANK([.F67]));&quot;ND SANS USE&quot;;&quot;&quot;)">
            <text:p/>
          </table:table-cell>
          <table:table-cell table:style-name="ce13" table:formula="of:=IF(AND(NOT(ISBLANK([.D67]));ISBLANK([.J67]));&quot;DESCRIPTION MANQUANTE&quot;;&quot;&quot;)">
            <text:p/>
          </table:table-cell>
          <table:table-cell table:style-name="ce13" table:formula="of:=IF(MATCH([.E67];LabelFR;0) = ROW([.A67]); &quot;&quot;; &quot;DOUBLON LIGNE &quot; &amp; MATCH([.E67];LabelFR;0))">
            <text:p/>
          </table:table-cell>
          <table:table-cell table:number-columns-repeated="1003"/>
        </table:table-row>
        <table:table-row table:style-name="ro9">
          <table:table-cell table:style-name="ce6" table:formula="of:=[EN.A68]" office:value-type="string" office:string-value="com" calcext:value-type="string">
            <text:p>com</text:p>
          </table:table-cell>
          <table:table-cell table:style-name="ce8" table:formula="of:=[EN.B68]" office:value-type="string" office:string-value="Compiler" calcext:value-type="string">
            <text:p>Compiler</text:p>
          </table:table-cell>
          <table:table-cell table:style-name="ce8" table:formula="of:=[EN.G68]" office:value-type="string" office:string-value="A person, family, or organization responsible for creating a new work (e.g., a bibliography, a directory) through the act of compilation, e.g., selecting, arranging, aggregating, and editing data, information, etc" calcext:value-type="string">
            <text:p>A person, family, or organization responsible for creating a new work (e.g., a bibliography, a directory) through the act of compilation, e.g., selecting, arranging, aggregating, and editing data, information, etc</text:p>
          </table:table-cell>
          <table:table-cell table:style-name="ce11" office:value-type="string" calcext:value-type="string">
            <text:p>com</text:p>
          </table:table-cell>
          <table:table-cell table:style-name="ce11" office:value-type="string" calcext:value-type="string">
            <text:p>Compilateur</text:p>
          </table:table-cell>
          <table:table-cell table:style-name="ce11" table:number-columns-repeated="3"/>
          <table:table-cell table:style-name="ce10" table:formula="of:=[EN.F68]" office:value-type="string" office:string-value="edc" calcext:value-type="string">
            <text:p>edc</text:p>
          </table:table-cell>
          <table:table-cell table:style-name="ce11" office:value-type="string" calcext:value-type="string">
            <text:p>Une personne, un groupe ou un organisme qui créée un nouveau document (une bibliographie, un répertoire...) en effectuant une compilation de documents existants (recueil, sélection et classement ; ajout de données ou d'informations ; etc.)</text:p>
          </table:table-cell>
          <table:table-cell table:style-name="ce12" table:formula="of:=[EN.H68]" office:value-type="string" office:string-value="Changed MARC def" calcext:value-type="string">
            <text:p>Changed MARC def</text:p>
          </table:table-cell>
          <table:table-cell table:style-name="ce12" table:formula="of:=[EN.I68]" office:value-type="string" office:string-value="2013-05-15:modified&#10;1970-01-01:new" calcext:value-type="string">
            <text:p>2013-05-15:modified</text:p>
            <text:p>1970-01-01:new</text:p>
          </table:table-cell>
          <table:table-cell table:style-name="ce13" table:formula="of:=IF([.A68]=[.D68];&quot;&quot;;&quot;DECALAGE&quot;)">
            <text:p/>
          </table:table-cell>
          <table:table-cell table:style-name="ce13" table:formula="of:=IF(AND(ISBLANK([.D68]);ISBLANK([.F68]));&quot;ND SANS USE&quot;;&quot;&quot;)">
            <text:p/>
          </table:table-cell>
          <table:table-cell table:style-name="ce13" table:formula="of:=IF(AND(NOT(ISBLANK([.D68]));ISBLANK([.J68]));&quot;DESCRIPTION MANQUANTE&quot;;&quot;&quot;)">
            <text:p/>
          </table:table-cell>
          <table:table-cell table:style-name="ce13" table:formula="of:=IF(MATCH([.E68];LabelFR;0) = ROW([.A68]); &quot;&quot;; &quot;DOUBLON LIGNE &quot; &amp; MATCH([.E68];LabelFR;0))">
            <text:p/>
          </table:table-cell>
          <table:table-cell table:number-columns-repeated="1003"/>
        </table:table-row>
        <table:table-row table:style-name="ro18">
          <table:table-cell table:style-name="ce6" table:formula="of:=[EN.A69]" office:value-type="string" office:string-value="con" calcext:value-type="string">
            <text:p>con</text:p>
          </table:table-cell>
          <table:table-cell table:style-name="ce8" table:formula="of:=[EN.B69]" office:value-type="string" office:string-value="Conservator" calcext:value-type="string">
            <text:p>Conservator</text:p>
          </table:table-cell>
          <table:table-cell table:style-name="ce8" table:formula="of:=[EN.G69]" office:value-type="string" office:string-value="A person or organization responsible for documenting, preserving, or treating printed or manuscript material, works of art, artifacts, or other media" calcext:value-type="string">
            <text:p>A person or organization responsible for documenting, preserving, or treating printed or manuscript material, works of art, artifacts, or other media</text:p>
          </table:table-cell>
          <table:table-cell table:style-name="ce10" office:value-type="string" calcext:value-type="string">
            <text:p>con</text:p>
          </table:table-cell>
          <table:table-cell table:style-name="ce10" office:value-type="string" calcext:value-type="string">
            <text:p>Conservateur</text:p>
          </table:table-cell>
          <table:table-cell table:style-name="ce10"/>
          <table:table-cell table:style-name="ce11" table:number-columns-repeated="2"/>
          <table:table-cell table:style-name="ce10" table:formula="of:=[EN.F69]" office:value-type="float" office:value="0" calcext:value-type="float">
            <text:p/>
          </table:table-cell>
          <table:table-cell table:style-name="ce10" office:value-type="string" calcext:value-type="string">
            <text:p>Une personne ou un organisme responsable de la documentation, de la préservation, ou du traitement de documents imprimés ou manuscrits, d'œuvres d'art, d'artefacts ou d'autres médias.</text:p>
          </table:table-cell>
          <table:table-cell table:style-name="ce12" table:formula="of:=[EN.H69]" office:value-type="float" office:value="0" calcext:value-type="float">
            <text:p/>
          </table:table-cell>
          <table:table-cell table:style-name="ce12" table:formula="of:=[EN.I69]" office:value-type="string" office:string-value="2013-05-15:modified&#10;1970-01-01:new" calcext:value-type="string">
            <text:p>2013-05-15:modified</text:p>
            <text:p>1970-01-01:new</text:p>
          </table:table-cell>
          <table:table-cell table:style-name="ce13" table:formula="of:=IF([.A69]=[.D69];&quot;&quot;;&quot;DECALAGE&quot;)">
            <text:p/>
          </table:table-cell>
          <table:table-cell table:style-name="ce13" table:formula="of:=IF(AND(ISBLANK([.D69]);ISBLANK([.F69]));&quot;ND SANS USE&quot;;&quot;&quot;)">
            <text:p/>
          </table:table-cell>
          <table:table-cell table:style-name="ce13" table:formula="of:=IF(AND(NOT(ISBLANK([.D69]));ISBLANK([.J69]));&quot;DESCRIPTION MANQUANTE&quot;;&quot;&quot;)">
            <text:p/>
          </table:table-cell>
          <table:table-cell table:style-name="ce13" table:formula="of:=IF(MATCH([.E69];LabelFR;0) = ROW([.A69]); &quot;&quot;; &quot;DOUBLON LIGNE &quot; &amp; MATCH([.E69];LabelFR;0))">
            <text:p/>
          </table:table-cell>
          <table:table-cell table:number-columns-repeated="1003"/>
        </table:table-row>
        <table:table-row table:style-name="ro21">
          <table:table-cell table:style-name="ce6" table:formula="of:=[EN.A70]" office:value-type="float" office:value="0" calcext:value-type="float">
            <text:p/>
          </table:table-cell>
          <table:table-cell table:style-name="ce8" table:formula="of:=[EN.B70]" office:value-type="string" office:string-value="Preservationist" calcext:value-type="string">
            <text:p>Preservationist</text:p>
          </table:table-cell>
          <table:table-cell table:style-name="ce8" table:formula="of:=[EN.G70]" office:value-type="float" office:value="0" calcext:value-type="float">
            <text:p/>
          </table:table-cell>
          <table:table-cell table:style-name="ce10"/>
          <table:table-cell table:style-name="ce10" office:value-type="string" calcext:value-type="string">
            <text:p>Responsable de la préservation</text:p>
          </table:table-cell>
          <table:table-cell table:style-name="ce10" office:value-type="string" calcext:value-type="string">
            <text:p>con</text:p>
          </table:table-cell>
          <table:table-cell table:style-name="ce11" table:number-columns-repeated="2"/>
          <table:table-cell table:style-name="ce10" table:formula="of:=[EN.F70]" office:value-type="float" office:value="0" calcext:value-type="float">
            <text:p/>
          </table:table-cell>
          <table:table-cell table:style-name="ce10"/>
          <table:table-cell table:style-name="ce12" table:formula="of:=[EN.H70]" office:value-type="float" office:value="0" calcext:value-type="float">
            <text:p/>
          </table:table-cell>
          <table:table-cell table:style-name="ce12" table:formula="of:=[EN.I70]" office:value-type="float" office:value="0" calcext:value-type="float">
            <text:p/>
          </table:table-cell>
          <table:table-cell table:style-name="ce13" table:formula="of:=IF([.A70]=[.D70];&quot;&quot;;&quot;DECALAGE&quot;)">
            <text:p/>
          </table:table-cell>
          <table:table-cell table:style-name="ce13" table:formula="of:=IF(AND(ISBLANK([.D70]);ISBLANK([.F70]));&quot;ND SANS USE&quot;;&quot;&quot;)">
            <text:p/>
          </table:table-cell>
          <table:table-cell table:style-name="ce13" table:formula="of:=IF(AND(NOT(ISBLANK([.D70]));ISBLANK([.J70]));&quot;DESCRIPTION MANQUANTE&quot;;&quot;&quot;)">
            <text:p/>
          </table:table-cell>
          <table:table-cell table:style-name="ce13" table:formula="of:=IF(MATCH([.E70];LabelFR;0) = ROW([.A70]); &quot;&quot;; &quot;DOUBLON LIGNE &quot; &amp; MATCH([.E70];LabelFR;0))">
            <text:p/>
          </table:table-cell>
          <table:table-cell table:number-columns-repeated="1003"/>
        </table:table-row>
        <table:table-row table:style-name="ro21">
          <table:table-cell table:style-name="ce6" table:formula="of:=[EN.A71]" office:value-type="string" office:string-value="cor" calcext:value-type="string">
            <text:p>cor</text:p>
          </table:table-cell>
          <table:table-cell table:style-name="ce8" table:formula="of:=[EN.B71]" office:value-type="string" office:string-value="Collection registrar" calcext:value-type="string">
            <text:p>Collection registrar</text:p>
          </table:table-cell>
          <table:table-cell table:style-name="ce8" table:formula="of:=[EN.G71]" office:value-type="string" office:string-value="A curator who lists or inventories the items in an aggregate work such as a collection of items or works" calcext:value-type="string">
            <text:p>A curator who lists or inventories the items in an aggregate work such as a collection of items or works</text:p>
          </table:table-cell>
          <table:table-cell table:style-name="ce10" office:value-type="string" calcext:value-type="string">
            <text:p>cor</text:p>
          </table:table-cell>
          <table:table-cell table:style-name="ce10" office:value-type="string" calcext:value-type="string">
            <text:p>Conservateur de la collection</text:p>
          </table:table-cell>
          <table:table-cell table:style-name="ce10"/>
          <table:table-cell table:style-name="ce11" table:number-columns-repeated="2"/>
          <table:table-cell table:style-name="ce10" table:formula="of:=[EN.F71]" office:value-type="float" office:value="0" calcext:value-type="float">
            <text:p/>
          </table:table-cell>
          <table:table-cell table:style-name="ce10" office:value-type="string" calcext:value-type="string">
            <text:p>Un conservateur qui liste et répertorie les objets et les œuvres qui constituent une collection.</text:p>
          </table:table-cell>
          <table:table-cell table:style-name="ce12" table:formula="of:=[EN.H71]" office:value-type="float" office:value="0" calcext:value-type="float">
            <text:p/>
          </table:table-cell>
          <table:table-cell table:style-name="ce12" table:formula="of:=[EN.I71]" office:value-type="string" office:string-value="2013-05-15:new" calcext:value-type="string">
            <text:p>2013-05-15:new</text:p>
          </table:table-cell>
          <table:table-cell table:style-name="ce13" table:formula="of:=IF([.A71]=[.D71];&quot;&quot;;&quot;DECALAGE&quot;)">
            <text:p/>
          </table:table-cell>
          <table:table-cell table:style-name="ce13" table:formula="of:=IF(AND(ISBLANK([.D71]);ISBLANK([.F71]));&quot;ND SANS USE&quot;;&quot;&quot;)">
            <text:p/>
          </table:table-cell>
          <table:table-cell table:style-name="ce13" table:formula="of:=IF(AND(NOT(ISBLANK([.D71]));ISBLANK([.J71]));&quot;DESCRIPTION MANQUANTE&quot;;&quot;&quot;)">
            <text:p/>
          </table:table-cell>
          <table:table-cell table:style-name="ce13" table:formula="of:=IF(MATCH([.E71];LabelFR;0) = ROW([.A71]); &quot;&quot;; &quot;DOUBLON LIGNE &quot; &amp; MATCH([.E71];LabelFR;0))">
            <text:p/>
          </table:table-cell>
          <table:table-cell table:number-columns-repeated="1003"/>
        </table:table-row>
        <table:table-row table:style-name="ro17">
          <table:table-cell table:style-name="ce6" table:formula="of:=[EN.A72]" office:value-type="string" office:string-value="cos" calcext:value-type="string">
            <text:p>cos</text:p>
          </table:table-cell>
          <table:table-cell table:style-name="ce8" table:formula="of:=[EN.B72]" office:value-type="string" office:string-value="Contestant" calcext:value-type="string">
            <text:p>Contestant</text:p>
          </table:table-cell>
          <table:table-cell table:style-name="ce8" table:formula="of:=[EN.G72]" office:value-type="string" office:string-value="A person(s) or organization who opposes, resists, or disputes, in a court of law, a claim, decision, result, etc." calcext:value-type="string">
            <text:p>A person(s) or organization who opposes, resists, or disputes, in a court of law, a claim, decision, result, etc.</text:p>
          </table:table-cell>
          <table:table-cell table:style-name="ce11" office:value-type="string" calcext:value-type="string">
            <text:p>cos</text:p>
          </table:table-cell>
          <table:table-cell table:style-name="ce11" office:value-type="string" calcext:value-type="string">
            <text:p>Contestant</text:p>
          </table:table-cell>
          <table:table-cell table:style-name="ce11" table:number-columns-repeated="3"/>
          <table:table-cell table:style-name="ce10" table:formula="of:=[EN.F72]" office:value-type="float" office:value="0" calcext:value-type="float">
            <text:p/>
          </table:table-cell>
          <table:table-cell table:style-name="ce11" office:value-type="string" calcext:value-type="string">
            <text:p>Une personne, un groupe ou un organisme qui refuse, conteste ou s'oppose à une demande, une décision ou un arrêt émanant d'une cour de justice.</text:p>
          </table:table-cell>
          <table:table-cell table:style-name="ce12" table:formula="of:=[EN.H72]" office:value-type="float" office:value="0" calcext:value-type="float">
            <text:p/>
          </table:table-cell>
          <table:table-cell table:style-name="ce12" table:formula="of:=[EN.I72]" office:value-type="string" office:string-value="2013-05-15:modified&#10;1970-01-01:new" calcext:value-type="string">
            <text:p>2013-05-15:modified</text:p>
            <text:p>1970-01-01:new</text:p>
          </table:table-cell>
          <table:table-cell table:style-name="ce13" table:formula="of:=IF([.A72]=[.D72];&quot;&quot;;&quot;DECALAGE&quot;)">
            <text:p/>
          </table:table-cell>
          <table:table-cell table:style-name="ce13" table:formula="of:=IF(AND(ISBLANK([.D72]);ISBLANK([.F72]));&quot;ND SANS USE&quot;;&quot;&quot;)">
            <text:p/>
          </table:table-cell>
          <table:table-cell table:style-name="ce13" table:formula="of:=IF(AND(NOT(ISBLANK([.D72]));ISBLANK([.J72]));&quot;DESCRIPTION MANQUANTE&quot;;&quot;&quot;)">
            <text:p/>
          </table:table-cell>
          <table:table-cell table:style-name="ce13" table:formula="of:=IF(MATCH([.E72];LabelFR;0) = ROW([.A72]); &quot;&quot;; &quot;DOUBLON LIGNE &quot; &amp; MATCH([.E72];LabelFR;0))">
            <text:p/>
          </table:table-cell>
          <table:table-cell table:number-columns-repeated="1003"/>
        </table:table-row>
        <table:table-row table:style-name="ro17">
          <table:table-cell table:style-name="ce6" table:formula="of:=[EN.A73]" office:value-type="string" office:string-value="cot" calcext:value-type="string">
            <text:p>cot</text:p>
          </table:table-cell>
          <table:table-cell table:style-name="ce8" table:formula="of:=[EN.B73]" office:value-type="string" office:string-value="Contestant-appellant" calcext:value-type="string">
            <text:p>Contestant-appellant</text:p>
          </table:table-cell>
          <table:table-cell table:style-name="ce8" table:formula="of:=[EN.G73]" office:value-type="string" office:string-value="A contestant who takes an appeal from one court of law or jurisdiction to another to reverse the judgment" calcext:value-type="string">
            <text:p>A contestant who takes an appeal from one court of law or jurisdiction to another to reverse the judgment</text:p>
          </table:table-cell>
          <table:table-cell table:style-name="ce11" office:value-type="string" calcext:value-type="string">
            <text:p>cot</text:p>
          </table:table-cell>
          <table:table-cell table:style-name="ce11" office:value-type="string" calcext:value-type="string">
            <text:p>Contestant-appelant</text:p>
          </table:table-cell>
          <table:table-cell table:style-name="ce11" table:number-columns-repeated="3"/>
          <table:table-cell table:style-name="ce10" table:formula="of:=[EN.F73]" office:value-type="float" office:value="0" calcext:value-type="float">
            <text:p/>
          </table:table-cell>
          <table:table-cell table:style-name="ce11" office:value-type="string" calcext:value-type="string">
            <text:p>Le contestant qui en appelle de la décision d'une cour de justice ou d'une juridiction, en vue de son infirmation, devant une instance supérieure.</text:p>
          </table:table-cell>
          <table:table-cell table:style-name="ce12" table:formula="of:=[EN.H73]" office:value-type="float" office:value="0" calcext:value-type="float">
            <text:p/>
          </table:table-cell>
          <table:table-cell table:style-name="ce12" table:formula="of:=[EN.I73]" office:value-type="string" office:string-value="2013-05-15:modified&#10;1970-01-01:new" calcext:value-type="string">
            <text:p>2013-05-15:modified</text:p>
            <text:p>1970-01-01:new</text:p>
          </table:table-cell>
          <table:table-cell table:style-name="ce13" table:formula="of:=IF([.A73]=[.D73];&quot;&quot;;&quot;DECALAGE&quot;)">
            <text:p/>
          </table:table-cell>
          <table:table-cell table:style-name="ce13" table:formula="of:=IF(AND(ISBLANK([.D73]);ISBLANK([.F73]));&quot;ND SANS USE&quot;;&quot;&quot;)">
            <text:p/>
          </table:table-cell>
          <table:table-cell table:style-name="ce13" table:formula="of:=IF(AND(NOT(ISBLANK([.D73]));ISBLANK([.J73]));&quot;DESCRIPTION MANQUANTE&quot;;&quot;&quot;)">
            <text:p/>
          </table:table-cell>
          <table:table-cell table:style-name="ce13" table:formula="of:=IF(MATCH([.E73];LabelFR;0) = ROW([.A73]); &quot;&quot;; &quot;DOUBLON LIGNE &quot; &amp; MATCH([.E73];LabelFR;0))">
            <text:p/>
          </table:table-cell>
          <table:table-cell table:number-columns-repeated="1003"/>
        </table:table-row>
        <table:table-row table:style-name="ro17">
          <table:table-cell table:style-name="ce6" table:formula="of:=[EN.A74]" office:value-type="string" office:string-value="cou" calcext:value-type="string">
            <text:p>cou</text:p>
          </table:table-cell>
          <table:table-cell table:style-name="ce8" table:formula="of:=[EN.B74]" office:value-type="string" office:string-value="Court governed" calcext:value-type="string">
            <text:p>Court governed</text:p>
          </table:table-cell>
          <table:table-cell table:style-name="ce8" table:formula="of:=[EN.G74]" office:value-type="string" office:string-value="A court governed by court rules, regardless of their official nature (e.g., laws, administrative regulations)" calcext:value-type="string">
            <text:p>A court governed by court rules, regardless of their official nature (e.g., laws, administrative regulations)</text:p>
          </table:table-cell>
          <table:table-cell table:style-name="ce10" office:value-type="string" calcext:value-type="string">
            <text:p>cou</text:p>
          </table:table-cell>
          <table:table-cell table:style-name="ce10" office:value-type="string" calcext:value-type="string">
            <text:p>Tribunal régi</text:p>
          </table:table-cell>
          <table:table-cell table:style-name="ce10"/>
          <table:table-cell table:style-name="ce11" table:number-columns-repeated="2"/>
          <table:table-cell table:style-name="ce10" table:formula="of:=[EN.F74]" office:value-type="float" office:value="0" calcext:value-type="float">
            <text:p/>
          </table:table-cell>
          <table:table-cell table:style-name="ce10" office:value-type="string" calcext:value-type="string">
            <text:p>Une cour régie par des règles de procédure, indépendamment de leur nature officielle (par exemple, lois, règlements administratifs).</text:p>
          </table:table-cell>
          <table:table-cell table:style-name="ce12" table:formula="of:=[EN.H74]" office:value-type="float" office:value="0" calcext:value-type="float">
            <text:p/>
          </table:table-cell>
          <table:table-cell table:style-name="ce12" table:formula="of:=[EN.I74]" office:value-type="string" office:string-value="2013-05-15:new" calcext:value-type="string">
            <text:p>2013-05-15:new</text:p>
          </table:table-cell>
          <table:table-cell table:style-name="ce13" table:formula="of:=IF([.A74]=[.D74];&quot;&quot;;&quot;DECALAGE&quot;)">
            <text:p/>
          </table:table-cell>
          <table:table-cell table:style-name="ce13" table:formula="of:=IF(AND(ISBLANK([.D74]);ISBLANK([.F74]));&quot;ND SANS USE&quot;;&quot;&quot;)">
            <text:p/>
          </table:table-cell>
          <table:table-cell table:style-name="ce13" table:formula="of:=IF(AND(NOT(ISBLANK([.D74]));ISBLANK([.J74]));&quot;DESCRIPTION MANQUANTE&quot;;&quot;&quot;)">
            <text:p/>
          </table:table-cell>
          <table:table-cell table:style-name="ce13" table:formula="of:=IF(MATCH([.E74];LabelFR;0) = ROW([.A74]); &quot;&quot;; &quot;DOUBLON LIGNE &quot; &amp; MATCH([.E74];LabelFR;0))">
            <text:p/>
          </table:table-cell>
          <table:table-cell table:number-columns-repeated="1003"/>
        </table:table-row>
        <table:table-row table:style-name="ro10">
          <table:table-cell table:style-name="ce6" table:formula="of:=[EN.A75]" office:value-type="string" office:string-value="cov" calcext:value-type="string">
            <text:p>cov</text:p>
          </table:table-cell>
          <table:table-cell table:style-name="ce8" table:formula="of:=[EN.B75]" office:value-type="string" office:string-value="Cover designer" calcext:value-type="string">
            <text:p>Cover designer</text:p>
          </table:table-cell>
          <table:table-cell table:style-name="ce8" table:formula="of:=[EN.G75]" office:value-type="string" office:string-value="A person or organization responsible for the graphic design of a book cover, album cover, slipcase, box, container, etc. For a person or organization responsible for the graphic design of an entire book, use Book designer; for book jackets, use Bookjacket designer" calcext:value-type="string">
            <text:p>A person or organization responsible for the graphic design of a book cover, album cover, slipcase, box, container, etc. For a person or organization responsible for the graphic design of an entire book, use Book designer; for book jackets, use Bookjacket designer</text:p>
          </table:table-cell>
          <table:table-cell table:style-name="ce11" office:value-type="string" calcext:value-type="string">
            <text:p>cov</text:p>
          </table:table-cell>
          <table:table-cell table:style-name="ce11" office:value-type="string" calcext:value-type="string">
            <text:p>Concepteur de la couverture</text:p>
          </table:table-cell>
          <table:table-cell table:style-name="ce11" table:number-columns-repeated="3"/>
          <table:table-cell table:style-name="ce10" table:formula="of:=[EN.F75]" office:value-type="float" office:value="0" calcext:value-type="float">
            <text:p/>
          </table:table-cell>
          <table:table-cell table:style-name="ce11" office:value-type="string" calcext:value-type="string">
            <text:p>Une personne ou un organisme responsable de la conception de la couverture d'un ouvrage, de la pochette d'un disque, d'un étui, d'une boîte, etc. Pour désigner la conception graphique de l'ensemble d'un livre, utiliser Dessinateur-maquettiste (bkd), pour la jaquette d'un livre, utiliser Concepteur de jaquettes (bjd),</text:p>
          </table:table-cell>
          <table:table-cell table:style-name="ce12" table:formula="of:=[EN.H75]" office:value-type="float" office:value="0" calcext:value-type="float">
            <text:p/>
          </table:table-cell>
          <table:table-cell table:style-name="ce12" table:formula="of:=[EN.I75]" office:value-type="string" office:string-value="2013-05-15:modified&#10;1970-01-01:new" calcext:value-type="string">
            <text:p>2013-05-15:modified</text:p>
            <text:p>1970-01-01:new</text:p>
          </table:table-cell>
          <table:table-cell table:style-name="ce13" table:formula="of:=IF([.A75]=[.D75];&quot;&quot;;&quot;DECALAGE&quot;)">
            <text:p/>
          </table:table-cell>
          <table:table-cell table:style-name="ce13" table:formula="of:=IF(AND(ISBLANK([.D75]);ISBLANK([.F75]));&quot;ND SANS USE&quot;;&quot;&quot;)">
            <text:p/>
          </table:table-cell>
          <table:table-cell table:style-name="ce13" table:formula="of:=IF(AND(NOT(ISBLANK([.D75]));ISBLANK([.J75]));&quot;DESCRIPTION MANQUANTE&quot;;&quot;&quot;)">
            <text:p/>
          </table:table-cell>
          <table:table-cell table:style-name="ce13" table:formula="of:=IF(MATCH([.E75];LabelFR;0) = ROW([.A75]); &quot;&quot;; &quot;DOUBLON LIGNE &quot; &amp; MATCH([.E75];LabelFR;0))">
            <text:p/>
          </table:table-cell>
          <table:table-cell table:number-columns-repeated="1003"/>
        </table:table-row>
        <table:table-row table:style-name="ro6">
          <table:table-cell table:style-name="ce6" table:formula="of:=[EN.A76]" office:value-type="float" office:value="0" calcext:value-type="float">
            <text:p/>
          </table:table-cell>
          <table:table-cell table:style-name="ce8" table:formula="of:=[EN.B76]" office:value-type="string" office:string-value="Designer of cover" calcext:value-type="string">
            <text:p>Designer of cover</text:p>
          </table:table-cell>
          <table:table-cell table:style-name="ce8" table:formula="of:=[EN.G76]" office:value-type="float" office:value="0" calcext:value-type="float">
            <text:p/>
          </table:table-cell>
          <table:table-cell table:style-name="ce11"/>
          <table:table-cell table:style-name="ce11" office:value-type="string" calcext:value-type="string">
            <text:p>Concepteur de la pochette</text:p>
          </table:table-cell>
          <table:table-cell table:style-name="ce11" office:value-type="string" calcext:value-type="string">
            <text:p>cov</text:p>
          </table:table-cell>
          <table:table-cell table:style-name="ce11" table:number-columns-repeated="2"/>
          <table:table-cell table:style-name="ce10" table:formula="of:=[EN.F76]" office:value-type="float" office:value="0" calcext:value-type="float">
            <text:p/>
          </table:table-cell>
          <table:table-cell table:style-name="ce11"/>
          <table:table-cell table:style-name="ce12" table:formula="of:=[EN.H76]" office:value-type="float" office:value="0" calcext:value-type="float">
            <text:p/>
          </table:table-cell>
          <table:table-cell table:style-name="ce12" table:formula="of:=[EN.I76]" office:value-type="float" office:value="0" calcext:value-type="float">
            <text:p/>
          </table:table-cell>
          <table:table-cell table:style-name="ce13" table:formula="of:=IF([.A76]=[.D76];&quot;&quot;;&quot;DECALAGE&quot;)">
            <text:p/>
          </table:table-cell>
          <table:table-cell table:style-name="ce13" table:formula="of:=IF(AND(ISBLANK([.D76]);ISBLANK([.F76]));&quot;ND SANS USE&quot;;&quot;&quot;)">
            <text:p/>
          </table:table-cell>
          <table:table-cell table:style-name="ce13" table:formula="of:=IF(AND(NOT(ISBLANK([.D76]));ISBLANK([.J76]));&quot;DESCRIPTION MANQUANTE&quot;;&quot;&quot;)">
            <text:p/>
          </table:table-cell>
          <table:table-cell table:style-name="ce13" table:formula="of:=IF(MATCH([.E76];LabelFR;0) = ROW([.A76]); &quot;&quot;; &quot;DOUBLON LIGNE &quot; &amp; MATCH([.E76];LabelFR;0))">
            <text:p/>
          </table:table-cell>
          <table:table-cell table:number-columns-repeated="1003"/>
        </table:table-row>
        <table:table-row table:style-name="ro9">
          <table:table-cell table:style-name="ce6" table:formula="of:=[EN.A77]" office:value-type="string" office:string-value="cpc" calcext:value-type="string">
            <text:p>cpc</text:p>
          </table:table-cell>
          <table:table-cell table:style-name="ce8" table:formula="of:=[EN.B77]" office:value-type="string" office:string-value="Copyright claimant" calcext:value-type="string">
            <text:p>Copyright claimant</text:p>
          </table:table-cell>
          <table:table-cell table:style-name="ce8" table:formula="of:=[EN.G77]" office:value-type="string" office:string-value="A person or organization listed as a copyright owner at the time of registration. Copyright can be granted or later transferred to another person or organization, at which time the claimant becomes the copyright holder" calcext:value-type="string">
            <text:p>A person or organization listed as a copyright owner at the time of registration. Copyright can be granted or later transferred to another person or organization, at which time the claimant becomes the copyright holder</text:p>
          </table:table-cell>
          <table:table-cell table:style-name="ce11" office:value-type="string" calcext:value-type="string">
            <text:p>cpc</text:p>
          </table:table-cell>
          <table:table-cell table:style-name="ce11" office:value-type="string" calcext:value-type="string">
            <text:p>Demandeur du droit d'auteur</text:p>
          </table:table-cell>
          <table:table-cell table:style-name="ce11" table:number-columns-repeated="3"/>
          <table:table-cell table:style-name="ce10" table:formula="of:=[EN.F77]" office:value-type="float" office:value="0" calcext:value-type="float">
            <text:p/>
          </table:table-cell>
          <table:table-cell table:style-name="ce11" office:value-type="string" calcext:value-type="string">
            <text:p>Une personne ou un organisme mentionné comme détenteur des droits d'auteur au moment de l'enregistrement. Les droits d'auteur peuvent par la suite être accordés ou transférés à une autre personne ou à un autre organisme qui devient alors le titulaire du droit d'auteur (cph).</text:p>
          </table:table-cell>
          <table:table-cell table:style-name="ce12" table:formula="of:=[EN.H77]" office:value-type="float" office:value="0" calcext:value-type="float">
            <text:p/>
          </table:table-cell>
          <table:table-cell table:style-name="ce12" table:formula="of:=[EN.I77]" office:value-type="string" office:string-value="2013-05-15:modified&#10;1970-01-01:new" calcext:value-type="string">
            <text:p>2013-05-15:modified</text:p>
            <text:p>1970-01-01:new</text:p>
          </table:table-cell>
          <table:table-cell table:style-name="ce13" table:formula="of:=IF([.A77]=[.D77];&quot;&quot;;&quot;DECALAGE&quot;)">
            <text:p/>
          </table:table-cell>
          <table:table-cell table:style-name="ce13" table:formula="of:=IF(AND(ISBLANK([.D77]);ISBLANK([.F77]));&quot;ND SANS USE&quot;;&quot;&quot;)">
            <text:p/>
          </table:table-cell>
          <table:table-cell table:style-name="ce13" table:formula="of:=IF(AND(NOT(ISBLANK([.D77]));ISBLANK([.J77]));&quot;DESCRIPTION MANQUANTE&quot;;&quot;&quot;)">
            <text:p/>
          </table:table-cell>
          <table:table-cell table:style-name="ce13" table:formula="of:=IF(MATCH([.E77];LabelFR;0) = ROW([.A77]); &quot;&quot;; &quot;DOUBLON LIGNE &quot; &amp; MATCH([.E77];LabelFR;0))">
            <text:p/>
          </table:table-cell>
          <table:table-cell table:number-columns-repeated="1003"/>
        </table:table-row>
        <table:table-row table:style-name="ro7">
          <table:table-cell table:style-name="ce6" table:formula="of:=[EN.A78]" office:value-type="string" office:string-value="cpe" calcext:value-type="string">
            <text:p>cpe</text:p>
          </table:table-cell>
          <table:table-cell table:style-name="ce8" table:formula="of:=[EN.B78]" office:value-type="string" office:string-value="Complainant-appellee" calcext:value-type="string">
            <text:p>Complainant-appellee</text:p>
          </table:table-cell>
          <table:table-cell table:style-name="ce8" table:formula="of:=[EN.G78]" office:value-type="string" office:string-value="A complainant against whom an appeal is taken from one court or jurisdiction to another to reverse the judgment, usually in an equity proceeding" calcext:value-type="string">
            <text:p>A complainant against whom an appeal is taken from one court or jurisdiction to another to reverse the judgment, usually in an equity proceeding</text:p>
          </table:table-cell>
          <table:table-cell table:style-name="ce11" office:value-type="string" calcext:value-type="string">
            <text:p>cpe</text:p>
          </table:table-cell>
          <table:table-cell table:style-name="ce11" office:value-type="string" calcext:value-type="string">
            <text:p>Plaignant-intimé</text:p>
          </table:table-cell>
          <table:table-cell table:style-name="ce11" table:number-columns-repeated="3"/>
          <table:table-cell table:style-name="ce10" table:formula="of:=[EN.F78]" office:value-type="float" office:value="0" calcext:value-type="float">
            <text:p/>
          </table:table-cell>
          <table:table-cell table:style-name="ce11" office:value-type="string" calcext:value-type="string">
            <text:p>Le plaignant visé par l'appel interjeté à l'égard du jugement d'un tribunal en vue de son infirmation, devant une instance supérieure, habituellement dans le cadre d'une procédure fondée sur l'équité.</text:p>
          </table:table-cell>
          <table:table-cell table:style-name="ce12" table:formula="of:=[EN.H78]" office:value-type="float" office:value="0" calcext:value-type="float">
            <text:p/>
          </table:table-cell>
          <table:table-cell table:style-name="ce12" table:formula="of:=[EN.I78]" office:value-type="string" office:string-value="2013-05-15:modified&#10;1970-01-01:new" calcext:value-type="string">
            <text:p>2013-05-15:modified</text:p>
            <text:p>1970-01-01:new</text:p>
          </table:table-cell>
          <table:table-cell table:style-name="ce13" table:formula="of:=IF([.A78]=[.D78];&quot;&quot;;&quot;DECALAGE&quot;)">
            <text:p/>
          </table:table-cell>
          <table:table-cell table:style-name="ce13" table:formula="of:=IF(AND(ISBLANK([.D78]);ISBLANK([.F78]));&quot;ND SANS USE&quot;;&quot;&quot;)">
            <text:p/>
          </table:table-cell>
          <table:table-cell table:style-name="ce13" table:formula="of:=IF(AND(NOT(ISBLANK([.D78]));ISBLANK([.J78]));&quot;DESCRIPTION MANQUANTE&quot;;&quot;&quot;)">
            <text:p/>
          </table:table-cell>
          <table:table-cell table:style-name="ce13" table:formula="of:=IF(MATCH([.E78];LabelFR;0) = ROW([.A78]); &quot;&quot;; &quot;DOUBLON LIGNE &quot; &amp; MATCH([.E78];LabelFR;0))">
            <text:p/>
          </table:table-cell>
          <table:table-cell table:number-columns-repeated="1003"/>
        </table:table-row>
        <table:table-row table:style-name="ro10">
          <table:table-cell table:style-name="ce6" table:formula="of:=[EN.A79]" office:value-type="string" office:string-value="cph" calcext:value-type="string">
            <text:p>cph</text:p>
          </table:table-cell>
          <table:table-cell table:style-name="ce8" table:formula="of:=[EN.B79]" office:value-type="string" office:string-value="Copyright holder" calcext:value-type="string">
            <text:p>Copyright holder</text:p>
          </table:table-cell>
          <table:table-cell table:style-name="ce8" table:formula="of:=[EN.G79]" office:value-type="string" office:string-value="A person or organization to whom copy and legal rights have been granted or transferred for the intellectual content of a work. The copyright holder, although not necessarily the creator of the work, usually has the exclusive right to benefit financially from the sale and use of the work to which the associated copyright protection applies" calcext:value-type="string">
            <text:p>A person or organization to whom copy and legal rights have been granted or transferred for the intellectual content of a work. The copyright holder, although not necessarily the creator of the work, usually has the exclusive right to benefit financially from the sale and use of the work to which the associated copyright protection applies</text:p>
          </table:table-cell>
          <table:table-cell table:style-name="ce11" office:value-type="string" calcext:value-type="string">
            <text:p>cph</text:p>
          </table:table-cell>
          <table:table-cell table:style-name="ce11" office:value-type="string" calcext:value-type="string">
            <text:p>Titulaire du droit d'auteur</text:p>
          </table:table-cell>
          <table:table-cell table:style-name="ce11" table:number-columns-repeated="3"/>
          <table:table-cell table:style-name="ce10" table:formula="of:=[EN.F79]" office:value-type="float" office:value="0" calcext:value-type="float">
            <text:p/>
          </table:table-cell>
          <table:table-cell table:style-name="ce11" office:value-type="string" calcext:value-type="string">
            <text:p>Une personne ou un organisme à qui les droits d'auteur et de propriété intellectuelle ont été accordés ou transférés. Le titulaire du droit d'auteur n'est pas obligatoirement le créateur de l'œuvre mais il dispose en général d'un droit exclusif sur la vente et l'usage de l'œuvre à laquelle s'applique la protection du droit d'auteur.</text:p>
          </table:table-cell>
          <table:table-cell table:style-name="ce12" table:formula="of:=[EN.H79]" office:value-type="float" office:value="0" calcext:value-type="float">
            <text:p/>
          </table:table-cell>
          <table:table-cell table:style-name="ce12" table:formula="of:=[EN.I79]" office:value-type="string" office:string-value="2013-05-15:modified&#10;1970-01-01:new" calcext:value-type="string">
            <text:p>2013-05-15:modified</text:p>
            <text:p>1970-01-01:new</text:p>
          </table:table-cell>
          <table:table-cell table:style-name="ce13" table:formula="of:=IF([.A79]=[.D79];&quot;&quot;;&quot;DECALAGE&quot;)">
            <text:p/>
          </table:table-cell>
          <table:table-cell table:style-name="ce13" table:formula="of:=IF(AND(ISBLANK([.D79]);ISBLANK([.F79]));&quot;ND SANS USE&quot;;&quot;&quot;)">
            <text:p/>
          </table:table-cell>
          <table:table-cell table:style-name="ce13" table:formula="of:=IF(AND(NOT(ISBLANK([.D79]));ISBLANK([.J79]));&quot;DESCRIPTION MANQUANTE&quot;;&quot;&quot;)">
            <text:p/>
          </table:table-cell>
          <table:table-cell table:style-name="ce13" table:formula="of:=IF(MATCH([.E79];LabelFR;0) = ROW([.A79]); &quot;&quot;; &quot;DOUBLON LIGNE &quot; &amp; MATCH([.E79];LabelFR;0))">
            <text:p/>
          </table:table-cell>
          <table:table-cell table:number-columns-repeated="1003"/>
        </table:table-row>
        <table:table-row table:style-name="ro17">
          <table:table-cell table:style-name="ce6" table:formula="of:=[EN.A80]" office:value-type="string" office:string-value="cpl" calcext:value-type="string">
            <text:p>cpl</text:p>
          </table:table-cell>
          <table:table-cell table:style-name="ce8" table:formula="of:=[EN.B80]" office:value-type="string" office:string-value="Complainant" calcext:value-type="string">
            <text:p>Complainant</text:p>
          </table:table-cell>
          <table:table-cell table:style-name="ce8" table:formula="of:=[EN.G80]" office:value-type="string" office:string-value="A person or organization who applies to the courts for redress, usually in an equity proceeding" calcext:value-type="string">
            <text:p>A person or organization who applies to the courts for redress, usually in an equity proceeding</text:p>
          </table:table-cell>
          <table:table-cell table:style-name="ce11" office:value-type="string" calcext:value-type="string">
            <text:p>cpl</text:p>
          </table:table-cell>
          <table:table-cell table:style-name="ce11" office:value-type="string" calcext:value-type="string">
            <text:p>Plaignant</text:p>
          </table:table-cell>
          <table:table-cell table:style-name="ce11" table:number-columns-repeated="3"/>
          <table:table-cell table:style-name="ce10" table:formula="of:=[EN.F80]" office:value-type="float" office:value="0" calcext:value-type="float">
            <text:p/>
          </table:table-cell>
          <table:table-cell table:style-name="ce11" office:value-type="string" calcext:value-type="string">
            <text:p>Une personne ou un organisme qui demande au tribunal de lui accorder réparation, habituellement dans le cadre d'une procédure fondée sur l'équité.</text:p>
          </table:table-cell>
          <table:table-cell table:style-name="ce12" table:formula="of:=[EN.H80]" office:value-type="float" office:value="0" calcext:value-type="float">
            <text:p/>
          </table:table-cell>
          <table:table-cell table:style-name="ce12" table:formula="of:=[EN.I80]" office:value-type="string" office:string-value="2013-05-15:modified&#10;1970-01-01:new" calcext:value-type="string">
            <text:p>2013-05-15:modified</text:p>
            <text:p>1970-01-01:new</text:p>
          </table:table-cell>
          <table:table-cell table:style-name="ce13" table:formula="of:=IF([.A80]=[.D80];&quot;&quot;;&quot;DECALAGE&quot;)">
            <text:p/>
          </table:table-cell>
          <table:table-cell table:style-name="ce13" table:formula="of:=IF(AND(ISBLANK([.D80]);ISBLANK([.F80]));&quot;ND SANS USE&quot;;&quot;&quot;)">
            <text:p/>
          </table:table-cell>
          <table:table-cell table:style-name="ce13" table:formula="of:=IF(AND(NOT(ISBLANK([.D80]));ISBLANK([.J80]));&quot;DESCRIPTION MANQUANTE&quot;;&quot;&quot;)">
            <text:p/>
          </table:table-cell>
          <table:table-cell table:style-name="ce13" table:formula="of:=IF(MATCH([.E80];LabelFR;0) = ROW([.A80]); &quot;&quot;; &quot;DOUBLON LIGNE &quot; &amp; MATCH([.E80];LabelFR;0))">
            <text:p/>
          </table:table-cell>
          <table:table-cell table:number-columns-repeated="1003"/>
        </table:table-row>
        <table:table-row table:style-name="ro7">
          <table:table-cell table:style-name="ce6" table:formula="of:=[EN.A81]" office:value-type="string" office:string-value="cpt" calcext:value-type="string">
            <text:p>cpt</text:p>
          </table:table-cell>
          <table:table-cell table:style-name="ce8" table:formula="of:=[EN.B81]" office:value-type="string" office:string-value="Complainant-appellant" calcext:value-type="string">
            <text:p>Complainant-appellant</text:p>
          </table:table-cell>
          <table:table-cell table:style-name="ce8" table:formula="of:=[EN.G81]" office:value-type="string" office:string-value="A complainant who takes an appeal from one court or jurisdiction to another to reverse the judgment, usually in an equity proceeding" calcext:value-type="string">
            <text:p>A complainant who takes an appeal from one court or jurisdiction to another to reverse the judgment, usually in an equity proceeding</text:p>
          </table:table-cell>
          <table:table-cell table:style-name="ce11" office:value-type="string" calcext:value-type="string">
            <text:p>cpt</text:p>
          </table:table-cell>
          <table:table-cell table:style-name="ce11" office:value-type="string" calcext:value-type="string">
            <text:p>Plaignant-appelant</text:p>
          </table:table-cell>
          <table:table-cell table:style-name="ce11" table:number-columns-repeated="3"/>
          <table:table-cell table:style-name="ce10" table:formula="of:=[EN.F81]" office:value-type="float" office:value="0" calcext:value-type="float">
            <text:p/>
          </table:table-cell>
          <table:table-cell table:style-name="ce11" office:value-type="string" calcext:value-type="string">
            <text:p>Le plaignant qui en appelle du jugement d'un tribunal ou d'une cour, en vue de son infirmation, devant une instance supérieure, habituellement dans le cadre d'une procédure fondée sur l'équité.</text:p>
          </table:table-cell>
          <table:table-cell table:style-name="ce12" table:formula="of:=[EN.H81]" office:value-type="float" office:value="0" calcext:value-type="float">
            <text:p/>
          </table:table-cell>
          <table:table-cell table:style-name="ce12" table:formula="of:=[EN.I81]" office:value-type="string" office:string-value="2013-05-15:modified&#10;1970-01-01:new" calcext:value-type="string">
            <text:p>2013-05-15:modified</text:p>
            <text:p>1970-01-01:new</text:p>
          </table:table-cell>
          <table:table-cell table:style-name="ce13" table:formula="of:=IF([.A81]=[.D81];&quot;&quot;;&quot;DECALAGE&quot;)">
            <text:p/>
          </table:table-cell>
          <table:table-cell table:style-name="ce13" table:formula="of:=IF(AND(ISBLANK([.D81]);ISBLANK([.F81]));&quot;ND SANS USE&quot;;&quot;&quot;)">
            <text:p/>
          </table:table-cell>
          <table:table-cell table:style-name="ce13" table:formula="of:=IF(AND(NOT(ISBLANK([.D81]));ISBLANK([.J81]));&quot;DESCRIPTION MANQUANTE&quot;;&quot;&quot;)">
            <text:p/>
          </table:table-cell>
          <table:table-cell table:style-name="ce13" table:formula="of:=IF(MATCH([.E81];LabelFR;0) = ROW([.A81]); &quot;&quot;; &quot;DOUBLON LIGNE &quot; &amp; MATCH([.E81];LabelFR;0))">
            <text:p/>
          </table:table-cell>
          <table:table-cell table:number-columns-repeated="1003"/>
        </table:table-row>
        <table:table-row table:style-name="ro17">
          <table:table-cell table:style-name="ce6" table:formula="of:=[EN.A82]" office:value-type="string" office:string-value="cre" calcext:value-type="string">
            <text:p>cre</text:p>
          </table:table-cell>
          <table:table-cell table:style-name="ce8" table:formula="of:=[EN.B82]" office:value-type="string" office:string-value="Creator" calcext:value-type="string">
            <text:p>Creator</text:p>
          </table:table-cell>
          <table:table-cell table:style-name="ce8" table:formula="of:=[EN.G82]" office:value-type="string" office:string-value="A person or organization responsible for the intellectual or artistic content of a resource" calcext:value-type="string">
            <text:p>A person or organization responsible for the intellectual or artistic content of a resource</text:p>
          </table:table-cell>
          <table:table-cell table:style-name="ce11" office:value-type="string" calcext:value-type="string">
            <text:p>cre</text:p>
          </table:table-cell>
          <table:table-cell table:style-name="ce11" office:value-type="string" calcext:value-type="string">
            <text:p>Créateur</text:p>
          </table:table-cell>
          <table:table-cell table:style-name="ce11" table:number-columns-repeated="3"/>
          <table:table-cell table:style-name="ce10" table:formula="of:=[EN.F82]" office:value-type="float" office:value="0" calcext:value-type="float">
            <text:p/>
          </table:table-cell>
          <table:table-cell table:style-name="ce11" office:value-type="string" calcext:value-type="string">
            <text:p>Une personne ou un organisme responsable du contenu intellectuel ou artistique d'une œuvre.</text:p>
          </table:table-cell>
          <table:table-cell table:style-name="ce12" table:formula="of:=[EN.H82]" office:value-type="float" office:value="0" calcext:value-type="float">
            <text:p/>
          </table:table-cell>
          <table:table-cell table:style-name="ce12" table:formula="of:=[EN.I82]" office:value-type="string" office:string-value="2013-05-15:modified&#10;1970-01-01:new" calcext:value-type="string">
            <text:p>2013-05-15:modified</text:p>
            <text:p>1970-01-01:new</text:p>
          </table:table-cell>
          <table:table-cell table:style-name="ce13" table:formula="of:=IF([.A82]=[.D82];&quot;&quot;;&quot;DECALAGE&quot;)">
            <text:p/>
          </table:table-cell>
          <table:table-cell table:style-name="ce13" table:formula="of:=IF(AND(ISBLANK([.D82]);ISBLANK([.F82]));&quot;ND SANS USE&quot;;&quot;&quot;)">
            <text:p/>
          </table:table-cell>
          <table:table-cell table:style-name="ce13" table:formula="of:=IF(AND(NOT(ISBLANK([.D82]));ISBLANK([.J82]));&quot;DESCRIPTION MANQUANTE&quot;;&quot;&quot;)">
            <text:p/>
          </table:table-cell>
          <table:table-cell table:style-name="ce13" table:formula="of:=IF(MATCH([.E82];LabelFR;0) = ROW([.A82]); &quot;&quot;; &quot;DOUBLON LIGNE &quot; &amp; MATCH([.E82];LabelFR;0))">
            <text:p/>
          </table:table-cell>
          <table:table-cell table:number-columns-repeated="1003"/>
        </table:table-row>
        <table:table-row table:style-name="ro17">
          <table:table-cell table:style-name="ce6" table:formula="of:=[EN.A83]" office:value-type="string" office:string-value="crp" calcext:value-type="string">
            <text:p>crp</text:p>
          </table:table-cell>
          <table:table-cell table:style-name="ce8" table:formula="of:=[EN.B83]" office:value-type="string" office:string-value="Correspondent" calcext:value-type="string">
            <text:p>Correspondent</text:p>
          </table:table-cell>
          <table:table-cell table:style-name="ce8" table:formula="of:=[EN.G83]" office:value-type="string" office:string-value="A person or organization who was either the writer or recipient of a letter or other communication" calcext:value-type="string">
            <text:p>A person or organization who was either the writer or recipient of a letter or other communication</text:p>
          </table:table-cell>
          <table:table-cell table:style-name="ce11" office:value-type="string" calcext:value-type="string">
            <text:p>crp</text:p>
          </table:table-cell>
          <table:table-cell table:style-name="ce11" office:value-type="string" calcext:value-type="string">
            <text:p>Correspondant</text:p>
          </table:table-cell>
          <table:table-cell table:style-name="ce11" table:number-columns-repeated="3"/>
          <table:table-cell table:style-name="ce10" table:formula="of:=[EN.F83]" office:value-type="float" office:value="0" calcext:value-type="float">
            <text:p/>
          </table:table-cell>
          <table:table-cell table:style-name="ce11" office:value-type="string" calcext:value-type="string">
            <text:p>Une personne ou un organisme qui est l'auteur ou le destinataire d'une lettre ou d'une correspondance.</text:p>
          </table:table-cell>
          <table:table-cell table:style-name="ce12" table:formula="of:=[EN.H83]" office:value-type="float" office:value="0" calcext:value-type="float">
            <text:p/>
          </table:table-cell>
          <table:table-cell table:style-name="ce12" table:formula="of:=[EN.I83]" office:value-type="string" office:string-value="2013-05-15:modified&#10;1970-01-01:new" calcext:value-type="string">
            <text:p>2013-05-15:modified</text:p>
            <text:p>1970-01-01:new</text:p>
          </table:table-cell>
          <table:table-cell table:style-name="ce13" table:formula="of:=IF([.A83]=[.D83];&quot;&quot;;&quot;DECALAGE&quot;)">
            <text:p/>
          </table:table-cell>
          <table:table-cell table:style-name="ce13" table:formula="of:=IF(AND(ISBLANK([.D83]);ISBLANK([.F83]));&quot;ND SANS USE&quot;;&quot;&quot;)">
            <text:p/>
          </table:table-cell>
          <table:table-cell table:style-name="ce13" table:formula="of:=IF(AND(NOT(ISBLANK([.D83]));ISBLANK([.J83]));&quot;DESCRIPTION MANQUANTE&quot;;&quot;&quot;)">
            <text:p/>
          </table:table-cell>
          <table:table-cell table:style-name="ce13" table:formula="of:=IF(MATCH([.E83];LabelFR;0) = ROW([.A83]); &quot;&quot;; &quot;DOUBLON LIGNE &quot; &amp; MATCH([.E83];LabelFR;0))">
            <text:p/>
          </table:table-cell>
          <table:table-cell table:number-columns-repeated="1003"/>
        </table:table-row>
        <table:table-row table:style-name="ro17">
          <table:table-cell table:style-name="ce6" table:formula="of:=[EN.A84]" office:value-type="string" office:string-value="crr" calcext:value-type="string">
            <text:p>crr</text:p>
          </table:table-cell>
          <table:table-cell table:style-name="ce8" table:formula="of:=[EN.B84]" office:value-type="string" office:string-value="Corrector" calcext:value-type="string">
            <text:p>Corrector</text:p>
          </table:table-cell>
          <table:table-cell table:style-name="ce8" table:formula="of:=[EN.G84]" office:value-type="string" office:string-value="A person or organization who is a corrector of manuscripts, such as the scriptorium official who corrected the work of a scribe. For printed matter, use Proofreader" calcext:value-type="string">
            <text:p>A person or organization who is a corrector of manuscripts, such as the scriptorium official who corrected the work of a scribe. For printed matter, use Proofreader</text:p>
          </table:table-cell>
          <table:table-cell table:style-name="ce11" office:value-type="string" calcext:value-type="string">
            <text:p>crr</text:p>
          </table:table-cell>
          <table:table-cell table:style-name="ce11" office:value-type="string" calcext:value-type="string">
            <text:p>Réviseur</text:p>
          </table:table-cell>
          <table:table-cell table:style-name="ce11" table:number-columns-repeated="3"/>
          <table:table-cell table:style-name="ce10" table:formula="of:=[EN.F84]" office:value-type="string" office:string-value="pfr" calcext:value-type="string">
            <text:p>pfr</text:p>
          </table:table-cell>
          <table:table-cell table:style-name="ce11" office:value-type="string" calcext:value-type="string">
            <text:p>Une personne ou un organisme qui révise et corrige un manuscrit Pour du texte imprimé, utiliser Correcteur (pfr).</text:p>
          </table:table-cell>
          <table:table-cell table:style-name="ce12" table:formula="of:=[EN.H84]" office:value-type="float" office:value="0" calcext:value-type="float">
            <text:p/>
          </table:table-cell>
          <table:table-cell table:style-name="ce12" table:formula="of:=[EN.I84]" office:value-type="string" office:string-value="2013-05-15:modified&#10;1970-01-01:new" calcext:value-type="string">
            <text:p>2013-05-15:modified</text:p>
            <text:p>1970-01-01:new</text:p>
          </table:table-cell>
          <table:table-cell table:style-name="ce13" table:formula="of:=IF([.A84]=[.D84];&quot;&quot;;&quot;DECALAGE&quot;)">
            <text:p/>
          </table:table-cell>
          <table:table-cell table:style-name="ce13" table:formula="of:=IF(AND(ISBLANK([.D84]);ISBLANK([.F84]));&quot;ND SANS USE&quot;;&quot;&quot;)">
            <text:p/>
          </table:table-cell>
          <table:table-cell table:style-name="ce13" table:formula="of:=IF(AND(NOT(ISBLANK([.D84]));ISBLANK([.J84]));&quot;DESCRIPTION MANQUANTE&quot;;&quot;&quot;)">
            <text:p/>
          </table:table-cell>
          <table:table-cell table:style-name="ce13" table:formula="of:=IF(MATCH([.E84];LabelFR;0) = ROW([.A84]); &quot;&quot;; &quot;DOUBLON LIGNE &quot; &amp; MATCH([.E84];LabelFR;0))">
            <text:p/>
          </table:table-cell>
          <table:table-cell table:number-columns-repeated="1003"/>
        </table:table-row>
        <table:table-row table:style-name="ro18">
          <table:table-cell table:style-name="ce6" table:formula="of:=[EN.A85]" office:value-type="string" office:string-value="crt" calcext:value-type="string">
            <text:p>crt</text:p>
          </table:table-cell>
          <table:table-cell table:style-name="ce8" table:formula="of:=[EN.B85]" office:value-type="string" office:string-value="Court reporter" calcext:value-type="string">
            <text:p>Court reporter</text:p>
          </table:table-cell>
          <table:table-cell table:style-name="ce8" table:formula="of:=[EN.G85]" office:value-type="string" office:string-value="A person, family, or organization contributing to a resource by preparing a court's opinions for publication" calcext:value-type="string">
            <text:p>A person, family, or organization contributing to a resource by preparing a court's opinions for publication</text:p>
          </table:table-cell>
          <table:table-cell table:style-name="ce10" office:value-type="string" calcext:value-type="string">
            <text:p>crt</text:p>
          </table:table-cell>
          <table:table-cell table:style-name="ce10" office:value-type="string" calcext:value-type="string">
            <text:p>Sténographe judiciaire</text:p>
          </table:table-cell>
          <table:table-cell table:style-name="ce10"/>
          <table:table-cell table:style-name="ce11" table:number-columns-repeated="2"/>
          <table:table-cell table:style-name="ce10" table:formula="of:=[EN.F85]" office:value-type="float" office:value="0" calcext:value-type="float">
            <text:p/>
          </table:table-cell>
          <table:table-cell table:style-name="ce10" office:value-type="string" calcext:value-type="string">
            <text:p>Une personne, un groupe ou un organisme qui rapporte et prépare les avis d'un tribunal avant publication.</text:p>
          </table:table-cell>
          <table:table-cell table:style-name="ce12" table:formula="of:=[EN.H85]" office:value-type="float" office:value="0" calcext:value-type="float">
            <text:p/>
          </table:table-cell>
          <table:table-cell table:style-name="ce12" table:formula="of:=[EN.I85]" office:value-type="string" office:string-value="2014-02-04:Altered definition&#10;2013-05-15:new" calcext:value-type="string">
            <text:p>2014-02-04:Altered definition</text:p>
            <text:p>2013-05-15:new</text:p>
          </table:table-cell>
          <table:table-cell table:style-name="ce13" table:formula="of:=IF([.A85]=[.D85];&quot;&quot;;&quot;DECALAGE&quot;)">
            <text:p/>
          </table:table-cell>
          <table:table-cell table:style-name="ce13" table:formula="of:=IF(AND(ISBLANK([.D85]);ISBLANK([.F85]));&quot;ND SANS USE&quot;;&quot;&quot;)">
            <text:p/>
          </table:table-cell>
          <table:table-cell table:style-name="ce13" table:formula="of:=IF(AND(NOT(ISBLANK([.D85]));ISBLANK([.J85]));&quot;DESCRIPTION MANQUANTE&quot;;&quot;&quot;)">
            <text:p/>
          </table:table-cell>
          <table:table-cell table:style-name="ce13" table:formula="of:=IF(MATCH([.E85];LabelFR;0) = ROW([.A85]); &quot;&quot;; &quot;DOUBLON LIGNE &quot; &amp; MATCH([.E85];LabelFR;0))">
            <text:p/>
          </table:table-cell>
          <table:table-cell table:number-columns-repeated="1003"/>
        </table:table-row>
        <table:table-row table:style-name="ro16">
          <table:table-cell table:style-name="ce6" table:formula="of:=[EN.A86]" office:value-type="string" office:string-value="csl" calcext:value-type="string">
            <text:p>csl</text:p>
          </table:table-cell>
          <table:table-cell table:style-name="ce8" table:formula="of:=[EN.B86]" office:value-type="string" office:string-value="Consultant" calcext:value-type="string">
            <text:p>Consultant</text:p>
          </table:table-cell>
          <table:table-cell table:style-name="ce8" table:formula="of:=[EN.G86]" office:value-type="string" office:string-value="A person or organization relevant to a resource, who is called upon for professional advice or services in a specialized field of knowledge or training" calcext:value-type="string">
            <text:p>A person or organization relevant to a resource, who is called upon for professional advice or services in a specialized field of knowledge or training</text:p>
          </table:table-cell>
          <table:table-cell table:style-name="ce11" office:value-type="string" calcext:value-type="string">
            <text:p>csl</text:p>
          </table:table-cell>
          <table:table-cell table:style-name="ce11" office:value-type="string" calcext:value-type="string">
            <text:p>Expert-conseil</text:p>
          </table:table-cell>
          <table:table-cell table:style-name="ce11" table:number-columns-repeated="3"/>
          <table:table-cell table:style-name="ce10" table:formula="of:=[EN.F86]" office:value-type="float" office:value="0" calcext:value-type="float">
            <text:p/>
          </table:table-cell>
          <table:table-cell table:style-name="ce11" office:value-type="string" calcext:value-type="string">
            <text:p>Une personne ou un organisme expert sur un sujet à qui on fait appel pour obtenir des conseils ou des services concernant un savoir professionnel spécialisé ou de la formation.</text:p>
          </table:table-cell>
          <table:table-cell table:style-name="ce12" table:formula="of:=[EN.H86]" office:value-type="float" office:value="0" calcext:value-type="float">
            <text:p/>
          </table:table-cell>
          <table:table-cell table:style-name="ce12" table:formula="of:=[EN.I86]" office:value-type="string" office:string-value="2014-02-04:added to RDA&#10;2013-05-15:modified&#10;1970-01-01:new" calcext:value-type="string">
            <text:p>2014-02-04:added to RDA</text:p>
            <text:p>2013-05-15:modified</text:p>
            <text:p>1970-01-01:new</text:p>
          </table:table-cell>
          <table:table-cell table:style-name="ce13" table:formula="of:=IF([.A86]=[.D86];&quot;&quot;;&quot;DECALAGE&quot;)">
            <text:p/>
          </table:table-cell>
          <table:table-cell table:style-name="ce13" table:formula="of:=IF(AND(ISBLANK([.D86]);ISBLANK([.F86]));&quot;ND SANS USE&quot;;&quot;&quot;)">
            <text:p/>
          </table:table-cell>
          <table:table-cell table:style-name="ce13" table:formula="of:=IF(AND(NOT(ISBLANK([.D86]));ISBLANK([.J86]));&quot;DESCRIPTION MANQUANTE&quot;;&quot;&quot;)">
            <text:p/>
          </table:table-cell>
          <table:table-cell table:style-name="ce13" table:formula="of:=IF(MATCH([.E86];LabelFR;0) = ROW([.A86]); &quot;&quot;; &quot;DOUBLON LIGNE &quot; &amp; MATCH([.E86];LabelFR;0))">
            <text:p/>
          </table:table-cell>
          <table:table-cell table:number-columns-repeated="1003"/>
        </table:table-row>
        <table:table-row table:style-name="ro9">
          <table:table-cell table:style-name="ce6" table:formula="of:=[EN.A87]" office:value-type="string" office:string-value="csp" calcext:value-type="string">
            <text:p>csp</text:p>
          </table:table-cell>
          <table:table-cell table:style-name="ce8" table:formula="of:=[EN.B87]" office:value-type="string" office:string-value="Consultant to a project" calcext:value-type="string">
            <text:p>Consultant to a project</text:p>
          </table:table-cell>
          <table:table-cell table:style-name="ce8" table:formula="of:=[EN.G87]" office:value-type="string" office:string-value="A person or organization relevant to a resource, who is engaged specifically to provide an intellectual overview of a strategic or operational task and by analysis, specification, or instruction, to create or propose a cost-effective course of action or solution" calcext:value-type="string">
            <text:p>A person or organization relevant to a resource, who is engaged specifically to provide an intellectual overview of a strategic or operational task and by analysis, specification, or instruction, to create or propose a cost-effective course of action or solution</text:p>
          </table:table-cell>
          <table:table-cell table:style-name="ce11" office:value-type="string" calcext:value-type="string">
            <text:p>csp</text:p>
          </table:table-cell>
          <table:table-cell table:style-name="ce11" office:value-type="string" calcext:value-type="string">
            <text:p>Conseiller-expert d'un projet</text:p>
          </table:table-cell>
          <table:table-cell table:style-name="ce11" table:number-columns-repeated="3"/>
          <table:table-cell table:style-name="ce10" table:formula="of:=[EN.F87]" office:value-type="float" office:value="0" calcext:value-type="float">
            <text:p/>
          </table:table-cell>
          <table:table-cell table:style-name="ce11" office:value-type="string" calcext:value-type="string">
            <text:p>Une personne ou un organisme embauché dans le but précis de fournir une vue d'ensemble professionnelle concernant une tâche stratégique ou opérationnelle appuyée par une analyse, des spécifications ou des recommandations afin de créer ou de proposer une démarche ou une solution efficace.</text:p>
          </table:table-cell>
          <table:table-cell table:style-name="ce12" table:formula="of:=[EN.H87]" office:value-type="float" office:value="0" calcext:value-type="float">
            <text:p/>
          </table:table-cell>
          <table:table-cell table:style-name="ce12" table:formula="of:=[EN.I87]" office:value-type="string" office:string-value="2013-05-15:modified&#10;1970-01-01:new" calcext:value-type="string">
            <text:p>2013-05-15:modified</text:p>
            <text:p>1970-01-01:new</text:p>
          </table:table-cell>
          <table:table-cell table:style-name="ce13" table:formula="of:=IF([.A87]=[.D87];&quot;&quot;;&quot;DECALAGE&quot;)">
            <text:p/>
          </table:table-cell>
          <table:table-cell table:style-name="ce13" table:formula="of:=IF(AND(ISBLANK([.D87]);ISBLANK([.F87]));&quot;ND SANS USE&quot;;&quot;&quot;)">
            <text:p/>
          </table:table-cell>
          <table:table-cell table:style-name="ce13" table:formula="of:=IF(AND(NOT(ISBLANK([.D87]));ISBLANK([.J87]));&quot;DESCRIPTION MANQUANTE&quot;;&quot;&quot;)">
            <text:p/>
          </table:table-cell>
          <table:table-cell table:style-name="ce13" table:formula="of:=IF(MATCH([.E87];LabelFR;0) = ROW([.A87]); &quot;&quot;; &quot;DOUBLON LIGNE &quot; &amp; MATCH([.E87];LabelFR;0))">
            <text:p/>
          </table:table-cell>
          <table:table-cell table:number-columns-repeated="1003"/>
        </table:table-row>
        <table:table-row table:style-name="ro17">
          <table:table-cell table:style-name="ce6" table:formula="of:=[EN.A88]" office:value-type="string" office:string-value="cst" calcext:value-type="string">
            <text:p>cst</text:p>
          </table:table-cell>
          <table:table-cell table:style-name="ce8" table:formula="of:=[EN.B88]" office:value-type="string" office:string-value="Costume designer" calcext:value-type="string">
            <text:p>Costume designer</text:p>
          </table:table-cell>
          <table:table-cell table:style-name="ce8" table:formula="of:=[EN.G88]" office:value-type="string" office:string-value="A person, family, or organization that designs the costumes for a moving image production or for a musical or dramatic presentation or entertainment" calcext:value-type="string">
            <text:p>A person, family, or organization that designs the costumes for a moving image production or for a musical or dramatic presentation or entertainment</text:p>
          </table:table-cell>
          <table:table-cell table:style-name="ce11" office:value-type="string" calcext:value-type="string">
            <text:p>cst</text:p>
          </table:table-cell>
          <table:table-cell table:style-name="ce11" office:value-type="string" calcext:value-type="string">
            <text:p>Costumier</text:p>
          </table:table-cell>
          <table:table-cell table:style-name="ce11" table:number-columns-repeated="3"/>
          <table:table-cell table:style-name="ce10" table:formula="of:=[EN.F88]" office:value-type="float" office:value="0" calcext:value-type="float">
            <text:p/>
          </table:table-cell>
          <table:table-cell table:style-name="ce11" office:value-type="string" calcext:value-type="string">
            <text:p>Une personne, un groupe ou un organisme qui conçoit et fabrique les costumes lors du tournage d'un film ou pour une représentation musicale ou théâtrale ou dans un spectacle.</text:p>
          </table:table-cell>
          <table:table-cell table:style-name="ce12" table:formula="of:=[EN.H88]" office:value-type="string" office:string-value="Changed MARC def" calcext:value-type="string">
            <text:p>Changed MARC def</text:p>
          </table:table-cell>
          <table:table-cell table:style-name="ce12" table:formula="of:=[EN.I88]" office:value-type="string" office:string-value="2013-05-15:modified&#10;1970-01-01:new" calcext:value-type="string">
            <text:p>2013-05-15:modified</text:p>
            <text:p>1970-01-01:new</text:p>
          </table:table-cell>
          <table:table-cell table:style-name="ce13" table:formula="of:=IF([.A88]=[.D88];&quot;&quot;;&quot;DECALAGE&quot;)">
            <text:p/>
          </table:table-cell>
          <table:table-cell table:style-name="ce13" table:formula="of:=IF(AND(ISBLANK([.D88]);ISBLANK([.F88]));&quot;ND SANS USE&quot;;&quot;&quot;)">
            <text:p/>
          </table:table-cell>
          <table:table-cell table:style-name="ce13" table:formula="of:=IF(AND(NOT(ISBLANK([.D88]));ISBLANK([.J88]));&quot;DESCRIPTION MANQUANTE&quot;;&quot;&quot;)">
            <text:p/>
          </table:table-cell>
          <table:table-cell table:style-name="ce13" table:formula="of:=IF(MATCH([.E88];LabelFR;0) = ROW([.A88]); &quot;&quot;; &quot;DOUBLON LIGNE &quot; &amp; MATCH([.E88];LabelFR;0))">
            <text:p/>
          </table:table-cell>
          <table:table-cell table:number-columns-repeated="1003"/>
        </table:table-row>
        <table:table-row table:style-name="ro24">
          <table:table-cell table:style-name="ce6" table:formula="of:=[EN.A89]" office:value-type="string" office:string-value="ctb" calcext:value-type="string">
            <text:p>ctb</text:p>
          </table:table-cell>
          <table:table-cell table:style-name="ce8" table:formula="of:=[EN.B89]" office:value-type="string" office:string-value="Contributor" calcext:value-type="string">
            <text:p>Contributor</text:p>
          </table:table-cell>
          <table:table-cell table:style-name="ce8" table:formula="of:=[EN.G89]" office:value-type="string" office:string-value="A person, family or organization responsible for making contributions to the resource. This includes those whose work has been contributed to a larger work, such as an anthology, serial publication, or other compilation of individual works. If a more specific role is available, prefer that, e.g. editor, compiler, illustrator" calcext:value-type="string">
            <text:p>A person, family or organization responsible for making contributions to the resource. This includes those whose work has been contributed to a larger work, such as an anthology, serial publication, or other compilation of individual works. If a more specific role is available, prefer that, e.g. editor, compiler, illustrator</text:p>
          </table:table-cell>
          <table:table-cell table:style-name="ce11" office:value-type="string" calcext:value-type="string">
            <text:p>ctb</text:p>
          </table:table-cell>
          <table:table-cell table:style-name="ce11" office:value-type="string" calcext:value-type="string">
            <text:p>Contributeur</text:p>
          </table:table-cell>
          <table:table-cell table:style-name="ce11" table:number-columns-repeated="3"/>
          <table:table-cell table:style-name="ce10" table:formula="of:=[EN.F89]" office:value-type="float" office:value="0" calcext:value-type="float">
            <text:p/>
          </table:table-cell>
          <table:table-cell table:style-name="ce11" office:value-type="string" calcext:value-type="string">
            <text:p>Une personne, un groupe ou un organisme dont le travail a contribué à une œuvre plus générale telle qu'une anthologie, une publication en série ou une compilation de travaux individuels. Lorsque c'est possible, utilisez un terme plus spécifique tel que éditeur intellectuel (edt), compilateur (com), illustrateur (ill), etc.</text:p>
          </table:table-cell>
          <table:table-cell table:style-name="ce12" table:formula="of:=[EN.H89]" office:value-type="string" office:string-value="Changed MARC def; Collaborator deprecated in MARC list and reference made" calcext:value-type="string">
            <text:p>Changed MARC def; Collaborator deprecated in MARC list and reference made</text:p>
          </table:table-cell>
          <table:table-cell table:style-name="ce12" table:formula="of:=[EN.I89]" office:value-type="string" office:string-value="2013-05-15:modified&#10;1970-01-01:new" calcext:value-type="string">
            <text:p>2013-05-15:modified</text:p>
            <text:p>1970-01-01:new</text:p>
          </table:table-cell>
          <table:table-cell table:style-name="ce13" table:formula="of:=IF([.A89]=[.D89];&quot;&quot;;&quot;DECALAGE&quot;)">
            <text:p/>
          </table:table-cell>
          <table:table-cell table:style-name="ce13" table:formula="of:=IF(AND(ISBLANK([.D89]);ISBLANK([.F89]));&quot;ND SANS USE&quot;;&quot;&quot;)">
            <text:p/>
          </table:table-cell>
          <table:table-cell table:style-name="ce13" table:formula="of:=IF(AND(NOT(ISBLANK([.D89]));ISBLANK([.J89]));&quot;DESCRIPTION MANQUANTE&quot;;&quot;&quot;)">
            <text:p/>
          </table:table-cell>
          <table:table-cell table:style-name="ce13" table:formula="of:=IF(MATCH([.E89];LabelFR;0) = ROW([.A89]); &quot;&quot;; &quot;DOUBLON LIGNE &quot; &amp; MATCH([.E89];LabelFR;0))">
            <text:p/>
          </table:table-cell>
          <table:table-cell table:number-columns-repeated="1003"/>
        </table:table-row>
        <table:table-row table:style-name="ro19">
          <table:table-cell table:style-name="ce6" table:formula="of:=[EN.A90]" office:value-type="float" office:value="0" calcext:value-type="float">
            <text:p/>
          </table:table-cell>
          <table:table-cell table:style-name="ce8" table:formula="of:=[EN.B90]" office:value-type="string" office:string-value="Collaborator" calcext:value-type="string">
            <text:p>Collaborator</text:p>
          </table:table-cell>
          <table:table-cell table:style-name="ce8" table:formula="of:=[EN.G90]" office:value-type="float" office:value="0" calcext:value-type="float">
            <text:p/>
          </table:table-cell>
          <table:table-cell table:style-name="ce11"/>
          <table:table-cell table:style-name="ce11" office:value-type="string" calcext:value-type="string">
            <text:p>Collaborateur</text:p>
          </table:table-cell>
          <table:table-cell table:style-name="ce11" office:value-type="string" calcext:value-type="string">
            <text:p>ctb</text:p>
          </table:table-cell>
          <table:table-cell table:style-name="ce11" table:number-columns-repeated="2"/>
          <table:table-cell table:style-name="ce10" table:formula="of:=[EN.F90]" office:value-type="float" office:value="0" calcext:value-type="float">
            <text:p/>
          </table:table-cell>
          <table:table-cell table:style-name="ce11"/>
          <table:table-cell table:style-name="ce12" table:formula="of:=[EN.H90]" office:value-type="float" office:value="0" calcext:value-type="float">
            <text:p/>
          </table:table-cell>
          <table:table-cell table:style-name="ce12" table:formula="of:=[EN.I90]" office:value-type="float" office:value="0" calcext:value-type="float">
            <text:p/>
          </table:table-cell>
          <table:table-cell table:style-name="ce13" table:formula="of:=IF([.A90]=[.D90];&quot;&quot;;&quot;DECALAGE&quot;)">
            <text:p/>
          </table:table-cell>
          <table:table-cell table:style-name="ce13" table:formula="of:=IF(AND(ISBLANK([.D90]);ISBLANK([.F90]));&quot;ND SANS USE&quot;;&quot;&quot;)">
            <text:p/>
          </table:table-cell>
          <table:table-cell table:style-name="ce13" table:formula="of:=IF(AND(NOT(ISBLANK([.D90]));ISBLANK([.J90]));&quot;DESCRIPTION MANQUANTE&quot;;&quot;&quot;)">
            <text:p/>
          </table:table-cell>
          <table:table-cell table:style-name="ce13" table:formula="of:=IF(MATCH([.E90];LabelFR;0) = ROW([.A90]); &quot;&quot;; &quot;DOUBLON LIGNE &quot; &amp; MATCH([.E90];LabelFR;0))">
            <text:p/>
          </table:table-cell>
          <table:table-cell table:number-columns-repeated="1003"/>
        </table:table-row>
        <table:table-row table:style-name="ro17">
          <table:table-cell table:style-name="ce6" table:formula="of:=[EN.A91]" office:value-type="string" office:string-value="cte" calcext:value-type="string">
            <text:p>cte</text:p>
          </table:table-cell>
          <table:table-cell table:style-name="ce8" table:formula="of:=[EN.B91]" office:value-type="string" office:string-value="Contestee-appellee" calcext:value-type="string">
            <text:p>Contestee-appellee</text:p>
          </table:table-cell>
          <table:table-cell table:style-name="ce8" table:formula="of:=[EN.G91]" office:value-type="string" office:string-value="A contestee against whom an appeal is taken from one court or jurisdiction to another to reverse the judgment" calcext:value-type="string">
            <text:p>A contestee against whom an appeal is taken from one court or jurisdiction to another to reverse the judgment</text:p>
          </table:table-cell>
          <table:table-cell table:style-name="ce11" office:value-type="string" calcext:value-type="string">
            <text:p>cte</text:p>
          </table:table-cell>
          <table:table-cell table:style-name="ce11" office:value-type="string" calcext:value-type="string">
            <text:p>Contesté-intimé</text:p>
          </table:table-cell>
          <table:table-cell table:style-name="ce11" table:number-columns-repeated="3"/>
          <table:table-cell table:style-name="ce10" table:formula="of:=[EN.F91]" office:value-type="float" office:value="0" calcext:value-type="float">
            <text:p/>
          </table:table-cell>
          <table:table-cell table:style-name="ce11" office:value-type="string" calcext:value-type="string">
            <text:p>Le contesté visé par un appel interjeté à l'égard de la décision d'un tribunal ou d'une juridiction, en vue de son infirmation, devant une instance supérieure.</text:p>
          </table:table-cell>
          <table:table-cell table:style-name="ce12" table:formula="of:=[EN.H91]" office:value-type="float" office:value="0" calcext:value-type="float">
            <text:p/>
          </table:table-cell>
          <table:table-cell table:style-name="ce12" table:formula="of:=[EN.I91]" office:value-type="string" office:string-value="2013-05-15:modified&#10;1970-01-01:new" calcext:value-type="string">
            <text:p>2013-05-15:modified</text:p>
            <text:p>1970-01-01:new</text:p>
          </table:table-cell>
          <table:table-cell table:style-name="ce13" table:formula="of:=IF([.A91]=[.D91];&quot;&quot;;&quot;DECALAGE&quot;)">
            <text:p/>
          </table:table-cell>
          <table:table-cell table:style-name="ce13" table:formula="of:=IF(AND(ISBLANK([.D91]);ISBLANK([.F91]));&quot;ND SANS USE&quot;;&quot;&quot;)">
            <text:p/>
          </table:table-cell>
          <table:table-cell table:style-name="ce13" table:formula="of:=IF(AND(NOT(ISBLANK([.D91]));ISBLANK([.J91]));&quot;DESCRIPTION MANQUANTE&quot;;&quot;&quot;)">
            <text:p/>
          </table:table-cell>
          <table:table-cell table:style-name="ce13" table:formula="of:=IF(MATCH([.E91];LabelFR;0) = ROW([.A91]); &quot;&quot;; &quot;DOUBLON LIGNE &quot; &amp; MATCH([.E91];LabelFR;0))">
            <text:p/>
          </table:table-cell>
          <table:table-cell table:number-columns-repeated="1003"/>
        </table:table-row>
        <table:table-row table:style-name="ro17">
          <table:table-cell table:style-name="ce6" table:formula="of:=[EN.A92]" office:value-type="string" office:string-value="ctg" calcext:value-type="string">
            <text:p>ctg</text:p>
          </table:table-cell>
          <table:table-cell table:style-name="ce8" table:formula="of:=[EN.B92]" office:value-type="string" office:string-value="Cartographer" calcext:value-type="string">
            <text:p>Cartographer</text:p>
          </table:table-cell>
          <table:table-cell table:style-name="ce8" table:formula="of:=[EN.G92]" office:value-type="string" office:string-value="A person, family, or organization responsible for creating a map, atlas, globe, or other cartographic work" calcext:value-type="string">
            <text:p>A person, family, or organization responsible for creating a map, atlas, globe, or other cartographic work</text:p>
          </table:table-cell>
          <table:table-cell table:style-name="ce11" office:value-type="string" calcext:value-type="string">
            <text:p>ctg</text:p>
          </table:table-cell>
          <table:table-cell table:style-name="ce11" office:value-type="string" calcext:value-type="string">
            <text:p>Cartographe</text:p>
          </table:table-cell>
          <table:table-cell table:style-name="ce11" table:number-columns-repeated="3"/>
          <table:table-cell table:style-name="ce10" table:formula="of:=[EN.F92]" office:value-type="float" office:value="0" calcext:value-type="float">
            <text:p/>
          </table:table-cell>
          <table:table-cell table:style-name="ce11" office:value-type="string" calcext:value-type="string">
            <text:p>Une personne, un groupe ou un organisme responsable de la création d'une carte, d'un atlas, d'un globe ou de tout autre élément cartographique.</text:p>
          </table:table-cell>
          <table:table-cell table:style-name="ce12" table:formula="of:=[EN.H92]" office:value-type="string" office:string-value="Changed MARC def" calcext:value-type="string">
            <text:p>Changed MARC def</text:p>
          </table:table-cell>
          <table:table-cell table:style-name="ce12" table:formula="of:=[EN.I92]" office:value-type="string" office:string-value="2013-05-15:modified&#10;1970-01-01:new" calcext:value-type="string">
            <text:p>2013-05-15:modified</text:p>
            <text:p>1970-01-01:new</text:p>
          </table:table-cell>
          <table:table-cell table:style-name="ce13" table:formula="of:=IF([.A92]=[.D92];&quot;&quot;;&quot;DECALAGE&quot;)">
            <text:p/>
          </table:table-cell>
          <table:table-cell table:style-name="ce13" table:formula="of:=IF(AND(ISBLANK([.D92]);ISBLANK([.F92]));&quot;ND SANS USE&quot;;&quot;&quot;)">
            <text:p/>
          </table:table-cell>
          <table:table-cell table:style-name="ce13" table:formula="of:=IF(AND(NOT(ISBLANK([.D92]));ISBLANK([.J92]));&quot;DESCRIPTION MANQUANTE&quot;;&quot;&quot;)">
            <text:p/>
          </table:table-cell>
          <table:table-cell table:style-name="ce13" table:formula="of:=IF(MATCH([.E92];LabelFR;0) = ROW([.A92]); &quot;&quot;; &quot;DOUBLON LIGNE &quot; &amp; MATCH([.E92];LabelFR;0))">
            <text:p/>
          </table:table-cell>
          <table:table-cell table:number-columns-repeated="1003"/>
        </table:table-row>
        <table:table-row table:style-name="ro17">
          <table:table-cell table:style-name="ce6" table:formula="of:=[EN.A93]" office:value-type="string" office:string-value="ctr" calcext:value-type="string">
            <text:p>ctr</text:p>
          </table:table-cell>
          <table:table-cell table:style-name="ce8" table:formula="of:=[EN.B93]" office:value-type="string" office:string-value="Contractor" calcext:value-type="string">
            <text:p>Contractor</text:p>
          </table:table-cell>
          <table:table-cell table:style-name="ce8" table:formula="of:=[EN.G93]" office:value-type="string" office:string-value="A person or organization relevant to a resource, who enters into a contract with another person or organization to perform a specific" calcext:value-type="string">
            <text:p>A person or organization relevant to a resource, who enters into a contract with another person or organization to perform a specific</text:p>
          </table:table-cell>
          <table:table-cell table:style-name="ce11" office:value-type="string" calcext:value-type="string">
            <text:p>ctr</text:p>
          </table:table-cell>
          <table:table-cell table:style-name="ce11" office:value-type="string" calcext:value-type="string">
            <text:p>Contractant</text:p>
          </table:table-cell>
          <table:table-cell table:style-name="ce11" table:number-columns-repeated="3"/>
          <table:table-cell table:style-name="ce10" table:formula="of:=[EN.F93]" office:value-type="float" office:value="0" calcext:value-type="float">
            <text:p/>
          </table:table-cell>
          <table:table-cell table:style-name="ce11" office:value-type="string" calcext:value-type="string">
            <text:p>Une personne ou un organisme qui s'engage par contrat envers une autre personne ou un autre organisme à exécuter une tâche particulière.</text:p>
          </table:table-cell>
          <table:table-cell table:style-name="ce12" table:formula="of:=[EN.H93]" office:value-type="float" office:value="0" calcext:value-type="float">
            <text:p/>
          </table:table-cell>
          <table:table-cell table:style-name="ce12" table:formula="of:=[EN.I93]" office:value-type="string" office:string-value="2013-05-15:modified&#10;1970-01-01:new" calcext:value-type="string">
            <text:p>2013-05-15:modified</text:p>
            <text:p>1970-01-01:new</text:p>
          </table:table-cell>
          <table:table-cell table:style-name="ce13" table:formula="of:=IF([.A93]=[.D93];&quot;&quot;;&quot;DECALAGE&quot;)">
            <text:p/>
          </table:table-cell>
          <table:table-cell table:style-name="ce13" table:formula="of:=IF(AND(ISBLANK([.D93]);ISBLANK([.F93]));&quot;ND SANS USE&quot;;&quot;&quot;)">
            <text:p/>
          </table:table-cell>
          <table:table-cell table:style-name="ce13" table:formula="of:=IF(AND(NOT(ISBLANK([.D93]));ISBLANK([.J93]));&quot;DESCRIPTION MANQUANTE&quot;;&quot;&quot;)">
            <text:p/>
          </table:table-cell>
          <table:table-cell table:style-name="ce13" table:formula="of:=IF(MATCH([.E93];LabelFR;0) = ROW([.A93]); &quot;&quot;; &quot;DOUBLON LIGNE &quot; &amp; MATCH([.E93];LabelFR;0))">
            <text:p/>
          </table:table-cell>
          <table:table-cell table:number-columns-repeated="1003"/>
        </table:table-row>
        <table:table-row table:style-name="ro17">
          <table:table-cell table:style-name="ce6" table:formula="of:=[EN.A94]" office:value-type="string" office:string-value="cts" calcext:value-type="string">
            <text:p>cts</text:p>
          </table:table-cell>
          <table:table-cell table:style-name="ce8" table:formula="of:=[EN.B94]" office:value-type="string" office:string-value="Contestee" calcext:value-type="string">
            <text:p>Contestee</text:p>
          </table:table-cell>
          <table:table-cell table:style-name="ce8" table:formula="of:=[EN.G94]" office:value-type="string" office:string-value="A person(s) or organization defending a claim, decision, result, etc. being opposed, resisted, or disputed in a court of law" calcext:value-type="string">
            <text:p>A person(s) or organization defending a claim, decision, result, etc. being opposed, resisted, or disputed in a court of law</text:p>
          </table:table-cell>
          <table:table-cell table:style-name="ce11" office:value-type="string" calcext:value-type="string">
            <text:p>cts</text:p>
          </table:table-cell>
          <table:table-cell table:style-name="ce11" office:value-type="string" calcext:value-type="string">
            <text:p>Contesté</text:p>
          </table:table-cell>
          <table:table-cell table:style-name="ce11" table:number-columns-repeated="3"/>
          <table:table-cell table:style-name="ce10" table:formula="of:=[EN.F94]" office:value-type="float" office:value="0" calcext:value-type="float">
            <text:p/>
          </table:table-cell>
          <table:table-cell table:style-name="ce11" office:value-type="string" calcext:value-type="string">
            <text:p>Une personne ou un organisme qui défend devant une cour de justice une demande, une décision ou un arrêt contesté.</text:p>
          </table:table-cell>
          <table:table-cell table:style-name="ce12" table:formula="of:=[EN.H94]" office:value-type="float" office:value="0" calcext:value-type="float">
            <text:p/>
          </table:table-cell>
          <table:table-cell table:style-name="ce12" table:formula="of:=[EN.I94]" office:value-type="string" office:string-value="2013-05-15:modified&#10;1970-01-01:new" calcext:value-type="string">
            <text:p>2013-05-15:modified</text:p>
            <text:p>1970-01-01:new</text:p>
          </table:table-cell>
          <table:table-cell table:style-name="ce13" table:formula="of:=IF([.A94]=[.D94];&quot;&quot;;&quot;DECALAGE&quot;)">
            <text:p/>
          </table:table-cell>
          <table:table-cell table:style-name="ce13" table:formula="of:=IF(AND(ISBLANK([.D94]);ISBLANK([.F94]));&quot;ND SANS USE&quot;;&quot;&quot;)">
            <text:p/>
          </table:table-cell>
          <table:table-cell table:style-name="ce13" table:formula="of:=IF(AND(NOT(ISBLANK([.D94]));ISBLANK([.J94]));&quot;DESCRIPTION MANQUANTE&quot;;&quot;&quot;)">
            <text:p/>
          </table:table-cell>
          <table:table-cell table:style-name="ce13" table:formula="of:=IF(MATCH([.E94];LabelFR;0) = ROW([.A94]); &quot;&quot;; &quot;DOUBLON LIGNE &quot; &amp; MATCH([.E94];LabelFR;0))">
            <text:p/>
          </table:table-cell>
          <table:table-cell table:number-columns-repeated="1003"/>
        </table:table-row>
        <table:table-row table:style-name="ro17">
          <table:table-cell table:style-name="ce6" table:formula="of:=[EN.A95]" office:value-type="string" office:string-value="ctt" calcext:value-type="string">
            <text:p>ctt</text:p>
          </table:table-cell>
          <table:table-cell table:style-name="ce8" table:formula="of:=[EN.B95]" office:value-type="string" office:string-value="Contestee-appellant" calcext:value-type="string">
            <text:p>Contestee-appellant</text:p>
          </table:table-cell>
          <table:table-cell table:style-name="ce8" table:formula="of:=[EN.G95]" office:value-type="string" office:string-value="A contestee who takes an appeal from one court or jurisdiction to another to reverse the judgment" calcext:value-type="string">
            <text:p>A contestee who takes an appeal from one court or jurisdiction to another to reverse the judgment</text:p>
          </table:table-cell>
          <table:table-cell table:style-name="ce11" office:value-type="string" calcext:value-type="string">
            <text:p>ctt</text:p>
          </table:table-cell>
          <table:table-cell table:style-name="ce11" office:value-type="string" calcext:value-type="string">
            <text:p>Contesté-appelant</text:p>
          </table:table-cell>
          <table:table-cell table:style-name="ce11" table:number-columns-repeated="3"/>
          <table:table-cell table:style-name="ce10" table:formula="of:=[EN.F95]" office:value-type="float" office:value="0" calcext:value-type="float">
            <text:p/>
          </table:table-cell>
          <table:table-cell table:style-name="ce11" office:value-type="string" calcext:value-type="string">
            <text:p>Le contesté qui en appelle de la décision d'un tribunal ou d'une juridiction en vue de son infirmation.</text:p>
          </table:table-cell>
          <table:table-cell table:style-name="ce12" table:formula="of:=[EN.H95]" office:value-type="float" office:value="0" calcext:value-type="float">
            <text:p/>
          </table:table-cell>
          <table:table-cell table:style-name="ce12" table:formula="of:=[EN.I95]" office:value-type="string" office:string-value="2013-05-15:modified&#10;1970-01-01:new" calcext:value-type="string">
            <text:p>2013-05-15:modified</text:p>
            <text:p>1970-01-01:new</text:p>
          </table:table-cell>
          <table:table-cell table:style-name="ce13" table:formula="of:=IF([.A95]=[.D95];&quot;&quot;;&quot;DECALAGE&quot;)">
            <text:p/>
          </table:table-cell>
          <table:table-cell table:style-name="ce13" table:formula="of:=IF(AND(ISBLANK([.D95]);ISBLANK([.F95]));&quot;ND SANS USE&quot;;&quot;&quot;)">
            <text:p/>
          </table:table-cell>
          <table:table-cell table:style-name="ce13" table:formula="of:=IF(AND(NOT(ISBLANK([.D95]));ISBLANK([.J95]));&quot;DESCRIPTION MANQUANTE&quot;;&quot;&quot;)">
            <text:p/>
          </table:table-cell>
          <table:table-cell table:style-name="ce13" table:formula="of:=IF(MATCH([.E95];LabelFR;0) = ROW([.A95]); &quot;&quot;; &quot;DOUBLON LIGNE &quot; &amp; MATCH([.E95];LabelFR;0))">
            <text:p/>
          </table:table-cell>
          <table:table-cell table:number-columns-repeated="1003"/>
        </table:table-row>
        <table:table-row table:style-name="ro17">
          <table:table-cell table:style-name="ce6" table:formula="of:=[EN.A96]" office:value-type="string" office:string-value="cur" calcext:value-type="string">
            <text:p>cur</text:p>
          </table:table-cell>
          <table:table-cell table:style-name="ce8" table:formula="of:=[EN.B96]" office:value-type="string" office:string-value="Curator" calcext:value-type="string">
            <text:p>Curator</text:p>
          </table:table-cell>
          <table:table-cell table:style-name="ce8" table:formula="of:=[EN.G96]" office:value-type="string" office:string-value="A person, family, or organization conceiving, aggregating, and/or organizing an exhibition, collection, or other item" calcext:value-type="string">
            <text:p>A person, family, or organization conceiving, aggregating, and/or organizing an exhibition, collection, or other item</text:p>
          </table:table-cell>
          <table:table-cell table:style-name="ce11" office:value-type="string" calcext:value-type="string">
            <text:p>cur</text:p>
          </table:table-cell>
          <table:table-cell table:style-name="ce11" office:value-type="string" calcext:value-type="string">
            <text:p>Commissaire d'exposition</text:p>
          </table:table-cell>
          <table:table-cell table:style-name="ce11" table:number-columns-repeated="3"/>
          <table:table-cell table:style-name="ce10" table:formula="of:=[EN.F96]" office:value-type="float" office:value="0" calcext:value-type="float">
            <text:p/>
          </table:table-cell>
          <table:table-cell table:style-name="ce11" office:value-type="string" calcext:value-type="string">
            <text:p>Une personne, un groupe ou un organisme qui conçoit et organise une exposition.</text:p>
          </table:table-cell>
          <table:table-cell table:style-name="ce12" table:formula="of:=[EN.H96]" office:value-type="float" office:value="0" calcext:value-type="float">
            <text:p/>
          </table:table-cell>
          <table:table-cell table:style-name="ce12" table:formula="of:=[EN.I96]" office:value-type="string" office:string-value="2013-05-15:modified&#10;1970-01-01:new" calcext:value-type="string">
            <text:p>2013-05-15:modified</text:p>
            <text:p>1970-01-01:new</text:p>
          </table:table-cell>
          <table:table-cell table:style-name="ce13" table:formula="of:=IF([.A96]=[.D96];&quot;&quot;;&quot;DECALAGE&quot;)">
            <text:p/>
          </table:table-cell>
          <table:table-cell table:style-name="ce13" table:formula="of:=IF(AND(ISBLANK([.D96]);ISBLANK([.F96]));&quot;ND SANS USE&quot;;&quot;&quot;)">
            <text:p/>
          </table:table-cell>
          <table:table-cell table:style-name="ce13" table:formula="of:=IF(AND(NOT(ISBLANK([.D96]));ISBLANK([.J96]));&quot;DESCRIPTION MANQUANTE&quot;;&quot;&quot;)">
            <text:p/>
          </table:table-cell>
          <table:table-cell table:style-name="ce13" table:formula="of:=IF(MATCH([.E96];LabelFR;0) = ROW([.A96]); &quot;&quot;; &quot;DOUBLON LIGNE &quot; &amp; MATCH([.E96];LabelFR;0))">
            <text:p/>
          </table:table-cell>
          <table:table-cell table:number-columns-repeated="1003"/>
        </table:table-row>
        <table:table-row table:style-name="ro6">
          <table:table-cell table:style-name="ce6" table:formula="of:=[EN.A97]" office:value-type="float" office:value="0" calcext:value-type="float">
            <text:p/>
          </table:table-cell>
          <table:table-cell table:style-name="ce8" table:formula="of:=[EN.B97]" office:value-type="string" office:string-value="Curator of an exhibition" calcext:value-type="string">
            <text:p>Curator of an exhibition</text:p>
          </table:table-cell>
          <table:table-cell table:style-name="ce8" table:formula="of:=[EN.G97]" office:value-type="float" office:value="0" calcext:value-type="float">
            <text:p/>
          </table:table-cell>
          <table:table-cell table:style-name="ce11"/>
          <table:table-cell table:style-name="ce11" office:value-type="string" calcext:value-type="string">
            <text:p>Curateur</text:p>
          </table:table-cell>
          <table:table-cell table:style-name="ce11" office:value-type="string" calcext:value-type="string">
            <text:p>cur</text:p>
          </table:table-cell>
          <table:table-cell table:style-name="ce11" table:number-columns-repeated="2"/>
          <table:table-cell table:style-name="ce10" table:formula="of:=[EN.F97]" office:value-type="float" office:value="0" calcext:value-type="float">
            <text:p/>
          </table:table-cell>
          <table:table-cell table:style-name="ce11"/>
          <table:table-cell table:style-name="ce12" table:formula="of:=[EN.H97]" office:value-type="float" office:value="0" calcext:value-type="float">
            <text:p/>
          </table:table-cell>
          <table:table-cell table:style-name="ce12" table:formula="of:=[EN.I97]" office:value-type="float" office:value="0" calcext:value-type="float">
            <text:p/>
          </table:table-cell>
          <table:table-cell table:style-name="ce13" table:formula="of:=IF([.A97]=[.D97];&quot;&quot;;&quot;DECALAGE&quot;)">
            <text:p/>
          </table:table-cell>
          <table:table-cell table:style-name="ce13" table:formula="of:=IF(AND(ISBLANK([.D97]);ISBLANK([.F97]));&quot;ND SANS USE&quot;;&quot;&quot;)">
            <text:p/>
          </table:table-cell>
          <table:table-cell table:style-name="ce13" table:formula="of:=IF(AND(NOT(ISBLANK([.D97]));ISBLANK([.J97]));&quot;DESCRIPTION MANQUANTE&quot;;&quot;&quot;)">
            <text:p/>
          </table:table-cell>
          <table:table-cell table:style-name="ce13" table:formula="of:=IF(MATCH([.E97];LabelFR;0) = ROW([.A97]); &quot;&quot;; &quot;DOUBLON LIGNE &quot; &amp; MATCH([.E97];LabelFR;0))">
            <text:p/>
          </table:table-cell>
          <table:table-cell table:number-columns-repeated="1003"/>
        </table:table-row>
        <table:table-row table:style-name="ro7">
          <table:table-cell table:style-name="ce6" table:formula="of:=[EN.A98]" office:value-type="string" office:string-value="cwt" calcext:value-type="string">
            <text:p>cwt</text:p>
          </table:table-cell>
          <table:table-cell table:style-name="ce8" table:formula="of:=[EN.B98]" office:value-type="string" office:string-value="Commentator for written text" calcext:value-type="string">
            <text:p>Commentator for written text</text:p>
          </table:table-cell>
          <table:table-cell table:style-name="ce8" table:formula="of:=[EN.G98]" office:value-type="string" office:string-value="A person or organization responsible for the commentary or explanatory notes about a text. For the writer of manuscript annotations in a printed book, use Annotator" calcext:value-type="string">
            <text:p>A person or organization responsible for the commentary or explanatory notes about a text. For the writer of manuscript annotations in a printed book, use Annotator</text:p>
          </table:table-cell>
          <table:table-cell table:style-name="ce11" office:value-type="string" calcext:value-type="string">
            <text:p>cwt</text:p>
          </table:table-cell>
          <table:table-cell table:style-name="ce11" office:value-type="string" calcext:value-type="string">
            <text:p>Commentateur du texte</text:p>
          </table:table-cell>
          <table:table-cell table:style-name="ce11" table:number-columns-repeated="3"/>
          <table:table-cell table:style-name="ce10" table:formula="of:=[EN.F98]" office:value-type="string" office:string-value="ann" calcext:value-type="string">
            <text:p>ann</text:p>
          </table:table-cell>
          <table:table-cell table:style-name="ce11" office:value-type="string" calcext:value-type="string">
            <text:p>Une personne ou un organisme responsable des commentaires ou des notes explicatives au sujet d'un texte. S'il s'agit de notes manuscrites sur un document imprimé, utilisez le terme annotateur (ann).</text:p>
          </table:table-cell>
          <table:table-cell table:style-name="ce12" table:formula="of:=[EN.H98]" office:value-type="float" office:value="0" calcext:value-type="float">
            <text:p/>
          </table:table-cell>
          <table:table-cell table:style-name="ce12" table:formula="of:=[EN.I98]" office:value-type="string" office:string-value="2013-05-15:modified&#10;1970-01-01:new" calcext:value-type="string">
            <text:p>2013-05-15:modified</text:p>
            <text:p>1970-01-01:new</text:p>
          </table:table-cell>
          <table:table-cell table:style-name="ce13" table:formula="of:=IF([.A98]=[.D98];&quot;&quot;;&quot;DECALAGE&quot;)">
            <text:p/>
          </table:table-cell>
          <table:table-cell table:style-name="ce13" table:formula="of:=IF(AND(ISBLANK([.D98]);ISBLANK([.F98]));&quot;ND SANS USE&quot;;&quot;&quot;)">
            <text:p/>
          </table:table-cell>
          <table:table-cell table:style-name="ce13" table:formula="of:=IF(AND(NOT(ISBLANK([.D98]));ISBLANK([.J98]));&quot;DESCRIPTION MANQUANTE&quot;;&quot;&quot;)">
            <text:p/>
          </table:table-cell>
          <table:table-cell table:style-name="ce13" table:formula="of:=IF(MATCH([.E98];LabelFR;0) = ROW([.A98]); &quot;&quot;; &quot;DOUBLON LIGNE &quot; &amp; MATCH([.E98];LabelFR;0))">
            <text:p/>
          </table:table-cell>
          <table:table-cell table:number-columns-repeated="1003"/>
        </table:table-row>
        <table:table-row table:style-name="ro17">
          <table:table-cell table:style-name="ce6" table:formula="of:=[EN.A99]" office:value-type="string" office:string-value="dbp" calcext:value-type="string">
            <text:p>dbp</text:p>
          </table:table-cell>
          <table:table-cell table:style-name="ce8" table:formula="of:=[EN.B99]" office:value-type="string" office:string-value="Distribution place" calcext:value-type="string">
            <text:p>Distribution place</text:p>
          </table:table-cell>
          <table:table-cell table:style-name="ce8" table:formula="of:=[EN.G99]" office:value-type="string" office:string-value="A place from which a resource, e.g., a serial, is distributed" calcext:value-type="string">
            <text:p>A place from which a resource, e.g., a serial, is distributed</text:p>
          </table:table-cell>
          <table:table-cell table:style-name="ce10" office:value-type="string" calcext:value-type="string">
            <text:p>dbp</text:p>
          </table:table-cell>
          <table:table-cell table:style-name="ce10" office:value-type="string" calcext:value-type="string">
            <text:p>Canal de distribution</text:p>
          </table:table-cell>
          <table:table-cell table:style-name="ce10"/>
          <table:table-cell table:style-name="ce11" table:number-columns-repeated="2"/>
          <table:table-cell table:style-name="ce10" table:formula="of:=[EN.F99]" office:value-type="float" office:value="0" calcext:value-type="float">
            <text:p/>
          </table:table-cell>
          <table:table-cell table:style-name="ce10" office:value-type="string" calcext:value-type="string">
            <text:p>Canal utilisé pour la distribution d'une ressource (par exemple un grossiste pour un périodique).</text:p>
          </table:table-cell>
          <table:table-cell table:style-name="ce12" table:formula="of:=[EN.H99]" office:value-type="float" office:value="0" calcext:value-type="float">
            <text:p/>
          </table:table-cell>
          <table:table-cell table:style-name="ce12" table:formula="of:=[EN.I99]" office:value-type="string" office:string-value="2013-05-15:modified&#10;1970-01-01:new" calcext:value-type="string">
            <text:p>2013-05-15:modified</text:p>
            <text:p>1970-01-01:new</text:p>
          </table:table-cell>
          <table:table-cell table:style-name="ce13" table:formula="of:=IF([.A99]=[.D99];&quot;&quot;;&quot;DECALAGE&quot;)">
            <text:p/>
          </table:table-cell>
          <table:table-cell table:style-name="ce13" table:formula="of:=IF(AND(ISBLANK([.D99]);ISBLANK([.F99]));&quot;ND SANS USE&quot;;&quot;&quot;)">
            <text:p/>
          </table:table-cell>
          <table:table-cell table:style-name="ce13" table:formula="of:=IF(AND(NOT(ISBLANK([.D99]));ISBLANK([.J99]));&quot;DESCRIPTION MANQUANTE&quot;;&quot;&quot;)">
            <text:p/>
          </table:table-cell>
          <table:table-cell table:style-name="ce13" table:formula="of:=IF(MATCH([.E99];LabelFR;0) = ROW([.A99]); &quot;&quot;; &quot;DOUBLON LIGNE &quot; &amp; MATCH([.E99];LabelFR;0))">
            <text:p/>
          </table:table-cell>
          <table:table-cell table:number-columns-repeated="1003"/>
        </table:table-row>
        <table:table-row table:style-name="ro17">
          <table:table-cell table:style-name="ce6" table:formula="of:=[EN.A100]" office:value-type="string" office:string-value="dfd" calcext:value-type="string">
            <text:p>dfd</text:p>
          </table:table-cell>
          <table:table-cell table:style-name="ce8" table:formula="of:=[EN.B100]" office:value-type="string" office:string-value="Defendant" calcext:value-type="string">
            <text:p>Defendant</text:p>
          </table:table-cell>
          <table:table-cell table:style-name="ce8" table:formula="of:=[EN.G100]" office:value-type="string" office:string-value="A person or organization who is accused in a criminal proceeding or sued in a civil proceeding" calcext:value-type="string">
            <text:p>A person or organization who is accused in a criminal proceeding or sued in a civil proceeding</text:p>
          </table:table-cell>
          <table:table-cell table:style-name="ce11" office:value-type="string" calcext:value-type="string">
            <text:p>dfd</text:p>
          </table:table-cell>
          <table:table-cell table:style-name="ce11" office:value-type="string" calcext:value-type="string">
            <text:p>Défendeur</text:p>
          </table:table-cell>
          <table:table-cell table:style-name="ce11" table:number-columns-repeated="3"/>
          <table:table-cell table:style-name="ce10" table:formula="of:=[EN.F100]" office:value-type="float" office:value="0" calcext:value-type="float">
            <text:p/>
          </table:table-cell>
          <table:table-cell table:style-name="ce11" office:value-type="string" calcext:value-type="string">
            <text:p>Une personne ou une organisation qui est poursuivie ou accusée dans le cadre d'une affaire criminelle ou civile.</text:p>
          </table:table-cell>
          <table:table-cell table:style-name="ce12" table:formula="of:=[EN.H100]" office:value-type="string" office:string-value="Changed MARC def" calcext:value-type="string">
            <text:p>Changed MARC def</text:p>
          </table:table-cell>
          <table:table-cell table:style-name="ce12" table:formula="of:=[EN.I100]" office:value-type="string" office:string-value="2013-05-15:modified&#10;1970-01-01:new" calcext:value-type="string">
            <text:p>2013-05-15:modified</text:p>
            <text:p>1970-01-01:new</text:p>
          </table:table-cell>
          <table:table-cell table:style-name="ce13" table:formula="of:=IF([.A100]=[.D100];&quot;&quot;;&quot;DECALAGE&quot;)">
            <text:p/>
          </table:table-cell>
          <table:table-cell table:style-name="ce13" table:formula="of:=IF(AND(ISBLANK([.D100]);ISBLANK([.F100]));&quot;ND SANS USE&quot;;&quot;&quot;)">
            <text:p/>
          </table:table-cell>
          <table:table-cell table:style-name="ce13" table:formula="of:=IF(AND(NOT(ISBLANK([.D100]));ISBLANK([.J100]));&quot;DESCRIPTION MANQUANTE&quot;;&quot;&quot;)">
            <text:p/>
          </table:table-cell>
          <table:table-cell table:style-name="ce13" table:formula="of:=IF(MATCH([.E100];LabelFR;0) = ROW([.A100]); &quot;&quot;; &quot;DOUBLON LIGNE &quot; &amp; MATCH([.E100];LabelFR;0))">
            <text:p/>
          </table:table-cell>
          <table:table-cell table:number-columns-repeated="1003"/>
        </table:table-row>
        <table:table-row table:style-name="ro7">
          <table:table-cell table:style-name="ce6" table:formula="of:=[EN.A101]" office:value-type="string" office:string-value="dfe" calcext:value-type="string">
            <text:p>dfe</text:p>
          </table:table-cell>
          <table:table-cell table:style-name="ce8" table:formula="of:=[EN.B101]" office:value-type="string" office:string-value="Defendant-appellee" calcext:value-type="string">
            <text:p>Defendant-appellee</text:p>
          </table:table-cell>
          <table:table-cell table:style-name="ce8" table:formula="of:=[EN.G101]" office:value-type="string" office:string-value="A defendant against whom an appeal is taken from one court or jurisdiction to another to reverse the judgment, usually in a legal action" calcext:value-type="string">
            <text:p>A defendant against whom an appeal is taken from one court or jurisdiction to another to reverse the judgment, usually in a legal action</text:p>
          </table:table-cell>
          <table:table-cell table:style-name="ce11" office:value-type="string" calcext:value-type="string">
            <text:p>dfe</text:p>
          </table:table-cell>
          <table:table-cell table:style-name="ce11" office:value-type="string" calcext:value-type="string">
            <text:p>Défendeur-intimé</text:p>
          </table:table-cell>
          <table:table-cell table:style-name="ce11" table:number-columns-repeated="3"/>
          <table:table-cell table:style-name="ce10" table:formula="of:=[EN.F101]" office:value-type="float" office:value="0" calcext:value-type="float">
            <text:p/>
          </table:table-cell>
          <table:table-cell table:style-name="ce11" office:value-type="string" calcext:value-type="string">
            <text:p>Le défendeur visé par un appel interjeté à l'égard de la décision d'un tribunal ou d'une juridiction, en vue de son infirmation, devant une instance supérieure, habituellement dans le cadre d'un recours fondé sur la loi.</text:p>
          </table:table-cell>
          <table:table-cell table:style-name="ce12" table:formula="of:=[EN.H101]" office:value-type="float" office:value="0" calcext:value-type="float">
            <text:p/>
          </table:table-cell>
          <table:table-cell table:style-name="ce12" table:formula="of:=[EN.I101]" office:value-type="string" office:string-value="2013-05-15:modified&#10;1970-01-01:new" calcext:value-type="string">
            <text:p>2013-05-15:modified</text:p>
            <text:p>1970-01-01:new</text:p>
          </table:table-cell>
          <table:table-cell table:style-name="ce13" table:formula="of:=IF([.A101]=[.D101];&quot;&quot;;&quot;DECALAGE&quot;)">
            <text:p/>
          </table:table-cell>
          <table:table-cell table:style-name="ce13" table:formula="of:=IF(AND(ISBLANK([.D101]);ISBLANK([.F101]));&quot;ND SANS USE&quot;;&quot;&quot;)">
            <text:p/>
          </table:table-cell>
          <table:table-cell table:style-name="ce13" table:formula="of:=IF(AND(NOT(ISBLANK([.D101]));ISBLANK([.J101]));&quot;DESCRIPTION MANQUANTE&quot;;&quot;&quot;)">
            <text:p/>
          </table:table-cell>
          <table:table-cell table:style-name="ce13" table:formula="of:=IF(MATCH([.E101];LabelFR;0) = ROW([.A101]); &quot;&quot;; &quot;DOUBLON LIGNE &quot; &amp; MATCH([.E101];LabelFR;0))">
            <text:p/>
          </table:table-cell>
          <table:table-cell table:number-columns-repeated="1003"/>
        </table:table-row>
        <table:table-row table:style-name="ro7">
          <table:table-cell table:style-name="ce6" table:formula="of:=[EN.A102]" office:value-type="string" office:string-value="dft" calcext:value-type="string">
            <text:p>dft</text:p>
          </table:table-cell>
          <table:table-cell table:style-name="ce8" table:formula="of:=[EN.B102]" office:value-type="string" office:string-value="Defendant-appellant" calcext:value-type="string">
            <text:p>Defendant-appellant</text:p>
          </table:table-cell>
          <table:table-cell table:style-name="ce8" table:formula="of:=[EN.G102]" office:value-type="string" office:string-value="A defendant who takes an appeal from one court or jurisdiction to another to reverse the judgment, usually in a legal action" calcext:value-type="string">
            <text:p>A defendant who takes an appeal from one court or jurisdiction to another to reverse the judgment, usually in a legal action</text:p>
          </table:table-cell>
          <table:table-cell table:style-name="ce11" office:value-type="string" calcext:value-type="string">
            <text:p>dft</text:p>
          </table:table-cell>
          <table:table-cell table:style-name="ce11" office:value-type="string" calcext:value-type="string">
            <text:p>Défendeur-appelant</text:p>
          </table:table-cell>
          <table:table-cell table:style-name="ce11" table:number-columns-repeated="3"/>
          <table:table-cell table:style-name="ce10" table:formula="of:=[EN.F102]" office:value-type="float" office:value="0" calcext:value-type="float">
            <text:p/>
          </table:table-cell>
          <table:table-cell table:style-name="ce11" office:value-type="string" calcext:value-type="string">
            <text:p>Le défendeur qui en appelle de la décision d'un tribunal ou d'une juridiction, en vue de son infirmation, devant une instance supérieure, habituellement dans le cadre d'un recours fondé sur la loi.</text:p>
          </table:table-cell>
          <table:table-cell table:style-name="ce12" table:formula="of:=[EN.H102]" office:value-type="float" office:value="0" calcext:value-type="float">
            <text:p/>
          </table:table-cell>
          <table:table-cell table:style-name="ce12" table:formula="of:=[EN.I102]" office:value-type="string" office:string-value="2013-05-15:modified&#10;1970-01-01:new" calcext:value-type="string">
            <text:p>2013-05-15:modified</text:p>
            <text:p>1970-01-01:new</text:p>
          </table:table-cell>
          <table:table-cell table:style-name="ce13" table:formula="of:=IF([.A102]=[.D102];&quot;&quot;;&quot;DECALAGE&quot;)">
            <text:p/>
          </table:table-cell>
          <table:table-cell table:style-name="ce13" table:formula="of:=IF(AND(ISBLANK([.D102]);ISBLANK([.F102]));&quot;ND SANS USE&quot;;&quot;&quot;)">
            <text:p/>
          </table:table-cell>
          <table:table-cell table:style-name="ce13" table:formula="of:=IF(AND(NOT(ISBLANK([.D102]));ISBLANK([.J102]));&quot;DESCRIPTION MANQUANTE&quot;;&quot;&quot;)">
            <text:p/>
          </table:table-cell>
          <table:table-cell table:style-name="ce13" table:formula="of:=IF(MATCH([.E102];LabelFR;0) = ROW([.A102]); &quot;&quot;; &quot;DOUBLON LIGNE &quot; &amp; MATCH([.E102];LabelFR;0))">
            <text:p/>
          </table:table-cell>
          <table:table-cell table:number-columns-repeated="1003"/>
        </table:table-row>
        <table:table-row table:style-name="ro17">
          <table:table-cell table:style-name="ce6" table:formula="of:=[EN.A103]" office:value-type="string" office:string-value="dgg" calcext:value-type="string">
            <text:p>dgg</text:p>
          </table:table-cell>
          <table:table-cell table:style-name="ce8" table:formula="of:=[EN.B103]" office:value-type="string" office:string-value="Degree granting institution" calcext:value-type="string">
            <text:p>Degree granting institution</text:p>
          </table:table-cell>
          <table:table-cell table:style-name="ce8" table:formula="of:=[EN.G103]" office:value-type="string" office:string-value="A organization granting an academic degree" calcext:value-type="string">
            <text:p>A organization granting an academic degree</text:p>
          </table:table-cell>
          <table:table-cell table:style-name="ce11" office:value-type="string" calcext:value-type="string">
            <text:p>dgg</text:p>
          </table:table-cell>
          <table:table-cell table:style-name="ce11" office:value-type="string" calcext:value-type="string">
            <text:p>Institution émettrice d'un diplôme</text:p>
          </table:table-cell>
          <table:table-cell table:style-name="ce11" table:number-columns-repeated="3"/>
          <table:table-cell table:style-name="ce10" table:formula="of:=[EN.F103]" office:value-type="float" office:value="0" calcext:value-type="float">
            <text:p/>
          </table:table-cell>
          <table:table-cell table:style-name="ce11" office:value-type="string" calcext:value-type="string">
            <text:p>L'institution qui décerne le diplôme pour lequel on a présenté une thèse ou un mémoire.</text:p>
          </table:table-cell>
          <table:table-cell table:style-name="ce12" table:formula="of:=[EN.H103]" office:value-type="string" office:string-value="Changed MARC def" calcext:value-type="string">
            <text:p>Changed MARC def</text:p>
          </table:table-cell>
          <table:table-cell table:style-name="ce12" table:formula="of:=[EN.I103]" office:value-type="string" office:string-value="2013-05-15:modified&#10;1970-01-01:new" calcext:value-type="string">
            <text:p>2013-05-15:modified</text:p>
            <text:p>1970-01-01:new</text:p>
          </table:table-cell>
          <table:table-cell table:style-name="ce13" table:formula="of:=IF([.A103]=[.D103];&quot;&quot;;&quot;DECALAGE&quot;)">
            <text:p/>
          </table:table-cell>
          <table:table-cell table:style-name="ce13" table:formula="of:=IF(AND(ISBLANK([.D103]);ISBLANK([.F103]));&quot;ND SANS USE&quot;;&quot;&quot;)">
            <text:p/>
          </table:table-cell>
          <table:table-cell table:style-name="ce13" table:formula="of:=IF(AND(NOT(ISBLANK([.D103]));ISBLANK([.J103]));&quot;DESCRIPTION MANQUANTE&quot;;&quot;&quot;)">
            <text:p/>
          </table:table-cell>
          <table:table-cell table:style-name="ce13" table:formula="of:=IF(MATCH([.E103];LabelFR;0) = ROW([.A103]); &quot;&quot;; &quot;DOUBLON LIGNE &quot; &amp; MATCH([.E103];LabelFR;0))">
            <text:p/>
          </table:table-cell>
          <table:table-cell table:number-columns-repeated="1003"/>
        </table:table-row>
        <table:table-row table:style-name="ro8">
          <table:table-cell table:style-name="ce6" table:formula="of:=[EN.A104]" office:value-type="float" office:value="0" calcext:value-type="float">
            <text:p/>
          </table:table-cell>
          <table:table-cell table:style-name="ce8" table:formula="of:=[EN.B104]" office:value-type="string" office:string-value="Degree grantor" calcext:value-type="string">
            <text:p>Degree grantor</text:p>
          </table:table-cell>
          <table:table-cell table:style-name="ce8" table:formula="of:=[EN.G104]" office:value-type="float" office:value="0" calcext:value-type="float">
            <text:p/>
          </table:table-cell>
          <table:table-cell table:style-name="ce11"/>
          <table:table-cell table:style-name="ce11" office:value-type="string" calcext:value-type="string">
            <text:p>Responsable de l'attribution des grades</text:p>
          </table:table-cell>
          <table:table-cell table:style-name="ce11" office:value-type="string" calcext:value-type="string">
            <text:p>dgg</text:p>
          </table:table-cell>
          <table:table-cell table:style-name="ce11" table:number-columns-repeated="2"/>
          <table:table-cell table:style-name="ce10" table:formula="of:=[EN.F104]" office:value-type="float" office:value="0" calcext:value-type="float">
            <text:p/>
          </table:table-cell>
          <table:table-cell table:style-name="ce11"/>
          <table:table-cell table:style-name="ce12" table:formula="of:=[EN.H104]" office:value-type="float" office:value="0" calcext:value-type="float">
            <text:p/>
          </table:table-cell>
          <table:table-cell table:style-name="ce12" table:formula="of:=[EN.I104]" office:value-type="float" office:value="0" calcext:value-type="float">
            <text:p/>
          </table:table-cell>
          <table:table-cell table:style-name="ce13" table:formula="of:=IF([.A104]=[.D104];&quot;&quot;;&quot;DECALAGE&quot;)">
            <text:p/>
          </table:table-cell>
          <table:table-cell table:style-name="ce13" table:formula="of:=IF(AND(ISBLANK([.D104]);ISBLANK([.F104]));&quot;ND SANS USE&quot;;&quot;&quot;)">
            <text:p/>
          </table:table-cell>
          <table:table-cell table:style-name="ce13" table:formula="of:=IF(AND(NOT(ISBLANK([.D104]));ISBLANK([.J104]));&quot;DESCRIPTION MANQUANTE&quot;;&quot;&quot;)">
            <text:p/>
          </table:table-cell>
          <table:table-cell table:style-name="ce13" table:formula="of:=IF(MATCH([.E104];LabelFR;0) = ROW([.A104]); &quot;&quot;; &quot;DOUBLON LIGNE &quot; &amp; MATCH([.E104];LabelFR;0))">
            <text:p/>
          </table:table-cell>
          <table:table-cell table:number-columns-repeated="1003"/>
        </table:table-row>
        <table:table-row table:style-name="ro17">
          <table:table-cell table:style-name="ce6" table:formula="of:=[EN.A105]" office:value-type="string" office:string-value="dgs" calcext:value-type="string">
            <text:p>dgs</text:p>
          </table:table-cell>
          <table:table-cell table:style-name="ce8" table:formula="of:=[EN.B105]" office:value-type="string" office:string-value="Degree supervisor" calcext:value-type="string">
            <text:p>Degree supervisor</text:p>
          </table:table-cell>
          <table:table-cell table:style-name="ce8" table:formula="of:=[EN.G105]" office:value-type="string" office:string-value="A person overseeing a higher level academic degree" calcext:value-type="string">
            <text:p>A person overseeing a higher level academic degree</text:p>
          </table:table-cell>
          <table:table-cell table:style-name="ce10" office:value-type="string" calcext:value-type="string">
            <text:p>dgs</text:p>
          </table:table-cell>
          <table:table-cell table:style-name="ce10" office:value-type="string" calcext:value-type="string">
            <text:p>Superviseur de thèse</text:p>
          </table:table-cell>
          <table:table-cell table:style-name="ce10"/>
          <table:table-cell table:style-name="ce11" table:number-columns-repeated="2"/>
          <table:table-cell table:style-name="ce10" table:formula="of:=[EN.F105]" office:value-type="float" office:value="0" calcext:value-type="float">
            <text:p/>
          </table:table-cell>
          <table:table-cell table:style-name="ce10" office:value-type="string" calcext:value-type="string">
            <text:p>Une personne qui supervise un diplôme universitaire de niveau supérieur.</text:p>
          </table:table-cell>
          <table:table-cell table:style-name="ce12" table:formula="of:=[EN.H105]" office:value-type="float" office:value="0" calcext:value-type="float">
            <text:p/>
          </table:table-cell>
          <table:table-cell table:style-name="ce12" table:formula="of:=[EN.I105]" office:value-type="string" office:string-value="2014-02-04:added to RDA and MARC&#10;2013-05-15:new" calcext:value-type="string">
            <text:p>2014-02-04:added to RDA and MARC</text:p>
            <text:p>2013-05-15:new</text:p>
          </table:table-cell>
          <table:table-cell table:style-name="ce13" table:formula="of:=IF([.A105]=[.D105];&quot;&quot;;&quot;DECALAGE&quot;)">
            <text:p/>
          </table:table-cell>
          <table:table-cell table:style-name="ce13" table:formula="of:=IF(AND(ISBLANK([.D105]);ISBLANK([.F105]));&quot;ND SANS USE&quot;;&quot;&quot;)">
            <text:p/>
          </table:table-cell>
          <table:table-cell table:style-name="ce13" table:formula="of:=IF(AND(NOT(ISBLANK([.D105]));ISBLANK([.J105]));&quot;DESCRIPTION MANQUANTE&quot;;&quot;&quot;)">
            <text:p/>
          </table:table-cell>
          <table:table-cell table:style-name="ce13" table:formula="of:=IF(MATCH([.E105];LabelFR;0) = ROW([.A105]); &quot;&quot;; &quot;DOUBLON LIGNE &quot; &amp; MATCH([.E105];LabelFR;0))">
            <text:p/>
          </table:table-cell>
          <table:table-cell table:number-columns-repeated="1003"/>
        </table:table-row>
        <table:table-row table:style-name="ro21">
          <table:table-cell table:style-name="ce6" table:formula="of:=[EN.A106]" office:value-type="string" office:string-value="dis" calcext:value-type="string">
            <text:p>dis</text:p>
          </table:table-cell>
          <table:table-cell table:style-name="ce8" table:formula="of:=[EN.B106]" office:value-type="string" office:string-value="Dissertant" calcext:value-type="string">
            <text:p>Dissertant</text:p>
          </table:table-cell>
          <table:table-cell table:style-name="ce8" table:formula="of:=[EN.G106]" office:value-type="string" office:string-value="A person who presents a thesis for a university or higher-level educational degree" calcext:value-type="string">
            <text:p>A person who presents a thesis for a university or higher-level educational degree</text:p>
          </table:table-cell>
          <table:table-cell table:style-name="ce11" office:value-type="string" calcext:value-type="string">
            <text:p>dis</text:p>
          </table:table-cell>
          <table:table-cell table:style-name="ce11" office:value-type="string" calcext:value-type="string">
            <text:p>Doctorant</text:p>
          </table:table-cell>
          <table:table-cell table:style-name="ce11" table:number-columns-repeated="3"/>
          <table:table-cell table:style-name="ce10" table:formula="of:=[EN.F106]" office:value-type="float" office:value="0" calcext:value-type="float">
            <text:p/>
          </table:table-cell>
          <table:table-cell table:style-name="ce11" office:value-type="string" calcext:value-type="string">
            <text:p>Une personne qui prépare et soutient une thèse en vue d'obtenir un diplôme universitaire ou d'études supérieures.</text:p>
          </table:table-cell>
          <table:table-cell table:style-name="ce12" table:formula="of:=[EN.H106]" office:value-type="float" office:value="0" calcext:value-type="float">
            <text:p/>
          </table:table-cell>
          <table:table-cell table:style-name="ce12" table:formula="of:=[EN.I106]" office:value-type="string" office:string-value="2013-05-15:modified&#10;1970-01-01:new" calcext:value-type="string">
            <text:p>2013-05-15:modified</text:p>
            <text:p>1970-01-01:new</text:p>
          </table:table-cell>
          <table:table-cell table:style-name="ce13" table:formula="of:=IF([.A106]=[.D106];&quot;&quot;;&quot;DECALAGE&quot;)">
            <text:p/>
          </table:table-cell>
          <table:table-cell table:style-name="ce13" table:formula="of:=IF(AND(ISBLANK([.D106]);ISBLANK([.F106]));&quot;ND SANS USE&quot;;&quot;&quot;)">
            <text:p/>
          </table:table-cell>
          <table:table-cell table:style-name="ce13" table:formula="of:=IF(AND(NOT(ISBLANK([.D106]));ISBLANK([.J106]));&quot;DESCRIPTION MANQUANTE&quot;;&quot;&quot;)">
            <text:p/>
          </table:table-cell>
          <table:table-cell table:style-name="ce13" table:formula="of:=IF(MATCH([.E106];LabelFR;0) = ROW([.A106]); &quot;&quot;; &quot;DOUBLON LIGNE &quot; &amp; MATCH([.E106];LabelFR;0))">
            <text:p/>
          </table:table-cell>
          <table:table-cell table:number-columns-repeated="1003"/>
        </table:table-row>
        <table:table-row table:style-name="ro17">
          <table:table-cell table:style-name="ce6" table:formula="of:=[EN.A107]" office:value-type="string" office:string-value="dln" calcext:value-type="string">
            <text:p>dln</text:p>
          </table:table-cell>
          <table:table-cell table:style-name="ce8" table:formula="of:=[EN.B107]" office:value-type="string" office:string-value="Delineator" calcext:value-type="string">
            <text:p>Delineator</text:p>
          </table:table-cell>
          <table:table-cell table:style-name="ce8" table:formula="of:=[EN.G107]" office:value-type="string" office:string-value="A person or organization executing technical drawings from others' designs" calcext:value-type="string">
            <text:p>A person or organization executing technical drawings from others' designs</text:p>
          </table:table-cell>
          <table:table-cell table:style-name="ce11" office:value-type="string" calcext:value-type="string">
            <text:p>dln</text:p>
          </table:table-cell>
          <table:table-cell table:style-name="ce11" office:value-type="string" calcext:value-type="string">
            <text:p>Illustrateur technique</text:p>
          </table:table-cell>
          <table:table-cell table:style-name="ce11" table:number-columns-repeated="3"/>
          <table:table-cell table:style-name="ce10" table:formula="of:=[EN.F107]" office:value-type="float" office:value="0" calcext:value-type="float">
            <text:p/>
          </table:table-cell>
          <table:table-cell table:style-name="ce11" office:value-type="string" calcext:value-type="string">
            <text:p>Une personne ou un organisme qui réalise des dessins techniques à partir de conceptions faites par d'autres personnes.</text:p>
          </table:table-cell>
          <table:table-cell table:style-name="ce12" table:formula="of:=[EN.H107]" office:value-type="float" office:value="0" calcext:value-type="float">
            <text:p/>
          </table:table-cell>
          <table:table-cell table:style-name="ce12" table:formula="of:=[EN.I107]" office:value-type="string" office:string-value="2013-05-15:modified&#10;1970-01-01:new" calcext:value-type="string">
            <text:p>2013-05-15:modified</text:p>
            <text:p>1970-01-01:new</text:p>
          </table:table-cell>
          <table:table-cell table:style-name="ce13" table:formula="of:=IF([.A107]=[.D107];&quot;&quot;;&quot;DECALAGE&quot;)">
            <text:p/>
          </table:table-cell>
          <table:table-cell table:style-name="ce13" table:formula="of:=IF(AND(ISBLANK([.D107]);ISBLANK([.F107]));&quot;ND SANS USE&quot;;&quot;&quot;)">
            <text:p/>
          </table:table-cell>
          <table:table-cell table:style-name="ce13" table:formula="of:=IF(AND(NOT(ISBLANK([.D107]));ISBLANK([.J107]));&quot;DESCRIPTION MANQUANTE&quot;;&quot;&quot;)">
            <text:p/>
          </table:table-cell>
          <table:table-cell table:style-name="ce13" table:formula="of:=IF(MATCH([.E107];LabelFR;0) = ROW([.A107]); &quot;&quot;; &quot;DOUBLON LIGNE &quot; &amp; MATCH([.E107];LabelFR;0))">
            <text:p/>
          </table:table-cell>
          <table:table-cell table:number-columns-repeated="1003"/>
        </table:table-row>
        <table:table-row table:style-name="ro17">
          <table:table-cell table:style-name="ce6" table:formula="of:=[EN.A108]" office:value-type="string" office:string-value="dnc" calcext:value-type="string">
            <text:p>dnc</text:p>
          </table:table-cell>
          <table:table-cell table:style-name="ce8" table:formula="of:=[EN.B108]" office:value-type="string" office:string-value="Dancer" calcext:value-type="string">
            <text:p>Dancer</text:p>
          </table:table-cell>
          <table:table-cell table:style-name="ce8" table:formula="of:=[EN.G108]" office:value-type="string" office:string-value="A performer who dances in a musical, dramatic, etc., presentation" calcext:value-type="string">
            <text:p>A performer who dances in a musical, dramatic, etc., presentation</text:p>
          </table:table-cell>
          <table:table-cell table:style-name="ce11" office:value-type="string" calcext:value-type="string">
            <text:p>dnc</text:p>
          </table:table-cell>
          <table:table-cell table:style-name="ce11" office:value-type="string" calcext:value-type="string">
            <text:p>Danseur</text:p>
          </table:table-cell>
          <table:table-cell table:style-name="ce11" table:number-columns-repeated="3"/>
          <table:table-cell table:style-name="ce10" table:formula="of:=[EN.F108]" office:value-type="float" office:value="0" calcext:value-type="float">
            <text:p/>
          </table:table-cell>
          <table:table-cell table:style-name="ce11" office:value-type="string" calcext:value-type="string">
            <text:p>Une personne qui danse dans une représentation musicale, théâtrale, etc.</text:p>
          </table:table-cell>
          <table:table-cell table:style-name="ce12" table:formula="of:=[EN.H108]" office:value-type="string" office:string-value="Changed MARC def" calcext:value-type="string">
            <text:p>Changed MARC def</text:p>
          </table:table-cell>
          <table:table-cell table:style-name="ce12" table:formula="of:=[EN.I108]" office:value-type="string" office:string-value="2013-05-15:modified&#10;1970-01-01:new" calcext:value-type="string">
            <text:p>2013-05-15:modified</text:p>
            <text:p>1970-01-01:new</text:p>
          </table:table-cell>
          <table:table-cell table:style-name="ce13" table:formula="of:=IF([.A108]=[.D108];&quot;&quot;;&quot;DECALAGE&quot;)">
            <text:p/>
          </table:table-cell>
          <table:table-cell table:style-name="ce13" table:formula="of:=IF(AND(ISBLANK([.D108]);ISBLANK([.F108]));&quot;ND SANS USE&quot;;&quot;&quot;)">
            <text:p/>
          </table:table-cell>
          <table:table-cell table:style-name="ce13" table:formula="of:=IF(AND(NOT(ISBLANK([.D108]));ISBLANK([.J108]));&quot;DESCRIPTION MANQUANTE&quot;;&quot;&quot;)">
            <text:p/>
          </table:table-cell>
          <table:table-cell table:style-name="ce13" table:formula="of:=IF(MATCH([.E108];LabelFR;0) = ROW([.A108]); &quot;&quot;; &quot;DOUBLON LIGNE &quot; &amp; MATCH([.E108];LabelFR;0))">
            <text:p/>
          </table:table-cell>
          <table:table-cell table:number-columns-repeated="1003"/>
        </table:table-row>
        <table:table-row table:style-name="ro17">
          <table:table-cell table:style-name="ce6" table:formula="of:=[EN.A109]" office:value-type="string" office:string-value="dnr" calcext:value-type="string">
            <text:p>dnr</text:p>
          </table:table-cell>
          <table:table-cell table:style-name="ce8" table:formula="of:=[EN.B109]" office:value-type="string" office:string-value="Donor" calcext:value-type="string">
            <text:p>Donor</text:p>
          </table:table-cell>
          <table:table-cell table:style-name="ce8" table:formula="of:=[EN.G109]" office:value-type="string" office:string-value="A former owner of an item who donated that item to another owner" calcext:value-type="string">
            <text:p>A former owner of an item who donated that item to another owner</text:p>
          </table:table-cell>
          <table:table-cell table:style-name="ce11" office:value-type="string" calcext:value-type="string">
            <text:p>dnr</text:p>
          </table:table-cell>
          <table:table-cell table:style-name="ce11" office:value-type="string" calcext:value-type="string">
            <text:p>Donateur</text:p>
          </table:table-cell>
          <table:table-cell table:style-name="ce11" table:number-columns-repeated="3"/>
          <table:table-cell table:style-name="ce10" table:formula="of:=[EN.F109]" office:value-type="float" office:value="0" calcext:value-type="float">
            <text:p/>
          </table:table-cell>
          <table:table-cell table:style-name="ce11" office:value-type="string" calcext:value-type="string">
            <text:p>Une personne qui a fait don d'un livre, d'un manuscrit, etc. au propriétaire actuel.</text:p>
          </table:table-cell>
          <table:table-cell table:style-name="ce12" table:formula="of:=[EN.H109]" office:value-type="string" office:string-value="Changed MARC def" calcext:value-type="string">
            <text:p>Changed MARC def</text:p>
          </table:table-cell>
          <table:table-cell table:style-name="ce12" table:formula="of:=[EN.I109]" office:value-type="string" office:string-value="2013-05-15:modified&#10;1970-01-01:new" calcext:value-type="string">
            <text:p>2013-05-15:modified</text:p>
            <text:p>1970-01-01:new</text:p>
          </table:table-cell>
          <table:table-cell table:style-name="ce13" table:formula="of:=IF([.A109]=[.D109];&quot;&quot;;&quot;DECALAGE&quot;)">
            <text:p/>
          </table:table-cell>
          <table:table-cell table:style-name="ce13" table:formula="of:=IF(AND(ISBLANK([.D109]);ISBLANK([.F109]));&quot;ND SANS USE&quot;;&quot;&quot;)">
            <text:p/>
          </table:table-cell>
          <table:table-cell table:style-name="ce13" table:formula="of:=IF(AND(NOT(ISBLANK([.D109]));ISBLANK([.J109]));&quot;DESCRIPTION MANQUANTE&quot;;&quot;&quot;)">
            <text:p/>
          </table:table-cell>
          <table:table-cell table:style-name="ce13" table:formula="of:=IF(MATCH([.E109];LabelFR;0) = ROW([.A109]); &quot;&quot;; &quot;DOUBLON LIGNE &quot; &amp; MATCH([.E109];LabelFR;0))">
            <text:p/>
          </table:table-cell>
          <table:table-cell table:number-columns-repeated="1003"/>
        </table:table-row>
        <table:table-row table:style-name="ro21">
          <table:table-cell table:style-name="ce6" table:formula="of:=[EN.A110]" office:value-type="string" office:string-value="dpc" calcext:value-type="string">
            <text:p>dpc</text:p>
          </table:table-cell>
          <table:table-cell table:style-name="ce8" table:formula="of:=[EN.B110]" office:value-type="string" office:string-value="Depicted" calcext:value-type="string">
            <text:p>Depicted</text:p>
          </table:table-cell>
          <table:table-cell table:style-name="ce8" table:formula="of:=[EN.G110]" office:value-type="string" office:string-value="An entity depicted or portrayed in a work, particularly in a work of art" calcext:value-type="string">
            <text:p>An entity depicted or portrayed in a work, particularly in a work of art</text:p>
          </table:table-cell>
          <table:table-cell table:style-name="ce11" office:value-type="string" calcext:value-type="string">
            <text:p>dpc</text:p>
          </table:table-cell>
          <table:table-cell table:style-name="ce11" office:value-type="string" calcext:value-type="string">
            <text:p>Entité illustrée</text:p>
          </table:table-cell>
          <table:table-cell table:style-name="ce11" table:number-columns-repeated="3"/>
          <table:table-cell table:style-name="ce10" table:formula="of:=[EN.F110]" office:value-type="float" office:value="0" calcext:value-type="float">
            <text:p/>
          </table:table-cell>
          <table:table-cell table:style-name="ce11" office:value-type="string" calcext:value-type="string">
            <text:p>Une entité faisant l'objet d'une illustration ou d'un portrait dans une œuvre, particulièrement une œuvre d'art.</text:p>
          </table:table-cell>
          <table:table-cell table:style-name="ce12" table:formula="of:=[EN.H110]" office:value-type="string" office:string-value="Subject relationship" calcext:value-type="string">
            <text:p>Subject relationship</text:p>
          </table:table-cell>
          <table:table-cell table:style-name="ce12" table:formula="of:=[EN.I110]" office:value-type="string" office:string-value="2013-05-15:modified&#10;1970-01-01:new" calcext:value-type="string">
            <text:p>2013-05-15:modified</text:p>
            <text:p>1970-01-01:new</text:p>
          </table:table-cell>
          <table:table-cell table:style-name="ce13" table:formula="of:=IF([.A110]=[.D110];&quot;&quot;;&quot;DECALAGE&quot;)">
            <text:p/>
          </table:table-cell>
          <table:table-cell table:style-name="ce13" table:formula="of:=IF(AND(ISBLANK([.D110]);ISBLANK([.F110]));&quot;ND SANS USE&quot;;&quot;&quot;)">
            <text:p/>
          </table:table-cell>
          <table:table-cell table:style-name="ce13" table:formula="of:=IF(AND(NOT(ISBLANK([.D110]));ISBLANK([.J110]));&quot;DESCRIPTION MANQUANTE&quot;;&quot;&quot;)">
            <text:p/>
          </table:table-cell>
          <table:table-cell table:style-name="ce13" table:formula="of:=IF(MATCH([.E110];LabelFR;0) = ROW([.A110]); &quot;&quot;; &quot;DOUBLON LIGNE &quot; &amp; MATCH([.E110];LabelFR;0))">
            <text:p/>
          </table:table-cell>
          <table:table-cell table:number-columns-repeated="1003"/>
        </table:table-row>
        <table:table-row table:style-name="ro17">
          <table:table-cell table:style-name="ce6" table:formula="of:=[EN.A111]" office:value-type="string" office:string-value="dpt" calcext:value-type="string">
            <text:p>dpt</text:p>
          </table:table-cell>
          <table:table-cell table:style-name="ce8" table:formula="of:=[EN.B111]" office:value-type="string" office:string-value="Depositor" calcext:value-type="string">
            <text:p>Depositor</text:p>
          </table:table-cell>
          <table:table-cell table:style-name="ce8" table:formula="of:=[EN.G111]" office:value-type="string" office:string-value="A current owner of an item who deposited the item into the custody of another person, family, or organization, while still retaining ownership" calcext:value-type="string">
            <text:p>A current owner of an item who deposited the item into the custody of another person, family, or organization, while still retaining ownership</text:p>
          </table:table-cell>
          <table:table-cell table:style-name="ce11" office:value-type="string" calcext:value-type="string">
            <text:p>dpt</text:p>
          </table:table-cell>
          <table:table-cell table:style-name="ce11" office:value-type="string" calcext:value-type="string">
            <text:p>Déposant</text:p>
          </table:table-cell>
          <table:table-cell table:style-name="ce11" table:number-columns-repeated="3"/>
          <table:table-cell table:style-name="ce10" table:formula="of:=[EN.F111]" office:value-type="float" office:value="0" calcext:value-type="float">
            <text:p/>
          </table:table-cell>
          <table:table-cell table:style-name="ce11" office:value-type="string" calcext:value-type="string">
            <text:p>Une personne ou un organisme qui place du matériel sous la garde d'une bibliothèque ou d'un dépôt d'archives sans en transférer le titre légal.</text:p>
          </table:table-cell>
          <table:table-cell table:style-name="ce12" table:formula="of:=[EN.H111]" office:value-type="float" office:value="0" calcext:value-type="float">
            <text:p/>
          </table:table-cell>
          <table:table-cell table:style-name="ce12" table:formula="of:=[EN.I111]" office:value-type="string" office:string-value="2013-05-15:modified&#10;1970-01-01:new" calcext:value-type="string">
            <text:p>2013-05-15:modified</text:p>
            <text:p>1970-01-01:new</text:p>
          </table:table-cell>
          <table:table-cell table:style-name="ce13" table:formula="of:=IF([.A111]=[.D111];&quot;&quot;;&quot;DECALAGE&quot;)">
            <text:p/>
          </table:table-cell>
          <table:table-cell table:style-name="ce13" table:formula="of:=IF(AND(ISBLANK([.D111]);ISBLANK([.F111]));&quot;ND SANS USE&quot;;&quot;&quot;)">
            <text:p/>
          </table:table-cell>
          <table:table-cell table:style-name="ce13" table:formula="of:=IF(AND(NOT(ISBLANK([.D111]));ISBLANK([.J111]));&quot;DESCRIPTION MANQUANTE&quot;;&quot;&quot;)">
            <text:p/>
          </table:table-cell>
          <table:table-cell table:style-name="ce13" table:formula="of:=IF(MATCH([.E111];LabelFR;0) = ROW([.A111]); &quot;&quot;; &quot;DOUBLON LIGNE &quot; &amp; MATCH([.E111];LabelFR;0))">
            <text:p/>
          </table:table-cell>
          <table:table-cell table:number-columns-repeated="1003"/>
        </table:table-row>
        <table:table-row table:style-name="ro7">
          <table:table-cell table:style-name="ce6" table:formula="of:=[EN.A112]" office:value-type="string" office:string-value="drm" calcext:value-type="string">
            <text:p>drm</text:p>
          </table:table-cell>
          <table:table-cell table:style-name="ce8" table:formula="of:=[EN.B112]" office:value-type="string" office:string-value="Draftsman" calcext:value-type="string">
            <text:p>Draftsman</text:p>
          </table:table-cell>
          <table:table-cell table:style-name="ce8" table:formula="of:=[EN.G112]" office:value-type="string" office:string-value="A person, family, or organization contributing to a resource by an architect, inventor, etc., by making detailed plans or drawings for buildings, ships, aircraft, machines, objects, etc" calcext:value-type="string">
            <text:p>A person, family, or organization contributing to a resource by an architect, inventor, etc., by making detailed plans or drawings for buildings, ships, aircraft, machines, objects, etc</text:p>
          </table:table-cell>
          <table:table-cell table:style-name="ce11" office:value-type="string" calcext:value-type="string">
            <text:p>drm</text:p>
          </table:table-cell>
          <table:table-cell table:style-name="ce11" office:value-type="string" calcext:value-type="string">
            <text:p>Dessinateur industriel</text:p>
          </table:table-cell>
          <table:table-cell table:style-name="ce11" table:number-columns-repeated="3"/>
          <table:table-cell table:style-name="ce10" table:formula="of:=[EN.F112]" office:value-type="float" office:value="0" calcext:value-type="float">
            <text:p/>
          </table:table-cell>
          <table:table-cell table:style-name="ce11" office:value-type="string" calcext:value-type="string">
            <text:p>Une personne, un groupe ou une organisation qui contribue à l’œuvre d'un architecte, d'un inventeur, etc. en réalisant des plans détaillés et des dessins techniques de bâtiments, de bateaux, d'avions, de machines, d'objets, etc.</text:p>
          </table:table-cell>
          <table:table-cell table:style-name="ce12" table:formula="of:=[EN.H112]" office:value-type="string" office:string-value="Changed MARC def" calcext:value-type="string">
            <text:p>Changed MARC def</text:p>
          </table:table-cell>
          <table:table-cell table:style-name="ce12" table:formula="of:=[EN.I112]" office:value-type="string" office:string-value="2013-05-15:modified&#10;1970-01-01:new" calcext:value-type="string">
            <text:p>2013-05-15:modified</text:p>
            <text:p>1970-01-01:new</text:p>
          </table:table-cell>
          <table:table-cell table:style-name="ce13" table:formula="of:=IF([.A112]=[.D112];&quot;&quot;;&quot;DECALAGE&quot;)">
            <text:p/>
          </table:table-cell>
          <table:table-cell table:style-name="ce13" table:formula="of:=IF(AND(ISBLANK([.D112]);ISBLANK([.F112]));&quot;ND SANS USE&quot;;&quot;&quot;)">
            <text:p/>
          </table:table-cell>
          <table:table-cell table:style-name="ce13" table:formula="of:=IF(AND(NOT(ISBLANK([.D112]));ISBLANK([.J112]));&quot;DESCRIPTION MANQUANTE&quot;;&quot;&quot;)">
            <text:p/>
          </table:table-cell>
          <table:table-cell table:style-name="ce13" table:formula="of:=IF(MATCH([.E112];LabelFR;0) = ROW([.A112]); &quot;&quot;; &quot;DOUBLON LIGNE &quot; &amp; MATCH([.E112];LabelFR;0))">
            <text:p/>
          </table:table-cell>
          <table:table-cell table:number-columns-repeated="1003"/>
        </table:table-row>
        <table:table-row table:style-name="ro6">
          <table:table-cell table:style-name="ce6" table:formula="of:=[EN.A113]" office:value-type="float" office:value="0" calcext:value-type="float">
            <text:p/>
          </table:table-cell>
          <table:table-cell table:style-name="ce8" table:formula="of:=[EN.B113]" office:value-type="string" office:string-value="Technical draftsman" calcext:value-type="string">
            <text:p>Technical draftsman</text:p>
          </table:table-cell>
          <table:table-cell table:style-name="ce8" table:formula="of:=[EN.G113]" office:value-type="float" office:value="0" calcext:value-type="float">
            <text:p/>
          </table:table-cell>
          <table:table-cell table:style-name="ce11"/>
          <table:table-cell table:style-name="ce11" office:value-type="string" calcext:value-type="string">
            <text:p>Dessinateur projeteur</text:p>
          </table:table-cell>
          <table:table-cell table:style-name="ce11" office:value-type="string" calcext:value-type="string">
            <text:p>drm</text:p>
          </table:table-cell>
          <table:table-cell table:style-name="ce11" table:number-columns-repeated="2"/>
          <table:table-cell table:style-name="ce10" table:formula="of:=[EN.F113]" office:value-type="float" office:value="0" calcext:value-type="float">
            <text:p/>
          </table:table-cell>
          <table:table-cell table:style-name="ce11"/>
          <table:table-cell table:style-name="ce12" table:formula="of:=[EN.H113]" office:value-type="float" office:value="0" calcext:value-type="float">
            <text:p/>
          </table:table-cell>
          <table:table-cell table:style-name="ce12" table:formula="of:=[EN.I113]" office:value-type="float" office:value="0" calcext:value-type="float">
            <text:p/>
          </table:table-cell>
          <table:table-cell table:style-name="ce13" table:formula="of:=IF([.A113]=[.D113];&quot;&quot;;&quot;DECALAGE&quot;)">
            <text:p/>
          </table:table-cell>
          <table:table-cell table:style-name="ce13" table:formula="of:=IF(AND(ISBLANK([.D113]);ISBLANK([.F113]));&quot;ND SANS USE&quot;;&quot;&quot;)">
            <text:p/>
          </table:table-cell>
          <table:table-cell table:style-name="ce13" table:formula="of:=IF(AND(NOT(ISBLANK([.D113]));ISBLANK([.J113]));&quot;DESCRIPTION MANQUANTE&quot;;&quot;&quot;)">
            <text:p/>
          </table:table-cell>
          <table:table-cell table:style-name="ce13" table:formula="of:=IF(MATCH([.E113];LabelFR;0) = ROW([.A113]); &quot;&quot;; &quot;DOUBLON LIGNE &quot; &amp; MATCH([.E113];LabelFR;0))">
            <text:p/>
          </table:table-cell>
          <table:table-cell table:number-columns-repeated="1003"/>
        </table:table-row>
        <table:table-row table:style-name="ro17">
          <table:table-cell table:style-name="ce6" table:formula="of:=[EN.A114]" office:value-type="string" office:string-value="drt" calcext:value-type="string">
            <text:p>drt</text:p>
          </table:table-cell>
          <table:table-cell table:style-name="ce8" table:formula="of:=[EN.B114]" office:value-type="string" office:string-value="Director" calcext:value-type="string">
            <text:p>Director</text:p>
          </table:table-cell>
          <table:table-cell table:style-name="ce8" table:formula="of:=[EN.G114]" office:value-type="string" office:string-value="A person responsible for the general management and supervision of a filmed performance, a radio or television program, etc." calcext:value-type="string">
            <text:p>A person responsible for the general management and supervision of a filmed performance, a radio or television program, etc.</text:p>
          </table:table-cell>
          <table:table-cell table:style-name="ce11" office:value-type="string" calcext:value-type="string">
            <text:p>drt</text:p>
          </table:table-cell>
          <table:table-cell table:style-name="ce11" office:value-type="string" calcext:value-type="string">
            <text:p>Directeur des programmes</text:p>
          </table:table-cell>
          <table:table-cell table:style-name="ce11" table:number-columns-repeated="3"/>
          <table:table-cell table:style-name="ce10" table:formula="of:=[EN.F114]" office:value-type="float" office:value="0" calcext:value-type="float">
            <text:p/>
          </table:table-cell>
          <table:table-cell table:style-name="ce11" office:value-type="string" calcext:value-type="string">
            <text:p>Une personne responsable de l'administration générale et de la supervision d'une œuvre filmée ou d'un programme de radio, de télévision, etc.</text:p>
          </table:table-cell>
          <table:table-cell table:style-name="ce12" table:formula="of:=[EN.H114]" office:value-type="string" office:string-value="Changed MARC def" calcext:value-type="string">
            <text:p>Changed MARC def</text:p>
          </table:table-cell>
          <table:table-cell table:style-name="ce12" table:formula="of:=[EN.I114]" office:value-type="string" office:string-value="2013-05-15:modified&#10;1970-01-01:new" calcext:value-type="string">
            <text:p>2013-05-15:modified</text:p>
            <text:p>1970-01-01:new</text:p>
          </table:table-cell>
          <table:table-cell table:style-name="ce13" table:formula="of:=IF([.A114]=[.D114];&quot;&quot;;&quot;DECALAGE&quot;)">
            <text:p/>
          </table:table-cell>
          <table:table-cell table:style-name="ce13" table:formula="of:=IF(AND(ISBLANK([.D114]);ISBLANK([.F114]));&quot;ND SANS USE&quot;;&quot;&quot;)">
            <text:p/>
          </table:table-cell>
          <table:table-cell table:style-name="ce13" table:formula="of:=IF(AND(NOT(ISBLANK([.D114]));ISBLANK([.J114]));&quot;DESCRIPTION MANQUANTE&quot;;&quot;&quot;)">
            <text:p/>
          </table:table-cell>
          <table:table-cell table:style-name="ce13" table:formula="of:=IF(MATCH([.E114];LabelFR;0) = ROW([.A114]); &quot;&quot;; &quot;DOUBLON LIGNE &quot; &amp; MATCH([.E114];LabelFR;0))">
            <text:p/>
          </table:table-cell>
          <table:table-cell table:number-columns-repeated="1003"/>
        </table:table-row>
        <table:table-row table:style-name="ro17">
          <table:table-cell table:style-name="ce6" table:formula="of:=[EN.A115]" office:value-type="string" office:string-value="dsr" calcext:value-type="string">
            <text:p>dsr</text:p>
          </table:table-cell>
          <table:table-cell table:style-name="ce8" table:formula="of:=[EN.B115]" office:value-type="string" office:string-value="Designer" calcext:value-type="string">
            <text:p>Designer</text:p>
          </table:table-cell>
          <table:table-cell table:style-name="ce8" table:formula="of:=[EN.G115]" office:value-type="string" office:string-value="A person, family, or organization responsible for creating a design for an object" calcext:value-type="string">
            <text:p>A person, family, or organization responsible for creating a design for an object</text:p>
          </table:table-cell>
          <table:table-cell table:style-name="ce11" office:value-type="string" calcext:value-type="string">
            <text:p>dsr</text:p>
          </table:table-cell>
          <table:table-cell table:style-name="ce11" office:value-type="string" calcext:value-type="string">
            <text:p>Designer</text:p>
          </table:table-cell>
          <table:table-cell table:style-name="ce11" table:number-columns-repeated="3"/>
          <table:table-cell table:style-name="ce10" table:formula="of:=[EN.F115]" office:value-type="float" office:value="0" calcext:value-type="float">
            <text:p/>
          </table:table-cell>
          <table:table-cell table:style-name="ce11" office:value-type="string" calcext:value-type="string">
            <text:p>Une personne, un groupe ou un organisme responsable de la conception d'un objet.</text:p>
          </table:table-cell>
          <table:table-cell table:style-name="ce12" table:formula="of:=[EN.H115]" office:value-type="string" office:string-value="Changed MARC def" calcext:value-type="string">
            <text:p>Changed MARC def</text:p>
          </table:table-cell>
          <table:table-cell table:style-name="ce12" table:formula="of:=[EN.I115]" office:value-type="string" office:string-value="2013-05-15:modified&#10;1970-01-01:new" calcext:value-type="string">
            <text:p>2013-05-15:modified</text:p>
            <text:p>1970-01-01:new</text:p>
          </table:table-cell>
          <table:table-cell table:style-name="ce13" table:formula="of:=IF([.A115]=[.D115];&quot;&quot;;&quot;DECALAGE&quot;)">
            <text:p/>
          </table:table-cell>
          <table:table-cell table:style-name="ce13" table:formula="of:=IF(AND(ISBLANK([.D115]);ISBLANK([.F115]));&quot;ND SANS USE&quot;;&quot;&quot;)">
            <text:p/>
          </table:table-cell>
          <table:table-cell table:style-name="ce13" table:formula="of:=IF(AND(NOT(ISBLANK([.D115]));ISBLANK([.J115]));&quot;DESCRIPTION MANQUANTE&quot;;&quot;&quot;)">
            <text:p/>
          </table:table-cell>
          <table:table-cell table:style-name="ce13" table:formula="of:=IF(MATCH([.E115];LabelFR;0) = ROW([.A115]); &quot;&quot;; &quot;DOUBLON LIGNE &quot; &amp; MATCH([.E115];LabelFR;0))">
            <text:p/>
          </table:table-cell>
          <table:table-cell table:number-columns-repeated="1003"/>
        </table:table-row>
        <table:table-row table:style-name="ro17">
          <table:table-cell table:style-name="ce6" table:formula="of:=[EN.A116]" office:value-type="string" office:string-value="dst" calcext:value-type="string">
            <text:p>dst</text:p>
          </table:table-cell>
          <table:table-cell table:style-name="ce8" table:formula="of:=[EN.B116]" office:value-type="string" office:string-value="Distributor" calcext:value-type="string">
            <text:p>Distributor</text:p>
          </table:table-cell>
          <table:table-cell table:style-name="ce8" table:formula="of:=[EN.G116]" office:value-type="string" office:string-value="A person or organization that has exclusive or shared marketing rights for a resource" calcext:value-type="string">
            <text:p>A person or organization that has exclusive or shared marketing rights for a resource</text:p>
          </table:table-cell>
          <table:table-cell table:style-name="ce11" office:value-type="string" calcext:value-type="string">
            <text:p>dst</text:p>
          </table:table-cell>
          <table:table-cell table:style-name="ce11" office:value-type="string" calcext:value-type="string">
            <text:p>Distributeur</text:p>
          </table:table-cell>
          <table:table-cell table:style-name="ce11" table:number-columns-repeated="3"/>
          <table:table-cell table:style-name="ce10" table:formula="of:=[EN.F116]" office:value-type="float" office:value="0" calcext:value-type="float">
            <text:p/>
          </table:table-cell>
          <table:table-cell table:style-name="ce11" office:value-type="string" calcext:value-type="string">
            <text:p>Une personne ou un organisme qui détient la totalité ou une partie des droits de commercialisation d'une œuvre.</text:p>
          </table:table-cell>
          <table:table-cell table:style-name="ce12" table:formula="of:=[EN.H116]" office:value-type="float" office:value="0" calcext:value-type="float">
            <text:p/>
          </table:table-cell>
          <table:table-cell table:style-name="ce12" table:formula="of:=[EN.I116]" office:value-type="string" office:string-value="2013-05-15:modified&#10;1970-01-01:new" calcext:value-type="string">
            <text:p>2013-05-15:modified</text:p>
            <text:p>1970-01-01:new</text:p>
          </table:table-cell>
          <table:table-cell table:style-name="ce13" table:formula="of:=IF([.A116]=[.D116];&quot;&quot;;&quot;DECALAGE&quot;)">
            <text:p/>
          </table:table-cell>
          <table:table-cell table:style-name="ce13" table:formula="of:=IF(AND(ISBLANK([.D116]);ISBLANK([.F116]));&quot;ND SANS USE&quot;;&quot;&quot;)">
            <text:p/>
          </table:table-cell>
          <table:table-cell table:style-name="ce13" table:formula="of:=IF(AND(NOT(ISBLANK([.D116]));ISBLANK([.J116]));&quot;DESCRIPTION MANQUANTE&quot;;&quot;&quot;)">
            <text:p/>
          </table:table-cell>
          <table:table-cell table:style-name="ce13" table:formula="of:=IF(MATCH([.E116];LabelFR;0) = ROW([.A116]); &quot;&quot;; &quot;DOUBLON LIGNE &quot; &amp; MATCH([.E116];LabelFR;0))">
            <text:p/>
          </table:table-cell>
          <table:table-cell table:number-columns-repeated="1003"/>
        </table:table-row>
        <table:table-row table:style-name="ro17">
          <table:table-cell table:style-name="ce6" table:formula="of:=[EN.A117]" office:value-type="string" office:string-value="dtc" calcext:value-type="string">
            <text:p>dtc</text:p>
          </table:table-cell>
          <table:table-cell table:style-name="ce8" table:formula="of:=[EN.B117]" office:value-type="string" office:string-value="Data contributor" calcext:value-type="string">
            <text:p>Data contributor</text:p>
          </table:table-cell>
          <table:table-cell table:style-name="ce8" table:formula="of:=[EN.G117]" office:value-type="string" office:string-value="A person or organization that submits data for inclusion in a database or other collection of data" calcext:value-type="string">
            <text:p>A person or organization that submits data for inclusion in a database or other collection of data</text:p>
          </table:table-cell>
          <table:table-cell table:style-name="ce11" office:value-type="string" calcext:value-type="string">
            <text:p>dtc</text:p>
          </table:table-cell>
          <table:table-cell table:style-name="ce11" office:value-type="string" calcext:value-type="string">
            <text:p>Contributeur de données</text:p>
          </table:table-cell>
          <table:table-cell table:style-name="ce11" table:number-columns-repeated="3"/>
          <table:table-cell table:style-name="ce10" table:formula="of:=[EN.F117]" office:value-type="float" office:value="0" calcext:value-type="float">
            <text:p/>
          </table:table-cell>
          <table:table-cell table:style-name="ce11" office:value-type="string" calcext:value-type="string">
            <text:p>Une personne ou un organisme qui fournit des données en vue de leur intégration dans une base de données ou tout autre ensemble de données.</text:p>
          </table:table-cell>
          <table:table-cell table:style-name="ce12" table:formula="of:=[EN.H117]" office:value-type="float" office:value="0" calcext:value-type="float">
            <text:p/>
          </table:table-cell>
          <table:table-cell table:style-name="ce12" table:formula="of:=[EN.I117]" office:value-type="string" office:string-value="2013-05-15:modified&#10;1970-01-01:new" calcext:value-type="string">
            <text:p>2013-05-15:modified</text:p>
            <text:p>1970-01-01:new</text:p>
          </table:table-cell>
          <table:table-cell table:style-name="ce13" table:formula="of:=IF([.A117]=[.D117];&quot;&quot;;&quot;DECALAGE&quot;)">
            <text:p/>
          </table:table-cell>
          <table:table-cell table:style-name="ce13" table:formula="of:=IF(AND(ISBLANK([.D117]);ISBLANK([.F117]));&quot;ND SANS USE&quot;;&quot;&quot;)">
            <text:p/>
          </table:table-cell>
          <table:table-cell table:style-name="ce13" table:formula="of:=IF(AND(NOT(ISBLANK([.D117]));ISBLANK([.J117]));&quot;DESCRIPTION MANQUANTE&quot;;&quot;&quot;)">
            <text:p/>
          </table:table-cell>
          <table:table-cell table:style-name="ce13" table:formula="of:=IF(MATCH([.E117];LabelFR;0) = ROW([.A117]); &quot;&quot;; &quot;DOUBLON LIGNE &quot; &amp; MATCH([.E117];LabelFR;0))">
            <text:p/>
          </table:table-cell>
          <table:table-cell table:number-columns-repeated="1003"/>
        </table:table-row>
        <table:table-row table:style-name="ro24">
          <table:table-cell table:style-name="ce6" table:formula="of:=[EN.A118]" office:value-type="string" office:string-value="dte" calcext:value-type="string">
            <text:p>dte</text:p>
          </table:table-cell>
          <table:table-cell table:style-name="ce8" table:formula="of:=[EN.B118]" office:value-type="string" office:string-value="Dedicatee" calcext:value-type="string">
            <text:p>Dedicatee</text:p>
          </table:table-cell>
          <table:table-cell table:style-name="ce8" table:formula="of:=[EN.G118]" office:value-type="string" office:string-value="A person, family, or organization to whom a resource is dedicated" calcext:value-type="string">
            <text:p>A person, family, or organization to whom a resource is dedicated</text:p>
          </table:table-cell>
          <table:table-cell table:style-name="ce11" office:value-type="string" calcext:value-type="string">
            <text:p>dte</text:p>
          </table:table-cell>
          <table:table-cell table:style-name="ce11" office:value-type="string" calcext:value-type="string">
            <text:p>Dédicataire</text:p>
          </table:table-cell>
          <table:table-cell table:style-name="ce11" table:number-columns-repeated="3"/>
          <table:table-cell table:style-name="ce10" table:formula="of:=[EN.F118]" office:value-type="float" office:value="0" calcext:value-type="float">
            <text:p/>
          </table:table-cell>
          <table:table-cell table:style-name="ce11" office:value-type="string" calcext:value-type="string">
            <text:p>Une personne, un groupe ou un organisme à qui une œuvre est dédicacée,</text:p>
          </table:table-cell>
          <table:table-cell table:style-name="ce12" table:formula="of:=[EN.H118]" office:value-type="string" office:string-value="Changed MARC def; Combines RDA dedicatee (work) and dedicatee of item (item)" calcext:value-type="string">
            <text:p>Changed MARC def; Combines RDA dedicatee (work) and dedicatee of item (item)</text:p>
          </table:table-cell>
          <table:table-cell table:style-name="ce12" table:formula="of:=[EN.I118]" office:value-type="string" office:string-value="2014-02-05:Altered definition&#10;2013-05-15:modified&#10;1970-01-01:new" calcext:value-type="string">
            <text:p>2014-02-05:Altered definition</text:p>
            <text:p>2013-05-15:modified</text:p>
            <text:p>1970-01-01:new</text:p>
          </table:table-cell>
          <table:table-cell table:style-name="ce13" table:formula="of:=IF([.A118]=[.D118];&quot;&quot;;&quot;DECALAGE&quot;)">
            <text:p/>
          </table:table-cell>
          <table:table-cell table:style-name="ce13" table:formula="of:=IF(AND(ISBLANK([.D118]);ISBLANK([.F118]));&quot;ND SANS USE&quot;;&quot;&quot;)">
            <text:p/>
          </table:table-cell>
          <table:table-cell table:style-name="ce13" table:formula="of:=IF(AND(NOT(ISBLANK([.D118]));ISBLANK([.J118]));&quot;DESCRIPTION MANQUANTE&quot;;&quot;&quot;)">
            <text:p/>
          </table:table-cell>
          <table:table-cell table:style-name="ce13" table:formula="of:=IF(MATCH([.E118];LabelFR;0) = ROW([.A118]); &quot;&quot;; &quot;DOUBLON LIGNE &quot; &amp; MATCH([.E118];LabelFR;0))">
            <text:p/>
          </table:table-cell>
          <table:table-cell table:number-columns-repeated="1003"/>
        </table:table-row>
        <table:table-row table:style-name="ro6">
          <table:table-cell table:style-name="ce6" table:formula="of:=[EN.A119]" office:value-type="float" office:value="0" calcext:value-type="float">
            <text:p/>
          </table:table-cell>
          <table:table-cell table:style-name="ce8" table:formula="of:=[EN.B119]" office:value-type="string" office:string-value="Dedicatee of item" calcext:value-type="string">
            <text:p>Dedicatee of item</text:p>
          </table:table-cell>
          <table:table-cell table:style-name="ce8" table:formula="of:=[EN.G119]" office:value-type="float" office:value="0" calcext:value-type="float">
            <text:p/>
          </table:table-cell>
          <table:table-cell table:style-name="ce11"/>
          <table:table-cell table:style-name="ce11" office:value-type="string" calcext:value-type="string">
            <text:p>Destinataire de la dédicace</text:p>
          </table:table-cell>
          <table:table-cell table:style-name="ce11" office:value-type="string" calcext:value-type="string">
            <text:p>dte</text:p>
          </table:table-cell>
          <table:table-cell table:style-name="ce11" table:number-columns-repeated="2"/>
          <table:table-cell table:style-name="ce10" table:formula="of:=[EN.F119]" office:value-type="float" office:value="0" calcext:value-type="float">
            <text:p/>
          </table:table-cell>
          <table:table-cell table:style-name="ce11"/>
          <table:table-cell table:style-name="ce12" table:formula="of:=[EN.H119]" office:value-type="float" office:value="0" calcext:value-type="float">
            <text:p/>
          </table:table-cell>
          <table:table-cell table:style-name="ce12" table:formula="of:=[EN.I119]" office:value-type="float" office:value="0" calcext:value-type="float">
            <text:p/>
          </table:table-cell>
          <table:table-cell table:style-name="ce13" table:formula="of:=IF([.A119]=[.D119];&quot;&quot;;&quot;DECALAGE&quot;)">
            <text:p/>
          </table:table-cell>
          <table:table-cell table:style-name="ce13" table:formula="of:=IF(AND(ISBLANK([.D119]);ISBLANK([.F119]));&quot;ND SANS USE&quot;;&quot;&quot;)">
            <text:p/>
          </table:table-cell>
          <table:table-cell table:style-name="ce13" table:formula="of:=IF(AND(NOT(ISBLANK([.D119]));ISBLANK([.J119]));&quot;DESCRIPTION MANQUANTE&quot;;&quot;&quot;)">
            <text:p/>
          </table:table-cell>
          <table:table-cell table:style-name="ce13" table:formula="of:=IF(MATCH([.E119];LabelFR;0) = ROW([.A119]); &quot;&quot;; &quot;DOUBLON LIGNE &quot; &amp; MATCH([.E119];LabelFR;0))">
            <text:p/>
          </table:table-cell>
          <table:table-cell table:number-columns-repeated="1003"/>
        </table:table-row>
        <table:table-row table:style-name="ro17">
          <table:table-cell table:style-name="ce6" table:formula="of:=[EN.A120]" office:value-type="string" office:string-value="dtm" calcext:value-type="string">
            <text:p>dtm</text:p>
          </table:table-cell>
          <table:table-cell table:style-name="ce8" table:formula="of:=[EN.B120]" office:value-type="string" office:string-value="Data manager" calcext:value-type="string">
            <text:p>Data manager</text:p>
          </table:table-cell>
          <table:table-cell table:style-name="ce8" table:formula="of:=[EN.G120]" office:value-type="string" office:string-value="A person or organization responsible for managing databases or other data sources" calcext:value-type="string">
            <text:p>A person or organization responsible for managing databases or other data sources</text:p>
          </table:table-cell>
          <table:table-cell table:style-name="ce11" office:value-type="string" calcext:value-type="string">
            <text:p>dtm</text:p>
          </table:table-cell>
          <table:table-cell table:style-name="ce11" office:value-type="string" calcext:value-type="string">
            <text:p>Gestionnaire de données</text:p>
          </table:table-cell>
          <table:table-cell table:style-name="ce11" table:number-columns-repeated="3"/>
          <table:table-cell table:style-name="ce10" table:formula="of:=[EN.F120]" office:value-type="float" office:value="0" calcext:value-type="float">
            <text:p/>
          </table:table-cell>
          <table:table-cell table:style-name="ce11" office:value-type="string" calcext:value-type="string">
            <text:p>Une personne ou un organisme qui gère des bases de données ou d'autres sources de données.</text:p>
          </table:table-cell>
          <table:table-cell table:style-name="ce12" table:formula="of:=[EN.H120]" office:value-type="float" office:value="0" calcext:value-type="float">
            <text:p/>
          </table:table-cell>
          <table:table-cell table:style-name="ce12" table:formula="of:=[EN.I120]" office:value-type="string" office:string-value="2013-05-15:modified&#10;1970-01-01:new" calcext:value-type="string">
            <text:p>2013-05-15:modified</text:p>
            <text:p>1970-01-01:new</text:p>
          </table:table-cell>
          <table:table-cell table:style-name="ce13" table:formula="of:=IF([.A120]=[.D120];&quot;&quot;;&quot;DECALAGE&quot;)">
            <text:p/>
          </table:table-cell>
          <table:table-cell table:style-name="ce13" table:formula="of:=IF(AND(ISBLANK([.D120]);ISBLANK([.F120]));&quot;ND SANS USE&quot;;&quot;&quot;)">
            <text:p/>
          </table:table-cell>
          <table:table-cell table:style-name="ce13" table:formula="of:=IF(AND(NOT(ISBLANK([.D120]));ISBLANK([.J120]));&quot;DESCRIPTION MANQUANTE&quot;;&quot;&quot;)">
            <text:p/>
          </table:table-cell>
          <table:table-cell table:style-name="ce13" table:formula="of:=IF(MATCH([.E120];LabelFR;0) = ROW([.A120]); &quot;&quot;; &quot;DOUBLON LIGNE &quot; &amp; MATCH([.E120];LabelFR;0))">
            <text:p/>
          </table:table-cell>
          <table:table-cell table:number-columns-repeated="1003"/>
        </table:table-row>
        <table:table-row table:style-name="ro17">
          <table:table-cell table:style-name="ce6" table:formula="of:=[EN.A121]" office:value-type="string" office:string-value="dto" calcext:value-type="string">
            <text:p>dto</text:p>
          </table:table-cell>
          <table:table-cell table:style-name="ce8" table:formula="of:=[EN.B121]" office:value-type="string" office:string-value="Dedicator" calcext:value-type="string">
            <text:p>Dedicator</text:p>
          </table:table-cell>
          <table:table-cell table:style-name="ce8" table:formula="of:=[EN.G121]" office:value-type="string" office:string-value="A person who writes a dedication, which may be a formal statement or in epistolary or verse form" calcext:value-type="string">
            <text:p>A person who writes a dedication, which may be a formal statement or in epistolary or verse form</text:p>
          </table:table-cell>
          <table:table-cell table:style-name="ce11" office:value-type="string" calcext:value-type="string">
            <text:p>dto</text:p>
          </table:table-cell>
          <table:table-cell table:style-name="ce11" office:value-type="string" calcext:value-type="string">
            <text:p>Auteur d'une dédicace</text:p>
          </table:table-cell>
          <table:table-cell table:style-name="ce11" table:number-columns-repeated="3"/>
          <table:table-cell table:style-name="ce10" table:formula="of:=[EN.F121]" office:value-type="float" office:value="0" calcext:value-type="float">
            <text:p/>
          </table:table-cell>
          <table:table-cell table:style-name="ce11" office:value-type="string" calcext:value-type="string">
            <text:p>La personne qui formule et écrit une dédicace. La dédicace peut prendre la forme d'une formule officielle ou d'une envolée épistolaire ou poétique.</text:p>
          </table:table-cell>
          <table:table-cell table:style-name="ce12" table:formula="of:=[EN.H121]" office:value-type="float" office:value="0" calcext:value-type="float">
            <text:p/>
          </table:table-cell>
          <table:table-cell table:style-name="ce12" table:formula="of:=[EN.I121]" office:value-type="string" office:string-value="2013-05-15:modified&#10;1970-01-01:new" calcext:value-type="string">
            <text:p>2013-05-15:modified</text:p>
            <text:p>1970-01-01:new</text:p>
          </table:table-cell>
          <table:table-cell table:style-name="ce13" table:formula="of:=IF([.A121]=[.D121];&quot;&quot;;&quot;DECALAGE&quot;)">
            <text:p/>
          </table:table-cell>
          <table:table-cell table:style-name="ce13" table:formula="of:=IF(AND(ISBLANK([.D121]);ISBLANK([.F121]));&quot;ND SANS USE&quot;;&quot;&quot;)">
            <text:p/>
          </table:table-cell>
          <table:table-cell table:style-name="ce13" table:formula="of:=IF(AND(NOT(ISBLANK([.D121]));ISBLANK([.J121]));&quot;DESCRIPTION MANQUANTE&quot;;&quot;&quot;)">
            <text:p/>
          </table:table-cell>
          <table:table-cell table:style-name="ce13" table:formula="of:=IF(MATCH([.E121];LabelFR;0) = ROW([.A121]); &quot;&quot;; &quot;DOUBLON LIGNE &quot; &amp; MATCH([.E121];LabelFR;0))">
            <text:p/>
          </table:table-cell>
          <table:table-cell table:number-columns-repeated="1003"/>
        </table:table-row>
        <table:table-row table:style-name="ro17">
          <table:table-cell table:style-name="ce6" table:formula="of:=[EN.A122]" office:value-type="string" office:string-value="dub" calcext:value-type="string">
            <text:p>dub</text:p>
          </table:table-cell>
          <table:table-cell table:style-name="ce8" table:formula="of:=[EN.B122]" office:value-type="string" office:string-value="Dubious author" calcext:value-type="string">
            <text:p>Dubious author</text:p>
          </table:table-cell>
          <table:table-cell table:style-name="ce8" table:formula="of:=[EN.G122]" office:value-type="string" office:string-value="A person or organization to which authorship has been dubiously or incorrectly ascribed" calcext:value-type="string">
            <text:p>A person or organization to which authorship has been dubiously or incorrectly ascribed</text:p>
          </table:table-cell>
          <table:table-cell table:style-name="ce11" office:value-type="string" calcext:value-type="string">
            <text:p>dub</text:p>
          </table:table-cell>
          <table:table-cell table:style-name="ce11" office:value-type="string" calcext:value-type="string">
            <text:p>Auteur douteux</text:p>
          </table:table-cell>
          <table:table-cell table:style-name="ce11" table:number-columns-repeated="3"/>
          <table:table-cell table:style-name="ce10" table:formula="of:=[EN.F122]" office:value-type="float" office:value="0" calcext:value-type="float">
            <text:p/>
          </table:table-cell>
          <table:table-cell table:style-name="ce11" office:value-type="string" calcext:value-type="string">
            <text:p>Une personne ou un organisme à qui la paternité d'une œuvre a été attribuée à tort ou de façon incorrecte.</text:p>
          </table:table-cell>
          <table:table-cell table:style-name="ce12" table:formula="of:=[EN.H122]" office:value-type="float" office:value="0" calcext:value-type="float">
            <text:p/>
          </table:table-cell>
          <table:table-cell table:style-name="ce12" table:formula="of:=[EN.I122]" office:value-type="string" office:string-value="2013-05-15:modified&#10;1970-01-01:new" calcext:value-type="string">
            <text:p>2013-05-15:modified</text:p>
            <text:p>1970-01-01:new</text:p>
          </table:table-cell>
          <table:table-cell table:style-name="ce13" table:formula="of:=IF([.A122]=[.D122];&quot;&quot;;&quot;DECALAGE&quot;)">
            <text:p/>
          </table:table-cell>
          <table:table-cell table:style-name="ce13" table:formula="of:=IF(AND(ISBLANK([.D122]);ISBLANK([.F122]));&quot;ND SANS USE&quot;;&quot;&quot;)">
            <text:p/>
          </table:table-cell>
          <table:table-cell table:style-name="ce13" table:formula="of:=IF(AND(NOT(ISBLANK([.D122]));ISBLANK([.J122]));&quot;DESCRIPTION MANQUANTE&quot;;&quot;&quot;)">
            <text:p/>
          </table:table-cell>
          <table:table-cell table:style-name="ce13" table:formula="of:=IF(MATCH([.E122];LabelFR;0) = ROW([.A122]); &quot;&quot;; &quot;DOUBLON LIGNE &quot; &amp; MATCH([.E122];LabelFR;0))">
            <text:p/>
          </table:table-cell>
          <table:table-cell table:number-columns-repeated="1003"/>
        </table:table-row>
        <table:table-row table:style-name="ro16">
          <table:table-cell table:style-name="ce6" table:formula="of:=[EN.A123]" office:value-type="string" office:string-value="edc" calcext:value-type="string">
            <text:p>edc</text:p>
          </table:table-cell>
          <table:table-cell table:style-name="ce8" table:formula="of:=[EN.B123]" office:value-type="string" office:string-value="Editor of compilation" calcext:value-type="string">
            <text:p>Editor of compilation</text:p>
          </table:table-cell>
          <table:table-cell table:style-name="ce8" table:formula="of:=[EN.G123]" office:value-type="string" office:string-value="A person, family, or organization contributing to a collective or aggregate work by selecting and putting together works, or parts of works, by one or more creators. For compilations of data, information, etc., that result in new works, see compiler" calcext:value-type="string">
            <text:p>A person, family, or organization contributing to a collective or aggregate work by selecting and putting together works, or parts of works, by one or more creators. For compilations of data, information, etc., that result in new works, see compiler</text:p>
          </table:table-cell>
          <table:table-cell table:style-name="ce10" office:value-type="string" calcext:value-type="string">
            <text:p>edc</text:p>
          </table:table-cell>
          <table:table-cell table:style-name="ce10" office:value-type="string" calcext:value-type="string">
            <text:p>Éditeur intellectuel de la compilation</text:p>
          </table:table-cell>
          <table:table-cell table:style-name="ce10"/>
          <table:table-cell table:style-name="ce11" table:number-columns-repeated="2"/>
          <table:table-cell table:style-name="ce10" table:formula="of:=[EN.F123]" office:value-type="string" office:string-value="com" calcext:value-type="string">
            <text:p>com</text:p>
          </table:table-cell>
          <table:table-cell table:style-name="ce10" office:value-type="string" calcext:value-type="string">
            <text:p>Une personne, un groupe, ou un organisme qui contribue à un travail collectif ou une compilation en sélectionnant et en assemblant des travaux ou parties de travaux provenant d'un ou plusieurs auteurs différents. Pour des compilations de données, d'information, etc., qui aboutissent à une nouvelle œuvre, utiliser le terme compilateur (com).</text:p>
          </table:table-cell>
          <table:table-cell table:style-name="ce12" table:formula="of:=[EN.H123]" office:value-type="float" office:value="0" calcext:value-type="float">
            <text:p/>
          </table:table-cell>
          <table:table-cell table:style-name="ce12" table:formula="of:=[EN.I123]" office:value-type="string" office:string-value="2013-05-15:new" calcext:value-type="string">
            <text:p>2013-05-15:new</text:p>
          </table:table-cell>
          <table:table-cell table:style-name="ce13" table:formula="of:=IF([.A123]=[.D123];&quot;&quot;;&quot;DECALAGE&quot;)">
            <text:p/>
          </table:table-cell>
          <table:table-cell table:style-name="ce13" table:formula="of:=IF(AND(ISBLANK([.D123]);ISBLANK([.F123]));&quot;ND SANS USE&quot;;&quot;&quot;)">
            <text:p/>
          </table:table-cell>
          <table:table-cell table:style-name="ce13" table:formula="of:=IF(AND(NOT(ISBLANK([.D123]));ISBLANK([.J123]));&quot;DESCRIPTION MANQUANTE&quot;;&quot;&quot;)">
            <text:p/>
          </table:table-cell>
          <table:table-cell table:style-name="ce13" table:formula="of:=IF(MATCH([.E123];LabelFR;0) = ROW([.A123]); &quot;&quot;; &quot;DOUBLON LIGNE &quot; &amp; MATCH([.E123];LabelFR;0))">
            <text:p/>
          </table:table-cell>
          <table:table-cell table:number-columns-repeated="1003"/>
        </table:table-row>
        <table:table-row table:style-name="ro17">
          <table:table-cell table:style-name="ce6" table:formula="of:=[EN.A124]" office:value-type="string" office:string-value="edm" calcext:value-type="string">
            <text:p>edm</text:p>
          </table:table-cell>
          <table:table-cell table:style-name="ce8" table:formula="of:=[EN.B124]" office:value-type="string" office:string-value="Editor of moving image work" calcext:value-type="string">
            <text:p>Editor of moving image work</text:p>
          </table:table-cell>
          <table:table-cell table:style-name="ce8" table:formula="of:=[EN.G124]" office:value-type="string" office:string-value="A person, family, or organization responsible for assembling, arranging, and trimming film, video, or other moving image formats, including both visual and audio aspects" calcext:value-type="string">
            <text:p>A person, family, or organization responsible for assembling, arranging, and trimming film, video, or other moving image formats, including both visual and audio aspects</text:p>
          </table:table-cell>
          <table:table-cell table:style-name="ce10" office:value-type="string" calcext:value-type="string">
            <text:p>edm</text:p>
          </table:table-cell>
          <table:table-cell table:style-name="ce10" office:value-type="string" calcext:value-type="string">
            <text:p>Chef monteur</text:p>
          </table:table-cell>
          <table:table-cell table:style-name="ce10"/>
          <table:table-cell table:style-name="ce11" table:number-columns-repeated="2"/>
          <table:table-cell table:style-name="ce10" table:formula="of:=[EN.F124]" office:value-type="float" office:value="0" calcext:value-type="float">
            <text:p/>
          </table:table-cell>
          <table:table-cell table:style-name="ce10" office:value-type="string" calcext:value-type="string">
            <text:p>Une personne, un groupe, ou un organisme chargé de couper, d'assembler et d'arranger l'image et le son d'un film, d'une vidéo ou d'un autre type d'œuvre audiovisuelle.</text:p>
          </table:table-cell>
          <table:table-cell table:style-name="ce12" table:formula="of:=[EN.H124]" office:value-type="float" office:value="0" calcext:value-type="float">
            <text:p/>
          </table:table-cell>
          <table:table-cell table:style-name="ce12" table:formula="of:=[EN.I124]" office:value-type="string" office:string-value="2013-05-15:new" calcext:value-type="string">
            <text:p>2013-05-15:new</text:p>
          </table:table-cell>
          <table:table-cell table:style-name="ce13" table:formula="of:=IF([.A124]=[.D124];&quot;&quot;;&quot;DECALAGE&quot;)">
            <text:p/>
          </table:table-cell>
          <table:table-cell table:style-name="ce13" table:formula="of:=IF(AND(ISBLANK([.D124]);ISBLANK([.F124]));&quot;ND SANS USE&quot;;&quot;&quot;)">
            <text:p/>
          </table:table-cell>
          <table:table-cell table:style-name="ce13" table:formula="of:=IF(AND(NOT(ISBLANK([.D124]));ISBLANK([.J124]));&quot;DESCRIPTION MANQUANTE&quot;;&quot;&quot;)">
            <text:p/>
          </table:table-cell>
          <table:table-cell table:style-name="ce13" table:formula="of:=IF(MATCH([.E124];LabelFR;0) = ROW([.A124]); &quot;&quot;; &quot;DOUBLON LIGNE &quot; &amp; MATCH([.E124];LabelFR;0))">
            <text:p/>
          </table:table-cell>
          <table:table-cell table:number-columns-repeated="1003"/>
        </table:table-row>
        <table:table-row table:style-name="ro21">
          <table:table-cell table:style-name="ce6" table:formula="of:=[EN.A125]" office:value-type="float" office:value="0" calcext:value-type="float">
            <text:p/>
          </table:table-cell>
          <table:table-cell table:style-name="ce8" table:formula="of:=[EN.B125]" office:value-type="string" office:string-value="Moving image work editor" calcext:value-type="string">
            <text:p>Moving image work editor</text:p>
          </table:table-cell>
          <table:table-cell table:style-name="ce8" table:formula="of:=[EN.G125]" office:value-type="float" office:value="0" calcext:value-type="float">
            <text:p/>
          </table:table-cell>
          <table:table-cell table:style-name="ce10"/>
          <table:table-cell table:style-name="ce10" office:value-type="string" calcext:value-type="string">
            <text:p>Responsable du montage du film</text:p>
          </table:table-cell>
          <table:table-cell table:style-name="ce10" office:value-type="string" calcext:value-type="string">
            <text:p>edm</text:p>
          </table:table-cell>
          <table:table-cell table:style-name="ce11" table:number-columns-repeated="2"/>
          <table:table-cell table:style-name="ce10" table:formula="of:=[EN.F125]" office:value-type="float" office:value="0" calcext:value-type="float">
            <text:p/>
          </table:table-cell>
          <table:table-cell table:style-name="ce10"/>
          <table:table-cell table:style-name="ce12" table:formula="of:=[EN.H125]" office:value-type="float" office:value="0" calcext:value-type="float">
            <text:p/>
          </table:table-cell>
          <table:table-cell table:style-name="ce12" table:formula="of:=[EN.I125]" office:value-type="float" office:value="0" calcext:value-type="float">
            <text:p/>
          </table:table-cell>
          <table:table-cell table:style-name="ce13" table:formula="of:=IF([.A125]=[.D125];&quot;&quot;;&quot;DECALAGE&quot;)">
            <text:p/>
          </table:table-cell>
          <table:table-cell table:style-name="ce13" table:formula="of:=IF(AND(ISBLANK([.D125]);ISBLANK([.F125]));&quot;ND SANS USE&quot;;&quot;&quot;)">
            <text:p/>
          </table:table-cell>
          <table:table-cell table:style-name="ce13" table:formula="of:=IF(AND(NOT(ISBLANK([.D125]));ISBLANK([.J125]));&quot;DESCRIPTION MANQUANTE&quot;;&quot;&quot;)">
            <text:p/>
          </table:table-cell>
          <table:table-cell table:style-name="ce13" table:formula="of:=IF(MATCH([.E125];LabelFR;0) = ROW([.A125]); &quot;&quot;; &quot;DOUBLON LIGNE &quot; &amp; MATCH([.E125];LabelFR;0))">
            <text:p/>
          </table:table-cell>
          <table:table-cell table:number-columns-repeated="1003"/>
        </table:table-row>
        <table:table-row table:style-name="ro5">
          <table:table-cell table:style-name="ce6" table:formula="of:=[EN.A126]" office:value-type="string" office:string-value="edt" calcext:value-type="string">
            <text:p>edt</text:p>
          </table:table-cell>
          <table:table-cell table:style-name="ce8" table:formula="of:=[EN.B126]" office:value-type="string" office:string-value="Editor" calcext:value-type="string">
            <text:p>Editor</text:p>
          </table:table-cell>
          <table:table-cell table:style-name="ce8" table:formula="of:=[EN.G126]" office:value-type="string" office:string-value="A person, family, or organization contributing to a resource by revising or elucidating the content, e.g., adding an introduction, notes, or other critical matter. An editor may also prepare a resource for production, publication, or distribution. For major revisions, adaptations, etc., that substantially change the nature and content of the original work, resulting in a new work, see author" calcext:value-type="string">
            <text:p>A person, family, or organization contributing to a resource by revising or elucidating the content, e.g., adding an introduction, notes, or other critical matter. An editor may also prepare a resource for production, publication, or distribution. For major revisions, adaptations, etc., that substantially change the nature and content of the original work, resulting in a new work, see author</text:p>
          </table:table-cell>
          <table:table-cell table:style-name="ce11" office:value-type="string" calcext:value-type="string">
            <text:p>edt</text:p>
          </table:table-cell>
          <table:table-cell table:style-name="ce11" office:value-type="string" calcext:value-type="string">
            <text:p>Éditeur intellectuel</text:p>
          </table:table-cell>
          <table:table-cell table:style-name="ce11" table:number-columns-repeated="3"/>
          <table:table-cell table:style-name="ce10" table:formula="of:=[EN.F126]" office:value-type="float" office:value="0" calcext:value-type="float">
            <text:p/>
          </table:table-cell>
          <table:table-cell table:style-name="ce11" office:value-type="string" calcext:value-type="string">
            <text:p>Une personne, un groupe ou un organisme qui contribue à une œuvre en révisant ou en clarifiant le contenu (ajout d'une introduction, de notes ou d'un texte similaire). Elle peut également préparer le texte de façon à ce qu'il soit publié et diffusé. Pour des révisions majeures, des adaptations, etc. qui change de façon conséquente la nature et le contenu de l'oeuvre originale, voir auteur (aut).</text:p>
          </table:table-cell>
          <table:table-cell table:style-name="ce12" table:formula="of:=[EN.H126]" office:value-type="string" office:string-value="Changed MARC def" calcext:value-type="string">
            <text:p>Changed MARC def</text:p>
          </table:table-cell>
          <table:table-cell table:style-name="ce12" table:formula="of:=[EN.I126]" office:value-type="string" office:string-value="2013-05-15:modified&#10;1970-01-01:new" calcext:value-type="string">
            <text:p>2013-05-15:modified</text:p>
            <text:p>1970-01-01:new</text:p>
          </table:table-cell>
          <table:table-cell table:style-name="ce13" table:formula="of:=IF([.A126]=[.D126];&quot;&quot;;&quot;DECALAGE&quot;)">
            <text:p/>
          </table:table-cell>
          <table:table-cell table:style-name="ce13" table:formula="of:=IF(AND(ISBLANK([.D126]);ISBLANK([.F126]));&quot;ND SANS USE&quot;;&quot;&quot;)">
            <text:p/>
          </table:table-cell>
          <table:table-cell table:style-name="ce13" table:formula="of:=IF(AND(NOT(ISBLANK([.D126]));ISBLANK([.J126]));&quot;DESCRIPTION MANQUANTE&quot;;&quot;&quot;)">
            <text:p/>
          </table:table-cell>
          <table:table-cell table:style-name="ce13" table:formula="of:=IF(MATCH([.E126];LabelFR;0) = ROW([.A126]); &quot;&quot;; &quot;DOUBLON LIGNE &quot; &amp; MATCH([.E126];LabelFR;0))">
            <text:p/>
          </table:table-cell>
          <table:table-cell table:number-columns-repeated="1003"/>
        </table:table-row>
        <table:table-row table:style-name="ro17">
          <table:table-cell table:style-name="ce6" table:formula="of:=[EN.A127]" office:value-type="string" office:string-value="egr" calcext:value-type="string">
            <text:p>egr</text:p>
          </table:table-cell>
          <table:table-cell table:style-name="ce8" table:formula="of:=[EN.B127]" office:value-type="string" office:string-value="Engraver" calcext:value-type="string">
            <text:p>Engraver</text:p>
          </table:table-cell>
          <table:table-cell table:style-name="ce8" table:formula="of:=[EN.G127]" office:value-type="string" office:string-value="A person or organization who cuts letters, figures, etc. on a surface, such as a wooden or metal plate used for printing" calcext:value-type="string">
            <text:p>A person or organization who cuts letters, figures, etc. on a surface, such as a wooden or metal plate used for printing</text:p>
          </table:table-cell>
          <table:table-cell table:style-name="ce11" office:value-type="string" calcext:value-type="string">
            <text:p>egr</text:p>
          </table:table-cell>
          <table:table-cell table:style-name="ce11" office:value-type="string" calcext:value-type="string">
            <text:p>Graveur</text:p>
          </table:table-cell>
          <table:table-cell table:style-name="ce11" table:number-columns-repeated="3"/>
          <table:table-cell table:style-name="ce10" table:formula="of:=[EN.F127]" office:value-type="float" office:value="0" calcext:value-type="float">
            <text:p/>
          </table:table-cell>
          <table:table-cell table:style-name="ce11" office:value-type="string" calcext:value-type="string">
            <text:p>Une personne ou une organisation qui découpe des lettres, des figures, etc. sur une surface en bois ou en métal utilisée pour l'impression.</text:p>
          </table:table-cell>
          <table:table-cell table:style-name="ce12" table:formula="of:=[EN.H127]" office:value-type="float" office:value="0" calcext:value-type="float">
            <text:p/>
          </table:table-cell>
          <table:table-cell table:style-name="ce12" table:formula="of:=[EN.I127]" office:value-type="string" office:string-value="2013-05-15:modified&#10;1970-01-01:new" calcext:value-type="string">
            <text:p>2013-05-15:modified</text:p>
            <text:p>1970-01-01:new</text:p>
          </table:table-cell>
          <table:table-cell table:style-name="ce13" table:formula="of:=IF([.A127]=[.D127];&quot;&quot;;&quot;DECALAGE&quot;)">
            <text:p/>
          </table:table-cell>
          <table:table-cell table:style-name="ce13" table:formula="of:=IF(AND(ISBLANK([.D127]);ISBLANK([.F127]));&quot;ND SANS USE&quot;;&quot;&quot;)">
            <text:p/>
          </table:table-cell>
          <table:table-cell table:style-name="ce13" table:formula="of:=IF(AND(NOT(ISBLANK([.D127]));ISBLANK([.J127]));&quot;DESCRIPTION MANQUANTE&quot;;&quot;&quot;)">
            <text:p/>
          </table:table-cell>
          <table:table-cell table:style-name="ce13" table:formula="of:=IF(MATCH([.E127];LabelFR;0) = ROW([.A127]); &quot;&quot;; &quot;DOUBLON LIGNE &quot; &amp; MATCH([.E127];LabelFR;0))">
            <text:p/>
          </table:table-cell>
          <table:table-cell table:number-columns-repeated="1003"/>
        </table:table-row>
        <table:table-row table:style-name="ro17">
          <table:table-cell table:style-name="ce6" table:formula="of:=[EN.A128]" office:value-type="string" office:string-value="elg" calcext:value-type="string">
            <text:p>elg</text:p>
          </table:table-cell>
          <table:table-cell table:style-name="ce8" table:formula="of:=[EN.B128]" office:value-type="string" office:string-value="Electrician" calcext:value-type="string">
            <text:p>Electrician</text:p>
          </table:table-cell>
          <table:table-cell table:style-name="ce8" table:formula="of:=[EN.G128]" office:value-type="string" office:string-value="A person responsible for setting up a lighting rig and focusing the lights for a production, and running the lighting at a performance" calcext:value-type="string">
            <text:p>A person responsible for setting up a lighting rig and focusing the lights for a production, and running the lighting at a performance</text:p>
          </table:table-cell>
          <table:table-cell table:style-name="ce11" office:value-type="string" calcext:value-type="string">
            <text:p>elg</text:p>
          </table:table-cell>
          <table:table-cell table:style-name="ce11" office:value-type="string" calcext:value-type="string">
            <text:p>Électricien</text:p>
          </table:table-cell>
          <table:table-cell table:style-name="ce11" table:number-columns-repeated="3"/>
          <table:table-cell table:style-name="ce10" table:formula="of:=[EN.F128]" office:value-type="float" office:value="0" calcext:value-type="float">
            <text:p/>
          </table:table-cell>
          <table:table-cell table:style-name="ce11" office:value-type="string" calcext:value-type="string">
            <text:p>Une personne responsable de la gestion et de l'installation du matériel d'éclairage pour une production et de son utilisation pendant une représentation.</text:p>
          </table:table-cell>
          <table:table-cell table:style-name="ce12" table:formula="of:=[EN.H128]" office:value-type="float" office:value="0" calcext:value-type="float">
            <text:p/>
          </table:table-cell>
          <table:table-cell table:style-name="ce12" table:formula="of:=[EN.I128]" office:value-type="string" office:string-value="2013-05-15:modified&#10;1970-01-01:new" calcext:value-type="string">
            <text:p>2013-05-15:modified</text:p>
            <text:p>1970-01-01:new</text:p>
          </table:table-cell>
          <table:table-cell table:style-name="ce13" table:formula="of:=IF([.A128]=[.D128];&quot;&quot;;&quot;DECALAGE&quot;)">
            <text:p/>
          </table:table-cell>
          <table:table-cell table:style-name="ce13" table:formula="of:=IF(AND(ISBLANK([.D128]);ISBLANK([.F128]));&quot;ND SANS USE&quot;;&quot;&quot;)">
            <text:p/>
          </table:table-cell>
          <table:table-cell table:style-name="ce13" table:formula="of:=IF(AND(NOT(ISBLANK([.D128]));ISBLANK([.J128]));&quot;DESCRIPTION MANQUANTE&quot;;&quot;&quot;)">
            <text:p/>
          </table:table-cell>
          <table:table-cell table:style-name="ce13" table:formula="of:=IF(MATCH([.E128];LabelFR;0) = ROW([.A128]); &quot;&quot;; &quot;DOUBLON LIGNE &quot; &amp; MATCH([.E128];LabelFR;0))">
            <text:p/>
          </table:table-cell>
          <table:table-cell table:number-columns-repeated="1003"/>
        </table:table-row>
        <table:table-row table:style-name="ro19">
          <table:table-cell table:style-name="ce6" table:formula="of:=[EN.A129]" office:value-type="float" office:value="0" calcext:value-type="float">
            <text:p/>
          </table:table-cell>
          <table:table-cell table:style-name="ce8" table:formula="of:=[EN.B129]" office:value-type="string" office:string-value="Chief electrician" calcext:value-type="string">
            <text:p>Chief electrician</text:p>
          </table:table-cell>
          <table:table-cell table:style-name="ce8" table:formula="of:=[EN.G129]" office:value-type="float" office:value="0" calcext:value-type="float">
            <text:p/>
          </table:table-cell>
          <table:table-cell table:style-name="ce11"/>
          <table:table-cell table:style-name="ce11" office:value-type="string" calcext:value-type="string">
            <text:p>Chef électricien</text:p>
          </table:table-cell>
          <table:table-cell table:style-name="ce11" office:value-type="string" calcext:value-type="string">
            <text:p>elg</text:p>
          </table:table-cell>
          <table:table-cell table:style-name="ce11" table:number-columns-repeated="2"/>
          <table:table-cell table:style-name="ce10" table:formula="of:=[EN.F129]" office:value-type="float" office:value="0" calcext:value-type="float">
            <text:p/>
          </table:table-cell>
          <table:table-cell table:style-name="ce11"/>
          <table:table-cell table:style-name="ce12" table:formula="of:=[EN.H129]" office:value-type="float" office:value="0" calcext:value-type="float">
            <text:p/>
          </table:table-cell>
          <table:table-cell table:style-name="ce12" table:formula="of:=[EN.I129]" office:value-type="float" office:value="0" calcext:value-type="float">
            <text:p/>
          </table:table-cell>
          <table:table-cell table:style-name="ce13" table:formula="of:=IF([.A129]=[.D129];&quot;&quot;;&quot;DECALAGE&quot;)">
            <text:p/>
          </table:table-cell>
          <table:table-cell table:style-name="ce13" table:formula="of:=IF(AND(ISBLANK([.D129]);ISBLANK([.F129]));&quot;ND SANS USE&quot;;&quot;&quot;)">
            <text:p/>
          </table:table-cell>
          <table:table-cell table:style-name="ce13" table:formula="of:=IF(AND(NOT(ISBLANK([.D129]));ISBLANK([.J129]));&quot;DESCRIPTION MANQUANTE&quot;;&quot;&quot;)">
            <text:p/>
          </table:table-cell>
          <table:table-cell table:style-name="ce13" table:formula="of:=IF(MATCH([.E129];LabelFR;0) = ROW([.A129]); &quot;&quot;; &quot;DOUBLON LIGNE &quot; &amp; MATCH([.E129];LabelFR;0))">
            <text:p/>
          </table:table-cell>
          <table:table-cell table:number-columns-repeated="1003"/>
        </table:table-row>
        <table:table-row table:style-name="ro19">
          <table:table-cell table:style-name="ce6" table:formula="of:=[EN.A130]" office:value-type="float" office:value="0" calcext:value-type="float">
            <text:p/>
          </table:table-cell>
          <table:table-cell table:style-name="ce8" table:formula="of:=[EN.B130]" office:value-type="string" office:string-value="House electrician" calcext:value-type="string">
            <text:p>House electrician</text:p>
          </table:table-cell>
          <table:table-cell table:style-name="ce8" table:formula="of:=[EN.G130]" office:value-type="float" office:value="0" calcext:value-type="float">
            <text:p/>
          </table:table-cell>
          <table:table-cell table:style-name="ce11"/>
          <table:table-cell table:style-name="ce11" office:value-type="string" calcext:value-type="string">
            <text:p>Électricien maison</text:p>
          </table:table-cell>
          <table:table-cell table:style-name="ce11" office:value-type="string" calcext:value-type="string">
            <text:p>elg</text:p>
          </table:table-cell>
          <table:table-cell table:style-name="ce11" table:number-columns-repeated="2"/>
          <table:table-cell table:style-name="ce10" table:formula="of:=[EN.F130]" office:value-type="float" office:value="0" calcext:value-type="float">
            <text:p/>
          </table:table-cell>
          <table:table-cell table:style-name="ce11"/>
          <table:table-cell table:style-name="ce12" table:formula="of:=[EN.H130]" office:value-type="float" office:value="0" calcext:value-type="float">
            <text:p/>
          </table:table-cell>
          <table:table-cell table:style-name="ce12" table:formula="of:=[EN.I130]" office:value-type="float" office:value="0" calcext:value-type="float">
            <text:p/>
          </table:table-cell>
          <table:table-cell table:style-name="ce13" table:formula="of:=IF([.A130]=[.D130];&quot;&quot;;&quot;DECALAGE&quot;)">
            <text:p/>
          </table:table-cell>
          <table:table-cell table:style-name="ce13" table:formula="of:=IF(AND(ISBLANK([.D130]);ISBLANK([.F130]));&quot;ND SANS USE&quot;;&quot;&quot;)">
            <text:p/>
          </table:table-cell>
          <table:table-cell table:style-name="ce13" table:formula="of:=IF(AND(NOT(ISBLANK([.D130]));ISBLANK([.J130]));&quot;DESCRIPTION MANQUANTE&quot;;&quot;&quot;)">
            <text:p/>
          </table:table-cell>
          <table:table-cell table:style-name="ce13" table:formula="of:=IF(MATCH([.E130];LabelFR;0) = ROW([.A130]); &quot;&quot;; &quot;DOUBLON LIGNE &quot; &amp; MATCH([.E130];LabelFR;0))">
            <text:p/>
          </table:table-cell>
          <table:table-cell table:number-columns-repeated="1003"/>
        </table:table-row>
        <table:table-row table:style-name="ro19">
          <table:table-cell table:style-name="ce6" table:formula="of:=[EN.A131]" office:value-type="float" office:value="0" calcext:value-type="float">
            <text:p/>
          </table:table-cell>
          <table:table-cell table:style-name="ce8" table:formula="of:=[EN.B131]" office:value-type="string" office:string-value="Master electrician" calcext:value-type="string">
            <text:p>Master electrician</text:p>
          </table:table-cell>
          <table:table-cell table:style-name="ce8" table:formula="of:=[EN.G131]" office:value-type="float" office:value="0" calcext:value-type="float">
            <text:p/>
          </table:table-cell>
          <table:table-cell table:style-name="ce11"/>
          <table:table-cell table:style-name="ce11" office:value-type="string" calcext:value-type="string">
            <text:p>Maître électricien</text:p>
          </table:table-cell>
          <table:table-cell table:style-name="ce11" office:value-type="string" calcext:value-type="string">
            <text:p>elg</text:p>
          </table:table-cell>
          <table:table-cell table:style-name="ce11" table:number-columns-repeated="2"/>
          <table:table-cell table:style-name="ce10" table:formula="of:=[EN.F131]" office:value-type="float" office:value="0" calcext:value-type="float">
            <text:p/>
          </table:table-cell>
          <table:table-cell table:style-name="ce11"/>
          <table:table-cell table:style-name="ce12" table:formula="of:=[EN.H131]" office:value-type="float" office:value="0" calcext:value-type="float">
            <text:p/>
          </table:table-cell>
          <table:table-cell table:style-name="ce12" table:formula="of:=[EN.I131]" office:value-type="float" office:value="0" calcext:value-type="float">
            <text:p/>
          </table:table-cell>
          <table:table-cell table:style-name="ce13" table:formula="of:=IF([.A131]=[.D131];&quot;&quot;;&quot;DECALAGE&quot;)">
            <text:p/>
          </table:table-cell>
          <table:table-cell table:style-name="ce13" table:formula="of:=IF(AND(ISBLANK([.D131]);ISBLANK([.F131]));&quot;ND SANS USE&quot;;&quot;&quot;)">
            <text:p/>
          </table:table-cell>
          <table:table-cell table:style-name="ce13" table:formula="of:=IF(AND(NOT(ISBLANK([.D131]));ISBLANK([.J131]));&quot;DESCRIPTION MANQUANTE&quot;;&quot;&quot;)">
            <text:p/>
          </table:table-cell>
          <table:table-cell table:style-name="ce13" table:formula="of:=IF(MATCH([.E131];LabelFR;0) = ROW([.A131]); &quot;&quot;; &quot;DOUBLON LIGNE &quot; &amp; MATCH([.E131];LabelFR;0))">
            <text:p/>
          </table:table-cell>
          <table:table-cell table:number-columns-repeated="1003"/>
        </table:table-row>
        <table:table-row table:style-name="ro17">
          <table:table-cell table:style-name="ce6" table:formula="of:=[EN.A132]" office:value-type="string" office:string-value="elt" calcext:value-type="string">
            <text:p>elt</text:p>
          </table:table-cell>
          <table:table-cell table:style-name="ce8" table:formula="of:=[EN.B132]" office:value-type="string" office:string-value="Electrotyper" calcext:value-type="string">
            <text:p>Electrotyper</text:p>
          </table:table-cell>
          <table:table-cell table:style-name="ce8" table:formula="of:=[EN.G132]" office:value-type="string" office:string-value="A person or organization who creates a duplicate printing surface by pressure molding and electrodepositing of metal that is then backed up with lead for printing" calcext:value-type="string">
            <text:p>A person or organization who creates a duplicate printing surface by pressure molding and electrodepositing of metal that is then backed up with lead for printing</text:p>
          </table:table-cell>
          <table:table-cell table:style-name="ce11" office:value-type="string" calcext:value-type="string">
            <text:p>elt</text:p>
          </table:table-cell>
          <table:table-cell table:style-name="ce11" office:value-type="string" calcext:value-type="string">
            <text:p>Galvanotypeur</text:p>
          </table:table-cell>
          <table:table-cell table:style-name="ce11" table:number-columns-repeated="3"/>
          <table:table-cell table:style-name="ce10" table:formula="of:=[EN.F132]" office:value-type="float" office:value="0" calcext:value-type="float">
            <text:p/>
          </table:table-cell>
          <table:table-cell table:style-name="ce11" office:value-type="string" calcext:value-type="string">
            <text:p>Une personne ou un organisme qui crée une surface destinée à la photogravure (galvanotype) en utilisant des techniques de moulage sous pression et d'électrophorèse.</text:p>
          </table:table-cell>
          <table:table-cell table:style-name="ce12" table:formula="of:=[EN.H132]" office:value-type="float" office:value="0" calcext:value-type="float">
            <text:p/>
          </table:table-cell>
          <table:table-cell table:style-name="ce12" table:formula="of:=[EN.I132]" office:value-type="string" office:string-value="2013-05-15:modified&#10;1970-01-01:new" calcext:value-type="string">
            <text:p>2013-05-15:modified</text:p>
            <text:p>1970-01-01:new</text:p>
          </table:table-cell>
          <table:table-cell table:style-name="ce13" table:formula="of:=IF([.A132]=[.D132];&quot;&quot;;&quot;DECALAGE&quot;)">
            <text:p/>
          </table:table-cell>
          <table:table-cell table:style-name="ce13" table:formula="of:=IF(AND(ISBLANK([.D132]);ISBLANK([.F132]));&quot;ND SANS USE&quot;;&quot;&quot;)">
            <text:p/>
          </table:table-cell>
          <table:table-cell table:style-name="ce13" table:formula="of:=IF(AND(NOT(ISBLANK([.D132]));ISBLANK([.J132]));&quot;DESCRIPTION MANQUANTE&quot;;&quot;&quot;)">
            <text:p/>
          </table:table-cell>
          <table:table-cell table:style-name="ce13" table:formula="of:=IF(MATCH([.E132];LabelFR;0) = ROW([.A132]); &quot;&quot;; &quot;DOUBLON LIGNE &quot; &amp; MATCH([.E132];LabelFR;0))">
            <text:p/>
          </table:table-cell>
          <table:table-cell table:number-columns-repeated="1003"/>
        </table:table-row>
        <table:table-row table:style-name="ro17">
          <table:table-cell table:style-name="ce6" table:formula="of:=[EN.A133]" office:value-type="string" office:string-value="eng" calcext:value-type="string">
            <text:p>eng</text:p>
          </table:table-cell>
          <table:table-cell table:style-name="ce8" table:formula="of:=[EN.B133]" office:value-type="string" office:string-value="Engineer" calcext:value-type="string">
            <text:p>Engineer</text:p>
          </table:table-cell>
          <table:table-cell table:style-name="ce8" table:formula="of:=[EN.G133]" office:value-type="string" office:string-value="A person or organization that is responsible for technical planning and design, particularly with construction" calcext:value-type="string">
            <text:p>A person or organization that is responsible for technical planning and design, particularly with construction</text:p>
          </table:table-cell>
          <table:table-cell table:style-name="ce11" office:value-type="string" calcext:value-type="string">
            <text:p>eng</text:p>
          </table:table-cell>
          <table:table-cell table:style-name="ce11" office:value-type="string" calcext:value-type="string">
            <text:p>Ingénieur</text:p>
          </table:table-cell>
          <table:table-cell table:style-name="ce11" table:number-columns-repeated="3"/>
          <table:table-cell table:style-name="ce10" table:formula="of:=[EN.F133]" office:value-type="float" office:value="0" calcext:value-type="float">
            <text:p/>
          </table:table-cell>
          <table:table-cell table:style-name="ce11" office:value-type="string" calcext:value-type="string">
            <text:p>Une personne ou un organisme responsable de la conception technique et de la planification, notamment en matière de constructions.</text:p>
          </table:table-cell>
          <table:table-cell table:style-name="ce12" table:formula="of:=[EN.H133]" office:value-type="float" office:value="0" calcext:value-type="float">
            <text:p/>
          </table:table-cell>
          <table:table-cell table:style-name="ce12" table:formula="of:=[EN.I133]" office:value-type="string" office:string-value="2013-05-15:modified&#10;1970-01-01:new" calcext:value-type="string">
            <text:p>2013-05-15:modified</text:p>
            <text:p>1970-01-01:new</text:p>
          </table:table-cell>
          <table:table-cell table:style-name="ce13" table:formula="of:=IF([.A133]=[.D133];&quot;&quot;;&quot;DECALAGE&quot;)">
            <text:p/>
          </table:table-cell>
          <table:table-cell table:style-name="ce13" table:formula="of:=IF(AND(ISBLANK([.D133]);ISBLANK([.F133]));&quot;ND SANS USE&quot;;&quot;&quot;)">
            <text:p/>
          </table:table-cell>
          <table:table-cell table:style-name="ce13" table:formula="of:=IF(AND(NOT(ISBLANK([.D133]));ISBLANK([.J133]));&quot;DESCRIPTION MANQUANTE&quot;;&quot;&quot;)">
            <text:p/>
          </table:table-cell>
          <table:table-cell table:style-name="ce13" table:formula="of:=IF(MATCH([.E133];LabelFR;0) = ROW([.A133]); &quot;&quot;; &quot;DOUBLON LIGNE &quot; &amp; MATCH([.E133];LabelFR;0))">
            <text:p/>
          </table:table-cell>
          <table:table-cell table:number-columns-repeated="1003"/>
        </table:table-row>
        <table:table-row table:style-name="ro21">
          <table:table-cell table:style-name="ce6" table:formula="of:=[EN.A134]" office:value-type="string" office:string-value="enj" calcext:value-type="string">
            <text:p>enj</text:p>
          </table:table-cell>
          <table:table-cell table:style-name="ce8" table:formula="of:=[EN.B134]" office:value-type="string" office:string-value="Enacting jurisdiction" calcext:value-type="string">
            <text:p>Enacting jurisdiction</text:p>
          </table:table-cell>
          <table:table-cell table:style-name="ce8" table:formula="of:=[EN.G134]" office:value-type="string" office:string-value="A jurisdiction enacting a law, regulation, constitution, court rule, etc." calcext:value-type="string">
            <text:p>A jurisdiction enacting a law, regulation, constitution, court rule, etc.</text:p>
          </table:table-cell>
          <table:table-cell table:style-name="ce10" office:value-type="string" calcext:value-type="string">
            <text:p>enj</text:p>
          </table:table-cell>
          <table:table-cell table:style-name="ce10" office:value-type="string" calcext:value-type="string">
            <text:p>Juridiction compétente</text:p>
          </table:table-cell>
          <table:table-cell table:style-name="ce10"/>
          <table:table-cell table:style-name="ce11" table:number-columns-repeated="2"/>
          <table:table-cell table:style-name="ce10" table:formula="of:=[EN.F134]" office:value-type="float" office:value="0" calcext:value-type="float">
            <text:p/>
          </table:table-cell>
          <table:table-cell table:style-name="ce10" office:value-type="string" calcext:value-type="string">
            <text:p>Une juridiction décrétant une loi, un règlement, une constitution, une règle de cour, etc.</text:p>
          </table:table-cell>
          <table:table-cell table:style-name="ce12" table:formula="of:=[EN.H134]" office:value-type="float" office:value="0" calcext:value-type="float">
            <text:p/>
          </table:table-cell>
          <table:table-cell table:style-name="ce12" table:formula="of:=[EN.I134]" office:value-type="string" office:string-value="2013-05-15:new" calcext:value-type="string">
            <text:p>2013-05-15:new</text:p>
          </table:table-cell>
          <table:table-cell table:style-name="ce13" table:formula="of:=IF([.A134]=[.D134];&quot;&quot;;&quot;DECALAGE&quot;)">
            <text:p/>
          </table:table-cell>
          <table:table-cell table:style-name="ce13" table:formula="of:=IF(AND(ISBLANK([.D134]);ISBLANK([.F134]));&quot;ND SANS USE&quot;;&quot;&quot;)">
            <text:p/>
          </table:table-cell>
          <table:table-cell table:style-name="ce13" table:formula="of:=IF(AND(NOT(ISBLANK([.D134]));ISBLANK([.J134]));&quot;DESCRIPTION MANQUANTE&quot;;&quot;&quot;)">
            <text:p/>
          </table:table-cell>
          <table:table-cell table:style-name="ce13" table:formula="of:=IF(MATCH([.E134];LabelFR;0) = ROW([.A134]); &quot;&quot;; &quot;DOUBLON LIGNE &quot; &amp; MATCH([.E134];LabelFR;0))">
            <text:p/>
          </table:table-cell>
          <table:table-cell table:number-columns-repeated="1003"/>
        </table:table-row>
        <table:table-row table:style-name="ro7">
          <table:table-cell table:style-name="ce6" table:formula="of:=[EN.A135]" office:value-type="string" office:string-value="etr" calcext:value-type="string">
            <text:p>etr</text:p>
          </table:table-cell>
          <table:table-cell table:style-name="ce8" table:formula="of:=[EN.B135]" office:value-type="string" office:string-value="Etcher" calcext:value-type="string">
            <text:p>Etcher</text:p>
          </table:table-cell>
          <table:table-cell table:style-name="ce8" table:formula="of:=[EN.G135]" office:value-type="string" office:string-value="A person or organization who produces text or images for printing by subjecting metal, glass, or some other surface to acid or the corrosive action of some other substance" calcext:value-type="string">
            <text:p>A person or organization who produces text or images for printing by subjecting metal, glass, or some other surface to acid or the corrosive action of some other substance</text:p>
          </table:table-cell>
          <table:table-cell table:style-name="ce11" office:value-type="string" calcext:value-type="string">
            <text:p>etr</text:p>
          </table:table-cell>
          <table:table-cell table:style-name="ce11" office:value-type="string" calcext:value-type="string">
            <text:p>Aquafortiste</text:p>
          </table:table-cell>
          <table:table-cell table:style-name="ce11" table:number-columns-repeated="3"/>
          <table:table-cell table:style-name="ce10" table:formula="of:=[EN.F135]" office:value-type="float" office:value="0" calcext:value-type="float">
            <text:p/>
          </table:table-cell>
          <table:table-cell table:style-name="ce11" office:value-type="string" calcext:value-type="string">
            <text:p>Une personne ou un organisme qui imprime du texte ou des images en soumettant du métal, du verre ou d'autre surface à l'action d'un acide ou à l'action corrosive d'une autre substance (eau-forte, acide nitrique, etc.)</text:p>
          </table:table-cell>
          <table:table-cell table:style-name="ce12" table:formula="of:=[EN.H135]" office:value-type="float" office:value="0" calcext:value-type="float">
            <text:p/>
          </table:table-cell>
          <table:table-cell table:style-name="ce12" table:formula="of:=[EN.I135]" office:value-type="string" office:string-value="2013-05-15:modified&#10;1970-01-01:new" calcext:value-type="string">
            <text:p>2013-05-15:modified</text:p>
            <text:p>1970-01-01:new</text:p>
          </table:table-cell>
          <table:table-cell table:style-name="ce13" table:formula="of:=IF([.A135]=[.D135];&quot;&quot;;&quot;DECALAGE&quot;)">
            <text:p/>
          </table:table-cell>
          <table:table-cell table:style-name="ce13" table:formula="of:=IF(AND(ISBLANK([.D135]);ISBLANK([.F135]));&quot;ND SANS USE&quot;;&quot;&quot;)">
            <text:p/>
          </table:table-cell>
          <table:table-cell table:style-name="ce13" table:formula="of:=IF(AND(NOT(ISBLANK([.D135]));ISBLANK([.J135]));&quot;DESCRIPTION MANQUANTE&quot;;&quot;&quot;)">
            <text:p/>
          </table:table-cell>
          <table:table-cell table:style-name="ce13" table:formula="of:=IF(MATCH([.E135];LabelFR;0) = ROW([.A135]); &quot;&quot;; &quot;DOUBLON LIGNE &quot; &amp; MATCH([.E135];LabelFR;0))">
            <text:p/>
          </table:table-cell>
          <table:table-cell table:number-columns-repeated="1003"/>
        </table:table-row>
        <table:table-row table:style-name="ro17">
          <table:table-cell table:style-name="ce6" table:formula="of:=[EN.A136]" office:value-type="string" office:string-value="evp" calcext:value-type="string">
            <text:p>evp</text:p>
          </table:table-cell>
          <table:table-cell table:style-name="ce8" table:formula="of:=[EN.B136]" office:value-type="string" office:string-value="Event place" calcext:value-type="string">
            <text:p>Event place</text:p>
          </table:table-cell>
          <table:table-cell table:style-name="ce8" table:formula="of:=[EN.G136]" office:value-type="string" office:string-value="A place where an event such as a conference or a concert took place" calcext:value-type="string">
            <text:p>A place where an event such as a conference or a concert took place</text:p>
          </table:table-cell>
          <table:table-cell table:style-name="ce10" office:value-type="string" calcext:value-type="string">
            <text:p>evp</text:p>
          </table:table-cell>
          <table:table-cell table:style-name="ce10" office:value-type="string" calcext:value-type="string">
            <text:p>Lieu de l'événement</text:p>
          </table:table-cell>
          <table:table-cell table:style-name="ce10"/>
          <table:table-cell table:style-name="ce11" table:number-columns-repeated="2"/>
          <table:table-cell table:style-name="ce10" table:formula="of:=[EN.F136]" office:value-type="float" office:value="0" calcext:value-type="float">
            <text:p/>
          </table:table-cell>
          <table:table-cell table:style-name="ce10" office:value-type="string" calcext:value-type="string">
            <text:p>Le lieu où un événement comme une conférence ou un concert s'est déroulé.</text:p>
          </table:table-cell>
          <table:table-cell table:style-name="ce12" table:formula="of:=[EN.H136]" office:value-type="float" office:value="0" calcext:value-type="float">
            <text:p/>
          </table:table-cell>
          <table:table-cell table:style-name="ce12" table:formula="of:=[EN.I136]" office:value-type="string" office:string-value="2013-05-15:modified&#10;1970-01-01:new" calcext:value-type="string">
            <text:p>2013-05-15:modified</text:p>
            <text:p>1970-01-01:new</text:p>
          </table:table-cell>
          <table:table-cell table:style-name="ce13" table:formula="of:=IF([.A136]=[.D136];&quot;&quot;;&quot;DECALAGE&quot;)">
            <text:p/>
          </table:table-cell>
          <table:table-cell table:style-name="ce13" table:formula="of:=IF(AND(ISBLANK([.D136]);ISBLANK([.F136]));&quot;ND SANS USE&quot;;&quot;&quot;)">
            <text:p/>
          </table:table-cell>
          <table:table-cell table:style-name="ce13" table:formula="of:=IF(AND(NOT(ISBLANK([.D136]));ISBLANK([.J136]));&quot;DESCRIPTION MANQUANTE&quot;;&quot;&quot;)">
            <text:p/>
          </table:table-cell>
          <table:table-cell table:style-name="ce13" table:formula="of:=IF(MATCH([.E136];LabelFR;0) = ROW([.A136]); &quot;&quot;; &quot;DOUBLON LIGNE &quot; &amp; MATCH([.E136];LabelFR;0))">
            <text:p/>
          </table:table-cell>
          <table:table-cell table:number-columns-repeated="1003"/>
        </table:table-row>
        <table:table-row table:style-name="ro17">
          <table:table-cell table:style-name="ce6" table:formula="of:=[EN.A137]" office:value-type="string" office:string-value="exp" calcext:value-type="string">
            <text:p>exp</text:p>
          </table:table-cell>
          <table:table-cell table:style-name="ce8" table:formula="of:=[EN.B137]" office:value-type="string" office:string-value="Expert" calcext:value-type="string">
            <text:p>Expert</text:p>
          </table:table-cell>
          <table:table-cell table:style-name="ce8" table:formula="of:=[EN.G137]" office:value-type="string" office:string-value="A person or organization in charge of the description and appraisal of the value of goods, particularly rare items, works of art, etc." calcext:value-type="string">
            <text:p>A person or organization in charge of the description and appraisal of the value of goods, particularly rare items, works of art, etc.</text:p>
          </table:table-cell>
          <table:table-cell table:style-name="ce11" office:value-type="string" calcext:value-type="string">
            <text:p>exp</text:p>
          </table:table-cell>
          <table:table-cell table:style-name="ce11" office:value-type="string" calcext:value-type="string">
            <text:p>Expert en œuvres d'art</text:p>
          </table:table-cell>
          <table:table-cell table:style-name="ce11" table:number-columns-repeated="3"/>
          <table:table-cell table:style-name="ce10" table:formula="of:=[EN.F137]" office:value-type="float" office:value="0" calcext:value-type="float">
            <text:p/>
          </table:table-cell>
          <table:table-cell table:style-name="ce11" office:value-type="string" calcext:value-type="string">
            <text:p>Une personne ou un organisme responsable de la description et de l'évaluation de la valeur d'un bien, notamment d'objets rares, d'œuvres d'art, etc.</text:p>
          </table:table-cell>
          <table:table-cell table:style-name="ce12" table:formula="of:=[EN.H137]" office:value-type="float" office:value="0" calcext:value-type="float">
            <text:p/>
          </table:table-cell>
          <table:table-cell table:style-name="ce12" table:formula="of:=[EN.I137]" office:value-type="string" office:string-value="2013-05-15:modified&#10;1970-01-01:new" calcext:value-type="string">
            <text:p>2013-05-15:modified</text:p>
            <text:p>1970-01-01:new</text:p>
          </table:table-cell>
          <table:table-cell table:style-name="ce13" table:formula="of:=IF([.A137]=[.D137];&quot;&quot;;&quot;DECALAGE&quot;)">
            <text:p/>
          </table:table-cell>
          <table:table-cell table:style-name="ce13" table:formula="of:=IF(AND(ISBLANK([.D137]);ISBLANK([.F137]));&quot;ND SANS USE&quot;;&quot;&quot;)">
            <text:p/>
          </table:table-cell>
          <table:table-cell table:style-name="ce13" table:formula="of:=IF(AND(NOT(ISBLANK([.D137]));ISBLANK([.J137]));&quot;DESCRIPTION MANQUANTE&quot;;&quot;&quot;)">
            <text:p/>
          </table:table-cell>
          <table:table-cell table:style-name="ce13" table:formula="of:=IF(MATCH([.E137];LabelFR;0) = ROW([.A137]); &quot;&quot;; &quot;DOUBLON LIGNE &quot; &amp; MATCH([.E137];LabelFR;0))">
            <text:p/>
          </table:table-cell>
          <table:table-cell table:number-columns-repeated="1003"/>
        </table:table-row>
        <table:table-row table:style-name="ro19">
          <table:table-cell table:style-name="ce6" table:formula="of:=[EN.A138]" office:value-type="float" office:value="0" calcext:value-type="float">
            <text:p/>
          </table:table-cell>
          <table:table-cell table:style-name="ce8" table:formula="of:=[EN.B138]" office:value-type="string" office:string-value="Appraiser" calcext:value-type="string">
            <text:p>Appraiser</text:p>
          </table:table-cell>
          <table:table-cell table:style-name="ce8" table:formula="of:=[EN.G138]" office:value-type="float" office:value="0" calcext:value-type="float">
            <text:p/>
          </table:table-cell>
          <table:table-cell table:style-name="ce11"/>
          <table:table-cell table:style-name="ce11" office:value-type="string" calcext:value-type="string">
            <text:p>Estimateur</text:p>
          </table:table-cell>
          <table:table-cell table:style-name="ce11" office:value-type="string" calcext:value-type="string">
            <text:p>exp</text:p>
          </table:table-cell>
          <table:table-cell table:style-name="ce11" table:number-columns-repeated="2"/>
          <table:table-cell table:style-name="ce10" table:formula="of:=[EN.F138]" office:value-type="float" office:value="0" calcext:value-type="float">
            <text:p/>
          </table:table-cell>
          <table:table-cell table:style-name="ce11"/>
          <table:table-cell table:style-name="ce12" table:formula="of:=[EN.H138]" office:value-type="float" office:value="0" calcext:value-type="float">
            <text:p/>
          </table:table-cell>
          <table:table-cell table:style-name="ce12" table:formula="of:=[EN.I138]" office:value-type="float" office:value="0" calcext:value-type="float">
            <text:p/>
          </table:table-cell>
          <table:table-cell table:style-name="ce13" table:formula="of:=IF([.A138]=[.D138];&quot;&quot;;&quot;DECALAGE&quot;)">
            <text:p/>
          </table:table-cell>
          <table:table-cell table:style-name="ce13" table:formula="of:=IF(AND(ISBLANK([.D138]);ISBLANK([.F138]));&quot;ND SANS USE&quot;;&quot;&quot;)">
            <text:p/>
          </table:table-cell>
          <table:table-cell table:style-name="ce13" table:formula="of:=IF(AND(NOT(ISBLANK([.D138]));ISBLANK([.J138]));&quot;DESCRIPTION MANQUANTE&quot;;&quot;&quot;)">
            <text:p/>
          </table:table-cell>
          <table:table-cell table:style-name="ce13" table:formula="of:=IF(MATCH([.E138];LabelFR;0) = ROW([.A138]); &quot;&quot;; &quot;DOUBLON LIGNE &quot; &amp; MATCH([.E138];LabelFR;0))">
            <text:p/>
          </table:table-cell>
          <table:table-cell table:number-columns-repeated="1003"/>
        </table:table-row>
        <table:table-row table:style-name="ro17">
          <table:table-cell table:style-name="ce6" table:formula="of:=[EN.A139]" office:value-type="string" office:string-value="fac" calcext:value-type="string">
            <text:p>fac</text:p>
          </table:table-cell>
          <table:table-cell table:style-name="ce8" table:formula="of:=[EN.B139]" office:value-type="string" office:string-value="Facsimilist" calcext:value-type="string">
            <text:p>Facsimilist</text:p>
          </table:table-cell>
          <table:table-cell table:style-name="ce8" table:formula="of:=[EN.G139]" office:value-type="string" office:string-value="A person or organization that executed the facsimile" calcext:value-type="string">
            <text:p>A person or organization that executed the facsimile</text:p>
          </table:table-cell>
          <table:table-cell table:style-name="ce11" office:value-type="string" calcext:value-type="string">
            <text:p>fac</text:p>
          </table:table-cell>
          <table:table-cell table:style-name="ce11" office:value-type="string" calcext:value-type="string">
            <text:p>Copiste</text:p>
          </table:table-cell>
          <table:table-cell table:style-name="ce11" table:number-columns-repeated="3"/>
          <table:table-cell table:style-name="ce10" table:formula="of:=[EN.F139]" office:value-type="float" office:value="0" calcext:value-type="float">
            <text:p/>
          </table:table-cell>
          <table:table-cell table:style-name="ce11" office:value-type="string" calcext:value-type="string">
            <text:p>Une personne ou un organisme qui a produit le fac-similé de l'œuvre</text:p>
          </table:table-cell>
          <table:table-cell table:style-name="ce12" table:formula="of:=[EN.H139]" office:value-type="float" office:value="0" calcext:value-type="float">
            <text:p/>
          </table:table-cell>
          <table:table-cell table:style-name="ce12" table:formula="of:=[EN.I139]" office:value-type="string" office:string-value="2013-05-15:modified&#10;1970-01-01:new" calcext:value-type="string">
            <text:p>2013-05-15:modified</text:p>
            <text:p>1970-01-01:new</text:p>
          </table:table-cell>
          <table:table-cell table:style-name="ce13" table:formula="of:=IF([.A139]=[.D139];&quot;&quot;;&quot;DECALAGE&quot;)">
            <text:p/>
          </table:table-cell>
          <table:table-cell table:style-name="ce13" table:formula="of:=IF(AND(ISBLANK([.D139]);ISBLANK([.F139]));&quot;ND SANS USE&quot;;&quot;&quot;)">
            <text:p/>
          </table:table-cell>
          <table:table-cell table:style-name="ce13" table:formula="of:=IF(AND(NOT(ISBLANK([.D139]));ISBLANK([.J139]));&quot;DESCRIPTION MANQUANTE&quot;;&quot;&quot;)">
            <text:p/>
          </table:table-cell>
          <table:table-cell table:style-name="ce13" table:formula="of:=IF(MATCH([.E139];LabelFR;0) = ROW([.A139]); &quot;&quot;; &quot;DOUBLON LIGNE &quot; &amp; MATCH([.E139];LabelFR;0))">
            <text:p/>
          </table:table-cell>
          <table:table-cell table:number-columns-repeated="1003"/>
        </table:table-row>
        <table:table-row table:style-name="ro19">
          <table:table-cell table:style-name="ce6" table:formula="of:=[EN.A140]" office:value-type="float" office:value="0" calcext:value-type="float">
            <text:p/>
          </table:table-cell>
          <table:table-cell table:style-name="ce8" table:formula="of:=[EN.B140]" office:value-type="string" office:string-value="Copier" calcext:value-type="string">
            <text:p>Copier</text:p>
          </table:table-cell>
          <table:table-cell table:style-name="ce8" table:formula="of:=[EN.G140]" office:value-type="float" office:value="0" calcext:value-type="float">
            <text:p/>
          </table:table-cell>
          <table:table-cell table:style-name="ce11"/>
          <table:table-cell table:style-name="ce11" office:value-type="string" calcext:value-type="string">
            <text:p>Auteur de la copie</text:p>
          </table:table-cell>
          <table:table-cell table:style-name="ce11" office:value-type="string" calcext:value-type="string">
            <text:p>fac</text:p>
          </table:table-cell>
          <table:table-cell table:style-name="ce11" table:number-columns-repeated="2"/>
          <table:table-cell table:style-name="ce10" table:formula="of:=[EN.F140]" office:value-type="float" office:value="0" calcext:value-type="float">
            <text:p/>
          </table:table-cell>
          <table:table-cell table:style-name="ce11"/>
          <table:table-cell table:style-name="ce12" table:formula="of:=[EN.H140]" office:value-type="float" office:value="0" calcext:value-type="float">
            <text:p/>
          </table:table-cell>
          <table:table-cell table:style-name="ce12" table:formula="of:=[EN.I140]" office:value-type="float" office:value="0" calcext:value-type="float">
            <text:p/>
          </table:table-cell>
          <table:table-cell table:style-name="ce13" table:formula="of:=IF([.A140]=[.D140];&quot;&quot;;&quot;DECALAGE&quot;)">
            <text:p/>
          </table:table-cell>
          <table:table-cell table:style-name="ce13" table:formula="of:=IF(AND(ISBLANK([.D140]);ISBLANK([.F140]));&quot;ND SANS USE&quot;;&quot;&quot;)">
            <text:p/>
          </table:table-cell>
          <table:table-cell table:style-name="ce13" table:formula="of:=IF(AND(NOT(ISBLANK([.D140]));ISBLANK([.J140]));&quot;DESCRIPTION MANQUANTE&quot;;&quot;&quot;)">
            <text:p/>
          </table:table-cell>
          <table:table-cell table:style-name="ce13" table:formula="of:=IF(MATCH([.E140];LabelFR;0) = ROW([.A140]); &quot;&quot;; &quot;DOUBLON LIGNE &quot; &amp; MATCH([.E140];LabelFR;0))">
            <text:p/>
          </table:table-cell>
          <table:table-cell table:number-columns-repeated="1003"/>
        </table:table-row>
        <table:table-row table:style-name="ro17">
          <table:table-cell table:style-name="ce6" table:formula="of:=[EN.A141]" office:value-type="string" office:string-value="fds" calcext:value-type="string">
            <text:p>fds</text:p>
          </table:table-cell>
          <table:table-cell table:style-name="ce8" table:formula="of:=[EN.B141]" office:value-type="string" office:string-value="Film distributor" calcext:value-type="string">
            <text:p>Film distributor</text:p>
          </table:table-cell>
          <table:table-cell table:style-name="ce8" table:formula="of:=[EN.G141]" office:value-type="string" office:string-value="A person, family, or organization involved in distributing a moving image resource to theatres or other distribution channels" calcext:value-type="string">
            <text:p>A person, family, or organization involved in distributing a moving image resource to theatres or other distribution channels</text:p>
          </table:table-cell>
          <table:table-cell table:style-name="ce10" office:value-type="string" calcext:value-type="string">
            <text:p>fds</text:p>
          </table:table-cell>
          <table:table-cell table:style-name="ce10" office:value-type="string" calcext:value-type="string">
            <text:p>Distributeur du film</text:p>
          </table:table-cell>
          <table:table-cell table:style-name="ce10"/>
          <table:table-cell table:style-name="ce11" table:number-columns-repeated="2"/>
          <table:table-cell table:style-name="ce10" table:formula="of:=[EN.F141]" office:value-type="float" office:value="0" calcext:value-type="float">
            <text:p/>
          </table:table-cell>
          <table:table-cell table:style-name="ce10" office:value-type="string" calcext:value-type="string">
            <text:p>Une personne, un groupe ou un organisme qui assure la distribution d'un film dans les salles ou d'autres canaux de distribution.</text:p>
          </table:table-cell>
          <table:table-cell table:style-name="ce12" table:formula="of:=[EN.H141]" office:value-type="float" office:value="0" calcext:value-type="float">
            <text:p/>
          </table:table-cell>
          <table:table-cell table:style-name="ce12" table:formula="of:=[EN.I141]" office:value-type="string" office:string-value="2013-05-15:new" calcext:value-type="string">
            <text:p>2013-05-15:new</text:p>
          </table:table-cell>
          <table:table-cell table:style-name="ce13" table:formula="of:=IF([.A141]=[.D141];&quot;&quot;;&quot;DECALAGE&quot;)">
            <text:p/>
          </table:table-cell>
          <table:table-cell table:style-name="ce13" table:formula="of:=IF(AND(ISBLANK([.D141]);ISBLANK([.F141]));&quot;ND SANS USE&quot;;&quot;&quot;)">
            <text:p/>
          </table:table-cell>
          <table:table-cell table:style-name="ce13" table:formula="of:=IF(AND(NOT(ISBLANK([.D141]));ISBLANK([.J141]));&quot;DESCRIPTION MANQUANTE&quot;;&quot;&quot;)">
            <text:p/>
          </table:table-cell>
          <table:table-cell table:style-name="ce13" table:formula="of:=IF(MATCH([.E141];LabelFR;0) = ROW([.A141]); &quot;&quot;; &quot;DOUBLON LIGNE &quot; &amp; MATCH([.E141];LabelFR;0))">
            <text:p/>
          </table:table-cell>
          <table:table-cell table:number-columns-repeated="1003"/>
        </table:table-row>
        <table:table-row table:style-name="ro7">
          <table:table-cell table:style-name="ce6" table:formula="of:=[EN.A142]" office:value-type="string" office:string-value="fld" calcext:value-type="string">
            <text:p>fld</text:p>
          </table:table-cell>
          <table:table-cell table:style-name="ce8" table:formula="of:=[EN.B142]" office:value-type="string" office:string-value="Field director" calcext:value-type="string">
            <text:p>Field director</text:p>
          </table:table-cell>
          <table:table-cell table:style-name="ce8" table:formula="of:=[EN.G142]" office:value-type="string" office:string-value="A person or organization that manages or supervises the work done to collect raw data or do research in an actual setting or environment (typically applies to the natural and social sciences)" calcext:value-type="string">
            <text:p>A person or organization that manages or supervises the work done to collect raw data or do research in an actual setting or environment (typically applies to the natural and social sciences)</text:p>
          </table:table-cell>
          <table:table-cell table:style-name="ce11" office:value-type="string" calcext:value-type="string">
            <text:p>fld</text:p>
          </table:table-cell>
          <table:table-cell table:style-name="ce11" office:value-type="string" calcext:value-type="string">
            <text:p>Directeur de terrain</text:p>
          </table:table-cell>
          <table:table-cell table:style-name="ce11" table:number-columns-repeated="3"/>
          <table:table-cell table:style-name="ce10" table:formula="of:=[EN.F142]" office:value-type="float" office:value="0" calcext:value-type="float">
            <text:p/>
          </table:table-cell>
          <table:table-cell table:style-name="ce11" office:value-type="string" calcext:value-type="string">
            <text:p>Une personne ou un organisme qui gère ou supervise le travail de collecte de données brutes ou fait de la recherche dans le milieu ou dans l'environnement à sa disposition (s'applique notamment en sciences sociales et en science naturelle).</text:p>
          </table:table-cell>
          <table:table-cell table:style-name="ce12" table:formula="of:=[EN.H142]" office:value-type="float" office:value="0" calcext:value-type="float">
            <text:p/>
          </table:table-cell>
          <table:table-cell table:style-name="ce12" table:formula="of:=[EN.I142]" office:value-type="string" office:string-value="2013-05-15:modified&#10;1970-01-01:new" calcext:value-type="string">
            <text:p>2013-05-15:modified</text:p>
            <text:p>1970-01-01:new</text:p>
          </table:table-cell>
          <table:table-cell table:style-name="ce13" table:formula="of:=IF([.A142]=[.D142];&quot;&quot;;&quot;DECALAGE&quot;)">
            <text:p/>
          </table:table-cell>
          <table:table-cell table:style-name="ce13" table:formula="of:=IF(AND(ISBLANK([.D142]);ISBLANK([.F142]));&quot;ND SANS USE&quot;;&quot;&quot;)">
            <text:p/>
          </table:table-cell>
          <table:table-cell table:style-name="ce13" table:formula="of:=IF(AND(NOT(ISBLANK([.D142]));ISBLANK([.J142]));&quot;DESCRIPTION MANQUANTE&quot;;&quot;&quot;)">
            <text:p/>
          </table:table-cell>
          <table:table-cell table:style-name="ce13" table:formula="of:=IF(MATCH([.E142];LabelFR;0) = ROW([.A142]); &quot;&quot;; &quot;DOUBLON LIGNE &quot; &amp; MATCH([.E142];LabelFR;0))">
            <text:p/>
          </table:table-cell>
          <table:table-cell table:number-columns-repeated="1003"/>
        </table:table-row>
        <table:table-row table:style-name="ro5">
          <table:table-cell table:style-name="ce6" table:formula="of:=[EN.A143]" office:value-type="string" office:string-value="flm" calcext:value-type="string">
            <text:p>flm</text:p>
          </table:table-cell>
          <table:table-cell table:style-name="ce8" table:formula="of:=[EN.B143]" office:value-type="string" office:string-value="Film editor" calcext:value-type="string">
            <text:p>Film editor</text:p>
          </table:table-cell>
          <table:table-cell table:style-name="ce8" table:formula="of:=[EN.G143]" office:value-type="string" office:string-value="A person who, following the script and in creative cooperation with the Director, selects, arranges, and assembles the filmed material, controls the synchronization of picture and sound, and participates in other post-production tasks such as sound mixing and visual effects processing.  Today, picture editing is often performed digitally." calcext:value-type="string">
            <text:p>A person who, following the script and in creative cooperation with the Director, selects, arranges, and assembles the filmed material, controls the synchronization of picture and sound, and participates in other post-production tasks such as sound mixing and visual effects processing. <text:s/>Today, picture editing is often performed digitally.</text:p>
          </table:table-cell>
          <table:table-cell table:style-name="ce11" office:value-type="string" calcext:value-type="string">
            <text:p>flm</text:p>
          </table:table-cell>
          <table:table-cell table:style-name="ce11" office:value-type="string" calcext:value-type="string">
            <text:p>Monteur de films</text:p>
          </table:table-cell>
          <table:table-cell table:style-name="ce11" table:number-columns-repeated="3"/>
          <table:table-cell table:style-name="ce10" table:formula="of:=[EN.F143]" office:value-type="float" office:value="0" calcext:value-type="float">
            <text:p/>
          </table:table-cell>
          <table:table-cell table:style-name="ce11" office:value-type="string" calcext:value-type="string">
            <text:p>Une personne qui, en suivant le script et de concert avec le réalisateur, sélectionne, organise et assemble les scènes d'un film, vérifie la synchronisation de l'image et du son et participe à d'autres tâches de post-production telles que le mixage du son et le traitement des effets spéciaux. De nos jours le travail de montage est très souvent effectué en numérique.</text:p>
          </table:table-cell>
          <table:table-cell table:style-name="ce12" table:formula="of:=[EN.H143]" office:value-type="string" office:string-value="Changed MARC def (FIAF)" calcext:value-type="string">
            <text:p>Changed MARC def (FIAF)</text:p>
          </table:table-cell>
          <table:table-cell table:style-name="ce12" table:formula="of:=[EN.I143]" office:value-type="string" office:string-value="2013-05-15:modified&#10;1970-01-01:new" calcext:value-type="string">
            <text:p>2013-05-15:modified</text:p>
            <text:p>1970-01-01:new</text:p>
          </table:table-cell>
          <table:table-cell table:style-name="ce13" table:formula="of:=IF([.A143]=[.D143];&quot;&quot;;&quot;DECALAGE&quot;)">
            <text:p/>
          </table:table-cell>
          <table:table-cell table:style-name="ce13" table:formula="of:=IF(AND(ISBLANK([.D143]);ISBLANK([.F143]));&quot;ND SANS USE&quot;;&quot;&quot;)">
            <text:p/>
          </table:table-cell>
          <table:table-cell table:style-name="ce13" table:formula="of:=IF(AND(NOT(ISBLANK([.D143]));ISBLANK([.J143]));&quot;DESCRIPTION MANQUANTE&quot;;&quot;&quot;)">
            <text:p/>
          </table:table-cell>
          <table:table-cell table:style-name="ce13" table:formula="of:=IF(MATCH([.E143];LabelFR;0) = ROW([.A143]); &quot;&quot;; &quot;DOUBLON LIGNE &quot; &amp; MATCH([.E143];LabelFR;0))">
            <text:p/>
          </table:table-cell>
          <table:table-cell table:number-columns-repeated="1003"/>
        </table:table-row>
        <table:table-row table:style-name="ro6">
          <table:table-cell table:style-name="ce6" table:formula="of:=[EN.A144]" office:value-type="float" office:value="0" calcext:value-type="float">
            <text:p/>
          </table:table-cell>
          <table:table-cell table:style-name="ce8" table:formula="of:=[EN.B144]" office:value-type="string" office:string-value="Motion picture editor" calcext:value-type="string">
            <text:p>Motion picture editor</text:p>
          </table:table-cell>
          <table:table-cell table:style-name="ce8" table:formula="of:=[EN.G144]" office:value-type="float" office:value="0" calcext:value-type="float">
            <text:p/>
          </table:table-cell>
          <table:table-cell table:style-name="ce11"/>
          <table:table-cell table:style-name="ce11" office:value-type="string" calcext:value-type="string">
            <text:p>Monteur d'images animées</text:p>
          </table:table-cell>
          <table:table-cell table:style-name="ce11" office:value-type="string" calcext:value-type="string">
            <text:p>flm</text:p>
          </table:table-cell>
          <table:table-cell table:style-name="ce11" table:number-columns-repeated="2"/>
          <table:table-cell table:style-name="ce10" table:formula="of:=[EN.F144]" office:value-type="float" office:value="0" calcext:value-type="float">
            <text:p/>
          </table:table-cell>
          <table:table-cell table:style-name="ce11"/>
          <table:table-cell table:style-name="ce12" table:formula="of:=[EN.H144]" office:value-type="float" office:value="0" calcext:value-type="float">
            <text:p/>
          </table:table-cell>
          <table:table-cell table:style-name="ce12" table:formula="of:=[EN.I144]" office:value-type="float" office:value="0" calcext:value-type="float">
            <text:p/>
          </table:table-cell>
          <table:table-cell table:style-name="ce13" table:formula="of:=IF([.A144]=[.D144];&quot;&quot;;&quot;DECALAGE&quot;)">
            <text:p/>
          </table:table-cell>
          <table:table-cell table:style-name="ce13" table:formula="of:=IF(AND(ISBLANK([.D144]);ISBLANK([.F144]));&quot;ND SANS USE&quot;;&quot;&quot;)">
            <text:p/>
          </table:table-cell>
          <table:table-cell table:style-name="ce13" table:formula="of:=IF(AND(NOT(ISBLANK([.D144]));ISBLANK([.J144]));&quot;DESCRIPTION MANQUANTE&quot;;&quot;&quot;)">
            <text:p/>
          </table:table-cell>
          <table:table-cell table:style-name="ce13" table:formula="of:=IF(MATCH([.E144];LabelFR;0) = ROW([.A144]); &quot;&quot;; &quot;DOUBLON LIGNE &quot; &amp; MATCH([.E144];LabelFR;0))">
            <text:p/>
          </table:table-cell>
          <table:table-cell table:number-columns-repeated="1003"/>
        </table:table-row>
        <table:table-row table:style-name="ro21">
          <table:table-cell table:style-name="ce6" table:formula="of:=[EN.A145]" office:value-type="string" office:string-value="fmd" calcext:value-type="string">
            <text:p>fmd</text:p>
          </table:table-cell>
          <table:table-cell table:style-name="ce8" table:formula="of:=[EN.B145]" office:value-type="string" office:string-value="Film director" calcext:value-type="string">
            <text:p>Film director</text:p>
          </table:table-cell>
          <table:table-cell table:style-name="ce8" table:formula="of:=[EN.G145]" office:value-type="string" office:string-value="A director responsible for the general management and supervision of a filmed performance" calcext:value-type="string">
            <text:p>A director responsible for the general management and supervision of a filmed performance</text:p>
          </table:table-cell>
          <table:table-cell table:style-name="ce10" office:value-type="string" calcext:value-type="string">
            <text:p>fmd</text:p>
          </table:table-cell>
          <table:table-cell table:style-name="ce10" office:value-type="string" calcext:value-type="string">
            <text:p>Réalisateur du film</text:p>
          </table:table-cell>
          <table:table-cell table:style-name="ce10"/>
          <table:table-cell table:style-name="ce11" table:number-columns-repeated="2"/>
          <table:table-cell table:style-name="ce10" table:formula="of:=[EN.F145]" office:value-type="float" office:value="0" calcext:value-type="float">
            <text:p/>
          </table:table-cell>
          <table:table-cell table:style-name="ce10" office:value-type="string" calcext:value-type="string">
            <text:p>Un réalisateur responsable de la gestion générale et de la supervision d'une performance filmée.</text:p>
          </table:table-cell>
          <table:table-cell table:style-name="ce12" table:formula="of:=[EN.H145]" office:value-type="float" office:value="0" calcext:value-type="float">
            <text:p/>
          </table:table-cell>
          <table:table-cell table:style-name="ce12" table:formula="of:=[EN.I145]" office:value-type="string" office:string-value="2013-05-15:new" calcext:value-type="string">
            <text:p>2013-05-15:new</text:p>
          </table:table-cell>
          <table:table-cell table:style-name="ce13" table:formula="of:=IF([.A145]=[.D145];&quot;&quot;;&quot;DECALAGE&quot;)">
            <text:p/>
          </table:table-cell>
          <table:table-cell table:style-name="ce13" table:formula="of:=IF(AND(ISBLANK([.D145]);ISBLANK([.F145]));&quot;ND SANS USE&quot;;&quot;&quot;)">
            <text:p/>
          </table:table-cell>
          <table:table-cell table:style-name="ce13" table:formula="of:=IF(AND(NOT(ISBLANK([.D145]));ISBLANK([.J145]));&quot;DESCRIPTION MANQUANTE&quot;;&quot;&quot;)">
            <text:p/>
          </table:table-cell>
          <table:table-cell table:style-name="ce13" table:formula="of:=IF(MATCH([.E145];LabelFR;0) = ROW([.A145]); &quot;&quot;; &quot;DOUBLON LIGNE &quot; &amp; MATCH([.E145];LabelFR;0))">
            <text:p/>
          </table:table-cell>
          <table:table-cell table:number-columns-repeated="1003"/>
        </table:table-row>
        <table:table-row table:style-name="ro18">
          <table:table-cell table:style-name="ce6" table:formula="of:=[EN.A146]" office:value-type="string" office:string-value="fmk" calcext:value-type="string">
            <text:p>fmk</text:p>
          </table:table-cell>
          <table:table-cell table:style-name="ce8" table:formula="of:=[EN.B146]" office:value-type="string" office:string-value="Filmmaker" calcext:value-type="string">
            <text:p>Filmmaker</text:p>
          </table:table-cell>
          <table:table-cell table:style-name="ce8" table:formula="of:=[EN.G146]" office:value-type="string" office:string-value="A person, family or organization responsible for creating an independent or personal film. A filmmaker is individually responsible for the conception and execution of all aspects of the film" calcext:value-type="string">
            <text:p>A person, family or organization responsible for creating an independent or personal film. A filmmaker is individually responsible for the conception and execution of all aspects of the film</text:p>
          </table:table-cell>
          <table:table-cell table:style-name="ce10" office:value-type="string" calcext:value-type="string">
            <text:p>fmk</text:p>
          </table:table-cell>
          <table:table-cell table:style-name="ce10" office:value-type="string" calcext:value-type="string">
            <text:p>Cinéaste</text:p>
          </table:table-cell>
          <table:table-cell table:style-name="ce10"/>
          <table:table-cell table:style-name="ce11" table:number-columns-repeated="2"/>
          <table:table-cell table:style-name="ce10" table:formula="of:=[EN.F146]" office:value-type="float" office:value="0" calcext:value-type="float">
            <text:p/>
          </table:table-cell>
          <table:table-cell table:style-name="ce10" office:value-type="string" calcext:value-type="string">
            <text:p>Une personne, un groupe ou un organisme responsable de la création d'un film indépendant ou personnel. Un cinéaste est responsable personnellement de la conception et de la création de tous les aspects du film.</text:p>
          </table:table-cell>
          <table:table-cell table:style-name="ce12" table:formula="of:=[EN.H146]" office:value-type="float" office:value="0" calcext:value-type="float">
            <text:p/>
          </table:table-cell>
          <table:table-cell table:style-name="ce12" table:formula="of:=[EN.I146]" office:value-type="string" office:string-value="2013-05-15:new" calcext:value-type="string">
            <text:p>2013-05-15:new</text:p>
          </table:table-cell>
          <table:table-cell table:style-name="ce13" table:formula="of:=IF([.A146]=[.D146];&quot;&quot;;&quot;DECALAGE&quot;)">
            <text:p/>
          </table:table-cell>
          <table:table-cell table:style-name="ce13" table:formula="of:=IF(AND(ISBLANK([.D146]);ISBLANK([.F146]));&quot;ND SANS USE&quot;;&quot;&quot;)">
            <text:p/>
          </table:table-cell>
          <table:table-cell table:style-name="ce13" table:formula="of:=IF(AND(NOT(ISBLANK([.D146]));ISBLANK([.J146]));&quot;DESCRIPTION MANQUANTE&quot;;&quot;&quot;)">
            <text:p/>
          </table:table-cell>
          <table:table-cell table:style-name="ce13" table:formula="of:=IF(MATCH([.E146];LabelFR;0) = ROW([.A146]); &quot;&quot;; &quot;DOUBLON LIGNE &quot; &amp; MATCH([.E146];LabelFR;0))">
            <text:p/>
          </table:table-cell>
          <table:table-cell table:number-columns-repeated="1003"/>
        </table:table-row>
        <table:table-row table:style-name="ro25">
          <table:table-cell table:style-name="ce6" table:formula="of:=[EN.A147]" office:value-type="string" office:string-value="fmo" calcext:value-type="string">
            <text:p>fmo</text:p>
          </table:table-cell>
          <table:table-cell table:style-name="ce8" table:formula="of:=[EN.B147]" office:value-type="string" office:string-value="Former owner" calcext:value-type="string">
            <text:p>Former owner</text:p>
          </table:table-cell>
          <table:table-cell table:style-name="ce8" table:formula="of:=[EN.G147]" office:value-type="string" office:string-value="A person, family, or organization formerly having legal possession of an item" calcext:value-type="string">
            <text:p>A person, family, or organization formerly having legal possession of an item</text:p>
          </table:table-cell>
          <table:table-cell table:style-name="ce11" office:value-type="string" calcext:value-type="string">
            <text:p>fmo</text:p>
          </table:table-cell>
          <table:table-cell table:style-name="ce11" office:value-type="string" calcext:value-type="string">
            <text:p>Ancien propriétaire</text:p>
          </table:table-cell>
          <table:table-cell table:style-name="ce11" table:number-columns-repeated="3"/>
          <table:table-cell table:style-name="ce10" table:formula="of:=[EN.F147]" office:value-type="float" office:value="0" calcext:value-type="float">
            <text:p/>
          </table:table-cell>
          <table:table-cell table:style-name="ce11" office:value-type="string" calcext:value-type="string">
            <text:p>Une personne, un groupe ou un organisme qui était auparavant le détenteur légal d'une œuvre.</text:p>
          </table:table-cell>
          <table:table-cell table:style-name="ce12" table:formula="of:=[EN.H147]" office:value-type="string" office:string-value="Changed MARC def; in RDA associated with Owner (element) which is broader than MARC owner (which means current owner)" calcext:value-type="string">
            <text:p>Changed MARC def; in RDA associated with Owner (element) which is broader than MARC owner (which means current owner)</text:p>
          </table:table-cell>
          <table:table-cell table:style-name="ce12" table:formula="of:=[EN.I147]" office:value-type="string" office:string-value="2013-05-15:modified&#10;1970-01-01:new" calcext:value-type="string">
            <text:p>2013-05-15:modified</text:p>
            <text:p>1970-01-01:new</text:p>
          </table:table-cell>
          <table:table-cell table:style-name="ce13" table:formula="of:=IF([.A147]=[.D147];&quot;&quot;;&quot;DECALAGE&quot;)">
            <text:p/>
          </table:table-cell>
          <table:table-cell table:style-name="ce13" table:formula="of:=IF(AND(ISBLANK([.D147]);ISBLANK([.F147]));&quot;ND SANS USE&quot;;&quot;&quot;)">
            <text:p/>
          </table:table-cell>
          <table:table-cell table:style-name="ce13" table:formula="of:=IF(AND(NOT(ISBLANK([.D147]));ISBLANK([.J147]));&quot;DESCRIPTION MANQUANTE&quot;;&quot;&quot;)">
            <text:p/>
          </table:table-cell>
          <table:table-cell table:style-name="ce13" table:formula="of:=IF(MATCH([.E147];LabelFR;0) = ROW([.A147]); &quot;&quot;; &quot;DOUBLON LIGNE &quot; &amp; MATCH([.E147];LabelFR;0))">
            <text:p/>
          </table:table-cell>
          <table:table-cell table:number-columns-repeated="1003"/>
        </table:table-row>
        <table:table-row table:style-name="ro21">
          <table:table-cell table:style-name="ce6" table:formula="of:=[EN.A148]" office:value-type="string" office:string-value="fmp" calcext:value-type="string">
            <text:p>fmp</text:p>
          </table:table-cell>
          <table:table-cell table:style-name="ce8" table:formula="of:=[EN.B148]" office:value-type="string" office:string-value="Film producer" calcext:value-type="string">
            <text:p>Film producer</text:p>
          </table:table-cell>
          <table:table-cell table:style-name="ce8" table:formula="of:=[EN.G148]" office:value-type="string" office:string-value="A producer responsible for most of the business aspects of a film" calcext:value-type="string">
            <text:p>A producer responsible for most of the business aspects of a film</text:p>
          </table:table-cell>
          <table:table-cell table:style-name="ce10" office:value-type="string" calcext:value-type="string">
            <text:p>fmp</text:p>
          </table:table-cell>
          <table:table-cell table:style-name="ce10" office:value-type="string" calcext:value-type="string">
            <text:p>Producteur du film</text:p>
          </table:table-cell>
          <table:table-cell table:style-name="ce10"/>
          <table:table-cell table:style-name="ce11" table:number-columns-repeated="2"/>
          <table:table-cell table:style-name="ce10" table:formula="of:=[EN.F148]" office:value-type="float" office:value="0" calcext:value-type="float">
            <text:p/>
          </table:table-cell>
          <table:table-cell table:style-name="ce10" office:value-type="string" calcext:value-type="string">
            <text:p>Un producteur responsable de la plupart des aspects commerciaux d'un film.</text:p>
          </table:table-cell>
          <table:table-cell table:style-name="ce12" table:formula="of:=[EN.H148]" office:value-type="float" office:value="0" calcext:value-type="float">
            <text:p/>
          </table:table-cell>
          <table:table-cell table:style-name="ce12" table:formula="of:=[EN.I148]" office:value-type="string" office:string-value="2013-05-15:new" calcext:value-type="string">
            <text:p>2013-05-15:new</text:p>
          </table:table-cell>
          <table:table-cell table:style-name="ce13" table:formula="of:=IF([.A148]=[.D148];&quot;&quot;;&quot;DECALAGE&quot;)">
            <text:p/>
          </table:table-cell>
          <table:table-cell table:style-name="ce13" table:formula="of:=IF(AND(ISBLANK([.D148]);ISBLANK([.F148]));&quot;ND SANS USE&quot;;&quot;&quot;)">
            <text:p/>
          </table:table-cell>
          <table:table-cell table:style-name="ce13" table:formula="of:=IF(AND(NOT(ISBLANK([.D148]));ISBLANK([.J148]));&quot;DESCRIPTION MANQUANTE&quot;;&quot;&quot;)">
            <text:p/>
          </table:table-cell>
          <table:table-cell table:style-name="ce13" table:formula="of:=IF(MATCH([.E148];LabelFR;0) = ROW([.A148]); &quot;&quot;; &quot;DOUBLON LIGNE &quot; &amp; MATCH([.E148];LabelFR;0))">
            <text:p/>
          </table:table-cell>
          <table:table-cell table:number-columns-repeated="1003"/>
        </table:table-row>
        <table:table-row table:style-name="ro17">
          <table:table-cell table:style-name="ce6" table:formula="of:=[EN.A149]" office:value-type="string" office:string-value="fnd" calcext:value-type="string">
            <text:p>fnd</text:p>
          </table:table-cell>
          <table:table-cell table:style-name="ce8" table:formula="of:=[EN.B149]" office:value-type="string" office:string-value="Funder" calcext:value-type="string">
            <text:p>Funder</text:p>
          </table:table-cell>
          <table:table-cell table:style-name="ce8" table:formula="of:=[EN.G149]" office:value-type="string" office:string-value="A person or organization that furnished financial support for the production of the work" calcext:value-type="string">
            <text:p>A person or organization that furnished financial support for the production of the work</text:p>
          </table:table-cell>
          <table:table-cell table:style-name="ce11" office:value-type="string" calcext:value-type="string">
            <text:p>fnd</text:p>
          </table:table-cell>
          <table:table-cell table:style-name="ce11" office:value-type="string" calcext:value-type="string">
            <text:p>Bailleur de fonds</text:p>
          </table:table-cell>
          <table:table-cell table:style-name="ce11" table:number-columns-repeated="3"/>
          <table:table-cell table:style-name="ce10" table:formula="of:=[EN.F149]" office:value-type="float" office:value="0" calcext:value-type="float">
            <text:p/>
          </table:table-cell>
          <table:table-cell table:style-name="ce11" office:value-type="string" calcext:value-type="string">
            <text:p>Une personne ou un organisme qui apporte un soutien financier à la production d'une œuvre.</text:p>
          </table:table-cell>
          <table:table-cell table:style-name="ce12" table:formula="of:=[EN.H149]" office:value-type="float" office:value="0" calcext:value-type="float">
            <text:p/>
          </table:table-cell>
          <table:table-cell table:style-name="ce12" table:formula="of:=[EN.I149]" office:value-type="string" office:string-value="2013-05-15:modified&#10;1970-01-01:new" calcext:value-type="string">
            <text:p>2013-05-15:modified</text:p>
            <text:p>1970-01-01:new</text:p>
          </table:table-cell>
          <table:table-cell table:style-name="ce13" table:formula="of:=IF([.A149]=[.D149];&quot;&quot;;&quot;DECALAGE&quot;)">
            <text:p/>
          </table:table-cell>
          <table:table-cell table:style-name="ce13" table:formula="of:=IF(AND(ISBLANK([.D149]);ISBLANK([.F149]));&quot;ND SANS USE&quot;;&quot;&quot;)">
            <text:p/>
          </table:table-cell>
          <table:table-cell table:style-name="ce13" table:formula="of:=IF(AND(NOT(ISBLANK([.D149]));ISBLANK([.J149]));&quot;DESCRIPTION MANQUANTE&quot;;&quot;&quot;)">
            <text:p/>
          </table:table-cell>
          <table:table-cell table:style-name="ce13" table:formula="of:=IF(MATCH([.E149];LabelFR;0) = ROW([.A149]); &quot;&quot;; &quot;DOUBLON LIGNE &quot; &amp; MATCH([.E149];LabelFR;0))">
            <text:p/>
          </table:table-cell>
          <table:table-cell table:number-columns-repeated="1003"/>
        </table:table-row>
        <table:table-row table:style-name="ro10">
          <table:table-cell table:style-name="ce6" table:formula="of:=[EN.A150]" office:value-type="string" office:string-value="fpy" calcext:value-type="string">
            <text:p>fpy</text:p>
          </table:table-cell>
          <table:table-cell table:style-name="ce8" table:formula="of:=[EN.B150]" office:value-type="string" office:string-value="First party" calcext:value-type="string">
            <text:p>First party</text:p>
          </table:table-cell>
          <table:table-cell table:style-name="ce8" table:formula="of:=[EN.G150]" office:value-type="string" office:string-value="A person or organization who is identified as the only party or the party of the first party. In the case of transfer of rights, this is the assignor, transferor, licensor, grantor, etc. Multiple parties can be named jointly as the first party" calcext:value-type="string">
            <text:p>A person or organization who is identified as the only party or the party of the first party. In the case of transfer of rights, this is the assignor, transferor, licensor, grantor, etc. Multiple parties can be named jointly as the first party</text:p>
          </table:table-cell>
          <table:table-cell table:style-name="ce11" office:value-type="string" calcext:value-type="string">
            <text:p>fpy</text:p>
          </table:table-cell>
          <table:table-cell table:style-name="ce11" office:value-type="string" calcext:value-type="string">
            <text:p>D'une part</text:p>
          </table:table-cell>
          <table:table-cell table:style-name="ce11" table:number-columns-repeated="3"/>
          <table:table-cell table:style-name="ce10" table:formula="of:=[EN.F150]" office:value-type="float" office:value="0" calcext:value-type="float">
            <text:p/>
          </table:table-cell>
          <table:table-cell table:style-name="ce11" office:value-type="string" calcext:value-type="string">
            <text:p>Une personne ou un organisme nommé dans la section "d'une part" dans le chapitre "désignation des parties" d'un contrat. Dans le cas d'un contrat de transfert de droits, il peut s'agir du cédant, du vendeur, du détenteur de licence, du bailleur, etc. Plusieurs entités peuvent être présentées comme constituant une même partie.</text:p>
          </table:table-cell>
          <table:table-cell table:style-name="ce12" table:formula="of:=[EN.H150]" office:value-type="float" office:value="0" calcext:value-type="float">
            <text:p/>
          </table:table-cell>
          <table:table-cell table:style-name="ce12" table:formula="of:=[EN.I150]" office:value-type="string" office:string-value="2013-05-15:modified&#10;1970-01-01:new" calcext:value-type="string">
            <text:p>2013-05-15:modified</text:p>
            <text:p>1970-01-01:new</text:p>
          </table:table-cell>
          <table:table-cell table:style-name="ce13" table:formula="of:=IF([.A150]=[.D150];&quot;&quot;;&quot;DECALAGE&quot;)">
            <text:p/>
          </table:table-cell>
          <table:table-cell table:style-name="ce13" table:formula="of:=IF(AND(ISBLANK([.D150]);ISBLANK([.F150]));&quot;ND SANS USE&quot;;&quot;&quot;)">
            <text:p/>
          </table:table-cell>
          <table:table-cell table:style-name="ce13" table:formula="of:=IF(AND(NOT(ISBLANK([.D150]));ISBLANK([.J150]));&quot;DESCRIPTION MANQUANTE&quot;;&quot;&quot;)">
            <text:p/>
          </table:table-cell>
          <table:table-cell table:style-name="ce13" table:formula="of:=IF(MATCH([.E150];LabelFR;0) = ROW([.A150]); &quot;&quot;; &quot;DOUBLON LIGNE &quot; &amp; MATCH([.E150];LabelFR;0))">
            <text:p/>
          </table:table-cell>
          <table:table-cell table:number-columns-repeated="1003"/>
        </table:table-row>
        <table:table-row table:style-name="ro17">
          <table:table-cell table:style-name="ce6" table:formula="of:=[EN.A151]" office:value-type="string" office:string-value="frg" calcext:value-type="string">
            <text:p>frg</text:p>
          </table:table-cell>
          <table:table-cell table:style-name="ce8" table:formula="of:=[EN.B151]" office:value-type="string" office:string-value="Forger" calcext:value-type="string">
            <text:p>Forger</text:p>
          </table:table-cell>
          <table:table-cell table:style-name="ce8" table:formula="of:=[EN.G151]" office:value-type="string" office:string-value="A person or organization who makes or imitates something of value or importance, especially with the intent to defraud" calcext:value-type="string">
            <text:p>A person or organization who makes or imitates something of value or importance, especially with the intent to defraud</text:p>
          </table:table-cell>
          <table:table-cell table:style-name="ce11" office:value-type="string" calcext:value-type="string">
            <text:p>frg</text:p>
          </table:table-cell>
          <table:table-cell table:style-name="ce11" office:value-type="string" calcext:value-type="string">
            <text:p>Faussaire</text:p>
          </table:table-cell>
          <table:table-cell table:style-name="ce11" table:number-columns-repeated="3"/>
          <table:table-cell table:style-name="ce10" table:formula="of:=[EN.F151]" office:value-type="float" office:value="0" calcext:value-type="float">
            <text:p/>
          </table:table-cell>
          <table:table-cell table:style-name="ce11" office:value-type="string" calcext:value-type="string">
            <text:p>Une personne ou une organisation qui fait ou imite quelque chose de valeur ou d'importance, avec l'intention de frauder,</text:p>
          </table:table-cell>
          <table:table-cell table:style-name="ce12" table:formula="of:=[EN.H151]" office:value-type="float" office:value="0" calcext:value-type="float">
            <text:p/>
          </table:table-cell>
          <table:table-cell table:style-name="ce12" table:formula="of:=[EN.I151]" office:value-type="string" office:string-value="2013-05-15:modified&#10;1970-01-01:new" calcext:value-type="string">
            <text:p>2013-05-15:modified</text:p>
            <text:p>1970-01-01:new</text:p>
          </table:table-cell>
          <table:table-cell table:style-name="ce13" table:formula="of:=IF([.A151]=[.D151];&quot;&quot;;&quot;DECALAGE&quot;)">
            <text:p/>
          </table:table-cell>
          <table:table-cell table:style-name="ce13" table:formula="of:=IF(AND(ISBLANK([.D151]);ISBLANK([.F151]));&quot;ND SANS USE&quot;;&quot;&quot;)">
            <text:p/>
          </table:table-cell>
          <table:table-cell table:style-name="ce13" table:formula="of:=IF(AND(NOT(ISBLANK([.D151]));ISBLANK([.J151]));&quot;DESCRIPTION MANQUANTE&quot;;&quot;&quot;)">
            <text:p/>
          </table:table-cell>
          <table:table-cell table:style-name="ce13" table:formula="of:=IF(MATCH([.E151];LabelFR;0) = ROW([.A151]); &quot;&quot;; &quot;DOUBLON LIGNE &quot; &amp; MATCH([.E151];LabelFR;0))">
            <text:p/>
          </table:table-cell>
          <table:table-cell table:number-columns-repeated="1003"/>
        </table:table-row>
        <table:table-row table:style-name="ro19">
          <table:table-cell table:style-name="ce6" table:formula="of:=[EN.A152]" office:value-type="float" office:value="0" calcext:value-type="float">
            <text:p/>
          </table:table-cell>
          <table:table-cell table:style-name="ce8" table:formula="of:=[EN.B152]" office:value-type="string" office:string-value="Copier" calcext:value-type="string">
            <text:p>Copier</text:p>
          </table:table-cell>
          <table:table-cell table:style-name="ce8" table:formula="of:=[EN.G152]" office:value-type="float" office:value="0" calcext:value-type="float">
            <text:p/>
          </table:table-cell>
          <table:table-cell table:style-name="ce11"/>
          <table:table-cell table:style-name="ce11" office:value-type="string" calcext:value-type="string">
            <text:p>Contrefacteur</text:p>
          </table:table-cell>
          <table:table-cell table:style-name="ce11" office:value-type="string" calcext:value-type="string">
            <text:p>frg</text:p>
          </table:table-cell>
          <table:table-cell table:style-name="ce11" table:number-columns-repeated="2"/>
          <table:table-cell table:style-name="ce10" table:formula="of:=[EN.F152]" office:value-type="float" office:value="0" calcext:value-type="float">
            <text:p/>
          </table:table-cell>
          <table:table-cell table:style-name="ce11"/>
          <table:table-cell table:style-name="ce12" table:formula="of:=[EN.H152]" office:value-type="float" office:value="0" calcext:value-type="float">
            <text:p/>
          </table:table-cell>
          <table:table-cell table:style-name="ce12" table:formula="of:=[EN.I152]" office:value-type="float" office:value="0" calcext:value-type="float">
            <text:p/>
          </table:table-cell>
          <table:table-cell table:style-name="ce13" table:formula="of:=IF([.A152]=[.D152];&quot;&quot;;&quot;DECALAGE&quot;)">
            <text:p/>
          </table:table-cell>
          <table:table-cell table:style-name="ce13" table:formula="of:=IF(AND(ISBLANK([.D152]);ISBLANK([.F152]));&quot;ND SANS USE&quot;;&quot;&quot;)">
            <text:p/>
          </table:table-cell>
          <table:table-cell table:style-name="ce13" table:formula="of:=IF(AND(NOT(ISBLANK([.D152]));ISBLANK([.J152]));&quot;DESCRIPTION MANQUANTE&quot;;&quot;&quot;)">
            <text:p/>
          </table:table-cell>
          <table:table-cell table:style-name="ce13" table:formula="of:=IF(MATCH([.E152];LabelFR;0) = ROW([.A152]); &quot;&quot;; &quot;DOUBLON LIGNE &quot; &amp; MATCH([.E152];LabelFR;0))">
            <text:p/>
          </table:table-cell>
          <table:table-cell table:number-columns-repeated="1003"/>
        </table:table-row>
        <table:table-row table:style-name="ro19">
          <table:table-cell table:style-name="ce6" table:formula="of:=[EN.A153]" office:value-type="float" office:value="0" calcext:value-type="float">
            <text:p/>
          </table:table-cell>
          <table:table-cell table:style-name="ce8" table:formula="of:=[EN.B153]" office:value-type="string" office:string-value="Counterfeiter" calcext:value-type="string">
            <text:p>Counterfeiter</text:p>
          </table:table-cell>
          <table:table-cell table:style-name="ce8" table:formula="of:=[EN.G153]" office:value-type="float" office:value="0" calcext:value-type="float">
            <text:p/>
          </table:table-cell>
          <table:table-cell table:style-name="ce11"/>
          <table:table-cell table:style-name="ce11" office:value-type="string" calcext:value-type="string">
            <text:p>Falsificateur</text:p>
          </table:table-cell>
          <table:table-cell table:style-name="ce11" office:value-type="string" calcext:value-type="string">
            <text:p>frg</text:p>
          </table:table-cell>
          <table:table-cell table:style-name="ce11" table:number-columns-repeated="2"/>
          <table:table-cell table:style-name="ce10" table:formula="of:=[EN.F153]" office:value-type="float" office:value="0" calcext:value-type="float">
            <text:p/>
          </table:table-cell>
          <table:table-cell table:style-name="ce11"/>
          <table:table-cell table:style-name="ce12" table:formula="of:=[EN.H153]" office:value-type="float" office:value="0" calcext:value-type="float">
            <text:p/>
          </table:table-cell>
          <table:table-cell table:style-name="ce12" table:formula="of:=[EN.I153]" office:value-type="float" office:value="0" calcext:value-type="float">
            <text:p/>
          </table:table-cell>
          <table:table-cell table:style-name="ce13" table:formula="of:=IF([.A153]=[.D153];&quot;&quot;;&quot;DECALAGE&quot;)">
            <text:p/>
          </table:table-cell>
          <table:table-cell table:style-name="ce13" table:formula="of:=IF(AND(ISBLANK([.D153]);ISBLANK([.F153]));&quot;ND SANS USE&quot;;&quot;&quot;)">
            <text:p/>
          </table:table-cell>
          <table:table-cell table:style-name="ce13" table:formula="of:=IF(AND(NOT(ISBLANK([.D153]));ISBLANK([.J153]));&quot;DESCRIPTION MANQUANTE&quot;;&quot;&quot;)">
            <text:p/>
          </table:table-cell>
          <table:table-cell table:style-name="ce13" table:formula="of:=IF(MATCH([.E153];LabelFR;0) = ROW([.A153]); &quot;&quot;; &quot;DOUBLON LIGNE &quot; &amp; MATCH([.E153];LabelFR;0))">
            <text:p/>
          </table:table-cell>
          <table:table-cell table:number-columns-repeated="1003"/>
        </table:table-row>
        <table:table-row table:style-name="ro7">
          <table:table-cell table:style-name="ce6" table:formula="of:=[EN.A154]" office:value-type="string" office:string-value="gis" calcext:value-type="string">
            <text:p>gis</text:p>
          </table:table-cell>
          <table:table-cell table:style-name="ce8" table:formula="of:=[EN.B154]" office:value-type="string" office:string-value="Geographic information specialist" calcext:value-type="string">
            <text:p>Geographic information specialist</text:p>
          </table:table-cell>
          <table:table-cell table:style-name="ce8" table:formula="of:=[EN.G154]" office:value-type="string" office:string-value="A person responsible for geographic information system (GIS) development and integration with global positioning system data" calcext:value-type="string">
            <text:p>A person responsible for geographic information system (GIS) development and integration with global positioning system data</text:p>
          </table:table-cell>
          <table:table-cell table:style-name="ce11" office:value-type="string" calcext:value-type="string">
            <text:p>gis</text:p>
          </table:table-cell>
          <table:table-cell table:style-name="ce11" office:value-type="string" calcext:value-type="string">
            <text:p>Spécialiste de l'information géographique</text:p>
          </table:table-cell>
          <table:table-cell table:style-name="ce11" table:number-columns-repeated="3"/>
          <table:table-cell table:style-name="ce10" table:formula="of:=[EN.F154]" office:value-type="float" office:value="0" calcext:value-type="float">
            <text:p/>
          </table:table-cell>
          <table:table-cell table:style-name="ce11" office:value-type="string" calcext:value-type="string">
            <text:p>Une personne responsable du développement et de l'intégration d'un système d'information géographique (SIG) avec les données provenant d'un système de positionnement global.</text:p>
          </table:table-cell>
          <table:table-cell table:style-name="ce12" table:formula="of:=[EN.H154]" office:value-type="float" office:value="0" calcext:value-type="float">
            <text:p/>
          </table:table-cell>
          <table:table-cell table:style-name="ce12" table:formula="of:=[EN.I154]" office:value-type="string" office:string-value="2013-05-15:modified&#10;1970-01-01:new" calcext:value-type="string">
            <text:p>2013-05-15:modified</text:p>
            <text:p>1970-01-01:new</text:p>
          </table:table-cell>
          <table:table-cell table:style-name="ce13" table:formula="of:=IF([.A154]=[.D154];&quot;&quot;;&quot;DECALAGE&quot;)">
            <text:p/>
          </table:table-cell>
          <table:table-cell table:style-name="ce13" table:formula="of:=IF(AND(ISBLANK([.D154]);ISBLANK([.F154]));&quot;ND SANS USE&quot;;&quot;&quot;)">
            <text:p/>
          </table:table-cell>
          <table:table-cell table:style-name="ce13" table:formula="of:=IF(AND(NOT(ISBLANK([.D154]));ISBLANK([.J154]));&quot;DESCRIPTION MANQUANTE&quot;;&quot;&quot;)">
            <text:p/>
          </table:table-cell>
          <table:table-cell table:style-name="ce13" table:formula="of:=IF(MATCH([.E154];LabelFR;0) = ROW([.A154]); &quot;&quot;; &quot;DOUBLON LIGNE &quot; &amp; MATCH([.E154];LabelFR;0))">
            <text:p/>
          </table:table-cell>
          <table:table-cell table:number-columns-repeated="1003"/>
        </table:table-row>
        <table:table-row table:style-name="ro8">
          <table:table-cell table:style-name="ce6" table:formula="of:=[EN.A155]" office:value-type="float" office:value="0" calcext:value-type="float">
            <text:p/>
          </table:table-cell>
          <table:table-cell table:style-name="ce8" table:formula="of:=[EN.B155]" office:value-type="string" office:string-value="Geospatial information specialist" calcext:value-type="string">
            <text:p>Geospatial information specialist</text:p>
          </table:table-cell>
          <table:table-cell table:style-name="ce8" table:formula="of:=[EN.G155]" office:value-type="float" office:value="0" calcext:value-type="float">
            <text:p/>
          </table:table-cell>
          <table:table-cell table:style-name="ce11"/>
          <table:table-cell table:style-name="ce11" office:value-type="string" calcext:value-type="string">
            <text:p>Spécialiste de l'information géospatiale</text:p>
          </table:table-cell>
          <table:table-cell table:style-name="ce11" office:value-type="string" calcext:value-type="string">
            <text:p>gis</text:p>
          </table:table-cell>
          <table:table-cell table:style-name="ce11" table:number-columns-repeated="2"/>
          <table:table-cell table:style-name="ce10" table:formula="of:=[EN.F155]" office:value-type="float" office:value="0" calcext:value-type="float">
            <text:p/>
          </table:table-cell>
          <table:table-cell table:style-name="ce11"/>
          <table:table-cell table:style-name="ce12" table:formula="of:=[EN.H155]" office:value-type="float" office:value="0" calcext:value-type="float">
            <text:p/>
          </table:table-cell>
          <table:table-cell table:style-name="ce12" table:formula="of:=[EN.I155]" office:value-type="float" office:value="0" calcext:value-type="float">
            <text:p/>
          </table:table-cell>
          <table:table-cell table:style-name="ce13" table:formula="of:=IF([.A155]=[.D155];&quot;&quot;;&quot;DECALAGE&quot;)">
            <text:p/>
          </table:table-cell>
          <table:table-cell table:style-name="ce13" table:formula="of:=IF(AND(ISBLANK([.D155]);ISBLANK([.F155]));&quot;ND SANS USE&quot;;&quot;&quot;)">
            <text:p/>
          </table:table-cell>
          <table:table-cell table:style-name="ce13" table:formula="of:=IF(AND(NOT(ISBLANK([.D155]));ISBLANK([.J155]));&quot;DESCRIPTION MANQUANTE&quot;;&quot;&quot;)">
            <text:p/>
          </table:table-cell>
          <table:table-cell table:style-name="ce13" table:formula="of:=IF(MATCH([.E155];LabelFR;0) = ROW([.A155]); &quot;&quot;; &quot;DOUBLON LIGNE &quot; &amp; MATCH([.E155];LabelFR;0))">
            <text:p/>
          </table:table-cell>
          <table:table-cell table:number-columns-repeated="1003"/>
        </table:table-row>
        <table:table-row table:style-name="ro18">
          <table:table-cell table:style-name="ce6" table:formula="of:=[EN.A156]" office:value-type="string" office:string-value="his" calcext:value-type="string">
            <text:p>his</text:p>
          </table:table-cell>
          <table:table-cell table:style-name="ce8" table:formula="of:=[EN.B156]" office:value-type="string" office:string-value="Host institution" calcext:value-type="string">
            <text:p>Host institution</text:p>
          </table:table-cell>
          <table:table-cell table:style-name="ce8" table:formula="of:=[EN.G156]" office:value-type="string" office:string-value="An organization hosting the event, exhibit, conference, etc., which gave rise to a resource, but having little or no responsibility for the content of the resource" calcext:value-type="string">
            <text:p>An organization hosting the event, exhibit, conference, etc., which gave rise to a resource, but having little or no responsibility for the content of the resource</text:p>
          </table:table-cell>
          <table:table-cell table:style-name="ce10" office:value-type="string" calcext:value-type="string">
            <text:p>his</text:p>
          </table:table-cell>
          <table:table-cell table:style-name="ce10" office:value-type="string" calcext:value-type="string">
            <text:p>Institution hôte</text:p>
          </table:table-cell>
          <table:table-cell table:style-name="ce10"/>
          <table:table-cell table:style-name="ce11" table:number-columns-repeated="2"/>
          <table:table-cell table:style-name="ce10" table:formula="of:=[EN.F156]" office:value-type="float" office:value="0" calcext:value-type="float">
            <text:p/>
          </table:table-cell>
          <table:table-cell table:style-name="ce10" office:value-type="string" calcext:value-type="string">
            <text:p>Un organisme qui accueille un événement, une exposition, une conférence, etc., qui a donné lieu à un document, mais ayant peu ou aucune responsabilité concernant le contenu de ce document.</text:p>
          </table:table-cell>
          <table:table-cell table:style-name="ce12" table:formula="of:=[EN.H156]" office:value-type="float" office:value="0" calcext:value-type="float">
            <text:p/>
          </table:table-cell>
          <table:table-cell table:style-name="ce12" table:formula="of:=[EN.I156]" office:value-type="string" office:string-value="2014-02-05:Altered definition&#10;2013-05-15:new" calcext:value-type="string">
            <text:p>2014-02-05:Altered definition</text:p>
            <text:p>2013-05-15:new</text:p>
          </table:table-cell>
          <table:table-cell table:style-name="ce13" table:formula="of:=IF([.A156]=[.D156];&quot;&quot;;&quot;DECALAGE&quot;)">
            <text:p/>
          </table:table-cell>
          <table:table-cell table:style-name="ce13" table:formula="of:=IF(AND(ISBLANK([.D156]);ISBLANK([.F156]));&quot;ND SANS USE&quot;;&quot;&quot;)">
            <text:p/>
          </table:table-cell>
          <table:table-cell table:style-name="ce13" table:formula="of:=IF(AND(NOT(ISBLANK([.D156]));ISBLANK([.J156]));&quot;DESCRIPTION MANQUANTE&quot;;&quot;&quot;)">
            <text:p/>
          </table:table-cell>
          <table:table-cell table:style-name="ce13" table:formula="of:=IF(MATCH([.E156];LabelFR;0) = ROW([.A156]); &quot;&quot;; &quot;DOUBLON LIGNE &quot; &amp; MATCH([.E156];LabelFR;0))">
            <text:p/>
          </table:table-cell>
          <table:table-cell table:number-columns-repeated="1003"/>
        </table:table-row>
        <table:table-row table:style-name="ro26">
          <table:table-cell table:style-name="ce6" table:formula="of:=[EN.A157]" office:value-type="string" office:string-value="hnr" calcext:value-type="string">
            <text:p>hnr</text:p>
          </table:table-cell>
          <table:table-cell table:style-name="ce8" table:formula="of:=[EN.B157]" office:value-type="string" office:string-value="Honoree" calcext:value-type="string">
            <text:p>Honoree</text:p>
          </table:table-cell>
          <table:table-cell table:style-name="ce8" table:formula="of:=[EN.G157]" office:value-type="string" office:string-value="A person, family, or organization honored by a work or item (e.g., the honoree of a festschrift, a person to whom a copy is presented)" calcext:value-type="string">
            <text:p>A person, family, or organization honored by a work or item (e.g., the honoree of a festschrift, a person to whom a copy is presented)</text:p>
          </table:table-cell>
          <table:table-cell table:style-name="ce11" office:value-type="string" calcext:value-type="string">
            <text:p>hnr</text:p>
          </table:table-cell>
          <table:table-cell table:style-name="ce11" office:value-type="string" calcext:value-type="string">
            <text:p>Personne honorée</text:p>
          </table:table-cell>
          <table:table-cell table:style-name="ce11" table:number-columns-repeated="3"/>
          <table:table-cell table:style-name="ce10" table:formula="of:=[EN.F157]" office:value-type="float" office:value="0" calcext:value-type="float">
            <text:p/>
          </table:table-cell>
          <table:table-cell table:style-name="ce11" office:value-type="string" calcext:value-type="string">
            <text:p>Une personne, un groupe ou un organisme mis à l'honneur dans un travail ou un document (par exemple le sujet d'une commémoration, une personne à la mémoire ou en l'honneur de qui un livre ou un manuscrit a été fait, etc.)</text:p>
          </table:table-cell>
          <table:table-cell table:style-name="ce12" table:formula="of:=[EN.H157]" office:value-type="string" office:string-value="Changed MARC def; combines RDA honoree and honoree of item" calcext:value-type="string">
            <text:p>Changed MARC def; combines RDA honoree and honoree of item</text:p>
          </table:table-cell>
          <table:table-cell table:style-name="ce12" table:formula="of:=[EN.I157]" office:value-type="string" office:string-value="2013-05-15:modified&#10;1970-01-01:new" calcext:value-type="string">
            <text:p>2013-05-15:modified</text:p>
            <text:p>1970-01-01:new</text:p>
          </table:table-cell>
          <table:table-cell table:style-name="ce13" table:formula="of:=IF([.A157]=[.D157];&quot;&quot;;&quot;DECALAGE&quot;)">
            <text:p/>
          </table:table-cell>
          <table:table-cell table:style-name="ce13" table:formula="of:=IF(AND(ISBLANK([.D157]);ISBLANK([.F157]));&quot;ND SANS USE&quot;;&quot;&quot;)">
            <text:p/>
          </table:table-cell>
          <table:table-cell table:style-name="ce13" table:formula="of:=IF(AND(NOT(ISBLANK([.D157]));ISBLANK([.J157]));&quot;DESCRIPTION MANQUANTE&quot;;&quot;&quot;)">
            <text:p/>
          </table:table-cell>
          <table:table-cell table:style-name="ce13" table:formula="of:=IF(MATCH([.E157];LabelFR;0) = ROW([.A157]); &quot;&quot;; &quot;DOUBLON LIGNE &quot; &amp; MATCH([.E157];LabelFR;0))">
            <text:p/>
          </table:table-cell>
          <table:table-cell table:number-columns-repeated="1003"/>
        </table:table-row>
        <table:table-row table:style-name="ro6">
          <table:table-cell table:style-name="ce6" table:formula="of:=[EN.A158]" office:value-type="float" office:value="0" calcext:value-type="float">
            <text:p/>
          </table:table-cell>
          <table:table-cell table:style-name="ce8" table:formula="of:=[EN.B158]" office:value-type="string" office:string-value="Honouree" calcext:value-type="string">
            <text:p>Honouree</text:p>
          </table:table-cell>
          <table:table-cell table:style-name="ce8" table:formula="of:=[EN.G158]" office:value-type="float" office:value="0" calcext:value-type="float">
            <text:p/>
          </table:table-cell>
          <table:table-cell table:style-name="ce11"/>
          <table:table-cell table:style-name="ce11" office:value-type="string" calcext:value-type="string">
            <text:p>Personne mise à l'honneur</text:p>
          </table:table-cell>
          <table:table-cell table:style-name="ce11" office:value-type="string" calcext:value-type="string">
            <text:p>hnr</text:p>
          </table:table-cell>
          <table:table-cell table:style-name="ce11" table:number-columns-repeated="2"/>
          <table:table-cell table:style-name="ce10" table:formula="of:=[EN.F158]" office:value-type="float" office:value="0" calcext:value-type="float">
            <text:p/>
          </table:table-cell>
          <table:table-cell table:style-name="ce11"/>
          <table:table-cell table:style-name="ce12" table:formula="of:=[EN.H158]" office:value-type="float" office:value="0" calcext:value-type="float">
            <text:p/>
          </table:table-cell>
          <table:table-cell table:style-name="ce12" table:formula="of:=[EN.I158]" office:value-type="float" office:value="0" calcext:value-type="float">
            <text:p/>
          </table:table-cell>
          <table:table-cell table:style-name="ce13" table:formula="of:=IF([.A158]=[.D158];&quot;&quot;;&quot;DECALAGE&quot;)">
            <text:p/>
          </table:table-cell>
          <table:table-cell table:style-name="ce13" table:formula="of:=IF(AND(ISBLANK([.D158]);ISBLANK([.F158]));&quot;ND SANS USE&quot;;&quot;&quot;)">
            <text:p/>
          </table:table-cell>
          <table:table-cell table:style-name="ce13" table:formula="of:=IF(AND(NOT(ISBLANK([.D158]));ISBLANK([.J158]));&quot;DESCRIPTION MANQUANTE&quot;;&quot;&quot;)">
            <text:p/>
          </table:table-cell>
          <table:table-cell table:style-name="ce13" table:formula="of:=IF(MATCH([.E158];LabelFR;0) = ROW([.A158]); &quot;&quot;; &quot;DOUBLON LIGNE &quot; &amp; MATCH([.E158];LabelFR;0))">
            <text:p/>
          </table:table-cell>
          <table:table-cell table:number-columns-repeated="1003"/>
        </table:table-row>
        <table:table-row table:style-name="ro19">
          <table:table-cell table:style-name="ce6" table:formula="of:=[EN.A159]" office:value-type="float" office:value="0" calcext:value-type="float">
            <text:p/>
          </table:table-cell>
          <table:table-cell table:style-name="ce8" table:formula="of:=[EN.B159]" office:value-type="string" office:string-value="Honouree of item" calcext:value-type="string">
            <text:p>Honouree of item</text:p>
          </table:table-cell>
          <table:table-cell table:style-name="ce8" table:formula="of:=[EN.G159]" office:value-type="float" office:value="0" calcext:value-type="float">
            <text:p/>
          </table:table-cell>
          <table:table-cell table:style-name="ce11"/>
          <table:table-cell table:style-name="ce11" office:value-type="string" calcext:value-type="string">
            <text:p>Lauréat</text:p>
          </table:table-cell>
          <table:table-cell table:style-name="ce11" office:value-type="string" calcext:value-type="string">
            <text:p>hnr</text:p>
          </table:table-cell>
          <table:table-cell table:style-name="ce11" table:number-columns-repeated="2"/>
          <table:table-cell table:style-name="ce10" table:formula="of:=[EN.F159]" office:value-type="float" office:value="0" calcext:value-type="float">
            <text:p/>
          </table:table-cell>
          <table:table-cell table:style-name="ce11"/>
          <table:table-cell table:style-name="ce12" table:formula="of:=[EN.H159]" office:value-type="float" office:value="0" calcext:value-type="float">
            <text:p/>
          </table:table-cell>
          <table:table-cell table:style-name="ce12" table:formula="of:=[EN.I159]" office:value-type="float" office:value="0" calcext:value-type="float">
            <text:p/>
          </table:table-cell>
          <table:table-cell table:style-name="ce13" table:formula="of:=IF([.A159]=[.D159];&quot;&quot;;&quot;DECALAGE&quot;)">
            <text:p/>
          </table:table-cell>
          <table:table-cell table:style-name="ce13" table:formula="of:=IF(AND(ISBLANK([.D159]);ISBLANK([.F159]));&quot;ND SANS USE&quot;;&quot;&quot;)">
            <text:p/>
          </table:table-cell>
          <table:table-cell table:style-name="ce13" table:formula="of:=IF(AND(NOT(ISBLANK([.D159]));ISBLANK([.J159]));&quot;DESCRIPTION MANQUANTE&quot;;&quot;&quot;)">
            <text:p/>
          </table:table-cell>
          <table:table-cell table:style-name="ce13" table:formula="of:=IF(MATCH([.E159];LabelFR;0) = ROW([.A159]); &quot;&quot;; &quot;DOUBLON LIGNE &quot; &amp; MATCH([.E159];LabelFR;0))">
            <text:p/>
          </table:table-cell>
          <table:table-cell table:number-columns-repeated="1003"/>
        </table:table-row>
        <table:table-row table:style-name="ro7">
          <table:table-cell table:style-name="ce6" table:formula="of:=[EN.A160]" office:value-type="string" office:string-value="hst" calcext:value-type="string">
            <text:p>hst</text:p>
          </table:table-cell>
          <table:table-cell table:style-name="ce8" table:formula="of:=[EN.B160]" office:value-type="string" office:string-value="Host" calcext:value-type="string">
            <text:p>Host</text:p>
          </table:table-cell>
          <table:table-cell table:style-name="ce8" table:formula="of:=[EN.G160]" office:value-type="string" office:string-value="A performer contributing to a resource by leading a program (often broadcast) that includes other guests, performers, etc. (e.g., talk show host)" calcext:value-type="string">
            <text:p>A performer contributing to a resource by leading a program (often broadcast) that includes other guests, performers, etc. (e.g., talk show host)</text:p>
          </table:table-cell>
          <table:table-cell table:style-name="ce11" office:value-type="string" calcext:value-type="string">
            <text:p>hst</text:p>
          </table:table-cell>
          <table:table-cell table:style-name="ce11" office:value-type="string" calcext:value-type="string">
            <text:p>Animateur</text:p>
          </table:table-cell>
          <table:table-cell table:style-name="ce11" table:number-columns-repeated="3"/>
          <table:table-cell table:style-name="ce10" table:formula="of:=[EN.F160]" office:value-type="float" office:value="0" calcext:value-type="float">
            <text:p/>
          </table:table-cell>
          <table:table-cell table:style-name="ce11" office:value-type="string" calcext:value-type="string">
            <text:p>Une personne qui anime régulièrement une émission (de radio, de télévision, etc.), à laquelle participent des invités, des artistes, etc. (par exemple l'animateur d'une émission de variétés).</text:p>
          </table:table-cell>
          <table:table-cell table:style-name="ce12" table:formula="of:=[EN.H160]" office:value-type="float" office:value="0" calcext:value-type="float">
            <text:p/>
          </table:table-cell>
          <table:table-cell table:style-name="ce12" table:formula="of:=[EN.I160]" office:value-type="string" office:string-value="2013-05-15:modified&#10;1970-01-01:new" calcext:value-type="string">
            <text:p>2013-05-15:modified</text:p>
            <text:p>1970-01-01:new</text:p>
          </table:table-cell>
          <table:table-cell table:style-name="ce13" table:formula="of:=IF([.A160]=[.D160];&quot;&quot;;&quot;DECALAGE&quot;)">
            <text:p/>
          </table:table-cell>
          <table:table-cell table:style-name="ce13" table:formula="of:=IF(AND(ISBLANK([.D160]);ISBLANK([.F160]));&quot;ND SANS USE&quot;;&quot;&quot;)">
            <text:p/>
          </table:table-cell>
          <table:table-cell table:style-name="ce13" table:formula="of:=IF(AND(NOT(ISBLANK([.D160]));ISBLANK([.J160]));&quot;DESCRIPTION MANQUANTE&quot;;&quot;&quot;)">
            <text:p/>
          </table:table-cell>
          <table:table-cell table:style-name="ce13" table:formula="of:=IF(MATCH([.E160];LabelFR;0) = ROW([.A160]); &quot;&quot;; &quot;DOUBLON LIGNE &quot; &amp; MATCH([.E160];LabelFR;0))">
            <text:p/>
          </table:table-cell>
          <table:table-cell table:number-columns-repeated="1003"/>
        </table:table-row>
        <table:table-row table:style-name="ro16">
          <table:table-cell table:style-name="ce6" table:formula="of:=[EN.A161]" office:value-type="string" office:string-value="ill" calcext:value-type="string">
            <text:p>ill</text:p>
          </table:table-cell>
          <table:table-cell table:style-name="ce8" table:formula="of:=[EN.B161]" office:value-type="string" office:string-value="Illustrator" calcext:value-type="string">
            <text:p>Illustrator</text:p>
          </table:table-cell>
          <table:table-cell table:style-name="ce8" table:formula="of:=[EN.G161]" office:value-type="string" office:string-value="A person, family, or organization contributing to a resource by supplementing the primary content with drawings, diagrams, photographs, etc. If the work is primarily the artistic content created by this entity, use artist or photographer" calcext:value-type="string">
            <text:p>A person, family, or organization contributing to a resource by supplementing the primary content with drawings, diagrams, photographs, etc. If the work is primarily the artistic content created by this entity, use artist or photographer</text:p>
          </table:table-cell>
          <table:table-cell table:style-name="ce11" office:value-type="string" calcext:value-type="string">
            <text:p>ill</text:p>
          </table:table-cell>
          <table:table-cell table:style-name="ce11" office:value-type="string" calcext:value-type="string">
            <text:p>Illustrateur</text:p>
          </table:table-cell>
          <table:table-cell table:style-name="ce11" table:number-columns-repeated="3"/>
          <table:table-cell table:style-name="ce10" table:formula="of:=[EN.F161]" office:value-type="string" office:string-value="art" calcext:value-type="string">
            <text:p>art</text:p>
          </table:table-cell>
          <table:table-cell table:style-name="ce11" office:value-type="string" calcext:value-type="string">
            <text:p>Une personne, un groupe ou un organisme qui contribue à une œuvre en l'agrémentant de dessins, de diagrammes, de photographies, etc. Si le travail artistique constitue l'essentiel de l'œuvre, utilisez plutôt artiste (art) ou photographe (pht).</text:p>
          </table:table-cell>
          <table:table-cell table:style-name="ce12" table:formula="of:=[EN.H161]" office:value-type="string" office:string-value="Changed MARC def" calcext:value-type="string">
            <text:p>Changed MARC def</text:p>
          </table:table-cell>
          <table:table-cell table:style-name="ce12" table:formula="of:=[EN.I161]" office:value-type="string" office:string-value="2014-02-04:Altered definition&#10;2013-05-15:modified&#10;1970-01-01:new" calcext:value-type="string">
            <text:p>2014-02-04:Altered definition</text:p>
            <text:p>2013-05-15:modified</text:p>
            <text:p>1970-01-01:new</text:p>
          </table:table-cell>
          <table:table-cell table:style-name="ce13" table:formula="of:=IF([.A161]=[.D161];&quot;&quot;;&quot;DECALAGE&quot;)">
            <text:p/>
          </table:table-cell>
          <table:table-cell table:style-name="ce13" table:formula="of:=IF(AND(ISBLANK([.D161]);ISBLANK([.F161]));&quot;ND SANS USE&quot;;&quot;&quot;)">
            <text:p/>
          </table:table-cell>
          <table:table-cell table:style-name="ce13" table:formula="of:=IF(AND(NOT(ISBLANK([.D161]));ISBLANK([.J161]));&quot;DESCRIPTION MANQUANTE&quot;;&quot;&quot;)">
            <text:p/>
          </table:table-cell>
          <table:table-cell table:style-name="ce13" table:formula="of:=IF(MATCH([.E161];LabelFR;0) = ROW([.A161]); &quot;&quot;; &quot;DOUBLON LIGNE &quot; &amp; MATCH([.E161];LabelFR;0))">
            <text:p/>
          </table:table-cell>
          <table:table-cell table:number-columns-repeated="1003"/>
        </table:table-row>
        <table:table-row table:style-name="ro17">
          <table:table-cell table:style-name="ce6" table:formula="of:=[EN.A162]" office:value-type="string" office:string-value="ilu" calcext:value-type="string">
            <text:p>ilu</text:p>
          </table:table-cell>
          <table:table-cell table:style-name="ce8" table:formula="of:=[EN.B162]" office:value-type="string" office:string-value="Illuminator" calcext:value-type="string">
            <text:p>Illuminator</text:p>
          </table:table-cell>
          <table:table-cell table:style-name="ce8" table:formula="of:=[EN.G162]" office:value-type="string" office:string-value="A person providing decoration to a specific item using precious metals or color, often with elaborate designs and motifs" calcext:value-type="string">
            <text:p>A person providing decoration to a specific item using precious metals or color, often with elaborate designs and motifs</text:p>
          </table:table-cell>
          <table:table-cell table:style-name="ce11" office:value-type="string" calcext:value-type="string">
            <text:p>ilu</text:p>
          </table:table-cell>
          <table:table-cell table:style-name="ce11" office:value-type="string" calcext:value-type="string">
            <text:p>Enlumineur</text:p>
          </table:table-cell>
          <table:table-cell table:style-name="ce11" table:number-columns-repeated="3"/>
          <table:table-cell table:style-name="ce10" table:formula="of:=[EN.F162]" office:value-type="float" office:value="0" calcext:value-type="float">
            <text:p/>
          </table:table-cell>
          <table:table-cell table:style-name="ce11" office:value-type="string" calcext:value-type="string">
            <text:p>Une personne qui décore un ouvrage en utilisant des métaux précieux ou de la couleur, souvent avec des motifs et des dessins élaborés.</text:p>
          </table:table-cell>
          <table:table-cell table:style-name="ce12" table:formula="of:=[EN.H162]" office:value-type="float" office:value="0" calcext:value-type="float">
            <text:p/>
          </table:table-cell>
          <table:table-cell table:style-name="ce12" table:formula="of:=[EN.I162]" office:value-type="string" office:string-value="2013-05-15:modified&#10;1970-01-01:new" calcext:value-type="string">
            <text:p>2013-05-15:modified</text:p>
            <text:p>1970-01-01:new</text:p>
          </table:table-cell>
          <table:table-cell table:style-name="ce13" table:formula="of:=IF([.A162]=[.D162];&quot;&quot;;&quot;DECALAGE&quot;)">
            <text:p/>
          </table:table-cell>
          <table:table-cell table:style-name="ce13" table:formula="of:=IF(AND(ISBLANK([.D162]);ISBLANK([.F162]));&quot;ND SANS USE&quot;;&quot;&quot;)">
            <text:p/>
          </table:table-cell>
          <table:table-cell table:style-name="ce13" table:formula="of:=IF(AND(NOT(ISBLANK([.D162]));ISBLANK([.J162]));&quot;DESCRIPTION MANQUANTE&quot;;&quot;&quot;)">
            <text:p/>
          </table:table-cell>
          <table:table-cell table:style-name="ce13" table:formula="of:=IF(MATCH([.E162];LabelFR;0) = ROW([.A162]); &quot;&quot;; &quot;DOUBLON LIGNE &quot; &amp; MATCH([.E162];LabelFR;0))">
            <text:p/>
          </table:table-cell>
          <table:table-cell table:number-columns-repeated="1003"/>
        </table:table-row>
        <table:table-row table:style-name="ro17">
          <table:table-cell table:style-name="ce6" table:formula="of:=[EN.A163]" office:value-type="string" office:string-value="ins" calcext:value-type="string">
            <text:p>ins</text:p>
          </table:table-cell>
          <table:table-cell table:style-name="ce8" table:formula="of:=[EN.B163]" office:value-type="string" office:string-value="Inscriber" calcext:value-type="string">
            <text:p>Inscriber</text:p>
          </table:table-cell>
          <table:table-cell table:style-name="ce8" table:formula="of:=[EN.G163]" office:value-type="string" office:string-value="A person who has written a statement of dedication or gift" calcext:value-type="string">
            <text:p>A person who has written a statement of dedication or gift</text:p>
          </table:table-cell>
          <table:table-cell table:style-name="ce11" office:value-type="string" calcext:value-type="string">
            <text:p>ins</text:p>
          </table:table-cell>
          <table:table-cell table:style-name="ce11" office:value-type="string" calcext:value-type="string">
            <text:p>Auteur d'une mention de représentation</text:p>
          </table:table-cell>
          <table:table-cell table:style-name="ce11" table:number-columns-repeated="3"/>
          <table:table-cell table:style-name="ce10" table:formula="of:=[EN.F163]" office:value-type="float" office:value="0" calcext:value-type="float">
            <text:p/>
          </table:table-cell>
          <table:table-cell table:style-name="ce11" office:value-type="string" calcext:value-type="string">
            <text:p>Une personne qui signe une mention de représentation (dédicace, présent, etc.)</text:p>
          </table:table-cell>
          <table:table-cell table:style-name="ce12" table:formula="of:=[EN.H163]" office:value-type="string" office:string-value="Changed MARC def" calcext:value-type="string">
            <text:p>Changed MARC def</text:p>
          </table:table-cell>
          <table:table-cell table:style-name="ce12" table:formula="of:=[EN.I163]" office:value-type="string" office:string-value="2013-05-15:modified&#10;1970-01-01:new" calcext:value-type="string">
            <text:p>2013-05-15:modified</text:p>
            <text:p>1970-01-01:new</text:p>
          </table:table-cell>
          <table:table-cell table:style-name="ce13" table:formula="of:=IF([.A163]=[.D163];&quot;&quot;;&quot;DECALAGE&quot;)">
            <text:p/>
          </table:table-cell>
          <table:table-cell table:style-name="ce13" table:formula="of:=IF(AND(ISBLANK([.D163]);ISBLANK([.F163]));&quot;ND SANS USE&quot;;&quot;&quot;)">
            <text:p/>
          </table:table-cell>
          <table:table-cell table:style-name="ce13" table:formula="of:=IF(AND(NOT(ISBLANK([.D163]));ISBLANK([.J163]));&quot;DESCRIPTION MANQUANTE&quot;;&quot;&quot;)">
            <text:p/>
          </table:table-cell>
          <table:table-cell table:style-name="ce13" table:formula="of:=IF(MATCH([.E163];LabelFR;0) = ROW([.A163]); &quot;&quot;; &quot;DOUBLON LIGNE &quot; &amp; MATCH([.E163];LabelFR;0))">
            <text:p/>
          </table:table-cell>
          <table:table-cell table:number-columns-repeated="1003"/>
        </table:table-row>
        <table:table-row table:style-name="ro17">
          <table:table-cell table:style-name="ce6" table:formula="of:=[EN.A164]" office:value-type="string" office:string-value="inv" calcext:value-type="string">
            <text:p>inv</text:p>
          </table:table-cell>
          <table:table-cell table:style-name="ce8" table:formula="of:=[EN.B164]" office:value-type="string" office:string-value="Inventor" calcext:value-type="string">
            <text:p>Inventor</text:p>
          </table:table-cell>
          <table:table-cell table:style-name="ce8" table:formula="of:=[EN.G164]" office:value-type="string" office:string-value="A person, family, or organization responsible for creating a new device or process" calcext:value-type="string">
            <text:p>A person, family, or organization responsible for creating a new device or process</text:p>
          </table:table-cell>
          <table:table-cell table:style-name="ce11" office:value-type="string" calcext:value-type="string">
            <text:p>inv</text:p>
          </table:table-cell>
          <table:table-cell table:style-name="ce11" office:value-type="string" calcext:value-type="string">
            <text:p>Inventeur</text:p>
          </table:table-cell>
          <table:table-cell table:style-name="ce11" table:number-columns-repeated="3"/>
          <table:table-cell table:style-name="ce10" table:formula="of:=[EN.F164]" office:value-type="float" office:value="0" calcext:value-type="float">
            <text:p/>
          </table:table-cell>
          <table:table-cell table:style-name="ce11" office:value-type="string" calcext:value-type="string">
            <text:p>Une personne, un groupe ou un organisme qui a créé une nouvelle machine ou inventé un nouveau procédé.</text:p>
          </table:table-cell>
          <table:table-cell table:style-name="ce12" table:formula="of:=[EN.H164]" office:value-type="string" office:string-value="Changed MARC def" calcext:value-type="string">
            <text:p>Changed MARC def</text:p>
          </table:table-cell>
          <table:table-cell table:style-name="ce12" table:formula="of:=[EN.I164]" office:value-type="string" office:string-value="2013-05-15:modified&#10;1970-01-01:new" calcext:value-type="string">
            <text:p>2013-05-15:modified</text:p>
            <text:p>1970-01-01:new</text:p>
          </table:table-cell>
          <table:table-cell table:style-name="ce13" table:formula="of:=IF([.A164]=[.D164];&quot;&quot;;&quot;DECALAGE&quot;)">
            <text:p/>
          </table:table-cell>
          <table:table-cell table:style-name="ce13" table:formula="of:=IF(AND(ISBLANK([.D164]);ISBLANK([.F164]));&quot;ND SANS USE&quot;;&quot;&quot;)">
            <text:p/>
          </table:table-cell>
          <table:table-cell table:style-name="ce13" table:formula="of:=IF(AND(NOT(ISBLANK([.D164]));ISBLANK([.J164]));&quot;DESCRIPTION MANQUANTE&quot;;&quot;&quot;)">
            <text:p/>
          </table:table-cell>
          <table:table-cell table:style-name="ce13" table:formula="of:=IF(MATCH([.E164];LabelFR;0) = ROW([.A164]); &quot;&quot;; &quot;DOUBLON LIGNE &quot; &amp; MATCH([.E164];LabelFR;0))">
            <text:p/>
          </table:table-cell>
          <table:table-cell table:number-columns-repeated="1003"/>
        </table:table-row>
        <table:table-row table:style-name="ro19">
          <table:table-cell table:style-name="ce6" table:formula="of:=[EN.A165]" office:value-type="float" office:value="0" calcext:value-type="float">
            <text:p/>
          </table:table-cell>
          <table:table-cell table:style-name="ce8" table:formula="of:=[EN.B165]" office:value-type="string" office:string-value="Patent inventor" calcext:value-type="string">
            <text:p>Patent inventor</text:p>
          </table:table-cell>
          <table:table-cell table:style-name="ce8" table:formula="of:=[EN.G165]" office:value-type="float" office:value="0" calcext:value-type="float">
            <text:p/>
          </table:table-cell>
          <table:table-cell table:style-name="ce11"/>
          <table:table-cell table:style-name="ce11" office:value-type="string" calcext:value-type="string">
            <text:p>Inventeur du brevet</text:p>
          </table:table-cell>
          <table:table-cell table:style-name="ce11" office:value-type="string" calcext:value-type="string">
            <text:p>inv</text:p>
          </table:table-cell>
          <table:table-cell table:style-name="ce11" table:number-columns-repeated="2"/>
          <table:table-cell table:style-name="ce10" table:formula="of:=[EN.F165]" office:value-type="float" office:value="0" calcext:value-type="float">
            <text:p/>
          </table:table-cell>
          <table:table-cell table:style-name="ce11"/>
          <table:table-cell table:style-name="ce12" table:formula="of:=[EN.H165]" office:value-type="float" office:value="0" calcext:value-type="float">
            <text:p/>
          </table:table-cell>
          <table:table-cell table:style-name="ce12" table:formula="of:=[EN.I165]" office:value-type="float" office:value="0" calcext:value-type="float">
            <text:p/>
          </table:table-cell>
          <table:table-cell table:style-name="ce13" table:formula="of:=IF([.A165]=[.D165];&quot;&quot;;&quot;DECALAGE&quot;)">
            <text:p/>
          </table:table-cell>
          <table:table-cell table:style-name="ce13" table:formula="of:=IF(AND(ISBLANK([.D165]);ISBLANK([.F165]));&quot;ND SANS USE&quot;;&quot;&quot;)">
            <text:p/>
          </table:table-cell>
          <table:table-cell table:style-name="ce13" table:formula="of:=IF(AND(NOT(ISBLANK([.D165]));ISBLANK([.J165]));&quot;DESCRIPTION MANQUANTE&quot;;&quot;&quot;)">
            <text:p/>
          </table:table-cell>
          <table:table-cell table:style-name="ce13" table:formula="of:=IF(MATCH([.E165];LabelFR;0) = ROW([.A165]); &quot;&quot;; &quot;DOUBLON LIGNE &quot; &amp; MATCH([.E165];LabelFR;0))">
            <text:p/>
          </table:table-cell>
          <table:table-cell table:number-columns-repeated="1003"/>
        </table:table-row>
        <table:table-row table:style-name="ro18">
          <table:table-cell table:style-name="ce6" table:formula="of:=[EN.A166]" office:value-type="string" office:string-value="isb" calcext:value-type="string">
            <text:p>isb</text:p>
          </table:table-cell>
          <table:table-cell table:style-name="ce8" table:formula="of:=[EN.B166]" office:value-type="string" office:string-value="Issuing body" calcext:value-type="string">
            <text:p>Issuing body</text:p>
          </table:table-cell>
          <table:table-cell table:style-name="ce8" table:formula="of:=[EN.G166]" office:value-type="string" office:string-value="A person, family or organization issuing a work, such as an official organ of the body" calcext:value-type="string">
            <text:p>A person, family or organization issuing a work, such as an official organ of the body</text:p>
          </table:table-cell>
          <table:table-cell table:style-name="ce10" office:value-type="string" calcext:value-type="string">
            <text:p>isb</text:p>
          </table:table-cell>
          <table:table-cell table:style-name="ce10" office:value-type="string" calcext:value-type="string">
            <text:p>Organisme agréé</text:p>
          </table:table-cell>
          <table:table-cell table:style-name="ce10"/>
          <table:table-cell table:style-name="ce11" table:number-columns-repeated="2"/>
          <table:table-cell table:style-name="ce10" table:formula="of:=[EN.F166]" office:value-type="float" office:value="0" calcext:value-type="float">
            <text:p/>
          </table:table-cell>
          <table:table-cell table:style-name="ce10" office:value-type="string" calcext:value-type="string">
            <text:p>Groupe ou organisme officiel chargé de délivrer une œuvre au public (une agence de l'État par exemple).</text:p>
          </table:table-cell>
          <table:table-cell table:style-name="ce12" table:formula="of:=[EN.H166]" office:value-type="float" office:value="0" calcext:value-type="float">
            <text:p/>
          </table:table-cell>
          <table:table-cell table:style-name="ce12" table:formula="of:=[EN.I166]" office:value-type="string" office:string-value="2014-02-05:Altered definition&#10;2013-05-15:new" calcext:value-type="string">
            <text:p>2014-02-05:Altered definition</text:p>
            <text:p>2013-05-15:new</text:p>
          </table:table-cell>
          <table:table-cell table:style-name="ce13" table:formula="of:=IF([.A166]=[.D166];&quot;&quot;;&quot;DECALAGE&quot;)">
            <text:p/>
          </table:table-cell>
          <table:table-cell table:style-name="ce13" table:formula="of:=IF(AND(ISBLANK([.D166]);ISBLANK([.F166]));&quot;ND SANS USE&quot;;&quot;&quot;)">
            <text:p/>
          </table:table-cell>
          <table:table-cell table:style-name="ce13" table:formula="of:=IF(AND(NOT(ISBLANK([.D166]));ISBLANK([.J166]));&quot;DESCRIPTION MANQUANTE&quot;;&quot;&quot;)">
            <text:p/>
          </table:table-cell>
          <table:table-cell table:style-name="ce13" table:formula="of:=IF(MATCH([.E166];LabelFR;0) = ROW([.A166]); &quot;&quot;; &quot;DOUBLON LIGNE &quot; &amp; MATCH([.E166];LabelFR;0))">
            <text:p/>
          </table:table-cell>
          <table:table-cell table:number-columns-repeated="1003"/>
        </table:table-row>
        <table:table-row table:style-name="ro17">
          <table:table-cell table:style-name="ce6" table:formula="of:=[EN.A167]" office:value-type="string" office:string-value="itr" calcext:value-type="string">
            <text:p>itr</text:p>
          </table:table-cell>
          <table:table-cell table:style-name="ce8" table:formula="of:=[EN.B167]" office:value-type="string" office:string-value="Instrumentalist" calcext:value-type="string">
            <text:p>Instrumentalist</text:p>
          </table:table-cell>
          <table:table-cell table:style-name="ce8" table:formula="of:=[EN.G167]" office:value-type="string" office:string-value="A performer contributing to a resource by playing a musical instrument" calcext:value-type="string">
            <text:p>A performer contributing to a resource by playing a musical instrument</text:p>
          </table:table-cell>
          <table:table-cell table:style-name="ce11" office:value-type="string" calcext:value-type="string">
            <text:p>itr</text:p>
          </table:table-cell>
          <table:table-cell table:style-name="ce11" office:value-type="string" calcext:value-type="string">
            <text:p>Instrumentiste</text:p>
          </table:table-cell>
          <table:table-cell table:style-name="ce11" table:number-columns-repeated="3"/>
          <table:table-cell table:style-name="ce10" table:formula="of:=[EN.F167]" office:value-type="float" office:value="0" calcext:value-type="float">
            <text:p/>
          </table:table-cell>
          <table:table-cell table:style-name="ce11" office:value-type="string" calcext:value-type="string">
            <text:p>Une personne qui contribue à une œuvre en jouant d'un d'un instrument de musique.</text:p>
          </table:table-cell>
          <table:table-cell table:style-name="ce12" table:formula="of:=[EN.H167]" office:value-type="string" office:string-value="Changed MARC def" calcext:value-type="string">
            <text:p>Changed MARC def</text:p>
          </table:table-cell>
          <table:table-cell table:style-name="ce12" table:formula="of:=[EN.I167]" office:value-type="string" office:string-value="2013-05-15:modified&#10;1970-01-01:new" calcext:value-type="string">
            <text:p>2013-05-15:modified</text:p>
            <text:p>1970-01-01:new</text:p>
          </table:table-cell>
          <table:table-cell table:style-name="ce13" table:formula="of:=IF([.A167]=[.D167];&quot;&quot;;&quot;DECALAGE&quot;)">
            <text:p/>
          </table:table-cell>
          <table:table-cell table:style-name="ce13" table:formula="of:=IF(AND(ISBLANK([.D167]);ISBLANK([.F167]));&quot;ND SANS USE&quot;;&quot;&quot;)">
            <text:p/>
          </table:table-cell>
          <table:table-cell table:style-name="ce13" table:formula="of:=IF(AND(NOT(ISBLANK([.D167]));ISBLANK([.J167]));&quot;DESCRIPTION MANQUANTE&quot;;&quot;&quot;)">
            <text:p/>
          </table:table-cell>
          <table:table-cell table:style-name="ce13" table:formula="of:=IF(MATCH([.E167];LabelFR;0) = ROW([.A167]); &quot;&quot;; &quot;DOUBLON LIGNE &quot; &amp; MATCH([.E167];LabelFR;0))">
            <text:p/>
          </table:table-cell>
          <table:table-cell table:number-columns-repeated="1003"/>
        </table:table-row>
        <table:table-row table:style-name="ro7">
          <table:table-cell table:style-name="ce6" table:formula="of:=[EN.A168]" office:value-type="string" office:string-value="ive" calcext:value-type="string">
            <text:p>ive</text:p>
          </table:table-cell>
          <table:table-cell table:style-name="ce8" table:formula="of:=[EN.B168]" office:value-type="string" office:string-value="Interviewee" calcext:value-type="string">
            <text:p>Interviewee</text:p>
          </table:table-cell>
          <table:table-cell table:style-name="ce8" table:formula="of:=[EN.G168]" office:value-type="string" office:string-value="A person, family or organization responsible for creating or contributing to a resource by responding to an interviewer, usually a reporter, pollster, or some other information gathering agent" calcext:value-type="string">
            <text:p>A person, family or organization responsible for creating or contributing to a resource by responding to an interviewer, usually a reporter, pollster, or some other information gathering agent</text:p>
          </table:table-cell>
          <table:table-cell table:style-name="ce11" office:value-type="string" calcext:value-type="string">
            <text:p>ive</text:p>
          </table:table-cell>
          <table:table-cell table:style-name="ce11" office:value-type="string" calcext:value-type="string">
            <text:p>Interviewé</text:p>
          </table:table-cell>
          <table:table-cell table:style-name="ce11" table:number-columns-repeated="3"/>
          <table:table-cell table:style-name="ce10" table:formula="of:=[EN.F168]" office:value-type="float" office:value="0" calcext:value-type="float">
            <text:p/>
          </table:table-cell>
          <table:table-cell table:style-name="ce11" office:value-type="string" calcext:value-type="string">
            <text:p>Personne, groupe ou organisme qui contribue à une œuvre en répondant aux questions d'un interviewer (reporteur, enquêteur ou toute autre personne qui collecte de l'information).</text:p>
          </table:table-cell>
          <table:table-cell table:style-name="ce12" table:formula="of:=[EN.H168]" office:value-type="string" office:string-value="Changed MARC def" calcext:value-type="string">
            <text:p>Changed MARC def</text:p>
          </table:table-cell>
          <table:table-cell table:style-name="ce12" table:formula="of:=[EN.I168]" office:value-type="string" office:string-value="2013-05-15:modified&#10;1970-01-01:new" calcext:value-type="string">
            <text:p>2013-05-15:modified</text:p>
            <text:p>1970-01-01:new</text:p>
          </table:table-cell>
          <table:table-cell table:style-name="ce13" table:formula="of:=IF([.A168]=[.D168];&quot;&quot;;&quot;DECALAGE&quot;)">
            <text:p/>
          </table:table-cell>
          <table:table-cell table:style-name="ce13" table:formula="of:=IF(AND(ISBLANK([.D168]);ISBLANK([.F168]));&quot;ND SANS USE&quot;;&quot;&quot;)">
            <text:p/>
          </table:table-cell>
          <table:table-cell table:style-name="ce13" table:formula="of:=IF(AND(NOT(ISBLANK([.D168]));ISBLANK([.J168]));&quot;DESCRIPTION MANQUANTE&quot;;&quot;&quot;)">
            <text:p/>
          </table:table-cell>
          <table:table-cell table:style-name="ce13" table:formula="of:=IF(MATCH([.E168];LabelFR;0) = ROW([.A168]); &quot;&quot;; &quot;DOUBLON LIGNE &quot; &amp; MATCH([.E168];LabelFR;0))">
            <text:p/>
          </table:table-cell>
          <table:table-cell table:number-columns-repeated="1003"/>
        </table:table-row>
        <table:table-row table:style-name="ro17">
          <table:table-cell table:style-name="ce6" table:formula="of:=[EN.A169]" office:value-type="string" office:string-value="ivr" calcext:value-type="string">
            <text:p>ivr</text:p>
          </table:table-cell>
          <table:table-cell table:style-name="ce8" table:formula="of:=[EN.B169]" office:value-type="string" office:string-value="Interviewer" calcext:value-type="string">
            <text:p>Interviewer</text:p>
          </table:table-cell>
          <table:table-cell table:style-name="ce8" table:formula="of:=[EN.G169]" office:value-type="string" office:string-value="A person, family, or organization responsible for creating or contributing to a resource by acting as an interviewer, reporter, pollster, or some other information gathering agent" calcext:value-type="string">
            <text:p>A person, family, or organization responsible for creating or contributing to a resource by acting as an interviewer, reporter, pollster, or some other information gathering agent</text:p>
          </table:table-cell>
          <table:table-cell table:style-name="ce11" office:value-type="string" calcext:value-type="string">
            <text:p>ivr</text:p>
          </table:table-cell>
          <table:table-cell table:style-name="ce11" office:value-type="string" calcext:value-type="string">
            <text:p>Interviewer</text:p>
          </table:table-cell>
          <table:table-cell table:style-name="ce11" table:number-columns-repeated="3"/>
          <table:table-cell table:style-name="ce10" table:formula="of:=[EN.F169]" office:value-type="float" office:value="0" calcext:value-type="float">
            <text:p/>
          </table:table-cell>
          <table:table-cell table:style-name="ce11" office:value-type="string" calcext:value-type="string">
            <text:p>Personne, groupe ou organisme qui créée ou contribue à une œuvre en faisant des interviews (reporteur, enquêteur ou toute autre personne qui collecte de l'information).</text:p>
          </table:table-cell>
          <table:table-cell table:style-name="ce12" table:formula="of:=[EN.H169]" office:value-type="string" office:string-value="Changed MARC def" calcext:value-type="string">
            <text:p>Changed MARC def</text:p>
          </table:table-cell>
          <table:table-cell table:style-name="ce12" table:formula="of:=[EN.I169]" office:value-type="string" office:string-value="2013-05-15:modified&#10;1970-01-01:new" calcext:value-type="string">
            <text:p>2013-05-15:modified</text:p>
            <text:p>1970-01-01:new</text:p>
          </table:table-cell>
          <table:table-cell table:style-name="ce13" table:formula="of:=IF([.A169]=[.D169];&quot;&quot;;&quot;DECALAGE&quot;)">
            <text:p/>
          </table:table-cell>
          <table:table-cell table:style-name="ce13" table:formula="of:=IF(AND(ISBLANK([.D169]);ISBLANK([.F169]));&quot;ND SANS USE&quot;;&quot;&quot;)">
            <text:p/>
          </table:table-cell>
          <table:table-cell table:style-name="ce13" table:formula="of:=IF(AND(NOT(ISBLANK([.D169]));ISBLANK([.J169]));&quot;DESCRIPTION MANQUANTE&quot;;&quot;&quot;)">
            <text:p/>
          </table:table-cell>
          <table:table-cell table:style-name="ce13" table:formula="of:=IF(MATCH([.E169];LabelFR;0) = ROW([.A169]); &quot;&quot;; &quot;DOUBLON LIGNE &quot; &amp; MATCH([.E169];LabelFR;0))">
            <text:p/>
          </table:table-cell>
          <table:table-cell table:number-columns-repeated="1003"/>
        </table:table-row>
        <table:table-row table:style-name="ro21">
          <table:table-cell table:style-name="ce6" table:formula="of:=[EN.A170]" office:value-type="string" office:string-value="jud" calcext:value-type="string">
            <text:p>jud</text:p>
          </table:table-cell>
          <table:table-cell table:style-name="ce8" table:formula="of:=[EN.B170]" office:value-type="string" office:string-value="Judge" calcext:value-type="string">
            <text:p>Judge</text:p>
          </table:table-cell>
          <table:table-cell table:style-name="ce8" table:formula="of:=[EN.G170]" office:value-type="string" office:string-value="A person who hears and decides on legal matters in court." calcext:value-type="string">
            <text:p>A person who hears and decides on legal matters in court.</text:p>
          </table:table-cell>
          <table:table-cell table:style-name="ce10" office:value-type="string" calcext:value-type="string">
            <text:p>jud</text:p>
          </table:table-cell>
          <table:table-cell table:style-name="ce10" office:value-type="string" calcext:value-type="string">
            <text:p>Juge</text:p>
          </table:table-cell>
          <table:table-cell table:style-name="ce10"/>
          <table:table-cell table:style-name="ce11" table:number-columns-repeated="2"/>
          <table:table-cell table:style-name="ce10" table:formula="of:=[EN.F170]" office:value-type="float" office:value="0" calcext:value-type="float">
            <text:p/>
          </table:table-cell>
          <table:table-cell table:style-name="ce10" office:value-type="string" calcext:value-type="string">
            <text:p>Une personne qui écoute et tranche les litiges qui opposent les parties devant un tribunal.</text:p>
          </table:table-cell>
          <table:table-cell table:style-name="ce12" table:formula="of:=[EN.H170]" office:value-type="float" office:value="0" calcext:value-type="float">
            <text:p/>
          </table:table-cell>
          <table:table-cell table:style-name="ce12" table:formula="of:=[EN.I170]" office:value-type="string" office:string-value="2013-05-15:new" calcext:value-type="string">
            <text:p>2013-05-15:new</text:p>
          </table:table-cell>
          <table:table-cell table:style-name="ce13" table:formula="of:=IF([.A170]=[.D170];&quot;&quot;;&quot;DECALAGE&quot;)">
            <text:p/>
          </table:table-cell>
          <table:table-cell table:style-name="ce13" table:formula="of:=IF(AND(ISBLANK([.D170]);ISBLANK([.F170]));&quot;ND SANS USE&quot;;&quot;&quot;)">
            <text:p/>
          </table:table-cell>
          <table:table-cell table:style-name="ce13" table:formula="of:=IF(AND(NOT(ISBLANK([.D170]));ISBLANK([.J170]));&quot;DESCRIPTION MANQUANTE&quot;;&quot;&quot;)">
            <text:p/>
          </table:table-cell>
          <table:table-cell table:style-name="ce13" table:formula="of:=IF(MATCH([.E170];LabelFR;0) = ROW([.A170]); &quot;&quot;; &quot;DOUBLON LIGNE &quot; &amp; MATCH([.E170];LabelFR;0))">
            <text:p/>
          </table:table-cell>
          <table:table-cell table:number-columns-repeated="1003"/>
        </table:table-row>
        <table:table-row table:style-name="ro21">
          <table:table-cell table:style-name="ce6" table:formula="of:=[EN.A171]" office:value-type="string" office:string-value="jug" calcext:value-type="string">
            <text:p>jug</text:p>
          </table:table-cell>
          <table:table-cell table:style-name="ce8" table:formula="of:=[EN.B171]" office:value-type="string" office:string-value="Jurisdiction governed" calcext:value-type="string">
            <text:p>Jurisdiction governed</text:p>
          </table:table-cell>
          <table:table-cell table:style-name="ce8" table:formula="of:=[EN.G171]" office:value-type="string" office:string-value="A jurisdiction governed by a law, regulation, etc., that was enacted by another jurisdiction" calcext:value-type="string">
            <text:p>A jurisdiction governed by a law, regulation, etc., that was enacted by another jurisdiction</text:p>
          </table:table-cell>
          <table:table-cell table:style-name="ce10" office:value-type="string" calcext:value-type="string">
            <text:p>jug</text:p>
          </table:table-cell>
          <table:table-cell table:style-name="ce10" office:value-type="string" calcext:value-type="string">
            <text:p>Juridiction régie</text:p>
          </table:table-cell>
          <table:table-cell table:style-name="ce10"/>
          <table:table-cell table:style-name="ce11" table:number-columns-repeated="2"/>
          <table:table-cell table:style-name="ce10" table:formula="of:=[EN.F171]" office:value-type="float" office:value="0" calcext:value-type="float">
            <text:p/>
          </table:table-cell>
          <table:table-cell table:style-name="ce10" office:value-type="string" calcext:value-type="string">
            <text:p>Une juridiction régie par une loi, un règlement, etc., qui a été adoptée par une autre juridiction.</text:p>
          </table:table-cell>
          <table:table-cell table:style-name="ce12" table:formula="of:=[EN.H171]" office:value-type="float" office:value="0" calcext:value-type="float">
            <text:p/>
          </table:table-cell>
          <table:table-cell table:style-name="ce12" table:formula="of:=[EN.I171]" office:value-type="string" office:string-value="2013-05-15:new" calcext:value-type="string">
            <text:p>2013-05-15:new</text:p>
          </table:table-cell>
          <table:table-cell table:style-name="ce13" table:formula="of:=IF([.A171]=[.D171];&quot;&quot;;&quot;DECALAGE&quot;)">
            <text:p/>
          </table:table-cell>
          <table:table-cell table:style-name="ce13" table:formula="of:=IF(AND(ISBLANK([.D171]);ISBLANK([.F171]));&quot;ND SANS USE&quot;;&quot;&quot;)">
            <text:p/>
          </table:table-cell>
          <table:table-cell table:style-name="ce13" table:formula="of:=IF(AND(NOT(ISBLANK([.D171]));ISBLANK([.J171]));&quot;DESCRIPTION MANQUANTE&quot;;&quot;&quot;)">
            <text:p/>
          </table:table-cell>
          <table:table-cell table:style-name="ce13" table:formula="of:=IF(MATCH([.E171];LabelFR;0) = ROW([.A171]); &quot;&quot;; &quot;DOUBLON LIGNE &quot; &amp; MATCH([.E171];LabelFR;0))">
            <text:p/>
          </table:table-cell>
          <table:table-cell table:number-columns-repeated="1003"/>
        </table:table-row>
        <table:table-row table:style-name="ro17">
          <table:table-cell table:style-name="ce6" table:formula="of:=[EN.A172]" office:value-type="string" office:string-value="lbr" calcext:value-type="string">
            <text:p>lbr</text:p>
          </table:table-cell>
          <table:table-cell table:style-name="ce8" table:formula="of:=[EN.B172]" office:value-type="string" office:string-value="Laboratory" calcext:value-type="string">
            <text:p>Laboratory</text:p>
          </table:table-cell>
          <table:table-cell table:style-name="ce8" table:formula="of:=[EN.G172]" office:value-type="string" office:string-value="An organization that provides scientific analyses of material samples" calcext:value-type="string">
            <text:p>An organization that provides scientific analyses of material samples</text:p>
          </table:table-cell>
          <table:table-cell table:style-name="ce11" office:value-type="string" calcext:value-type="string">
            <text:p>lbr</text:p>
          </table:table-cell>
          <table:table-cell table:style-name="ce11" office:value-type="string" calcext:value-type="string">
            <text:p>Laboratoire</text:p>
          </table:table-cell>
          <table:table-cell table:style-name="ce11" table:number-columns-repeated="3"/>
          <table:table-cell table:style-name="ce10" table:formula="of:=[EN.F172]" office:value-type="float" office:value="0" calcext:value-type="float">
            <text:p/>
          </table:table-cell>
          <table:table-cell table:style-name="ce11" office:value-type="string" calcext:value-type="string">
            <text:p>Un organisme qui procède à des analyses scientifiques sur des échantillons de produits.</text:p>
          </table:table-cell>
          <table:table-cell table:style-name="ce12" table:formula="of:=[EN.H172]" office:value-type="float" office:value="0" calcext:value-type="float">
            <text:p/>
          </table:table-cell>
          <table:table-cell table:style-name="ce12" table:formula="of:=[EN.I172]" office:value-type="string" office:string-value="2013-05-15:modified&#10;1970-01-01:new" calcext:value-type="string">
            <text:p>2013-05-15:modified</text:p>
            <text:p>1970-01-01:new</text:p>
          </table:table-cell>
          <table:table-cell table:style-name="ce13" table:formula="of:=IF([.A172]=[.D172];&quot;&quot;;&quot;DECALAGE&quot;)">
            <text:p/>
          </table:table-cell>
          <table:table-cell table:style-name="ce13" table:formula="of:=IF(AND(ISBLANK([.D172]);ISBLANK([.F172]));&quot;ND SANS USE&quot;;&quot;&quot;)">
            <text:p/>
          </table:table-cell>
          <table:table-cell table:style-name="ce13" table:formula="of:=IF(AND(NOT(ISBLANK([.D172]));ISBLANK([.J172]));&quot;DESCRIPTION MANQUANTE&quot;;&quot;&quot;)">
            <text:p/>
          </table:table-cell>
          <table:table-cell table:style-name="ce13" table:formula="of:=IF(MATCH([.E172];LabelFR;0) = ROW([.A172]); &quot;&quot;; &quot;DOUBLON LIGNE &quot; &amp; MATCH([.E172];LabelFR;0))">
            <text:p/>
          </table:table-cell>
          <table:table-cell table:number-columns-repeated="1003"/>
        </table:table-row>
        <table:table-row table:style-name="ro17">
          <table:table-cell table:style-name="ce6" table:formula="of:=[EN.A173]" office:value-type="string" office:string-value="lbt" calcext:value-type="string">
            <text:p>lbt</text:p>
          </table:table-cell>
          <table:table-cell table:style-name="ce8" table:formula="of:=[EN.B173]" office:value-type="string" office:string-value="Librettist" calcext:value-type="string">
            <text:p>Librettist</text:p>
          </table:table-cell>
          <table:table-cell table:style-name="ce8" table:formula="of:=[EN.G173]" office:value-type="string" office:string-value="An author of a libretto of an opera or other stage work, or an oratorio" calcext:value-type="string">
            <text:p>An author of a libretto of an opera or other stage work, or an oratorio</text:p>
          </table:table-cell>
          <table:table-cell table:style-name="ce11" office:value-type="string" calcext:value-type="string">
            <text:p>lbt</text:p>
          </table:table-cell>
          <table:table-cell table:style-name="ce11" office:value-type="string" calcext:value-type="string">
            <text:p>Librettiste</text:p>
          </table:table-cell>
          <table:table-cell table:style-name="ce11" table:number-columns-repeated="3"/>
          <table:table-cell table:style-name="ce10" table:formula="of:=[EN.F173]" office:value-type="float" office:value="0" calcext:value-type="float">
            <text:p/>
          </table:table-cell>
          <table:table-cell table:style-name="ce11" office:value-type="string" calcext:value-type="string">
            <text:p>L'auteur d'un livret d'un opéra, d'un oratorio, etc.</text:p>
          </table:table-cell>
          <table:table-cell table:style-name="ce12" table:formula="of:=[EN.H173]" office:value-type="string" office:string-value="Changed MARC def" calcext:value-type="string">
            <text:p>Changed MARC def</text:p>
          </table:table-cell>
          <table:table-cell table:style-name="ce12" table:formula="of:=[EN.I173]" office:value-type="string" office:string-value="2013-05-15:modified&#10;1970-01-01:new" calcext:value-type="string">
            <text:p>2013-05-15:modified</text:p>
            <text:p>1970-01-01:new</text:p>
          </table:table-cell>
          <table:table-cell table:style-name="ce13" table:formula="of:=IF([.A173]=[.D173];&quot;&quot;;&quot;DECALAGE&quot;)">
            <text:p/>
          </table:table-cell>
          <table:table-cell table:style-name="ce13" table:formula="of:=IF(AND(ISBLANK([.D173]);ISBLANK([.F173]));&quot;ND SANS USE&quot;;&quot;&quot;)">
            <text:p/>
          </table:table-cell>
          <table:table-cell table:style-name="ce13" table:formula="of:=IF(AND(NOT(ISBLANK([.D173]));ISBLANK([.J173]));&quot;DESCRIPTION MANQUANTE&quot;;&quot;&quot;)">
            <text:p/>
          </table:table-cell>
          <table:table-cell table:style-name="ce13" table:formula="of:=IF(MATCH([.E173];LabelFR;0) = ROW([.A173]); &quot;&quot;; &quot;DOUBLON LIGNE &quot; &amp; MATCH([.E173];LabelFR;0))">
            <text:p/>
          </table:table-cell>
          <table:table-cell table:number-columns-repeated="1003"/>
        </table:table-row>
        <table:table-row table:style-name="ro17">
          <table:table-cell table:style-name="ce6" table:formula="of:=[EN.A174]" office:value-type="string" office:string-value="ldr" calcext:value-type="string">
            <text:p>ldr</text:p>
          </table:table-cell>
          <table:table-cell table:style-name="ce8" table:formula="of:=[EN.B174]" office:value-type="string" office:string-value="Laboratory director" calcext:value-type="string">
            <text:p>Laboratory director</text:p>
          </table:table-cell>
          <table:table-cell table:style-name="ce8" table:formula="of:=[EN.G174]" office:value-type="string" office:string-value="A person or organization that manages or supervises work done in a controlled setting or environment" calcext:value-type="string">
            <text:p>A person or organization that manages or supervises work done in a controlled setting or environment</text:p>
          </table:table-cell>
          <table:table-cell table:style-name="ce11" office:value-type="string" calcext:value-type="string">
            <text:p>ldr</text:p>
          </table:table-cell>
          <table:table-cell table:style-name="ce11" office:value-type="string" calcext:value-type="string">
            <text:p>Directeur de laboratoire</text:p>
          </table:table-cell>
          <table:table-cell table:style-name="ce11" table:number-columns-repeated="3"/>
          <table:table-cell table:style-name="ce10" table:formula="of:=[EN.F174]" office:value-type="float" office:value="0" calcext:value-type="float">
            <text:p/>
          </table:table-cell>
          <table:table-cell table:style-name="ce11" office:value-type="string" calcext:value-type="string">
            <text:p>Une personne ou un organisme qui gère ou supervise le travail accompli dans un cadre ou un environnement contrôlés.</text:p>
          </table:table-cell>
          <table:table-cell table:style-name="ce12" table:formula="of:=[EN.H174]" office:value-type="float" office:value="0" calcext:value-type="float">
            <text:p/>
          </table:table-cell>
          <table:table-cell table:style-name="ce12" table:formula="of:=[EN.I174]" office:value-type="string" office:string-value="2013-05-15:modified&#10;1970-01-01:new" calcext:value-type="string">
            <text:p>2013-05-15:modified</text:p>
            <text:p>1970-01-01:new</text:p>
          </table:table-cell>
          <table:table-cell table:style-name="ce13" table:formula="of:=IF([.A174]=[.D174];&quot;&quot;;&quot;DECALAGE&quot;)">
            <text:p/>
          </table:table-cell>
          <table:table-cell table:style-name="ce13" table:formula="of:=IF(AND(ISBLANK([.D174]);ISBLANK([.F174]));&quot;ND SANS USE&quot;;&quot;&quot;)">
            <text:p/>
          </table:table-cell>
          <table:table-cell table:style-name="ce13" table:formula="of:=IF(AND(NOT(ISBLANK([.D174]));ISBLANK([.J174]));&quot;DESCRIPTION MANQUANTE&quot;;&quot;&quot;)">
            <text:p/>
          </table:table-cell>
          <table:table-cell table:style-name="ce13" table:formula="of:=IF(MATCH([.E174];LabelFR;0) = ROW([.A174]); &quot;&quot;; &quot;DOUBLON LIGNE &quot; &amp; MATCH([.E174];LabelFR;0))">
            <text:p/>
          </table:table-cell>
          <table:table-cell table:number-columns-repeated="1003"/>
        </table:table-row>
        <table:table-row table:style-name="ro19">
          <table:table-cell table:style-name="ce6" table:formula="of:=[EN.A175]" office:value-type="float" office:value="0" calcext:value-type="float">
            <text:p/>
          </table:table-cell>
          <table:table-cell table:style-name="ce8" table:formula="of:=[EN.B175]" office:value-type="string" office:string-value="Lab director" calcext:value-type="string">
            <text:p>Lab director</text:p>
          </table:table-cell>
          <table:table-cell table:style-name="ce8" table:formula="of:=[EN.G175]" office:value-type="float" office:value="0" calcext:value-type="float">
            <text:p/>
          </table:table-cell>
          <table:table-cell table:style-name="ce11"/>
          <table:table-cell table:style-name="ce11" office:value-type="string" calcext:value-type="string">
            <text:p>Directeur de labo</text:p>
          </table:table-cell>
          <table:table-cell table:style-name="ce11" office:value-type="string" calcext:value-type="string">
            <text:p>ldr</text:p>
          </table:table-cell>
          <table:table-cell table:style-name="ce11" table:number-columns-repeated="2"/>
          <table:table-cell table:style-name="ce10" table:formula="of:=[EN.F175]" office:value-type="float" office:value="0" calcext:value-type="float">
            <text:p/>
          </table:table-cell>
          <table:table-cell table:style-name="ce11"/>
          <table:table-cell table:style-name="ce12" table:formula="of:=[EN.H175]" office:value-type="float" office:value="0" calcext:value-type="float">
            <text:p/>
          </table:table-cell>
          <table:table-cell table:style-name="ce12" table:formula="of:=[EN.I175]" office:value-type="float" office:value="0" calcext:value-type="float">
            <text:p/>
          </table:table-cell>
          <table:table-cell table:style-name="ce13" table:formula="of:=IF([.A175]=[.D175];&quot;&quot;;&quot;DECALAGE&quot;)">
            <text:p/>
          </table:table-cell>
          <table:table-cell table:style-name="ce13" table:formula="of:=IF(AND(ISBLANK([.D175]);ISBLANK([.F175]));&quot;ND SANS USE&quot;;&quot;&quot;)">
            <text:p/>
          </table:table-cell>
          <table:table-cell table:style-name="ce13" table:formula="of:=IF(AND(NOT(ISBLANK([.D175]));ISBLANK([.J175]));&quot;DESCRIPTION MANQUANTE&quot;;&quot;&quot;)">
            <text:p/>
          </table:table-cell>
          <table:table-cell table:style-name="ce13" table:formula="of:=IF(MATCH([.E175];LabelFR;0) = ROW([.A175]); &quot;&quot;; &quot;DOUBLON LIGNE &quot; &amp; MATCH([.E175];LabelFR;0))">
            <text:p/>
          </table:table-cell>
          <table:table-cell table:number-columns-repeated="1003"/>
        </table:table-row>
        <table:table-row table:style-name="ro10">
          <table:table-cell table:style-name="ce6" table:formula="of:=[EN.A176]" office:value-type="string" office:string-value="led" calcext:value-type="string">
            <text:p>led</text:p>
          </table:table-cell>
          <table:table-cell table:style-name="ce8" table:formula="of:=[EN.B176]" office:value-type="string" office:string-value="Lead" calcext:value-type="string">
            <text:p>Lead</text:p>
          </table:table-cell>
          <table:table-cell table:style-name="ce8" table:formula="of:=[EN.G176]" office:value-type="string" office:string-value="A person or organization that takes primary responsibility for a particular activity or endeavor. May be combined with another relator term or code to show the greater importance this person or organization has regarding that particular role. If more than one relator is assigned to a heading, use the Lead relator only if it applies to all the relators" calcext:value-type="string">
            <text:p>A person or organization that takes primary responsibility for a particular activity or endeavor. May be combined with another relator term or code to show the greater importance this person or organization has regarding that particular role. If more than one relator is assigned to a heading, use the Lead relator only if it applies to all the relators</text:p>
          </table:table-cell>
          <table:table-cell table:style-name="ce11" office:value-type="string" calcext:value-type="string">
            <text:p>led</text:p>
          </table:table-cell>
          <table:table-cell table:style-name="ce11" office:value-type="string" calcext:value-type="string">
            <text:p>Responsable</text:p>
          </table:table-cell>
          <table:table-cell table:style-name="ce11" table:number-columns-repeated="3"/>
          <table:table-cell table:style-name="ce10" table:formula="of:=[EN.F176]" office:value-type="float" office:value="0" calcext:value-type="float">
            <text:p/>
          </table:table-cell>
          <table:table-cell table:style-name="ce11" office:value-type="string" calcext:value-type="string">
            <text:p>Une personne ou un organisme qui endosse la responsabilité d'une activité particulière ou d'un effort.</text:p>
          </table:table-cell>
          <table:table-cell table:style-name="ce12" table:formula="of:=[EN.H176]" office:value-type="float" office:value="0" calcext:value-type="float">
            <text:p/>
          </table:table-cell>
          <table:table-cell table:style-name="ce12" table:formula="of:=[EN.I176]" office:value-type="string" office:string-value="2013-05-15:modified&#10;1970-01-01:new" calcext:value-type="string">
            <text:p>2013-05-15:modified</text:p>
            <text:p>1970-01-01:new</text:p>
          </table:table-cell>
          <table:table-cell table:style-name="ce13" table:formula="of:=IF([.A176]=[.D176];&quot;&quot;;&quot;DECALAGE&quot;)">
            <text:p/>
          </table:table-cell>
          <table:table-cell table:style-name="ce13" table:formula="of:=IF(AND(ISBLANK([.D176]);ISBLANK([.F176]));&quot;ND SANS USE&quot;;&quot;&quot;)">
            <text:p/>
          </table:table-cell>
          <table:table-cell table:style-name="ce13" table:formula="of:=IF(AND(NOT(ISBLANK([.D176]));ISBLANK([.J176]));&quot;DESCRIPTION MANQUANTE&quot;;&quot;&quot;)">
            <text:p/>
          </table:table-cell>
          <table:table-cell table:style-name="ce13" table:formula="of:=IF(MATCH([.E176];LabelFR;0) = ROW([.A176]); &quot;&quot;; &quot;DOUBLON LIGNE &quot; &amp; MATCH([.E176];LabelFR;0))">
            <text:p/>
          </table:table-cell>
          <table:table-cell table:number-columns-repeated="1003"/>
        </table:table-row>
        <table:table-row table:style-name="ro17">
          <table:table-cell table:style-name="ce6" table:formula="of:=[EN.A177]" office:value-type="string" office:string-value="lee" calcext:value-type="string">
            <text:p>lee</text:p>
          </table:table-cell>
          <table:table-cell table:style-name="ce8" table:formula="of:=[EN.B177]" office:value-type="string" office:string-value="Libelee-appellee" calcext:value-type="string">
            <text:p>Libelee-appellee</text:p>
          </table:table-cell>
          <table:table-cell table:style-name="ce8" table:formula="of:=[EN.G177]" office:value-type="string" office:string-value="A libelee against whom an appeal is taken from one ecclesiastical court or admiralty to another to reverse the judgment" calcext:value-type="string">
            <text:p>A libelee against whom an appeal is taken from one ecclesiastical court or admiralty to another to reverse the judgment</text:p>
          </table:table-cell>
          <table:table-cell table:style-name="ce11" office:value-type="string" calcext:value-type="string">
            <text:p>lee</text:p>
          </table:table-cell>
          <table:table-cell table:style-name="ce11" office:value-type="string" calcext:value-type="string">
            <text:p>Partie adverse-intimé</text:p>
          </table:table-cell>
          <table:table-cell table:style-name="ce11" table:number-columns-repeated="3"/>
          <table:table-cell table:style-name="ce10" table:formula="of:=[EN.F177]" office:value-type="float" office:value="0" calcext:value-type="float">
            <text:p/>
          </table:table-cell>
          <table:table-cell table:style-name="ce11" office:value-type="string" calcext:value-type="string">
            <text:p>La partie adverse visée par un appel interjeté à l'égard de la décision d'un tribunal ecclésiastique ou maritime, en vue de son infirmation, devant une instance supérieure.</text:p>
          </table:table-cell>
          <table:table-cell table:style-name="ce12" table:formula="of:=[EN.H177]" office:value-type="float" office:value="0" calcext:value-type="float">
            <text:p/>
          </table:table-cell>
          <table:table-cell table:style-name="ce12" table:formula="of:=[EN.I177]" office:value-type="string" office:string-value="2013-05-15:modified&#10;1970-01-01:new" calcext:value-type="string">
            <text:p>2013-05-15:modified</text:p>
            <text:p>1970-01-01:new</text:p>
          </table:table-cell>
          <table:table-cell table:style-name="ce13" table:formula="of:=IF([.A177]=[.D177];&quot;&quot;;&quot;DECALAGE&quot;)">
            <text:p/>
          </table:table-cell>
          <table:table-cell table:style-name="ce13" table:formula="of:=IF(AND(ISBLANK([.D177]);ISBLANK([.F177]));&quot;ND SANS USE&quot;;&quot;&quot;)">
            <text:p/>
          </table:table-cell>
          <table:table-cell table:style-name="ce13" table:formula="of:=IF(AND(NOT(ISBLANK([.D177]));ISBLANK([.J177]));&quot;DESCRIPTION MANQUANTE&quot;;&quot;&quot;)">
            <text:p/>
          </table:table-cell>
          <table:table-cell table:style-name="ce13" table:formula="of:=IF(MATCH([.E177];LabelFR;0) = ROW([.A177]); &quot;&quot;; &quot;DOUBLON LIGNE &quot; &amp; MATCH([.E177];LabelFR;0))">
            <text:p/>
          </table:table-cell>
          <table:table-cell table:number-columns-repeated="1003"/>
        </table:table-row>
        <table:table-row table:style-name="ro17">
          <table:table-cell table:style-name="ce6" table:formula="of:=[EN.A178]" office:value-type="string" office:string-value="lel" calcext:value-type="string">
            <text:p>lel</text:p>
          </table:table-cell>
          <table:table-cell table:style-name="ce8" table:formula="of:=[EN.B178]" office:value-type="string" office:string-value="Libelee" calcext:value-type="string">
            <text:p>Libelee</text:p>
          </table:table-cell>
          <table:table-cell table:style-name="ce8" table:formula="of:=[EN.G178]" office:value-type="string" office:string-value="A person or organization against whom a libel has been filed in an ecclesiastical court or admiralty" calcext:value-type="string">
            <text:p>A person or organization against whom a libel has been filed in an ecclesiastical court or admiralty</text:p>
          </table:table-cell>
          <table:table-cell table:style-name="ce11" office:value-type="string" calcext:value-type="string">
            <text:p>lel</text:p>
          </table:table-cell>
          <table:table-cell table:style-name="ce11" office:value-type="string" calcext:value-type="string">
            <text:p>Partie adverse</text:p>
          </table:table-cell>
          <table:table-cell table:style-name="ce11" table:number-columns-repeated="3"/>
          <table:table-cell table:style-name="ce10" table:formula="of:=[EN.F178]" office:value-type="float" office:value="0" calcext:value-type="float">
            <text:p/>
          </table:table-cell>
          <table:table-cell table:style-name="ce11" office:value-type="string" calcext:value-type="string">
            <text:p>Terme utilisé pour désigner la partie visée par l'acte introductif d'instance dont est saisi un tribunal ecclésiastique ou une cour de l'Amirauté.</text:p>
          </table:table-cell>
          <table:table-cell table:style-name="ce12" table:formula="of:=[EN.H178]" office:value-type="float" office:value="0" calcext:value-type="float">
            <text:p/>
          </table:table-cell>
          <table:table-cell table:style-name="ce12" table:formula="of:=[EN.I178]" office:value-type="string" office:string-value="2013-05-15:modified&#10;1970-01-01:new" calcext:value-type="string">
            <text:p>2013-05-15:modified</text:p>
            <text:p>1970-01-01:new</text:p>
          </table:table-cell>
          <table:table-cell table:style-name="ce13" table:formula="of:=IF([.A178]=[.D178];&quot;&quot;;&quot;DECALAGE&quot;)">
            <text:p/>
          </table:table-cell>
          <table:table-cell table:style-name="ce13" table:formula="of:=IF(AND(ISBLANK([.D178]);ISBLANK([.F178]));&quot;ND SANS USE&quot;;&quot;&quot;)">
            <text:p/>
          </table:table-cell>
          <table:table-cell table:style-name="ce13" table:formula="of:=IF(AND(NOT(ISBLANK([.D178]));ISBLANK([.J178]));&quot;DESCRIPTION MANQUANTE&quot;;&quot;&quot;)">
            <text:p/>
          </table:table-cell>
          <table:table-cell table:style-name="ce13" table:formula="of:=IF(MATCH([.E178];LabelFR;0) = ROW([.A178]); &quot;&quot;; &quot;DOUBLON LIGNE &quot; &amp; MATCH([.E178];LabelFR;0))">
            <text:p/>
          </table:table-cell>
          <table:table-cell table:number-columns-repeated="1003"/>
        </table:table-row>
        <table:table-row table:style-name="ro17">
          <table:table-cell table:style-name="ce6" table:formula="of:=[EN.A179]" office:value-type="string" office:string-value="len" calcext:value-type="string">
            <text:p>len</text:p>
          </table:table-cell>
          <table:table-cell table:style-name="ce8" table:formula="of:=[EN.B179]" office:value-type="string" office:string-value="Lender" calcext:value-type="string">
            <text:p>Lender</text:p>
          </table:table-cell>
          <table:table-cell table:style-name="ce8" table:formula="of:=[EN.G179]" office:value-type="string" office:string-value="A person or organization permitting the temporary use of a book, manuscript, etc., such as for photocopying or microfilming" calcext:value-type="string">
            <text:p>A person or organization permitting the temporary use of a book, manuscript, etc., such as for photocopying or microfilming</text:p>
          </table:table-cell>
          <table:table-cell table:style-name="ce11" office:value-type="string" calcext:value-type="string">
            <text:p>len</text:p>
          </table:table-cell>
          <table:table-cell table:style-name="ce11" office:value-type="string" calcext:value-type="string">
            <text:p>Prêteur</text:p>
          </table:table-cell>
          <table:table-cell table:style-name="ce11" table:number-columns-repeated="3"/>
          <table:table-cell table:style-name="ce10" table:formula="of:=[EN.F179]" office:value-type="float" office:value="0" calcext:value-type="float">
            <text:p/>
          </table:table-cell>
          <table:table-cell table:style-name="ce11" office:value-type="string" calcext:value-type="string">
            <text:p>Une personne ou une organisme autorisant l'emprunt d'un livre, d'un manuscrit, etc. par exemple pour le photocopier ou le microfilmer.</text:p>
          </table:table-cell>
          <table:table-cell table:style-name="ce12" table:formula="of:=[EN.H179]" office:value-type="float" office:value="0" calcext:value-type="float">
            <text:p/>
          </table:table-cell>
          <table:table-cell table:style-name="ce12" table:formula="of:=[EN.I179]" office:value-type="string" office:string-value="2013-05-15:modified&#10;1970-01-01:new" calcext:value-type="string">
            <text:p>2013-05-15:modified</text:p>
            <text:p>1970-01-01:new</text:p>
          </table:table-cell>
          <table:table-cell table:style-name="ce13" table:formula="of:=IF([.A179]=[.D179];&quot;&quot;;&quot;DECALAGE&quot;)">
            <text:p/>
          </table:table-cell>
          <table:table-cell table:style-name="ce13" table:formula="of:=IF(AND(ISBLANK([.D179]);ISBLANK([.F179]));&quot;ND SANS USE&quot;;&quot;&quot;)">
            <text:p/>
          </table:table-cell>
          <table:table-cell table:style-name="ce13" table:formula="of:=IF(AND(NOT(ISBLANK([.D179]));ISBLANK([.J179]));&quot;DESCRIPTION MANQUANTE&quot;;&quot;&quot;)">
            <text:p/>
          </table:table-cell>
          <table:table-cell table:style-name="ce13" table:formula="of:=IF(MATCH([.E179];LabelFR;0) = ROW([.A179]); &quot;&quot;; &quot;DOUBLON LIGNE &quot; &amp; MATCH([.E179];LabelFR;0))">
            <text:p/>
          </table:table-cell>
          <table:table-cell table:number-columns-repeated="1003"/>
        </table:table-row>
        <table:table-row table:style-name="ro17">
          <table:table-cell table:style-name="ce6" table:formula="of:=[EN.A180]" office:value-type="string" office:string-value="let" calcext:value-type="string">
            <text:p>let</text:p>
          </table:table-cell>
          <table:table-cell table:style-name="ce8" table:formula="of:=[EN.B180]" office:value-type="string" office:string-value="Libelee-appellant" calcext:value-type="string">
            <text:p>Libelee-appellant</text:p>
          </table:table-cell>
          <table:table-cell table:style-name="ce8" table:formula="of:=[EN.G180]" office:value-type="string" office:string-value="A libelee who takes an appeal from one ecclesiastical court or admiralty to another to reverse the judgment" calcext:value-type="string">
            <text:p>A libelee who takes an appeal from one ecclesiastical court or admiralty to another to reverse the judgment</text:p>
          </table:table-cell>
          <table:table-cell table:style-name="ce11" office:value-type="string" calcext:value-type="string">
            <text:p>let</text:p>
          </table:table-cell>
          <table:table-cell table:style-name="ce11" office:value-type="string" calcext:value-type="string">
            <text:p>Partie adverse-appelant</text:p>
          </table:table-cell>
          <table:table-cell table:style-name="ce11" table:number-columns-repeated="3"/>
          <table:table-cell table:style-name="ce10" table:formula="of:=[EN.F180]" office:value-type="float" office:value="0" calcext:value-type="float">
            <text:p/>
          </table:table-cell>
          <table:table-cell table:style-name="ce11" office:value-type="string" calcext:value-type="string">
            <text:p>Terme utilisé pour désigner la partie adverse qui en appelle de la décision d'un tribunal ecclésiastique ou maritime, en vue de son infirmation, devant une instance supérieure.</text:p>
          </table:table-cell>
          <table:table-cell table:style-name="ce12" table:formula="of:=[EN.H180]" office:value-type="float" office:value="0" calcext:value-type="float">
            <text:p/>
          </table:table-cell>
          <table:table-cell table:style-name="ce12" table:formula="of:=[EN.I180]" office:value-type="string" office:string-value="2013-05-15:modified&#10;1970-01-01:new" calcext:value-type="string">
            <text:p>2013-05-15:modified</text:p>
            <text:p>1970-01-01:new</text:p>
          </table:table-cell>
          <table:table-cell table:style-name="ce13" table:formula="of:=IF([.A180]=[.D180];&quot;&quot;;&quot;DECALAGE&quot;)">
            <text:p/>
          </table:table-cell>
          <table:table-cell table:style-name="ce13" table:formula="of:=IF(AND(ISBLANK([.D180]);ISBLANK([.F180]));&quot;ND SANS USE&quot;;&quot;&quot;)">
            <text:p/>
          </table:table-cell>
          <table:table-cell table:style-name="ce13" table:formula="of:=IF(AND(NOT(ISBLANK([.D180]));ISBLANK([.J180]));&quot;DESCRIPTION MANQUANTE&quot;;&quot;&quot;)">
            <text:p/>
          </table:table-cell>
          <table:table-cell table:style-name="ce13" table:formula="of:=IF(MATCH([.E180];LabelFR;0) = ROW([.A180]); &quot;&quot;; &quot;DOUBLON LIGNE &quot; &amp; MATCH([.E180];LabelFR;0))">
            <text:p/>
          </table:table-cell>
          <table:table-cell table:number-columns-repeated="1003"/>
        </table:table-row>
        <table:table-row table:style-name="ro17">
          <table:table-cell table:style-name="ce6" table:formula="of:=[EN.A181]" office:value-type="string" office:string-value="lgd" calcext:value-type="string">
            <text:p>lgd</text:p>
          </table:table-cell>
          <table:table-cell table:style-name="ce8" table:formula="of:=[EN.B181]" office:value-type="string" office:string-value="Lighting designer" calcext:value-type="string">
            <text:p>Lighting designer</text:p>
          </table:table-cell>
          <table:table-cell table:style-name="ce8" table:formula="of:=[EN.G181]" office:value-type="string" office:string-value="A person or organization who designs the lighting scheme for a theatrical presentation, entertainment, motion picture, etc." calcext:value-type="string">
            <text:p>A person or organization who designs the lighting scheme for a theatrical presentation, entertainment, motion picture, etc.</text:p>
          </table:table-cell>
          <table:table-cell table:style-name="ce11" office:value-type="string" calcext:value-type="string">
            <text:p>lgd</text:p>
          </table:table-cell>
          <table:table-cell table:style-name="ce11" office:value-type="string" calcext:value-type="string">
            <text:p>Éclairagiste</text:p>
          </table:table-cell>
          <table:table-cell table:style-name="ce11" table:number-columns-repeated="3"/>
          <table:table-cell table:style-name="ce10" table:formula="of:=[EN.F181]" office:value-type="float" office:value="0" calcext:value-type="float">
            <text:p/>
          </table:table-cell>
          <table:table-cell table:style-name="ce11" office:value-type="string" calcext:value-type="string">
            <text:p>Une personne ou un organisme qui conçoit les éclairages pour une représentation théâtrale, un spectacle, un film, etc.</text:p>
          </table:table-cell>
          <table:table-cell table:style-name="ce12" table:formula="of:=[EN.H181]" office:value-type="float" office:value="0" calcext:value-type="float">
            <text:p/>
          </table:table-cell>
          <table:table-cell table:style-name="ce12" table:formula="of:=[EN.I181]" office:value-type="string" office:string-value="2013-05-15:modified&#10;1970-01-01:new" calcext:value-type="string">
            <text:p>2013-05-15:modified</text:p>
            <text:p>1970-01-01:new</text:p>
          </table:table-cell>
          <table:table-cell table:style-name="ce13" table:formula="of:=IF([.A181]=[.D181];&quot;&quot;;&quot;DECALAGE&quot;)">
            <text:p/>
          </table:table-cell>
          <table:table-cell table:style-name="ce13" table:formula="of:=IF(AND(ISBLANK([.D181]);ISBLANK([.F181]));&quot;ND SANS USE&quot;;&quot;&quot;)">
            <text:p/>
          </table:table-cell>
          <table:table-cell table:style-name="ce13" table:formula="of:=IF(AND(NOT(ISBLANK([.D181]));ISBLANK([.J181]));&quot;DESCRIPTION MANQUANTE&quot;;&quot;&quot;)">
            <text:p/>
          </table:table-cell>
          <table:table-cell table:style-name="ce13" table:formula="of:=IF(MATCH([.E181];LabelFR;0) = ROW([.A181]); &quot;&quot;; &quot;DOUBLON LIGNE &quot; &amp; MATCH([.E181];LabelFR;0))">
            <text:p/>
          </table:table-cell>
          <table:table-cell table:number-columns-repeated="1003"/>
        </table:table-row>
        <table:table-row table:style-name="ro7">
          <table:table-cell table:style-name="ce6" table:formula="of:=[EN.A182]" office:value-type="string" office:string-value="lie" calcext:value-type="string">
            <text:p>lie</text:p>
          </table:table-cell>
          <table:table-cell table:style-name="ce8" table:formula="of:=[EN.B182]" office:value-type="string" office:string-value="Libelant-appellee" calcext:value-type="string">
            <text:p>Libelant-appellee</text:p>
          </table:table-cell>
          <table:table-cell table:style-name="ce8" table:formula="of:=[EN.G182]" office:value-type="string" office:string-value="A libelant against whom an appeal is taken from one ecclesiastical court or admiralty to another to reverse the judgment" calcext:value-type="string">
            <text:p>A libelant against whom an appeal is taken from one ecclesiastical court or admiralty to another to reverse the judgment</text:p>
          </table:table-cell>
          <table:table-cell table:style-name="ce11" office:value-type="string" calcext:value-type="string">
            <text:p>lie</text:p>
          </table:table-cell>
          <table:table-cell table:style-name="ce11" office:value-type="string" calcext:value-type="string">
            <text:p>Requérant-intimé</text:p>
          </table:table-cell>
          <table:table-cell table:style-name="ce11" table:number-columns-repeated="3"/>
          <table:table-cell table:style-name="ce10" table:formula="of:=[EN.F182]" office:value-type="float" office:value="0" calcext:value-type="float">
            <text:p/>
          </table:table-cell>
          <table:table-cell table:style-name="ce11" office:value-type="string" calcext:value-type="string">
            <text:p>Terme utilisé pour désigner le requérant visé par un appel interjeté à l'égard de la décision d'un tribunal ecclésiastique ou maritime, en vue de son infirmation, devant une instance supérieure.</text:p>
          </table:table-cell>
          <table:table-cell table:style-name="ce12" table:formula="of:=[EN.H182]" office:value-type="float" office:value="0" calcext:value-type="float">
            <text:p/>
          </table:table-cell>
          <table:table-cell table:style-name="ce12" table:formula="of:=[EN.I182]" office:value-type="string" office:string-value="2013-05-15:modified&#10;1970-01-01:new" calcext:value-type="string">
            <text:p>2013-05-15:modified</text:p>
            <text:p>1970-01-01:new</text:p>
          </table:table-cell>
          <table:table-cell table:style-name="ce13" table:formula="of:=IF([.A182]=[.D182];&quot;&quot;;&quot;DECALAGE&quot;)">
            <text:p/>
          </table:table-cell>
          <table:table-cell table:style-name="ce13" table:formula="of:=IF(AND(ISBLANK([.D182]);ISBLANK([.F182]));&quot;ND SANS USE&quot;;&quot;&quot;)">
            <text:p/>
          </table:table-cell>
          <table:table-cell table:style-name="ce13" table:formula="of:=IF(AND(NOT(ISBLANK([.D182]));ISBLANK([.J182]));&quot;DESCRIPTION MANQUANTE&quot;;&quot;&quot;)">
            <text:p/>
          </table:table-cell>
          <table:table-cell table:style-name="ce13" table:formula="of:=IF(MATCH([.E182];LabelFR;0) = ROW([.A182]); &quot;&quot;; &quot;DOUBLON LIGNE &quot; &amp; MATCH([.E182];LabelFR;0))">
            <text:p/>
          </table:table-cell>
          <table:table-cell table:number-columns-repeated="1003"/>
        </table:table-row>
        <table:table-row table:style-name="ro17">
          <table:table-cell table:style-name="ce6" table:formula="of:=[EN.A183]" office:value-type="string" office:string-value="lil" calcext:value-type="string">
            <text:p>lil</text:p>
          </table:table-cell>
          <table:table-cell table:style-name="ce8" table:formula="of:=[EN.B183]" office:value-type="string" office:string-value="Libelant" calcext:value-type="string">
            <text:p>Libelant</text:p>
          </table:table-cell>
          <table:table-cell table:style-name="ce8" table:formula="of:=[EN.G183]" office:value-type="string" office:string-value="A person or organization who files a libel in an ecclesiastical or admiralty case" calcext:value-type="string">
            <text:p>A person or organization who files a libel in an ecclesiastical or admiralty case</text:p>
          </table:table-cell>
          <table:table-cell table:style-name="ce11" office:value-type="string" calcext:value-type="string">
            <text:p>lil</text:p>
          </table:table-cell>
          <table:table-cell table:style-name="ce11" office:value-type="string" calcext:value-type="string">
            <text:p>Requérant</text:p>
          </table:table-cell>
          <table:table-cell table:style-name="ce11" table:number-columns-repeated="3"/>
          <table:table-cell table:style-name="ce10" table:formula="of:=[EN.F183]" office:value-type="float" office:value="0" calcext:value-type="float">
            <text:p/>
          </table:table-cell>
          <table:table-cell table:style-name="ce11" office:value-type="string" calcext:value-type="string">
            <text:p>Terme utilisé pour désigner la partie qui produit un plainte dans une affaire ecclésiastique ou relative à l'amirauté.</text:p>
          </table:table-cell>
          <table:table-cell table:style-name="ce12" table:formula="of:=[EN.H183]" office:value-type="float" office:value="0" calcext:value-type="float">
            <text:p/>
          </table:table-cell>
          <table:table-cell table:style-name="ce12" table:formula="of:=[EN.I183]" office:value-type="string" office:string-value="2013-05-15:modified&#10;1970-01-01:new" calcext:value-type="string">
            <text:p>2013-05-15:modified</text:p>
            <text:p>1970-01-01:new</text:p>
          </table:table-cell>
          <table:table-cell table:style-name="ce13" table:formula="of:=IF([.A183]=[.D183];&quot;&quot;;&quot;DECALAGE&quot;)">
            <text:p/>
          </table:table-cell>
          <table:table-cell table:style-name="ce13" table:formula="of:=IF(AND(ISBLANK([.D183]);ISBLANK([.F183]));&quot;ND SANS USE&quot;;&quot;&quot;)">
            <text:p/>
          </table:table-cell>
          <table:table-cell table:style-name="ce13" table:formula="of:=IF(AND(NOT(ISBLANK([.D183]));ISBLANK([.J183]));&quot;DESCRIPTION MANQUANTE&quot;;&quot;&quot;)">
            <text:p/>
          </table:table-cell>
          <table:table-cell table:style-name="ce13" table:formula="of:=IF(MATCH([.E183];LabelFR;0) = ROW([.A183]); &quot;&quot;; &quot;DOUBLON LIGNE &quot; &amp; MATCH([.E183];LabelFR;0))">
            <text:p/>
          </table:table-cell>
          <table:table-cell table:number-columns-repeated="1003"/>
        </table:table-row>
        <table:table-row table:style-name="ro17">
          <table:table-cell table:style-name="ce6" table:formula="of:=[EN.A184]" office:value-type="string" office:string-value="lit" calcext:value-type="string">
            <text:p>lit</text:p>
          </table:table-cell>
          <table:table-cell table:style-name="ce8" table:formula="of:=[EN.B184]" office:value-type="string" office:string-value="Libelant-appellant" calcext:value-type="string">
            <text:p>Libelant-appellant</text:p>
          </table:table-cell>
          <table:table-cell table:style-name="ce8" table:formula="of:=[EN.G184]" office:value-type="string" office:string-value="A libelant who takes an appeal from one ecclesiastical court or admiralty to another to reverse the judgment" calcext:value-type="string">
            <text:p>A libelant who takes an appeal from one ecclesiastical court or admiralty to another to reverse the judgment</text:p>
          </table:table-cell>
          <table:table-cell table:style-name="ce11" office:value-type="string" calcext:value-type="string">
            <text:p>lit</text:p>
          </table:table-cell>
          <table:table-cell table:style-name="ce11" office:value-type="string" calcext:value-type="string">
            <text:p>Requérant-appelant</text:p>
          </table:table-cell>
          <table:table-cell table:style-name="ce11" table:number-columns-repeated="3"/>
          <table:table-cell table:style-name="ce10" table:formula="of:=[EN.F184]" office:value-type="float" office:value="0" calcext:value-type="float">
            <text:p/>
          </table:table-cell>
          <table:table-cell table:style-name="ce11" office:value-type="string" calcext:value-type="string">
            <text:p>Terme utilisé pour désigner le requérant qui en appelle de la décision d'un tribunal ecclésiastique ou maritime, en vue de son infirmation, devant une instance supérieure.</text:p>
          </table:table-cell>
          <table:table-cell table:style-name="ce12" table:formula="of:=[EN.H184]" office:value-type="float" office:value="0" calcext:value-type="float">
            <text:p/>
          </table:table-cell>
          <table:table-cell table:style-name="ce12" table:formula="of:=[EN.I184]" office:value-type="string" office:string-value="2013-05-15:modified&#10;1970-01-01:new" calcext:value-type="string">
            <text:p>2013-05-15:modified</text:p>
            <text:p>1970-01-01:new</text:p>
          </table:table-cell>
          <table:table-cell table:style-name="ce13" table:formula="of:=IF([.A184]=[.D184];&quot;&quot;;&quot;DECALAGE&quot;)">
            <text:p/>
          </table:table-cell>
          <table:table-cell table:style-name="ce13" table:formula="of:=IF(AND(ISBLANK([.D184]);ISBLANK([.F184]));&quot;ND SANS USE&quot;;&quot;&quot;)">
            <text:p/>
          </table:table-cell>
          <table:table-cell table:style-name="ce13" table:formula="of:=IF(AND(NOT(ISBLANK([.D184]));ISBLANK([.J184]));&quot;DESCRIPTION MANQUANTE&quot;;&quot;&quot;)">
            <text:p/>
          </table:table-cell>
          <table:table-cell table:style-name="ce13" table:formula="of:=IF(MATCH([.E184];LabelFR;0) = ROW([.A184]); &quot;&quot;; &quot;DOUBLON LIGNE &quot; &amp; MATCH([.E184];LabelFR;0))">
            <text:p/>
          </table:table-cell>
          <table:table-cell table:number-columns-repeated="1003"/>
        </table:table-row>
        <table:table-row table:style-name="ro17">
          <table:table-cell table:style-name="ce6" table:formula="of:=[EN.A185]" office:value-type="string" office:string-value="lsa" calcext:value-type="string">
            <text:p>lsa</text:p>
          </table:table-cell>
          <table:table-cell table:style-name="ce8" table:formula="of:=[EN.B185]" office:value-type="string" office:string-value="Landscape architect" calcext:value-type="string">
            <text:p>Landscape architect</text:p>
          </table:table-cell>
          <table:table-cell table:style-name="ce8" table:formula="of:=[EN.G185]" office:value-type="string" office:string-value="An architect responsible for creating landscape works. This work involves coordinating the arrangement of existing and proposed land features and structures" calcext:value-type="string">
            <text:p>An architect responsible for creating landscape works. This work involves coordinating the arrangement of existing and proposed land features and structures</text:p>
          </table:table-cell>
          <table:table-cell table:style-name="ce11" office:value-type="string" calcext:value-type="string">
            <text:p>lsa</text:p>
          </table:table-cell>
          <table:table-cell table:style-name="ce11" office:value-type="string" calcext:value-type="string">
            <text:p>Architecte-paysagiste</text:p>
          </table:table-cell>
          <table:table-cell table:style-name="ce11" table:number-columns-repeated="3"/>
          <table:table-cell table:style-name="ce10" table:formula="of:=[EN.F185]" office:value-type="float" office:value="0" calcext:value-type="float">
            <text:p/>
          </table:table-cell>
          <table:table-cell table:style-name="ce11" office:value-type="string" calcext:value-type="string">
            <text:p>Un architecte dont les tâches consistent à concevoir et à coordonner l'aménagement d'un terrain et l'intégration des structures existantes ou proposées.</text:p>
          </table:table-cell>
          <table:table-cell table:style-name="ce12" table:formula="of:=[EN.H185]" office:value-type="string" office:string-value="Changed MARC def" calcext:value-type="string">
            <text:p>Changed MARC def</text:p>
          </table:table-cell>
          <table:table-cell table:style-name="ce12" table:formula="of:=[EN.I185]" office:value-type="string" office:string-value="2013-05-15:modified&#10;1970-01-01:new" calcext:value-type="string">
            <text:p>2013-05-15:modified</text:p>
            <text:p>1970-01-01:new</text:p>
          </table:table-cell>
          <table:table-cell table:style-name="ce13" table:formula="of:=IF([.A185]=[.D185];&quot;&quot;;&quot;DECALAGE&quot;)">
            <text:p/>
          </table:table-cell>
          <table:table-cell table:style-name="ce13" table:formula="of:=IF(AND(ISBLANK([.D185]);ISBLANK([.F185]));&quot;ND SANS USE&quot;;&quot;&quot;)">
            <text:p/>
          </table:table-cell>
          <table:table-cell table:style-name="ce13" table:formula="of:=IF(AND(NOT(ISBLANK([.D185]));ISBLANK([.J185]));&quot;DESCRIPTION MANQUANTE&quot;;&quot;&quot;)">
            <text:p/>
          </table:table-cell>
          <table:table-cell table:style-name="ce13" table:formula="of:=IF(MATCH([.E185];LabelFR;0) = ROW([.A185]); &quot;&quot;; &quot;DOUBLON LIGNE &quot; &amp; MATCH([.E185];LabelFR;0))">
            <text:p/>
          </table:table-cell>
          <table:table-cell table:number-columns-repeated="1003"/>
        </table:table-row>
        <table:table-row table:style-name="ro17">
          <table:table-cell table:style-name="ce6" table:formula="of:=[EN.A186]" office:value-type="string" office:string-value="lse" calcext:value-type="string">
            <text:p>lse</text:p>
          </table:table-cell>
          <table:table-cell table:style-name="ce8" table:formula="of:=[EN.B186]" office:value-type="string" office:string-value="Licensee" calcext:value-type="string">
            <text:p>Licensee</text:p>
          </table:table-cell>
          <table:table-cell table:style-name="ce8" table:formula="of:=[EN.G186]" office:value-type="string" office:string-value="A person or organization who is an original recipient of the right to print or publish" calcext:value-type="string">
            <text:p>A person or organization who is an original recipient of the right to print or publish</text:p>
          </table:table-cell>
          <table:table-cell table:style-name="ce11" office:value-type="string" calcext:value-type="string">
            <text:p>lse</text:p>
          </table:table-cell>
          <table:table-cell table:style-name="ce11" office:value-type="string" calcext:value-type="string">
            <text:p>Porteur de licence</text:p>
          </table:table-cell>
          <table:table-cell table:style-name="ce11" table:number-columns-repeated="3"/>
          <table:table-cell table:style-name="ce10" table:formula="of:=[EN.F186]" office:value-type="float" office:value="0" calcext:value-type="float">
            <text:p/>
          </table:table-cell>
          <table:table-cell table:style-name="ce11" office:value-type="string" calcext:value-type="string">
            <text:p>Terme utilisé pour désigner la première personne qui obtient le droit d'imprimer ou de publier.</text:p>
          </table:table-cell>
          <table:table-cell table:style-name="ce12" table:formula="of:=[EN.H186]" office:value-type="float" office:value="0" calcext:value-type="float">
            <text:p/>
          </table:table-cell>
          <table:table-cell table:style-name="ce12" table:formula="of:=[EN.I186]" office:value-type="string" office:string-value="2013-05-15:modified&#10;1970-01-01:new" calcext:value-type="string">
            <text:p>2013-05-15:modified</text:p>
            <text:p>1970-01-01:new</text:p>
          </table:table-cell>
          <table:table-cell table:style-name="ce13" table:formula="of:=IF([.A186]=[.D186];&quot;&quot;;&quot;DECALAGE&quot;)">
            <text:p/>
          </table:table-cell>
          <table:table-cell table:style-name="ce13" table:formula="of:=IF(AND(ISBLANK([.D186]);ISBLANK([.F186]));&quot;ND SANS USE&quot;;&quot;&quot;)">
            <text:p/>
          </table:table-cell>
          <table:table-cell table:style-name="ce13" table:formula="of:=IF(AND(NOT(ISBLANK([.D186]));ISBLANK([.J186]));&quot;DESCRIPTION MANQUANTE&quot;;&quot;&quot;)">
            <text:p/>
          </table:table-cell>
          <table:table-cell table:style-name="ce13" table:formula="of:=IF(MATCH([.E186];LabelFR;0) = ROW([.A186]); &quot;&quot;; &quot;DOUBLON LIGNE &quot; &amp; MATCH([.E186];LabelFR;0))">
            <text:p/>
          </table:table-cell>
          <table:table-cell table:number-columns-repeated="1003"/>
        </table:table-row>
        <table:table-row table:style-name="ro17">
          <table:table-cell table:style-name="ce6" table:formula="of:=[EN.A187]" office:value-type="string" office:string-value="lso" calcext:value-type="string">
            <text:p>lso</text:p>
          </table:table-cell>
          <table:table-cell table:style-name="ce8" table:formula="of:=[EN.B187]" office:value-type="string" office:string-value="Licensor" calcext:value-type="string">
            <text:p>Licensor</text:p>
          </table:table-cell>
          <table:table-cell table:style-name="ce8" table:formula="of:=[EN.G187]" office:value-type="string" office:string-value="A person or organization who is a signer of the license, imprimatur, etc" calcext:value-type="string">
            <text:p>A person or organization who is a signer of the license, imprimatur, etc</text:p>
          </table:table-cell>
          <table:table-cell table:style-name="ce11" office:value-type="string" calcext:value-type="string">
            <text:p>lso</text:p>
          </table:table-cell>
          <table:table-cell table:style-name="ce11" office:value-type="string" calcext:value-type="string">
            <text:p>Donneur de licence</text:p>
          </table:table-cell>
          <table:table-cell table:style-name="ce11" table:number-columns-repeated="3"/>
          <table:table-cell table:style-name="ce10" table:formula="of:=[EN.F187]" office:value-type="float" office:value="0" calcext:value-type="float">
            <text:p/>
          </table:table-cell>
          <table:table-cell table:style-name="ce11" office:value-type="string" calcext:value-type="string">
            <text:p>Terme utilisé pour désigner le signataire d'un brevet, d'un imprimatur, etc.</text:p>
          </table:table-cell>
          <table:table-cell table:style-name="ce12" table:formula="of:=[EN.H187]" office:value-type="float" office:value="0" calcext:value-type="float">
            <text:p/>
          </table:table-cell>
          <table:table-cell table:style-name="ce12" table:formula="of:=[EN.I187]" office:value-type="string" office:string-value="2013-05-15:modified&#10;1970-01-01:new" calcext:value-type="string">
            <text:p>2013-05-15:modified</text:p>
            <text:p>1970-01-01:new</text:p>
          </table:table-cell>
          <table:table-cell table:style-name="ce13" table:formula="of:=IF([.A187]=[.D187];&quot;&quot;;&quot;DECALAGE&quot;)">
            <text:p/>
          </table:table-cell>
          <table:table-cell table:style-name="ce13" table:formula="of:=IF(AND(ISBLANK([.D187]);ISBLANK([.F187]));&quot;ND SANS USE&quot;;&quot;&quot;)">
            <text:p/>
          </table:table-cell>
          <table:table-cell table:style-name="ce13" table:formula="of:=IF(AND(NOT(ISBLANK([.D187]));ISBLANK([.J187]));&quot;DESCRIPTION MANQUANTE&quot;;&quot;&quot;)">
            <text:p/>
          </table:table-cell>
          <table:table-cell table:style-name="ce13" table:formula="of:=IF(MATCH([.E187];LabelFR;0) = ROW([.A187]); &quot;&quot;; &quot;DOUBLON LIGNE &quot; &amp; MATCH([.E187];LabelFR;0))">
            <text:p/>
          </table:table-cell>
          <table:table-cell table:number-columns-repeated="1003"/>
        </table:table-row>
        <table:table-row table:style-name="ro19">
          <table:table-cell table:style-name="ce6" table:formula="of:=[EN.A188]" office:value-type="float" office:value="0" calcext:value-type="float">
            <text:p/>
          </table:table-cell>
          <table:table-cell table:style-name="ce8" table:formula="of:=[EN.B188]" office:value-type="string" office:string-value="Imprimatur" calcext:value-type="string">
            <text:p>Imprimatur</text:p>
          </table:table-cell>
          <table:table-cell table:style-name="ce8" table:formula="of:=[EN.G188]" office:value-type="float" office:value="0" calcext:value-type="float">
            <text:p/>
          </table:table-cell>
          <table:table-cell table:style-name="ce11"/>
          <table:table-cell table:style-name="ce11" office:value-type="string" calcext:value-type="string">
            <text:p>Imprimatur</text:p>
          </table:table-cell>
          <table:table-cell table:style-name="ce11" office:value-type="string" calcext:value-type="string">
            <text:p>lso</text:p>
          </table:table-cell>
          <table:table-cell table:style-name="ce11" table:number-columns-repeated="2"/>
          <table:table-cell table:style-name="ce10" table:formula="of:=[EN.F188]" office:value-type="float" office:value="0" calcext:value-type="float">
            <text:p/>
          </table:table-cell>
          <table:table-cell table:style-name="ce11"/>
          <table:table-cell table:style-name="ce12" table:formula="of:=[EN.H188]" office:value-type="float" office:value="0" calcext:value-type="float">
            <text:p/>
          </table:table-cell>
          <table:table-cell table:style-name="ce12" table:formula="of:=[EN.I188]" office:value-type="float" office:value="0" calcext:value-type="float">
            <text:p/>
          </table:table-cell>
          <table:table-cell table:style-name="ce13" table:formula="of:=IF([.A188]=[.D188];&quot;&quot;;&quot;DECALAGE&quot;)">
            <text:p/>
          </table:table-cell>
          <table:table-cell table:style-name="ce13" table:formula="of:=IF(AND(ISBLANK([.D188]);ISBLANK([.F188]));&quot;ND SANS USE&quot;;&quot;&quot;)">
            <text:p/>
          </table:table-cell>
          <table:table-cell table:style-name="ce13" table:formula="of:=IF(AND(NOT(ISBLANK([.D188]));ISBLANK([.J188]));&quot;DESCRIPTION MANQUANTE&quot;;&quot;&quot;)">
            <text:p/>
          </table:table-cell>
          <table:table-cell table:style-name="ce13" table:formula="of:=IF(MATCH([.E188];LabelFR;0) = ROW([.A188]); &quot;&quot;; &quot;DOUBLON LIGNE &quot; &amp; MATCH([.E188];LabelFR;0))">
            <text:p/>
          </table:table-cell>
          <table:table-cell table:number-columns-repeated="1003"/>
        </table:table-row>
        <table:table-row table:style-name="ro9">
          <table:table-cell table:style-name="ce6" table:formula="of:=[EN.A189]" office:value-type="string" office:string-value="ltg" calcext:value-type="string">
            <text:p>ltg</text:p>
          </table:table-cell>
          <table:table-cell table:style-name="ce8" table:formula="of:=[EN.B189]" office:value-type="string" office:string-value="Lithographer" calcext:value-type="string">
            <text:p>Lithographer</text:p>
          </table:table-cell>
          <table:table-cell table:style-name="ce8" table:formula="of:=[EN.G189]" office:value-type="string" office:string-value="A person or organization who prepares the stone or plate for lithographic printing, including a graphic artist creating a design directly on the surface from which printing will be done." calcext:value-type="string">
            <text:p>A person or organization who prepares the stone or plate for lithographic printing, including a graphic artist creating a design directly on the surface from which printing will be done.</text:p>
          </table:table-cell>
          <table:table-cell table:style-name="ce11" office:value-type="string" calcext:value-type="string">
            <text:p>ltg</text:p>
          </table:table-cell>
          <table:table-cell table:style-name="ce11" office:value-type="string" calcext:value-type="string">
            <text:p>Lithographe</text:p>
          </table:table-cell>
          <table:table-cell table:style-name="ce11" table:number-columns-repeated="3"/>
          <table:table-cell table:style-name="ce10" table:formula="of:=[EN.F189]" office:value-type="float" office:value="0" calcext:value-type="float">
            <text:p/>
          </table:table-cell>
          <table:table-cell table:style-name="ce11" office:value-type="string" calcext:value-type="string">
            <text:p>Terme utilisé pour désigner toute personne qui apprête de la pierre ou une planche pour faire une impression lithographique, y compris le graphiste qui exécute un dessin en travaillant directement sur la surface qui servira à l'impression.</text:p>
          </table:table-cell>
          <table:table-cell table:style-name="ce12" table:formula="of:=[EN.H189]" office:value-type="float" office:value="0" calcext:value-type="float">
            <text:p/>
          </table:table-cell>
          <table:table-cell table:style-name="ce12" table:formula="of:=[EN.I189]" office:value-type="string" office:string-value="2013-05-15:modified&#10;1970-01-01:new" calcext:value-type="string">
            <text:p>2013-05-15:modified</text:p>
            <text:p>1970-01-01:new</text:p>
          </table:table-cell>
          <table:table-cell table:style-name="ce13" table:formula="of:=IF([.A189]=[.D189];&quot;&quot;;&quot;DECALAGE&quot;)">
            <text:p/>
          </table:table-cell>
          <table:table-cell table:style-name="ce13" table:formula="of:=IF(AND(ISBLANK([.D189]);ISBLANK([.F189]));&quot;ND SANS USE&quot;;&quot;&quot;)">
            <text:p/>
          </table:table-cell>
          <table:table-cell table:style-name="ce13" table:formula="of:=IF(AND(NOT(ISBLANK([.D189]));ISBLANK([.J189]));&quot;DESCRIPTION MANQUANTE&quot;;&quot;&quot;)">
            <text:p/>
          </table:table-cell>
          <table:table-cell table:style-name="ce13" table:formula="of:=IF(MATCH([.E189];LabelFR;0) = ROW([.A189]); &quot;&quot;; &quot;DOUBLON LIGNE &quot; &amp; MATCH([.E189];LabelFR;0))">
            <text:p/>
          </table:table-cell>
          <table:table-cell table:number-columns-repeated="1003"/>
        </table:table-row>
        <table:table-row table:style-name="ro17">
          <table:table-cell table:style-name="ce6" table:formula="of:=[EN.A190]" office:value-type="string" office:string-value="lyr" calcext:value-type="string">
            <text:p>lyr</text:p>
          </table:table-cell>
          <table:table-cell table:style-name="ce8" table:formula="of:=[EN.B190]" office:value-type="string" office:string-value="Lyricist" calcext:value-type="string">
            <text:p>Lyricist</text:p>
          </table:table-cell>
          <table:table-cell table:style-name="ce8" table:formula="of:=[EN.G190]" office:value-type="string" office:string-value="An author of the words of a non-dramatic musical work (e.g. the text of a song), except for oratorios" calcext:value-type="string">
            <text:p>An author of the words of a non-dramatic musical work (e.g. the text of a song), except for oratorios</text:p>
          </table:table-cell>
          <table:table-cell table:style-name="ce11" office:value-type="string" calcext:value-type="string">
            <text:p>lyr</text:p>
          </table:table-cell>
          <table:table-cell table:style-name="ce11" office:value-type="string" calcext:value-type="string">
            <text:p>Parolier</text:p>
          </table:table-cell>
          <table:table-cell table:style-name="ce11" table:number-columns-repeated="3"/>
          <table:table-cell table:style-name="ce10" table:formula="of:=[EN.F190]" office:value-type="float" office:value="0" calcext:value-type="float">
            <text:p/>
          </table:table-cell>
          <table:table-cell table:style-name="ce11" office:value-type="string" calcext:value-type="string">
            <text:p>L'auteur des paroles d'une chanson.</text:p>
          </table:table-cell>
          <table:table-cell table:style-name="ce12" table:formula="of:=[EN.H190]" office:value-type="string" office:string-value="Changed MARC def" calcext:value-type="string">
            <text:p>Changed MARC def</text:p>
          </table:table-cell>
          <table:table-cell table:style-name="ce12" table:formula="of:=[EN.I190]" office:value-type="string" office:string-value="2013-05-15:modified&#10;1970-01-01:new" calcext:value-type="string">
            <text:p>2013-05-15:modified</text:p>
            <text:p>1970-01-01:new</text:p>
          </table:table-cell>
          <table:table-cell table:style-name="ce13" table:formula="of:=IF([.A190]=[.D190];&quot;&quot;;&quot;DECALAGE&quot;)">
            <text:p/>
          </table:table-cell>
          <table:table-cell table:style-name="ce13" table:formula="of:=IF(AND(ISBLANK([.D190]);ISBLANK([.F190]));&quot;ND SANS USE&quot;;&quot;&quot;)">
            <text:p/>
          </table:table-cell>
          <table:table-cell table:style-name="ce13" table:formula="of:=IF(AND(NOT(ISBLANK([.D190]));ISBLANK([.J190]));&quot;DESCRIPTION MANQUANTE&quot;;&quot;&quot;)">
            <text:p/>
          </table:table-cell>
          <table:table-cell table:style-name="ce13" table:formula="of:=IF(MATCH([.E190];LabelFR;0) = ROW([.A190]); &quot;&quot;; &quot;DOUBLON LIGNE &quot; &amp; MATCH([.E190];LabelFR;0))">
            <text:p/>
          </table:table-cell>
          <table:table-cell table:number-columns-repeated="1003"/>
        </table:table-row>
        <table:table-row table:style-name="ro17">
          <table:table-cell table:style-name="ce6" table:formula="of:=[EN.A191]" office:value-type="string" office:string-value="mcp" calcext:value-type="string">
            <text:p>mcp</text:p>
          </table:table-cell>
          <table:table-cell table:style-name="ce8" table:formula="of:=[EN.B191]" office:value-type="string" office:string-value="Music copyist" calcext:value-type="string">
            <text:p>Music copyist</text:p>
          </table:table-cell>
          <table:table-cell table:style-name="ce8" table:formula="of:=[EN.G191]" office:value-type="string" office:string-value="A person who transcribes or copies musical notation" calcext:value-type="string">
            <text:p>A person who transcribes or copies musical notation</text:p>
          </table:table-cell>
          <table:table-cell table:style-name="ce11" office:value-type="string" calcext:value-type="string">
            <text:p>mcp</text:p>
          </table:table-cell>
          <table:table-cell table:style-name="ce11" office:value-type="string" calcext:value-type="string">
            <text:p>Copiste de musique</text:p>
          </table:table-cell>
          <table:table-cell table:style-name="ce11" table:number-columns-repeated="3"/>
          <table:table-cell table:style-name="ce10" table:formula="of:=[EN.F191]" office:value-type="float" office:value="0" calcext:value-type="float">
            <text:p/>
          </table:table-cell>
          <table:table-cell table:style-name="ce11" office:value-type="string" calcext:value-type="string">
            <text:p>Une personne qui transcrit ou recopie des partitions de musique.</text:p>
          </table:table-cell>
          <table:table-cell table:style-name="ce12" table:formula="of:=[EN.H191]" office:value-type="float" office:value="0" calcext:value-type="float">
            <text:p/>
          </table:table-cell>
          <table:table-cell table:style-name="ce12" table:formula="of:=[EN.I191]" office:value-type="string" office:string-value="2013-05-15:modified&#10;1970-01-01:new" calcext:value-type="string">
            <text:p>2013-05-15:modified</text:p>
            <text:p>1970-01-01:new</text:p>
          </table:table-cell>
          <table:table-cell table:style-name="ce13" table:formula="of:=IF([.A191]=[.D191];&quot;&quot;;&quot;DECALAGE&quot;)">
            <text:p/>
          </table:table-cell>
          <table:table-cell table:style-name="ce13" table:formula="of:=IF(AND(ISBLANK([.D191]);ISBLANK([.F191]));&quot;ND SANS USE&quot;;&quot;&quot;)">
            <text:p/>
          </table:table-cell>
          <table:table-cell table:style-name="ce13" table:formula="of:=IF(AND(NOT(ISBLANK([.D191]));ISBLANK([.J191]));&quot;DESCRIPTION MANQUANTE&quot;;&quot;&quot;)">
            <text:p/>
          </table:table-cell>
          <table:table-cell table:style-name="ce13" table:formula="of:=IF(MATCH([.E191];LabelFR;0) = ROW([.A191]); &quot;&quot;; &quot;DOUBLON LIGNE &quot; &amp; MATCH([.E191];LabelFR;0))">
            <text:p/>
          </table:table-cell>
          <table:table-cell table:number-columns-repeated="1003"/>
        </table:table-row>
        <table:table-row table:style-name="ro7">
          <table:table-cell table:style-name="ce6" table:formula="of:=[EN.A192]" office:value-type="string" office:string-value="mdc" calcext:value-type="string">
            <text:p>mdc</text:p>
          </table:table-cell>
          <table:table-cell table:style-name="ce8" table:formula="of:=[EN.B192]" office:value-type="string" office:string-value="Metadata contact" calcext:value-type="string">
            <text:p>Metadata contact</text:p>
          </table:table-cell>
          <table:table-cell table:style-name="ce8" table:formula="of:=[EN.G192]" office:value-type="string" office:string-value="A person or organization primarily responsible for compiling and maintaining the original description of a metadata set (e.g., geospatial metadata set)" calcext:value-type="string">
            <text:p>A person or organization primarily responsible for compiling and maintaining the original description of a metadata set (e.g., geospatial metadata set)</text:p>
          </table:table-cell>
          <table:table-cell table:style-name="ce11" office:value-type="string" calcext:value-type="string">
            <text:p>mdc</text:p>
          </table:table-cell>
          <table:table-cell table:style-name="ce11" office:value-type="string" calcext:value-type="string">
            <text:p>Agent de liaison sur les métadonnées</text:p>
          </table:table-cell>
          <table:table-cell table:style-name="ce11" table:number-columns-repeated="3"/>
          <table:table-cell table:style-name="ce10" table:formula="of:=[EN.F192]" office:value-type="float" office:value="0" calcext:value-type="float">
            <text:p/>
          </table:table-cell>
          <table:table-cell table:style-name="ce11" office:value-type="string" calcext:value-type="string">
            <text:p>Une personne ou un organisme responsable de la compilation et de la maintenance de la description d'un ensemble de données (par exemple un ensemble de métadonnées géospatiales).</text:p>
          </table:table-cell>
          <table:table-cell table:style-name="ce12" table:formula="of:=[EN.H192]" office:value-type="float" office:value="0" calcext:value-type="float">
            <text:p/>
          </table:table-cell>
          <table:table-cell table:style-name="ce12" table:formula="of:=[EN.I192]" office:value-type="string" office:string-value="2013-05-15:modified&#10;1970-01-01:new" calcext:value-type="string">
            <text:p>2013-05-15:modified</text:p>
            <text:p>1970-01-01:new</text:p>
          </table:table-cell>
          <table:table-cell table:style-name="ce13" table:formula="of:=IF([.A192]=[.D192];&quot;&quot;;&quot;DECALAGE&quot;)">
            <text:p/>
          </table:table-cell>
          <table:table-cell table:style-name="ce13" table:formula="of:=IF(AND(ISBLANK([.D192]);ISBLANK([.F192]));&quot;ND SANS USE&quot;;&quot;&quot;)">
            <text:p/>
          </table:table-cell>
          <table:table-cell table:style-name="ce13" table:formula="of:=IF(AND(NOT(ISBLANK([.D192]));ISBLANK([.J192]));&quot;DESCRIPTION MANQUANTE&quot;;&quot;&quot;)">
            <text:p/>
          </table:table-cell>
          <table:table-cell table:style-name="ce13" table:formula="of:=IF(MATCH([.E192];LabelFR;0) = ROW([.A192]); &quot;&quot;; &quot;DOUBLON LIGNE &quot; &amp; MATCH([.E192];LabelFR;0))">
            <text:p/>
          </table:table-cell>
          <table:table-cell table:number-columns-repeated="1003"/>
        </table:table-row>
        <table:table-row table:style-name="ro18">
          <table:table-cell table:style-name="ce6" table:formula="of:=[EN.A193]" office:value-type="string" office:string-value="med" calcext:value-type="string">
            <text:p>med</text:p>
          </table:table-cell>
          <table:table-cell table:style-name="ce8" table:formula="of:=[EN.B193]" office:value-type="string" office:string-value="Medium" calcext:value-type="string">
            <text:p>Medium</text:p>
          </table:table-cell>
          <table:table-cell table:style-name="ce8" table:formula="of:=[EN.G193]" office:value-type="string" office:string-value="A person held to be a channel of communication between the earthly world and a world" calcext:value-type="string">
            <text:p>A person held to be a channel of communication between the earthly world and a world</text:p>
          </table:table-cell>
          <table:table-cell table:style-name="ce10" office:value-type="string" calcext:value-type="string">
            <text:p>med</text:p>
          </table:table-cell>
          <table:table-cell table:style-name="ce10" office:value-type="string" calcext:value-type="string">
            <text:p>Médium</text:p>
          </table:table-cell>
          <table:table-cell table:style-name="ce10"/>
          <table:table-cell table:style-name="ce11" table:number-columns-repeated="2"/>
          <table:table-cell table:style-name="ce10" table:formula="of:=[EN.F193]" office:value-type="float" office:value="0" calcext:value-type="float">
            <text:p/>
          </table:table-cell>
          <table:table-cell table:style-name="ce10" office:value-type="string" calcext:value-type="string">
            <text:p>Une personne supposée être capable de communiquer entre le monde terrestre et le monde des esprits.</text:p>
          </table:table-cell>
          <table:table-cell table:style-name="ce12" table:formula="of:=[EN.H193]" office:value-type="float" office:value="0" calcext:value-type="float">
            <text:p/>
          </table:table-cell>
          <table:table-cell table:style-name="ce12" table:formula="of:=[EN.I193]" office:value-type="string" office:string-value="2014-02-05:Added in RDA and MARC&#10;2013-05-15:new" calcext:value-type="string">
            <text:p>2014-02-05:Added in RDA and MARC</text:p>
            <text:p>2013-05-15:new</text:p>
          </table:table-cell>
          <table:table-cell table:style-name="ce13" table:formula="of:=IF([.A193]=[.D193];&quot;&quot;;&quot;DECALAGE&quot;)">
            <text:p/>
          </table:table-cell>
          <table:table-cell table:style-name="ce13" table:formula="of:=IF(AND(ISBLANK([.D193]);ISBLANK([.F193]));&quot;ND SANS USE&quot;;&quot;&quot;)">
            <text:p/>
          </table:table-cell>
          <table:table-cell table:style-name="ce13" table:formula="of:=IF(AND(NOT(ISBLANK([.D193]));ISBLANK([.J193]));&quot;DESCRIPTION MANQUANTE&quot;;&quot;&quot;)">
            <text:p/>
          </table:table-cell>
          <table:table-cell table:style-name="ce13" table:formula="of:=IF(MATCH([.E193];LabelFR;0) = ROW([.A193]); &quot;&quot;; &quot;DOUBLON LIGNE &quot; &amp; MATCH([.E193];LabelFR;0))">
            <text:p/>
          </table:table-cell>
          <table:table-cell table:number-columns-repeated="1003"/>
        </table:table-row>
        <table:table-row table:style-name="ro17">
          <table:table-cell table:style-name="ce6" table:formula="of:=[EN.A194]" office:value-type="string" office:string-value="mfp" calcext:value-type="string">
            <text:p>mfp</text:p>
          </table:table-cell>
          <table:table-cell table:style-name="ce8" table:formula="of:=[EN.B194]" office:value-type="string" office:string-value="Manufacture place" calcext:value-type="string">
            <text:p>Manufacture place</text:p>
          </table:table-cell>
          <table:table-cell table:style-name="ce8" table:formula="of:=[EN.G194]" office:value-type="string" office:string-value="The place of manufacture (e.g., printing, duplicating, casting, etc.) of a resource in a published form" calcext:value-type="string">
            <text:p>The place of manufacture (e.g., printing, duplicating, casting, etc.) of a resource in a published form</text:p>
          </table:table-cell>
          <table:table-cell table:style-name="ce10" office:value-type="string" calcext:value-type="string">
            <text:p>mfp</text:p>
          </table:table-cell>
          <table:table-cell table:style-name="ce10" office:value-type="string" calcext:value-type="string">
            <text:p>Lieu de fabrication</text:p>
          </table:table-cell>
          <table:table-cell table:style-name="ce10"/>
          <table:table-cell table:style-name="ce11" table:number-columns-repeated="2"/>
          <table:table-cell table:style-name="ce10" table:formula="of:=[EN.F194]" office:value-type="float" office:value="0" calcext:value-type="float">
            <text:p/>
          </table:table-cell>
          <table:table-cell table:style-name="ce10" office:value-type="string" calcext:value-type="string">
            <text:p>Le lieu de fabrication (impression, duplication, fonderie, etc.) d'une ressource sous sa forme publiée.</text:p>
          </table:table-cell>
          <table:table-cell table:style-name="ce12" table:formula="of:=[EN.H194]" office:value-type="float" office:value="0" calcext:value-type="float">
            <text:p/>
          </table:table-cell>
          <table:table-cell table:style-name="ce12" table:formula="of:=[EN.I194]" office:value-type="string" office:string-value="2013-05-15:modified&#10;1970-01-01:new" calcext:value-type="string">
            <text:p>2013-05-15:modified</text:p>
            <text:p>1970-01-01:new</text:p>
          </table:table-cell>
          <table:table-cell table:style-name="ce13" table:formula="of:=IF([.A194]=[.D194];&quot;&quot;;&quot;DECALAGE&quot;)">
            <text:p/>
          </table:table-cell>
          <table:table-cell table:style-name="ce13" table:formula="of:=IF(AND(ISBLANK([.D194]);ISBLANK([.F194]));&quot;ND SANS USE&quot;;&quot;&quot;)">
            <text:p/>
          </table:table-cell>
          <table:table-cell table:style-name="ce13" table:formula="of:=IF(AND(NOT(ISBLANK([.D194]));ISBLANK([.J194]));&quot;DESCRIPTION MANQUANTE&quot;;&quot;&quot;)">
            <text:p/>
          </table:table-cell>
          <table:table-cell table:style-name="ce13" table:formula="of:=IF(MATCH([.E194];LabelFR;0) = ROW([.A194]); &quot;&quot;; &quot;DOUBLON LIGNE &quot; &amp; MATCH([.E194];LabelFR;0))">
            <text:p/>
          </table:table-cell>
          <table:table-cell table:number-columns-repeated="1003"/>
        </table:table-row>
        <table:table-row table:style-name="ro17">
          <table:table-cell table:style-name="ce6" table:formula="of:=[EN.A195]" office:value-type="string" office:string-value="mfr" calcext:value-type="string">
            <text:p>mfr</text:p>
          </table:table-cell>
          <table:table-cell table:style-name="ce8" table:formula="of:=[EN.B195]" office:value-type="string" office:string-value="Manufacturer" calcext:value-type="string">
            <text:p>Manufacturer</text:p>
          </table:table-cell>
          <table:table-cell table:style-name="ce8" table:formula="of:=[EN.G195]" office:value-type="string" office:string-value="A person or organization responsible for printing, duplicating, casting, etc. a resource" calcext:value-type="string">
            <text:p>A person or organization responsible for printing, duplicating, casting, etc. a resource</text:p>
          </table:table-cell>
          <table:table-cell table:style-name="ce11" office:value-type="string" calcext:value-type="string">
            <text:p>mfr</text:p>
          </table:table-cell>
          <table:table-cell table:style-name="ce11" office:value-type="string" calcext:value-type="string">
            <text:p>Fabricant</text:p>
          </table:table-cell>
          <table:table-cell table:style-name="ce11" table:number-columns-repeated="3"/>
          <table:table-cell table:style-name="ce10" table:formula="of:=[EN.F195]" office:value-type="float" office:value="0" calcext:value-type="float">
            <text:p/>
          </table:table-cell>
          <table:table-cell table:style-name="ce11" office:value-type="string" calcext:value-type="string">
            <text:p>Une personne ou un organisme responsable de l'impression, la duplication, la fonderie, etc. d'une œuvre.</text:p>
          </table:table-cell>
          <table:table-cell table:style-name="ce12" table:formula="of:=[EN.H195]" office:value-type="float" office:value="0" calcext:value-type="float">
            <text:p/>
          </table:table-cell>
          <table:table-cell table:style-name="ce12" table:formula="of:=[EN.I195]" office:value-type="string" office:string-value="2013-05-15:modified&#10;1970-01-01:new" calcext:value-type="string">
            <text:p>2013-05-15:modified</text:p>
            <text:p>1970-01-01:new</text:p>
          </table:table-cell>
          <table:table-cell table:style-name="ce13" table:formula="of:=IF([.A195]=[.D195];&quot;&quot;;&quot;DECALAGE&quot;)">
            <text:p/>
          </table:table-cell>
          <table:table-cell table:style-name="ce13" table:formula="of:=IF(AND(ISBLANK([.D195]);ISBLANK([.F195]));&quot;ND SANS USE&quot;;&quot;&quot;)">
            <text:p/>
          </table:table-cell>
          <table:table-cell table:style-name="ce13" table:formula="of:=IF(AND(NOT(ISBLANK([.D195]));ISBLANK([.J195]));&quot;DESCRIPTION MANQUANTE&quot;;&quot;&quot;)">
            <text:p/>
          </table:table-cell>
          <table:table-cell table:style-name="ce13" table:formula="of:=IF(MATCH([.E195];LabelFR;0) = ROW([.A195]); &quot;&quot;; &quot;DOUBLON LIGNE &quot; &amp; MATCH([.E195];LabelFR;0))">
            <text:p/>
          </table:table-cell>
          <table:table-cell table:number-columns-repeated="1003"/>
        </table:table-row>
        <table:table-row table:style-name="ro7">
          <table:table-cell table:style-name="ce6" table:formula="of:=[EN.A196]" office:value-type="string" office:string-value="mod" calcext:value-type="string">
            <text:p>mod</text:p>
          </table:table-cell>
          <table:table-cell table:style-name="ce8" table:formula="of:=[EN.B196]" office:value-type="string" office:string-value="Moderator" calcext:value-type="string">
            <text:p>Moderator</text:p>
          </table:table-cell>
          <table:table-cell table:style-name="ce8" table:formula="of:=[EN.G196]" office:value-type="string" office:string-value="A performer contributing to a resource by leading a program (often broadcast) where topics are discussed, usually with participation of experts in fields related to the discussion" calcext:value-type="string">
            <text:p>A performer contributing to a resource by leading a program (often broadcast) where topics are discussed, usually with participation of experts in fields related to the discussion</text:p>
          </table:table-cell>
          <table:table-cell table:style-name="ce11" office:value-type="string" calcext:value-type="string">
            <text:p>mod</text:p>
          </table:table-cell>
          <table:table-cell table:style-name="ce11" office:value-type="string" calcext:value-type="string">
            <text:p>Animateur de débat</text:p>
          </table:table-cell>
          <table:table-cell table:style-name="ce11" table:number-columns-repeated="3"/>
          <table:table-cell table:style-name="ce10" table:formula="of:=[EN.F196]" office:value-type="float" office:value="0" calcext:value-type="float">
            <text:p/>
          </table:table-cell>
          <table:table-cell table:style-name="ce11" office:value-type="string" calcext:value-type="string">
            <text:p>Une personne qui anime une émission (radio, télévision, etc.) où l'on discute de différents sujets, en général avec la participation d'experts de domaines liés au sujet de discussion.</text:p>
          </table:table-cell>
          <table:table-cell table:style-name="ce12" table:formula="of:=[EN.H196]" office:value-type="string" office:string-value="Changed MARC def" calcext:value-type="string">
            <text:p>Changed MARC def</text:p>
          </table:table-cell>
          <table:table-cell table:style-name="ce12" table:formula="of:=[EN.I196]" office:value-type="string" office:string-value="2013-05-15:modified&#10;1970-01-01:new" calcext:value-type="string">
            <text:p>2013-05-15:modified</text:p>
            <text:p>1970-01-01:new</text:p>
          </table:table-cell>
          <table:table-cell table:style-name="ce13" table:formula="of:=IF([.A196]=[.D196];&quot;&quot;;&quot;DECALAGE&quot;)">
            <text:p/>
          </table:table-cell>
          <table:table-cell table:style-name="ce13" table:formula="of:=IF(AND(ISBLANK([.D196]);ISBLANK([.F196]));&quot;ND SANS USE&quot;;&quot;&quot;)">
            <text:p/>
          </table:table-cell>
          <table:table-cell table:style-name="ce13" table:formula="of:=IF(AND(NOT(ISBLANK([.D196]));ISBLANK([.J196]));&quot;DESCRIPTION MANQUANTE&quot;;&quot;&quot;)">
            <text:p/>
          </table:table-cell>
          <table:table-cell table:style-name="ce13" table:formula="of:=IF(MATCH([.E196];LabelFR;0) = ROW([.A196]); &quot;&quot;; &quot;DOUBLON LIGNE &quot; &amp; MATCH([.E196];LabelFR;0))">
            <text:p/>
          </table:table-cell>
          <table:table-cell table:number-columns-repeated="1003"/>
        </table:table-row>
        <table:table-row table:style-name="ro7">
          <table:table-cell table:style-name="ce6" table:formula="of:=[EN.A197]" office:value-type="string" office:string-value="mon" calcext:value-type="string">
            <text:p>mon</text:p>
          </table:table-cell>
          <table:table-cell table:style-name="ce8" table:formula="of:=[EN.B197]" office:value-type="string" office:string-value="Monitor" calcext:value-type="string">
            <text:p>Monitor</text:p>
          </table:table-cell>
          <table:table-cell table:style-name="ce8" table:formula="of:=[EN.G197]" office:value-type="string" office:string-value="A person or organization that supervises compliance with the contract and is responsible for the report and controls its distribution. Sometimes referred to as the grantee, or controlling agency" calcext:value-type="string">
            <text:p>A person or organization that supervises compliance with the contract and is responsible for the report and controls its distribution. Sometimes referred to as the grantee, or controlling agency</text:p>
          </table:table-cell>
          <table:table-cell table:style-name="ce11" office:value-type="string" calcext:value-type="string">
            <text:p>mon</text:p>
          </table:table-cell>
          <table:table-cell table:style-name="ce11" office:value-type="string" calcext:value-type="string">
            <text:p>Autorité de contrôle</text:p>
          </table:table-cell>
          <table:table-cell table:style-name="ce11" table:number-columns-repeated="3"/>
          <table:table-cell table:style-name="ce10" table:formula="of:=[EN.F197]" office:value-type="float" office:value="0" calcext:value-type="float">
            <text:p/>
          </table:table-cell>
          <table:table-cell table:style-name="ce11" office:value-type="string" calcext:value-type="string">
            <text:p>Une personne ou un organisme qui veille au respect d'un contrat et élabore des documents dont elle contrôle la distribution.</text:p>
          </table:table-cell>
          <table:table-cell table:style-name="ce12" table:formula="of:=[EN.H197]" office:value-type="float" office:value="0" calcext:value-type="float">
            <text:p/>
          </table:table-cell>
          <table:table-cell table:style-name="ce12" table:formula="of:=[EN.I197]" office:value-type="string" office:string-value="2013-05-15:modified&#10;1970-01-01:new" calcext:value-type="string">
            <text:p>2013-05-15:modified</text:p>
            <text:p>1970-01-01:new</text:p>
          </table:table-cell>
          <table:table-cell table:style-name="ce13" table:formula="of:=IF([.A197]=[.D197];&quot;&quot;;&quot;DECALAGE&quot;)">
            <text:p/>
          </table:table-cell>
          <table:table-cell table:style-name="ce13" table:formula="of:=IF(AND(ISBLANK([.D197]);ISBLANK([.F197]));&quot;ND SANS USE&quot;;&quot;&quot;)">
            <text:p/>
          </table:table-cell>
          <table:table-cell table:style-name="ce13" table:formula="of:=IF(AND(NOT(ISBLANK([.D197]));ISBLANK([.J197]));&quot;DESCRIPTION MANQUANTE&quot;;&quot;&quot;)">
            <text:p/>
          </table:table-cell>
          <table:table-cell table:style-name="ce13" table:formula="of:=IF(MATCH([.E197];LabelFR;0) = ROW([.A197]); &quot;&quot;; &quot;DOUBLON LIGNE &quot; &amp; MATCH([.E197];LabelFR;0))">
            <text:p/>
          </table:table-cell>
          <table:table-cell table:number-columns-repeated="1003"/>
        </table:table-row>
        <table:table-row table:style-name="ro17">
          <table:table-cell table:style-name="ce6" table:formula="of:=[EN.A198]" office:value-type="string" office:string-value="mrb" calcext:value-type="string">
            <text:p>mrb</text:p>
          </table:table-cell>
          <table:table-cell table:style-name="ce8" table:formula="of:=[EN.B198]" office:value-type="string" office:string-value="Marbler" calcext:value-type="string">
            <text:p>Marbler</text:p>
          </table:table-cell>
          <table:table-cell table:style-name="ce8" table:formula="of:=[EN.G198]" office:value-type="string" office:string-value="The entity responsible for marbling paper, cloth, leather, etc. used in construction of a resource" calcext:value-type="string">
            <text:p>The entity responsible for marbling paper, cloth, leather, etc. used in construction of a resource</text:p>
          </table:table-cell>
          <table:table-cell table:style-name="ce10" office:value-type="string" calcext:value-type="string">
            <text:p>mrb</text:p>
          </table:table-cell>
          <table:table-cell table:style-name="ce10" office:value-type="string" calcext:value-type="string">
            <text:p>Marbreur</text:p>
          </table:table-cell>
          <table:table-cell table:style-name="ce10"/>
          <table:table-cell table:style-name="ce11" table:number-columns-repeated="2"/>
          <table:table-cell table:style-name="ce10" table:formula="of:=[EN.F198]" office:value-type="float" office:value="0" calcext:value-type="float">
            <text:p/>
          </table:table-cell>
          <table:table-cell table:style-name="ce10" office:value-type="string" calcext:value-type="string">
            <text:p>L'entité responsable de la marbrure du papier, du tissu, du cuir, etc. utilisé pour la fabrication de l'œuvre.</text:p>
          </table:table-cell>
          <table:table-cell table:style-name="ce12" table:formula="of:=[EN.H198]" office:value-type="float" office:value="0" calcext:value-type="float">
            <text:p/>
          </table:table-cell>
          <table:table-cell table:style-name="ce12" table:formula="of:=[EN.I198]" office:value-type="string" office:string-value="2013-05-15:modified&#10;1970-01-01:new" calcext:value-type="string">
            <text:p>2013-05-15:modified</text:p>
            <text:p>1970-01-01:new</text:p>
          </table:table-cell>
          <table:table-cell table:style-name="ce13" table:formula="of:=IF([.A198]=[.D198];&quot;&quot;;&quot;DECALAGE&quot;)">
            <text:p/>
          </table:table-cell>
          <table:table-cell table:style-name="ce13" table:formula="of:=IF(AND(ISBLANK([.D198]);ISBLANK([.F198]));&quot;ND SANS USE&quot;;&quot;&quot;)">
            <text:p/>
          </table:table-cell>
          <table:table-cell table:style-name="ce13" table:formula="of:=IF(AND(NOT(ISBLANK([.D198]));ISBLANK([.J198]));&quot;DESCRIPTION MANQUANTE&quot;;&quot;&quot;)">
            <text:p/>
          </table:table-cell>
          <table:table-cell table:style-name="ce13" table:formula="of:=IF(MATCH([.E198];LabelFR;0) = ROW([.A198]); &quot;&quot;; &quot;DOUBLON LIGNE &quot; &amp; MATCH([.E198];LabelFR;0))">
            <text:p/>
          </table:table-cell>
          <table:table-cell table:number-columns-repeated="1003"/>
        </table:table-row>
        <table:table-row table:style-name="ro17">
          <table:table-cell table:style-name="ce6" table:formula="of:=[EN.A199]" office:value-type="string" office:string-value="mrk" calcext:value-type="string">
            <text:p>mrk</text:p>
          </table:table-cell>
          <table:table-cell table:style-name="ce8" table:formula="of:=[EN.B199]" office:value-type="string" office:string-value="Markup editor" calcext:value-type="string">
            <text:p>Markup editor</text:p>
          </table:table-cell>
          <table:table-cell table:style-name="ce8" table:formula="of:=[EN.G199]" office:value-type="string" office:string-value="A person or organization performing the coding of SGML, HTML, or XML markup of metadata, text, etc." calcext:value-type="string">
            <text:p>A person or organization performing the coding of SGML, HTML, or XML markup of metadata, text, etc.</text:p>
          </table:table-cell>
          <table:table-cell table:style-name="ce11" office:value-type="string" calcext:value-type="string">
            <text:p>mrk</text:p>
          </table:table-cell>
          <table:table-cell table:style-name="ce11" office:value-type="string" calcext:value-type="string">
            <text:p>Éditeur de langage balisé</text:p>
          </table:table-cell>
          <table:table-cell table:style-name="ce11" table:number-columns-repeated="3"/>
          <table:table-cell table:style-name="ce10" table:formula="of:=[EN.F199]" office:value-type="float" office:value="0" calcext:value-type="float">
            <text:p/>
          </table:table-cell>
          <table:table-cell table:style-name="ce11" office:value-type="string" calcext:value-type="string">
            <text:p>Une personne ou un organisme qui effectue le codage de textes, de métadonnées ou d'autres document en SGML, HTML ou en XML.</text:p>
          </table:table-cell>
          <table:table-cell table:style-name="ce12" table:formula="of:=[EN.H199]" office:value-type="float" office:value="0" calcext:value-type="float">
            <text:p/>
          </table:table-cell>
          <table:table-cell table:style-name="ce12" table:formula="of:=[EN.I199]" office:value-type="string" office:string-value="2013-05-15:modified&#10;1970-01-01:new" calcext:value-type="string">
            <text:p>2013-05-15:modified</text:p>
            <text:p>1970-01-01:new</text:p>
          </table:table-cell>
          <table:table-cell table:style-name="ce13" table:formula="of:=IF([.A199]=[.D199];&quot;&quot;;&quot;DECALAGE&quot;)">
            <text:p/>
          </table:table-cell>
          <table:table-cell table:style-name="ce13" table:formula="of:=IF(AND(ISBLANK([.D199]);ISBLANK([.F199]));&quot;ND SANS USE&quot;;&quot;&quot;)">
            <text:p/>
          </table:table-cell>
          <table:table-cell table:style-name="ce13" table:formula="of:=IF(AND(NOT(ISBLANK([.D199]));ISBLANK([.J199]));&quot;DESCRIPTION MANQUANTE&quot;;&quot;&quot;)">
            <text:p/>
          </table:table-cell>
          <table:table-cell table:style-name="ce13" table:formula="of:=IF(MATCH([.E199];LabelFR;0) = ROW([.A199]); &quot;&quot;; &quot;DOUBLON LIGNE &quot; &amp; MATCH([.E199];LabelFR;0))">
            <text:p/>
          </table:table-cell>
          <table:table-cell table:number-columns-repeated="1003"/>
        </table:table-row>
        <table:table-row table:style-name="ro6">
          <table:table-cell table:style-name="ce6" table:formula="of:=[EN.A200]" office:value-type="float" office:value="0" calcext:value-type="float">
            <text:p/>
          </table:table-cell>
          <table:table-cell table:style-name="ce8" table:formula="of:=[EN.B200]" office:value-type="string" office:string-value="Encoder" calcext:value-type="string">
            <text:p>Encoder</text:p>
          </table:table-cell>
          <table:table-cell table:style-name="ce8" table:formula="of:=[EN.G200]" office:value-type="float" office:value="0" calcext:value-type="float">
            <text:p/>
          </table:table-cell>
          <table:table-cell table:style-name="ce11"/>
          <table:table-cell table:style-name="ce11" office:value-type="string" calcext:value-type="string">
            <text:p>Langage balisé, Éditeur de</text:p>
          </table:table-cell>
          <table:table-cell table:style-name="ce11" office:value-type="string" calcext:value-type="string">
            <text:p>mrk</text:p>
          </table:table-cell>
          <table:table-cell table:style-name="ce11" table:number-columns-repeated="2"/>
          <table:table-cell table:style-name="ce10" table:formula="of:=[EN.F200]" office:value-type="float" office:value="0" calcext:value-type="float">
            <text:p/>
          </table:table-cell>
          <table:table-cell table:style-name="ce11"/>
          <table:table-cell table:style-name="ce12" table:formula="of:=[EN.H200]" office:value-type="float" office:value="0" calcext:value-type="float">
            <text:p/>
          </table:table-cell>
          <table:table-cell table:style-name="ce12" table:formula="of:=[EN.I200]" office:value-type="float" office:value="0" calcext:value-type="float">
            <text:p/>
          </table:table-cell>
          <table:table-cell table:style-name="ce13" table:formula="of:=IF([.A200]=[.D200];&quot;&quot;;&quot;DECALAGE&quot;)">
            <text:p/>
          </table:table-cell>
          <table:table-cell table:style-name="ce13" table:formula="of:=IF(AND(ISBLANK([.D200]);ISBLANK([.F200]));&quot;ND SANS USE&quot;;&quot;&quot;)">
            <text:p/>
          </table:table-cell>
          <table:table-cell table:style-name="ce13" table:formula="of:=IF(AND(NOT(ISBLANK([.D200]));ISBLANK([.J200]));&quot;DESCRIPTION MANQUANTE&quot;;&quot;&quot;)">
            <text:p/>
          </table:table-cell>
          <table:table-cell table:style-name="ce13" table:formula="of:=IF(MATCH([.E200];LabelFR;0) = ROW([.A200]); &quot;&quot;; &quot;DOUBLON LIGNE &quot; &amp; MATCH([.E200];LabelFR;0))">
            <text:p/>
          </table:table-cell>
          <table:table-cell table:number-columns-repeated="1003"/>
        </table:table-row>
        <table:table-row table:style-name="ro7">
          <table:table-cell table:style-name="ce6" table:formula="of:=[EN.A201]" office:value-type="string" office:string-value="msd" calcext:value-type="string">
            <text:p>msd</text:p>
          </table:table-cell>
          <table:table-cell table:style-name="ce8" table:formula="of:=[EN.B201]" office:value-type="string" office:string-value="Musical director" calcext:value-type="string">
            <text:p>Musical director</text:p>
          </table:table-cell>
          <table:table-cell table:style-name="ce8" table:formula="of:=[EN.G201]" office:value-type="string" office:string-value="A person who coordinates the activities of the composer, the sound editor, and sound mixers for a moving image production or for a musical or dramatic presentation or entertainment" calcext:value-type="string">
            <text:p>A person who coordinates the activities of the composer, the sound editor, and sound mixers for a moving image production or for a musical or dramatic presentation or entertainment</text:p>
          </table:table-cell>
          <table:table-cell table:style-name="ce11" office:value-type="string" calcext:value-type="string">
            <text:p>msd</text:p>
          </table:table-cell>
          <table:table-cell table:style-name="ce11" office:value-type="string" calcext:value-type="string">
            <text:p>Directeur musical</text:p>
          </table:table-cell>
          <table:table-cell table:style-name="ce11" table:number-columns-repeated="3"/>
          <table:table-cell table:style-name="ce10" table:formula="of:=[EN.F201]" office:value-type="float" office:value="0" calcext:value-type="float">
            <text:p/>
          </table:table-cell>
          <table:table-cell table:style-name="ce11" office:value-type="string" calcext:value-type="string">
            <text:p>Une personne qui coordonne le travail du compositeur, du preneur de son et de l'arrangeur lors de la production d'un film, une représentation musicale ou théâtrale, un spectacle.</text:p>
          </table:table-cell>
          <table:table-cell table:style-name="ce12" table:formula="of:=[EN.H201]" office:value-type="string" office:string-value="Changed MARC def" calcext:value-type="string">
            <text:p>Changed MARC def</text:p>
          </table:table-cell>
          <table:table-cell table:style-name="ce12" table:formula="of:=[EN.I201]" office:value-type="string" office:string-value="2013-05-15:modified&#10;1970-01-01:new" calcext:value-type="string">
            <text:p>2013-05-15:modified</text:p>
            <text:p>1970-01-01:new</text:p>
          </table:table-cell>
          <table:table-cell table:style-name="ce13" table:formula="of:=IF([.A201]=[.D201];&quot;&quot;;&quot;DECALAGE&quot;)">
            <text:p/>
          </table:table-cell>
          <table:table-cell table:style-name="ce13" table:formula="of:=IF(AND(ISBLANK([.D201]);ISBLANK([.F201]));&quot;ND SANS USE&quot;;&quot;&quot;)">
            <text:p/>
          </table:table-cell>
          <table:table-cell table:style-name="ce13" table:formula="of:=IF(AND(NOT(ISBLANK([.D201]));ISBLANK([.J201]));&quot;DESCRIPTION MANQUANTE&quot;;&quot;&quot;)">
            <text:p/>
          </table:table-cell>
          <table:table-cell table:style-name="ce13" table:formula="of:=IF(MATCH([.E201];LabelFR;0) = ROW([.A201]); &quot;&quot;; &quot;DOUBLON LIGNE &quot; &amp; MATCH([.E201];LabelFR;0))">
            <text:p/>
          </table:table-cell>
          <table:table-cell table:number-columns-repeated="1003"/>
        </table:table-row>
        <table:table-row table:style-name="ro17">
          <table:table-cell table:style-name="ce6" table:formula="of:=[EN.A202]" office:value-type="string" office:string-value="mte" calcext:value-type="string">
            <text:p>mte</text:p>
          </table:table-cell>
          <table:table-cell table:style-name="ce8" table:formula="of:=[EN.B202]" office:value-type="string" office:string-value="Metal-engraver" calcext:value-type="string">
            <text:p>Metal-engraver</text:p>
          </table:table-cell>
          <table:table-cell table:style-name="ce8" table:formula="of:=[EN.G202]" office:value-type="string" office:string-value="An engraver responsible for decorations, illustrations, letters, etc. cut on a metal surface for printing or decoration" calcext:value-type="string">
            <text:p>An engraver responsible for decorations, illustrations, letters, etc. cut on a metal surface for printing or decoration</text:p>
          </table:table-cell>
          <table:table-cell table:style-name="ce11" office:value-type="string" calcext:value-type="string">
            <text:p>mte</text:p>
          </table:table-cell>
          <table:table-cell table:style-name="ce11" office:value-type="string" calcext:value-type="string">
            <text:p>Graveur sur métal</text:p>
          </table:table-cell>
          <table:table-cell table:style-name="ce11" table:number-columns-repeated="3"/>
          <table:table-cell table:style-name="ce10" table:formula="of:=[EN.F202]" office:value-type="float" office:value="0" calcext:value-type="float">
            <text:p/>
          </table:table-cell>
          <table:table-cell table:style-name="ce11" office:value-type="string" calcext:value-type="string">
            <text:p>Un graveur qui effectue les dessins, les illustrations, les lettres, etc. qui sont gravées sur une surface métallisée dans un but d'impression ou de décoration.</text:p>
          </table:table-cell>
          <table:table-cell table:style-name="ce12" table:formula="of:=[EN.H202]" office:value-type="float" office:value="0" calcext:value-type="float">
            <text:p/>
          </table:table-cell>
          <table:table-cell table:style-name="ce12" table:formula="of:=[EN.I202]" office:value-type="string" office:string-value="2013-05-15:modified&#10;1970-01-01:new" calcext:value-type="string">
            <text:p>2013-05-15:modified</text:p>
            <text:p>1970-01-01:new</text:p>
          </table:table-cell>
          <table:table-cell table:style-name="ce13" table:formula="of:=IF([.A202]=[.D202];&quot;&quot;;&quot;DECALAGE&quot;)">
            <text:p/>
          </table:table-cell>
          <table:table-cell table:style-name="ce13" table:formula="of:=IF(AND(ISBLANK([.D202]);ISBLANK([.F202]));&quot;ND SANS USE&quot;;&quot;&quot;)">
            <text:p/>
          </table:table-cell>
          <table:table-cell table:style-name="ce13" table:formula="of:=IF(AND(NOT(ISBLANK([.D202]));ISBLANK([.J202]));&quot;DESCRIPTION MANQUANTE&quot;;&quot;&quot;)">
            <text:p/>
          </table:table-cell>
          <table:table-cell table:style-name="ce13" table:formula="of:=IF(MATCH([.E202];LabelFR;0) = ROW([.A202]); &quot;&quot;; &quot;DOUBLON LIGNE &quot; &amp; MATCH([.E202];LabelFR;0))">
            <text:p/>
          </table:table-cell>
          <table:table-cell table:number-columns-repeated="1003"/>
        </table:table-row>
        <table:table-row table:style-name="ro18">
          <table:table-cell table:style-name="ce6" table:formula="of:=[EN.A203]" office:value-type="string" office:string-value="mtk" calcext:value-type="string">
            <text:p>mtk</text:p>
          </table:table-cell>
          <table:table-cell table:style-name="ce8" table:formula="of:=[EN.B203]" office:value-type="string" office:string-value="Minute taker" calcext:value-type="string">
            <text:p>Minute taker</text:p>
          </table:table-cell>
          <table:table-cell table:style-name="ce8" table:formula="of:=[EN.G203]" office:value-type="string" office:string-value="A person, family, or organization responsible for recording the minutes of a meeting" calcext:value-type="string">
            <text:p>A person, family, or organization responsible for recording the minutes of a meeting</text:p>
          </table:table-cell>
          <table:table-cell table:style-name="ce10" office:value-type="string" calcext:value-type="string">
            <text:p>mtk</text:p>
          </table:table-cell>
          <table:table-cell table:style-name="ce10" office:value-type="string" calcext:value-type="string">
            <text:p>Auteur du compte-rendu</text:p>
          </table:table-cell>
          <table:table-cell table:style-name="ce10"/>
          <table:table-cell table:style-name="ce11" table:number-columns-repeated="2"/>
          <table:table-cell table:style-name="ce10" table:formula="of:=[EN.F203]" office:value-type="float" office:value="0" calcext:value-type="float">
            <text:p/>
          </table:table-cell>
          <table:table-cell table:style-name="ce10" office:value-type="string" calcext:value-type="string">
            <text:p>Une personne, un groupe ou un organisme responsable du compte-rendu d'une réunion.</text:p>
          </table:table-cell>
          <table:table-cell table:style-name="ce12" table:formula="of:=[EN.H203]" office:value-type="float" office:value="0" calcext:value-type="float">
            <text:p/>
          </table:table-cell>
          <table:table-cell table:style-name="ce12" table:formula="of:=[EN.I203]" office:value-type="string" office:string-value="2014-02-06:Added in RDA and MARC&#10;2013-05-15:new" calcext:value-type="string">
            <text:p>2014-02-06:Added in RDA and MARC</text:p>
            <text:p>2013-05-15:new</text:p>
          </table:table-cell>
          <table:table-cell table:style-name="ce13" table:formula="of:=IF([.A203]=[.D203];&quot;&quot;;&quot;DECALAGE&quot;)">
            <text:p/>
          </table:table-cell>
          <table:table-cell table:style-name="ce13" table:formula="of:=IF(AND(ISBLANK([.D203]);ISBLANK([.F203]));&quot;ND SANS USE&quot;;&quot;&quot;)">
            <text:p/>
          </table:table-cell>
          <table:table-cell table:style-name="ce13" table:formula="of:=IF(AND(NOT(ISBLANK([.D203]));ISBLANK([.J203]));&quot;DESCRIPTION MANQUANTE&quot;;&quot;&quot;)">
            <text:p/>
          </table:table-cell>
          <table:table-cell table:style-name="ce13" table:formula="of:=IF(MATCH([.E203];LabelFR;0) = ROW([.A203]); &quot;&quot;; &quot;DOUBLON LIGNE &quot; &amp; MATCH([.E203];LabelFR;0))">
            <text:p/>
          </table:table-cell>
          <table:table-cell table:number-columns-repeated="1003"/>
        </table:table-row>
        <table:table-row table:style-name="ro7">
          <table:table-cell table:style-name="ce6" table:formula="of:=[EN.A204]" office:value-type="string" office:string-value="mus" calcext:value-type="string">
            <text:p>mus</text:p>
          </table:table-cell>
          <table:table-cell table:style-name="ce8" table:formula="of:=[EN.B204]" office:value-type="string" office:string-value="Musician" calcext:value-type="string">
            <text:p>Musician</text:p>
          </table:table-cell>
          <table:table-cell table:style-name="ce8" table:formula="of:=[EN.G204]" office:value-type="string" office:string-value="A person or organization who performs music or contributes to the musical content of a work when it is not possible or desirable to identify the function more precisely" calcext:value-type="string">
            <text:p>A person or organization who performs music or contributes to the musical content of a work when it is not possible or desirable to identify the function more precisely</text:p>
          </table:table-cell>
          <table:table-cell table:style-name="ce11" office:value-type="string" calcext:value-type="string">
            <text:p>mus</text:p>
          </table:table-cell>
          <table:table-cell table:style-name="ce11" office:value-type="string" calcext:value-type="string">
            <text:p>Musicien</text:p>
          </table:table-cell>
          <table:table-cell table:style-name="ce11" table:number-columns-repeated="3"/>
          <table:table-cell table:style-name="ce10" table:formula="of:=[EN.F204]" office:value-type="float" office:value="0" calcext:value-type="float">
            <text:p/>
          </table:table-cell>
          <table:table-cell table:style-name="ce11" office:value-type="string" calcext:value-type="string">
            <text:p>Une personne ou un organisme qui joue de la musique ou qui contribue au contenu musical d'une œuvre lorsqu'il est impossible ou qu'il n'est pas souhaitable d'indiquer la fonction de manière plus précise</text:p>
          </table:table-cell>
          <table:table-cell table:style-name="ce12" table:formula="of:=[EN.H204]" office:value-type="float" office:value="0" calcext:value-type="float">
            <text:p/>
          </table:table-cell>
          <table:table-cell table:style-name="ce12" table:formula="of:=[EN.I204]" office:value-type="string" office:string-value="2013-05-15:modified&#10;1970-01-01:new" calcext:value-type="string">
            <text:p>2013-05-15:modified</text:p>
            <text:p>1970-01-01:new</text:p>
          </table:table-cell>
          <table:table-cell table:style-name="ce13" table:formula="of:=IF([.A204]=[.D204];&quot;&quot;;&quot;DECALAGE&quot;)">
            <text:p/>
          </table:table-cell>
          <table:table-cell table:style-name="ce13" table:formula="of:=IF(AND(ISBLANK([.D204]);ISBLANK([.F204]));&quot;ND SANS USE&quot;;&quot;&quot;)">
            <text:p/>
          </table:table-cell>
          <table:table-cell table:style-name="ce13" table:formula="of:=IF(AND(NOT(ISBLANK([.D204]));ISBLANK([.J204]));&quot;DESCRIPTION MANQUANTE&quot;;&quot;&quot;)">
            <text:p/>
          </table:table-cell>
          <table:table-cell table:style-name="ce13" table:formula="of:=IF(MATCH([.E204];LabelFR;0) = ROW([.A204]); &quot;&quot;; &quot;DOUBLON LIGNE &quot; &amp; MATCH([.E204];LabelFR;0))">
            <text:p/>
          </table:table-cell>
          <table:table-cell table:number-columns-repeated="1003"/>
        </table:table-row>
        <table:table-row table:style-name="ro17">
          <table:table-cell table:style-name="ce6" table:formula="of:=[EN.A205]" office:value-type="string" office:string-value="nrt" calcext:value-type="string">
            <text:p>nrt</text:p>
          </table:table-cell>
          <table:table-cell table:style-name="ce8" table:formula="of:=[EN.B205]" office:value-type="string" office:string-value="Narrator" calcext:value-type="string">
            <text:p>Narrator</text:p>
          </table:table-cell>
          <table:table-cell table:style-name="ce8" table:formula="of:=[EN.G205]" office:value-type="string" office:string-value="A performer contributing to a resource by reading or speaking in order to give an account of an act, occurrence, course of events, etc" calcext:value-type="string">
            <text:p>A performer contributing to a resource by reading or speaking in order to give an account of an act, occurrence, course of events, etc</text:p>
          </table:table-cell>
          <table:table-cell table:style-name="ce11" office:value-type="string" calcext:value-type="string">
            <text:p>nrt</text:p>
          </table:table-cell>
          <table:table-cell table:style-name="ce11" office:value-type="string" calcext:value-type="string">
            <text:p>Narrateur</text:p>
          </table:table-cell>
          <table:table-cell table:style-name="ce11" table:number-columns-repeated="3"/>
          <table:table-cell table:style-name="ce10" table:formula="of:=[EN.F205]" office:value-type="float" office:value="0" calcext:value-type="float">
            <text:p/>
          </table:table-cell>
          <table:table-cell table:style-name="ce11" office:value-type="string" calcext:value-type="string">
            <text:p>Une personne qui relate oralement les détails d'un acte, d'un événement ou d'une suite d'événements.</text:p>
          </table:table-cell>
          <table:table-cell table:style-name="ce12" table:formula="of:=[EN.H205]" office:value-type="string" office:string-value="Changed MARC def" calcext:value-type="string">
            <text:p>Changed MARC def</text:p>
          </table:table-cell>
          <table:table-cell table:style-name="ce12" table:formula="of:=[EN.I205]" office:value-type="string" office:string-value="2013-05-15:modified&#10;1970-01-01:new" calcext:value-type="string">
            <text:p>2013-05-15:modified</text:p>
            <text:p>1970-01-01:new</text:p>
          </table:table-cell>
          <table:table-cell table:style-name="ce13" table:formula="of:=IF([.A205]=[.D205];&quot;&quot;;&quot;DECALAGE&quot;)">
            <text:p/>
          </table:table-cell>
          <table:table-cell table:style-name="ce13" table:formula="of:=IF(AND(ISBLANK([.D205]);ISBLANK([.F205]));&quot;ND SANS USE&quot;;&quot;&quot;)">
            <text:p/>
          </table:table-cell>
          <table:table-cell table:style-name="ce13" table:formula="of:=IF(AND(NOT(ISBLANK([.D205]));ISBLANK([.J205]));&quot;DESCRIPTION MANQUANTE&quot;;&quot;&quot;)">
            <text:p/>
          </table:table-cell>
          <table:table-cell table:style-name="ce13" table:formula="of:=IF(MATCH([.E205];LabelFR;0) = ROW([.A205]); &quot;&quot;; &quot;DOUBLON LIGNE &quot; &amp; MATCH([.E205];LabelFR;0))">
            <text:p/>
          </table:table-cell>
          <table:table-cell table:number-columns-repeated="1003"/>
        </table:table-row>
        <table:table-row table:style-name="ro17">
          <table:table-cell table:style-name="ce6" table:formula="of:=[EN.A206]" office:value-type="string" office:string-value="opn" calcext:value-type="string">
            <text:p>opn</text:p>
          </table:table-cell>
          <table:table-cell table:style-name="ce8" table:formula="of:=[EN.B206]" office:value-type="string" office:string-value="Opponent" calcext:value-type="string">
            <text:p>Opponent</text:p>
          </table:table-cell>
          <table:table-cell table:style-name="ce8" table:formula="of:=[EN.G206]" office:value-type="string" office:string-value="A person or organization responsible for opposing a thesis or dissertation" calcext:value-type="string">
            <text:p>A person or organization responsible for opposing a thesis or dissertation</text:p>
          </table:table-cell>
          <table:table-cell table:style-name="ce11" office:value-type="string" calcext:value-type="string">
            <text:p>opn</text:p>
          </table:table-cell>
          <table:table-cell table:style-name="ce11" office:value-type="string" calcext:value-type="string">
            <text:p>Opposant</text:p>
          </table:table-cell>
          <table:table-cell table:style-name="ce11" table:number-columns-repeated="3"/>
          <table:table-cell table:style-name="ce10" table:formula="of:=[EN.F206]" office:value-type="float" office:value="0" calcext:value-type="float">
            <text:p/>
          </table:table-cell>
          <table:table-cell table:style-name="ce11" office:value-type="string" calcext:value-type="string">
            <text:p>Une personne ou un organisme dont la tâche consiste à s'opposer à une thèse ou un mémoire.</text:p>
          </table:table-cell>
          <table:table-cell table:style-name="ce12" table:formula="of:=[EN.H206]" office:value-type="float" office:value="0" calcext:value-type="float">
            <text:p/>
          </table:table-cell>
          <table:table-cell table:style-name="ce12" table:formula="of:=[EN.I206]" office:value-type="string" office:string-value="2013-05-15:modified&#10;1970-01-01:new" calcext:value-type="string">
            <text:p>2013-05-15:modified</text:p>
            <text:p>1970-01-01:new</text:p>
          </table:table-cell>
          <table:table-cell table:style-name="ce13" table:formula="of:=IF([.A206]=[.D206];&quot;&quot;;&quot;DECALAGE&quot;)">
            <text:p/>
          </table:table-cell>
          <table:table-cell table:style-name="ce13" table:formula="of:=IF(AND(ISBLANK([.D206]);ISBLANK([.F206]));&quot;ND SANS USE&quot;;&quot;&quot;)">
            <text:p/>
          </table:table-cell>
          <table:table-cell table:style-name="ce13" table:formula="of:=IF(AND(NOT(ISBLANK([.D206]));ISBLANK([.J206]));&quot;DESCRIPTION MANQUANTE&quot;;&quot;&quot;)">
            <text:p/>
          </table:table-cell>
          <table:table-cell table:style-name="ce13" table:formula="of:=IF(MATCH([.E206];LabelFR;0) = ROW([.A206]); &quot;&quot;; &quot;DOUBLON LIGNE &quot; &amp; MATCH([.E206];LabelFR;0))">
            <text:p/>
          </table:table-cell>
          <table:table-cell table:number-columns-repeated="1003"/>
        </table:table-row>
        <table:table-row table:style-name="ro23">
          <table:table-cell table:style-name="ce6" table:formula="of:=[EN.A207]" office:value-type="string" office:string-value="org" calcext:value-type="string">
            <text:p>org</text:p>
          </table:table-cell>
          <table:table-cell table:style-name="ce8" table:formula="of:=[EN.B207]" office:value-type="string" office:string-value="Originator" calcext:value-type="string">
            <text:p>Originator</text:p>
          </table:table-cell>
          <table:table-cell table:style-name="ce8" table:formula="of:=[EN.G207]" office:value-type="string" office:string-value="A person or organization performing the work, i.e., the name of a person or organization associated with the intellectual content of the work. This category does not include the publisher or personal affiliation, or sponsor except where it is also the corporate author" calcext:value-type="string">
            <text:p>A person or organization performing the work, i.e., the name of a person or organization associated with the intellectual content of the work. This category does not include the publisher or personal affiliation, or sponsor except where it is also the corporate author</text:p>
          </table:table-cell>
          <table:table-cell table:style-name="ce11" office:value-type="string" calcext:value-type="string">
            <text:p>org</text:p>
          </table:table-cell>
          <table:table-cell table:style-name="ce11" office:value-type="string" calcext:value-type="string">
            <text:p>Initiateur</text:p>
          </table:table-cell>
          <table:table-cell table:style-name="ce11" table:number-columns-repeated="3"/>
          <table:table-cell table:style-name="ce10" table:formula="of:=[EN.F207]" office:value-type="float" office:value="0" calcext:value-type="float">
            <text:p/>
          </table:table-cell>
          <table:table-cell table:style-name="ce11" office:value-type="string" calcext:value-type="string">
            <text:p>Une personne ou un organisme qui exécute le travail et qui est associé associé au contenu intellectuel de l'œuvre. Cette catégorie n'inclut pas l'éditeur ou autres affiliations, ni les commanditaires sauf dans le cas ou il sont considérés en tant qu'auteurs collectifs.</text:p>
          </table:table-cell>
          <table:table-cell table:style-name="ce12" table:formula="of:=[EN.H207]" office:value-type="float" office:value="0" calcext:value-type="float">
            <text:p/>
          </table:table-cell>
          <table:table-cell table:style-name="ce12" table:formula="of:=[EN.I207]" office:value-type="string" office:string-value="2014-02-06:added to RDA&#10;2014-02-06:Changed MARC term and definition&#10;2013-05-15:modified&#10;1970-01-01:new" calcext:value-type="string">
            <text:p>2014-02-06:added to RDA</text:p>
            <text:p>2014-02-06:Changed MARC term and definition</text:p>
            <text:p>2013-05-15:modified</text:p>
            <text:p>1970-01-01:new</text:p>
          </table:table-cell>
          <table:table-cell table:style-name="ce13" table:formula="of:=IF([.A207]=[.D207];&quot;&quot;;&quot;DECALAGE&quot;)">
            <text:p/>
          </table:table-cell>
          <table:table-cell table:style-name="ce13" table:formula="of:=IF(AND(ISBLANK([.D207]);ISBLANK([.F207]));&quot;ND SANS USE&quot;;&quot;&quot;)">
            <text:p/>
          </table:table-cell>
          <table:table-cell table:style-name="ce13" table:formula="of:=IF(AND(NOT(ISBLANK([.D207]));ISBLANK([.J207]));&quot;DESCRIPTION MANQUANTE&quot;;&quot;&quot;)">
            <text:p/>
          </table:table-cell>
          <table:table-cell table:style-name="ce13" table:formula="of:=IF(MATCH([.E207];LabelFR;0) = ROW([.A207]); &quot;&quot;; &quot;DOUBLON LIGNE &quot; &amp; MATCH([.E207];LabelFR;0))">
            <text:p/>
          </table:table-cell>
          <table:table-cell table:number-columns-repeated="1003"/>
        </table:table-row>
        <table:table-row table:style-name="ro17">
          <table:table-cell table:style-name="ce6" table:formula="of:=[EN.A208]" office:value-type="string" office:string-value="orm" calcext:value-type="string">
            <text:p>orm</text:p>
          </table:table-cell>
          <table:table-cell table:style-name="ce8" table:formula="of:=[EN.B208]" office:value-type="string" office:string-value="Organizer" calcext:value-type="string">
            <text:p>Organizer</text:p>
          </table:table-cell>
          <table:table-cell table:style-name="ce8" table:formula="of:=[EN.G208]" office:value-type="string" office:string-value="A person, family, or organization organizing the exhibit, event, conference, etc., which gave rise to a resource" calcext:value-type="string">
            <text:p>A person, family, or organization organizing the exhibit, event, conference, etc., which gave rise to a resource</text:p>
          </table:table-cell>
          <table:table-cell table:style-name="ce11" office:value-type="string" calcext:value-type="string">
            <text:p>orm</text:p>
          </table:table-cell>
          <table:table-cell table:style-name="ce11" office:value-type="string" calcext:value-type="string">
            <text:p>Organisateur</text:p>
          </table:table-cell>
          <table:table-cell table:style-name="ce11" table:number-columns-repeated="3"/>
          <table:table-cell table:style-name="ce10" table:formula="of:=[EN.F208]" office:value-type="float" office:value="0" calcext:value-type="float">
            <text:p/>
          </table:table-cell>
          <table:table-cell table:style-name="ce11" office:value-type="string" calcext:value-type="string">
            <text:p>Une personne, un groupe ou un organisme chargé d'organiser l'exposition, l'événement, la conférence, etc. qui a donné lieu au document.</text:p>
          </table:table-cell>
          <table:table-cell table:style-name="ce12" table:formula="of:=[EN.H208]" office:value-type="string" office:string-value="changed MARC term and def" calcext:value-type="string">
            <text:p>changed MARC term and def</text:p>
          </table:table-cell>
          <table:table-cell table:style-name="ce12" table:formula="of:=[EN.I208]" office:value-type="string" office:string-value="2013-05-15:new" calcext:value-type="string">
            <text:p>2013-05-15:new</text:p>
          </table:table-cell>
          <table:table-cell table:style-name="ce13" table:formula="of:=IF([.A208]=[.D208];&quot;&quot;;&quot;DECALAGE&quot;)">
            <text:p/>
          </table:table-cell>
          <table:table-cell table:style-name="ce13" table:formula="of:=IF(AND(ISBLANK([.D208]);ISBLANK([.F208]));&quot;ND SANS USE&quot;;&quot;&quot;)">
            <text:p/>
          </table:table-cell>
          <table:table-cell table:style-name="ce13" table:formula="of:=IF(AND(NOT(ISBLANK([.D208]));ISBLANK([.J208]));&quot;DESCRIPTION MANQUANTE&quot;;&quot;&quot;)">
            <text:p/>
          </table:table-cell>
          <table:table-cell table:style-name="ce13" table:formula="of:=IF(MATCH([.E208];LabelFR;0) = ROW([.A208]); &quot;&quot;; &quot;DOUBLON LIGNE &quot; &amp; MATCH([.E208];LabelFR;0))">
            <text:p/>
          </table:table-cell>
          <table:table-cell table:number-columns-repeated="1003"/>
        </table:table-row>
        <table:table-row table:style-name="ro6">
          <table:table-cell table:style-name="ce6" table:formula="of:=[EN.A209]" office:value-type="float" office:value="0" calcext:value-type="float">
            <text:p/>
          </table:table-cell>
          <table:table-cell table:style-name="ce8" table:formula="of:=[EN.B209]" office:value-type="string" office:string-value="Organizer of meeting" calcext:value-type="string">
            <text:p>Organizer of meeting</text:p>
          </table:table-cell>
          <table:table-cell table:style-name="ce8" table:formula="of:=[EN.G209]" office:value-type="float" office:value="0" calcext:value-type="float">
            <text:p/>
          </table:table-cell>
          <table:table-cell table:style-name="ce11"/>
          <table:table-cell table:style-name="ce11" office:value-type="string" calcext:value-type="string">
            <text:p>Organisateur de la rencontre</text:p>
          </table:table-cell>
          <table:table-cell table:style-name="ce11" office:value-type="string" calcext:value-type="string">
            <text:p>orm</text:p>
          </table:table-cell>
          <table:table-cell table:style-name="ce11" table:number-columns-repeated="2"/>
          <table:table-cell table:style-name="ce10" table:formula="of:=[EN.F209]" office:value-type="float" office:value="0" calcext:value-type="float">
            <text:p/>
          </table:table-cell>
          <table:table-cell table:style-name="ce11"/>
          <table:table-cell table:style-name="ce12" table:formula="of:=[EN.H209]" office:value-type="float" office:value="0" calcext:value-type="float">
            <text:p/>
          </table:table-cell>
          <table:table-cell table:style-name="ce12" table:formula="of:=[EN.I209]" office:value-type="float" office:value="0" calcext:value-type="float">
            <text:p/>
          </table:table-cell>
          <table:table-cell table:style-name="ce13" table:formula="of:=IF([.A209]=[.D209];&quot;&quot;;&quot;DECALAGE&quot;)">
            <text:p/>
          </table:table-cell>
          <table:table-cell table:style-name="ce13" table:formula="of:=IF(AND(ISBLANK([.D209]);ISBLANK([.F209]));&quot;ND SANS USE&quot;;&quot;&quot;)">
            <text:p/>
          </table:table-cell>
          <table:table-cell table:style-name="ce13" table:formula="of:=IF(AND(NOT(ISBLANK([.D209]));ISBLANK([.J209]));&quot;DESCRIPTION MANQUANTE&quot;;&quot;&quot;)">
            <text:p/>
          </table:table-cell>
          <table:table-cell table:style-name="ce13" table:formula="of:=IF(MATCH([.E209];LabelFR;0) = ROW([.A209]); &quot;&quot;; &quot;DOUBLON LIGNE &quot; &amp; MATCH([.E209];LabelFR;0))">
            <text:p/>
          </table:table-cell>
          <table:table-cell table:number-columns-repeated="1003"/>
        </table:table-row>
        <table:table-row table:style-name="ro22">
          <table:table-cell table:style-name="ce6" table:formula="of:=[EN.A210]" office:value-type="string" office:string-value="osp" calcext:value-type="string">
            <text:p>osp</text:p>
          </table:table-cell>
          <table:table-cell table:style-name="ce8" table:formula="of:=[EN.B210]" office:value-type="string" office:string-value="Onscreen presenter" calcext:value-type="string">
            <text:p>Onscreen presenter</text:p>
          </table:table-cell>
          <table:table-cell table:style-name="ce8" table:formula="of:=[EN.G210]" office:value-type="string" office:string-value="A performer contributing to an expression of a work by appearing on screen in nonfiction moving image materials or introductions to fiction moving image materials to provide contextual or background information. Use when another term (e.g., narrator, host) is either not applicable or not desired" calcext:value-type="string">
            <text:p>A performer contributing to an expression of a work by appearing on screen in nonfiction moving image materials or introductions to fiction moving image materials to provide contextual or background information. Use when another term (e.g., narrator, host) is either not applicable or not desired</text:p>
          </table:table-cell>
          <table:table-cell table:style-name="ce10" office:value-type="string" calcext:value-type="string">
            <text:p>osp</text:p>
          </table:table-cell>
          <table:table-cell table:style-name="ce10" office:value-type="string" calcext:value-type="string">
            <text:p>Présentateur</text:p>
          </table:table-cell>
          <table:table-cell table:style-name="ce10"/>
          <table:table-cell table:style-name="ce11" table:number-columns-repeated="2"/>
          <table:table-cell table:style-name="ce10" table:formula="of:=[EN.F210]" office:value-type="float" office:value="0" calcext:value-type="float">
            <text:p/>
          </table:table-cell>
          <table:table-cell table:style-name="ce10" office:value-type="string" calcext:value-type="string">
            <text:p>Une personne qui apparaît à l'écran pour présenter un documentaire ou le contexte général ou historique d'une fiction. Terme générique à utiliser si vous ne souhaitez pas employer un terme plus spécifique comme narrateur (nrt), présentateur (hst), etc.</text:p>
          </table:table-cell>
          <table:table-cell table:style-name="ce12" table:formula="of:=[EN.H210]" office:value-type="float" office:value="0" calcext:value-type="float">
            <text:p/>
          </table:table-cell>
          <table:table-cell table:style-name="ce12" table:formula="of:=[EN.I210]" office:value-type="string" office:string-value="2013-05-15:new" calcext:value-type="string">
            <text:p>2013-05-15:new</text:p>
          </table:table-cell>
          <table:table-cell table:style-name="ce13" table:formula="of:=IF([.A210]=[.D210];&quot;&quot;;&quot;DECALAGE&quot;)">
            <text:p/>
          </table:table-cell>
          <table:table-cell table:style-name="ce13" table:formula="of:=IF(AND(ISBLANK([.D210]);ISBLANK([.F210]));&quot;ND SANS USE&quot;;&quot;&quot;)">
            <text:p/>
          </table:table-cell>
          <table:table-cell table:style-name="ce13" table:formula="of:=IF(AND(NOT(ISBLANK([.D210]));ISBLANK([.J210]));&quot;DESCRIPTION MANQUANTE&quot;;&quot;&quot;)">
            <text:p/>
          </table:table-cell>
          <table:table-cell table:style-name="ce13" table:formula="of:=IF(MATCH([.E210];LabelFR;0) = ROW([.A210]); &quot;&quot;; &quot;DOUBLON LIGNE &quot; &amp; MATCH([.E210];LabelFR;0))">
            <text:p/>
          </table:table-cell>
          <table:table-cell table:number-columns-repeated="1003"/>
        </table:table-row>
        <table:table-row table:style-name="ro17">
          <table:table-cell table:style-name="ce6" table:formula="of:=[EN.A211]" office:value-type="string" office:string-value="oth" calcext:value-type="string">
            <text:p>oth</text:p>
          </table:table-cell>
          <table:table-cell table:style-name="ce8" table:formula="of:=[EN.B211]" office:value-type="string" office:string-value="Other" calcext:value-type="string">
            <text:p>Other</text:p>
          </table:table-cell>
          <table:table-cell table:style-name="ce8" table:formula="of:=[EN.G211]" office:value-type="string" office:string-value="A role that has no equivalent in the MARC list." calcext:value-type="string">
            <text:p>A role that has no equivalent in the MARC list.</text:p>
          </table:table-cell>
          <table:table-cell table:style-name="ce11" office:value-type="string" calcext:value-type="string">
            <text:p>oth</text:p>
          </table:table-cell>
          <table:table-cell table:style-name="ce11" office:value-type="string" calcext:value-type="string">
            <text:p>Autre</text:p>
          </table:table-cell>
          <table:table-cell table:style-name="ce11" table:number-columns-repeated="3"/>
          <table:table-cell table:style-name="ce10" table:formula="of:=[EN.F211]" office:value-type="float" office:value="0" calcext:value-type="float">
            <text:p/>
          </table:table-cell>
          <table:table-cell table:style-name="ce11" office:value-type="string" calcext:value-type="string">
            <text:p>Autre rôle</text:p>
          </table:table-cell>
          <table:table-cell table:style-name="ce12" table:formula="of:=[EN.H211]" office:value-type="float" office:value="0" calcext:value-type="float">
            <text:p/>
          </table:table-cell>
          <table:table-cell table:style-name="ce12" table:formula="of:=[EN.I211]" office:value-type="string" office:string-value="2013-05-15:modified&#10;1970-01-01:new" calcext:value-type="string">
            <text:p>2013-05-15:modified</text:p>
            <text:p>1970-01-01:new</text:p>
          </table:table-cell>
          <table:table-cell table:style-name="ce13" table:formula="of:=IF([.A211]=[.D211];&quot;&quot;;&quot;DECALAGE&quot;)">
            <text:p/>
          </table:table-cell>
          <table:table-cell table:style-name="ce13" table:formula="of:=IF(AND(ISBLANK([.D211]);ISBLANK([.F211]));&quot;ND SANS USE&quot;;&quot;&quot;)">
            <text:p/>
          </table:table-cell>
          <table:table-cell table:style-name="ce13" table:formula="of:=IF(AND(NOT(ISBLANK([.D211]));ISBLANK([.J211]));&quot;DESCRIPTION MANQUANTE&quot;;&quot;&quot;)">
            <text:p/>
          </table:table-cell>
          <table:table-cell table:style-name="ce13" table:formula="of:=IF(MATCH([.E211];LabelFR;0) = ROW([.A211]); &quot;&quot;; &quot;DOUBLON LIGNE &quot; &amp; MATCH([.E211];LabelFR;0))">
            <text:p/>
          </table:table-cell>
          <table:table-cell table:number-columns-repeated="1003"/>
        </table:table-row>
        <table:table-row table:style-name="ro16">
          <table:table-cell table:style-name="ce6" table:formula="of:=[EN.A212]" office:value-type="string" office:string-value="own" calcext:value-type="string">
            <text:p>own</text:p>
          </table:table-cell>
          <table:table-cell table:style-name="ce8" table:formula="of:=[EN.B212]" office:value-type="string" office:string-value="Owner" calcext:value-type="string">
            <text:p>Owner</text:p>
          </table:table-cell>
          <table:table-cell table:style-name="ce8" table:formula="of:=[EN.G212]" office:value-type="string" office:string-value="A person, family, or organization that currently owns an item or collection, i.e.has legal possession of a resource" calcext:value-type="string">
            <text:p>A person, family, or organization that currently owns an item or collection, i.e.has legal possession of a resource</text:p>
          </table:table-cell>
          <table:table-cell table:style-name="ce11" office:value-type="string" calcext:value-type="string">
            <text:p>own</text:p>
          </table:table-cell>
          <table:table-cell table:style-name="ce11" office:value-type="string" calcext:value-type="string">
            <text:p>Propriétaire</text:p>
          </table:table-cell>
          <table:table-cell table:style-name="ce11" table:number-columns-repeated="3"/>
          <table:table-cell table:style-name="ce10" table:formula="of:=[EN.F212]" office:value-type="float" office:value="0" calcext:value-type="float">
            <text:p/>
          </table:table-cell>
          <table:table-cell table:style-name="ce11" office:value-type="string" calcext:value-type="string">
            <text:p>Une personne, un groupe ou un organisme à qui appartient légalement un document ou une collection.</text:p>
          </table:table-cell>
          <table:table-cell table:style-name="ce12" table:formula="of:=[EN.H212]" office:value-type="string" office:string-value="Combined defs" calcext:value-type="string">
            <text:p>Combined defs</text:p>
          </table:table-cell>
          <table:table-cell table:style-name="ce12" table:formula="of:=[EN.I212]" office:value-type="string" office:string-value="2014-02-05:Altered definition&#10;2013-05-15:modified&#10;1970-01-01:new" calcext:value-type="string">
            <text:p>2014-02-05:Altered definition</text:p>
            <text:p>2013-05-15:modified</text:p>
            <text:p>1970-01-01:new</text:p>
          </table:table-cell>
          <table:table-cell table:style-name="ce13" table:formula="of:=IF([.A212]=[.D212];&quot;&quot;;&quot;DECALAGE&quot;)">
            <text:p/>
          </table:table-cell>
          <table:table-cell table:style-name="ce13" table:formula="of:=IF(AND(ISBLANK([.D212]);ISBLANK([.F212]));&quot;ND SANS USE&quot;;&quot;&quot;)">
            <text:p/>
          </table:table-cell>
          <table:table-cell table:style-name="ce13" table:formula="of:=IF(AND(NOT(ISBLANK([.D212]));ISBLANK([.J212]));&quot;DESCRIPTION MANQUANTE&quot;;&quot;&quot;)">
            <text:p/>
          </table:table-cell>
          <table:table-cell table:style-name="ce13" table:formula="of:=IF(MATCH([.E212];LabelFR;0) = ROW([.A212]); &quot;&quot;; &quot;DOUBLON LIGNE &quot; &amp; MATCH([.E212];LabelFR;0))">
            <text:p/>
          </table:table-cell>
          <table:table-cell table:number-columns-repeated="1003"/>
        </table:table-row>
        <table:table-row table:style-name="ro19">
          <table:table-cell table:style-name="ce6" table:formula="of:=[EN.A213]" office:value-type="float" office:value="0" calcext:value-type="float">
            <text:p/>
          </table:table-cell>
          <table:table-cell table:style-name="ce8" table:formula="of:=[EN.B213]" office:value-type="string" office:string-value="Current owner" calcext:value-type="string">
            <text:p>Current owner</text:p>
          </table:table-cell>
          <table:table-cell table:style-name="ce8" table:formula="of:=[EN.G213]" office:value-type="float" office:value="0" calcext:value-type="float">
            <text:p/>
          </table:table-cell>
          <table:table-cell table:style-name="ce11"/>
          <table:table-cell table:style-name="ce11" office:value-type="string" calcext:value-type="string">
            <text:p>Détenteur actuel</text:p>
          </table:table-cell>
          <table:table-cell table:style-name="ce11" office:value-type="string" calcext:value-type="string">
            <text:p>own</text:p>
          </table:table-cell>
          <table:table-cell table:style-name="ce11" table:number-columns-repeated="2"/>
          <table:table-cell table:style-name="ce10" table:formula="of:=[EN.F213]" office:value-type="float" office:value="0" calcext:value-type="float">
            <text:p/>
          </table:table-cell>
          <table:table-cell table:style-name="ce11"/>
          <table:table-cell table:style-name="ce12" table:formula="of:=[EN.H213]" office:value-type="float" office:value="0" calcext:value-type="float">
            <text:p/>
          </table:table-cell>
          <table:table-cell table:style-name="ce12" table:formula="of:=[EN.I213]" office:value-type="float" office:value="0" calcext:value-type="float">
            <text:p/>
          </table:table-cell>
          <table:table-cell table:style-name="ce13" table:formula="of:=IF([.A213]=[.D213];&quot;&quot;;&quot;DECALAGE&quot;)">
            <text:p/>
          </table:table-cell>
          <table:table-cell table:style-name="ce13" table:formula="of:=IF(AND(ISBLANK([.D213]);ISBLANK([.F213]));&quot;ND SANS USE&quot;;&quot;&quot;)">
            <text:p/>
          </table:table-cell>
          <table:table-cell table:style-name="ce13" table:formula="of:=IF(AND(NOT(ISBLANK([.D213]));ISBLANK([.J213]));&quot;DESCRIPTION MANQUANTE&quot;;&quot;&quot;)">
            <text:p/>
          </table:table-cell>
          <table:table-cell table:style-name="ce13" table:formula="of:=IF(MATCH([.E213];LabelFR;0) = ROW([.A213]); &quot;&quot;; &quot;DOUBLON LIGNE &quot; &amp; MATCH([.E213];LabelFR;0))">
            <text:p/>
          </table:table-cell>
          <table:table-cell table:number-columns-repeated="1003"/>
        </table:table-row>
        <table:table-row table:style-name="ro7">
          <table:table-cell table:style-name="ce6" table:formula="of:=[EN.A214]" office:value-type="string" office:string-value="pan" calcext:value-type="string">
            <text:p>pan</text:p>
          </table:table-cell>
          <table:table-cell table:style-name="ce8" table:formula="of:=[EN.B214]" office:value-type="string" office:string-value="Panelist" calcext:value-type="string">
            <text:p>Panelist</text:p>
          </table:table-cell>
          <table:table-cell table:style-name="ce8" table:formula="of:=[EN.G214]" office:value-type="string" office:string-value="A performer contributing to a resource by participating in a program (often broadcast) where topics are discussed, usually with participation of experts in fields related to the discussion" calcext:value-type="string">
            <text:p>A performer contributing to a resource by participating in a program (often broadcast) where topics are discussed, usually with participation of experts in fields related to the discussion</text:p>
          </table:table-cell>
          <table:table-cell table:style-name="ce10" office:value-type="string" calcext:value-type="string">
            <text:p>pan</text:p>
          </table:table-cell>
          <table:table-cell table:style-name="ce10" office:value-type="string" calcext:value-type="string">
            <text:p>Participant</text:p>
          </table:table-cell>
          <table:table-cell table:style-name="ce10"/>
          <table:table-cell table:style-name="ce11" table:number-columns-repeated="2"/>
          <table:table-cell table:style-name="ce10" table:formula="of:=[EN.F214]" office:value-type="float" office:value="0" calcext:value-type="float">
            <text:p/>
          </table:table-cell>
          <table:table-cell table:style-name="ce10" office:value-type="string" calcext:value-type="string">
            <text:p>Une personne qui participe à un programme (souvent une émission) dans laquelle des sujets sont discutés, en général aux côtés d'experts du domaine.</text:p>
          </table:table-cell>
          <table:table-cell table:style-name="ce12" table:formula="of:=[EN.H214]" office:value-type="float" office:value="0" calcext:value-type="float">
            <text:p/>
          </table:table-cell>
          <table:table-cell table:style-name="ce12" table:formula="of:=[EN.I214]" office:value-type="string" office:string-value="2013-05-15:new" calcext:value-type="string">
            <text:p>2013-05-15:new</text:p>
          </table:table-cell>
          <table:table-cell table:style-name="ce13" table:formula="of:=IF([.A214]=[.D214];&quot;&quot;;&quot;DECALAGE&quot;)">
            <text:p/>
          </table:table-cell>
          <table:table-cell table:style-name="ce13" table:formula="of:=IF(AND(ISBLANK([.D214]);ISBLANK([.F214]));&quot;ND SANS USE&quot;;&quot;&quot;)">
            <text:p/>
          </table:table-cell>
          <table:table-cell table:style-name="ce13" table:formula="of:=IF(AND(NOT(ISBLANK([.D214]));ISBLANK([.J214]));&quot;DESCRIPTION MANQUANTE&quot;;&quot;&quot;)">
            <text:p/>
          </table:table-cell>
          <table:table-cell table:style-name="ce13" table:formula="of:=IF(MATCH([.E214];LabelFR;0) = ROW([.A214]); &quot;&quot;; &quot;DOUBLON LIGNE &quot; &amp; MATCH([.E214];LabelFR;0))">
            <text:p/>
          </table:table-cell>
          <table:table-cell table:number-columns-repeated="1003"/>
        </table:table-row>
        <table:table-row table:style-name="ro9">
          <table:table-cell table:style-name="ce6" table:formula="of:=[EN.A215]" office:value-type="string" office:string-value="pat" calcext:value-type="string">
            <text:p>pat</text:p>
          </table:table-cell>
          <table:table-cell table:style-name="ce8" table:formula="of:=[EN.B215]" office:value-type="string" office:string-value="Patron" calcext:value-type="string">
            <text:p>Patron</text:p>
          </table:table-cell>
          <table:table-cell table:style-name="ce8" table:formula="of:=[EN.G215]" office:value-type="string" office:string-value="A person or organization responsible for commissioning a work. Usually a patron uses his or her means or influence to support the work of artists, writers, etc. This includes those who commission and pay for individual works" calcext:value-type="string">
            <text:p>A person or organization responsible for commissioning a work. Usually a patron uses his or her means or influence to support the work of artists, writers, etc. This includes those who commission and pay for individual works</text:p>
          </table:table-cell>
          <table:table-cell table:style-name="ce11" office:value-type="string" calcext:value-type="string">
            <text:p>pat</text:p>
          </table:table-cell>
          <table:table-cell table:style-name="ce11" office:value-type="string" calcext:value-type="string">
            <text:p>Mécène</text:p>
          </table:table-cell>
          <table:table-cell table:style-name="ce11" table:number-columns-repeated="3"/>
          <table:table-cell table:style-name="ce10" table:formula="of:=[EN.F215]" office:value-type="float" office:value="0" calcext:value-type="float">
            <text:p/>
          </table:table-cell>
          <table:table-cell table:style-name="ce11" office:value-type="string" calcext:value-type="string">
            <text:p>Une personne ou un organisme qui encourage financièrement la création d'un œuvre. En général, un mécène utilise son influence pour soutenir le travail des artistes, des écrivains, etc. Cela inclut les mécènes qui commandent des œuvres individuelles et qui paient pour ces dernières.</text:p>
          </table:table-cell>
          <table:table-cell table:style-name="ce12" table:formula="of:=[EN.H215]" office:value-type="float" office:value="0" calcext:value-type="float">
            <text:p/>
          </table:table-cell>
          <table:table-cell table:style-name="ce12" table:formula="of:=[EN.I215]" office:value-type="string" office:string-value="2013-05-15:modified&#10;1970-01-01:new" calcext:value-type="string">
            <text:p>2013-05-15:modified</text:p>
            <text:p>1970-01-01:new</text:p>
          </table:table-cell>
          <table:table-cell table:style-name="ce13" table:formula="of:=IF([.A215]=[.D215];&quot;&quot;;&quot;DECALAGE&quot;)">
            <text:p/>
          </table:table-cell>
          <table:table-cell table:style-name="ce13" table:formula="of:=IF(AND(ISBLANK([.D215]);ISBLANK([.F215]));&quot;ND SANS USE&quot;;&quot;&quot;)">
            <text:p/>
          </table:table-cell>
          <table:table-cell table:style-name="ce13" table:formula="of:=IF(AND(NOT(ISBLANK([.D215]));ISBLANK([.J215]));&quot;DESCRIPTION MANQUANTE&quot;;&quot;&quot;)">
            <text:p/>
          </table:table-cell>
          <table:table-cell table:style-name="ce13" table:formula="of:=IF(MATCH([.E215];LabelFR;0) = ROW([.A215]); &quot;&quot;; &quot;DOUBLON LIGNE &quot; &amp; MATCH([.E215];LabelFR;0))">
            <text:p/>
          </table:table-cell>
          <table:table-cell table:number-columns-repeated="1003"/>
        </table:table-row>
        <table:table-row table:style-name="ro9">
          <table:table-cell table:style-name="ce6" table:formula="of:=[EN.A216]" office:value-type="string" office:string-value="pbd" calcext:value-type="string">
            <text:p>pbd</text:p>
          </table:table-cell>
          <table:table-cell table:style-name="ce8" table:formula="of:=[EN.B216]" office:value-type="string" office:string-value="Publishing director" calcext:value-type="string">
            <text:p>Publishing director</text:p>
          </table:table-cell>
          <table:table-cell table:style-name="ce8" table:formula="of:=[EN.G216]" office:value-type="string" office:string-value="A person or organization who presides over the elaboration of a collective work to ensure its coherence or continuity. This includes editors-in-chief, literary editors, editors of series, etc." calcext:value-type="string">
            <text:p>A person or organization who presides over the elaboration of a collective work to ensure its coherence or continuity. This includes editors-in-chief, literary editors, editors of series, etc.</text:p>
          </table:table-cell>
          <table:table-cell table:style-name="ce11" office:value-type="string" calcext:value-type="string">
            <text:p>pbd</text:p>
          </table:table-cell>
          <table:table-cell table:style-name="ce11" office:value-type="string" calcext:value-type="string">
            <text:p>Directeur de la publication</text:p>
          </table:table-cell>
          <table:table-cell table:style-name="ce11" table:number-columns-repeated="3"/>
          <table:table-cell table:style-name="ce10" table:formula="of:=[EN.F216]" office:value-type="float" office:value="0" calcext:value-type="float">
            <text:p/>
          </table:table-cell>
          <table:table-cell table:style-name="ce11" office:value-type="string" calcext:value-type="string">
            <text:p>Une personne ou un organisme qui dirige l'élaboration d'une œuvre collective afin de s'assurer de sa cohésion ou de sa continuité. Ce code couvre les rédacteurs en chef, les directeurs d'œuvres littéraires, les responsables de collections, etc.</text:p>
          </table:table-cell>
          <table:table-cell table:style-name="ce12" table:formula="of:=[EN.H216]" office:value-type="float" office:value="0" calcext:value-type="float">
            <text:p/>
          </table:table-cell>
          <table:table-cell table:style-name="ce12" table:formula="of:=[EN.I216]" office:value-type="string" office:string-value="2013-05-15:modified&#10;1970-01-01:new" calcext:value-type="string">
            <text:p>2013-05-15:modified</text:p>
            <text:p>1970-01-01:new</text:p>
          </table:table-cell>
          <table:table-cell table:style-name="ce13" table:formula="of:=IF([.A216]=[.D216];&quot;&quot;;&quot;DECALAGE&quot;)">
            <text:p/>
          </table:table-cell>
          <table:table-cell table:style-name="ce13" table:formula="of:=IF(AND(ISBLANK([.D216]);ISBLANK([.F216]));&quot;ND SANS USE&quot;;&quot;&quot;)">
            <text:p/>
          </table:table-cell>
          <table:table-cell table:style-name="ce13" table:formula="of:=IF(AND(NOT(ISBLANK([.D216]));ISBLANK([.J216]));&quot;DESCRIPTION MANQUANTE&quot;;&quot;&quot;)">
            <text:p/>
          </table:table-cell>
          <table:table-cell table:style-name="ce13" table:formula="of:=IF(MATCH([.E216];LabelFR;0) = ROW([.A216]); &quot;&quot;; &quot;DOUBLON LIGNE &quot; &amp; MATCH([.E216];LabelFR;0))">
            <text:p/>
          </table:table-cell>
          <table:table-cell table:number-columns-repeated="1003"/>
        </table:table-row>
        <table:table-row table:style-name="ro17">
          <table:table-cell table:style-name="ce6" table:formula="of:=[EN.A217]" office:value-type="string" office:string-value="pbl" calcext:value-type="string">
            <text:p>pbl</text:p>
          </table:table-cell>
          <table:table-cell table:style-name="ce8" table:formula="of:=[EN.B217]" office:value-type="string" office:string-value="Publisher" calcext:value-type="string">
            <text:p>Publisher</text:p>
          </table:table-cell>
          <table:table-cell table:style-name="ce8" table:formula="of:=[EN.G217]" office:value-type="string" office:string-value="A person or organization responsible for publishing, releasing, or issuing a resource" calcext:value-type="string">
            <text:p>A person or organization responsible for publishing, releasing, or issuing a resource</text:p>
          </table:table-cell>
          <table:table-cell table:style-name="ce11" office:value-type="string" calcext:value-type="string">
            <text:p>pbl</text:p>
          </table:table-cell>
          <table:table-cell table:style-name="ce11" office:value-type="string" calcext:value-type="string">
            <text:p>Éditeur</text:p>
          </table:table-cell>
          <table:table-cell table:style-name="ce11" table:number-columns-repeated="3"/>
          <table:table-cell table:style-name="ce10" table:formula="of:=[EN.F217]" office:value-type="float" office:value="0" calcext:value-type="float">
            <text:p/>
          </table:table-cell>
          <table:table-cell table:style-name="ce11" office:value-type="string" calcext:value-type="string">
            <text:p>Une personne ou un organisme chargé de la publication, la diffusion ou la parution d'une œuvre.</text:p>
          </table:table-cell>
          <table:table-cell table:style-name="ce12" table:formula="of:=[EN.H217]" office:value-type="string" office:string-value="Changed MARC def" calcext:value-type="string">
            <text:p>Changed MARC def</text:p>
          </table:table-cell>
          <table:table-cell table:style-name="ce12" table:formula="of:=[EN.I217]" office:value-type="string" office:string-value="2013-05-15:modified&#10;1970-01-01:new" calcext:value-type="string">
            <text:p>2013-05-15:modified</text:p>
            <text:p>1970-01-01:new</text:p>
          </table:table-cell>
          <table:table-cell table:style-name="ce13" table:formula="of:=IF([.A217]=[.D217];&quot;&quot;;&quot;DECALAGE&quot;)">
            <text:p/>
          </table:table-cell>
          <table:table-cell table:style-name="ce13" table:formula="of:=IF(AND(ISBLANK([.D217]);ISBLANK([.F217]));&quot;ND SANS USE&quot;;&quot;&quot;)">
            <text:p/>
          </table:table-cell>
          <table:table-cell table:style-name="ce13" table:formula="of:=IF(AND(NOT(ISBLANK([.D217]));ISBLANK([.J217]));&quot;DESCRIPTION MANQUANTE&quot;;&quot;&quot;)">
            <text:p/>
          </table:table-cell>
          <table:table-cell table:style-name="ce13" table:formula="of:=IF(MATCH([.E217];LabelFR;0) = ROW([.A217]); &quot;&quot;; &quot;DOUBLON LIGNE &quot; &amp; MATCH([.E217];LabelFR;0))">
            <text:p/>
          </table:table-cell>
          <table:table-cell table:number-columns-repeated="1003"/>
        </table:table-row>
        <table:table-row table:style-name="ro7">
          <table:table-cell table:style-name="ce6" table:formula="of:=[EN.A218]" office:value-type="string" office:string-value="pdr" calcext:value-type="string">
            <text:p>pdr</text:p>
          </table:table-cell>
          <table:table-cell table:style-name="ce8" table:formula="of:=[EN.B218]" office:value-type="string" office:string-value="Project director" calcext:value-type="string">
            <text:p>Project director</text:p>
          </table:table-cell>
          <table:table-cell table:style-name="ce8" table:formula="of:=[EN.G218]" office:value-type="string" office:string-value="A person or organization with primary responsibility for all essential aspects of a project, has overall responsibility for managing projects, or provides overall direction to a project manager" calcext:value-type="string">
            <text:p>A person or organization with primary responsibility for all essential aspects of a project, has overall responsibility for managing projects, or provides overall direction to a project manager</text:p>
          </table:table-cell>
          <table:table-cell table:style-name="ce11" office:value-type="string" calcext:value-type="string">
            <text:p>pdr</text:p>
          </table:table-cell>
          <table:table-cell table:style-name="ce11" office:value-type="string" calcext:value-type="string">
            <text:p>Directeur de projet</text:p>
          </table:table-cell>
          <table:table-cell table:style-name="ce11" table:number-columns-repeated="3"/>
          <table:table-cell table:style-name="ce10" table:formula="of:=[EN.F218]" office:value-type="float" office:value="0" calcext:value-type="float">
            <text:p/>
          </table:table-cell>
          <table:table-cell table:style-name="ce11" office:value-type="string" calcext:value-type="string">
            <text:p>Une personne ou un organisme qui est responsable des aspects fondamentaux d'un projet, qui assure la gestion générale d'un projet ou qui définit l'orientation générale d'un projet.</text:p>
          </table:table-cell>
          <table:table-cell table:style-name="ce12" table:formula="of:=[EN.H218]" office:value-type="float" office:value="0" calcext:value-type="float">
            <text:p/>
          </table:table-cell>
          <table:table-cell table:style-name="ce12" table:formula="of:=[EN.I218]" office:value-type="string" office:string-value="2013-05-15:modified&#10;1970-01-01:new" calcext:value-type="string">
            <text:p>2013-05-15:modified</text:p>
            <text:p>1970-01-01:new</text:p>
          </table:table-cell>
          <table:table-cell table:style-name="ce13" table:formula="of:=IF([.A218]=[.D218];&quot;&quot;;&quot;DECALAGE&quot;)">
            <text:p/>
          </table:table-cell>
          <table:table-cell table:style-name="ce13" table:formula="of:=IF(AND(ISBLANK([.D218]);ISBLANK([.F218]));&quot;ND SANS USE&quot;;&quot;&quot;)">
            <text:p/>
          </table:table-cell>
          <table:table-cell table:style-name="ce13" table:formula="of:=IF(AND(NOT(ISBLANK([.D218]));ISBLANK([.J218]));&quot;DESCRIPTION MANQUANTE&quot;;&quot;&quot;)">
            <text:p/>
          </table:table-cell>
          <table:table-cell table:style-name="ce13" table:formula="of:=IF(MATCH([.E218];LabelFR;0) = ROW([.A218]); &quot;&quot;; &quot;DOUBLON LIGNE &quot; &amp; MATCH([.E218];LabelFR;0))">
            <text:p/>
          </table:table-cell>
          <table:table-cell table:number-columns-repeated="1003"/>
        </table:table-row>
        <table:table-row table:style-name="ro17">
          <table:table-cell table:style-name="ce6" table:formula="of:=[EN.A219]" office:value-type="string" office:string-value="pfr" calcext:value-type="string">
            <text:p>pfr</text:p>
          </table:table-cell>
          <table:table-cell table:style-name="ce8" table:formula="of:=[EN.B219]" office:value-type="string" office:string-value="Proofreader" calcext:value-type="string">
            <text:p>Proofreader</text:p>
          </table:table-cell>
          <table:table-cell table:style-name="ce8" table:formula="of:=[EN.G219]" office:value-type="string" office:string-value="A person who corrects printed matter. For manuscripts, use Corrector [crr]" calcext:value-type="string">
            <text:p>A person who corrects printed matter. For manuscripts, use Corrector [crr]</text:p>
          </table:table-cell>
          <table:table-cell table:style-name="ce11" office:value-type="string" calcext:value-type="string">
            <text:p>pfr</text:p>
          </table:table-cell>
          <table:table-cell table:style-name="ce11" office:value-type="string" calcext:value-type="string">
            <text:p>Correcteur d'épreuves</text:p>
          </table:table-cell>
          <table:table-cell table:style-name="ce11" table:number-columns-repeated="3"/>
          <table:table-cell table:style-name="ce10" table:formula="of:=[EN.F219]" office:value-type="string" office:string-value="crr" calcext:value-type="string">
            <text:p>crr</text:p>
          </table:table-cell>
          <table:table-cell table:style-name="ce11" office:value-type="string" calcext:value-type="string">
            <text:p>Une personne qui corrige des textes imprimés. Utilisez le code [crr] Réviseur dans le cas des manuscript.</text:p>
          </table:table-cell>
          <table:table-cell table:style-name="ce12" table:formula="of:=[EN.H219]" office:value-type="float" office:value="0" calcext:value-type="float">
            <text:p/>
          </table:table-cell>
          <table:table-cell table:style-name="ce12" table:formula="of:=[EN.I219]" office:value-type="string" office:string-value="2013-05-15:modified&#10;1970-01-01:new" calcext:value-type="string">
            <text:p>2013-05-15:modified</text:p>
            <text:p>1970-01-01:new</text:p>
          </table:table-cell>
          <table:table-cell table:style-name="ce13" table:formula="of:=IF([.A219]=[.D219];&quot;&quot;;&quot;DECALAGE&quot;)">
            <text:p/>
          </table:table-cell>
          <table:table-cell table:style-name="ce13" table:formula="of:=IF(AND(ISBLANK([.D219]);ISBLANK([.F219]));&quot;ND SANS USE&quot;;&quot;&quot;)">
            <text:p/>
          </table:table-cell>
          <table:table-cell table:style-name="ce13" table:formula="of:=IF(AND(NOT(ISBLANK([.D219]));ISBLANK([.J219]));&quot;DESCRIPTION MANQUANTE&quot;;&quot;&quot;)">
            <text:p/>
          </table:table-cell>
          <table:table-cell table:style-name="ce13" table:formula="of:=IF(MATCH([.E219];LabelFR;0) = ROW([.A219]); &quot;&quot;; &quot;DOUBLON LIGNE &quot; &amp; MATCH([.E219];LabelFR;0))">
            <text:p/>
          </table:table-cell>
          <table:table-cell table:number-columns-repeated="1003"/>
        </table:table-row>
        <table:table-row table:style-name="ro17">
          <table:table-cell table:style-name="ce6" table:formula="of:=[EN.A220]" office:value-type="string" office:string-value="pht" calcext:value-type="string">
            <text:p>pht</text:p>
          </table:table-cell>
          <table:table-cell table:style-name="ce8" table:formula="of:=[EN.B220]" office:value-type="string" office:string-value="Photographer" calcext:value-type="string">
            <text:p>Photographer</text:p>
          </table:table-cell>
          <table:table-cell table:style-name="ce8" table:formula="of:=[EN.G220]" office:value-type="string" office:string-value="A person, family, or organization responsible for creating a photographic work" calcext:value-type="string">
            <text:p>A person, family, or organization responsible for creating a photographic work</text:p>
          </table:table-cell>
          <table:table-cell table:style-name="ce11" office:value-type="string" calcext:value-type="string">
            <text:p>pht</text:p>
          </table:table-cell>
          <table:table-cell table:style-name="ce11" office:value-type="string" calcext:value-type="string">
            <text:p>Photographe</text:p>
          </table:table-cell>
          <table:table-cell table:style-name="ce11" table:number-columns-repeated="3"/>
          <table:table-cell table:style-name="ce10" table:formula="of:=[EN.F220]" office:value-type="float" office:value="0" calcext:value-type="float">
            <text:p/>
          </table:table-cell>
          <table:table-cell table:style-name="ce11" office:value-type="string" calcext:value-type="string">
            <text:p>Une personne ou un organisme chargé de prendre des photographies.</text:p>
          </table:table-cell>
          <table:table-cell table:style-name="ce12" table:formula="of:=[EN.H220]" office:value-type="string" office:string-value="Changed MARC def" calcext:value-type="string">
            <text:p>Changed MARC def</text:p>
          </table:table-cell>
          <table:table-cell table:style-name="ce12" table:formula="of:=[EN.I220]" office:value-type="string" office:string-value="2013-05-15:modified&#10;1970-01-01:new" calcext:value-type="string">
            <text:p>2013-05-15:modified</text:p>
            <text:p>1970-01-01:new</text:p>
          </table:table-cell>
          <table:table-cell table:style-name="ce13" table:formula="of:=IF([.A220]=[.D220];&quot;&quot;;&quot;DECALAGE&quot;)">
            <text:p/>
          </table:table-cell>
          <table:table-cell table:style-name="ce13" table:formula="of:=IF(AND(ISBLANK([.D220]);ISBLANK([.F220]));&quot;ND SANS USE&quot;;&quot;&quot;)">
            <text:p/>
          </table:table-cell>
          <table:table-cell table:style-name="ce13" table:formula="of:=IF(AND(NOT(ISBLANK([.D220]));ISBLANK([.J220]));&quot;DESCRIPTION MANQUANTE&quot;;&quot;&quot;)">
            <text:p/>
          </table:table-cell>
          <table:table-cell table:style-name="ce13" table:formula="of:=IF(MATCH([.E220];LabelFR;0) = ROW([.A220]); &quot;&quot;; &quot;DOUBLON LIGNE &quot; &amp; MATCH([.E220];LabelFR;0))">
            <text:p/>
          </table:table-cell>
          <table:table-cell table:number-columns-repeated="1003"/>
        </table:table-row>
        <table:table-row table:style-name="ro17">
          <table:table-cell table:style-name="ce6" table:formula="of:=[EN.A221]" office:value-type="string" office:string-value="plt" calcext:value-type="string">
            <text:p>plt</text:p>
          </table:table-cell>
          <table:table-cell table:style-name="ce8" table:formula="of:=[EN.B221]" office:value-type="string" office:string-value="Platemaker" calcext:value-type="string">
            <text:p>Platemaker</text:p>
          </table:table-cell>
          <table:table-cell table:style-name="ce8" table:formula="of:=[EN.G221]" office:value-type="string" office:string-value="A person, family, or organization involved in manufacturing a manifestation by preparing plates used in the production of printed images and/or text" calcext:value-type="string">
            <text:p>A person, family, or organization involved in manufacturing a manifestation by preparing plates used in the production of printed images and/or text</text:p>
          </table:table-cell>
          <table:table-cell table:style-name="ce11" office:value-type="string" calcext:value-type="string">
            <text:p>plt</text:p>
          </table:table-cell>
          <table:table-cell table:style-name="ce11" office:value-type="string" calcext:value-type="string">
            <text:p>Clicheur</text:p>
          </table:table-cell>
          <table:table-cell table:style-name="ce11" table:number-columns-repeated="3"/>
          <table:table-cell table:style-name="ce10" table:formula="of:=[EN.F221]" office:value-type="float" office:value="0" calcext:value-type="float">
            <text:p/>
          </table:table-cell>
          <table:table-cell table:style-name="ce11" office:value-type="string" calcext:value-type="string">
            <text:p>Une personne, un groupe ou un organisme chargé de fabriquer ou d'utiliser des plaques en relief utilisées pour l'impression de dessins ou de texte.</text:p>
          </table:table-cell>
          <table:table-cell table:style-name="ce12" table:formula="of:=[EN.H221]" office:value-type="string" office:string-value="Changed MARC def" calcext:value-type="string">
            <text:p>Changed MARC def</text:p>
          </table:table-cell>
          <table:table-cell table:style-name="ce12" table:formula="of:=[EN.I221]" office:value-type="string" office:string-value="2013-05-15:modified&#10;1970-01-01:new" calcext:value-type="string">
            <text:p>2013-05-15:modified</text:p>
            <text:p>1970-01-01:new</text:p>
          </table:table-cell>
          <table:table-cell table:style-name="ce13" table:formula="of:=IF([.A221]=[.D221];&quot;&quot;;&quot;DECALAGE&quot;)">
            <text:p/>
          </table:table-cell>
          <table:table-cell table:style-name="ce13" table:formula="of:=IF(AND(ISBLANK([.D221]);ISBLANK([.F221]));&quot;ND SANS USE&quot;;&quot;&quot;)">
            <text:p/>
          </table:table-cell>
          <table:table-cell table:style-name="ce13" table:formula="of:=IF(AND(NOT(ISBLANK([.D221]));ISBLANK([.J221]));&quot;DESCRIPTION MANQUANTE&quot;;&quot;&quot;)">
            <text:p/>
          </table:table-cell>
          <table:table-cell table:style-name="ce13" table:formula="of:=IF(MATCH([.E221];LabelFR;0) = ROW([.A221]); &quot;&quot;; &quot;DOUBLON LIGNE &quot; &amp; MATCH([.E221];LabelFR;0))">
            <text:p/>
          </table:table-cell>
          <table:table-cell table:number-columns-repeated="1003"/>
        </table:table-row>
        <table:table-row table:style-name="ro17">
          <table:table-cell table:style-name="ce6" table:formula="of:=[EN.A222]" office:value-type="string" office:string-value="pma" calcext:value-type="string">
            <text:p>pma</text:p>
          </table:table-cell>
          <table:table-cell table:style-name="ce8" table:formula="of:=[EN.B222]" office:value-type="string" office:string-value="Permitting agency" calcext:value-type="string">
            <text:p>Permitting agency</text:p>
          </table:table-cell>
          <table:table-cell table:style-name="ce8" table:formula="of:=[EN.G222]" office:value-type="string" office:string-value="An organization (usually a government agency) that issues permits under which work is accomplished" calcext:value-type="string">
            <text:p>An organization (usually a government agency) that issues permits under which work is accomplished</text:p>
          </table:table-cell>
          <table:table-cell table:style-name="ce11" office:value-type="string" calcext:value-type="string">
            <text:p>pma</text:p>
          </table:table-cell>
          <table:table-cell table:style-name="ce11" office:value-type="string" calcext:value-type="string">
            <text:p>Agence de réglementation</text:p>
          </table:table-cell>
          <table:table-cell table:style-name="ce11" table:number-columns-repeated="3"/>
          <table:table-cell table:style-name="ce10" table:formula="of:=[EN.F222]" office:value-type="float" office:value="0" calcext:value-type="float">
            <text:p/>
          </table:table-cell>
          <table:table-cell table:style-name="ce11" office:value-type="string" calcext:value-type="string">
            <text:p>Un organisme (souvent une agence gouvernementale) qui délivre les autorisations nécessaires à la réalisation d'un travail.</text:p>
          </table:table-cell>
          <table:table-cell table:style-name="ce12" table:formula="of:=[EN.H222]" office:value-type="float" office:value="0" calcext:value-type="float">
            <text:p/>
          </table:table-cell>
          <table:table-cell table:style-name="ce12" table:formula="of:=[EN.I222]" office:value-type="string" office:string-value="2013-05-15:modified&#10;1970-01-01:new" calcext:value-type="string">
            <text:p>2013-05-15:modified</text:p>
            <text:p>1970-01-01:new</text:p>
          </table:table-cell>
          <table:table-cell table:style-name="ce13" table:formula="of:=IF([.A222]=[.D222];&quot;&quot;;&quot;DECALAGE&quot;)">
            <text:p/>
          </table:table-cell>
          <table:table-cell table:style-name="ce13" table:formula="of:=IF(AND(ISBLANK([.D222]);ISBLANK([.F222]));&quot;ND SANS USE&quot;;&quot;&quot;)">
            <text:p/>
          </table:table-cell>
          <table:table-cell table:style-name="ce13" table:formula="of:=IF(AND(NOT(ISBLANK([.D222]));ISBLANK([.J222]));&quot;DESCRIPTION MANQUANTE&quot;;&quot;&quot;)">
            <text:p/>
          </table:table-cell>
          <table:table-cell table:style-name="ce13" table:formula="of:=IF(MATCH([.E222];LabelFR;0) = ROW([.A222]); &quot;&quot;; &quot;DOUBLON LIGNE &quot; &amp; MATCH([.E222];LabelFR;0))">
            <text:p/>
          </table:table-cell>
          <table:table-cell table:number-columns-repeated="1003"/>
        </table:table-row>
        <table:table-row table:style-name="ro17">
          <table:table-cell table:style-name="ce6" table:formula="of:=[EN.A223]" office:value-type="string" office:string-value="pmn" calcext:value-type="string">
            <text:p>pmn</text:p>
          </table:table-cell>
          <table:table-cell table:style-name="ce8" table:formula="of:=[EN.B223]" office:value-type="string" office:string-value="Production manager" calcext:value-type="string">
            <text:p>Production manager</text:p>
          </table:table-cell>
          <table:table-cell table:style-name="ce8" table:formula="of:=[EN.G223]" office:value-type="string" office:string-value="A person responsible for all technical and business matters in a production" calcext:value-type="string">
            <text:p>A person responsible for all technical and business matters in a production</text:p>
          </table:table-cell>
          <table:table-cell table:style-name="ce11" office:value-type="string" calcext:value-type="string">
            <text:p>pmn</text:p>
          </table:table-cell>
          <table:table-cell table:style-name="ce11" office:value-type="string" calcext:value-type="string">
            <text:p>Directeur de production</text:p>
          </table:table-cell>
          <table:table-cell table:style-name="ce11" table:number-columns-repeated="3"/>
          <table:table-cell table:style-name="ce10" table:formula="of:=[EN.F223]" office:value-type="float" office:value="0" calcext:value-type="float">
            <text:p/>
          </table:table-cell>
          <table:table-cell table:style-name="ce11" office:value-type="string" calcext:value-type="string">
            <text:p>Une personne responsable des aspects techniques et commerciaux d'une production.</text:p>
          </table:table-cell>
          <table:table-cell table:style-name="ce12" table:formula="of:=[EN.H223]" office:value-type="float" office:value="0" calcext:value-type="float">
            <text:p/>
          </table:table-cell>
          <table:table-cell table:style-name="ce12" table:formula="of:=[EN.I223]" office:value-type="string" office:string-value="2013-05-15:modified&#10;1970-01-01:new" calcext:value-type="string">
            <text:p>2013-05-15:modified</text:p>
            <text:p>1970-01-01:new</text:p>
          </table:table-cell>
          <table:table-cell table:style-name="ce13" table:formula="of:=IF([.A223]=[.D223];&quot;&quot;;&quot;DECALAGE&quot;)">
            <text:p/>
          </table:table-cell>
          <table:table-cell table:style-name="ce13" table:formula="of:=IF(AND(ISBLANK([.D223]);ISBLANK([.F223]));&quot;ND SANS USE&quot;;&quot;&quot;)">
            <text:p/>
          </table:table-cell>
          <table:table-cell table:style-name="ce13" table:formula="of:=IF(AND(NOT(ISBLANK([.D223]));ISBLANK([.J223]));&quot;DESCRIPTION MANQUANTE&quot;;&quot;&quot;)">
            <text:p/>
          </table:table-cell>
          <table:table-cell table:style-name="ce13" table:formula="of:=IF(MATCH([.E223];LabelFR;0) = ROW([.A223]); &quot;&quot;; &quot;DOUBLON LIGNE &quot; &amp; MATCH([.E223];LabelFR;0))">
            <text:p/>
          </table:table-cell>
          <table:table-cell table:number-columns-repeated="1003"/>
        </table:table-row>
        <table:table-row table:style-name="ro17">
          <table:table-cell table:style-name="ce6" table:formula="of:=[EN.A224]" office:value-type="string" office:string-value="pop" calcext:value-type="string">
            <text:p>pop</text:p>
          </table:table-cell>
          <table:table-cell table:style-name="ce8" table:formula="of:=[EN.B224]" office:value-type="string" office:string-value="Printer of plates" calcext:value-type="string">
            <text:p>Printer of plates</text:p>
          </table:table-cell>
          <table:table-cell table:style-name="ce8" table:formula="of:=[EN.G224]" office:value-type="string" office:string-value="A person or organization who prints illustrations from plates." calcext:value-type="string">
            <text:p>A person or organization who prints illustrations from plates.</text:p>
          </table:table-cell>
          <table:table-cell table:style-name="ce11" office:value-type="string" calcext:value-type="string">
            <text:p>pop</text:p>
          </table:table-cell>
          <table:table-cell table:style-name="ce11" office:value-type="string" calcext:value-type="string">
            <text:p>Imprimeur de planches</text:p>
          </table:table-cell>
          <table:table-cell table:style-name="ce11" table:number-columns-repeated="3"/>
          <table:table-cell table:style-name="ce10" table:formula="of:=[EN.F224]" office:value-type="float" office:value="0" calcext:value-type="float">
            <text:p/>
          </table:table-cell>
          <table:table-cell table:style-name="ce11" office:value-type="string" calcext:value-type="string">
            <text:p>Une personne ou un organisme qui imprime des illustrations à partir de planches.</text:p>
          </table:table-cell>
          <table:table-cell table:style-name="ce12" table:formula="of:=[EN.H224]" office:value-type="float" office:value="0" calcext:value-type="float">
            <text:p/>
          </table:table-cell>
          <table:table-cell table:style-name="ce12" table:formula="of:=[EN.I224]" office:value-type="string" office:string-value="2013-05-15:modified&#10;1970-01-01:new" calcext:value-type="string">
            <text:p>2013-05-15:modified</text:p>
            <text:p>1970-01-01:new</text:p>
          </table:table-cell>
          <table:table-cell table:style-name="ce13" table:formula="of:=IF([.A224]=[.D224];&quot;&quot;;&quot;DECALAGE&quot;)">
            <text:p/>
          </table:table-cell>
          <table:table-cell table:style-name="ce13" table:formula="of:=IF(AND(ISBLANK([.D224]);ISBLANK([.F224]));&quot;ND SANS USE&quot;;&quot;&quot;)">
            <text:p/>
          </table:table-cell>
          <table:table-cell table:style-name="ce13" table:formula="of:=IF(AND(NOT(ISBLANK([.D224]));ISBLANK([.J224]));&quot;DESCRIPTION MANQUANTE&quot;;&quot;&quot;)">
            <text:p/>
          </table:table-cell>
          <table:table-cell table:style-name="ce13" table:formula="of:=IF(MATCH([.E224];LabelFR;0) = ROW([.A224]); &quot;&quot;; &quot;DOUBLON LIGNE &quot; &amp; MATCH([.E224];LabelFR;0))">
            <text:p/>
          </table:table-cell>
          <table:table-cell table:number-columns-repeated="1003"/>
        </table:table-row>
        <table:table-row table:style-name="ro6">
          <table:table-cell table:style-name="ce6" table:formula="of:=[EN.A225]" office:value-type="float" office:value="0" calcext:value-type="float">
            <text:p/>
          </table:table-cell>
          <table:table-cell table:style-name="ce8" table:formula="of:=[EN.B225]" office:value-type="string" office:string-value="Plates, printer of" calcext:value-type="string">
            <text:p>Plates, printer of</text:p>
          </table:table-cell>
          <table:table-cell table:style-name="ce8" table:formula="of:=[EN.G225]" office:value-type="float" office:value="0" calcext:value-type="float">
            <text:p/>
          </table:table-cell>
          <table:table-cell table:style-name="ce11"/>
          <table:table-cell table:style-name="ce11" office:value-type="string" calcext:value-type="string">
            <text:p>Planches, Imprimeur de</text:p>
          </table:table-cell>
          <table:table-cell table:style-name="ce11" office:value-type="string" calcext:value-type="string">
            <text:p>pop</text:p>
          </table:table-cell>
          <table:table-cell table:style-name="ce11" table:number-columns-repeated="2"/>
          <table:table-cell table:style-name="ce10" table:formula="of:=[EN.F225]" office:value-type="float" office:value="0" calcext:value-type="float">
            <text:p/>
          </table:table-cell>
          <table:table-cell table:style-name="ce11"/>
          <table:table-cell table:style-name="ce12" table:formula="of:=[EN.H225]" office:value-type="float" office:value="0" calcext:value-type="float">
            <text:p/>
          </table:table-cell>
          <table:table-cell table:style-name="ce12" table:formula="of:=[EN.I225]" office:value-type="float" office:value="0" calcext:value-type="float">
            <text:p/>
          </table:table-cell>
          <table:table-cell table:style-name="ce13" table:formula="of:=IF([.A225]=[.D225];&quot;&quot;;&quot;DECALAGE&quot;)">
            <text:p/>
          </table:table-cell>
          <table:table-cell table:style-name="ce13" table:formula="of:=IF(AND(ISBLANK([.D225]);ISBLANK([.F225]));&quot;ND SANS USE&quot;;&quot;&quot;)">
            <text:p/>
          </table:table-cell>
          <table:table-cell table:style-name="ce13" table:formula="of:=IF(AND(NOT(ISBLANK([.D225]));ISBLANK([.J225]));&quot;DESCRIPTION MANQUANTE&quot;;&quot;&quot;)">
            <text:p/>
          </table:table-cell>
          <table:table-cell table:style-name="ce13" table:formula="of:=IF(MATCH([.E225];LabelFR;0) = ROW([.A225]); &quot;&quot;; &quot;DOUBLON LIGNE &quot; &amp; MATCH([.E225];LabelFR;0))">
            <text:p/>
          </table:table-cell>
          <table:table-cell table:number-columns-repeated="1003"/>
        </table:table-row>
        <table:table-row table:style-name="ro17">
          <table:table-cell table:style-name="ce6" table:formula="of:=[EN.A226]" office:value-type="string" office:string-value="ppm" calcext:value-type="string">
            <text:p>ppm</text:p>
          </table:table-cell>
          <table:table-cell table:style-name="ce8" table:formula="of:=[EN.B226]" office:value-type="string" office:string-value="Papermaker" calcext:value-type="string">
            <text:p>Papermaker</text:p>
          </table:table-cell>
          <table:table-cell table:style-name="ce8" table:formula="of:=[EN.G226]" office:value-type="string" office:string-value="A person or organization responsible for the production of paper, usually from wood, cloth, or other fibrous material" calcext:value-type="string">
            <text:p>A person or organization responsible for the production of paper, usually from wood, cloth, or other fibrous material</text:p>
          </table:table-cell>
          <table:table-cell table:style-name="ce11" office:value-type="string" calcext:value-type="string">
            <text:p>ppm</text:p>
          </table:table-cell>
          <table:table-cell table:style-name="ce11" office:value-type="string" calcext:value-type="string">
            <text:p>Papetier</text:p>
          </table:table-cell>
          <table:table-cell table:style-name="ce11" table:number-columns-repeated="3"/>
          <table:table-cell table:style-name="ce10" table:formula="of:=[EN.F226]" office:value-type="float" office:value="0" calcext:value-type="float">
            <text:p/>
          </table:table-cell>
          <table:table-cell table:style-name="ce11" office:value-type="string" calcext:value-type="string">
            <text:p>Une personne ou un organisme qui produit du papier, en général à partir de bois, de tissus ou d'autres matériaux à base de fibres.</text:p>
          </table:table-cell>
          <table:table-cell table:style-name="ce12" table:formula="of:=[EN.H226]" office:value-type="float" office:value="0" calcext:value-type="float">
            <text:p/>
          </table:table-cell>
          <table:table-cell table:style-name="ce12" table:formula="of:=[EN.I226]" office:value-type="string" office:string-value="2013-05-15:modified&#10;1970-01-01:new" calcext:value-type="string">
            <text:p>2013-05-15:modified</text:p>
            <text:p>1970-01-01:new</text:p>
          </table:table-cell>
          <table:table-cell table:style-name="ce13" table:formula="of:=IF([.A226]=[.D226];&quot;&quot;;&quot;DECALAGE&quot;)">
            <text:p/>
          </table:table-cell>
          <table:table-cell table:style-name="ce13" table:formula="of:=IF(AND(ISBLANK([.D226]);ISBLANK([.F226]));&quot;ND SANS USE&quot;;&quot;&quot;)">
            <text:p/>
          </table:table-cell>
          <table:table-cell table:style-name="ce13" table:formula="of:=IF(AND(NOT(ISBLANK([.D226]));ISBLANK([.J226]));&quot;DESCRIPTION MANQUANTE&quot;;&quot;&quot;)">
            <text:p/>
          </table:table-cell>
          <table:table-cell table:style-name="ce13" table:formula="of:=IF(MATCH([.E226];LabelFR;0) = ROW([.A226]); &quot;&quot;; &quot;DOUBLON LIGNE &quot; &amp; MATCH([.E226];LabelFR;0))">
            <text:p/>
          </table:table-cell>
          <table:table-cell table:number-columns-repeated="1003"/>
        </table:table-row>
        <table:table-row table:style-name="ro7">
          <table:table-cell table:style-name="ce6" table:formula="of:=[EN.A227]" office:value-type="string" office:string-value="ppt" calcext:value-type="string">
            <text:p>ppt</text:p>
          </table:table-cell>
          <table:table-cell table:style-name="ce8" table:formula="of:=[EN.B227]" office:value-type="string" office:string-value="Puppeteer" calcext:value-type="string">
            <text:p>Puppeteer</text:p>
          </table:table-cell>
          <table:table-cell table:style-name="ce8" table:formula="of:=[EN.G227]" office:value-type="string" office:string-value="A performer contributing to a resource by manipulating, controlling, or directing puppets or marionettes in a moving image production or a musical or dramatic presentation or entertainment" calcext:value-type="string">
            <text:p>A performer contributing to a resource by manipulating, controlling, or directing puppets or marionettes in a moving image production or a musical or dramatic presentation or entertainment</text:p>
          </table:table-cell>
          <table:table-cell table:style-name="ce11" office:value-type="string" calcext:value-type="string">
            <text:p>ppt</text:p>
          </table:table-cell>
          <table:table-cell table:style-name="ce11" office:value-type="string" calcext:value-type="string">
            <text:p>Marionnettiste</text:p>
          </table:table-cell>
          <table:table-cell table:style-name="ce11" table:number-columns-repeated="3"/>
          <table:table-cell table:style-name="ce10" table:formula="of:=[EN.F227]" office:value-type="float" office:value="0" calcext:value-type="float">
            <text:p/>
          </table:table-cell>
          <table:table-cell table:style-name="ce11" office:value-type="string" calcext:value-type="string">
            <text:p>Une personne qui contribue à une œuvre en en manipulant, en contrôlant, ou en dirigeant des pantins ou des marionnettes dans un film, dans une représentation musicale ou théâtrale ou lors d'un spectacle.</text:p>
          </table:table-cell>
          <table:table-cell table:style-name="ce12" table:formula="of:=[EN.H227]" office:value-type="string" office:string-value="Changed MARC def" calcext:value-type="string">
            <text:p>Changed MARC def</text:p>
          </table:table-cell>
          <table:table-cell table:style-name="ce12" table:formula="of:=[EN.I227]" office:value-type="string" office:string-value="2013-05-15:modified&#10;1970-01-01:new" calcext:value-type="string">
            <text:p>2013-05-15:modified</text:p>
            <text:p>1970-01-01:new</text:p>
          </table:table-cell>
          <table:table-cell table:style-name="ce13" table:formula="of:=IF([.A227]=[.D227];&quot;&quot;;&quot;DECALAGE&quot;)">
            <text:p/>
          </table:table-cell>
          <table:table-cell table:style-name="ce13" table:formula="of:=IF(AND(ISBLANK([.D227]);ISBLANK([.F227]));&quot;ND SANS USE&quot;;&quot;&quot;)">
            <text:p/>
          </table:table-cell>
          <table:table-cell table:style-name="ce13" table:formula="of:=IF(AND(NOT(ISBLANK([.D227]));ISBLANK([.J227]));&quot;DESCRIPTION MANQUANTE&quot;;&quot;&quot;)">
            <text:p/>
          </table:table-cell>
          <table:table-cell table:style-name="ce13" table:formula="of:=IF(MATCH([.E227];LabelFR;0) = ROW([.A227]); &quot;&quot;; &quot;DOUBLON LIGNE &quot; &amp; MATCH([.E227];LabelFR;0))">
            <text:p/>
          </table:table-cell>
          <table:table-cell table:number-columns-repeated="1003"/>
        </table:table-row>
        <table:table-row table:style-name="ro18">
          <table:table-cell table:style-name="ce6" table:formula="of:=[EN.A228]" office:value-type="string" office:string-value="pra" calcext:value-type="string">
            <text:p>pra</text:p>
          </table:table-cell>
          <table:table-cell table:style-name="ce8" table:formula="of:=[EN.B228]" office:value-type="string" office:string-value="Praeses" calcext:value-type="string">
            <text:p>Praeses</text:p>
          </table:table-cell>
          <table:table-cell table:style-name="ce8" table:formula="of:=[EN.G228]" office:value-type="string" office:string-value="A person who is the faculty moderator of an academic disputation, normally proposing a thesis and participating in the ensuing disputation" calcext:value-type="string">
            <text:p>A person who is the faculty moderator of an academic disputation, normally proposing a thesis and participating in the ensuing disputation</text:p>
          </table:table-cell>
          <table:table-cell table:style-name="ce10" office:value-type="string" calcext:value-type="string">
            <text:p>pra</text:p>
          </table:table-cell>
          <table:table-cell table:style-name="ce10" office:value-type="string" calcext:value-type="string">
            <text:p>Présidence</text:p>
          </table:table-cell>
          <table:table-cell table:style-name="ce10"/>
          <table:table-cell table:style-name="ce11" table:number-columns-repeated="2"/>
          <table:table-cell table:style-name="ce10" table:formula="of:=[EN.F228]" office:value-type="float" office:value="0" calcext:value-type="float">
            <text:p/>
          </table:table-cell>
          <table:table-cell table:style-name="ce10" office:value-type="string" calcext:value-type="string">
            <text:p>Une personne qui préside et modère une discussion académique, assez souvent en proposant un point de vue et en participant aux discussions qui s'ensuivent ("sous la présidence de...").</text:p>
          </table:table-cell>
          <table:table-cell table:style-name="ce12" table:formula="of:=[EN.H228]" office:value-type="float" office:value="0" calcext:value-type="float">
            <text:p/>
          </table:table-cell>
          <table:table-cell table:style-name="ce12" table:formula="of:=[EN.I228]" office:value-type="string" office:string-value="2013-05-15:new" calcext:value-type="string">
            <text:p>2013-05-15:new</text:p>
          </table:table-cell>
          <table:table-cell table:style-name="ce13" table:formula="of:=IF([.A228]=[.D228];&quot;&quot;;&quot;DECALAGE&quot;)">
            <text:p/>
          </table:table-cell>
          <table:table-cell table:style-name="ce13" table:formula="of:=IF(AND(ISBLANK([.D228]);ISBLANK([.F228]));&quot;ND SANS USE&quot;;&quot;&quot;)">
            <text:p/>
          </table:table-cell>
          <table:table-cell table:style-name="ce13" table:formula="of:=IF(AND(NOT(ISBLANK([.D228]));ISBLANK([.J228]));&quot;DESCRIPTION MANQUANTE&quot;;&quot;&quot;)">
            <text:p/>
          </table:table-cell>
          <table:table-cell table:style-name="ce13" table:formula="of:=IF(MATCH([.E228];LabelFR;0) = ROW([.A228]); &quot;&quot;; &quot;DOUBLON LIGNE &quot; &amp; MATCH([.E228];LabelFR;0))">
            <text:p/>
          </table:table-cell>
          <table:table-cell table:number-columns-repeated="1003"/>
        </table:table-row>
        <table:table-row table:style-name="ro17">
          <table:table-cell table:style-name="ce6" table:formula="of:=[EN.A229]" office:value-type="string" office:string-value="prc" calcext:value-type="string">
            <text:p>prc</text:p>
          </table:table-cell>
          <table:table-cell table:style-name="ce8" table:formula="of:=[EN.B229]" office:value-type="string" office:string-value="Process contact" calcext:value-type="string">
            <text:p>Process contact</text:p>
          </table:table-cell>
          <table:table-cell table:style-name="ce8" table:formula="of:=[EN.G229]" office:value-type="string" office:string-value="A person or organization primarily responsible for performing or initiating a process, such as is done with the collection of metadata sets" calcext:value-type="string">
            <text:p>A person or organization primarily responsible for performing or initiating a process, such as is done with the collection of metadata sets</text:p>
          </table:table-cell>
          <table:table-cell table:style-name="ce11" office:value-type="string" calcext:value-type="string">
            <text:p>prc</text:p>
          </table:table-cell>
          <table:table-cell table:style-name="ce11" office:value-type="string" calcext:value-type="string">
            <text:p>Agent de liaison du processus</text:p>
          </table:table-cell>
          <table:table-cell table:style-name="ce11" table:number-columns-repeated="3"/>
          <table:table-cell table:style-name="ce10" table:formula="of:=[EN.F229]" office:value-type="float" office:value="0" calcext:value-type="float">
            <text:p/>
          </table:table-cell>
          <table:table-cell table:style-name="ce11" office:value-type="string" calcext:value-type="string">
            <text:p>Une personne ou un organisme responsable de la réalisation ou du déclenchement d'un processus effectué sur un ensemble de données.</text:p>
          </table:table-cell>
          <table:table-cell table:style-name="ce12" table:formula="of:=[EN.H229]" office:value-type="float" office:value="0" calcext:value-type="float">
            <text:p/>
          </table:table-cell>
          <table:table-cell table:style-name="ce12" table:formula="of:=[EN.I229]" office:value-type="string" office:string-value="2013-05-15:modified&#10;1970-01-01:new" calcext:value-type="string">
            <text:p>2013-05-15:modified</text:p>
            <text:p>1970-01-01:new</text:p>
          </table:table-cell>
          <table:table-cell table:style-name="ce13" table:formula="of:=IF([.A229]=[.D229];&quot;&quot;;&quot;DECALAGE&quot;)">
            <text:p/>
          </table:table-cell>
          <table:table-cell table:style-name="ce13" table:formula="of:=IF(AND(ISBLANK([.D229]);ISBLANK([.F229]));&quot;ND SANS USE&quot;;&quot;&quot;)">
            <text:p/>
          </table:table-cell>
          <table:table-cell table:style-name="ce13" table:formula="of:=IF(AND(NOT(ISBLANK([.D229]));ISBLANK([.J229]));&quot;DESCRIPTION MANQUANTE&quot;;&quot;&quot;)">
            <text:p/>
          </table:table-cell>
          <table:table-cell table:style-name="ce13" table:formula="of:=IF(MATCH([.E229];LabelFR;0) = ROW([.A229]); &quot;&quot;; &quot;DOUBLON LIGNE &quot; &amp; MATCH([.E229];LabelFR;0))">
            <text:p/>
          </table:table-cell>
          <table:table-cell table:number-columns-repeated="1003"/>
        </table:table-row>
        <table:table-row table:style-name="ro17">
          <table:table-cell table:style-name="ce6" table:formula="of:=[EN.A230]" office:value-type="string" office:string-value="prd" calcext:value-type="string">
            <text:p>prd</text:p>
          </table:table-cell>
          <table:table-cell table:style-name="ce8" table:formula="of:=[EN.B230]" office:value-type="string" office:string-value="Production personnel" calcext:value-type="string">
            <text:p>Production personnel</text:p>
          </table:table-cell>
          <table:table-cell table:style-name="ce8" table:formula="of:=[EN.G230]" office:value-type="string" office:string-value="A person or organization associated with the production (props, lighting, special effects, etc.) of a musical or dramatic presentation or entertainment" calcext:value-type="string">
            <text:p>A person or organization associated with the production (props, lighting, special effects, etc.) of a musical or dramatic presentation or entertainment</text:p>
          </table:table-cell>
          <table:table-cell table:style-name="ce11" office:value-type="string" calcext:value-type="string">
            <text:p>prd</text:p>
          </table:table-cell>
          <table:table-cell table:style-name="ce11" office:value-type="string" calcext:value-type="string">
            <text:p>Personnel de la réalisation</text:p>
          </table:table-cell>
          <table:table-cell table:style-name="ce11" table:number-columns-repeated="3"/>
          <table:table-cell table:style-name="ce10" table:formula="of:=[EN.F230]" office:value-type="float" office:value="0" calcext:value-type="float">
            <text:p/>
          </table:table-cell>
          <table:table-cell table:style-name="ce11" office:value-type="string" calcext:value-type="string">
            <text:p>Une personne qui gère les accessoires, l'éclairage, les effets spéciaux, etc. lors d'une représentation musicale ou théâtrale, un spectacle, etc.</text:p>
          </table:table-cell>
          <table:table-cell table:style-name="ce12" table:formula="of:=[EN.H230]" office:value-type="float" office:value="0" calcext:value-type="float">
            <text:p/>
          </table:table-cell>
          <table:table-cell table:style-name="ce12" table:formula="of:=[EN.I230]" office:value-type="string" office:string-value="2013-05-15:modified&#10;1970-01-01:new" calcext:value-type="string">
            <text:p>2013-05-15:modified</text:p>
            <text:p>1970-01-01:new</text:p>
          </table:table-cell>
          <table:table-cell table:style-name="ce13" table:formula="of:=IF([.A230]=[.D230];&quot;&quot;;&quot;DECALAGE&quot;)">
            <text:p/>
          </table:table-cell>
          <table:table-cell table:style-name="ce13" table:formula="of:=IF(AND(ISBLANK([.D230]);ISBLANK([.F230]));&quot;ND SANS USE&quot;;&quot;&quot;)">
            <text:p/>
          </table:table-cell>
          <table:table-cell table:style-name="ce13" table:formula="of:=IF(AND(NOT(ISBLANK([.D230]));ISBLANK([.J230]));&quot;DESCRIPTION MANQUANTE&quot;;&quot;&quot;)">
            <text:p/>
          </table:table-cell>
          <table:table-cell table:style-name="ce13" table:formula="of:=IF(MATCH([.E230];LabelFR;0) = ROW([.A230]); &quot;&quot;; &quot;DOUBLON LIGNE &quot; &amp; MATCH([.E230];LabelFR;0))">
            <text:p/>
          </table:table-cell>
          <table:table-cell table:number-columns-repeated="1003"/>
        </table:table-row>
        <table:table-row table:style-name="ro22">
          <table:table-cell table:style-name="ce6" table:formula="of:=[EN.A231]" office:value-type="string" office:string-value="pre" calcext:value-type="string">
            <text:p>pre</text:p>
          </table:table-cell>
          <table:table-cell table:style-name="ce8" table:formula="of:=[EN.B231]" office:value-type="string" office:string-value="Presenter" calcext:value-type="string">
            <text:p>Presenter</text:p>
          </table:table-cell>
          <table:table-cell table:style-name="ce8" table:formula="of:=[EN.G231]" office:value-type="string" office:string-value="A person or organization mentioned in an “X presents” credit for moving image materials and who is associated with production, finance, or distribution in some way.  A vanity credit;  in early years, normally the head of a studio" calcext:value-type="string">
            <text:p>A person or organization mentioned in an “X presents” credit for moving image materials and who is associated with production, finance, or distribution in some way. <text:s/>A vanity credit; <text:s/>in early years, normally the head of a studio</text:p>
          </table:table-cell>
          <table:table-cell table:style-name="ce10" office:value-type="string" calcext:value-type="string">
            <text:p>pre</text:p>
          </table:table-cell>
          <table:table-cell table:style-name="ce10" office:value-type="string" calcext:value-type="string">
            <text:p>Crédité au générique</text:p>
          </table:table-cell>
          <table:table-cell table:style-name="ce10"/>
          <table:table-cell table:style-name="ce11" table:number-columns-repeated="2"/>
          <table:table-cell table:style-name="ce10" table:formula="of:=[EN.F231]" office:value-type="float" office:value="0" calcext:value-type="float">
            <text:p/>
          </table:table-cell>
          <table:table-cell table:style-name="ce10" office:value-type="string" calcext:value-type="string">
            <text:p>Une personne ou un organisme mentionné dans le générique d'un film ou d'une vidéo sous la forme "X présente" et qui est associé d'une façon ou d'une autre à la production, aux finances, ou à la distribution du film ("crédit de vanité", studio de production).</text:p>
          </table:table-cell>
          <table:table-cell table:style-name="ce12" table:formula="of:=[EN.H231]" office:value-type="string" office:string-value="includes one sentence from FIAF def" calcext:value-type="string">
            <text:p>includes one sentence from FIAF def</text:p>
          </table:table-cell>
          <table:table-cell table:style-name="ce12" table:formula="of:=[EN.I231]" office:value-type="string" office:string-value="2013-05-15:new" calcext:value-type="string">
            <text:p>2013-05-15:new</text:p>
          </table:table-cell>
          <table:table-cell table:style-name="ce13" table:formula="of:=IF([.A231]=[.D231];&quot;&quot;;&quot;DECALAGE&quot;)">
            <text:p/>
          </table:table-cell>
          <table:table-cell table:style-name="ce13" table:formula="of:=IF(AND(ISBLANK([.D231]);ISBLANK([.F231]));&quot;ND SANS USE&quot;;&quot;&quot;)">
            <text:p/>
          </table:table-cell>
          <table:table-cell table:style-name="ce13" table:formula="of:=IF(AND(NOT(ISBLANK([.D231]));ISBLANK([.J231]));&quot;DESCRIPTION MANQUANTE&quot;;&quot;&quot;)">
            <text:p/>
          </table:table-cell>
          <table:table-cell table:style-name="ce13" table:formula="of:=IF(MATCH([.E231];LabelFR;0) = ROW([.A231]); &quot;&quot;; &quot;DOUBLON LIGNE &quot; &amp; MATCH([.E231];LabelFR;0))">
            <text:p/>
          </table:table-cell>
          <table:table-cell table:number-columns-repeated="1003"/>
        </table:table-row>
        <table:table-row table:style-name="ro9">
          <table:table-cell table:style-name="ce6" table:formula="of:=[EN.A232]" office:value-type="string" office:string-value="prf" calcext:value-type="string">
            <text:p>prf</text:p>
          </table:table-cell>
          <table:table-cell table:style-name="ce8" table:formula="of:=[EN.B232]" office:value-type="string" office:string-value="Performer" calcext:value-type="string">
            <text:p>Performer</text:p>
          </table:table-cell>
          <table:table-cell table:style-name="ce8" table:formula="of:=[EN.G232]" office:value-type="string" office:string-value="A person contributing to a resource by performing music, acting, dancing, speaking, etc., often in a musical or dramatic presentation, etc. If specific codes are used, [prf] is used for a person whose principal skill is not known or specified" calcext:value-type="string">
            <text:p>A person contributing to a resource by performing music, acting, dancing, speaking, etc., often in a musical or dramatic presentation, etc. If specific codes are used, [prf] is used for a person whose principal skill is not known or specified</text:p>
          </table:table-cell>
          <table:table-cell table:style-name="ce11" office:value-type="string" calcext:value-type="string">
            <text:p>prf</text:p>
          </table:table-cell>
          <table:table-cell table:style-name="ce11" office:value-type="string" calcext:value-type="string">
            <text:p>Interprète</text:p>
          </table:table-cell>
          <table:table-cell table:style-name="ce11" table:number-columns-repeated="3"/>
          <table:table-cell table:style-name="ce10" table:formula="of:=[EN.F232]" office:value-type="float" office:value="0" calcext:value-type="float">
            <text:p/>
          </table:table-cell>
          <table:table-cell table:style-name="ce11" office:value-type="string" calcext:value-type="string">
            <text:p>Une personne qui contribue à une œuvre en tant que musicien, acteur, danseur, orateur, etc. en général dans une représentation musicale ou théâtrale, etc. Si des termes spécifiques sont utilisés par ailleurs, Interprète est utilisé pour des personnes dont le talent principal n'est pas indiqué.</text:p>
          </table:table-cell>
          <table:table-cell table:style-name="ce12" table:formula="of:=[EN.H232]" office:value-type="string" office:string-value="Changed MARC def" calcext:value-type="string">
            <text:p>Changed MARC def</text:p>
          </table:table-cell>
          <table:table-cell table:style-name="ce12" table:formula="of:=[EN.I232]" office:value-type="string" office:string-value="2013-05-15:modified&#10;1970-01-01:new" calcext:value-type="string">
            <text:p>2013-05-15:modified</text:p>
            <text:p>1970-01-01:new</text:p>
          </table:table-cell>
          <table:table-cell table:style-name="ce13" table:formula="of:=IF([.A232]=[.D232];&quot;&quot;;&quot;DECALAGE&quot;)">
            <text:p/>
          </table:table-cell>
          <table:table-cell table:style-name="ce13" table:formula="of:=IF(AND(ISBLANK([.D232]);ISBLANK([.F232]));&quot;ND SANS USE&quot;;&quot;&quot;)">
            <text:p/>
          </table:table-cell>
          <table:table-cell table:style-name="ce13" table:formula="of:=IF(AND(NOT(ISBLANK([.D232]));ISBLANK([.J232]));&quot;DESCRIPTION MANQUANTE&quot;;&quot;&quot;)">
            <text:p/>
          </table:table-cell>
          <table:table-cell table:style-name="ce13" table:formula="of:=IF(MATCH([.E232];LabelFR;0) = ROW([.A232]); &quot;&quot;; &quot;DOUBLON LIGNE &quot; &amp; MATCH([.E232];LabelFR;0))">
            <text:p/>
          </table:table-cell>
          <table:table-cell table:number-columns-repeated="1003"/>
        </table:table-row>
        <table:table-row table:style-name="ro17">
          <table:table-cell table:style-name="ce6" table:formula="of:=[EN.A233]" office:value-type="string" office:string-value="prg" calcext:value-type="string">
            <text:p>prg</text:p>
          </table:table-cell>
          <table:table-cell table:style-name="ce8" table:formula="of:=[EN.B233]" office:value-type="string" office:string-value="Programmer" calcext:value-type="string">
            <text:p>Programmer</text:p>
          </table:table-cell>
          <table:table-cell table:style-name="ce8" table:formula="of:=[EN.G233]" office:value-type="string" office:string-value="A person, family, or organization responsible for creating a computer program" calcext:value-type="string">
            <text:p>A person, family, or organization responsible for creating a computer program</text:p>
          </table:table-cell>
          <table:table-cell table:style-name="ce11" office:value-type="string" calcext:value-type="string">
            <text:p>prg</text:p>
          </table:table-cell>
          <table:table-cell table:style-name="ce11" office:value-type="string" calcext:value-type="string">
            <text:p>Programmeur</text:p>
          </table:table-cell>
          <table:table-cell table:style-name="ce11" table:number-columns-repeated="3"/>
          <table:table-cell table:style-name="ce10" table:formula="of:=[EN.F233]" office:value-type="float" office:value="0" calcext:value-type="float">
            <text:p/>
          </table:table-cell>
          <table:table-cell table:style-name="ce11" office:value-type="string" calcext:value-type="string">
            <text:p>Une personne ou un organisme responsable de la création d'un logiciel.</text:p>
          </table:table-cell>
          <table:table-cell table:style-name="ce12" table:formula="of:=[EN.H233]" office:value-type="string" office:string-value="Changed MARC def" calcext:value-type="string">
            <text:p>Changed MARC def</text:p>
          </table:table-cell>
          <table:table-cell table:style-name="ce12" table:formula="of:=[EN.I233]" office:value-type="string" office:string-value="2013-05-15:modified&#10;1970-01-01:new" calcext:value-type="string">
            <text:p>2013-05-15:modified</text:p>
            <text:p>1970-01-01:new</text:p>
          </table:table-cell>
          <table:table-cell table:style-name="ce13" table:formula="of:=IF([.A233]=[.D233];&quot;&quot;;&quot;DECALAGE&quot;)">
            <text:p/>
          </table:table-cell>
          <table:table-cell table:style-name="ce13" table:formula="of:=IF(AND(ISBLANK([.D233]);ISBLANK([.F233]));&quot;ND SANS USE&quot;;&quot;&quot;)">
            <text:p/>
          </table:table-cell>
          <table:table-cell table:style-name="ce13" table:formula="of:=IF(AND(NOT(ISBLANK([.D233]));ISBLANK([.J233]));&quot;DESCRIPTION MANQUANTE&quot;;&quot;&quot;)">
            <text:p/>
          </table:table-cell>
          <table:table-cell table:style-name="ce13" table:formula="of:=IF(MATCH([.E233];LabelFR;0) = ROW([.A233]); &quot;&quot;; &quot;DOUBLON LIGNE &quot; &amp; MATCH([.E233];LabelFR;0))">
            <text:p/>
          </table:table-cell>
          <table:table-cell table:number-columns-repeated="1003"/>
        </table:table-row>
        <table:table-row table:style-name="ro17">
          <table:table-cell table:style-name="ce6" table:formula="of:=[EN.A234]" office:value-type="string" office:string-value="prm" calcext:value-type="string">
            <text:p>prm</text:p>
          </table:table-cell>
          <table:table-cell table:style-name="ce8" table:formula="of:=[EN.B234]" office:value-type="string" office:string-value="Printmaker" calcext:value-type="string">
            <text:p>Printmaker</text:p>
          </table:table-cell>
          <table:table-cell table:style-name="ce8" table:formula="of:=[EN.G234]" office:value-type="string" office:string-value="A person or organization who makes a relief, intaglio, or planographic printing surface" calcext:value-type="string">
            <text:p>A person or organization who makes a relief, intaglio, or planographic printing surface</text:p>
          </table:table-cell>
          <table:table-cell table:style-name="ce11" office:value-type="string" calcext:value-type="string">
            <text:p>prm</text:p>
          </table:table-cell>
          <table:table-cell table:style-name="ce11" office:value-type="string" calcext:value-type="string">
            <text:p>Graveur (arts visuels)</text:p>
          </table:table-cell>
          <table:table-cell table:style-name="ce11" table:number-columns-repeated="3"/>
          <table:table-cell table:style-name="ce10" table:formula="of:=[EN.F234]" office:value-type="float" office:value="0" calcext:value-type="float">
            <text:p/>
          </table:table-cell>
          <table:table-cell table:style-name="ce11" office:value-type="string" calcext:value-type="string">
            <text:p>Une personne ou un organisme qui crée une surface d'impression en relief, en creux ou à plat.</text:p>
          </table:table-cell>
          <table:table-cell table:style-name="ce12" table:formula="of:=[EN.H234]" office:value-type="float" office:value="0" calcext:value-type="float">
            <text:p/>
          </table:table-cell>
          <table:table-cell table:style-name="ce12" table:formula="of:=[EN.I234]" office:value-type="string" office:string-value="2013-05-15:modified&#10;1970-01-01:new" calcext:value-type="string">
            <text:p>2013-05-15:modified</text:p>
            <text:p>1970-01-01:new</text:p>
          </table:table-cell>
          <table:table-cell table:style-name="ce13" table:formula="of:=IF([.A234]=[.D234];&quot;&quot;;&quot;DECALAGE&quot;)">
            <text:p/>
          </table:table-cell>
          <table:table-cell table:style-name="ce13" table:formula="of:=IF(AND(ISBLANK([.D234]);ISBLANK([.F234]));&quot;ND SANS USE&quot;;&quot;&quot;)">
            <text:p/>
          </table:table-cell>
          <table:table-cell table:style-name="ce13" table:formula="of:=IF(AND(NOT(ISBLANK([.D234]));ISBLANK([.J234]));&quot;DESCRIPTION MANQUANTE&quot;;&quot;&quot;)">
            <text:p/>
          </table:table-cell>
          <table:table-cell table:style-name="ce13" table:formula="of:=IF(MATCH([.E234];LabelFR;0) = ROW([.A234]); &quot;&quot;; &quot;DOUBLON LIGNE &quot; &amp; MATCH([.E234];LabelFR;0))" office:value-type="string" office:string-value="" calcext:value-type="error">
            <text:p/>
          </table:table-cell>
          <table:table-cell table:number-columns-repeated="1003"/>
        </table:table-row>
        <table:table-row table:style-name="ro18">
          <table:table-cell table:style-name="ce6" table:formula="of:=[EN.A235]" office:value-type="string" office:string-value="prn" calcext:value-type="string">
            <text:p>prn</text:p>
          </table:table-cell>
          <table:table-cell table:style-name="ce8" table:formula="of:=[EN.B235]" office:value-type="string" office:string-value="Production company" calcext:value-type="string">
            <text:p>Production company</text:p>
          </table:table-cell>
          <table:table-cell table:style-name="ce8" table:formula="of:=[EN.G235]" office:value-type="string" office:string-value="An organization that is responsible for financial, technical, and organizational management of a production for stage, screen, audio recording, television, webcast, etc." calcext:value-type="string">
            <text:p>An organization that is responsible for financial, technical, and organizational management of a production for stage, screen, audio recording, television, webcast, etc.</text:p>
          </table:table-cell>
          <table:table-cell table:style-name="ce10" office:value-type="string" calcext:value-type="string">
            <text:p>prn</text:p>
          </table:table-cell>
          <table:table-cell table:style-name="ce10" office:value-type="string" calcext:value-type="string">
            <text:p>Société de production</text:p>
          </table:table-cell>
          <table:table-cell table:style-name="ce10"/>
          <table:table-cell table:style-name="ce11" table:number-columns-repeated="2"/>
          <table:table-cell table:style-name="ce10" table:formula="of:=[EN.F235]" office:value-type="float" office:value="0" calcext:value-type="float">
            <text:p/>
          </table:table-cell>
          <table:table-cell table:style-name="ce10" office:value-type="string" calcext:value-type="string">
            <text:p>Un organisme qui est responsable de la gestion financière, technique et organisationnelle d'une production : scène, écran, enregistrement audio, télévision, webcast, etc.</text:p>
          </table:table-cell>
          <table:table-cell table:style-name="ce12" table:formula="of:=[EN.H235]" office:value-type="float" office:value="0" calcext:value-type="float">
            <text:p/>
          </table:table-cell>
          <table:table-cell table:style-name="ce12" table:formula="of:=[EN.I235]" office:value-type="string" office:string-value="2014-02-04:Altered definition&#10;2013-05-15:new" calcext:value-type="string">
            <text:p>2014-02-04:Altered definition</text:p>
            <text:p>2013-05-15:new</text:p>
          </table:table-cell>
          <table:table-cell table:style-name="ce13" table:formula="of:=IF([.A235]=[.D235];&quot;&quot;;&quot;DECALAGE&quot;)">
            <text:p/>
          </table:table-cell>
          <table:table-cell table:style-name="ce13" table:formula="of:=IF(AND(ISBLANK([.D235]);ISBLANK([.F235]));&quot;ND SANS USE&quot;;&quot;&quot;)">
            <text:p/>
          </table:table-cell>
          <table:table-cell table:style-name="ce13" table:formula="of:=IF(AND(NOT(ISBLANK([.D235]));ISBLANK([.J235]));&quot;DESCRIPTION MANQUANTE&quot;;&quot;&quot;)">
            <text:p/>
          </table:table-cell>
          <table:table-cell table:style-name="ce13" table:formula="of:=IF(MATCH([.E235];LabelFR;0) = ROW([.A235]); &quot;&quot;; &quot;DOUBLON LIGNE &quot; &amp; MATCH([.E235];LabelFR;0))">
            <text:p/>
          </table:table-cell>
          <table:table-cell table:number-columns-repeated="1003"/>
        </table:table-row>
        <table:table-row table:style-name="ro16">
          <table:table-cell table:style-name="ce6" table:formula="of:=[EN.A236]" office:value-type="string" office:string-value="pro" calcext:value-type="string">
            <text:p>pro</text:p>
          </table:table-cell>
          <table:table-cell table:style-name="ce8" table:formula="of:=[EN.B236]" office:value-type="string" office:string-value="Producer" calcext:value-type="string">
            <text:p>Producer</text:p>
          </table:table-cell>
          <table:table-cell table:style-name="ce8" table:formula="of:=[EN.G236]" office:value-type="string" office:string-value="A person, family, or organization responsible for most of the business aspects of a production for screen, audio recording, television, webcast, etc. The producer is generally responsible for fund raising, managing the production, hiring key personnel, arranging for distributors, etc." calcext:value-type="string">
            <text:p>A person, family, or organization responsible for most of the business aspects of a production for screen, audio recording, television, webcast, etc. The producer is generally responsible for fund raising, managing the production, hiring key personnel, arranging for distributors, etc.</text:p>
          </table:table-cell>
          <table:table-cell table:style-name="ce11" office:value-type="string" calcext:value-type="string">
            <text:p>pro</text:p>
          </table:table-cell>
          <table:table-cell table:style-name="ce11" office:value-type="string" calcext:value-type="string">
            <text:p>Producteur</text:p>
          </table:table-cell>
          <table:table-cell table:style-name="ce11" table:number-columns-repeated="3"/>
          <table:table-cell table:style-name="ce10" table:formula="of:=[EN.F236]" office:value-type="float" office:value="0" calcext:value-type="float">
            <text:p/>
          </table:table-cell>
          <table:table-cell table:style-name="ce11" office:value-type="string" calcext:value-type="string">
            <text:p>Une personne, un groupe ou un organisme responsable de la plupart des aspects commerciaux liés à la production d'un film, d'une émission de radio, de télévision, etc. Le producteur est en général responsable du financement, de la gestion de la production, de l'embauche des personnes clés, de l'organisation de la distribution, etc.</text:p>
          </table:table-cell>
          <table:table-cell table:style-name="ce12" table:formula="of:=[EN.H236]" office:value-type="string" office:string-value="Changed MARC def" calcext:value-type="string">
            <text:p>Changed MARC def</text:p>
          </table:table-cell>
          <table:table-cell table:style-name="ce12" table:formula="of:=[EN.I236]" office:value-type="string" office:string-value="2014-02-04:Altered definition&#10;2013-05-15:modified&#10;1970-01-01:new" calcext:value-type="string">
            <text:p>2014-02-04:Altered definition</text:p>
            <text:p>2013-05-15:modified</text:p>
            <text:p>1970-01-01:new</text:p>
          </table:table-cell>
          <table:table-cell table:style-name="ce13" table:formula="of:=IF([.A236]=[.D236];&quot;&quot;;&quot;DECALAGE&quot;)">
            <text:p/>
          </table:table-cell>
          <table:table-cell table:style-name="ce13" table:formula="of:=IF(AND(ISBLANK([.D236]);ISBLANK([.F236]));&quot;ND SANS USE&quot;;&quot;&quot;)">
            <text:p/>
          </table:table-cell>
          <table:table-cell table:style-name="ce13" table:formula="of:=IF(AND(NOT(ISBLANK([.D236]));ISBLANK([.J236]));&quot;DESCRIPTION MANQUANTE&quot;;&quot;&quot;)">
            <text:p/>
          </table:table-cell>
          <table:table-cell table:style-name="ce13" table:formula="of:=IF(MATCH([.E236];LabelFR;0) = ROW([.A236]); &quot;&quot;; &quot;DOUBLON LIGNE &quot; &amp; MATCH([.E236];LabelFR;0))">
            <text:p/>
          </table:table-cell>
          <table:table-cell table:number-columns-repeated="1003"/>
        </table:table-row>
        <table:table-row table:style-name="ro17">
          <table:table-cell table:style-name="ce6" table:formula="of:=[EN.A237]" office:value-type="string" office:string-value="prp" calcext:value-type="string">
            <text:p>prp</text:p>
          </table:table-cell>
          <table:table-cell table:style-name="ce8" table:formula="of:=[EN.B237]" office:value-type="string" office:string-value="Production place" calcext:value-type="string">
            <text:p>Production place</text:p>
          </table:table-cell>
          <table:table-cell table:style-name="ce8" table:formula="of:=[EN.G237]" office:value-type="string" office:string-value="The place of production (e.g., inscription, fabrication, construction, etc.) of a resource in an unpublished form" calcext:value-type="string">
            <text:p>The place of production (e.g., inscription, fabrication, construction, etc.) of a resource in an unpublished form</text:p>
          </table:table-cell>
          <table:table-cell table:style-name="ce10" office:value-type="string" calcext:value-type="string">
            <text:p>prp</text:p>
          </table:table-cell>
          <table:table-cell table:style-name="ce10" office:value-type="string" calcext:value-type="string">
            <text:p>Lieu de production</text:p>
          </table:table-cell>
          <table:table-cell table:style-name="ce10"/>
          <table:table-cell table:style-name="ce11" table:number-columns-repeated="2"/>
          <table:table-cell table:style-name="ce10" table:formula="of:=[EN.F237]" office:value-type="float" office:value="0" calcext:value-type="float">
            <text:p/>
          </table:table-cell>
          <table:table-cell table:style-name="ce10" office:value-type="string" calcext:value-type="string">
            <text:p>Le lieu de production d'une œuvre non publiée (par exemple l'endroit ou elle a été créée, fabriquée, construite, etc.</text:p>
          </table:table-cell>
          <table:table-cell table:style-name="ce12" table:formula="of:=[EN.H237]" office:value-type="float" office:value="0" calcext:value-type="float">
            <text:p/>
          </table:table-cell>
          <table:table-cell table:style-name="ce12" table:formula="of:=[EN.I237]" office:value-type="string" office:string-value="2013-05-15:modified&#10;1970-01-01:new" calcext:value-type="string">
            <text:p>2013-05-15:modified</text:p>
            <text:p>1970-01-01:new</text:p>
          </table:table-cell>
          <table:table-cell table:style-name="ce13" table:formula="of:=IF([.A237]=[.D237];&quot;&quot;;&quot;DECALAGE&quot;)">
            <text:p/>
          </table:table-cell>
          <table:table-cell table:style-name="ce13" table:formula="of:=IF(AND(ISBLANK([.D237]);ISBLANK([.F237]));&quot;ND SANS USE&quot;;&quot;&quot;)">
            <text:p/>
          </table:table-cell>
          <table:table-cell table:style-name="ce13" table:formula="of:=IF(AND(NOT(ISBLANK([.D237]));ISBLANK([.J237]));&quot;DESCRIPTION MANQUANTE&quot;;&quot;&quot;)">
            <text:p/>
          </table:table-cell>
          <table:table-cell table:style-name="ce13" table:formula="of:=IF(MATCH([.E237];LabelFR;0) = ROW([.A237]); &quot;&quot;; &quot;DOUBLON LIGNE &quot; &amp; MATCH([.E237];LabelFR;0))">
            <text:p/>
          </table:table-cell>
          <table:table-cell table:number-columns-repeated="1003"/>
        </table:table-row>
        <table:table-row table:style-name="ro21">
          <table:table-cell table:style-name="ce6" table:formula="of:=[EN.A238]" office:value-type="string" office:string-value="prs" calcext:value-type="string">
            <text:p>prs</text:p>
          </table:table-cell>
          <table:table-cell table:style-name="ce8" table:formula="of:=[EN.B238]" office:value-type="string" office:string-value="Production designer" calcext:value-type="string">
            <text:p>Production designer</text:p>
          </table:table-cell>
          <table:table-cell table:style-name="ce8" table:formula="of:=[EN.G238]" office:value-type="string" office:string-value="A person or organization responsible for designing the overall visual appearance of a moving image production" calcext:value-type="string">
            <text:p>A person or organization responsible for designing the overall visual appearance of a moving image production</text:p>
          </table:table-cell>
          <table:table-cell table:style-name="ce10" office:value-type="string" calcext:value-type="string">
            <text:p>prs</text:p>
          </table:table-cell>
          <table:table-cell table:style-name="ce10" office:value-type="string" calcext:value-type="string">
            <text:p>Architecte décorateur</text:p>
          </table:table-cell>
          <table:table-cell table:style-name="ce10"/>
          <table:table-cell table:style-name="ce11" table:number-columns-repeated="2"/>
          <table:table-cell table:style-name="ce10" table:formula="of:=[EN.F238]" office:value-type="float" office:value="0" calcext:value-type="float">
            <text:p/>
          </table:table-cell>
          <table:table-cell table:style-name="ce10" office:value-type="string" calcext:value-type="string">
            <text:p>Une personne ou un organisme responsable de l'ensemble des aspects visuels d'un film.</text:p>
          </table:table-cell>
          <table:table-cell table:style-name="ce12" table:formula="of:=[EN.H238]" office:value-type="float" office:value="0" calcext:value-type="float">
            <text:p/>
          </table:table-cell>
          <table:table-cell table:style-name="ce12" table:formula="of:=[EN.I238]" office:value-type="string" office:string-value="2013-05-15:new" calcext:value-type="string">
            <text:p>2013-05-15:new</text:p>
          </table:table-cell>
          <table:table-cell table:style-name="ce13" table:formula="of:=IF([.A238]=[.D238];&quot;&quot;;&quot;DECALAGE&quot;)">
            <text:p/>
          </table:table-cell>
          <table:table-cell table:style-name="ce13" table:formula="of:=IF(AND(ISBLANK([.D238]);ISBLANK([.F238]));&quot;ND SANS USE&quot;;&quot;&quot;)">
            <text:p/>
          </table:table-cell>
          <table:table-cell table:style-name="ce13" table:formula="of:=IF(AND(NOT(ISBLANK([.D238]));ISBLANK([.J238]));&quot;DESCRIPTION MANQUANTE&quot;;&quot;&quot;)">
            <text:p/>
          </table:table-cell>
          <table:table-cell table:style-name="ce13" table:formula="of:=IF(MATCH([.E238];LabelFR;0) = ROW([.A238]); &quot;&quot;; &quot;DOUBLON LIGNE &quot; &amp; MATCH([.E238];LabelFR;0))">
            <text:p/>
          </table:table-cell>
          <table:table-cell table:number-columns-repeated="1003"/>
        </table:table-row>
        <table:table-row table:style-name="ro9">
          <table:table-cell table:style-name="ce6" table:formula="of:=[EN.A239]" office:value-type="string" office:string-value="prt" calcext:value-type="string">
            <text:p>prt</text:p>
          </table:table-cell>
          <table:table-cell table:style-name="ce8" table:formula="of:=[EN.B239]" office:value-type="string" office:string-value="Printer" calcext:value-type="string">
            <text:p>Printer</text:p>
          </table:table-cell>
          <table:table-cell table:style-name="ce8" table:formula="of:=[EN.G239]" office:value-type="string" office:string-value="A person, family, or organization involved in manufacturing a manifestation of printed text, notated music, etc., from type or plates, such as a book, newspaper, magazine, broadside, score, etc" calcext:value-type="string">
            <text:p>A person, family, or organization involved in manufacturing a manifestation of printed text, notated music, etc., from type or plates, such as a book, newspaper, magazine, broadside, score, etc</text:p>
          </table:table-cell>
          <table:table-cell table:style-name="ce11" office:value-type="string" calcext:value-type="string">
            <text:p>prt</text:p>
          </table:table-cell>
          <table:table-cell table:style-name="ce11" office:value-type="string" calcext:value-type="string">
            <text:p>Imprimeur</text:p>
          </table:table-cell>
          <table:table-cell table:style-name="ce11" table:number-columns-repeated="3"/>
          <table:table-cell table:style-name="ce10" table:formula="of:=[EN.F239]" office:value-type="float" office:value="0" calcext:value-type="float">
            <text:p/>
          </table:table-cell>
          <table:table-cell table:style-name="ce11" office:value-type="string" calcext:value-type="string">
            <text:p>Une personne, un groupe ou un organisme ou tout organisme impliqué dans la reproduction d'un texte imprimé, d'une partition de musique, etc. à partir d'une épreuve ou de planches : livres, journaux, magazines, posters, partitions, etc.</text:p>
          </table:table-cell>
          <table:table-cell table:style-name="ce12" table:formula="of:=[EN.H239]" office:value-type="string" office:string-value="Changed MARC def" calcext:value-type="string">
            <text:p>Changed MARC def</text:p>
          </table:table-cell>
          <table:table-cell table:style-name="ce12" table:formula="of:=[EN.I239]" office:value-type="string" office:string-value="2013-05-15:modified&#10;1970-01-01:new" calcext:value-type="string">
            <text:p>2013-05-15:modified</text:p>
            <text:p>1970-01-01:new</text:p>
          </table:table-cell>
          <table:table-cell table:style-name="ce13" table:formula="of:=IF([.A239]=[.D239];&quot;&quot;;&quot;DECALAGE&quot;)">
            <text:p/>
          </table:table-cell>
          <table:table-cell table:style-name="ce13" table:formula="of:=IF(AND(ISBLANK([.D239]);ISBLANK([.F239]));&quot;ND SANS USE&quot;;&quot;&quot;)">
            <text:p/>
          </table:table-cell>
          <table:table-cell table:style-name="ce13" table:formula="of:=IF(AND(NOT(ISBLANK([.D239]));ISBLANK([.J239]));&quot;DESCRIPTION MANQUANTE&quot;;&quot;&quot;)">
            <text:p/>
          </table:table-cell>
          <table:table-cell table:style-name="ce13" table:formula="of:=IF(MATCH([.E239];LabelFR;0) = ROW([.A239]); &quot;&quot;; &quot;DOUBLON LIGNE &quot; &amp; MATCH([.E239];LabelFR;0))">
            <text:p/>
          </table:table-cell>
          <table:table-cell table:number-columns-repeated="1003"/>
        </table:table-row>
        <table:table-row table:style-name="ro18">
          <table:table-cell table:style-name="ce6" table:formula="of:=[EN.A240]" office:value-type="string" office:string-value="prv" calcext:value-type="string">
            <text:p>prv</text:p>
          </table:table-cell>
          <table:table-cell table:style-name="ce8" table:formula="of:=[EN.B240]" office:value-type="string" office:string-value="Provider" calcext:value-type="string">
            <text:p>Provider</text:p>
          </table:table-cell>
          <table:table-cell table:style-name="ce8" table:formula="of:=[EN.G240]" office:value-type="string" office:string-value="A person or organization who produces, publishes, manufactures, or distributes a resource if specific codes are not desired (e.g. [mfr], [pbl])" calcext:value-type="string">
            <text:p>A person or organization who produces, publishes, manufactures, or distributes a resource if specific codes are not desired (e.g. [mfr], [pbl])</text:p>
          </table:table-cell>
          <table:table-cell table:style-name="ce10" office:value-type="string" calcext:value-type="string">
            <text:p>prv</text:p>
          </table:table-cell>
          <table:table-cell table:style-name="ce10" office:value-type="string" calcext:value-type="string">
            <text:p>Fournisseur</text:p>
          </table:table-cell>
          <table:table-cell table:style-name="ce10"/>
          <table:table-cell table:style-name="ce11" table:number-columns-repeated="2"/>
          <table:table-cell table:style-name="ce10" table:formula="of:=[EN.F240]" office:value-type="float" office:value="0" calcext:value-type="float">
            <text:p/>
          </table:table-cell>
          <table:table-cell table:style-name="ce10" office:value-type="string" calcext:value-type="string">
            <text:p>Une personne ou un organisme qui produit, édite, fabrique ou distribue une ressource. Terme générique à utiliser si vous ne souhaitez pas employer un terme plus spécifique comme fabriquant (mfr), éditeur (pbl), etc.</text:p>
          </table:table-cell>
          <table:table-cell table:style-name="ce12" table:formula="of:=[EN.H240]" office:value-type="float" office:value="0" calcext:value-type="float">
            <text:p/>
          </table:table-cell>
          <table:table-cell table:style-name="ce12" table:formula="of:=[EN.I240]" office:value-type="string" office:string-value="2013-05-15:modified&#10;1970-01-01:new" calcext:value-type="string">
            <text:p>2013-05-15:modified</text:p>
            <text:p>1970-01-01:new</text:p>
          </table:table-cell>
          <table:table-cell table:style-name="ce13" table:formula="of:=IF([.A240]=[.D240];&quot;&quot;;&quot;DECALAGE&quot;)">
            <text:p/>
          </table:table-cell>
          <table:table-cell table:style-name="ce13" table:formula="of:=IF(AND(ISBLANK([.D240]);ISBLANK([.F240]));&quot;ND SANS USE&quot;;&quot;&quot;)">
            <text:p/>
          </table:table-cell>
          <table:table-cell table:style-name="ce13" table:formula="of:=IF(AND(NOT(ISBLANK([.D240]));ISBLANK([.J240]));&quot;DESCRIPTION MANQUANTE&quot;;&quot;&quot;)">
            <text:p/>
          </table:table-cell>
          <table:table-cell table:style-name="ce13" table:formula="of:=IF(MATCH([.E240];LabelFR;0) = ROW([.A240]); &quot;&quot;; &quot;DOUBLON LIGNE &quot; &amp; MATCH([.E240];LabelFR;0))">
            <text:p/>
          </table:table-cell>
          <table:table-cell table:number-columns-repeated="1003"/>
        </table:table-row>
        <table:table-row table:style-name="ro17">
          <table:table-cell table:style-name="ce6" table:formula="of:=[EN.A241]" office:value-type="string" office:string-value="pta" calcext:value-type="string">
            <text:p>pta</text:p>
          </table:table-cell>
          <table:table-cell table:style-name="ce8" table:formula="of:=[EN.B241]" office:value-type="string" office:string-value="Patent applicant" calcext:value-type="string">
            <text:p>Patent applicant</text:p>
          </table:table-cell>
          <table:table-cell table:style-name="ce8" table:formula="of:=[EN.G241]" office:value-type="string" office:string-value="A person or organization that applied for a patent" calcext:value-type="string">
            <text:p>A person or organization that applied for a patent</text:p>
          </table:table-cell>
          <table:table-cell table:style-name="ce11" office:value-type="string" calcext:value-type="string">
            <text:p>pta</text:p>
          </table:table-cell>
          <table:table-cell table:style-name="ce11" office:value-type="string" calcext:value-type="string">
            <text:p>Demandeur de brevet</text:p>
          </table:table-cell>
          <table:table-cell table:style-name="ce11" table:number-columns-repeated="3"/>
          <table:table-cell table:style-name="ce10" table:formula="of:=[EN.F241]" office:value-type="float" office:value="0" calcext:value-type="float">
            <text:p/>
          </table:table-cell>
          <table:table-cell table:style-name="ce11" office:value-type="string" calcext:value-type="string">
            <text:p>Une personne ou un organisme qui présente une demande de brevet.</text:p>
          </table:table-cell>
          <table:table-cell table:style-name="ce12" table:formula="of:=[EN.H241]" office:value-type="float" office:value="0" calcext:value-type="float">
            <text:p/>
          </table:table-cell>
          <table:table-cell table:style-name="ce12" table:formula="of:=[EN.I241]" office:value-type="string" office:string-value="2013-05-15:modified&#10;1970-01-01:new" calcext:value-type="string">
            <text:p>2013-05-15:modified</text:p>
            <text:p>1970-01-01:new</text:p>
          </table:table-cell>
          <table:table-cell table:style-name="ce13" table:formula="of:=IF([.A241]=[.D241];&quot;&quot;;&quot;DECALAGE&quot;)">
            <text:p/>
          </table:table-cell>
          <table:table-cell table:style-name="ce13" table:formula="of:=IF(AND(ISBLANK([.D241]);ISBLANK([.F241]));&quot;ND SANS USE&quot;;&quot;&quot;)">
            <text:p/>
          </table:table-cell>
          <table:table-cell table:style-name="ce13" table:formula="of:=IF(AND(NOT(ISBLANK([.D241]));ISBLANK([.J241]));&quot;DESCRIPTION MANQUANTE&quot;;&quot;&quot;)">
            <text:p/>
          </table:table-cell>
          <table:table-cell table:style-name="ce13" table:formula="of:=IF(MATCH([.E241];LabelFR;0) = ROW([.A241]); &quot;&quot;; &quot;DOUBLON LIGNE &quot; &amp; MATCH([.E241];LabelFR;0))">
            <text:p/>
          </table:table-cell>
          <table:table-cell table:number-columns-repeated="1003"/>
        </table:table-row>
        <table:table-row table:style-name="ro7">
          <table:table-cell table:style-name="ce6" table:formula="of:=[EN.A242]" office:value-type="string" office:string-value="pte" calcext:value-type="string">
            <text:p>pte</text:p>
          </table:table-cell>
          <table:table-cell table:style-name="ce8" table:formula="of:=[EN.B242]" office:value-type="string" office:string-value="Plaintiff-appellee" calcext:value-type="string">
            <text:p>Plaintiff-appellee</text:p>
          </table:table-cell>
          <table:table-cell table:style-name="ce8" table:formula="of:=[EN.G242]" office:value-type="string" office:string-value="A plaintiff against whom an appeal is taken from one court or jurisdiction to another to reverse the judgment, usually in a legal proceeding" calcext:value-type="string">
            <text:p>A plaintiff against whom an appeal is taken from one court or jurisdiction to another to reverse the judgment, usually in a legal proceeding</text:p>
          </table:table-cell>
          <table:table-cell table:style-name="ce11" office:value-type="string" calcext:value-type="string">
            <text:p>pte</text:p>
          </table:table-cell>
          <table:table-cell table:style-name="ce11" office:value-type="string" calcext:value-type="string">
            <text:p>Demandeur-intimé</text:p>
          </table:table-cell>
          <table:table-cell table:style-name="ce11" table:number-columns-repeated="3"/>
          <table:table-cell table:style-name="ce10" table:formula="of:=[EN.F242]" office:value-type="float" office:value="0" calcext:value-type="float">
            <text:p/>
          </table:table-cell>
          <table:table-cell table:style-name="ce11" office:value-type="string" calcext:value-type="string">
            <text:p>Le demandeur visé par un appel interjeté à l'égard de la décision d'un tribunal ou d'une juridiction, en vue de son infirmation, devant une instance supérieure, habituellement dans le cadre d'une procédure prévue par la loi.</text:p>
          </table:table-cell>
          <table:table-cell table:style-name="ce12" table:formula="of:=[EN.H242]" office:value-type="float" office:value="0" calcext:value-type="float">
            <text:p/>
          </table:table-cell>
          <table:table-cell table:style-name="ce12" table:formula="of:=[EN.I242]" office:value-type="string" office:string-value="2013-05-15:modified&#10;1970-01-01:new" calcext:value-type="string">
            <text:p>2013-05-15:modified</text:p>
            <text:p>1970-01-01:new</text:p>
          </table:table-cell>
          <table:table-cell table:style-name="ce13" table:formula="of:=IF([.A242]=[.D242];&quot;&quot;;&quot;DECALAGE&quot;)">
            <text:p/>
          </table:table-cell>
          <table:table-cell table:style-name="ce13" table:formula="of:=IF(AND(ISBLANK([.D242]);ISBLANK([.F242]));&quot;ND SANS USE&quot;;&quot;&quot;)">
            <text:p/>
          </table:table-cell>
          <table:table-cell table:style-name="ce13" table:formula="of:=IF(AND(NOT(ISBLANK([.D242]));ISBLANK([.J242]));&quot;DESCRIPTION MANQUANTE&quot;;&quot;&quot;)">
            <text:p/>
          </table:table-cell>
          <table:table-cell table:style-name="ce13" table:formula="of:=IF(MATCH([.E242];LabelFR;0) = ROW([.A242]); &quot;&quot;; &quot;DOUBLON LIGNE &quot; &amp; MATCH([.E242];LabelFR;0))">
            <text:p/>
          </table:table-cell>
          <table:table-cell table:number-columns-repeated="1003"/>
        </table:table-row>
        <table:table-row table:style-name="ro17">
          <table:table-cell table:style-name="ce6" table:formula="of:=[EN.A243]" office:value-type="string" office:string-value="ptf" calcext:value-type="string">
            <text:p>ptf</text:p>
          </table:table-cell>
          <table:table-cell table:style-name="ce8" table:formula="of:=[EN.B243]" office:value-type="string" office:string-value="Plaintiff" calcext:value-type="string">
            <text:p>Plaintiff</text:p>
          </table:table-cell>
          <table:table-cell table:style-name="ce8" table:formula="of:=[EN.G243]" office:value-type="string" office:string-value="A person or organization who brings a suit in a civil proceeding" calcext:value-type="string">
            <text:p>A person or organization who brings a suit in a civil proceeding</text:p>
          </table:table-cell>
          <table:table-cell table:style-name="ce11" office:value-type="string" calcext:value-type="string">
            <text:p>ptf</text:p>
          </table:table-cell>
          <table:table-cell table:style-name="ce11" office:value-type="string" calcext:value-type="string">
            <text:p>Demandeur</text:p>
          </table:table-cell>
          <table:table-cell table:style-name="ce11" table:number-columns-repeated="3"/>
          <table:table-cell table:style-name="ce10" table:formula="of:=[EN.F243]" office:value-type="float" office:value="0" calcext:value-type="float">
            <text:p/>
          </table:table-cell>
          <table:table-cell table:style-name="ce11" office:value-type="string" calcext:value-type="string">
            <text:p>Une personne ou un organisme qui engage des poursuites dans une procédure au civil.</text:p>
          </table:table-cell>
          <table:table-cell table:style-name="ce12" table:formula="of:=[EN.H243]" office:value-type="string" office:string-value="Changed MARC def" calcext:value-type="string">
            <text:p>Changed MARC def</text:p>
          </table:table-cell>
          <table:table-cell table:style-name="ce12" table:formula="of:=[EN.I243]" office:value-type="string" office:string-value="2013-05-15:modified&#10;1970-01-01:new" calcext:value-type="string">
            <text:p>2013-05-15:modified</text:p>
            <text:p>1970-01-01:new</text:p>
          </table:table-cell>
          <table:table-cell table:style-name="ce13" table:formula="of:=IF([.A243]=[.D243];&quot;&quot;;&quot;DECALAGE&quot;)">
            <text:p/>
          </table:table-cell>
          <table:table-cell table:style-name="ce13" table:formula="of:=IF(AND(ISBLANK([.D243]);ISBLANK([.F243]));&quot;ND SANS USE&quot;;&quot;&quot;)">
            <text:p/>
          </table:table-cell>
          <table:table-cell table:style-name="ce13" table:formula="of:=IF(AND(NOT(ISBLANK([.D243]));ISBLANK([.J243]));&quot;DESCRIPTION MANQUANTE&quot;;&quot;&quot;)">
            <text:p/>
          </table:table-cell>
          <table:table-cell table:style-name="ce13" table:formula="of:=IF(MATCH([.E243];LabelFR;0) = ROW([.A243]); &quot;&quot;; &quot;DOUBLON LIGNE &quot; &amp; MATCH([.E243];LabelFR;0))">
            <text:p/>
          </table:table-cell>
          <table:table-cell table:number-columns-repeated="1003"/>
        </table:table-row>
        <table:table-row table:style-name="ro17">
          <table:table-cell table:style-name="ce6" table:formula="of:=[EN.A244]" office:value-type="string" office:string-value="pth" calcext:value-type="string">
            <text:p>pth</text:p>
          </table:table-cell>
          <table:table-cell table:style-name="ce8" table:formula="of:=[EN.B244]" office:value-type="string" office:string-value="Patent holder" calcext:value-type="string">
            <text:p>Patent holder</text:p>
          </table:table-cell>
          <table:table-cell table:style-name="ce8" table:formula="of:=[EN.G244]" office:value-type="string" office:string-value="A person or organization that was granted the patent referred to by the item" calcext:value-type="string">
            <text:p>A person or organization that was granted the patent referred to by the item</text:p>
          </table:table-cell>
          <table:table-cell table:style-name="ce11" office:value-type="string" calcext:value-type="string">
            <text:p>pth</text:p>
          </table:table-cell>
          <table:table-cell table:style-name="ce11" office:value-type="string" calcext:value-type="string">
            <text:p>Titulaire de brevet</text:p>
          </table:table-cell>
          <table:table-cell table:style-name="ce11" table:number-columns-repeated="3"/>
          <table:table-cell table:style-name="ce10" table:formula="of:=[EN.F244]" office:value-type="float" office:value="0" calcext:value-type="float">
            <text:p/>
          </table:table-cell>
          <table:table-cell table:style-name="ce11" office:value-type="string" calcext:value-type="string">
            <text:p>Une personne ou un organisme à qui a été accordé le brevet auquel se réfère le document.</text:p>
          </table:table-cell>
          <table:table-cell table:style-name="ce12" table:formula="of:=[EN.H244]" office:value-type="float" office:value="0" calcext:value-type="float">
            <text:p/>
          </table:table-cell>
          <table:table-cell table:style-name="ce12" table:formula="of:=[EN.I244]" office:value-type="string" office:string-value="2013-05-15:modified&#10;1970-01-01:new" calcext:value-type="string">
            <text:p>2013-05-15:modified</text:p>
            <text:p>1970-01-01:new</text:p>
          </table:table-cell>
          <table:table-cell table:style-name="ce13" table:formula="of:=IF([.A244]=[.D244];&quot;&quot;;&quot;DECALAGE&quot;)">
            <text:p/>
          </table:table-cell>
          <table:table-cell table:style-name="ce13" table:formula="of:=IF(AND(ISBLANK([.D244]);ISBLANK([.F244]));&quot;ND SANS USE&quot;;&quot;&quot;)">
            <text:p/>
          </table:table-cell>
          <table:table-cell table:style-name="ce13" table:formula="of:=IF(AND(NOT(ISBLANK([.D244]));ISBLANK([.J244]));&quot;DESCRIPTION MANQUANTE&quot;;&quot;&quot;)">
            <text:p/>
          </table:table-cell>
          <table:table-cell table:style-name="ce13" table:formula="of:=IF(MATCH([.E244];LabelFR;0) = ROW([.A244]); &quot;&quot;; &quot;DOUBLON LIGNE &quot; &amp; MATCH([.E244];LabelFR;0))">
            <text:p/>
          </table:table-cell>
          <table:table-cell table:number-columns-repeated="1003"/>
        </table:table-row>
        <table:table-row table:style-name="ro19">
          <table:table-cell table:style-name="ce6" table:formula="of:=[EN.A245]" office:value-type="float" office:value="0" calcext:value-type="float">
            <text:p/>
          </table:table-cell>
          <table:table-cell table:style-name="ce8" table:formula="of:=[EN.B245]" office:value-type="string" office:string-value="Patentee" calcext:value-type="string">
            <text:p>Patentee</text:p>
          </table:table-cell>
          <table:table-cell table:style-name="ce8" table:formula="of:=[EN.G245]" office:value-type="float" office:value="0" calcext:value-type="float">
            <text:p/>
          </table:table-cell>
          <table:table-cell table:style-name="ce11"/>
          <table:table-cell table:style-name="ce11" office:value-type="string" calcext:value-type="string">
            <text:p>Détenteur du brevet</text:p>
          </table:table-cell>
          <table:table-cell table:style-name="ce11" office:value-type="string" calcext:value-type="string">
            <text:p>pth</text:p>
          </table:table-cell>
          <table:table-cell table:style-name="ce11" table:number-columns-repeated="2"/>
          <table:table-cell table:style-name="ce10" table:formula="of:=[EN.F245]" office:value-type="float" office:value="0" calcext:value-type="float">
            <text:p/>
          </table:table-cell>
          <table:table-cell table:style-name="ce11"/>
          <table:table-cell table:style-name="ce12" table:formula="of:=[EN.H245]" office:value-type="float" office:value="0" calcext:value-type="float">
            <text:p/>
          </table:table-cell>
          <table:table-cell table:style-name="ce12" table:formula="of:=[EN.I245]" office:value-type="float" office:value="0" calcext:value-type="float">
            <text:p/>
          </table:table-cell>
          <table:table-cell table:style-name="ce13" table:formula="of:=IF([.A245]=[.D245];&quot;&quot;;&quot;DECALAGE&quot;)">
            <text:p/>
          </table:table-cell>
          <table:table-cell table:style-name="ce13" table:formula="of:=IF(AND(ISBLANK([.D245]);ISBLANK([.F245]));&quot;ND SANS USE&quot;;&quot;&quot;)">
            <text:p/>
          </table:table-cell>
          <table:table-cell table:style-name="ce13" table:formula="of:=IF(AND(NOT(ISBLANK([.D245]));ISBLANK([.J245]));&quot;DESCRIPTION MANQUANTE&quot;;&quot;&quot;)">
            <text:p/>
          </table:table-cell>
          <table:table-cell table:style-name="ce13" table:formula="of:=IF(MATCH([.E245];LabelFR;0) = ROW([.A245]); &quot;&quot;; &quot;DOUBLON LIGNE &quot; &amp; MATCH([.E245];LabelFR;0))">
            <text:p/>
          </table:table-cell>
          <table:table-cell table:number-columns-repeated="1003"/>
        </table:table-row>
        <table:table-row table:style-name="ro7">
          <table:table-cell table:style-name="ce6" table:formula="of:=[EN.A246]" office:value-type="string" office:string-value="ptt" calcext:value-type="string">
            <text:p>ptt</text:p>
          </table:table-cell>
          <table:table-cell table:style-name="ce8" table:formula="of:=[EN.B246]" office:value-type="string" office:string-value="Plaintiff-appellant" calcext:value-type="string">
            <text:p>Plaintiff-appellant</text:p>
          </table:table-cell>
          <table:table-cell table:style-name="ce8" table:formula="of:=[EN.G246]" office:value-type="string" office:string-value="A plaintiff who takes an appeal from one court or jurisdiction to another to reverse the judgment, usually in a legal proceeding" calcext:value-type="string">
            <text:p>A plaintiff who takes an appeal from one court or jurisdiction to another to reverse the judgment, usually in a legal proceeding</text:p>
          </table:table-cell>
          <table:table-cell table:style-name="ce11" office:value-type="string" calcext:value-type="string">
            <text:p>ptt</text:p>
          </table:table-cell>
          <table:table-cell table:style-name="ce11" office:value-type="string" calcext:value-type="string">
            <text:p>Demandeur-appelant</text:p>
          </table:table-cell>
          <table:table-cell table:style-name="ce11" table:number-columns-repeated="3"/>
          <table:table-cell table:style-name="ce10" table:formula="of:=[EN.F246]" office:value-type="float" office:value="0" calcext:value-type="float">
            <text:p/>
          </table:table-cell>
          <table:table-cell table:style-name="ce11" office:value-type="string" calcext:value-type="string">
            <text:p>Le demandeur qui en appelle de la décision d'un tribunal ou d'une juridiction, en vue de son infirmation, devant une instance supérieure, habituellement dans le cadre d'une procédure prévue par la loi.</text:p>
          </table:table-cell>
          <table:table-cell table:style-name="ce12" table:formula="of:=[EN.H246]" office:value-type="float" office:value="0" calcext:value-type="float">
            <text:p/>
          </table:table-cell>
          <table:table-cell table:style-name="ce12" table:formula="of:=[EN.I246]" office:value-type="string" office:string-value="2013-05-15:modified&#10;1970-01-01:new" calcext:value-type="string">
            <text:p>2013-05-15:modified</text:p>
            <text:p>1970-01-01:new</text:p>
          </table:table-cell>
          <table:table-cell table:style-name="ce13" table:formula="of:=IF([.A246]=[.D246];&quot;&quot;;&quot;DECALAGE&quot;)">
            <text:p/>
          </table:table-cell>
          <table:table-cell table:style-name="ce13" table:formula="of:=IF(AND(ISBLANK([.D246]);ISBLANK([.F246]));&quot;ND SANS USE&quot;;&quot;&quot;)">
            <text:p/>
          </table:table-cell>
          <table:table-cell table:style-name="ce13" table:formula="of:=IF(AND(NOT(ISBLANK([.D246]));ISBLANK([.J246]));&quot;DESCRIPTION MANQUANTE&quot;;&quot;&quot;)">
            <text:p/>
          </table:table-cell>
          <table:table-cell table:style-name="ce13" table:formula="of:=IF(MATCH([.E246];LabelFR;0) = ROW([.A246]); &quot;&quot;; &quot;DOUBLON LIGNE &quot; &amp; MATCH([.E246];LabelFR;0))">
            <text:p/>
          </table:table-cell>
          <table:table-cell table:number-columns-repeated="1003"/>
        </table:table-row>
        <table:table-row table:style-name="ro17">
          <table:table-cell table:style-name="ce6" table:formula="of:=[EN.A247]" office:value-type="string" office:string-value="pup" calcext:value-type="string">
            <text:p>pup</text:p>
          </table:table-cell>
          <table:table-cell table:style-name="ce8" table:formula="of:=[EN.B247]" office:value-type="string" office:string-value="Publication place" calcext:value-type="string">
            <text:p>Publication place</text:p>
          </table:table-cell>
          <table:table-cell table:style-name="ce8" table:formula="of:=[EN.G247]" office:value-type="string" office:string-value="The place where a resource is published" calcext:value-type="string">
            <text:p>The place where a resource is published</text:p>
          </table:table-cell>
          <table:table-cell table:style-name="ce10" office:value-type="string" calcext:value-type="string">
            <text:p>pup</text:p>
          </table:table-cell>
          <table:table-cell table:style-name="ce10" office:value-type="string" calcext:value-type="string">
            <text:p>Lieu de publication</text:p>
          </table:table-cell>
          <table:table-cell table:style-name="ce10"/>
          <table:table-cell table:style-name="ce11" table:number-columns-repeated="2"/>
          <table:table-cell table:style-name="ce10" table:formula="of:=[EN.F247]" office:value-type="float" office:value="0" calcext:value-type="float">
            <text:p/>
          </table:table-cell>
          <table:table-cell table:style-name="ce10" office:value-type="string" calcext:value-type="string">
            <text:p>L'endroit où une ressource est publiée.</text:p>
          </table:table-cell>
          <table:table-cell table:style-name="ce12" table:formula="of:=[EN.H247]" office:value-type="float" office:value="0" calcext:value-type="float">
            <text:p/>
          </table:table-cell>
          <table:table-cell table:style-name="ce12" table:formula="of:=[EN.I247]" office:value-type="string" office:string-value="2013-05-15:modified&#10;1970-01-01:new" calcext:value-type="string">
            <text:p>2013-05-15:modified</text:p>
            <text:p>1970-01-01:new</text:p>
          </table:table-cell>
          <table:table-cell table:style-name="ce13" table:formula="of:=IF([.A247]=[.D247];&quot;&quot;;&quot;DECALAGE&quot;)">
            <text:p/>
          </table:table-cell>
          <table:table-cell table:style-name="ce13" table:formula="of:=IF(AND(ISBLANK([.D247]);ISBLANK([.F247]));&quot;ND SANS USE&quot;;&quot;&quot;)">
            <text:p/>
          </table:table-cell>
          <table:table-cell table:style-name="ce13" table:formula="of:=IF(AND(NOT(ISBLANK([.D247]));ISBLANK([.J247]));&quot;DESCRIPTION MANQUANTE&quot;;&quot;&quot;)">
            <text:p/>
          </table:table-cell>
          <table:table-cell table:style-name="ce13" table:formula="of:=IF(MATCH([.E247];LabelFR;0) = ROW([.A247]); &quot;&quot;; &quot;DOUBLON LIGNE &quot; &amp; MATCH([.E247];LabelFR;0))">
            <text:p/>
          </table:table-cell>
          <table:table-cell table:number-columns-repeated="1003"/>
        </table:table-row>
        <table:table-row table:style-name="ro9">
          <table:table-cell table:style-name="ce6" table:formula="of:=[EN.A248]" office:value-type="string" office:string-value="rbr" calcext:value-type="string">
            <text:p>rbr</text:p>
          </table:table-cell>
          <table:table-cell table:style-name="ce8" table:formula="of:=[EN.B248]" office:value-type="string" office:string-value="Rubricator" calcext:value-type="string">
            <text:p>Rubricator</text:p>
          </table:table-cell>
          <table:table-cell table:style-name="ce8" table:formula="of:=[EN.G248]" office:value-type="string" office:string-value="A person or organization responsible for parts of a work, often headings or opening parts of a manuscript, that appear in a distinctive color, usually red" calcext:value-type="string">
            <text:p>A person or organization responsible for parts of a work, often headings or opening parts of a manuscript, that appear in a distinctive color, usually red</text:p>
          </table:table-cell>
          <table:table-cell table:style-name="ce11" office:value-type="string" calcext:value-type="string">
            <text:p>rbr</text:p>
          </table:table-cell>
          <table:table-cell table:style-name="ce11" office:value-type="string" calcext:value-type="string">
            <text:p>Rubricateur</text:p>
          </table:table-cell>
          <table:table-cell table:style-name="ce11" table:number-columns-repeated="3"/>
          <table:table-cell table:style-name="ce10" table:formula="of:=[EN.F248]" office:value-type="float" office:value="0" calcext:value-type="float">
            <text:p/>
          </table:table-cell>
          <table:table-cell table:style-name="ce11" office:value-type="string" calcext:value-type="string">
            <text:p>Dans un manuscrit (médiéval, par exemple), une personne ou un organisme responsable de certaines parties de l'œuvre (souvent les titres et les textes introductifs du manuscrit) qui apparaissent avec une couleur distinctive, en général en rouge.</text:p>
          </table:table-cell>
          <table:table-cell table:style-name="ce12" table:formula="of:=[EN.H248]" office:value-type="float" office:value="0" calcext:value-type="float">
            <text:p/>
          </table:table-cell>
          <table:table-cell table:style-name="ce12" table:formula="of:=[EN.I248]" office:value-type="string" office:string-value="2013-05-15:modified&#10;1970-01-01:new" calcext:value-type="string">
            <text:p>2013-05-15:modified</text:p>
            <text:p>1970-01-01:new</text:p>
          </table:table-cell>
          <table:table-cell table:style-name="ce13" table:formula="of:=IF([.A248]=[.D248];&quot;&quot;;&quot;DECALAGE&quot;)">
            <text:p/>
          </table:table-cell>
          <table:table-cell table:style-name="ce13" table:formula="of:=IF(AND(ISBLANK([.D248]);ISBLANK([.F248]));&quot;ND SANS USE&quot;;&quot;&quot;)">
            <text:p/>
          </table:table-cell>
          <table:table-cell table:style-name="ce13" table:formula="of:=IF(AND(NOT(ISBLANK([.D248]));ISBLANK([.J248]));&quot;DESCRIPTION MANQUANTE&quot;;&quot;&quot;)">
            <text:p/>
          </table:table-cell>
          <table:table-cell table:style-name="ce13" table:formula="of:=IF(MATCH([.E248];LabelFR;0) = ROW([.A248]); &quot;&quot;; &quot;DOUBLON LIGNE &quot; &amp; MATCH([.E248];LabelFR;0))">
            <text:p/>
          </table:table-cell>
          <table:table-cell table:number-columns-repeated="1003"/>
        </table:table-row>
        <table:table-row table:style-name="ro22">
          <table:table-cell table:style-name="ce6" table:formula="of:=[EN.A249]" office:value-type="string" office:string-value="rcd" calcext:value-type="string">
            <text:p>rcd</text:p>
          </table:table-cell>
          <table:table-cell table:style-name="ce8" table:formula="of:=[EN.B249]" office:value-type="string" office:string-value="Recordist" calcext:value-type="string">
            <text:p>Recordist</text:p>
          </table:table-cell>
          <table:table-cell table:style-name="ce8" table:formula="of:=[EN.G249]" office:value-type="string" office:string-value="A person or organization who uses a recording device to capture sounds and/or video during a recording session, including field recordings of natural sounds, folkloric events, music, etc." calcext:value-type="string">
            <text:p>A person or organization who uses a recording device to capture sounds and/or video during a recording session, including field recordings of natural sounds, folkloric events, music, etc.</text:p>
          </table:table-cell>
          <table:table-cell table:style-name="ce11" office:value-type="string" calcext:value-type="string">
            <text:p>rcd</text:p>
          </table:table-cell>
          <table:table-cell table:style-name="ce10" office:value-type="string" calcext:value-type="string">
            <text:p>Opérateur d'enregistrement</text:p>
          </table:table-cell>
          <table:table-cell table:style-name="ce10"/>
          <table:table-cell table:style-name="ce11" table:number-columns-repeated="2"/>
          <table:table-cell table:style-name="ce10" table:formula="of:=[EN.F249]" office:value-type="float" office:value="0" calcext:value-type="float">
            <text:p/>
          </table:table-cell>
          <table:table-cell table:style-name="ce10" office:value-type="string" calcext:value-type="string">
            <text:p>Une personne ou un organisme qui utilise un dispositif d'enregistrement pour capturer les sons et/ou la vidéo pendant une session d'enregistrement, y compris les enregistrements sur le terrain de sons naturels, manifestations folkloriques, musiques, etc.</text:p>
          </table:table-cell>
          <table:table-cell table:style-name="ce12" table:formula="of:=[EN.H249]" office:value-type="float" office:value="0" calcext:value-type="float">
            <text:p/>
          </table:table-cell>
          <table:table-cell table:style-name="ce12" table:formula="of:=[EN.I249]" office:value-type="string" office:string-value="2013-05-15:modified&#10;1970-01-01:new" calcext:value-type="string">
            <text:p>2013-05-15:modified</text:p>
            <text:p>1970-01-01:new</text:p>
          </table:table-cell>
          <table:table-cell table:style-name="ce13" table:formula="of:=IF([.A249]=[.D249];&quot;&quot;;&quot;DECALAGE&quot;)">
            <text:p/>
          </table:table-cell>
          <table:table-cell table:style-name="ce13" table:formula="of:=IF(AND(ISBLANK([.D249]);ISBLANK([.F249]));&quot;ND SANS USE&quot;;&quot;&quot;)">
            <text:p/>
          </table:table-cell>
          <table:table-cell table:style-name="ce13" table:formula="of:=IF(AND(NOT(ISBLANK([.D249]));ISBLANK([.J249]));&quot;DESCRIPTION MANQUANTE&quot;;&quot;&quot;)">
            <text:p/>
          </table:table-cell>
          <table:table-cell table:style-name="ce13" table:formula="of:=IF(MATCH([.E249];LabelFR;0) = ROW([.A249]); &quot;&quot;; &quot;DOUBLON LIGNE &quot; &amp; MATCH([.E249];LabelFR;0))">
            <text:p/>
          </table:table-cell>
          <table:table-cell table:number-columns-repeated="1003"/>
        </table:table-row>
        <table:table-row table:style-name="ro17">
          <table:table-cell table:style-name="ce6" table:formula="of:=[EN.A250]" office:value-type="string" office:string-value="rce" calcext:value-type="string">
            <text:p>rce</text:p>
          </table:table-cell>
          <table:table-cell table:style-name="ce8" table:formula="of:=[EN.B250]" office:value-type="string" office:string-value="Recording engineer" calcext:value-type="string">
            <text:p>Recording engineer</text:p>
          </table:table-cell>
          <table:table-cell table:style-name="ce8" table:formula="of:=[EN.G250]" office:value-type="string" office:string-value="A person contributing to a resource by supervising the technical aspects of a sound or video recording session" calcext:value-type="string">
            <text:p>A person contributing to a resource by supervising the technical aspects of a sound or video recording session</text:p>
          </table:table-cell>
          <table:table-cell table:style-name="ce11" office:value-type="string" calcext:value-type="string">
            <text:p>rce</text:p>
          </table:table-cell>
          <table:table-cell table:style-name="ce11" office:value-type="string" calcext:value-type="string">
            <text:p>Ingénieur du son</text:p>
          </table:table-cell>
          <table:table-cell table:style-name="ce11" table:number-columns-repeated="3"/>
          <table:table-cell table:style-name="ce10" table:formula="of:=[EN.F250]" office:value-type="float" office:value="0" calcext:value-type="float">
            <text:p/>
          </table:table-cell>
          <table:table-cell table:style-name="ce11" office:value-type="string" calcext:value-type="string">
            <text:p>Une personne qui contribue à une œuvre en supervisant les aspects techniques d'une séance d'enregistrement sonore ou vidéo.</text:p>
          </table:table-cell>
          <table:table-cell table:style-name="ce12" table:formula="of:=[EN.H250]" office:value-type="string" office:string-value="Changed MARC def" calcext:value-type="string">
            <text:p>Changed MARC def</text:p>
          </table:table-cell>
          <table:table-cell table:style-name="ce12" table:formula="of:=[EN.I250]" office:value-type="string" office:string-value="2013-05-15:modified&#10;1970-01-01:new" calcext:value-type="string">
            <text:p>2013-05-15:modified</text:p>
            <text:p>1970-01-01:new</text:p>
          </table:table-cell>
          <table:table-cell table:style-name="ce13" table:formula="of:=IF([.A250]=[.D250];&quot;&quot;;&quot;DECALAGE&quot;)">
            <text:p/>
          </table:table-cell>
          <table:table-cell table:style-name="ce13" table:formula="of:=IF(AND(ISBLANK([.D250]);ISBLANK([.F250]));&quot;ND SANS USE&quot;;&quot;&quot;)">
            <text:p/>
          </table:table-cell>
          <table:table-cell table:style-name="ce13" table:formula="of:=IF(AND(NOT(ISBLANK([.D250]));ISBLANK([.J250]));&quot;DESCRIPTION MANQUANTE&quot;;&quot;&quot;)">
            <text:p/>
          </table:table-cell>
          <table:table-cell table:style-name="ce13" table:formula="of:=IF(MATCH([.E250];LabelFR;0) = ROW([.A250]); &quot;&quot;; &quot;DOUBLON LIGNE &quot; &amp; MATCH([.E250];LabelFR;0))">
            <text:p/>
          </table:table-cell>
          <table:table-cell table:number-columns-repeated="1003"/>
        </table:table-row>
        <table:table-row table:style-name="ro16">
          <table:table-cell table:style-name="ce6" table:formula="of:=[EN.A251]" office:value-type="string" office:string-value="rcp" calcext:value-type="string">
            <text:p>rcp</text:p>
          </table:table-cell>
          <table:table-cell table:style-name="ce8" table:formula="of:=[EN.B251]" office:value-type="string" office:string-value="Addressee" calcext:value-type="string">
            <text:p>Addressee</text:p>
          </table:table-cell>
          <table:table-cell table:style-name="ce8" table:formula="of:=[EN.G251]" office:value-type="string" office:string-value="A person, family, or organization to whom the correspondence in a work is addressed" calcext:value-type="string">
            <text:p>A person, family, or organization to whom the correspondence in a work is addressed</text:p>
          </table:table-cell>
          <table:table-cell table:style-name="ce11" office:value-type="string" calcext:value-type="string">
            <text:p>rcp</text:p>
          </table:table-cell>
          <table:table-cell table:style-name="ce11" office:value-type="string" calcext:value-type="string">
            <text:p>Destinataire</text:p>
          </table:table-cell>
          <table:table-cell table:style-name="ce11" table:number-columns-repeated="3"/>
          <table:table-cell table:style-name="ce10" table:formula="of:=[EN.F251]" office:value-type="float" office:value="0" calcext:value-type="float">
            <text:p/>
          </table:table-cell>
          <table:table-cell table:style-name="ce11" office:value-type="string" calcext:value-type="string">
            <text:p>Une personne, un groupe ou un organisme à qui la correspondance mentionnée dans l'œuvre est adressée.</text:p>
          </table:table-cell>
          <table:table-cell table:style-name="ce12" table:formula="of:=[EN.H251]" office:value-type="string" office:string-value="changed MARC term and def" calcext:value-type="string">
            <text:p>changed MARC term and def</text:p>
          </table:table-cell>
          <table:table-cell table:style-name="ce12" table:formula="of:=[EN.I251]" office:value-type="string" office:string-value="2014-02-05:Altered definition&#10;2013-05-15:modified&#10;1970-01-01:new" calcext:value-type="string">
            <text:p>2014-02-05:Altered definition</text:p>
            <text:p>2013-05-15:modified</text:p>
            <text:p>1970-01-01:new</text:p>
          </table:table-cell>
          <table:table-cell table:style-name="ce13" table:formula="of:=IF([.A251]=[.D251];&quot;&quot;;&quot;DECALAGE&quot;)">
            <text:p/>
          </table:table-cell>
          <table:table-cell table:style-name="ce13" table:formula="of:=IF(AND(ISBLANK([.D251]);ISBLANK([.F251]));&quot;ND SANS USE&quot;;&quot;&quot;)">
            <text:p/>
          </table:table-cell>
          <table:table-cell table:style-name="ce13" table:formula="of:=IF(AND(NOT(ISBLANK([.D251]));ISBLANK([.J251]));&quot;DESCRIPTION MANQUANTE&quot;;&quot;&quot;)">
            <text:p/>
          </table:table-cell>
          <table:table-cell table:style-name="ce13" table:formula="of:=IF(MATCH([.E251];LabelFR;0) = ROW([.A251]); &quot;&quot;; &quot;DOUBLON LIGNE &quot; &amp; MATCH([.E251];LabelFR;0))">
            <text:p/>
          </table:table-cell>
          <table:table-cell table:number-columns-repeated="1003"/>
        </table:table-row>
        <table:table-row table:style-name="ro19">
          <table:table-cell table:style-name="ce6" table:formula="of:=[EN.A252]" office:value-type="float" office:value="0" calcext:value-type="float">
            <text:p/>
          </table:table-cell>
          <table:table-cell table:style-name="ce8" table:formula="of:=[EN.B252]" office:value-type="string" office:string-value="Recipient" calcext:value-type="string">
            <text:p>Recipient</text:p>
          </table:table-cell>
          <table:table-cell table:style-name="ce8" table:formula="of:=[EN.G252]" office:value-type="float" office:value="0" calcext:value-type="float">
            <text:p/>
          </table:table-cell>
          <table:table-cell table:style-name="ce11"/>
          <table:table-cell table:style-name="ce11" office:value-type="string" calcext:value-type="string">
            <text:p>Récipiendaire </text:p>
          </table:table-cell>
          <table:table-cell table:style-name="ce11" office:value-type="string" calcext:value-type="string">
            <text:p>rcp</text:p>
          </table:table-cell>
          <table:table-cell table:style-name="ce11" table:number-columns-repeated="2"/>
          <table:table-cell table:style-name="ce10" table:formula="of:=[EN.F252]" office:value-type="float" office:value="0" calcext:value-type="float">
            <text:p/>
          </table:table-cell>
          <table:table-cell table:style-name="ce11"/>
          <table:table-cell table:style-name="ce12" table:formula="of:=[EN.H252]" office:value-type="float" office:value="0" calcext:value-type="float">
            <text:p/>
          </table:table-cell>
          <table:table-cell table:style-name="ce12" table:formula="of:=[EN.I252]" office:value-type="float" office:value="0" calcext:value-type="float">
            <text:p/>
          </table:table-cell>
          <table:table-cell table:style-name="ce13" table:formula="of:=IF([.A252]=[.D252];&quot;&quot;;&quot;DECALAGE&quot;)">
            <text:p/>
          </table:table-cell>
          <table:table-cell table:style-name="ce13" table:formula="of:=IF(AND(ISBLANK([.D252]);ISBLANK([.F252]));&quot;ND SANS USE&quot;;&quot;&quot;)">
            <text:p/>
          </table:table-cell>
          <table:table-cell table:style-name="ce13" table:formula="of:=IF(AND(NOT(ISBLANK([.D252]));ISBLANK([.J252]));&quot;DESCRIPTION MANQUANTE&quot;;&quot;&quot;)">
            <text:p/>
          </table:table-cell>
          <table:table-cell table:style-name="ce13" table:formula="of:=IF(MATCH([.E252];LabelFR;0) = ROW([.A252]); &quot;&quot;; &quot;DOUBLON LIGNE &quot; &amp; MATCH([.E252];LabelFR;0))">
            <text:p/>
          </table:table-cell>
          <table:table-cell table:number-columns-repeated="1003"/>
        </table:table-row>
        <table:table-row table:style-name="ro21">
          <table:table-cell table:style-name="ce6" table:formula="of:=[EN.A253]" office:value-type="string" office:string-value="rdd" calcext:value-type="string">
            <text:p>rdd</text:p>
          </table:table-cell>
          <table:table-cell table:style-name="ce8" table:formula="of:=[EN.B253]" office:value-type="string" office:string-value="Radio director" calcext:value-type="string">
            <text:p>Radio director</text:p>
          </table:table-cell>
          <table:table-cell table:style-name="ce8" table:formula="of:=[EN.G253]" office:value-type="string" office:string-value="A director responsible for the general management and supervision of a radio program" calcext:value-type="string">
            <text:p>A director responsible for the general management and supervision of a radio program</text:p>
          </table:table-cell>
          <table:table-cell table:style-name="ce10" office:value-type="string" calcext:value-type="string">
            <text:p>rdd</text:p>
          </table:table-cell>
          <table:table-cell table:style-name="ce10" office:value-type="string" calcext:value-type="string">
            <text:p>Réalisateur radio</text:p>
          </table:table-cell>
          <table:table-cell table:style-name="ce10"/>
          <table:table-cell table:style-name="ce11" table:number-columns-repeated="2"/>
          <table:table-cell table:style-name="ce10" table:formula="of:=[EN.F253]" office:value-type="float" office:value="0" calcext:value-type="float">
            <text:p/>
          </table:table-cell>
          <table:table-cell table:style-name="ce10" office:value-type="string" calcext:value-type="string">
            <text:p>Un réalisateur responsable de la gestion générale et de la supervision d'un programme radio.</text:p>
          </table:table-cell>
          <table:table-cell table:style-name="ce12" table:formula="of:=[EN.H253]" office:value-type="float" office:value="0" calcext:value-type="float">
            <text:p/>
          </table:table-cell>
          <table:table-cell table:style-name="ce12" table:formula="of:=[EN.I253]" office:value-type="string" office:string-value="2013-05-15:new" calcext:value-type="string">
            <text:p>2013-05-15:new</text:p>
          </table:table-cell>
          <table:table-cell table:style-name="ce13" table:formula="of:=IF([.A253]=[.D253];&quot;&quot;;&quot;DECALAGE&quot;)">
            <text:p/>
          </table:table-cell>
          <table:table-cell table:style-name="ce13" table:formula="of:=IF(AND(ISBLANK([.D253]);ISBLANK([.F253]));&quot;ND SANS USE&quot;;&quot;&quot;)">
            <text:p/>
          </table:table-cell>
          <table:table-cell table:style-name="ce13" table:formula="of:=IF(AND(NOT(ISBLANK([.D253]));ISBLANK([.J253]));&quot;DESCRIPTION MANQUANTE&quot;;&quot;&quot;)">
            <text:p/>
          </table:table-cell>
          <table:table-cell table:style-name="ce13" table:formula="of:=IF(MATCH([.E253];LabelFR;0) = ROW([.A253]); &quot;&quot;; &quot;DOUBLON LIGNE &quot; &amp; MATCH([.E253];LabelFR;0))">
            <text:p/>
          </table:table-cell>
          <table:table-cell table:number-columns-repeated="1003"/>
        </table:table-row>
        <table:table-row table:style-name="ro17">
          <table:table-cell table:style-name="ce6" table:formula="of:=[EN.A254]" office:value-type="string" office:string-value="red" calcext:value-type="string">
            <text:p>red</text:p>
          </table:table-cell>
          <table:table-cell table:style-name="ce8" table:formula="of:=[EN.B254]" office:value-type="string" office:string-value="Redaktor" calcext:value-type="string">
            <text:p>Redaktor</text:p>
          </table:table-cell>
          <table:table-cell table:style-name="ce8" table:formula="of:=[EN.G254]" office:value-type="string" office:string-value="A person or organization who writes or develops the framework for an item without being intellectually responsible for its content" calcext:value-type="string">
            <text:p>A person or organization who writes or develops the framework for an item without being intellectually responsible for its content</text:p>
          </table:table-cell>
          <table:table-cell table:style-name="ce11" office:value-type="string" calcext:value-type="string">
            <text:p>red</text:p>
          </table:table-cell>
          <table:table-cell table:style-name="ce11" office:value-type="string" calcext:value-type="string">
            <text:p>Rédacteur</text:p>
          </table:table-cell>
          <table:table-cell table:style-name="ce11" table:number-columns-repeated="3"/>
          <table:table-cell table:style-name="ce10" table:formula="of:=[EN.F254]" office:value-type="float" office:value="0" calcext:value-type="float">
            <text:p/>
          </table:table-cell>
          <table:table-cell table:style-name="ce11" office:value-type="string" calcext:value-type="string">
            <text:p>Une personne ou un organisme qui écrit ou rédige un article sans être responsable intellectuellement de son contenu,</text:p>
          </table:table-cell>
          <table:table-cell table:style-name="ce12" table:formula="of:=[EN.H254]" office:value-type="float" office:value="0" calcext:value-type="float">
            <text:p/>
          </table:table-cell>
          <table:table-cell table:style-name="ce12" table:formula="of:=[EN.I254]" office:value-type="string" office:string-value="2013-05-15:modified&#10;1970-01-01:new" calcext:value-type="string">
            <text:p>2013-05-15:modified</text:p>
            <text:p>1970-01-01:new</text:p>
          </table:table-cell>
          <table:table-cell table:style-name="ce13" table:formula="of:=IF([.A254]=[.D254];&quot;&quot;;&quot;DECALAGE&quot;)">
            <text:p/>
          </table:table-cell>
          <table:table-cell table:style-name="ce13" table:formula="of:=IF(AND(ISBLANK([.D254]);ISBLANK([.F254]));&quot;ND SANS USE&quot;;&quot;&quot;)">
            <text:p/>
          </table:table-cell>
          <table:table-cell table:style-name="ce13" table:formula="of:=IF(AND(NOT(ISBLANK([.D254]));ISBLANK([.J254]));&quot;DESCRIPTION MANQUANTE&quot;;&quot;&quot;)">
            <text:p/>
          </table:table-cell>
          <table:table-cell table:style-name="ce13" table:formula="of:=IF(MATCH([.E254];LabelFR;0) = ROW([.A254]); &quot;&quot;; &quot;DOUBLON LIGNE &quot; &amp; MATCH([.E254];LabelFR;0))">
            <text:p/>
          </table:table-cell>
          <table:table-cell table:number-columns-repeated="1003"/>
        </table:table-row>
        <table:table-row table:style-name="ro7">
          <table:table-cell table:style-name="ce6" table:formula="of:=[EN.A255]" office:value-type="string" office:string-value="ren" calcext:value-type="string">
            <text:p>ren</text:p>
          </table:table-cell>
          <table:table-cell table:style-name="ce8" table:formula="of:=[EN.B255]" office:value-type="string" office:string-value="Renderer" calcext:value-type="string">
            <text:p>Renderer</text:p>
          </table:table-cell>
          <table:table-cell table:style-name="ce8" table:formula="of:=[EN.G255]" office:value-type="string" office:string-value="A person or organization who prepares drawings of architectural designs (i.e., renderings) in accurate, representational perspective to show what the project will look like when completed" calcext:value-type="string">
            <text:p>A person or organization who prepares drawings of architectural designs (i.e., renderings) in accurate, representational perspective to show what the project will look like when completed</text:p>
          </table:table-cell>
          <table:table-cell table:style-name="ce11" office:value-type="string" calcext:value-type="string">
            <text:p>ren</text:p>
          </table:table-cell>
          <table:table-cell table:style-name="ce11" office:value-type="string" calcext:value-type="string">
            <text:p>Perspectiviste</text:p>
          </table:table-cell>
          <table:table-cell table:style-name="ce11" table:number-columns-repeated="3"/>
          <table:table-cell table:style-name="ce10" table:formula="of:=[EN.F255]" office:value-type="float" office:value="0" calcext:value-type="float">
            <text:p/>
          </table:table-cell>
          <table:table-cell table:style-name="ce11" office:value-type="string" calcext:value-type="string">
            <text:p>Une personne ou un organisme qui produit une vue réaliste, en perspective d'un projet architectural (le rendu) pour montrer ce à quoi le projet ressemblera une fois terminé.</text:p>
          </table:table-cell>
          <table:table-cell table:style-name="ce12" table:formula="of:=[EN.H255]" office:value-type="float" office:value="0" calcext:value-type="float">
            <text:p/>
          </table:table-cell>
          <table:table-cell table:style-name="ce12" table:formula="of:=[EN.I255]" office:value-type="string" office:string-value="2013-05-15:modified&#10;1970-01-01:new" calcext:value-type="string">
            <text:p>2013-05-15:modified</text:p>
            <text:p>1970-01-01:new</text:p>
          </table:table-cell>
          <table:table-cell table:style-name="ce13" table:formula="of:=IF([.A255]=[.D255];&quot;&quot;;&quot;DECALAGE&quot;)">
            <text:p/>
          </table:table-cell>
          <table:table-cell table:style-name="ce13" table:formula="of:=IF(AND(ISBLANK([.D255]);ISBLANK([.F255]));&quot;ND SANS USE&quot;;&quot;&quot;)">
            <text:p/>
          </table:table-cell>
          <table:table-cell table:style-name="ce13" table:formula="of:=IF(AND(NOT(ISBLANK([.D255]));ISBLANK([.J255]));&quot;DESCRIPTION MANQUANTE&quot;;&quot;&quot;)">
            <text:p/>
          </table:table-cell>
          <table:table-cell table:style-name="ce13" table:formula="of:=IF(MATCH([.E255];LabelFR;0) = ROW([.A255]); &quot;&quot;; &quot;DOUBLON LIGNE &quot; &amp; MATCH([.E255];LabelFR;0))">
            <text:p/>
          </table:table-cell>
          <table:table-cell table:number-columns-repeated="1003"/>
        </table:table-row>
        <table:table-row table:style-name="ro17">
          <table:table-cell table:style-name="ce6" table:formula="of:=[EN.A256]" office:value-type="string" office:string-value="res" calcext:value-type="string">
            <text:p>res</text:p>
          </table:table-cell>
          <table:table-cell table:style-name="ce8" table:formula="of:=[EN.B256]" office:value-type="string" office:string-value="Researcher" calcext:value-type="string">
            <text:p>Researcher</text:p>
          </table:table-cell>
          <table:table-cell table:style-name="ce8" table:formula="of:=[EN.G256]" office:value-type="string" office:string-value="A person or organization responsible for performing research" calcext:value-type="string">
            <text:p>A person or organization responsible for performing research</text:p>
          </table:table-cell>
          <table:table-cell table:style-name="ce11" office:value-type="string" calcext:value-type="string">
            <text:p>res</text:p>
          </table:table-cell>
          <table:table-cell table:style-name="ce11" office:value-type="string" calcext:value-type="string">
            <text:p>Chercheur</text:p>
          </table:table-cell>
          <table:table-cell table:style-name="ce11" table:number-columns-repeated="3"/>
          <table:table-cell table:style-name="ce10" table:formula="of:=[EN.F256]" office:value-type="float" office:value="0" calcext:value-type="float">
            <text:p/>
          </table:table-cell>
          <table:table-cell table:style-name="ce11" office:value-type="string" calcext:value-type="string">
            <text:p>Une personne ou un organisme en charge de travaux de recherche.</text:p>
          </table:table-cell>
          <table:table-cell table:style-name="ce12" table:formula="of:=[EN.H256]" office:value-type="float" office:value="0" calcext:value-type="float">
            <text:p/>
          </table:table-cell>
          <table:table-cell table:style-name="ce12" table:formula="of:=[EN.I256]" office:value-type="string" office:string-value="2013-05-15:modified&#10;1970-01-01:new" calcext:value-type="string">
            <text:p>2013-05-15:modified</text:p>
            <text:p>1970-01-01:new</text:p>
          </table:table-cell>
          <table:table-cell table:style-name="ce13" table:formula="of:=IF([.A256]=[.D256];&quot;&quot;;&quot;DECALAGE&quot;)">
            <text:p/>
          </table:table-cell>
          <table:table-cell table:style-name="ce13" table:formula="of:=IF(AND(ISBLANK([.D256]);ISBLANK([.F256]));&quot;ND SANS USE&quot;;&quot;&quot;)">
            <text:p/>
          </table:table-cell>
          <table:table-cell table:style-name="ce13" table:formula="of:=IF(AND(NOT(ISBLANK([.D256]));ISBLANK([.J256]));&quot;DESCRIPTION MANQUANTE&quot;;&quot;&quot;)">
            <text:p/>
          </table:table-cell>
          <table:table-cell table:style-name="ce13" table:formula="of:=IF(MATCH([.E256];LabelFR;0) = ROW([.A256]); &quot;&quot;; &quot;DOUBLON LIGNE &quot; &amp; MATCH([.E256];LabelFR;0))">
            <text:p/>
          </table:table-cell>
          <table:table-cell table:number-columns-repeated="1003"/>
        </table:table-row>
        <table:table-row table:style-name="ro6">
          <table:table-cell table:style-name="ce6" table:formula="of:=[EN.A257]" office:value-type="float" office:value="0" calcext:value-type="float">
            <text:p/>
          </table:table-cell>
          <table:table-cell table:style-name="ce8" table:formula="of:=[EN.B257]" office:value-type="string" office:string-value="Performer of research" calcext:value-type="string">
            <text:p>Performer of research</text:p>
          </table:table-cell>
          <table:table-cell table:style-name="ce8" table:formula="of:=[EN.G257]" office:value-type="float" office:value="0" calcext:value-type="float">
            <text:p/>
          </table:table-cell>
          <table:table-cell table:style-name="ce11"/>
          <table:table-cell table:style-name="ce11" office:value-type="string" calcext:value-type="string">
            <text:p>Investigateur</text:p>
          </table:table-cell>
          <table:table-cell table:style-name="ce11" office:value-type="string" calcext:value-type="string">
            <text:p>res</text:p>
          </table:table-cell>
          <table:table-cell table:style-name="ce11" table:number-columns-repeated="2"/>
          <table:table-cell table:style-name="ce10" table:formula="of:=[EN.F257]" office:value-type="float" office:value="0" calcext:value-type="float">
            <text:p/>
          </table:table-cell>
          <table:table-cell table:style-name="ce11"/>
          <table:table-cell table:style-name="ce12" table:formula="of:=[EN.H257]" office:value-type="float" office:value="0" calcext:value-type="float">
            <text:p/>
          </table:table-cell>
          <table:table-cell table:style-name="ce12" table:formula="of:=[EN.I257]" office:value-type="float" office:value="0" calcext:value-type="float">
            <text:p/>
          </table:table-cell>
          <table:table-cell table:style-name="ce13" table:formula="of:=IF([.A257]=[.D257];&quot;&quot;;&quot;DECALAGE&quot;)">
            <text:p/>
          </table:table-cell>
          <table:table-cell table:style-name="ce13" table:formula="of:=IF(AND(ISBLANK([.D257]);ISBLANK([.F257]));&quot;ND SANS USE&quot;;&quot;&quot;)">
            <text:p/>
          </table:table-cell>
          <table:table-cell table:style-name="ce13" table:formula="of:=IF(AND(NOT(ISBLANK([.D257]));ISBLANK([.J257]));&quot;DESCRIPTION MANQUANTE&quot;;&quot;&quot;)">
            <text:p/>
          </table:table-cell>
          <table:table-cell table:style-name="ce13" table:formula="of:=IF(MATCH([.E257];LabelFR;0) = ROW([.A257]); &quot;&quot;; &quot;DOUBLON LIGNE &quot; &amp; MATCH([.E257];LabelFR;0))">
            <text:p/>
          </table:table-cell>
          <table:table-cell table:number-columns-repeated="1003"/>
        </table:table-row>
        <table:table-row table:style-name="ro17">
          <table:table-cell table:style-name="ce6" table:formula="of:=[EN.A258]" office:value-type="string" office:string-value="rev" calcext:value-type="string">
            <text:p>rev</text:p>
          </table:table-cell>
          <table:table-cell table:style-name="ce8" table:formula="of:=[EN.B258]" office:value-type="string" office:string-value="Reviewer" calcext:value-type="string">
            <text:p>Reviewer</text:p>
          </table:table-cell>
          <table:table-cell table:style-name="ce8" table:formula="of:=[EN.G258]" office:value-type="string" office:string-value="A person or organization responsible for the review of a book, motion picture, performance, etc." calcext:value-type="string">
            <text:p>A person or organization responsible for the review of a book, motion picture, performance, etc.</text:p>
          </table:table-cell>
          <table:table-cell table:style-name="ce11" office:value-type="string" calcext:value-type="string">
            <text:p>rev</text:p>
          </table:table-cell>
          <table:table-cell table:style-name="ce11" office:value-type="string" calcext:value-type="string">
            <text:p>Critique</text:p>
          </table:table-cell>
          <table:table-cell table:style-name="ce11" table:number-columns-repeated="3"/>
          <table:table-cell table:style-name="ce10" table:formula="of:=[EN.F258]" office:value-type="float" office:value="0" calcext:value-type="float">
            <text:p/>
          </table:table-cell>
          <table:table-cell table:style-name="ce11" office:value-type="string" calcext:value-type="string">
            <text:p>Une personne ou un organisme responsable de la critique d'un livre, d'un film, d'une représentation, etc.</text:p>
          </table:table-cell>
          <table:table-cell table:style-name="ce12" table:formula="of:=[EN.H258]" office:value-type="float" office:value="0" calcext:value-type="float">
            <text:p/>
          </table:table-cell>
          <table:table-cell table:style-name="ce12" table:formula="of:=[EN.I258]" office:value-type="string" office:string-value="2013-05-15:modified&#10;1970-01-01:new" calcext:value-type="string">
            <text:p>2013-05-15:modified</text:p>
            <text:p>1970-01-01:new</text:p>
          </table:table-cell>
          <table:table-cell table:style-name="ce13" table:formula="of:=IF([.A258]=[.D258];&quot;&quot;;&quot;DECALAGE&quot;)">
            <text:p/>
          </table:table-cell>
          <table:table-cell table:style-name="ce13" table:formula="of:=IF(AND(ISBLANK([.D258]);ISBLANK([.F258]));&quot;ND SANS USE&quot;;&quot;&quot;)">
            <text:p/>
          </table:table-cell>
          <table:table-cell table:style-name="ce13" table:formula="of:=IF(AND(NOT(ISBLANK([.D258]));ISBLANK([.J258]));&quot;DESCRIPTION MANQUANTE&quot;;&quot;&quot;)">
            <text:p/>
          </table:table-cell>
          <table:table-cell table:style-name="ce13" table:formula="of:=IF(MATCH([.E258];LabelFR;0) = ROW([.A258]); &quot;&quot;; &quot;DOUBLON LIGNE &quot; &amp; MATCH([.E258];LabelFR;0))">
            <text:p/>
          </table:table-cell>
          <table:table-cell table:number-columns-repeated="1003"/>
        </table:table-row>
        <table:table-row table:style-name="ro21">
          <table:table-cell table:style-name="ce6" table:formula="of:=[EN.A259]" office:value-type="string" office:string-value="rpc" calcext:value-type="string">
            <text:p>rpc</text:p>
          </table:table-cell>
          <table:table-cell table:style-name="ce8" table:formula="of:=[EN.B259]" office:value-type="string" office:string-value="Radio producer" calcext:value-type="string">
            <text:p>Radio producer</text:p>
          </table:table-cell>
          <table:table-cell table:style-name="ce8" table:formula="of:=[EN.G259]" office:value-type="string" office:string-value="A producer responsible for most of the business aspects of a radio program" calcext:value-type="string">
            <text:p>A producer responsible for most of the business aspects of a radio program</text:p>
          </table:table-cell>
          <table:table-cell table:style-name="ce10" office:value-type="string" calcext:value-type="string">
            <text:p>rpc</text:p>
          </table:table-cell>
          <table:table-cell table:style-name="ce10" office:value-type="string" calcext:value-type="string">
            <text:p>Producteur radio</text:p>
          </table:table-cell>
          <table:table-cell table:style-name="ce10"/>
          <table:table-cell table:style-name="ce11" table:number-columns-repeated="2"/>
          <table:table-cell table:style-name="ce10" table:formula="of:=[EN.F259]" office:value-type="float" office:value="0" calcext:value-type="float">
            <text:p/>
          </table:table-cell>
          <table:table-cell table:style-name="ce10" office:value-type="string" calcext:value-type="string">
            <text:p>Un producteur responsable de la plupart des aspects commerciaux d'une émission de radio.</text:p>
          </table:table-cell>
          <table:table-cell table:style-name="ce12" table:formula="of:=[EN.H259]" office:value-type="float" office:value="0" calcext:value-type="float">
            <text:p/>
          </table:table-cell>
          <table:table-cell table:style-name="ce12" table:formula="of:=[EN.I259]" office:value-type="string" office:string-value="2013-05-15:new" calcext:value-type="string">
            <text:p>2013-05-15:new</text:p>
          </table:table-cell>
          <table:table-cell table:style-name="ce13" table:formula="of:=IF([.A259]=[.D259];&quot;&quot;;&quot;DECALAGE&quot;)">
            <text:p/>
          </table:table-cell>
          <table:table-cell table:style-name="ce13" table:formula="of:=IF(AND(ISBLANK([.D259]);ISBLANK([.F259]));&quot;ND SANS USE&quot;;&quot;&quot;)">
            <text:p/>
          </table:table-cell>
          <table:table-cell table:style-name="ce13" table:formula="of:=IF(AND(NOT(ISBLANK([.D259]));ISBLANK([.J259]));&quot;DESCRIPTION MANQUANTE&quot;;&quot;&quot;)">
            <text:p/>
          </table:table-cell>
          <table:table-cell table:style-name="ce13" table:formula="of:=IF(MATCH([.E259];LabelFR;0) = ROW([.A259]); &quot;&quot;; &quot;DOUBLON LIGNE &quot; &amp; MATCH([.E259];LabelFR;0))">
            <text:p/>
          </table:table-cell>
          <table:table-cell table:number-columns-repeated="1003"/>
        </table:table-row>
        <table:table-row table:style-name="ro17">
          <table:table-cell table:style-name="ce6" table:formula="of:=[EN.A260]" office:value-type="string" office:string-value="rps" calcext:value-type="string">
            <text:p>rps</text:p>
          </table:table-cell>
          <table:table-cell table:style-name="ce8" table:formula="of:=[EN.B260]" office:value-type="string" office:string-value="Repository" calcext:value-type="string">
            <text:p>Repository</text:p>
          </table:table-cell>
          <table:table-cell table:style-name="ce8" table:formula="of:=[EN.G260]" office:value-type="string" office:string-value="An organization that hosts data or material culture objects and provides services to promote long term, consistent and shared use of those data or objects" calcext:value-type="string">
            <text:p>An organization that hosts data or material culture objects and provides services to promote long term, consistent and shared use of those data or objects</text:p>
          </table:table-cell>
          <table:table-cell table:style-name="ce11" office:value-type="string" calcext:value-type="string">
            <text:p>rps</text:p>
          </table:table-cell>
          <table:table-cell table:style-name="ce11" office:value-type="string" calcext:value-type="string">
            <text:p>Service d'archives</text:p>
          </table:table-cell>
          <table:table-cell table:style-name="ce11" table:number-columns-repeated="3"/>
          <table:table-cell table:style-name="ce10" table:formula="of:=[EN.F260]" office:value-type="float" office:value="0" calcext:value-type="float">
            <text:p/>
          </table:table-cell>
          <table:table-cell table:style-name="ce11" office:value-type="string" calcext:value-type="string">
            <text:p>Un organisme qui stocke des données ou des biens culturels et assure la pérennité, la préservation et l'accès à ces données ou à ces biens.</text:p>
          </table:table-cell>
          <table:table-cell table:style-name="ce12" table:formula="of:=[EN.H260]" office:value-type="float" office:value="0" calcext:value-type="float">
            <text:p/>
          </table:table-cell>
          <table:table-cell table:style-name="ce12" table:formula="of:=[EN.I260]" office:value-type="string" office:string-value="2013-05-15:modified&#10;1970-01-01:new" calcext:value-type="string">
            <text:p>2013-05-15:modified</text:p>
            <text:p>1970-01-01:new</text:p>
          </table:table-cell>
          <table:table-cell table:style-name="ce13" table:formula="of:=IF([.A260]=[.D260];&quot;&quot;;&quot;DECALAGE&quot;)">
            <text:p/>
          </table:table-cell>
          <table:table-cell table:style-name="ce13" table:formula="of:=IF(AND(ISBLANK([.D260]);ISBLANK([.F260]));&quot;ND SANS USE&quot;;&quot;&quot;)">
            <text:p/>
          </table:table-cell>
          <table:table-cell table:style-name="ce13" table:formula="of:=IF(AND(NOT(ISBLANK([.D260]));ISBLANK([.J260]));&quot;DESCRIPTION MANQUANTE&quot;;&quot;&quot;)">
            <text:p/>
          </table:table-cell>
          <table:table-cell table:style-name="ce13" table:formula="of:=IF(MATCH([.E260];LabelFR;0) = ROW([.A260]); &quot;&quot;; &quot;DOUBLON LIGNE &quot; &amp; MATCH([.E260];LabelFR;0))">
            <text:p/>
          </table:table-cell>
          <table:table-cell table:number-columns-repeated="1003"/>
        </table:table-row>
        <table:table-row table:style-name="ro17">
          <table:table-cell table:style-name="ce6" table:formula="of:=[EN.A261]" office:value-type="string" office:string-value="rpt" calcext:value-type="string">
            <text:p>rpt</text:p>
          </table:table-cell>
          <table:table-cell table:style-name="ce8" table:formula="of:=[EN.B261]" office:value-type="string" office:string-value="Reporter" calcext:value-type="string">
            <text:p>Reporter</text:p>
          </table:table-cell>
          <table:table-cell table:style-name="ce8" table:formula="of:=[EN.G261]" office:value-type="string" office:string-value="A person or organization who writes or presents reports of news or current events on air or in print" calcext:value-type="string">
            <text:p>A person or organization who writes or presents reports of news or current events on air or in print</text:p>
          </table:table-cell>
          <table:table-cell table:style-name="ce11" office:value-type="string" calcext:value-type="string">
            <text:p>rpt</text:p>
          </table:table-cell>
          <table:table-cell table:style-name="ce11" office:value-type="string" calcext:value-type="string">
            <text:p>Journaliste</text:p>
          </table:table-cell>
          <table:table-cell table:style-name="ce11" table:number-columns-repeated="3"/>
          <table:table-cell table:style-name="ce10" table:formula="of:=[EN.F261]" office:value-type="float" office:value="0" calcext:value-type="float">
            <text:p/>
          </table:table-cell>
          <table:table-cell table:style-name="ce11" office:value-type="string" calcext:value-type="string">
            <text:p>Une personne ou un organisme qui écrit, fait un reportage ou présente des actualités dans une émission ou un média imprimé.</text:p>
          </table:table-cell>
          <table:table-cell table:style-name="ce12" table:formula="of:=[EN.H261]" office:value-type="float" office:value="0" calcext:value-type="float">
            <text:p/>
          </table:table-cell>
          <table:table-cell table:style-name="ce12" table:formula="of:=[EN.I261]" office:value-type="string" office:string-value="2013-05-15:modified&#10;1970-01-01:new" calcext:value-type="string">
            <text:p>2013-05-15:modified</text:p>
            <text:p>1970-01-01:new</text:p>
          </table:table-cell>
          <table:table-cell table:style-name="ce13" table:formula="of:=IF([.A261]=[.D261];&quot;&quot;;&quot;DECALAGE&quot;)">
            <text:p/>
          </table:table-cell>
          <table:table-cell table:style-name="ce13" table:formula="of:=IF(AND(ISBLANK([.D261]);ISBLANK([.F261]));&quot;ND SANS USE&quot;;&quot;&quot;)">
            <text:p/>
          </table:table-cell>
          <table:table-cell table:style-name="ce13" table:formula="of:=IF(AND(NOT(ISBLANK([.D261]));ISBLANK([.J261]));&quot;DESCRIPTION MANQUANTE&quot;;&quot;&quot;)">
            <text:p/>
          </table:table-cell>
          <table:table-cell table:style-name="ce13" table:formula="of:=IF(MATCH([.E261];LabelFR;0) = ROW([.A261]); &quot;&quot;; &quot;DOUBLON LIGNE &quot; &amp; MATCH([.E261];LabelFR;0))">
            <text:p/>
          </table:table-cell>
          <table:table-cell table:number-columns-repeated="1003"/>
        </table:table-row>
        <table:table-row table:style-name="ro17">
          <table:table-cell table:style-name="ce6" table:formula="of:=[EN.A262]" office:value-type="string" office:string-value="rpy" calcext:value-type="string">
            <text:p>rpy</text:p>
          </table:table-cell>
          <table:table-cell table:style-name="ce8" table:formula="of:=[EN.B262]" office:value-type="string" office:string-value="Responsible party" calcext:value-type="string">
            <text:p>Responsible party</text:p>
          </table:table-cell>
          <table:table-cell table:style-name="ce8" table:formula="of:=[EN.G262]" office:value-type="string" office:string-value="A person or organization legally responsible for the content of the published material" calcext:value-type="string">
            <text:p>A person or organization legally responsible for the content of the published material</text:p>
          </table:table-cell>
          <table:table-cell table:style-name="ce11" office:value-type="string" calcext:value-type="string">
            <text:p>rpy</text:p>
          </table:table-cell>
          <table:table-cell table:style-name="ce11" office:value-type="string" calcext:value-type="string">
            <text:p>Responsable éditorial</text:p>
          </table:table-cell>
          <table:table-cell table:style-name="ce11" table:number-columns-repeated="3"/>
          <table:table-cell table:style-name="ce10" table:formula="of:=[EN.F262]" office:value-type="float" office:value="0" calcext:value-type="float">
            <text:p/>
          </table:table-cell>
          <table:table-cell table:style-name="ce11" office:value-type="string" calcext:value-type="string">
            <text:p>Une personne ou un organisme légalement responsable du contenu d'une œuvre publiée.</text:p>
          </table:table-cell>
          <table:table-cell table:style-name="ce12" table:formula="of:=[EN.H262]" office:value-type="float" office:value="0" calcext:value-type="float">
            <text:p/>
          </table:table-cell>
          <table:table-cell table:style-name="ce12" table:formula="of:=[EN.I262]" office:value-type="string" office:string-value="2013-05-15:modified&#10;1970-01-01:new" calcext:value-type="string">
            <text:p>2013-05-15:modified</text:p>
            <text:p>1970-01-01:new</text:p>
          </table:table-cell>
          <table:table-cell table:style-name="ce13" table:formula="of:=IF([.A262]=[.D262];&quot;&quot;;&quot;DECALAGE&quot;)">
            <text:p/>
          </table:table-cell>
          <table:table-cell table:style-name="ce13" table:formula="of:=IF(AND(ISBLANK([.D262]);ISBLANK([.F262]));&quot;ND SANS USE&quot;;&quot;&quot;)">
            <text:p/>
          </table:table-cell>
          <table:table-cell table:style-name="ce13" table:formula="of:=IF(AND(NOT(ISBLANK([.D262]));ISBLANK([.J262]));&quot;DESCRIPTION MANQUANTE&quot;;&quot;&quot;)">
            <text:p/>
          </table:table-cell>
          <table:table-cell table:style-name="ce13" table:formula="of:=IF(MATCH([.E262];LabelFR;0) = ROW([.A262]); &quot;&quot;; &quot;DOUBLON LIGNE &quot; &amp; MATCH([.E262];LabelFR;0))">
            <text:p/>
          </table:table-cell>
          <table:table-cell table:number-columns-repeated="1003"/>
        </table:table-row>
        <table:table-row table:style-name="ro7">
          <table:table-cell table:style-name="ce6" table:formula="of:=[EN.A263]" office:value-type="string" office:string-value="rse" calcext:value-type="string">
            <text:p>rse</text:p>
          </table:table-cell>
          <table:table-cell table:style-name="ce8" table:formula="of:=[EN.B263]" office:value-type="string" office:string-value="Respondent-appellee" calcext:value-type="string">
            <text:p>Respondent-appellee</text:p>
          </table:table-cell>
          <table:table-cell table:style-name="ce8" table:formula="of:=[EN.G263]" office:value-type="string" office:string-value="A respondent against whom an appeal is taken from one court or jurisdiction to another to reverse the judgment, usually in an equity proceeding" calcext:value-type="string">
            <text:p>A respondent against whom an appeal is taken from one court or jurisdiction to another to reverse the judgment, usually in an equity proceeding</text:p>
          </table:table-cell>
          <table:table-cell table:style-name="ce11" office:value-type="string" calcext:value-type="string">
            <text:p>rse</text:p>
          </table:table-cell>
          <table:table-cell table:style-name="ce11" office:value-type="string" calcext:value-type="string">
            <text:p>Répondant-intimé</text:p>
          </table:table-cell>
          <table:table-cell table:style-name="ce11" table:number-columns-repeated="3"/>
          <table:table-cell table:style-name="ce10" table:formula="of:=[EN.F263]" office:value-type="float" office:value="0" calcext:value-type="float">
            <text:p/>
          </table:table-cell>
          <table:table-cell table:style-name="ce11" office:value-type="string" calcext:value-type="string">
            <text:p>Le répondant visé par l'appel interjeté à l'égard d'un tribunal ou d'une juridiction, en vue de son infirmation, devant une instance supérieure, habituellement dans le cadre d'une procédure fondée sur l'équité.</text:p>
          </table:table-cell>
          <table:table-cell table:style-name="ce12" table:formula="of:=[EN.H263]" office:value-type="float" office:value="0" calcext:value-type="float">
            <text:p/>
          </table:table-cell>
          <table:table-cell table:style-name="ce12" table:formula="of:=[EN.I263]" office:value-type="string" office:string-value="2013-05-15:modified&#10;1970-01-01:new" calcext:value-type="string">
            <text:p>2013-05-15:modified</text:p>
            <text:p>1970-01-01:new</text:p>
          </table:table-cell>
          <table:table-cell table:style-name="ce13" table:formula="of:=IF([.A263]=[.D263];&quot;&quot;;&quot;DECALAGE&quot;)">
            <text:p/>
          </table:table-cell>
          <table:table-cell table:style-name="ce13" table:formula="of:=IF(AND(ISBLANK([.D263]);ISBLANK([.F263]));&quot;ND SANS USE&quot;;&quot;&quot;)">
            <text:p/>
          </table:table-cell>
          <table:table-cell table:style-name="ce13" table:formula="of:=IF(AND(NOT(ISBLANK([.D263]));ISBLANK([.J263]));&quot;DESCRIPTION MANQUANTE&quot;;&quot;&quot;)">
            <text:p/>
          </table:table-cell>
          <table:table-cell table:style-name="ce13" table:formula="of:=IF(MATCH([.E263];LabelFR;0) = ROW([.A263]); &quot;&quot;; &quot;DOUBLON LIGNE &quot; &amp; MATCH([.E263];LabelFR;0))">
            <text:p/>
          </table:table-cell>
          <table:table-cell table:number-columns-repeated="1003"/>
        </table:table-row>
        <table:table-row table:style-name="ro7">
          <table:table-cell table:style-name="ce6" table:formula="of:=[EN.A264]" office:value-type="string" office:string-value="rsg" calcext:value-type="string">
            <text:p>rsg</text:p>
          </table:table-cell>
          <table:table-cell table:style-name="ce8" table:formula="of:=[EN.B264]" office:value-type="string" office:string-value="Restager" calcext:value-type="string">
            <text:p>Restager</text:p>
          </table:table-cell>
          <table:table-cell table:style-name="ce8" table:formula="of:=[EN.G264]" office:value-type="string" office:string-value="A person or organization, other than the original choreographer or director, responsible for restaging a choreographic or dramatic work and who contributes minimal new content" calcext:value-type="string">
            <text:p>A person or organization, other than the original choreographer or director, responsible for restaging a choreographic or dramatic work and who contributes minimal new content</text:p>
          </table:table-cell>
          <table:table-cell table:style-name="ce11" office:value-type="string" calcext:value-type="string">
            <text:p>rsg</text:p>
          </table:table-cell>
          <table:table-cell table:style-name="ce11" office:value-type="string" calcext:value-type="string">
            <text:p>Metteur en scène de la reprise</text:p>
          </table:table-cell>
          <table:table-cell table:style-name="ce11" table:number-columns-repeated="3"/>
          <table:table-cell table:style-name="ce10" table:formula="of:=[EN.F264]" office:value-type="float" office:value="0" calcext:value-type="float">
            <text:p/>
          </table:table-cell>
          <table:table-cell table:style-name="ce11" office:value-type="string" calcext:value-type="string">
            <text:p>Une personne ou un organisme, autre que le chorégraphe ou le réalisateur, responsable de la mise en scène d'une œuvre chorégraphique ou théâtrale mais qui intervient assez peu sur le contenu.</text:p>
          </table:table-cell>
          <table:table-cell table:style-name="ce12" table:formula="of:=[EN.H264]" office:value-type="float" office:value="0" calcext:value-type="float">
            <text:p/>
          </table:table-cell>
          <table:table-cell table:style-name="ce12" table:formula="of:=[EN.I264]" office:value-type="string" office:string-value="2013-05-15:modified&#10;1970-01-01:new" calcext:value-type="string">
            <text:p>2013-05-15:modified</text:p>
            <text:p>1970-01-01:new</text:p>
          </table:table-cell>
          <table:table-cell table:style-name="ce13" table:formula="of:=IF([.A264]=[.D264];&quot;&quot;;&quot;DECALAGE&quot;)">
            <text:p/>
          </table:table-cell>
          <table:table-cell table:style-name="ce13" table:formula="of:=IF(AND(ISBLANK([.D264]);ISBLANK([.F264]));&quot;ND SANS USE&quot;;&quot;&quot;)">
            <text:p/>
          </table:table-cell>
          <table:table-cell table:style-name="ce13" table:formula="of:=IF(AND(NOT(ISBLANK([.D264]));ISBLANK([.J264]));&quot;DESCRIPTION MANQUANTE&quot;;&quot;&quot;)">
            <text:p/>
          </table:table-cell>
          <table:table-cell table:style-name="ce13" table:formula="of:=IF(MATCH([.E264];LabelFR;0) = ROW([.A264]); &quot;&quot;; &quot;DOUBLON LIGNE &quot; &amp; MATCH([.E264];LabelFR;0))">
            <text:p/>
          </table:table-cell>
          <table:table-cell table:number-columns-repeated="1003"/>
        </table:table-row>
        <table:table-row table:style-name="ro9">
          <table:table-cell table:style-name="ce6" table:formula="of:=[EN.A265]" office:value-type="string" office:string-value="rsp" calcext:value-type="string">
            <text:p>rsp</text:p>
          </table:table-cell>
          <table:table-cell table:style-name="ce8" table:formula="of:=[EN.B265]" office:value-type="string" office:string-value="Respondent" calcext:value-type="string">
            <text:p>Respondent</text:p>
          </table:table-cell>
          <table:table-cell table:style-name="ce8" table:formula="of:=[EN.G265]" office:value-type="string" office:string-value="A person or organization who makes an answer to the courts pursuant to an application for redress (usually in an equity proceeding) or a candidate for a degree who defends or opposes a thesis provided by the praeses in an academic disputation" calcext:value-type="string">
            <text:p>A person or organization who makes an answer to the courts pursuant to an application for redress (usually in an equity proceeding) or a candidate for a degree who defends or opposes a thesis provided by the praeses in an academic disputation</text:p>
          </table:table-cell>
          <table:table-cell table:style-name="ce11" office:value-type="string" calcext:value-type="string">
            <text:p>rsp</text:p>
          </table:table-cell>
          <table:table-cell table:style-name="ce11" office:value-type="string" calcext:value-type="string">
            <text:p>Répondant</text:p>
          </table:table-cell>
          <table:table-cell table:style-name="ce11" table:number-columns-repeated="3"/>
          <table:table-cell table:style-name="ce10" table:formula="of:=[EN.F265]" office:value-type="float" office:value="0" calcext:value-type="float">
            <text:p/>
          </table:table-cell>
          <table:table-cell table:style-name="ce11" office:value-type="string" calcext:value-type="string">
            <text:p>Une personne ou un organisme qui apporte une réponse dans une procédure de redressement (en général dans le cadre d'une procédure fondée sur l'équité) ou le candidat à un diplôme qui défend ou s'oppose à la thèse officielle dans une dispute académique.</text:p>
          </table:table-cell>
          <table:table-cell table:style-name="ce12" table:formula="of:=[EN.H265]" office:value-type="float" office:value="0" calcext:value-type="float">
            <text:p/>
          </table:table-cell>
          <table:table-cell table:style-name="ce12" table:formula="of:=[EN.I265]" office:value-type="string" office:string-value="2013-05-15:modified&#10;1970-01-01:new" calcext:value-type="string">
            <text:p>2013-05-15:modified</text:p>
            <text:p>1970-01-01:new</text:p>
          </table:table-cell>
          <table:table-cell table:style-name="ce13" table:formula="of:=IF([.A265]=[.D265];&quot;&quot;;&quot;DECALAGE&quot;)">
            <text:p/>
          </table:table-cell>
          <table:table-cell table:style-name="ce13" table:formula="of:=IF(AND(ISBLANK([.D265]);ISBLANK([.F265]));&quot;ND SANS USE&quot;;&quot;&quot;)">
            <text:p/>
          </table:table-cell>
          <table:table-cell table:style-name="ce13" table:formula="of:=IF(AND(NOT(ISBLANK([.D265]));ISBLANK([.J265]));&quot;DESCRIPTION MANQUANTE&quot;;&quot;&quot;)">
            <text:p/>
          </table:table-cell>
          <table:table-cell table:style-name="ce13" table:formula="of:=IF(MATCH([.E265];LabelFR;0) = ROW([.A265]); &quot;&quot;; &quot;DOUBLON LIGNE &quot; &amp; MATCH([.E265];LabelFR;0))">
            <text:p/>
          </table:table-cell>
          <table:table-cell table:number-columns-repeated="1003"/>
        </table:table-row>
        <table:table-row table:style-name="ro18">
          <table:table-cell table:style-name="ce6" table:formula="of:=[EN.A266]" office:value-type="string" office:string-value="rsr" calcext:value-type="string">
            <text:p>rsr</text:p>
          </table:table-cell>
          <table:table-cell table:style-name="ce8" table:formula="of:=[EN.B266]" office:value-type="string" office:string-value="Restorationist" calcext:value-type="string">
            <text:p>Restorationist</text:p>
          </table:table-cell>
          <table:table-cell table:style-name="ce8" table:formula="of:=[EN.G266]" office:value-type="string" office:string-value="A person, family, or organization responsible for the set of technical, editorial, and intellectual procedures aimed at compensating for the degradation of an item by bringing it back to a state as close as possible to its original condition" calcext:value-type="string">
            <text:p>A person, family, or organization responsible for the set of technical, editorial, and intellectual procedures aimed at compensating for the degradation of an item by bringing it back to a state as close as possible to its original condition</text:p>
          </table:table-cell>
          <table:table-cell table:style-name="ce10" office:value-type="string" calcext:value-type="string">
            <text:p>rsr</text:p>
          </table:table-cell>
          <table:table-cell table:style-name="ce10" office:value-type="string" calcext:value-type="string">
            <text:p>Restaurateur</text:p>
          </table:table-cell>
          <table:table-cell table:style-name="ce10"/>
          <table:table-cell table:style-name="ce11" table:number-columns-repeated="2"/>
          <table:table-cell table:style-name="ce10" table:formula="of:=[EN.F266]" office:value-type="float" office:value="0" calcext:value-type="float">
            <text:p/>
          </table:table-cell>
          <table:table-cell table:style-name="ce10" office:value-type="string" calcext:value-type="string">
            <text:p>Une personne, un groupe ou un organisme responsable des procédures intellectuelles et techniques visant à compenser la dégradation d'une œuvre en la ramenant à un état aussi proche que possible de son état d'origine.</text:p>
          </table:table-cell>
          <table:table-cell table:style-name="ce12" table:formula="of:=[EN.H266]" office:value-type="float" office:value="0" calcext:value-type="float">
            <text:p/>
          </table:table-cell>
          <table:table-cell table:style-name="ce12" table:formula="of:=[EN.I266]" office:value-type="string" office:string-value="2013-05-15:new" calcext:value-type="string">
            <text:p>2013-05-15:new</text:p>
          </table:table-cell>
          <table:table-cell table:style-name="ce13" table:formula="of:=IF([.A266]=[.D266];&quot;&quot;;&quot;DECALAGE&quot;)">
            <text:p/>
          </table:table-cell>
          <table:table-cell table:style-name="ce13" table:formula="of:=IF(AND(ISBLANK([.D266]);ISBLANK([.F266]));&quot;ND SANS USE&quot;;&quot;&quot;)">
            <text:p/>
          </table:table-cell>
          <table:table-cell table:style-name="ce13" table:formula="of:=IF(AND(NOT(ISBLANK([.D266]));ISBLANK([.J266]));&quot;DESCRIPTION MANQUANTE&quot;;&quot;&quot;)">
            <text:p/>
          </table:table-cell>
          <table:table-cell table:style-name="ce13" table:formula="of:=IF(MATCH([.E266];LabelFR;0) = ROW([.A266]); &quot;&quot;; &quot;DOUBLON LIGNE &quot; &amp; MATCH([.E266];LabelFR;0))">
            <text:p/>
          </table:table-cell>
          <table:table-cell table:number-columns-repeated="1003"/>
        </table:table-row>
        <table:table-row table:style-name="ro7">
          <table:table-cell table:style-name="ce6" table:formula="of:=[EN.A267]" office:value-type="string" office:string-value="rst" calcext:value-type="string">
            <text:p>rst</text:p>
          </table:table-cell>
          <table:table-cell table:style-name="ce8" table:formula="of:=[EN.B267]" office:value-type="string" office:string-value="Respondent-appellant" calcext:value-type="string">
            <text:p>Respondent-appellant</text:p>
          </table:table-cell>
          <table:table-cell table:style-name="ce8" table:formula="of:=[EN.G267]" office:value-type="string" office:string-value="A respondent who takes an appeal from one court or jurisdiction to another to reverse the judgment, usually in an equity proceeding" calcext:value-type="string">
            <text:p>A respondent who takes an appeal from one court or jurisdiction to another to reverse the judgment, usually in an equity proceeding</text:p>
          </table:table-cell>
          <table:table-cell table:style-name="ce11" office:value-type="string" calcext:value-type="string">
            <text:p>rst</text:p>
          </table:table-cell>
          <table:table-cell table:style-name="ce11" office:value-type="string" calcext:value-type="string">
            <text:p>Répondant-appelant</text:p>
          </table:table-cell>
          <table:table-cell table:style-name="ce11" table:number-columns-repeated="3"/>
          <table:table-cell table:style-name="ce10" table:formula="of:=[EN.F267]" office:value-type="float" office:value="0" calcext:value-type="float">
            <text:p/>
          </table:table-cell>
          <table:table-cell table:style-name="ce11" office:value-type="string" calcext:value-type="string">
            <text:p>Le répondant qui en appelle de la décision d'un tribunal ou d'une juridiction, en vue de son infirmation, devant une instance supérieure, habituellement dans le cadre d'une procédure fondée sur l'équité.</text:p>
          </table:table-cell>
          <table:table-cell table:style-name="ce12" table:formula="of:=[EN.H267]" office:value-type="float" office:value="0" calcext:value-type="float">
            <text:p/>
          </table:table-cell>
          <table:table-cell table:style-name="ce12" table:formula="of:=[EN.I267]" office:value-type="string" office:string-value="2013-05-15:modified&#10;1970-01-01:new" calcext:value-type="string">
            <text:p>2013-05-15:modified</text:p>
            <text:p>1970-01-01:new</text:p>
          </table:table-cell>
          <table:table-cell table:style-name="ce13" table:formula="of:=IF([.A267]=[.D267];&quot;&quot;;&quot;DECALAGE&quot;)">
            <text:p/>
          </table:table-cell>
          <table:table-cell table:style-name="ce13" table:formula="of:=IF(AND(ISBLANK([.D267]);ISBLANK([.F267]));&quot;ND SANS USE&quot;;&quot;&quot;)">
            <text:p/>
          </table:table-cell>
          <table:table-cell table:style-name="ce13" table:formula="of:=IF(AND(NOT(ISBLANK([.D267]));ISBLANK([.J267]));&quot;DESCRIPTION MANQUANTE&quot;;&quot;&quot;)">
            <text:p/>
          </table:table-cell>
          <table:table-cell table:style-name="ce13" table:formula="of:=IF(MATCH([.E267];LabelFR;0) = ROW([.A267]); &quot;&quot;; &quot;DOUBLON LIGNE &quot; &amp; MATCH([.E267];LabelFR;0))">
            <text:p/>
          </table:table-cell>
          <table:table-cell table:number-columns-repeated="1003"/>
        </table:table-row>
        <table:table-row table:style-name="ro17">
          <table:table-cell table:style-name="ce6" table:formula="of:=[EN.A268]" office:value-type="string" office:string-value="rth" calcext:value-type="string">
            <text:p>rth</text:p>
          </table:table-cell>
          <table:table-cell table:style-name="ce8" table:formula="of:=[EN.B268]" office:value-type="string" office:string-value="Research team head" calcext:value-type="string">
            <text:p>Research team head</text:p>
          </table:table-cell>
          <table:table-cell table:style-name="ce8" table:formula="of:=[EN.G268]" office:value-type="string" office:string-value="A person who directed or managed a research project" calcext:value-type="string">
            <text:p>A person who directed or managed a research project</text:p>
          </table:table-cell>
          <table:table-cell table:style-name="ce11" office:value-type="string" calcext:value-type="string">
            <text:p>rth</text:p>
          </table:table-cell>
          <table:table-cell table:style-name="ce11" office:value-type="string" calcext:value-type="string">
            <text:p>Directeur de recherche</text:p>
          </table:table-cell>
          <table:table-cell table:style-name="ce11" table:number-columns-repeated="3"/>
          <table:table-cell table:style-name="ce10" table:formula="of:=[EN.F268]" office:value-type="float" office:value="0" calcext:value-type="float">
            <text:p/>
          </table:table-cell>
          <table:table-cell table:style-name="ce11" office:value-type="string" calcext:value-type="string">
            <text:p>Une personne responsable de la direction et de la gestion d'un projet de recherche.</text:p>
          </table:table-cell>
          <table:table-cell table:style-name="ce12" table:formula="of:=[EN.H268]" office:value-type="float" office:value="0" calcext:value-type="float">
            <text:p/>
          </table:table-cell>
          <table:table-cell table:style-name="ce12" table:formula="of:=[EN.I268]" office:value-type="string" office:string-value="2013-05-15:modified&#10;1970-01-01:new" calcext:value-type="string">
            <text:p>2013-05-15:modified</text:p>
            <text:p>1970-01-01:new</text:p>
          </table:table-cell>
          <table:table-cell table:style-name="ce13" table:formula="of:=IF([.A268]=[.D268];&quot;&quot;;&quot;DECALAGE&quot;)">
            <text:p/>
          </table:table-cell>
          <table:table-cell table:style-name="ce13" table:formula="of:=IF(AND(ISBLANK([.D268]);ISBLANK([.F268]));&quot;ND SANS USE&quot;;&quot;&quot;)">
            <text:p/>
          </table:table-cell>
          <table:table-cell table:style-name="ce13" table:formula="of:=IF(AND(NOT(ISBLANK([.D268]));ISBLANK([.J268]));&quot;DESCRIPTION MANQUANTE&quot;;&quot;&quot;)">
            <text:p/>
          </table:table-cell>
          <table:table-cell table:style-name="ce13" table:formula="of:=IF(MATCH([.E268];LabelFR;0) = ROW([.A268]); &quot;&quot;; &quot;DOUBLON LIGNE &quot; &amp; MATCH([.E268];LabelFR;0))">
            <text:p/>
          </table:table-cell>
          <table:table-cell table:number-columns-repeated="1003"/>
        </table:table-row>
        <table:table-row table:style-name="ro17">
          <table:table-cell table:style-name="ce6" table:formula="of:=[EN.A269]" office:value-type="string" office:string-value="rtm" calcext:value-type="string">
            <text:p>rtm</text:p>
          </table:table-cell>
          <table:table-cell table:style-name="ce8" table:formula="of:=[EN.B269]" office:value-type="string" office:string-value="Research team member" calcext:value-type="string">
            <text:p>Research team member</text:p>
          </table:table-cell>
          <table:table-cell table:style-name="ce8" table:formula="of:=[EN.G269]" office:value-type="string" office:string-value="A person who participated in a research project but whose role did not involve direction or management of it" calcext:value-type="string">
            <text:p>A person who participated in a research project but whose role did not involve direction or management of it</text:p>
          </table:table-cell>
          <table:table-cell table:style-name="ce11" office:value-type="string" calcext:value-type="string">
            <text:p>rtm</text:p>
          </table:table-cell>
          <table:table-cell table:style-name="ce11" office:value-type="string" calcext:value-type="string">
            <text:p>Membre de l'équipe de recherche</text:p>
          </table:table-cell>
          <table:table-cell table:style-name="ce11" table:number-columns-repeated="3"/>
          <table:table-cell table:style-name="ce10" table:formula="of:=[EN.F269]" office:value-type="float" office:value="0" calcext:value-type="float">
            <text:p/>
          </table:table-cell>
          <table:table-cell table:style-name="ce11" office:value-type="string" calcext:value-type="string">
            <text:p>Une personne ayant pris part à un projet de recherche, mais dont le rôle ne consistait pas à le diriger ou à le gérer.</text:p>
          </table:table-cell>
          <table:table-cell table:style-name="ce12" table:formula="of:=[EN.H269]" office:value-type="float" office:value="0" calcext:value-type="float">
            <text:p/>
          </table:table-cell>
          <table:table-cell table:style-name="ce12" table:formula="of:=[EN.I269]" office:value-type="string" office:string-value="2013-05-15:modified&#10;1970-01-01:new" calcext:value-type="string">
            <text:p>2013-05-15:modified</text:p>
            <text:p>1970-01-01:new</text:p>
          </table:table-cell>
          <table:table-cell table:style-name="ce13" table:formula="of:=IF([.A269]=[.D269];&quot;&quot;;&quot;DECALAGE&quot;)">
            <text:p/>
          </table:table-cell>
          <table:table-cell table:style-name="ce13" table:formula="of:=IF(AND(ISBLANK([.D269]);ISBLANK([.F269]));&quot;ND SANS USE&quot;;&quot;&quot;)">
            <text:p/>
          </table:table-cell>
          <table:table-cell table:style-name="ce13" table:formula="of:=IF(AND(NOT(ISBLANK([.D269]));ISBLANK([.J269]));&quot;DESCRIPTION MANQUANTE&quot;;&quot;&quot;)">
            <text:p/>
          </table:table-cell>
          <table:table-cell table:style-name="ce13" table:formula="of:=IF(MATCH([.E269];LabelFR;0) = ROW([.A269]); &quot;&quot;; &quot;DOUBLON LIGNE &quot; &amp; MATCH([.E269];LabelFR;0))">
            <text:p/>
          </table:table-cell>
          <table:table-cell table:number-columns-repeated="1003"/>
        </table:table-row>
        <table:table-row table:style-name="ro7">
          <table:table-cell table:style-name="ce6" table:formula="of:=[EN.A270]" office:value-type="string" office:string-value="sad" calcext:value-type="string">
            <text:p>sad</text:p>
          </table:table-cell>
          <table:table-cell table:style-name="ce8" table:formula="of:=[EN.B270]" office:value-type="string" office:string-value="Scientific advisor" calcext:value-type="string">
            <text:p>Scientific advisor</text:p>
          </table:table-cell>
          <table:table-cell table:style-name="ce8" table:formula="of:=[EN.G270]" office:value-type="string" office:string-value="A person or organization who brings scientific, pedagogical, or historical competence to the conception and realization on a work, particularly in the case of audio-visual items" calcext:value-type="string">
            <text:p>A person or organization who brings scientific, pedagogical, or historical competence to the conception and realization on a work, particularly in the case of audio-visual items</text:p>
          </table:table-cell>
          <table:table-cell table:style-name="ce11" office:value-type="string" calcext:value-type="string">
            <text:p>sad</text:p>
          </table:table-cell>
          <table:table-cell table:style-name="ce11" office:value-type="string" calcext:value-type="string">
            <text:p>Conseiller scientifique</text:p>
          </table:table-cell>
          <table:table-cell table:style-name="ce11" table:number-columns-repeated="3"/>
          <table:table-cell table:style-name="ce10" table:formula="of:=[EN.F270]" office:value-type="float" office:value="0" calcext:value-type="float">
            <text:p/>
          </table:table-cell>
          <table:table-cell table:style-name="ce11" office:value-type="string" calcext:value-type="string">
            <text:p>Une personne ou un organisme qui apporte des compétences scientifiques, pédagogiques ou historiques à la conception et à la réalisation d'un travail, en particulier dans le cas d'une œuvre audiovisuelle.</text:p>
          </table:table-cell>
          <table:table-cell table:style-name="ce12" table:formula="of:=[EN.H270]" office:value-type="float" office:value="0" calcext:value-type="float">
            <text:p/>
          </table:table-cell>
          <table:table-cell table:style-name="ce12" table:formula="of:=[EN.I270]" office:value-type="string" office:string-value="2013-05-15:modified&#10;1970-01-01:new" calcext:value-type="string">
            <text:p>2013-05-15:modified</text:p>
            <text:p>1970-01-01:new</text:p>
          </table:table-cell>
          <table:table-cell table:style-name="ce13" table:formula="of:=IF([.A270]=[.D270];&quot;&quot;;&quot;DECALAGE&quot;)">
            <text:p/>
          </table:table-cell>
          <table:table-cell table:style-name="ce13" table:formula="of:=IF(AND(ISBLANK([.D270]);ISBLANK([.F270]));&quot;ND SANS USE&quot;;&quot;&quot;)">
            <text:p/>
          </table:table-cell>
          <table:table-cell table:style-name="ce13" table:formula="of:=IF(AND(NOT(ISBLANK([.D270]));ISBLANK([.J270]));&quot;DESCRIPTION MANQUANTE&quot;;&quot;&quot;)">
            <text:p/>
          </table:table-cell>
          <table:table-cell table:style-name="ce13" table:formula="of:=IF(MATCH([.E270];LabelFR;0) = ROW([.A270]); &quot;&quot;; &quot;DOUBLON LIGNE &quot; &amp; MATCH([.E270];LabelFR;0))">
            <text:p/>
          </table:table-cell>
          <table:table-cell table:number-columns-repeated="1003"/>
        </table:table-row>
        <table:table-row table:style-name="ro17">
          <table:table-cell table:style-name="ce6" table:formula="of:=[EN.A271]" office:value-type="string" office:string-value="sce" calcext:value-type="string">
            <text:p>sce</text:p>
          </table:table-cell>
          <table:table-cell table:style-name="ce8" table:formula="of:=[EN.B271]" office:value-type="string" office:string-value="Scenarist" calcext:value-type="string">
            <text:p>Scenarist</text:p>
          </table:table-cell>
          <table:table-cell table:style-name="ce8" table:formula="of:=[EN.G271]" office:value-type="string" office:string-value="A person or organization who is the author of a motion picture screenplay, generally the person who wrote the scenarios for a motion picture during the silent era" calcext:value-type="string">
            <text:p>A person or organization who is the author of a motion picture screenplay, generally the person who wrote the scenarios for a motion picture during the silent era</text:p>
          </table:table-cell>
          <table:table-cell table:style-name="ce11" office:value-type="string" calcext:value-type="string">
            <text:p>sce</text:p>
          </table:table-cell>
          <table:table-cell table:style-name="ce11" office:value-type="string" calcext:value-type="string">
            <text:p>Scénariste</text:p>
          </table:table-cell>
          <table:table-cell table:style-name="ce11" table:number-columns-repeated="3"/>
          <table:table-cell table:style-name="ce10" table:formula="of:=[EN.F271]" office:value-type="string" office:string-value="aus" calcext:value-type="string">
            <text:p>aus</text:p>
          </table:table-cell>
          <table:table-cell table:style-name="ce11" office:value-type="string" calcext:value-type="string">
            <text:p>Une personne ou un organisme auteur du scénario d'un film, souvent la personne qui a écrit le script.</text:p>
          </table:table-cell>
          <table:table-cell table:style-name="ce12" table:formula="of:=[EN.H271]" office:value-type="string" office:string-value="Revised MARC def" calcext:value-type="string">
            <text:p>Revised MARC def</text:p>
          </table:table-cell>
          <table:table-cell table:style-name="ce12" table:formula="of:=[EN.I271]" office:value-type="string" office:string-value="2013-05-15:modified&#10;1970-01-01:new" calcext:value-type="string">
            <text:p>2013-05-15:modified</text:p>
            <text:p>1970-01-01:new</text:p>
          </table:table-cell>
          <table:table-cell table:style-name="ce13" table:formula="of:=IF([.A271]=[.D271];&quot;&quot;;&quot;DECALAGE&quot;)">
            <text:p/>
          </table:table-cell>
          <table:table-cell table:style-name="ce13" table:formula="of:=IF(AND(ISBLANK([.D271]);ISBLANK([.F271]));&quot;ND SANS USE&quot;;&quot;&quot;)">
            <text:p/>
          </table:table-cell>
          <table:table-cell table:style-name="ce13" table:formula="of:=IF(AND(NOT(ISBLANK([.D271]));ISBLANK([.J271]));&quot;DESCRIPTION MANQUANTE&quot;;&quot;&quot;)">
            <text:p/>
          </table:table-cell>
          <table:table-cell table:style-name="ce13" table:formula="of:=IF(MATCH([.E271];LabelFR;0) = ROW([.A271]); &quot;&quot;; &quot;DOUBLON LIGNE &quot; &amp; MATCH([.E271];LabelFR;0))">
            <text:p/>
          </table:table-cell>
          <table:table-cell table:number-columns-repeated="1003"/>
        </table:table-row>
        <table:table-row table:style-name="ro17">
          <table:table-cell table:style-name="ce6" table:formula="of:=[EN.A272]" office:value-type="string" office:string-value="scl" calcext:value-type="string">
            <text:p>scl</text:p>
          </table:table-cell>
          <table:table-cell table:style-name="ce8" table:formula="of:=[EN.B272]" office:value-type="string" office:string-value="Sculptor" calcext:value-type="string">
            <text:p>Sculptor</text:p>
          </table:table-cell>
          <table:table-cell table:style-name="ce8" table:formula="of:=[EN.G272]" office:value-type="string" office:string-value="An artist responsible for creating a three-dimensional work by modeling, carving, or similar technique" calcext:value-type="string">
            <text:p>An artist responsible for creating a three-dimensional work by modeling, carving, or similar technique</text:p>
          </table:table-cell>
          <table:table-cell table:style-name="ce11" office:value-type="string" calcext:value-type="string">
            <text:p>scl</text:p>
          </table:table-cell>
          <table:table-cell table:style-name="ce11" office:value-type="string" calcext:value-type="string">
            <text:p>Sculpteur</text:p>
          </table:table-cell>
          <table:table-cell table:style-name="ce11" table:number-columns-repeated="3"/>
          <table:table-cell table:style-name="ce10" table:formula="of:=[EN.F272]" office:value-type="float" office:value="0" calcext:value-type="float">
            <text:p/>
          </table:table-cell>
          <table:table-cell table:style-name="ce11" office:value-type="string" calcext:value-type="string">
            <text:p>Un artiste qui a créé un objet par modelage, en sculptant ou en utilisant une technique similaire.</text:p>
          </table:table-cell>
          <table:table-cell table:style-name="ce12" table:formula="of:=[EN.H272]" office:value-type="string" office:string-value="Changed MARC def" calcext:value-type="string">
            <text:p>Changed MARC def</text:p>
          </table:table-cell>
          <table:table-cell table:style-name="ce12" table:formula="of:=[EN.I272]" office:value-type="string" office:string-value="2013-05-15:modified&#10;1970-01-01:new" calcext:value-type="string">
            <text:p>2013-05-15:modified</text:p>
            <text:p>1970-01-01:new</text:p>
          </table:table-cell>
          <table:table-cell table:style-name="ce13" table:formula="of:=IF([.A272]=[.D272];&quot;&quot;;&quot;DECALAGE&quot;)">
            <text:p/>
          </table:table-cell>
          <table:table-cell table:style-name="ce13" table:formula="of:=IF(AND(ISBLANK([.D272]);ISBLANK([.F272]));&quot;ND SANS USE&quot;;&quot;&quot;)">
            <text:p/>
          </table:table-cell>
          <table:table-cell table:style-name="ce13" table:formula="of:=IF(AND(NOT(ISBLANK([.D272]));ISBLANK([.J272]));&quot;DESCRIPTION MANQUANTE&quot;;&quot;&quot;)">
            <text:p/>
          </table:table-cell>
          <table:table-cell table:style-name="ce13" table:formula="of:=IF(MATCH([.E272];LabelFR;0) = ROW([.A272]); &quot;&quot;; &quot;DOUBLON LIGNE &quot; &amp; MATCH([.E272];LabelFR;0))">
            <text:p/>
          </table:table-cell>
          <table:table-cell table:number-columns-repeated="1003"/>
        </table:table-row>
        <table:table-row table:style-name="ro17">
          <table:table-cell table:style-name="ce6" table:formula="of:=[EN.A273]" office:value-type="string" office:string-value="scr" calcext:value-type="string">
            <text:p>scr</text:p>
          </table:table-cell>
          <table:table-cell table:style-name="ce8" table:formula="of:=[EN.B273]" office:value-type="string" office:string-value="Scribe" calcext:value-type="string">
            <text:p>Scribe</text:p>
          </table:table-cell>
          <table:table-cell table:style-name="ce8" table:formula="of:=[EN.G273]" office:value-type="string" office:string-value="A person who is an amanuensis and for a writer of manuscripts proper. For a person who makes pen-facsimiles, use Facsimilist [fac]" calcext:value-type="string">
            <text:p>A person who is an amanuensis and for a writer of manuscripts proper. For a person who makes pen-facsimiles, use Facsimilist [fac]</text:p>
          </table:table-cell>
          <table:table-cell table:style-name="ce11" office:value-type="string" calcext:value-type="string">
            <text:p>scr</text:p>
          </table:table-cell>
          <table:table-cell table:style-name="ce11" office:value-type="string" calcext:value-type="string">
            <text:p>Scribe</text:p>
          </table:table-cell>
          <table:table-cell table:style-name="ce11" table:number-columns-repeated="3"/>
          <table:table-cell table:style-name="ce10" table:formula="of:=[EN.F273]" office:value-type="string" office:string-value="fac" calcext:value-type="string">
            <text:p>fac</text:p>
          </table:table-cell>
          <table:table-cell table:style-name="ce11" office:value-type="string" calcext:value-type="string">
            <text:p>Un secrétaire qui écrit à la main ce qu'on lui dicte pour produire un manuscrit. Pour désigner une personne qui recopie à la main un manuscrit existant, utilisez copiste (fac).</text:p>
          </table:table-cell>
          <table:table-cell table:style-name="ce12" table:formula="of:=[EN.H273]" office:value-type="float" office:value="0" calcext:value-type="float">
            <text:p/>
          </table:table-cell>
          <table:table-cell table:style-name="ce12" table:formula="of:=[EN.I273]" office:value-type="string" office:string-value="2013-05-15:modified&#10;1970-01-01:new" calcext:value-type="string">
            <text:p>2013-05-15:modified</text:p>
            <text:p>1970-01-01:new</text:p>
          </table:table-cell>
          <table:table-cell table:style-name="ce13" table:formula="of:=IF([.A273]=[.D273];&quot;&quot;;&quot;DECALAGE&quot;)">
            <text:p/>
          </table:table-cell>
          <table:table-cell table:style-name="ce13" table:formula="of:=IF(AND(ISBLANK([.D273]);ISBLANK([.F273]));&quot;ND SANS USE&quot;;&quot;&quot;)">
            <text:p/>
          </table:table-cell>
          <table:table-cell table:style-name="ce13" table:formula="of:=IF(AND(NOT(ISBLANK([.D273]));ISBLANK([.J273]));&quot;DESCRIPTION MANQUANTE&quot;;&quot;&quot;)">
            <text:p/>
          </table:table-cell>
          <table:table-cell table:style-name="ce13" table:formula="of:=IF(MATCH([.E273];LabelFR;0) = ROW([.A273]); &quot;&quot;; &quot;DOUBLON LIGNE &quot; &amp; MATCH([.E273];LabelFR;0))">
            <text:p/>
          </table:table-cell>
          <table:table-cell table:number-columns-repeated="1003"/>
        </table:table-row>
        <table:table-row table:style-name="ro7">
          <table:table-cell table:style-name="ce6" table:formula="of:=[EN.A274]" office:value-type="string" office:string-value="sds" calcext:value-type="string">
            <text:p>sds</text:p>
          </table:table-cell>
          <table:table-cell table:style-name="ce8" table:formula="of:=[EN.B274]" office:value-type="string" office:string-value="Sound designer" calcext:value-type="string">
            <text:p>Sound designer</text:p>
          </table:table-cell>
          <table:table-cell table:style-name="ce8" table:formula="of:=[EN.G274]" office:value-type="string" office:string-value="A person who produces and reproduces the sound score (both live and recorded), the installation of microphones, the setting of sound levels, and the coordination of sources of sound for a production" calcext:value-type="string">
            <text:p>A person who produces and reproduces the sound score (both live and recorded), the installation of microphones, the setting of sound levels, and the coordination of sources of sound for a production</text:p>
          </table:table-cell>
          <table:table-cell table:style-name="ce11" office:value-type="string" calcext:value-type="string">
            <text:p>sds</text:p>
          </table:table-cell>
          <table:table-cell table:style-name="ce11" office:value-type="string" calcext:value-type="string">
            <text:p>Concepteur du son</text:p>
          </table:table-cell>
          <table:table-cell table:style-name="ce11" table:number-columns-repeated="3"/>
          <table:table-cell table:style-name="ce10" table:formula="of:=[EN.F274]" office:value-type="float" office:value="0" calcext:value-type="float">
            <text:p/>
          </table:table-cell>
          <table:table-cell table:style-name="ce11" office:value-type="string" calcext:value-type="string">
            <text:p>Une personne qui crée ou reproduit une ambiance sonore (en direct ou enregistrée), installe les micros, ajuste les niveaux sonores et combine les sons pour une production.</text:p>
          </table:table-cell>
          <table:table-cell table:style-name="ce12" table:formula="of:=[EN.H274]" office:value-type="float" office:value="0" calcext:value-type="float">
            <text:p/>
          </table:table-cell>
          <table:table-cell table:style-name="ce12" table:formula="of:=[EN.I274]" office:value-type="string" office:string-value="2013-05-15:modified&#10;1970-01-01:new" calcext:value-type="string">
            <text:p>2013-05-15:modified</text:p>
            <text:p>1970-01-01:new</text:p>
          </table:table-cell>
          <table:table-cell table:style-name="ce13" table:formula="of:=IF([.A274]=[.D274];&quot;&quot;;&quot;DECALAGE&quot;)">
            <text:p/>
          </table:table-cell>
          <table:table-cell table:style-name="ce13" table:formula="of:=IF(AND(ISBLANK([.D274]);ISBLANK([.F274]));&quot;ND SANS USE&quot;;&quot;&quot;)">
            <text:p/>
          </table:table-cell>
          <table:table-cell table:style-name="ce13" table:formula="of:=IF(AND(NOT(ISBLANK([.D274]));ISBLANK([.J274]));&quot;DESCRIPTION MANQUANTE&quot;;&quot;&quot;)">
            <text:p/>
          </table:table-cell>
          <table:table-cell table:style-name="ce13" table:formula="of:=IF(MATCH([.E274];LabelFR;0) = ROW([.A274]); &quot;&quot;; &quot;DOUBLON LIGNE &quot; &amp; MATCH([.E274];LabelFR;0))">
            <text:p/>
          </table:table-cell>
          <table:table-cell table:number-columns-repeated="1003"/>
        </table:table-row>
        <table:table-row table:style-name="ro17">
          <table:table-cell table:style-name="ce6" table:formula="of:=[EN.A275]" office:value-type="string" office:string-value="sec" calcext:value-type="string">
            <text:p>sec</text:p>
          </table:table-cell>
          <table:table-cell table:style-name="ce8" table:formula="of:=[EN.B275]" office:value-type="string" office:string-value="Secretary" calcext:value-type="string">
            <text:p>Secretary</text:p>
          </table:table-cell>
          <table:table-cell table:style-name="ce8" table:formula="of:=[EN.G275]" office:value-type="string" office:string-value="A person or organization who is a recorder, redactor, or other person responsible for expressing the views of a organization" calcext:value-type="string">
            <text:p>A person or organization who is a recorder, redactor, or other person responsible for expressing the views of a organization</text:p>
          </table:table-cell>
          <table:table-cell table:style-name="ce11" office:value-type="string" calcext:value-type="string">
            <text:p>sec</text:p>
          </table:table-cell>
          <table:table-cell table:style-name="ce11" office:value-type="string" calcext:value-type="string">
            <text:p>Secrétaire</text:p>
          </table:table-cell>
          <table:table-cell table:style-name="ce11" table:number-columns-repeated="3"/>
          <table:table-cell table:style-name="ce10" table:formula="of:=[EN.F275]" office:value-type="float" office:value="0" calcext:value-type="float">
            <text:p/>
          </table:table-cell>
          <table:table-cell table:style-name="ce11" office:value-type="string" calcext:value-type="string">
            <text:p>Une personne ou un organisme qui agit en tant que secrétaire ou rédacteur ou toute personne qui exprime les vues d'un groupe.</text:p>
          </table:table-cell>
          <table:table-cell table:style-name="ce12" table:formula="of:=[EN.H275]" office:value-type="float" office:value="0" calcext:value-type="float">
            <text:p/>
          </table:table-cell>
          <table:table-cell table:style-name="ce12" table:formula="of:=[EN.I275]" office:value-type="string" office:string-value="2013-05-15:modified&#10;1970-01-01:new" calcext:value-type="string">
            <text:p>2013-05-15:modified</text:p>
            <text:p>1970-01-01:new</text:p>
          </table:table-cell>
          <table:table-cell table:style-name="ce13" table:formula="of:=IF([.A275]=[.D275];&quot;&quot;;&quot;DECALAGE&quot;)">
            <text:p/>
          </table:table-cell>
          <table:table-cell table:style-name="ce13" table:formula="of:=IF(AND(ISBLANK([.D275]);ISBLANK([.F275]));&quot;ND SANS USE&quot;;&quot;&quot;)">
            <text:p/>
          </table:table-cell>
          <table:table-cell table:style-name="ce13" table:formula="of:=IF(AND(NOT(ISBLANK([.D275]));ISBLANK([.J275]));&quot;DESCRIPTION MANQUANTE&quot;;&quot;&quot;)">
            <text:p/>
          </table:table-cell>
          <table:table-cell table:style-name="ce13" table:formula="of:=IF(MATCH([.E275];LabelFR;0) = ROW([.A275]); &quot;&quot;; &quot;DOUBLON LIGNE &quot; &amp; MATCH([.E275];LabelFR;0))">
            <text:p/>
          </table:table-cell>
          <table:table-cell table:number-columns-repeated="1003"/>
        </table:table-row>
        <table:table-row table:style-name="ro17">
          <table:table-cell table:style-name="ce6" table:formula="of:=[EN.A276]" office:value-type="string" office:string-value="sgd" calcext:value-type="string">
            <text:p>sgd</text:p>
          </table:table-cell>
          <table:table-cell table:style-name="ce8" table:formula="of:=[EN.B276]" office:value-type="string" office:string-value="Stage director" calcext:value-type="string">
            <text:p>Stage director</text:p>
          </table:table-cell>
          <table:table-cell table:style-name="ce8" table:formula="of:=[EN.G276]" office:value-type="string" office:string-value="A person or organization contributing to a stage resource through the overall management and supervision of a performance" calcext:value-type="string">
            <text:p>A person or organization contributing to a stage resource through the overall management and supervision of a performance</text:p>
          </table:table-cell>
          <table:table-cell table:style-name="ce10" office:value-type="string" calcext:value-type="string">
            <text:p>sgd</text:p>
          </table:table-cell>
          <table:table-cell table:style-name="ce10" office:value-type="string" calcext:value-type="string">
            <text:p>Metteur en scène</text:p>
          </table:table-cell>
          <table:table-cell table:style-name="ce10"/>
          <table:table-cell table:style-name="ce11" table:number-columns-repeated="2"/>
          <table:table-cell table:style-name="ce10" table:formula="of:=[EN.F276]" office:value-type="float" office:value="0" calcext:value-type="float">
            <text:p/>
          </table:table-cell>
          <table:table-cell table:style-name="ce10" office:value-type="string" calcext:value-type="string">
            <text:p>Une personne ou un organisme qui contribue à une œuvre scénique en assurant la direction générale et la supervision d'une performance.</text:p>
          </table:table-cell>
          <table:table-cell table:style-name="ce12" table:formula="of:=[EN.H276]" office:value-type="float" office:value="0" calcext:value-type="float">
            <text:p/>
          </table:table-cell>
          <table:table-cell table:style-name="ce12" table:formula="of:=[EN.I276]" office:value-type="string" office:string-value="2013-05-15:new" calcext:value-type="string">
            <text:p>2013-05-15:new</text:p>
          </table:table-cell>
          <table:table-cell table:style-name="ce13" table:formula="of:=IF([.A276]=[.D276];&quot;&quot;;&quot;DECALAGE&quot;)">
            <text:p/>
          </table:table-cell>
          <table:table-cell table:style-name="ce13" table:formula="of:=IF(AND(ISBLANK([.D276]);ISBLANK([.F276]));&quot;ND SANS USE&quot;;&quot;&quot;)">
            <text:p/>
          </table:table-cell>
          <table:table-cell table:style-name="ce13" table:formula="of:=IF(AND(NOT(ISBLANK([.D276]));ISBLANK([.J276]));&quot;DESCRIPTION MANQUANTE&quot;;&quot;&quot;)">
            <text:p/>
          </table:table-cell>
          <table:table-cell table:style-name="ce13" table:formula="of:=IF(MATCH([.E276];LabelFR;0) = ROW([.A276]); &quot;&quot;; &quot;DOUBLON LIGNE &quot; &amp; MATCH([.E276];LabelFR;0))">
            <text:p/>
          </table:table-cell>
          <table:table-cell table:number-columns-repeated="1003"/>
        </table:table-row>
        <table:table-row table:style-name="ro17">
          <table:table-cell table:style-name="ce6" table:formula="of:=[EN.A277]" office:value-type="string" office:string-value="sgn" calcext:value-type="string">
            <text:p>sgn</text:p>
          </table:table-cell>
          <table:table-cell table:style-name="ce8" table:formula="of:=[EN.B277]" office:value-type="string" office:string-value="Signer" calcext:value-type="string">
            <text:p>Signer</text:p>
          </table:table-cell>
          <table:table-cell table:style-name="ce8" table:formula="of:=[EN.G277]" office:value-type="string" office:string-value="A person whose signature appears without a presentation or other statement indicative of provenance. When there is a presentation statement, use Inscriber [ins]." calcext:value-type="string">
            <text:p>A person whose signature appears without a presentation or other statement indicative of provenance. When there is a presentation statement, use Inscriber [ins].</text:p>
          </table:table-cell>
          <table:table-cell table:style-name="ce11" office:value-type="string" calcext:value-type="string">
            <text:p>sgn</text:p>
          </table:table-cell>
          <table:table-cell table:style-name="ce11" office:value-type="string" calcext:value-type="string">
            <text:p>Signataire</text:p>
          </table:table-cell>
          <table:table-cell table:style-name="ce11" table:number-columns-repeated="3"/>
          <table:table-cell table:style-name="ce10" table:formula="of:=[EN.F277]" office:value-type="float" office:value="0" calcext:value-type="float">
            <text:p/>
          </table:table-cell>
          <table:table-cell table:style-name="ce11" office:value-type="string" calcext:value-type="string">
            <text:p>Une personne dont la signature apparaît mais sans aucun texte ni indication de provenance. Lorsqu'il y a une indication, utilisez Auteur d'une mention de représentation (ins).</text:p>
          </table:table-cell>
          <table:table-cell table:style-name="ce12" table:formula="of:=[EN.H277]" office:value-type="float" office:value="0" calcext:value-type="float">
            <text:p/>
          </table:table-cell>
          <table:table-cell table:style-name="ce12" table:formula="of:=[EN.I277]" office:value-type="string" office:string-value="2013-05-15:modified&#10;1970-01-01:new" calcext:value-type="string">
            <text:p>2013-05-15:modified</text:p>
            <text:p>1970-01-01:new</text:p>
          </table:table-cell>
          <table:table-cell table:style-name="ce13" table:formula="of:=IF([.A277]=[.D277];&quot;&quot;;&quot;DECALAGE&quot;)">
            <text:p/>
          </table:table-cell>
          <table:table-cell table:style-name="ce13" table:formula="of:=IF(AND(ISBLANK([.D277]);ISBLANK([.F277]));&quot;ND SANS USE&quot;;&quot;&quot;)">
            <text:p/>
          </table:table-cell>
          <table:table-cell table:style-name="ce13" table:formula="of:=IF(AND(NOT(ISBLANK([.D277]));ISBLANK([.J277]));&quot;DESCRIPTION MANQUANTE&quot;;&quot;&quot;)">
            <text:p/>
          </table:table-cell>
          <table:table-cell table:style-name="ce13" table:formula="of:=IF(MATCH([.E277];LabelFR;0) = ROW([.A277]); &quot;&quot;; &quot;DOUBLON LIGNE &quot; &amp; MATCH([.E277];LabelFR;0))">
            <text:p/>
          </table:table-cell>
          <table:table-cell table:number-columns-repeated="1003"/>
        </table:table-row>
        <table:table-row table:style-name="ro7">
          <table:table-cell table:style-name="ce6" table:formula="of:=[EN.A278]" office:value-type="string" office:string-value="sht" calcext:value-type="string">
            <text:p>sht</text:p>
          </table:table-cell>
          <table:table-cell table:style-name="ce8" table:formula="of:=[EN.B278]" office:value-type="string" office:string-value="Supporting host" calcext:value-type="string">
            <text:p>Supporting host</text:p>
          </table:table-cell>
          <table:table-cell table:style-name="ce8" table:formula="of:=[EN.G278]" office:value-type="string" office:string-value="A person or organization that supports (by allocating facilities, staff, or other resources) a project, program, meeting, event, data objects, material culture objects, or other entities capable of support" calcext:value-type="string">
            <text:p>A person or organization that supports (by allocating facilities, staff, or other resources) a project, program, meeting, event, data objects, material culture objects, or other entities capable of support</text:p>
          </table:table-cell>
          <table:table-cell table:style-name="ce11" office:value-type="string" calcext:value-type="string">
            <text:p>sht</text:p>
          </table:table-cell>
          <table:table-cell table:style-name="ce11" office:value-type="string" calcext:value-type="string">
            <text:p>Organisme de soutien</text:p>
          </table:table-cell>
          <table:table-cell table:style-name="ce11" table:number-columns-repeated="3"/>
          <table:table-cell table:style-name="ce10" table:formula="of:=[EN.F278]" office:value-type="float" office:value="0" calcext:value-type="float">
            <text:p/>
          </table:table-cell>
          <table:table-cell table:style-name="ce11" office:value-type="string" calcext:value-type="string">
            <text:p>Une personne ou un organisme qui soutient (en fournissant des équipements, du personnel ou d'autres ressources) un projet, un programme, une rencontre, un événement ou toute autre activité susceptible d'être soutenue.</text:p>
          </table:table-cell>
          <table:table-cell table:style-name="ce12" table:formula="of:=[EN.H278]" office:value-type="float" office:value="0" calcext:value-type="float">
            <text:p/>
          </table:table-cell>
          <table:table-cell table:style-name="ce12" table:formula="of:=[EN.I278]" office:value-type="string" office:string-value="2013-05-15:modified&#10;1970-01-01:new" calcext:value-type="string">
            <text:p>2013-05-15:modified</text:p>
            <text:p>1970-01-01:new</text:p>
          </table:table-cell>
          <table:table-cell table:style-name="ce13" table:formula="of:=IF([.A278]=[.D278];&quot;&quot;;&quot;DECALAGE&quot;)">
            <text:p/>
          </table:table-cell>
          <table:table-cell table:style-name="ce13" table:formula="of:=IF(AND(ISBLANK([.D278]);ISBLANK([.F278]));&quot;ND SANS USE&quot;;&quot;&quot;)">
            <text:p/>
          </table:table-cell>
          <table:table-cell table:style-name="ce13" table:formula="of:=IF(AND(NOT(ISBLANK([.D278]));ISBLANK([.J278]));&quot;DESCRIPTION MANQUANTE&quot;;&quot;&quot;)">
            <text:p/>
          </table:table-cell>
          <table:table-cell table:style-name="ce13" table:formula="of:=IF(MATCH([.E278];LabelFR;0) = ROW([.A278]); &quot;&quot;; &quot;DOUBLON LIGNE &quot; &amp; MATCH([.E278];LabelFR;0))">
            <text:p/>
          </table:table-cell>
          <table:table-cell table:number-columns-repeated="1003"/>
        </table:table-row>
        <table:table-row table:style-name="ro19">
          <table:table-cell table:style-name="ce6" table:formula="of:=[EN.A279]" office:value-type="float" office:value="0" calcext:value-type="float">
            <text:p/>
          </table:table-cell>
          <table:table-cell table:style-name="ce8" table:formula="of:=[EN.B279]" office:value-type="string" office:string-value="Host, supporting" calcext:value-type="string">
            <text:p>Host, supporting</text:p>
          </table:table-cell>
          <table:table-cell table:style-name="ce8" table:formula="of:=[EN.G279]" office:value-type="float" office:value="0" calcext:value-type="float">
            <text:p/>
          </table:table-cell>
          <table:table-cell table:style-name="ce11"/>
          <table:table-cell table:style-name="ce11" office:value-type="string" calcext:value-type="string">
            <text:p>Personne de soutien</text:p>
          </table:table-cell>
          <table:table-cell table:style-name="ce11" office:value-type="string" calcext:value-type="string">
            <text:p>sht</text:p>
          </table:table-cell>
          <table:table-cell table:style-name="ce11" table:number-columns-repeated="2"/>
          <table:table-cell table:style-name="ce10" table:formula="of:=[EN.F279]" office:value-type="float" office:value="0" calcext:value-type="float">
            <text:p/>
          </table:table-cell>
          <table:table-cell table:style-name="ce11"/>
          <table:table-cell table:style-name="ce12" table:formula="of:=[EN.H279]" office:value-type="float" office:value="0" calcext:value-type="float">
            <text:p/>
          </table:table-cell>
          <table:table-cell table:style-name="ce12" table:formula="of:=[EN.I279]" office:value-type="float" office:value="0" calcext:value-type="float">
            <text:p/>
          </table:table-cell>
          <table:table-cell table:style-name="ce13" table:formula="of:=IF([.A279]=[.D279];&quot;&quot;;&quot;DECALAGE&quot;)">
            <text:p/>
          </table:table-cell>
          <table:table-cell table:style-name="ce13" table:formula="of:=IF(AND(ISBLANK([.D279]);ISBLANK([.F279]));&quot;ND SANS USE&quot;;&quot;&quot;)">
            <text:p/>
          </table:table-cell>
          <table:table-cell table:style-name="ce13" table:formula="of:=IF(AND(NOT(ISBLANK([.D279]));ISBLANK([.J279]));&quot;DESCRIPTION MANQUANTE&quot;;&quot;&quot;)">
            <text:p/>
          </table:table-cell>
          <table:table-cell table:style-name="ce13" table:formula="of:=IF(MATCH([.E279];LabelFR;0) = ROW([.A279]); &quot;&quot;; &quot;DOUBLON LIGNE &quot; &amp; MATCH([.E279];LabelFR;0))">
            <text:p/>
          </table:table-cell>
          <table:table-cell table:number-columns-repeated="1003"/>
        </table:table-row>
        <table:table-row table:style-name="ro21">
          <table:table-cell table:style-name="ce6" table:formula="of:=[EN.A280]" office:value-type="string" office:string-value="sll" calcext:value-type="string">
            <text:p>sll</text:p>
          </table:table-cell>
          <table:table-cell table:style-name="ce8" table:formula="of:=[EN.B280]" office:value-type="string" office:string-value="Seller" calcext:value-type="string">
            <text:p>Seller</text:p>
          </table:table-cell>
          <table:table-cell table:style-name="ce8" table:formula="of:=[EN.G280]" office:value-type="string" office:string-value="A former owner of an item who sold that item to another owner" calcext:value-type="string">
            <text:p>A former owner of an item who sold that item to another owner</text:p>
          </table:table-cell>
          <table:table-cell table:style-name="ce10" office:value-type="string" calcext:value-type="string">
            <text:p>sll</text:p>
          </table:table-cell>
          <table:table-cell table:style-name="ce10" office:value-type="string" calcext:value-type="string">
            <text:p>Vendeur</text:p>
          </table:table-cell>
          <table:table-cell table:style-name="ce10"/>
          <table:table-cell table:style-name="ce11" table:number-columns-repeated="2"/>
          <table:table-cell table:style-name="ce10" table:formula="of:=[EN.F280]" office:value-type="float" office:value="0" calcext:value-type="float">
            <text:p/>
          </table:table-cell>
          <table:table-cell table:style-name="ce10" office:value-type="string" calcext:value-type="string">
            <text:p>Le propriétaire précédent d'une œuvre qui a été vendue à quelqu'un d'autre.</text:p>
          </table:table-cell>
          <table:table-cell table:style-name="ce12" table:formula="of:=[EN.H280]" office:value-type="float" office:value="0" calcext:value-type="float">
            <text:p/>
          </table:table-cell>
          <table:table-cell table:style-name="ce12" table:formula="of:=[EN.I280]" office:value-type="string" office:string-value="2013-05-15:new" calcext:value-type="string">
            <text:p>2013-05-15:new</text:p>
          </table:table-cell>
          <table:table-cell table:style-name="ce13" table:formula="of:=IF([.A280]=[.D280];&quot;&quot;;&quot;DECALAGE&quot;)">
            <text:p/>
          </table:table-cell>
          <table:table-cell table:style-name="ce13" table:formula="of:=IF(AND(ISBLANK([.D280]);ISBLANK([.F280]));&quot;ND SANS USE&quot;;&quot;&quot;)">
            <text:p/>
          </table:table-cell>
          <table:table-cell table:style-name="ce13" table:formula="of:=IF(AND(NOT(ISBLANK([.D280]));ISBLANK([.J280]));&quot;DESCRIPTION MANQUANTE&quot;;&quot;&quot;)">
            <text:p/>
          </table:table-cell>
          <table:table-cell table:style-name="ce13" table:formula="of:=IF(MATCH([.E280];LabelFR;0) = ROW([.A280]); &quot;&quot;; &quot;DOUBLON LIGNE &quot; &amp; MATCH([.E280];LabelFR;0))">
            <text:p/>
          </table:table-cell>
          <table:table-cell table:number-columns-repeated="1003"/>
        </table:table-row>
        <table:table-row table:style-name="ro16">
          <table:table-cell table:style-name="ce6" table:formula="of:=[EN.A281]" office:value-type="string" office:string-value="sng" calcext:value-type="string">
            <text:p>sng</text:p>
          </table:table-cell>
          <table:table-cell table:style-name="ce8" table:formula="of:=[EN.B281]" office:value-type="string" office:string-value="Singer" calcext:value-type="string">
            <text:p>Singer</text:p>
          </table:table-cell>
          <table:table-cell table:style-name="ce8" table:formula="of:=[EN.G281]" office:value-type="string" office:string-value="A performer contributing to a resource by using his/her/their voice, with or without instrumental accompaniment, to produce music. A singer's performance may or may not include actual words" calcext:value-type="string">
            <text:p>A performer contributing to a resource by using his/her/their voice, with or without instrumental accompaniment, to produce music. A singer's performance may or may not include actual words</text:p>
          </table:table-cell>
          <table:table-cell table:style-name="ce11" office:value-type="string" calcext:value-type="string">
            <text:p>sng</text:p>
          </table:table-cell>
          <table:table-cell table:style-name="ce11" office:value-type="string" calcext:value-type="string">
            <text:p>Chanteur</text:p>
          </table:table-cell>
          <table:table-cell table:style-name="ce11" table:number-columns-repeated="3"/>
          <table:table-cell table:style-name="ce10" table:formula="of:=[EN.F281]" office:value-type="float" office:value="0" calcext:value-type="float">
            <text:p/>
          </table:table-cell>
          <table:table-cell table:style-name="ce11" office:value-type="string" calcext:value-type="string">
            <text:p>Une personne qui contribue à une œuvre en utilisant sa voix, avec ou sans accompagnement instrumental, pour produire de la musique. Le chanteur, lors de sa prestation, peut ou non employer des mots réels.</text:p>
          </table:table-cell>
          <table:table-cell table:style-name="ce12" table:formula="of:=[EN.H281]" office:value-type="string" office:string-value="Changed MARC def; Vocalist is deprecated and made reference" calcext:value-type="string">
            <text:p>Changed MARC def; Vocalist is deprecated and made reference</text:p>
          </table:table-cell>
          <table:table-cell table:style-name="ce12" table:formula="of:=[EN.I281]" office:value-type="string" office:string-value="2013-05-15:modified&#10;1970-01-01:new" calcext:value-type="string">
            <text:p>2013-05-15:modified</text:p>
            <text:p>1970-01-01:new</text:p>
          </table:table-cell>
          <table:table-cell table:style-name="ce13" table:formula="of:=IF([.A281]=[.D281];&quot;&quot;;&quot;DECALAGE&quot;)">
            <text:p/>
          </table:table-cell>
          <table:table-cell table:style-name="ce13" table:formula="of:=IF(AND(ISBLANK([.D281]);ISBLANK([.F281]));&quot;ND SANS USE&quot;;&quot;&quot;)">
            <text:p/>
          </table:table-cell>
          <table:table-cell table:style-name="ce13" table:formula="of:=IF(AND(NOT(ISBLANK([.D281]));ISBLANK([.J281]));&quot;DESCRIPTION MANQUANTE&quot;;&quot;&quot;)">
            <text:p/>
          </table:table-cell>
          <table:table-cell table:style-name="ce13" table:formula="of:=IF(MATCH([.E281];LabelFR;0) = ROW([.A281]); &quot;&quot;; &quot;DOUBLON LIGNE &quot; &amp; MATCH([.E281];LabelFR;0))">
            <text:p/>
          </table:table-cell>
          <table:table-cell table:number-columns-repeated="1003"/>
        </table:table-row>
        <table:table-row table:style-name="ro19">
          <table:table-cell table:style-name="ce6" table:formula="of:=[EN.A282]" office:value-type="float" office:value="0" calcext:value-type="float">
            <text:p/>
          </table:table-cell>
          <table:table-cell table:style-name="ce8" table:formula="of:=[EN.B282]" office:value-type="string" office:string-value="Vocalist" calcext:value-type="string">
            <text:p>Vocalist</text:p>
          </table:table-cell>
          <table:table-cell table:style-name="ce8" table:formula="of:=[EN.G282]" office:value-type="float" office:value="0" calcext:value-type="float">
            <text:p/>
          </table:table-cell>
          <table:table-cell table:style-name="ce11"/>
          <table:table-cell table:style-name="ce11" office:value-type="string" calcext:value-type="string">
            <text:p>Vocaliste</text:p>
          </table:table-cell>
          <table:table-cell table:style-name="ce11" office:value-type="string" calcext:value-type="string">
            <text:p>sng</text:p>
          </table:table-cell>
          <table:table-cell table:style-name="ce11" table:number-columns-repeated="2"/>
          <table:table-cell table:style-name="ce10" table:formula="of:=[EN.F282]" office:value-type="float" office:value="0" calcext:value-type="float">
            <text:p/>
          </table:table-cell>
          <table:table-cell table:style-name="ce11"/>
          <table:table-cell table:style-name="ce12" table:formula="of:=[EN.H282]" office:value-type="float" office:value="0" calcext:value-type="float">
            <text:p/>
          </table:table-cell>
          <table:table-cell table:style-name="ce12" table:formula="of:=[EN.I282]" office:value-type="float" office:value="0" calcext:value-type="float">
            <text:p/>
          </table:table-cell>
          <table:table-cell table:style-name="ce13" table:formula="of:=IF([.A282]=[.D282];&quot;&quot;;&quot;DECALAGE&quot;)">
            <text:p/>
          </table:table-cell>
          <table:table-cell table:style-name="ce13" table:formula="of:=IF(AND(ISBLANK([.D282]);ISBLANK([.F282]));&quot;ND SANS USE&quot;;&quot;&quot;)">
            <text:p/>
          </table:table-cell>
          <table:table-cell table:style-name="ce13" table:formula="of:=IF(AND(NOT(ISBLANK([.D282]));ISBLANK([.J282]));&quot;DESCRIPTION MANQUANTE&quot;;&quot;&quot;)">
            <text:p/>
          </table:table-cell>
          <table:table-cell table:style-name="ce13" table:formula="of:=IF(MATCH([.E282];LabelFR;0) = ROW([.A282]); &quot;&quot;; &quot;DOUBLON LIGNE &quot; &amp; MATCH([.E282];LabelFR;0))">
            <text:p/>
          </table:table-cell>
          <table:table-cell table:number-columns-repeated="1003"/>
        </table:table-row>
        <table:table-row table:style-name="ro17">
          <table:table-cell table:style-name="ce6" table:formula="of:=[EN.A283]" office:value-type="string" office:string-value="spk" calcext:value-type="string">
            <text:p>spk</text:p>
          </table:table-cell>
          <table:table-cell table:style-name="ce8" table:formula="of:=[EN.B283]" office:value-type="string" office:string-value="Speaker" calcext:value-type="string">
            <text:p>Speaker</text:p>
          </table:table-cell>
          <table:table-cell table:style-name="ce8" table:formula="of:=[EN.G283]" office:value-type="string" office:string-value="A performer contributing to a resource by speaking words, such as a lecture, speech, etc. " calcext:value-type="string">
            <text:p>A performer contributing to a resource by speaking words, such as a lecture, speech, etc. </text:p>
          </table:table-cell>
          <table:table-cell table:style-name="ce11" office:value-type="string" calcext:value-type="string">
            <text:p>spk</text:p>
          </table:table-cell>
          <table:table-cell table:style-name="ce11" office:value-type="string" calcext:value-type="string">
            <text:p>Intervenant</text:p>
          </table:table-cell>
          <table:table-cell table:style-name="ce11" table:number-columns-repeated="3"/>
          <table:table-cell table:style-name="ce10" table:formula="of:=[EN.F283]" office:value-type="float" office:value="0" calcext:value-type="float">
            <text:p/>
          </table:table-cell>
          <table:table-cell table:style-name="ce11" office:value-type="string" calcext:value-type="string">
            <text:p>Une personne qui contribue à une œuvre oralement, par exemple pour une conférence, un discours, etc.</text:p>
          </table:table-cell>
          <table:table-cell table:style-name="ce12" table:formula="of:=[EN.H283]" office:value-type="string" office:string-value="Changed MARC def" calcext:value-type="string">
            <text:p>Changed MARC def</text:p>
          </table:table-cell>
          <table:table-cell table:style-name="ce12" table:formula="of:=[EN.I283]" office:value-type="string" office:string-value="2013-05-15:modified&#10;1970-01-01:new" calcext:value-type="string">
            <text:p>2013-05-15:modified</text:p>
            <text:p>1970-01-01:new</text:p>
          </table:table-cell>
          <table:table-cell table:style-name="ce13" table:formula="of:=IF([.A283]=[.D283];&quot;&quot;;&quot;DECALAGE&quot;)">
            <text:p/>
          </table:table-cell>
          <table:table-cell table:style-name="ce13" table:formula="of:=IF(AND(ISBLANK([.D283]);ISBLANK([.F283]));&quot;ND SANS USE&quot;;&quot;&quot;)">
            <text:p/>
          </table:table-cell>
          <table:table-cell table:style-name="ce13" table:formula="of:=IF(AND(NOT(ISBLANK([.D283]));ISBLANK([.J283]));&quot;DESCRIPTION MANQUANTE&quot;;&quot;&quot;)">
            <text:p/>
          </table:table-cell>
          <table:table-cell table:style-name="ce13" table:formula="of:=IF(MATCH([.E283];LabelFR;0) = ROW([.A283]); &quot;&quot;; &quot;DOUBLON LIGNE &quot; &amp; MATCH([.E283];LabelFR;0))">
            <text:p/>
          </table:table-cell>
          <table:table-cell table:number-columns-repeated="1003"/>
        </table:table-row>
        <table:table-row table:style-name="ro16">
          <table:table-cell table:style-name="ce6" table:formula="of:=[EN.A284]" office:value-type="string" office:string-value="spn" calcext:value-type="string">
            <text:p>spn</text:p>
          </table:table-cell>
          <table:table-cell table:style-name="ce8" table:formula="of:=[EN.B284]" office:value-type="string" office:string-value="Sponsor" calcext:value-type="string">
            <text:p>Sponsor</text:p>
          </table:table-cell>
          <table:table-cell table:style-name="ce8" table:formula="of:=[EN.G284]" office:value-type="string" office:string-value="A person, family, or organization sponsoring some aspect of a resource, e.g., funding research, sponsoring an event" calcext:value-type="string">
            <text:p>A person, family, or organization sponsoring some aspect of a resource, e.g., funding research, sponsoring an event</text:p>
          </table:table-cell>
          <table:table-cell table:style-name="ce11" office:value-type="string" calcext:value-type="string">
            <text:p>spn</text:p>
          </table:table-cell>
          <table:table-cell table:style-name="ce11" office:value-type="string" calcext:value-type="string">
            <text:p>Commanditaire</text:p>
          </table:table-cell>
          <table:table-cell table:style-name="ce11" table:number-columns-repeated="3"/>
          <table:table-cell table:style-name="ce10" table:formula="of:=[EN.F284]" office:value-type="float" office:value="0" calcext:value-type="float">
            <text:p/>
          </table:table-cell>
          <table:table-cell table:style-name="ce11" office:value-type="string" calcext:value-type="string">
            <text:p>Une personne, un groupe ou un organisme qui parraine certains aspects d'un travail (par exemple : financement de la recherche, organisation d'événements, etc.)</text:p>
          </table:table-cell>
          <table:table-cell table:style-name="ce12" table:formula="of:=[EN.H284]" office:value-type="string" office:string-value="Changed MARC def" calcext:value-type="string">
            <text:p>Changed MARC def</text:p>
          </table:table-cell>
          <table:table-cell table:style-name="ce12" table:formula="of:=[EN.I284]" office:value-type="string" office:string-value="2014-02-05:Altered definition&#10;2013-05-15:modified&#10;1970-01-01:new" calcext:value-type="string">
            <text:p>2014-02-05:Altered definition</text:p>
            <text:p>2013-05-15:modified</text:p>
            <text:p>1970-01-01:new</text:p>
          </table:table-cell>
          <table:table-cell table:style-name="ce13" table:formula="of:=IF([.A284]=[.D284];&quot;&quot;;&quot;DECALAGE&quot;)">
            <text:p/>
          </table:table-cell>
          <table:table-cell table:style-name="ce13" table:formula="of:=IF(AND(ISBLANK([.D284]);ISBLANK([.F284]));&quot;ND SANS USE&quot;;&quot;&quot;)">
            <text:p/>
          </table:table-cell>
          <table:table-cell table:style-name="ce13" table:formula="of:=IF(AND(NOT(ISBLANK([.D284]));ISBLANK([.J284]));&quot;DESCRIPTION MANQUANTE&quot;;&quot;&quot;)">
            <text:p/>
          </table:table-cell>
          <table:table-cell table:style-name="ce13" table:formula="of:=IF(MATCH([.E284];LabelFR;0) = ROW([.A284]); &quot;&quot;; &quot;DOUBLON LIGNE &quot; &amp; MATCH([.E284];LabelFR;0))">
            <text:p/>
          </table:table-cell>
          <table:table-cell table:number-columns-repeated="1003"/>
        </table:table-row>
        <table:table-row table:style-name="ro6">
          <table:table-cell table:style-name="ce6" table:formula="of:=[EN.A285]" office:value-type="float" office:value="0" calcext:value-type="float">
            <text:p/>
          </table:table-cell>
          <table:table-cell table:style-name="ce8" table:formula="of:=[EN.B285]" office:value-type="string" office:string-value="Sponsoring body" calcext:value-type="string">
            <text:p>Sponsoring body</text:p>
          </table:table-cell>
          <table:table-cell table:style-name="ce8" table:formula="of:=[EN.G285]" office:value-type="float" office:value="0" calcext:value-type="float">
            <text:p/>
          </table:table-cell>
          <table:table-cell table:style-name="ce11"/>
          <table:table-cell table:style-name="ce11" office:value-type="string" calcext:value-type="string">
            <text:p>Organisme de parrainage</text:p>
          </table:table-cell>
          <table:table-cell table:style-name="ce11" office:value-type="string" calcext:value-type="string">
            <text:p>spn</text:p>
          </table:table-cell>
          <table:table-cell table:style-name="ce11" table:number-columns-repeated="2"/>
          <table:table-cell table:style-name="ce10" table:formula="of:=[EN.F285]" office:value-type="float" office:value="0" calcext:value-type="float">
            <text:p/>
          </table:table-cell>
          <table:table-cell table:style-name="ce11"/>
          <table:table-cell table:style-name="ce12" table:formula="of:=[EN.H285]" office:value-type="float" office:value="0" calcext:value-type="float">
            <text:p/>
          </table:table-cell>
          <table:table-cell table:style-name="ce12" table:formula="of:=[EN.I285]" office:value-type="float" office:value="0" calcext:value-type="float">
            <text:p/>
          </table:table-cell>
          <table:table-cell table:style-name="ce13" table:formula="of:=IF([.A285]=[.D285];&quot;&quot;;&quot;DECALAGE&quot;)">
            <text:p/>
          </table:table-cell>
          <table:table-cell table:style-name="ce13" table:formula="of:=IF(AND(ISBLANK([.D285]);ISBLANK([.F285]));&quot;ND SANS USE&quot;;&quot;&quot;)">
            <text:p/>
          </table:table-cell>
          <table:table-cell table:style-name="ce13" table:formula="of:=IF(AND(NOT(ISBLANK([.D285]));ISBLANK([.J285]));&quot;DESCRIPTION MANQUANTE&quot;;&quot;&quot;)">
            <text:p/>
          </table:table-cell>
          <table:table-cell table:style-name="ce13" table:formula="of:=IF(MATCH([.E285];LabelFR;0) = ROW([.A285]); &quot;&quot;; &quot;DOUBLON LIGNE &quot; &amp; MATCH([.E285];LabelFR;0))">
            <text:p/>
          </table:table-cell>
          <table:table-cell table:number-columns-repeated="1003"/>
        </table:table-row>
        <table:table-row table:style-name="ro10">
          <table:table-cell table:style-name="ce6" table:formula="of:=[EN.A286]" office:value-type="string" office:string-value="spy" calcext:value-type="string">
            <text:p>spy</text:p>
          </table:table-cell>
          <table:table-cell table:style-name="ce8" table:formula="of:=[EN.B286]" office:value-type="string" office:string-value="Second party" calcext:value-type="string">
            <text:p>Second party</text:p>
          </table:table-cell>
          <table:table-cell table:style-name="ce8" table:formula="of:=[EN.G286]" office:value-type="string" office:string-value="A person or organization who is identified as the party of the second part. In the case of transfer of right, this is the assignee, transferee, licensee, grantee, etc. Multiple parties can be named jointly as the second party" calcext:value-type="string">
            <text:p>A person or organization who is identified as the party of the second part. In the case of transfer of right, this is the assignee, transferee, licensee, grantee, etc. Multiple parties can be named jointly as the second party</text:p>
          </table:table-cell>
          <table:table-cell table:style-name="ce11" office:value-type="string" calcext:value-type="string">
            <text:p>spy</text:p>
          </table:table-cell>
          <table:table-cell table:style-name="ce11" office:value-type="string" calcext:value-type="string">
            <text:p>D'autre part</text:p>
          </table:table-cell>
          <table:table-cell table:style-name="ce11" table:number-columns-repeated="3"/>
          <table:table-cell table:style-name="ce10" table:formula="of:=[EN.F286]" office:value-type="float" office:value="0" calcext:value-type="float">
            <text:p/>
          </table:table-cell>
          <table:table-cell table:style-name="ce11" office:value-type="string" calcext:value-type="string">
            <text:p>Une personne ou un organisme nommé dans la section "d'autre part" dans le chapitre "désignation des parties" d'un contrat. Dans le cas d'un contrat de transfert de droits, il peut s'agir du cessionnaire, de l'acquéreur, du licencié, du bénéficiaire, etc. Plusieurs entités peuvent être présentées comme constituant une même partie.</text:p>
          </table:table-cell>
          <table:table-cell table:style-name="ce12" table:formula="of:=[EN.H286]" office:value-type="float" office:value="0" calcext:value-type="float">
            <text:p/>
          </table:table-cell>
          <table:table-cell table:style-name="ce12" table:formula="of:=[EN.I286]" office:value-type="string" office:string-value="2013-05-15:modified&#10;1970-01-01:new" calcext:value-type="string">
            <text:p>2013-05-15:modified</text:p>
            <text:p>1970-01-01:new</text:p>
          </table:table-cell>
          <table:table-cell table:style-name="ce13" table:formula="of:=IF([.A286]=[.D286];&quot;&quot;;&quot;DECALAGE&quot;)">
            <text:p/>
          </table:table-cell>
          <table:table-cell table:style-name="ce13" table:formula="of:=IF(AND(ISBLANK([.D286]);ISBLANK([.F286]));&quot;ND SANS USE&quot;;&quot;&quot;)">
            <text:p/>
          </table:table-cell>
          <table:table-cell table:style-name="ce13" table:formula="of:=IF(AND(NOT(ISBLANK([.D286]));ISBLANK([.J286]));&quot;DESCRIPTION MANQUANTE&quot;;&quot;&quot;)">
            <text:p/>
          </table:table-cell>
          <table:table-cell table:style-name="ce13" table:formula="of:=IF(MATCH([.E286];LabelFR;0) = ROW([.A286]); &quot;&quot;; &quot;DOUBLON LIGNE &quot; &amp; MATCH([.E286];LabelFR;0))">
            <text:p/>
          </table:table-cell>
          <table:table-cell table:number-columns-repeated="1003"/>
        </table:table-row>
        <table:table-row table:style-name="ro17">
          <table:table-cell table:style-name="ce6" table:formula="of:=[EN.A287]" office:value-type="string" office:string-value="srv" calcext:value-type="string">
            <text:p>srv</text:p>
          </table:table-cell>
          <table:table-cell table:style-name="ce8" table:formula="of:=[EN.B287]" office:value-type="string" office:string-value="Surveyor" calcext:value-type="string">
            <text:p>Surveyor</text:p>
          </table:table-cell>
          <table:table-cell table:style-name="ce8" table:formula="of:=[EN.G287]" office:value-type="string" office:string-value="A person, family, or organization contributing to a cartographic resource by providing measurements or dimensional relationships for the geographic area represented" calcext:value-type="string">
            <text:p>A person, family, or organization contributing to a cartographic resource by providing measurements or dimensional relationships for the geographic area represented</text:p>
          </table:table-cell>
          <table:table-cell table:style-name="ce11" office:value-type="string" calcext:value-type="string">
            <text:p>srv</text:p>
          </table:table-cell>
          <table:table-cell table:style-name="ce11" office:value-type="string" calcext:value-type="string">
            <text:p>Arpenteur</text:p>
          </table:table-cell>
          <table:table-cell table:style-name="ce11" table:number-columns-repeated="3"/>
          <table:table-cell table:style-name="ce10" table:formula="of:=[EN.F287]" office:value-type="float" office:value="0" calcext:value-type="float">
            <text:p/>
          </table:table-cell>
          <table:table-cell table:style-name="ce11" office:value-type="string" calcext:value-type="string">
            <text:p>Une personne, un groupe ou un organisme qu icontribue à une œuvre en effectuant les mesures et les relevés topographiques de l'aire géographique représentée.</text:p>
          </table:table-cell>
          <table:table-cell table:style-name="ce12" table:formula="of:=[EN.H287]" office:value-type="string" office:string-value="Changed MARC def" calcext:value-type="string">
            <text:p>Changed MARC def</text:p>
          </table:table-cell>
          <table:table-cell table:style-name="ce12" table:formula="of:=[EN.I287]" office:value-type="string" office:string-value="2013-05-15:modified&#10;1970-01-01:new" calcext:value-type="string">
            <text:p>2013-05-15:modified</text:p>
            <text:p>1970-01-01:new</text:p>
          </table:table-cell>
          <table:table-cell table:style-name="ce13" table:formula="of:=IF([.A287]=[.D287];&quot;&quot;;&quot;DECALAGE&quot;)">
            <text:p/>
          </table:table-cell>
          <table:table-cell table:style-name="ce13" table:formula="of:=IF(AND(ISBLANK([.D287]);ISBLANK([.F287]));&quot;ND SANS USE&quot;;&quot;&quot;)">
            <text:p/>
          </table:table-cell>
          <table:table-cell table:style-name="ce13" table:formula="of:=IF(AND(NOT(ISBLANK([.D287]));ISBLANK([.J287]));&quot;DESCRIPTION MANQUANTE&quot;;&quot;&quot;)">
            <text:p/>
          </table:table-cell>
          <table:table-cell table:style-name="ce13" table:formula="of:=IF(MATCH([.E287];LabelFR;0) = ROW([.A287]); &quot;&quot;; &quot;DOUBLON LIGNE &quot; &amp; MATCH([.E287];LabelFR;0))">
            <text:p/>
          </table:table-cell>
          <table:table-cell table:number-columns-repeated="1003"/>
        </table:table-row>
        <table:table-row table:style-name="ro9">
          <table:table-cell table:style-name="ce6" table:formula="of:=[EN.A288]" office:value-type="string" office:string-value="std" calcext:value-type="string">
            <text:p>std</text:p>
          </table:table-cell>
          <table:table-cell table:style-name="ce8" table:formula="of:=[EN.B288]" office:value-type="string" office:string-value="Set designer" calcext:value-type="string">
            <text:p>Set designer</text:p>
          </table:table-cell>
          <table:table-cell table:style-name="ce8" table:formula="of:=[EN.G288]" office:value-type="string" office:string-value="A person who translates the rough sketches of the art director into actual architectural structures for a theatrical presentation, entertainment, motion picture, etc. Set designers draw the detailed guides and specifications for building the set" calcext:value-type="string">
            <text:p>A person who translates the rough sketches of the art director into actual architectural structures for a theatrical presentation, entertainment, motion picture, etc. Set designers draw the detailed guides and specifications for building the set</text:p>
          </table:table-cell>
          <table:table-cell table:style-name="ce11" office:value-type="string" calcext:value-type="string">
            <text:p>std</text:p>
          </table:table-cell>
          <table:table-cell table:style-name="ce11" office:value-type="string" calcext:value-type="string">
            <text:p>Décorateur de scène</text:p>
          </table:table-cell>
          <table:table-cell table:style-name="ce11" table:number-columns-repeated="3"/>
          <table:table-cell table:style-name="ce10" table:formula="of:=[EN.F288]" office:value-type="float" office:value="0" calcext:value-type="float">
            <text:p/>
          </table:table-cell>
          <table:table-cell table:style-name="ce11" office:value-type="string" calcext:value-type="string">
            <text:p>Une personne qui traduit les ébauches du directeur artistique en de véritables structures architecturales pour une représentation théâtrale, un spectacle, un film, etc. Les décorateurs de scène fournissent les indications détaillés et les spécifications servant à monter la scène.</text:p>
          </table:table-cell>
          <table:table-cell table:style-name="ce12" table:formula="of:=[EN.H288]" office:value-type="float" office:value="0" calcext:value-type="float">
            <text:p/>
          </table:table-cell>
          <table:table-cell table:style-name="ce12" table:formula="of:=[EN.I288]" office:value-type="string" office:string-value="2013-05-15:modified&#10;1970-01-01:new" calcext:value-type="string">
            <text:p>2013-05-15:modified</text:p>
            <text:p>1970-01-01:new</text:p>
          </table:table-cell>
          <table:table-cell table:style-name="ce13" table:formula="of:=IF([.A288]=[.D288];&quot;&quot;;&quot;DECALAGE&quot;)">
            <text:p/>
          </table:table-cell>
          <table:table-cell table:style-name="ce13" table:formula="of:=IF(AND(ISBLANK([.D288]);ISBLANK([.F288]));&quot;ND SANS USE&quot;;&quot;&quot;)">
            <text:p/>
          </table:table-cell>
          <table:table-cell table:style-name="ce13" table:formula="of:=IF(AND(NOT(ISBLANK([.D288]));ISBLANK([.J288]));&quot;DESCRIPTION MANQUANTE&quot;;&quot;&quot;)">
            <text:p/>
          </table:table-cell>
          <table:table-cell table:style-name="ce13" table:formula="of:=IF(MATCH([.E288];LabelFR;0) = ROW([.A288]); &quot;&quot;; &quot;DOUBLON LIGNE &quot; &amp; MATCH([.E288];LabelFR;0))">
            <text:p/>
          </table:table-cell>
          <table:table-cell table:number-columns-repeated="1003"/>
        </table:table-row>
        <table:table-row table:style-name="ro17">
          <table:table-cell table:style-name="ce6" table:formula="of:=[EN.A289]" office:value-type="string" office:string-value="stg" calcext:value-type="string">
            <text:p>stg</text:p>
          </table:table-cell>
          <table:table-cell table:style-name="ce8" table:formula="of:=[EN.B289]" office:value-type="string" office:string-value="Setting" calcext:value-type="string">
            <text:p>Setting</text:p>
          </table:table-cell>
          <table:table-cell table:style-name="ce8" table:formula="of:=[EN.G289]" office:value-type="string" office:string-value="An entity in which the activity or plot of a work takes place, e.g. a geographic place, a time period, a building, an event" calcext:value-type="string">
            <text:p>An entity in which the activity or plot of a work takes place, e.g. a geographic place, a time period, a building, an event</text:p>
          </table:table-cell>
          <table:table-cell table:style-name="ce10" office:value-type="string" calcext:value-type="string">
            <text:p>stg</text:p>
          </table:table-cell>
          <table:table-cell table:style-name="ce10" office:value-type="string" calcext:value-type="string">
            <text:p>Contexte</text:p>
          </table:table-cell>
          <table:table-cell table:style-name="ce10"/>
          <table:table-cell table:style-name="ce11" table:number-columns-repeated="2"/>
          <table:table-cell table:style-name="ce10" table:formula="of:=[EN.F289]" office:value-type="float" office:value="0" calcext:value-type="float">
            <text:p/>
          </table:table-cell>
          <table:table-cell table:style-name="ce10" office:value-type="string" calcext:value-type="string">
            <text:p>Le contexte dans lequel l'action ou l'intrigue se déroule, par exemple, un lieu géographique, une période de temps, un bâtiment, un événement...</text:p>
          </table:table-cell>
          <table:table-cell table:style-name="ce12" table:formula="of:=[EN.H289]" office:value-type="string" office:string-value="Subject relationship" calcext:value-type="string">
            <text:p>Subject relationship</text:p>
          </table:table-cell>
          <table:table-cell table:style-name="ce12" table:formula="of:=[EN.I289]" office:value-type="string" office:string-value="2013-05-15:modified&#10;1970-01-01:new" calcext:value-type="string">
            <text:p>2013-05-15:modified</text:p>
            <text:p>1970-01-01:new</text:p>
          </table:table-cell>
          <table:table-cell table:style-name="ce13" table:formula="of:=IF([.A289]=[.D289];&quot;&quot;;&quot;DECALAGE&quot;)">
            <text:p/>
          </table:table-cell>
          <table:table-cell table:style-name="ce13" table:formula="of:=IF(AND(ISBLANK([.D289]);ISBLANK([.F289]));&quot;ND SANS USE&quot;;&quot;&quot;)">
            <text:p/>
          </table:table-cell>
          <table:table-cell table:style-name="ce13" table:formula="of:=IF(AND(NOT(ISBLANK([.D289]));ISBLANK([.J289]));&quot;DESCRIPTION MANQUANTE&quot;;&quot;&quot;)">
            <text:p/>
          </table:table-cell>
          <table:table-cell table:style-name="ce13" table:formula="of:=IF(MATCH([.E289];LabelFR;0) = ROW([.A289]); &quot;&quot;; &quot;DOUBLON LIGNE &quot; &amp; MATCH([.E289];LabelFR;0))">
            <text:p/>
          </table:table-cell>
          <table:table-cell table:number-columns-repeated="1003"/>
        </table:table-row>
        <table:table-row table:style-name="ro17">
          <table:table-cell table:style-name="ce6" table:formula="of:=[EN.A290]" office:value-type="string" office:string-value="stl" calcext:value-type="string">
            <text:p>stl</text:p>
          </table:table-cell>
          <table:table-cell table:style-name="ce8" table:formula="of:=[EN.B290]" office:value-type="string" office:string-value="Storyteller" calcext:value-type="string">
            <text:p>Storyteller</text:p>
          </table:table-cell>
          <table:table-cell table:style-name="ce8" table:formula="of:=[EN.G290]" office:value-type="string" office:string-value="A performer contributing to a resource by relaying a creator's original story with dramatic or theatrical interpretation" calcext:value-type="string">
            <text:p>A performer contributing to a resource by relaying a creator's original story with dramatic or theatrical interpretation</text:p>
          </table:table-cell>
          <table:table-cell table:style-name="ce11" office:value-type="string" calcext:value-type="string">
            <text:p>stl</text:p>
          </table:table-cell>
          <table:table-cell table:style-name="ce11" office:value-type="string" calcext:value-type="string">
            <text:p>Conteur</text:p>
          </table:table-cell>
          <table:table-cell table:style-name="ce11" table:number-columns-repeated="3"/>
          <table:table-cell table:style-name="ce10" table:formula="of:=[EN.F290]" office:value-type="float" office:value="0" calcext:value-type="float">
            <text:p/>
          </table:table-cell>
          <table:table-cell table:style-name="ce11" office:value-type="string" calcext:value-type="string">
            <text:p>Une personne qui contribue à une œuvre en relatant l'histoire originale de l'auteur en lui donnant une interprétation théâtrale ou autre.</text:p>
          </table:table-cell>
          <table:table-cell table:style-name="ce12" table:formula="of:=[EN.H290]" office:value-type="string" office:string-value="Changed MARC def" calcext:value-type="string">
            <text:p>Changed MARC def</text:p>
          </table:table-cell>
          <table:table-cell table:style-name="ce12" table:formula="of:=[EN.I290]" office:value-type="string" office:string-value="2013-05-15:modified&#10;1970-01-01:new" calcext:value-type="string">
            <text:p>2013-05-15:modified</text:p>
            <text:p>1970-01-01:new</text:p>
          </table:table-cell>
          <table:table-cell table:style-name="ce13" table:formula="of:=IF([.A290]=[.D290];&quot;&quot;;&quot;DECALAGE&quot;)">
            <text:p/>
          </table:table-cell>
          <table:table-cell table:style-name="ce13" table:formula="of:=IF(AND(ISBLANK([.D290]);ISBLANK([.F290]));&quot;ND SANS USE&quot;;&quot;&quot;)">
            <text:p/>
          </table:table-cell>
          <table:table-cell table:style-name="ce13" table:formula="of:=IF(AND(NOT(ISBLANK([.D290]));ISBLANK([.J290]));&quot;DESCRIPTION MANQUANTE&quot;;&quot;&quot;)">
            <text:p/>
          </table:table-cell>
          <table:table-cell table:style-name="ce13" table:formula="of:=IF(MATCH([.E290];LabelFR;0) = ROW([.A290]); &quot;&quot;; &quot;DOUBLON LIGNE &quot; &amp; MATCH([.E290];LabelFR;0))">
            <text:p/>
          </table:table-cell>
          <table:table-cell table:number-columns-repeated="1003"/>
        </table:table-row>
        <table:table-row table:style-name="ro17">
          <table:table-cell table:style-name="ce6" table:formula="of:=[EN.A291]" office:value-type="string" office:string-value="stm" calcext:value-type="string">
            <text:p>stm</text:p>
          </table:table-cell>
          <table:table-cell table:style-name="ce8" table:formula="of:=[EN.B291]" office:value-type="string" office:string-value="Stage manager" calcext:value-type="string">
            <text:p>Stage manager</text:p>
          </table:table-cell>
          <table:table-cell table:style-name="ce8" table:formula="of:=[EN.G291]" office:value-type="string" office:string-value="A person who is in charge of everything that occurs on a performance stage, and who acts as chief of all crews and assistant to a director during rehearsals" calcext:value-type="string">
            <text:p>A person who is in charge of everything that occurs on a performance stage, and who acts as chief of all crews and assistant to a director during rehearsals</text:p>
          </table:table-cell>
          <table:table-cell table:style-name="ce11" office:value-type="string" calcext:value-type="string">
            <text:p>stm</text:p>
          </table:table-cell>
          <table:table-cell table:style-name="ce11" office:value-type="string" calcext:value-type="string">
            <text:p>Régisseur de plateau</text:p>
          </table:table-cell>
          <table:table-cell table:style-name="ce11" table:number-columns-repeated="3"/>
          <table:table-cell table:style-name="ce10" table:formula="of:=[EN.F291]" office:value-type="float" office:value="0" calcext:value-type="float">
            <text:p/>
          </table:table-cell>
          <table:table-cell table:style-name="ce11" office:value-type="string" calcext:value-type="string">
            <text:p>Une personne responsable de tout ce qui se passe sur une scène ou un plateau et qui agit en tant que chef d'équipes et assistant du réalisateur lors des répétitions.</text:p>
          </table:table-cell>
          <table:table-cell table:style-name="ce12" table:formula="of:=[EN.H291]" office:value-type="float" office:value="0" calcext:value-type="float">
            <text:p/>
          </table:table-cell>
          <table:table-cell table:style-name="ce12" table:formula="of:=[EN.I291]" office:value-type="string" office:string-value="2013-05-15:modified&#10;1970-01-01:new" calcext:value-type="string">
            <text:p>2013-05-15:modified</text:p>
            <text:p>1970-01-01:new</text:p>
          </table:table-cell>
          <table:table-cell table:style-name="ce13" table:formula="of:=IF([.A291]=[.D291];&quot;&quot;;&quot;DECALAGE&quot;)">
            <text:p/>
          </table:table-cell>
          <table:table-cell table:style-name="ce13" table:formula="of:=IF(AND(ISBLANK([.D291]);ISBLANK([.F291]));&quot;ND SANS USE&quot;;&quot;&quot;)">
            <text:p/>
          </table:table-cell>
          <table:table-cell table:style-name="ce13" table:formula="of:=IF(AND(NOT(ISBLANK([.D291]));ISBLANK([.J291]));&quot;DESCRIPTION MANQUANTE&quot;;&quot;&quot;)">
            <text:p/>
          </table:table-cell>
          <table:table-cell table:style-name="ce13" table:formula="of:=IF(MATCH([.E291];LabelFR;0) = ROW([.A291]); &quot;&quot;; &quot;DOUBLON LIGNE &quot; &amp; MATCH([.E291];LabelFR;0))">
            <text:p/>
          </table:table-cell>
          <table:table-cell table:number-columns-repeated="1003"/>
        </table:table-row>
        <table:table-row table:style-name="ro17">
          <table:table-cell table:style-name="ce6" table:formula="of:=[EN.A292]" office:value-type="string" office:string-value="stn" calcext:value-type="string">
            <text:p>stn</text:p>
          </table:table-cell>
          <table:table-cell table:style-name="ce8" table:formula="of:=[EN.B292]" office:value-type="string" office:string-value="Standards body" calcext:value-type="string">
            <text:p>Standards body</text:p>
          </table:table-cell>
          <table:table-cell table:style-name="ce8" table:formula="of:=[EN.G292]" office:value-type="string" office:string-value="An organization responsible for the development or enforcement of a standard" calcext:value-type="string">
            <text:p>An organization responsible for the development or enforcement of a standard</text:p>
          </table:table-cell>
          <table:table-cell table:style-name="ce11" office:value-type="string" calcext:value-type="string">
            <text:p>stn</text:p>
          </table:table-cell>
          <table:table-cell table:style-name="ce11" office:value-type="string" calcext:value-type="string">
            <text:p>Organisme de normalisation</text:p>
          </table:table-cell>
          <table:table-cell table:style-name="ce11" table:number-columns-repeated="3"/>
          <table:table-cell table:style-name="ce10" table:formula="of:=[EN.F292]" office:value-type="float" office:value="0" calcext:value-type="float">
            <text:p/>
          </table:table-cell>
          <table:table-cell table:style-name="ce11" office:value-type="string" calcext:value-type="string">
            <text:p>Un organisme responsable de l'élaboration et de l'application d'une norme.</text:p>
          </table:table-cell>
          <table:table-cell table:style-name="ce12" table:formula="of:=[EN.H292]" office:value-type="float" office:value="0" calcext:value-type="float">
            <text:p/>
          </table:table-cell>
          <table:table-cell table:style-name="ce12" table:formula="of:=[EN.I292]" office:value-type="string" office:string-value="2013-05-15:modified&#10;1970-01-01:new" calcext:value-type="string">
            <text:p>2013-05-15:modified</text:p>
            <text:p>1970-01-01:new</text:p>
          </table:table-cell>
          <table:table-cell table:style-name="ce13" table:formula="of:=IF([.A292]=[.D292];&quot;&quot;;&quot;DECALAGE&quot;)">
            <text:p/>
          </table:table-cell>
          <table:table-cell table:style-name="ce13" table:formula="of:=IF(AND(ISBLANK([.D292]);ISBLANK([.F292]));&quot;ND SANS USE&quot;;&quot;&quot;)">
            <text:p/>
          </table:table-cell>
          <table:table-cell table:style-name="ce13" table:formula="of:=IF(AND(NOT(ISBLANK([.D292]));ISBLANK([.J292]));&quot;DESCRIPTION MANQUANTE&quot;;&quot;&quot;)">
            <text:p/>
          </table:table-cell>
          <table:table-cell table:style-name="ce13" table:formula="of:=IF(MATCH([.E292];LabelFR;0) = ROW([.A292]); &quot;&quot;; &quot;DOUBLON LIGNE &quot; &amp; MATCH([.E292];LabelFR;0))">
            <text:p/>
          </table:table-cell>
          <table:table-cell table:number-columns-repeated="1003"/>
        </table:table-row>
        <table:table-row table:style-name="ro17">
          <table:table-cell table:style-name="ce6" table:formula="of:=[EN.A293]" office:value-type="string" office:string-value="str" calcext:value-type="string">
            <text:p>str</text:p>
          </table:table-cell>
          <table:table-cell table:style-name="ce8" table:formula="of:=[EN.B293]" office:value-type="string" office:string-value="Stereotyper" calcext:value-type="string">
            <text:p>Stereotyper</text:p>
          </table:table-cell>
          <table:table-cell table:style-name="ce8" table:formula="of:=[EN.G293]" office:value-type="string" office:string-value="A person or organization who creates a new plate for printing by molding or copying another printing surface" calcext:value-type="string">
            <text:p>A person or organization who creates a new plate for printing by molding or copying another printing surface</text:p>
          </table:table-cell>
          <table:table-cell table:style-name="ce11" office:value-type="string" calcext:value-type="string">
            <text:p>str</text:p>
          </table:table-cell>
          <table:table-cell table:style-name="ce11" office:value-type="string" calcext:value-type="string">
            <text:p>Stéréotypeur</text:p>
          </table:table-cell>
          <table:table-cell table:style-name="ce11" table:number-columns-repeated="3"/>
          <table:table-cell table:style-name="ce10" table:formula="of:=[EN.F293]" office:value-type="float" office:value="0" calcext:value-type="float">
            <text:p/>
          </table:table-cell>
          <table:table-cell table:style-name="ce11" office:value-type="string" calcext:value-type="string">
            <text:p>Une personne ou un organisme qui créée une nouvelle plaque d'imprimerie en moulant ou en copiant une autre surface d'impression.</text:p>
          </table:table-cell>
          <table:table-cell table:style-name="ce12" table:formula="of:=[EN.H293]" office:value-type="float" office:value="0" calcext:value-type="float">
            <text:p/>
          </table:table-cell>
          <table:table-cell table:style-name="ce12" table:formula="of:=[EN.I293]" office:value-type="string" office:string-value="2013-05-15:modified&#10;1970-01-01:new" calcext:value-type="string">
            <text:p>2013-05-15:modified</text:p>
            <text:p>1970-01-01:new</text:p>
          </table:table-cell>
          <table:table-cell table:style-name="ce13" table:formula="of:=IF([.A293]=[.D293];&quot;&quot;;&quot;DECALAGE&quot;)">
            <text:p/>
          </table:table-cell>
          <table:table-cell table:style-name="ce13" table:formula="of:=IF(AND(ISBLANK([.D293]);ISBLANK([.F293]));&quot;ND SANS USE&quot;;&quot;&quot;)">
            <text:p/>
          </table:table-cell>
          <table:table-cell table:style-name="ce13" table:formula="of:=IF(AND(NOT(ISBLANK([.D293]));ISBLANK([.J293]));&quot;DESCRIPTION MANQUANTE&quot;;&quot;&quot;)">
            <text:p/>
          </table:table-cell>
          <table:table-cell table:style-name="ce13" table:formula="of:=IF(MATCH([.E293];LabelFR;0) = ROW([.A293]); &quot;&quot;; &quot;DOUBLON LIGNE &quot; &amp; MATCH([.E293];LabelFR;0))">
            <text:p/>
          </table:table-cell>
          <table:table-cell table:number-columns-repeated="1003"/>
        </table:table-row>
        <table:table-row table:style-name="ro17">
          <table:table-cell table:style-name="ce6" table:formula="of:=[EN.A294]" office:value-type="string" office:string-value="tcd" calcext:value-type="string">
            <text:p>tcd</text:p>
          </table:table-cell>
          <table:table-cell table:style-name="ce8" table:formula="of:=[EN.B294]" office:value-type="string" office:string-value="Technical director" calcext:value-type="string">
            <text:p>Technical director</text:p>
          </table:table-cell>
          <table:table-cell table:style-name="ce8" table:formula="of:=[EN.G294]" office:value-type="string" office:string-value="A person who is ultimately in charge of scenery, props, lights and sound for a production" calcext:value-type="string">
            <text:p>A person who is ultimately in charge of scenery, props, lights and sound for a production</text:p>
          </table:table-cell>
          <table:table-cell table:style-name="ce11" office:value-type="string" calcext:value-type="string">
            <text:p>tcd</text:p>
          </table:table-cell>
          <table:table-cell table:style-name="ce11" office:value-type="string" calcext:value-type="string">
            <text:p>Directeur technique</text:p>
          </table:table-cell>
          <table:table-cell table:style-name="ce11" table:number-columns-repeated="3"/>
          <table:table-cell table:style-name="ce10" table:formula="of:=[EN.F294]" office:value-type="float" office:value="0" calcext:value-type="float">
            <text:p/>
          </table:table-cell>
          <table:table-cell table:style-name="ce11" office:value-type="string" calcext:value-type="string">
            <text:p>Une personne à qui incombe la responsabilité finale des décors, des accessoires, de l'éclairage et du son dans une production.</text:p>
          </table:table-cell>
          <table:table-cell table:style-name="ce12" table:formula="of:=[EN.H294]" office:value-type="float" office:value="0" calcext:value-type="float">
            <text:p/>
          </table:table-cell>
          <table:table-cell table:style-name="ce12" table:formula="of:=[EN.I294]" office:value-type="string" office:string-value="2013-05-15:modified&#10;1970-01-01:new" calcext:value-type="string">
            <text:p>2013-05-15:modified</text:p>
            <text:p>1970-01-01:new</text:p>
          </table:table-cell>
          <table:table-cell table:style-name="ce13" table:formula="of:=IF([.A294]=[.D294];&quot;&quot;;&quot;DECALAGE&quot;)">
            <text:p/>
          </table:table-cell>
          <table:table-cell table:style-name="ce13" table:formula="of:=IF(AND(ISBLANK([.D294]);ISBLANK([.F294]));&quot;ND SANS USE&quot;;&quot;&quot;)">
            <text:p/>
          </table:table-cell>
          <table:table-cell table:style-name="ce13" table:formula="of:=IF(AND(NOT(ISBLANK([.D294]));ISBLANK([.J294]));&quot;DESCRIPTION MANQUANTE&quot;;&quot;&quot;)">
            <text:p/>
          </table:table-cell>
          <table:table-cell table:style-name="ce13" table:formula="of:=IF(MATCH([.E294];LabelFR;0) = ROW([.A294]); &quot;&quot;; &quot;DOUBLON LIGNE &quot; &amp; MATCH([.E294];LabelFR;0))">
            <text:p/>
          </table:table-cell>
          <table:table-cell table:number-columns-repeated="1003"/>
        </table:table-row>
        <table:table-row table:style-name="ro17">
          <table:table-cell table:style-name="ce6" table:formula="of:=[EN.A295]" office:value-type="string" office:string-value="tch" calcext:value-type="string">
            <text:p>tch</text:p>
          </table:table-cell>
          <table:table-cell table:style-name="ce8" table:formula="of:=[EN.B295]" office:value-type="string" office:string-value="Teacher" calcext:value-type="string">
            <text:p>Teacher</text:p>
          </table:table-cell>
          <table:table-cell table:style-name="ce8" table:formula="of:=[EN.G295]" office:value-type="string" office:string-value="A performer contributing to a resource by giving instruction or providing a demonstration" calcext:value-type="string">
            <text:p>A performer contributing to a resource by giving instruction or providing a demonstration</text:p>
          </table:table-cell>
          <table:table-cell table:style-name="ce11" office:value-type="string" calcext:value-type="string">
            <text:p>tch</text:p>
          </table:table-cell>
          <table:table-cell table:style-name="ce11" office:value-type="string" calcext:value-type="string">
            <text:p>Professeur</text:p>
          </table:table-cell>
          <table:table-cell table:style-name="ce11" table:number-columns-repeated="3"/>
          <table:table-cell table:style-name="ce10" table:formula="of:=[EN.F295]" office:value-type="float" office:value="0" calcext:value-type="float">
            <text:p/>
          </table:table-cell>
          <table:table-cell table:style-name="ce11" office:value-type="string" calcext:value-type="string">
            <text:p>Une personne qui contribue à une œuvre en enseignant ou en faisant des démonstrations.</text:p>
          </table:table-cell>
          <table:table-cell table:style-name="ce12" table:formula="of:=[EN.H295]" office:value-type="string" office:string-value="Changed MARC def" calcext:value-type="string">
            <text:p>Changed MARC def</text:p>
          </table:table-cell>
          <table:table-cell table:style-name="ce12" table:formula="of:=[EN.I295]" office:value-type="string" office:string-value="2013-05-15:modified&#10;1970-01-01:new" calcext:value-type="string">
            <text:p>2013-05-15:modified</text:p>
            <text:p>1970-01-01:new</text:p>
          </table:table-cell>
          <table:table-cell table:style-name="ce13" table:formula="of:=IF([.A295]=[.D295];&quot;&quot;;&quot;DECALAGE&quot;)">
            <text:p/>
          </table:table-cell>
          <table:table-cell table:style-name="ce13" table:formula="of:=IF(AND(ISBLANK([.D295]);ISBLANK([.F295]));&quot;ND SANS USE&quot;;&quot;&quot;)">
            <text:p/>
          </table:table-cell>
          <table:table-cell table:style-name="ce13" table:formula="of:=IF(AND(NOT(ISBLANK([.D295]));ISBLANK([.J295]));&quot;DESCRIPTION MANQUANTE&quot;;&quot;&quot;)">
            <text:p/>
          </table:table-cell>
          <table:table-cell table:style-name="ce13" table:formula="of:=IF(MATCH([.E295];LabelFR;0) = ROW([.A295]); &quot;&quot;; &quot;DOUBLON LIGNE &quot; &amp; MATCH([.E295];LabelFR;0))">
            <text:p/>
          </table:table-cell>
          <table:table-cell table:number-columns-repeated="1003"/>
        </table:table-row>
        <table:table-row table:style-name="ro19">
          <table:table-cell table:style-name="ce6" table:formula="of:=[EN.A296]" office:value-type="float" office:value="0" calcext:value-type="float">
            <text:p/>
          </table:table-cell>
          <table:table-cell table:style-name="ce8" table:formula="of:=[EN.B296]" office:value-type="string" office:string-value="Instructor" calcext:value-type="string">
            <text:p>Instructor</text:p>
          </table:table-cell>
          <table:table-cell table:style-name="ce8" table:formula="of:=[EN.G296]" office:value-type="float" office:value="0" calcext:value-type="float">
            <text:p/>
          </table:table-cell>
          <table:table-cell table:style-name="ce11"/>
          <table:table-cell table:style-name="ce11" office:value-type="string" calcext:value-type="string">
            <text:p>Instructeur</text:p>
          </table:table-cell>
          <table:table-cell table:style-name="ce11" office:value-type="string" calcext:value-type="string">
            <text:p>tch</text:p>
          </table:table-cell>
          <table:table-cell table:style-name="ce11" table:number-columns-repeated="2"/>
          <table:table-cell table:style-name="ce10" table:formula="of:=[EN.F296]" office:value-type="float" office:value="0" calcext:value-type="float">
            <text:p/>
          </table:table-cell>
          <table:table-cell table:style-name="ce11"/>
          <table:table-cell table:style-name="ce12" table:formula="of:=[EN.H296]" office:value-type="float" office:value="0" calcext:value-type="float">
            <text:p/>
          </table:table-cell>
          <table:table-cell table:style-name="ce12" table:formula="of:=[EN.I296]" office:value-type="float" office:value="0" calcext:value-type="float">
            <text:p/>
          </table:table-cell>
          <table:table-cell table:style-name="ce13" table:formula="of:=IF([.A296]=[.D296];&quot;&quot;;&quot;DECALAGE&quot;)">
            <text:p/>
          </table:table-cell>
          <table:table-cell table:style-name="ce13" table:formula="of:=IF(AND(ISBLANK([.D296]);ISBLANK([.F296]));&quot;ND SANS USE&quot;;&quot;&quot;)">
            <text:p/>
          </table:table-cell>
          <table:table-cell table:style-name="ce13" table:formula="of:=IF(AND(NOT(ISBLANK([.D296]));ISBLANK([.J296]));&quot;DESCRIPTION MANQUANTE&quot;;&quot;&quot;)">
            <text:p/>
          </table:table-cell>
          <table:table-cell table:style-name="ce13" table:formula="of:=IF(MATCH([.E296];LabelFR;0) = ROW([.A296]); &quot;&quot;; &quot;DOUBLON LIGNE &quot; &amp; MATCH([.E296];LabelFR;0))">
            <text:p/>
          </table:table-cell>
          <table:table-cell table:number-columns-repeated="1003"/>
        </table:table-row>
        <table:table-row table:style-name="ro17">
          <table:table-cell table:style-name="ce6" table:formula="of:=[EN.A297]" office:value-type="string" office:string-value="ths" calcext:value-type="string">
            <text:p>ths</text:p>
          </table:table-cell>
          <table:table-cell table:style-name="ce8" table:formula="of:=[EN.B297]" office:value-type="string" office:string-value="Thesis advisor" calcext:value-type="string">
            <text:p>Thesis advisor</text:p>
          </table:table-cell>
          <table:table-cell table:style-name="ce8" table:formula="of:=[EN.G297]" office:value-type="string" office:string-value="A person under whose supervision a degree candidate develops and presents a thesis, mémoire, or text of a dissertation" calcext:value-type="string">
            <text:p>A person under whose supervision a degree candidate develops and presents a thesis, mémoire, or text of a dissertation</text:p>
          </table:table-cell>
          <table:table-cell table:style-name="ce11" office:value-type="string" calcext:value-type="string">
            <text:p>ths</text:p>
          </table:table-cell>
          <table:table-cell table:style-name="ce11" office:value-type="string" calcext:value-type="string">
            <text:p>Directeur de thèse</text:p>
          </table:table-cell>
          <table:table-cell table:style-name="ce11" table:number-columns-repeated="3"/>
          <table:table-cell table:style-name="ce10" table:formula="of:=[EN.F297]" office:value-type="float" office:value="0" calcext:value-type="float">
            <text:p/>
          </table:table-cell>
          <table:table-cell table:style-name="ce11" office:value-type="string" calcext:value-type="string">
            <text:p>Une personne sous le contrôle duquel un candidat à un diplôme élabore et présente une thèse, un mémoire, ou un rapport.</text:p>
          </table:table-cell>
          <table:table-cell table:style-name="ce12" table:formula="of:=[EN.H297]" office:value-type="float" office:value="0" calcext:value-type="float">
            <text:p/>
          </table:table-cell>
          <table:table-cell table:style-name="ce12" table:formula="of:=[EN.I297]" office:value-type="string" office:string-value="2013-05-15:modified&#10;1970-01-01:new" calcext:value-type="string">
            <text:p>2013-05-15:modified</text:p>
            <text:p>1970-01-01:new</text:p>
          </table:table-cell>
          <table:table-cell table:style-name="ce13" table:formula="of:=IF([.A297]=[.D297];&quot;&quot;;&quot;DECALAGE&quot;)">
            <text:p/>
          </table:table-cell>
          <table:table-cell table:style-name="ce13" table:formula="of:=IF(AND(ISBLANK([.D297]);ISBLANK([.F297]));&quot;ND SANS USE&quot;;&quot;&quot;)">
            <text:p/>
          </table:table-cell>
          <table:table-cell table:style-name="ce13" table:formula="of:=IF(AND(NOT(ISBLANK([.D297]));ISBLANK([.J297]));&quot;DESCRIPTION MANQUANTE&quot;;&quot;&quot;)">
            <text:p/>
          </table:table-cell>
          <table:table-cell table:style-name="ce13" table:formula="of:=IF(MATCH([.E297];LabelFR;0) = ROW([.A297]); &quot;&quot;; &quot;DOUBLON LIGNE &quot; &amp; MATCH([.E297];LabelFR;0))">
            <text:p/>
          </table:table-cell>
          <table:table-cell table:number-columns-repeated="1003"/>
        </table:table-row>
        <table:table-row table:style-name="ro19">
          <table:table-cell table:style-name="ce6" table:formula="of:=[EN.A298]" office:value-type="float" office:value="0" calcext:value-type="float">
            <text:p/>
          </table:table-cell>
          <table:table-cell table:style-name="ce8" table:formula="of:=[EN.B298]" office:value-type="string" office:string-value="Promoter" calcext:value-type="string">
            <text:p>Promoter</text:p>
          </table:table-cell>
          <table:table-cell table:style-name="ce8" table:formula="of:=[EN.G298]" office:value-type="float" office:value="0" calcext:value-type="float">
            <text:p/>
          </table:table-cell>
          <table:table-cell table:style-name="ce11"/>
          <table:table-cell table:style-name="ce11" office:value-type="string" calcext:value-type="string">
            <text:p>Parrain</text:p>
          </table:table-cell>
          <table:table-cell table:style-name="ce11" office:value-type="string" calcext:value-type="string">
            <text:p>ths</text:p>
          </table:table-cell>
          <table:table-cell table:style-name="ce11" table:number-columns-repeated="2"/>
          <table:table-cell table:style-name="ce10" table:formula="of:=[EN.F298]" office:value-type="float" office:value="0" calcext:value-type="float">
            <text:p/>
          </table:table-cell>
          <table:table-cell table:style-name="ce11"/>
          <table:table-cell table:style-name="ce12" table:formula="of:=[EN.H298]" office:value-type="float" office:value="0" calcext:value-type="float">
            <text:p/>
          </table:table-cell>
          <table:table-cell table:style-name="ce12" table:formula="of:=[EN.I298]" office:value-type="float" office:value="0" calcext:value-type="float">
            <text:p/>
          </table:table-cell>
          <table:table-cell table:style-name="ce13" table:formula="of:=IF([.A298]=[.D298];&quot;&quot;;&quot;DECALAGE&quot;)">
            <text:p/>
          </table:table-cell>
          <table:table-cell table:style-name="ce13" table:formula="of:=IF(AND(ISBLANK([.D298]);ISBLANK([.F298]));&quot;ND SANS USE&quot;;&quot;&quot;)">
            <text:p/>
          </table:table-cell>
          <table:table-cell table:style-name="ce13" table:formula="of:=IF(AND(NOT(ISBLANK([.D298]));ISBLANK([.J298]));&quot;DESCRIPTION MANQUANTE&quot;;&quot;&quot;)">
            <text:p/>
          </table:table-cell>
          <table:table-cell table:style-name="ce13" table:formula="of:=IF(MATCH([.E298];LabelFR;0) = ROW([.A298]); &quot;&quot;; &quot;DOUBLON LIGNE &quot; &amp; MATCH([.E298];LabelFR;0))">
            <text:p/>
          </table:table-cell>
          <table:table-cell table:number-columns-repeated="1003"/>
        </table:table-row>
        <table:table-row table:style-name="ro21">
          <table:table-cell table:style-name="ce6" table:formula="of:=[EN.A299]" office:value-type="string" office:string-value="tld" calcext:value-type="string">
            <text:p>tld</text:p>
          </table:table-cell>
          <table:table-cell table:style-name="ce8" table:formula="of:=[EN.B299]" office:value-type="string" office:string-value="Television director" calcext:value-type="string">
            <text:p>Television director</text:p>
          </table:table-cell>
          <table:table-cell table:style-name="ce8" table:formula="of:=[EN.G299]" office:value-type="string" office:string-value="A director responsible for the general management and supervision of a television program" calcext:value-type="string">
            <text:p>A director responsible for the general management and supervision of a television program</text:p>
          </table:table-cell>
          <table:table-cell table:style-name="ce10" office:value-type="string" calcext:value-type="string">
            <text:p>tld</text:p>
          </table:table-cell>
          <table:table-cell table:style-name="ce10" office:value-type="string" calcext:value-type="string">
            <text:p>Réalisateur TV</text:p>
          </table:table-cell>
          <table:table-cell table:style-name="ce10"/>
          <table:table-cell table:style-name="ce11" table:number-columns-repeated="2"/>
          <table:table-cell table:style-name="ce10" table:formula="of:=[EN.F299]" office:value-type="float" office:value="0" calcext:value-type="float">
            <text:p/>
          </table:table-cell>
          <table:table-cell table:style-name="ce10" office:value-type="string" calcext:value-type="string">
            <text:p>Un réalisateur responsable de la gestion générale et de la supervision d'un programme de télévision.</text:p>
          </table:table-cell>
          <table:table-cell table:style-name="ce12" table:formula="of:=[EN.H299]" office:value-type="float" office:value="0" calcext:value-type="float">
            <text:p/>
          </table:table-cell>
          <table:table-cell table:style-name="ce12" table:formula="of:=[EN.I299]" office:value-type="string" office:string-value="2013-05-15:new" calcext:value-type="string">
            <text:p>2013-05-15:new</text:p>
          </table:table-cell>
          <table:table-cell table:style-name="ce13" table:formula="of:=IF([.A299]=[.D299];&quot;&quot;;&quot;DECALAGE&quot;)">
            <text:p/>
          </table:table-cell>
          <table:table-cell table:style-name="ce13" table:formula="of:=IF(AND(ISBLANK([.D299]);ISBLANK([.F299]));&quot;ND SANS USE&quot;;&quot;&quot;)">
            <text:p/>
          </table:table-cell>
          <table:table-cell table:style-name="ce13" table:formula="of:=IF(AND(NOT(ISBLANK([.D299]));ISBLANK([.J299]));&quot;DESCRIPTION MANQUANTE&quot;;&quot;&quot;)">
            <text:p/>
          </table:table-cell>
          <table:table-cell table:style-name="ce13" table:formula="of:=IF(MATCH([.E299];LabelFR;0) = ROW([.A299]); &quot;&quot;; &quot;DOUBLON LIGNE &quot; &amp; MATCH([.E299];LabelFR;0))">
            <text:p/>
          </table:table-cell>
          <table:table-cell table:number-columns-repeated="1003"/>
        </table:table-row>
        <table:table-row table:style-name="ro21">
          <table:table-cell table:style-name="ce6" table:formula="of:=[EN.A300]" office:value-type="string" office:string-value="tlp" calcext:value-type="string">
            <text:p>tlp</text:p>
          </table:table-cell>
          <table:table-cell table:style-name="ce8" table:formula="of:=[EN.B300]" office:value-type="string" office:string-value="Television producer" calcext:value-type="string">
            <text:p>Television producer</text:p>
          </table:table-cell>
          <table:table-cell table:style-name="ce8" table:formula="of:=[EN.G300]" office:value-type="string" office:string-value="A producer responsible for most of the business aspects of a television program" calcext:value-type="string">
            <text:p>A producer responsible for most of the business aspects of a television program</text:p>
          </table:table-cell>
          <table:table-cell table:style-name="ce10" office:value-type="string" calcext:value-type="string">
            <text:p>tlp</text:p>
          </table:table-cell>
          <table:table-cell table:style-name="ce10" office:value-type="string" calcext:value-type="string">
            <text:p>Producteur TV</text:p>
          </table:table-cell>
          <table:table-cell table:style-name="ce10"/>
          <table:table-cell table:style-name="ce11" table:number-columns-repeated="2"/>
          <table:table-cell table:style-name="ce10" table:formula="of:=[EN.F300]" office:value-type="float" office:value="0" calcext:value-type="float">
            <text:p/>
          </table:table-cell>
          <table:table-cell table:style-name="ce10" office:value-type="string" calcext:value-type="string">
            <text:p>Un producteur responsable de la plupart des aspects commerciaux d'une émission de télévision.</text:p>
          </table:table-cell>
          <table:table-cell table:style-name="ce12" table:formula="of:=[EN.H300]" office:value-type="float" office:value="0" calcext:value-type="float">
            <text:p/>
          </table:table-cell>
          <table:table-cell table:style-name="ce12" table:formula="of:=[EN.I300]" office:value-type="string" office:string-value="2013-05-15:new" calcext:value-type="string">
            <text:p>2013-05-15:new</text:p>
          </table:table-cell>
          <table:table-cell table:style-name="ce13" table:formula="of:=IF([.A300]=[.D300];&quot;&quot;;&quot;DECALAGE&quot;)">
            <text:p/>
          </table:table-cell>
          <table:table-cell table:style-name="ce13" table:formula="of:=IF(AND(ISBLANK([.D300]);ISBLANK([.F300]));&quot;ND SANS USE&quot;;&quot;&quot;)">
            <text:p/>
          </table:table-cell>
          <table:table-cell table:style-name="ce13" table:formula="of:=IF(AND(NOT(ISBLANK([.D300]));ISBLANK([.J300]));&quot;DESCRIPTION MANQUANTE&quot;;&quot;&quot;)">
            <text:p/>
          </table:table-cell>
          <table:table-cell table:style-name="ce13" table:formula="of:=IF(MATCH([.E300];LabelFR;0) = ROW([.A300]); &quot;&quot;; &quot;DOUBLON LIGNE &quot; &amp; MATCH([.E300];LabelFR;0))">
            <text:p/>
          </table:table-cell>
          <table:table-cell table:number-columns-repeated="1003"/>
        </table:table-row>
        <table:table-row table:style-name="ro9">
          <table:table-cell table:style-name="ce6" table:formula="of:=[EN.A301]" office:value-type="string" office:string-value="trc" calcext:value-type="string">
            <text:p>trc</text:p>
          </table:table-cell>
          <table:table-cell table:style-name="ce8" table:formula="of:=[EN.B301]" office:value-type="string" office:string-value="Transcriber" calcext:value-type="string">
            <text:p>Transcriber</text:p>
          </table:table-cell>
          <table:table-cell table:style-name="ce8" table:formula="of:=[EN.G301]" office:value-type="string" office:string-value="A person, family, or organization contributing to a resource by changing it from one system of notation to another. For a work transcribed for a different instrument or performing group, see Arranger [arr]. For makers of pen-facsimiles, use Facsimilist [fac]" calcext:value-type="string">
            <text:p>A person, family, or organization contributing to a resource by changing it from one system of notation to another. For a work transcribed for a different instrument or performing group, see Arranger [arr]. For makers of pen-facsimiles, use Facsimilist [fac]</text:p>
          </table:table-cell>
          <table:table-cell table:style-name="ce11" office:value-type="string" calcext:value-type="string">
            <text:p>trc</text:p>
          </table:table-cell>
          <table:table-cell table:style-name="ce11" office:value-type="string" calcext:value-type="string">
            <text:p>Transcripteur</text:p>
          </table:table-cell>
          <table:table-cell table:style-name="ce11" table:number-columns-repeated="3"/>
          <table:table-cell table:style-name="ce10" table:formula="of:=[EN.F301]" office:value-type="string" office:string-value="arr&#10;fac" calcext:value-type="string">
            <text:p>arr</text:p>
            <text:p>fac</text:p>
          </table:table-cell>
          <table:table-cell table:style-name="ce11" office:value-type="string" calcext:value-type="string">
            <text:p>Une personne, un groupe ou un organisme qui contribue à une œuvre en le transcrivant d'un système de notation à un autre. Pour un travail de transcription pour un instrument ou un orchestre différent, utiliser Arrangeur (arr). Pour un fac-similé réalisé à la main, utiliser Copiste (fac),</text:p>
          </table:table-cell>
          <table:table-cell table:style-name="ce12" table:formula="of:=[EN.H301]" office:value-type="string" office:string-value="Changed MARC def" calcext:value-type="string">
            <text:p>Changed MARC def</text:p>
          </table:table-cell>
          <table:table-cell table:style-name="ce12" table:formula="of:=[EN.I301]" office:value-type="string" office:string-value="2013-05-15:modified&#10;1970-01-01:new" calcext:value-type="string">
            <text:p>2013-05-15:modified</text:p>
            <text:p>1970-01-01:new</text:p>
          </table:table-cell>
          <table:table-cell table:style-name="ce13" table:formula="of:=IF([.A301]=[.D301];&quot;&quot;;&quot;DECALAGE&quot;)">
            <text:p/>
          </table:table-cell>
          <table:table-cell table:style-name="ce13" table:formula="of:=IF(AND(ISBLANK([.D301]);ISBLANK([.F301]));&quot;ND SANS USE&quot;;&quot;&quot;)">
            <text:p/>
          </table:table-cell>
          <table:table-cell table:style-name="ce13" table:formula="of:=IF(AND(NOT(ISBLANK([.D301]));ISBLANK([.J301]));&quot;DESCRIPTION MANQUANTE&quot;;&quot;&quot;)">
            <text:p/>
          </table:table-cell>
          <table:table-cell table:style-name="ce13" table:formula="of:=IF(MATCH([.E301];LabelFR;0) = ROW([.A301]); &quot;&quot;; &quot;DOUBLON LIGNE &quot; &amp; MATCH([.E301];LabelFR;0))">
            <text:p/>
          </table:table-cell>
          <table:table-cell table:number-columns-repeated="1003"/>
        </table:table-row>
        <table:table-row table:style-name="ro17">
          <table:table-cell table:style-name="ce6" table:formula="of:=[EN.A302]" office:value-type="string" office:string-value="trl" calcext:value-type="string">
            <text:p>trl</text:p>
          </table:table-cell>
          <table:table-cell table:style-name="ce8" table:formula="of:=[EN.B302]" office:value-type="string" office:string-value="Translator" calcext:value-type="string">
            <text:p>Translator</text:p>
          </table:table-cell>
          <table:table-cell table:style-name="ce8" table:formula="of:=[EN.G302]" office:value-type="string" office:string-value="A person or organization who renders a text from one language into another, or from an older form of a language into the modern form" calcext:value-type="string">
            <text:p>A person or organization who renders a text from one language into another, or from an older form of a language into the modern form</text:p>
          </table:table-cell>
          <table:table-cell table:style-name="ce11" office:value-type="string" calcext:value-type="string">
            <text:p>trl</text:p>
          </table:table-cell>
          <table:table-cell table:style-name="ce11" office:value-type="string" calcext:value-type="string">
            <text:p>Traducteur</text:p>
          </table:table-cell>
          <table:table-cell table:style-name="ce11" table:number-columns-repeated="3"/>
          <table:table-cell table:style-name="ce10" table:formula="of:=[EN.F302]" office:value-type="float" office:value="0" calcext:value-type="float">
            <text:p/>
          </table:table-cell>
          <table:table-cell table:style-name="ce11" office:value-type="string" calcext:value-type="string">
            <text:p>Une personne ou un organisme qui traduit un texte d'une langue à une autre ou de la forme ancienne d'une langue vers la forme actuelle.</text:p>
          </table:table-cell>
          <table:table-cell table:style-name="ce12" table:formula="of:=[EN.H302]" office:value-type="float" office:value="0" calcext:value-type="float">
            <text:p/>
          </table:table-cell>
          <table:table-cell table:style-name="ce12" table:formula="of:=[EN.I302]" office:value-type="string" office:string-value="2013-05-15:modified&#10;1970-01-01:new" calcext:value-type="string">
            <text:p>2013-05-15:modified</text:p>
            <text:p>1970-01-01:new</text:p>
          </table:table-cell>
          <table:table-cell table:style-name="ce13" table:formula="of:=IF([.A302]=[.D302];&quot;&quot;;&quot;DECALAGE&quot;)">
            <text:p/>
          </table:table-cell>
          <table:table-cell table:style-name="ce13" table:formula="of:=IF(AND(ISBLANK([.D302]);ISBLANK([.F302]));&quot;ND SANS USE&quot;;&quot;&quot;)">
            <text:p/>
          </table:table-cell>
          <table:table-cell table:style-name="ce13" table:formula="of:=IF(AND(NOT(ISBLANK([.D302]));ISBLANK([.J302]));&quot;DESCRIPTION MANQUANTE&quot;;&quot;&quot;)">
            <text:p/>
          </table:table-cell>
          <table:table-cell table:style-name="ce13" table:formula="of:=IF(MATCH([.E302];LabelFR;0) = ROW([.A302]); &quot;&quot;; &quot;DOUBLON LIGNE &quot; &amp; MATCH([.E302];LabelFR;0))">
            <text:p/>
          </table:table-cell>
          <table:table-cell table:number-columns-repeated="1003"/>
        </table:table-row>
        <table:table-row table:style-name="ro17">
          <table:table-cell table:style-name="ce6" table:formula="of:=[EN.A303]" office:value-type="string" office:string-value="tyd" calcext:value-type="string">
            <text:p>tyd</text:p>
          </table:table-cell>
          <table:table-cell table:style-name="ce8" table:formula="of:=[EN.B303]" office:value-type="string" office:string-value="Type designer" calcext:value-type="string">
            <text:p>Type designer</text:p>
          </table:table-cell>
          <table:table-cell table:style-name="ce8" table:formula="of:=[EN.G303]" office:value-type="string" office:string-value="A person or organization who designs the type face used in a particular item" calcext:value-type="string">
            <text:p>A person or organization who designs the type face used in a particular item</text:p>
          </table:table-cell>
          <table:table-cell table:style-name="ce11" office:value-type="string" calcext:value-type="string">
            <text:p>tyd</text:p>
          </table:table-cell>
          <table:table-cell table:style-name="ce11" office:value-type="string" calcext:value-type="string">
            <text:p>Concepteur de caractères typographiques</text:p>
          </table:table-cell>
          <table:table-cell table:style-name="ce11" table:number-columns-repeated="3"/>
          <table:table-cell table:style-name="ce10" table:formula="of:=[EN.F303]" office:value-type="float" office:value="0" calcext:value-type="float">
            <text:p/>
          </table:table-cell>
          <table:table-cell table:style-name="ce11" office:value-type="string" calcext:value-type="string">
            <text:p>Une personne ou un organisme qui conçoit la police de caractères typographiques utilisée.</text:p>
          </table:table-cell>
          <table:table-cell table:style-name="ce12" table:formula="of:=[EN.H303]" office:value-type="float" office:value="0" calcext:value-type="float">
            <text:p/>
          </table:table-cell>
          <table:table-cell table:style-name="ce12" table:formula="of:=[EN.I303]" office:value-type="string" office:string-value="2013-05-15:modified&#10;1970-01-01:new" calcext:value-type="string">
            <text:p>2013-05-15:modified</text:p>
            <text:p>1970-01-01:new</text:p>
          </table:table-cell>
          <table:table-cell table:style-name="ce13" table:formula="of:=IF([.A303]=[.D303];&quot;&quot;;&quot;DECALAGE&quot;)">
            <text:p/>
          </table:table-cell>
          <table:table-cell table:style-name="ce13" table:formula="of:=IF(AND(ISBLANK([.D303]);ISBLANK([.F303]));&quot;ND SANS USE&quot;;&quot;&quot;)">
            <text:p/>
          </table:table-cell>
          <table:table-cell table:style-name="ce13" table:formula="of:=IF(AND(NOT(ISBLANK([.D303]));ISBLANK([.J303]));&quot;DESCRIPTION MANQUANTE&quot;;&quot;&quot;)">
            <text:p/>
          </table:table-cell>
          <table:table-cell table:style-name="ce13" table:formula="of:=IF(MATCH([.E303];LabelFR;0) = ROW([.A303]); &quot;&quot;; &quot;DOUBLON LIGNE &quot; &amp; MATCH([.E303];LabelFR;0))">
            <text:p/>
          </table:table-cell>
          <table:table-cell table:number-columns-repeated="1003"/>
        </table:table-row>
        <table:table-row table:style-name="ro8">
          <table:table-cell table:style-name="ce6" table:formula="of:=[EN.A304]" office:value-type="float" office:value="0" calcext:value-type="float">
            <text:p/>
          </table:table-cell>
          <table:table-cell table:style-name="ce8" table:formula="of:=[EN.B304]" office:value-type="string" office:string-value="Designer of type" calcext:value-type="string">
            <text:p>Designer of type</text:p>
          </table:table-cell>
          <table:table-cell table:style-name="ce8" table:formula="of:=[EN.G304]" office:value-type="float" office:value="0" calcext:value-type="float">
            <text:p/>
          </table:table-cell>
          <table:table-cell table:style-name="ce11"/>
          <table:table-cell table:style-name="ce11" office:value-type="string" calcext:value-type="string">
            <text:p>Caractères typographiques, Concepteur de</text:p>
          </table:table-cell>
          <table:table-cell table:style-name="ce11" office:value-type="string" calcext:value-type="string">
            <text:p>tyd</text:p>
          </table:table-cell>
          <table:table-cell table:style-name="ce11" table:number-columns-repeated="2"/>
          <table:table-cell table:style-name="ce10" table:formula="of:=[EN.F304]" office:value-type="float" office:value="0" calcext:value-type="float">
            <text:p/>
          </table:table-cell>
          <table:table-cell table:style-name="ce11"/>
          <table:table-cell table:style-name="ce12" table:formula="of:=[EN.H304]" office:value-type="float" office:value="0" calcext:value-type="float">
            <text:p/>
          </table:table-cell>
          <table:table-cell table:style-name="ce12" table:formula="of:=[EN.I304]" office:value-type="float" office:value="0" calcext:value-type="float">
            <text:p/>
          </table:table-cell>
          <table:table-cell table:style-name="ce13" table:formula="of:=IF([.A304]=[.D304];&quot;&quot;;&quot;DECALAGE&quot;)">
            <text:p/>
          </table:table-cell>
          <table:table-cell table:style-name="ce13" table:formula="of:=IF(AND(ISBLANK([.D304]);ISBLANK([.F304]));&quot;ND SANS USE&quot;;&quot;&quot;)">
            <text:p/>
          </table:table-cell>
          <table:table-cell table:style-name="ce13" table:formula="of:=IF(AND(NOT(ISBLANK([.D304]));ISBLANK([.J304]));&quot;DESCRIPTION MANQUANTE&quot;;&quot;&quot;)">
            <text:p/>
          </table:table-cell>
          <table:table-cell table:style-name="ce13" table:formula="of:=IF(MATCH([.E304];LabelFR;0) = ROW([.A304]); &quot;&quot;; &quot;DOUBLON LIGNE &quot; &amp; MATCH([.E304];LabelFR;0))">
            <text:p/>
          </table:table-cell>
          <table:table-cell table:number-columns-repeated="1003"/>
        </table:table-row>
        <table:table-row table:style-name="ro9">
          <table:table-cell table:style-name="ce6" table:formula="of:=[EN.A305]" office:value-type="string" office:string-value="tyg" calcext:value-type="string">
            <text:p>tyg</text:p>
          </table:table-cell>
          <table:table-cell table:style-name="ce8" table:formula="of:=[EN.B305]" office:value-type="string" office:string-value="Typographer" calcext:value-type="string">
            <text:p>Typographer</text:p>
          </table:table-cell>
          <table:table-cell table:style-name="ce8" table:formula="of:=[EN.G305]" office:value-type="string" office:string-value="A person or organization primarily responsible for choice and arrangement of type used in an item. If the typographer is also responsible for other aspects of the graphic design of a book (e.g., Book designer [bkd]), codes for both functions may be needed" calcext:value-type="string">
            <text:p>A person or organization primarily responsible for choice and arrangement of type used in an item. If the typographer is also responsible for other aspects of the graphic design of a book (e.g., Book designer [bkd]), codes for both functions may be needed</text:p>
          </table:table-cell>
          <table:table-cell table:style-name="ce11" office:value-type="string" calcext:value-type="string">
            <text:p>tyg</text:p>
          </table:table-cell>
          <table:table-cell table:style-name="ce11" office:value-type="string" calcext:value-type="string">
            <text:p>Typographe</text:p>
          </table:table-cell>
          <table:table-cell table:style-name="ce11" table:number-columns-repeated="3"/>
          <table:table-cell table:style-name="ce10" table:formula="of:=[EN.F305]" office:value-type="string" office:string-value="bkd" calcext:value-type="string">
            <text:p>bkd</text:p>
          </table:table-cell>
          <table:table-cell table:style-name="ce11" office:value-type="string" calcext:value-type="string">
            <text:p>Une personne ou un organisme qui choisit les polices de caractères et la mise en page d'un ouvrage.</text:p>
          </table:table-cell>
          <table:table-cell table:style-name="ce12" table:formula="of:=[EN.H305]" office:value-type="float" office:value="0" calcext:value-type="float">
            <text:p/>
          </table:table-cell>
          <table:table-cell table:style-name="ce12" table:formula="of:=[EN.I305]" office:value-type="string" office:string-value="2013-05-15:modified&#10;1970-01-01:new" calcext:value-type="string">
            <text:p>2013-05-15:modified</text:p>
            <text:p>1970-01-01:new</text:p>
          </table:table-cell>
          <table:table-cell table:style-name="ce13" table:formula="of:=IF([.A305]=[.D305];&quot;&quot;;&quot;DECALAGE&quot;)">
            <text:p/>
          </table:table-cell>
          <table:table-cell table:style-name="ce13" table:formula="of:=IF(AND(ISBLANK([.D305]);ISBLANK([.F305]));&quot;ND SANS USE&quot;;&quot;&quot;)">
            <text:p/>
          </table:table-cell>
          <table:table-cell table:style-name="ce13" table:formula="of:=IF(AND(NOT(ISBLANK([.D305]));ISBLANK([.J305]));&quot;DESCRIPTION MANQUANTE&quot;;&quot;&quot;)">
            <text:p/>
          </table:table-cell>
          <table:table-cell table:style-name="ce13" table:formula="of:=IF(MATCH([.E305];LabelFR;0) = ROW([.A305]); &quot;&quot;; &quot;DOUBLON LIGNE &quot; &amp; MATCH([.E305];LabelFR;0))">
            <text:p/>
          </table:table-cell>
          <table:table-cell table:number-columns-repeated="1003"/>
        </table:table-row>
        <table:table-row table:style-name="ro17">
          <table:table-cell table:style-name="ce6" table:formula="of:=[EN.A306]" office:value-type="string" office:string-value="uvp" calcext:value-type="string">
            <text:p>uvp</text:p>
          </table:table-cell>
          <table:table-cell table:style-name="ce8" table:formula="of:=[EN.B306]" office:value-type="string" office:string-value="University place" calcext:value-type="string">
            <text:p>University place</text:p>
          </table:table-cell>
          <table:table-cell table:style-name="ce8" table:formula="of:=[EN.G306]" office:value-type="string" office:string-value="A place where a university that is associated with a resource is located, for example, a university where an academic dissertation or thesis was presented" calcext:value-type="string">
            <text:p>A place where a university that is associated with a resource is located, for example, a university where an academic dissertation or thesis was presented</text:p>
          </table:table-cell>
          <table:table-cell table:style-name="ce10" office:value-type="string" calcext:value-type="string">
            <text:p>uvp</text:p>
          </table:table-cell>
          <table:table-cell table:style-name="ce10" office:value-type="string" calcext:value-type="string">
            <text:p>Université</text:p>
          </table:table-cell>
          <table:table-cell table:style-name="ce10"/>
          <table:table-cell table:style-name="ce11" table:number-columns-repeated="2"/>
          <table:table-cell table:style-name="ce10" table:formula="of:=[EN.F306]" office:value-type="float" office:value="0" calcext:value-type="float">
            <text:p/>
          </table:table-cell>
          <table:table-cell table:style-name="ce10" office:value-type="string" calcext:value-type="string">
            <text:p>Le lieu où se trouve l'université qui est associée à une œuvre, par exemple, l'université où un mémoire ou une thèse ont été présentés.</text:p>
          </table:table-cell>
          <table:table-cell table:style-name="ce12" table:formula="of:=[EN.H306]" office:value-type="float" office:value="0" calcext:value-type="float">
            <text:p/>
          </table:table-cell>
          <table:table-cell table:style-name="ce12" table:formula="of:=[EN.I306]" office:value-type="string" office:string-value="2013-05-15:modified&#10;1970-01-01:new" calcext:value-type="string">
            <text:p>2013-05-15:modified</text:p>
            <text:p>1970-01-01:new</text:p>
          </table:table-cell>
          <table:table-cell table:style-name="ce13" table:formula="of:=IF([.A306]=[.D306];&quot;&quot;;&quot;DECALAGE&quot;)">
            <text:p/>
          </table:table-cell>
          <table:table-cell table:style-name="ce13" table:formula="of:=IF(AND(ISBLANK([.D306]);ISBLANK([.F306]));&quot;ND SANS USE&quot;;&quot;&quot;)">
            <text:p/>
          </table:table-cell>
          <table:table-cell table:style-name="ce13" table:formula="of:=IF(AND(NOT(ISBLANK([.D306]));ISBLANK([.J306]));&quot;DESCRIPTION MANQUANTE&quot;;&quot;&quot;)">
            <text:p/>
          </table:table-cell>
          <table:table-cell table:style-name="ce13" table:formula="of:=IF(MATCH([.E306];LabelFR;0) = ROW([.A306]); &quot;&quot;; &quot;DOUBLON LIGNE &quot; &amp; MATCH([.E306];LabelFR;0))">
            <text:p/>
          </table:table-cell>
          <table:table-cell table:number-columns-repeated="1003"/>
        </table:table-row>
        <table:table-row table:style-name="ro9">
          <table:table-cell table:style-name="ce6" table:formula="of:=[EN.A307]" office:value-type="string" office:string-value="vac" calcext:value-type="string">
            <text:p>vac</text:p>
          </table:table-cell>
          <table:table-cell table:style-name="ce8" table:formula="of:=[EN.B307]" office:value-type="string" office:string-value="Voice actor" calcext:value-type="string">
            <text:p>Voice actor</text:p>
          </table:table-cell>
          <table:table-cell table:style-name="ce8" table:formula="of:=[EN.G307]" office:value-type="string" office:string-value="An actor contributing to a resource by providing the voice for characters in radio and audio productions and for animated characters in moving image works, as well as by providing voice overs in radio and television commercials, dubbed resources, etc." calcext:value-type="string">
            <text:p>An actor contributing to a resource by providing the voice for characters in radio and audio productions and for animated characters in moving image works, as well as by providing voice overs in radio and television commercials, dubbed resources, etc.</text:p>
          </table:table-cell>
          <table:table-cell table:style-name="ce10" office:value-type="string" calcext:value-type="string">
            <text:p>vac</text:p>
          </table:table-cell>
          <table:table-cell table:style-name="ce10" office:value-type="string" calcext:value-type="string">
            <text:p>Acteur doublage</text:p>
          </table:table-cell>
          <table:table-cell table:style-name="ce10"/>
          <table:table-cell table:style-name="ce11" table:number-columns-repeated="2"/>
          <table:table-cell table:style-name="ce10" table:formula="of:=[EN.F307]" office:value-type="float" office:value="0" calcext:value-type="float">
            <text:p/>
          </table:table-cell>
          <table:table-cell table:style-name="ce10" office:value-type="string" calcext:value-type="string">
            <text:p>Un acteur contribuant à une ressource en fournissant la voix de personnages dans une œuvre audio ou radio, la voix de personnages animés dans un film, la voix dans une publicité radio ou TV, le doublage, etc.</text:p>
          </table:table-cell>
          <table:table-cell table:style-name="ce12" table:formula="of:=[EN.H307]" office:value-type="float" office:value="0" calcext:value-type="float">
            <text:p/>
          </table:table-cell>
          <table:table-cell table:style-name="ce12" table:formula="of:=[EN.I307]" office:value-type="string" office:string-value="2014-02-05:Added in RDA and MARC&#10;2013-05-15:new" calcext:value-type="string">
            <text:p>2014-02-05:Added in RDA and MARC</text:p>
            <text:p>2013-05-15:new</text:p>
          </table:table-cell>
          <table:table-cell table:style-name="ce13" table:formula="of:=IF([.A307]=[.D307];&quot;&quot;;&quot;DECALAGE&quot;)">
            <text:p/>
          </table:table-cell>
          <table:table-cell table:style-name="ce13" table:formula="of:=IF(AND(ISBLANK([.D307]);ISBLANK([.F307]));&quot;ND SANS USE&quot;;&quot;&quot;)">
            <text:p/>
          </table:table-cell>
          <table:table-cell table:style-name="ce13" table:formula="of:=IF(AND(NOT(ISBLANK([.D307]));ISBLANK([.J307]));&quot;DESCRIPTION MANQUANTE&quot;;&quot;&quot;)">
            <text:p/>
          </table:table-cell>
          <table:table-cell table:style-name="ce13" table:formula="of:=IF(MATCH([.E307];LabelFR;0) = ROW([.A307]); &quot;&quot;; &quot;DOUBLON LIGNE &quot; &amp; MATCH([.E307];LabelFR;0))">
            <text:p/>
          </table:table-cell>
          <table:table-cell table:number-columns-repeated="1003"/>
        </table:table-row>
        <table:table-row table:style-name="ro24">
          <table:table-cell table:style-name="ce6" table:formula="of:=[EN.A308]" office:value-type="string" office:string-value="vdg" calcext:value-type="string">
            <text:p>vdg</text:p>
          </table:table-cell>
          <table:table-cell table:style-name="ce8" table:formula="of:=[EN.B308]" office:value-type="string" office:string-value="Videographer" calcext:value-type="string">
            <text:p>Videographer</text:p>
          </table:table-cell>
          <table:table-cell table:style-name="ce8" table:formula="of:=[EN.G308]" office:value-type="string" office:string-value="A person in charge of a video production, e.g. the video recording of a stage production as opposed to a commercial motion picture. The videographer may be the camera operator or may supervise one or more camera operators. Do not confuse with cinematographer" calcext:value-type="string">
            <text:p>A person in charge of a video production, e.g. the video recording of a stage production as opposed to a commercial motion picture. The videographer may be the camera operator or may supervise one or more camera operators. Do not confuse with cinematographer</text:p>
          </table:table-cell>
          <table:table-cell table:style-name="ce11" office:value-type="string" calcext:value-type="string">
            <text:p>vdg</text:p>
          </table:table-cell>
          <table:table-cell table:style-name="ce11" office:value-type="string" calcext:value-type="string">
            <text:p>Vidéaste</text:p>
          </table:table-cell>
          <table:table-cell table:style-name="ce11" table:number-columns-repeated="3"/>
          <table:table-cell table:style-name="ce10" table:formula="of:=[EN.F308]" office:value-type="string" office:string-value="cng" calcext:value-type="string">
            <text:p>cng</text:p>
          </table:table-cell>
          <table:table-cell table:style-name="ce11" office:value-type="string" calcext:value-type="string">
            <text:p>Une personne ou un organisme qui réalise une vidéo (par exemple l'enregistrement d'un spectacle) par opposition à un film commercial. Le vidéaste peut être le cameraman ou superviser un ou plusieurs cameramen. Ne pas confondre avec cinématographe.</text:p>
          </table:table-cell>
          <table:table-cell table:style-name="ce12" table:formula="of:=[EN.H308]" office:value-type="string" office:string-value="In RDA included under Director of photography (i.e. cinematographer)" calcext:value-type="string">
            <text:p>In RDA included under Director of photography (i.e. cinematographer)</text:p>
          </table:table-cell>
          <table:table-cell table:style-name="ce12" table:formula="of:=[EN.I308]" office:value-type="string" office:string-value="2013-05-15:modified&#10;1970-01-01:new" calcext:value-type="string">
            <text:p>2013-05-15:modified</text:p>
            <text:p>1970-01-01:new</text:p>
          </table:table-cell>
          <table:table-cell table:style-name="ce13" table:formula="of:=IF([.A308]=[.D308];&quot;&quot;;&quot;DECALAGE&quot;)">
            <text:p/>
          </table:table-cell>
          <table:table-cell table:style-name="ce13" table:formula="of:=IF(AND(ISBLANK([.D308]);ISBLANK([.F308]));&quot;ND SANS USE&quot;;&quot;&quot;)">
            <text:p/>
          </table:table-cell>
          <table:table-cell table:style-name="ce13" table:formula="of:=IF(AND(NOT(ISBLANK([.D308]));ISBLANK([.J308]));&quot;DESCRIPTION MANQUANTE&quot;;&quot;&quot;)">
            <text:p/>
          </table:table-cell>
          <table:table-cell table:style-name="ce13" table:formula="of:=IF(MATCH([.E308];LabelFR;0) = ROW([.A308]); &quot;&quot;; &quot;DOUBLON LIGNE &quot; &amp; MATCH([.E308];LabelFR;0))">
            <text:p/>
          </table:table-cell>
          <table:table-cell table:number-columns-repeated="1003"/>
        </table:table-row>
        <table:table-row table:style-name="ro22">
          <table:table-cell table:style-name="ce6" table:formula="of:=[EN.A309]" office:value-type="string" office:string-value="wac" calcext:value-type="string">
            <text:p>wac</text:p>
          </table:table-cell>
          <table:table-cell table:style-name="ce8" table:formula="of:=[EN.B309]" office:value-type="string" office:string-value="Writer of added commentary" calcext:value-type="string">
            <text:p>Writer of added commentary</text:p>
          </table:table-cell>
          <table:table-cell table:style-name="ce8" table:formula="of:=[EN.G309]" office:value-type="string" office:string-value="A person, family, or organization contributing to an expression of a work by providing an interpretation or critical explanation of the original work" calcext:value-type="string">
            <text:p>A person, family, or organization contributing to an expression of a work by providing an interpretation or critical explanation of the original work</text:p>
          </table:table-cell>
          <table:table-cell table:style-name="ce10" office:value-type="string" calcext:value-type="string">
            <text:p>wac</text:p>
          </table:table-cell>
          <table:table-cell table:style-name="ce10" office:value-type="string" calcext:value-type="string">
            <text:p>Auteur des commentaires ajoutés</text:p>
          </table:table-cell>
          <table:table-cell table:style-name="ce10"/>
          <table:table-cell table:style-name="ce11" table:number-columns-repeated="2"/>
          <table:table-cell table:style-name="ce10" table:formula="of:=[EN.F309]" office:value-type="float" office:value="0" calcext:value-type="float">
            <text:p/>
          </table:table-cell>
          <table:table-cell table:style-name="ce10" office:value-type="string" calcext:value-type="string">
            <text:p>Une personne, un groupe ou un organisme contribuant à l'expression d'une œuvre en fournissant une interprétation ou une explication critique de l'œuvre originale.</text:p>
          </table:table-cell>
          <table:table-cell table:style-name="ce12" table:formula="of:=[EN.H309]" office:value-type="float" office:value="0" calcext:value-type="float">
            <text:p/>
          </table:table-cell>
          <table:table-cell table:style-name="ce12" table:formula="of:=[EN.I309]" office:value-type="string" office:string-value="2014-02-05:Made subproperty of new wst&#10;2013-05-15:new" calcext:value-type="string">
            <text:p>2014-02-05:Made subproperty of new wst</text:p>
            <text:p>2013-05-15:new</text:p>
          </table:table-cell>
          <table:table-cell table:style-name="ce13" table:formula="of:=IF([.A309]=[.D309];&quot;&quot;;&quot;DECALAGE&quot;)">
            <text:p/>
          </table:table-cell>
          <table:table-cell table:style-name="ce13" table:formula="of:=IF(AND(ISBLANK([.D309]);ISBLANK([.F309]));&quot;ND SANS USE&quot;;&quot;&quot;)">
            <text:p/>
          </table:table-cell>
          <table:table-cell table:style-name="ce13" table:formula="of:=IF(AND(NOT(ISBLANK([.D309]));ISBLANK([.J309]));&quot;DESCRIPTION MANQUANTE&quot;;&quot;&quot;)">
            <text:p/>
          </table:table-cell>
          <table:table-cell table:style-name="ce13" table:formula="of:=IF(MATCH([.E309];LabelFR;0) = ROW([.A309]); &quot;&quot;; &quot;DOUBLON LIGNE &quot; &amp; MATCH([.E309];LabelFR;0))">
            <text:p/>
          </table:table-cell>
          <table:table-cell table:number-columns-repeated="1003"/>
        </table:table-row>
        <table:table-row table:style-name="ro22">
          <table:table-cell table:style-name="ce6" table:formula="of:=[EN.A310]" office:value-type="string" office:string-value="wal" calcext:value-type="string">
            <text:p>wal</text:p>
          </table:table-cell>
          <table:table-cell table:style-name="ce8" table:formula="of:=[EN.B310]" office:value-type="string" office:string-value="Writer of added lyrics" calcext:value-type="string">
            <text:p>Writer of added lyrics</text:p>
          </table:table-cell>
          <table:table-cell table:style-name="ce8" table:formula="of:=[EN.G310]" office:value-type="string" office:string-value="A writer of words added to an expression of a musical work. For lyric writing in collaboration with a composer to form an original work, see lyricist" calcext:value-type="string">
            <text:p>A writer of words added to an expression of a musical work. For lyric writing in collaboration with a composer to form an original work, see lyricist</text:p>
          </table:table-cell>
          <table:table-cell table:style-name="ce10" office:value-type="string" calcext:value-type="string">
            <text:p>wal</text:p>
          </table:table-cell>
          <table:table-cell table:style-name="ce10" office:value-type="string" calcext:value-type="string">
            <text:p>Auteur des paroles ajoutées</text:p>
          </table:table-cell>
          <table:table-cell table:style-name="ce10"/>
          <table:table-cell table:style-name="ce11" table:number-columns-repeated="2"/>
          <table:table-cell table:style-name="ce10" table:formula="of:=[EN.F310]" office:value-type="float" office:value="0" calcext:value-type="float">
            <text:p/>
          </table:table-cell>
          <table:table-cell table:style-name="ce10" office:value-type="string" calcext:value-type="string">
            <text:p>L'auteur des textes qui ont été ajoutés à une œuvre musicale. Pour les textes écrits en collaboration avec un compositeur pour élaborer une œuvre originale, voir parolier (lyr).</text:p>
          </table:table-cell>
          <table:table-cell table:style-name="ce12" table:formula="of:=[EN.H310]" office:value-type="float" office:value="0" calcext:value-type="float">
            <text:p/>
          </table:table-cell>
          <table:table-cell table:style-name="ce12" table:formula="of:=[EN.I310]" office:value-type="string" office:string-value="2014-02-05:Made subproperty of new wst&#10;2013-05-15:new" calcext:value-type="string">
            <text:p>2014-02-05:Made subproperty of new wst</text:p>
            <text:p>2013-05-15:new</text:p>
          </table:table-cell>
          <table:table-cell table:style-name="ce13" table:formula="of:=IF([.A310]=[.D310];&quot;&quot;;&quot;DECALAGE&quot;)">
            <text:p/>
          </table:table-cell>
          <table:table-cell table:style-name="ce13" table:formula="of:=IF(AND(ISBLANK([.D310]);ISBLANK([.F310]));&quot;ND SANS USE&quot;;&quot;&quot;)">
            <text:p/>
          </table:table-cell>
          <table:table-cell table:style-name="ce13" table:formula="of:=IF(AND(NOT(ISBLANK([.D310]));ISBLANK([.J310]));&quot;DESCRIPTION MANQUANTE&quot;;&quot;&quot;)">
            <text:p/>
          </table:table-cell>
          <table:table-cell table:style-name="ce13" table:formula="of:=IF(MATCH([.E310];LabelFR;0) = ROW([.A310]); &quot;&quot;; &quot;DOUBLON LIGNE &quot; &amp; MATCH([.E310];LabelFR;0))">
            <text:p/>
          </table:table-cell>
          <table:table-cell table:number-columns-repeated="1003"/>
        </table:table-row>
        <table:table-row table:style-name="ro17">
          <table:table-cell table:style-name="ce6" table:formula="of:=[EN.A311]" office:value-type="string" office:string-value="wam" calcext:value-type="string">
            <text:p>wam</text:p>
          </table:table-cell>
          <table:table-cell table:style-name="ce8" table:formula="of:=[EN.B311]" office:value-type="string" office:string-value="Writer of accompanying material" calcext:value-type="string">
            <text:p>Writer of accompanying material</text:p>
          </table:table-cell>
          <table:table-cell table:style-name="ce8" table:formula="of:=[EN.G311]" office:value-type="string" office:string-value="A person or organization who writes significant material which accompanies a sound recording or other audiovisual material" calcext:value-type="string">
            <text:p>A person or organization who writes significant material which accompanies a sound recording or other audiovisual material</text:p>
          </table:table-cell>
          <table:table-cell table:style-name="ce11" office:value-type="string" calcext:value-type="string">
            <text:p>wam</text:p>
          </table:table-cell>
          <table:table-cell table:style-name="ce11" office:value-type="string" calcext:value-type="string">
            <text:p>Auteur du matériel d'appoint</text:p>
          </table:table-cell>
          <table:table-cell table:style-name="ce11" table:number-columns-repeated="3"/>
          <table:table-cell table:style-name="ce10" table:formula="of:=[EN.F311]" office:value-type="float" office:value="0" calcext:value-type="float">
            <text:p/>
          </table:table-cell>
          <table:table-cell table:style-name="ce11" office:value-type="string" calcext:value-type="string">
            <text:p>Une personne ou un organisme qui écrit le matériel d'accompagnement d'un enregistrement sonore ou d'autres produits audio-visuels.</text:p>
          </table:table-cell>
          <table:table-cell table:style-name="ce12" table:formula="of:=[EN.H311]" office:value-type="float" office:value="0" calcext:value-type="float">
            <text:p/>
          </table:table-cell>
          <table:table-cell table:style-name="ce12" table:formula="of:=[EN.I311]" office:value-type="string" office:string-value="2013-05-15:modified&#10;1970-01-01:new" calcext:value-type="string">
            <text:p>2013-05-15:modified</text:p>
            <text:p>1970-01-01:new</text:p>
          </table:table-cell>
          <table:table-cell table:style-name="ce13" table:formula="of:=IF([.A311]=[.D311];&quot;&quot;;&quot;DECALAGE&quot;)">
            <text:p/>
          </table:table-cell>
          <table:table-cell table:style-name="ce13" table:formula="of:=IF(AND(ISBLANK([.D311]);ISBLANK([.F311]));&quot;ND SANS USE&quot;;&quot;&quot;)">
            <text:p/>
          </table:table-cell>
          <table:table-cell table:style-name="ce13" table:formula="of:=IF(AND(NOT(ISBLANK([.D311]));ISBLANK([.J311]));&quot;DESCRIPTION MANQUANTE&quot;;&quot;&quot;)">
            <text:p/>
          </table:table-cell>
          <table:table-cell table:style-name="ce13" table:formula="of:=IF(MATCH([.E311];LabelFR;0) = ROW([.A311]); &quot;&quot;; &quot;DOUBLON LIGNE &quot; &amp; MATCH([.E311];LabelFR;0))">
            <text:p/>
          </table:table-cell>
          <table:table-cell table:number-columns-repeated="1003"/>
        </table:table-row>
        <table:table-row table:style-name="ro22">
          <table:table-cell table:style-name="ce6" table:formula="of:=[EN.A312]" office:value-type="string" office:string-value="wat" calcext:value-type="string">
            <text:p>wat</text:p>
          </table:table-cell>
          <table:table-cell table:style-name="ce8" table:formula="of:=[EN.B312]" office:value-type="string" office:string-value="Writer of added text" calcext:value-type="string">
            <text:p>Writer of added text</text:p>
          </table:table-cell>
          <table:table-cell table:style-name="ce8" table:formula="of:=[EN.G312]" office:value-type="string" office:string-value="A person, family, or organization contributing to a non-textual resource by providing text for the non-textual work (e.g., writing captions for photographs, descriptions of maps)." calcext:value-type="string">
            <text:p>A person, family, or organization contributing to a non-textual resource by providing text for the non-textual work (e.g., writing captions for photographs, descriptions of maps).</text:p>
          </table:table-cell>
          <table:table-cell table:style-name="ce10" office:value-type="string" calcext:value-type="string">
            <text:p>wat</text:p>
          </table:table-cell>
          <table:table-cell table:style-name="ce10" office:value-type="string" calcext:value-type="string">
            <text:p>Auteur des descriptions et légendes</text:p>
          </table:table-cell>
          <table:table-cell table:style-name="ce10"/>
          <table:table-cell table:style-name="ce11" table:number-columns-repeated="2"/>
          <table:table-cell table:style-name="ce10" table:formula="of:=[EN.F312]" office:value-type="float" office:value="0" calcext:value-type="float">
            <text:p/>
          </table:table-cell>
          <table:table-cell table:style-name="ce10" office:value-type="string" calcext:value-type="string">
            <text:p>Une personne, un groupe ou un organisme qui a contribué à une œuvre non-textuelle en fournissant du texte (par exemple les légendes des photos, les descriptions des cartes).</text:p>
          </table:table-cell>
          <table:table-cell table:style-name="ce12" table:formula="of:=[EN.H312]" office:value-type="float" office:value="0" calcext:value-type="float">
            <text:p/>
          </table:table-cell>
          <table:table-cell table:style-name="ce12" table:formula="of:=[EN.I312]" office:value-type="string" office:string-value="2014-02-05:Made subproperty of new wst&#10;2013-05-15:new" calcext:value-type="string">
            <text:p>2014-02-05:Made subproperty of new wst</text:p>
            <text:p>2013-05-15:new</text:p>
          </table:table-cell>
          <table:table-cell table:style-name="ce13" table:formula="of:=IF([.A312]=[.D312];&quot;&quot;;&quot;DECALAGE&quot;)">
            <text:p/>
          </table:table-cell>
          <table:table-cell table:style-name="ce13" table:formula="of:=IF(AND(ISBLANK([.D312]);ISBLANK([.F312]));&quot;ND SANS USE&quot;;&quot;&quot;)">
            <text:p/>
          </table:table-cell>
          <table:table-cell table:style-name="ce13" table:formula="of:=IF(AND(NOT(ISBLANK([.D312]));ISBLANK([.J312]));&quot;DESCRIPTION MANQUANTE&quot;;&quot;&quot;)">
            <text:p/>
          </table:table-cell>
          <table:table-cell table:style-name="ce13" table:formula="of:=IF(MATCH([.E312];LabelFR;0) = ROW([.A312]); &quot;&quot;; &quot;DOUBLON LIGNE &quot; &amp; MATCH([.E312];LabelFR;0))">
            <text:p/>
          </table:table-cell>
          <table:table-cell table:number-columns-repeated="1003"/>
        </table:table-row>
        <table:table-row table:style-name="ro17">
          <table:table-cell table:style-name="ce6" table:formula="of:=[EN.A313]" office:value-type="string" office:string-value="wdc" calcext:value-type="string">
            <text:p>wdc</text:p>
          </table:table-cell>
          <table:table-cell table:style-name="ce8" table:formula="of:=[EN.B313]" office:value-type="string" office:string-value="Woodcutter" calcext:value-type="string">
            <text:p>Woodcutter</text:p>
          </table:table-cell>
          <table:table-cell table:style-name="ce8" table:formula="of:=[EN.G313]" office:value-type="string" office:string-value="A person or organization who makes prints by cutting the image in relief on the plank side of a wood block" calcext:value-type="string">
            <text:p>A person or organization who makes prints by cutting the image in relief on the plank side of a wood block</text:p>
          </table:table-cell>
          <table:table-cell table:style-name="ce11" office:value-type="string" calcext:value-type="string">
            <text:p>wdc</text:p>
          </table:table-cell>
          <table:table-cell table:style-name="ce11" office:value-type="string" calcext:value-type="string">
            <text:p>Xylographe</text:p>
          </table:table-cell>
          <table:table-cell table:style-name="ce11" table:number-columns-repeated="3"/>
          <table:table-cell table:style-name="ce10" table:formula="of:=[EN.F313]" office:value-type="float" office:value="0" calcext:value-type="float">
            <text:p/>
          </table:table-cell>
          <table:table-cell table:style-name="ce11" office:value-type="string" calcext:value-type="string">
            <text:p>Une personne ou un organisme qui réalise des estampes en gravant une image en relief sur une planche en bois de fil.</text:p>
          </table:table-cell>
          <table:table-cell table:style-name="ce12" table:formula="of:=[EN.H313]" office:value-type="float" office:value="0" calcext:value-type="float">
            <text:p/>
          </table:table-cell>
          <table:table-cell table:style-name="ce12" table:formula="of:=[EN.I313]" office:value-type="string" office:string-value="2013-05-15:modified&#10;1970-01-01:new" calcext:value-type="string">
            <text:p>2013-05-15:modified</text:p>
            <text:p>1970-01-01:new</text:p>
          </table:table-cell>
          <table:table-cell table:style-name="ce13" table:formula="of:=IF([.A313]=[.D313];&quot;&quot;;&quot;DECALAGE&quot;)">
            <text:p/>
          </table:table-cell>
          <table:table-cell table:style-name="ce13" table:formula="of:=IF(AND(ISBLANK([.D313]);ISBLANK([.F313]));&quot;ND SANS USE&quot;;&quot;&quot;)">
            <text:p/>
          </table:table-cell>
          <table:table-cell table:style-name="ce13" table:formula="of:=IF(AND(NOT(ISBLANK([.D313]));ISBLANK([.J313]));&quot;DESCRIPTION MANQUANTE&quot;;&quot;&quot;)">
            <text:p/>
          </table:table-cell>
          <table:table-cell table:style-name="ce13" table:formula="of:=IF(MATCH([.E313];LabelFR;0) = ROW([.A313]); &quot;&quot;; &quot;DOUBLON LIGNE &quot; &amp; MATCH([.E313];LabelFR;0))">
            <text:p/>
          </table:table-cell>
          <table:table-cell table:number-columns-repeated="1003"/>
        </table:table-row>
        <table:table-row table:style-name="ro17">
          <table:table-cell table:style-name="ce6" table:formula="of:=[EN.A314]" office:value-type="string" office:string-value="wde" calcext:value-type="string">
            <text:p>wde</text:p>
          </table:table-cell>
          <table:table-cell table:style-name="ce8" table:formula="of:=[EN.B314]" office:value-type="string" office:string-value="Wood engraver" calcext:value-type="string">
            <text:p>Wood engraver</text:p>
          </table:table-cell>
          <table:table-cell table:style-name="ce8" table:formula="of:=[EN.G314]" office:value-type="string" office:string-value="A person or organization who makes prints by cutting the image in relief on the end-grain of a wood block" calcext:value-type="string">
            <text:p>A person or organization who makes prints by cutting the image in relief on the end-grain of a wood block</text:p>
          </table:table-cell>
          <table:table-cell table:style-name="ce11" office:value-type="string" calcext:value-type="string">
            <text:p>wde</text:p>
          </table:table-cell>
          <table:table-cell table:style-name="ce11" office:value-type="string" calcext:value-type="string">
            <text:p>Graveur sur bois</text:p>
          </table:table-cell>
          <table:table-cell table:style-name="ce11" table:number-columns-repeated="3"/>
          <table:table-cell table:style-name="ce10" table:formula="of:=[EN.F314]" office:value-type="float" office:value="0" calcext:value-type="float">
            <text:p/>
          </table:table-cell>
          <table:table-cell table:style-name="ce11" office:value-type="string" calcext:value-type="string">
            <text:p>Une personne ou un organisme qui réalise des estampes en gravant une image en relief sur un bloc de bois de bout.</text:p>
          </table:table-cell>
          <table:table-cell table:style-name="ce12" table:formula="of:=[EN.H314]" office:value-type="float" office:value="0" calcext:value-type="float">
            <text:p/>
          </table:table-cell>
          <table:table-cell table:style-name="ce12" table:formula="of:=[EN.I314]" office:value-type="string" office:string-value="2013-05-15:modified&#10;1970-01-01:new" calcext:value-type="string">
            <text:p>2013-05-15:modified</text:p>
            <text:p>1970-01-01:new</text:p>
          </table:table-cell>
          <table:table-cell table:style-name="ce13" table:formula="of:=IF([.A314]=[.D314];&quot;&quot;;&quot;DECALAGE&quot;)">
            <text:p/>
          </table:table-cell>
          <table:table-cell table:style-name="ce13" table:formula="of:=IF(AND(ISBLANK([.D314]);ISBLANK([.F314]));&quot;ND SANS USE&quot;;&quot;&quot;)">
            <text:p/>
          </table:table-cell>
          <table:table-cell table:style-name="ce13" table:formula="of:=IF(AND(NOT(ISBLANK([.D314]));ISBLANK([.J314]));&quot;DESCRIPTION MANQUANTE&quot;;&quot;&quot;)">
            <text:p/>
          </table:table-cell>
          <table:table-cell table:style-name="ce13" table:formula="of:=IF(MATCH([.E314];LabelFR;0) = ROW([.A314]); &quot;&quot;; &quot;DOUBLON LIGNE &quot; &amp; MATCH([.E314];LabelFR;0))">
            <text:p/>
          </table:table-cell>
          <table:table-cell table:number-columns-repeated="1003"/>
        </table:table-row>
        <table:table-row table:style-name="ro18">
          <table:table-cell table:style-name="ce6" table:formula="of:=[EN.A315]" office:value-type="string" office:string-value="win" calcext:value-type="string">
            <text:p>win</text:p>
          </table:table-cell>
          <table:table-cell table:style-name="ce8" table:formula="of:=[EN.B315]" office:value-type="string" office:string-value="Writer of introduction" calcext:value-type="string">
            <text:p>Writer of introduction</text:p>
          </table:table-cell>
          <table:table-cell table:style-name="ce8" table:formula="of:=[EN.G315]" office:value-type="string" office:string-value="A person, family, or organization contributing to a resource by providing an introduction to the original work" calcext:value-type="string">
            <text:p>A person, family, or organization contributing to a resource by providing an introduction to the original work</text:p>
          </table:table-cell>
          <table:table-cell table:style-name="ce11" office:value-type="string" calcext:value-type="string">
            <text:p>win</text:p>
          </table:table-cell>
          <table:table-cell table:style-name="ce11" office:value-type="string" calcext:value-type="string">
            <text:p>Rédacteur de l'introduction</text:p>
          </table:table-cell>
          <table:table-cell table:style-name="ce11" table:number-columns-repeated="3"/>
          <table:table-cell table:style-name="ce10" table:formula="of:=[EN.F315]" office:value-type="float" office:value="0" calcext:value-type="float">
            <text:p/>
          </table:table-cell>
          <table:table-cell table:style-name="ce11" office:value-type="string" calcext:value-type="string">
            <text:p>Une personne, un groupe ou un organisme qui contribue à une œuvre en rédigeant une introduction au travail original</text:p>
          </table:table-cell>
          <table:table-cell table:style-name="ce12" table:formula="of:=[EN.H315]" office:value-type="float" office:value="0" calcext:value-type="float">
            <text:p/>
          </table:table-cell>
          <table:table-cell table:style-name="ce12" table:formula="of:=[EN.I315]" office:value-type="string" office:string-value="2014-02-05:Added in RDA and MARC&#10;2013-05-15:new" calcext:value-type="string">
            <text:p>2014-02-05:Added in RDA and MARC</text:p>
            <text:p>2013-05-15:new</text:p>
          </table:table-cell>
          <table:table-cell table:style-name="ce13" table:formula="of:=IF([.A315]=[.D315];&quot;&quot;;&quot;DECALAGE&quot;)">
            <text:p/>
          </table:table-cell>
          <table:table-cell table:style-name="ce13" table:formula="of:=IF(AND(ISBLANK([.D315]);ISBLANK([.F315]));&quot;ND SANS USE&quot;;&quot;&quot;)">
            <text:p/>
          </table:table-cell>
          <table:table-cell table:style-name="ce13" table:formula="of:=IF(AND(NOT(ISBLANK([.D315]));ISBLANK([.J315]));&quot;DESCRIPTION MANQUANTE&quot;;&quot;&quot;)">
            <text:p/>
          </table:table-cell>
          <table:table-cell table:style-name="ce13" table:formula="of:=IF(MATCH([.E315];LabelFR;0) = ROW([.A315]); &quot;&quot;; &quot;DOUBLON LIGNE &quot; &amp; MATCH([.E315];LabelFR;0))">
            <text:p/>
          </table:table-cell>
          <table:table-cell table:number-columns-repeated="1003"/>
        </table:table-row>
        <table:table-row table:style-name="ro7">
          <table:table-cell table:style-name="ce6" table:formula="of:=[EN.A316]" office:value-type="string" office:string-value="wit" calcext:value-type="string">
            <text:p>wit</text:p>
          </table:table-cell>
          <table:table-cell table:style-name="ce8" table:formula="of:=[EN.B316]" office:value-type="string" office:string-value="Witness" calcext:value-type="string">
            <text:p>Witness</text:p>
          </table:table-cell>
          <table:table-cell table:style-name="ce8" table:formula="of:=[EN.G316]" office:value-type="string" office:string-value="voice for characters in radio and audio productions and for animated characters in moving image works, as well as by providing voice overs in radio and television commercials, dubbed resources, etc." calcext:value-type="string">
            <text:p>voice for characters in radio and audio productions and for animated characters in moving image works, as well as by providing voice overs in radio and television commercials, dubbed resources, etc.</text:p>
          </table:table-cell>
          <table:table-cell table:style-name="ce11" office:value-type="string" calcext:value-type="string">
            <text:p>wit</text:p>
          </table:table-cell>
          <table:table-cell table:style-name="ce11" office:value-type="string" calcext:value-type="string">
            <text:p>Témoin</text:p>
          </table:table-cell>
          <table:table-cell table:style-name="ce11" table:number-columns-repeated="3"/>
          <table:table-cell table:style-name="ce10" table:formula="of:=[EN.F316]" office:value-type="float" office:value="0" calcext:value-type="float">
            <text:p/>
          </table:table-cell>
          <table:table-cell table:style-name="ce11" office:value-type="string" calcext:value-type="string">
            <text:p>Une personne qui confirme la véracité d'un événement ou d'un fait.</text:p>
          </table:table-cell>
          <table:table-cell table:style-name="ce12" table:formula="of:=[EN.H316]" office:value-type="float" office:value="0" calcext:value-type="float">
            <text:p/>
          </table:table-cell>
          <table:table-cell table:style-name="ce12" table:formula="of:=[EN.I316]" office:value-type="string" office:string-value="2013-05-15:modified&#10;1970-01-01:new" calcext:value-type="string">
            <text:p>2013-05-15:modified</text:p>
            <text:p>1970-01-01:new</text:p>
          </table:table-cell>
          <table:table-cell table:style-name="ce13" table:formula="of:=IF([.A316]=[.D316];&quot;&quot;;&quot;DECALAGE&quot;)">
            <text:p/>
          </table:table-cell>
          <table:table-cell table:style-name="ce13" table:formula="of:=IF(AND(ISBLANK([.D316]);ISBLANK([.F316]));&quot;ND SANS USE&quot;;&quot;&quot;)">
            <text:p/>
          </table:table-cell>
          <table:table-cell table:style-name="ce13" table:formula="of:=IF(AND(NOT(ISBLANK([.D316]));ISBLANK([.J316]));&quot;DESCRIPTION MANQUANTE&quot;;&quot;&quot;)">
            <text:p/>
          </table:table-cell>
          <table:table-cell table:style-name="ce13" table:formula="of:=IF(MATCH([.E316];LabelFR;0) = ROW([.A316]); &quot;&quot;; &quot;DOUBLON LIGNE &quot; &amp; MATCH([.E316];LabelFR;0))">
            <text:p/>
          </table:table-cell>
          <table:table-cell table:number-columns-repeated="1003"/>
        </table:table-row>
        <table:table-row table:style-name="ro19">
          <table:table-cell table:style-name="ce6" table:formula="of:=[EN.A317]" office:value-type="float" office:value="0" calcext:value-type="float">
            <text:p/>
          </table:table-cell>
          <table:table-cell table:style-name="ce8" table:formula="of:=[EN.B317]" office:value-type="string" office:string-value="Deponent" calcext:value-type="string">
            <text:p>Deponent</text:p>
          </table:table-cell>
          <table:table-cell table:style-name="ce8" table:formula="of:=[EN.G317]" office:value-type="float" office:value="0" calcext:value-type="float">
            <text:p/>
          </table:table-cell>
          <table:table-cell table:style-name="ce11"/>
          <table:table-cell table:style-name="ce11" office:value-type="string" calcext:value-type="string">
            <text:p>Curieux</text:p>
          </table:table-cell>
          <table:table-cell table:style-name="ce11" office:value-type="string" calcext:value-type="string">
            <text:p>wit</text:p>
          </table:table-cell>
          <table:table-cell table:style-name="ce11" table:number-columns-repeated="2"/>
          <table:table-cell table:style-name="ce10" table:formula="of:=[EN.F317]" office:value-type="float" office:value="0" calcext:value-type="float">
            <text:p/>
          </table:table-cell>
          <table:table-cell table:style-name="ce11"/>
          <table:table-cell table:style-name="ce12" table:formula="of:=[EN.H317]" office:value-type="float" office:value="0" calcext:value-type="float">
            <text:p/>
          </table:table-cell>
          <table:table-cell table:style-name="ce12" table:formula="of:=[EN.I317]" office:value-type="float" office:value="0" calcext:value-type="float">
            <text:p/>
          </table:table-cell>
          <table:table-cell table:style-name="ce13" table:formula="of:=IF([.A317]=[.D317];&quot;&quot;;&quot;DECALAGE&quot;)">
            <text:p/>
          </table:table-cell>
          <table:table-cell table:style-name="ce13" table:formula="of:=IF(AND(ISBLANK([.D317]);ISBLANK([.F317]));&quot;ND SANS USE&quot;;&quot;&quot;)">
            <text:p/>
          </table:table-cell>
          <table:table-cell table:style-name="ce13" table:formula="of:=IF(AND(NOT(ISBLANK([.D317]));ISBLANK([.J317]));&quot;DESCRIPTION MANQUANTE&quot;;&quot;&quot;)">
            <text:p/>
          </table:table-cell>
          <table:table-cell table:style-name="ce13" table:formula="of:=IF(MATCH([.E317];LabelFR;0) = ROW([.A317]); &quot;&quot;; &quot;DOUBLON LIGNE &quot; &amp; MATCH([.E317];LabelFR;0))">
            <text:p/>
          </table:table-cell>
          <table:table-cell table:number-columns-repeated="1003"/>
        </table:table-row>
        <table:table-row table:style-name="ro19">
          <table:table-cell table:style-name="ce6" table:formula="of:=[EN.A318]" office:value-type="float" office:value="0" calcext:value-type="float">
            <text:p/>
          </table:table-cell>
          <table:table-cell table:style-name="ce8" table:formula="of:=[EN.B318]" office:value-type="string" office:string-value="Eyewitness" calcext:value-type="string">
            <text:p>Eyewitness</text:p>
          </table:table-cell>
          <table:table-cell table:style-name="ce8" table:formula="of:=[EN.G318]" office:value-type="float" office:value="0" calcext:value-type="float">
            <text:p/>
          </table:table-cell>
          <table:table-cell table:style-name="ce11"/>
          <table:table-cell table:style-name="ce11" office:value-type="string" calcext:value-type="string">
            <text:p>Observateur</text:p>
          </table:table-cell>
          <table:table-cell table:style-name="ce11" office:value-type="string" calcext:value-type="string">
            <text:p>wit</text:p>
          </table:table-cell>
          <table:table-cell table:style-name="ce11" table:number-columns-repeated="2"/>
          <table:table-cell table:style-name="ce10" table:formula="of:=[EN.F318]" office:value-type="float" office:value="0" calcext:value-type="float">
            <text:p/>
          </table:table-cell>
          <table:table-cell table:style-name="ce11"/>
          <table:table-cell table:style-name="ce12" table:formula="of:=[EN.H318]" office:value-type="float" office:value="0" calcext:value-type="float">
            <text:p/>
          </table:table-cell>
          <table:table-cell table:style-name="ce12" table:formula="of:=[EN.I318]" office:value-type="float" office:value="0" calcext:value-type="float">
            <text:p/>
          </table:table-cell>
          <table:table-cell table:style-name="ce13" table:formula="of:=IF([.A318]=[.D318];&quot;&quot;;&quot;DECALAGE&quot;)">
            <text:p/>
          </table:table-cell>
          <table:table-cell table:style-name="ce13" table:formula="of:=IF(AND(ISBLANK([.D318]);ISBLANK([.F318]));&quot;ND SANS USE&quot;;&quot;&quot;)">
            <text:p/>
          </table:table-cell>
          <table:table-cell table:style-name="ce13" table:formula="of:=IF(AND(NOT(ISBLANK([.D318]));ISBLANK([.J318]));&quot;DESCRIPTION MANQUANTE&quot;;&quot;&quot;)">
            <text:p/>
          </table:table-cell>
          <table:table-cell table:style-name="ce13" table:formula="of:=IF(MATCH([.E318];LabelFR;0) = ROW([.A318]); &quot;&quot;; &quot;DOUBLON LIGNE &quot; &amp; MATCH([.E318];LabelFR;0))">
            <text:p/>
          </table:table-cell>
          <table:table-cell table:number-columns-repeated="1003"/>
        </table:table-row>
        <table:table-row table:style-name="ro19">
          <table:table-cell table:style-name="ce6" table:formula="of:=[EN.A319]" office:value-type="float" office:value="0" calcext:value-type="float">
            <text:p/>
          </table:table-cell>
          <table:table-cell table:style-name="ce8" table:formula="of:=[EN.B319]" office:value-type="string" office:string-value="Observer" calcext:value-type="string">
            <text:p>Observer</text:p>
          </table:table-cell>
          <table:table-cell table:style-name="ce8" table:formula="of:=[EN.G319]" office:value-type="float" office:value="0" calcext:value-type="float">
            <text:p/>
          </table:table-cell>
          <table:table-cell table:style-name="ce11"/>
          <table:table-cell table:style-name="ce11" office:value-type="string" calcext:value-type="string">
            <text:p>Témoignant</text:p>
          </table:table-cell>
          <table:table-cell table:style-name="ce11" office:value-type="string" calcext:value-type="string">
            <text:p>wit</text:p>
          </table:table-cell>
          <table:table-cell table:style-name="ce11" table:number-columns-repeated="2"/>
          <table:table-cell table:style-name="ce10" table:formula="of:=[EN.F319]" office:value-type="float" office:value="0" calcext:value-type="float">
            <text:p/>
          </table:table-cell>
          <table:table-cell table:style-name="ce11"/>
          <table:table-cell table:style-name="ce12" table:formula="of:=[EN.H319]" office:value-type="float" office:value="0" calcext:value-type="float">
            <text:p/>
          </table:table-cell>
          <table:table-cell table:style-name="ce12" table:formula="of:=[EN.I319]" office:value-type="float" office:value="0" calcext:value-type="float">
            <text:p/>
          </table:table-cell>
          <table:table-cell table:style-name="ce13" table:formula="of:=IF([.A319]=[.D319];&quot;&quot;;&quot;DECALAGE&quot;)">
            <text:p/>
          </table:table-cell>
          <table:table-cell table:style-name="ce13" table:formula="of:=IF(AND(ISBLANK([.D319]);ISBLANK([.F319]));&quot;ND SANS USE&quot;;&quot;&quot;)">
            <text:p/>
          </table:table-cell>
          <table:table-cell table:style-name="ce13" table:formula="of:=IF(AND(NOT(ISBLANK([.D319]));ISBLANK([.J319]));&quot;DESCRIPTION MANQUANTE&quot;;&quot;&quot;)">
            <text:p/>
          </table:table-cell>
          <table:table-cell table:style-name="ce13" table:formula="of:=IF(MATCH([.E319];LabelFR;0) = ROW([.A319]); &quot;&quot;; &quot;DOUBLON LIGNE &quot; &amp; MATCH([.E319];LabelFR;0))">
            <text:p/>
          </table:table-cell>
          <table:table-cell table:number-columns-repeated="1003"/>
        </table:table-row>
        <table:table-row table:style-name="ro19">
          <table:table-cell table:style-name="ce6" table:formula="of:=[EN.A320]" office:value-type="float" office:value="0" calcext:value-type="float">
            <text:p/>
          </table:table-cell>
          <table:table-cell table:style-name="ce8" table:formula="of:=[EN.B320]" office:value-type="string" office:string-value="Onlooker" calcext:value-type="string">
            <text:p>Onlooker</text:p>
          </table:table-cell>
          <table:table-cell table:style-name="ce8" table:formula="of:=[EN.G320]" office:value-type="float" office:value="0" calcext:value-type="float">
            <text:p/>
          </table:table-cell>
          <table:table-cell table:style-name="ce11"/>
          <table:table-cell table:style-name="ce11" office:value-type="string" calcext:value-type="string">
            <text:p>Témoin oculaire</text:p>
          </table:table-cell>
          <table:table-cell table:style-name="ce11" office:value-type="string" calcext:value-type="string">
            <text:p>wit</text:p>
          </table:table-cell>
          <table:table-cell table:style-name="ce11" table:number-columns-repeated="2"/>
          <table:table-cell table:style-name="ce10" table:formula="of:=[EN.F320]" office:value-type="float" office:value="0" calcext:value-type="float">
            <text:p/>
          </table:table-cell>
          <table:table-cell table:style-name="ce11"/>
          <table:table-cell table:style-name="ce12" table:formula="of:=[EN.H320]" office:value-type="float" office:value="0" calcext:value-type="float">
            <text:p/>
          </table:table-cell>
          <table:table-cell table:style-name="ce12" table:formula="of:=[EN.I320]" office:value-type="float" office:value="0" calcext:value-type="float">
            <text:p/>
          </table:table-cell>
          <table:table-cell table:style-name="ce13" table:formula="of:=IF([.A320]=[.D320];&quot;&quot;;&quot;DECALAGE&quot;)">
            <text:p/>
          </table:table-cell>
          <table:table-cell table:style-name="ce13" table:formula="of:=IF(AND(ISBLANK([.D320]);ISBLANK([.F320]));&quot;ND SANS USE&quot;;&quot;&quot;)">
            <text:p/>
          </table:table-cell>
          <table:table-cell table:style-name="ce13" table:formula="of:=IF(AND(NOT(ISBLANK([.D320]));ISBLANK([.J320]));&quot;DESCRIPTION MANQUANTE&quot;;&quot;&quot;)">
            <text:p/>
          </table:table-cell>
          <table:table-cell table:style-name="ce13" table:formula="of:=IF(MATCH([.E320];LabelFR;0) = ROW([.A320]); &quot;&quot;; &quot;DOUBLON LIGNE &quot; &amp; MATCH([.E320];LabelFR;0))">
            <text:p/>
          </table:table-cell>
          <table:table-cell table:number-columns-repeated="1003"/>
        </table:table-row>
        <table:table-row table:style-name="ro19">
          <table:table-cell table:style-name="ce6" table:formula="of:=[EN.A321]" office:value-type="float" office:value="0" calcext:value-type="float">
            <text:p/>
          </table:table-cell>
          <table:table-cell table:style-name="ce8" table:formula="of:=[EN.B321]" office:value-type="string" office:string-value="Testifier" calcext:value-type="string">
            <text:p>Testifier</text:p>
          </table:table-cell>
          <table:table-cell table:style-name="ce8" table:formula="of:=[EN.G321]" office:value-type="float" office:value="0" calcext:value-type="float">
            <text:p/>
          </table:table-cell>
          <table:table-cell table:style-name="ce11"/>
          <table:table-cell table:style-name="ce11" office:value-type="string" calcext:value-type="string">
            <text:p>Spectateur</text:p>
          </table:table-cell>
          <table:table-cell table:style-name="ce11" office:value-type="string" calcext:value-type="string">
            <text:p>wit</text:p>
          </table:table-cell>
          <table:table-cell table:style-name="ce11" table:number-columns-repeated="2"/>
          <table:table-cell table:style-name="ce10" table:formula="of:=[EN.F321]" office:value-type="float" office:value="0" calcext:value-type="float">
            <text:p/>
          </table:table-cell>
          <table:table-cell table:style-name="ce11"/>
          <table:table-cell table:style-name="ce12" table:formula="of:=[EN.H321]" office:value-type="float" office:value="0" calcext:value-type="float">
            <text:p/>
          </table:table-cell>
          <table:table-cell table:style-name="ce12" table:formula="of:=[EN.I321]" office:value-type="float" office:value="0" calcext:value-type="float">
            <text:p/>
          </table:table-cell>
          <table:table-cell table:style-name="ce13" table:formula="of:=IF([.A321]=[.D321];&quot;&quot;;&quot;DECALAGE&quot;)">
            <text:p/>
          </table:table-cell>
          <table:table-cell table:style-name="ce13" table:formula="of:=IF(AND(ISBLANK([.D321]);ISBLANK([.F321]));&quot;ND SANS USE&quot;;&quot;&quot;)">
            <text:p/>
          </table:table-cell>
          <table:table-cell table:style-name="ce13" table:formula="of:=IF(AND(NOT(ISBLANK([.D321]));ISBLANK([.J321]));&quot;DESCRIPTION MANQUANTE&quot;;&quot;&quot;)">
            <text:p/>
          </table:table-cell>
          <table:table-cell table:style-name="ce13" table:formula="of:=IF(MATCH([.E321];LabelFR;0) = ROW([.A321]); &quot;&quot;; &quot;DOUBLON LIGNE &quot; &amp; MATCH([.E321];LabelFR;0))">
            <text:p/>
          </table:table-cell>
          <table:table-cell table:number-columns-repeated="1003"/>
        </table:table-row>
        <table:table-row table:style-name="ro18">
          <table:table-cell table:style-name="ce6" table:formula="of:=[EN.A322]" office:value-type="string" office:string-value="wpr" calcext:value-type="string">
            <text:p>wpr</text:p>
          </table:table-cell>
          <table:table-cell table:style-name="ce8" table:formula="of:=[EN.B322]" office:value-type="string" office:string-value="Writer of preface" calcext:value-type="string">
            <text:p>Writer of preface</text:p>
          </table:table-cell>
          <table:table-cell table:style-name="ce8" table:formula="of:=[EN.G322]" office:value-type="string" office:string-value="A person, family, or organization contributing to a resource by providing a preface to the original work" calcext:value-type="string">
            <text:p>A person, family, or organization contributing to a resource by providing a preface to the original work</text:p>
          </table:table-cell>
          <table:table-cell table:style-name="ce11" office:value-type="string" calcext:value-type="string">
            <text:p>wpr</text:p>
          </table:table-cell>
          <table:table-cell table:style-name="ce11" office:value-type="string" calcext:value-type="string">
            <text:p>Rédacteur de la préface</text:p>
          </table:table-cell>
          <table:table-cell table:style-name="ce11" table:number-columns-repeated="3"/>
          <table:table-cell table:style-name="ce10" table:formula="of:=[EN.F322]" office:value-type="float" office:value="0" calcext:value-type="float">
            <text:p/>
          </table:table-cell>
          <table:table-cell table:style-name="ce11" office:value-type="string" calcext:value-type="string">
            <text:p>Une personne, un groupe ou un organisme qui contribue à une œuvre en fournissant une préface au travail original,</text:p>
          </table:table-cell>
          <table:table-cell table:style-name="ce12" table:formula="of:=[EN.H322]" office:value-type="float" office:value="0" calcext:value-type="float">
            <text:p/>
          </table:table-cell>
          <table:table-cell table:style-name="ce12" table:formula="of:=[EN.I322]" office:value-type="string" office:string-value="2014-02-05:Added in RDA and MARC&#10;2013-05-15:new" calcext:value-type="string">
            <text:p>2014-02-05:Added in RDA and MARC</text:p>
            <text:p>2013-05-15:new</text:p>
          </table:table-cell>
          <table:table-cell table:style-name="ce13" table:formula="of:=IF([.A322]=[.D322];&quot;&quot;;&quot;DECALAGE&quot;)">
            <text:p/>
          </table:table-cell>
          <table:table-cell table:style-name="ce13" table:formula="of:=IF(AND(ISBLANK([.D322]);ISBLANK([.F322]));&quot;ND SANS USE&quot;;&quot;&quot;)">
            <text:p/>
          </table:table-cell>
          <table:table-cell table:style-name="ce13" table:formula="of:=IF(AND(NOT(ISBLANK([.D322]));ISBLANK([.J322]));&quot;DESCRIPTION MANQUANTE&quot;;&quot;&quot;)">
            <text:p/>
          </table:table-cell>
          <table:table-cell table:style-name="ce13" table:formula="of:=IF(MATCH([.E322];LabelFR;0) = ROW([.A322]); &quot;&quot;; &quot;DOUBLON LIGNE &quot; &amp; MATCH([.E322];LabelFR;0))">
            <text:p/>
          </table:table-cell>
          <table:table-cell table:number-columns-repeated="1003"/>
        </table:table-row>
        <table:table-row table:style-name="ro18">
          <table:table-cell table:style-name="ce6" table:formula="of:=[EN.A323]" office:value-type="string" office:string-value="wst" calcext:value-type="string">
            <text:p>wst</text:p>
          </table:table-cell>
          <table:table-cell table:style-name="ce8" table:formula="of:=[EN.B323]" office:value-type="string" office:string-value="Writer of supplementary textual content" calcext:value-type="string">
            <text:p>Writer of supplementary textual content</text:p>
          </table:table-cell>
          <table:table-cell table:style-name="ce8" table:formula="of:=[EN.G323]" office:value-type="string" office:string-value="A person, family, or organization contributing to a resource by providing supplementary textual content (e.g., an introduction, a preface) to the original work" calcext:value-type="string">
            <text:p>A person, family, or organization contributing to a resource by providing supplementary textual content (e.g., an introduction, a preface) to the original work</text:p>
          </table:table-cell>
          <table:table-cell table:style-name="ce10" office:value-type="string" calcext:value-type="string">
            <text:p>wst</text:p>
          </table:table-cell>
          <table:table-cell table:style-name="ce10" office:value-type="string" calcext:value-type="string">
            <text:p>Auteurs des textes en supplément</text:p>
          </table:table-cell>
          <table:table-cell table:style-name="ce10"/>
          <table:table-cell table:style-name="ce11" table:number-columns-repeated="2"/>
          <table:table-cell table:style-name="ce10" table:formula="of:=[EN.F323]" office:value-type="float" office:value="0" calcext:value-type="float">
            <text:p/>
          </table:table-cell>
          <table:table-cell table:style-name="ce10" office:value-type="string" calcext:value-type="string">
            <text:p>Une personne, une famille ou un organisme qui contribué à une œuvre en fournissant un contenu textuel supplémentaire (par exemple, une introduction, une préface).</text:p>
          </table:table-cell>
          <table:table-cell table:style-name="ce12" table:formula="of:=[EN.H323]" office:value-type="float" office:value="0" calcext:value-type="float">
            <text:p/>
          </table:table-cell>
          <table:table-cell table:style-name="ce12" table:formula="of:=[EN.I323]" office:value-type="string" office:string-value="2014-02-05:Added in RDA and MARC&#10;2013-05-15:new" calcext:value-type="string">
            <text:p>2014-02-05:Added in RDA and MARC</text:p>
            <text:p>2013-05-15:new</text:p>
          </table:table-cell>
          <table:table-cell table:style-name="ce13" table:formula="of:=IF([.A323]=[.D323];&quot;&quot;;&quot;DECALAGE&quot;)">
            <text:p/>
          </table:table-cell>
          <table:table-cell table:style-name="ce13" table:formula="of:=IF(AND(ISBLANK([.D323]);ISBLANK([.F323]));&quot;ND SANS USE&quot;;&quot;&quot;)">
            <text:p/>
          </table:table-cell>
          <table:table-cell table:style-name="ce13" table:formula="of:=IF(AND(NOT(ISBLANK([.D323]));ISBLANK([.J323]));&quot;DESCRIPTION MANQUANTE&quot;;&quot;&quot;)">
            <text:p/>
          </table:table-cell>
          <table:table-cell table:style-name="ce13" table:formula="of:=IF(MATCH([.E323];LabelFR;0) = ROW([.A323]); &quot;&quot;; &quot;DOUBLON LIGNE &quot; &amp; MATCH([.E323];LabelFR;0))">
            <text:p/>
          </table:table-cell>
          <table:table-cell table:number-columns-repeated="1003"/>
        </table:table-row>
        <table:table-row table:style-name="ro1">
          <table:table-cell table:number-columns-repeated="12"/>
          <table:table-cell table:style-name="ce13" table:formula="of:=IF([.A324]=[.D324];&quot;&quot;;&quot;DECALAGE&quot;)">
            <text:p/>
          </table:table-cell>
          <table:table-cell table:number-columns-repeated="1006"/>
        </table:table-row>
        <table:table-row table:style-name="ro1">
          <table:table-cell table:number-columns-repeated="12"/>
          <table:table-cell table:style-name="ce13" table:formula="of:=IF([.A325]=[.D325];&quot;&quot;;&quot;DECALAGE&quot;)">
            <text:p/>
          </table:table-cell>
          <table:table-cell table:number-columns-repeated="1006"/>
        </table:table-row>
        <table:table-row table:style-name="ro1">
          <table:table-cell table:number-columns-repeated="12"/>
          <table:table-cell table:style-name="ce13" table:formula="of:=IF([.A326]=[.D326];&quot;&quot;;&quot;DECALAGE&quot;)">
            <text:p/>
          </table:table-cell>
          <table:table-cell table:number-columns-repeated="1006"/>
        </table:table-row>
        <table:table-row table:style-name="ro1">
          <table:table-cell table:number-columns-repeated="12"/>
          <table:table-cell table:style-name="ce13" table:formula="of:=IF([.A327]=[.D327];&quot;&quot;;&quot;DECALAGE&quot;)">
            <text:p/>
          </table:table-cell>
          <table:table-cell table:number-columns-repeated="1006"/>
        </table:table-row>
        <table:table-row table:style-name="ro1">
          <table:table-cell table:number-columns-repeated="12"/>
          <table:table-cell table:style-name="ce13" table:formula="of:=IF([.A328]=[.D328];&quot;&quot;;&quot;DECALAGE&quot;)">
            <text:p/>
          </table:table-cell>
          <table:table-cell table:number-columns-repeated="1006"/>
        </table:table-row>
        <table:table-row table:style-name="ro1" table:number-rows-repeated="1048247">
          <table:table-cell table:number-columns-repeated="1019"/>
        </table:table-row>
        <table:table-row table:style-name="ro1">
          <table:table-cell table:number-columns-repeated="1019"/>
        </table:table-row>
      </table:table>
      <table:table table:name="Vérif libellés uniques" table:style-name="ta1">
        <office:forms form:automatic-focus="false" form:apply-design-mode="false"/>
        <table:table-column table:style-name="co21" table:default-cell-style-name="ce16"/>
        <table:table-column table:style-name="co3" table:default-cell-style-name="ce20"/>
        <table:table-column table:style-name="co3" table:default-cell-style-name="ce23"/>
        <table:table-column table:style-name="co3" table:number-columns-repeated="3" table:default-cell-style-name="Default"/>
        <table:table-row table:style-name="ro3">
          <table:table-cell table:style-name="Default" office:value-type="string" calcext:value-type="string">
            <text:p>Filtrer</text:p>
          </table:table-cell>
          <table:table-cell table:style-name="Default"/>
          <table:table-cell table:style-name="Default" office:value-type="string" calcext:value-type="string">
            <text:p>TABLEAU PERMETTANT DE DETECTER LES LIBELLES FR EN DOUBLONS</text:p>
          </table:table-cell>
          <table:table-cell table:number-columns-repeated="3"/>
        </table:table-row>
        <table:table-row table:style-name="ro3">
          <table:table-cell table:style-name="Default" table:number-columns-repeated="2"/>
          <table:table-cell table:style-name="Default" office:value-type="string" calcext:value-type="string">
            <text:p>Plus de 1</text:p>
          </table:table-cell>
          <table:table-cell table:number-columns-repeated="3"/>
        </table:table-row>
        <table:table-row table:style-name="ro3">
          <table:table-cell table:style-name="ce14" office:value-type="string" calcext:value-type="string">
            <text:p>label</text:p>
          </table:table-cell>
          <table:table-cell table:style-name="ce18"/>
          <table:table-cell table:style-name="Default"/>
          <table:table-cell table:number-columns-repeated="3"/>
        </table:table-row>
        <table:table-row table:style-name="ro1">
          <table:table-cell table:style-name="ce15" office:value-type="string" calcext:value-type="string">
            <text:p>Abréviateur</text:p>
          </table:table-cell>
          <table:table-cell table:style-name="ce19" office:value-type="float" office:value="1" calcext:value-type="float">
            <text:p>1</text:p>
          </table:table-cell>
          <table:table-cell table:formula="of:=[.B4]&lt;&gt;1" office:value-type="boolean" office:boolean-value="false" calcext:value-type="boolean">
            <text:p/>
          </table:table-cell>
          <table:table-cell table:number-columns-repeated="3"/>
        </table:table-row>
        <table:table-row table:style-name="ro1">
          <table:table-cell office:value-type="string" calcext:value-type="string">
            <text:p>Acteur</text:p>
          </table:table-cell>
          <table:table-cell office:value-type="float" office:value="1" calcext:value-type="float">
            <text:p>1</text:p>
          </table:table-cell>
          <table:table-cell table:formula="of:=[.B5]&lt;&gt;1" office:value-type="boolean" office:boolean-value="false" calcext:value-type="boolean">
            <text:p/>
          </table:table-cell>
          <table:table-cell table:number-columns-repeated="2"/>
          <table:table-cell office:value-type="string" calcext:value-type="string">
            <text:p>si la colonne "Plus de 1" s'affiche, c'est qu'il y a un doublon</text:p>
          </table:table-cell>
        </table:table-row>
        <table:table-row table:style-name="ro1">
          <table:table-cell office:value-type="string" calcext:value-type="string">
            <text:p>Acteur doublage</text:p>
          </table:table-cell>
          <table:table-cell office:value-type="float" office:value="1" calcext:value-type="float">
            <text:p>1</text:p>
          </table:table-cell>
          <table:table-cell table:formula="of:=[.B6]&lt;&gt;1" office:value-type="boolean" office:boolean-value="false" calcext:value-type="boolean">
            <text:p/>
          </table:table-cell>
          <table:table-cell table:number-columns-repeated="3"/>
        </table:table-row>
        <table:table-row table:style-name="ro1">
          <table:table-cell office:value-type="string" calcext:value-type="string">
            <text:p>Adaptateur</text:p>
          </table:table-cell>
          <table:table-cell office:value-type="float" office:value="1" calcext:value-type="float">
            <text:p>1</text:p>
          </table:table-cell>
          <table:table-cell table:formula="of:=[.B7]&lt;&gt;1" office:value-type="boolean" office:boolean-value="false" calcext:value-type="boolean">
            <text:p/>
          </table:table-cell>
          <table:table-cell table:number-columns-repeated="3"/>
        </table:table-row>
        <table:table-row table:style-name="ro1">
          <table:table-cell office:value-type="string" calcext:value-type="string">
            <text:p>Agence de réglementation</text:p>
          </table:table-cell>
          <table:table-cell office:value-type="float" office:value="1" calcext:value-type="float">
            <text:p>1</text:p>
          </table:table-cell>
          <table:table-cell table:formula="of:=[.B8]&lt;&gt;1" office:value-type="boolean" office:boolean-value="false" calcext:value-type="boolean">
            <text:p/>
          </table:table-cell>
          <table:table-cell table:number-columns-repeated="3"/>
        </table:table-row>
        <table:table-row table:style-name="ro1">
          <table:table-cell office:value-type="string" calcext:value-type="string">
            <text:p>Agent de liaison du processus</text:p>
          </table:table-cell>
          <table:table-cell office:value-type="float" office:value="1" calcext:value-type="float">
            <text:p>1</text:p>
          </table:table-cell>
          <table:table-cell table:formula="of:=[.B9]&lt;&gt;1" office:value-type="boolean" office:boolean-value="false" calcext:value-type="boolean">
            <text:p/>
          </table:table-cell>
          <table:table-cell table:number-columns-repeated="3"/>
        </table:table-row>
        <table:table-row table:style-name="ro1">
          <table:table-cell office:value-type="string" calcext:value-type="string">
            <text:p>Agent de liaison sur les métadonnées</text:p>
          </table:table-cell>
          <table:table-cell office:value-type="float" office:value="1" calcext:value-type="float">
            <text:p>1</text:p>
          </table:table-cell>
          <table:table-cell table:formula="of:=[.B10]&lt;&gt;1" office:value-type="boolean" office:boolean-value="false" calcext:value-type="boolean">
            <text:p/>
          </table:table-cell>
          <table:table-cell table:number-columns-repeated="3"/>
        </table:table-row>
        <table:table-row table:style-name="ro1">
          <table:table-cell office:value-type="string" calcext:value-type="string">
            <text:p>Analyste</text:p>
          </table:table-cell>
          <table:table-cell office:value-type="float" office:value="1" calcext:value-type="float">
            <text:p>1</text:p>
          </table:table-cell>
          <table:table-cell table:formula="of:=[.B11]&lt;&gt;1" office:value-type="boolean" office:boolean-value="false" calcext:value-type="boolean">
            <text:p/>
          </table:table-cell>
          <table:table-cell table:number-columns-repeated="3"/>
        </table:table-row>
        <table:table-row table:style-name="ro1">
          <table:table-cell office:value-type="string" calcext:value-type="string">
            <text:p>Ancien propriétaire</text:p>
          </table:table-cell>
          <table:table-cell office:value-type="float" office:value="1" calcext:value-type="float">
            <text:p>1</text:p>
          </table:table-cell>
          <table:table-cell table:formula="of:=[.B12]&lt;&gt;1" office:value-type="boolean" office:boolean-value="false" calcext:value-type="boolean">
            <text:p/>
          </table:table-cell>
          <table:table-cell table:number-columns-repeated="3"/>
        </table:table-row>
        <table:table-row table:style-name="ro1">
          <table:table-cell office:value-type="string" calcext:value-type="string">
            <text:p>Animateur</text:p>
          </table:table-cell>
          <table:table-cell office:value-type="float" office:value="1" calcext:value-type="float">
            <text:p>1</text:p>
          </table:table-cell>
          <table:table-cell table:formula="of:=[.B13]&lt;&gt;1" office:value-type="boolean" office:boolean-value="false" calcext:value-type="boolean">
            <text:p/>
          </table:table-cell>
          <table:table-cell table:number-columns-repeated="3"/>
        </table:table-row>
        <table:table-row table:style-name="ro1">
          <table:table-cell office:value-type="string" calcext:value-type="string">
            <text:p>Animateur 2D et 3D</text:p>
          </table:table-cell>
          <table:table-cell office:value-type="float" office:value="1" calcext:value-type="float">
            <text:p>1</text:p>
          </table:table-cell>
          <table:table-cell table:formula="of:=[.B14]&lt;&gt;1" office:value-type="boolean" office:boolean-value="false" calcext:value-type="boolean">
            <text:p/>
          </table:table-cell>
          <table:table-cell table:number-columns-repeated="3"/>
        </table:table-row>
        <table:table-row table:style-name="ro1">
          <table:table-cell office:value-type="string" calcext:value-type="string">
            <text:p>Animateur de débat</text:p>
          </table:table-cell>
          <table:table-cell office:value-type="float" office:value="1" calcext:value-type="float">
            <text:p>1</text:p>
          </table:table-cell>
          <table:table-cell table:formula="of:=[.B15]&lt;&gt;1" office:value-type="boolean" office:boolean-value="false" calcext:value-type="boolean">
            <text:p/>
          </table:table-cell>
          <table:table-cell table:number-columns-repeated="3"/>
        </table:table-row>
        <table:table-row table:style-name="ro1">
          <table:table-cell office:value-type="string" calcext:value-type="string">
            <text:p>Annotateur</text:p>
          </table:table-cell>
          <table:table-cell office:value-type="float" office:value="1" calcext:value-type="float">
            <text:p>1</text:p>
          </table:table-cell>
          <table:table-cell table:formula="of:=[.B16]&lt;&gt;1" office:value-type="boolean" office:boolean-value="false" calcext:value-type="boolean">
            <text:p/>
          </table:table-cell>
          <table:table-cell table:number-columns-repeated="3"/>
        </table:table-row>
        <table:table-row table:style-name="ro1">
          <table:table-cell office:value-type="string" calcext:value-type="string">
            <text:p>Antécédent bibliographique</text:p>
          </table:table-cell>
          <table:table-cell office:value-type="float" office:value="1" calcext:value-type="float">
            <text:p>1</text:p>
          </table:table-cell>
          <table:table-cell table:formula="of:=[.B17]&lt;&gt;1" office:value-type="boolean" office:boolean-value="false" calcext:value-type="boolean">
            <text:p/>
          </table:table-cell>
          <table:table-cell table:number-columns-repeated="3"/>
        </table:table-row>
        <table:table-row table:style-name="ro1">
          <table:table-cell office:value-type="string" calcext:value-type="string">
            <text:p>Appelant</text:p>
          </table:table-cell>
          <table:table-cell office:value-type="float" office:value="1" calcext:value-type="float">
            <text:p>1</text:p>
          </table:table-cell>
          <table:table-cell table:formula="of:=[.B18]&lt;&gt;1" office:value-type="boolean" office:boolean-value="false" calcext:value-type="boolean">
            <text:p/>
          </table:table-cell>
          <table:table-cell table:number-columns-repeated="3"/>
        </table:table-row>
        <table:table-row table:style-name="ro1">
          <table:table-cell office:value-type="string" calcext:value-type="string">
            <text:p>Aquafortiste</text:p>
          </table:table-cell>
          <table:table-cell office:value-type="float" office:value="1" calcext:value-type="float">
            <text:p>1</text:p>
          </table:table-cell>
          <table:table-cell table:formula="of:=[.B19]&lt;&gt;1" office:value-type="boolean" office:boolean-value="false" calcext:value-type="boolean">
            <text:p/>
          </table:table-cell>
          <table:table-cell table:number-columns-repeated="3"/>
        </table:table-row>
        <table:table-row table:style-name="ro1">
          <table:table-cell office:value-type="string" calcext:value-type="string">
            <text:p>Architecte</text:p>
          </table:table-cell>
          <table:table-cell office:value-type="float" office:value="1" calcext:value-type="float">
            <text:p>1</text:p>
          </table:table-cell>
          <table:table-cell table:formula="of:=[.B20]&lt;&gt;1" office:value-type="boolean" office:boolean-value="false" calcext:value-type="boolean">
            <text:p/>
          </table:table-cell>
          <table:table-cell table:number-columns-repeated="3"/>
        </table:table-row>
        <table:table-row table:style-name="ro1">
          <table:table-cell office:value-type="string" calcext:value-type="string">
            <text:p>Architecte décorateur</text:p>
          </table:table-cell>
          <table:table-cell office:value-type="float" office:value="1" calcext:value-type="float">
            <text:p>1</text:p>
          </table:table-cell>
          <table:table-cell table:formula="of:=[.B21]&lt;&gt;1" office:value-type="boolean" office:boolean-value="false" calcext:value-type="boolean">
            <text:p/>
          </table:table-cell>
          <table:table-cell table:number-columns-repeated="3"/>
        </table:table-row>
        <table:table-row table:style-name="ro1">
          <table:table-cell office:value-type="string" calcext:value-type="string">
            <text:p>Architecte-paysagiste</text:p>
          </table:table-cell>
          <table:table-cell office:value-type="float" office:value="1" calcext:value-type="float">
            <text:p>1</text:p>
          </table:table-cell>
          <table:table-cell table:formula="of:=[.B22]&lt;&gt;1" office:value-type="boolean" office:boolean-value="false" calcext:value-type="boolean">
            <text:p/>
          </table:table-cell>
          <table:table-cell table:number-columns-repeated="3"/>
        </table:table-row>
        <table:table-row table:style-name="ro1">
          <table:table-cell office:value-type="string" calcext:value-type="string">
            <text:p>Arpenteur</text:p>
          </table:table-cell>
          <table:table-cell office:value-type="float" office:value="1" calcext:value-type="float">
            <text:p>1</text:p>
          </table:table-cell>
          <table:table-cell table:formula="of:=[.B23]&lt;&gt;1" office:value-type="boolean" office:boolean-value="false" calcext:value-type="boolean">
            <text:p/>
          </table:table-cell>
          <table:table-cell table:number-columns-repeated="3"/>
        </table:table-row>
        <table:table-row table:style-name="ro1">
          <table:table-cell office:value-type="string" calcext:value-type="string">
            <text:p>Arrangeur</text:p>
          </table:table-cell>
          <table:table-cell office:value-type="float" office:value="1" calcext:value-type="float">
            <text:p>1</text:p>
          </table:table-cell>
          <table:table-cell table:formula="of:=[.B24]&lt;&gt;1" office:value-type="boolean" office:boolean-value="false" calcext:value-type="boolean">
            <text:p/>
          </table:table-cell>
          <table:table-cell table:number-columns-repeated="3"/>
        </table:table-row>
        <table:table-row table:style-name="ro1">
          <table:table-cell office:value-type="string" calcext:value-type="string">
            <text:p>Arrangeur musical</text:p>
          </table:table-cell>
          <table:table-cell office:value-type="float" office:value="1" calcext:value-type="float">
            <text:p>1</text:p>
          </table:table-cell>
          <table:table-cell table:formula="of:=[.B25]&lt;&gt;1" office:value-type="boolean" office:boolean-value="false" calcext:value-type="boolean">
            <text:p/>
          </table:table-cell>
          <table:table-cell table:number-columns-repeated="3"/>
        </table:table-row>
        <table:table-row table:style-name="ro1">
          <table:table-cell office:value-type="string" calcext:value-type="string">
            <text:p>Artiste</text:p>
          </table:table-cell>
          <table:table-cell office:value-type="float" office:value="1" calcext:value-type="float">
            <text:p>1</text:p>
          </table:table-cell>
          <table:table-cell table:formula="of:=[.B26]&lt;&gt;1" office:value-type="boolean" office:boolean-value="false" calcext:value-type="boolean">
            <text:p/>
          </table:table-cell>
          <table:table-cell table:number-columns-repeated="3"/>
        </table:table-row>
        <table:table-row table:style-name="ro1">
          <table:table-cell office:value-type="string" calcext:value-type="string">
            <text:p>Auteur</text:p>
          </table:table-cell>
          <table:table-cell office:value-type="float" office:value="1" calcext:value-type="float">
            <text:p>1</text:p>
          </table:table-cell>
          <table:table-cell table:formula="of:=[.B27]&lt;&gt;1" office:value-type="boolean" office:boolean-value="false" calcext:value-type="boolean">
            <text:p/>
          </table:table-cell>
          <table:table-cell table:number-columns-repeated="3"/>
        </table:table-row>
        <table:table-row table:style-name="ro1">
          <table:table-cell office:value-type="string" calcext:value-type="string">
            <text:p>Auteur d'une dédicace</text:p>
          </table:table-cell>
          <table:table-cell office:value-type="float" office:value="1" calcext:value-type="float">
            <text:p>1</text:p>
          </table:table-cell>
          <table:table-cell table:formula="of:=[.B28]&lt;&gt;1" office:value-type="boolean" office:boolean-value="false" calcext:value-type="boolean">
            <text:p/>
          </table:table-cell>
          <table:table-cell table:number-columns-repeated="3"/>
        </table:table-row>
        <table:table-row table:style-name="ro1">
          <table:table-cell office:value-type="string" calcext:value-type="string">
            <text:p>Auteur d'une mention de représentation</text:p>
          </table:table-cell>
          <table:table-cell office:value-type="float" office:value="1" calcext:value-type="float">
            <text:p>1</text:p>
          </table:table-cell>
          <table:table-cell table:formula="of:=[.B29]&lt;&gt;1" office:value-type="boolean" office:boolean-value="false" calcext:value-type="boolean">
            <text:p/>
          </table:table-cell>
          <table:table-cell table:number-columns-repeated="3"/>
        </table:table-row>
        <table:table-row table:style-name="ro1">
          <table:table-cell office:value-type="string" calcext:value-type="string">
            <text:p>Auteur de l'autographe</text:p>
          </table:table-cell>
          <table:table-cell office:value-type="float" office:value="1" calcext:value-type="float">
            <text:p>1</text:p>
          </table:table-cell>
          <table:table-cell table:formula="of:=[.B30]&lt;&gt;1" office:value-type="boolean" office:boolean-value="false" calcext:value-type="boolean">
            <text:p/>
          </table:table-cell>
          <table:table-cell table:number-columns-repeated="3"/>
        </table:table-row>
        <table:table-row table:style-name="ro1">
          <table:table-cell office:value-type="string" calcext:value-type="string">
            <text:p>Auteur de l'introduction, etc.</text:p>
          </table:table-cell>
          <table:table-cell office:value-type="float" office:value="1" calcext:value-type="float">
            <text:p>1</text:p>
          </table:table-cell>
          <table:table-cell table:formula="of:=[.B31]&lt;&gt;1" office:value-type="boolean" office:boolean-value="false" calcext:value-type="boolean">
            <text:p/>
          </table:table-cell>
          <table:table-cell table:number-columns-repeated="3"/>
        </table:table-row>
        <table:table-row table:style-name="ro1">
          <table:table-cell office:value-type="string" calcext:value-type="string">
            <text:p>Auteur de la copie</text:p>
          </table:table-cell>
          <table:table-cell office:value-type="float" office:value="1" calcext:value-type="float">
            <text:p>1</text:p>
          </table:table-cell>
          <table:table-cell table:formula="of:=[.B32]&lt;&gt;1" office:value-type="boolean" office:boolean-value="false" calcext:value-type="boolean">
            <text:p/>
          </table:table-cell>
          <table:table-cell table:number-columns-repeated="3"/>
        </table:table-row>
        <table:table-row table:style-name="ro1">
          <table:table-cell office:value-type="string" calcext:value-type="string">
            <text:p>Auteur de la postface, de l'achevé d'imprimer, etc.</text:p>
          </table:table-cell>
          <table:table-cell office:value-type="float" office:value="1" calcext:value-type="float">
            <text:p>1</text:p>
          </table:table-cell>
          <table:table-cell table:formula="of:=[.B33]&lt;&gt;1" office:value-type="boolean" office:boolean-value="false" calcext:value-type="boolean">
            <text:p/>
          </table:table-cell>
          <table:table-cell table:number-columns-repeated="3"/>
        </table:table-row>
        <table:table-row table:style-name="ro1">
          <table:table-cell office:value-type="string" calcext:value-type="string">
            <text:p>Auteur des commentaires ajoutés</text:p>
          </table:table-cell>
          <table:table-cell office:value-type="float" office:value="1" calcext:value-type="float">
            <text:p>1</text:p>
          </table:table-cell>
          <table:table-cell table:formula="of:=[.B34]&lt;&gt;1" office:value-type="boolean" office:boolean-value="false" calcext:value-type="boolean">
            <text:p/>
          </table:table-cell>
          <table:table-cell table:number-columns-repeated="3"/>
        </table:table-row>
        <table:table-row table:style-name="ro1">
          <table:table-cell office:value-type="string" calcext:value-type="string">
            <text:p>Auteur des descriptions et légendes</text:p>
          </table:table-cell>
          <table:table-cell office:value-type="float" office:value="1" calcext:value-type="float">
            <text:p>1</text:p>
          </table:table-cell>
          <table:table-cell table:formula="of:=[.B35]&lt;&gt;1" office:value-type="boolean" office:boolean-value="false" calcext:value-type="boolean">
            <text:p/>
          </table:table-cell>
          <table:table-cell table:number-columns-repeated="3"/>
        </table:table-row>
        <table:table-row table:style-name="ro1">
          <table:table-cell office:value-type="string" calcext:value-type="string">
            <text:p>Auteur des paroles ajoutées</text:p>
          </table:table-cell>
          <table:table-cell office:value-type="float" office:value="1" calcext:value-type="float">
            <text:p>1</text:p>
          </table:table-cell>
          <table:table-cell table:formula="of:=[.B36]&lt;&gt;1" office:value-type="boolean" office:boolean-value="false" calcext:value-type="boolean">
            <text:p/>
          </table:table-cell>
          <table:table-cell table:number-columns-repeated="3"/>
        </table:table-row>
        <table:table-row table:style-name="ro1">
          <table:table-cell office:value-type="string" calcext:value-type="string">
            <text:p>Auteur douteux</text:p>
          </table:table-cell>
          <table:table-cell office:value-type="float" office:value="1" calcext:value-type="float">
            <text:p>1</text:p>
          </table:table-cell>
          <table:table-cell table:formula="of:=[.B37]&lt;&gt;1" office:value-type="boolean" office:boolean-value="false" calcext:value-type="boolean">
            <text:p/>
          </table:table-cell>
          <table:table-cell table:number-columns-repeated="3"/>
        </table:table-row>
        <table:table-row table:style-name="ro1">
          <table:table-cell office:value-type="string" calcext:value-type="string">
            <text:p>Auteur du compte-rendu</text:p>
          </table:table-cell>
          <table:table-cell office:value-type="float" office:value="1" calcext:value-type="float">
            <text:p>1</text:p>
          </table:table-cell>
          <table:table-cell table:formula="of:=[.B38]&lt;&gt;1" office:value-type="boolean" office:boolean-value="false" calcext:value-type="boolean">
            <text:p/>
          </table:table-cell>
          <table:table-cell table:number-columns-repeated="3"/>
        </table:table-row>
        <table:table-row table:style-name="ro1">
          <table:table-cell office:value-type="string" calcext:value-type="string">
            <text:p>Auteur du dialogue</text:p>
          </table:table-cell>
          <table:table-cell office:value-type="float" office:value="1" calcext:value-type="float">
            <text:p>1</text:p>
          </table:table-cell>
          <table:table-cell table:formula="of:=[.B39]&lt;&gt;1" office:value-type="boolean" office:boolean-value="false" calcext:value-type="boolean">
            <text:p/>
          </table:table-cell>
          <table:table-cell table:number-columns-repeated="3"/>
        </table:table-row>
        <table:table-row table:style-name="ro1">
          <table:table-cell office:value-type="string" calcext:value-type="string">
            <text:p>Auteur du matériel d'appoint</text:p>
          </table:table-cell>
          <table:table-cell office:value-type="float" office:value="1" calcext:value-type="float">
            <text:p>1</text:p>
          </table:table-cell>
          <table:table-cell table:formula="of:=[.B40]&lt;&gt;1" office:value-type="boolean" office:boolean-value="false" calcext:value-type="boolean">
            <text:p/>
          </table:table-cell>
          <table:table-cell table:number-columns-repeated="3"/>
        </table:table-row>
        <table:table-row table:style-name="ro1">
          <table:table-cell office:value-type="string" calcext:value-type="string">
            <text:p>Auteur du scénario</text:p>
          </table:table-cell>
          <table:table-cell office:value-type="float" office:value="1" calcext:value-type="float">
            <text:p>1</text:p>
          </table:table-cell>
          <table:table-cell table:formula="of:=[.B41]&lt;&gt;1" office:value-type="boolean" office:boolean-value="false" calcext:value-type="boolean">
            <text:p/>
          </table:table-cell>
          <table:table-cell table:number-columns-repeated="3"/>
        </table:table-row>
        <table:table-row table:style-name="ro1">
          <table:table-cell office:value-type="string" calcext:value-type="string">
            <text:p>Auteur du script</text:p>
          </table:table-cell>
          <table:table-cell office:value-type="float" office:value="1" calcext:value-type="float">
            <text:p>1</text:p>
          </table:table-cell>
          <table:table-cell table:formula="of:=[.B42]&lt;&gt;1" office:value-type="boolean" office:boolean-value="false" calcext:value-type="boolean">
            <text:p/>
          </table:table-cell>
          <table:table-cell table:number-columns-repeated="3"/>
        </table:table-row>
        <table:table-row table:style-name="ro1">
          <table:table-cell office:value-type="string" calcext:value-type="string">
            <text:p>Auteur du texte de présentation</text:p>
          </table:table-cell>
          <table:table-cell office:value-type="float" office:value="1" calcext:value-type="float">
            <text:p>1</text:p>
          </table:table-cell>
          <table:table-cell table:formula="of:=[.B43]&lt;&gt;1" office:value-type="boolean" office:boolean-value="false" calcext:value-type="boolean">
            <text:p/>
          </table:table-cell>
          <table:table-cell table:number-columns-repeated="3"/>
        </table:table-row>
        <table:table-row table:style-name="ro1">
          <table:table-cell office:value-type="string" calcext:value-type="string">
            <text:p>Auteur mentionné dans une citation ou des extraits de textes</text:p>
          </table:table-cell>
          <table:table-cell office:value-type="float" office:value="1" calcext:value-type="float">
            <text:p>1</text:p>
          </table:table-cell>
          <table:table-cell table:formula="of:=[.B44]&lt;&gt;1" office:value-type="boolean" office:boolean-value="false" calcext:value-type="boolean">
            <text:p/>
          </table:table-cell>
          <table:table-cell table:number-columns-repeated="3"/>
        </table:table-row>
        <table:table-row table:style-name="ro1">
          <table:table-cell office:value-type="string" calcext:value-type="string">
            <text:p>Auteurs des textes en supplément</text:p>
          </table:table-cell>
          <table:table-cell office:value-type="float" office:value="1" calcext:value-type="float">
            <text:p>1</text:p>
          </table:table-cell>
          <table:table-cell table:formula="of:=[.B45]&lt;&gt;1" office:value-type="boolean" office:boolean-value="false" calcext:value-type="boolean">
            <text:p/>
          </table:table-cell>
          <table:table-cell table:number-columns-repeated="3"/>
        </table:table-row>
        <table:table-row table:style-name="ro1">
          <table:table-cell office:value-type="string" calcext:value-type="string">
            <text:p>Autorité de contrôle</text:p>
          </table:table-cell>
          <table:table-cell office:value-type="float" office:value="1" calcext:value-type="float">
            <text:p>1</text:p>
          </table:table-cell>
          <table:table-cell table:formula="of:=[.B46]&lt;&gt;1" office:value-type="boolean" office:boolean-value="false" calcext:value-type="boolean">
            <text:p/>
          </table:table-cell>
          <table:table-cell table:number-columns-repeated="3"/>
        </table:table-row>
        <table:table-row table:style-name="ro1">
          <table:table-cell office:value-type="string" calcext:value-type="string">
            <text:p>Autre</text:p>
          </table:table-cell>
          <table:table-cell office:value-type="float" office:value="1" calcext:value-type="float">
            <text:p>1</text:p>
          </table:table-cell>
          <table:table-cell table:formula="of:=[.B47]&lt;&gt;1" office:value-type="boolean" office:boolean-value="false" calcext:value-type="boolean">
            <text:p/>
          </table:table-cell>
          <table:table-cell table:number-columns-repeated="3"/>
        </table:table-row>
        <table:table-row table:style-name="ro1">
          <table:table-cell office:value-type="string" calcext:value-type="string">
            <text:p>Bailleur de fonds</text:p>
          </table:table-cell>
          <table:table-cell office:value-type="float" office:value="1" calcext:value-type="float">
            <text:p>1</text:p>
          </table:table-cell>
          <table:table-cell table:formula="of:=[.B48]&lt;&gt;1" office:value-type="boolean" office:boolean-value="false" calcext:value-type="boolean">
            <text:p/>
          </table:table-cell>
          <table:table-cell table:number-columns-repeated="3"/>
        </table:table-row>
        <table:table-row table:style-name="ro1">
          <table:table-cell office:value-type="string" calcext:value-type="string">
            <text:p>Bowdlerisation </text:p>
          </table:table-cell>
          <table:table-cell office:value-type="float" office:value="1" calcext:value-type="float">
            <text:p>1</text:p>
          </table:table-cell>
          <table:table-cell table:formula="of:=[.B49]&lt;&gt;1" office:value-type="boolean" office:boolean-value="false" calcext:value-type="boolean">
            <text:p/>
          </table:table-cell>
          <table:table-cell table:number-columns-repeated="3"/>
        </table:table-row>
        <table:table-row table:style-name="ro1">
          <table:table-cell office:value-type="string" calcext:value-type="string">
            <text:p>Calligraphiste</text:p>
          </table:table-cell>
          <table:table-cell office:value-type="float" office:value="1" calcext:value-type="float">
            <text:p>1</text:p>
          </table:table-cell>
          <table:table-cell table:formula="of:=[.B50]&lt;&gt;1" office:value-type="boolean" office:boolean-value="false" calcext:value-type="boolean">
            <text:p/>
          </table:table-cell>
          <table:table-cell table:number-columns-repeated="3"/>
        </table:table-row>
        <table:table-row table:style-name="ro1">
          <table:table-cell office:value-type="string" calcext:value-type="string">
            <text:p>Canal de distribution</text:p>
          </table:table-cell>
          <table:table-cell office:value-type="float" office:value="1" calcext:value-type="float">
            <text:p>1</text:p>
          </table:table-cell>
          <table:table-cell table:formula="of:=[.B51]&lt;&gt;1" office:value-type="boolean" office:boolean-value="false" calcext:value-type="boolean">
            <text:p/>
          </table:table-cell>
          <table:table-cell table:number-columns-repeated="3"/>
        </table:table-row>
        <table:table-row table:style-name="ro1">
          <table:table-cell office:value-type="string" calcext:value-type="string">
            <text:p>Candidat</text:p>
          </table:table-cell>
          <table:table-cell office:value-type="float" office:value="1" calcext:value-type="float">
            <text:p>1</text:p>
          </table:table-cell>
          <table:table-cell table:formula="of:=[.B52]&lt;&gt;1" office:value-type="boolean" office:boolean-value="false" calcext:value-type="boolean">
            <text:p/>
          </table:table-cell>
          <table:table-cell table:number-columns-repeated="3"/>
        </table:table-row>
        <table:table-row table:style-name="ro1">
          <table:table-cell office:value-type="string" calcext:value-type="string">
            <text:p>Caractères typographiques, Concepteur de</text:p>
          </table:table-cell>
          <table:table-cell office:value-type="float" office:value="1" calcext:value-type="float">
            <text:p>1</text:p>
          </table:table-cell>
          <table:table-cell table:formula="of:=[.B53]&lt;&gt;1" office:value-type="boolean" office:boolean-value="false" calcext:value-type="boolean">
            <text:p/>
          </table:table-cell>
          <table:table-cell table:number-columns-repeated="3"/>
        </table:table-row>
        <table:table-row table:style-name="ro1">
          <table:table-cell office:value-type="string" calcext:value-type="string">
            <text:p>Cartographe</text:p>
          </table:table-cell>
          <table:table-cell office:value-type="float" office:value="1" calcext:value-type="float">
            <text:p>1</text:p>
          </table:table-cell>
          <table:table-cell table:formula="of:=[.B54]&lt;&gt;1" office:value-type="boolean" office:boolean-value="false" calcext:value-type="boolean">
            <text:p/>
          </table:table-cell>
          <table:table-cell table:number-columns-repeated="3"/>
        </table:table-row>
        <table:table-row table:style-name="ro1">
          <table:table-cell office:value-type="string" calcext:value-type="string">
            <text:p>Censeur</text:p>
          </table:table-cell>
          <table:table-cell office:value-type="float" office:value="1" calcext:value-type="float">
            <text:p>1</text:p>
          </table:table-cell>
          <table:table-cell table:formula="of:=[.B55]&lt;&gt;1" office:value-type="boolean" office:boolean-value="false" calcext:value-type="boolean">
            <text:p/>
          </table:table-cell>
          <table:table-cell table:number-columns-repeated="3"/>
        </table:table-row>
        <table:table-row table:style-name="ro1">
          <table:table-cell office:value-type="string" calcext:value-type="string">
            <text:p>Cessionnaire</text:p>
          </table:table-cell>
          <table:table-cell office:value-type="float" office:value="1" calcext:value-type="float">
            <text:p>1</text:p>
          </table:table-cell>
          <table:table-cell table:formula="of:=[.B56]&lt;&gt;1" office:value-type="boolean" office:boolean-value="false" calcext:value-type="boolean">
            <text:p/>
          </table:table-cell>
          <table:table-cell table:number-columns-repeated="3"/>
        </table:table-row>
        <table:table-row table:style-name="ro1">
          <table:table-cell office:value-type="string" calcext:value-type="string">
            <text:p>Chanteur</text:p>
          </table:table-cell>
          <table:table-cell office:value-type="float" office:value="1" calcext:value-type="float">
            <text:p>1</text:p>
          </table:table-cell>
          <table:table-cell table:formula="of:=[.B57]&lt;&gt;1" office:value-type="boolean" office:boolean-value="false" calcext:value-type="boolean">
            <text:p/>
          </table:table-cell>
          <table:table-cell table:number-columns-repeated="3"/>
        </table:table-row>
        <table:table-row table:style-name="ro1">
          <table:table-cell office:value-type="string" calcext:value-type="string">
            <text:p>Chef d'orchestre</text:p>
          </table:table-cell>
          <table:table-cell office:value-type="float" office:value="1" calcext:value-type="float">
            <text:p>1</text:p>
          </table:table-cell>
          <table:table-cell table:formula="of:=[.B58]&lt;&gt;1" office:value-type="boolean" office:boolean-value="false" calcext:value-type="boolean">
            <text:p/>
          </table:table-cell>
          <table:table-cell table:number-columns-repeated="3"/>
        </table:table-row>
        <table:table-row table:style-name="ro1">
          <table:table-cell office:value-type="string" calcext:value-type="string">
            <text:p>Chef décorateur</text:p>
          </table:table-cell>
          <table:table-cell office:value-type="float" office:value="1" calcext:value-type="float">
            <text:p>1</text:p>
          </table:table-cell>
          <table:table-cell table:formula="of:=[.B59]&lt;&gt;1" office:value-type="boolean" office:boolean-value="false" calcext:value-type="boolean">
            <text:p/>
          </table:table-cell>
          <table:table-cell table:number-columns-repeated="3"/>
        </table:table-row>
        <table:table-row table:style-name="ro1">
          <table:table-cell office:value-type="string" calcext:value-type="string">
            <text:p>Chef électricien</text:p>
          </table:table-cell>
          <table:table-cell office:value-type="float" office:value="1" calcext:value-type="float">
            <text:p>1</text:p>
          </table:table-cell>
          <table:table-cell table:formula="of:=[.B60]&lt;&gt;1" office:value-type="boolean" office:boolean-value="false" calcext:value-type="boolean">
            <text:p/>
          </table:table-cell>
          <table:table-cell table:number-columns-repeated="3"/>
        </table:table-row>
        <table:table-row table:style-name="ro1">
          <table:table-cell office:value-type="string" calcext:value-type="string">
            <text:p>Chef monteur</text:p>
          </table:table-cell>
          <table:table-cell office:value-type="float" office:value="1" calcext:value-type="float">
            <text:p>1</text:p>
          </table:table-cell>
          <table:table-cell table:formula="of:=[.B61]&lt;&gt;1" office:value-type="boolean" office:boolean-value="false" calcext:value-type="boolean">
            <text:p/>
          </table:table-cell>
          <table:table-cell table:number-columns-repeated="3"/>
        </table:table-row>
        <table:table-row table:style-name="ro1">
          <table:table-cell office:value-type="string" calcext:value-type="string">
            <text:p>Chef opérateur de la prise de vue</text:p>
          </table:table-cell>
          <table:table-cell office:value-type="float" office:value="1" calcext:value-type="float">
            <text:p>1</text:p>
          </table:table-cell>
          <table:table-cell table:formula="of:=[.B62]&lt;&gt;1" office:value-type="boolean" office:boolean-value="false" calcext:value-type="boolean">
            <text:p/>
          </table:table-cell>
          <table:table-cell table:number-columns-repeated="3"/>
        </table:table-row>
        <table:table-row table:style-name="ro1">
          <table:table-cell office:value-type="string" calcext:value-type="string">
            <text:p>Chercheur</text:p>
          </table:table-cell>
          <table:table-cell office:value-type="float" office:value="1" calcext:value-type="float">
            <text:p>1</text:p>
          </table:table-cell>
          <table:table-cell table:formula="of:=[.B63]&lt;&gt;1" office:value-type="boolean" office:boolean-value="false" calcext:value-type="boolean">
            <text:p/>
          </table:table-cell>
          <table:table-cell table:number-columns-repeated="3"/>
        </table:table-row>
        <table:table-row table:style-name="ro1">
          <table:table-cell office:value-type="string" calcext:value-type="string">
            <text:p>Chorégraphe</text:p>
          </table:table-cell>
          <table:table-cell office:value-type="float" office:value="1" calcext:value-type="float">
            <text:p>1</text:p>
          </table:table-cell>
          <table:table-cell table:formula="of:=[.B64]&lt;&gt;1" office:value-type="boolean" office:boolean-value="false" calcext:value-type="boolean">
            <text:p/>
          </table:table-cell>
          <table:table-cell table:number-columns-repeated="3"/>
        </table:table-row>
        <table:table-row table:style-name="ro1">
          <table:table-cell office:value-type="string" calcext:value-type="string">
            <text:p>Cinéaste</text:p>
          </table:table-cell>
          <table:table-cell office:value-type="float" office:value="1" calcext:value-type="float">
            <text:p>1</text:p>
          </table:table-cell>
          <table:table-cell table:formula="of:=[.B65]&lt;&gt;1" office:value-type="boolean" office:boolean-value="false" calcext:value-type="boolean">
            <text:p/>
          </table:table-cell>
          <table:table-cell table:number-columns-repeated="3"/>
        </table:table-row>
        <table:table-row table:style-name="ro1">
          <table:table-cell office:value-type="string" calcext:value-type="string">
            <text:p>Clicheur</text:p>
          </table:table-cell>
          <table:table-cell office:value-type="float" office:value="1" calcext:value-type="float">
            <text:p>1</text:p>
          </table:table-cell>
          <table:table-cell table:formula="of:=[.B66]&lt;&gt;1" office:value-type="boolean" office:boolean-value="false" calcext:value-type="boolean">
            <text:p/>
          </table:table-cell>
          <table:table-cell table:number-columns-repeated="3"/>
        </table:table-row>
        <table:table-row table:style-name="ro1">
          <table:table-cell office:value-type="string" calcext:value-type="string">
            <text:p>Client</text:p>
          </table:table-cell>
          <table:table-cell office:value-type="float" office:value="1" calcext:value-type="float">
            <text:p>1</text:p>
          </table:table-cell>
          <table:table-cell table:formula="of:=[.B67]&lt;&gt;1" office:value-type="boolean" office:boolean-value="false" calcext:value-type="boolean">
            <text:p/>
          </table:table-cell>
          <table:table-cell table:number-columns-repeated="3"/>
        </table:table-row>
        <table:table-row table:style-name="ro1">
          <table:table-cell office:value-type="string" calcext:value-type="string">
            <text:p>Coauteur</text:p>
          </table:table-cell>
          <table:table-cell office:value-type="float" office:value="1" calcext:value-type="float">
            <text:p>1</text:p>
          </table:table-cell>
          <table:table-cell table:formula="of:=[.B68]&lt;&gt;1" office:value-type="boolean" office:boolean-value="false" calcext:value-type="boolean">
            <text:p/>
          </table:table-cell>
          <table:table-cell table:number-columns-repeated="3"/>
        </table:table-row>
        <table:table-row table:style-name="ro1">
          <table:table-cell office:value-type="string" calcext:value-type="string">
            <text:p>Collaborateur</text:p>
          </table:table-cell>
          <table:table-cell office:value-type="float" office:value="1" calcext:value-type="float">
            <text:p>1</text:p>
          </table:table-cell>
          <table:table-cell table:formula="of:=[.B69]&lt;&gt;1" office:value-type="boolean" office:boolean-value="false" calcext:value-type="boolean">
            <text:p/>
          </table:table-cell>
          <table:table-cell table:number-columns-repeated="3"/>
        </table:table-row>
        <table:table-row table:style-name="ro1">
          <table:table-cell office:value-type="string" calcext:value-type="string">
            <text:p>Collectionneur</text:p>
          </table:table-cell>
          <table:table-cell office:value-type="float" office:value="1" calcext:value-type="float">
            <text:p>1</text:p>
          </table:table-cell>
          <table:table-cell table:formula="of:=[.B70]&lt;&gt;1" office:value-type="boolean" office:boolean-value="false" calcext:value-type="boolean">
            <text:p/>
          </table:table-cell>
          <table:table-cell table:number-columns-repeated="3"/>
        </table:table-row>
        <table:table-row table:style-name="ro1">
          <table:table-cell office:value-type="string" calcext:value-type="string">
            <text:p>Coloriste</text:p>
          </table:table-cell>
          <table:table-cell office:value-type="float" office:value="1" calcext:value-type="float">
            <text:p>1</text:p>
          </table:table-cell>
          <table:table-cell table:formula="of:=[.B71]&lt;&gt;1" office:value-type="boolean" office:boolean-value="false" calcext:value-type="boolean">
            <text:p/>
          </table:table-cell>
          <table:table-cell table:number-columns-repeated="3"/>
        </table:table-row>
        <table:table-row table:style-name="ro1">
          <table:table-cell office:value-type="string" calcext:value-type="string">
            <text:p>Commanditaire</text:p>
          </table:table-cell>
          <table:table-cell office:value-type="float" office:value="1" calcext:value-type="float">
            <text:p>1</text:p>
          </table:table-cell>
          <table:table-cell table:formula="of:=[.B72]&lt;&gt;1" office:value-type="boolean" office:boolean-value="false" calcext:value-type="boolean">
            <text:p/>
          </table:table-cell>
          <table:table-cell table:number-columns-repeated="3"/>
        </table:table-row>
        <table:table-row table:style-name="ro1">
          <table:table-cell office:value-type="string" calcext:value-type="string">
            <text:p>Commentateur</text:p>
          </table:table-cell>
          <table:table-cell office:value-type="float" office:value="1" calcext:value-type="float">
            <text:p>1</text:p>
          </table:table-cell>
          <table:table-cell table:formula="of:=[.B73]&lt;&gt;1" office:value-type="boolean" office:boolean-value="false" calcext:value-type="boolean">
            <text:p/>
          </table:table-cell>
          <table:table-cell table:number-columns-repeated="3"/>
        </table:table-row>
        <table:table-row table:style-name="ro1">
          <table:table-cell office:value-type="string" calcext:value-type="string">
            <text:p>Commentateur du texte</text:p>
          </table:table-cell>
          <table:table-cell office:value-type="float" office:value="1" calcext:value-type="float">
            <text:p>1</text:p>
          </table:table-cell>
          <table:table-cell table:formula="of:=[.B74]&lt;&gt;1" office:value-type="boolean" office:boolean-value="false" calcext:value-type="boolean">
            <text:p/>
          </table:table-cell>
          <table:table-cell table:number-columns-repeated="3"/>
        </table:table-row>
        <table:table-row table:style-name="ro1">
          <table:table-cell office:value-type="string" calcext:value-type="string">
            <text:p>Commissaire d'exposition</text:p>
          </table:table-cell>
          <table:table-cell office:value-type="float" office:value="1" calcext:value-type="float">
            <text:p>1</text:p>
          </table:table-cell>
          <table:table-cell table:formula="of:=[.B75]&lt;&gt;1" office:value-type="boolean" office:boolean-value="false" calcext:value-type="boolean">
            <text:p/>
          </table:table-cell>
          <table:table-cell table:number-columns-repeated="3"/>
        </table:table-row>
        <table:table-row table:style-name="ro1">
          <table:table-cell office:value-type="string" calcext:value-type="string">
            <text:p>Commissaire-priseur</text:p>
          </table:table-cell>
          <table:table-cell office:value-type="float" office:value="1" calcext:value-type="float">
            <text:p>1</text:p>
          </table:table-cell>
          <table:table-cell table:formula="of:=[.B76]&lt;&gt;1" office:value-type="boolean" office:boolean-value="false" calcext:value-type="boolean">
            <text:p/>
          </table:table-cell>
          <table:table-cell table:number-columns-repeated="3"/>
        </table:table-row>
        <table:table-row table:style-name="ro1">
          <table:table-cell office:value-type="string" calcext:value-type="string">
            <text:p>Compilateur</text:p>
          </table:table-cell>
          <table:table-cell office:value-type="float" office:value="1" calcext:value-type="float">
            <text:p>1</text:p>
          </table:table-cell>
          <table:table-cell table:formula="of:=[.B77]&lt;&gt;1" office:value-type="boolean" office:boolean-value="false" calcext:value-type="boolean">
            <text:p/>
          </table:table-cell>
          <table:table-cell table:number-columns-repeated="3"/>
        </table:table-row>
        <table:table-row table:style-name="ro1">
          <table:table-cell office:value-type="string" calcext:value-type="string">
            <text:p>Compositeur</text:p>
          </table:table-cell>
          <table:table-cell office:value-type="float" office:value="1" calcext:value-type="float">
            <text:p>1</text:p>
          </table:table-cell>
          <table:table-cell table:formula="of:=[.B78]&lt;&gt;1" office:value-type="boolean" office:boolean-value="false" calcext:value-type="boolean">
            <text:p/>
          </table:table-cell>
          <table:table-cell table:number-columns-repeated="3"/>
        </table:table-row>
        <table:table-row table:style-name="ro1">
          <table:table-cell office:value-type="string" calcext:value-type="string">
            <text:p>Compositeur (Imprimerie)</text:p>
          </table:table-cell>
          <table:table-cell office:value-type="float" office:value="1" calcext:value-type="float">
            <text:p>1</text:p>
          </table:table-cell>
          <table:table-cell table:formula="of:=[.B79]&lt;&gt;1" office:value-type="boolean" office:boolean-value="false" calcext:value-type="boolean">
            <text:p/>
          </table:table-cell>
          <table:table-cell table:number-columns-repeated="3"/>
        </table:table-row>
        <table:table-row table:style-name="ro1">
          <table:table-cell office:value-type="string" calcext:value-type="string">
            <text:p>Composition (Imprimerie)</text:p>
          </table:table-cell>
          <table:table-cell office:value-type="float" office:value="1" calcext:value-type="float">
            <text:p>1</text:p>
          </table:table-cell>
          <table:table-cell table:formula="of:=[.B80]&lt;&gt;1" office:value-type="boolean" office:boolean-value="false" calcext:value-type="boolean">
            <text:p/>
          </table:table-cell>
          <table:table-cell table:number-columns-repeated="3"/>
        </table:table-row>
        <table:table-row table:style-name="ro1">
          <table:table-cell office:value-type="string" calcext:value-type="string">
            <text:p>Concepteur</text:p>
          </table:table-cell>
          <table:table-cell office:value-type="float" office:value="1" calcext:value-type="float">
            <text:p>1</text:p>
          </table:table-cell>
          <table:table-cell table:formula="of:=[.B81]&lt;&gt;1" office:value-type="boolean" office:boolean-value="false" calcext:value-type="boolean">
            <text:p/>
          </table:table-cell>
          <table:table-cell table:number-columns-repeated="3"/>
        </table:table-row>
        <table:table-row table:style-name="ro1">
          <table:table-cell office:value-type="string" calcext:value-type="string">
            <text:p>Concepteur d'ex-libris</text:p>
          </table:table-cell>
          <table:table-cell office:value-type="float" office:value="1" calcext:value-type="float">
            <text:p>1</text:p>
          </table:table-cell>
          <table:table-cell table:formula="of:=[.B82]&lt;&gt;1" office:value-type="boolean" office:boolean-value="false" calcext:value-type="boolean">
            <text:p/>
          </table:table-cell>
          <table:table-cell table:number-columns-repeated="3"/>
        </table:table-row>
        <table:table-row table:style-name="ro1">
          <table:table-cell office:value-type="string" calcext:value-type="string">
            <text:p>Concepteur de caractères typographiques</text:p>
          </table:table-cell>
          <table:table-cell office:value-type="float" office:value="1" calcext:value-type="float">
            <text:p>1</text:p>
          </table:table-cell>
          <table:table-cell table:formula="of:=[.B83]&lt;&gt;1" office:value-type="boolean" office:boolean-value="false" calcext:value-type="boolean">
            <text:p/>
          </table:table-cell>
          <table:table-cell table:number-columns-repeated="3"/>
        </table:table-row>
        <table:table-row table:style-name="ro1">
          <table:table-cell office:value-type="string" calcext:value-type="string">
            <text:p>Concepteur de jaquettes</text:p>
          </table:table-cell>
          <table:table-cell office:value-type="float" office:value="1" calcext:value-type="float">
            <text:p>1</text:p>
          </table:table-cell>
          <table:table-cell table:formula="of:=[.B84]&lt;&gt;1" office:value-type="boolean" office:boolean-value="false" calcext:value-type="boolean">
            <text:p/>
          </table:table-cell>
          <table:table-cell table:number-columns-repeated="3"/>
        </table:table-row>
        <table:table-row table:style-name="ro1">
          <table:table-cell office:value-type="string" calcext:value-type="string">
            <text:p>Concepteur de la couverture</text:p>
          </table:table-cell>
          <table:table-cell office:value-type="float" office:value="1" calcext:value-type="float">
            <text:p>1</text:p>
          </table:table-cell>
          <table:table-cell table:formula="of:=[.B85]&lt;&gt;1" office:value-type="boolean" office:boolean-value="false" calcext:value-type="boolean">
            <text:p/>
          </table:table-cell>
          <table:table-cell table:number-columns-repeated="3"/>
        </table:table-row>
        <table:table-row table:style-name="ro1">
          <table:table-cell office:value-type="string" calcext:value-type="string">
            <text:p>Concepteur de la pochette</text:p>
          </table:table-cell>
          <table:table-cell office:value-type="float" office:value="1" calcext:value-type="float">
            <text:p>1</text:p>
          </table:table-cell>
          <table:table-cell table:formula="of:=[.B86]&lt;&gt;1" office:value-type="boolean" office:boolean-value="false" calcext:value-type="boolean">
            <text:p/>
          </table:table-cell>
          <table:table-cell table:number-columns-repeated="3"/>
        </table:table-row>
        <table:table-row table:style-name="ro1">
          <table:table-cell office:value-type="string" calcext:value-type="string">
            <text:p>Concepteur de livres</text:p>
          </table:table-cell>
          <table:table-cell office:value-type="float" office:value="1" calcext:value-type="float">
            <text:p>1</text:p>
          </table:table-cell>
          <table:table-cell table:formula="of:=[.B87]&lt;&gt;1" office:value-type="boolean" office:boolean-value="false" calcext:value-type="boolean">
            <text:p/>
          </table:table-cell>
          <table:table-cell table:number-columns-repeated="3"/>
        </table:table-row>
        <table:table-row table:style-name="ro1">
          <table:table-cell office:value-type="string" calcext:value-type="string">
            <text:p>Concepteur de reliures</text:p>
          </table:table-cell>
          <table:table-cell office:value-type="float" office:value="1" calcext:value-type="float">
            <text:p>1</text:p>
          </table:table-cell>
          <table:table-cell table:formula="of:=[.B88]&lt;&gt;1" office:value-type="boolean" office:boolean-value="false" calcext:value-type="boolean">
            <text:p/>
          </table:table-cell>
          <table:table-cell table:number-columns-repeated="3"/>
        </table:table-row>
        <table:table-row table:style-name="ro1">
          <table:table-cell office:value-type="string" calcext:value-type="string">
            <text:p>Concepteur du son</text:p>
          </table:table-cell>
          <table:table-cell office:value-type="float" office:value="1" calcext:value-type="float">
            <text:p>1</text:p>
          </table:table-cell>
          <table:table-cell table:formula="of:=[.B89]&lt;&gt;1" office:value-type="boolean" office:boolean-value="false" calcext:value-type="boolean">
            <text:p/>
          </table:table-cell>
          <table:table-cell table:number-columns-repeated="3"/>
        </table:table-row>
        <table:table-row table:style-name="ro1">
          <table:table-cell office:value-type="string" calcext:value-type="string">
            <text:p>Conseiller scientifique</text:p>
          </table:table-cell>
          <table:table-cell office:value-type="float" office:value="1" calcext:value-type="float">
            <text:p>1</text:p>
          </table:table-cell>
          <table:table-cell table:formula="of:=[.B90]&lt;&gt;1" office:value-type="boolean" office:boolean-value="false" calcext:value-type="boolean">
            <text:p/>
          </table:table-cell>
          <table:table-cell table:number-columns-repeated="3"/>
        </table:table-row>
        <table:table-row table:style-name="ro1">
          <table:table-cell office:value-type="string" calcext:value-type="string">
            <text:p>Conseiller-expert d'un projet</text:p>
          </table:table-cell>
          <table:table-cell office:value-type="float" office:value="1" calcext:value-type="float">
            <text:p>1</text:p>
          </table:table-cell>
          <table:table-cell table:formula="of:=[.B91]&lt;&gt;1" office:value-type="boolean" office:boolean-value="false" calcext:value-type="boolean">
            <text:p/>
          </table:table-cell>
          <table:table-cell table:number-columns-repeated="3"/>
        </table:table-row>
        <table:table-row table:style-name="ro1">
          <table:table-cell office:value-type="string" calcext:value-type="string">
            <text:p>Conservateur</text:p>
          </table:table-cell>
          <table:table-cell office:value-type="float" office:value="1" calcext:value-type="float">
            <text:p>1</text:p>
          </table:table-cell>
          <table:table-cell table:formula="of:=[.B92]&lt;&gt;1" office:value-type="boolean" office:boolean-value="false" calcext:value-type="boolean">
            <text:p/>
          </table:table-cell>
          <table:table-cell table:number-columns-repeated="3"/>
        </table:table-row>
        <table:table-row table:style-name="ro1">
          <table:table-cell office:value-type="string" calcext:value-type="string">
            <text:p>Conservateur de la collection</text:p>
          </table:table-cell>
          <table:table-cell office:value-type="float" office:value="1" calcext:value-type="float">
            <text:p>1</text:p>
          </table:table-cell>
          <table:table-cell table:formula="of:=[.B93]&lt;&gt;1" office:value-type="boolean" office:boolean-value="false" calcext:value-type="boolean">
            <text:p/>
          </table:table-cell>
          <table:table-cell table:number-columns-repeated="3"/>
        </table:table-row>
        <table:table-row table:style-name="ro1">
          <table:table-cell office:value-type="string" calcext:value-type="string">
            <text:p>Contestant</text:p>
          </table:table-cell>
          <table:table-cell office:value-type="float" office:value="1" calcext:value-type="float">
            <text:p>1</text:p>
          </table:table-cell>
          <table:table-cell table:formula="of:=[.B94]&lt;&gt;1" office:value-type="boolean" office:boolean-value="false" calcext:value-type="boolean">
            <text:p/>
          </table:table-cell>
          <table:table-cell table:number-columns-repeated="3"/>
        </table:table-row>
        <table:table-row table:style-name="ro1">
          <table:table-cell office:value-type="string" calcext:value-type="string">
            <text:p>Contestant-appelant</text:p>
          </table:table-cell>
          <table:table-cell office:value-type="float" office:value="1" calcext:value-type="float">
            <text:p>1</text:p>
          </table:table-cell>
          <table:table-cell table:formula="of:=[.B95]&lt;&gt;1" office:value-type="boolean" office:boolean-value="false" calcext:value-type="boolean">
            <text:p/>
          </table:table-cell>
          <table:table-cell table:number-columns-repeated="3"/>
        </table:table-row>
        <table:table-row table:style-name="ro1">
          <table:table-cell office:value-type="string" calcext:value-type="string">
            <text:p>Contestant-intimé</text:p>
          </table:table-cell>
          <table:table-cell office:value-type="float" office:value="1" calcext:value-type="float">
            <text:p>1</text:p>
          </table:table-cell>
          <table:table-cell table:formula="of:=[.B96]&lt;&gt;1" office:value-type="boolean" office:boolean-value="false" calcext:value-type="boolean">
            <text:p/>
          </table:table-cell>
          <table:table-cell table:number-columns-repeated="3"/>
        </table:table-row>
        <table:table-row table:style-name="ro1">
          <table:table-cell office:value-type="string" calcext:value-type="string">
            <text:p>Contesté</text:p>
          </table:table-cell>
          <table:table-cell office:value-type="float" office:value="1" calcext:value-type="float">
            <text:p>1</text:p>
          </table:table-cell>
          <table:table-cell table:formula="of:=[.B97]&lt;&gt;1" office:value-type="boolean" office:boolean-value="false" calcext:value-type="boolean">
            <text:p/>
          </table:table-cell>
          <table:table-cell table:number-columns-repeated="3"/>
        </table:table-row>
        <table:table-row table:style-name="ro1">
          <table:table-cell office:value-type="string" calcext:value-type="string">
            <text:p>Contesté-appelant</text:p>
          </table:table-cell>
          <table:table-cell office:value-type="float" office:value="1" calcext:value-type="float">
            <text:p>1</text:p>
          </table:table-cell>
          <table:table-cell table:formula="of:=[.B98]&lt;&gt;1" office:value-type="boolean" office:boolean-value="false" calcext:value-type="boolean">
            <text:p/>
          </table:table-cell>
          <table:table-cell table:number-columns-repeated="3"/>
        </table:table-row>
        <table:table-row table:style-name="ro1">
          <table:table-cell office:value-type="string" calcext:value-type="string">
            <text:p>Contesté-intimé</text:p>
          </table:table-cell>
          <table:table-cell office:value-type="float" office:value="1" calcext:value-type="float">
            <text:p>1</text:p>
          </table:table-cell>
          <table:table-cell table:formula="of:=[.B99]&lt;&gt;1" office:value-type="boolean" office:boolean-value="false" calcext:value-type="boolean">
            <text:p/>
          </table:table-cell>
          <table:table-cell table:number-columns-repeated="3"/>
        </table:table-row>
        <table:table-row table:style-name="ro1">
          <table:table-cell office:value-type="string" calcext:value-type="string">
            <text:p>Conteur</text:p>
          </table:table-cell>
          <table:table-cell office:value-type="float" office:value="1" calcext:value-type="float">
            <text:p>1</text:p>
          </table:table-cell>
          <table:table-cell table:formula="of:=[.B100]&lt;&gt;1" office:value-type="boolean" office:boolean-value="false" calcext:value-type="boolean">
            <text:p/>
          </table:table-cell>
          <table:table-cell table:number-columns-repeated="3"/>
        </table:table-row>
        <table:table-row table:style-name="ro1">
          <table:table-cell office:value-type="string" calcext:value-type="string">
            <text:p>Contexte</text:p>
          </table:table-cell>
          <table:table-cell office:value-type="float" office:value="1" calcext:value-type="float">
            <text:p>1</text:p>
          </table:table-cell>
          <table:table-cell table:formula="of:=[.B101]&lt;&gt;1" office:value-type="boolean" office:boolean-value="false" calcext:value-type="boolean">
            <text:p/>
          </table:table-cell>
          <table:table-cell table:number-columns-repeated="3"/>
        </table:table-row>
        <table:table-row table:style-name="ro1">
          <table:table-cell office:value-type="string" calcext:value-type="string">
            <text:p>Contractant</text:p>
          </table:table-cell>
          <table:table-cell office:value-type="float" office:value="1" calcext:value-type="float">
            <text:p>1</text:p>
          </table:table-cell>
          <table:table-cell table:formula="of:=[.B102]&lt;&gt;1" office:value-type="boolean" office:boolean-value="false" calcext:value-type="boolean">
            <text:p/>
          </table:table-cell>
          <table:table-cell table:number-columns-repeated="3"/>
        </table:table-row>
        <table:table-row table:style-name="ro1">
          <table:table-cell office:value-type="string" calcext:value-type="string">
            <text:p>Contrefacteur</text:p>
          </table:table-cell>
          <table:table-cell office:value-type="float" office:value="1" calcext:value-type="float">
            <text:p>1</text:p>
          </table:table-cell>
          <table:table-cell table:formula="of:=[.B103]&lt;&gt;1" office:value-type="boolean" office:boolean-value="false" calcext:value-type="boolean">
            <text:p/>
          </table:table-cell>
          <table:table-cell table:number-columns-repeated="3"/>
        </table:table-row>
        <table:table-row table:style-name="ro1">
          <table:table-cell office:value-type="string" calcext:value-type="string">
            <text:p>Contributeur</text:p>
          </table:table-cell>
          <table:table-cell office:value-type="float" office:value="1" calcext:value-type="float">
            <text:p>1</text:p>
          </table:table-cell>
          <table:table-cell table:formula="of:=[.B104]&lt;&gt;1" office:value-type="boolean" office:boolean-value="false" calcext:value-type="boolean">
            <text:p/>
          </table:table-cell>
          <table:table-cell table:number-columns-repeated="3"/>
        </table:table-row>
        <table:table-row table:style-name="ro1">
          <table:table-cell office:value-type="string" calcext:value-type="string">
            <text:p>Contributeur de données</text:p>
          </table:table-cell>
          <table:table-cell office:value-type="float" office:value="1" calcext:value-type="float">
            <text:p>1</text:p>
          </table:table-cell>
          <table:table-cell table:formula="of:=[.B105]&lt;&gt;1" office:value-type="boolean" office:boolean-value="false" calcext:value-type="boolean">
            <text:p/>
          </table:table-cell>
          <table:table-cell table:number-columns-repeated="3"/>
        </table:table-row>
        <table:table-row table:style-name="ro1">
          <table:table-cell office:value-type="string" calcext:value-type="string">
            <text:p>Copiste</text:p>
          </table:table-cell>
          <table:table-cell office:value-type="float" office:value="1" calcext:value-type="float">
            <text:p>1</text:p>
          </table:table-cell>
          <table:table-cell table:formula="of:=[.B106]&lt;&gt;1" office:value-type="boolean" office:boolean-value="false" calcext:value-type="boolean">
            <text:p/>
          </table:table-cell>
          <table:table-cell table:number-columns-repeated="3"/>
        </table:table-row>
        <table:table-row table:style-name="ro1">
          <table:table-cell office:value-type="string" calcext:value-type="string">
            <text:p>Copiste d'art</text:p>
          </table:table-cell>
          <table:table-cell office:value-type="float" office:value="1" calcext:value-type="float">
            <text:p>1</text:p>
          </table:table-cell>
          <table:table-cell table:formula="of:=[.B107]&lt;&gt;1" office:value-type="boolean" office:boolean-value="false" calcext:value-type="boolean">
            <text:p/>
          </table:table-cell>
          <table:table-cell table:number-columns-repeated="3"/>
        </table:table-row>
        <table:table-row table:style-name="ro1">
          <table:table-cell office:value-type="string" calcext:value-type="string">
            <text:p>Copiste de musique</text:p>
          </table:table-cell>
          <table:table-cell office:value-type="float" office:value="1" calcext:value-type="float">
            <text:p>1</text:p>
          </table:table-cell>
          <table:table-cell table:formula="of:=[.B108]&lt;&gt;1" office:value-type="boolean" office:boolean-value="false" calcext:value-type="boolean">
            <text:p/>
          </table:table-cell>
          <table:table-cell table:number-columns-repeated="3"/>
        </table:table-row>
        <table:table-row table:style-name="ro1">
          <table:table-cell office:value-type="string" calcext:value-type="string">
            <text:p>Correcteur d'épreuves</text:p>
          </table:table-cell>
          <table:table-cell office:value-type="float" office:value="1" calcext:value-type="float">
            <text:p>1</text:p>
          </table:table-cell>
          <table:table-cell table:formula="of:=[.B109]&lt;&gt;1" office:value-type="boolean" office:boolean-value="false" calcext:value-type="boolean">
            <text:p/>
          </table:table-cell>
          <table:table-cell table:number-columns-repeated="3"/>
        </table:table-row>
        <table:table-row table:style-name="ro1">
          <table:table-cell office:value-type="string" calcext:value-type="string">
            <text:p>Correspondant</text:p>
          </table:table-cell>
          <table:table-cell office:value-type="float" office:value="1" calcext:value-type="float">
            <text:p>1</text:p>
          </table:table-cell>
          <table:table-cell table:formula="of:=[.B110]&lt;&gt;1" office:value-type="boolean" office:boolean-value="false" calcext:value-type="boolean">
            <text:p/>
          </table:table-cell>
          <table:table-cell table:number-columns-repeated="3"/>
        </table:table-row>
        <table:table-row table:style-name="ro1">
          <table:table-cell office:value-type="string" calcext:value-type="string">
            <text:p>Costumier</text:p>
          </table:table-cell>
          <table:table-cell office:value-type="float" office:value="1" calcext:value-type="float">
            <text:p>1</text:p>
          </table:table-cell>
          <table:table-cell table:formula="of:=[.B111]&lt;&gt;1" office:value-type="boolean" office:boolean-value="false" calcext:value-type="boolean">
            <text:p/>
          </table:table-cell>
          <table:table-cell table:number-columns-repeated="3"/>
        </table:table-row>
        <table:table-row table:style-name="ro1">
          <table:table-cell office:value-type="string" calcext:value-type="string">
            <text:p>Créateur</text:p>
          </table:table-cell>
          <table:table-cell office:value-type="float" office:value="1" calcext:value-type="float">
            <text:p>1</text:p>
          </table:table-cell>
          <table:table-cell table:formula="of:=[.B112]&lt;&gt;1" office:value-type="boolean" office:boolean-value="false" calcext:value-type="boolean">
            <text:p/>
          </table:table-cell>
          <table:table-cell table:number-columns-repeated="3"/>
        </table:table-row>
        <table:table-row table:style-name="ro1">
          <table:table-cell office:value-type="string" calcext:value-type="string">
            <text:p>Crédité au générique</text:p>
          </table:table-cell>
          <table:table-cell office:value-type="float" office:value="1" calcext:value-type="float">
            <text:p>1</text:p>
          </table:table-cell>
          <table:table-cell table:formula="of:=[.B113]&lt;&gt;1" office:value-type="boolean" office:boolean-value="false" calcext:value-type="boolean">
            <text:p/>
          </table:table-cell>
          <table:table-cell table:number-columns-repeated="3"/>
        </table:table-row>
        <table:table-row table:style-name="ro1">
          <table:table-cell office:value-type="string" calcext:value-type="string">
            <text:p>Critique</text:p>
          </table:table-cell>
          <table:table-cell office:value-type="float" office:value="1" calcext:value-type="float">
            <text:p>1</text:p>
          </table:table-cell>
          <table:table-cell table:formula="of:=[.B114]&lt;&gt;1" office:value-type="boolean" office:boolean-value="false" calcext:value-type="boolean">
            <text:p/>
          </table:table-cell>
          <table:table-cell table:number-columns-repeated="3"/>
        </table:table-row>
        <table:table-row table:style-name="ro1">
          <table:table-cell office:value-type="string" calcext:value-type="string">
            <text:p>Curateur</text:p>
          </table:table-cell>
          <table:table-cell office:value-type="float" office:value="1" calcext:value-type="float">
            <text:p>1</text:p>
          </table:table-cell>
          <table:table-cell table:formula="of:=[.B115]&lt;&gt;1" office:value-type="boolean" office:boolean-value="false" calcext:value-type="boolean">
            <text:p/>
          </table:table-cell>
          <table:table-cell table:number-columns-repeated="3"/>
        </table:table-row>
        <table:table-row table:style-name="ro1">
          <table:table-cell office:value-type="string" calcext:value-type="string">
            <text:p>Curieux</text:p>
          </table:table-cell>
          <table:table-cell office:value-type="float" office:value="1" calcext:value-type="float">
            <text:p>1</text:p>
          </table:table-cell>
          <table:table-cell table:formula="of:=[.B116]&lt;&gt;1" office:value-type="boolean" office:boolean-value="false" calcext:value-type="boolean">
            <text:p/>
          </table:table-cell>
          <table:table-cell table:number-columns-repeated="3"/>
        </table:table-row>
        <table:table-row table:style-name="ro1">
          <table:table-cell office:value-type="string" calcext:value-type="string">
            <text:p>D'autre part</text:p>
          </table:table-cell>
          <table:table-cell office:value-type="float" office:value="1" calcext:value-type="float">
            <text:p>1</text:p>
          </table:table-cell>
          <table:table-cell table:formula="of:=[.B117]&lt;&gt;1" office:value-type="boolean" office:boolean-value="false" calcext:value-type="boolean">
            <text:p/>
          </table:table-cell>
          <table:table-cell table:number-columns-repeated="3"/>
        </table:table-row>
        <table:table-row table:style-name="ro1">
          <table:table-cell office:value-type="string" calcext:value-type="string">
            <text:p>D'une part</text:p>
          </table:table-cell>
          <table:table-cell office:value-type="float" office:value="1" calcext:value-type="float">
            <text:p>1</text:p>
          </table:table-cell>
          <table:table-cell table:formula="of:=[.B118]&lt;&gt;1" office:value-type="boolean" office:boolean-value="false" calcext:value-type="boolean">
            <text:p/>
          </table:table-cell>
          <table:table-cell table:number-columns-repeated="3"/>
        </table:table-row>
        <table:table-row table:style-name="ro1">
          <table:table-cell office:value-type="string" calcext:value-type="string">
            <text:p>Danseur</text:p>
          </table:table-cell>
          <table:table-cell office:value-type="float" office:value="1" calcext:value-type="float">
            <text:p>1</text:p>
          </table:table-cell>
          <table:table-cell table:formula="of:=[.B119]&lt;&gt;1" office:value-type="boolean" office:boolean-value="false" calcext:value-type="boolean">
            <text:p/>
          </table:table-cell>
          <table:table-cell table:number-columns-repeated="3"/>
        </table:table-row>
        <table:table-row table:style-name="ro1">
          <table:table-cell office:value-type="string" calcext:value-type="string">
            <text:p>Décorateur de scène</text:p>
          </table:table-cell>
          <table:table-cell office:value-type="float" office:value="1" calcext:value-type="float">
            <text:p>1</text:p>
          </table:table-cell>
          <table:table-cell table:formula="of:=[.B120]&lt;&gt;1" office:value-type="boolean" office:boolean-value="false" calcext:value-type="boolean">
            <text:p/>
          </table:table-cell>
          <table:table-cell table:number-columns-repeated="3"/>
        </table:table-row>
        <table:table-row table:style-name="ro1">
          <table:table-cell office:value-type="string" calcext:value-type="string">
            <text:p>Dédicataire</text:p>
          </table:table-cell>
          <table:table-cell office:value-type="float" office:value="1" calcext:value-type="float">
            <text:p>1</text:p>
          </table:table-cell>
          <table:table-cell table:formula="of:=[.B121]&lt;&gt;1" office:value-type="boolean" office:boolean-value="false" calcext:value-type="boolean">
            <text:p/>
          </table:table-cell>
          <table:table-cell table:number-columns-repeated="3"/>
        </table:table-row>
        <table:table-row table:style-name="ro1">
          <table:table-cell office:value-type="string" calcext:value-type="string">
            <text:p>Défendeur</text:p>
          </table:table-cell>
          <table:table-cell office:value-type="float" office:value="1" calcext:value-type="float">
            <text:p>1</text:p>
          </table:table-cell>
          <table:table-cell table:formula="of:=[.B122]&lt;&gt;1" office:value-type="boolean" office:boolean-value="false" calcext:value-type="boolean">
            <text:p/>
          </table:table-cell>
          <table:table-cell table:number-columns-repeated="3"/>
        </table:table-row>
        <table:table-row table:style-name="ro1">
          <table:table-cell office:value-type="string" calcext:value-type="string">
            <text:p>Défendeur-appelant</text:p>
          </table:table-cell>
          <table:table-cell office:value-type="float" office:value="1" calcext:value-type="float">
            <text:p>1</text:p>
          </table:table-cell>
          <table:table-cell table:formula="of:=[.B123]&lt;&gt;1" office:value-type="boolean" office:boolean-value="false" calcext:value-type="boolean">
            <text:p/>
          </table:table-cell>
          <table:table-cell table:number-columns-repeated="3"/>
        </table:table-row>
        <table:table-row table:style-name="ro1">
          <table:table-cell office:value-type="string" calcext:value-type="string">
            <text:p>Défendeur-intimé</text:p>
          </table:table-cell>
          <table:table-cell office:value-type="float" office:value="1" calcext:value-type="float">
            <text:p>1</text:p>
          </table:table-cell>
          <table:table-cell table:formula="of:=[.B124]&lt;&gt;1" office:value-type="boolean" office:boolean-value="false" calcext:value-type="boolean">
            <text:p/>
          </table:table-cell>
          <table:table-cell table:number-columns-repeated="3"/>
        </table:table-row>
        <table:table-row table:style-name="ro1">
          <table:table-cell office:value-type="string" calcext:value-type="string">
            <text:p>Demandeur</text:p>
          </table:table-cell>
          <table:table-cell office:value-type="float" office:value="1" calcext:value-type="float">
            <text:p>1</text:p>
          </table:table-cell>
          <table:table-cell table:formula="of:=[.B125]&lt;&gt;1" office:value-type="boolean" office:boolean-value="false" calcext:value-type="boolean">
            <text:p/>
          </table:table-cell>
          <table:table-cell table:number-columns-repeated="3"/>
        </table:table-row>
        <table:table-row table:style-name="ro1">
          <table:table-cell office:value-type="string" calcext:value-type="string">
            <text:p>Demandeur de brevet</text:p>
          </table:table-cell>
          <table:table-cell office:value-type="float" office:value="1" calcext:value-type="float">
            <text:p>1</text:p>
          </table:table-cell>
          <table:table-cell table:formula="of:=[.B126]&lt;&gt;1" office:value-type="boolean" office:boolean-value="false" calcext:value-type="boolean">
            <text:p/>
          </table:table-cell>
          <table:table-cell table:number-columns-repeated="3"/>
        </table:table-row>
        <table:table-row table:style-name="ro1">
          <table:table-cell office:value-type="string" calcext:value-type="string">
            <text:p>Demandeur du droit d'auteur</text:p>
          </table:table-cell>
          <table:table-cell office:value-type="float" office:value="1" calcext:value-type="float">
            <text:p>1</text:p>
          </table:table-cell>
          <table:table-cell table:formula="of:=[.B127]&lt;&gt;1" office:value-type="boolean" office:boolean-value="false" calcext:value-type="boolean">
            <text:p/>
          </table:table-cell>
          <table:table-cell table:number-columns-repeated="3"/>
        </table:table-row>
        <table:table-row table:style-name="ro1">
          <table:table-cell office:value-type="string" calcext:value-type="string">
            <text:p>Demandeur-appelant</text:p>
          </table:table-cell>
          <table:table-cell office:value-type="float" office:value="1" calcext:value-type="float">
            <text:p>1</text:p>
          </table:table-cell>
          <table:table-cell table:formula="of:=[.B128]&lt;&gt;1" office:value-type="boolean" office:boolean-value="false" calcext:value-type="boolean">
            <text:p/>
          </table:table-cell>
          <table:table-cell table:number-columns-repeated="3"/>
        </table:table-row>
        <table:table-row table:style-name="ro1">
          <table:table-cell office:value-type="string" calcext:value-type="string">
            <text:p>Demandeur-intimé</text:p>
          </table:table-cell>
          <table:table-cell office:value-type="float" office:value="1" calcext:value-type="float">
            <text:p>1</text:p>
          </table:table-cell>
          <table:table-cell table:formula="of:=[.B129]&lt;&gt;1" office:value-type="boolean" office:boolean-value="false" calcext:value-type="boolean">
            <text:p/>
          </table:table-cell>
          <table:table-cell table:number-columns-repeated="3"/>
        </table:table-row>
        <table:table-row table:style-name="ro1">
          <table:table-cell office:value-type="string" calcext:value-type="string">
            <text:p>Déposant</text:p>
          </table:table-cell>
          <table:table-cell office:value-type="float" office:value="1" calcext:value-type="float">
            <text:p>1</text:p>
          </table:table-cell>
          <table:table-cell table:formula="of:=[.B130]&lt;&gt;1" office:value-type="boolean" office:boolean-value="false" calcext:value-type="boolean">
            <text:p/>
          </table:table-cell>
          <table:table-cell table:number-columns-repeated="3"/>
        </table:table-row>
        <table:table-row table:style-name="ro1">
          <table:table-cell office:value-type="string" calcext:value-type="string">
            <text:p>Designer</text:p>
          </table:table-cell>
          <table:table-cell office:value-type="float" office:value="1" calcext:value-type="float">
            <text:p>1</text:p>
          </table:table-cell>
          <table:table-cell table:formula="of:=[.B131]&lt;&gt;1" office:value-type="boolean" office:boolean-value="false" calcext:value-type="boolean">
            <text:p/>
          </table:table-cell>
          <table:table-cell table:number-columns-repeated="3"/>
        </table:table-row>
        <table:table-row table:style-name="ro1">
          <table:table-cell office:value-type="string" calcext:value-type="string">
            <text:p>Dessinateur industriel</text:p>
          </table:table-cell>
          <table:table-cell office:value-type="float" office:value="1" calcext:value-type="float">
            <text:p>1</text:p>
          </table:table-cell>
          <table:table-cell table:formula="of:=[.B132]&lt;&gt;1" office:value-type="boolean" office:boolean-value="false" calcext:value-type="boolean">
            <text:p/>
          </table:table-cell>
          <table:table-cell table:number-columns-repeated="3"/>
        </table:table-row>
        <table:table-row table:style-name="ro1">
          <table:table-cell office:value-type="string" calcext:value-type="string">
            <text:p>Dessinateur projeteur</text:p>
          </table:table-cell>
          <table:table-cell office:value-type="float" office:value="1" calcext:value-type="float">
            <text:p>1</text:p>
          </table:table-cell>
          <table:table-cell table:formula="of:=[.B133]&lt;&gt;1" office:value-type="boolean" office:boolean-value="false" calcext:value-type="boolean">
            <text:p/>
          </table:table-cell>
          <table:table-cell table:number-columns-repeated="3"/>
        </table:table-row>
        <table:table-row table:style-name="ro1">
          <table:table-cell office:value-type="string" calcext:value-type="string">
            <text:p>Dessinateur-maquettiste</text:p>
          </table:table-cell>
          <table:table-cell office:value-type="float" office:value="1" calcext:value-type="float">
            <text:p>1</text:p>
          </table:table-cell>
          <table:table-cell table:formula="of:=[.B134]&lt;&gt;1" office:value-type="boolean" office:boolean-value="false" calcext:value-type="boolean">
            <text:p/>
          </table:table-cell>
          <table:table-cell table:number-columns-repeated="3"/>
        </table:table-row>
        <table:table-row table:style-name="ro1">
          <table:table-cell office:value-type="string" calcext:value-type="string">
            <text:p>Destinataire</text:p>
          </table:table-cell>
          <table:table-cell office:value-type="float" office:value="1" calcext:value-type="float">
            <text:p>1</text:p>
          </table:table-cell>
          <table:table-cell table:formula="of:=[.B135]&lt;&gt;1" office:value-type="boolean" office:boolean-value="false" calcext:value-type="boolean">
            <text:p/>
          </table:table-cell>
          <table:table-cell table:number-columns-repeated="3"/>
        </table:table-row>
        <table:table-row table:style-name="ro1">
          <table:table-cell office:value-type="string" calcext:value-type="string">
            <text:p>Destinataire de la dédicace</text:p>
          </table:table-cell>
          <table:table-cell office:value-type="float" office:value="1" calcext:value-type="float">
            <text:p>1</text:p>
          </table:table-cell>
          <table:table-cell table:formula="of:=[.B136]&lt;&gt;1" office:value-type="boolean" office:boolean-value="false" calcext:value-type="boolean">
            <text:p/>
          </table:table-cell>
          <table:table-cell table:number-columns-repeated="3"/>
        </table:table-row>
        <table:table-row table:style-name="ro1">
          <table:table-cell office:value-type="string" calcext:value-type="string">
            <text:p>Détenteur actuel</text:p>
          </table:table-cell>
          <table:table-cell office:value-type="float" office:value="1" calcext:value-type="float">
            <text:p>1</text:p>
          </table:table-cell>
          <table:table-cell table:formula="of:=[.B137]&lt;&gt;1" office:value-type="boolean" office:boolean-value="false" calcext:value-type="boolean">
            <text:p/>
          </table:table-cell>
          <table:table-cell table:number-columns-repeated="3"/>
        </table:table-row>
        <table:table-row table:style-name="ro1">
          <table:table-cell office:value-type="string" calcext:value-type="string">
            <text:p>Détenteur du brevet</text:p>
          </table:table-cell>
          <table:table-cell office:value-type="float" office:value="1" calcext:value-type="float">
            <text:p>1</text:p>
          </table:table-cell>
          <table:table-cell table:formula="of:=[.B138]&lt;&gt;1" office:value-type="boolean" office:boolean-value="false" calcext:value-type="boolean">
            <text:p/>
          </table:table-cell>
          <table:table-cell table:number-columns-repeated="3"/>
        </table:table-row>
        <table:table-row table:style-name="ro1">
          <table:table-cell office:value-type="string" calcext:value-type="string">
            <text:p>Diffuseur</text:p>
          </table:table-cell>
          <table:table-cell office:value-type="float" office:value="1" calcext:value-type="float">
            <text:p>1</text:p>
          </table:table-cell>
          <table:table-cell table:formula="of:=[.B139]&lt;&gt;1" office:value-type="boolean" office:boolean-value="false" calcext:value-type="boolean">
            <text:p/>
          </table:table-cell>
          <table:table-cell table:number-columns-repeated="3"/>
        </table:table-row>
        <table:table-row table:style-name="ro1">
          <table:table-cell office:value-type="string" calcext:value-type="string">
            <text:p>Directeur artistique</text:p>
          </table:table-cell>
          <table:table-cell office:value-type="float" office:value="1" calcext:value-type="float">
            <text:p>1</text:p>
          </table:table-cell>
          <table:table-cell table:formula="of:=[.B140]&lt;&gt;1" office:value-type="boolean" office:boolean-value="false" calcext:value-type="boolean">
            <text:p/>
          </table:table-cell>
          <table:table-cell table:number-columns-repeated="3"/>
        </table:table-row>
        <table:table-row table:style-name="ro1">
          <table:table-cell office:value-type="string" calcext:value-type="string">
            <text:p>Directeur de la photographie</text:p>
          </table:table-cell>
          <table:table-cell office:value-type="float" office:value="1" calcext:value-type="float">
            <text:p>1</text:p>
          </table:table-cell>
          <table:table-cell table:formula="of:=[.B141]&lt;&gt;1" office:value-type="boolean" office:boolean-value="false" calcext:value-type="boolean">
            <text:p/>
          </table:table-cell>
          <table:table-cell table:number-columns-repeated="3"/>
        </table:table-row>
        <table:table-row table:style-name="ro1">
          <table:table-cell office:value-type="string" calcext:value-type="string">
            <text:p>Directeur de la publication</text:p>
          </table:table-cell>
          <table:table-cell office:value-type="float" office:value="1" calcext:value-type="float">
            <text:p>1</text:p>
          </table:table-cell>
          <table:table-cell table:formula="of:=[.B142]&lt;&gt;1" office:value-type="boolean" office:boolean-value="false" calcext:value-type="boolean">
            <text:p/>
          </table:table-cell>
          <table:table-cell table:number-columns-repeated="3"/>
        </table:table-row>
        <table:table-row table:style-name="ro1">
          <table:table-cell office:value-type="string" calcext:value-type="string">
            <text:p>Directeur de labo</text:p>
          </table:table-cell>
          <table:table-cell office:value-type="float" office:value="1" calcext:value-type="float">
            <text:p>1</text:p>
          </table:table-cell>
          <table:table-cell table:formula="of:=[.B143]&lt;&gt;1" office:value-type="boolean" office:boolean-value="false" calcext:value-type="boolean">
            <text:p/>
          </table:table-cell>
          <table:table-cell table:number-columns-repeated="3"/>
        </table:table-row>
        <table:table-row table:style-name="ro1">
          <table:table-cell office:value-type="string" calcext:value-type="string">
            <text:p>Directeur de laboratoire</text:p>
          </table:table-cell>
          <table:table-cell office:value-type="float" office:value="1" calcext:value-type="float">
            <text:p>1</text:p>
          </table:table-cell>
          <table:table-cell table:formula="of:=[.B144]&lt;&gt;1" office:value-type="boolean" office:boolean-value="false" calcext:value-type="boolean">
            <text:p/>
          </table:table-cell>
          <table:table-cell table:number-columns-repeated="3"/>
        </table:table-row>
        <table:table-row table:style-name="ro1">
          <table:table-cell office:value-type="string" calcext:value-type="string">
            <text:p>Directeur de production</text:p>
          </table:table-cell>
          <table:table-cell office:value-type="float" office:value="1" calcext:value-type="float">
            <text:p>1</text:p>
          </table:table-cell>
          <table:table-cell table:formula="of:=[.B145]&lt;&gt;1" office:value-type="boolean" office:boolean-value="false" calcext:value-type="boolean">
            <text:p/>
          </table:table-cell>
          <table:table-cell table:number-columns-repeated="3"/>
        </table:table-row>
        <table:table-row table:style-name="ro1">
          <table:table-cell office:value-type="string" calcext:value-type="string">
            <text:p>Directeur de projet</text:p>
          </table:table-cell>
          <table:table-cell office:value-type="float" office:value="1" calcext:value-type="float">
            <text:p>1</text:p>
          </table:table-cell>
          <table:table-cell table:formula="of:=[.B146]&lt;&gt;1" office:value-type="boolean" office:boolean-value="false" calcext:value-type="boolean">
            <text:p/>
          </table:table-cell>
          <table:table-cell table:number-columns-repeated="3"/>
        </table:table-row>
        <table:table-row table:style-name="ro1">
          <table:table-cell office:value-type="string" calcext:value-type="string">
            <text:p>Directeur de recherche</text:p>
          </table:table-cell>
          <table:table-cell office:value-type="float" office:value="1" calcext:value-type="float">
            <text:p>1</text:p>
          </table:table-cell>
          <table:table-cell table:formula="of:=[.B147]&lt;&gt;1" office:value-type="boolean" office:boolean-value="false" calcext:value-type="boolean">
            <text:p/>
          </table:table-cell>
          <table:table-cell table:number-columns-repeated="3"/>
        </table:table-row>
        <table:table-row table:style-name="ro1">
          <table:table-cell office:value-type="string" calcext:value-type="string">
            <text:p>Directeur de terrain</text:p>
          </table:table-cell>
          <table:table-cell office:value-type="float" office:value="1" calcext:value-type="float">
            <text:p>1</text:p>
          </table:table-cell>
          <table:table-cell table:formula="of:=[.B148]&lt;&gt;1" office:value-type="boolean" office:boolean-value="false" calcext:value-type="boolean">
            <text:p/>
          </table:table-cell>
          <table:table-cell table:number-columns-repeated="3"/>
        </table:table-row>
        <table:table-row table:style-name="ro1">
          <table:table-cell office:value-type="string" calcext:value-type="string">
            <text:p>Directeur de thèse</text:p>
          </table:table-cell>
          <table:table-cell office:value-type="float" office:value="1" calcext:value-type="float">
            <text:p>1</text:p>
          </table:table-cell>
          <table:table-cell table:formula="of:=[.B149]&lt;&gt;1" office:value-type="boolean" office:boolean-value="false" calcext:value-type="boolean">
            <text:p/>
          </table:table-cell>
          <table:table-cell table:number-columns-repeated="3"/>
        </table:table-row>
        <table:table-row table:style-name="ro1">
          <table:table-cell office:value-type="string" calcext:value-type="string">
            <text:p>Directeur des programmes</text:p>
          </table:table-cell>
          <table:table-cell office:value-type="float" office:value="1" calcext:value-type="float">
            <text:p>1</text:p>
          </table:table-cell>
          <table:table-cell table:formula="of:=[.B150]&lt;&gt;1" office:value-type="boolean" office:boolean-value="false" calcext:value-type="boolean">
            <text:p/>
          </table:table-cell>
          <table:table-cell table:number-columns-repeated="3"/>
        </table:table-row>
        <table:table-row table:style-name="ro1">
          <table:table-cell office:value-type="string" calcext:value-type="string">
            <text:p>Directeur musical</text:p>
          </table:table-cell>
          <table:table-cell office:value-type="float" office:value="1" calcext:value-type="float">
            <text:p>1</text:p>
          </table:table-cell>
          <table:table-cell table:formula="of:=[.B151]&lt;&gt;1" office:value-type="boolean" office:boolean-value="false" calcext:value-type="boolean">
            <text:p/>
          </table:table-cell>
          <table:table-cell table:number-columns-repeated="3"/>
        </table:table-row>
        <table:table-row table:style-name="ro1">
          <table:table-cell office:value-type="string" calcext:value-type="string">
            <text:p>Directeur technique</text:p>
          </table:table-cell>
          <table:table-cell office:value-type="float" office:value="1" calcext:value-type="float">
            <text:p>1</text:p>
          </table:table-cell>
          <table:table-cell table:formula="of:=[.B152]&lt;&gt;1" office:value-type="boolean" office:boolean-value="false" calcext:value-type="boolean">
            <text:p/>
          </table:table-cell>
          <table:table-cell table:number-columns-repeated="3"/>
        </table:table-row>
        <table:table-row table:style-name="ro1">
          <table:table-cell office:value-type="string" calcext:value-type="string">
            <text:p>Distributeur</text:p>
          </table:table-cell>
          <table:table-cell office:value-type="float" office:value="1" calcext:value-type="float">
            <text:p>1</text:p>
          </table:table-cell>
          <table:table-cell table:formula="of:=[.B153]&lt;&gt;1" office:value-type="boolean" office:boolean-value="false" calcext:value-type="boolean">
            <text:p/>
          </table:table-cell>
          <table:table-cell table:number-columns-repeated="3"/>
        </table:table-row>
        <table:table-row table:style-name="ro1">
          <table:table-cell office:value-type="string" calcext:value-type="string">
            <text:p>Distributeur du film</text:p>
          </table:table-cell>
          <table:table-cell office:value-type="float" office:value="1" calcext:value-type="float">
            <text:p>1</text:p>
          </table:table-cell>
          <table:table-cell table:formula="of:=[.B154]&lt;&gt;1" office:value-type="boolean" office:boolean-value="false" calcext:value-type="boolean">
            <text:p/>
          </table:table-cell>
          <table:table-cell table:number-columns-repeated="3"/>
        </table:table-row>
        <table:table-row table:style-name="ro1">
          <table:table-cell office:value-type="string" calcext:value-type="string">
            <text:p>Doctorant</text:p>
          </table:table-cell>
          <table:table-cell office:value-type="float" office:value="1" calcext:value-type="float">
            <text:p>1</text:p>
          </table:table-cell>
          <table:table-cell table:formula="of:=[.B155]&lt;&gt;1" office:value-type="boolean" office:boolean-value="false" calcext:value-type="boolean">
            <text:p/>
          </table:table-cell>
          <table:table-cell table:number-columns-repeated="3"/>
        </table:table-row>
        <table:table-row table:style-name="ro1">
          <table:table-cell office:value-type="string" calcext:value-type="string">
            <text:p>Donateur</text:p>
          </table:table-cell>
          <table:table-cell office:value-type="float" office:value="1" calcext:value-type="float">
            <text:p>1</text:p>
          </table:table-cell>
          <table:table-cell table:formula="of:=[.B156]&lt;&gt;1" office:value-type="boolean" office:boolean-value="false" calcext:value-type="boolean">
            <text:p/>
          </table:table-cell>
          <table:table-cell table:number-columns-repeated="3"/>
        </table:table-row>
        <table:table-row table:style-name="ro1">
          <table:table-cell office:value-type="string" calcext:value-type="string">
            <text:p>Donneur de licence</text:p>
          </table:table-cell>
          <table:table-cell office:value-type="float" office:value="1" calcext:value-type="float">
            <text:p>1</text:p>
          </table:table-cell>
          <table:table-cell table:formula="of:=[.B157]&lt;&gt;1" office:value-type="boolean" office:boolean-value="false" calcext:value-type="boolean">
            <text:p/>
          </table:table-cell>
          <table:table-cell table:number-columns-repeated="3"/>
        </table:table-row>
        <table:table-row table:style-name="ro1">
          <table:table-cell office:value-type="string" calcext:value-type="string">
            <text:p>Éclairagiste</text:p>
          </table:table-cell>
          <table:table-cell office:value-type="float" office:value="1" calcext:value-type="float">
            <text:p>1</text:p>
          </table:table-cell>
          <table:table-cell table:formula="of:=[.B158]&lt;&gt;1" office:value-type="boolean" office:boolean-value="false" calcext:value-type="boolean">
            <text:p/>
          </table:table-cell>
          <table:table-cell table:number-columns-repeated="3"/>
        </table:table-row>
        <table:table-row table:style-name="ro1">
          <table:table-cell office:value-type="string" calcext:value-type="string">
            <text:p>Éditeur</text:p>
          </table:table-cell>
          <table:table-cell office:value-type="float" office:value="1" calcext:value-type="float">
            <text:p>1</text:p>
          </table:table-cell>
          <table:table-cell table:formula="of:=[.B159]&lt;&gt;1" office:value-type="boolean" office:boolean-value="false" calcext:value-type="boolean">
            <text:p/>
          </table:table-cell>
          <table:table-cell table:number-columns-repeated="3"/>
        </table:table-row>
        <table:table-row table:style-name="ro1">
          <table:table-cell office:value-type="string" calcext:value-type="string">
            <text:p>Éditeur de langage balisé</text:p>
          </table:table-cell>
          <table:table-cell office:value-type="float" office:value="1" calcext:value-type="float">
            <text:p>1</text:p>
          </table:table-cell>
          <table:table-cell table:formula="of:=[.B160]&lt;&gt;1" office:value-type="boolean" office:boolean-value="false" calcext:value-type="boolean">
            <text:p/>
          </table:table-cell>
          <table:table-cell table:number-columns-repeated="3"/>
        </table:table-row>
        <table:table-row table:style-name="ro1">
          <table:table-cell office:value-type="string" calcext:value-type="string">
            <text:p>Éditeur intellectuel</text:p>
          </table:table-cell>
          <table:table-cell office:value-type="float" office:value="1" calcext:value-type="float">
            <text:p>1</text:p>
          </table:table-cell>
          <table:table-cell table:formula="of:=[.B161]&lt;&gt;1" office:value-type="boolean" office:boolean-value="false" calcext:value-type="boolean">
            <text:p/>
          </table:table-cell>
          <table:table-cell table:number-columns-repeated="3"/>
        </table:table-row>
        <table:table-row table:style-name="ro1">
          <table:table-cell office:value-type="string" calcext:value-type="string">
            <text:p>Éditeur intellectuel de la compilation</text:p>
          </table:table-cell>
          <table:table-cell office:value-type="float" office:value="1" calcext:value-type="float">
            <text:p>1</text:p>
          </table:table-cell>
          <table:table-cell table:formula="of:=[.B162]&lt;&gt;1" office:value-type="boolean" office:boolean-value="false" calcext:value-type="boolean">
            <text:p/>
          </table:table-cell>
          <table:table-cell table:number-columns-repeated="3"/>
        </table:table-row>
        <table:table-row table:style-name="ro1">
          <table:table-cell office:value-type="string" calcext:value-type="string">
            <text:p>Électricien</text:p>
          </table:table-cell>
          <table:table-cell office:value-type="float" office:value="1" calcext:value-type="float">
            <text:p>1</text:p>
          </table:table-cell>
          <table:table-cell table:formula="of:=[.B163]&lt;&gt;1" office:value-type="boolean" office:boolean-value="false" calcext:value-type="boolean">
            <text:p/>
          </table:table-cell>
          <table:table-cell table:number-columns-repeated="3"/>
        </table:table-row>
        <table:table-row table:style-name="ro1">
          <table:table-cell office:value-type="string" calcext:value-type="string">
            <text:p>Électricien maison</text:p>
          </table:table-cell>
          <table:table-cell office:value-type="float" office:value="1" calcext:value-type="float">
            <text:p>1</text:p>
          </table:table-cell>
          <table:table-cell table:formula="of:=[.B164]&lt;&gt;1" office:value-type="boolean" office:boolean-value="false" calcext:value-type="boolean">
            <text:p/>
          </table:table-cell>
          <table:table-cell table:number-columns-repeated="3"/>
        </table:table-row>
        <table:table-row table:style-name="ro1">
          <table:table-cell office:value-type="string" calcext:value-type="string">
            <text:p>Enlumineur</text:p>
          </table:table-cell>
          <table:table-cell office:value-type="float" office:value="1" calcext:value-type="float">
            <text:p>1</text:p>
          </table:table-cell>
          <table:table-cell table:formula="of:=[.B165]&lt;&gt;1" office:value-type="boolean" office:boolean-value="false" calcext:value-type="boolean">
            <text:p/>
          </table:table-cell>
          <table:table-cell table:number-columns-repeated="3"/>
        </table:table-row>
        <table:table-row table:style-name="ro1">
          <table:table-cell office:value-type="string" calcext:value-type="string">
            <text:p>Entité illustrée</text:p>
          </table:table-cell>
          <table:table-cell office:value-type="float" office:value="1" calcext:value-type="float">
            <text:p>1</text:p>
          </table:table-cell>
          <table:table-cell table:formula="of:=[.B166]&lt;&gt;1" office:value-type="boolean" office:boolean-value="false" calcext:value-type="boolean">
            <text:p/>
          </table:table-cell>
          <table:table-cell table:number-columns-repeated="3"/>
        </table:table-row>
        <table:table-row table:style-name="ro1">
          <table:table-cell office:value-type="string" calcext:value-type="string">
            <text:p>Estimateur</text:p>
          </table:table-cell>
          <table:table-cell office:value-type="float" office:value="1" calcext:value-type="float">
            <text:p>1</text:p>
          </table:table-cell>
          <table:table-cell table:formula="of:=[.B167]&lt;&gt;1" office:value-type="boolean" office:boolean-value="false" calcext:value-type="boolean">
            <text:p/>
          </table:table-cell>
          <table:table-cell table:number-columns-repeated="3"/>
        </table:table-row>
        <table:table-row table:style-name="ro1">
          <table:table-cell office:value-type="string" calcext:value-type="string">
            <text:p>Expert en œuvres d'art</text:p>
          </table:table-cell>
          <table:table-cell office:value-type="float" office:value="1" calcext:value-type="float">
            <text:p>1</text:p>
          </table:table-cell>
          <table:table-cell table:formula="of:=[.B168]&lt;&gt;1" office:value-type="boolean" office:boolean-value="false" calcext:value-type="boolean">
            <text:p/>
          </table:table-cell>
          <table:table-cell table:number-columns-repeated="3"/>
        </table:table-row>
        <table:table-row table:style-name="ro1">
          <table:table-cell office:value-type="string" calcext:value-type="string">
            <text:p>Expert-conseil</text:p>
          </table:table-cell>
          <table:table-cell office:value-type="float" office:value="1" calcext:value-type="float">
            <text:p>1</text:p>
          </table:table-cell>
          <table:table-cell table:formula="of:=[.B169]&lt;&gt;1" office:value-type="boolean" office:boolean-value="false" calcext:value-type="boolean">
            <text:p/>
          </table:table-cell>
          <table:table-cell table:number-columns-repeated="3"/>
        </table:table-row>
        <table:table-row table:style-name="ro1">
          <table:table-cell office:value-type="string" calcext:value-type="string">
            <text:p>Fabricant</text:p>
          </table:table-cell>
          <table:table-cell office:value-type="float" office:value="1" calcext:value-type="float">
            <text:p>1</text:p>
          </table:table-cell>
          <table:table-cell table:formula="of:=[.B170]&lt;&gt;1" office:value-type="boolean" office:boolean-value="false" calcext:value-type="boolean">
            <text:p/>
          </table:table-cell>
          <table:table-cell table:number-columns-repeated="3"/>
        </table:table-row>
        <table:table-row table:style-name="ro1">
          <table:table-cell office:value-type="string" calcext:value-type="string">
            <text:p>Falsificateur</text:p>
          </table:table-cell>
          <table:table-cell office:value-type="float" office:value="1" calcext:value-type="float">
            <text:p>1</text:p>
          </table:table-cell>
          <table:table-cell table:formula="of:=[.B171]&lt;&gt;1" office:value-type="boolean" office:boolean-value="false" calcext:value-type="boolean">
            <text:p/>
          </table:table-cell>
          <table:table-cell table:number-columns-repeated="3"/>
        </table:table-row>
        <table:table-row table:style-name="ro1">
          <table:table-cell office:value-type="string" calcext:value-type="string">
            <text:p>Faussaire</text:p>
          </table:table-cell>
          <table:table-cell office:value-type="float" office:value="1" calcext:value-type="float">
            <text:p>1</text:p>
          </table:table-cell>
          <table:table-cell table:formula="of:=[.B172]&lt;&gt;1" office:value-type="boolean" office:boolean-value="false" calcext:value-type="boolean">
            <text:p/>
          </table:table-cell>
          <table:table-cell table:number-columns-repeated="3"/>
        </table:table-row>
        <table:table-row table:style-name="ro1">
          <table:table-cell office:value-type="string" calcext:value-type="string">
            <text:p>Fondeur</text:p>
          </table:table-cell>
          <table:table-cell office:value-type="float" office:value="1" calcext:value-type="float">
            <text:p>1</text:p>
          </table:table-cell>
          <table:table-cell table:formula="of:=[.B173]&lt;&gt;1" office:value-type="boolean" office:boolean-value="false" calcext:value-type="boolean">
            <text:p/>
          </table:table-cell>
          <table:table-cell table:number-columns-repeated="3"/>
        </table:table-row>
        <table:table-row table:style-name="ro1">
          <table:table-cell office:value-type="string" calcext:value-type="string">
            <text:p>Fournisseur</text:p>
          </table:table-cell>
          <table:table-cell office:value-type="float" office:value="1" calcext:value-type="float">
            <text:p>1</text:p>
          </table:table-cell>
          <table:table-cell table:formula="of:=[.B174]&lt;&gt;1" office:value-type="boolean" office:boolean-value="false" calcext:value-type="boolean">
            <text:p/>
          </table:table-cell>
          <table:table-cell table:number-columns-repeated="3"/>
        </table:table-row>
        <table:table-row table:style-name="ro1">
          <table:table-cell office:value-type="string" calcext:value-type="string">
            <text:p>Galvanotypeur</text:p>
          </table:table-cell>
          <table:table-cell office:value-type="float" office:value="1" calcext:value-type="float">
            <text:p>1</text:p>
          </table:table-cell>
          <table:table-cell table:formula="of:=[.B175]&lt;&gt;1" office:value-type="boolean" office:boolean-value="false" calcext:value-type="boolean">
            <text:p/>
          </table:table-cell>
          <table:table-cell table:number-columns-repeated="3"/>
        </table:table-row>
        <table:table-row table:style-name="ro1">
          <table:table-cell office:value-type="string" calcext:value-type="string">
            <text:p>Gestionnaire de données</text:p>
          </table:table-cell>
          <table:table-cell office:value-type="float" office:value="1" calcext:value-type="float">
            <text:p>1</text:p>
          </table:table-cell>
          <table:table-cell table:formula="of:=[.B176]&lt;&gt;1" office:value-type="boolean" office:boolean-value="false" calcext:value-type="boolean">
            <text:p/>
          </table:table-cell>
          <table:table-cell table:number-columns-repeated="3"/>
        </table:table-row>
        <table:table-row table:style-name="ro1">
          <table:table-cell office:value-type="string" calcext:value-type="string">
            <text:p>Graphiste</text:p>
          </table:table-cell>
          <table:table-cell office:value-type="float" office:value="1" calcext:value-type="float">
            <text:p>1</text:p>
          </table:table-cell>
          <table:table-cell table:formula="of:=[.B177]&lt;&gt;1" office:value-type="boolean" office:boolean-value="false" calcext:value-type="boolean">
            <text:p/>
          </table:table-cell>
          <table:table-cell table:number-columns-repeated="3"/>
        </table:table-row>
        <table:table-row table:style-name="ro1">
          <table:table-cell office:value-type="string" calcext:value-type="string">
            <text:p>Graveur</text:p>
          </table:table-cell>
          <table:table-cell office:value-type="float" office:value="1" calcext:value-type="float">
            <text:p>1</text:p>
          </table:table-cell>
          <table:table-cell table:formula="of:=[.B178]&lt;&gt;1" office:value-type="boolean" office:boolean-value="false" calcext:value-type="boolean">
            <text:p/>
          </table:table-cell>
          <table:table-cell table:number-columns-repeated="3"/>
        </table:table-row>
        <table:table-row table:style-name="ro1">
          <table:table-cell office:value-type="string" calcext:value-type="string">
            <text:p>Graveur (arts visuels)</text:p>
          </table:table-cell>
          <table:table-cell office:value-type="float" office:value="1" calcext:value-type="float">
            <text:p>1</text:p>
          </table:table-cell>
          <table:table-cell table:formula="of:=[.B179]&lt;&gt;1" office:value-type="boolean" office:boolean-value="false" calcext:value-type="boolean">
            <text:p/>
          </table:table-cell>
          <table:table-cell table:number-columns-repeated="3"/>
        </table:table-row>
        <table:table-row table:style-name="ro1">
          <table:table-cell office:value-type="string" calcext:value-type="string">
            <text:p>Graveur sur bois</text:p>
          </table:table-cell>
          <table:table-cell office:value-type="float" office:value="1" calcext:value-type="float">
            <text:p>1</text:p>
          </table:table-cell>
          <table:table-cell table:formula="of:=[.B180]&lt;&gt;1" office:value-type="boolean" office:boolean-value="false" calcext:value-type="boolean">
            <text:p/>
          </table:table-cell>
          <table:table-cell table:number-columns-repeated="3"/>
        </table:table-row>
        <table:table-row table:style-name="ro1">
          <table:table-cell office:value-type="string" calcext:value-type="string">
            <text:p>Graveur sur métal</text:p>
          </table:table-cell>
          <table:table-cell office:value-type="float" office:value="1" calcext:value-type="float">
            <text:p>1</text:p>
          </table:table-cell>
          <table:table-cell table:formula="of:=[.B181]&lt;&gt;1" office:value-type="boolean" office:boolean-value="false" calcext:value-type="boolean">
            <text:p/>
          </table:table-cell>
          <table:table-cell table:number-columns-repeated="3"/>
        </table:table-row>
        <table:table-row table:style-name="ro1">
          <table:table-cell office:value-type="string" calcext:value-type="string">
            <text:p>Illustrateur</text:p>
          </table:table-cell>
          <table:table-cell office:value-type="float" office:value="1" calcext:value-type="float">
            <text:p>1</text:p>
          </table:table-cell>
          <table:table-cell table:formula="of:=[.B182]&lt;&gt;1" office:value-type="boolean" office:boolean-value="false" calcext:value-type="boolean">
            <text:p/>
          </table:table-cell>
          <table:table-cell table:number-columns-repeated="3"/>
        </table:table-row>
        <table:table-row table:style-name="ro1">
          <table:table-cell office:value-type="string" calcext:value-type="string">
            <text:p>Illustrateur technique</text:p>
          </table:table-cell>
          <table:table-cell office:value-type="float" office:value="1" calcext:value-type="float">
            <text:p>1</text:p>
          </table:table-cell>
          <table:table-cell table:formula="of:=[.B183]&lt;&gt;1" office:value-type="boolean" office:boolean-value="false" calcext:value-type="boolean">
            <text:p/>
          </table:table-cell>
          <table:table-cell table:number-columns-repeated="3"/>
        </table:table-row>
        <table:table-row table:style-name="ro1">
          <table:table-cell office:value-type="string" calcext:value-type="string">
            <text:p>Imprimatur</text:p>
          </table:table-cell>
          <table:table-cell office:value-type="float" office:value="1" calcext:value-type="float">
            <text:p>1</text:p>
          </table:table-cell>
          <table:table-cell table:formula="of:=[.B184]&lt;&gt;1" office:value-type="boolean" office:boolean-value="false" calcext:value-type="boolean">
            <text:p/>
          </table:table-cell>
          <table:table-cell table:number-columns-repeated="3"/>
        </table:table-row>
        <table:table-row table:style-name="ro1">
          <table:table-cell office:value-type="string" calcext:value-type="string">
            <text:p>Imprimeur</text:p>
          </table:table-cell>
          <table:table-cell office:value-type="float" office:value="1" calcext:value-type="float">
            <text:p>1</text:p>
          </table:table-cell>
          <table:table-cell table:formula="of:=[.B185]&lt;&gt;1" office:value-type="boolean" office:boolean-value="false" calcext:value-type="boolean">
            <text:p/>
          </table:table-cell>
          <table:table-cell table:number-columns-repeated="3"/>
        </table:table-row>
        <table:table-row table:style-name="ro1">
          <table:table-cell office:value-type="string" calcext:value-type="string">
            <text:p>Imprimeur braille</text:p>
          </table:table-cell>
          <table:table-cell office:value-type="float" office:value="1" calcext:value-type="float">
            <text:p>1</text:p>
          </table:table-cell>
          <table:table-cell table:formula="of:=[.B186]&lt;&gt;1" office:value-type="boolean" office:boolean-value="false" calcext:value-type="boolean">
            <text:p/>
          </table:table-cell>
          <table:table-cell table:number-columns-repeated="3"/>
        </table:table-row>
        <table:table-row table:style-name="ro1">
          <table:table-cell office:value-type="string" calcext:value-type="string">
            <text:p>Imprimeur de planches</text:p>
          </table:table-cell>
          <table:table-cell office:value-type="float" office:value="1" calcext:value-type="float">
            <text:p>1</text:p>
          </table:table-cell>
          <table:table-cell table:formula="of:=[.B187]&lt;&gt;1" office:value-type="boolean" office:boolean-value="false" calcext:value-type="boolean">
            <text:p/>
          </table:table-cell>
          <table:table-cell table:number-columns-repeated="3"/>
        </table:table-row>
        <table:table-row table:style-name="ro1">
          <table:table-cell office:value-type="string" calcext:value-type="string">
            <text:p>Ingénieur</text:p>
          </table:table-cell>
          <table:table-cell office:value-type="float" office:value="1" calcext:value-type="float">
            <text:p>1</text:p>
          </table:table-cell>
          <table:table-cell table:formula="of:=[.B188]&lt;&gt;1" office:value-type="boolean" office:boolean-value="false" calcext:value-type="boolean">
            <text:p/>
          </table:table-cell>
          <table:table-cell table:number-columns-repeated="3"/>
        </table:table-row>
        <table:table-row table:style-name="ro1">
          <table:table-cell office:value-type="string" calcext:value-type="string">
            <text:p>Ingénieur du son</text:p>
          </table:table-cell>
          <table:table-cell office:value-type="float" office:value="1" calcext:value-type="float">
            <text:p>1</text:p>
          </table:table-cell>
          <table:table-cell table:formula="of:=[.B189]&lt;&gt;1" office:value-type="boolean" office:boolean-value="false" calcext:value-type="boolean">
            <text:p/>
          </table:table-cell>
          <table:table-cell table:number-columns-repeated="3"/>
        </table:table-row>
        <table:table-row table:style-name="ro1">
          <table:table-cell office:value-type="string" calcext:value-type="string">
            <text:p>Initiateur</text:p>
          </table:table-cell>
          <table:table-cell office:value-type="float" office:value="1" calcext:value-type="float">
            <text:p>1</text:p>
          </table:table-cell>
          <table:table-cell table:formula="of:=[.B190]&lt;&gt;1" office:value-type="boolean" office:boolean-value="false" calcext:value-type="boolean">
            <text:p/>
          </table:table-cell>
          <table:table-cell table:number-columns-repeated="3"/>
        </table:table-row>
        <table:table-row table:style-name="ro1">
          <table:table-cell office:value-type="string" calcext:value-type="string">
            <text:p>Institution émettrice d'un diplôme</text:p>
          </table:table-cell>
          <table:table-cell office:value-type="float" office:value="1" calcext:value-type="float">
            <text:p>1</text:p>
          </table:table-cell>
          <table:table-cell table:formula="of:=[.B191]&lt;&gt;1" office:value-type="boolean" office:boolean-value="false" calcext:value-type="boolean">
            <text:p/>
          </table:table-cell>
          <table:table-cell table:number-columns-repeated="3"/>
        </table:table-row>
        <table:table-row table:style-name="ro1">
          <table:table-cell office:value-type="string" calcext:value-type="string">
            <text:p>Institution hôte</text:p>
          </table:table-cell>
          <table:table-cell office:value-type="float" office:value="1" calcext:value-type="float">
            <text:p>1</text:p>
          </table:table-cell>
          <table:table-cell table:formula="of:=[.B192]&lt;&gt;1" office:value-type="boolean" office:boolean-value="false" calcext:value-type="boolean">
            <text:p/>
          </table:table-cell>
          <table:table-cell table:number-columns-repeated="3"/>
        </table:table-row>
        <table:table-row table:style-name="ro1">
          <table:table-cell office:value-type="string" calcext:value-type="string">
            <text:p>Instructeur</text:p>
          </table:table-cell>
          <table:table-cell office:value-type="float" office:value="1" calcext:value-type="float">
            <text:p>1</text:p>
          </table:table-cell>
          <table:table-cell table:formula="of:=[.B193]&lt;&gt;1" office:value-type="boolean" office:boolean-value="false" calcext:value-type="boolean">
            <text:p/>
          </table:table-cell>
          <table:table-cell table:number-columns-repeated="3"/>
        </table:table-row>
        <table:table-row table:style-name="ro1">
          <table:table-cell office:value-type="string" calcext:value-type="string">
            <text:p>Instrumentiste</text:p>
          </table:table-cell>
          <table:table-cell office:value-type="float" office:value="1" calcext:value-type="float">
            <text:p>1</text:p>
          </table:table-cell>
          <table:table-cell table:formula="of:=[.B194]&lt;&gt;1" office:value-type="boolean" office:boolean-value="false" calcext:value-type="boolean">
            <text:p/>
          </table:table-cell>
          <table:table-cell table:number-columns-repeated="3"/>
        </table:table-row>
        <table:table-row table:style-name="ro1">
          <table:table-cell office:value-type="string" calcext:value-type="string">
            <text:p>Interprète</text:p>
          </table:table-cell>
          <table:table-cell office:value-type="float" office:value="1" calcext:value-type="float">
            <text:p>1</text:p>
          </table:table-cell>
          <table:table-cell table:formula="of:=[.B195]&lt;&gt;1" office:value-type="boolean" office:boolean-value="false" calcext:value-type="boolean">
            <text:p/>
          </table:table-cell>
          <table:table-cell table:number-columns-repeated="3"/>
        </table:table-row>
        <table:table-row table:style-name="ro1">
          <table:table-cell office:value-type="string" calcext:value-type="string">
            <text:p>Intervenant</text:p>
          </table:table-cell>
          <table:table-cell office:value-type="float" office:value="1" calcext:value-type="float">
            <text:p>1</text:p>
          </table:table-cell>
          <table:table-cell table:formula="of:=[.B196]&lt;&gt;1" office:value-type="boolean" office:boolean-value="false" calcext:value-type="boolean">
            <text:p/>
          </table:table-cell>
          <table:table-cell table:number-columns-repeated="3"/>
        </table:table-row>
        <table:table-row table:style-name="ro1">
          <table:table-cell office:value-type="string" calcext:value-type="string">
            <text:p>Interviewé</text:p>
          </table:table-cell>
          <table:table-cell office:value-type="float" office:value="1" calcext:value-type="float">
            <text:p>1</text:p>
          </table:table-cell>
          <table:table-cell table:formula="of:=[.B197]&lt;&gt;1" office:value-type="boolean" office:boolean-value="false" calcext:value-type="boolean">
            <text:p/>
          </table:table-cell>
          <table:table-cell table:number-columns-repeated="3"/>
        </table:table-row>
        <table:table-row table:style-name="ro1">
          <table:table-cell office:value-type="string" calcext:value-type="string">
            <text:p>Interviewer</text:p>
          </table:table-cell>
          <table:table-cell office:value-type="float" office:value="1" calcext:value-type="float">
            <text:p>1</text:p>
          </table:table-cell>
          <table:table-cell table:formula="of:=[.B198]&lt;&gt;1" office:value-type="boolean" office:boolean-value="false" calcext:value-type="boolean">
            <text:p/>
          </table:table-cell>
          <table:table-cell table:number-columns-repeated="3"/>
        </table:table-row>
        <table:table-row table:style-name="ro1">
          <table:table-cell office:value-type="string" calcext:value-type="string">
            <text:p>Intimé</text:p>
          </table:table-cell>
          <table:table-cell office:value-type="float" office:value="1" calcext:value-type="float">
            <text:p>1</text:p>
          </table:table-cell>
          <table:table-cell table:formula="of:=[.B199]&lt;&gt;1" office:value-type="boolean" office:boolean-value="false" calcext:value-type="boolean">
            <text:p/>
          </table:table-cell>
          <table:table-cell table:number-columns-repeated="3"/>
        </table:table-row>
        <table:table-row table:style-name="ro1">
          <table:table-cell office:value-type="string" calcext:value-type="string">
            <text:p>Inventeur</text:p>
          </table:table-cell>
          <table:table-cell office:value-type="float" office:value="1" calcext:value-type="float">
            <text:p>1</text:p>
          </table:table-cell>
          <table:table-cell table:formula="of:=[.B200]&lt;&gt;1" office:value-type="boolean" office:boolean-value="false" calcext:value-type="boolean">
            <text:p/>
          </table:table-cell>
          <table:table-cell table:number-columns-repeated="3"/>
        </table:table-row>
        <table:table-row table:style-name="ro1">
          <table:table-cell office:value-type="string" calcext:value-type="string">
            <text:p>Inventeur du brevet</text:p>
          </table:table-cell>
          <table:table-cell office:value-type="float" office:value="1" calcext:value-type="float">
            <text:p>1</text:p>
          </table:table-cell>
          <table:table-cell table:formula="of:=[.B201]&lt;&gt;1" office:value-type="boolean" office:boolean-value="false" calcext:value-type="boolean">
            <text:p/>
          </table:table-cell>
          <table:table-cell table:number-columns-repeated="3"/>
        </table:table-row>
        <table:table-row table:style-name="ro1">
          <table:table-cell office:value-type="string" calcext:value-type="string">
            <text:p>Investigateur</text:p>
          </table:table-cell>
          <table:table-cell office:value-type="float" office:value="1" calcext:value-type="float">
            <text:p>1</text:p>
          </table:table-cell>
          <table:table-cell table:formula="of:=[.B202]&lt;&gt;1" office:value-type="boolean" office:boolean-value="false" calcext:value-type="boolean">
            <text:p/>
          </table:table-cell>
          <table:table-cell table:number-columns-repeated="3"/>
        </table:table-row>
        <table:table-row table:style-name="ro1">
          <table:table-cell office:value-type="string" calcext:value-type="string">
            <text:p>Jaquettes, Concepteur de</text:p>
          </table:table-cell>
          <table:table-cell office:value-type="float" office:value="1" calcext:value-type="float">
            <text:p>1</text:p>
          </table:table-cell>
          <table:table-cell table:formula="of:=[.B203]&lt;&gt;1" office:value-type="boolean" office:boolean-value="false" calcext:value-type="boolean">
            <text:p/>
          </table:table-cell>
          <table:table-cell table:number-columns-repeated="3"/>
        </table:table-row>
        <table:table-row table:style-name="ro1">
          <table:table-cell office:value-type="string" calcext:value-type="string">
            <text:p>Journaliste</text:p>
          </table:table-cell>
          <table:table-cell office:value-type="float" office:value="1" calcext:value-type="float">
            <text:p>1</text:p>
          </table:table-cell>
          <table:table-cell table:formula="of:=[.B204]&lt;&gt;1" office:value-type="boolean" office:boolean-value="false" calcext:value-type="boolean">
            <text:p/>
          </table:table-cell>
          <table:table-cell table:number-columns-repeated="3"/>
        </table:table-row>
        <table:table-row table:style-name="ro1">
          <table:table-cell office:value-type="string" calcext:value-type="string">
            <text:p>Juge</text:p>
          </table:table-cell>
          <table:table-cell office:value-type="float" office:value="1" calcext:value-type="float">
            <text:p>1</text:p>
          </table:table-cell>
          <table:table-cell table:formula="of:=[.B205]&lt;&gt;1" office:value-type="boolean" office:boolean-value="false" calcext:value-type="boolean">
            <text:p/>
          </table:table-cell>
          <table:table-cell table:number-columns-repeated="3"/>
        </table:table-row>
        <table:table-row table:style-name="ro1">
          <table:table-cell office:value-type="string" calcext:value-type="string">
            <text:p>Juridiction compétente</text:p>
          </table:table-cell>
          <table:table-cell office:value-type="float" office:value="1" calcext:value-type="float">
            <text:p>1</text:p>
          </table:table-cell>
          <table:table-cell table:formula="of:=[.B206]&lt;&gt;1" office:value-type="boolean" office:boolean-value="false" calcext:value-type="boolean">
            <text:p/>
          </table:table-cell>
          <table:table-cell table:number-columns-repeated="3"/>
        </table:table-row>
        <table:table-row table:style-name="ro1">
          <table:table-cell office:value-type="string" calcext:value-type="string">
            <text:p>Juridiction régie</text:p>
          </table:table-cell>
          <table:table-cell office:value-type="float" office:value="1" calcext:value-type="float">
            <text:p>1</text:p>
          </table:table-cell>
          <table:table-cell table:formula="of:=[.B207]&lt;&gt;1" office:value-type="boolean" office:boolean-value="false" calcext:value-type="boolean">
            <text:p/>
          </table:table-cell>
          <table:table-cell table:number-columns-repeated="3"/>
        </table:table-row>
        <table:table-row table:style-name="ro1">
          <table:table-cell office:value-type="string" calcext:value-type="string">
            <text:p>Laboratoire</text:p>
          </table:table-cell>
          <table:table-cell office:value-type="float" office:value="1" calcext:value-type="float">
            <text:p>1</text:p>
          </table:table-cell>
          <table:table-cell table:formula="of:=[.B208]&lt;&gt;1" office:value-type="boolean" office:boolean-value="false" calcext:value-type="boolean">
            <text:p/>
          </table:table-cell>
          <table:table-cell table:number-columns-repeated="3"/>
        </table:table-row>
        <table:table-row table:style-name="ro1">
          <table:table-cell office:value-type="string" calcext:value-type="string">
            <text:p>Langage balisé, Éditeur de</text:p>
          </table:table-cell>
          <table:table-cell office:value-type="float" office:value="1" calcext:value-type="float">
            <text:p>1</text:p>
          </table:table-cell>
          <table:table-cell table:formula="of:=[.B209]&lt;&gt;1" office:value-type="boolean" office:boolean-value="false" calcext:value-type="boolean">
            <text:p/>
          </table:table-cell>
          <table:table-cell table:number-columns-repeated="3"/>
        </table:table-row>
        <table:table-row table:style-name="ro1">
          <table:table-cell office:value-type="string" calcext:value-type="string">
            <text:p>Lauréat</text:p>
          </table:table-cell>
          <table:table-cell office:value-type="float" office:value="1" calcext:value-type="float">
            <text:p>1</text:p>
          </table:table-cell>
          <table:table-cell table:formula="of:=[.B210]&lt;&gt;1" office:value-type="boolean" office:boolean-value="false" calcext:value-type="boolean">
            <text:p/>
          </table:table-cell>
          <table:table-cell table:number-columns-repeated="3"/>
        </table:table-row>
        <table:table-row table:style-name="ro1">
          <table:table-cell office:value-type="string" calcext:value-type="string">
            <text:p>Libraire</text:p>
          </table:table-cell>
          <table:table-cell office:value-type="float" office:value="1" calcext:value-type="float">
            <text:p>1</text:p>
          </table:table-cell>
          <table:table-cell table:formula="of:=[.B211]&lt;&gt;1" office:value-type="boolean" office:boolean-value="false" calcext:value-type="boolean">
            <text:p/>
          </table:table-cell>
          <table:table-cell table:number-columns-repeated="3"/>
        </table:table-row>
        <table:table-row table:style-name="ro1">
          <table:table-cell office:value-type="string" calcext:value-type="string">
            <text:p>Librettiste</text:p>
          </table:table-cell>
          <table:table-cell office:value-type="float" office:value="1" calcext:value-type="float">
            <text:p>1</text:p>
          </table:table-cell>
          <table:table-cell table:formula="of:=[.B212]&lt;&gt;1" office:value-type="boolean" office:boolean-value="false" calcext:value-type="boolean">
            <text:p/>
          </table:table-cell>
          <table:table-cell table:number-columns-repeated="3"/>
        </table:table-row>
        <table:table-row table:style-name="ro1">
          <table:table-cell office:value-type="string" calcext:value-type="string">
            <text:p>Lieu de fabrication</text:p>
          </table:table-cell>
          <table:table-cell office:value-type="float" office:value="1" calcext:value-type="float">
            <text:p>1</text:p>
          </table:table-cell>
          <table:table-cell table:formula="of:=[.B213]&lt;&gt;1" office:value-type="boolean" office:boolean-value="false" calcext:value-type="boolean">
            <text:p/>
          </table:table-cell>
          <table:table-cell table:number-columns-repeated="3"/>
        </table:table-row>
        <table:table-row table:style-name="ro1">
          <table:table-cell office:value-type="string" calcext:value-type="string">
            <text:p>Lieu de l'événement</text:p>
          </table:table-cell>
          <table:table-cell office:value-type="float" office:value="1" calcext:value-type="float">
            <text:p>1</text:p>
          </table:table-cell>
          <table:table-cell table:formula="of:=[.B214]&lt;&gt;1" office:value-type="boolean" office:boolean-value="false" calcext:value-type="boolean">
            <text:p/>
          </table:table-cell>
          <table:table-cell table:number-columns-repeated="3"/>
        </table:table-row>
        <table:table-row table:style-name="ro1">
          <table:table-cell office:value-type="string" calcext:value-type="string">
            <text:p>Lieu de production</text:p>
          </table:table-cell>
          <table:table-cell office:value-type="float" office:value="1" calcext:value-type="float">
            <text:p>1</text:p>
          </table:table-cell>
          <table:table-cell table:formula="of:=[.B215]&lt;&gt;1" office:value-type="boolean" office:boolean-value="false" calcext:value-type="boolean">
            <text:p/>
          </table:table-cell>
          <table:table-cell table:number-columns-repeated="3"/>
        </table:table-row>
        <table:table-row table:style-name="ro1">
          <table:table-cell office:value-type="string" calcext:value-type="string">
            <text:p>Lieu de publication</text:p>
          </table:table-cell>
          <table:table-cell office:value-type="float" office:value="1" calcext:value-type="float">
            <text:p>1</text:p>
          </table:table-cell>
          <table:table-cell table:formula="of:=[.B216]&lt;&gt;1" office:value-type="boolean" office:boolean-value="false" calcext:value-type="boolean">
            <text:p/>
          </table:table-cell>
          <table:table-cell table:number-columns-repeated="3"/>
        </table:table-row>
        <table:table-row table:style-name="ro1">
          <table:table-cell office:value-type="string" calcext:value-type="string">
            <text:p>Lithographe</text:p>
          </table:table-cell>
          <table:table-cell office:value-type="float" office:value="1" calcext:value-type="float">
            <text:p>1</text:p>
          </table:table-cell>
          <table:table-cell table:formula="of:=[.B217]&lt;&gt;1" office:value-type="boolean" office:boolean-value="false" calcext:value-type="boolean">
            <text:p/>
          </table:table-cell>
          <table:table-cell table:number-columns-repeated="3"/>
        </table:table-row>
        <table:table-row table:style-name="ro1">
          <table:table-cell office:value-type="string" calcext:value-type="string">
            <text:p>Livres, Producteur de</text:p>
          </table:table-cell>
          <table:table-cell office:value-type="float" office:value="1" calcext:value-type="float">
            <text:p>1</text:p>
          </table:table-cell>
          <table:table-cell table:formula="of:=[.B218]&lt;&gt;1" office:value-type="boolean" office:boolean-value="false" calcext:value-type="boolean">
            <text:p/>
          </table:table-cell>
          <table:table-cell table:number-columns-repeated="3"/>
        </table:table-row>
        <table:table-row table:style-name="ro1">
          <table:table-cell office:value-type="string" calcext:value-type="string">
            <text:p>Maître électricien</text:p>
          </table:table-cell>
          <table:table-cell office:value-type="float" office:value="1" calcext:value-type="float">
            <text:p>1</text:p>
          </table:table-cell>
          <table:table-cell table:formula="of:=[.B219]&lt;&gt;1" office:value-type="boolean" office:boolean-value="false" calcext:value-type="boolean">
            <text:p/>
          </table:table-cell>
          <table:table-cell table:number-columns-repeated="3"/>
        </table:table-row>
        <table:table-row table:style-name="ro1">
          <table:table-cell office:value-type="string" calcext:value-type="string">
            <text:p>Maquettiste</text:p>
          </table:table-cell>
          <table:table-cell office:value-type="float" office:value="1" calcext:value-type="float">
            <text:p>1</text:p>
          </table:table-cell>
          <table:table-cell table:formula="of:=[.B220]&lt;&gt;1" office:value-type="boolean" office:boolean-value="false" calcext:value-type="boolean">
            <text:p/>
          </table:table-cell>
          <table:table-cell table:number-columns-repeated="3"/>
        </table:table-row>
        <table:table-row table:style-name="ro1">
          <table:table-cell office:value-type="string" calcext:value-type="string">
            <text:p>Marbreur</text:p>
          </table:table-cell>
          <table:table-cell office:value-type="float" office:value="1" calcext:value-type="float">
            <text:p>1</text:p>
          </table:table-cell>
          <table:table-cell table:formula="of:=[.B221]&lt;&gt;1" office:value-type="boolean" office:boolean-value="false" calcext:value-type="boolean">
            <text:p/>
          </table:table-cell>
          <table:table-cell table:number-columns-repeated="3"/>
        </table:table-row>
        <table:table-row table:style-name="ro1">
          <table:table-cell office:value-type="string" calcext:value-type="string">
            <text:p>Marionnettiste</text:p>
          </table:table-cell>
          <table:table-cell office:value-type="float" office:value="1" calcext:value-type="float">
            <text:p>1</text:p>
          </table:table-cell>
          <table:table-cell table:formula="of:=[.B222]&lt;&gt;1" office:value-type="boolean" office:boolean-value="false" calcext:value-type="boolean">
            <text:p/>
          </table:table-cell>
          <table:table-cell table:number-columns-repeated="3"/>
        </table:table-row>
        <table:table-row table:style-name="ro1">
          <table:table-cell office:value-type="string" calcext:value-type="string">
            <text:p>Mécène</text:p>
          </table:table-cell>
          <table:table-cell office:value-type="float" office:value="1" calcext:value-type="float">
            <text:p>1</text:p>
          </table:table-cell>
          <table:table-cell table:formula="of:=[.B223]&lt;&gt;1" office:value-type="boolean" office:boolean-value="false" calcext:value-type="boolean">
            <text:p/>
          </table:table-cell>
          <table:table-cell table:number-columns-repeated="3"/>
        </table:table-row>
        <table:table-row table:style-name="ro1">
          <table:table-cell office:value-type="string" calcext:value-type="string">
            <text:p>Médium</text:p>
          </table:table-cell>
          <table:table-cell office:value-type="float" office:value="1" calcext:value-type="float">
            <text:p>1</text:p>
          </table:table-cell>
          <table:table-cell table:formula="of:=[.B224]&lt;&gt;1" office:value-type="boolean" office:boolean-value="false" calcext:value-type="boolean">
            <text:p/>
          </table:table-cell>
          <table:table-cell table:number-columns-repeated="3"/>
        </table:table-row>
        <table:table-row table:style-name="ro1">
          <table:table-cell office:value-type="string" calcext:value-type="string">
            <text:p>Membre de l'équipe de recherche</text:p>
          </table:table-cell>
          <table:table-cell office:value-type="float" office:value="1" calcext:value-type="float">
            <text:p>1</text:p>
          </table:table-cell>
          <table:table-cell table:formula="of:=[.B225]&lt;&gt;1" office:value-type="boolean" office:boolean-value="false" calcext:value-type="boolean">
            <text:p/>
          </table:table-cell>
          <table:table-cell table:number-columns-repeated="3"/>
        </table:table-row>
        <table:table-row table:style-name="ro1">
          <table:table-cell office:value-type="string" calcext:value-type="string">
            <text:p>Metteur en scène</text:p>
          </table:table-cell>
          <table:table-cell office:value-type="float" office:value="1" calcext:value-type="float">
            <text:p>1</text:p>
          </table:table-cell>
          <table:table-cell table:formula="of:=[.B226]&lt;&gt;1" office:value-type="boolean" office:boolean-value="false" calcext:value-type="boolean">
            <text:p/>
          </table:table-cell>
          <table:table-cell table:number-columns-repeated="3"/>
        </table:table-row>
        <table:table-row table:style-name="ro1">
          <table:table-cell office:value-type="string" calcext:value-type="string">
            <text:p>Metteur en scène de la reprise</text:p>
          </table:table-cell>
          <table:table-cell office:value-type="float" office:value="1" calcext:value-type="float">
            <text:p>1</text:p>
          </table:table-cell>
          <table:table-cell table:formula="of:=[.B227]&lt;&gt;1" office:value-type="boolean" office:boolean-value="false" calcext:value-type="boolean">
            <text:p/>
          </table:table-cell>
          <table:table-cell table:number-columns-repeated="3"/>
        </table:table-row>
        <table:table-row table:style-name="ro1">
          <table:table-cell office:value-type="string" calcext:value-type="string">
            <text:p>Monteur d'images animées</text:p>
          </table:table-cell>
          <table:table-cell office:value-type="float" office:value="1" calcext:value-type="float">
            <text:p>1</text:p>
          </table:table-cell>
          <table:table-cell table:formula="of:=[.B228]&lt;&gt;1" office:value-type="boolean" office:boolean-value="false" calcext:value-type="boolean">
            <text:p/>
          </table:table-cell>
          <table:table-cell table:number-columns-repeated="3"/>
        </table:table-row>
        <table:table-row table:style-name="ro1">
          <table:table-cell office:value-type="string" calcext:value-type="string">
            <text:p>Monteur de films</text:p>
          </table:table-cell>
          <table:table-cell office:value-type="float" office:value="1" calcext:value-type="float">
            <text:p>1</text:p>
          </table:table-cell>
          <table:table-cell table:formula="of:=[.B229]&lt;&gt;1" office:value-type="boolean" office:boolean-value="false" calcext:value-type="boolean">
            <text:p/>
          </table:table-cell>
          <table:table-cell table:number-columns-repeated="3"/>
        </table:table-row>
        <table:table-row table:style-name="ro1">
          <table:table-cell office:value-type="string" calcext:value-type="string">
            <text:p>Musicien</text:p>
          </table:table-cell>
          <table:table-cell office:value-type="float" office:value="1" calcext:value-type="float">
            <text:p>1</text:p>
          </table:table-cell>
          <table:table-cell table:formula="of:=[.B230]&lt;&gt;1" office:value-type="boolean" office:boolean-value="false" calcext:value-type="boolean">
            <text:p/>
          </table:table-cell>
          <table:table-cell table:number-columns-repeated="3"/>
        </table:table-row>
        <table:table-row table:style-name="ro1">
          <table:table-cell office:value-type="string" calcext:value-type="string">
            <text:p>Narrateur</text:p>
          </table:table-cell>
          <table:table-cell office:value-type="float" office:value="1" calcext:value-type="float">
            <text:p>1</text:p>
          </table:table-cell>
          <table:table-cell table:formula="of:=[.B231]&lt;&gt;1" office:value-type="boolean" office:boolean-value="false" calcext:value-type="boolean">
            <text:p/>
          </table:table-cell>
          <table:table-cell table:number-columns-repeated="3"/>
        </table:table-row>
        <table:table-row table:style-name="ro1">
          <table:table-cell office:value-type="string" calcext:value-type="string">
            <text:p>Nom associé</text:p>
          </table:table-cell>
          <table:table-cell office:value-type="float" office:value="1" calcext:value-type="float">
            <text:p>1</text:p>
          </table:table-cell>
          <table:table-cell table:formula="of:=[.B232]&lt;&gt;1" office:value-type="boolean" office:boolean-value="false" calcext:value-type="boolean">
            <text:p/>
          </table:table-cell>
          <table:table-cell table:number-columns-repeated="3"/>
        </table:table-row>
        <table:table-row table:style-name="ro1">
          <table:table-cell office:value-type="string" calcext:value-type="string">
            <text:p>Nom attribué</text:p>
          </table:table-cell>
          <table:table-cell office:value-type="float" office:value="1" calcext:value-type="float">
            <text:p>1</text:p>
          </table:table-cell>
          <table:table-cell table:formula="of:=[.B233]&lt;&gt;1" office:value-type="boolean" office:boolean-value="false" calcext:value-type="boolean">
            <text:p/>
          </table:table-cell>
          <table:table-cell table:number-columns-repeated="3"/>
        </table:table-row>
        <table:table-row table:style-name="ro1">
          <table:table-cell office:value-type="string" calcext:value-type="string">
            <text:p>Nom supposé</text:p>
          </table:table-cell>
          <table:table-cell office:value-type="float" office:value="1" calcext:value-type="float">
            <text:p>1</text:p>
          </table:table-cell>
          <table:table-cell table:formula="of:=[.B234]&lt;&gt;1" office:value-type="boolean" office:boolean-value="false" calcext:value-type="boolean">
            <text:p/>
          </table:table-cell>
          <table:table-cell table:number-columns-repeated="3"/>
        </table:table-row>
        <table:table-row table:style-name="ro1">
          <table:table-cell office:value-type="string" calcext:value-type="string">
            <text:p>Observateur</text:p>
          </table:table-cell>
          <table:table-cell office:value-type="float" office:value="1" calcext:value-type="float">
            <text:p>1</text:p>
          </table:table-cell>
          <table:table-cell table:formula="of:=[.B235]&lt;&gt;1" office:value-type="boolean" office:boolean-value="false" calcext:value-type="boolean">
            <text:p/>
          </table:table-cell>
          <table:table-cell table:number-columns-repeated="3"/>
        </table:table-row>
        <table:table-row table:style-name="ro1">
          <table:table-cell office:value-type="string" calcext:value-type="string">
            <text:p>Opérateur d'enregistrement</text:p>
          </table:table-cell>
          <table:table-cell office:value-type="float" office:value="1" calcext:value-type="float">
            <text:p>1</text:p>
          </table:table-cell>
          <table:table-cell table:formula="of:=[.B236]&lt;&gt;1" office:value-type="boolean" office:boolean-value="false" calcext:value-type="boolean">
            <text:p/>
          </table:table-cell>
          <table:table-cell table:number-columns-repeated="3"/>
        </table:table-row>
        <table:table-row table:style-name="ro1">
          <table:table-cell office:value-type="string" calcext:value-type="string">
            <text:p>Opposant</text:p>
          </table:table-cell>
          <table:table-cell office:value-type="float" office:value="1" calcext:value-type="float">
            <text:p>1</text:p>
          </table:table-cell>
          <table:table-cell table:formula="of:=[.B237]&lt;&gt;1" office:value-type="boolean" office:boolean-value="false" calcext:value-type="boolean">
            <text:p/>
          </table:table-cell>
          <table:table-cell table:number-columns-repeated="3"/>
        </table:table-row>
        <table:table-row table:style-name="ro1">
          <table:table-cell office:value-type="string" calcext:value-type="string">
            <text:p>Organisateur</text:p>
          </table:table-cell>
          <table:table-cell office:value-type="float" office:value="1" calcext:value-type="float">
            <text:p>1</text:p>
          </table:table-cell>
          <table:table-cell table:formula="of:=[.B238]&lt;&gt;1" office:value-type="boolean" office:boolean-value="false" calcext:value-type="boolean">
            <text:p/>
          </table:table-cell>
          <table:table-cell table:number-columns-repeated="3"/>
        </table:table-row>
        <table:table-row table:style-name="ro1">
          <table:table-cell office:value-type="string" calcext:value-type="string">
            <text:p>Organisateur de la rencontre</text:p>
          </table:table-cell>
          <table:table-cell office:value-type="float" office:value="1" calcext:value-type="float">
            <text:p>1</text:p>
          </table:table-cell>
          <table:table-cell table:formula="of:=[.B239]&lt;&gt;1" office:value-type="boolean" office:boolean-value="false" calcext:value-type="boolean">
            <text:p/>
          </table:table-cell>
          <table:table-cell table:number-columns-repeated="3"/>
        </table:table-row>
        <table:table-row table:style-name="ro1">
          <table:table-cell office:value-type="string" calcext:value-type="string">
            <text:p>Organisme agréé</text:p>
          </table:table-cell>
          <table:table-cell office:value-type="float" office:value="1" calcext:value-type="float">
            <text:p>1</text:p>
          </table:table-cell>
          <table:table-cell table:formula="of:=[.B240]&lt;&gt;1" office:value-type="boolean" office:boolean-value="false" calcext:value-type="boolean">
            <text:p/>
          </table:table-cell>
          <table:table-cell table:number-columns-repeated="3"/>
        </table:table-row>
        <table:table-row table:style-name="ro1">
          <table:table-cell office:value-type="string" calcext:value-type="string">
            <text:p>Organisme de normalisation</text:p>
          </table:table-cell>
          <table:table-cell office:value-type="float" office:value="1" calcext:value-type="float">
            <text:p>1</text:p>
          </table:table-cell>
          <table:table-cell table:formula="of:=[.B241]&lt;&gt;1" office:value-type="boolean" office:boolean-value="false" calcext:value-type="boolean">
            <text:p/>
          </table:table-cell>
          <table:table-cell table:number-columns-repeated="3"/>
        </table:table-row>
        <table:table-row table:style-name="ro1">
          <table:table-cell office:value-type="string" calcext:value-type="string">
            <text:p>Organisme de parrainage</text:p>
          </table:table-cell>
          <table:table-cell office:value-type="float" office:value="1" calcext:value-type="float">
            <text:p>1</text:p>
          </table:table-cell>
          <table:table-cell table:formula="of:=[.B242]&lt;&gt;1" office:value-type="boolean" office:boolean-value="false" calcext:value-type="boolean">
            <text:p/>
          </table:table-cell>
          <table:table-cell table:number-columns-repeated="3"/>
        </table:table-row>
        <table:table-row table:style-name="ro1">
          <table:table-cell office:value-type="string" calcext:value-type="string">
            <text:p>Organisme de soutien</text:p>
          </table:table-cell>
          <table:table-cell office:value-type="float" office:value="1" calcext:value-type="float">
            <text:p>1</text:p>
          </table:table-cell>
          <table:table-cell table:formula="of:=[.B243]&lt;&gt;1" office:value-type="boolean" office:boolean-value="false" calcext:value-type="boolean">
            <text:p/>
          </table:table-cell>
          <table:table-cell table:number-columns-repeated="3"/>
        </table:table-row>
        <table:table-row table:style-name="ro1">
          <table:table-cell office:value-type="string" calcext:value-type="string">
            <text:p>Papetier</text:p>
          </table:table-cell>
          <table:table-cell office:value-type="float" office:value="1" calcext:value-type="float">
            <text:p>1</text:p>
          </table:table-cell>
          <table:table-cell table:formula="of:=[.B244]&lt;&gt;1" office:value-type="boolean" office:boolean-value="false" calcext:value-type="boolean">
            <text:p/>
          </table:table-cell>
          <table:table-cell table:number-columns-repeated="3"/>
        </table:table-row>
        <table:table-row table:style-name="ro1">
          <table:table-cell office:value-type="string" calcext:value-type="string">
            <text:p>Parolier</text:p>
          </table:table-cell>
          <table:table-cell office:value-type="float" office:value="1" calcext:value-type="float">
            <text:p>1</text:p>
          </table:table-cell>
          <table:table-cell table:formula="of:=[.B245]&lt;&gt;1" office:value-type="boolean" office:boolean-value="false" calcext:value-type="boolean">
            <text:p/>
          </table:table-cell>
          <table:table-cell table:number-columns-repeated="3"/>
        </table:table-row>
        <table:table-row table:style-name="ro1">
          <table:table-cell office:value-type="string" calcext:value-type="string">
            <text:p>Parrain</text:p>
          </table:table-cell>
          <table:table-cell office:value-type="float" office:value="1" calcext:value-type="float">
            <text:p>1</text:p>
          </table:table-cell>
          <table:table-cell table:formula="of:=[.B246]&lt;&gt;1" office:value-type="boolean" office:boolean-value="false" calcext:value-type="boolean">
            <text:p/>
          </table:table-cell>
          <table:table-cell table:number-columns-repeated="3"/>
        </table:table-row>
        <table:table-row table:style-name="ro1">
          <table:table-cell office:value-type="string" calcext:value-type="string">
            <text:p>Participant</text:p>
          </table:table-cell>
          <table:table-cell office:value-type="float" office:value="1" calcext:value-type="float">
            <text:p>1</text:p>
          </table:table-cell>
          <table:table-cell table:formula="of:=[.B247]&lt;&gt;1" office:value-type="boolean" office:boolean-value="false" calcext:value-type="boolean">
            <text:p/>
          </table:table-cell>
          <table:table-cell table:number-columns-repeated="3"/>
        </table:table-row>
        <table:table-row table:style-name="ro1">
          <table:table-cell office:value-type="string" calcext:value-type="string">
            <text:p>Partie adverse</text:p>
          </table:table-cell>
          <table:table-cell office:value-type="float" office:value="1" calcext:value-type="float">
            <text:p>1</text:p>
          </table:table-cell>
          <table:table-cell table:formula="of:=[.B248]&lt;&gt;1" office:value-type="boolean" office:boolean-value="false" calcext:value-type="boolean">
            <text:p/>
          </table:table-cell>
          <table:table-cell table:number-columns-repeated="3"/>
        </table:table-row>
        <table:table-row table:style-name="ro1">
          <table:table-cell office:value-type="string" calcext:value-type="string">
            <text:p>Partie adverse-appelant</text:p>
          </table:table-cell>
          <table:table-cell office:value-type="float" office:value="1" calcext:value-type="float">
            <text:p>1</text:p>
          </table:table-cell>
          <table:table-cell table:formula="of:=[.B249]&lt;&gt;1" office:value-type="boolean" office:boolean-value="false" calcext:value-type="boolean">
            <text:p/>
          </table:table-cell>
          <table:table-cell table:number-columns-repeated="3"/>
        </table:table-row>
        <table:table-row table:style-name="ro1">
          <table:table-cell office:value-type="string" calcext:value-type="string">
            <text:p>Partie adverse-intimé</text:p>
          </table:table-cell>
          <table:table-cell office:value-type="float" office:value="1" calcext:value-type="float">
            <text:p>1</text:p>
          </table:table-cell>
          <table:table-cell table:formula="of:=[.B250]&lt;&gt;1" office:value-type="boolean" office:boolean-value="false" calcext:value-type="boolean">
            <text:p/>
          </table:table-cell>
          <table:table-cell table:number-columns-repeated="3"/>
        </table:table-row>
        <table:table-row table:style-name="ro1">
          <table:table-cell office:value-type="string" calcext:value-type="string">
            <text:p>Personne de soutien</text:p>
          </table:table-cell>
          <table:table-cell office:value-type="float" office:value="1" calcext:value-type="float">
            <text:p>1</text:p>
          </table:table-cell>
          <table:table-cell table:formula="of:=[.B251]&lt;&gt;1" office:value-type="boolean" office:boolean-value="false" calcext:value-type="boolean">
            <text:p/>
          </table:table-cell>
          <table:table-cell table:number-columns-repeated="3"/>
        </table:table-row>
        <table:table-row table:style-name="ro1">
          <table:table-cell office:value-type="string" calcext:value-type="string">
            <text:p>Personne honorée</text:p>
          </table:table-cell>
          <table:table-cell office:value-type="float" office:value="1" calcext:value-type="float">
            <text:p>1</text:p>
          </table:table-cell>
          <table:table-cell table:formula="of:=[.B252]&lt;&gt;1" office:value-type="boolean" office:boolean-value="false" calcext:value-type="boolean">
            <text:p/>
          </table:table-cell>
          <table:table-cell table:number-columns-repeated="3"/>
        </table:table-row>
        <table:table-row table:style-name="ro1">
          <table:table-cell office:value-type="string" calcext:value-type="string">
            <text:p>Personne mise à l'honneur</text:p>
          </table:table-cell>
          <table:table-cell office:value-type="float" office:value="1" calcext:value-type="float">
            <text:p>1</text:p>
          </table:table-cell>
          <table:table-cell table:formula="of:=[.B253]&lt;&gt;1" office:value-type="boolean" office:boolean-value="false" calcext:value-type="boolean">
            <text:p/>
          </table:table-cell>
          <table:table-cell table:number-columns-repeated="3"/>
        </table:table-row>
        <table:table-row table:style-name="ro1">
          <table:table-cell office:value-type="string" calcext:value-type="string">
            <text:p>Personnel de la réalisation</text:p>
          </table:table-cell>
          <table:table-cell office:value-type="float" office:value="1" calcext:value-type="float">
            <text:p>1</text:p>
          </table:table-cell>
          <table:table-cell table:formula="of:=[.B254]&lt;&gt;1" office:value-type="boolean" office:boolean-value="false" calcext:value-type="boolean">
            <text:p/>
          </table:table-cell>
          <table:table-cell table:number-columns-repeated="3"/>
        </table:table-row>
        <table:table-row table:style-name="ro1">
          <table:table-cell office:value-type="string" calcext:value-type="string">
            <text:p>Perspectiviste</text:p>
          </table:table-cell>
          <table:table-cell office:value-type="float" office:value="1" calcext:value-type="float">
            <text:p>1</text:p>
          </table:table-cell>
          <table:table-cell table:formula="of:=[.B255]&lt;&gt;1" office:value-type="boolean" office:boolean-value="false" calcext:value-type="boolean">
            <text:p/>
          </table:table-cell>
          <table:table-cell table:number-columns-repeated="3"/>
        </table:table-row>
        <table:table-row table:style-name="ro1">
          <table:table-cell office:value-type="string" calcext:value-type="string">
            <text:p>Photographe</text:p>
          </table:table-cell>
          <table:table-cell office:value-type="float" office:value="1" calcext:value-type="float">
            <text:p>1</text:p>
          </table:table-cell>
          <table:table-cell table:formula="of:=[.B256]&lt;&gt;1" office:value-type="boolean" office:boolean-value="false" calcext:value-type="boolean">
            <text:p/>
          </table:table-cell>
          <table:table-cell table:number-columns-repeated="3"/>
        </table:table-row>
        <table:table-row table:style-name="ro1">
          <table:table-cell office:value-type="string" calcext:value-type="string">
            <text:p>Plaignant</text:p>
          </table:table-cell>
          <table:table-cell office:value-type="float" office:value="1" calcext:value-type="float">
            <text:p>1</text:p>
          </table:table-cell>
          <table:table-cell table:formula="of:=[.B257]&lt;&gt;1" office:value-type="boolean" office:boolean-value="false" calcext:value-type="boolean">
            <text:p/>
          </table:table-cell>
          <table:table-cell table:number-columns-repeated="3"/>
        </table:table-row>
        <table:table-row table:style-name="ro1">
          <table:table-cell office:value-type="string" calcext:value-type="string">
            <text:p>Plaignant-appelant</text:p>
          </table:table-cell>
          <table:table-cell office:value-type="float" office:value="1" calcext:value-type="float">
            <text:p>1</text:p>
          </table:table-cell>
          <table:table-cell table:formula="of:=[.B258]&lt;&gt;1" office:value-type="boolean" office:boolean-value="false" calcext:value-type="boolean">
            <text:p/>
          </table:table-cell>
          <table:table-cell table:number-columns-repeated="3"/>
        </table:table-row>
        <table:table-row table:style-name="ro1">
          <table:table-cell office:value-type="string" calcext:value-type="string">
            <text:p>Plaignant-intimé</text:p>
          </table:table-cell>
          <table:table-cell office:value-type="float" office:value="1" calcext:value-type="float">
            <text:p>1</text:p>
          </table:table-cell>
          <table:table-cell table:formula="of:=[.B259]&lt;&gt;1" office:value-type="boolean" office:boolean-value="false" calcext:value-type="boolean">
            <text:p/>
          </table:table-cell>
          <table:table-cell table:number-columns-repeated="3"/>
        </table:table-row>
        <table:table-row table:style-name="ro1">
          <table:table-cell office:value-type="string" calcext:value-type="string">
            <text:p>Planches, Imprimeur de</text:p>
          </table:table-cell>
          <table:table-cell office:value-type="float" office:value="1" calcext:value-type="float">
            <text:p>1</text:p>
          </table:table-cell>
          <table:table-cell table:formula="of:=[.B260]&lt;&gt;1" office:value-type="boolean" office:boolean-value="false" calcext:value-type="boolean">
            <text:p/>
          </table:table-cell>
          <table:table-cell table:number-columns-repeated="3"/>
        </table:table-row>
        <table:table-row table:style-name="ro1">
          <table:table-cell office:value-type="string" calcext:value-type="string">
            <text:p>Porteur de licence</text:p>
          </table:table-cell>
          <table:table-cell office:value-type="float" office:value="1" calcext:value-type="float">
            <text:p>1</text:p>
          </table:table-cell>
          <table:table-cell table:formula="of:=[.B261]&lt;&gt;1" office:value-type="boolean" office:boolean-value="false" calcext:value-type="boolean">
            <text:p/>
          </table:table-cell>
          <table:table-cell table:number-columns-repeated="3"/>
        </table:table-row>
        <table:table-row table:style-name="ro1">
          <table:table-cell office:value-type="string" calcext:value-type="string">
            <text:p>Présentateur</text:p>
          </table:table-cell>
          <table:table-cell office:value-type="float" office:value="1" calcext:value-type="float">
            <text:p>1</text:p>
          </table:table-cell>
          <table:table-cell table:formula="of:=[.B262]&lt;&gt;1" office:value-type="boolean" office:boolean-value="false" calcext:value-type="boolean">
            <text:p/>
          </table:table-cell>
          <table:table-cell table:number-columns-repeated="3"/>
        </table:table-row>
        <table:table-row table:style-name="ro1">
          <table:table-cell office:value-type="string" calcext:value-type="string">
            <text:p>Présidence</text:p>
          </table:table-cell>
          <table:table-cell office:value-type="float" office:value="1" calcext:value-type="float">
            <text:p>1</text:p>
          </table:table-cell>
          <table:table-cell table:formula="of:=[.B263]&lt;&gt;1" office:value-type="boolean" office:boolean-value="false" calcext:value-type="boolean">
            <text:p/>
          </table:table-cell>
          <table:table-cell table:number-columns-repeated="3"/>
        </table:table-row>
        <table:table-row table:style-name="ro1">
          <table:table-cell office:value-type="string" calcext:value-type="string">
            <text:p>Prêteur</text:p>
          </table:table-cell>
          <table:table-cell office:value-type="float" office:value="1" calcext:value-type="float">
            <text:p>1</text:p>
          </table:table-cell>
          <table:table-cell table:formula="of:=[.B264]&lt;&gt;1" office:value-type="boolean" office:boolean-value="false" calcext:value-type="boolean">
            <text:p/>
          </table:table-cell>
          <table:table-cell table:number-columns-repeated="3"/>
        </table:table-row>
        <table:table-row table:style-name="ro1">
          <table:table-cell office:value-type="string" calcext:value-type="string">
            <text:p>Producteur</text:p>
          </table:table-cell>
          <table:table-cell office:value-type="float" office:value="1" calcext:value-type="float">
            <text:p>1</text:p>
          </table:table-cell>
          <table:table-cell table:formula="of:=[.B265]&lt;&gt;1" office:value-type="boolean" office:boolean-value="false" calcext:value-type="boolean">
            <text:p/>
          </table:table-cell>
          <table:table-cell table:number-columns-repeated="3"/>
        </table:table-row>
        <table:table-row table:style-name="ro1">
          <table:table-cell office:value-type="string" calcext:value-type="string">
            <text:p>Producteur de livres</text:p>
          </table:table-cell>
          <table:table-cell office:value-type="float" office:value="1" calcext:value-type="float">
            <text:p>1</text:p>
          </table:table-cell>
          <table:table-cell table:formula="of:=[.B266]&lt;&gt;1" office:value-type="boolean" office:boolean-value="false" calcext:value-type="boolean">
            <text:p/>
          </table:table-cell>
          <table:table-cell table:number-columns-repeated="3"/>
        </table:table-row>
        <table:table-row table:style-name="ro1">
          <table:table-cell office:value-type="string" calcext:value-type="string">
            <text:p>Producteur du film</text:p>
          </table:table-cell>
          <table:table-cell office:value-type="float" office:value="1" calcext:value-type="float">
            <text:p>1</text:p>
          </table:table-cell>
          <table:table-cell table:formula="of:=[.B267]&lt;&gt;1" office:value-type="boolean" office:boolean-value="false" calcext:value-type="boolean">
            <text:p/>
          </table:table-cell>
          <table:table-cell table:number-columns-repeated="3"/>
        </table:table-row>
        <table:table-row table:style-name="ro1">
          <table:table-cell office:value-type="string" calcext:value-type="string">
            <text:p>Producteur radio</text:p>
          </table:table-cell>
          <table:table-cell office:value-type="float" office:value="1" calcext:value-type="float">
            <text:p>1</text:p>
          </table:table-cell>
          <table:table-cell table:formula="of:=[.B268]&lt;&gt;1" office:value-type="boolean" office:boolean-value="false" calcext:value-type="boolean">
            <text:p/>
          </table:table-cell>
          <table:table-cell table:number-columns-repeated="3"/>
        </table:table-row>
        <table:table-row table:style-name="ro1">
          <table:table-cell office:value-type="string" calcext:value-type="string">
            <text:p>Producteur TV</text:p>
          </table:table-cell>
          <table:table-cell office:value-type="float" office:value="1" calcext:value-type="float">
            <text:p>1</text:p>
          </table:table-cell>
          <table:table-cell table:formula="of:=[.B269]&lt;&gt;1" office:value-type="boolean" office:boolean-value="false" calcext:value-type="boolean">
            <text:p/>
          </table:table-cell>
          <table:table-cell table:number-columns-repeated="3"/>
        </table:table-row>
        <table:table-row table:style-name="ro1">
          <table:table-cell office:value-type="string" calcext:value-type="string">
            <text:p>Professeur</text:p>
          </table:table-cell>
          <table:table-cell office:value-type="float" office:value="1" calcext:value-type="float">
            <text:p>1</text:p>
          </table:table-cell>
          <table:table-cell table:formula="of:=[.B270]&lt;&gt;1" office:value-type="boolean" office:boolean-value="false" calcext:value-type="boolean">
            <text:p/>
          </table:table-cell>
          <table:table-cell table:number-columns-repeated="3"/>
        </table:table-row>
        <table:table-row table:style-name="ro1">
          <table:table-cell office:value-type="string" calcext:value-type="string">
            <text:p>Programmeur</text:p>
          </table:table-cell>
          <table:table-cell office:value-type="float" office:value="1" calcext:value-type="float">
            <text:p>1</text:p>
          </table:table-cell>
          <table:table-cell table:formula="of:=[.B271]&lt;&gt;1" office:value-type="boolean" office:boolean-value="false" calcext:value-type="boolean">
            <text:p/>
          </table:table-cell>
          <table:table-cell table:number-columns-repeated="3"/>
        </table:table-row>
        <table:table-row table:style-name="ro1">
          <table:table-cell office:value-type="string" calcext:value-type="string">
            <text:p>Propriétaire</text:p>
          </table:table-cell>
          <table:table-cell office:value-type="float" office:value="1" calcext:value-type="float">
            <text:p>1</text:p>
          </table:table-cell>
          <table:table-cell table:formula="of:=[.B272]&lt;&gt;1" office:value-type="boolean" office:boolean-value="false" calcext:value-type="boolean">
            <text:p/>
          </table:table-cell>
          <table:table-cell table:number-columns-repeated="3"/>
        </table:table-row>
        <table:table-row table:style-name="ro1">
          <table:table-cell office:value-type="string" calcext:value-type="string">
            <text:p>Réalisateur du film</text:p>
          </table:table-cell>
          <table:table-cell office:value-type="float" office:value="1" calcext:value-type="float">
            <text:p>1</text:p>
          </table:table-cell>
          <table:table-cell table:formula="of:=[.B273]&lt;&gt;1" office:value-type="boolean" office:boolean-value="false" calcext:value-type="boolean">
            <text:p/>
          </table:table-cell>
          <table:table-cell table:number-columns-repeated="3"/>
        </table:table-row>
        <table:table-row table:style-name="ro1">
          <table:table-cell office:value-type="string" calcext:value-type="string">
            <text:p>Réalisateur radio</text:p>
          </table:table-cell>
          <table:table-cell office:value-type="float" office:value="1" calcext:value-type="float">
            <text:p>1</text:p>
          </table:table-cell>
          <table:table-cell table:formula="of:=[.B274]&lt;&gt;1" office:value-type="boolean" office:boolean-value="false" calcext:value-type="boolean">
            <text:p/>
          </table:table-cell>
          <table:table-cell table:number-columns-repeated="3"/>
        </table:table-row>
        <table:table-row table:style-name="ro1">
          <table:table-cell office:value-type="string" calcext:value-type="string">
            <text:p>Réalisateur TV</text:p>
          </table:table-cell>
          <table:table-cell office:value-type="float" office:value="1" calcext:value-type="float">
            <text:p>1</text:p>
          </table:table-cell>
          <table:table-cell table:formula="of:=[.B275]&lt;&gt;1" office:value-type="boolean" office:boolean-value="false" calcext:value-type="boolean">
            <text:p/>
          </table:table-cell>
          <table:table-cell table:number-columns-repeated="3"/>
        </table:table-row>
        <table:table-row table:style-name="ro1">
          <table:table-cell office:value-type="string" calcext:value-type="string">
            <text:p>Récipiendaire </text:p>
          </table:table-cell>
          <table:table-cell office:value-type="float" office:value="1" calcext:value-type="float">
            <text:p>1</text:p>
          </table:table-cell>
          <table:table-cell table:formula="of:=[.B276]&lt;&gt;1" office:value-type="boolean" office:boolean-value="false" calcext:value-type="boolean">
            <text:p/>
          </table:table-cell>
          <table:table-cell table:number-columns-repeated="3"/>
        </table:table-row>
        <table:table-row table:style-name="ro1">
          <table:table-cell office:value-type="string" calcext:value-type="string">
            <text:p>Rédacteur</text:p>
          </table:table-cell>
          <table:table-cell office:value-type="float" office:value="1" calcext:value-type="float">
            <text:p>1</text:p>
          </table:table-cell>
          <table:table-cell table:formula="of:=[.B277]&lt;&gt;1" office:value-type="boolean" office:boolean-value="false" calcext:value-type="boolean">
            <text:p/>
          </table:table-cell>
          <table:table-cell table:number-columns-repeated="3"/>
        </table:table-row>
        <table:table-row table:style-name="ro1">
          <table:table-cell office:value-type="string" calcext:value-type="string">
            <text:p>Rédacteur de l'introduction</text:p>
          </table:table-cell>
          <table:table-cell office:value-type="float" office:value="1" calcext:value-type="float">
            <text:p>1</text:p>
          </table:table-cell>
          <table:table-cell table:formula="of:=[.B278]&lt;&gt;1" office:value-type="boolean" office:boolean-value="false" calcext:value-type="boolean">
            <text:p/>
          </table:table-cell>
          <table:table-cell table:number-columns-repeated="3"/>
        </table:table-row>
        <table:table-row table:style-name="ro1">
          <table:table-cell office:value-type="string" calcext:value-type="string">
            <text:p>Rédacteur de la préface</text:p>
          </table:table-cell>
          <table:table-cell office:value-type="float" office:value="1" calcext:value-type="float">
            <text:p>1</text:p>
          </table:table-cell>
          <table:table-cell table:formula="of:=[.B279]&lt;&gt;1" office:value-type="boolean" office:boolean-value="false" calcext:value-type="boolean">
            <text:p/>
          </table:table-cell>
          <table:table-cell table:number-columns-repeated="3"/>
        </table:table-row>
        <table:table-row table:style-name="ro1">
          <table:table-cell office:value-type="string" calcext:value-type="string">
            <text:p>Régisseur de plateau</text:p>
          </table:table-cell>
          <table:table-cell office:value-type="float" office:value="1" calcext:value-type="float">
            <text:p>1</text:p>
          </table:table-cell>
          <table:table-cell table:formula="of:=[.B280]&lt;&gt;1" office:value-type="boolean" office:boolean-value="false" calcext:value-type="boolean">
            <text:p/>
          </table:table-cell>
          <table:table-cell table:number-columns-repeated="3"/>
        </table:table-row>
        <table:table-row table:style-name="ro1">
          <table:table-cell office:value-type="string" calcext:value-type="string">
            <text:p>Relieur</text:p>
          </table:table-cell>
          <table:table-cell office:value-type="float" office:value="1" calcext:value-type="float">
            <text:p>1</text:p>
          </table:table-cell>
          <table:table-cell table:formula="of:=[.B281]&lt;&gt;1" office:value-type="boolean" office:boolean-value="false" calcext:value-type="boolean">
            <text:p/>
          </table:table-cell>
          <table:table-cell table:number-columns-repeated="3"/>
        </table:table-row>
        <table:table-row table:style-name="ro1">
          <table:table-cell office:value-type="string" calcext:value-type="string">
            <text:p>Reliures, Concepteur de</text:p>
          </table:table-cell>
          <table:table-cell office:value-type="float" office:value="1" calcext:value-type="float">
            <text:p>1</text:p>
          </table:table-cell>
          <table:table-cell table:formula="of:=[.B282]&lt;&gt;1" office:value-type="boolean" office:boolean-value="false" calcext:value-type="boolean">
            <text:p/>
          </table:table-cell>
          <table:table-cell table:number-columns-repeated="3"/>
        </table:table-row>
        <table:table-row table:style-name="ro1">
          <table:table-cell office:value-type="string" calcext:value-type="string">
            <text:p>Répondant</text:p>
          </table:table-cell>
          <table:table-cell office:value-type="float" office:value="1" calcext:value-type="float">
            <text:p>1</text:p>
          </table:table-cell>
          <table:table-cell table:formula="of:=[.B283]&lt;&gt;1" office:value-type="boolean" office:boolean-value="false" calcext:value-type="boolean">
            <text:p/>
          </table:table-cell>
          <table:table-cell table:number-columns-repeated="3"/>
        </table:table-row>
        <table:table-row table:style-name="ro1">
          <table:table-cell office:value-type="string" calcext:value-type="string">
            <text:p>Répondant-appelant</text:p>
          </table:table-cell>
          <table:table-cell office:value-type="float" office:value="1" calcext:value-type="float">
            <text:p>1</text:p>
          </table:table-cell>
          <table:table-cell table:formula="of:=[.B284]&lt;&gt;1" office:value-type="boolean" office:boolean-value="false" calcext:value-type="boolean">
            <text:p/>
          </table:table-cell>
          <table:table-cell table:number-columns-repeated="3"/>
        </table:table-row>
        <table:table-row table:style-name="ro1">
          <table:table-cell office:value-type="string" calcext:value-type="string">
            <text:p>Répondant-intimé</text:p>
          </table:table-cell>
          <table:table-cell office:value-type="float" office:value="1" calcext:value-type="float">
            <text:p>1</text:p>
          </table:table-cell>
          <table:table-cell table:formula="of:=[.B285]&lt;&gt;1" office:value-type="boolean" office:boolean-value="false" calcext:value-type="boolean">
            <text:p/>
          </table:table-cell>
          <table:table-cell table:number-columns-repeated="3"/>
        </table:table-row>
        <table:table-row table:style-name="ro1">
          <table:table-cell office:value-type="string" calcext:value-type="string">
            <text:p>Requérant</text:p>
          </table:table-cell>
          <table:table-cell office:value-type="float" office:value="1" calcext:value-type="float">
            <text:p>1</text:p>
          </table:table-cell>
          <table:table-cell table:formula="of:=[.B286]&lt;&gt;1" office:value-type="boolean" office:boolean-value="false" calcext:value-type="boolean">
            <text:p/>
          </table:table-cell>
          <table:table-cell table:number-columns-repeated="3"/>
        </table:table-row>
        <table:table-row table:style-name="ro1">
          <table:table-cell office:value-type="string" calcext:value-type="string">
            <text:p>Requérant-appelant</text:p>
          </table:table-cell>
          <table:table-cell office:value-type="float" office:value="1" calcext:value-type="float">
            <text:p>1</text:p>
          </table:table-cell>
          <table:table-cell table:formula="of:=[.B287]&lt;&gt;1" office:value-type="boolean" office:boolean-value="false" calcext:value-type="boolean">
            <text:p/>
          </table:table-cell>
          <table:table-cell table:number-columns-repeated="3"/>
        </table:table-row>
        <table:table-row table:style-name="ro1">
          <table:table-cell office:value-type="string" calcext:value-type="string">
            <text:p>Requérant-intimé</text:p>
          </table:table-cell>
          <table:table-cell office:value-type="float" office:value="1" calcext:value-type="float">
            <text:p>1</text:p>
          </table:table-cell>
          <table:table-cell table:formula="of:=[.B288]&lt;&gt;1" office:value-type="boolean" office:boolean-value="false" calcext:value-type="boolean">
            <text:p/>
          </table:table-cell>
          <table:table-cell table:number-columns-repeated="3"/>
        </table:table-row>
        <table:table-row table:style-name="ro1">
          <table:table-cell office:value-type="string" calcext:value-type="string">
            <text:p>Responsable</text:p>
          </table:table-cell>
          <table:table-cell office:value-type="float" office:value="1" calcext:value-type="float">
            <text:p>1</text:p>
          </table:table-cell>
          <table:table-cell table:formula="of:=[.B289]&lt;&gt;1" office:value-type="boolean" office:boolean-value="false" calcext:value-type="boolean">
            <text:p/>
          </table:table-cell>
          <table:table-cell table:number-columns-repeated="3"/>
        </table:table-row>
        <table:table-row table:style-name="ro1">
          <table:table-cell office:value-type="string" calcext:value-type="string">
            <text:p>Responsable de l'attribution des grades</text:p>
          </table:table-cell>
          <table:table-cell office:value-type="float" office:value="1" calcext:value-type="float">
            <text:p>1</text:p>
          </table:table-cell>
          <table:table-cell table:formula="of:=[.B290]&lt;&gt;1" office:value-type="boolean" office:boolean-value="false" calcext:value-type="boolean">
            <text:p/>
          </table:table-cell>
          <table:table-cell table:number-columns-repeated="3"/>
        </table:table-row>
        <table:table-row table:style-name="ro1">
          <table:table-cell office:value-type="string" calcext:value-type="string">
            <text:p>Responsable de l'expurgation de texte</text:p>
          </table:table-cell>
          <table:table-cell office:value-type="float" office:value="1" calcext:value-type="float">
            <text:p>1</text:p>
          </table:table-cell>
          <table:table-cell table:formula="of:=[.B291]&lt;&gt;1" office:value-type="boolean" office:boolean-value="false" calcext:value-type="boolean">
            <text:p/>
          </table:table-cell>
          <table:table-cell table:number-columns-repeated="3"/>
        </table:table-row>
        <table:table-row table:style-name="ro1">
          <table:table-cell office:value-type="string" calcext:value-type="string">
            <text:p>Responsable de la phototypie</text:p>
          </table:table-cell>
          <table:table-cell office:value-type="float" office:value="1" calcext:value-type="float">
            <text:p>1</text:p>
          </table:table-cell>
          <table:table-cell table:formula="of:=[.B292]&lt;&gt;1" office:value-type="boolean" office:boolean-value="false" calcext:value-type="boolean">
            <text:p/>
          </table:table-cell>
          <table:table-cell table:number-columns-repeated="3"/>
        </table:table-row>
        <table:table-row table:style-name="ro1">
          <table:table-cell office:value-type="string" calcext:value-type="string">
            <text:p>Responsable de la préservation</text:p>
          </table:table-cell>
          <table:table-cell office:value-type="float" office:value="1" calcext:value-type="float">
            <text:p>1</text:p>
          </table:table-cell>
          <table:table-cell table:formula="of:=[.B293]&lt;&gt;1" office:value-type="boolean" office:boolean-value="false" calcext:value-type="boolean">
            <text:p/>
          </table:table-cell>
          <table:table-cell table:number-columns-repeated="3"/>
        </table:table-row>
        <table:table-row table:style-name="ro1">
          <table:table-cell office:value-type="string" calcext:value-type="string">
            <text:p>Responsable du montage du film</text:p>
          </table:table-cell>
          <table:table-cell office:value-type="float" office:value="1" calcext:value-type="float">
            <text:p>1</text:p>
          </table:table-cell>
          <table:table-cell table:formula="of:=[.B294]&lt;&gt;1" office:value-type="boolean" office:boolean-value="false" calcext:value-type="boolean">
            <text:p/>
          </table:table-cell>
          <table:table-cell table:number-columns-repeated="3"/>
        </table:table-row>
        <table:table-row table:style-name="ro1">
          <table:table-cell office:value-type="string" calcext:value-type="string">
            <text:p>Responsable éditorial</text:p>
          </table:table-cell>
          <table:table-cell office:value-type="float" office:value="1" calcext:value-type="float">
            <text:p>1</text:p>
          </table:table-cell>
          <table:table-cell table:formula="of:=[.B295]&lt;&gt;1" office:value-type="boolean" office:boolean-value="false" calcext:value-type="boolean">
            <text:p/>
          </table:table-cell>
          <table:table-cell table:number-columns-repeated="3"/>
        </table:table-row>
        <table:table-row table:style-name="ro1">
          <table:table-cell office:value-type="string" calcext:value-type="string">
            <text:p>Restaurateur</text:p>
          </table:table-cell>
          <table:table-cell office:value-type="float" office:value="1" calcext:value-type="float">
            <text:p>1</text:p>
          </table:table-cell>
          <table:table-cell table:formula="of:=[.B296]&lt;&gt;1" office:value-type="boolean" office:boolean-value="false" calcext:value-type="boolean">
            <text:p/>
          </table:table-cell>
          <table:table-cell table:number-columns-repeated="3"/>
        </table:table-row>
        <table:table-row table:style-name="ro1">
          <table:table-cell office:value-type="string" calcext:value-type="string">
            <text:p>Réviseur</text:p>
          </table:table-cell>
          <table:table-cell office:value-type="float" office:value="1" calcext:value-type="float">
            <text:p>1</text:p>
          </table:table-cell>
          <table:table-cell table:formula="of:=[.B297]&lt;&gt;1" office:value-type="boolean" office:boolean-value="false" calcext:value-type="boolean">
            <text:p/>
          </table:table-cell>
          <table:table-cell table:number-columns-repeated="3"/>
        </table:table-row>
        <table:table-row table:style-name="ro1">
          <table:table-cell office:value-type="string" calcext:value-type="string">
            <text:p>Rubricateur</text:p>
          </table:table-cell>
          <table:table-cell office:value-type="float" office:value="1" calcext:value-type="float">
            <text:p>1</text:p>
          </table:table-cell>
          <table:table-cell table:formula="of:=[.B298]&lt;&gt;1" office:value-type="boolean" office:boolean-value="false" calcext:value-type="boolean">
            <text:p/>
          </table:table-cell>
          <table:table-cell table:number-columns-repeated="3"/>
        </table:table-row>
        <table:table-row table:style-name="ro1">
          <table:table-cell office:value-type="string" calcext:value-type="string">
            <text:p>Scénariste</text:p>
          </table:table-cell>
          <table:table-cell office:value-type="float" office:value="1" calcext:value-type="float">
            <text:p>1</text:p>
          </table:table-cell>
          <table:table-cell table:formula="of:=[.B299]&lt;&gt;1" office:value-type="boolean" office:boolean-value="false" calcext:value-type="boolean">
            <text:p/>
          </table:table-cell>
          <table:table-cell table:number-columns-repeated="3"/>
        </table:table-row>
        <table:table-row table:style-name="ro1">
          <table:table-cell office:value-type="string" calcext:value-type="string">
            <text:p>Scribe</text:p>
          </table:table-cell>
          <table:table-cell office:value-type="float" office:value="1" calcext:value-type="float">
            <text:p>1</text:p>
          </table:table-cell>
          <table:table-cell table:formula="of:=[.B300]&lt;&gt;1" office:value-type="boolean" office:boolean-value="false" calcext:value-type="boolean">
            <text:p/>
          </table:table-cell>
          <table:table-cell table:number-columns-repeated="3"/>
        </table:table-row>
        <table:table-row table:style-name="ro1">
          <table:table-cell office:value-type="string" calcext:value-type="string">
            <text:p>Sculpteur</text:p>
          </table:table-cell>
          <table:table-cell office:value-type="float" office:value="1" calcext:value-type="float">
            <text:p>1</text:p>
          </table:table-cell>
          <table:table-cell table:formula="of:=[.B301]&lt;&gt;1" office:value-type="boolean" office:boolean-value="false" calcext:value-type="boolean">
            <text:p/>
          </table:table-cell>
          <table:table-cell table:number-columns-repeated="3"/>
        </table:table-row>
        <table:table-row table:style-name="ro1">
          <table:table-cell office:value-type="string" calcext:value-type="string">
            <text:p>Secrétaire</text:p>
          </table:table-cell>
          <table:table-cell office:value-type="float" office:value="1" calcext:value-type="float">
            <text:p>1</text:p>
          </table:table-cell>
          <table:table-cell table:formula="of:=[.B302]&lt;&gt;1" office:value-type="boolean" office:boolean-value="false" calcext:value-type="boolean">
            <text:p/>
          </table:table-cell>
          <table:table-cell table:number-columns-repeated="3"/>
        </table:table-row>
        <table:table-row table:style-name="ro1">
          <table:table-cell office:value-type="string" calcext:value-type="string">
            <text:p>Service d'archives</text:p>
          </table:table-cell>
          <table:table-cell office:value-type="float" office:value="1" calcext:value-type="float">
            <text:p>1</text:p>
          </table:table-cell>
          <table:table-cell table:formula="of:=[.B303]&lt;&gt;1" office:value-type="boolean" office:boolean-value="false" calcext:value-type="boolean">
            <text:p/>
          </table:table-cell>
          <table:table-cell table:number-columns-repeated="3"/>
        </table:table-row>
        <table:table-row table:style-name="ro1">
          <table:table-cell office:value-type="string" calcext:value-type="string">
            <text:p>Signataire</text:p>
          </table:table-cell>
          <table:table-cell office:value-type="float" office:value="1" calcext:value-type="float">
            <text:p>1</text:p>
          </table:table-cell>
          <table:table-cell table:formula="of:=[.B304]&lt;&gt;1" office:value-type="boolean" office:boolean-value="false" calcext:value-type="boolean">
            <text:p/>
          </table:table-cell>
          <table:table-cell table:number-columns-repeated="3"/>
        </table:table-row>
        <table:table-row table:style-name="ro1">
          <table:table-cell office:value-type="string" calcext:value-type="string">
            <text:p>Société de production</text:p>
          </table:table-cell>
          <table:table-cell office:value-type="float" office:value="1" calcext:value-type="float">
            <text:p>1</text:p>
          </table:table-cell>
          <table:table-cell table:formula="of:=[.B305]&lt;&gt;1" office:value-type="boolean" office:boolean-value="false" calcext:value-type="boolean">
            <text:p/>
          </table:table-cell>
          <table:table-cell table:number-columns-repeated="3"/>
        </table:table-row>
        <table:table-row table:style-name="ro1">
          <table:table-cell office:value-type="string" calcext:value-type="string">
            <text:p>Spécialiste de l'information géographique</text:p>
          </table:table-cell>
          <table:table-cell office:value-type="float" office:value="1" calcext:value-type="float">
            <text:p>1</text:p>
          </table:table-cell>
          <table:table-cell table:formula="of:=[.B306]&lt;&gt;1" office:value-type="boolean" office:boolean-value="false" calcext:value-type="boolean">
            <text:p/>
          </table:table-cell>
          <table:table-cell table:number-columns-repeated="3"/>
        </table:table-row>
        <table:table-row table:style-name="ro1">
          <table:table-cell office:value-type="string" calcext:value-type="string">
            <text:p>Spécialiste de l'information géospatiale</text:p>
          </table:table-cell>
          <table:table-cell office:value-type="float" office:value="1" calcext:value-type="float">
            <text:p>1</text:p>
          </table:table-cell>
          <table:table-cell table:formula="of:=[.B307]&lt;&gt;1" office:value-type="boolean" office:boolean-value="false" calcext:value-type="boolean">
            <text:p/>
          </table:table-cell>
          <table:table-cell table:number-columns-repeated="3"/>
        </table:table-row>
        <table:table-row table:style-name="ro1">
          <table:table-cell office:value-type="string" calcext:value-type="string">
            <text:p>Spectateur</text:p>
          </table:table-cell>
          <table:table-cell office:value-type="float" office:value="1" calcext:value-type="float">
            <text:p>1</text:p>
          </table:table-cell>
          <table:table-cell table:formula="of:=[.B308]&lt;&gt;1" office:value-type="boolean" office:boolean-value="false" calcext:value-type="boolean">
            <text:p/>
          </table:table-cell>
          <table:table-cell table:number-columns-repeated="3"/>
        </table:table-row>
        <table:table-row table:style-name="ro1">
          <table:table-cell office:value-type="string" calcext:value-type="string">
            <text:p>Sténographe judiciaire</text:p>
          </table:table-cell>
          <table:table-cell office:value-type="float" office:value="1" calcext:value-type="float">
            <text:p>1</text:p>
          </table:table-cell>
          <table:table-cell table:formula="of:=[.B309]&lt;&gt;1" office:value-type="boolean" office:boolean-value="false" calcext:value-type="boolean">
            <text:p/>
          </table:table-cell>
          <table:table-cell table:number-columns-repeated="3"/>
        </table:table-row>
        <table:table-row table:style-name="ro1">
          <table:table-cell office:value-type="string" calcext:value-type="string">
            <text:p>Stéréotypeur</text:p>
          </table:table-cell>
          <table:table-cell office:value-type="float" office:value="1" calcext:value-type="float">
            <text:p>1</text:p>
          </table:table-cell>
          <table:table-cell table:formula="of:=[.B310]&lt;&gt;1" office:value-type="boolean" office:boolean-value="false" calcext:value-type="boolean">
            <text:p/>
          </table:table-cell>
          <table:table-cell table:number-columns-repeated="3"/>
        </table:table-row>
        <table:table-row table:style-name="ro1">
          <table:table-cell office:value-type="string" calcext:value-type="string">
            <text:p>Superviseur de thèse</text:p>
          </table:table-cell>
          <table:table-cell office:value-type="float" office:value="1" calcext:value-type="float">
            <text:p>1</text:p>
          </table:table-cell>
          <table:table-cell table:formula="of:=[.B311]&lt;&gt;1" office:value-type="boolean" office:boolean-value="false" calcext:value-type="boolean">
            <text:p/>
          </table:table-cell>
          <table:table-cell table:number-columns-repeated="3"/>
        </table:table-row>
        <table:table-row table:style-name="ro1">
          <table:table-cell office:value-type="string" calcext:value-type="string">
            <text:p>Témoignant</text:p>
          </table:table-cell>
          <table:table-cell office:value-type="float" office:value="1" calcext:value-type="float">
            <text:p>1</text:p>
          </table:table-cell>
          <table:table-cell table:formula="of:=[.B312]&lt;&gt;1" office:value-type="boolean" office:boolean-value="false" calcext:value-type="boolean">
            <text:p/>
          </table:table-cell>
          <table:table-cell table:number-columns-repeated="3"/>
        </table:table-row>
        <table:table-row table:style-name="ro1">
          <table:table-cell office:value-type="string" calcext:value-type="string">
            <text:p>Témoin</text:p>
          </table:table-cell>
          <table:table-cell office:value-type="float" office:value="1" calcext:value-type="float">
            <text:p>1</text:p>
          </table:table-cell>
          <table:table-cell table:formula="of:=[.B313]&lt;&gt;1" office:value-type="boolean" office:boolean-value="false" calcext:value-type="boolean">
            <text:p/>
          </table:table-cell>
          <table:table-cell table:number-columns-repeated="3"/>
        </table:table-row>
        <table:table-row table:style-name="ro1">
          <table:table-cell office:value-type="string" calcext:value-type="string">
            <text:p>Témoin oculaire</text:p>
          </table:table-cell>
          <table:table-cell office:value-type="float" office:value="1" calcext:value-type="float">
            <text:p>1</text:p>
          </table:table-cell>
          <table:table-cell table:formula="of:=[.B314]&lt;&gt;1" office:value-type="boolean" office:boolean-value="false" calcext:value-type="boolean">
            <text:p/>
          </table:table-cell>
          <table:table-cell table:number-columns-repeated="3"/>
        </table:table-row>
        <table:table-row table:style-name="ro1">
          <table:table-cell office:value-type="string" calcext:value-type="string">
            <text:p>Titulaire de brevet</text:p>
          </table:table-cell>
          <table:table-cell office:value-type="float" office:value="1" calcext:value-type="float">
            <text:p>1</text:p>
          </table:table-cell>
          <table:table-cell table:formula="of:=[.B315]&lt;&gt;1" office:value-type="boolean" office:boolean-value="false" calcext:value-type="boolean">
            <text:p/>
          </table:table-cell>
          <table:table-cell table:number-columns-repeated="3"/>
        </table:table-row>
        <table:table-row table:style-name="ro1">
          <table:table-cell office:value-type="string" calcext:value-type="string">
            <text:p>Titulaire du droit d'auteur</text:p>
          </table:table-cell>
          <table:table-cell office:value-type="float" office:value="1" calcext:value-type="float">
            <text:p>1</text:p>
          </table:table-cell>
          <table:table-cell table:formula="of:=[.B316]&lt;&gt;1" office:value-type="boolean" office:boolean-value="false" calcext:value-type="boolean">
            <text:p/>
          </table:table-cell>
          <table:table-cell table:number-columns-repeated="3"/>
        </table:table-row>
        <table:table-row table:style-name="ro1">
          <table:table-cell office:value-type="string" calcext:value-type="string">
            <text:p>Traducteur</text:p>
          </table:table-cell>
          <table:table-cell office:value-type="float" office:value="1" calcext:value-type="float">
            <text:p>1</text:p>
          </table:table-cell>
          <table:table-cell table:formula="of:=[.B317]&lt;&gt;1" office:value-type="boolean" office:boolean-value="false" calcext:value-type="boolean">
            <text:p/>
          </table:table-cell>
          <table:table-cell table:number-columns-repeated="3"/>
        </table:table-row>
        <table:table-row table:style-name="ro1">
          <table:table-cell office:value-type="string" calcext:value-type="string">
            <text:p>Transcripteur</text:p>
          </table:table-cell>
          <table:table-cell office:value-type="float" office:value="1" calcext:value-type="float">
            <text:p>1</text:p>
          </table:table-cell>
          <table:table-cell table:formula="of:=[.B318]&lt;&gt;1" office:value-type="boolean" office:boolean-value="false" calcext:value-type="boolean">
            <text:p/>
          </table:table-cell>
          <table:table-cell table:number-columns-repeated="3"/>
        </table:table-row>
        <table:table-row table:style-name="ro1">
          <table:table-cell office:value-type="string" calcext:value-type="string">
            <text:p>Tribunal régi</text:p>
          </table:table-cell>
          <table:table-cell office:value-type="float" office:value="1" calcext:value-type="float">
            <text:p>1</text:p>
          </table:table-cell>
          <table:table-cell table:formula="of:=[.B319]&lt;&gt;1" office:value-type="boolean" office:boolean-value="false" calcext:value-type="boolean">
            <text:p/>
          </table:table-cell>
          <table:table-cell table:number-columns-repeated="3"/>
        </table:table-row>
        <table:table-row table:style-name="ro1">
          <table:table-cell office:value-type="string" calcext:value-type="string">
            <text:p>Typographe</text:p>
          </table:table-cell>
          <table:table-cell office:value-type="float" office:value="1" calcext:value-type="float">
            <text:p>1</text:p>
          </table:table-cell>
          <table:table-cell table:formula="of:=[.B320]&lt;&gt;1" office:value-type="boolean" office:boolean-value="false" calcext:value-type="boolean">
            <text:p/>
          </table:table-cell>
          <table:table-cell table:number-columns-repeated="3"/>
        </table:table-row>
        <table:table-row table:style-name="ro1">
          <table:table-cell office:value-type="string" calcext:value-type="string">
            <text:p>Université</text:p>
          </table:table-cell>
          <table:table-cell office:value-type="float" office:value="1" calcext:value-type="float">
            <text:p>1</text:p>
          </table:table-cell>
          <table:table-cell table:formula="of:=[.B321]&lt;&gt;1" office:value-type="boolean" office:boolean-value="false" calcext:value-type="boolean">
            <text:p/>
          </table:table-cell>
          <table:table-cell table:number-columns-repeated="3"/>
        </table:table-row>
        <table:table-row table:style-name="ro1">
          <table:table-cell office:value-type="string" calcext:value-type="string">
            <text:p>Vendeur</text:p>
          </table:table-cell>
          <table:table-cell office:value-type="float" office:value="1" calcext:value-type="float">
            <text:p>1</text:p>
          </table:table-cell>
          <table:table-cell table:formula="of:=[.B322]&lt;&gt;1" office:value-type="boolean" office:boolean-value="false" calcext:value-type="boolean">
            <text:p/>
          </table:table-cell>
          <table:table-cell table:number-columns-repeated="3"/>
        </table:table-row>
        <table:table-row table:style-name="ro3">
          <table:table-cell office:value-type="string" calcext:value-type="string">
            <text:p>Vidéaste</text:p>
          </table:table-cell>
          <table:table-cell office:value-type="float" office:value="1" calcext:value-type="float">
            <text:p>1</text:p>
          </table:table-cell>
          <table:table-cell table:style-name="Default"/>
          <table:table-cell table:number-columns-repeated="3"/>
        </table:table-row>
        <table:table-row table:style-name="ro3">
          <table:table-cell office:value-type="string" calcext:value-type="string">
            <text:p>Vocaliste</text:p>
          </table:table-cell>
          <table:table-cell office:value-type="float" office:value="1" calcext:value-type="float">
            <text:p>1</text:p>
          </table:table-cell>
          <table:table-cell table:style-name="Default"/>
          <table:table-cell table:number-columns-repeated="3"/>
        </table:table-row>
        <table:table-row table:style-name="ro3">
          <table:table-cell office:value-type="string" calcext:value-type="string">
            <text:p>Xylographe</text:p>
          </table:table-cell>
          <table:table-cell table:style-name="ce21" office:value-type="float" office:value="1" calcext:value-type="float">
            <text:p>1</text:p>
          </table:table-cell>
          <table:table-cell table:style-name="Default"/>
          <table:table-cell table:number-columns-repeated="3"/>
        </table:table-row>
        <table:table-row table:style-name="ro3">
          <table:table-cell table:style-name="ce17" office:value-type="string" calcext:value-type="string">
            <text:p>Total Résultat</text:p>
          </table:table-cell>
          <table:table-cell table:style-name="ce22" office:value-type="float" office:value="322" calcext:value-type="float">
            <text:p>322</text:p>
          </table:table-cell>
          <table:table-cell table:style-name="Default"/>
          <table:table-cell table:number-columns-repeated="3"/>
        </table:table-row>
      </table:table>
      <table:table table:name="Ancienne table FR" table:style-name="ta1">
        <office:forms form:automatic-focus="false" form:apply-design-mode="false"/>
        <table:table-column table:style-name="co22" table:default-cell-style-name="ce3"/>
        <table:table-column table:style-name="co23" table:default-cell-style-name="ce3"/>
        <table:table-column table:style-name="co24" table:default-cell-style-name="ce3"/>
        <table:table-column table:style-name="co5" table:default-cell-style-name="ce3"/>
        <table:table-column table:style-name="co3" table:number-columns-repeated="3" table:default-cell-style-name="ce3"/>
        <table:table-column table:style-name="co25" table:default-cell-style-name="ce3"/>
        <table:table-column table:style-name="co3" table:number-columns-repeated="1016" table:default-cell-style-name="ce3"/>
        <table:table-row table:style-name="ro27">
          <table:table-cell table:style-name="ce24" office:value-type="string" calcext:value-type="string" table:number-columns-spanned="6" table:number-rows-spanned="1">
            <text:p>Tableau utilisée pour trier l'ancienne table FR dans le même ordre que la table EN (par code et par USE)</text:p>
          </table:table-cell>
          <table:covered-table-cell table:number-columns-repeated="3" table:style-name="ce25"/>
          <table:covered-table-cell table:number-columns-repeated="2"/>
          <table:table-cell table:style-name="ce25" table:number-columns-repeated="2"/>
          <table:table-cell table:style-name="ce26" table:number-columns-repeated="1016"/>
        </table:table-row>
        <table:table-row table:style-name="ro19">
          <table:table-cell office:value-type="string" calcext:value-type="string">
            <text:p>TRI</text:p>
          </table:table-cell>
          <table:table-cell table:style-name="ce25" office:value-type="string" calcext:value-type="string">
            <text:p>code</text:p>
          </table:table-cell>
          <table:table-cell table:style-name="ce25" office:value-type="string" calcext:value-type="string">
            <text:p>label</text:p>
          </table:table-cell>
          <table:table-cell table:style-name="ce25" office:value-type="string" calcext:value-type="string">
            <text:p>USE</text:p>
          </table:table-cell>
          <table:table-cell office:value-type="string" calcext:value-type="string">
            <text:p>MT</text:p>
          </table:table-cell>
          <table:table-cell office:value-type="string" calcext:value-type="string">
            <text:p>BT</text:p>
          </table:table-cell>
          <table:table-cell table:style-name="ce25" office:value-type="string" calcext:value-type="string">
            <text:p>RT</text:p>
          </table:table-cell>
          <table:table-cell table:style-name="ce25" office:value-type="string" calcext:value-type="string">
            <text:p>description</text:p>
          </table:table-cell>
          <table:table-cell table:style-name="ce26" office:value-type="string" calcext:value-type="string">
            <text:p>SN</text:p>
          </table:table-cell>
          <table:table-cell table:style-name="ce26" office:value-type="string" calcext:value-type="string">
            <text:p>HS</text:p>
          </table:table-cell>
          <table:table-cell table:style-name="ce26" table:number-columns-repeated="1014"/>
        </table:table-row>
        <table:table-row table:style-name="ro2">
          <table:table-cell table:formula="of:=IF(ISBLANK([.B3]);[.D3];[.B3]) &amp; IF(ISBLANK([.D3]);&quot;---&quot;;[.D3]) &amp; [.C3]" office:value-type="string" office:string-value="acp---Copiste d'art" calcext:value-type="string">
            <text:p>acp---Copiste d'art</text:p>
          </table:table-cell>
          <table:table-cell office:value-type="string" calcext:value-type="string">
            <text:p>acp</text:p>
          </table:table-cell>
          <table:table-cell office:value-type="string" calcext:value-type="string">
            <text:p>Copiste d'art</text:p>
          </table:table-cell>
          <table:table-cell table:number-columns-repeated="4"/>
          <table:table-cell office:value-type="string" calcext:value-type="string">
            <text:p>(</text:p>
          </table:table-cell>
          <table:table-cell table:number-columns-repeated="1016"/>
        </table:table-row>
        <table:table-row table:style-name="ro6">
          <table:table-cell table:formula="of:=IF(ISBLANK([.B4]);[.D4];[.B4]) &amp; IF(ISBLANK([.D4]);&quot;---&quot;;[.D4]) &amp; [.C4]" office:value-type="string" office:string-value="act---Acteur" calcext:value-type="string">
            <text:p>act---Acteur</text:p>
          </table:table-cell>
          <table:table-cell office:value-type="string" calcext:value-type="string">
            <text:p>act</text:p>
          </table:table-cell>
          <table:table-cell office:value-type="string" calcext:value-type="string">
            <text:p>Acteur</text:p>
          </table:table-cell>
          <table:table-cell table:number-columns-repeated="4"/>
          <table:table-cell office:value-type="string" calcext:value-type="string">
            <text:p>Terme utilisé pour désigner toute personne qui joue dans une présentation musicale ou dramatique.</text:p>
          </table:table-cell>
          <table:table-cell table:number-columns-repeated="1016"/>
        </table:table-row>
        <table:table-row table:style-name="ro8">
          <table:table-cell table:formula="of:=IF(ISBLANK([.B5]);[.D5];[.B5]) &amp; IF(ISBLANK([.D5]);&quot;---&quot;;[.D5]) &amp; [.C5]" office:value-type="string" office:string-value="adp---Adaptateur" calcext:value-type="string">
            <text:p>adp---Adaptateur</text:p>
          </table:table-cell>
          <table:table-cell office:value-type="string" calcext:value-type="string">
            <text:p>adp</text:p>
          </table:table-cell>
          <table:table-cell office:value-type="string" calcext:value-type="string">
            <text:p>Adaptateur</text:p>
          </table:table-cell>
          <table:table-cell table:number-columns-repeated="4"/>
          <table:table-cell office:value-type="string" calcext:value-type="string">
            <text:p>Terme utilisé pour désigner toute personne qui 1) remanie une composition musicale pour d'autres instruments ou 2) récrit des romans ou des nouvelles pour l'écran ou un autre médium audio-visuel.</text:p>
          </table:table-cell>
          <table:table-cell table:number-columns-repeated="1016"/>
        </table:table-row>
        <table:table-row table:style-name="ro6">
          <table:table-cell table:formula="of:=IF(ISBLANK([.B6]);[.D6];[.B6]) &amp; IF(ISBLANK([.D6]);&quot;---&quot;;[.D6]) &amp; [.C6]" office:value-type="string" office:string-value="aft---Auteur de la postface, de l'achevé d'imprimer, etc." calcext:value-type="string">
            <text:p>aft---Auteur de la postface, de l'achevé d'imprimer, etc.</text:p>
          </table:table-cell>
          <table:table-cell office:value-type="string" calcext:value-type="string">
            <text:p>aft</text:p>
          </table:table-cell>
          <table:table-cell office:value-type="string" calcext:value-type="string">
            <text:p>Auteur de la postface, de l'achevé d'imprimer, etc.</text:p>
          </table:table-cell>
          <table:table-cell table:number-columns-repeated="4"/>
          <table:table-cell office:value-type="string" calcext:value-type="string">
            <text:p>Terme utilisé pour désigner toute personne ou tout organisme responsables d'une postface, d'un achevé d'imprimer, etc., mais qui n'est pas l'auteur principal de l'œuvre.</text:p>
          </table:table-cell>
          <table:table-cell table:number-columns-repeated="1016"/>
        </table:table-row>
        <table:table-row table:style-name="ro6">
          <table:table-cell table:formula="of:=IF(ISBLANK([.B7]);[.D7];[.B7]) &amp; IF(ISBLANK([.D7]);&quot;---&quot;;[.D7]) &amp; [.C7]" office:value-type="string" office:string-value="anl---Analyste" calcext:value-type="string">
            <text:p>anl---Analyste</text:p>
          </table:table-cell>
          <table:table-cell office:value-type="string" calcext:value-type="string">
            <text:p>anl</text:p>
          </table:table-cell>
          <table:table-cell office:value-type="string" calcext:value-type="string">
            <text:p>Analyste</text:p>
          </table:table-cell>
          <table:table-cell table:number-columns-repeated="4"/>
          <table:table-cell office:value-type="string" calcext:value-type="string">
            <text:p>Terme utilisé pour désigner toute personne ou tout organisme qui révise, étudie et analyse des données ou de l'information dans un domaine particulier.</text:p>
          </table:table-cell>
          <table:table-cell table:number-columns-repeated="1016"/>
        </table:table-row>
        <table:table-row table:style-name="ro9">
          <table:table-cell table:formula="of:=IF(ISBLANK([.B8]);[.D8];[.B8]) &amp; IF(ISBLANK([.D8]);&quot;---&quot;;[.D8]) &amp; [.C8]" office:value-type="string" office:string-value="anm---Animateur" calcext:value-type="string">
            <text:p>anm---Animateur</text:p>
          </table:table-cell>
          <table:table-cell office:value-type="string" calcext:value-type="string">
            <text:p>anm</text:p>
          </table:table-cell>
          <table:table-cell office:value-type="string" calcext:value-type="string">
            <text:p>Animateur</text:p>
          </table:table-cell>
          <table:table-cell table:number-columns-repeated="4"/>
          <table:table-cell office:value-type="string" calcext:value-type="string">
            <text:p>Terme utilisé pour désigner toute personne ou tout organisme qui dessine des figures à deux dimensions, manipule des objets à trois dimensions. Il peut également programmer un ordinateur afin de pouvoir déplacer des objets et des images dans le but de créer un film d'animation. Les caméras d'animation, les supports, les feuilles de celluloïd, les transparents et les encres sont quelques-uns des outils de l'animateur.</text:p>
          </table:table-cell>
          <table:table-cell table:number-columns-repeated="1016"/>
        </table:table-row>
        <table:table-row table:style-name="ro2">
          <table:table-cell table:formula="of:=IF(ISBLANK([.B9]);[.D9];[.B9]) &amp; IF(ISBLANK([.D9]);&quot;---&quot;;[.D9]) &amp; [.C9]" office:value-type="string" office:string-value="ann---Annotateur" calcext:value-type="string">
            <text:p>ann---Annotateur</text:p>
          </table:table-cell>
          <table:table-cell office:value-type="string" calcext:value-type="string">
            <text:p>ann</text:p>
          </table:table-cell>
          <table:table-cell office:value-type="string" calcext:value-type="string">
            <text:p>Annotateur</text:p>
          </table:table-cell>
          <table:table-cell table:number-columns-repeated="4"/>
          <table:table-cell office:value-type="string" calcext:value-type="string">
            <text:p>Terme utilisé pour désigner toute personne qui écrit des notes sur un ouvrage imprimé.</text:p>
          </table:table-cell>
          <table:table-cell table:number-columns-repeated="1016"/>
        </table:table-row>
        <table:table-row table:style-name="ro8">
          <table:table-cell table:formula="of:=IF(ISBLANK([.B10]);[.D10];[.B10]) &amp; IF(ISBLANK([.D10]);&quot;---&quot;;[.D10]) &amp; [.C10]" office:value-type="string" office:string-value="ant---Antécédent bibliographique" calcext:value-type="string">
            <text:p>ant---Antécédent bibliographique</text:p>
          </table:table-cell>
          <table:table-cell office:value-type="string" calcext:value-type="string">
            <text:p>ant</text:p>
          </table:table-cell>
          <table:table-cell office:value-type="string" calcext:value-type="string">
            <text:p>Antécédent bibliographique</text:p>
          </table:table-cell>
          <table:table-cell table:number-columns-repeated="4"/>
          <table:table-cell office:value-type="string" calcext:value-type="string">
            <text:p>Terme utilisé pour désigner l'auteur de l'œuvre sur laquelle est fondée l'œuvre décrite dans la notice catalographique. Peut être utilisé dans le cas d'adaptations, de suites, d'index, etc.</text:p>
          </table:table-cell>
          <table:table-cell table:number-columns-repeated="1016"/>
        </table:table-row>
        <table:table-row table:style-name="ro2">
          <table:table-cell table:formula="of:=IF(ISBLANK([.B11]);[.D11];[.B11]) &amp; IF(ISBLANK([.D11]);&quot;---&quot;;[.D11]) &amp; [.C11]" office:value-type="string" office:string-value="app---Candidat" calcext:value-type="string">
            <text:p>app---Candidat</text:p>
          </table:table-cell>
          <table:table-cell office:value-type="string" calcext:value-type="string">
            <text:p>app</text:p>
          </table:table-cell>
          <table:table-cell office:value-type="string" calcext:value-type="string">
            <text:p>Candidat</text:p>
          </table:table-cell>
          <table:table-cell table:number-columns-repeated="1021"/>
        </table:table-row>
        <table:table-row table:style-name="ro7">
          <table:table-cell table:formula="of:=IF(ISBLANK([.B12]);[.D12];[.B12]) &amp; IF(ISBLANK([.D12]);&quot;---&quot;;[.D12]) &amp; [.C12]" office:value-type="string" office:string-value="aqt---Auteur mentionné dans une citation ou des extraits de textes" calcext:value-type="string">
            <text:p>aqt---Auteur mentionné dans une citation ou des extraits de textes</text:p>
          </table:table-cell>
          <table:table-cell office:value-type="string" calcext:value-type="string">
            <text:p>aqt</text:p>
          </table:table-cell>
          <table:table-cell office:value-type="string" calcext:value-type="string">
            <text:p>Auteur mentionné dans une citation ou des extraits de textes</text:p>
          </table:table-cell>
          <table:table-cell table:number-columns-repeated="4"/>
          <table:table-cell office:value-type="string" calcext:value-type="string">
            <text:p>Terme utilisé pour désigner toute personne dont le travail est largement mentionné dans des citations ou des extraits de textes tirés d'une œuvre et qui n'y a pas directement contribué. On trouve ce genre de citations dans les catalogues d'exposition, les collections de photographies, etc.</text:p>
          </table:table-cell>
          <table:table-cell table:number-columns-repeated="1016"/>
        </table:table-row>
        <table:table-row table:style-name="ro2">
          <table:table-cell table:formula="of:=IF(ISBLANK([.B13]);[.D13];[.B13]) &amp; IF(ISBLANK([.D13]);&quot;---&quot;;[.D13]) &amp; [.C13]" office:value-type="string" office:string-value="arc---Architecte" calcext:value-type="string">
            <text:p>arc---Architecte</text:p>
          </table:table-cell>
          <table:table-cell office:value-type="string" calcext:value-type="string">
            <text:p>arc</text:p>
          </table:table-cell>
          <table:table-cell office:value-type="string" calcext:value-type="string">
            <text:p>Architecte</text:p>
          </table:table-cell>
          <table:table-cell table:number-columns-repeated="1021"/>
        </table:table-row>
        <table:table-row table:style-name="ro8">
          <table:table-cell table:formula="of:=IF(ISBLANK([.B14]);[.D14];[.B14]) &amp; IF(ISBLANK([.D14]);&quot;---&quot;;[.D14]) &amp; [.C14]" office:value-type="string" office:string-value="ard---Directeur artistique" calcext:value-type="string">
            <text:p>ard---Directeur artistique</text:p>
          </table:table-cell>
          <table:table-cell office:value-type="string" calcext:value-type="string">
            <text:p>ard</text:p>
          </table:table-cell>
          <table:table-cell office:value-type="string" calcext:value-type="string">
            <text:p>Directeur artistique</text:p>
          </table:table-cell>
          <table:table-cell table:number-columns-repeated="4"/>
          <table:table-cell office:value-type="string" calcext:value-type="string">
            <text:p>Terme utilisé pour désigner toute personne responsable du contrôle de l'élaboration du style artistique d'une production, y compris le choix des oeuvres qui sont présentées ainsi que la sélection du personnel de la production.</text:p>
          </table:table-cell>
          <table:table-cell table:number-columns-repeated="1016"/>
        </table:table-row>
        <table:table-row table:style-name="ro8">
          <table:table-cell table:formula="of:=IF(ISBLANK([.B15]);[.D15];[.B15]) &amp; IF(ISBLANK([.D15]);&quot;---&quot;;[.D15]) &amp; [.C15]" office:value-type="string" office:string-value="arr---Arrangeur" calcext:value-type="string">
            <text:p>arr---Arrangeur</text:p>
          </table:table-cell>
          <table:table-cell office:value-type="string" calcext:value-type="string">
            <text:p>arr</text:p>
          </table:table-cell>
          <table:table-cell office:value-type="string" calcext:value-type="string">
            <text:p>Arrangeur</text:p>
          </table:table-cell>
          <table:table-cell table:number-columns-repeated="4"/>
          <table:table-cell office:value-type="string" calcext:value-type="string">
            <text:p>Terme utilisé pour désigner toute personne qui transcrit une composition musicale normalement pour un autre instrument que celui pour lequel la composition a été destinée. Dans un arrangement l'essence musicale demeure en principe inchangée.</text:p>
          </table:table-cell>
          <table:table-cell table:number-columns-repeated="1016"/>
        </table:table-row>
        <table:table-row table:style-name="ro7">
          <table:table-cell table:formula="of:=IF(ISBLANK([.B16]);[.D16];[.B16]) &amp; IF(ISBLANK([.D16]);&quot;---&quot;;[.D16]) &amp; [.C16]" office:value-type="string" office:string-value="art---Artiste" calcext:value-type="string">
            <text:p>art---Artiste</text:p>
          </table:table-cell>
          <table:table-cell office:value-type="string" calcext:value-type="string">
            <text:p>art</text:p>
          </table:table-cell>
          <table:table-cell office:value-type="string" calcext:value-type="string">
            <text:p>Artiste</text:p>
          </table:table-cell>
          <table:table-cell table:number-columns-repeated="4"/>
          <table:table-cell office:value-type="string" calcext:value-type="string">
            <text:p>Terme utilisé pour désigner toute personne par exemple, un peintre, un sculpteur, qui conçoit ou réalise une conception graphique originale ou une œuvre d'art. Dans certains cas, vous pouvez utiliser un code spécifique, par exemple les codes [egr] ou [etr] au lieu du code [art]. Utilisez le code [ill] pour les « Illustrateur de livres ».</text:p>
          </table:table-cell>
          <table:table-cell table:number-columns-repeated="1016"/>
        </table:table-row>
        <table:table-row table:style-name="ro6">
          <table:table-cell table:formula="of:=IF(ISBLANK([.B17]);[.D17];[.B17]) &amp; IF(ISBLANK([.D17]);&quot;---&quot;;[.D17]) &amp; [.C17]" office:value-type="string" office:string-value="asg---Cessionnaire" calcext:value-type="string">
            <text:p>asg---Cessionnaire</text:p>
          </table:table-cell>
          <table:table-cell office:value-type="string" calcext:value-type="string">
            <text:p>asg</text:p>
          </table:table-cell>
          <table:table-cell office:value-type="string" calcext:value-type="string">
            <text:p>Cessionnaire</text:p>
          </table:table-cell>
          <table:table-cell table:number-columns-repeated="4"/>
          <table:table-cell office:value-type="string" calcext:value-type="string">
            <text:p>Terme utilisé pour désigner toute personne ou tout organisme à qui le droit d'impression ou d'édition a été cédé.</text:p>
          </table:table-cell>
          <table:table-cell table:number-columns-repeated="1016"/>
        </table:table-row>
        <table:table-row table:style-name="ro8">
          <table:table-cell table:formula="of:=IF(ISBLANK([.B18]);[.D18];[.B18]) &amp; IF(ISBLANK([.D18]);&quot;---&quot;;[.D18]) &amp; [.C18]" office:value-type="string" office:string-value="asn---Nom associé" calcext:value-type="string">
            <text:p>asn---Nom associé</text:p>
          </table:table-cell>
          <table:table-cell office:value-type="string" calcext:value-type="string">
            <text:p>asn</text:p>
          </table:table-cell>
          <table:table-cell office:value-type="string" calcext:value-type="string">
            <text:p>Nom associé</text:p>
          </table:table-cell>
          <table:table-cell table:number-columns-repeated="4"/>
          <table:table-cell office:value-type="string" calcext:value-type="string">
            <text:p>Terme utilisé à titre de relation générale pour un nom associé à un ouvrage ou collection ou qui s'y trouve, ou qu'on ne peut déterminer comme étant celui d'un ancien propriétaire [fmo] ou pour toute autre relation désignée indiquant la provenance.</text:p>
          </table:table-cell>
          <table:table-cell table:number-columns-repeated="1016"/>
        </table:table-row>
        <table:table-row table:style-name="ro6">
          <table:table-cell table:formula="of:=IF(ISBLANK([.B19]);[.D19];[.B19]) &amp; IF(ISBLANK([.D19]);&quot;---&quot;;[.D19]) &amp; [.C19]" office:value-type="string" office:string-value="att---Nom attribué" calcext:value-type="string">
            <text:p>att---Nom attribué</text:p>
          </table:table-cell>
          <table:table-cell office:value-type="string" calcext:value-type="string">
            <text:p>att</text:p>
          </table:table-cell>
          <table:table-cell office:value-type="string" calcext:value-type="string">
            <text:p>Nom attribué</text:p>
          </table:table-cell>
          <table:table-cell table:number-columns-repeated="4"/>
          <table:table-cell office:value-type="string" calcext:value-type="string">
            <text:p>Terme utilisé pour relier un auteur, artiste, etc. à un ouvrage lorsqu'une source suffisamment fiable désigne cette personne en tant qu'auteur, créateur, etc.</text:p>
          </table:table-cell>
          <table:table-cell table:number-columns-repeated="1016"/>
        </table:table-row>
        <table:table-row table:style-name="ro8">
          <table:table-cell table:formula="of:=IF(ISBLANK([.B20]);[.D20];[.B20]) &amp; IF(ISBLANK([.D20]);&quot;---&quot;;[.D20]) &amp; [.C20]" office:value-type="string" office:string-value="auc---Commissaire-priseur" calcext:value-type="string">
            <text:p>auc---Commissaire-priseur</text:p>
          </table:table-cell>
          <table:table-cell office:value-type="string" calcext:value-type="string">
            <text:p>auc</text:p>
          </table:table-cell>
          <table:table-cell office:value-type="string" calcext:value-type="string">
            <text:p>Commissaire-priseur</text:p>
          </table:table-cell>
          <table:table-cell table:number-columns-repeated="4"/>
          <table:table-cell office:value-type="string" calcext:value-type="string">
            <text:p>Terme utilisé pour désigner toute personne ou tout organisme responsable ou de l'évaluation et de la vente de biens aux enchères publiques, en particulier des livres, des oeuvres artistiques, etc.</text:p>
          </table:table-cell>
          <table:table-cell table:number-columns-repeated="1016"/>
        </table:table-row>
        <table:table-row table:style-name="ro6">
          <table:table-cell table:formula="of:=IF(ISBLANK([.B21]);[.D21];[.B21]) &amp; IF(ISBLANK([.D21]);&quot;---&quot;;[.D21]) &amp; [.C21]" office:value-type="string" office:string-value="aud---Auteur du dialogue" calcext:value-type="string">
            <text:p>aud---Auteur du dialogue</text:p>
          </table:table-cell>
          <table:table-cell office:value-type="string" calcext:value-type="string">
            <text:p>aud</text:p>
          </table:table-cell>
          <table:table-cell office:value-type="string" calcext:value-type="string">
            <text:p>Auteur du dialogue</text:p>
          </table:table-cell>
          <table:table-cell table:number-columns-repeated="4"/>
          <table:table-cell office:value-type="string" calcext:value-type="string">
            <text:p>Terme utilisé pour désigner toute personne ou tout organisme responsable du dialogue ou du commentaire parlé d'un scénario ou d'un enregistrement sonore.</text:p>
          </table:table-cell>
          <table:table-cell table:number-columns-repeated="1016"/>
        </table:table-row>
        <table:table-row table:style-name="ro8">
          <table:table-cell table:formula="of:=IF(ISBLANK([.B22]);[.D22];[.B22]) &amp; IF(ISBLANK([.D22]);&quot;---&quot;;[.D22]) &amp; [.C22]" office:value-type="string" office:string-value="aui---Auteur de l'introduction, etc." calcext:value-type="string">
            <text:p>aui---Auteur de l'introduction, etc.</text:p>
          </table:table-cell>
          <table:table-cell office:value-type="string" calcext:value-type="string">
            <text:p>aui</text:p>
          </table:table-cell>
          <table:table-cell office:value-type="string" calcext:value-type="string">
            <text:p>Auteur de l'introduction, etc.</text:p>
          </table:table-cell>
          <table:table-cell table:number-columns-repeated="4"/>
          <table:table-cell office:value-type="string" calcext:value-type="string">
            <text:p>Terme utilisé pour désigner toute personne ou tout organisme qui a écrit l'introduction, la préface, l'avant-propos, la postface, les notes ou la critique, mais qui n'est pas le principal auteur de l'œuvre.</text:p>
          </table:table-cell>
          <table:table-cell table:number-columns-repeated="1016"/>
        </table:table-row>
        <table:table-row table:style-name="ro6">
          <table:table-cell table:formula="of:=IF(ISBLANK([.B23]);[.D23];[.B23]) &amp; IF(ISBLANK([.D23]);&quot;---&quot;;[.D23]) &amp; [.C23]" office:value-type="string" office:string-value="aus---Auteur d'un scénario, etc." calcext:value-type="string">
            <text:p>aus---Auteur d'un scénario, etc.</text:p>
          </table:table-cell>
          <table:table-cell office:value-type="string" calcext:value-type="string">
            <text:p>aus</text:p>
          </table:table-cell>
          <table:table-cell office:value-type="string" calcext:value-type="string">
            <text:p>Auteur d'un scénario, etc.</text:p>
          </table:table-cell>
          <table:table-cell table:number-columns-repeated="4"/>
          <table:table-cell office:value-type="string" calcext:value-type="string">
            <text:p>Terme utilisé pour désigner toute personne ou tout organisme qui a écrit le scénario, le dialogue, le commentaire parlés, d'un film.</text:p>
          </table:table-cell>
          <table:table-cell table:number-columns-repeated="1016"/>
        </table:table-row>
        <table:table-row table:style-name="ro7">
          <table:table-cell table:formula="of:=IF(ISBLANK([.B24]);[.D24];[.B24]) &amp; IF(ISBLANK([.D24]);&quot;---&quot;;[.D24]) &amp; [.C24]" office:value-type="string" office:string-value="aut---Auteur" calcext:value-type="string">
            <text:p>aut---Auteur</text:p>
          </table:table-cell>
          <table:table-cell office:value-type="string" calcext:value-type="string">
            <text:p>aut</text:p>
          </table:table-cell>
          <table:table-cell office:value-type="string" calcext:value-type="string">
            <text:p>Auteur</text:p>
          </table:table-cell>
          <table:table-cell table:number-columns-repeated="4"/>
          <table:table-cell office:value-type="string" calcext:value-type="string">
            <text:p>Terme utilisé pour désigner toute personne ou tout organisme qui est principalement responsable du contenu intellectuel ou artistique de l'œuvre, généralement un texte imprimé. Ce terme peut aussi être utilisé dans les cas où ce contenu a été créé par plus d'une personne ou collectivité.</text:p>
          </table:table-cell>
          <table:table-cell table:number-columns-repeated="1016"/>
        </table:table-row>
        <table:table-row table:style-name="ro2">
          <table:table-cell table:formula="of:=IF(ISBLANK([.B25]);[.D25];[.B25]) &amp; IF(ISBLANK([.D25]);&quot;---&quot;;[.D25]) &amp; [.C25]" office:value-type="string" office:string-value="autautCoauteur" calcext:value-type="string">
            <text:p>autautCoauteur</text:p>
          </table:table-cell>
          <table:table-cell/>
          <table:table-cell office:value-type="string" calcext:value-type="string">
            <text:p>Coauteur</text:p>
          </table:table-cell>
          <table:table-cell office:value-type="string" calcext:value-type="string">
            <text:p>aut</text:p>
          </table:table-cell>
          <table:table-cell table:number-columns-repeated="1020"/>
        </table:table-row>
        <table:table-row table:style-name="ro2">
          <table:table-cell table:formula="of:=IF(ISBLANK([.B26]);[.D26];[.B26]) &amp; IF(ISBLANK([.D26]);&quot;---&quot;;[.D26]) &amp; [.C26]" office:value-type="string" office:string-value="bdd---Concepteur de reliures" calcext:value-type="string">
            <text:p>bdd---Concepteur de reliures</text:p>
          </table:table-cell>
          <table:table-cell office:value-type="string" calcext:value-type="string">
            <text:p>bdd</text:p>
          </table:table-cell>
          <table:table-cell office:value-type="string" calcext:value-type="string">
            <text:p>Concepteur de reliures</text:p>
          </table:table-cell>
          <table:table-cell table:number-columns-repeated="1021"/>
        </table:table-row>
        <table:table-row table:style-name="ro2">
          <table:table-cell table:formula="of:=IF(ISBLANK([.B27]);[.D27];[.B27]) &amp; IF(ISBLANK([.D27]);&quot;---&quot;;[.D27]) &amp; [.C27]" office:value-type="string" office:string-value="bddbddReliures, Concepteur de" calcext:value-type="string">
            <text:p>bddbddReliures, Concepteur de</text:p>
          </table:table-cell>
          <table:table-cell/>
          <table:table-cell office:value-type="string" calcext:value-type="string">
            <text:p>Reliures, Concepteur de</text:p>
          </table:table-cell>
          <table:table-cell office:value-type="string" calcext:value-type="string">
            <text:p>bdd</text:p>
          </table:table-cell>
          <table:table-cell table:number-columns-repeated="1020"/>
        </table:table-row>
        <table:table-row table:style-name="ro2">
          <table:table-cell table:formula="of:=IF(ISBLANK([.B28]);[.D28];[.B28]) &amp; IF(ISBLANK([.D28]);&quot;---&quot;;[.D28]) &amp; [.C28]" office:value-type="string" office:string-value="bjd---Concepteur de jaquettes" calcext:value-type="string">
            <text:p>bjd---Concepteur de jaquettes</text:p>
          </table:table-cell>
          <table:table-cell office:value-type="string" calcext:value-type="string">
            <text:p>bjd</text:p>
          </table:table-cell>
          <table:table-cell office:value-type="string" calcext:value-type="string">
            <text:p>Concepteur de jaquettes</text:p>
          </table:table-cell>
          <table:table-cell table:number-columns-repeated="1021"/>
        </table:table-row>
        <table:table-row table:style-name="ro2">
          <table:table-cell table:formula="of:=IF(ISBLANK([.B29]);[.D29];[.B29]) &amp; IF(ISBLANK([.D29]);&quot;---&quot;;[.D29]) &amp; [.C29]" office:value-type="string" office:string-value="bjdbjdJaquettes, Concepteur de" calcext:value-type="string">
            <text:p>bjdbjdJaquettes, Concepteur de</text:p>
          </table:table-cell>
          <table:table-cell/>
          <table:table-cell office:value-type="string" calcext:value-type="string">
            <text:p>Jaquettes, Concepteur de</text:p>
          </table:table-cell>
          <table:table-cell office:value-type="string" calcext:value-type="string">
            <text:p>bjd</text:p>
          </table:table-cell>
          <table:table-cell table:number-columns-repeated="1020"/>
        </table:table-row>
        <table:table-row table:style-name="ro8">
          <table:table-cell table:formula="of:=IF(ISBLANK([.B30]);[.D30];[.B30]) &amp; IF(ISBLANK([.D30]);&quot;---&quot;;[.D30]) &amp; [.C30]" office:value-type="string" office:string-value="bkd---Dessinateur-maquettiste" calcext:value-type="string">
            <text:p>bkd---Dessinateur-maquettiste</text:p>
          </table:table-cell>
          <table:table-cell office:value-type="string" calcext:value-type="string">
            <text:p>bkd</text:p>
          </table:table-cell>
          <table:table-cell office:value-type="string" calcext:value-type="string">
            <text:p>Dessinateur-maquettiste</text:p>
          </table:table-cell>
          <table:table-cell table:number-columns-repeated="4"/>
          <table:table-cell office:value-type="string" calcext:value-type="string">
            <text:p>Terme utilisé pour désigner toute personne ou tout organisme responsable de la conception graphique d'un livre, y compris la typographie et les illustrations, le choix des matériaux et du procédé.</text:p>
          </table:table-cell>
          <table:table-cell table:number-columns-repeated="1016"/>
        </table:table-row>
        <table:table-row table:style-name="ro2">
          <table:table-cell table:formula="of:=IF(ISBLANK([.B31]);[.D31];[.B31]) &amp; IF(ISBLANK([.D31]);&quot;---&quot;;[.D31]) &amp; [.C31]" office:value-type="string" office:string-value="bkdbkdConcepteur de livres" calcext:value-type="string">
            <text:p>bkdbkdConcepteur de livres</text:p>
          </table:table-cell>
          <table:table-cell/>
          <table:table-cell office:value-type="string" calcext:value-type="string">
            <text:p>Concepteur de livres</text:p>
          </table:table-cell>
          <table:table-cell office:value-type="string" calcext:value-type="string">
            <text:p>bkd</text:p>
          </table:table-cell>
          <table:table-cell table:number-columns-repeated="1020"/>
        </table:table-row>
        <table:table-row table:style-name="ro2">
          <table:table-cell table:formula="of:=IF(ISBLANK([.B32]);[.D32];[.B32]) &amp; IF(ISBLANK([.D32]);&quot;---&quot;;[.D32]) &amp; [.C32]" office:value-type="string" office:string-value="bkdbkdMaquettiste" calcext:value-type="string">
            <text:p>bkdbkdMaquettiste</text:p>
          </table:table-cell>
          <table:table-cell/>
          <table:table-cell office:value-type="string" calcext:value-type="string">
            <text:p>Maquettiste</text:p>
          </table:table-cell>
          <table:table-cell office:value-type="string" calcext:value-type="string">
            <text:p>bkd</text:p>
          </table:table-cell>
          <table:table-cell table:number-columns-repeated="1020"/>
        </table:table-row>
        <table:table-row table:style-name="ro8">
          <table:table-cell table:formula="of:=IF(ISBLANK([.B33]);[.D33];[.B33]) &amp; IF(ISBLANK([.D33]);&quot;---&quot;;[.D33]) &amp; [.C33]" office:value-type="string" office:string-value="bkp---Producteur de livres" calcext:value-type="string">
            <text:p>bkp---Producteur de livres</text:p>
          </table:table-cell>
          <table:table-cell office:value-type="string" calcext:value-type="string">
            <text:p>bkp</text:p>
          </table:table-cell>
          <table:table-cell office:value-type="string" calcext:value-type="string">
            <text:p>Producteur de livres</text:p>
          </table:table-cell>
          <table:table-cell table:number-columns-repeated="4"/>
          <table:table-cell office:value-type="string" calcext:value-type="string">
            <text:p>Terme utilisé pour désigner toute personne ou tout organisme responsable de la production de livres et autres supports d'information imprimés lorsque des codes spécifiques (p. ex., [bkd], [egr], [tyd], [prt]) ne conviennent pas.</text:p>
          </table:table-cell>
          <table:table-cell table:number-columns-repeated="1016"/>
        </table:table-row>
        <table:table-row table:style-name="ro2">
          <table:table-cell table:formula="of:=IF(ISBLANK([.B34]);[.D34];[.B34]) &amp; IF(ISBLANK([.D34]);&quot;---&quot;;[.D34]) &amp; [.C34]" office:value-type="string" office:string-value="bkpbkpLivres, Producteur de" calcext:value-type="string">
            <text:p>bkpbkpLivres, Producteur de</text:p>
          </table:table-cell>
          <table:table-cell/>
          <table:table-cell office:value-type="string" calcext:value-type="string">
            <text:p>Livres, Producteur de</text:p>
          </table:table-cell>
          <table:table-cell office:value-type="string" calcext:value-type="string">
            <text:p>bkp</text:p>
          </table:table-cell>
          <table:table-cell table:number-columns-repeated="1020"/>
        </table:table-row>
        <table:table-row table:style-name="ro6">
          <table:table-cell table:formula="of:=IF(ISBLANK([.B35]);[.D35];[.B35]) &amp; IF(ISBLANK([.D35]);&quot;---&quot;;[.D35]) &amp; [.C35]" office:value-type="string" office:string-value="bnd---Relieur" calcext:value-type="string">
            <text:p>bnd---Relieur</text:p>
          </table:table-cell>
          <table:table-cell office:value-type="string" calcext:value-type="string">
            <text:p>bnd</text:p>
          </table:table-cell>
          <table:table-cell office:value-type="string" calcext:value-type="string">
            <text:p>Relieur</text:p>
          </table:table-cell>
          <table:table-cell table:number-columns-repeated="4"/>
          <table:table-cell office:value-type="string" calcext:value-type="string">
            <text:p>Terme utilisé pour désigner toute personne ou tout organisme qui est responsable de la reliure de tout document imprimé ou manuscrit.</text:p>
          </table:table-cell>
          <table:table-cell table:number-columns-repeated="1016"/>
        </table:table-row>
        <table:table-row table:style-name="ro2">
          <table:table-cell table:formula="of:=IF(ISBLANK([.B36]);[.D36];[.B36]) &amp; IF(ISBLANK([.D36]);&quot;---&quot;;[.D36]) &amp; [.C36]" office:value-type="string" office:string-value="bpd---Concepteur d'ex-libris" calcext:value-type="string">
            <text:p>bpd---Concepteur d'ex-libris</text:p>
          </table:table-cell>
          <table:table-cell office:value-type="string" calcext:value-type="string">
            <text:p>bpd</text:p>
          </table:table-cell>
          <table:table-cell office:value-type="string" calcext:value-type="string">
            <text:p>Concepteur d'ex-libris</text:p>
          </table:table-cell>
          <table:table-cell table:number-columns-repeated="1021"/>
        </table:table-row>
        <table:table-row table:style-name="ro2">
          <table:table-cell table:formula="of:=IF(ISBLANK([.B37]);[.D37];[.B37]) &amp; IF(ISBLANK([.D37]);&quot;---&quot;;[.D37]) &amp; [.C37]" office:value-type="string" office:string-value="bpdbpdEx-libris, Concepteur d'" calcext:value-type="string">
            <text:p>bpdbpdEx-libris, Concepteur d'</text:p>
          </table:table-cell>
          <table:table-cell/>
          <table:table-cell office:value-type="string" calcext:value-type="string">
            <text:p>Ex-libris, Concepteur d'</text:p>
          </table:table-cell>
          <table:table-cell office:value-type="string" calcext:value-type="string">
            <text:p>bpd</text:p>
          </table:table-cell>
          <table:table-cell table:number-columns-repeated="1020"/>
        </table:table-row>
        <table:table-row table:style-name="ro2">
          <table:table-cell table:formula="of:=IF(ISBLANK([.B38]);[.D38];[.B38]) &amp; IF(ISBLANK([.D38]);&quot;---&quot;;[.D38]) &amp; [.C38]" office:value-type="string" office:string-value="bsl---Libraire" calcext:value-type="string">
            <text:p>bsl---Libraire</text:p>
          </table:table-cell>
          <table:table-cell office:value-type="string" calcext:value-type="string">
            <text:p>bsl</text:p>
          </table:table-cell>
          <table:table-cell office:value-type="string" calcext:value-type="string">
            <text:p>Libraire</text:p>
          </table:table-cell>
          <table:table-cell table:number-columns-repeated="1021"/>
        </table:table-row>
        <table:table-row table:style-name="ro8">
          <table:table-cell table:formula="of:=IF(ISBLANK([.B39]);[.D39];[.B39]) &amp; IF(ISBLANK([.D39]);&quot;---&quot;;[.D39]) &amp; [.C39]" office:value-type="string" office:string-value="ccp---Concepteur" calcext:value-type="string">
            <text:p>ccp---Concepteur</text:p>
          </table:table-cell>
          <table:table-cell office:value-type="string" calcext:value-type="string">
            <text:p>ccp</text:p>
          </table:table-cell>
          <table:table-cell office:value-type="string" calcext:value-type="string">
            <text:p>Concepteur</text:p>
          </table:table-cell>
          <table:table-cell table:number-columns-repeated="4"/>
          <table:table-cell office:value-type="string" calcext:value-type="string">
            <text:p>Terme utilisé pour désigner toute personne ou tout organisme responsable de l'idée originale sur laquelle se fonde une œuvre, ce qui comprend l'auteur scientifique d'un document audiovisuel et le concepteur d'une publicité.</text:p>
          </table:table-cell>
          <table:table-cell table:number-columns-repeated="1016"/>
        </table:table-row>
        <table:table-row table:style-name="ro8">
          <table:table-cell table:formula="of:=IF(ISBLANK([.B40]);[.D40];[.B40]) &amp; IF(ISBLANK([.D40]);&quot;---&quot;;[.D40]) &amp; [.C40]" office:value-type="string" office:string-value="chr---Chorégraphe" calcext:value-type="string">
            <text:p>chr---Chorégraphe</text:p>
          </table:table-cell>
          <table:table-cell office:value-type="string" calcext:value-type="string">
            <text:p>chr</text:p>
          </table:table-cell>
          <table:table-cell office:value-type="string" calcext:value-type="string">
            <text:p>Chorégraphe</text:p>
          </table:table-cell>
          <table:table-cell table:number-columns-repeated="4"/>
          <table:table-cell office:value-type="string" calcext:value-type="string">
            <text:p>Terme utilisé pour désigner toute personne ou tout organisme qui compose, règle les pas ou les figures de danse pour un spectacle, un film, une comédie musicale, une représentation dramatique.</text:p>
          </table:table-cell>
          <table:table-cell table:number-columns-repeated="1016"/>
        </table:table-row>
        <table:table-row table:style-name="ro6">
          <table:table-cell table:formula="of:=IF(ISBLANK([.B41]);[.D41];[.B41]) &amp; IF(ISBLANK([.D41]);&quot;---&quot;;[.D41]) &amp; [.C41]" office:value-type="string" office:string-value="cli---Client" calcext:value-type="string">
            <text:p>cli---Client</text:p>
          </table:table-cell>
          <table:table-cell office:value-type="string" calcext:value-type="string">
            <text:p>cli</text:p>
          </table:table-cell>
          <table:table-cell office:value-type="string" calcext:value-type="string">
            <text:p>Client</text:p>
          </table:table-cell>
          <table:table-cell table:number-columns-repeated="4"/>
          <table:table-cell office:value-type="string" calcext:value-type="string">
            <text:p>Terme utilisé pour désigner toute personne ou tout organisme qui reçoit des services d'une autre personne ou collectivité.</text:p>
          </table:table-cell>
          <table:table-cell table:number-columns-repeated="1016"/>
        </table:table-row>
        <table:table-row table:style-name="ro2">
          <table:table-cell table:formula="of:=IF(ISBLANK([.B42]);[.D42];[.B42]) &amp; IF(ISBLANK([.D42]);&quot;---&quot;;[.D42]) &amp; [.C42]" office:value-type="string" office:string-value="cll---Calligraphiste" calcext:value-type="string">
            <text:p>cll---Calligraphiste</text:p>
          </table:table-cell>
          <table:table-cell office:value-type="string" calcext:value-type="string">
            <text:p>cll</text:p>
          </table:table-cell>
          <table:table-cell office:value-type="string" calcext:value-type="string">
            <text:p>Calligraphiste</text:p>
          </table:table-cell>
          <table:table-cell table:number-columns-repeated="1021"/>
        </table:table-row>
        <table:table-row table:style-name="ro2">
          <table:table-cell table:formula="of:=IF(ISBLANK([.B43]);[.D43];[.B43]) &amp; IF(ISBLANK([.D43]);&quot;---&quot;;[.D43]) &amp; [.C43]" office:value-type="string" office:string-value="clt---Responsable de la phototypie" calcext:value-type="string">
            <text:p>clt---Responsable de la phototypie</text:p>
          </table:table-cell>
          <table:table-cell office:value-type="string" calcext:value-type="string">
            <text:p>clt</text:p>
          </table:table-cell>
          <table:table-cell office:value-type="string" calcext:value-type="string">
            <text:p>Responsable de la phototypie</text:p>
          </table:table-cell>
          <table:table-cell table:number-columns-repeated="1021"/>
        </table:table-row>
        <table:table-row table:style-name="ro8">
          <table:table-cell table:formula="of:=IF(ISBLANK([.B44]);[.D44];[.B44]) &amp; IF(ISBLANK([.D44]);&quot;---&quot;;[.D44]) &amp; [.C44]" office:value-type="string" office:string-value="cmm---Commentateur" calcext:value-type="string">
            <text:p>cmm---Commentateur</text:p>
          </table:table-cell>
          <table:table-cell office:value-type="string" calcext:value-type="string">
            <text:p>cmm</text:p>
          </table:table-cell>
          <table:table-cell office:value-type="string" calcext:value-type="string">
            <text:p>Commentateur</text:p>
          </table:table-cell>
          <table:table-cell table:number-columns-repeated="4"/>
          <table:table-cell office:value-type="string" calcext:value-type="string">
            <text:p>Terme utilisé pour désigner toute personne qui fait l'interprétation, l'analyse ou une discussion du contenu d'un enregistrement, d'un film cinématographique ou d'un autre support audio-visuel.</text:p>
          </table:table-cell>
          <table:table-cell table:number-columns-repeated="1016"/>
        </table:table-row>
        <table:table-row table:style-name="ro6">
          <table:table-cell table:formula="of:=IF(ISBLANK([.B45]);[.D45];[.B45]) &amp; IF(ISBLANK([.D45]);&quot;---&quot;;[.D45]) &amp; [.C45]" office:value-type="string" office:string-value="cmp---Compositeur" calcext:value-type="string">
            <text:p>cmp---Compositeur</text:p>
          </table:table-cell>
          <table:table-cell office:value-type="string" calcext:value-type="string">
            <text:p>cmp</text:p>
          </table:table-cell>
          <table:table-cell office:value-type="string" calcext:value-type="string">
            <text:p>Compositeur</text:p>
          </table:table-cell>
          <table:table-cell table:number-columns-repeated="4"/>
          <table:table-cell office:value-type="string" calcext:value-type="string">
            <text:p>Terme utilisé pour désigner toute personne qui crée une œuvre musicale sous forme manuscrite ou imprimée.</text:p>
          </table:table-cell>
          <table:table-cell table:number-columns-repeated="1016"/>
        </table:table-row>
        <table:table-row table:style-name="ro2">
          <table:table-cell table:formula="of:=IF(ISBLANK([.B46]);[.D46];[.B46]) &amp; IF(ISBLANK([.D46]);&quot;---&quot;;[.D46]) &amp; [.C46]" office:value-type="string" office:string-value="cmt---Compositeur (Imprimerie)" calcext:value-type="string">
            <text:p>cmt---Compositeur (Imprimerie)</text:p>
          </table:table-cell>
          <table:table-cell office:value-type="string" calcext:value-type="string">
            <text:p>cmt</text:p>
          </table:table-cell>
          <table:table-cell office:value-type="string" calcext:value-type="string">
            <text:p>Compositeur (Imprimerie)</text:p>
          </table:table-cell>
          <table:table-cell table:number-columns-repeated="1021"/>
        </table:table-row>
        <table:table-row table:style-name="ro6">
          <table:table-cell table:formula="of:=IF(ISBLANK([.B47]);[.D47];[.B47]) &amp; IF(ISBLANK([.D47]);&quot;---&quot;;[.D47]) &amp; [.C47]" office:value-type="string" office:string-value="cnd---Chef d'orchestre" calcext:value-type="string">
            <text:p>cnd---Chef d'orchestre</text:p>
          </table:table-cell>
          <table:table-cell office:value-type="string" calcext:value-type="string">
            <text:p>cnd</text:p>
          </table:table-cell>
          <table:table-cell office:value-type="string" calcext:value-type="string">
            <text:p>Chef d'orchestre</text:p>
          </table:table-cell>
          <table:table-cell table:number-columns-repeated="4"/>
          <table:table-cell office:value-type="string" calcext:value-type="string">
            <text:p>Terme utilisé pour désigner toute personne qui dirige un groupe d'exécutants par exemple, un orchestre, un choeur, un opéra, etc.).</text:p>
          </table:table-cell>
          <table:table-cell table:number-columns-repeated="1016"/>
        </table:table-row>
        <table:table-row table:style-name="ro6">
          <table:table-cell table:formula="of:=IF(ISBLANK([.B48]);[.D48];[.B48]) &amp; IF(ISBLANK([.D48]);&quot;---&quot;;[.D48]) &amp; [.C48]" office:value-type="string" office:string-value="cng---Directeur de la photographie" calcext:value-type="string">
            <text:p>cng---Directeur de la photographie</text:p>
          </table:table-cell>
          <table:table-cell office:value-type="string" calcext:value-type="string">
            <text:p>cng</text:p>
          </table:table-cell>
          <table:table-cell office:value-type="string" calcext:value-type="string">
            <text:p>Directeur de la photographie</text:p>
          </table:table-cell>
          <table:table-cell table:number-columns-repeated="4"/>
          <table:table-cell office:value-type="string" calcext:value-type="string">
            <text:p>Terme utilisé pour désigner toute personne ou tout organisme qui est responsable des prises de vues pour une production cinématographique. Ne pas confondre avec vidéaste.</text:p>
          </table:table-cell>
          <table:table-cell table:number-columns-repeated="1016"/>
        </table:table-row>
        <table:table-row table:style-name="ro2">
          <table:table-cell table:formula="of:=IF(ISBLANK([.B49]);[.D49];[.B49]) &amp; IF(ISBLANK([.D49]);&quot;---&quot;;[.D49]) &amp; [.C49]" office:value-type="string" office:string-value="cngcngCinématographe" calcext:value-type="string">
            <text:p>cngcngCinématographe</text:p>
          </table:table-cell>
          <table:table-cell/>
          <table:table-cell office:value-type="string" calcext:value-type="string">
            <text:p>Cinématographe</text:p>
          </table:table-cell>
          <table:table-cell office:value-type="string" calcext:value-type="string">
            <text:p>cng</text:p>
          </table:table-cell>
          <table:table-cell table:number-columns-repeated="1020"/>
        </table:table-row>
        <table:table-row table:style-name="ro6">
          <table:table-cell table:formula="of:=IF(ISBLANK([.B50]);[.D50];[.B50]) &amp; IF(ISBLANK([.D50]);&quot;---&quot;;[.D50]) &amp; [.C50]" office:value-type="string" office:string-value="cns---Censeur" calcext:value-type="string">
            <text:p>cns---Censeur</text:p>
          </table:table-cell>
          <table:table-cell office:value-type="string" calcext:value-type="string">
            <text:p>cns</text:p>
          </table:table-cell>
          <table:table-cell office:value-type="string" calcext:value-type="string">
            <text:p>Censeur</text:p>
          </table:table-cell>
          <table:table-cell table:number-columns-repeated="4"/>
          <table:table-cell office:value-type="string" calcext:value-type="string">
            <text:p>Terme utilisé pour un censeur, responsable de l'expurgation de texte, etc. agissant à titre officiel ou privé.</text:p>
          </table:table-cell>
          <table:table-cell table:number-columns-repeated="1016"/>
        </table:table-row>
        <table:table-row table:style-name="ro6">
          <table:table-cell table:formula="of:=IF(ISBLANK([.B51]);[.D51];[.B51]) &amp; IF(ISBLANK([.D51]);&quot;---&quot;;[.D51]) &amp; [.C51]" office:value-type="string" office:string-value="cnscnsResponsable de l'expurgation de texte" calcext:value-type="string">
            <text:p>cnscnsResponsable de l'expurgation de texte</text:p>
          </table:table-cell>
          <table:table-cell/>
          <table:table-cell office:value-type="string" calcext:value-type="string">
            <text:p>Responsable de l'expurgation de texte</text:p>
          </table:table-cell>
          <table:table-cell office:value-type="string" calcext:value-type="string">
            <text:p>cns</text:p>
          </table:table-cell>
          <table:table-cell table:number-columns-repeated="1020"/>
        </table:table-row>
        <table:table-row table:style-name="ro8">
          <table:table-cell table:formula="of:=IF(ISBLANK([.B52]);[.D52];[.B52]) &amp; IF(ISBLANK([.D52]);&quot;---&quot;;[.D52]) &amp; [.C52]" office:value-type="string" office:string-value="coe---Contestant-intimé" calcext:value-type="string">
            <text:p>coe---Contestant-intimé</text:p>
          </table:table-cell>
          <table:table-cell office:value-type="string" calcext:value-type="string">
            <text:p>coe</text:p>
          </table:table-cell>
          <table:table-cell office:value-type="string" calcext:value-type="string">
            <text:p>Contestant-intimé</text:p>
          </table:table-cell>
          <table:table-cell table:number-columns-repeated="4"/>
          <table:table-cell office:value-type="string" calcext:value-type="string">
            <text:p>Terme utilisé pour désigner le contestant que vise l'appel interjeté à l'égard de la décision d'une cour de justice ou d'un ressort, en vue de son infirmation, devant une instance supérieure.</text:p>
          </table:table-cell>
          <table:table-cell table:number-columns-repeated="1016"/>
        </table:table-row>
        <table:table-row table:style-name="ro7">
          <table:table-cell table:formula="of:=IF(ISBLANK([.B53]);[.D53];[.B53]) &amp; IF(ISBLANK([.D53]);&quot;---&quot;;[.D53]) &amp; [.C53]" office:value-type="string" office:string-value="col---Collectionneur" calcext:value-type="string">
            <text:p>col---Collectionneur</text:p>
          </table:table-cell>
          <table:table-cell office:value-type="string" calcext:value-type="string">
            <text:p>col</text:p>
          </table:table-cell>
          <table:table-cell office:value-type="string" calcext:value-type="string">
            <text:p>Collectionneur</text:p>
          </table:table-cell>
          <table:table-cell table:number-columns-repeated="4"/>
          <table:table-cell office:value-type="string" calcext:value-type="string">
            <text:p>Terme utilisé pour désigner toute personne qui a réuni du matériel de sources diverses et qui l'a organisé, décrit et catalogué comme une collection. Le collectionneur n'est ni le créateur du matériel, ni la personne à qui les manuscrits de la collection étaient peut-être destinés.</text:p>
          </table:table-cell>
          <table:table-cell table:number-columns-repeated="1016"/>
        </table:table-row>
        <table:table-row table:style-name="ro8">
          <table:table-cell table:formula="of:=IF(ISBLANK([.B54]);[.D54];[.B54]) &amp; IF(ISBLANK([.D54]);&quot;---&quot;;[.D54]) &amp; [.C54]" office:value-type="string" office:string-value="com---Compilateur" calcext:value-type="string">
            <text:p>com---Compilateur</text:p>
          </table:table-cell>
          <table:table-cell office:value-type="string" calcext:value-type="string">
            <text:p>com</text:p>
          </table:table-cell>
          <table:table-cell office:value-type="string" calcext:value-type="string">
            <text:p>Compilateur</text:p>
          </table:table-cell>
          <table:table-cell table:number-columns-repeated="4"/>
          <table:table-cell office:value-type="string" calcext:value-type="string">
            <text:p>Terme utilisé pour désigner toute personne qui produit un ouvrage ou une publication en sélectionnant et en réunissant du matériel provenant de personnes ou de collectivités variées.</text:p>
          </table:table-cell>
          <table:table-cell table:number-columns-repeated="1016"/>
        </table:table-row>
        <table:table-row table:style-name="ro6">
          <table:table-cell table:formula="of:=IF(ISBLANK([.B55]);[.D55];[.B55]) &amp; IF(ISBLANK([.D55]);&quot;---&quot;;[.D55]) &amp; [.C55]" office:value-type="string" office:string-value="cos---Contestant" calcext:value-type="string">
            <text:p>cos---Contestant</text:p>
          </table:table-cell>
          <table:table-cell office:value-type="string" calcext:value-type="string">
            <text:p>cos</text:p>
          </table:table-cell>
          <table:table-cell office:value-type="string" calcext:value-type="string">
            <text:p>Contestant</text:p>
          </table:table-cell>
          <table:table-cell table:number-columns-repeated="4"/>
          <table:table-cell office:value-type="string" calcext:value-type="string">
            <text:p>Terme utilisé pour désigner la partie qui conteste, par exemple, une demande, une décision ou une conclusion, devant une cour de justice, ou qui s'y oppose.</text:p>
          </table:table-cell>
          <table:table-cell table:number-columns-repeated="1016"/>
        </table:table-row>
        <table:table-row table:style-name="ro6">
          <table:table-cell table:formula="of:=IF(ISBLANK([.B56]);[.D56];[.B56]) &amp; IF(ISBLANK([.D56]);&quot;---&quot;;[.D56]) &amp; [.C56]" office:value-type="string" office:string-value="cot---Contestant-appelant" calcext:value-type="string">
            <text:p>cot---Contestant-appelant</text:p>
          </table:table-cell>
          <table:table-cell office:value-type="string" calcext:value-type="string">
            <text:p>cot</text:p>
          </table:table-cell>
          <table:table-cell office:value-type="string" calcext:value-type="string">
            <text:p>Contestant-appelant</text:p>
          </table:table-cell>
          <table:table-cell table:number-columns-repeated="4"/>
          <table:table-cell office:value-type="string" calcext:value-type="string">
            <text:p>Terme utilisé pour désigner le contestant qui en appelle de la décision d'une cour de justice ou d'un ressort, en vue de son infirmation, devant une instance supérieure.</text:p>
          </table:table-cell>
          <table:table-cell table:number-columns-repeated="1016"/>
        </table:table-row>
        <table:table-row table:style-name="ro8">
          <table:table-cell table:formula="of:=IF(ISBLANK([.B57]);[.D57];[.B57]) &amp; IF(ISBLANK([.D57]);&quot;---&quot;;[.D57]) &amp; [.C57]" office:value-type="string" office:string-value="cov---Concepteur de pages couvertures" calcext:value-type="string">
            <text:p>cov---Concepteur de pages couvertures</text:p>
          </table:table-cell>
          <table:table-cell office:value-type="string" calcext:value-type="string">
            <text:p>cov</text:p>
          </table:table-cell>
          <table:table-cell office:value-type="string" calcext:value-type="string">
            <text:p>Concepteur de pages couvertures</text:p>
          </table:table-cell>
          <table:table-cell table:number-columns-repeated="4"/>
          <table:table-cell office:value-type="string" calcext:value-type="string">
            <text:p>Terme utilisé pour désigner toute personne ou tout organisme qui est responsable de la conception de pages couvertures de livre, de pochettes de disque, d'étuis, de boîtes, de contenants, etc.</text:p>
          </table:table-cell>
          <table:table-cell table:number-columns-repeated="1016"/>
        </table:table-row>
        <table:table-row table:style-name="ro7">
          <table:table-cell table:formula="of:=IF(ISBLANK([.B58]);[.D58];[.B58]) &amp; IF(ISBLANK([.D58]);&quot;---&quot;;[.D58]) &amp; [.C58]" office:value-type="string" office:string-value="cpc---Demandeur du droit d'auteur" calcext:value-type="string">
            <text:p>cpc---Demandeur du droit d'auteur</text:p>
          </table:table-cell>
          <table:table-cell office:value-type="string" calcext:value-type="string">
            <text:p>cpc</text:p>
          </table:table-cell>
          <table:table-cell office:value-type="string" calcext:value-type="string">
            <text:p>Demandeur du droit d'auteur</text:p>
          </table:table-cell>
          <table:table-cell table:number-columns-repeated="4"/>
          <table:table-cell office:value-type="string" calcext:value-type="string">
            <text:p>Terme utilisé pour désigner la personne classée comme titulaire du droit d'auteur au moment de l'enregistrement . Un droit d'auteur peut être accordé ou transféré plus tard à une autre personne ou à un agent : c'est à ce moment que le demandeur devient titulaire du droit d'auteur.</text:p>
          </table:table-cell>
          <table:table-cell table:number-columns-repeated="1016"/>
        </table:table-row>
        <table:table-row table:style-name="ro8">
          <table:table-cell table:formula="of:=IF(ISBLANK([.B59]);[.D59];[.B59]) &amp; IF(ISBLANK([.D59]);&quot;---&quot;;[.D59]) &amp; [.C59]" office:value-type="string" office:string-value="cpe---Plaignant-intimé" calcext:value-type="string">
            <text:p>cpe---Plaignant-intimé</text:p>
          </table:table-cell>
          <table:table-cell office:value-type="string" calcext:value-type="string">
            <text:p>cpe</text:p>
          </table:table-cell>
          <table:table-cell office:value-type="string" calcext:value-type="string">
            <text:p>Plaignant-intimé</text:p>
          </table:table-cell>
          <table:table-cell table:number-columns-repeated="4"/>
          <table:table-cell office:value-type="string" calcext:value-type="string">
            <text:p>Terme utilisé pour désigner le plaignant que vise l'appel interjeté à l'égard du jugement d'un tribunal en vue de son infirmation, devant une instance supérieure, habituellement dans le cadre d'une procédure fondée sur l'équité.</text:p>
          </table:table-cell>
          <table:table-cell table:number-columns-repeated="1016"/>
        </table:table-row>
        <table:table-row table:style-name="ro2">
          <table:table-cell table:formula="of:=IF(ISBLANK([.B60]);[.D60];[.B60]) &amp; IF(ISBLANK([.D60]);&quot;---&quot;;[.D60]) &amp; [.C60]" office:value-type="string" office:string-value="cph---Titulaire du droit d'auteur" calcext:value-type="string">
            <text:p>cph---Titulaire du droit d'auteur</text:p>
          </table:table-cell>
          <table:table-cell office:value-type="string" calcext:value-type="string">
            <text:p>cph</text:p>
          </table:table-cell>
          <table:table-cell office:value-type="string" calcext:value-type="string">
            <text:p>Titulaire du droit d'auteur</text:p>
          </table:table-cell>
          <table:table-cell table:number-columns-repeated="1021"/>
        </table:table-row>
        <table:table-row table:style-name="ro2">
          <table:table-cell table:formula="of:=IF(ISBLANK([.B61]);[.D61];[.B61]) &amp; IF(ISBLANK([.D61]);&quot;---&quot;;[.D61]) &amp; [.C61]" office:value-type="string" office:string-value="cphcphDroit d'auteur, Titulaire du" calcext:value-type="string">
            <text:p>cphcphDroit d'auteur, Titulaire du</text:p>
          </table:table-cell>
          <table:table-cell/>
          <table:table-cell office:value-type="string" calcext:value-type="string">
            <text:p>Droit d'auteur, Titulaire du</text:p>
          </table:table-cell>
          <table:table-cell office:value-type="string" calcext:value-type="string">
            <text:p>cph</text:p>
          </table:table-cell>
          <table:table-cell table:number-columns-repeated="1020"/>
        </table:table-row>
        <table:table-row table:style-name="ro6">
          <table:table-cell table:formula="of:=IF(ISBLANK([.B62]);[.D62];[.B62]) &amp; IF(ISBLANK([.D62]);&quot;---&quot;;[.D62]) &amp; [.C62]" office:value-type="string" office:string-value="cpl---Plaignant" calcext:value-type="string">
            <text:p>cpl---Plaignant</text:p>
          </table:table-cell>
          <table:table-cell office:value-type="string" calcext:value-type="string">
            <text:p>cpl</text:p>
          </table:table-cell>
          <table:table-cell office:value-type="string" calcext:value-type="string">
            <text:p>Plaignant</text:p>
          </table:table-cell>
          <table:table-cell table:number-columns-repeated="4"/>
          <table:table-cell office:value-type="string" calcext:value-type="string">
            <text:p>Terme utilisé pour désigner la partie qui demande au tribunal de lui accorder réparation, habituellement dans le cadre d'une procédure fondée sur l'équité.</text:p>
          </table:table-cell>
          <table:table-cell table:number-columns-repeated="1016"/>
        </table:table-row>
        <table:table-row table:style-name="ro8">
          <table:table-cell table:formula="of:=IF(ISBLANK([.B63]);[.D63];[.B63]) &amp; IF(ISBLANK([.D63]);&quot;---&quot;;[.D63]) &amp; [.C63]" office:value-type="string" office:string-value="cpt---Plaignant-appelant" calcext:value-type="string">
            <text:p>cpt---Plaignant-appelant</text:p>
          </table:table-cell>
          <table:table-cell office:value-type="string" calcext:value-type="string">
            <text:p>cpt</text:p>
          </table:table-cell>
          <table:table-cell office:value-type="string" calcext:value-type="string">
            <text:p>Plaignant-appelant</text:p>
          </table:table-cell>
          <table:table-cell table:number-columns-repeated="4"/>
          <table:table-cell office:value-type="string" calcext:value-type="string">
            <text:p>Terme utilisé pour désigner le plaignant qui en appelle du jugement d'un tribunal ou d'une cour, en vue d'infirmer, devant une instance supérieure, habituellement dans le cadre d'une procédure fondée sur l'équité.</text:p>
          </table:table-cell>
          <table:table-cell table:number-columns-repeated="1016"/>
        </table:table-row>
        <table:table-row table:style-name="ro6">
          <table:table-cell table:formula="of:=IF(ISBLANK([.B64]);[.D64];[.B64]) &amp; IF(ISBLANK([.D64]);&quot;---&quot;;[.D64]) &amp; [.C64]" office:value-type="string" office:string-value="cre---Créateur" calcext:value-type="string">
            <text:p>cre---Créateur</text:p>
          </table:table-cell>
          <table:table-cell office:value-type="string" calcext:value-type="string">
            <text:p>cre</text:p>
          </table:table-cell>
          <table:table-cell office:value-type="string" calcext:value-type="string">
            <text:p>Créateur</text:p>
          </table:table-cell>
          <table:table-cell table:number-columns-repeated="4"/>
          <table:table-cell office:value-type="string" calcext:value-type="string">
            <text:p>Terme utilisé pour désigner toute personne ou tout organisme responsable du contenu intellectuel ou artistique d'une œuvre.</text:p>
          </table:table-cell>
          <table:table-cell table:number-columns-repeated="1016"/>
        </table:table-row>
        <table:table-row table:style-name="ro6">
          <table:table-cell table:formula="of:=IF(ISBLANK([.B65]);[.D65];[.B65]) &amp; IF(ISBLANK([.D65]);&quot;---&quot;;[.D65]) &amp; [.C65]" office:value-type="string" office:string-value="crp---Correspondant" calcext:value-type="string">
            <text:p>crp---Correspondant</text:p>
          </table:table-cell>
          <table:table-cell office:value-type="string" calcext:value-type="string">
            <text:p>crp</text:p>
          </table:table-cell>
          <table:table-cell office:value-type="string" calcext:value-type="string">
            <text:p>Correspondant</text:p>
          </table:table-cell>
          <table:table-cell table:number-columns-repeated="4"/>
          <table:table-cell office:value-type="string" calcext:value-type="string">
            <text:p>Terme utilisé pour désigner toute personne ou tout organisme qui est l'auteur ou le destinataire d'une lettre ou autre correspondance.</text:p>
          </table:table-cell>
          <table:table-cell table:number-columns-repeated="1016"/>
        </table:table-row>
        <table:table-row table:style-name="ro6">
          <table:table-cell table:formula="of:=IF(ISBLANK([.B66]);[.D66];[.B66]) &amp; IF(ISBLANK([.D66]);&quot;---&quot;;[.D66]) &amp; [.C66]" office:value-type="string" office:string-value="crr---Réviseur" calcext:value-type="string">
            <text:p>crr---Réviseur</text:p>
          </table:table-cell>
          <table:table-cell office:value-type="string" calcext:value-type="string">
            <text:p>crr</text:p>
          </table:table-cell>
          <table:table-cell office:value-type="string" calcext:value-type="string">
            <text:p>Réviseur</text:p>
          </table:table-cell>
          <table:table-cell table:number-columns-repeated="4"/>
          <table:table-cell office:value-type="string" calcext:value-type="string">
            <text:p>Terme utilisé pour désigner le réviseur de manuscrits, tel que les personnes qui corrigent le travail d'un scribe. Pour le matériel imprimé, utiliser « Correcteur » [pfr].</text:p>
          </table:table-cell>
          <table:table-cell table:number-columns-repeated="1016"/>
        </table:table-row>
        <table:table-row table:style-name="ro8">
          <table:table-cell table:formula="of:=IF(ISBLANK([.B67]);[.D67];[.B67]) &amp; IF(ISBLANK([.D67]);&quot;---&quot;;[.D67]) &amp; [.C67]" office:value-type="string" office:string-value="csl---Expert-conseil" calcext:value-type="string">
            <text:p>csl---Expert-conseil</text:p>
          </table:table-cell>
          <table:table-cell office:value-type="string" calcext:value-type="string">
            <text:p>csl</text:p>
          </table:table-cell>
          <table:table-cell office:value-type="string" calcext:value-type="string">
            <text:p>Expert-conseil</text:p>
          </table:table-cell>
          <table:table-cell table:number-columns-repeated="4"/>
          <table:table-cell office:value-type="string" calcext:value-type="string">
            <text:p>Terme utilisé pour désigner toute personne avec qui on communique dans le but d'obtenir des conseils ou des services professionnels concernant un domaine spécialisé ou de la formation.</text:p>
          </table:table-cell>
          <table:table-cell table:number-columns-repeated="1016"/>
        </table:table-row>
        <table:table-row table:style-name="ro7">
          <table:table-cell table:formula="of:=IF(ISBLANK([.B68]);[.D68];[.B68]) &amp; IF(ISBLANK([.D68]);&quot;---&quot;;[.D68]) &amp; [.C68]" office:value-type="string" office:string-value="csp---Conseiller-expert d'un projet" calcext:value-type="string">
            <text:p>csp---Conseiller-expert d'un projet</text:p>
          </table:table-cell>
          <table:table-cell office:value-type="string" calcext:value-type="string">
            <text:p>csp</text:p>
          </table:table-cell>
          <table:table-cell office:value-type="string" calcext:value-type="string">
            <text:p>Conseiller-expert d'un projet</text:p>
          </table:table-cell>
          <table:table-cell table:number-columns-repeated="4"/>
          <table:table-cell office:value-type="string" calcext:value-type="string">
            <text:p>Terme utilisé pour désigner toute personne ou tout organisme embauché dans le but précis de fournir une vue d'ensemble professionnelle concernant une tâche stratégique ou opérationnelle appuyée par une analyse, des spécifications ou des instructions afin de créer ou de proposer un moyen d'action ou une solution rentable.</text:p>
          </table:table-cell>
          <table:table-cell table:number-columns-repeated="1016"/>
        </table:table-row>
        <table:table-row table:style-name="ro6">
          <table:table-cell table:formula="of:=IF(ISBLANK([.B69]);[.D69];[.B69]) &amp; IF(ISBLANK([.D69]);&quot;---&quot;;[.D69]) &amp; [.C69]" office:value-type="string" office:string-value="cst---Costumier" calcext:value-type="string">
            <text:p>cst---Costumier</text:p>
          </table:table-cell>
          <table:table-cell office:value-type="string" calcext:value-type="string">
            <text:p>cst</text:p>
          </table:table-cell>
          <table:table-cell office:value-type="string" calcext:value-type="string">
            <text:p>Costumier</text:p>
          </table:table-cell>
          <table:table-cell table:number-columns-repeated="4"/>
          <table:table-cell office:value-type="string" calcext:value-type="string">
            <text:p>Terme utilisé pour désigner toute personne qui conçoit et fabrique les costumes, coiffent des acteurs, etc. pour une présentation musicale ou dramatique.</text:p>
          </table:table-cell>
          <table:table-cell table:number-columns-repeated="1016"/>
        </table:table-row>
        <table:table-row table:style-name="ro9">
          <table:table-cell table:formula="of:=IF(ISBLANK([.B70]);[.D70];[.B70]) &amp; IF(ISBLANK([.D70]);&quot;---&quot;;[.D70]) &amp; [.C70]" office:value-type="string" office:string-value="ctb---Contributeur" calcext:value-type="string">
            <text:p>ctb---Contributeur</text:p>
          </table:table-cell>
          <table:table-cell office:value-type="string" calcext:value-type="string">
            <text:p>ctb</text:p>
          </table:table-cell>
          <table:table-cell office:value-type="string" calcext:value-type="string">
            <text:p>Contributeur</text:p>
          </table:table-cell>
          <table:table-cell table:number-columns-repeated="4"/>
          <table:table-cell office:value-type="string" calcext:value-type="string">
            <text:p>Terme utilisé pour désigner toute personne dont l'œuvre a contribué à une œuvre plus générale tels une anthologie, une publication de série ou toute autre compilation ou tout ouvrage individuel. Il ne doit pas s'utiliser pour désigner une personne dont la seule fonction par rapport à une œuvre en est une d'auteur, d'éditeur, de compilateur ou de traducteur.</text:p>
          </table:table-cell>
          <table:table-cell table:number-columns-repeated="1016"/>
        </table:table-row>
        <table:table-row table:style-name="ro2">
          <table:table-cell table:formula="of:=IF(ISBLANK([.B71]);[.D71];[.B71]) &amp; IF(ISBLANK([.D71]);&quot;---&quot;;[.D71]) &amp; [.C71]" office:value-type="string" office:string-value="ctbctbCollaborateur" calcext:value-type="string">
            <text:p>ctbctbCollaborateur</text:p>
          </table:table-cell>
          <table:table-cell/>
          <table:table-cell office:value-type="string" calcext:value-type="string">
            <text:p>Collaborateur</text:p>
          </table:table-cell>
          <table:table-cell office:value-type="string" calcext:value-type="string">
            <text:p>ctb</text:p>
          </table:table-cell>
          <table:table-cell table:number-columns-repeated="1020"/>
        </table:table-row>
        <table:table-row table:style-name="ro8">
          <table:table-cell table:formula="of:=IF(ISBLANK([.B72]);[.D72];[.B72]) &amp; IF(ISBLANK([.D72]);&quot;---&quot;;[.D72]) &amp; [.C72]" office:value-type="string" office:string-value="cte---Contesté-intimé" calcext:value-type="string">
            <text:p>cte---Contesté-intimé</text:p>
          </table:table-cell>
          <table:table-cell office:value-type="string" calcext:value-type="string">
            <text:p>cte</text:p>
          </table:table-cell>
          <table:table-cell office:value-type="string" calcext:value-type="string">
            <text:p>Contesté-intimé</text:p>
          </table:table-cell>
          <table:table-cell table:number-columns-repeated="4"/>
          <table:table-cell office:value-type="string" calcext:value-type="string">
            <text:p>Terme utilisé pour désigner le contesté que vise un appel interjeté à l'égard de la décision d'un tribunal ou d'un ressort, en vue de son infirmation, devant une instance supérieure.</text:p>
          </table:table-cell>
          <table:table-cell table:number-columns-repeated="1016"/>
        </table:table-row>
        <table:table-row table:style-name="ro2">
          <table:table-cell table:formula="of:=IF(ISBLANK([.B73]);[.D73];[.B73]) &amp; IF(ISBLANK([.D73]);&quot;---&quot;;[.D73]) &amp; [.C73]" office:value-type="string" office:string-value="ctg---Cartographe" calcext:value-type="string">
            <text:p>ctg---Cartographe</text:p>
          </table:table-cell>
          <table:table-cell office:value-type="string" calcext:value-type="string">
            <text:p>ctg</text:p>
          </table:table-cell>
          <table:table-cell office:value-type="string" calcext:value-type="string">
            <text:p>Cartographe</text:p>
          </table:table-cell>
          <table:table-cell table:number-columns-repeated="1021"/>
        </table:table-row>
        <table:table-row table:style-name="ro6">
          <table:table-cell table:formula="of:=IF(ISBLANK([.B74]);[.D74];[.B74]) &amp; IF(ISBLANK([.D74]);&quot;---&quot;;[.D74]) &amp; [.C74]" office:value-type="string" office:string-value="ctr---Contractant" calcext:value-type="string">
            <text:p>ctr---Contractant</text:p>
          </table:table-cell>
          <table:table-cell office:value-type="string" calcext:value-type="string">
            <text:p>ctr</text:p>
          </table:table-cell>
          <table:table-cell office:value-type="string" calcext:value-type="string">
            <text:p>Contractant</text:p>
          </table:table-cell>
          <table:table-cell table:number-columns-repeated="4"/>
          <table:table-cell office:value-type="string" calcext:value-type="string">
            <text:p>Terme utilisé pour désigner toute personne ou tout organisme qui s'engage par contrat envers une autre personne ou une autre collectivité à exécuter une tâche particulière.</text:p>
          </table:table-cell>
          <table:table-cell table:number-columns-repeated="1016"/>
        </table:table-row>
        <table:table-row table:style-name="ro8">
          <table:table-cell table:formula="of:=IF(ISBLANK([.B75]);[.D75];[.B75]) &amp; IF(ISBLANK([.D75]);&quot;---&quot;;[.D75]) &amp; [.C75]" office:value-type="string" office:string-value="cts---Contesté" calcext:value-type="string">
            <text:p>cts---Contesté</text:p>
          </table:table-cell>
          <table:table-cell office:value-type="string" calcext:value-type="string">
            <text:p>cts</text:p>
          </table:table-cell>
          <table:table-cell office:value-type="string" calcext:value-type="string">
            <text:p>Contesté</text:p>
          </table:table-cell>
          <table:table-cell table:number-columns-repeated="4"/>
          <table:table-cell office:value-type="string" calcext:value-type="string">
            <text:p>Terme utilisé pour désigner la partie qui défend, par exemple, une demande, une décision ou une conclusion visée par une contestation ou une opposition, devant une cour de justice.</text:p>
          </table:table-cell>
          <table:table-cell table:number-columns-repeated="1016"/>
        </table:table-row>
        <table:table-row table:style-name="ro6">
          <table:table-cell table:formula="of:=IF(ISBLANK([.B76]);[.D76];[.B76]) &amp; IF(ISBLANK([.D76]);&quot;---&quot;;[.D76]) &amp; [.C76]" office:value-type="string" office:string-value="ctt---Contesté-appelant" calcext:value-type="string">
            <text:p>ctt---Contesté-appelant</text:p>
          </table:table-cell>
          <table:table-cell office:value-type="string" calcext:value-type="string">
            <text:p>ctt</text:p>
          </table:table-cell>
          <table:table-cell office:value-type="string" calcext:value-type="string">
            <text:p>Contesté-appelant</text:p>
          </table:table-cell>
          <table:table-cell table:number-columns-repeated="4"/>
          <table:table-cell office:value-type="string" calcext:value-type="string">
            <text:p>Terme utilisé pour désigner le contesté qui en appelle de la décision d'un tribunal ou d'un ressort, en vue de son infirmation, devant une instance supérieure.</text:p>
          </table:table-cell>
          <table:table-cell table:number-columns-repeated="1016"/>
        </table:table-row>
        <table:table-row table:style-name="ro6">
          <table:table-cell table:formula="of:=IF(ISBLANK([.B77]);[.D77];[.B77]) &amp; IF(ISBLANK([.D77]);&quot;---&quot;;[.D77]) &amp; [.C77]" office:value-type="string" office:string-value="cur---Conservateur d'exposition" calcext:value-type="string">
            <text:p>cur---Conservateur d'exposition</text:p>
          </table:table-cell>
          <table:table-cell office:value-type="string" calcext:value-type="string">
            <text:p>cur</text:p>
          </table:table-cell>
          <table:table-cell office:value-type="string" calcext:value-type="string">
            <text:p>Conservateur d'exposition</text:p>
          </table:table-cell>
          <table:table-cell table:number-columns-repeated="4"/>
          <table:table-cell office:value-type="string" calcext:value-type="string">
            <text:p>Terme utilisé pour désigner toute personne qui est responsable de la conception et de l'organisation d'une exposition.</text:p>
          </table:table-cell>
          <table:table-cell table:number-columns-repeated="1016"/>
        </table:table-row>
        <table:table-row table:style-name="ro8">
          <table:table-cell table:formula="of:=IF(ISBLANK([.B78]);[.D78];[.B78]) &amp; IF(ISBLANK([.D78]);&quot;---&quot;;[.D78]) &amp; [.C78]" office:value-type="string" office:string-value="cwt---Commentateur d'un texte écrit" calcext:value-type="string">
            <text:p>cwt---Commentateur d'un texte écrit</text:p>
          </table:table-cell>
          <table:table-cell office:value-type="string" calcext:value-type="string">
            <text:p>cwt</text:p>
          </table:table-cell>
          <table:table-cell office:value-type="string" calcext:value-type="string">
            <text:p>Commentateur d'un texte écrit</text:p>
          </table:table-cell>
          <table:table-cell table:number-columns-repeated="4"/>
          <table:table-cell office:value-type="string" calcext:value-type="string">
            <text:p>Terme utilisé pour désigner toute personne ou tout organisme responsable du commentaire ou des notes explicatives au sujet d'un texte. Dans le cas de l'auteur des notes manuscrites d'un ouvrage imprimé, utiliser le terme Annotateur [ann].</text:p>
          </table:table-cell>
          <table:table-cell table:number-columns-repeated="1016"/>
        </table:table-row>
        <table:table-row table:style-name="ro7">
          <table:table-cell table:formula="of:=IF(ISBLANK([.B79]);[.D79];[.B79]) &amp; IF(ISBLANK([.D79]);&quot;---&quot;;[.D79]) &amp; [.C79]" office:value-type="string" office:string-value="dfd---Défendeur" calcext:value-type="string">
            <text:p>dfd---Défendeur</text:p>
          </table:table-cell>
          <table:table-cell office:value-type="string" calcext:value-type="string">
            <text:p>dfd</text:p>
          </table:table-cell>
          <table:table-cell office:value-type="string" calcext:value-type="string">
            <text:p>Défendeur</text:p>
          </table:table-cell>
          <table:table-cell table:number-columns-repeated="4"/>
          <table:table-cell office:value-type="string" calcext:value-type="string">
            <text:p>Terme utilisé pour désigner la partie qui, dans le cadre d'une action, présente une défense ou nie des allégations et dont on cherche à obtenir, devant le tribunal, une réparation ou un redressement, habituellement dans le cadre d'un recours fondé sur la loi.</text:p>
          </table:table-cell>
          <table:table-cell table:number-columns-repeated="1016"/>
        </table:table-row>
        <table:table-row table:style-name="ro8">
          <table:table-cell table:formula="of:=IF(ISBLANK([.B80]);[.D80];[.B80]) &amp; IF(ISBLANK([.D80]);&quot;---&quot;;[.D80]) &amp; [.C80]" office:value-type="string" office:string-value="dfe---Défendeur-intimé" calcext:value-type="string">
            <text:p>dfe---Défendeur-intimé</text:p>
          </table:table-cell>
          <table:table-cell office:value-type="string" calcext:value-type="string">
            <text:p>dfe</text:p>
          </table:table-cell>
          <table:table-cell office:value-type="string" calcext:value-type="string">
            <text:p>Défendeur-intimé</text:p>
          </table:table-cell>
          <table:table-cell table:number-columns-repeated="4"/>
          <table:table-cell office:value-type="string" calcext:value-type="string">
            <text:p>Terme utilisé pour désigner le défendeur que vise un appel interjeté à l'égard de la décision d'un tribunal ou d'un ressort, en vue de son infirmation, devant une instance supérieure, habituellement dans le cadre d'un recours fondé sur la loi.</text:p>
          </table:table-cell>
          <table:table-cell table:number-columns-repeated="1016"/>
        </table:table-row>
        <table:table-row table:style-name="ro8">
          <table:table-cell table:formula="of:=IF(ISBLANK([.B81]);[.D81];[.B81]) &amp; IF(ISBLANK([.D81]);&quot;---&quot;;[.D81]) &amp; [.C81]" office:value-type="string" office:string-value="dft---Défendeur-appelant" calcext:value-type="string">
            <text:p>dft---Défendeur-appelant</text:p>
          </table:table-cell>
          <table:table-cell office:value-type="string" calcext:value-type="string">
            <text:p>dft</text:p>
          </table:table-cell>
          <table:table-cell office:value-type="string" calcext:value-type="string">
            <text:p>Défendeur-appelant</text:p>
          </table:table-cell>
          <table:table-cell table:number-columns-repeated="4"/>
          <table:table-cell office:value-type="string" calcext:value-type="string">
            <text:p>Terme utilisé pour désigner le défendeur qui en appelle de la décision d'un tribunal ou d'un ressort, en vue de son infirmation, devant une instance supérieure, habituellement dans le cadre d'un recours fondé sur la loi.</text:p>
          </table:table-cell>
          <table:table-cell table:number-columns-repeated="1016"/>
        </table:table-row>
        <table:table-row table:style-name="ro6">
          <table:table-cell table:formula="of:=IF(ISBLANK([.B82]);[.D82];[.B82]) &amp; IF(ISBLANK([.D82]);&quot;---&quot;;[.D82]) &amp; [.C82]" office:value-type="string" office:string-value="dgg---Institution émettrice d'un diplôme" calcext:value-type="string">
            <text:p>dgg---Institution émettrice d'un diplôme</text:p>
          </table:table-cell>
          <table:table-cell office:value-type="string" calcext:value-type="string">
            <text:p>dgg</text:p>
          </table:table-cell>
          <table:table-cell office:value-type="string" calcext:value-type="string">
            <text:p>Institution émettrice d'un diplôme</text:p>
          </table:table-cell>
          <table:table-cell table:number-columns-repeated="4"/>
          <table:table-cell office:value-type="string" calcext:value-type="string">
            <text:p>(</text:p>
          </table:table-cell>
          <table:table-cell table:number-columns-repeated="1016"/>
        </table:table-row>
        <table:table-row table:style-name="ro6">
          <table:table-cell table:formula="of:=IF(ISBLANK([.B83]);[.D83];[.B83]) &amp; IF(ISBLANK([.D83]);&quot;---&quot;;[.D83]) &amp; [.C83]" office:value-type="string" office:string-value="dggdggResponsable de l'attribution des grades" calcext:value-type="string">
            <text:p>dggdggResponsable de l'attribution des grades</text:p>
          </table:table-cell>
          <table:table-cell/>
          <table:table-cell office:value-type="string" calcext:value-type="string">
            <text:p>Responsable de l'attribution des grades</text:p>
          </table:table-cell>
          <table:table-cell office:value-type="string" calcext:value-type="string">
            <text:p>dgg</text:p>
          </table:table-cell>
          <table:table-cell table:number-columns-repeated="1020"/>
        </table:table-row>
        <table:table-row table:style-name="ro6">
          <table:table-cell table:formula="of:=IF(ISBLANK([.B84]);[.D84];[.B84]) &amp; IF(ISBLANK([.D84]);&quot;---&quot;;[.D84]) &amp; [.C84]" office:value-type="string" office:string-value="dis---Doctorant" calcext:value-type="string">
            <text:p>dis---Doctorant</text:p>
          </table:table-cell>
          <table:table-cell office:value-type="string" calcext:value-type="string">
            <text:p>dis</text:p>
          </table:table-cell>
          <table:table-cell office:value-type="string" calcext:value-type="string">
            <text:p>Doctorant</text:p>
          </table:table-cell>
          <table:table-cell table:number-columns-repeated="4"/>
          <table:table-cell office:value-type="string" calcext:value-type="string">
            <text:p>Terme utilisé pour désigner toute personne qui prépare et soutient une thèse en vue d'obtenir un diplôme universitaire ou d'études supérieures.</text:p>
          </table:table-cell>
          <table:table-cell table:number-columns-repeated="1016"/>
        </table:table-row>
        <table:table-row table:style-name="ro6">
          <table:table-cell table:formula="of:=IF(ISBLANK([.B85]);[.D85];[.B85]) &amp; IF(ISBLANK([.D85]);&quot;---&quot;;[.D85]) &amp; [.C85]" office:value-type="string" office:string-value="dln---Dessinateur" calcext:value-type="string">
            <text:p>dln---Dessinateur</text:p>
          </table:table-cell>
          <table:table-cell office:value-type="string" calcext:value-type="string">
            <text:p>dln</text:p>
          </table:table-cell>
          <table:table-cell office:value-type="string" calcext:value-type="string">
            <text:p>Dessinateur</text:p>
          </table:table-cell>
          <table:table-cell table:number-columns-repeated="4"/>
          <table:table-cell office:value-type="string" calcext:value-type="string">
            <text:p>Terme utilisé pour désigner toute personne ou tout organisme exécutant des dessins techniques à partir de conceptions d'autres personnes.</text:p>
          </table:table-cell>
          <table:table-cell table:number-columns-repeated="1016"/>
        </table:table-row>
        <table:table-row table:style-name="ro6">
          <table:table-cell table:formula="of:=IF(ISBLANK([.B86]);[.D86];[.B86]) &amp; IF(ISBLANK([.D86]);&quot;---&quot;;[.D86]) &amp; [.C86]" office:value-type="string" office:string-value="dnc---Danseur" calcext:value-type="string">
            <text:p>dnc---Danseur</text:p>
          </table:table-cell>
          <table:table-cell office:value-type="string" calcext:value-type="string">
            <text:p>dnc</text:p>
          </table:table-cell>
          <table:table-cell office:value-type="string" calcext:value-type="string">
            <text:p>Danseur</text:p>
          </table:table-cell>
          <table:table-cell table:number-columns-repeated="4"/>
          <table:table-cell office:value-type="string" calcext:value-type="string">
            <text:p>Terme utilisé pour désigner toute personne qui danse dans une présentation musicale ou dramatique.</text:p>
          </table:table-cell>
          <table:table-cell table:number-columns-repeated="1016"/>
        </table:table-row>
        <table:table-row table:style-name="ro8">
          <table:table-cell table:formula="of:=IF(ISBLANK([.B87]);[.D87];[.B87]) &amp; IF(ISBLANK([.D87]);&quot;---&quot;;[.D87]) &amp; [.C87]" office:value-type="string" office:string-value="dnr---Donateur" calcext:value-type="string">
            <text:p>dnr---Donateur</text:p>
          </table:table-cell>
          <table:table-cell office:value-type="string" calcext:value-type="string">
            <text:p>dnr</text:p>
          </table:table-cell>
          <table:table-cell office:value-type="string" calcext:value-type="string">
            <text:p>Donateur</text:p>
          </table:table-cell>
          <table:table-cell table:number-columns-repeated="4"/>
          <table:table-cell office:value-type="string" calcext:value-type="string">
            <text:p>Terme utilisé pour désigner toute personne qui a fait don d'un livre, manuscrit, etc. au propriétaire actuel. Se servir d'ancien propriétaire [fmo] ou de présentateur [ins] pour désigner les donateurs du livre, manuscrit, etc. à d'anciens propriétaires.</text:p>
          </table:table-cell>
          <table:table-cell table:number-columns-repeated="1016"/>
        </table:table-row>
        <table:table-row table:style-name="ro6">
          <table:table-cell table:formula="of:=IF(ISBLANK([.B88]);[.D88];[.B88]) &amp; IF(ISBLANK([.D88]);&quot;---&quot;;[.D88]) &amp; [.C88]" office:value-type="string" office:string-value="dpc---Entité illustrée" calcext:value-type="string">
            <text:p>dpc---Entité illustrée</text:p>
          </table:table-cell>
          <table:table-cell office:value-type="string" calcext:value-type="string">
            <text:p>dpc</text:p>
          </table:table-cell>
          <table:table-cell office:value-type="string" calcext:value-type="string">
            <text:p>Entité illustrée</text:p>
          </table:table-cell>
          <table:table-cell table:number-columns-repeated="4"/>
          <table:table-cell office:value-type="string" calcext:value-type="string">
            <text:p>Terme utilisé pour désigner toute entité faisant l'objet d'une illustration ou d'un portrait dans une œuvre, particulièrement une œuvre d'art.</text:p>
          </table:table-cell>
          <table:table-cell table:number-columns-repeated="1016"/>
        </table:table-row>
        <table:table-row table:style-name="ro6">
          <table:table-cell table:formula="of:=IF(ISBLANK([.B89]);[.D89];[.B89]) &amp; IF(ISBLANK([.D89]);&quot;---&quot;;[.D89]) &amp; [.C89]" office:value-type="string" office:string-value="dpt---Déposant" calcext:value-type="string">
            <text:p>dpt---Déposant</text:p>
          </table:table-cell>
          <table:table-cell office:value-type="string" calcext:value-type="string">
            <text:p>dpt</text:p>
          </table:table-cell>
          <table:table-cell office:value-type="string" calcext:value-type="string">
            <text:p>Déposant</text:p>
          </table:table-cell>
          <table:table-cell table:number-columns-repeated="4"/>
          <table:table-cell office:value-type="string" calcext:value-type="string">
            <text:p>Terme utilisé pour désigner toute personne ou tout organisme qui place du matériel sous la garde d'une bibliothèque ou d'un dépôt d'archives sans en transférer le titre légal.</text:p>
          </table:table-cell>
          <table:table-cell table:number-columns-repeated="1016"/>
        </table:table-row>
        <table:table-row table:style-name="ro6">
          <table:table-cell table:formula="of:=IF(ISBLANK([.B90]);[.D90];[.B90]) &amp; IF(ISBLANK([.D90]);&quot;---&quot;;[.D90]) &amp; [.C90]" office:value-type="string" office:string-value="drm---Dessinateur" calcext:value-type="string">
            <text:p>drm---Dessinateur</text:p>
          </table:table-cell>
          <table:table-cell office:value-type="string" calcext:value-type="string">
            <text:p>drm</text:p>
          </table:table-cell>
          <table:table-cell office:value-type="string" calcext:value-type="string">
            <text:p>Dessinateur</text:p>
          </table:table-cell>
          <table:table-cell table:number-columns-repeated="4"/>
          <table:table-cell office:value-type="string" calcext:value-type="string">
            <text:p>Terme utilisé pour désigner toute personne exécutant des dessins techniques ou mécaniques</text:p>
          </table:table-cell>
          <table:table-cell table:number-columns-repeated="1016"/>
        </table:table-row>
        <table:table-row table:style-name="ro8">
          <table:table-cell table:formula="of:=IF(ISBLANK([.B91]);[.D91];[.B91]) &amp; IF(ISBLANK([.D91]);&quot;---&quot;;[.D91]) &amp; [.C91]" office:value-type="string" office:string-value="drt---Directeur" calcext:value-type="string">
            <text:p>drt---Directeur</text:p>
          </table:table-cell>
          <table:table-cell office:value-type="string" calcext:value-type="string">
            <text:p>drt</text:p>
          </table:table-cell>
          <table:table-cell office:value-type="string" calcext:value-type="string">
            <text:p>Directeur</text:p>
          </table:table-cell>
          <table:table-cell table:number-columns-repeated="4"/>
          <table:table-cell office:value-type="string" calcext:value-type="string">
            <text:p>Terme utilisé pour désigner toute personne qui est responsable de l'administration générale d'une œuvre ou qui supervise la production d'une interprétation pour la scène, l'écran ou un enregistrement sonore.</text:p>
          </table:table-cell>
          <table:table-cell table:number-columns-repeated="1016"/>
        </table:table-row>
        <table:table-row table:style-name="ro6">
          <table:table-cell table:formula="of:=IF(ISBLANK([.B92]);[.D92];[.B92]) &amp; IF(ISBLANK([.D92]);&quot;---&quot;;[.D92]) &amp; [.C92]" office:value-type="string" office:string-value="dsr---Designer" calcext:value-type="string">
            <text:p>dsr---Designer</text:p>
          </table:table-cell>
          <table:table-cell office:value-type="string" calcext:value-type="string">
            <text:p>dsr</text:p>
          </table:table-cell>
          <table:table-cell office:value-type="string" calcext:value-type="string">
            <text:p>Designer</text:p>
          </table:table-cell>
          <table:table-cell table:number-columns-repeated="4"/>
          <table:table-cell office:value-type="string" calcext:value-type="string">
            <text:p>Terme utilisé pour désigner toute personne ou tout organisme responsable de la conception lorsque des codes spécifiques (p. ex. [bkd] [tyd]) ne conviennent pas.</text:p>
          </table:table-cell>
          <table:table-cell table:number-columns-repeated="1016"/>
        </table:table-row>
        <table:table-row table:style-name="ro6">
          <table:table-cell table:formula="of:=IF(ISBLANK([.B93]);[.D93];[.B93]) &amp; IF(ISBLANK([.D93]);&quot;---&quot;;[.D93]) &amp; [.C93]" office:value-type="string" office:string-value="dst---Distributeur" calcext:value-type="string">
            <text:p>dst---Distributeur</text:p>
          </table:table-cell>
          <table:table-cell office:value-type="string" calcext:value-type="string">
            <text:p>dst</text:p>
          </table:table-cell>
          <table:table-cell office:value-type="string" calcext:value-type="string">
            <text:p>Distributeur</text:p>
          </table:table-cell>
          <table:table-cell table:number-columns-repeated="4"/>
          <table:table-cell office:value-type="string" calcext:value-type="string">
            <text:p>Terme utilisé pour désigner toute personne ou tout organisme qui détient la totalité ou une partie des droits de commercialisation d'une œuvre.</text:p>
          </table:table-cell>
          <table:table-cell table:number-columns-repeated="1016"/>
        </table:table-row>
        <table:table-row table:style-name="ro6">
          <table:table-cell table:formula="of:=IF(ISBLANK([.B94]);[.D94];[.B94]) &amp; IF(ISBLANK([.D94]);&quot;---&quot;;[.D94]) &amp; [.C94]" office:value-type="string" office:string-value="dtc---Contributeur de données" calcext:value-type="string">
            <text:p>dtc---Contributeur de données</text:p>
          </table:table-cell>
          <table:table-cell office:value-type="string" calcext:value-type="string">
            <text:p>dtc</text:p>
          </table:table-cell>
          <table:table-cell office:value-type="string" calcext:value-type="string">
            <text:p>Contributeur de données</text:p>
          </table:table-cell>
          <table:table-cell table:number-columns-repeated="4"/>
          <table:table-cell office:value-type="string" calcext:value-type="string">
            <text:p>Terme utilisé pour désigner toute personne ou tout organisme qui fournit des données à intégrer dans une base de données ou tout autre ensemble de données.</text:p>
          </table:table-cell>
          <table:table-cell table:number-columns-repeated="1016"/>
        </table:table-row>
        <table:table-row table:style-name="ro6">
          <table:table-cell table:formula="of:=IF(ISBLANK([.B95]);[.D95];[.B95]) &amp; IF(ISBLANK([.D95]);&quot;---&quot;;[.D95]) &amp; [.C95]" office:value-type="string" office:string-value="dte---Dédicataire" calcext:value-type="string">
            <text:p>dte---Dédicataire</text:p>
          </table:table-cell>
          <table:table-cell office:value-type="string" calcext:value-type="string">
            <text:p>dte</text:p>
          </table:table-cell>
          <table:table-cell office:value-type="string" calcext:value-type="string">
            <text:p>Dédicataire</text:p>
          </table:table-cell>
          <table:table-cell table:number-columns-repeated="4"/>
          <table:table-cell office:value-type="string" calcext:value-type="string">
            <text:p>Terme utilisé pour désigner toute personne ou tout organisme à qui on dédie un livre, manuscrit, etc. (pas le donataire).</text:p>
          </table:table-cell>
          <table:table-cell table:number-columns-repeated="1016"/>
        </table:table-row>
        <table:table-row table:style-name="ro6">
          <table:table-cell table:formula="of:=IF(ISBLANK([.B96]);[.D96];[.B96]) &amp; IF(ISBLANK([.D96]);&quot;---&quot;;[.D96]) &amp; [.C96]" office:value-type="string" office:string-value="dtm---Gestionnaire de données" calcext:value-type="string">
            <text:p>dtm---Gestionnaire de données</text:p>
          </table:table-cell>
          <table:table-cell office:value-type="string" calcext:value-type="string">
            <text:p>dtm</text:p>
          </table:table-cell>
          <table:table-cell office:value-type="string" calcext:value-type="string">
            <text:p>Gestionnaire de données</text:p>
          </table:table-cell>
          <table:table-cell table:number-columns-repeated="4"/>
          <table:table-cell office:value-type="string" calcext:value-type="string">
            <text:p>Terme utilisé pour désigner toute personne ou tout organisme qui gère des bases de données ou toutes autres sources de données.</text:p>
          </table:table-cell>
          <table:table-cell table:number-columns-repeated="1016"/>
        </table:table-row>
        <table:table-row table:style-name="ro6">
          <table:table-cell table:formula="of:=IF(ISBLANK([.B97]);[.D97];[.B97]) &amp; IF(ISBLANK([.D97]);&quot;---&quot;;[.D97]) &amp; [.C97]" office:value-type="string" office:string-value="dto---Auteur d'une dédicace" calcext:value-type="string">
            <text:p>dto---Auteur d'une dédicace</text:p>
          </table:table-cell>
          <table:table-cell office:value-type="string" calcext:value-type="string">
            <text:p>dto</text:p>
          </table:table-cell>
          <table:table-cell office:value-type="string" calcext:value-type="string">
            <text:p>Auteur d'une dédicace</text:p>
          </table:table-cell>
          <table:table-cell table:number-columns-repeated="4"/>
          <table:table-cell office:value-type="string" calcext:value-type="string">
            <text:p>Terme utilisé pour désigner la personne, qui formule et écrit une dédicace. La dédicace peut prendre la forme d'une formule officielle ou d'une envolée épistolaire ou poétique.</text:p>
          </table:table-cell>
          <table:table-cell table:number-columns-repeated="1016"/>
        </table:table-row>
        <table:table-row table:style-name="ro2">
          <table:table-cell table:formula="of:=IF(ISBLANK([.B98]);[.D98];[.B98]) &amp; IF(ISBLANK([.D98]);&quot;---&quot;;[.D98]) &amp; [.C98]" office:value-type="string" office:string-value="dtodtoDédicateur" calcext:value-type="string">
            <text:p>dtodtoDédicateur</text:p>
          </table:table-cell>
          <table:table-cell/>
          <table:table-cell office:value-type="string" calcext:value-type="string">
            <text:p>Dédicateur</text:p>
          </table:table-cell>
          <table:table-cell office:value-type="string" calcext:value-type="string">
            <text:p>dto</text:p>
          </table:table-cell>
          <table:table-cell table:number-columns-repeated="1020"/>
        </table:table-row>
        <table:table-row table:style-name="ro6">
          <table:table-cell table:formula="of:=IF(ISBLANK([.B99]);[.D99];[.B99]) &amp; IF(ISBLANK([.D99]);&quot;---&quot;;[.D99]) &amp; [.C99]" office:value-type="string" office:string-value="dub---Auteur douteux" calcext:value-type="string">
            <text:p>dub---Auteur douteux</text:p>
          </table:table-cell>
          <table:table-cell office:value-type="string" calcext:value-type="string">
            <text:p>dub</text:p>
          </table:table-cell>
          <table:table-cell office:value-type="string" calcext:value-type="string">
            <text:p>Auteur douteux</text:p>
          </table:table-cell>
          <table:table-cell table:number-columns-repeated="4"/>
          <table:table-cell office:value-type="string" calcext:value-type="string">
            <text:p>Terme utilisé pour désigner toute personne ou tout organisme à qui la paternité d'une œuvre a été attribuée, mais sans doute à tort.</text:p>
          </table:table-cell>
          <table:table-cell table:number-columns-repeated="1016"/>
        </table:table-row>
        <table:table-row table:style-name="ro8">
          <table:table-cell table:formula="of:=IF(ISBLANK([.B100]);[.D100];[.B100]) &amp; IF(ISBLANK([.D100]);&quot;---&quot;;[.D100]) &amp; [.C100]" office:value-type="string" office:string-value="edt---Éditeur intellectuel" calcext:value-type="string">
            <text:p>edt---Éditeur intellectuel</text:p>
          </table:table-cell>
          <table:table-cell office:value-type="string" calcext:value-type="string">
            <text:p>edt</text:p>
          </table:table-cell>
          <table:table-cell office:value-type="string" calcext:value-type="string">
            <text:p>Éditeur intellectuel</text:p>
          </table:table-cell>
          <table:table-cell table:number-columns-repeated="4"/>
          <table:table-cell office:value-type="string" calcext:value-type="string">
            <text:p>Terme utilisé pour désigner toute personne qui prépare, en vue de la publication, un ouvrage qui n'est pas principalement le sien. Celle-ci clarifie le texte, ajoute l'introduction ou autre sujet important, ou dirige techniquement le personnel de rédaction.</text:p>
          </table:table-cell>
          <table:table-cell table:number-columns-repeated="1016"/>
        </table:table-row>
        <table:table-row table:style-name="ro2">
          <table:table-cell table:formula="of:=IF(ISBLANK([.B101]);[.D101];[.B101]) &amp; IF(ISBLANK([.D101]);&quot;---&quot;;[.D101]) &amp; [.C101]" office:value-type="string" office:string-value="egr---Graveur" calcext:value-type="string">
            <text:p>egr---Graveur</text:p>
          </table:table-cell>
          <table:table-cell office:value-type="string" calcext:value-type="string">
            <text:p>egr</text:p>
          </table:table-cell>
          <table:table-cell office:value-type="string" calcext:value-type="string">
            <text:p>Graveur</text:p>
          </table:table-cell>
          <table:table-cell table:number-columns-repeated="1021"/>
        </table:table-row>
        <table:table-row table:style-name="ro8">
          <table:table-cell table:formula="of:=IF(ISBLANK([.B102]);[.D102];[.B102]) &amp; IF(ISBLANK([.D102]);&quot;---&quot;;[.D102]) &amp; [.C102]" office:value-type="string" office:string-value="elg---Électricien" calcext:value-type="string">
            <text:p>elg---Électricien</text:p>
          </table:table-cell>
          <table:table-cell office:value-type="string" calcext:value-type="string">
            <text:p>elg</text:p>
          </table:table-cell>
          <table:table-cell office:value-type="string" calcext:value-type="string">
            <text:p>Électricien</text:p>
          </table:table-cell>
          <table:table-cell table:number-columns-repeated="4"/>
          <table:table-cell office:value-type="string" calcext:value-type="string">
            <text:p>Terme utilisé pour désigner toute personne responsable du matériel d'éclairage, de l'installation de gréement d'éclairage et s'occupe aussi de l'éclairage pendant les spectacles ou les productions.</text:p>
          </table:table-cell>
          <table:table-cell table:number-columns-repeated="1016"/>
        </table:table-row>
        <table:table-row table:style-name="ro2">
          <table:table-cell table:formula="of:=IF(ISBLANK([.B103]);[.D103];[.B103]) &amp; IF(ISBLANK([.D103]);&quot;---&quot;;[.D103]) &amp; [.C103]" office:value-type="string" office:string-value="elgelgChef électricien" calcext:value-type="string">
            <text:p>elgelgChef électricien</text:p>
          </table:table-cell>
          <table:table-cell/>
          <table:table-cell office:value-type="string" calcext:value-type="string">
            <text:p>Chef électricien</text:p>
          </table:table-cell>
          <table:table-cell office:value-type="string" calcext:value-type="string">
            <text:p>elg</text:p>
          </table:table-cell>
          <table:table-cell table:number-columns-repeated="1020"/>
        </table:table-row>
        <table:table-row table:style-name="ro2">
          <table:table-cell table:formula="of:=IF(ISBLANK([.B104]);[.D104];[.B104]) &amp; IF(ISBLANK([.D104]);&quot;---&quot;;[.D104]) &amp; [.C104]" office:value-type="string" office:string-value="elgelgÉlectricien maison" calcext:value-type="string">
            <text:p>elgelgÉlectricien maison</text:p>
          </table:table-cell>
          <table:table-cell/>
          <table:table-cell office:value-type="string" calcext:value-type="string">
            <text:p>Électricien maison</text:p>
          </table:table-cell>
          <table:table-cell office:value-type="string" calcext:value-type="string">
            <text:p>elg</text:p>
          </table:table-cell>
          <table:table-cell table:number-columns-repeated="1020"/>
        </table:table-row>
        <table:table-row table:style-name="ro2">
          <table:table-cell table:formula="of:=IF(ISBLANK([.B105]);[.D105];[.B105]) &amp; IF(ISBLANK([.D105]);&quot;---&quot;;[.D105]) &amp; [.C105]" office:value-type="string" office:string-value="elgelgMaître électricien" calcext:value-type="string">
            <text:p>elgelgMaître électricien</text:p>
          </table:table-cell>
          <table:table-cell/>
          <table:table-cell office:value-type="string" calcext:value-type="string">
            <text:p>Maître électricien</text:p>
          </table:table-cell>
          <table:table-cell office:value-type="string" calcext:value-type="string">
            <text:p>elg</text:p>
          </table:table-cell>
          <table:table-cell table:number-columns-repeated="1020"/>
        </table:table-row>
        <table:table-row table:style-name="ro2">
          <table:table-cell table:formula="of:=IF(ISBLANK([.B106]);[.D106];[.B106]) &amp; IF(ISBLANK([.D106]);&quot;---&quot;;[.D106]) &amp; [.C106]" office:value-type="string" office:string-value="elt---Galvanotypeur" calcext:value-type="string">
            <text:p>elt---Galvanotypeur</text:p>
          </table:table-cell>
          <table:table-cell office:value-type="string" calcext:value-type="string">
            <text:p>elt</text:p>
          </table:table-cell>
          <table:table-cell office:value-type="string" calcext:value-type="string">
            <text:p>Galvanotypeur</text:p>
          </table:table-cell>
          <table:table-cell table:number-columns-repeated="1021"/>
        </table:table-row>
        <table:table-row table:style-name="ro8">
          <table:table-cell table:formula="of:=IF(ISBLANK([.B107]);[.D107];[.B107]) &amp; IF(ISBLANK([.D107]);&quot;---&quot;;[.D107]) &amp; [.C107]" office:value-type="string" office:string-value="eng---Ingénieur" calcext:value-type="string">
            <text:p>eng---Ingénieur</text:p>
          </table:table-cell>
          <table:table-cell office:value-type="string" calcext:value-type="string">
            <text:p>eng</text:p>
          </table:table-cell>
          <table:table-cell office:value-type="string" calcext:value-type="string">
            <text:p>Ingénieur</text:p>
          </table:table-cell>
          <table:table-cell table:number-columns-repeated="4"/>
          <table:table-cell office:value-type="string" calcext:value-type="string">
            <text:p>Terme utilisé pour désigner toute personne ou tout organisme responsable de la conception technique et de la planification, particulièrement en ce qui concerne la construction.</text:p>
          </table:table-cell>
          <table:table-cell table:number-columns-repeated="1016"/>
        </table:table-row>
        <table:table-row table:style-name="ro2">
          <table:table-cell table:formula="of:=IF(ISBLANK([.B108]);[.D108];[.B108]) &amp; IF(ISBLANK([.D108]);&quot;---&quot;;[.D108]) &amp; [.C108]" office:value-type="string" office:string-value="etr---Aquafortiste" calcext:value-type="string">
            <text:p>etr---Aquafortiste</text:p>
          </table:table-cell>
          <table:table-cell office:value-type="string" calcext:value-type="string">
            <text:p>etr</text:p>
          </table:table-cell>
          <table:table-cell office:value-type="string" calcext:value-type="string">
            <text:p>Aquafortiste</text:p>
          </table:table-cell>
          <table:table-cell table:number-columns-repeated="1021"/>
        </table:table-row>
        <table:table-row table:style-name="ro6">
          <table:table-cell table:formula="of:=IF(ISBLANK([.B109]);[.D109];[.B109]) &amp; IF(ISBLANK([.D109]);&quot;---&quot;;[.D109]) &amp; [.C109]" office:value-type="string" office:string-value="exp---Expert" calcext:value-type="string">
            <text:p>exp---Expert</text:p>
          </table:table-cell>
          <table:table-cell office:value-type="string" calcext:value-type="string">
            <text:p>exp</text:p>
          </table:table-cell>
          <table:table-cell office:value-type="string" calcext:value-type="string">
            <text:p>Expert</text:p>
          </table:table-cell>
          <table:table-cell table:number-columns-repeated="4"/>
          <table:table-cell office:value-type="string" calcext:value-type="string">
            <text:p>Terme utilisé pour désigner toute personne responsable de la description et de l'évaluation de biens, en particulier d'objets rares, d'œuvres d'art, etc.</text:p>
          </table:table-cell>
          <table:table-cell table:number-columns-repeated="1016"/>
        </table:table-row>
        <table:table-row table:style-name="ro2">
          <table:table-cell table:formula="of:=IF(ISBLANK([.B110]);[.D110];[.B110]) &amp; IF(ISBLANK([.D110]);&quot;---&quot;;[.D110]) &amp; [.C110]" office:value-type="string" office:string-value="expexpEstimateur" calcext:value-type="string">
            <text:p>expexpEstimateur</text:p>
          </table:table-cell>
          <table:table-cell/>
          <table:table-cell office:value-type="string" calcext:value-type="string">
            <text:p>Estimateur</text:p>
          </table:table-cell>
          <table:table-cell office:value-type="string" calcext:value-type="string">
            <text:p>exp</text:p>
          </table:table-cell>
          <table:table-cell table:number-columns-repeated="1020"/>
        </table:table-row>
        <table:table-row table:style-name="ro2">
          <table:table-cell table:formula="of:=IF(ISBLANK([.B111]);[.D111];[.B111]) &amp; IF(ISBLANK([.D111]);&quot;---&quot;;[.D111]) &amp; [.C111]" office:value-type="string" office:string-value="fac---Copiste" calcext:value-type="string">
            <text:p>fac---Copiste</text:p>
          </table:table-cell>
          <table:table-cell office:value-type="string" calcext:value-type="string">
            <text:p>fac</text:p>
          </table:table-cell>
          <table:table-cell office:value-type="string" calcext:value-type="string">
            <text:p>Copiste</text:p>
          </table:table-cell>
          <table:table-cell table:number-columns-repeated="4"/>
          <table:table-cell office:value-type="string" calcext:value-type="string">
            <text:p>Terme utilisé pour la personne ou la collectivité qui exécutent la reproduction.</text:p>
          </table:table-cell>
          <table:table-cell table:number-columns-repeated="1016"/>
        </table:table-row>
        <table:table-row table:style-name="ro8">
          <table:table-cell table:formula="of:=IF(ISBLANK([.B112]);[.D112];[.B112]) &amp; IF(ISBLANK([.D112]);&quot;---&quot;;[.D112]) &amp; [.C112]" office:value-type="string" office:string-value="fld---Directeur local" calcext:value-type="string">
            <text:p>fld---Directeur local</text:p>
          </table:table-cell>
          <table:table-cell office:value-type="string" calcext:value-type="string">
            <text:p>fld</text:p>
          </table:table-cell>
          <table:table-cell office:value-type="string" calcext:value-type="string">
            <text:p>Directeur local</text:p>
          </table:table-cell>
          <table:table-cell table:number-columns-repeated="4"/>
          <table:table-cell office:value-type="string" calcext:value-type="string">
            <text:p>Terme utilisé pour désigner toute personne ou tout organisme qui gère ou supervise le travail accompli pour la collecte de données brutes ou fait de la recherche dans le milieu ou dans l'environnement à sa disposition.</text:p>
          </table:table-cell>
          <table:table-cell table:number-columns-repeated="1016"/>
        </table:table-row>
        <table:table-row table:style-name="ro8">
          <table:table-cell table:formula="of:=IF(ISBLANK([.B113]);[.D113];[.B113]) &amp; IF(ISBLANK([.D113]);&quot;---&quot;;[.D113]) &amp; [.C113]" office:value-type="string" office:string-value="flm---Monteur de films" calcext:value-type="string">
            <text:p>flm---Monteur de films</text:p>
          </table:table-cell>
          <table:table-cell office:value-type="string" calcext:value-type="string">
            <text:p>flm</text:p>
          </table:table-cell>
          <table:table-cell office:value-type="string" calcext:value-type="string">
            <text:p>Monteur de films</text:p>
          </table:table-cell>
          <table:table-cell table:number-columns-repeated="4"/>
          <table:table-cell office:value-type="string" calcext:value-type="string">
            <text:p>Terme utilisé pour désigner toute personne qui monte d'un film. Ce terme est utilisé, quel que soit le support par exemple, pellicule sur support d'acétate ou bande vidéo, employé pour la production ou la fabrication de ce film.</text:p>
          </table:table-cell>
          <table:table-cell table:number-columns-repeated="1016"/>
        </table:table-row>
        <table:table-row table:style-name="ro9">
          <table:table-cell table:formula="of:=IF(ISBLANK([.B114]);[.D114];[.B114]) &amp; IF(ISBLANK([.D114]);&quot;---&quot;;[.D114]) &amp; [.C114]" office:value-type="string" office:string-value="fmo---Ancien propriétaire" calcext:value-type="string">
            <text:p>fmo---Ancien propriétaire</text:p>
          </table:table-cell>
          <table:table-cell office:value-type="string" calcext:value-type="string">
            <text:p>fmo</text:p>
          </table:table-cell>
          <table:table-cell office:value-type="string" calcext:value-type="string">
            <text:p>Ancien propriétaire</text:p>
          </table:table-cell>
          <table:table-cell table:number-columns-repeated="4"/>
          <table:table-cell office:value-type="string" calcext:value-type="string">
            <text:p>Terme utilisé pour désigner toute personne ou tout organisme qui était propriétaire du livre, manuscrit, etc. à un moment donné et comprend la personne ou l'organisme à qui le livre, manuscrit, etc. a déjà été remis et dont les noms paraissent dans une mention signalée par une autre personne ou collectivité; la personne ou collectivité qui donne le livre, manuscrit, etc. au propriétaire actuel s'appelle le donateur [dnr].</text:p>
          </table:table-cell>
          <table:table-cell table:number-columns-repeated="1016"/>
        </table:table-row>
        <table:table-row table:style-name="ro8">
          <table:table-cell table:formula="of:=IF(ISBLANK([.B115]);[.D115];[.B115]) &amp; IF(ISBLANK([.D115]);&quot;---&quot;;[.D115]) &amp; [.C115]" office:value-type="string" office:string-value="fnd---Bailleur de fonds" calcext:value-type="string">
            <text:p>fnd---Bailleur de fonds</text:p>
          </table:table-cell>
          <table:table-cell office:value-type="string" calcext:value-type="string">
            <text:p>fnd</text:p>
          </table:table-cell>
          <table:table-cell office:value-type="string" calcext:value-type="string">
            <text:p>Bailleur de fonds</text:p>
          </table:table-cell>
          <table:table-cell table:number-columns-repeated="4"/>
          <table:table-cell office:value-type="string" calcext:value-type="string">
            <text:p>Terme utilisé pour désigner toute personne ou tout organisme qui a agit en tant que soutien financier pour la production d'une œuvre, par exemple un livre écrit, imprimé ou publié, etc. "sous les auspices de".</text:p>
          </table:table-cell>
          <table:table-cell table:number-columns-repeated="1016"/>
        </table:table-row>
        <table:table-row table:style-name="ro7">
          <table:table-cell table:formula="of:=IF(ISBLANK([.B116]);[.D116];[.B116]) &amp; IF(ISBLANK([.D116]);&quot;---&quot;;[.D116]) &amp; [.C116]" office:value-type="string" office:string-value="fpy---Première partie" calcext:value-type="string">
            <text:p>fpy---Première partie</text:p>
          </table:table-cell>
          <table:table-cell office:value-type="string" calcext:value-type="string">
            <text:p>fpy</text:p>
          </table:table-cell>
          <table:table-cell office:value-type="string" calcext:value-type="string">
            <text:p>Première partie</text:p>
          </table:table-cell>
          <table:table-cell table:number-columns-repeated="4"/>
          <table:table-cell office:value-type="string" calcext:value-type="string">
            <text:p>Terme utilisé pour désigner toute personne ou tout organisme qui est identifié en tant que la seule partie ou la partie de la première part. Dans le cas de transfert de droit, c'est le cédant, l'auteur du transfert, le concédant, le concesseur, etc. Les parties multiples peuvent être nommées conjointement en tant que première partie.</text:p>
          </table:table-cell>
          <table:table-cell table:number-columns-repeated="1016"/>
        </table:table-row>
        <table:table-row table:style-name="ro2">
          <table:table-cell table:formula="of:=IF(ISBLANK([.B117]);[.D117];[.B117]) &amp; IF(ISBLANK([.D117]);&quot;---&quot;;[.D117]) &amp; [.C117]" office:value-type="string" office:string-value="frg---Faussaire" calcext:value-type="string">
            <text:p>frg---Faussaire</text:p>
          </table:table-cell>
          <table:table-cell office:value-type="string" calcext:value-type="string">
            <text:p>frg</text:p>
          </table:table-cell>
          <table:table-cell office:value-type="string" calcext:value-type="string">
            <text:p>Faussaire</text:p>
          </table:table-cell>
          <table:table-cell table:number-columns-repeated="1021"/>
        </table:table-row>
        <table:table-row table:style-name="ro2">
          <table:table-cell table:formula="of:=IF(ISBLANK([.B118]);[.D118];[.B118]) &amp; IF(ISBLANK([.D118]);&quot;---&quot;;[.D118]) &amp; [.C118]" office:value-type="string" office:string-value="frgfrgContrefacteur" calcext:value-type="string">
            <text:p>frgfrgContrefacteur</text:p>
          </table:table-cell>
          <table:table-cell/>
          <table:table-cell office:value-type="string" calcext:value-type="string">
            <text:p>Contrefacteur</text:p>
          </table:table-cell>
          <table:table-cell office:value-type="string" calcext:value-type="string">
            <text:p>frg</text:p>
          </table:table-cell>
          <table:table-cell table:number-columns-repeated="1020"/>
        </table:table-row>
        <table:table-row table:style-name="ro8">
          <table:table-cell table:formula="of:=IF(ISBLANK([.B119]);[.D119];[.B119]) &amp; IF(ISBLANK([.D119]);&quot;---&quot;;[.D119]) &amp; [.C119]" office:value-type="string" office:string-value="gis---Spécialiste de l'information géographique" calcext:value-type="string">
            <text:p>gis---Spécialiste de l'information géographique</text:p>
          </table:table-cell>
          <table:table-cell office:value-type="string" calcext:value-type="string">
            <text:p>gis</text:p>
          </table:table-cell>
          <table:table-cell office:value-type="string" calcext:value-type="string">
            <text:p>Spécialiste de l'information géographique</text:p>
          </table:table-cell>
          <table:table-cell table:number-columns-repeated="4"/>
          <table:table-cell office:value-type="string" calcext:value-type="string">
            <text:p>Terme utilisé pour désigner toute personne responsable du développement et de l'intégration d'un système d'information géographique (SIG) avec les données d'un système de positionnement global.</text:p>
          </table:table-cell>
          <table:table-cell table:number-columns-repeated="1016"/>
        </table:table-row>
        <table:table-row table:style-name="ro6">
          <table:table-cell table:formula="of:=IF(ISBLANK([.B120]);[.D120];[.B120]) &amp; IF(ISBLANK([.D120]);&quot;---&quot;;[.D120]) &amp; [.C120]" office:value-type="string" office:string-value="gisgisSpécialiste de l'information géospatiale" calcext:value-type="string">
            <text:p>gisgisSpécialiste de l'information géospatiale</text:p>
          </table:table-cell>
          <table:table-cell/>
          <table:table-cell office:value-type="string" calcext:value-type="string">
            <text:p>Spécialiste de l'information géospatiale</text:p>
          </table:table-cell>
          <table:table-cell office:value-type="string" calcext:value-type="string">
            <text:p>gis</text:p>
          </table:table-cell>
          <table:table-cell table:number-columns-repeated="1020"/>
        </table:table-row>
        <table:table-row table:style-name="ro2">
          <table:table-cell table:formula="of:=IF(ISBLANK([.B121]);[.D121];[.B121]) &amp; IF(ISBLANK([.D121]);&quot;---&quot;;[.D121]) &amp; [.C121]" office:value-type="string" office:string-value="grt---Graphiste" calcext:value-type="string">
            <text:p>grt---Graphiste</text:p>
          </table:table-cell>
          <table:table-cell office:value-type="string" calcext:value-type="string">
            <text:p>grt</text:p>
          </table:table-cell>
          <table:table-cell office:value-type="string" calcext:value-type="string">
            <text:p>Graphiste</text:p>
          </table:table-cell>
          <table:table-cell table:number-columns-repeated="4"/>
          <table:table-cell office:value-type="string" calcext:value-type="string">
            <text:p>VOIR Artiste</text:p>
          </table:table-cell>
          <table:table-cell table:number-columns-repeated="1016"/>
        </table:table-row>
        <table:table-row table:style-name="ro6">
          <table:table-cell table:formula="of:=IF(ISBLANK([.B122]);[.D122];[.B122]) &amp; IF(ISBLANK([.D122]);&quot;---&quot;;[.D122]) &amp; [.C122]" office:value-type="string" office:string-value="hnr---Personne honorée" calcext:value-type="string">
            <text:p>hnr---Personne honorée</text:p>
          </table:table-cell>
          <table:table-cell office:value-type="string" calcext:value-type="string">
            <text:p>hnr</text:p>
          </table:table-cell>
          <table:table-cell office:value-type="string" calcext:value-type="string">
            <text:p>Personne honorée</text:p>
          </table:table-cell>
          <table:table-cell table:number-columns-repeated="4"/>
          <table:table-cell office:value-type="string" calcext:value-type="string">
            <text:p>Terme utilisé pour désigner toute personne à la mémoire ou en l'honneur de qui un livre, manuscrit, etc. est donné.</text:p>
          </table:table-cell>
          <table:table-cell table:number-columns-repeated="1016"/>
        </table:table-row>
        <table:table-row table:style-name="ro2">
          <table:table-cell table:formula="of:=IF(ISBLANK([.B123]);[.D123];[.B123]) &amp; IF(ISBLANK([.D123]);&quot;---&quot;;[.D123]) &amp; [.C123]" office:value-type="string" office:string-value="hnrhnrHonorée, Personne" calcext:value-type="string">
            <text:p>hnrhnrHonorée, Personne</text:p>
          </table:table-cell>
          <table:table-cell/>
          <table:table-cell office:value-type="string" calcext:value-type="string">
            <text:p>Honorée, Personne</text:p>
          </table:table-cell>
          <table:table-cell office:value-type="string" calcext:value-type="string">
            <text:p>hnr</text:p>
          </table:table-cell>
          <table:table-cell table:number-columns-repeated="1020"/>
        </table:table-row>
        <table:table-row table:style-name="ro8">
          <table:table-cell table:formula="of:=IF(ISBLANK([.B124]);[.D124];[.B124]) &amp; IF(ISBLANK([.D124]);&quot;---&quot;;[.D124]) &amp; [.C124]" office:value-type="string" office:string-value="hst---Hôte" calcext:value-type="string">
            <text:p>hst---Hôte</text:p>
          </table:table-cell>
          <table:table-cell office:value-type="string" calcext:value-type="string">
            <text:p>hst</text:p>
          </table:table-cell>
          <table:table-cell office:value-type="string" calcext:value-type="string">
            <text:p>Hôte</text:p>
          </table:table-cell>
          <table:table-cell table:number-columns-repeated="4"/>
          <table:table-cell office:value-type="string" calcext:value-type="string">
            <text:p>Terme utilisé pour désigner toute personne qui est invitée ou qui anime régulièrement une émission qui est souvent diffusée et à laquelle participent d'autres invités, des artistes, etc. par exemple, l'hôte d'une émission de variétés.</text:p>
          </table:table-cell>
          <table:table-cell table:number-columns-repeated="1016"/>
        </table:table-row>
        <table:table-row table:style-name="ro6">
          <table:table-cell table:formula="of:=IF(ISBLANK([.B125]);[.D125];[.B125]) &amp; IF(ISBLANK([.D125]);&quot;---&quot;;[.D125]) &amp; [.C125]" office:value-type="string" office:string-value="ill---Illustrateur" calcext:value-type="string">
            <text:p>ill---Illustrateur</text:p>
          </table:table-cell>
          <table:table-cell office:value-type="string" calcext:value-type="string">
            <text:p>ill</text:p>
          </table:table-cell>
          <table:table-cell office:value-type="string" calcext:value-type="string">
            <text:p>Illustrateur</text:p>
          </table:table-cell>
          <table:table-cell table:number-columns-repeated="4"/>
          <table:table-cell office:value-type="string" calcext:value-type="string">
            <text:p>Terme utilisé pour désigner toute personne qui conçoit, et peut-être aussi exécute, un dessin ou une illustration, généralement pour accompagner un texte écrit.</text:p>
          </table:table-cell>
          <table:table-cell table:number-columns-repeated="1016"/>
        </table:table-row>
        <table:table-row table:style-name="ro2">
          <table:table-cell table:formula="of:=IF(ISBLANK([.B126]);[.D126];[.B126]) &amp; IF(ISBLANK([.D126]);&quot;---&quot;;[.D126]) &amp; [.C126]" office:value-type="string" office:string-value="ilu---Enlumineur" calcext:value-type="string">
            <text:p>ilu---Enlumineur</text:p>
          </table:table-cell>
          <table:table-cell office:value-type="string" calcext:value-type="string">
            <text:p>ilu</text:p>
          </table:table-cell>
          <table:table-cell office:value-type="string" calcext:value-type="string">
            <text:p>Enlumineur</text:p>
          </table:table-cell>
          <table:table-cell table:number-columns-repeated="1021"/>
        </table:table-row>
        <table:table-row table:style-name="ro6">
          <table:table-cell table:formula="of:=IF(ISBLANK([.B127]);[.D127];[.B127]) &amp; IF(ISBLANK([.D127]);&quot;---&quot;;[.D127]) &amp; [.C127]" office:value-type="string" office:string-value="ins---Auteur d'une mention de représentation" calcext:value-type="string">
            <text:p>ins---Auteur d'une mention de représentation</text:p>
          </table:table-cell>
          <table:table-cell office:value-type="string" calcext:value-type="string">
            <text:p>ins</text:p>
          </table:table-cell>
          <table:table-cell office:value-type="string" calcext:value-type="string">
            <text:p>Auteur d'une mention de représentation</text:p>
          </table:table-cell>
          <table:table-cell table:number-columns-repeated="4"/>
          <table:table-cell office:value-type="string" calcext:value-type="string">
            <text:p>Terme utilisé pour désigner toute personne qui signe une mention de représentation.</text:p>
          </table:table-cell>
          <table:table-cell table:number-columns-repeated="1016"/>
        </table:table-row>
        <table:table-row table:style-name="ro2">
          <table:table-cell table:formula="of:=IF(ISBLANK([.B128]);[.D128];[.B128]) &amp; IF(ISBLANK([.D128]);&quot;---&quot;;[.D128]) &amp; [.C128]" office:value-type="string" office:string-value="insinsPrésentateur" calcext:value-type="string">
            <text:p>insinsPrésentateur</text:p>
          </table:table-cell>
          <table:table-cell/>
          <table:table-cell office:value-type="string" calcext:value-type="string">
            <text:p>Présentateur</text:p>
          </table:table-cell>
          <table:table-cell office:value-type="string" calcext:value-type="string">
            <text:p>ins</text:p>
          </table:table-cell>
          <table:table-cell table:number-columns-repeated="1020"/>
        </table:table-row>
        <table:table-row table:style-name="ro2">
          <table:table-cell table:formula="of:=IF(ISBLANK([.B129]);[.D129];[.B129]) &amp; IF(ISBLANK([.D129]);&quot;---&quot;;[.D129]) &amp; [.C129]" office:value-type="string" office:string-value="inv---Inventeur" calcext:value-type="string">
            <text:p>inv---Inventeur</text:p>
          </table:table-cell>
          <table:table-cell office:value-type="string" calcext:value-type="string">
            <text:p>inv</text:p>
          </table:table-cell>
          <table:table-cell office:value-type="string" calcext:value-type="string">
            <text:p>Inventeur</text:p>
          </table:table-cell>
          <table:table-cell table:number-columns-repeated="1021"/>
        </table:table-row>
        <table:table-row table:style-name="ro6">
          <table:table-cell table:formula="of:=IF(ISBLANK([.B130]);[.D130];[.B130]) &amp; IF(ISBLANK([.D130]);&quot;---&quot;;[.D130]) &amp; [.C130]" office:value-type="string" office:string-value="itr---Instrumentiste" calcext:value-type="string">
            <text:p>itr---Instrumentiste</text:p>
          </table:table-cell>
          <table:table-cell office:value-type="string" calcext:value-type="string">
            <text:p>itr</text:p>
          </table:table-cell>
          <table:table-cell office:value-type="string" calcext:value-type="string">
            <text:p>Instrumentiste</text:p>
          </table:table-cell>
          <table:table-cell table:number-columns-repeated="4"/>
          <table:table-cell office:value-type="string" calcext:value-type="string">
            <text:p>Terme utilisé pour désigner toute personne qui joue d'un instrument dans une présentation musicale ou dramatique.</text:p>
          </table:table-cell>
          <table:table-cell table:number-columns-repeated="1016"/>
        </table:table-row>
        <table:table-row table:style-name="ro8">
          <table:table-cell table:formula="of:=IF(ISBLANK([.B131]);[.D131];[.B131]) &amp; IF(ISBLANK([.D131]);&quot;---&quot;;[.D131]) &amp; [.C131]" office:value-type="string" office:string-value="ive---Personne interrogée" calcext:value-type="string">
            <text:p>ive---Personne interrogée</text:p>
          </table:table-cell>
          <table:table-cell office:value-type="string" calcext:value-type="string">
            <text:p>ive</text:p>
          </table:table-cell>
          <table:table-cell office:value-type="string" calcext:value-type="string">
            <text:p>Personne interrogée</text:p>
          </table:table-cell>
          <table:table-cell table:number-columns-repeated="4"/>
          <table:table-cell office:value-type="string" calcext:value-type="string">
            <text:p>Terme utilisé pour désigner toute personne ou tout organisme qui est interrogé lors d'une consultation ou d'une réunion, généralement par un reporteur, un enquêteur, ou toute autre personne qui fait la collecte d'information.</text:p>
          </table:table-cell>
          <table:table-cell table:number-columns-repeated="1016"/>
        </table:table-row>
        <table:table-row table:style-name="ro2">
          <table:table-cell table:formula="of:=IF(ISBLANK([.B132]);[.D132];[.B132]) &amp; IF(ISBLANK([.D132]);&quot;---&quot;;[.D132]) &amp; [.C132]" office:value-type="string" office:string-value="ivr---Interviewer" calcext:value-type="string">
            <text:p>ivr---Interviewer</text:p>
          </table:table-cell>
          <table:table-cell office:value-type="string" calcext:value-type="string">
            <text:p>ivr</text:p>
          </table:table-cell>
          <table:table-cell office:value-type="string" calcext:value-type="string">
            <text:p>Interviewer</text:p>
          </table:table-cell>
          <table:table-cell table:number-columns-repeated="1021"/>
        </table:table-row>
        <table:table-row table:style-name="ro6">
          <table:table-cell table:formula="of:=IF(ISBLANK([.B133]);[.D133];[.B133]) &amp; IF(ISBLANK([.D133]);&quot;---&quot;;[.D133]) &amp; [.C133]" office:value-type="string" office:string-value="lbr---Laboratoire" calcext:value-type="string">
            <text:p>lbr---Laboratoire</text:p>
          </table:table-cell>
          <table:table-cell office:value-type="string" calcext:value-type="string">
            <text:p>lbr</text:p>
          </table:table-cell>
          <table:table-cell office:value-type="string" calcext:value-type="string">
            <text:p>Laboratoire</text:p>
          </table:table-cell>
          <table:table-cell table:number-columns-repeated="4"/>
          <table:table-cell office:value-type="string" calcext:value-type="string">
            <text:p>Terme utilisé par une institution qui fournit des analyses scientifiques d'échantillons de produits.</text:p>
          </table:table-cell>
          <table:table-cell table:number-columns-repeated="1016"/>
        </table:table-row>
        <table:table-row table:style-name="ro2">
          <table:table-cell table:formula="of:=IF(ISBLANK([.B134]);[.D134];[.B134]) &amp; IF(ISBLANK([.D134]);&quot;---&quot;;[.D134]) &amp; [.C134]" office:value-type="string" office:string-value="lbt---Librettiste" calcext:value-type="string">
            <text:p>lbt---Librettiste</text:p>
          </table:table-cell>
          <table:table-cell office:value-type="string" calcext:value-type="string">
            <text:p>lbt</text:p>
          </table:table-cell>
          <table:table-cell office:value-type="string" calcext:value-type="string">
            <text:p>Librettiste</text:p>
          </table:table-cell>
          <table:table-cell table:number-columns-repeated="4"/>
          <table:table-cell office:value-type="string" calcext:value-type="string">
            <text:p>Terme utilisé pour l'auteur du livret d'un opéra, d'un oratorio, etc.</text:p>
          </table:table-cell>
          <table:table-cell table:number-columns-repeated="1016"/>
        </table:table-row>
        <table:table-row table:style-name="ro6">
          <table:table-cell table:formula="of:=IF(ISBLANK([.B135]);[.D135];[.B135]) &amp; IF(ISBLANK([.D135]);&quot;---&quot;;[.D135]) &amp; [.C135]" office:value-type="string" office:string-value="ldr---Directeur de laboratoire" calcext:value-type="string">
            <text:p>ldr---Directeur de laboratoire</text:p>
          </table:table-cell>
          <table:table-cell office:value-type="string" calcext:value-type="string">
            <text:p>ldr</text:p>
          </table:table-cell>
          <table:table-cell office:value-type="string" calcext:value-type="string">
            <text:p>Directeur de laboratoire</text:p>
          </table:table-cell>
          <table:table-cell table:number-columns-repeated="4"/>
          <table:table-cell office:value-type="string" calcext:value-type="string">
            <text:p>Terme utilisé pour désigner toute personne ou tout organisme qui gère ou supervise le travail accompli dans un milieu ou un environnement contrôlé.</text:p>
          </table:table-cell>
          <table:table-cell table:number-columns-repeated="1016"/>
        </table:table-row>
        <table:table-row table:style-name="ro2">
          <table:table-cell table:formula="of:=IF(ISBLANK([.B136]);[.D136];[.B136]) &amp; IF(ISBLANK([.D136]);&quot;---&quot;;[.D136]) &amp; [.C136]" office:value-type="string" office:string-value="ldrldrDirecteur de lab" calcext:value-type="string">
            <text:p>ldrldrDirecteur de lab</text:p>
          </table:table-cell>
          <table:table-cell/>
          <table:table-cell office:value-type="string" calcext:value-type="string">
            <text:p>Directeur de lab</text:p>
          </table:table-cell>
          <table:table-cell office:value-type="string" calcext:value-type="string">
            <text:p>ldr</text:p>
          </table:table-cell>
          <table:table-cell table:number-columns-repeated="1020"/>
        </table:table-row>
        <table:table-row table:style-name="ro2">
          <table:table-cell table:formula="of:=IF(ISBLANK([.B137]);[.D137];[.B137]) &amp; IF(ISBLANK([.D137]);&quot;---&quot;;[.D137]) &amp; [.C137]" office:value-type="string" office:string-value="ldrldrLab, Directeur de" calcext:value-type="string">
            <text:p>ldrldrLab, Directeur de</text:p>
          </table:table-cell>
          <table:table-cell/>
          <table:table-cell office:value-type="string" calcext:value-type="string">
            <text:p>Lab, Directeur de</text:p>
          </table:table-cell>
          <table:table-cell office:value-type="string" calcext:value-type="string">
            <text:p>ldr</text:p>
          </table:table-cell>
          <table:table-cell table:number-columns-repeated="1020"/>
        </table:table-row>
        <table:table-row table:style-name="ro9">
          <table:table-cell table:formula="of:=IF(ISBLANK([.B138]);[.D138];[.B138]) &amp; IF(ISBLANK([.D138]);&quot;---&quot;;[.D138]) &amp; [.C138]" office:value-type="string" office:string-value="led---Chef" calcext:value-type="string">
            <text:p>led---Chef</text:p>
          </table:table-cell>
          <table:table-cell office:value-type="string" calcext:value-type="string">
            <text:p>led</text:p>
          </table:table-cell>
          <table:table-cell office:value-type="string" calcext:value-type="string">
            <text:p>Chef</text:p>
          </table:table-cell>
          <table:table-cell table:number-columns-repeated="4"/>
          <table:table-cell office:value-type="string" calcext:value-type="string">
            <text:p>Terme utilisé pour désigner toute personne ou tout organisme prenant la responsabilité principale d'une activité particulière ou d'un engagement. Utiliser avec un autre terme ou code de relation afin de démontrer l'importance du rôle particulier que possède cette personne ou organisme. Lorsque plusieurs termes pointent vers une vedette, utilisez la relation « Chef » seulement si elle s'applique à toutes les relations.</text:p>
          </table:table-cell>
          <table:table-cell table:number-columns-repeated="1016"/>
        </table:table-row>
        <table:table-row table:style-name="ro8">
          <table:table-cell table:formula="of:=IF(ISBLANK([.B139]);[.D139];[.B139]) &amp; IF(ISBLANK([.D139]);&quot;---&quot;;[.D139]) &amp; [.C139]" office:value-type="string" office:string-value="lee---Partie adverse-intimé" calcext:value-type="string">
            <text:p>lee---Partie adverse-intimé</text:p>
          </table:table-cell>
          <table:table-cell office:value-type="string" calcext:value-type="string">
            <text:p>lee</text:p>
          </table:table-cell>
          <table:table-cell office:value-type="string" calcext:value-type="string">
            <text:p>Partie adverse-intimé</text:p>
          </table:table-cell>
          <table:table-cell table:number-columns-repeated="4"/>
          <table:table-cell office:value-type="string" calcext:value-type="string">
            <text:p>Terme utilisé pour désigner la partie adverse que vise un appel interjeté à l'égard de la décision d'un tribunal ecclésiastique ou maritime, en vue de son infirmation, devant une instance supérieure.</text:p>
          </table:table-cell>
          <table:table-cell table:number-columns-repeated="1016"/>
        </table:table-row>
        <table:table-row table:style-name="ro6">
          <table:table-cell table:formula="of:=IF(ISBLANK([.B140]);[.D140];[.B140]) &amp; IF(ISBLANK([.D140]);&quot;---&quot;;[.D140]) &amp; [.C140]" office:value-type="string" office:string-value="lel---Partie adverse" calcext:value-type="string">
            <text:p>lel---Partie adverse</text:p>
          </table:table-cell>
          <table:table-cell office:value-type="string" calcext:value-type="string">
            <text:p>lel</text:p>
          </table:table-cell>
          <table:table-cell office:value-type="string" calcext:value-type="string">
            <text:p>Partie adverse</text:p>
          </table:table-cell>
          <table:table-cell table:number-columns-repeated="4"/>
          <table:table-cell office:value-type="string" calcext:value-type="string">
            <text:p>Terme utilisé pour désigner la partie visée par l'acte introductif d'instance dont est saisi un tribunal ecclésiastique ou une cour de l'Amirauté.</text:p>
          </table:table-cell>
          <table:table-cell table:number-columns-repeated="1016"/>
        </table:table-row>
        <table:table-row table:style-name="ro6">
          <table:table-cell table:formula="of:=IF(ISBLANK([.B141]);[.D141];[.B141]) &amp; IF(ISBLANK([.D141]);&quot;---&quot;;[.D141]) &amp; [.C141]" office:value-type="string" office:string-value="len---Prêteur" calcext:value-type="string">
            <text:p>len---Prêteur</text:p>
          </table:table-cell>
          <table:table-cell office:value-type="string" calcext:value-type="string">
            <text:p>len</text:p>
          </table:table-cell>
          <table:table-cell office:value-type="string" calcext:value-type="string">
            <text:p>Prêteur</text:p>
          </table:table-cell>
          <table:table-cell table:number-columns-repeated="4"/>
          <table:table-cell office:value-type="string" calcext:value-type="string">
            <text:p>Terme utilisé pour désigner toute personne ou tout organisme autorisant l'emprunt d'un livre, manuscrit, etc. pour le photocopier ou le microfilmer.</text:p>
          </table:table-cell>
          <table:table-cell table:number-columns-repeated="1016"/>
        </table:table-row>
        <table:table-row table:style-name="ro6">
          <table:table-cell table:formula="of:=IF(ISBLANK([.B142]);[.D142];[.B142]) &amp; IF(ISBLANK([.D142]);&quot;---&quot;;[.D142]) &amp; [.C142]" office:value-type="string" office:string-value="let---Partie adverse-appelant" calcext:value-type="string">
            <text:p>let---Partie adverse-appelant</text:p>
          </table:table-cell>
          <table:table-cell office:value-type="string" calcext:value-type="string">
            <text:p>let</text:p>
          </table:table-cell>
          <table:table-cell office:value-type="string" calcext:value-type="string">
            <text:p>Partie adverse-appelant</text:p>
          </table:table-cell>
          <table:table-cell table:number-columns-repeated="4"/>
          <table:table-cell office:value-type="string" calcext:value-type="string">
            <text:p>Terme utilisé pour désigner la partie adverse qui en appelle de la décision d'un tribunal ecclésiastique ou maritime, en vue de son infirmation, devant une instance supérieure.</text:p>
          </table:table-cell>
          <table:table-cell table:number-columns-repeated="1016"/>
        </table:table-row>
        <table:table-row table:style-name="ro6">
          <table:table-cell table:formula="of:=IF(ISBLANK([.B143]);[.D143];[.B143]) &amp; IF(ISBLANK([.D143]);&quot;---&quot;;[.D143]) &amp; [.C143]" office:value-type="string" office:string-value="lgd---Éclairagiste" calcext:value-type="string">
            <text:p>lgd---Éclairagiste</text:p>
          </table:table-cell>
          <table:table-cell office:value-type="string" calcext:value-type="string">
            <text:p>lgd</text:p>
          </table:table-cell>
          <table:table-cell office:value-type="string" calcext:value-type="string">
            <text:p>Éclairagiste</text:p>
          </table:table-cell>
          <table:table-cell table:number-columns-repeated="4"/>
          <table:table-cell office:value-type="string" calcext:value-type="string">
            <text:p>Terme utilisé pour désigner toute personne ou tout organisme qui confectionne le plan de l'éclairage pour une présentation théâtrale, un spectacle, un film, etc.</text:p>
          </table:table-cell>
          <table:table-cell table:number-columns-repeated="1016"/>
        </table:table-row>
        <table:table-row table:style-name="ro8">
          <table:table-cell table:formula="of:=IF(ISBLANK([.B144]);[.D144];[.B144]) &amp; IF(ISBLANK([.D144]);&quot;---&quot;;[.D144]) &amp; [.C144]" office:value-type="string" office:string-value="lie---Requérant-intimé" calcext:value-type="string">
            <text:p>lie---Requérant-intimé</text:p>
          </table:table-cell>
          <table:table-cell office:value-type="string" calcext:value-type="string">
            <text:p>lie</text:p>
          </table:table-cell>
          <table:table-cell office:value-type="string" calcext:value-type="string">
            <text:p>Requérant-intimé</text:p>
          </table:table-cell>
          <table:table-cell table:number-columns-repeated="4"/>
          <table:table-cell office:value-type="string" calcext:value-type="string">
            <text:p>Terme utilisé pour désigner le requérant que vise un appel interjeté à l'égard de la décision d'un tribunal ecclésiastique ou maritime, en vue de son infirmation, devant une instance supérieure.</text:p>
          </table:table-cell>
          <table:table-cell table:number-columns-repeated="1016"/>
        </table:table-row>
        <table:table-row table:style-name="ro6">
          <table:table-cell table:formula="of:=IF(ISBLANK([.B145]);[.D145];[.B145]) &amp; IF(ISBLANK([.D145]);&quot;---&quot;;[.D145]) &amp; [.C145]" office:value-type="string" office:string-value="lil---Requérant" calcext:value-type="string">
            <text:p>lil---Requérant</text:p>
          </table:table-cell>
          <table:table-cell office:value-type="string" calcext:value-type="string">
            <text:p>lil</text:p>
          </table:table-cell>
          <table:table-cell office:value-type="string" calcext:value-type="string">
            <text:p>Requérant</text:p>
          </table:table-cell>
          <table:table-cell table:number-columns-repeated="4"/>
          <table:table-cell office:value-type="string" calcext:value-type="string">
            <text:p>Terme utilisé pour désigner la partie qui produit un libelle dans une affaire ecclésiastique ou relative à l'amirauté.</text:p>
          </table:table-cell>
          <table:table-cell table:number-columns-repeated="1016"/>
        </table:table-row>
        <table:table-row table:style-name="ro6">
          <table:table-cell table:formula="of:=IF(ISBLANK([.B146]);[.D146];[.B146]) &amp; IF(ISBLANK([.D146]);&quot;---&quot;;[.D146]) &amp; [.C146]" office:value-type="string" office:string-value="lit---Requérant-appelant" calcext:value-type="string">
            <text:p>lit---Requérant-appelant</text:p>
          </table:table-cell>
          <table:table-cell office:value-type="string" calcext:value-type="string">
            <text:p>lit</text:p>
          </table:table-cell>
          <table:table-cell office:value-type="string" calcext:value-type="string">
            <text:p>Requérant-appelant</text:p>
          </table:table-cell>
          <table:table-cell table:number-columns-repeated="4"/>
          <table:table-cell office:value-type="string" calcext:value-type="string">
            <text:p>Terme utilisé pour désigner le requérant qui en appelle de la décision d'un tribunal ecclésiastique ou maritime, en vue de son infirmation, devant une instance supérieure.</text:p>
          </table:table-cell>
          <table:table-cell table:number-columns-repeated="1016"/>
        </table:table-row>
        <table:table-row table:style-name="ro8">
          <table:table-cell table:formula="of:=IF(ISBLANK([.B147]);[.D147];[.B147]) &amp; IF(ISBLANK([.D147]);&quot;---&quot;;[.D147]) &amp; [.C147]" office:value-type="string" office:string-value="lsa---Architecte-paysagiste" calcext:value-type="string">
            <text:p>lsa---Architecte-paysagiste</text:p>
          </table:table-cell>
          <table:table-cell office:value-type="string" calcext:value-type="string">
            <text:p>lsa</text:p>
          </table:table-cell>
          <table:table-cell office:value-type="string" calcext:value-type="string">
            <text:p>Architecte-paysagiste</text:p>
          </table:table-cell>
          <table:table-cell table:number-columns-repeated="4"/>
          <table:table-cell office:value-type="string" calcext:value-type="string">
            <text:p>Terme utilisé pour désigner une personne ou un organisme dont les tâches consistent à coordonner l'aménagement d'un terrain ainsi que les structures existantes ou proposées.</text:p>
          </table:table-cell>
          <table:table-cell table:number-columns-repeated="1016"/>
        </table:table-row>
        <table:table-row table:style-name="ro6">
          <table:table-cell table:formula="of:=IF(ISBLANK([.B148]);[.D148];[.B148]) &amp; IF(ISBLANK([.D148]);&quot;---&quot;;[.D148]) &amp; [.C148]" office:value-type="string" office:string-value="lse---Porteur de licence" calcext:value-type="string">
            <text:p>lse---Porteur de licence</text:p>
          </table:table-cell>
          <table:table-cell office:value-type="string" calcext:value-type="string">
            <text:p>lse</text:p>
          </table:table-cell>
          <table:table-cell office:value-type="string" calcext:value-type="string">
            <text:p>Porteur de licence</text:p>
          </table:table-cell>
          <table:table-cell table:number-columns-repeated="4"/>
          <table:table-cell office:value-type="string" calcext:value-type="string">
            <text:p>Terme utilisé pour désigner la première personne qui obtient le droit d'imprimer ou de publier.</text:p>
          </table:table-cell>
          <table:table-cell table:number-columns-repeated="1016"/>
        </table:table-row>
        <table:table-row table:style-name="ro2">
          <table:table-cell table:formula="of:=IF(ISBLANK([.B149]);[.D149];[.B149]) &amp; IF(ISBLANK([.D149]);&quot;---&quot;;[.D149]) &amp; [.C149]" office:value-type="string" office:string-value="lselseLicence, Preneur de" calcext:value-type="string">
            <text:p>lselseLicence, Preneur de</text:p>
          </table:table-cell>
          <table:table-cell/>
          <table:table-cell office:value-type="string" calcext:value-type="string">
            <text:p>Licence, Preneur de</text:p>
          </table:table-cell>
          <table:table-cell office:value-type="string" calcext:value-type="string">
            <text:p>lse</text:p>
          </table:table-cell>
          <table:table-cell table:number-columns-repeated="1020"/>
        </table:table-row>
        <table:table-row table:style-name="ro2">
          <table:table-cell table:formula="of:=IF(ISBLANK([.B150]);[.D150];[.B150]) &amp; IF(ISBLANK([.D150]);&quot;---&quot;;[.D150]) &amp; [.C150]" office:value-type="string" office:string-value="lso---Donneur de licence" calcext:value-type="string">
            <text:p>lso---Donneur de licence</text:p>
          </table:table-cell>
          <table:table-cell office:value-type="string" calcext:value-type="string">
            <text:p>lso</text:p>
          </table:table-cell>
          <table:table-cell office:value-type="string" calcext:value-type="string">
            <text:p>Donneur de licence</text:p>
          </table:table-cell>
          <table:table-cell table:number-columns-repeated="4"/>
          <table:table-cell office:value-type="string" calcext:value-type="string">
            <text:p>Terme utilisé pour désigner le signataire d'un brevet, d'un imprimatur, etc.</text:p>
          </table:table-cell>
          <table:table-cell table:number-columns-repeated="1016"/>
        </table:table-row>
        <table:table-row table:style-name="ro2">
          <table:table-cell table:formula="of:=IF(ISBLANK([.B151]);[.D151];[.B151]) &amp; IF(ISBLANK([.D151]);&quot;---&quot;;[.D151]) &amp; [.C151]" office:value-type="string" office:string-value="lsolsoImprimatur" calcext:value-type="string">
            <text:p>lsolsoImprimatur</text:p>
          </table:table-cell>
          <table:table-cell/>
          <table:table-cell office:value-type="string" calcext:value-type="string">
            <text:p>Imprimatur</text:p>
          </table:table-cell>
          <table:table-cell office:value-type="string" calcext:value-type="string">
            <text:p>lso</text:p>
          </table:table-cell>
          <table:table-cell table:number-columns-repeated="1020"/>
        </table:table-row>
        <table:table-row table:style-name="ro2">
          <table:table-cell table:formula="of:=IF(ISBLANK([.B152]);[.D152];[.B152]) &amp; IF(ISBLANK([.D152]);&quot;---&quot;;[.D152]) &amp; [.C152]" office:value-type="string" office:string-value="lsolsoLicence, Donneur de" calcext:value-type="string">
            <text:p>lsolsoLicence, Donneur de</text:p>
          </table:table-cell>
          <table:table-cell/>
          <table:table-cell office:value-type="string" calcext:value-type="string">
            <text:p>Licence, Donneur de</text:p>
          </table:table-cell>
          <table:table-cell office:value-type="string" calcext:value-type="string">
            <text:p>lso</text:p>
          </table:table-cell>
          <table:table-cell table:number-columns-repeated="1020"/>
        </table:table-row>
        <table:table-row table:style-name="ro8">
          <table:table-cell table:formula="of:=IF(ISBLANK([.B153]);[.D153];[.B153]) &amp; IF(ISBLANK([.D153]);&quot;---&quot;;[.D153]) &amp; [.C153]" office:value-type="string" office:string-value="ltg---Lithographe" calcext:value-type="string">
            <text:p>ltg---Lithographe</text:p>
          </table:table-cell>
          <table:table-cell office:value-type="string" calcext:value-type="string">
            <text:p>ltg</text:p>
          </table:table-cell>
          <table:table-cell office:value-type="string" calcext:value-type="string">
            <text:p>Lithographe</text:p>
          </table:table-cell>
          <table:table-cell table:number-columns-repeated="4"/>
          <table:table-cell office:value-type="string" calcext:value-type="string">
            <text:p>Terme utilisé pour désigner toute personne qui apprête la pierre ou la planche en vue d'une impression lithographique y compris le graphiste qui exécute un dessin en travaillant directement sur la surface à imprimer.</text:p>
          </table:table-cell>
          <table:table-cell table:number-columns-repeated="1016"/>
        </table:table-row>
        <table:table-row table:style-name="ro2">
          <table:table-cell table:formula="of:=IF(ISBLANK([.B154]);[.D154];[.B154]) &amp; IF(ISBLANK([.D154]);&quot;---&quot;;[.D154]) &amp; [.C154]" office:value-type="string" office:string-value="lyr---Parolier" calcext:value-type="string">
            <text:p>lyr---Parolier</text:p>
          </table:table-cell>
          <table:table-cell office:value-type="string" calcext:value-type="string">
            <text:p>lyr</text:p>
          </table:table-cell>
          <table:table-cell office:value-type="string" calcext:value-type="string">
            <text:p>Parolier</text:p>
          </table:table-cell>
          <table:table-cell table:number-columns-repeated="4"/>
          <table:table-cell office:value-type="string" calcext:value-type="string">
            <text:p>Terme utilisé pour désigner l'auteur des paroles d'une chanson.</text:p>
          </table:table-cell>
          <table:table-cell table:number-columns-repeated="1016"/>
        </table:table-row>
        <table:table-row table:style-name="ro6">
          <table:table-cell table:formula="of:=IF(ISBLANK([.B155]);[.D155];[.B155]) &amp; IF(ISBLANK([.D155]);&quot;---&quot;;[.D155]) &amp; [.C155]" office:value-type="string" office:string-value="mcp---Copiste de musique" calcext:value-type="string">
            <text:p>mcp---Copiste de musique</text:p>
          </table:table-cell>
          <table:table-cell office:value-type="string" calcext:value-type="string">
            <text:p>mcp</text:p>
          </table:table-cell>
          <table:table-cell office:value-type="string" calcext:value-type="string">
            <text:p>Copiste de musique</text:p>
          </table:table-cell>
          <table:table-cell table:number-columns-repeated="4"/>
          <table:table-cell office:value-type="string" calcext:value-type="string">
            <text:p>Terme utilisé pour désigner toute personne qui transcrit ou copie des notations musicales.</text:p>
          </table:table-cell>
          <table:table-cell table:number-columns-repeated="1016"/>
        </table:table-row>
        <table:table-row table:style-name="ro8">
          <table:table-cell table:formula="of:=IF(ISBLANK([.B156]);[.D156];[.B156]) &amp; IF(ISBLANK([.D156]);&quot;---&quot;;[.D156]) &amp; [.C156]" office:value-type="string" office:string-value="mdc---Agent de liaison sur les métadonnées" calcext:value-type="string">
            <text:p>mdc---Agent de liaison sur les métadonnées</text:p>
          </table:table-cell>
          <table:table-cell office:value-type="string" calcext:value-type="string">
            <text:p>mdc</text:p>
          </table:table-cell>
          <table:table-cell office:value-type="string" calcext:value-type="string">
            <text:p>Agent de liaison sur les métadonnées</text:p>
          </table:table-cell>
          <table:table-cell table:number-columns-repeated="4"/>
          <table:table-cell office:value-type="string" calcext:value-type="string">
            <text:p>Terme utilisé pour désigner toute personne ou tout organisme responsable de la compilation et de la mise à jour de la description d'origine de l'ensemble de métadonnées.</text:p>
          </table:table-cell>
          <table:table-cell table:number-columns-repeated="1016"/>
        </table:table-row>
        <table:table-row table:style-name="ro6">
          <table:table-cell table:formula="of:=IF(ISBLANK([.B157]);[.D157];[.B157]) &amp; IF(ISBLANK([.D157]);&quot;---&quot;;[.D157]) &amp; [.C157]" office:value-type="string" office:string-value="mdcmdcMétadonnées, Agent de liaison sur les" calcext:value-type="string">
            <text:p>mdcmdcMétadonnées, Agent de liaison sur les</text:p>
          </table:table-cell>
          <table:table-cell/>
          <table:table-cell office:value-type="string" calcext:value-type="string">
            <text:p>Métadonnées, Agent de liaison sur les</text:p>
          </table:table-cell>
          <table:table-cell office:value-type="string" calcext:value-type="string">
            <text:p>mdc</text:p>
          </table:table-cell>
          <table:table-cell table:number-columns-repeated="1020"/>
        </table:table-row>
        <table:table-row table:style-name="ro8">
          <table:table-cell table:formula="of:=IF(ISBLANK([.B158]);[.D158];[.B158]) &amp; IF(ISBLANK([.D158]);&quot;---&quot;;[.D158]) &amp; [.C158]" office:value-type="string" office:string-value="mfr---Fabricant" calcext:value-type="string">
            <text:p>mfr---Fabricant</text:p>
          </table:table-cell>
          <table:table-cell office:value-type="string" calcext:value-type="string">
            <text:p>mfr</text:p>
          </table:table-cell>
          <table:table-cell office:value-type="string" calcext:value-type="string">
            <text:p>Fabricant</text:p>
          </table:table-cell>
          <table:table-cell table:number-columns-repeated="4"/>
          <table:table-cell office:value-type="string" calcext:value-type="string">
            <text:p>Terme utilisé pour désigner toute personne ou tout organisme qui effectue un travail artéfactuel (un objet produit ou modifié par une ou plusieurs personnes). Des exemples d'œuvres artéfactuelles comprennent des vases, des canons ou du mobilier.</text:p>
          </table:table-cell>
          <table:table-cell table:number-columns-repeated="1016"/>
        </table:table-row>
        <table:table-row table:style-name="ro2">
          <table:table-cell table:formula="of:=IF(ISBLANK([.B159]);[.D159];[.B159]) &amp; IF(ISBLANK([.D159]);&quot;---&quot;;[.D159]) &amp; [.C159]" office:value-type="string" office:string-value="mkemrkBaliseur de données" calcext:value-type="string">
            <text:p>mkemrkBaliseur de données</text:p>
          </table:table-cell>
          <table:table-cell office:value-type="string" calcext:value-type="string">
            <text:p>mke</text:p>
          </table:table-cell>
          <table:table-cell office:value-type="string" calcext:value-type="string">
            <text:p>Baliseur de données</text:p>
          </table:table-cell>
          <table:table-cell office:value-type="string" calcext:value-type="string">
            <text:p>mrk</text:p>
          </table:table-cell>
          <table:table-cell table:number-columns-repeated="1020"/>
        </table:table-row>
        <table:table-row table:style-name="ro8">
          <table:table-cell table:formula="of:=IF(ISBLANK([.B160]);[.D160];[.B160]) &amp; IF(ISBLANK([.D160]);&quot;---&quot;;[.D160]) &amp; [.C160]" office:value-type="string" office:string-value="mod---Animateur de débat" calcext:value-type="string">
            <text:p>mod---Animateur de débat</text:p>
          </table:table-cell>
          <table:table-cell office:value-type="string" calcext:value-type="string">
            <text:p>mod</text:p>
          </table:table-cell>
          <table:table-cell office:value-type="string" calcext:value-type="string">
            <text:p>Animateur de débat</text:p>
          </table:table-cell>
          <table:table-cell table:number-columns-repeated="4"/>
          <table:table-cell office:value-type="string" calcext:value-type="string">
            <text:p>Terme utilisé pour désigner toute personne qui anime une émission où l'on discute de différents sujets, généralement avec la participation d'experts provenant de domaines reliés au sujet de discussion et qui est souvent diffusé.</text:p>
          </table:table-cell>
          <table:table-cell table:number-columns-repeated="1016"/>
        </table:table-row>
        <table:table-row table:style-name="ro8">
          <table:table-cell table:formula="of:=IF(ISBLANK([.B161]);[.D161];[.B161]) &amp; IF(ISBLANK([.D161]);&quot;---&quot;;[.D161]) &amp; [.C161]" office:value-type="string" office:string-value="mon---Moniteur" calcext:value-type="string">
            <text:p>mon---Moniteur</text:p>
          </table:table-cell>
          <table:table-cell office:value-type="string" calcext:value-type="string">
            <text:p>mon</text:p>
          </table:table-cell>
          <table:table-cell office:value-type="string" calcext:value-type="string">
            <text:p>Moniteur</text:p>
          </table:table-cell>
          <table:table-cell table:number-columns-repeated="4"/>
          <table:table-cell office:value-type="string" calcext:value-type="string">
            <text:p>Terme utilisé pour désigner toute personne ou tout organisme qui supervise l'exécution du contrat et qui est responsable du rapport et de sa diffusion. S'appelle parfois le concessionnaire ou l'organisme de contrôle.</text:p>
          </table:table-cell>
          <table:table-cell table:number-columns-repeated="1016"/>
        </table:table-row>
        <table:table-row table:style-name="ro6">
          <table:table-cell table:formula="of:=IF(ISBLANK([.B162]);[.D162];[.B162]) &amp; IF(ISBLANK([.D162]);&quot;---&quot;;[.D162]) &amp; [.C162]" office:value-type="string" office:string-value="mrk---Éditeur de langage balisé" calcext:value-type="string">
            <text:p>mrk---Éditeur de langage balisé</text:p>
          </table:table-cell>
          <table:table-cell office:value-type="string" calcext:value-type="string">
            <text:p>mrk</text:p>
          </table:table-cell>
          <table:table-cell office:value-type="string" calcext:value-type="string">
            <text:p>Éditeur de langage balisé</text:p>
          </table:table-cell>
          <table:table-cell table:number-columns-repeated="4"/>
          <table:table-cell office:value-type="string" calcext:value-type="string">
            <text:p>Terme utilisé pour désigner toute personne ou tout organisme qui effectue le codage de texte, de métadonnées ou autre document en SGML, HTML ou en XML.</text:p>
          </table:table-cell>
          <table:table-cell table:number-columns-repeated="1016"/>
        </table:table-row>
        <table:table-row table:style-name="ro2">
          <table:table-cell table:formula="of:=IF(ISBLANK([.B163]);[.D163];[.B163]) &amp; IF(ISBLANK([.D163]);&quot;---&quot;;[.D163]) &amp; [.C163]" office:value-type="string" office:string-value="mrkmrkLangage balisé, Éditeur de" calcext:value-type="string">
            <text:p>mrkmrkLangage balisé, Éditeur de</text:p>
          </table:table-cell>
          <table:table-cell/>
          <table:table-cell office:value-type="string" calcext:value-type="string">
            <text:p>Langage balisé, Éditeur de</text:p>
          </table:table-cell>
          <table:table-cell office:value-type="string" calcext:value-type="string">
            <text:p>mrk</text:p>
          </table:table-cell>
          <table:table-cell table:number-columns-repeated="1020"/>
        </table:table-row>
        <table:table-row table:style-name="ro9">
          <table:table-cell table:formula="of:=IF(ISBLANK([.B164]);[.D164];[.B164]) &amp; IF(ISBLANK([.D164]);&quot;---&quot;;[.D164]) &amp; [.C164]" office:value-type="string" office:string-value="msd---Directeur musical" calcext:value-type="string">
            <text:p>msd---Directeur musical</text:p>
          </table:table-cell>
          <table:table-cell office:value-type="string" calcext:value-type="string">
            <text:p>msd</text:p>
          </table:table-cell>
          <table:table-cell office:value-type="string" calcext:value-type="string">
            <text:p>Directeur musical</text:p>
          </table:table-cell>
          <table:table-cell table:number-columns-repeated="4"/>
          <table:table-cell office:value-type="string" calcext:value-type="string">
            <text:p>Terme utilisé pour désigner toute personne responsable des décisions essentielles concernant le volet musical d'une production incluant la coordination du travail du compositeur, du monteur de son, du preneur de son, du choix des musiciens ainsi que l'organisation et dans certains cas s'occuper de la sonorisation aux répétitions et aux spectacles.</text:p>
          </table:table-cell>
          <table:table-cell table:number-columns-repeated="1016"/>
        </table:table-row>
        <table:table-row table:style-name="ro2">
          <table:table-cell table:formula="of:=IF(ISBLANK([.B165]);[.D165];[.B165]) &amp; IF(ISBLANK([.D165]);&quot;---&quot;;[.D165]) &amp; [.C165]" office:value-type="string" office:string-value="mte---Graveur sur métal" calcext:value-type="string">
            <text:p>mte---Graveur sur métal</text:p>
          </table:table-cell>
          <table:table-cell office:value-type="string" calcext:value-type="string">
            <text:p>mte</text:p>
          </table:table-cell>
          <table:table-cell office:value-type="string" calcext:value-type="string">
            <text:p>Graveur sur métal</text:p>
          </table:table-cell>
          <table:table-cell table:number-columns-repeated="1021"/>
        </table:table-row>
        <table:table-row table:style-name="ro2">
          <table:table-cell table:formula="of:=IF(ISBLANK([.B166]);[.D166];[.B166]) &amp; IF(ISBLANK([.D166]);&quot;---&quot;;[.D166]) &amp; [.C166]" office:value-type="string" office:string-value="mtemteMétal, Graveur sur" calcext:value-type="string">
            <text:p>mtemteMétal, Graveur sur</text:p>
          </table:table-cell>
          <table:table-cell/>
          <table:table-cell office:value-type="string" calcext:value-type="string">
            <text:p>Métal, Graveur sur</text:p>
          </table:table-cell>
          <table:table-cell office:value-type="string" calcext:value-type="string">
            <text:p>mte</text:p>
          </table:table-cell>
          <table:table-cell table:number-columns-repeated="1020"/>
        </table:table-row>
        <table:table-row table:style-name="ro8">
          <table:table-cell table:formula="of:=IF(ISBLANK([.B167]);[.D167];[.B167]) &amp; IF(ISBLANK([.D167]);&quot;---&quot;;[.D167]) &amp; [.C167]" office:value-type="string" office:string-value="mus---Musicien" calcext:value-type="string">
            <text:p>mus---Musicien</text:p>
          </table:table-cell>
          <table:table-cell office:value-type="string" calcext:value-type="string">
            <text:p>mus</text:p>
          </table:table-cell>
          <table:table-cell office:value-type="string" calcext:value-type="string">
            <text:p>Musicien</text:p>
          </table:table-cell>
          <table:table-cell table:number-columns-repeated="4"/>
          <table:table-cell office:value-type="string" calcext:value-type="string">
            <text:p>Terme utilisé pour désigner toute personne qui joue de la musique ou qui contribue au contenu musical d'une œuvre lorsqu'il est impossible ou qu'il n'est pas souhaitable d'indiquer la fonction de manière plus précise</text:p>
          </table:table-cell>
          <table:table-cell table:number-columns-repeated="1016"/>
        </table:table-row>
        <table:table-row table:style-name="ro6">
          <table:table-cell table:formula="of:=IF(ISBLANK([.B168]);[.D168];[.B168]) &amp; IF(ISBLANK([.D168]);&quot;---&quot;;[.D168]) &amp; [.C168]" office:value-type="string" office:string-value="nrt---Narrateur" calcext:value-type="string">
            <text:p>nrt---Narrateur</text:p>
          </table:table-cell>
          <table:table-cell office:value-type="string" calcext:value-type="string">
            <text:p>nrt</text:p>
          </table:table-cell>
          <table:table-cell office:value-type="string" calcext:value-type="string">
            <text:p>Narrateur</text:p>
          </table:table-cell>
          <table:table-cell table:number-columns-repeated="4"/>
          <table:table-cell office:value-type="string" calcext:value-type="string">
            <text:p>Terme utilisé pour désigner toute personne qui relate les détails d'un acte, d'un événement ou d'une suite d'événements.</text:p>
          </table:table-cell>
          <table:table-cell table:number-columns-repeated="1016"/>
        </table:table-row>
        <table:table-row table:style-name="ro6">
          <table:table-cell table:formula="of:=IF(ISBLANK([.B169]);[.D169];[.B169]) &amp; IF(ISBLANK([.D169]);&quot;---&quot;;[.D169]) &amp; [.C169]" office:value-type="string" office:string-value="opn---Opposant" calcext:value-type="string">
            <text:p>opn---Opposant</text:p>
          </table:table-cell>
          <table:table-cell office:value-type="string" calcext:value-type="string">
            <text:p>opn</text:p>
          </table:table-cell>
          <table:table-cell office:value-type="string" calcext:value-type="string">
            <text:p>Opposant</text:p>
          </table:table-cell>
          <table:table-cell table:number-columns-repeated="4"/>
          <table:table-cell office:value-type="string" calcext:value-type="string">
            <text:p>Terme utilisé pour désigner toute personne ou tout organisme dont la tâche consiste à s'opposer à une thèse ou un mémoire.</text:p>
          </table:table-cell>
          <table:table-cell table:number-columns-repeated="1016"/>
        </table:table-row>
        <table:table-row table:style-name="ro7">
          <table:table-cell table:formula="of:=IF(ISBLANK([.B170]);[.D170];[.B170]) &amp; IF(ISBLANK([.D170]);&quot;---&quot;;[.D170]) &amp; [.C170]" office:value-type="string" office:string-value="org---Initiateur" calcext:value-type="string">
            <text:p>org---Initiateur</text:p>
          </table:table-cell>
          <table:table-cell office:value-type="string" calcext:value-type="string">
            <text:p>org</text:p>
          </table:table-cell>
          <table:table-cell office:value-type="string" calcext:value-type="string">
            <text:p>Initiateur</text:p>
          </table:table-cell>
          <table:table-cell table:number-columns-repeated="4"/>
          <table:table-cell office:value-type="string" calcext:value-type="string">
            <text:p>Terme utilisé pour désigner toute personne ou tout organisme qui exécutent le travail, c'est-à-dire une personne ou collectivité qui est associée au contenu intellectuel de l'œuvre. Cette catégorie n'inclut pas l'éditeur ou autres affiliations, ou les commanditaires sauf dans le cas ou il sont considérés en tant qu'auteurs collectifs.</text:p>
          </table:table-cell>
          <table:table-cell table:number-columns-repeated="1016"/>
        </table:table-row>
        <table:table-row table:style-name="ro2">
          <table:table-cell table:formula="of:=IF(ISBLANK([.B171]);[.D171];[.B171]) &amp; IF(ISBLANK([.D171]);&quot;---&quot;;[.D171]) &amp; [.C171]" office:value-type="string" office:string-value="orgorgChercheur principal" calcext:value-type="string">
            <text:p>orgorgChercheur principal</text:p>
          </table:table-cell>
          <table:table-cell/>
          <table:table-cell office:value-type="string" calcext:value-type="string">
            <text:p>Chercheur principal</text:p>
          </table:table-cell>
          <table:table-cell office:value-type="string" calcext:value-type="string">
            <text:p>org</text:p>
          </table:table-cell>
          <table:table-cell table:number-columns-repeated="1020"/>
        </table:table-row>
        <table:table-row table:style-name="ro2">
          <table:table-cell table:formula="of:=IF(ISBLANK([.B172]);[.D172];[.B172]) &amp; IF(ISBLANK([.D172]);&quot;---&quot;;[.D172]) &amp; [.C172]" office:value-type="string" office:string-value="orgorgEnquêteur" calcext:value-type="string">
            <text:p>orgorgEnquêteur</text:p>
          </table:table-cell>
          <table:table-cell/>
          <table:table-cell office:value-type="string" calcext:value-type="string">
            <text:p>Enquêteur</text:p>
          </table:table-cell>
          <table:table-cell office:value-type="string" calcext:value-type="string">
            <text:p>org</text:p>
          </table:table-cell>
          <table:table-cell table:number-columns-repeated="1020"/>
        </table:table-row>
        <table:table-row table:style-name="ro2">
          <table:table-cell table:formula="of:=IF(ISBLANK([.B173]);[.D173];[.B173]) &amp; IF(ISBLANK([.D173]);&quot;---&quot;;[.D173]) &amp; [.C173]" office:value-type="string" office:string-value="orgorgInstigateur" calcext:value-type="string">
            <text:p>orgorgInstigateur</text:p>
          </table:table-cell>
          <table:table-cell/>
          <table:table-cell office:value-type="string" calcext:value-type="string">
            <text:p>Instigateur</text:p>
          </table:table-cell>
          <table:table-cell office:value-type="string" calcext:value-type="string">
            <text:p>org</text:p>
          </table:table-cell>
          <table:table-cell table:number-columns-repeated="1020"/>
        </table:table-row>
        <table:table-row table:style-name="ro6">
          <table:table-cell table:formula="of:=IF(ISBLANK([.B174]);[.D174];[.B174]) &amp; IF(ISBLANK([.D174]);&quot;---&quot;;[.D174]) &amp; [.C174]" office:value-type="string" office:string-value="orm---Organisateur de réunion" calcext:value-type="string">
            <text:p>orm---Organisateur de réunion</text:p>
          </table:table-cell>
          <table:table-cell office:value-type="string" calcext:value-type="string">
            <text:p>orm</text:p>
          </table:table-cell>
          <table:table-cell office:value-type="string" calcext:value-type="string">
            <text:p>Organisateur de réunion</text:p>
          </table:table-cell>
          <table:table-cell table:number-columns-repeated="4"/>
          <table:table-cell office:value-type="string" calcext:value-type="string">
            <text:p>Terme utilisé pour désigner la personne ou société chargée d'organiser une réunion dont un point fait l'objet du rapport ou du compte rendu.</text:p>
          </table:table-cell>
          <table:table-cell table:number-columns-repeated="1016"/>
        </table:table-row>
        <table:table-row table:style-name="ro6">
          <table:table-cell table:formula="of:=IF(ISBLANK([.B175]);[.D175];[.B175]) &amp; IF(ISBLANK([.D175]);&quot;---&quot;;[.D175]) &amp; [.C175]" office:value-type="string" office:string-value="oth---Autre" calcext:value-type="string">
            <text:p>oth---Autre</text:p>
          </table:table-cell>
          <table:table-cell office:value-type="string" calcext:value-type="string">
            <text:p>oth</text:p>
          </table:table-cell>
          <table:table-cell office:value-type="string" calcext:value-type="string">
            <text:p>Autre</text:p>
          </table:table-cell>
          <table:table-cell table:number-columns-repeated="4"/>
          <table:table-cell office:value-type="string" calcext:value-type="string">
            <text:p>Terme utilisé pour les codes de relation d'autres formats qui n'ont pas d'équivalents dans le format MARC ou pour les termes auxquels un code n'a pas été attribué.</text:p>
          </table:table-cell>
          <table:table-cell table:number-columns-repeated="1016"/>
        </table:table-row>
        <table:table-row table:style-name="ro6">
          <table:table-cell table:formula="of:=IF(ISBLANK([.B176]);[.D176];[.B176]) &amp; IF(ISBLANK([.D176]);&quot;---&quot;;[.D176]) &amp; [.C176]" office:value-type="string" office:string-value="own---Propriétaire" calcext:value-type="string">
            <text:p>own---Propriétaire</text:p>
          </table:table-cell>
          <table:table-cell office:value-type="string" calcext:value-type="string">
            <text:p>own</text:p>
          </table:table-cell>
          <table:table-cell office:value-type="string" calcext:value-type="string">
            <text:p>Propriétaire</text:p>
          </table:table-cell>
          <table:table-cell table:number-columns-repeated="4"/>
          <table:table-cell office:value-type="string" calcext:value-type="string">
            <text:p>Terme utilisé pour désigner toute personne ou tout organisme à qui appartient un document ou une collection.</text:p>
          </table:table-cell>
          <table:table-cell table:number-columns-repeated="1016"/>
        </table:table-row>
        <table:table-row table:style-name="ro7">
          <table:table-cell table:formula="of:=IF(ISBLANK([.B177]);[.D177];[.B177]) &amp; IF(ISBLANK([.D177]);&quot;---&quot;;[.D177]) &amp; [.C177]" office:value-type="string" office:string-value="pat---Mécène" calcext:value-type="string">
            <text:p>pat---Mécène</text:p>
          </table:table-cell>
          <table:table-cell office:value-type="string" calcext:value-type="string">
            <text:p>pat</text:p>
          </table:table-cell>
          <table:table-cell office:value-type="string" calcext:value-type="string">
            <text:p>Mécène</text:p>
          </table:table-cell>
          <table:table-cell table:number-columns-repeated="4"/>
          <table:table-cell office:value-type="string" calcext:value-type="string">
            <text:p>Terme utilisé pour désigner toute personne ou tout organisme responsable de commander une œuvre. En général, un mécène utilise son influence pour appuyer le travail des artistes, des écrivains, etc. Ce code inclut les personnes qui commandent des œuvres individuelles et qui paient pour ces dernières.</text:p>
          </table:table-cell>
          <table:table-cell table:number-columns-repeated="1016"/>
        </table:table-row>
        <table:table-row table:style-name="ro2">
          <table:table-cell table:formula="of:=IF(ISBLANK([.B178]);[.D178];[.B178]) &amp; IF(ISBLANK([.D178]);&quot;---&quot;;[.D178]) &amp; [.C178]" office:value-type="string" office:string-value="patpatProtecteur" calcext:value-type="string">
            <text:p>patpatProtecteur</text:p>
          </table:table-cell>
          <table:table-cell/>
          <table:table-cell office:value-type="string" calcext:value-type="string">
            <text:p>Protecteur</text:p>
          </table:table-cell>
          <table:table-cell office:value-type="string" calcext:value-type="string">
            <text:p>pat</text:p>
          </table:table-cell>
          <table:table-cell table:number-columns-repeated="1020"/>
        </table:table-row>
        <table:table-row table:style-name="ro8">
          <table:table-cell table:formula="of:=IF(ISBLANK([.B179]);[.D179];[.B179]) &amp; IF(ISBLANK([.D179]);&quot;---&quot;;[.D179]) &amp; [.C179]" office:value-type="string" office:string-value="pbd---Directeur de la publication" calcext:value-type="string">
            <text:p>pbd---Directeur de la publication</text:p>
          </table:table-cell>
          <table:table-cell office:value-type="string" calcext:value-type="string">
            <text:p>pbd</text:p>
          </table:table-cell>
          <table:table-cell office:value-type="string" calcext:value-type="string">
            <text:p>Directeur de la publication</text:p>
          </table:table-cell>
          <table:table-cell table:number-columns-repeated="4"/>
          <table:table-cell office:value-type="string" calcext:value-type="string">
            <text:p>Terme utilisé pour désigner toute personne qui voit à l'élaboration d'une œuvre collective afin de s'assurer de sa cohérence ou de sa continuité. Ce code couvre les rédacteurs en chef, les directeurs d'œuvres littéraires, de collections, etc.</text:p>
          </table:table-cell>
          <table:table-cell table:number-columns-repeated="1016"/>
        </table:table-row>
        <table:table-row table:style-name="ro2">
          <table:table-cell table:formula="of:=IF(ISBLANK([.B180]);[.D180];[.B180]) &amp; IF(ISBLANK([.D180]);&quot;---&quot;;[.D180]) &amp; [.C180]" office:value-type="string" office:string-value="pbl---Éditeur" calcext:value-type="string">
            <text:p>pbl---Éditeur</text:p>
          </table:table-cell>
          <table:table-cell office:value-type="string" calcext:value-type="string">
            <text:p>pbl</text:p>
          </table:table-cell>
          <table:table-cell office:value-type="string" calcext:value-type="string">
            <text:p>Éditeur</text:p>
          </table:table-cell>
          <table:table-cell table:number-columns-repeated="1021"/>
        </table:table-row>
        <table:table-row table:style-name="ro9">
          <table:table-cell table:formula="of:=IF(ISBLANK([.B181]);[.D181];[.B181]) &amp; IF(ISBLANK([.D181]);&quot;---&quot;;[.D181]) &amp; [.C181]" office:value-type="string" office:string-value="pdr---Directeur de projet" calcext:value-type="string">
            <text:p>pdr---Directeur de projet</text:p>
          </table:table-cell>
          <table:table-cell office:value-type="string" calcext:value-type="string">
            <text:p>pdr</text:p>
          </table:table-cell>
          <table:table-cell office:value-type="string" calcext:value-type="string">
            <text:p>Directeur de projet</text:p>
          </table:table-cell>
          <table:table-cell table:number-columns-repeated="4"/>
          <table:table-cell office:value-type="string" calcext:value-type="string">
            <text:p>Terme utilisé pour désigner toute personne ou tout organisme qui a pour responsabilité principale tous les aspects fondamentaux d'un projet. Il peut aussi gérer un très grand projet qui demande des responsabilités d'ordre supérieur. Il peut aussi avoir la responsabilité globale sur la gestion de projets ou donner l'orientation générale au gestionnaire de projet.</text:p>
          </table:table-cell>
          <table:table-cell table:number-columns-repeated="1016"/>
        </table:table-row>
        <table:table-row table:style-name="ro6">
          <table:table-cell table:formula="of:=IF(ISBLANK([.B182]);[.D182];[.B182]) &amp; IF(ISBLANK([.D182]);&quot;---&quot;;[.D182]) &amp; [.C182]" office:value-type="string" office:string-value="pfr---Correcteur d'épreuves" calcext:value-type="string">
            <text:p>pfr---Correcteur d'épreuves</text:p>
          </table:table-cell>
          <table:table-cell office:value-type="string" calcext:value-type="string">
            <text:p>pfr</text:p>
          </table:table-cell>
          <table:table-cell office:value-type="string" calcext:value-type="string">
            <text:p>Correcteur d'épreuves</text:p>
          </table:table-cell>
          <table:table-cell table:number-columns-repeated="4"/>
          <table:table-cell office:value-type="string" calcext:value-type="string">
            <text:p>Terme utilisé pour désigner toute personne qui corrige des textes imprimés. Il faut utiliser le code [crr] Réviseur dans le cas des manuscript.</text:p>
          </table:table-cell>
          <table:table-cell table:number-columns-repeated="1016"/>
        </table:table-row>
        <table:table-row table:style-name="ro2">
          <table:table-cell table:formula="of:=IF(ISBLANK([.B183]);[.D183];[.B183]) &amp; IF(ISBLANK([.D183]);&quot;---&quot;;[.D183]) &amp; [.C183]" office:value-type="string" office:string-value="pfrpfrCorrecteur" calcext:value-type="string">
            <text:p>pfrpfrCorrecteur</text:p>
          </table:table-cell>
          <table:table-cell/>
          <table:table-cell office:value-type="string" calcext:value-type="string">
            <text:p>Correcteur</text:p>
          </table:table-cell>
          <table:table-cell office:value-type="string" calcext:value-type="string">
            <text:p>pfr</text:p>
          </table:table-cell>
          <table:table-cell table:number-columns-repeated="1020"/>
        </table:table-row>
        <table:table-row table:style-name="ro8">
          <table:table-cell table:formula="of:=IF(ISBLANK([.B184]);[.D184];[.B184]) &amp; IF(ISBLANK([.D184]);&quot;---&quot;;[.D184]) &amp; [.C184]" office:value-type="string" office:string-value="pht---Photographe" calcext:value-type="string">
            <text:p>pht---Photographe</text:p>
          </table:table-cell>
          <table:table-cell office:value-type="string" calcext:value-type="string">
            <text:p>pht</text:p>
          </table:table-cell>
          <table:table-cell office:value-type="string" calcext:value-type="string">
            <text:p>Photographe</text:p>
          </table:table-cell>
          <table:table-cell table:number-columns-repeated="4"/>
          <table:table-cell office:value-type="string" calcext:value-type="string">
            <text:p>Terme utilisé pour désigner toute personne ou tout organisme chargée de prendre des photographies, qu'elles soient utilisées dans leurs formes originales ou comme reproductions.</text:p>
          </table:table-cell>
          <table:table-cell table:number-columns-repeated="1016"/>
        </table:table-row>
        <table:table-row table:style-name="ro2">
          <table:table-cell table:formula="of:=IF(ISBLANK([.B185]);[.D185];[.B185]) &amp; IF(ISBLANK([.D185]);&quot;---&quot;;[.D185]) &amp; [.C185]" office:value-type="string" office:string-value="plt---Clicheur" calcext:value-type="string">
            <text:p>plt---Clicheur</text:p>
          </table:table-cell>
          <table:table-cell office:value-type="string" calcext:value-type="string">
            <text:p>plt</text:p>
          </table:table-cell>
          <table:table-cell office:value-type="string" calcext:value-type="string">
            <text:p>Clicheur</text:p>
          </table:table-cell>
          <table:table-cell table:number-columns-repeated="1021"/>
        </table:table-row>
        <table:table-row table:style-name="ro6">
          <table:table-cell table:formula="of:=IF(ISBLANK([.B186]);[.D186];[.B186]) &amp; IF(ISBLANK([.D186]);&quot;---&quot;;[.D186]) &amp; [.C186]" office:value-type="string" office:string-value="pma---Agence de réglementation" calcext:value-type="string">
            <text:p>pma---Agence de réglementation</text:p>
          </table:table-cell>
          <table:table-cell office:value-type="string" calcext:value-type="string">
            <text:p>pma</text:p>
          </table:table-cell>
          <table:table-cell office:value-type="string" calcext:value-type="string">
            <text:p>Agence de réglementation</text:p>
          </table:table-cell>
          <table:table-cell table:number-columns-repeated="4"/>
          <table:table-cell office:value-type="string" calcext:value-type="string">
            <text:p>Terme utilisé pour désigner une source, généralement une agence gouvernementale, qui émet les permis pour lesquels un travail est exécuté.</text:p>
          </table:table-cell>
          <table:table-cell table:number-columns-repeated="1016"/>
        </table:table-row>
        <table:table-row table:style-name="ro6">
          <table:table-cell table:formula="of:=IF(ISBLANK([.B187]);[.D187];[.B187]) &amp; IF(ISBLANK([.D187]);&quot;---&quot;;[.D187]) &amp; [.C187]" office:value-type="string" office:string-value="pmn---Directeur de production" calcext:value-type="string">
            <text:p>pmn---Directeur de production</text:p>
          </table:table-cell>
          <table:table-cell office:value-type="string" calcext:value-type="string">
            <text:p>pmn</text:p>
          </table:table-cell>
          <table:table-cell office:value-type="string" calcext:value-type="string">
            <text:p>Directeur de production</text:p>
          </table:table-cell>
          <table:table-cell table:number-columns-repeated="4"/>
          <table:table-cell office:value-type="string" calcext:value-type="string">
            <text:p>Terme utilisé pour désigner toute personne responsable des affaires courantes ainsi que de toutes les questions d'ordre techniques dans une production.</text:p>
          </table:table-cell>
          <table:table-cell table:number-columns-repeated="1016"/>
        </table:table-row>
        <table:table-row table:style-name="ro6">
          <table:table-cell table:formula="of:=IF(ISBLANK([.B188]);[.D188];[.B188]) &amp; IF(ISBLANK([.D188]);&quot;---&quot;;[.D188]) &amp; [.C188]" office:value-type="string" office:string-value="pop---Imprimeur de planches" calcext:value-type="string">
            <text:p>pop---Imprimeur de planches</text:p>
          </table:table-cell>
          <table:table-cell office:value-type="string" calcext:value-type="string">
            <text:p>pop</text:p>
          </table:table-cell>
          <table:table-cell office:value-type="string" calcext:value-type="string">
            <text:p>Imprimeur de planches</text:p>
          </table:table-cell>
          <table:table-cell table:number-columns-repeated="4"/>
          <table:table-cell office:value-type="string" calcext:value-type="string">
            <text:p>Terme utilisé pour désigner toute personne ou tout organisme qui imprime des illustrations sur planches.</text:p>
          </table:table-cell>
          <table:table-cell table:number-columns-repeated="1016"/>
        </table:table-row>
        <table:table-row table:style-name="ro2">
          <table:table-cell table:formula="of:=IF(ISBLANK([.B189]);[.D189];[.B189]) &amp; IF(ISBLANK([.D189]);&quot;---&quot;;[.D189]) &amp; [.C189]" office:value-type="string" office:string-value="poppopPlanches, Imprimeur de" calcext:value-type="string">
            <text:p>poppopPlanches, Imprimeur de</text:p>
          </table:table-cell>
          <table:table-cell/>
          <table:table-cell office:value-type="string" calcext:value-type="string">
            <text:p>Planches, Imprimeur de</text:p>
          </table:table-cell>
          <table:table-cell office:value-type="string" calcext:value-type="string">
            <text:p>pop</text:p>
          </table:table-cell>
          <table:table-cell table:number-columns-repeated="1020"/>
        </table:table-row>
        <table:table-row table:style-name="ro2">
          <table:table-cell table:formula="of:=IF(ISBLANK([.B190]);[.D190];[.B190]) &amp; IF(ISBLANK([.D190]);&quot;---&quot;;[.D190]) &amp; [.C190]" office:value-type="string" office:string-value="ppm---Papetier" calcext:value-type="string">
            <text:p>ppm---Papetier</text:p>
          </table:table-cell>
          <table:table-cell office:value-type="string" calcext:value-type="string">
            <text:p>ppm</text:p>
          </table:table-cell>
          <table:table-cell office:value-type="string" calcext:value-type="string">
            <text:p>Papetier</text:p>
          </table:table-cell>
          <table:table-cell table:number-columns-repeated="1021"/>
        </table:table-row>
        <table:table-row table:style-name="ro8">
          <table:table-cell table:formula="of:=IF(ISBLANK([.B191]);[.D191];[.B191]) &amp; IF(ISBLANK([.D191]);&quot;---&quot;;[.D191]) &amp; [.C191]" office:value-type="string" office:string-value="ppt---Marionnettiste" calcext:value-type="string">
            <text:p>ppt---Marionnettiste</text:p>
          </table:table-cell>
          <table:table-cell office:value-type="string" calcext:value-type="string">
            <text:p>ppt</text:p>
          </table:table-cell>
          <table:table-cell office:value-type="string" calcext:value-type="string">
            <text:p>Marionnettiste</text:p>
          </table:table-cell>
          <table:table-cell table:number-columns-repeated="4"/>
          <table:table-cell office:value-type="string" calcext:value-type="string">
            <text:p>Terme utilisé pour désigner toute personne ou tout organisme qui manipule, contrôle, ou dirige des pantins ou des marionnettes à l'occasion d'une comédie musicale ou une dramatique ou bien lors de spectacles.</text:p>
          </table:table-cell>
          <table:table-cell table:number-columns-repeated="1016"/>
        </table:table-row>
        <table:table-row table:style-name="ro6">
          <table:table-cell table:formula="of:=IF(ISBLANK([.B192]);[.D192];[.B192]) &amp; IF(ISBLANK([.D192]);&quot;---&quot;;[.D192]) &amp; [.C192]" office:value-type="string" office:string-value="prc---Agent de liaison du processus" calcext:value-type="string">
            <text:p>prc---Agent de liaison du processus</text:p>
          </table:table-cell>
          <table:table-cell office:value-type="string" calcext:value-type="string">
            <text:p>prc</text:p>
          </table:table-cell>
          <table:table-cell office:value-type="string" calcext:value-type="string">
            <text:p>Agent de liaison du processus</text:p>
          </table:table-cell>
          <table:table-cell table:number-columns-repeated="4"/>
          <table:table-cell office:value-type="string" calcext:value-type="string">
            <text:p>Terme utilisé pour désigner toute personne ou tout organisme responsable de la réalisation ou du déclenchement d'un processus effectué sur un ensemble de données.</text:p>
          </table:table-cell>
          <table:table-cell table:number-columns-repeated="1016"/>
        </table:table-row>
        <table:table-row table:style-name="ro2">
          <table:table-cell table:formula="of:=IF(ISBLANK([.B193]);[.D193];[.B193]) &amp; IF(ISBLANK([.D193]);&quot;---&quot;;[.D193]) &amp; [.C193]" office:value-type="string" office:string-value="prcprcProcessus, Agent de liaison du" calcext:value-type="string">
            <text:p>prcprcProcessus, Agent de liaison du</text:p>
          </table:table-cell>
          <table:table-cell/>
          <table:table-cell office:value-type="string" calcext:value-type="string">
            <text:p>Processus, Agent de liaison du</text:p>
          </table:table-cell>
          <table:table-cell office:value-type="string" calcext:value-type="string">
            <text:p>prc</text:p>
          </table:table-cell>
          <table:table-cell table:number-columns-repeated="1020"/>
        </table:table-row>
        <table:table-row table:style-name="ro6">
          <table:table-cell table:formula="of:=IF(ISBLANK([.B194]);[.D194];[.B194]) &amp; IF(ISBLANK([.D194]);&quot;---&quot;;[.D194]) &amp; [.C194]" office:value-type="string" office:string-value="prd---Personnel de la réalisation" calcext:value-type="string">
            <text:p>prd---Personnel de la réalisation</text:p>
          </table:table-cell>
          <table:table-cell office:value-type="string" calcext:value-type="string">
            <text:p>prd</text:p>
          </table:table-cell>
          <table:table-cell office:value-type="string" calcext:value-type="string">
            <text:p>Personnel de la réalisation</text:p>
          </table:table-cell>
          <table:table-cell table:number-columns-repeated="4"/>
          <table:table-cell office:value-type="string" calcext:value-type="string">
            <text:p>Terme utilisé pour désigner toute personne associée à la réalisation d'une comédie musicale ou une dramatique tels les accessoires, l'éclairage, les effets spéciaux, etc.</text:p>
          </table:table-cell>
          <table:table-cell table:number-columns-repeated="1016"/>
        </table:table-row>
        <table:table-row table:style-name="ro7">
          <table:table-cell table:formula="of:=IF(ISBLANK([.B195]);[.D195];[.B195]) &amp; IF(ISBLANK([.D195]);&quot;---&quot;;[.D195]) &amp; [.C195]" office:value-type="string" office:string-value="prf---Interprète" calcext:value-type="string">
            <text:p>prf---Interprète</text:p>
          </table:table-cell>
          <table:table-cell office:value-type="string" calcext:value-type="string">
            <text:p>prf</text:p>
          </table:table-cell>
          <table:table-cell office:value-type="string" calcext:value-type="string">
            <text:p>Interprète</text:p>
          </table:table-cell>
          <table:table-cell table:number-columns-repeated="4"/>
          <table:table-cell office:value-type="string" calcext:value-type="string">
            <text:p>Terme utilisé pour désigner toute personne qui évolue dans une présentation musicale ou dramatique à moins que des codes spécifiques ([act], [dnc], [itr], [voc], etc.) ne soient utilisés. On se sert du code [prf] lorsque le talent principal de la personne n'est pas connu ou spécifié.</text:p>
          </table:table-cell>
          <table:table-cell table:number-columns-repeated="1016"/>
        </table:table-row>
        <table:table-row table:style-name="ro7">
          <table:table-cell table:formula="of:=IF(ISBLANK([.B196]);[.D196];[.B196]) &amp; IF(ISBLANK([.D196]);&quot;---&quot;;[.D196]) &amp; [.C196]" office:value-type="string" office:string-value="prg---Programmeur" calcext:value-type="string">
            <text:p>prg---Programmeur</text:p>
          </table:table-cell>
          <table:table-cell office:value-type="string" calcext:value-type="string">
            <text:p>prg</text:p>
          </table:table-cell>
          <table:table-cell office:value-type="string" calcext:value-type="string">
            <text:p>Programmeur</text:p>
          </table:table-cell>
          <table:table-cell table:number-columns-repeated="4"/>
          <table:table-cell office:value-type="string" calcext:value-type="string">
            <text:p>Terme utilisé pour désigner toute personne ou tout organisme responsable de la conception ou de l'entretien des programmes informatiques, des codes de sources, des fichiers numériques exécutables par machine et de la documentation relative à l'entretien.</text:p>
          </table:table-cell>
          <table:table-cell table:number-columns-repeated="1016"/>
        </table:table-row>
        <table:table-row table:style-name="ro6">
          <table:table-cell table:formula="of:=IF(ISBLANK([.B197]);[.D197];[.B197]) &amp; IF(ISBLANK([.D197]);&quot;---&quot;;[.D197]) &amp; [.C197]" office:value-type="string" office:string-value="prm---Graveur, (arts visuels)" calcext:value-type="string">
            <text:p>prm---Graveur, (arts visuels)</text:p>
          </table:table-cell>
          <table:table-cell office:value-type="string" calcext:value-type="string">
            <text:p>prm</text:p>
          </table:table-cell>
          <table:table-cell office:value-type="string" calcext:value-type="string">
            <text:p>Graveur, (arts visuels)</text:p>
          </table:table-cell>
          <table:table-cell table:number-columns-repeated="4"/>
          <table:table-cell office:value-type="string" calcext:value-type="string">
            <text:p>Terme utilisé pour désigner toute personne qui réalise des impressions en relief, en creux, ou planographique.</text:p>
          </table:table-cell>
          <table:table-cell table:number-columns-repeated="1016"/>
        </table:table-row>
        <table:table-row table:style-name="ro8">
          <table:table-cell table:formula="of:=IF(ISBLANK([.B198]);[.D198];[.B198]) &amp; IF(ISBLANK([.D198]);&quot;---&quot;;[.D198]) &amp; [.C198]" office:value-type="string" office:string-value="pro---Producteur" calcext:value-type="string">
            <text:p>pro---Producteur</text:p>
          </table:table-cell>
          <table:table-cell office:value-type="string" calcext:value-type="string">
            <text:p>pro</text:p>
          </table:table-cell>
          <table:table-cell office:value-type="string" calcext:value-type="string">
            <text:p>Producteur</text:p>
          </table:table-cell>
          <table:table-cell table:number-columns-repeated="4"/>
          <table:table-cell office:value-type="string" calcext:value-type="string">
            <text:p>Terme utilisé pour désigner toute personne qui est chargée de la production d'un film, ce qui comprend le financement, la direction de la production et le succès commercial du film.</text:p>
          </table:table-cell>
          <table:table-cell table:number-columns-repeated="1016"/>
        </table:table-row>
        <table:table-row table:style-name="ro6">
          <table:table-cell table:formula="of:=IF(ISBLANK([.B199]);[.D199];[.B199]) &amp; IF(ISBLANK([.D199]);&quot;---&quot;;[.D199]) &amp; [.C199]" office:value-type="string" office:string-value="prt---Imprimeur" calcext:value-type="string">
            <text:p>prt---Imprimeur</text:p>
          </table:table-cell>
          <table:table-cell office:value-type="string" calcext:value-type="string">
            <text:p>prt</text:p>
          </table:table-cell>
          <table:table-cell office:value-type="string" calcext:value-type="string">
            <text:p>Imprimeur</text:p>
          </table:table-cell>
          <table:table-cell table:number-columns-repeated="4"/>
          <table:table-cell office:value-type="string" calcext:value-type="string">
            <text:p>Terme utilisé pour désigner toute personne ou tout organisme qui imprime des textes, à l'aide de caractères typographiques ou de planches.</text:p>
          </table:table-cell>
          <table:table-cell table:number-columns-repeated="1016"/>
        </table:table-row>
        <table:table-row table:style-name="ro6">
          <table:table-cell table:formula="of:=IF(ISBLANK([.B200]);[.D200];[.B200]) &amp; IF(ISBLANK([.D200]);&quot;---&quot;;[.D200]) &amp; [.C200]" office:value-type="string" office:string-value="pta---Demandeur de brevet" calcext:value-type="string">
            <text:p>pta---Demandeur de brevet</text:p>
          </table:table-cell>
          <table:table-cell office:value-type="string" calcext:value-type="string">
            <text:p>pta</text:p>
          </table:table-cell>
          <table:table-cell office:value-type="string" calcext:value-type="string">
            <text:p>Demandeur de brevet</text:p>
          </table:table-cell>
          <table:table-cell table:number-columns-repeated="4"/>
          <table:table-cell office:value-type="string" calcext:value-type="string">
            <text:p>Terme utilisé pour désigner toute personne ou société présentant une demande de brevet.</text:p>
          </table:table-cell>
          <table:table-cell table:number-columns-repeated="1016"/>
        </table:table-row>
        <table:table-row table:style-name="ro8">
          <table:table-cell table:formula="of:=IF(ISBLANK([.B201]);[.D201];[.B201]) &amp; IF(ISBLANK([.D201]);&quot;---&quot;;[.D201]) &amp; [.C201]" office:value-type="string" office:string-value="pte---Demandeur-intimé" calcext:value-type="string">
            <text:p>pte---Demandeur-intimé</text:p>
          </table:table-cell>
          <table:table-cell office:value-type="string" calcext:value-type="string">
            <text:p>pte</text:p>
          </table:table-cell>
          <table:table-cell office:value-type="string" calcext:value-type="string">
            <text:p>Demandeur-intimé</text:p>
          </table:table-cell>
          <table:table-cell table:number-columns-repeated="4"/>
          <table:table-cell office:value-type="string" calcext:value-type="string">
            <text:p>Terme utilisé pour désigner le demandeur que vise un appel interjeté à l'égard de la décision d'un tribunal ou d'un ressort, en vue de son infirmation, devant une instance supérieure, habituellement dans le cadre d'une procédure prévue par la loi.</text:p>
          </table:table-cell>
          <table:table-cell table:number-columns-repeated="1016"/>
        </table:table-row>
        <table:table-row table:style-name="ro8">
          <table:table-cell table:formula="of:=IF(ISBLANK([.B202]);[.D202];[.B202]) &amp; IF(ISBLANK([.D202]);&quot;---&quot;;[.D202]) &amp; [.C202]" office:value-type="string" office:string-value="ptf---Demandeur" calcext:value-type="string">
            <text:p>ptf---Demandeur</text:p>
          </table:table-cell>
          <table:table-cell office:value-type="string" calcext:value-type="string">
            <text:p>ptf</text:p>
          </table:table-cell>
          <table:table-cell office:value-type="string" calcext:value-type="string">
            <text:p>Demandeur</text:p>
          </table:table-cell>
          <table:table-cell table:number-columns-repeated="4"/>
          <table:table-cell office:value-type="string" calcext:value-type="string">
            <text:p>Terme utilisé pour désigner la partie qui exerce un recours ou qui intente une action personnelle devant un tribunal, habituellement dans le cadre d'une procédure prévue par la loi.</text:p>
          </table:table-cell>
          <table:table-cell table:number-columns-repeated="1016"/>
        </table:table-row>
        <table:table-row table:style-name="ro2">
          <table:table-cell table:formula="of:=IF(ISBLANK([.B203]);[.D203];[.B203]) &amp; IF(ISBLANK([.D203]);&quot;---&quot;;[.D203]) &amp; [.C203]" office:value-type="string" office:string-value="pth---Titulaire de brevet" calcext:value-type="string">
            <text:p>pth---Titulaire de brevet</text:p>
          </table:table-cell>
          <table:table-cell office:value-type="string" calcext:value-type="string">
            <text:p>pth</text:p>
          </table:table-cell>
          <table:table-cell office:value-type="string" calcext:value-type="string">
            <text:p>Titulaire de brevet</text:p>
          </table:table-cell>
          <table:table-cell table:number-columns-repeated="1021"/>
        </table:table-row>
        <table:table-row table:style-name="ro8">
          <table:table-cell table:formula="of:=IF(ISBLANK([.B204]);[.D204];[.B204]) &amp; IF(ISBLANK([.D204]);&quot;---&quot;;[.D204]) &amp; [.C204]" office:value-type="string" office:string-value="ptt---Demandeur-appelant" calcext:value-type="string">
            <text:p>ptt---Demandeur-appelant</text:p>
          </table:table-cell>
          <table:table-cell office:value-type="string" calcext:value-type="string">
            <text:p>ptt</text:p>
          </table:table-cell>
          <table:table-cell office:value-type="string" calcext:value-type="string">
            <text:p>Demandeur-appelant</text:p>
          </table:table-cell>
          <table:table-cell table:number-columns-repeated="4"/>
          <table:table-cell office:value-type="string" calcext:value-type="string">
            <text:p>Terme utilisé pour désigner le demandeur qui en appelle de la décision d'un tribunal ou d'un ressort, en vue de son infirmation, devant une instance supérieure, habituellement dans le cadre d'une procédure prévue par la loi.</text:p>
          </table:table-cell>
          <table:table-cell table:number-columns-repeated="1016"/>
        </table:table-row>
        <table:table-row table:style-name="ro8">
          <table:table-cell table:formula="of:=IF(ISBLANK([.B205]);[.D205];[.B205]) &amp; IF(ISBLANK([.D205]);&quot;---&quot;;[.D205]) &amp; [.C205]" office:value-type="string" office:string-value="rbr---Auteur de rubriques" calcext:value-type="string">
            <text:p>rbr---Auteur de rubriques</text:p>
          </table:table-cell>
          <table:table-cell office:value-type="string" calcext:value-type="string">
            <text:p>rbr</text:p>
          </table:table-cell>
          <table:table-cell office:value-type="string" calcext:value-type="string">
            <text:p>Auteur de rubriques</text:p>
          </table:table-cell>
          <table:table-cell table:number-columns-repeated="4"/>
          <table:table-cell office:value-type="string" calcext:value-type="string">
            <text:p>Terme utilisé pour désigner toute personne ou tout organisme responsable des parties d'une œuvre, tels les titres, les en-têtes ou la préface d'un manuscrit. Les rubriques sont généralement rédigées en rouge ou toute autre couleur les distinguant du reste du texte.</text:p>
          </table:table-cell>
          <table:table-cell table:number-columns-repeated="1016"/>
        </table:table-row>
        <table:table-row table:style-name="ro2">
          <table:table-cell table:formula="of:=IF(ISBLANK([.B206]);[.D206];[.B206]) &amp; IF(ISBLANK([.D206]);&quot;---&quot;;[.D206]) &amp; [.C206]" office:value-type="string" office:string-value="rbrrbrMarqueur de rubriques" calcext:value-type="string">
            <text:p>rbrrbrMarqueur de rubriques</text:p>
          </table:table-cell>
          <table:table-cell/>
          <table:table-cell office:value-type="string" calcext:value-type="string">
            <text:p>Marqueur de rubriques</text:p>
          </table:table-cell>
          <table:table-cell office:value-type="string" calcext:value-type="string">
            <text:p>rbr</text:p>
          </table:table-cell>
          <table:table-cell table:number-columns-repeated="1020"/>
        </table:table-row>
        <table:table-row table:style-name="ro2">
          <table:table-cell table:formula="of:=IF(ISBLANK([.B207]);[.D207];[.B207]) &amp; IF(ISBLANK([.D207]);&quot;---&quot;;[.D207]) &amp; [.C207]" office:value-type="string" office:string-value="rbrrbrRubriques, Auteur de" calcext:value-type="string">
            <text:p>rbrrbrRubriques, Auteur de</text:p>
          </table:table-cell>
          <table:table-cell/>
          <table:table-cell office:value-type="string" calcext:value-type="string">
            <text:p>Rubriques, Auteur de</text:p>
          </table:table-cell>
          <table:table-cell office:value-type="string" calcext:value-type="string">
            <text:p>rbr</text:p>
          </table:table-cell>
          <table:table-cell table:number-columns-repeated="1020"/>
        </table:table-row>
        <table:table-row table:style-name="ro6">
          <table:table-cell table:formula="of:=IF(ISBLANK([.B208]);[.D208];[.B208]) &amp; IF(ISBLANK([.D208]);&quot;---&quot;;[.D208]) &amp; [.C208]" office:value-type="string" office:string-value="rce---Ingénieur du son" calcext:value-type="string">
            <text:p>rce---Ingénieur du son</text:p>
          </table:table-cell>
          <table:table-cell office:value-type="string" calcext:value-type="string">
            <text:p>rce</text:p>
          </table:table-cell>
          <table:table-cell office:value-type="string" calcext:value-type="string">
            <text:p>Ingénieur du son</text:p>
          </table:table-cell>
          <table:table-cell table:number-columns-repeated="4"/>
          <table:table-cell office:value-type="string" calcext:value-type="string">
            <text:p>Terme utilisé pour désigner toute personne qui supervise les aspects techniques d'une séance d'enregistrement sonore ou vidéo.</text:p>
          </table:table-cell>
          <table:table-cell table:number-columns-repeated="1016"/>
        </table:table-row>
        <table:table-row table:style-name="ro2">
          <table:table-cell table:formula="of:=IF(ISBLANK([.B209]);[.D209];[.B209]) &amp; IF(ISBLANK([.D209]);&quot;---&quot;;[.D209]) &amp; [.C209]" office:value-type="string" office:string-value="rcp---Destinataire" calcext:value-type="string">
            <text:p>rcp---Destinataire</text:p>
          </table:table-cell>
          <table:table-cell office:value-type="string" calcext:value-type="string">
            <text:p>rcp</text:p>
          </table:table-cell>
          <table:table-cell office:value-type="string" calcext:value-type="string">
            <text:p>Destinataire</text:p>
          </table:table-cell>
          <table:table-cell table:number-columns-repeated="4"/>
          <table:table-cell office:value-type="string" calcext:value-type="string">
            <text:p>Terme utilisé pour désigner toute personne à qui la correspondance est adressée.</text:p>
          </table:table-cell>
          <table:table-cell table:number-columns-repeated="1016"/>
        </table:table-row>
        <table:table-row table:style-name="ro6">
          <table:table-cell table:formula="of:=IF(ISBLANK([.B210]);[.D210];[.B210]) &amp; IF(ISBLANK([.D210]);&quot;---&quot;;[.D210]) &amp; [.C210]" office:value-type="string" office:string-value="red---Rédacteur" calcext:value-type="string">
            <text:p>red---Rédacteur</text:p>
          </table:table-cell>
          <table:table-cell office:value-type="string" calcext:value-type="string">
            <text:p>red</text:p>
          </table:table-cell>
          <table:table-cell office:value-type="string" calcext:value-type="string">
            <text:p>Rédacteur</text:p>
          </table:table-cell>
          <table:table-cell table:number-columns-repeated="4"/>
          <table:table-cell office:value-type="string" calcext:value-type="string">
            <text:p>Terme utilisé pour désigner toute personne qui écrit ou qui élabore la structure d'une œuvre sans être responsable intellectuellement de son contenu</text:p>
          </table:table-cell>
          <table:table-cell table:number-columns-repeated="1016"/>
        </table:table-row>
        <table:table-row table:style-name="ro8">
          <table:table-cell table:formula="of:=IF(ISBLANK([.B211]);[.D211];[.B211]) &amp; IF(ISBLANK([.D211]);&quot;---&quot;;[.D211]) &amp; [.C211]" office:value-type="string" office:string-value="ren---Perspectiviste" calcext:value-type="string">
            <text:p>ren---Perspectiviste</text:p>
          </table:table-cell>
          <table:table-cell office:value-type="string" calcext:value-type="string">
            <text:p>ren</text:p>
          </table:table-cell>
          <table:table-cell office:value-type="string" calcext:value-type="string">
            <text:p>Perspectiviste</text:p>
          </table:table-cell>
          <table:table-cell table:number-columns-repeated="4"/>
          <table:table-cell office:value-type="string" calcext:value-type="string">
            <text:p>Terme utilisé pour désigner le dessinateur qui prépare les plans d'architecture, les rendus architecturaux, de façon précise à l'aide d'un dessin en perspective et ce, afin de fournir une représentation graphique du projet tel qu'il sera, une fois terminé.</text:p>
          </table:table-cell>
          <table:table-cell table:number-columns-repeated="1016"/>
        </table:table-row>
        <table:table-row table:style-name="ro6">
          <table:table-cell table:formula="of:=IF(ISBLANK([.B212]);[.D212];[.B212]) &amp; IF(ISBLANK([.D212]);&quot;---&quot;;[.D212]) &amp; [.C212]" office:value-type="string" office:string-value="res---Chercheur" calcext:value-type="string">
            <text:p>res---Chercheur</text:p>
          </table:table-cell>
          <table:table-cell office:value-type="string" calcext:value-type="string">
            <text:p>res</text:p>
          </table:table-cell>
          <table:table-cell office:value-type="string" calcext:value-type="string">
            <text:p>Chercheur</text:p>
          </table:table-cell>
          <table:table-cell table:number-columns-repeated="4"/>
          <table:table-cell office:value-type="string" calcext:value-type="string">
            <text:p>Terme utilisé pour désigner toute personne ou tout organisme responsable de l'exécution de travaux de recherche.</text:p>
          </table:table-cell>
          <table:table-cell table:number-columns-repeated="1016"/>
        </table:table-row>
        <table:table-row table:style-name="ro6">
          <table:table-cell table:formula="of:=IF(ISBLANK([.B213]);[.D213];[.B213]) &amp; IF(ISBLANK([.D213]);&quot;---&quot;;[.D213]) &amp; [.C213]" office:value-type="string" office:string-value="rev---Critique" calcext:value-type="string">
            <text:p>rev---Critique</text:p>
          </table:table-cell>
          <table:table-cell office:value-type="string" calcext:value-type="string">
            <text:p>rev</text:p>
          </table:table-cell>
          <table:table-cell office:value-type="string" calcext:value-type="string">
            <text:p>Critique</text:p>
          </table:table-cell>
          <table:table-cell table:number-columns-repeated="4"/>
          <table:table-cell office:value-type="string" calcext:value-type="string">
            <text:p>Terme utilisé pour désigner toute personne ou tout organisme responsable de la critique d'un livre, d'un film, d'une représentation, etc.</text:p>
          </table:table-cell>
          <table:table-cell table:number-columns-repeated="1016"/>
        </table:table-row>
        <table:table-row table:style-name="ro8">
          <table:table-cell table:formula="of:=IF(ISBLANK([.B214]);[.D214];[.B214]) &amp; IF(ISBLANK([.D214]);&quot;---&quot;;[.D214]) &amp; [.C214]" office:value-type="string" office:string-value="rps---Service d'archives" calcext:value-type="string">
            <text:p>rps---Service d'archives</text:p>
          </table:table-cell>
          <table:table-cell office:value-type="string" calcext:value-type="string">
            <text:p>rps</text:p>
          </table:table-cell>
          <table:table-cell office:value-type="string" calcext:value-type="string">
            <text:p>Service d'archives</text:p>
          </table:table-cell>
          <table:table-cell table:number-columns-repeated="4"/>
          <table:table-cell office:value-type="string" calcext:value-type="string">
            <text:p>Terme utilisé pour désigner toute organisation qui héberge des données ou des objets de culture matérielle et qui fournie des services de promotion à long terme et qui sont conformes à l'utilisation partagée de ces données ou de ces objets.</text:p>
          </table:table-cell>
          <table:table-cell table:number-columns-repeated="1016"/>
        </table:table-row>
        <table:table-row table:style-name="ro8">
          <table:table-cell table:formula="of:=IF(ISBLANK([.B215]);[.D215];[.B215]) &amp; IF(ISBLANK([.D215]);&quot;---&quot;;[.D215]) &amp; [.C215]" office:value-type="string" office:string-value="rpt---Reporteur" calcext:value-type="string">
            <text:p>rpt---Reporteur</text:p>
          </table:table-cell>
          <table:table-cell office:value-type="string" calcext:value-type="string">
            <text:p>rpt</text:p>
          </table:table-cell>
          <table:table-cell office:value-type="string" calcext:value-type="string">
            <text:p>Reporteur</text:p>
          </table:table-cell>
          <table:table-cell table:number-columns-repeated="4"/>
          <table:table-cell office:value-type="string" calcext:value-type="string">
            <text:p>Terme utilisé pour désigner tout présentateur de nouvelles dans les média de masse dont le reportage est souvent accompagné d'un commentaire objectif et d'un support audio ou visuel.</text:p>
          </table:table-cell>
          <table:table-cell table:number-columns-repeated="1016"/>
        </table:table-row>
        <table:table-row table:style-name="ro6">
          <table:table-cell table:formula="of:=IF(ISBLANK([.B216]);[.D216];[.B216]) &amp; IF(ISBLANK([.D216]);&quot;---&quot;;[.D216]) &amp; [.C216]" office:value-type="string" office:string-value="rpy---Partie responsable" calcext:value-type="string">
            <text:p>rpy---Partie responsable</text:p>
          </table:table-cell>
          <table:table-cell office:value-type="string" calcext:value-type="string">
            <text:p>rpy</text:p>
          </table:table-cell>
          <table:table-cell office:value-type="string" calcext:value-type="string">
            <text:p>Partie responsable</text:p>
          </table:table-cell>
          <table:table-cell table:number-columns-repeated="4"/>
          <table:table-cell office:value-type="string" calcext:value-type="string">
            <text:p>Terme utilisé pour désigner toute personne ou tout organisme légalement responsable du contenu de la publication.</text:p>
          </table:table-cell>
          <table:table-cell table:number-columns-repeated="1016"/>
        </table:table-row>
        <table:table-row table:style-name="ro8">
          <table:table-cell table:formula="of:=IF(ISBLANK([.B217]);[.D217];[.B217]) &amp; IF(ISBLANK([.D217]);&quot;---&quot;;[.D217]) &amp; [.C217]" office:value-type="string" office:string-value="rse---Répondant-intimé" calcext:value-type="string">
            <text:p>rse---Répondant-intimé</text:p>
          </table:table-cell>
          <table:table-cell office:value-type="string" calcext:value-type="string">
            <text:p>rse</text:p>
          </table:table-cell>
          <table:table-cell office:value-type="string" calcext:value-type="string">
            <text:p>Répondant-intimé</text:p>
          </table:table-cell>
          <table:table-cell table:number-columns-repeated="4"/>
          <table:table-cell office:value-type="string" calcext:value-type="string">
            <text:p>Terme utilisé pour désigner le répondant que vise l'appel interjeté à l'égard d'un tribunal ou d'un ressort, en vue de son infirmation, devant une instance supérieure, habituellement dans le cadre d'une procédure fondée sur l'équité.</text:p>
          </table:table-cell>
          <table:table-cell table:number-columns-repeated="1016"/>
        </table:table-row>
        <table:table-row table:style-name="ro7">
          <table:table-cell table:formula="of:=IF(ISBLANK([.B218]);[.D218];[.B218]) &amp; IF(ISBLANK([.D218]);&quot;---&quot;;[.D218]) &amp; [.C218]" office:value-type="string" office:string-value="rsg---Metteur en scène" calcext:value-type="string">
            <text:p>rsg---Metteur en scène</text:p>
          </table:table-cell>
          <table:table-cell office:value-type="string" calcext:value-type="string">
            <text:p>rsg</text:p>
          </table:table-cell>
          <table:table-cell office:value-type="string" calcext:value-type="string">
            <text:p>Metteur en scène</text:p>
          </table:table-cell>
          <table:table-cell table:number-columns-repeated="4"/>
          <table:table-cell office:value-type="string" calcext:value-type="string">
            <text:p>Terme utilisé pour désigner toute personne ou tout organisme, autres que le premier chorégraphe ou le premier directeur, responsable de remettre en scène une œuvre chorégraphique ou dramatique et qui contribue au nouveau contenu d'une façon minimale.</text:p>
          </table:table-cell>
          <table:table-cell table:number-columns-repeated="1016"/>
        </table:table-row>
        <table:table-row table:style-name="ro6">
          <table:table-cell table:formula="of:=IF(ISBLANK([.B219]);[.D219];[.B219]) &amp; IF(ISBLANK([.D219]);&quot;---&quot;;[.D219]) &amp; [.C219]" office:value-type="string" office:string-value="rsp---Répondant" calcext:value-type="string">
            <text:p>rsp---Répondant</text:p>
          </table:table-cell>
          <table:table-cell office:value-type="string" calcext:value-type="string">
            <text:p>rsp</text:p>
          </table:table-cell>
          <table:table-cell office:value-type="string" calcext:value-type="string">
            <text:p>Répondant</text:p>
          </table:table-cell>
          <table:table-cell table:number-columns-repeated="4"/>
          <table:table-cell office:value-type="string" calcext:value-type="string">
            <text:p>Terme utilisé pour désigner la partie qui répond au tribunal relativement à une demande de redressement, habituellement dans le cadre d'une procédure fondée sur l'équité.</text:p>
          </table:table-cell>
          <table:table-cell table:number-columns-repeated="1016"/>
        </table:table-row>
        <table:table-row table:style-name="ro8">
          <table:table-cell table:formula="of:=IF(ISBLANK([.B220]);[.D220];[.B220]) &amp; IF(ISBLANK([.D220]);&quot;---&quot;;[.D220]) &amp; [.C220]" office:value-type="string" office:string-value="rst---Répondant-appelant" calcext:value-type="string">
            <text:p>rst---Répondant-appelant</text:p>
          </table:table-cell>
          <table:table-cell office:value-type="string" calcext:value-type="string">
            <text:p>rst</text:p>
          </table:table-cell>
          <table:table-cell office:value-type="string" calcext:value-type="string">
            <text:p>Répondant-appelant</text:p>
          </table:table-cell>
          <table:table-cell table:number-columns-repeated="4"/>
          <table:table-cell office:value-type="string" calcext:value-type="string">
            <text:p>Terme utilisé pour désigner le répondant qui en appelle de la décision d'un tribunal ou d'un ressort, en vue de son infirmation, devant une instance supérieure, habituellement dans le cadre d'une prodécure fondée sur l'équité.</text:p>
          </table:table-cell>
          <table:table-cell table:number-columns-repeated="1016"/>
        </table:table-row>
        <table:table-row table:style-name="ro6">
          <table:table-cell table:formula="of:=IF(ISBLANK([.B221]);[.D221];[.B221]) &amp; IF(ISBLANK([.D221]);&quot;---&quot;;[.D221]) &amp; [.C221]" office:value-type="string" office:string-value="rth---Chef d'équipe de chercheurs" calcext:value-type="string">
            <text:p>rth---Chef d'équipe de chercheurs</text:p>
          </table:table-cell>
          <table:table-cell office:value-type="string" calcext:value-type="string">
            <text:p>rth</text:p>
          </table:table-cell>
          <table:table-cell office:value-type="string" calcext:value-type="string">
            <text:p>Chef d'équipe de chercheurs</text:p>
          </table:table-cell>
          <table:table-cell table:number-columns-repeated="4"/>
          <table:table-cell office:value-type="string" calcext:value-type="string">
            <text:p>Terme utilisé pour désigner toute personne responsable de la direction et de la gestion d'un projet de recherche.</text:p>
          </table:table-cell>
          <table:table-cell table:number-columns-repeated="1016"/>
        </table:table-row>
        <table:table-row table:style-name="ro6">
          <table:table-cell table:formula="of:=IF(ISBLANK([.B222]);[.D222];[.B222]) &amp; IF(ISBLANK([.D222]);&quot;---&quot;;[.D222]) &amp; [.C222]" office:value-type="string" office:string-value="rtm---Membre d'équipe de chercheurs" calcext:value-type="string">
            <text:p>rtm---Membre d'équipe de chercheurs</text:p>
          </table:table-cell>
          <table:table-cell office:value-type="string" calcext:value-type="string">
            <text:p>rtm</text:p>
          </table:table-cell>
          <table:table-cell office:value-type="string" calcext:value-type="string">
            <text:p>Membre d'équipe de chercheurs</text:p>
          </table:table-cell>
          <table:table-cell table:number-columns-repeated="4"/>
          <table:table-cell office:value-type="string" calcext:value-type="string">
            <text:p>Terme utilisé pour désigner toute personne ou société ayant pris part à un projet de recherche, mais dont le rôle ne consistait pas à le diriger ou à le gérer.</text:p>
          </table:table-cell>
          <table:table-cell table:number-columns-repeated="1016"/>
        </table:table-row>
        <table:table-row table:style-name="ro8">
          <table:table-cell table:formula="of:=IF(ISBLANK([.B223]);[.D223];[.B223]) &amp; IF(ISBLANK([.D223]);&quot;---&quot;;[.D223]) &amp; [.C223]" office:value-type="string" office:string-value="sad---Conseiller scientifique" calcext:value-type="string">
            <text:p>sad---Conseiller scientifique</text:p>
          </table:table-cell>
          <table:table-cell office:value-type="string" calcext:value-type="string">
            <text:p>sad</text:p>
          </table:table-cell>
          <table:table-cell office:value-type="string" calcext:value-type="string">
            <text:p>Conseiller scientifique</text:p>
          </table:table-cell>
          <table:table-cell table:number-columns-repeated="4"/>
          <table:table-cell office:value-type="string" calcext:value-type="string">
            <text:p>Terme utilisé pour désigner toute personne qui contribue, par sa compétence scientifique, pédagogique ou historique, à la conception et à la réalisation d'une œuvre, en particulier dans le cas de documents audiovisuels.</text:p>
          </table:table-cell>
          <table:table-cell table:number-columns-repeated="1016"/>
        </table:table-row>
        <table:table-row table:style-name="ro2">
          <table:table-cell table:formula="of:=IF(ISBLANK([.B224]);[.D224];[.B224]) &amp; IF(ISBLANK([.D224]);&quot;---&quot;;[.D224]) &amp; [.C224]" office:value-type="string" office:string-value="sce---Scénariste" calcext:value-type="string">
            <text:p>sce---Scénariste</text:p>
          </table:table-cell>
          <table:table-cell office:value-type="string" calcext:value-type="string">
            <text:p>sce</text:p>
          </table:table-cell>
          <table:table-cell office:value-type="string" calcext:value-type="string">
            <text:p>Scénariste</text:p>
          </table:table-cell>
          <table:table-cell table:number-columns-repeated="4"/>
          <table:table-cell office:value-type="string" calcext:value-type="string">
            <text:p>Terme utilisé pour désigner l'auteur d'un scénario de film.</text:p>
          </table:table-cell>
          <table:table-cell table:number-columns-repeated="1016"/>
        </table:table-row>
        <table:table-row table:style-name="ro6">
          <table:table-cell table:formula="of:=IF(ISBLANK([.B225]);[.D225];[.B225]) &amp; IF(ISBLANK([.D225]);&quot;---&quot;;[.D225]) &amp; [.C225]" office:value-type="string" office:string-value="scl---Sculpteur" calcext:value-type="string">
            <text:p>scl---Sculpteur</text:p>
          </table:table-cell>
          <table:table-cell office:value-type="string" calcext:value-type="string">
            <text:p>scl</text:p>
          </table:table-cell>
          <table:table-cell office:value-type="string" calcext:value-type="string">
            <text:p>Sculpteur</text:p>
          </table:table-cell>
          <table:table-cell table:number-columns-repeated="4"/>
          <table:table-cell office:value-type="string" calcext:value-type="string">
            <text:p>Terme utilisé pour désigner toute personne ou tout organisme qui modèle ou sculpte des figures sous formes tridimensionnelles.</text:p>
          </table:table-cell>
          <table:table-cell table:number-columns-repeated="1016"/>
        </table:table-row>
        <table:table-row table:style-name="ro6">
          <table:table-cell table:formula="of:=IF(ISBLANK([.B226]);[.D226];[.B226]) &amp; IF(ISBLANK([.D226]);&quot;---&quot;;[.D226]) &amp; [.C226]" office:value-type="string" office:string-value="scr---Scribe" calcext:value-type="string">
            <text:p>scr---Scribe</text:p>
          </table:table-cell>
          <table:table-cell office:value-type="string" calcext:value-type="string">
            <text:p>scr</text:p>
          </table:table-cell>
          <table:table-cell office:value-type="string" calcext:value-type="string">
            <text:p>Scribe</text:p>
          </table:table-cell>
          <table:table-cell table:number-columns-repeated="4"/>
          <table:table-cell office:value-type="string" calcext:value-type="string">
            <text:p>Terme utilisé pour désigner toute personne qui écrit à la main des manuscrits. Utilisez [fac] « Copiste » pour désigner toute personne qui reproduit à la main des manuscrits.</text:p>
          </table:table-cell>
          <table:table-cell table:number-columns-repeated="1016"/>
        </table:table-row>
        <table:table-row table:style-name="ro8">
          <table:table-cell table:formula="of:=IF(ISBLANK([.B227]);[.D227];[.B227]) &amp; IF(ISBLANK([.D227]);&quot;---&quot;;[.D227]) &amp; [.C227]" office:value-type="string" office:string-value="sds---Concepteur du son" calcext:value-type="string">
            <text:p>sds---Concepteur du son</text:p>
          </table:table-cell>
          <table:table-cell office:value-type="string" calcext:value-type="string">
            <text:p>sds</text:p>
          </table:table-cell>
          <table:table-cell office:value-type="string" calcext:value-type="string">
            <text:p>Concepteur du son</text:p>
          </table:table-cell>
          <table:table-cell table:number-columns-repeated="4"/>
          <table:table-cell office:value-type="string" calcext:value-type="string">
            <text:p>Terme utilisé pour désigner toute personne qui crée ou reproduit une trame sonore, que ce soit en direct ou enregistré, qui voit à l'installation des microphones, à l'ajustement des niveaux sonores et à la coordination des sources sonores pour une production.</text:p>
          </table:table-cell>
          <table:table-cell table:number-columns-repeated="1016"/>
        </table:table-row>
        <table:table-row table:style-name="ro6">
          <table:table-cell table:formula="of:=IF(ISBLANK([.B228]);[.D228];[.B228]) &amp; IF(ISBLANK([.D228]);&quot;---&quot;;[.D228]) &amp; [.C228]" office:value-type="string" office:string-value="sec---Secrétaire" calcext:value-type="string">
            <text:p>sec---Secrétaire</text:p>
          </table:table-cell>
          <table:table-cell office:value-type="string" calcext:value-type="string">
            <text:p>sec</text:p>
          </table:table-cell>
          <table:table-cell office:value-type="string" calcext:value-type="string">
            <text:p>Secrétaire</text:p>
          </table:table-cell>
          <table:table-cell table:number-columns-repeated="4"/>
          <table:table-cell office:value-type="string" calcext:value-type="string">
            <text:p>Terme utilisé pour désigner un secrétaire, un rapporteur, un rédacteur ou une autre personne chargée d'exprimer les vues d'un organisme.</text:p>
          </table:table-cell>
          <table:table-cell table:number-columns-repeated="1016"/>
        </table:table-row>
        <table:table-row table:style-name="ro8">
          <table:table-cell table:formula="of:=IF(ISBLANK([.B229]);[.D229];[.B229]) &amp; IF(ISBLANK([.D229]);&quot;---&quot;;[.D229]) &amp; [.C229]" office:value-type="string" office:string-value="sgn---Signataire" calcext:value-type="string">
            <text:p>sgn---Signataire</text:p>
          </table:table-cell>
          <table:table-cell office:value-type="string" calcext:value-type="string">
            <text:p>sgn</text:p>
          </table:table-cell>
          <table:table-cell office:value-type="string" calcext:value-type="string">
            <text:p>Signataire</text:p>
          </table:table-cell>
          <table:table-cell table:number-columns-repeated="4"/>
          <table:table-cell office:value-type="string" calcext:value-type="string">
            <text:p>Terme utilisé pour désigner toute personne pour laquelle sa signature figure dans un livre sans présentation ni autre mention de provenance. Lorsqu'il y a une présentation, utilisez « Présentateur » [ins].</text:p>
          </table:table-cell>
          <table:table-cell table:number-columns-repeated="1016"/>
        </table:table-row>
        <table:table-row table:style-name="ro7">
          <table:table-cell table:formula="of:=IF(ISBLANK([.B230]);[.D230];[.B230]) &amp; IF(ISBLANK([.D230]);&quot;---&quot;;[.D230]) &amp; [.C230]" office:value-type="string" office:string-value="sht---Organisme de soutien" calcext:value-type="string">
            <text:p>sht---Organisme de soutien</text:p>
          </table:table-cell>
          <table:table-cell office:value-type="string" calcext:value-type="string">
            <text:p>sht</text:p>
          </table:table-cell>
          <table:table-cell office:value-type="string" calcext:value-type="string">
            <text:p>Organisme de soutien</text:p>
          </table:table-cell>
          <table:table-cell table:number-columns-repeated="4"/>
          <table:table-cell office:value-type="string" calcext:value-type="string">
            <text:p>Terme utilisé pour désigner toute personne ou tout organisme qui soutient un projet, un programme, une réunion, une activité, des objets de données, objets de culture matérielle ou autres entités ayant la capacité de soutenir soit en attribuant de l'équipement, du personnel, ou toutes autres ressources.</text:p>
          </table:table-cell>
          <table:table-cell table:number-columns-repeated="1016"/>
        </table:table-row>
        <table:table-row table:style-name="ro2">
          <table:table-cell table:formula="of:=IF(ISBLANK([.B231]);[.D231];[.B231]) &amp; IF(ISBLANK([.D231]);&quot;---&quot;;[.D231]) &amp; [.C231]" office:value-type="string" office:string-value="shtshtPersonne de soutien" calcext:value-type="string">
            <text:p>shtshtPersonne de soutien</text:p>
          </table:table-cell>
          <table:table-cell/>
          <table:table-cell office:value-type="string" calcext:value-type="string">
            <text:p>Personne de soutien</text:p>
          </table:table-cell>
          <table:table-cell office:value-type="string" calcext:value-type="string">
            <text:p>sht</text:p>
          </table:table-cell>
          <table:table-cell table:number-columns-repeated="1020"/>
        </table:table-row>
        <table:table-row table:style-name="ro8">
          <table:table-cell table:formula="of:=IF(ISBLANK([.B232]);[.D232];[.B232]) &amp; IF(ISBLANK([.D232]);&quot;---&quot;;[.D232]) &amp; [.C232]" office:value-type="string" office:string-value="sng---Chanteur" calcext:value-type="string">
            <text:p>sng---Chanteur</text:p>
          </table:table-cell>
          <table:table-cell office:value-type="string" calcext:value-type="string">
            <text:p>sng</text:p>
          </table:table-cell>
          <table:table-cell office:value-type="string" calcext:value-type="string">
            <text:p>Chanteur</text:p>
          </table:table-cell>
          <table:table-cell table:number-columns-repeated="4"/>
          <table:table-cell office:value-type="string" calcext:value-type="string">
            <text:p>Terme utilisé pour désigner toute personne qui utilise sa voix avec ou sans accompagnement instrumental pour produire de la musique. Le chanteur, lors de sa prestation, peut ou non employer des mots réels.</text:p>
          </table:table-cell>
          <table:table-cell table:number-columns-repeated="1016"/>
        </table:table-row>
        <table:table-row table:style-name="ro8">
          <table:table-cell table:formula="of:=IF(ISBLANK([.B233]);[.D233];[.B233]) &amp; IF(ISBLANK([.D233]);&quot;---&quot;;[.D233]) &amp; [.C233]" office:value-type="string" office:string-value="spk---Intervenant" calcext:value-type="string">
            <text:p>spk---Intervenant</text:p>
          </table:table-cell>
          <table:table-cell office:value-type="string" calcext:value-type="string">
            <text:p>spk</text:p>
          </table:table-cell>
          <table:table-cell office:value-type="string" calcext:value-type="string">
            <text:p>Intervenant</text:p>
          </table:table-cell>
          <table:table-cell table:number-columns-repeated="4"/>
          <table:table-cell office:value-type="string" calcext:value-type="string">
            <text:p>Terme utilisé pour désigner toute personne qui participe à un programme (souvent une émission) et qui apporte une contribution ou fait une présentation officielle généralement préparée à l'avance.</text:p>
          </table:table-cell>
          <table:table-cell table:number-columns-repeated="1016"/>
        </table:table-row>
        <table:table-row table:style-name="ro6">
          <table:table-cell table:formula="of:=IF(ISBLANK([.B234]);[.D234];[.B234]) &amp; IF(ISBLANK([.D234]);&quot;---&quot;;[.D234]) &amp; [.C234]" office:value-type="string" office:string-value="spn---Commanditaire" calcext:value-type="string">
            <text:p>spn---Commanditaire</text:p>
          </table:table-cell>
          <table:table-cell office:value-type="string" calcext:value-type="string">
            <text:p>spn</text:p>
          </table:table-cell>
          <table:table-cell office:value-type="string" calcext:value-type="string">
            <text:p>Commanditaire</text:p>
          </table:table-cell>
          <table:table-cell table:number-columns-repeated="4"/>
          <table:table-cell office:value-type="string" calcext:value-type="string">
            <text:p>Terme utilisé pour désigner toute personne ou tout organisme qui émet un contrat ou sous les auspices duquel une œuvre a été rédigée, imprimée, publiée, etc.</text:p>
          </table:table-cell>
          <table:table-cell table:number-columns-repeated="1016"/>
        </table:table-row>
        <table:table-row table:style-name="ro9">
          <table:table-cell table:formula="of:=IF(ISBLANK([.B235]);[.D235];[.B235]) &amp; IF(ISBLANK([.D235]);&quot;---&quot;;[.D235]) &amp; [.C235]" office:value-type="string" office:string-value="spy---Deuxième partie" calcext:value-type="string">
            <text:p>spy---Deuxième partie</text:p>
          </table:table-cell>
          <table:table-cell office:value-type="string" calcext:value-type="string">
            <text:p>spy</text:p>
          </table:table-cell>
          <table:table-cell office:value-type="string" calcext:value-type="string">
            <text:p>Deuxième partie</text:p>
          </table:table-cell>
          <table:table-cell table:number-columns-repeated="4"/>
          <table:table-cell office:value-type="string" calcext:value-type="string">
            <text:p>Terme utilisé pour désigner toute personne ou tout organisme qui est identifié en tant que partie de la seconde part. Dans le cas de transfert de droit, c'est le concessionnaire, le destinataire du transfert, le concessionnaire d'une licence, le bénéficiaire, etc. Les parties multiples peuvent être nommées conjointement en tant que seconde partie.</text:p>
          </table:table-cell>
          <table:table-cell table:number-columns-repeated="1016"/>
        </table:table-row>
        <table:table-row table:style-name="ro6">
          <table:table-cell table:formula="of:=IF(ISBLANK([.B236]);[.D236];[.B236]) &amp; IF(ISBLANK([.D236]);&quot;---&quot;;[.D236]) &amp; [.C236]" office:value-type="string" office:string-value="srv---Arpenteur" calcext:value-type="string">
            <text:p>srv---Arpenteur</text:p>
          </table:table-cell>
          <table:table-cell office:value-type="string" calcext:value-type="string">
            <text:p>srv</text:p>
          </table:table-cell>
          <table:table-cell office:value-type="string" calcext:value-type="string">
            <text:p>Arpenteur</text:p>
          </table:table-cell>
          <table:table-cell table:number-columns-repeated="4"/>
          <table:table-cell office:value-type="string" calcext:value-type="string">
            <text:p>Terme utilisé pour désigner toute personne ou tout organisme effectuant les relevés d'une bande de terre afin d'en déterminer l'emplacement, les formes et les limites.</text:p>
          </table:table-cell>
          <table:table-cell table:number-columns-repeated="1016"/>
        </table:table-row>
        <table:table-row table:style-name="ro7">
          <table:table-cell table:formula="of:=IF(ISBLANK([.B237]);[.D237];[.B237]) &amp; IF(ISBLANK([.D237]);&quot;---&quot;;[.D237]) &amp; [.C237]" office:value-type="string" office:string-value="std---Décorateur de scène" calcext:value-type="string">
            <text:p>std---Décorateur de scène</text:p>
          </table:table-cell>
          <table:table-cell office:value-type="string" calcext:value-type="string">
            <text:p>std</text:p>
          </table:table-cell>
          <table:table-cell office:value-type="string" calcext:value-type="string">
            <text:p>Décorateur de scène</text:p>
          </table:table-cell>
          <table:table-cell table:number-columns-repeated="4"/>
          <table:table-cell office:value-type="string" calcext:value-type="string">
            <text:p>Terme utilisé pour désigner toute personne ou tout organisme qui traduit les ébauches du directeur artistique en de véritables structures architecturales pour une présentation théâtrale, divertissement, film, etc. Les décorateurs de scène dessinent les guides détaillés et les spécifications pour monter la scène.</text:p>
          </table:table-cell>
          <table:table-cell table:number-columns-repeated="1016"/>
        </table:table-row>
        <table:table-row table:style-name="ro6">
          <table:table-cell table:formula="of:=IF(ISBLANK([.B238]);[.D238];[.B238]) &amp; IF(ISBLANK([.D238]);&quot;---&quot;;[.D238]) &amp; [.C238]" office:value-type="string" office:string-value="stl---Conteur" calcext:value-type="string">
            <text:p>stl---Conteur</text:p>
          </table:table-cell>
          <table:table-cell office:value-type="string" calcext:value-type="string">
            <text:p>stl</text:p>
          </table:table-cell>
          <table:table-cell office:value-type="string" calcext:value-type="string">
            <text:p>Conteur</text:p>
          </table:table-cell>
          <table:table-cell table:number-columns-repeated="4"/>
          <table:table-cell office:value-type="string" calcext:value-type="string">
            <text:p>Terme utilisé pour désigner toute personne qui transmet une histoire en lui donnant une interprétation théâtrale ou une autre forme de création.</text:p>
          </table:table-cell>
          <table:table-cell table:number-columns-repeated="1016"/>
        </table:table-row>
        <table:table-row table:style-name="ro8">
          <table:table-cell table:formula="of:=IF(ISBLANK([.B239]);[.D239];[.B239]) &amp; IF(ISBLANK([.D239]);&quot;---&quot;;[.D239]) &amp; [.C239]" office:value-type="string" office:string-value="stm---Régisseur de plateau" calcext:value-type="string">
            <text:p>stm---Régisseur de plateau</text:p>
          </table:table-cell>
          <table:table-cell office:value-type="string" calcext:value-type="string">
            <text:p>stm</text:p>
          </table:table-cell>
          <table:table-cell office:value-type="string" calcext:value-type="string">
            <text:p>Régisseur de plateau</text:p>
          </table:table-cell>
          <table:table-cell table:number-columns-repeated="4"/>
          <table:table-cell office:value-type="string" calcext:value-type="string">
            <text:p>Terme utilisé pour désigner toute personne qui est responsable de tout ce qui se passe sur une scène et qui agit en tant que chef de toutes les équipes et assistant au directeur lors des répétitions.</text:p>
          </table:table-cell>
          <table:table-cell table:number-columns-repeated="1016"/>
        </table:table-row>
        <table:table-row table:style-name="ro6">
          <table:table-cell table:formula="of:=IF(ISBLANK([.B240]);[.D240];[.B240]) &amp; IF(ISBLANK([.D240]);&quot;---&quot;;[.D240]) &amp; [.C240]" office:value-type="string" office:string-value="stn---Organisme de normalisation" calcext:value-type="string">
            <text:p>stn---Organisme de normalisation</text:p>
          </table:table-cell>
          <table:table-cell office:value-type="string" calcext:value-type="string">
            <text:p>stn</text:p>
          </table:table-cell>
          <table:table-cell office:value-type="string" calcext:value-type="string">
            <text:p>Organisme de normalisation</text:p>
          </table:table-cell>
          <table:table-cell table:number-columns-repeated="4"/>
          <table:table-cell office:value-type="string" calcext:value-type="string">
            <text:p>Terme utilisé pour désigner toute société ou agence responsable de l'élaboration ou de la mise en application d'une norme.</text:p>
          </table:table-cell>
          <table:table-cell table:number-columns-repeated="1016"/>
        </table:table-row>
        <table:table-row table:style-name="ro8">
          <table:table-cell table:formula="of:=IF(ISBLANK([.B241]);[.D241];[.B241]) &amp; IF(ISBLANK([.D241]);&quot;---&quot;;[.D241]) &amp; [.C241]" office:value-type="string" office:string-value="str---Stéréotypeur" calcext:value-type="string">
            <text:p>str---Stéréotypeur</text:p>
          </table:table-cell>
          <table:table-cell office:value-type="string" calcext:value-type="string">
            <text:p>str</text:p>
          </table:table-cell>
          <table:table-cell office:value-type="string" calcext:value-type="string">
            <text:p>Stéréotypeur</text:p>
          </table:table-cell>
          <table:table-cell table:number-columns-repeated="4"/>
          <table:table-cell office:value-type="string" calcext:value-type="string">
            <text:p>Terme utilisé pour désigner toute personne ou tout organisme responsable de la conception par moulage d'une nouvelle plaque d'imprimerie ou en copiant une autre surface d'impression.</text:p>
          </table:table-cell>
          <table:table-cell table:number-columns-repeated="1016"/>
        </table:table-row>
        <table:table-row table:style-name="ro6">
          <table:table-cell table:formula="of:=IF(ISBLANK([.B242]);[.D242];[.B242]) &amp; IF(ISBLANK([.D242]);&quot;---&quot;;[.D242]) &amp; [.C242]" office:value-type="string" office:string-value="tcd---Directeur technique" calcext:value-type="string">
            <text:p>tcd---Directeur technique</text:p>
          </table:table-cell>
          <table:table-cell office:value-type="string" calcext:value-type="string">
            <text:p>tcd</text:p>
          </table:table-cell>
          <table:table-cell office:value-type="string" calcext:value-type="string">
            <text:p>Directeur technique</text:p>
          </table:table-cell>
          <table:table-cell table:number-columns-repeated="4"/>
          <table:table-cell office:value-type="string" calcext:value-type="string">
            <text:p>Terme utilisé pour désigner toute personne qui est en fin de compte responsable des décors, des accessoires, de l'éclairage et du son pour une production.</text:p>
          </table:table-cell>
          <table:table-cell table:number-columns-repeated="1016"/>
        </table:table-row>
        <table:table-row table:style-name="ro6">
          <table:table-cell table:formula="of:=IF(ISBLANK([.B243]);[.D243];[.B243]) &amp; IF(ISBLANK([.D243]);&quot;---&quot;;[.D243]) &amp; [.C243]" office:value-type="string" office:string-value="tch---Professeur" calcext:value-type="string">
            <text:p>tch---Professeur</text:p>
          </table:table-cell>
          <table:table-cell office:value-type="string" calcext:value-type="string">
            <text:p>tch</text:p>
          </table:table-cell>
          <table:table-cell office:value-type="string" calcext:value-type="string">
            <text:p>Professeur</text:p>
          </table:table-cell>
          <table:table-cell table:number-columns-repeated="4"/>
          <table:table-cell office:value-type="string" calcext:value-type="string">
            <text:p>Terme utilisé pour désigner toute personne qui dans le contexte d'une ressource, enseigne une matière, une discipline ou qui démontre des aptitudes physiques.</text:p>
          </table:table-cell>
          <table:table-cell table:number-columns-repeated="1016"/>
        </table:table-row>
        <table:table-row table:style-name="ro6">
          <table:table-cell table:formula="of:=IF(ISBLANK([.B244]);[.D244];[.B244]) &amp; IF(ISBLANK([.D244]);&quot;---&quot;;[.D244]) &amp; [.C244]" office:value-type="string" office:string-value="ths---Directeur de thèse" calcext:value-type="string">
            <text:p>ths---Directeur de thèse</text:p>
          </table:table-cell>
          <table:table-cell office:value-type="string" calcext:value-type="string">
            <text:p>ths</text:p>
          </table:table-cell>
          <table:table-cell office:value-type="string" calcext:value-type="string">
            <text:p>Directeur de thèse</text:p>
          </table:table-cell>
          <table:table-cell table:number-columns-repeated="4"/>
          <table:table-cell office:value-type="string" calcext:value-type="string">
            <text:p>Terme utilisé pour désigner toute personne qui dirige et conseille un candidat aux études supérieures qui rédige et présente une thèse, un mémoire ou une dissertation.</text:p>
          </table:table-cell>
          <table:table-cell table:number-columns-repeated="1016"/>
        </table:table-row>
        <table:table-row table:style-name="ro2">
          <table:table-cell table:formula="of:=IF(ISBLANK([.B245]);[.D245];[.B245]) &amp; IF(ISBLANK([.D245]);&quot;---&quot;;[.D245]) &amp; [.C245]" office:value-type="string" office:string-value="thsthsParrain" calcext:value-type="string">
            <text:p>thsthsParrain</text:p>
          </table:table-cell>
          <table:table-cell/>
          <table:table-cell office:value-type="string" calcext:value-type="string">
            <text:p>Parrain</text:p>
          </table:table-cell>
          <table:table-cell office:value-type="string" calcext:value-type="string">
            <text:p>ths</text:p>
          </table:table-cell>
          <table:table-cell table:number-columns-repeated="1020"/>
        </table:table-row>
        <table:table-row table:style-name="ro7">
          <table:table-cell table:formula="of:=IF(ISBLANK([.B246]);[.D246];[.B246]) &amp; IF(ISBLANK([.D246]);&quot;---&quot;;[.D246]) &amp; [.C246]" office:value-type="string" office:string-value="trc---Transcripteur" calcext:value-type="string">
            <text:p>trc---Transcripteur</text:p>
          </table:table-cell>
          <table:table-cell office:value-type="string" calcext:value-type="string">
            <text:p>trc</text:p>
          </table:table-cell>
          <table:table-cell office:value-type="string" calcext:value-type="string">
            <text:p>Transcripteur</text:p>
          </table:table-cell>
          <table:table-cell table:number-columns-repeated="4"/>
          <table:table-cell office:value-type="string" calcext:value-type="string">
            <text:p>Terme utilisé pour désigner toute personne qui prépare une copie, à la main ou à la machine à écrire, à partir du matériel original, y compris du matériel dicté et enregistré. Utilisez [scr] « Scribe » pour désigner toute personne qui écrit à la main des manuscrits.</text:p>
          </table:table-cell>
          <table:table-cell table:number-columns-repeated="1016"/>
        </table:table-row>
        <table:table-row table:style-name="ro6">
          <table:table-cell table:formula="of:=IF(ISBLANK([.B247]);[.D247];[.B247]) &amp; IF(ISBLANK([.D247]);&quot;---&quot;;[.D247]) &amp; [.C247]" office:value-type="string" office:string-value="trl---Traducteur" calcext:value-type="string">
            <text:p>trl---Traducteur</text:p>
          </table:table-cell>
          <table:table-cell office:value-type="string" calcext:value-type="string">
            <text:p>trl</text:p>
          </table:table-cell>
          <table:table-cell office:value-type="string" calcext:value-type="string">
            <text:p>Traducteur</text:p>
          </table:table-cell>
          <table:table-cell table:number-columns-repeated="4"/>
          <table:table-cell office:value-type="string" calcext:value-type="string">
            <text:p>Terme utilisé pour désigner toute personne qui traduit un texte d'une langue à une autre ou d'une forme plus ancienne à une une forme plus moderne d'une langue.</text:p>
          </table:table-cell>
          <table:table-cell table:number-columns-repeated="1016"/>
        </table:table-row>
        <table:table-row table:style-name="ro6">
          <table:table-cell table:formula="of:=IF(ISBLANK([.B248]);[.D248];[.B248]) &amp; IF(ISBLANK([.D248]);&quot;---&quot;;[.D248]) &amp; [.C248]" office:value-type="string" office:string-value="tyd---Concepteur de caractères typographiques" calcext:value-type="string">
            <text:p>tyd---Concepteur de caractères typographiques</text:p>
          </table:table-cell>
          <table:table-cell office:value-type="string" calcext:value-type="string">
            <text:p>tyd</text:p>
          </table:table-cell>
          <table:table-cell office:value-type="string" calcext:value-type="string">
            <text:p>Concepteur de caractères typographiques</text:p>
          </table:table-cell>
          <table:table-cell table:number-columns-repeated="4"/>
          <table:table-cell office:value-type="string" calcext:value-type="string">
            <text:p>Terme utilisé pour désigner toute personne qui a conçu les caractères typographiques ou la</text:p>
          </table:table-cell>
          <table:table-cell table:number-columns-repeated="1016"/>
        </table:table-row>
        <table:table-row table:style-name="ro6">
          <table:table-cell table:formula="of:=IF(ISBLANK([.B249]);[.D249];[.B249]) &amp; IF(ISBLANK([.D249]);&quot;---&quot;;[.D249]) &amp; [.C249]" office:value-type="string" office:string-value="tydtydCaractères typographiques, Concepteur de" calcext:value-type="string">
            <text:p>tydtydCaractères typographiques, Concepteur de</text:p>
          </table:table-cell>
          <table:table-cell/>
          <table:table-cell office:value-type="string" calcext:value-type="string">
            <text:p>Caractères typographiques, Concepteur de</text:p>
          </table:table-cell>
          <table:table-cell office:value-type="string" calcext:value-type="string">
            <text:p>tyd</text:p>
          </table:table-cell>
          <table:table-cell table:number-columns-repeated="1020"/>
        </table:table-row>
        <table:table-row table:style-name="ro6">
          <table:table-cell table:formula="of:=IF(ISBLANK([.B250]);[.D250];[.B250]) &amp; IF(ISBLANK([.D250]);&quot;---&quot;;[.D250]) &amp; [.C250]" office:value-type="string" office:string-value="tydtydPolices de caractères, Concepteur de" calcext:value-type="string">
            <text:p>tydtydPolices de caractères, Concepteur de</text:p>
          </table:table-cell>
          <table:table-cell/>
          <table:table-cell office:value-type="string" calcext:value-type="string">
            <text:p>Polices de caractères, Concepteur de</text:p>
          </table:table-cell>
          <table:table-cell office:value-type="string" calcext:value-type="string">
            <text:p>tyd</text:p>
          </table:table-cell>
          <table:table-cell table:number-columns-repeated="1020"/>
        </table:table-row>
        <table:table-row table:style-name="ro8">
          <table:table-cell table:formula="of:=IF(ISBLANK([.B251]);[.D251];[.B251]) &amp; IF(ISBLANK([.D251]);&quot;---&quot;;[.D251]) &amp; [.C251]" office:value-type="string" office:string-value="tyg---Typographe" calcext:value-type="string">
            <text:p>tyg---Typographe</text:p>
          </table:table-cell>
          <table:table-cell office:value-type="string" calcext:value-type="string">
            <text:p>tyg</text:p>
          </table:table-cell>
          <table:table-cell office:value-type="string" calcext:value-type="string">
            <text:p>Typographe</text:p>
          </table:table-cell>
          <table:table-cell table:number-columns-repeated="4"/>
          <table:table-cell office:value-type="string" calcext:value-type="string">
            <text:p>Terme utilisé pour désigner toute personne qui choisit le type des caractères et la mise en pages dans un ouvrage. Si le typographe a aussi conçu la maquette du livre, par exemple le dessinateur-maquettiste [bkd], on peut utiliser les codes de chaque fonction.</text:p>
          </table:table-cell>
          <table:table-cell table:number-columns-repeated="1016"/>
        </table:table-row>
        <table:table-row table:style-name="ro7">
          <table:table-cell table:formula="of:=IF(ISBLANK([.B252]);[.D252];[.B252]) &amp; IF(ISBLANK([.D252]);&quot;---&quot;;[.D252]) &amp; [.C252]" office:value-type="string" office:string-value="vdg---Vidéaste" calcext:value-type="string">
            <text:p>vdg---Vidéaste</text:p>
          </table:table-cell>
          <table:table-cell office:value-type="string" calcext:value-type="string">
            <text:p>vdg</text:p>
          </table:table-cell>
          <table:table-cell office:value-type="string" calcext:value-type="string">
            <text:p>Vidéaste</text:p>
          </table:table-cell>
          <table:table-cell table:number-columns-repeated="4"/>
          <table:table-cell office:value-type="string" calcext:value-type="string">
            <text:p>Terme utilisé pour désigner toute personne ou tout organisme responsable d'une production vidéographique d'une production de spectacles à l'opposé d'un film commercial. Le vidéoaste peut être un cameraman ou peut superviser un ou plusieurs cameramen. Ne pas confondre avec cinématographe.</text:p>
          </table:table-cell>
          <table:table-cell table:number-columns-repeated="1016"/>
        </table:table-row>
        <table:table-row table:style-name="ro6">
          <table:table-cell table:formula="of:=IF(ISBLANK([.B253]);[.D253];[.B253]) &amp; IF(ISBLANK([.D253]);&quot;---&quot;;[.D253]) &amp; [.C253]" office:value-type="string" office:string-value="voc---Vocaliste" calcext:value-type="string">
            <text:p>voc---Vocaliste</text:p>
          </table:table-cell>
          <table:table-cell office:value-type="string" calcext:value-type="string">
            <text:p>voc</text:p>
          </table:table-cell>
          <table:table-cell office:value-type="string" calcext:value-type="string">
            <text:p>Vocaliste</text:p>
          </table:table-cell>
          <table:table-cell table:number-columns-repeated="4"/>
          <table:table-cell office:value-type="string" calcext:value-type="string">
            <text:p>Terme utilisé pour désigner toute personne qui chante dans une comédie musicale ou un spectacle.</text:p>
          </table:table-cell>
          <table:table-cell table:number-columns-repeated="1016"/>
        </table:table-row>
        <table:table-row table:style-name="ro2">
          <table:table-cell table:formula="of:=IF(ISBLANK([.B254]);[.D254];[.B254]) &amp; IF(ISBLANK([.D254]);&quot;---&quot;;[.D254]) &amp; [.C254]" office:value-type="string" office:string-value="vocvocArtiste vocal" calcext:value-type="string">
            <text:p>vocvocArtiste vocal</text:p>
          </table:table-cell>
          <table:table-cell/>
          <table:table-cell office:value-type="string" calcext:value-type="string">
            <text:p>Artiste vocal</text:p>
          </table:table-cell>
          <table:table-cell office:value-type="string" calcext:value-type="string">
            <text:p>voc</text:p>
          </table:table-cell>
          <table:table-cell table:number-columns-repeated="1020"/>
        </table:table-row>
        <table:table-row table:style-name="ro6">
          <table:table-cell table:formula="of:=IF(ISBLANK([.B255]);[.D255];[.B255]) &amp; IF(ISBLANK([.D255]);&quot;---&quot;;[.D255]) &amp; [.C255]" office:value-type="string" office:string-value="wam---Auteur du matériel d'appoint" calcext:value-type="string">
            <text:p>wam---Auteur du matériel d'appoint</text:p>
          </table:table-cell>
          <table:table-cell office:value-type="string" calcext:value-type="string">
            <text:p>wam</text:p>
          </table:table-cell>
          <table:table-cell office:value-type="string" calcext:value-type="string">
            <text:p>Auteur du matériel d'appoint</text:p>
          </table:table-cell>
          <table:table-cell table:number-columns-repeated="4"/>
          <table:table-cell office:value-type="string" calcext:value-type="string">
            <text:p>Terme utilisé pour désigner toute personne qui écrit la documentation accompagnant un enregistrement sonore ou d'autres produits audio-visuels.</text:p>
          </table:table-cell>
          <table:table-cell table:number-columns-repeated="1016"/>
        </table:table-row>
        <table:table-row table:style-name="ro2">
          <table:table-cell table:formula="of:=IF(ISBLANK([.B256]);[.D256];[.B256]) &amp; IF(ISBLANK([.D256]);&quot;---&quot;;[.D256]) &amp; [.C256]" office:value-type="string" office:string-value="wamwamMatériel d'appoint, Auteur du" calcext:value-type="string">
            <text:p>wamwamMatériel d'appoint, Auteur du</text:p>
          </table:table-cell>
          <table:table-cell/>
          <table:table-cell office:value-type="string" calcext:value-type="string">
            <text:p>Matériel d'appoint, Auteur du</text:p>
          </table:table-cell>
          <table:table-cell office:value-type="string" calcext:value-type="string">
            <text:p>wam</text:p>
          </table:table-cell>
          <table:table-cell table:number-columns-repeated="1020"/>
        </table:table-row>
        <table:table-row table:style-name="ro6">
          <table:table-cell table:formula="of:=IF(ISBLANK([.B257]);[.D257];[.B257]) &amp; IF(ISBLANK([.D257]);&quot;---&quot;;[.D257]) &amp; [.C257]" office:value-type="string" office:string-value="wdc---Xylographe" calcext:value-type="string">
            <text:p>wdc---Xylographe</text:p>
          </table:table-cell>
          <table:table-cell office:value-type="string" calcext:value-type="string">
            <text:p>wdc</text:p>
          </table:table-cell>
          <table:table-cell office:value-type="string" calcext:value-type="string">
            <text:p>Xylographe</text:p>
          </table:table-cell>
          <table:table-cell table:number-columns-repeated="4"/>
          <table:table-cell office:value-type="string" calcext:value-type="string">
            <text:p>Terme utilisé pour désigner toute personne qui réalise des estampes en gravant une image en relief sur un bloc de bois de bout.</text:p>
          </table:table-cell>
          <table:table-cell table:number-columns-repeated="1016"/>
        </table:table-row>
        <table:table-row table:style-name="ro2">
          <table:table-cell table:formula="of:=IF(ISBLANK([.B258]);[.D258];[.B258]) &amp; IF(ISBLANK([.D258]);&quot;---&quot;;[.D258]) &amp; [.C258]" office:value-type="string" office:string-value="wdcwdcBois, Graveur sur" calcext:value-type="string">
            <text:p>wdcwdcBois, Graveur sur</text:p>
          </table:table-cell>
          <table:table-cell/>
          <table:table-cell office:value-type="string" calcext:value-type="string">
            <text:p>Bois, Graveur sur</text:p>
          </table:table-cell>
          <table:table-cell office:value-type="string" calcext:value-type="string">
            <text:p>wdc</text:p>
          </table:table-cell>
          <table:table-cell table:number-columns-repeated="1020"/>
        </table:table-row>
        <table:table-row table:style-name="ro2">
          <table:table-cell table:formula="of:=IF(ISBLANK([.B259]);[.D259];[.B259]) &amp; IF(ISBLANK([.D259]);&quot;---&quot;;[.D259]) &amp; [.C259]" office:value-type="string" office:string-value="wdcwdcGraveur sur bois" calcext:value-type="string">
            <text:p>wdcwdcGraveur sur bois</text:p>
          </table:table-cell>
          <table:table-cell/>
          <table:table-cell office:value-type="string" calcext:value-type="string">
            <text:p>Graveur sur bois</text:p>
          </table:table-cell>
          <table:table-cell office:value-type="string" calcext:value-type="string">
            <text:p>wdc</text:p>
          </table:table-cell>
          <table:table-cell table:number-columns-repeated="1020"/>
        </table:table-row>
        <table:table-row table:style-name="ro2">
          <table:table-cell table:formula="of:=IF(ISBLANK([.B260]);[.D260];[.B260]) &amp; IF(ISBLANK([.D260]);&quot;---&quot;;[.D260]) &amp; [.C260]" office:value-type="string" office:string-value="wdcwdcGraveur sur bois de fil" calcext:value-type="string">
            <text:p>wdcwdcGraveur sur bois de fil</text:p>
          </table:table-cell>
          <table:table-cell/>
          <table:table-cell office:value-type="string" calcext:value-type="string">
            <text:p>Graveur sur bois de fil</text:p>
          </table:table-cell>
          <table:table-cell office:value-type="string" calcext:value-type="string">
            <text:p>wdc</text:p>
          </table:table-cell>
          <table:table-cell table:number-columns-repeated="1020"/>
        </table:table-row>
        <table:table-row table:style-name="ro6">
          <table:table-cell table:formula="of:=IF(ISBLANK([.B261]);[.D261];[.B261]) &amp; IF(ISBLANK([.D261]);&quot;---&quot;;[.D261]) &amp; [.C261]" office:value-type="string" office:string-value="wde---Graveur sur bois de bout" calcext:value-type="string">
            <text:p>wde---Graveur sur bois de bout</text:p>
          </table:table-cell>
          <table:table-cell office:value-type="string" calcext:value-type="string">
            <text:p>wde</text:p>
          </table:table-cell>
          <table:table-cell office:value-type="string" calcext:value-type="string">
            <text:p>Graveur sur bois de bout</text:p>
          </table:table-cell>
          <table:table-cell table:number-columns-repeated="4"/>
          <table:table-cell office:value-type="string" calcext:value-type="string">
            <text:p>Terme utilisé pour désigner toute personne qui réalise des impressions en découpant une image en relief sur le côté plat d'un bloc de bois.</text:p>
          </table:table-cell>
          <table:table-cell table:number-columns-repeated="1016"/>
        </table:table-row>
        <table:table-row table:style-name="ro10">
          <table:table-cell table:formula="of:=IF(ISBLANK([.B262]);[.D262];[.B262]) &amp; IF(ISBLANK([.D262]);&quot;---&quot;;[.D262]) &amp; [.C262]" office:value-type="string" office:string-value="win---Rédacteur de l'introduction" calcext:value-type="string">
            <text:p>win---Rédacteur de l'introduction</text:p>
          </table:table-cell>
          <table:table-cell office:value-type="string" calcext:value-type="string">
            <text:p>win</text:p>
          </table:table-cell>
          <table:table-cell office:value-type="string" calcext:value-type="string">
            <text:p>Rédacteur de l'introduction</text:p>
          </table:table-cell>
          <table:table-cell table:number-columns-repeated="4"/>
          <table:table-cell office:value-type="string" calcext:value-type="string">
            <text:p>Terme utilisé pour désigner toute personne ou tout organisme qui a contribué au document en fournissant une introduction au travail original</text:p>
          </table:table-cell>
          <table:table-cell/>
          <table:table-cell office:value-type="string" calcext:value-type="string">
            <text:p>2014-02-05:Added in RDA and MARC</text:p>
            <text:p>2013-05-15:new</text:p>
          </table:table-cell>
          <table:table-cell table:number-columns-repeated="1014"/>
        </table:table-row>
        <table:table-row table:style-name="ro6">
          <table:table-cell table:formula="of:=IF(ISBLANK([.B263]);[.D263];[.B263]) &amp; IF(ISBLANK([.D263]);&quot;---&quot;;[.D263]) &amp; [.C263]" office:value-type="string" office:string-value="wit---Témoin" calcext:value-type="string">
            <text:p>wit---Témoin</text:p>
          </table:table-cell>
          <table:table-cell office:value-type="string" calcext:value-type="string">
            <text:p>wit</text:p>
          </table:table-cell>
          <table:table-cell office:value-type="string" calcext:value-type="string">
            <text:p>Témoin</text:p>
          </table:table-cell>
          <table:table-cell table:number-columns-repeated="4"/>
          <table:table-cell office:value-type="string" calcext:value-type="string">
            <text:p>Terme utilisé pour désigner toute personne qui confirme la véracité d'un acte ou d'un événement.</text:p>
          </table:table-cell>
          <table:table-cell table:number-columns-repeated="1016"/>
        </table:table-row>
        <table:table-row table:style-name="ro2">
          <table:table-cell table:formula="of:=IF(ISBLANK([.B264]);[.D264];[.B264]) &amp; IF(ISBLANK([.D264]);&quot;---&quot;;[.D264]) &amp; [.C264]" office:value-type="string" office:string-value="witwitCurieux" calcext:value-type="string">
            <text:p>witwitCurieux</text:p>
          </table:table-cell>
          <table:table-cell/>
          <table:table-cell office:value-type="string" calcext:value-type="string">
            <text:p>Curieux</text:p>
          </table:table-cell>
          <table:table-cell office:value-type="string" calcext:value-type="string">
            <text:p>wit</text:p>
          </table:table-cell>
          <table:table-cell table:number-columns-repeated="1020"/>
        </table:table-row>
        <table:table-row table:style-name="ro2">
          <table:table-cell table:formula="of:=IF(ISBLANK([.B265]);[.D265];[.B265]) &amp; IF(ISBLANK([.D265]);&quot;---&quot;;[.D265]) &amp; [.C265]" office:value-type="string" office:string-value="witwitObservateur" calcext:value-type="string">
            <text:p>witwitObservateur</text:p>
          </table:table-cell>
          <table:table-cell/>
          <table:table-cell office:value-type="string" calcext:value-type="string">
            <text:p>Observateur</text:p>
          </table:table-cell>
          <table:table-cell office:value-type="string" calcext:value-type="string">
            <text:p>wit</text:p>
          </table:table-cell>
          <table:table-cell table:number-columns-repeated="1020"/>
        </table:table-row>
        <table:table-row table:style-name="ro2">
          <table:table-cell table:formula="of:=IF(ISBLANK([.B266]);[.D266];[.B266]) &amp; IF(ISBLANK([.D266]);&quot;---&quot;;[.D266]) &amp; [.C266]" office:value-type="string" office:string-value="witwitTémoignant" calcext:value-type="string">
            <text:p>witwitTémoignant</text:p>
          </table:table-cell>
          <table:table-cell/>
          <table:table-cell office:value-type="string" calcext:value-type="string">
            <text:p>Témoignant</text:p>
          </table:table-cell>
          <table:table-cell office:value-type="string" calcext:value-type="string">
            <text:p>wit</text:p>
          </table:table-cell>
          <table:table-cell table:number-columns-repeated="1020"/>
        </table:table-row>
        <table:table-row table:style-name="ro2">
          <table:table-cell table:formula="of:=IF(ISBLANK([.B267]);[.D267];[.B267]) &amp; IF(ISBLANK([.D267]);&quot;---&quot;;[.D267]) &amp; [.C267]" office:value-type="string" office:string-value="witwitTémoin oculaire" calcext:value-type="string">
            <text:p>witwitTémoin oculaire</text:p>
          </table:table-cell>
          <table:table-cell/>
          <table:table-cell office:value-type="string" calcext:value-type="string">
            <text:p>Témoin oculaire</text:p>
          </table:table-cell>
          <table:table-cell office:value-type="string" calcext:value-type="string">
            <text:p>wit</text:p>
          </table:table-cell>
          <table:table-cell table:number-columns-repeated="1020"/>
        </table:table-row>
        <table:table-row table:style-name="ro10">
          <table:table-cell table:formula="of:=IF(ISBLANK([.B268]);[.D268];[.B268]) &amp; IF(ISBLANK([.D268]);&quot;---&quot;;[.D268]) &amp; [.C268]" office:value-type="string" office:string-value="wpr---Rédacteur de la préface" calcext:value-type="string">
            <text:p>wpr---Rédacteur de la préface</text:p>
          </table:table-cell>
          <table:table-cell office:value-type="string" calcext:value-type="string">
            <text:p>wpr</text:p>
          </table:table-cell>
          <table:table-cell office:value-type="string" calcext:value-type="string">
            <text:p>Rédacteur de la préface</text:p>
          </table:table-cell>
          <table:table-cell table:number-columns-repeated="4"/>
          <table:table-cell office:value-type="string" calcext:value-type="string">
            <text:p>Terme utilisé pour désigner toute personne ou tout organisme qui a contribué au document en fournissant une préface au travail original</text:p>
          </table:table-cell>
          <table:table-cell/>
          <table:table-cell office:value-type="string" calcext:value-type="string">
            <text:p>2014-02-05:Added in RDA and MARC</text:p>
            <text:p>2013-05-15:new</text:p>
          </table:table-cell>
          <table:table-cell table:number-columns-repeated="1014"/>
        </table:table-row>
        <table:table-row table:style-name="ro1" table:number-rows-repeated="1048307">
          <table:table-cell table:number-columns-repeated="1024"/>
        </table:table-row>
        <table:table-row table:style-name="ro1">
          <table:table-cell table:number-columns-repeated="1024"/>
        </table:table-row>
      </table:table>
      <table:table table:name="Feuille4" table:style-name="ta1">
        <office:forms form:automatic-focus="false" form:apply-design-mode="false"/>
        <table:table-column table:style-name="co3" table:default-cell-style-name="Default"/>
        <table:table-column table:style-name="co3" table:default-cell-style-name="ce28"/>
        <table:table-column table:style-name="co26" table:default-cell-style-name="ce28"/>
        <table:table-column table:style-name="co3" table:default-cell-style-name="ce28"/>
        <table:table-column table:style-name="co6" table:default-cell-style-name="ce4"/>
        <table:table-column table:style-name="co7" table:default-cell-style-name="ce4"/>
        <table:table-column table:style-name="co3" table:default-cell-style-name="ce28"/>
        <table:table-column table:style-name="co27" table:default-cell-style-name="ce28"/>
        <table:table-column table:style-name="co3" table:number-columns-repeated="1016" table:default-cell-style-name="ce28"/>
        <table:table-row table:style-name="ro19">
          <table:table-cell table:style-name="ce4" office:value-type="string" calcext:value-type="string">
            <text:p>TRI</text:p>
          </table:table-cell>
          <table:table-cell table:style-name="ce27" office:value-type="string" calcext:value-type="string">
            <text:p>code</text:p>
          </table:table-cell>
          <table:table-cell table:style-name="ce27" office:value-type="string" calcext:value-type="string">
            <text:p>label</text:p>
          </table:table-cell>
          <table:table-cell table:style-name="ce27" office:value-type="string" calcext:value-type="string">
            <text:p>USE</text:p>
          </table:table-cell>
          <table:table-cell office:value-type="string" calcext:value-type="string">
            <text:p>MT</text:p>
          </table:table-cell>
          <table:table-cell office:value-type="string" calcext:value-type="string">
            <text:p>BT</text:p>
          </table:table-cell>
          <table:table-cell table:style-name="ce27" office:value-type="string" calcext:value-type="string">
            <text:p>RT</text:p>
          </table:table-cell>
          <table:table-cell table:style-name="ce27" office:value-type="string" calcext:value-type="string">
            <text:p>description</text:p>
          </table:table-cell>
          <table:table-cell office:value-type="string" calcext:value-type="string">
            <text:p>SN</text:p>
          </table:table-cell>
          <table:table-cell office:value-type="string" calcext:value-type="string">
            <text:p>HS</text:p>
          </table:table-cell>
          <table:table-cell table:number-columns-repeated="1014"/>
        </table:table-row>
        <table:table-row table:style-name="ro19">
          <table:table-cell table:style-name="ce4" table:formula="of:=IF(ISBLANK([.B2]);[.D2];[.B2]) &amp; IF(ISBLANK([.D2]);&quot;---&quot;;[.D2]) &amp; [.C2]" office:value-type="string" office:string-value="aaacccbbb" calcext:value-type="string">
            <text:p>aaacccbbb</text:p>
          </table:table-cell>
          <table:table-cell table:style-name="ce27" office:value-type="string" calcext:value-type="string">
            <text:p>aaa</text:p>
          </table:table-cell>
          <table:table-cell table:style-name="ce27" office:value-type="string" calcext:value-type="string">
            <text:p>bbb</text:p>
          </table:table-cell>
          <table:table-cell table:style-name="ce27" office:value-type="string" calcext:value-type="string">
            <text:p>ccc</text:p>
          </table:table-cell>
          <table:table-cell table:number-columns-repeated="2"/>
          <table:table-cell table:style-name="ce27" table:number-columns-repeated="2"/>
          <table:table-cell table:number-columns-repeated="1016"/>
        </table:table-row>
        <table:table-row table:style-name="ro1" table:number-rows-repeated="13">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Point 1 :**</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 Artistic director (ard, existait avant) : la bonne traduction est bien "directeur artistique"" (traduit comme ça par les canadiens).</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 Art director (adi, nouveau) : se traduit également par "directeur artistique" mais dans le sens "chef décorateur aux responsabilités étendues" (source : http://fr.wikipedia.org/wiki/Directeur_artistique). J'ai conservé la traduction "Chef décorateur".</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 Production designer (prs, nouveau) : la traduction actuelle (directeur artistique) n'est pas bonne, doublon avec "ard". Wikipedia (lien au dessus) propose "architecte de plateau", "architecte décorateur" ou "superviseur artistique". RDA (http://rdafrancophone.wikispaces.com/Vocabulaires+RDA+anglais-fran%C3%A7ais+(Annexes)) traduit ça par "chef décorateur", mais on l'a déjà pour adi. Au final, j'ai choisit "architecte décorateur".</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 Editor of moving image work : RDA traduit ça par "monteur d’œuvre d’images animées", je préfère garder "chef monteur"</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Point 2 : blurb**</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Dans le contexte d'un livre, Larousse indique qu'il s'agit d'un texte de présentation (cf. http://www.larousse.fr/dictionnaires/anglais-francais/blurb/566276).</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Pour "blurb writer", j'ai donc traduit par "Auteur du texte de présentation".</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Point 3 : court reporter**</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Le sens est bien "celui qui note tout ce qui se dit pendant un procès" et non pas "journaliste" (cf. http://en.wikipedia.org/wiki/Court_reporter).</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Dans [Termium](http://www.btb.termiumplus.gc.ca/tpv2alpha/alpha-fra.html?lang=fra&amp;i=1&amp;index=alt&amp;srchtxt=COURT%20REPORTER), la traduction proposée est "Sténographe judiciaire" qui me semble très précis.</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Il est probable que ce soit assez proche de "greffier", mais comme je ne suis pas sûr, je préfère conserver "Sténographe judiciaire".</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number-rows-repeated="2">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Point 4 : recordist**</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En anglais, recordist est la plupart du temps assimilé à "preneur de son" (sound recordist) mais la description du terme dans la table indique clairement que ça peut être son ou vidéo.</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Dans [RDA](http://rdafrancophone.wikispaces.com/Vocabulaires+RDA+anglais-fran%C3%A7ais+(Annexes)), c'est traduit par "opérateur d’enregistrement". </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Dans certaines bases RDA, on trouve également "collecteur".</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Au canada existe le métier de "[Technicien en enregistrement audio et vidéo](http://www.servicecanada.gc.ca/fra/qc/emploi_avenir/statistiques/5225.shtml)" qui me semble proche.</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Finalement, j'ai conservé l'appellation RDA.</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Point 5. setting**</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table-cell office:value-type="string" calcext:value-type="string">
            <text:p>La traduction "contexte" semble ok.</text:p>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number-rows-repeated="9">
          <table:table-cell/>
          <table:table-cell table:style-name="ce27" table:number-columns-repeated="3"/>
          <table:table-cell table:number-columns-repeated="2"/>
          <table:table-cell table:style-name="ce27" table:number-columns-repeated="2"/>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table:named-range table:name="LabelFR" table:base-cell-address="$FR.$E$103" table:cell-range-address="$FR.$E$1:.$E$1048576"/>
      </table:named-expressions>
      <table:database-ranges>
        <table:database-range table:name="__Anonymous_Sheet_DB__1" table:target-range-address="EN.A1:EN.I323" table:orientation="column"/>
        <table:database-range table:name="__Anonymous_Sheet_DB__2" table:target-range-address="FR.D1:FR.L323">
          <table:sort>
            <table:sort-by table:field-number="0" table:data-type="automatic"/>
          </table:sort>
        </table:database-range>
        <table:database-range table:name="__Anonymous_Sheet_DB__4" table:target-range-address="'Ancienne table FR'.A2:'Ancienne table FR'.J268">
          <table:sort>
            <table:sort-by table:field-number="0" table:data-type="automatic"/>
          </table:sort>
        </table:database-range>
      </table:database-ranges>
      <table:data-pilot-tables>
        <table:data-pilot-table table:name="DataPilot1" table:application-data="" table:target-range-address="'Vérif libellés uniques'.A1:'Vérif libellés uniques'.B326" table:buttons="'Vérif libellés uniques'.A1 'Vérif libellés uniques'.A3">
          <table:source-cell-range table:cell-range-address="FR.D1:FR.L323"/>
          <table:data-pilot-field table:source-field-name="label" table:orientation="row" table:used-hierarchy="0" table:function="auto">
            <table:data-pilot-level table:show-empty="false">
              <table:data-pilot-members>
                <table:data-pilot-member table:name="Abréviateur" table:display="true" table:show-details="true"/>
                <table:data-pilot-member table:name="Acteur" table:display="true" table:show-details="true"/>
                <table:data-pilot-member table:name="Acteur doublage" table:display="true" table:show-details="true"/>
                <table:data-pilot-member table:name="Adaptateur" table:display="true" table:show-details="true"/>
                <table:data-pilot-member table:name="Agence de réglementation" table:display="true" table:show-details="true"/>
                <table:data-pilot-member table:name="Agent de liaison du processus" table:display="true" table:show-details="true"/>
                <table:data-pilot-member table:name="Agent de liaison sur les métadonnées" table:display="true" table:show-details="true"/>
                <table:data-pilot-member table:name="Analyste" table:display="true" table:show-details="true"/>
                <table:data-pilot-member table:name="Ancien propriétaire" table:display="true" table:show-details="true"/>
                <table:data-pilot-member table:name="Animateur" table:display="true" table:show-details="true"/>
                <table:data-pilot-member table:name="Animateur de débat" table:display="true" table:show-details="true"/>
                <table:data-pilot-member table:name="Annotateur" table:display="true" table:show-details="true"/>
                <table:data-pilot-member table:name="Antécédent bibliographique" table:display="true" table:show-details="true"/>
                <table:data-pilot-member table:name="Appelant" table:display="true" table:show-details="true"/>
                <table:data-pilot-member table:name="Aquafortiste" table:display="true" table:show-details="true"/>
                <table:data-pilot-member table:name="Architecte" table:display="true" table:show-details="true"/>
                <table:data-pilot-member table:name="Architecte décorateur" table:display="true" table:show-details="true"/>
                <table:data-pilot-member table:name="Architecte-paysagiste" table:display="true" table:show-details="true"/>
                <table:data-pilot-member table:name="Arpenteur" table:display="true" table:show-details="true"/>
                <table:data-pilot-member table:name="Arrangeur" table:display="true" table:show-details="true"/>
                <table:data-pilot-member table:name="Arrangeur musical" table:display="true" table:show-details="true"/>
                <table:data-pilot-member table:name="Artiste" table:display="true" table:show-details="true"/>
                <table:data-pilot-member table:name="Auteur" table:display="true" table:show-details="true"/>
                <table:data-pilot-member table:name="Auteur d'une dédicace" table:display="true" table:show-details="true"/>
                <table:data-pilot-member table:name="Auteur d'une mention de représentation" table:display="true" table:show-details="true"/>
                <table:data-pilot-member table:name="Auteur de l'autographe" table:display="true" table:show-details="true"/>
                <table:data-pilot-member table:name="Auteur de l'introduction, etc." table:display="true" table:show-details="true"/>
                <table:data-pilot-member table:name="Auteur de la copie" table:display="true" table:show-details="true"/>
                <table:data-pilot-member table:name="Auteur de la postface, de l'achevé d'imprimer, etc." table:display="true" table:show-details="true"/>
                <table:data-pilot-member table:name="Auteur des commentaires ajoutés" table:display="true" table:show-details="true"/>
                <table:data-pilot-member table:name="Auteur des descriptions et légendes" table:display="true" table:show-details="true"/>
                <table:data-pilot-member table:name="Auteur des paroles ajoutées" table:display="true" table:show-details="true"/>
                <table:data-pilot-member table:name="Auteur douteux" table:display="true" table:show-details="true"/>
                <table:data-pilot-member table:name="Auteur du compte-rendu" table:display="true" table:show-details="true"/>
                <table:data-pilot-member table:name="Auteur du dialogue" table:display="true" table:show-details="true"/>
                <table:data-pilot-member table:name="Auteur du matériel d'appoint" table:display="true" table:show-details="true"/>
                <table:data-pilot-member table:name="Auteur du scénario" table:display="true" table:show-details="true"/>
                <table:data-pilot-member table:name="Auteur du script" table:display="true" table:show-details="true"/>
                <table:data-pilot-member table:name="Auteur du texte de présentation" table:display="true" table:show-details="true"/>
                <table:data-pilot-member table:name="Auteur mentionné dans une citation ou des extraits de textes" table:display="true" table:show-details="true"/>
                <table:data-pilot-member table:name="Auteurs des textes en supplément" table:display="true" table:show-details="true"/>
                <table:data-pilot-member table:name="Autre" table:display="true" table:show-details="true"/>
                <table:data-pilot-member table:name="Bailleur de fonds" table:display="true" table:show-details="true"/>
                <table:data-pilot-member table:name="Bowdlerisation " table:display="true" table:show-details="true"/>
                <table:data-pilot-member table:name="Calligraphiste" table:display="true" table:show-details="true"/>
                <table:data-pilot-member table:name="Canal de distribution" table:display="true" table:show-details="true"/>
                <table:data-pilot-member table:name="Candidat" table:display="true" table:show-details="true"/>
                <table:data-pilot-member table:name="Caractères typographiques, Concepteur de" table:display="true" table:show-details="true"/>
                <table:data-pilot-member table:name="Cartographe" table:display="true" table:show-details="true"/>
                <table:data-pilot-member table:name="Censeur" table:display="true" table:show-details="true"/>
                <table:data-pilot-member table:name="Cessionnaire" table:display="true" table:show-details="true"/>
                <table:data-pilot-member table:name="Chanteur" table:display="true" table:show-details="true"/>
                <table:data-pilot-member table:name="Chef d'orchestre" table:display="true" table:show-details="true"/>
                <table:data-pilot-member table:name="Chef décorateur" table:display="true" table:show-details="true"/>
                <table:data-pilot-member table:name="Chef électricien" table:display="true" table:show-details="true"/>
                <table:data-pilot-member table:name="Chef monteur" table:display="true" table:show-details="true"/>
                <table:data-pilot-member table:name="Chef opérateur de la prise de vue" table:display="true" table:show-details="true"/>
                <table:data-pilot-member table:name="Chercheur" table:display="true" table:show-details="true"/>
                <table:data-pilot-member table:name="Chorégraphe" table:display="true" table:show-details="true"/>
                <table:data-pilot-member table:name="Cinéaste" table:display="true" table:show-details="true"/>
                <table:data-pilot-member table:name="Clicheur" table:display="true" table:show-details="true"/>
                <table:data-pilot-member table:name="Client" table:display="true" table:show-details="true"/>
                <table:data-pilot-member table:name="Coauteur" table:display="true" table:show-details="true"/>
                <table:data-pilot-member table:name="Collaborateur" table:display="true" table:show-details="true"/>
                <table:data-pilot-member table:name="Collectionneur" table:display="true" table:show-details="true"/>
                <table:data-pilot-member table:name="Coloriste" table:display="true" table:show-details="true"/>
                <table:data-pilot-member table:name="Commanditaire" table:display="true" table:show-details="true"/>
                <table:data-pilot-member table:name="Commentateur" table:display="true" table:show-details="true"/>
                <table:data-pilot-member table:name="Commentateur du texte" table:display="true" table:show-details="true"/>
                <table:data-pilot-member table:name="Commissaire d'exposition" table:display="true" table:show-details="true"/>
                <table:data-pilot-member table:name="Commissaire-priseur" table:display="true" table:show-details="true"/>
                <table:data-pilot-member table:name="Compilateur" table:display="true" table:show-details="true"/>
                <table:data-pilot-member table:name="Compositeur" table:display="true" table:show-details="true"/>
                <table:data-pilot-member table:name="Compositeur (Imprimerie)" table:display="true" table:show-details="true"/>
                <table:data-pilot-member table:name="Composition (Imprimerie)" table:display="true" table:show-details="true"/>
                <table:data-pilot-member table:name="Concepteur" table:display="true" table:show-details="true"/>
                <table:data-pilot-member table:name="Concepteur d'ex-libris" table:display="true" table:show-details="true"/>
                <table:data-pilot-member table:name="Concepteur de caractères typographiques" table:display="true" table:show-details="true"/>
                <table:data-pilot-member table:name="Concepteur de jaquettes" table:display="true" table:show-details="true"/>
                <table:data-pilot-member table:name="Concepteur de la couverture" table:display="true" table:show-details="true"/>
                <table:data-pilot-member table:name="Concepteur de la pochette" table:display="true" table:show-details="true"/>
                <table:data-pilot-member table:name="Concepteur de livres" table:display="true" table:show-details="true"/>
                <table:data-pilot-member table:name="Concepteur de reliures" table:display="true" table:show-details="true"/>
                <table:data-pilot-member table:name="Concepteur du son" table:display="true" table:show-details="true"/>
                <table:data-pilot-member table:name="Conseiller scientifique" table:display="true" table:show-details="true"/>
                <table:data-pilot-member table:name="Conseiller-expert d'un projet" table:display="true" table:show-details="true"/>
                <table:data-pilot-member table:name="Conservateur" table:display="true" table:show-details="true"/>
                <table:data-pilot-member table:name="Conservateur de la collection" table:display="true" table:show-details="true"/>
                <table:data-pilot-member table:name="Contestant" table:display="true" table:show-details="true"/>
                <table:data-pilot-member table:name="Contestant-appelant" table:display="true" table:show-details="true"/>
                <table:data-pilot-member table:name="Contestant-intimé" table:display="true" table:show-details="true"/>
                <table:data-pilot-member table:name="Contesté" table:display="true" table:show-details="true"/>
                <table:data-pilot-member table:name="Contesté-appelant" table:display="true" table:show-details="true"/>
                <table:data-pilot-member table:name="Contesté-intimé" table:display="true" table:show-details="true"/>
                <table:data-pilot-member table:name="Conteur" table:display="true" table:show-details="true"/>
                <table:data-pilot-member table:name="Contexte" table:display="true" table:show-details="true"/>
                <table:data-pilot-member table:name="Contractant" table:display="true" table:show-details="true"/>
                <table:data-pilot-member table:name="Contrefacteur" table:display="true" table:show-details="true"/>
                <table:data-pilot-member table:name="Contributeur" table:display="true" table:show-details="true"/>
                <table:data-pilot-member table:name="Contributeur de données" table:display="true" table:show-details="true"/>
                <table:data-pilot-member table:name="Copiste" table:display="true" table:show-details="true"/>
                <table:data-pilot-member table:name="Copiste d'art" table:display="true" table:show-details="true"/>
                <table:data-pilot-member table:name="Copiste de musique" table:display="true" table:show-details="true"/>
                <table:data-pilot-member table:name="Correcteur d'épreuves" table:display="true" table:show-details="true"/>
                <table:data-pilot-member table:name="Correspondant" table:display="true" table:show-details="true"/>
                <table:data-pilot-member table:name="Costumier" table:display="true" table:show-details="true"/>
                <table:data-pilot-member table:name="Créateur" table:display="true" table:show-details="true"/>
                <table:data-pilot-member table:name="Crédité au générique" table:display="true" table:show-details="true"/>
                <table:data-pilot-member table:name="Critique" table:display="true" table:show-details="true"/>
                <table:data-pilot-member table:name="Curateur" table:display="true" table:show-details="true"/>
                <table:data-pilot-member table:name="Curieux" table:display="true" table:show-details="true"/>
                <table:data-pilot-member table:name="Danseur" table:display="true" table:show-details="true"/>
                <table:data-pilot-member table:name="Décorateur de scène" table:display="true" table:show-details="true"/>
                <table:data-pilot-member table:name="Dédicataire" table:display="true" table:show-details="true"/>
                <table:data-pilot-member table:name="Défendeur" table:display="true" table:show-details="true"/>
                <table:data-pilot-member table:name="Défendeur-appelant" table:display="true" table:show-details="true"/>
                <table:data-pilot-member table:name="Défendeur-intimé" table:display="true" table:show-details="true"/>
                <table:data-pilot-member table:name="Demandeur" table:display="true" table:show-details="true"/>
                <table:data-pilot-member table:name="Demandeur de brevet" table:display="true" table:show-details="true"/>
                <table:data-pilot-member table:name="Demandeur du droit d'auteur" table:display="true" table:show-details="true"/>
                <table:data-pilot-member table:name="Demandeur-appelant" table:display="true" table:show-details="true"/>
                <table:data-pilot-member table:name="Demandeur-intimé" table:display="true" table:show-details="true"/>
                <table:data-pilot-member table:name="Déposant" table:display="true" table:show-details="true"/>
                <table:data-pilot-member table:name="Designer" table:display="true" table:show-details="true"/>
                <table:data-pilot-member table:name="Dessinateur industriel" table:display="true" table:show-details="true"/>
                <table:data-pilot-member table:name="Dessinateur-maquettiste" table:display="true" table:show-details="true"/>
                <table:data-pilot-member table:name="Destinataire" table:display="true" table:show-details="true"/>
                <table:data-pilot-member table:name="Destinataire de la dédicace" table:display="true" table:show-details="true"/>
                <table:data-pilot-member table:name="Détenteur actuel" table:display="true" table:show-details="true"/>
                <table:data-pilot-member table:name="Détenteur du brevet" table:display="true" table:show-details="true"/>
                <table:data-pilot-member table:name="Diffuseur" table:display="true" table:show-details="true"/>
                <table:data-pilot-member table:name="Directeur artistique" table:display="true" table:show-details="true"/>
                <table:data-pilot-member table:name="Directeur de la photographie" table:display="true" table:show-details="true"/>
                <table:data-pilot-member table:name="Directeur de la publication" table:display="true" table:show-details="true"/>
                <table:data-pilot-member table:name="Directeur de labo" table:display="true" table:show-details="true"/>
                <table:data-pilot-member table:name="Directeur de laboratoire" table:display="true" table:show-details="true"/>
                <table:data-pilot-member table:name="Directeur de production" table:display="true" table:show-details="true"/>
                <table:data-pilot-member table:name="Directeur de projet" table:display="true" table:show-details="true"/>
                <table:data-pilot-member table:name="Directeur de thèse" table:display="true" table:show-details="true"/>
                <table:data-pilot-member table:name="Directeur musical" table:display="true" table:show-details="true"/>
                <table:data-pilot-member table:name="Directeur technique" table:display="true" table:show-details="true"/>
                <table:data-pilot-member table:name="Distributeur" table:display="true" table:show-details="true"/>
                <table:data-pilot-member table:name="Distributeur du film" table:display="true" table:show-details="true"/>
                <table:data-pilot-member table:name="Doctorant" table:display="true" table:show-details="true"/>
                <table:data-pilot-member table:name="Donateur" table:display="true" table:show-details="true"/>
                <table:data-pilot-member table:name="Donneur de licence" table:display="true" table:show-details="true"/>
                <table:data-pilot-member table:name="Éclairagiste" table:display="true" table:show-details="true"/>
                <table:data-pilot-member table:name="Éditeur" table:display="true" table:show-details="true"/>
                <table:data-pilot-member table:name="Éditeur de langage balisé" table:display="true" table:show-details="true"/>
                <table:data-pilot-member table:name="Éditeur intellectuel" table:display="true" table:show-details="true"/>
                <table:data-pilot-member table:name="Éditeur intellectuel de la compilation" table:display="true" table:show-details="true"/>
                <table:data-pilot-member table:name="Électricien" table:display="true" table:show-details="true"/>
                <table:data-pilot-member table:name="Électricien maison" table:display="true" table:show-details="true"/>
                <table:data-pilot-member table:name="Enlumineur" table:display="true" table:show-details="true"/>
                <table:data-pilot-member table:name="Entité illustrée" table:display="true" table:show-details="true"/>
                <table:data-pilot-member table:name="Estimateur" table:display="true" table:show-details="true"/>
                <table:data-pilot-member table:name="Expert-conseil" table:display="true" table:show-details="true"/>
                <table:data-pilot-member table:name="Fabricant" table:display="true" table:show-details="true"/>
                <table:data-pilot-member table:name="Falsificateur" table:display="true" table:show-details="true"/>
                <table:data-pilot-member table:name="Faussaire" table:display="true" table:show-details="true"/>
                <table:data-pilot-member table:name="Fondeur" table:display="true" table:show-details="true"/>
                <table:data-pilot-member table:name="Fournisseur" table:display="true" table:show-details="true"/>
                <table:data-pilot-member table:name="Galvanotypeur" table:display="true" table:show-details="true"/>
                <table:data-pilot-member table:name="Gestionnaire de données" table:display="true" table:show-details="true"/>
                <table:data-pilot-member table:name="Graphiste" table:display="true" table:show-details="true"/>
                <table:data-pilot-member table:name="Graveur" table:display="true" table:show-details="true"/>
                <table:data-pilot-member table:name="Graveur sur bois" table:display="true" table:show-details="true"/>
                <table:data-pilot-member table:name="Graveur sur métal" table:display="true" table:show-details="true"/>
                <table:data-pilot-member table:name="Illustrateur" table:display="true" table:show-details="true"/>
                <table:data-pilot-member table:name="Imprimatur" table:display="true" table:show-details="true"/>
                <table:data-pilot-member table:name="Imprimeur" table:display="true" table:show-details="true"/>
                <table:data-pilot-member table:name="Imprimeur braille" table:display="true" table:show-details="true"/>
                <table:data-pilot-member table:name="Imprimeur de planches" table:display="true" table:show-details="true"/>
                <table:data-pilot-member table:name="Ingénieur" table:display="true" table:show-details="true"/>
                <table:data-pilot-member table:name="Ingénieur du son" table:display="true" table:show-details="true"/>
                <table:data-pilot-member table:name="Initiateur" table:display="true" table:show-details="true"/>
                <table:data-pilot-member table:name="Institution émettrice d'un diplôme" table:display="true" table:show-details="true"/>
                <table:data-pilot-member table:name="Institution hôte" table:display="true" table:show-details="true"/>
                <table:data-pilot-member table:name="Instructeur" table:display="true" table:show-details="true"/>
                <table:data-pilot-member table:name="Instrumentiste" table:display="true" table:show-details="true"/>
                <table:data-pilot-member table:name="Interprète" table:display="true" table:show-details="true"/>
                <table:data-pilot-member table:name="Intervenant" table:display="true" table:show-details="true"/>
                <table:data-pilot-member table:name="Interviewer" table:display="true" table:show-details="true"/>
                <table:data-pilot-member table:name="Intimé" table:display="true" table:show-details="true"/>
                <table:data-pilot-member table:name="Inventeur" table:display="true" table:show-details="true"/>
                <table:data-pilot-member table:name="Inventeur du brevet" table:display="true" table:show-details="true"/>
                <table:data-pilot-member table:name="Investigateur" table:display="true" table:show-details="true"/>
                <table:data-pilot-member table:name="Jaquettes, Concepteur de" table:display="true" table:show-details="true"/>
                <table:data-pilot-member table:name="Juge" table:display="true" table:show-details="true"/>
                <table:data-pilot-member table:name="Juridiction compétente" table:display="true" table:show-details="true"/>
                <table:data-pilot-member table:name="Juridiction régie" table:display="true" table:show-details="true"/>
                <table:data-pilot-member table:name="Laboratoire" table:display="true" table:show-details="true"/>
                <table:data-pilot-member table:name="Langage balisé, Éditeur de" table:display="true" table:show-details="true"/>
                <table:data-pilot-member table:name="Lauréat" table:display="true" table:show-details="true"/>
                <table:data-pilot-member table:name="Libraire" table:display="true" table:show-details="true"/>
                <table:data-pilot-member table:name="Librettiste" table:display="true" table:show-details="true"/>
                <table:data-pilot-member table:name="Lieu de fabrication" table:display="true" table:show-details="true"/>
                <table:data-pilot-member table:name="Lieu de l'événement" table:display="true" table:show-details="true"/>
                <table:data-pilot-member table:name="Lieu de production" table:display="true" table:show-details="true"/>
                <table:data-pilot-member table:name="Lieu de publication" table:display="true" table:show-details="true"/>
                <table:data-pilot-member table:name="Lithographe" table:display="true" table:show-details="true"/>
                <table:data-pilot-member table:name="Livres, Producteur de" table:display="true" table:show-details="true"/>
                <table:data-pilot-member table:name="Maître électricien" table:display="true" table:show-details="true"/>
                <table:data-pilot-member table:name="Maquettiste" table:display="true" table:show-details="true"/>
                <table:data-pilot-member table:name="Marbreur" table:display="true" table:show-details="true"/>
                <table:data-pilot-member table:name="Marionnettiste" table:display="true" table:show-details="true"/>
                <table:data-pilot-member table:name="Mécène" table:display="true" table:show-details="true"/>
                <table:data-pilot-member table:name="Médium" table:display="true" table:show-details="true"/>
                <table:data-pilot-member table:name="Metteur en scène" table:display="true" table:show-details="true"/>
                <table:data-pilot-member table:name="Monteur d'images animées" table:display="true" table:show-details="true"/>
                <table:data-pilot-member table:name="Monteur de films" table:display="true" table:show-details="true"/>
                <table:data-pilot-member table:name="Musicien" table:display="true" table:show-details="true"/>
                <table:data-pilot-member table:name="Narrateur" table:display="true" table:show-details="true"/>
                <table:data-pilot-member table:name="Nom associé" table:display="true" table:show-details="true"/>
                <table:data-pilot-member table:name="Nom attribué" table:display="true" table:show-details="true"/>
                <table:data-pilot-member table:name="Nom supposé" table:display="true" table:show-details="true"/>
                <table:data-pilot-member table:name="Observateur" table:display="true" table:show-details="true"/>
                <table:data-pilot-member table:name="Opérateur d'enregistrement" table:display="true" table:show-details="true"/>
                <table:data-pilot-member table:name="Opposant" table:display="true" table:show-details="true"/>
                <table:data-pilot-member table:name="Organisme de normalisation" table:display="true" table:show-details="true"/>
                <table:data-pilot-member table:name="Organisme de parrainage" table:display="true" table:show-details="true"/>
                <table:data-pilot-member table:name="Organisme de soutien" table:display="true" table:show-details="true"/>
                <table:data-pilot-member table:name="Papetier" table:display="true" table:show-details="true"/>
                <table:data-pilot-member table:name="Parolier" table:display="true" table:show-details="true"/>
                <table:data-pilot-member table:name="Parrain" table:display="true" table:show-details="true"/>
                <table:data-pilot-member table:name="Participant" table:display="true" table:show-details="true"/>
                <table:data-pilot-member table:name="Partie adverse" table:display="true" table:show-details="true"/>
                <table:data-pilot-member table:name="Partie adverse-appelant" table:display="true" table:show-details="true"/>
                <table:data-pilot-member table:name="Partie adverse-intimé" table:display="true" table:show-details="true"/>
                <table:data-pilot-member table:name="Personne de soutien" table:display="true" table:show-details="true"/>
                <table:data-pilot-member table:name="Personne honorée" table:display="true" table:show-details="true"/>
                <table:data-pilot-member table:name="Personne mise à l'honneur" table:display="true" table:show-details="true"/>
                <table:data-pilot-member table:name="Personnel de la réalisation" table:display="true" table:show-details="true"/>
                <table:data-pilot-member table:name="Perspectiviste" table:display="true" table:show-details="true"/>
                <table:data-pilot-member table:name="Photographe" table:display="true" table:show-details="true"/>
                <table:data-pilot-member table:name="Plaignant" table:display="true" table:show-details="true"/>
                <table:data-pilot-member table:name="Plaignant-appelant" table:display="true" table:show-details="true"/>
                <table:data-pilot-member table:name="Plaignant-intimé" table:display="true" table:show-details="true"/>
                <table:data-pilot-member table:name="Planches, Imprimeur de" table:display="true" table:show-details="true"/>
                <table:data-pilot-member table:name="Porteur de licence" table:display="true" table:show-details="true"/>
                <table:data-pilot-member table:name="Présentateur" table:display="true" table:show-details="true"/>
                <table:data-pilot-member table:name="Présidence" table:display="true" table:show-details="true"/>
                <table:data-pilot-member table:name="Prêteur" table:display="true" table:show-details="true"/>
                <table:data-pilot-member table:name="Producteur" table:display="true" table:show-details="true"/>
                <table:data-pilot-member table:name="Producteur de livres" table:display="true" table:show-details="true"/>
                <table:data-pilot-member table:name="Producteur du film" table:display="true" table:show-details="true"/>
                <table:data-pilot-member table:name="Producteur radio" table:display="true" table:show-details="true"/>
                <table:data-pilot-member table:name="Producteur TV" table:display="true" table:show-details="true"/>
                <table:data-pilot-member table:name="Professeur" table:display="true" table:show-details="true"/>
                <table:data-pilot-member table:name="Programmeur" table:display="true" table:show-details="true"/>
                <table:data-pilot-member table:name="Propriétaire" table:display="true" table:show-details="true"/>
                <table:data-pilot-member table:name="Réalisateur du film" table:display="true" table:show-details="true"/>
                <table:data-pilot-member table:name="Réalisateur radio" table:display="true" table:show-details="true"/>
                <table:data-pilot-member table:name="Réalisateur TV" table:display="true" table:show-details="true"/>
                <table:data-pilot-member table:name="Récipiendaire " table:display="true" table:show-details="true"/>
                <table:data-pilot-member table:name="Rédacteur" table:display="true" table:show-details="true"/>
                <table:data-pilot-member table:name="Rédacteur de l'introduction" table:display="true" table:show-details="true"/>
                <table:data-pilot-member table:name="Rédacteur de la préface" table:display="true" table:show-details="true"/>
                <table:data-pilot-member table:name="Régisseur de plateau" table:display="true" table:show-details="true"/>
                <table:data-pilot-member table:name="Relieur" table:display="true" table:show-details="true"/>
                <table:data-pilot-member table:name="Reliures, Concepteur de" table:display="true" table:show-details="true"/>
                <table:data-pilot-member table:name="Répondant" table:display="true" table:show-details="true"/>
                <table:data-pilot-member table:name="Répondant-appelant" table:display="true" table:show-details="true"/>
                <table:data-pilot-member table:name="Répondant-intimé" table:display="true" table:show-details="true"/>
                <table:data-pilot-member table:name="Requérant" table:display="true" table:show-details="true"/>
                <table:data-pilot-member table:name="Requérant-appelant" table:display="true" table:show-details="true"/>
                <table:data-pilot-member table:name="Requérant-intimé" table:display="true" table:show-details="true"/>
                <table:data-pilot-member table:name="Responsable de l'attribution des grades" table:display="true" table:show-details="true"/>
                <table:data-pilot-member table:name="Responsable de l'expurgation de texte" table:display="true" table:show-details="true"/>
                <table:data-pilot-member table:name="Responsable de la phototypie" table:display="true" table:show-details="true"/>
                <table:data-pilot-member table:name="Responsable de la préservation" table:display="true" table:show-details="true"/>
                <table:data-pilot-member table:name="Responsable du montage du film" table:display="true" table:show-details="true"/>
                <table:data-pilot-member table:name="Restaurateur" table:display="true" table:show-details="true"/>
                <table:data-pilot-member table:name="Réviseur" table:display="true" table:show-details="true"/>
                <table:data-pilot-member table:name="Scénariste" table:display="true" table:show-details="true"/>
                <table:data-pilot-member table:name="Scribe" table:display="true" table:show-details="true"/>
                <table:data-pilot-member table:name="Sculpteur" table:display="true" table:show-details="true"/>
                <table:data-pilot-member table:name="Secrétaire" table:display="true" table:show-details="true"/>
                <table:data-pilot-member table:name="Service d'archives" table:display="true" table:show-details="true"/>
                <table:data-pilot-member table:name="Signataire" table:display="true" table:show-details="true"/>
                <table:data-pilot-member table:name="Société de production" table:display="true" table:show-details="true"/>
                <table:data-pilot-member table:name="Spécialiste de l'information géographique" table:display="true" table:show-details="true"/>
                <table:data-pilot-member table:name="Spécialiste de l'information géospatiale" table:display="true" table:show-details="true"/>
                <table:data-pilot-member table:name="Spectateur" table:display="true" table:show-details="true"/>
                <table:data-pilot-member table:name="Sténographe judiciaire" table:display="true" table:show-details="true"/>
                <table:data-pilot-member table:name="Stéréotypeur" table:display="true" table:show-details="true"/>
                <table:data-pilot-member table:name="Témoignant" table:display="true" table:show-details="true"/>
                <table:data-pilot-member table:name="Témoin" table:display="true" table:show-details="true"/>
                <table:data-pilot-member table:name="Témoin oculaire" table:display="true" table:show-details="true"/>
                <table:data-pilot-member table:name="Titulaire de brevet" table:display="true" table:show-details="true"/>
                <table:data-pilot-member table:name="Titulaire du droit d'auteur" table:display="true" table:show-details="true"/>
                <table:data-pilot-member table:name="Traducteur" table:display="true" table:show-details="true"/>
                <table:data-pilot-member table:name="Transcripteur" table:display="true" table:show-details="true"/>
                <table:data-pilot-member table:name="Tribunal régi" table:display="true" table:show-details="true"/>
                <table:data-pilot-member table:name="Typographe" table:display="true" table:show-details="true"/>
                <table:data-pilot-member table:name="Université" table:display="true" table:show-details="true"/>
                <table:data-pilot-member table:name="Vendeur" table:display="true" table:show-details="true"/>
                <table:data-pilot-member table:name="Vidéaste" table:display="true" table:show-details="true"/>
                <table:data-pilot-member table:name="Vocaliste" table:display="true" table:show-details="true"/>
                <table:data-pilot-member table:name="Xylographe" table:display="true" table:show-details="true"/>
                <table:data-pilot-member table:name="Dessinateur projeteur" table:display="true" table:show-details="true"/>
                <table:data-pilot-member table:name="Directeur de terrain" table:display="true" table:show-details="true"/>
                <table:data-pilot-member table:name="Directeur des programmes" table:display="true" table:show-details="true"/>
                <table:data-pilot-member table:name="Expert en œuvres d'art" table:display="true" table:show-details="true"/>
                <table:data-pilot-member table:name="Illustrateur technique" table:display="true" table:show-details="true"/>
                <table:data-pilot-member table:name="Animateur 2D et 3D" table:display="true" table:show-details="true"/>
                <table:data-pilot-member table:name="Autorité de contrôle" table:display="true" table:show-details="true"/>
                <table:data-pilot-member table:name="D'autre part" table:display="true" table:show-details="true"/>
                <table:data-pilot-member table:name="D'une part" table:display="true" table:show-details="true"/>
                <table:data-pilot-member table:name="Directeur de recherche" table:display="true" table:show-details="true"/>
                <table:data-pilot-member table:name="Graveur (arts visuels)" table:display="true" table:show-details="true"/>
                <table:data-pilot-member table:name="Interviewé" table:display="true" table:show-details="true"/>
                <table:data-pilot-member table:name="Journaliste" table:display="true" table:show-details="true"/>
                <table:data-pilot-member table:name="Membre de l'équipe de recherche" table:display="true" table:show-details="true"/>
                <table:data-pilot-member table:name="Metteur en scène de la reprise" table:display="true" table:show-details="true"/>
                <table:data-pilot-member table:name="Organisateur" table:display="true" table:show-details="true"/>
                <table:data-pilot-member table:name="Organisateur de la rencontre" table:display="true" table:show-details="true"/>
                <table:data-pilot-member table:name="Organisme agréé" table:display="true" table:show-details="true"/>
                <table:data-pilot-member table:name="Responsable" table:display="true" table:show-details="true"/>
                <table:data-pilot-member table:name="Responsable éditorial" table:display="true" table:show-details="true"/>
                <table:data-pilot-member table:name="Rubricateur" table:display="true" table:show-details="true"/>
                <table:data-pilot-member table:name="Superviseur de thès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label" table:orientation="data" table:used-hierarchy="0" table:function="count">
            <table:data-pilot-level table:show-empty="false">
              <table:data-pilot-members>
                <table:data-pilot-member table:name="Abréviateur" table:display="true" table:show-details="true"/>
                <table:data-pilot-member table:name="Acteur" table:display="true" table:show-details="true"/>
                <table:data-pilot-member table:name="Acteur doublage" table:display="true" table:show-details="true"/>
                <table:data-pilot-member table:name="Adaptateur" table:display="true" table:show-details="true"/>
                <table:data-pilot-member table:name="Agence de réglementation" table:display="true" table:show-details="true"/>
                <table:data-pilot-member table:name="Agent de liaison du processus" table:display="true" table:show-details="true"/>
                <table:data-pilot-member table:name="Agent de liaison sur les métadonnées" table:display="true" table:show-details="true"/>
                <table:data-pilot-member table:name="Analyste" table:display="true" table:show-details="true"/>
                <table:data-pilot-member table:name="Ancien propriétaire" table:display="true" table:show-details="true"/>
                <table:data-pilot-member table:name="Animateur" table:display="true" table:show-details="true"/>
                <table:data-pilot-member table:name="Animateur de débat" table:display="true" table:show-details="true"/>
                <table:data-pilot-member table:name="Annotateur" table:display="true" table:show-details="true"/>
                <table:data-pilot-member table:name="Antécédent bibliographique" table:display="true" table:show-details="true"/>
                <table:data-pilot-member table:name="Appelant" table:display="true" table:show-details="true"/>
                <table:data-pilot-member table:name="Aquafortiste" table:display="true" table:show-details="true"/>
                <table:data-pilot-member table:name="Architecte" table:display="true" table:show-details="true"/>
                <table:data-pilot-member table:name="Architecte décorateur" table:display="true" table:show-details="true"/>
                <table:data-pilot-member table:name="Architecte-paysagiste" table:display="true" table:show-details="true"/>
                <table:data-pilot-member table:name="Arpenteur" table:display="true" table:show-details="true"/>
                <table:data-pilot-member table:name="Arrangeur" table:display="true" table:show-details="true"/>
                <table:data-pilot-member table:name="Arrangeur musical" table:display="true" table:show-details="true"/>
                <table:data-pilot-member table:name="Artiste" table:display="true" table:show-details="true"/>
                <table:data-pilot-member table:name="Auteur" table:display="true" table:show-details="true"/>
                <table:data-pilot-member table:name="Auteur d'une dédicace" table:display="true" table:show-details="true"/>
                <table:data-pilot-member table:name="Auteur d'une mention de représentation" table:display="true" table:show-details="true"/>
                <table:data-pilot-member table:name="Auteur de l'autographe" table:display="true" table:show-details="true"/>
                <table:data-pilot-member table:name="Auteur de l'introduction, etc." table:display="true" table:show-details="true"/>
                <table:data-pilot-member table:name="Auteur de la copie" table:display="true" table:show-details="true"/>
                <table:data-pilot-member table:name="Auteur de la postface, de l'achevé d'imprimer, etc." table:display="true" table:show-details="true"/>
                <table:data-pilot-member table:name="Auteur de rubriques" table:display="true" table:show-details="true"/>
                <table:data-pilot-member table:name="Auteur des commentaires ajoutés" table:display="true" table:show-details="true"/>
                <table:data-pilot-member table:name="Auteur des descriptions et légendes" table:display="true" table:show-details="true"/>
                <table:data-pilot-member table:name="Auteur des paroles ajoutées" table:display="true" table:show-details="true"/>
                <table:data-pilot-member table:name="Auteur douteux" table:display="true" table:show-details="true"/>
                <table:data-pilot-member table:name="Auteur du compte-rendu" table:display="true" table:show-details="true"/>
                <table:data-pilot-member table:name="Auteur du dialogue" table:display="true" table:show-details="true"/>
                <table:data-pilot-member table:name="Auteur du matériel d'appoint" table:display="true" table:show-details="true"/>
                <table:data-pilot-member table:name="Auteur du scénario" table:display="true" table:show-details="true"/>
                <table:data-pilot-member table:name="Auteur du script" table:display="true" table:show-details="true"/>
                <table:data-pilot-member table:name="Auteur du texte de présentation" table:display="true" table:show-details="true"/>
                <table:data-pilot-member table:name="Auteur mentionné dans une citation ou des extraits de textes" table:display="true" table:show-details="true"/>
                <table:data-pilot-member table:name="Auteurs des textes en supplément" table:display="true" table:show-details="true"/>
                <table:data-pilot-member table:name="Autre" table:display="true" table:show-details="true"/>
                <table:data-pilot-member table:name="Bailleur de fonds" table:display="true" table:show-details="true"/>
                <table:data-pilot-member table:name="Bowdlerisation " table:display="true" table:show-details="true"/>
                <table:data-pilot-member table:name="Calligraphiste" table:display="true" table:show-details="true"/>
                <table:data-pilot-member table:name="Canal de distribution" table:display="true" table:show-details="true"/>
                <table:data-pilot-member table:name="Candidat" table:display="true" table:show-details="true"/>
                <table:data-pilot-member table:name="Caractères typographiques, Concepteur de" table:display="true" table:show-details="true"/>
                <table:data-pilot-member table:name="Cartographe" table:display="true" table:show-details="true"/>
                <table:data-pilot-member table:name="Censeur" table:display="true" table:show-details="true"/>
                <table:data-pilot-member table:name="Cessionnaire" table:display="true" table:show-details="true"/>
                <table:data-pilot-member table:name="Chanteur" table:display="true" table:show-details="true"/>
                <table:data-pilot-member table:name="Chef" table:display="true" table:show-details="true"/>
                <table:data-pilot-member table:name="Chef d'équipe de chercheurs" table:display="true" table:show-details="true"/>
                <table:data-pilot-member table:name="Chef d'orchestre" table:display="true" table:show-details="true"/>
                <table:data-pilot-member table:name="Chef décorateur" table:display="true" table:show-details="true"/>
                <table:data-pilot-member table:name="Chef électricien" table:display="true" table:show-details="true"/>
                <table:data-pilot-member table:name="Chef monteur" table:display="true" table:show-details="true"/>
                <table:data-pilot-member table:name="Chef opérateur de la prise de vue" table:display="true" table:show-details="true"/>
                <table:data-pilot-member table:name="Chercheur" table:display="true" table:show-details="true"/>
                <table:data-pilot-member table:name="Chorégraphe" table:display="true" table:show-details="true"/>
                <table:data-pilot-member table:name="Cinéaste" table:display="true" table:show-details="true"/>
                <table:data-pilot-member table:name="Clicheur" table:display="true" table:show-details="true"/>
                <table:data-pilot-member table:name="Client" table:display="true" table:show-details="true"/>
                <table:data-pilot-member table:name="Coauteur" table:display="true" table:show-details="true"/>
                <table:data-pilot-member table:name="Collaborateur" table:display="true" table:show-details="true"/>
                <table:data-pilot-member table:name="Collectionneur" table:display="true" table:show-details="true"/>
                <table:data-pilot-member table:name="Collectivité éditrice" table:display="true" table:show-details="true"/>
                <table:data-pilot-member table:name="Coloriste" table:display="true" table:show-details="true"/>
                <table:data-pilot-member table:name="Commanditaire" table:display="true" table:show-details="true"/>
                <table:data-pilot-member table:name="Commentateur" table:display="true" table:show-details="true"/>
                <table:data-pilot-member table:name="Commentateur du texte" table:display="true" table:show-details="true"/>
                <table:data-pilot-member table:name="Commissaire d'exposition" table:display="true" table:show-details="true"/>
                <table:data-pilot-member table:name="Commissaire-priseur" table:display="true" table:show-details="true"/>
                <table:data-pilot-member table:name="Compilateur" table:display="true" table:show-details="true"/>
                <table:data-pilot-member table:name="Compositeur" table:display="true" table:show-details="true"/>
                <table:data-pilot-member table:name="Compositeur (Imprimerie)" table:display="true" table:show-details="true"/>
                <table:data-pilot-member table:name="Composition (Imprimerie)" table:display="true" table:show-details="true"/>
                <table:data-pilot-member table:name="Concepteur" table:display="true" table:show-details="true"/>
                <table:data-pilot-member table:name="Concepteur d'ex-libris" table:display="true" table:show-details="true"/>
                <table:data-pilot-member table:name="Concepteur de caractères typographiques" table:display="true" table:show-details="true"/>
                <table:data-pilot-member table:name="Concepteur de jaquettes" table:display="true" table:show-details="true"/>
                <table:data-pilot-member table:name="Concepteur de la couverture" table:display="true" table:show-details="true"/>
                <table:data-pilot-member table:name="Concepteur de la pochette" table:display="true" table:show-details="true"/>
                <table:data-pilot-member table:name="Concepteur de livres" table:display="true" table:show-details="true"/>
                <table:data-pilot-member table:name="Concepteur de reliures" table:display="true" table:show-details="true"/>
                <table:data-pilot-member table:name="Concepteur du son" table:display="true" table:show-details="true"/>
                <table:data-pilot-member table:name="Conseiller scientifique" table:display="true" table:show-details="true"/>
                <table:data-pilot-member table:name="Conseiller-expert d'un projet" table:display="true" table:show-details="true"/>
                <table:data-pilot-member table:name="Conservateur" table:display="true" table:show-details="true"/>
                <table:data-pilot-member table:name="Conservateur de la collection" table:display="true" table:show-details="true"/>
                <table:data-pilot-member table:name="Contestant" table:display="true" table:show-details="true"/>
                <table:data-pilot-member table:name="Contestant-appelant" table:display="true" table:show-details="true"/>
                <table:data-pilot-member table:name="Contestant-intimé" table:display="true" table:show-details="true"/>
                <table:data-pilot-member table:name="Contesté" table:display="true" table:show-details="true"/>
                <table:data-pilot-member table:name="Contesté-appelant" table:display="true" table:show-details="true"/>
                <table:data-pilot-member table:name="Contesté-intimé" table:display="true" table:show-details="true"/>
                <table:data-pilot-member table:name="Conteur" table:display="true" table:show-details="true"/>
                <table:data-pilot-member table:name="Contexte" table:display="true" table:show-details="true"/>
                <table:data-pilot-member table:name="Contractant" table:display="true" table:show-details="true"/>
                <table:data-pilot-member table:name="Contrefacteur" table:display="true" table:show-details="true"/>
                <table:data-pilot-member table:name="Contributeur" table:display="true" table:show-details="true"/>
                <table:data-pilot-member table:name="Contributeur de données" table:display="true" table:show-details="true"/>
                <table:data-pilot-member table:name="Copiste" table:display="true" table:show-details="true"/>
                <table:data-pilot-member table:name="Copiste d'art" table:display="true" table:show-details="true"/>
                <table:data-pilot-member table:name="Copiste de musique" table:display="true" table:show-details="true"/>
                <table:data-pilot-member table:name="Correcteur d'épreuves" table:display="true" table:show-details="true"/>
                <table:data-pilot-member table:name="Correspondant" table:display="true" table:show-details="true"/>
                <table:data-pilot-member table:name="Costumier" table:display="true" table:show-details="true"/>
                <table:data-pilot-member table:name="Créateur" table:display="true" table:show-details="true"/>
                <table:data-pilot-member table:name="Crédité au générique" table:display="true" table:show-details="true"/>
                <table:data-pilot-member table:name="Critique" table:display="true" table:show-details="true"/>
                <table:data-pilot-member table:name="Curateur" table:display="true" table:show-details="true"/>
                <table:data-pilot-member table:name="Curieux" table:display="true" table:show-details="true"/>
                <table:data-pilot-member table:name="Danseur" table:display="true" table:show-details="true"/>
                <table:data-pilot-member table:name="Décorateur de scène" table:display="true" table:show-details="true"/>
                <table:data-pilot-member table:name="Dédicataire" table:display="true" table:show-details="true"/>
                <table:data-pilot-member table:name="Défendeur" table:display="true" table:show-details="true"/>
                <table:data-pilot-member table:name="Défendeur-appelant" table:display="true" table:show-details="true"/>
                <table:data-pilot-member table:name="Défendeur-intimé" table:display="true" table:show-details="true"/>
                <table:data-pilot-member table:name="Demandeur" table:display="true" table:show-details="true"/>
                <table:data-pilot-member table:name="Demandeur de brevet" table:display="true" table:show-details="true"/>
                <table:data-pilot-member table:name="Demandeur du droit d'auteur" table:display="true" table:show-details="true"/>
                <table:data-pilot-member table:name="Demandeur-appelant" table:display="true" table:show-details="true"/>
                <table:data-pilot-member table:name="Demandeur-intimé" table:display="true" table:show-details="true"/>
                <table:data-pilot-member table:name="Déposant" table:display="true" table:show-details="true"/>
                <table:data-pilot-member table:name="Designer" table:display="true" table:show-details="true"/>
                <table:data-pilot-member table:name="Dessinateur" table:display="true" table:show-details="true"/>
                <table:data-pilot-member table:name="Dessinateur industriel" table:display="true" table:show-details="true"/>
                <table:data-pilot-member table:name="Dessinateur-maquettiste" table:display="true" table:show-details="true"/>
                <table:data-pilot-member table:name="Destinataire" table:display="true" table:show-details="true"/>
                <table:data-pilot-member table:name="Destinataire de la dédicace" table:display="true" table:show-details="true"/>
                <table:data-pilot-member table:name="Détenteur actuel" table:display="true" table:show-details="true"/>
                <table:data-pilot-member table:name="Détenteur du brevet" table:display="true" table:show-details="true"/>
                <table:data-pilot-member table:name="Deuxième partie" table:display="true" table:show-details="true"/>
                <table:data-pilot-member table:name="Diffuseur" table:display="true" table:show-details="true"/>
                <table:data-pilot-member table:name="Directeur" table:display="true" table:show-details="true"/>
                <table:data-pilot-member table:name="Directeur artistique" table:display="true" table:show-details="true"/>
                <table:data-pilot-member table:name="Directeur de la photographie" table:display="true" table:show-details="true"/>
                <table:data-pilot-member table:name="Directeur de la publication" table:display="true" table:show-details="true"/>
                <table:data-pilot-member table:name="Directeur de labo" table:display="true" table:show-details="true"/>
                <table:data-pilot-member table:name="Directeur de laboratoire" table:display="true" table:show-details="true"/>
                <table:data-pilot-member table:name="Directeur de production" table:display="true" table:show-details="true"/>
                <table:data-pilot-member table:name="Directeur de projet" table:display="true" table:show-details="true"/>
                <table:data-pilot-member table:name="Directeur de thèse" table:display="true" table:show-details="true"/>
                <table:data-pilot-member table:name="Directeur local" table:display="true" table:show-details="true"/>
                <table:data-pilot-member table:name="Directeur musical" table:display="true" table:show-details="true"/>
                <table:data-pilot-member table:name="Directeur technique" table:display="true" table:show-details="true"/>
                <table:data-pilot-member table:name="Distributeur" table:display="true" table:show-details="true"/>
                <table:data-pilot-member table:name="Distributeur du film" table:display="true" table:show-details="true"/>
                <table:data-pilot-member table:name="Doctorant" table:display="true" table:show-details="true"/>
                <table:data-pilot-member table:name="Donateur" table:display="true" table:show-details="true"/>
                <table:data-pilot-member table:name="Donneur de licence" table:display="true" table:show-details="true"/>
                <table:data-pilot-member table:name="Éclairagiste" table:display="true" table:show-details="true"/>
                <table:data-pilot-member table:name="Éditeur" table:display="true" table:show-details="true"/>
                <table:data-pilot-member table:name="Éditeur de langage balisé" table:display="true" table:show-details="true"/>
                <table:data-pilot-member table:name="Éditeur intellectuel" table:display="true" table:show-details="true"/>
                <table:data-pilot-member table:name="Éditeur intellectuel de la compilation" table:display="true" table:show-details="true"/>
                <table:data-pilot-member table:name="Électricien" table:display="true" table:show-details="true"/>
                <table:data-pilot-member table:name="Électricien maison" table:display="true" table:show-details="true"/>
                <table:data-pilot-member table:name="Enlumineur" table:display="true" table:show-details="true"/>
                <table:data-pilot-member table:name="Entité illustrée" table:display="true" table:show-details="true"/>
                <table:data-pilot-member table:name="Estimateur" table:display="true" table:show-details="true"/>
                <table:data-pilot-member table:name="Expert" table:display="true" table:show-details="true"/>
                <table:data-pilot-member table:name="Expert-conseil" table:display="true" table:show-details="true"/>
                <table:data-pilot-member table:name="Fabricant" table:display="true" table:show-details="true"/>
                <table:data-pilot-member table:name="Falsificateur" table:display="true" table:show-details="true"/>
                <table:data-pilot-member table:name="Faussaire" table:display="true" table:show-details="true"/>
                <table:data-pilot-member table:name="Fondeur" table:display="true" table:show-details="true"/>
                <table:data-pilot-member table:name="Fournisseur" table:display="true" table:show-details="true"/>
                <table:data-pilot-member table:name="Galvanotypeur" table:display="true" table:show-details="true"/>
                <table:data-pilot-member table:name="Gestionnaire de données" table:display="true" table:show-details="true"/>
                <table:data-pilot-member table:name="Graphiste" table:display="true" table:show-details="true"/>
                <table:data-pilot-member table:name="Graveur" table:display="true" table:show-details="true"/>
                <table:data-pilot-member table:name="Graveur sur bois" table:display="true" table:show-details="true"/>
                <table:data-pilot-member table:name="Graveur sur métal" table:display="true" table:show-details="true"/>
                <table:data-pilot-member table:name="Graveur, (arts visuels)" table:display="true" table:show-details="true"/>
                <table:data-pilot-member table:name="Hôte" table:display="true" table:show-details="true"/>
                <table:data-pilot-member table:name="Illustrateur" table:display="true" table:show-details="true"/>
                <table:data-pilot-member table:name="Imprimatur" table:display="true" table:show-details="true"/>
                <table:data-pilot-member table:name="Imprimeur" table:display="true" table:show-details="true"/>
                <table:data-pilot-member table:name="Imprimeur braille" table:display="true" table:show-details="true"/>
                <table:data-pilot-member table:name="Imprimeur de planches" table:display="true" table:show-details="true"/>
                <table:data-pilot-member table:name="Ingénieur" table:display="true" table:show-details="true"/>
                <table:data-pilot-member table:name="Ingénieur du son" table:display="true" table:show-details="true"/>
                <table:data-pilot-member table:name="Initiateur" table:display="true" table:show-details="true"/>
                <table:data-pilot-member table:name="Institution émettrice d'un diplôme" table:display="true" table:show-details="true"/>
                <table:data-pilot-member table:name="Institution hôte" table:display="true" table:show-details="true"/>
                <table:data-pilot-member table:name="Instructeur" table:display="true" table:show-details="true"/>
                <table:data-pilot-member table:name="Instrumentiste" table:display="true" table:show-details="true"/>
                <table:data-pilot-member table:name="Interprète" table:display="true" table:show-details="true"/>
                <table:data-pilot-member table:name="Intervenant" table:display="true" table:show-details="true"/>
                <table:data-pilot-member table:name="Interviewer" table:display="true" table:show-details="true"/>
                <table:data-pilot-member table:name="Intimé" table:display="true" table:show-details="true"/>
                <table:data-pilot-member table:name="Inventeur" table:display="true" table:show-details="true"/>
                <table:data-pilot-member table:name="Inventeur du brevet" table:display="true" table:show-details="true"/>
                <table:data-pilot-member table:name="Investigateur" table:display="true" table:show-details="true"/>
                <table:data-pilot-member table:name="Jaquettes, Concepteur de" table:display="true" table:show-details="true"/>
                <table:data-pilot-member table:name="Juge" table:display="true" table:show-details="true"/>
                <table:data-pilot-member table:name="Juridiction compétente" table:display="true" table:show-details="true"/>
                <table:data-pilot-member table:name="Juridiction régie" table:display="true" table:show-details="true"/>
                <table:data-pilot-member table:name="Laboratoire" table:display="true" table:show-details="true"/>
                <table:data-pilot-member table:name="Langage balisé, Éditeur de" table:display="true" table:show-details="true"/>
                <table:data-pilot-member table:name="Lauréat" table:display="true" table:show-details="true"/>
                <table:data-pilot-member table:name="Libraire" table:display="true" table:show-details="true"/>
                <table:data-pilot-member table:name="Librettiste" table:display="true" table:show-details="true"/>
                <table:data-pilot-member table:name="Lieu de fabrication" table:display="true" table:show-details="true"/>
                <table:data-pilot-member table:name="Lieu de l'événement" table:display="true" table:show-details="true"/>
                <table:data-pilot-member table:name="Lieu de production" table:display="true" table:show-details="true"/>
                <table:data-pilot-member table:name="Lieu de publication" table:display="true" table:show-details="true"/>
                <table:data-pilot-member table:name="Lithographe" table:display="true" table:show-details="true"/>
                <table:data-pilot-member table:name="Livres, Producteur de" table:display="true" table:show-details="true"/>
                <table:data-pilot-member table:name="Maître électricien" table:display="true" table:show-details="true"/>
                <table:data-pilot-member table:name="Maquettiste" table:display="true" table:show-details="true"/>
                <table:data-pilot-member table:name="Marbreur" table:display="true" table:show-details="true"/>
                <table:data-pilot-member table:name="Marionnettiste" table:display="true" table:show-details="true"/>
                <table:data-pilot-member table:name="Mécène" table:display="true" table:show-details="true"/>
                <table:data-pilot-member table:name="Médium" table:display="true" table:show-details="true"/>
                <table:data-pilot-member table:name="Membre d'équipe de chercheurs" table:display="true" table:show-details="true"/>
                <table:data-pilot-member table:name="Metteur en scène" table:display="true" table:show-details="true"/>
                <table:data-pilot-member table:name="Moniteur" table:display="true" table:show-details="true"/>
                <table:data-pilot-member table:name="Monteur d'images animées" table:display="true" table:show-details="true"/>
                <table:data-pilot-member table:name="Monteur de films" table:display="true" table:show-details="true"/>
                <table:data-pilot-member table:name="Musicien" table:display="true" table:show-details="true"/>
                <table:data-pilot-member table:name="Narrateur" table:display="true" table:show-details="true"/>
                <table:data-pilot-member table:name="Nom associé" table:display="true" table:show-details="true"/>
                <table:data-pilot-member table:name="Nom attribué" table:display="true" table:show-details="true"/>
                <table:data-pilot-member table:name="Nom supposé" table:display="true" table:show-details="true"/>
                <table:data-pilot-member table:name="Observateur" table:display="true" table:show-details="true"/>
                <table:data-pilot-member table:name="Opérateur d'enregistrement" table:display="true" table:show-details="true"/>
                <table:data-pilot-member table:name="Opposant" table:display="true" table:show-details="true"/>
                <table:data-pilot-member table:name="Organisateur de la réunion" table:display="true" table:show-details="true"/>
                <table:data-pilot-member table:name="Organisateur de la séance" table:display="true" table:show-details="true"/>
                <table:data-pilot-member table:name="Organisme de normalisation" table:display="true" table:show-details="true"/>
                <table:data-pilot-member table:name="Organisme de parrainage" table:display="true" table:show-details="true"/>
                <table:data-pilot-member table:name="Organisme de soutien" table:display="true" table:show-details="true"/>
                <table:data-pilot-member table:name="Papetier" table:display="true" table:show-details="true"/>
                <table:data-pilot-member table:name="Parolier" table:display="true" table:show-details="true"/>
                <table:data-pilot-member table:name="Parrain" table:display="true" table:show-details="true"/>
                <table:data-pilot-member table:name="Participant" table:display="true" table:show-details="true"/>
                <table:data-pilot-member table:name="Partie adverse" table:display="true" table:show-details="true"/>
                <table:data-pilot-member table:name="Partie adverse-appelant" table:display="true" table:show-details="true"/>
                <table:data-pilot-member table:name="Partie adverse-intimé" table:display="true" table:show-details="true"/>
                <table:data-pilot-member table:name="Partie responsable" table:display="true" table:show-details="true"/>
                <table:data-pilot-member table:name="Personne de soutien" table:display="true" table:show-details="true"/>
                <table:data-pilot-member table:name="Personne honorée" table:display="true" table:show-details="true"/>
                <table:data-pilot-member table:name="Personne interrogée" table:display="true" table:show-details="true"/>
                <table:data-pilot-member table:name="Personne mise à l'honneur" table:display="true" table:show-details="true"/>
                <table:data-pilot-member table:name="Personnel de la réalisation" table:display="true" table:show-details="true"/>
                <table:data-pilot-member table:name="Perspectiviste" table:display="true" table:show-details="true"/>
                <table:data-pilot-member table:name="Photographe" table:display="true" table:show-details="true"/>
                <table:data-pilot-member table:name="Plaignant" table:display="true" table:show-details="true"/>
                <table:data-pilot-member table:name="Plaignant-appelant" table:display="true" table:show-details="true"/>
                <table:data-pilot-member table:name="Plaignant-intimé" table:display="true" table:show-details="true"/>
                <table:data-pilot-member table:name="Planches, Imprimeur de" table:display="true" table:show-details="true"/>
                <table:data-pilot-member table:name="Porteur de licence" table:display="true" table:show-details="true"/>
                <table:data-pilot-member table:name="Première partie" table:display="true" table:show-details="true"/>
                <table:data-pilot-member table:name="Présentateur" table:display="true" table:show-details="true"/>
                <table:data-pilot-member table:name="Présidence" table:display="true" table:show-details="true"/>
                <table:data-pilot-member table:name="Prêteur" table:display="true" table:show-details="true"/>
                <table:data-pilot-member table:name="Producteur" table:display="true" table:show-details="true"/>
                <table:data-pilot-member table:name="Producteur de livres" table:display="true" table:show-details="true"/>
                <table:data-pilot-member table:name="Producteur du film" table:display="true" table:show-details="true"/>
                <table:data-pilot-member table:name="Producteur radio" table:display="true" table:show-details="true"/>
                <table:data-pilot-member table:name="Producteur TV" table:display="true" table:show-details="true"/>
                <table:data-pilot-member table:name="Professeur" table:display="true" table:show-details="true"/>
                <table:data-pilot-member table:name="Programmeur" table:display="true" table:show-details="true"/>
                <table:data-pilot-member table:name="Propriétaire" table:display="true" table:show-details="true"/>
                <table:data-pilot-member table:name="Réalisateur du film" table:display="true" table:show-details="true"/>
                <table:data-pilot-member table:name="Réalisateur radio" table:display="true" table:show-details="true"/>
                <table:data-pilot-member table:name="Réalisateur TV" table:display="true" table:show-details="true"/>
                <table:data-pilot-member table:name="Récipiendaire " table:display="true" table:show-details="true"/>
                <table:data-pilot-member table:name="Rédacteur" table:display="true" table:show-details="true"/>
                <table:data-pilot-member table:name="Rédacteur de l'introduction" table:display="true" table:show-details="true"/>
                <table:data-pilot-member table:name="Rédacteur de la préface" table:display="true" table:show-details="true"/>
                <table:data-pilot-member table:name="Régisseur de plateau" table:display="true" table:show-details="true"/>
                <table:data-pilot-member table:name="Relieur" table:display="true" table:show-details="true"/>
                <table:data-pilot-member table:name="Reliures, Concepteur de" table:display="true" table:show-details="true"/>
                <table:data-pilot-member table:name="Répondant" table:display="true" table:show-details="true"/>
                <table:data-pilot-member table:name="Répondant-appelant" table:display="true" table:show-details="true"/>
                <table:data-pilot-member table:name="Répondant-intimé" table:display="true" table:show-details="true"/>
                <table:data-pilot-member table:name="Reporteur" table:display="true" table:show-details="true"/>
                <table:data-pilot-member table:name="Requérant" table:display="true" table:show-details="true"/>
                <table:data-pilot-member table:name="Requérant-appelant" table:display="true" table:show-details="true"/>
                <table:data-pilot-member table:name="Requérant-intimé" table:display="true" table:show-details="true"/>
                <table:data-pilot-member table:name="Responsable de l'attribution des grades" table:display="true" table:show-details="true"/>
                <table:data-pilot-member table:name="Responsable de l'expurgation de texte" table:display="true" table:show-details="true"/>
                <table:data-pilot-member table:name="Responsable de la phototypie" table:display="true" table:show-details="true"/>
                <table:data-pilot-member table:name="Responsable de la préservation" table:display="true" table:show-details="true"/>
                <table:data-pilot-member table:name="Responsable du montage du film" table:display="true" table:show-details="true"/>
                <table:data-pilot-member table:name="Restaurateur" table:display="true" table:show-details="true"/>
                <table:data-pilot-member table:name="Réviseur" table:display="true" table:show-details="true"/>
                <table:data-pilot-member table:name="Scénariste" table:display="true" table:show-details="true"/>
                <table:data-pilot-member table:name="Scribe" table:display="true" table:show-details="true"/>
                <table:data-pilot-member table:name="Sculpteur" table:display="true" table:show-details="true"/>
                <table:data-pilot-member table:name="Secrétaire" table:display="true" table:show-details="true"/>
                <table:data-pilot-member table:name="Service d'archives" table:display="true" table:show-details="true"/>
                <table:data-pilot-member table:name="Signataire" table:display="true" table:show-details="true"/>
                <table:data-pilot-member table:name="Société de production" table:display="true" table:show-details="true"/>
                <table:data-pilot-member table:name="Spécialiste de l'information géographique" table:display="true" table:show-details="true"/>
                <table:data-pilot-member table:name="Spécialiste de l'information géospatiale" table:display="true" table:show-details="true"/>
                <table:data-pilot-member table:name="Spectateur" table:display="true" table:show-details="true"/>
                <table:data-pilot-member table:name="Sténographe judiciaire" table:display="true" table:show-details="true"/>
                <table:data-pilot-member table:name="Stéréotypeur" table:display="true" table:show-details="true"/>
                <table:data-pilot-member table:name="Témoignant" table:display="true" table:show-details="true"/>
                <table:data-pilot-member table:name="Témoin" table:display="true" table:show-details="true"/>
                <table:data-pilot-member table:name="Témoin oculaire" table:display="true" table:show-details="true"/>
                <table:data-pilot-member table:name="Titulaire de brevet" table:display="true" table:show-details="true"/>
                <table:data-pilot-member table:name="Titulaire du droit d'auteur" table:display="true" table:show-details="true"/>
                <table:data-pilot-member table:name="Traducteur" table:display="true" table:show-details="true"/>
                <table:data-pilot-member table:name="Transcripteur" table:display="true" table:show-details="true"/>
                <table:data-pilot-member table:name="Tribunal régi" table:display="true" table:show-details="true"/>
                <table:data-pilot-member table:name="Typographe" table:display="true" table:show-details="true"/>
                <table:data-pilot-member table:name="Université" table:display="true" table:show-details="true"/>
                <table:data-pilot-member table:name="Vendeur" table:display="true" table:show-details="true"/>
                <table:data-pilot-member table:name="Vidéaste" table:display="true" table:show-details="true"/>
                <table:data-pilot-member table:name="Vocaliste" table:display="true" table:show-details="true"/>
                <table:data-pilot-member table:name="Xylograph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1"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Table_20_du_20_pilote_20_-_20_Champ" style:display-name="Table du pilote - Champ" style:family="table-cell" style:parent-style-name="Default"/>
    <style:style style:name="Table_20_du_20_pilote_20_-_20_Catégorie" style:display-name="Table du pilote - Catégorie" style:family="table-cell" style:parent-style-name="Default">
      <style:table-cell-properties style:text-align-source="fix" style:repeat-content="false"/>
      <style:paragraph-properties fo:text-align="start"/>
    </style:style>
    <style:style style:name="Table_20_du_20_pilote_20_-_20_Titre" style:display-name="Table du pilote - Titre" style:family="table-cell" style:parent-style-name="Default">
      <style:table-cell-properties style:text-align-source="fix" style:repeat-content="false"/>
      <style:paragraph-properties fo:text-align="start"/>
      <style:text-properties fo:font-weight="bold"/>
    </style:style>
    <style:style style:name="Table_20_du_20_pilote_20_-_20_Résultat" style:display-name="Table du pilote - Résulta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4">00/00/0000</text:date>, <text:time style:data-style-name="N2" text:time-value="09:14:42.6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6:15:56.946000000</meta:creation-date>
    <dc:date>2015-03-04T10:06:50.192000000</dc:date>
    <meta:editing-duration>P1DT8H3M9S</meta:editing-duration>
    <meta:editing-cycles>44</meta:editing-cycles>
    <meta:generator>LibreOffice/4.2.0.4$Windows_x86 LibreOffice_project/05dceb5d363845f2cf968344d7adab8dcfb2ba71</meta:generator>
    <meta:document-statistic meta:table-count="6" meta:cell-count="0" meta:object-count="0"/>
  </office:meta>
</office:document-meta>
</file>